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7.8385" calcext:value-type="float">
            <text:p>7.8385</text:p>
          </table:table-cell>
          <table:table-cell office:value-type="float" office:value="1082.246" calcext:value-type="float">
            <text:p>1082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3581" calcext:value-type="float">
            <text:p>0.06783581</text:p>
          </table:table-cell>
          <table:table-cell office:value-type="float" office:value="35.41884" calcext:value-type="float">
            <text:p>35.41884</text:p>
          </table:table-cell>
          <table:table-cell office:value-type="float" office:value="0" calcext:value-type="float">
            <text:p>0</text:p>
          </table:table-cell>
          <table:table-cell office:value-type="float" office:value="0.0000006424559" calcext:value-type="float">
            <text:p>6.424559E-07</text:p>
          </table:table-cell>
          <table:table-cell office:value-type="float" office:value="0" calcext:value-type="float">
            <text:p>0</text:p>
          </table:table-cell>
          <table:table-cell office:value-type="float" office:value="0.0003162753" calcext:value-type="float">
            <text:p>0.0003162753</text:p>
          </table:table-cell>
          <table:table-cell office:value-type="float" office:value="-0.000002443819" calcext:value-type="float">
            <text:p>-2.443819E-06</text:p>
          </table:table-cell>
          <table:table-cell office:value-type="float" office:value="-0.0002495139" calcext:value-type="float">
            <text:p>-0.0002495139</text:p>
          </table:table-cell>
          <table:table-cell office:value-type="float" office:value="0" calcext:value-type="float">
            <text:p>0</text:p>
          </table:table-cell>
          <table:table-cell office:value-type="float" office:value="9.941738" calcext:value-type="float">
            <text:p>9.941738</text:p>
          </table:table-cell>
          <table:table-cell office:value-type="float" office:value="1.040317" calcext:value-type="float">
            <text:p>1.040317</text:p>
          </table:table-cell>
          <table:table-cell office:value-type="float" office:value="0.08891176" calcext:value-type="float">
            <text:p>0.08891176</text:p>
          </table:table-cell>
          <table:table-cell office:value-type="float" office:value="0.05953753" calcext:value-type="float">
            <text:p>0.05953753</text:p>
          </table:table-cell>
          <table:table-cell office:value-type="float" office:value="0.04003613" calcext:value-type="float">
            <text:p>0.04003613</text:p>
          </table:table-cell>
          <table:table-cell office:value-type="float" office:value="0.03795346" calcext:value-type="float">
            <text:p>0.03795346</text:p>
          </table:table-cell>
          <table:table-cell office:value-type="float" office:value="0.02040981" calcext:value-type="float">
            <text:p>0.02040981</text:p>
          </table:table-cell>
          <table:table-cell office:value-type="float" office:value="0.01442665" calcext:value-type="float">
            <text:p>0.01442665</text:p>
          </table:table-cell>
          <table:table-cell office:value-type="float" office:value="0.02966118" calcext:value-type="float">
            <text:p>0.02966118</text:p>
          </table:table-cell>
          <table:table-cell office:value-type="float" office:value="0.02415003" calcext:value-type="float">
            <text:p>0.02415003</text:p>
          </table:table-cell>
          <table:table-cell office:value-type="float" office:value="0.02074851" calcext:value-type="float">
            <text:p>0.02074851</text:p>
          </table:table-cell>
          <table:table-cell office:value-type="float" office:value="0.0195779" calcext:value-type="float">
            <text:p>0.0195779</text:p>
          </table:table-cell>
          <table:table-cell office:value-type="float" office:value="0.02008114" calcext:value-type="float">
            <text:p>0.02008114</text:p>
          </table:table-cell>
          <table:table-cell office:value-type="float" office:value="0.005000262" calcext:value-type="float">
            <text:p>0.005000262</text:p>
          </table:table-cell>
          <table:table-cell office:value-type="float" office:value="0.004062539" calcext:value-type="float">
            <text:p>0.004062539</text:p>
          </table:table-cell>
          <table:table-cell office:value-type="float" office:value="0" calcext:value-type="float">
            <text:p>0</text:p>
          </table:table-cell>
          <table:table-cell office:value-type="float" office:value="27.6194" calcext:value-type="float">
            <text:p>27.6194</text:p>
          </table:table-cell>
          <table:table-cell office:value-type="float" office:value="31.19335" calcext:value-type="float">
            <text:p>31.19335</text:p>
          </table:table-cell>
          <table:table-cell office:value-type="float" office:value="42.65654" calcext:value-type="float">
            <text:p>42.65654</text:p>
          </table:table-cell>
          <table:table-cell office:value-type="float" office:value="51.81175" calcext:value-type="float">
            <text:p>51.81175</text:p>
          </table:table-cell>
          <table:table-cell office:value-type="float" office:value="40.47357" calcext:value-type="float">
            <text:p>40.47357</text:p>
          </table:table-cell>
          <table:table-cell office:value-type="float" office:value="28.34555" calcext:value-type="float">
            <text:p>28.34555</text:p>
          </table:table-cell>
          <table:table-cell office:value-type="float" office:value="21.72618" calcext:value-type="float">
            <text:p>21.72618</text:p>
          </table:table-cell>
          <table:table-cell office:value-type="float" office:value="27.20929" calcext:value-type="float">
            <text:p>27.20929</text:p>
          </table:table-cell>
          <table:table-cell office:value-type="float" office:value="14.69881" calcext:value-type="float">
            <text:p>14.69881</text:p>
          </table:table-cell>
          <table:table-cell office:value-type="float" office:value="5.313255" calcext:value-type="float">
            <text:p>5.313255</text:p>
          </table:table-cell>
          <table:table-cell office:value-type="float" office:value="2.057257" calcext:value-type="float">
            <text:p>2.057257</text:p>
          </table:table-cell>
          <table:table-cell office:value-type="float" office:value="0.8920305" calcext:value-type="float">
            <text:p>0.8920305</text:p>
          </table:table-cell>
          <table:table-cell office:value-type="float" office:value="0.3868504" calcext:value-type="float">
            <text:p>0.3868504</text:p>
          </table:table-cell>
          <table:table-cell office:value-type="float" office:value="0.351535" calcext:value-type="float">
            <text:p>0.351535</text:p>
          </table:table-cell>
          <table:table-cell office:value-type="float" office:value="0" calcext:value-type="float">
            <text:p>0</text:p>
          </table:table-cell>
          <table:table-cell office:value-type="float" office:value="-78188.86" calcext:value-type="float">
            <text:p>-7818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04369521" calcext:value-type="float">
            <text:p>-4.36952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7.83622" calcext:value-type="float">
            <text:p>7.83622</text:p>
          </table:table-cell>
          <table:table-cell office:value-type="float" office:value="1082.244" calcext:value-type="float">
            <text:p>1082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1514" calcext:value-type="float">
            <text:p>0.06811514</text:p>
          </table:table-cell>
          <table:table-cell office:value-type="float" office:value="35.42561" calcext:value-type="float">
            <text:p>35.42561</text:p>
          </table:table-cell>
          <table:table-cell office:value-type="float" office:value="0" calcext:value-type="float">
            <text:p>0</text:p>
          </table:table-cell>
          <table:table-cell office:value-type="float" office:value="0.00001618431" calcext:value-type="float">
            <text:p>1.618431E-05</text:p>
          </table:table-cell>
          <table:table-cell office:value-type="float" office:value="0" calcext:value-type="float">
            <text:p>0</text:p>
          </table:table-cell>
          <table:table-cell office:value-type="float" office:value="0.002381446" calcext:value-type="float">
            <text:p>0.002381446</text:p>
          </table:table-cell>
          <table:table-cell office:value-type="float" office:value="-0.00001673799" calcext:value-type="float">
            <text:p>-1.673799E-05</text:p>
          </table:table-cell>
          <table:table-cell office:value-type="float" office:value="-0.0004147925" calcext:value-type="float">
            <text:p>-0.0004147925</text:p>
          </table:table-cell>
          <table:table-cell office:value-type="float" office:value="0" calcext:value-type="float">
            <text:p>0</text:p>
          </table:table-cell>
          <table:table-cell office:value-type="float" office:value="9.937912" calcext:value-type="float">
            <text:p>9.937912</text:p>
          </table:table-cell>
          <table:table-cell office:value-type="float" office:value="0.9036559" calcext:value-type="float">
            <text:p>0.9036559</text:p>
          </table:table-cell>
          <table:table-cell office:value-type="float" office:value="0.1196525" calcext:value-type="float">
            <text:p>0.1196525</text:p>
          </table:table-cell>
          <table:table-cell office:value-type="float" office:value="0.06508072" calcext:value-type="float">
            <text:p>0.06508072</text:p>
          </table:table-cell>
          <table:table-cell office:value-type="float" office:value="0.04039137" calcext:value-type="float">
            <text:p>0.04039137</text:p>
          </table:table-cell>
          <table:table-cell office:value-type="float" office:value="0.03827102" calcext:value-type="float">
            <text:p>0.03827102</text:p>
          </table:table-cell>
          <table:table-cell office:value-type="float" office:value="0.02061206" calcext:value-type="float">
            <text:p>0.02061206</text:p>
          </table:table-cell>
          <table:table-cell office:value-type="float" office:value="0.01416618" calcext:value-type="float">
            <text:p>0.01416618</text:p>
          </table:table-cell>
          <table:table-cell office:value-type="float" office:value="0.02978382" calcext:value-type="float">
            <text:p>0.02978382</text:p>
          </table:table-cell>
          <table:table-cell office:value-type="float" office:value="0.02418495" calcext:value-type="float">
            <text:p>0.02418495</text:p>
          </table:table-cell>
          <table:table-cell office:value-type="float" office:value="0.02076688" calcext:value-type="float">
            <text:p>0.02076688</text:p>
          </table:table-cell>
          <table:table-cell office:value-type="float" office:value="0.01959165" calcext:value-type="float">
            <text:p>0.01959165</text:p>
          </table:table-cell>
          <table:table-cell office:value-type="float" office:value="0.02009386" calcext:value-type="float">
            <text:p>0.02009386</text:p>
          </table:table-cell>
          <table:table-cell office:value-type="float" office:value="0.004995739" calcext:value-type="float">
            <text:p>0.004995739</text:p>
          </table:table-cell>
          <table:table-cell office:value-type="float" office:value="0.004060457" calcext:value-type="float">
            <text:p>0.004060457</text:p>
          </table:table-cell>
          <table:table-cell office:value-type="float" office:value="0" calcext:value-type="float">
            <text:p>0</text:p>
          </table:table-cell>
          <table:table-cell office:value-type="float" office:value="20.34538" calcext:value-type="float">
            <text:p>20.34538</text:p>
          </table:table-cell>
          <table:table-cell office:value-type="float" office:value="29.89391" calcext:value-type="float">
            <text:p>29.89391</text:p>
          </table:table-cell>
          <table:table-cell office:value-type="float" office:value="46.92772" calcext:value-type="float">
            <text:p>46.92772</text:p>
          </table:table-cell>
          <table:table-cell office:value-type="float" office:value="50.86201" calcext:value-type="float">
            <text:p>50.86201</text:p>
          </table:table-cell>
          <table:table-cell office:value-type="float" office:value="39.34252" calcext:value-type="float">
            <text:p>39.34252</text:p>
          </table:table-cell>
          <table:table-cell office:value-type="float" office:value="28.93946" calcext:value-type="float">
            <text:p>28.93946</text:p>
          </table:table-cell>
          <table:table-cell office:value-type="float" office:value="20.0807" calcext:value-type="float">
            <text:p>20.0807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14.71158" calcext:value-type="float">
            <text:p>14.71158</text:p>
          </table:table-cell>
          <table:table-cell office:value-type="float" office:value="5.311795" calcext:value-type="float">
            <text:p>5.311795</text:p>
          </table:table-cell>
          <table:table-cell office:value-type="float" office:value="2.058693" calcext:value-type="float">
            <text:p>2.058693</text:p>
          </table:table-cell>
          <table:table-cell office:value-type="float" office:value="0.8927271" calcext:value-type="float">
            <text:p>0.8927271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3516016" calcext:value-type="float">
            <text:p>0.3516016</text:p>
          </table:table-cell>
          <table:table-cell office:value-type="float" office:value="0" calcext:value-type="float">
            <text:p>0</text:p>
          </table:table-cell>
          <table:table-cell office:value-type="float" office:value="-78368.21" calcext:value-type="float">
            <text:p>-7836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09181318" calcext:value-type="float">
            <text:p>-9.18131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7.833858" calcext:value-type="float">
            <text:p>7.833858</text:p>
          </table:table-cell>
          <table:table-cell office:value-type="float" office:value="1082.241" calcext:value-type="float">
            <text:p>1082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773" calcext:value-type="float">
            <text:p>0.0675773</text:p>
          </table:table-cell>
          <table:table-cell office:value-type="float" office:value="35.43285" calcext:value-type="float">
            <text:p>35.43285</text:p>
          </table:table-cell>
          <table:table-cell office:value-type="float" office:value="0" calcext:value-type="float">
            <text:p>0</text:p>
          </table:table-cell>
          <table:table-cell office:value-type="float" office:value="0.00002930696" calcext:value-type="float">
            <text:p>2.930696E-05</text:p>
          </table:table-cell>
          <table:table-cell office:value-type="float" office:value="0" calcext:value-type="float">
            <text:p>0</text:p>
          </table:table-cell>
          <table:table-cell office:value-type="float" office:value="0.002330009" calcext:value-type="float">
            <text:p>0.002330009</text:p>
          </table:table-cell>
          <table:table-cell office:value-type="float" office:value="-0.00001585129" calcext:value-type="float">
            <text:p>-1.585129E-05</text:p>
          </table:table-cell>
          <table:table-cell office:value-type="float" office:value="-0.0005312851" calcext:value-type="float">
            <text:p>-0.0005312851</text:p>
          </table:table-cell>
          <table:table-cell office:value-type="float" office:value="0.0000000001028374" calcext:value-type="float">
            <text:p>1.028374E-10</text:p>
          </table:table-cell>
          <table:table-cell office:value-type="float" office:value="9.933916" calcext:value-type="float">
            <text:p>9.933916</text:p>
          </table:table-cell>
          <table:table-cell office:value-type="float" office:value="0.8497298" calcext:value-type="float">
            <text:p>0.8497298</text:p>
          </table:table-cell>
          <table:table-cell office:value-type="float" office:value="0.1165988" calcext:value-type="float">
            <text:p>0.1165988</text:p>
          </table:table-cell>
          <table:table-cell office:value-type="float" office:value="0.06520722" calcext:value-type="float">
            <text:p>0.06520722</text:p>
          </table:table-cell>
          <table:table-cell office:value-type="float" office:value="0.040778" calcext:value-type="float">
            <text:p>0.040778</text:p>
          </table:table-cell>
          <table:table-cell office:value-type="float" office:value="0.03840759" calcext:value-type="float">
            <text:p>0.03840759</text:p>
          </table:table-cell>
          <table:table-cell office:value-type="float" office:value="0.02068777" calcext:value-type="float">
            <text:p>0.02068777</text:p>
          </table:table-cell>
          <table:table-cell office:value-type="float" office:value="0.0141653" calcext:value-type="float">
            <text:p>0.0141653</text:p>
          </table:table-cell>
          <table:table-cell office:value-type="float" office:value="0.02984934" calcext:value-type="float">
            <text:p>0.02984934</text:p>
          </table:table-cell>
          <table:table-cell office:value-type="float" office:value="0.02422166" calcext:value-type="float">
            <text:p>0.02422166</text:p>
          </table:table-cell>
          <table:table-cell office:value-type="float" office:value="0.02078526" calcext:value-type="float">
            <text:p>0.02078526</text:p>
          </table:table-cell>
          <table:table-cell office:value-type="float" office:value="0.01960523" calcext:value-type="float">
            <text:p>0.01960523</text:p>
          </table:table-cell>
          <table:table-cell office:value-type="float" office:value="0.02010687" calcext:value-type="float">
            <text:p>0.02010687</text:p>
          </table:table-cell>
          <table:table-cell office:value-type="float" office:value="0.00499686" calcext:value-type="float">
            <text:p>0.00499686</text:p>
          </table:table-cell>
          <table:table-cell office:value-type="float" office:value="0.004060612" calcext:value-type="float">
            <text:p>0.004060612</text:p>
          </table:table-cell>
          <table:table-cell office:value-type="float" office:value="0" calcext:value-type="float">
            <text:p>0</text:p>
          </table:table-cell>
          <table:table-cell office:value-type="float" office:value="21.10534" calcext:value-type="float">
            <text:p>21.10534</text:p>
          </table:table-cell>
          <table:table-cell office:value-type="float" office:value="30.38234" calcext:value-type="float">
            <text:p>30.38234</text:p>
          </table:table-cell>
          <table:table-cell office:value-type="float" office:value="47.33625" calcext:value-type="float">
            <text:p>47.33625</text:p>
          </table:table-cell>
          <table:table-cell office:value-type="float" office:value="50.94426" calcext:value-type="float">
            <text:p>50.94426</text:p>
          </table:table-cell>
          <table:table-cell office:value-type="float" office:value="37.79328" calcext:value-type="float">
            <text:p>37.79328</text:p>
          </table:table-cell>
          <table:table-cell office:value-type="float" office:value="29.09599" calcext:value-type="float">
            <text:p>29.09599</text:p>
          </table:table-cell>
          <table:table-cell office:value-type="float" office:value="19.73381" calcext:value-type="float">
            <text:p>19.73381</text:p>
          </table:table-cell>
          <table:table-cell office:value-type="float" office:value="27.44059" calcext:value-type="float">
            <text:p>27.44059</text:p>
          </table:table-cell>
          <table:table-cell office:value-type="float" office:value="14.73806" calcext:value-type="float">
            <text:p>14.73806</text:p>
          </table:table-cell>
          <table:table-cell office:value-type="float" office:value="5.310926" calcext:value-type="float">
            <text:p>5.310926</text:p>
          </table:table-cell>
          <table:table-cell office:value-type="float" office:value="2.059924" calcext:value-type="float">
            <text:p>2.059924</text:p>
          </table:table-cell>
          <table:table-cell office:value-type="float" office:value="0.8935193" calcext:value-type="float">
            <text:p>0.8935193</text:p>
          </table:table-cell>
          <table:table-cell office:value-type="float" office:value="0.385861" calcext:value-type="float">
            <text:p>0.385861</text:p>
          </table:table-cell>
          <table:table-cell office:value-type="float" office:value="0.3516772" calcext:value-type="float">
            <text:p>0.3516772</text:p>
          </table:table-cell>
          <table:table-cell office:value-type="float" office:value="0" calcext:value-type="float">
            <text:p>0</text:p>
          </table:table-cell>
          <table:table-cell office:value-type="float" office:value="-78444.36" calcext:value-type="float">
            <text:p>-7844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1368" calcext:value-type="float">
            <text:p>-1.368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7.831239" calcext:value-type="float">
            <text:p>7.831239</text:p>
          </table:table-cell>
          <table:table-cell office:value-type="float" office:value="1082.239" calcext:value-type="float">
            <text:p>1082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5249" calcext:value-type="float">
            <text:p>0.06845249</text:p>
          </table:table-cell>
          <table:table-cell office:value-type="float" office:value="35.4408" calcext:value-type="float">
            <text:p>35.4408</text:p>
          </table:table-cell>
          <table:table-cell office:value-type="float" office:value="0" calcext:value-type="float">
            <text:p>0</text:p>
          </table:table-cell>
          <table:table-cell office:value-type="float" office:value="0.0000424316" calcext:value-type="float">
            <text:p>4.24316E-05</text:p>
          </table:table-cell>
          <table:table-cell office:value-type="float" office:value="0" calcext:value-type="float">
            <text:p>0</text:p>
          </table:table-cell>
          <table:table-cell office:value-type="float" office:value="0.002295161" calcext:value-type="float">
            <text:p>0.002295161</text:p>
          </table:table-cell>
          <table:table-cell office:value-type="float" office:value="-0.00001602653" calcext:value-type="float">
            <text:p>-1.602653E-05</text:p>
          </table:table-cell>
          <table:table-cell office:value-type="float" office:value="-0.0009645425" calcext:value-type="float">
            <text:p>-0.0009645425</text:p>
          </table:table-cell>
          <table:table-cell office:value-type="float" office:value="0.0000000001056423" calcext:value-type="float">
            <text:p>1.056423E-10</text:p>
          </table:table-cell>
          <table:table-cell office:value-type="float" office:value="9.931021" calcext:value-type="float">
            <text:p>9.931021</text:p>
          </table:table-cell>
          <table:table-cell office:value-type="float" office:value="0.9008256" calcext:value-type="float">
            <text:p>0.9008256</text:p>
          </table:table-cell>
          <table:table-cell office:value-type="float" office:value="0.1160953" calcext:value-type="float">
            <text:p>0.1160953</text:p>
          </table:table-cell>
          <table:table-cell office:value-type="float" office:value="0.06873809" calcext:value-type="float">
            <text:p>0.06873809</text:p>
          </table:table-cell>
          <table:table-cell office:value-type="float" office:value="0.04250634" calcext:value-type="float">
            <text:p>0.04250634</text:p>
          </table:table-cell>
          <table:table-cell office:value-type="float" office:value="0.03898334" calcext:value-type="float">
            <text:p>0.03898334</text:p>
          </table:table-cell>
          <table:table-cell office:value-type="float" office:value="0.02076918" calcext:value-type="float">
            <text:p>0.02076918</text:p>
          </table:table-cell>
          <table:table-cell office:value-type="float" office:value="0.01423482" calcext:value-type="float">
            <text:p>0.01423482</text:p>
          </table:table-cell>
          <table:table-cell office:value-type="float" office:value="0.0299051" calcext:value-type="float">
            <text:p>0.0299051</text:p>
          </table:table-cell>
          <table:table-cell office:value-type="float" office:value="0.02425678" calcext:value-type="float">
            <text:p>0.02425678</text:p>
          </table:table-cell>
          <table:table-cell office:value-type="float" office:value="0.02080364" calcext:value-type="float">
            <text:p>0.02080364</text:p>
          </table:table-cell>
          <table:table-cell office:value-type="float" office:value="0.01961877" calcext:value-type="float">
            <text:p>0.01961877</text:p>
          </table:table-cell>
          <table:table-cell office:value-type="float" office:value="0.02012052" calcext:value-type="float">
            <text:p>0.02012052</text:p>
          </table:table-cell>
          <table:table-cell office:value-type="float" office:value="0.004998127" calcext:value-type="float">
            <text:p>0.004998127</text:p>
          </table:table-cell>
          <table:table-cell office:value-type="float" office:value="0.004064056" calcext:value-type="float">
            <text:p>0.004064056</text:p>
          </table:table-cell>
          <table:table-cell office:value-type="float" office:value="0" calcext:value-type="float">
            <text:p>0</text:p>
          </table:table-cell>
          <table:table-cell office:value-type="float" office:value="22.2911" calcext:value-type="float">
            <text:p>22.2911</text:p>
          </table:table-cell>
          <table:table-cell office:value-type="float" office:value="27.03719" calcext:value-type="float">
            <text:p>27.03719</text:p>
          </table:table-cell>
          <table:table-cell office:value-type="float" office:value="47.16799" calcext:value-type="float">
            <text:p>47.16799</text:p>
          </table:table-cell>
          <table:table-cell office:value-type="float" office:value="53.10325" calcext:value-type="float">
            <text:p>53.10325</text:p>
          </table:table-cell>
          <table:table-cell office:value-type="float" office:value="37.95331" calcext:value-type="float">
            <text:p>37.95331</text:p>
          </table:table-cell>
          <table:table-cell office:value-type="float" office:value="29.26316" calcext:value-type="float">
            <text:p>29.26316</text:p>
          </table:table-cell>
          <table:table-cell office:value-type="float" office:value="19.71839" calcext:value-type="float">
            <text:p>19.71839</text:p>
          </table:table-cell>
          <table:table-cell office:value-type="float" office:value="27.4198" calcext:value-type="float">
            <text:p>27.4198</text:p>
          </table:table-cell>
          <table:table-cell office:value-type="float" office:value="14.76023" calcext:value-type="float">
            <text:p>14.76023</text:p>
          </table:table-cell>
          <table:table-cell office:value-type="float" office:value="5.310506" calcext:value-type="float">
            <text:p>5.310506</text:p>
          </table:table-cell>
          <table:table-cell office:value-type="float" office:value="2.061103" calcext:value-type="float">
            <text:p>2.061103</text:p>
          </table:table-cell>
          <table:table-cell office:value-type="float" office:value="0.8944467" calcext:value-type="float">
            <text:p>0.8944467</text:p>
          </table:table-cell>
          <table:table-cell office:value-type="float" office:value="0.3866934" calcext:value-type="float">
            <text:p>0.3866934</text:p>
          </table:table-cell>
          <table:table-cell office:value-type="float" office:value="0.3517427" calcext:value-type="float">
            <text:p>0.3517427</text:p>
          </table:table-cell>
          <table:table-cell office:value-type="float" office:value="0" calcext:value-type="float">
            <text:p>0</text:p>
          </table:table-cell>
          <table:table-cell office:value-type="float" office:value="-78617.54" calcext:value-type="float">
            <text:p>-7861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1907683" calcext:value-type="float">
            <text:p>-1.907683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7.828927" calcext:value-type="float">
            <text:p>7.828927</text:p>
          </table:table-cell>
          <table:table-cell office:value-type="float" office:value="1082.236" calcext:value-type="float">
            <text:p>1082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24181" calcext:value-type="float">
            <text:p>0.06824181</text:p>
          </table:table-cell>
          <table:table-cell office:value-type="float" office:value="35.44763" calcext:value-type="float">
            <text:p>35.44763</text:p>
          </table:table-cell>
          <table:table-cell office:value-type="float" office:value="0" calcext:value-type="float">
            <text:p>0</text:p>
          </table:table-cell>
          <table:table-cell office:value-type="float" office:value="0.00005555841" calcext:value-type="float">
            <text:p>5.555841E-05</text:p>
          </table:table-cell>
          <table:table-cell office:value-type="float" office:value="0" calcext:value-type="float">
            <text:p>0</text:p>
          </table:table-cell>
          <table:table-cell office:value-type="float" office:value="0.002269647" calcext:value-type="float">
            <text:p>0.002269647</text:p>
          </table:table-cell>
          <table:table-cell office:value-type="float" office:value="-0.00001691886" calcext:value-type="float">
            <text:p>-1.691886E-05</text:p>
          </table:table-cell>
          <table:table-cell office:value-type="float" office:value="-0.001096634" calcext:value-type="float">
            <text:p>-0.001096634</text:p>
          </table:table-cell>
          <table:table-cell office:value-type="float" office:value="0.0000000001056423" calcext:value-type="float">
            <text:p>1.056423E-10</text:p>
          </table:table-cell>
          <table:table-cell office:value-type="float" office:value="9.927131" calcext:value-type="float">
            <text:p>9.927131</text:p>
          </table:table-cell>
          <table:table-cell office:value-type="float" office:value="0.867502" calcext:value-type="float">
            <text:p>0.867502</text:p>
          </table:table-cell>
          <table:table-cell office:value-type="float" office:value="0.1180869" calcext:value-type="float">
            <text:p>0.1180869</text:p>
          </table:table-cell>
          <table:table-cell office:value-type="float" office:value="0.06794734" calcext:value-type="float">
            <text:p>0.06794734</text:p>
          </table:table-cell>
          <table:table-cell office:value-type="float" office:value="0.04235333" calcext:value-type="float">
            <text:p>0.04235333</text:p>
          </table:table-cell>
          <table:table-cell office:value-type="float" office:value="0.03951709" calcext:value-type="float">
            <text:p>0.03951709</text:p>
          </table:table-cell>
          <table:table-cell office:value-type="float" office:value="0.02091188" calcext:value-type="float">
            <text:p>0.02091188</text:p>
          </table:table-cell>
          <table:table-cell office:value-type="float" office:value="0.01434959" calcext:value-type="float">
            <text:p>0.01434959</text:p>
          </table:table-cell>
          <table:table-cell office:value-type="float" office:value="0.02996145" calcext:value-type="float">
            <text:p>0.02996145</text:p>
          </table:table-cell>
          <table:table-cell office:value-type="float" office:value="0.02429041" calcext:value-type="float">
            <text:p>0.02429041</text:p>
          </table:table-cell>
          <table:table-cell office:value-type="float" office:value="0.02082193" calcext:value-type="float">
            <text:p>0.02082193</text:p>
          </table:table-cell>
          <table:table-cell office:value-type="float" office:value="0.01963234" calcext:value-type="float">
            <text:p>0.01963234</text:p>
          </table:table-cell>
          <table:table-cell office:value-type="float" office:value="0.02013431" calcext:value-type="float">
            <text:p>0.02013431</text:p>
          </table:table-cell>
          <table:table-cell office:value-type="float" office:value="0.004997663" calcext:value-type="float">
            <text:p>0.004997663</text:p>
          </table:table-cell>
          <table:table-cell office:value-type="float" office:value="0.004062382" calcext:value-type="float">
            <text:p>0.004062382</text:p>
          </table:table-cell>
          <table:table-cell office:value-type="float" office:value="0" calcext:value-type="float">
            <text:p>0</text:p>
          </table:table-cell>
          <table:table-cell office:value-type="float" office:value="29.63455" calcext:value-type="float">
            <text:p>29.63455</text:p>
          </table:table-cell>
          <table:table-cell office:value-type="float" office:value="28.37436" calcext:value-type="float">
            <text:p>28.37436</text:p>
          </table:table-cell>
          <table:table-cell office:value-type="float" office:value="44.87857" calcext:value-type="float">
            <text:p>44.87857</text:p>
          </table:table-cell>
          <table:table-cell office:value-type="float" office:value="51.14252" calcext:value-type="float">
            <text:p>51.14252</text:p>
          </table:table-cell>
          <table:table-cell office:value-type="float" office:value="38.62532" calcext:value-type="float">
            <text:p>38.62532</text:p>
          </table:table-cell>
          <table:table-cell office:value-type="float" office:value="29.56172" calcext:value-type="float">
            <text:p>29.56172</text:p>
          </table:table-cell>
          <table:table-cell office:value-type="float" office:value="19.94733" calcext:value-type="float">
            <text:p>19.94733</text:p>
          </table:table-cell>
          <table:table-cell office:value-type="float" office:value="27.4153" calcext:value-type="float">
            <text:p>27.4153</text:p>
          </table:table-cell>
          <table:table-cell office:value-type="float" office:value="14.77866" calcext:value-type="float">
            <text:p>14.77866</text:p>
          </table:table-cell>
          <table:table-cell office:value-type="float" office:value="5.310394" calcext:value-type="float">
            <text:p>5.310394</text:p>
          </table:table-cell>
          <table:table-cell office:value-type="float" office:value="2.062322" calcext:value-type="float">
            <text:p>2.062322</text:p>
          </table:table-cell>
          <table:table-cell office:value-type="float" office:value="0.8953989" calcext:value-type="float">
            <text:p>0.8953989</text:p>
          </table:table-cell>
          <table:table-cell office:value-type="float" office:value="0.3868404" calcext:value-type="float">
            <text:p>0.3868404</text:p>
          </table:table-cell>
          <table:table-cell office:value-type="float" office:value="0.3518311" calcext:value-type="float">
            <text:p>0.3518311</text:p>
          </table:table-cell>
          <table:table-cell office:value-type="float" office:value="0" calcext:value-type="float">
            <text:p>0</text:p>
          </table:table-cell>
          <table:table-cell office:value-type="float" office:value="-78699.99" calcext:value-type="float">
            <text:p>-7869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337279" calcext:value-type="float">
            <text:p>-2.337279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7.826524" calcext:value-type="float">
            <text:p>7.826524</text:p>
          </table:table-cell>
          <table:table-cell office:value-type="float" office:value="1082.234" calcext:value-type="float">
            <text:p>1082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9738" calcext:value-type="float">
            <text:p>0.06809738</text:p>
          </table:table-cell>
          <table:table-cell office:value-type="float" office:value="35.45481" calcext:value-type="float">
            <text:p>35.45481</text:p>
          </table:table-cell>
          <table:table-cell office:value-type="float" office:value="0" calcext:value-type="float">
            <text:p>0</text:p>
          </table:table-cell>
          <table:table-cell office:value-type="float" office:value="0.00006868905" calcext:value-type="float">
            <text:p>6.868905E-05</text:p>
          </table:table-cell>
          <table:table-cell office:value-type="float" office:value="0" calcext:value-type="float">
            <text:p>0</text:p>
          </table:table-cell>
          <table:table-cell office:value-type="float" office:value="0.002245985" calcext:value-type="float">
            <text:p>0.002245985</text:p>
          </table:table-cell>
          <table:table-cell office:value-type="float" office:value="-0.00001840712" calcext:value-type="float">
            <text:p>-1.840712E-05</text:p>
          </table:table-cell>
          <table:table-cell office:value-type="float" office:value="-0.001261869" calcext:value-type="float">
            <text:p>-0.001261869</text:p>
          </table:table-cell>
          <table:table-cell office:value-type="float" office:value="0.0000000002043953" calcext:value-type="float">
            <text:p>2.043953E-10</text:p>
          </table:table-cell>
          <table:table-cell office:value-type="float" office:value="9.923223" calcext:value-type="float">
            <text:p>9.923223</text:p>
          </table:table-cell>
          <table:table-cell office:value-type="float" office:value="0.8236801" calcext:value-type="float">
            <text:p>0.8236801</text:p>
          </table:table-cell>
          <table:table-cell office:value-type="float" office:value="0.122009" calcext:value-type="float">
            <text:p>0.122009</text:p>
          </table:table-cell>
          <table:table-cell office:value-type="float" office:value="0.06862619" calcext:value-type="float">
            <text:p>0.06862619</text:p>
          </table:table-cell>
          <table:table-cell office:value-type="float" office:value="0.04223949" calcext:value-type="float">
            <text:p>0.04223949</text:p>
          </table:table-cell>
          <table:table-cell office:value-type="float" office:value="0.03992415" calcext:value-type="float">
            <text:p>0.03992415</text:p>
          </table:table-cell>
          <table:table-cell office:value-type="float" office:value="0.02094577" calcext:value-type="float">
            <text:p>0.02094577</text:p>
          </table:table-cell>
          <table:table-cell office:value-type="float" office:value="0.0144544" calcext:value-type="float">
            <text:p>0.0144544</text:p>
          </table:table-cell>
          <table:table-cell office:value-type="float" office:value="0.03001733" calcext:value-type="float">
            <text:p>0.03001733</text:p>
          </table:table-cell>
          <table:table-cell office:value-type="float" office:value="0.02432278" calcext:value-type="float">
            <text:p>0.02432278</text:p>
          </table:table-cell>
          <table:table-cell office:value-type="float" office:value="0.0208401" calcext:value-type="float">
            <text:p>0.0208401</text:p>
          </table:table-cell>
          <table:table-cell office:value-type="float" office:value="0.01964592" calcext:value-type="float">
            <text:p>0.01964592</text:p>
          </table:table-cell>
          <table:table-cell office:value-type="float" office:value="0.02014806" calcext:value-type="float">
            <text:p>0.02014806</text:p>
          </table:table-cell>
          <table:table-cell office:value-type="float" office:value="0.004997621" calcext:value-type="float">
            <text:p>0.004997621</text:p>
          </table:table-cell>
          <table:table-cell office:value-type="float" office:value="0.004062992" calcext:value-type="float">
            <text:p>0.004062992</text:p>
          </table:table-cell>
          <table:table-cell office:value-type="float" office:value="0" calcext:value-type="float">
            <text:p>0</text:p>
          </table:table-cell>
          <table:table-cell office:value-type="float" office:value="25.58844" calcext:value-type="float">
            <text:p>25.58844</text:p>
          </table:table-cell>
          <table:table-cell office:value-type="float" office:value="31.36952" calcext:value-type="float">
            <text:p>31.36952</text:p>
          </table:table-cell>
          <table:table-cell office:value-type="float" office:value="44.68542" calcext:value-type="float">
            <text:p>44.68542</text:p>
          </table:table-cell>
          <table:table-cell office:value-type="float" office:value="48.84126" calcext:value-type="float">
            <text:p>48.84126</text:p>
          </table:table-cell>
          <table:table-cell office:value-type="float" office:value="39.06684" calcext:value-type="float">
            <text:p>39.06684</text:p>
          </table:table-cell>
          <table:table-cell office:value-type="float" office:value="29.5616" calcext:value-type="float">
            <text:p>29.5616</text:p>
          </table:table-cell>
          <table:table-cell office:value-type="float" office:value="20.18427" calcext:value-type="float">
            <text:p>20.18427</text:p>
          </table:table-cell>
          <table:table-cell office:value-type="float" office:value="27.42929" calcext:value-type="float">
            <text:p>27.42929</text:p>
          </table:table-cell>
          <table:table-cell office:value-type="float" office:value="14.7975" calcext:value-type="float">
            <text:p>14.7975</text:p>
          </table:table-cell>
          <table:table-cell office:value-type="float" office:value="5.310548" calcext:value-type="float">
            <text:p>5.310548</text:p>
          </table:table-cell>
          <table:table-cell office:value-type="float" office:value="2.063597" calcext:value-type="float">
            <text:p>2.063597</text:p>
          </table:table-cell>
          <table:table-cell office:value-type="float" office:value="0.8963193" calcext:value-type="float">
            <text:p>0.8963193</text:p>
          </table:table-cell>
          <table:table-cell office:value-type="float" office:value="0.3871837" calcext:value-type="float">
            <text:p>0.3871837</text:p>
          </table:table-cell>
          <table:table-cell office:value-type="float" office:value="0.3519414" calcext:value-type="float">
            <text:p>0.3519414</text:p>
          </table:table-cell>
          <table:table-cell office:value-type="float" office:value="0" calcext:value-type="float">
            <text:p>0</text:p>
          </table:table-cell>
          <table:table-cell office:value-type="float" office:value="-78788.39" calcext:value-type="float">
            <text:p>-7878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76865" calcext:value-type="float">
            <text:p>-2.76865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7.824045" calcext:value-type="float">
            <text:p>7.824045</text:p>
          </table:table-cell>
          <table:table-cell office:value-type="float" office:value="1082.231" calcext:value-type="float">
            <text:p>1082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37557" calcext:value-type="float">
            <text:p>0.06837557</text:p>
          </table:table-cell>
          <table:table-cell office:value-type="float" office:value="35.4621" calcext:value-type="float">
            <text:p>35.4621</text:p>
          </table:table-cell>
          <table:table-cell office:value-type="float" office:value="0" calcext:value-type="float">
            <text:p>0</text:p>
          </table:table-cell>
          <table:table-cell office:value-type="float" office:value="0.00008183194" calcext:value-type="float">
            <text:p>8.183194E-05</text:p>
          </table:table-cell>
          <table:table-cell office:value-type="float" office:value="0" calcext:value-type="float">
            <text:p>0</text:p>
          </table:table-cell>
          <table:table-cell office:value-type="float" office:value="0.002231539" calcext:value-type="float">
            <text:p>0.002231539</text:p>
          </table:table-cell>
          <table:table-cell office:value-type="float" office:value="-0.00001942802" calcext:value-type="float">
            <text:p>-1.942802E-05</text:p>
          </table:table-cell>
          <table:table-cell office:value-type="float" office:value="-0.001512946" calcext:value-type="float">
            <text:p>-0.001512946</text:p>
          </table:table-cell>
          <table:table-cell office:value-type="float" office:value="0.0000000002043953" calcext:value-type="float">
            <text:p>2.043953E-10</text:p>
          </table:table-cell>
          <table:table-cell office:value-type="float" office:value="9.91967" calcext:value-type="float">
            <text:p>9.91967</text:p>
          </table:table-cell>
          <table:table-cell office:value-type="float" office:value="0.8342721" calcext:value-type="float">
            <text:p>0.8342721</text:p>
          </table:table-cell>
          <table:table-cell office:value-type="float" office:value="0.120387" calcext:value-type="float">
            <text:p>0.120387</text:p>
          </table:table-cell>
          <table:table-cell office:value-type="float" office:value="0.07019779" calcext:value-type="float">
            <text:p>0.07019779</text:p>
          </table:table-cell>
          <table:table-cell office:value-type="float" office:value="0.04285408" calcext:value-type="float">
            <text:p>0.04285408</text:p>
          </table:table-cell>
          <table:table-cell office:value-type="float" office:value="0.04062156" calcext:value-type="float">
            <text:p>0.04062156</text:p>
          </table:table-cell>
          <table:table-cell office:value-type="float" office:value="0.02100148" calcext:value-type="float">
            <text:p>0.02100148</text:p>
          </table:table-cell>
          <table:table-cell office:value-type="float" office:value="0.01454078" calcext:value-type="float">
            <text:p>0.01454078</text:p>
          </table:table-cell>
          <table:table-cell office:value-type="float" office:value="0.03007132" calcext:value-type="float">
            <text:p>0.03007132</text:p>
          </table:table-cell>
          <table:table-cell office:value-type="float" office:value="0.02435404" calcext:value-type="float">
            <text:p>0.02435404</text:p>
          </table:table-cell>
          <table:table-cell office:value-type="float" office:value="0.02085813" calcext:value-type="float">
            <text:p>0.02085813</text:p>
          </table:table-cell>
          <table:table-cell office:value-type="float" office:value="0.01965955" calcext:value-type="float">
            <text:p>0.01965955</text:p>
          </table:table-cell>
          <table:table-cell office:value-type="float" office:value="0.02016203" calcext:value-type="float">
            <text:p>0.02016203</text:p>
          </table:table-cell>
          <table:table-cell office:value-type="float" office:value="0.004997676" calcext:value-type="float">
            <text:p>0.004997676</text:p>
          </table:table-cell>
          <table:table-cell office:value-type="float" office:value="0.004064503" calcext:value-type="float">
            <text:p>0.004064503</text:p>
          </table:table-cell>
          <table:table-cell office:value-type="float" office:value="0" calcext:value-type="float">
            <text:p>0</text:p>
          </table:table-cell>
          <table:table-cell office:value-type="float" office:value="25.63131" calcext:value-type="float">
            <text:p>25.63131</text:p>
          </table:table-cell>
          <table:table-cell office:value-type="float" office:value="30.97659" calcext:value-type="float">
            <text:p>30.97659</text:p>
          </table:table-cell>
          <table:table-cell office:value-type="float" office:value="44.21336" calcext:value-type="float">
            <text:p>44.21336</text:p>
          </table:table-cell>
          <table:table-cell office:value-type="float" office:value="47.84795" calcext:value-type="float">
            <text:p>47.84795</text:p>
          </table:table-cell>
          <table:table-cell office:value-type="float" office:value="40.74104" calcext:value-type="float">
            <text:p>40.74104</text:p>
          </table:table-cell>
          <table:table-cell office:value-type="float" office:value="29.62407" calcext:value-type="float">
            <text:p>29.62407</text:p>
          </table:table-cell>
          <table:table-cell office:value-type="float" office:value="20.36596" calcext:value-type="float">
            <text:p>20.36596</text:p>
          </table:table-cell>
          <table:table-cell office:value-type="float" office:value="27.44845" calcext:value-type="float">
            <text:p>27.44845</text:p>
          </table:table-cell>
          <table:table-cell office:value-type="float" office:value="14.81882" calcext:value-type="float">
            <text:p>14.81882</text:p>
          </table:table-cell>
          <table:table-cell office:value-type="float" office:value="5.311273" calcext:value-type="float">
            <text:p>5.311273</text:p>
          </table:table-cell>
          <table:table-cell office:value-type="float" office:value="2.064951" calcext:value-type="float">
            <text:p>2.064951</text:p>
          </table:table-cell>
          <table:table-cell office:value-type="float" office:value="0.8972583" calcext:value-type="float">
            <text:p>0.8972583</text:p>
          </table:table-cell>
          <table:table-cell office:value-type="float" office:value="0.3875892" calcext:value-type="float">
            <text:p>0.3875892</text:p>
          </table:table-cell>
          <table:table-cell office:value-type="float" office:value="0.352017" calcext:value-type="float">
            <text:p>0.352017</text:p>
          </table:table-cell>
          <table:table-cell office:value-type="float" office:value="0" calcext:value-type="float">
            <text:p>0</text:p>
          </table:table-cell>
          <table:table-cell office:value-type="float" office:value="-78912.77" calcext:value-type="float">
            <text:p>-7891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3205757" calcext:value-type="float">
            <text:p>-3.205757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7.821732" calcext:value-type="float">
            <text:p>7.821732</text:p>
          </table:table-cell>
          <table:table-cell office:value-type="float" office:value="1082.229" calcext:value-type="float">
            <text:p>1082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27877" calcext:value-type="float">
            <text:p>0.06827877</text:p>
          </table:table-cell>
          <table:table-cell office:value-type="float" office:value="35.46875" calcext:value-type="float">
            <text:p>35.46875</text:p>
          </table:table-cell>
          <table:table-cell office:value-type="float" office:value="0" calcext:value-type="float">
            <text:p>0</text:p>
          </table:table-cell>
          <table:table-cell office:value-type="float" office:value="0.00009498311" calcext:value-type="float">
            <text:p>9.498311E-05</text:p>
          </table:table-cell>
          <table:table-cell office:value-type="float" office:value="0" calcext:value-type="float">
            <text:p>0</text:p>
          </table:table-cell>
          <table:table-cell office:value-type="float" office:value="0.002222743" calcext:value-type="float">
            <text:p>0.002222743</text:p>
          </table:table-cell>
          <table:table-cell office:value-type="float" office:value="-0.0000209462" calcext:value-type="float">
            <text:p>-2.09462E-05</text:p>
          </table:table-cell>
          <table:table-cell office:value-type="float" office:value="-0.001641897" calcext:value-type="float">
            <text:p>-0.001641897</text:p>
          </table:table-cell>
          <table:table-cell office:value-type="float" office:value="0.0000000002043953" calcext:value-type="float">
            <text:p>2.043953E-10</text:p>
          </table:table-cell>
          <table:table-cell office:value-type="float" office:value="9.915696" calcext:value-type="float">
            <text:p>9.915696</text:p>
          </table:table-cell>
          <table:table-cell office:value-type="float" office:value="0.8388473" calcext:value-type="float">
            <text:p>0.8388473</text:p>
          </table:table-cell>
          <table:table-cell office:value-type="float" office:value="0.1164791" calcext:value-type="float">
            <text:p>0.1164791</text:p>
          </table:table-cell>
          <table:table-cell office:value-type="float" office:value="0.06898342" calcext:value-type="float">
            <text:p>0.06898342</text:p>
          </table:table-cell>
          <table:table-cell office:value-type="float" office:value="0.04257475" calcext:value-type="float">
            <text:p>0.04257475</text:p>
          </table:table-cell>
          <table:table-cell office:value-type="float" office:value="0.04098463" calcext:value-type="float">
            <text:p>0.04098463</text:p>
          </table:table-cell>
          <table:table-cell office:value-type="float" office:value="0.02110481" calcext:value-type="float">
            <text:p>0.02110481</text:p>
          </table:table-cell>
          <table:table-cell office:value-type="float" office:value="0.01464736" calcext:value-type="float">
            <text:p>0.01464736</text:p>
          </table:table-cell>
          <table:table-cell office:value-type="float" office:value="0.03012626" calcext:value-type="float">
            <text:p>0.03012626</text:p>
          </table:table-cell>
          <table:table-cell office:value-type="float" office:value="0.02438471" calcext:value-type="float">
            <text:p>0.02438471</text:p>
          </table:table-cell>
          <table:table-cell office:value-type="float" office:value="0.02087604" calcext:value-type="float">
            <text:p>0.02087604</text:p>
          </table:table-cell>
          <table:table-cell office:value-type="float" office:value="0.01967322" calcext:value-type="float">
            <text:p>0.01967322</text:p>
          </table:table-cell>
          <table:table-cell office:value-type="float" office:value="0.02017596" calcext:value-type="float">
            <text:p>0.02017596</text:p>
          </table:table-cell>
          <table:table-cell office:value-type="float" office:value="0.004996879" calcext:value-type="float">
            <text:p>0.004996879</text:p>
          </table:table-cell>
          <table:table-cell office:value-type="float" office:value="0.004063029" calcext:value-type="float">
            <text:p>0.004063029</text:p>
          </table:table-cell>
          <table:table-cell office:value-type="float" office:value="0" calcext:value-type="float">
            <text:p>0</text:p>
          </table:table-cell>
          <table:table-cell office:value-type="float" office:value="33.12697" calcext:value-type="float">
            <text:p>33.12697</text:p>
          </table:table-cell>
          <table:table-cell office:value-type="float" office:value="32.00686" calcext:value-type="float">
            <text:p>32.00686</text:p>
          </table:table-cell>
          <table:table-cell office:value-type="float" office:value="42.58337" calcext:value-type="float">
            <text:p>42.58337</text:p>
          </table:table-cell>
          <table:table-cell office:value-type="float" office:value="45.46945" calcext:value-type="float">
            <text:p>45.46945</text:p>
          </table:table-cell>
          <table:table-cell office:value-type="float" office:value="41.30202" calcext:value-type="float">
            <text:p>41.30202</text:p>
          </table:table-cell>
          <table:table-cell office:value-type="float" office:value="29.77465" calcext:value-type="float">
            <text:p>29.77465</text:p>
          </table:table-cell>
          <table:table-cell office:value-type="float" office:value="20.65364" calcext:value-type="float">
            <text:p>20.65364</text:p>
          </table:table-cell>
          <table:table-cell office:value-type="float" office:value="27.47672" calcext:value-type="float">
            <text:p>27.47672</text:p>
          </table:table-cell>
          <table:table-cell office:value-type="float" office:value="14.8445" calcext:value-type="float">
            <text:p>14.8445</text:p>
          </table:table-cell>
          <table:table-cell office:value-type="float" office:value="5.312731" calcext:value-type="float">
            <text:p>5.312731</text:p>
          </table:table-cell>
          <table:table-cell office:value-type="float" office:value="2.066405" calcext:value-type="float">
            <text:p>2.066405</text:p>
          </table:table-cell>
          <table:table-cell office:value-type="float" office:value="0.8981773" calcext:value-type="float">
            <text:p>0.8981773</text:p>
          </table:table-cell>
          <table:table-cell office:value-type="float" office:value="0.3876365" calcext:value-type="float">
            <text:p>0.3876365</text:p>
          </table:table-cell>
          <table:table-cell office:value-type="float" office:value="0.3520884" calcext:value-type="float">
            <text:p>0.3520884</text:p>
          </table:table-cell>
          <table:table-cell office:value-type="float" office:value="0" calcext:value-type="float">
            <text:p>0</text:p>
          </table:table-cell>
          <table:table-cell office:value-type="float" office:value="-78996.27" calcext:value-type="float">
            <text:p>-7899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3610725" calcext:value-type="float">
            <text:p>-3.610725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7.819468" calcext:value-type="float">
            <text:p>7.819468</text:p>
          </table:table-cell>
          <table:table-cell office:value-type="float" office:value="1082.226" calcext:value-type="float">
            <text:p>1082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96192" calcext:value-type="float">
            <text:p>0.06796192</text:p>
          </table:table-cell>
          <table:table-cell office:value-type="float" office:value="35.47353" calcext:value-type="float">
            <text:p>35.47353</text:p>
          </table:table-cell>
          <table:table-cell office:value-type="float" office:value="0" calcext:value-type="float">
            <text:p>0</text:p>
          </table:table-cell>
          <table:table-cell office:value-type="float" office:value="0.000109879" calcext:value-type="float">
            <text:p>0.000109879</text:p>
          </table:table-cell>
          <table:table-cell office:value-type="float" office:value="0" calcext:value-type="float">
            <text:p>0</text:p>
          </table:table-cell>
          <table:table-cell office:value-type="float" office:value="0.003935993" calcext:value-type="float">
            <text:p>0.003935993</text:p>
          </table:table-cell>
          <table:table-cell office:value-type="float" office:value="-0.00002263015" calcext:value-type="float">
            <text:p>-2.263015E-05</text:p>
          </table:table-cell>
          <table:table-cell office:value-type="float" office:value="-0.001735065" calcext:value-type="float">
            <text:p>-0.001735065</text:p>
          </table:table-cell>
          <table:table-cell office:value-type="float" office:value="0.0000000002043953" calcext:value-type="float">
            <text:p>2.043953E-10</text:p>
          </table:table-cell>
          <table:table-cell office:value-type="float" office:value="9.911496" calcext:value-type="float">
            <text:p>9.911496</text:p>
          </table:table-cell>
          <table:table-cell office:value-type="float" office:value="0.8467687" calcext:value-type="float">
            <text:p>0.8467687</text:p>
          </table:table-cell>
          <table:table-cell office:value-type="float" office:value="0.107794" calcext:value-type="float">
            <text:p>0.107794</text:p>
          </table:table-cell>
          <table:table-cell office:value-type="float" office:value="0.06751521" calcext:value-type="float">
            <text:p>0.06751521</text:p>
          </table:table-cell>
          <table:table-cell office:value-type="float" office:value="0.04216086" calcext:value-type="float">
            <text:p>0.04216086</text:p>
          </table:table-cell>
          <table:table-cell office:value-type="float" office:value="0.04105458" calcext:value-type="float">
            <text:p>0.04105458</text:p>
          </table:table-cell>
          <table:table-cell office:value-type="float" office:value="0.02111627" calcext:value-type="float">
            <text:p>0.02111627</text:p>
          </table:table-cell>
          <table:table-cell office:value-type="float" office:value="0.01473719" calcext:value-type="float">
            <text:p>0.01473719</text:p>
          </table:table-cell>
          <table:table-cell office:value-type="float" office:value="0.03018122" calcext:value-type="float">
            <text:p>0.03018122</text:p>
          </table:table-cell>
          <table:table-cell office:value-type="float" office:value="0.024415" calcext:value-type="float">
            <text:p>0.024415</text:p>
          </table:table-cell>
          <table:table-cell office:value-type="float" office:value="0.02089385" calcext:value-type="float">
            <text:p>0.02089385</text:p>
          </table:table-cell>
          <table:table-cell office:value-type="float" office:value="0.01968694" calcext:value-type="float">
            <text:p>0.01968694</text:p>
          </table:table-cell>
          <table:table-cell office:value-type="float" office:value="0.02018925" calcext:value-type="float">
            <text:p>0.02018925</text:p>
          </table:table-cell>
          <table:table-cell office:value-type="float" office:value="0.004988573" calcext:value-type="float">
            <text:p>0.004988573</text:p>
          </table:table-cell>
          <table:table-cell office:value-type="float" office:value="0.004060108" calcext:value-type="float">
            <text:p>0.004060108</text:p>
          </table:table-cell>
          <table:table-cell office:value-type="float" office:value="0" calcext:value-type="float">
            <text:p>0</text:p>
          </table:table-cell>
          <table:table-cell office:value-type="float" office:value="43.24145" calcext:value-type="float">
            <text:p>43.24145</text:p>
          </table:table-cell>
          <table:table-cell office:value-type="float" office:value="34.55618" calcext:value-type="float">
            <text:p>34.55618</text:p>
          </table:table-cell>
          <table:table-cell office:value-type="float" office:value="41.05499" calcext:value-type="float">
            <text:p>41.05499</text:p>
          </table:table-cell>
          <table:table-cell office:value-type="float" office:value="42.6678" calcext:value-type="float">
            <text:p>42.6678</text:p>
          </table:table-cell>
          <table:table-cell office:value-type="float" office:value="40.7382" calcext:value-type="float">
            <text:p>40.7382</text:p>
          </table:table-cell>
          <table:table-cell office:value-type="float" office:value="29.65062" calcext:value-type="float">
            <text:p>29.65062</text:p>
          </table:table-cell>
          <table:table-cell office:value-type="float" office:value="20.88149" calcext:value-type="float">
            <text:p>20.88149</text:p>
          </table:table-cell>
          <table:table-cell office:value-type="float" office:value="27.50825" calcext:value-type="float">
            <text:p>27.50825</text:p>
          </table:table-cell>
          <table:table-cell office:value-type="float" office:value="14.87421" calcext:value-type="float">
            <text:p>14.87421</text:p>
          </table:table-cell>
          <table:table-cell office:value-type="float" office:value="5.314945" calcext:value-type="float">
            <text:p>5.314945</text:p>
          </table:table-cell>
          <table:table-cell office:value-type="float" office:value="2.067957" calcext:value-type="float">
            <text:p>2.067957</text:p>
          </table:table-cell>
          <table:table-cell office:value-type="float" office:value="0.8989545" calcext:value-type="float">
            <text:p>0.8989545</text:p>
          </table:table-cell>
          <table:table-cell office:value-type="float" office:value="0.3846211" calcext:value-type="float">
            <text:p>0.3846211</text:p>
          </table:table-cell>
          <table:table-cell office:value-type="float" office:value="0.3521735" calcext:value-type="float">
            <text:p>0.3521735</text:p>
          </table:table-cell>
          <table:table-cell office:value-type="float" office:value="0" calcext:value-type="float">
            <text:p>0</text:p>
          </table:table-cell>
          <table:table-cell office:value-type="float" office:value="-78981.98" calcext:value-type="float">
            <text:p>-7898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399967" calcext:value-type="float">
            <text:p>-3.9996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7.817146" calcext:value-type="float">
            <text:p>7.817146</text:p>
          </table:table-cell>
          <table:table-cell office:value-type="float" office:value="1082.224" calcext:value-type="float">
            <text:p>1082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78309" calcext:value-type="float">
            <text:p>0.06778309</text:p>
          </table:table-cell>
          <table:table-cell office:value-type="float" office:value="35.48043" calcext:value-type="float">
            <text:p>35.48043</text:p>
          </table:table-cell>
          <table:table-cell office:value-type="float" office:value="0" calcext:value-type="float">
            <text:p>0</text:p>
          </table:table-cell>
          <table:table-cell office:value-type="float" office:value="0.0001098791" calcext:value-type="float">
            <text:p>0.0001098791</text:p>
          </table:table-cell>
          <table:table-cell office:value-type="float" office:value="0" calcext:value-type="float">
            <text:p>0</text:p>
          </table:table-cell>
          <table:table-cell office:value-type="float" office:value="0.003890025" calcext:value-type="float">
            <text:p>0.003890025</text:p>
          </table:table-cell>
          <table:table-cell office:value-type="float" office:value="-0.0000240004" calcext:value-type="float">
            <text:p>-2.40004E-05</text:p>
          </table:table-cell>
          <table:table-cell office:value-type="float" office:value="-0.001894775" calcext:value-type="float">
            <text:p>-0.001894775</text:p>
          </table:table-cell>
          <table:table-cell office:value-type="float" office:value="0.0000000009043832" calcext:value-type="float">
            <text:p>9.043832E-10</text:p>
          </table:table-cell>
          <table:table-cell office:value-type="float" office:value="9.907299" calcext:value-type="float">
            <text:p>9.907299</text:p>
          </table:table-cell>
          <table:table-cell office:value-type="float" office:value="0.8023947" calcext:value-type="float">
            <text:p>0.8023947</text:p>
          </table:table-cell>
          <table:table-cell office:value-type="float" office:value="0.1144648" calcext:value-type="float">
            <text:p>0.1144648</text:p>
          </table:table-cell>
          <table:table-cell office:value-type="float" office:value="0.06656685" calcext:value-type="float">
            <text:p>0.06656685</text:p>
          </table:table-cell>
          <table:table-cell office:value-type="float" office:value="0.04176963" calcext:value-type="float">
            <text:p>0.04176963</text:p>
          </table:table-cell>
          <table:table-cell office:value-type="float" office:value="0.04095848" calcext:value-type="float">
            <text:p>0.04095848</text:p>
          </table:table-cell>
          <table:table-cell office:value-type="float" office:value="0.02104476" calcext:value-type="float">
            <text:p>0.02104476</text:p>
          </table:table-cell>
          <table:table-cell office:value-type="float" office:value="0.01477469" calcext:value-type="float">
            <text:p>0.01477469</text:p>
          </table:table-cell>
          <table:table-cell office:value-type="float" office:value="0.03023083" calcext:value-type="float">
            <text:p>0.03023083</text:p>
          </table:table-cell>
          <table:table-cell office:value-type="float" office:value="0.02444493" calcext:value-type="float">
            <text:p>0.02444493</text:p>
          </table:table-cell>
          <table:table-cell office:value-type="float" office:value="0.02091164" calcext:value-type="float">
            <text:p>0.02091164</text:p>
          </table:table-cell>
          <table:table-cell office:value-type="float" office:value="0.0197005" calcext:value-type="float">
            <text:p>0.0197005</text:p>
          </table:table-cell>
          <table:table-cell office:value-type="float" office:value="0.02020032" calcext:value-type="float">
            <text:p>0.02020032</text:p>
          </table:table-cell>
          <table:table-cell office:value-type="float" office:value="0.004990588" calcext:value-type="float">
            <text:p>0.004990588</text:p>
          </table:table-cell>
          <table:table-cell office:value-type="float" office:value="0.004059989" calcext:value-type="float">
            <text:p>0.004059989</text:p>
          </table:table-cell>
          <table:table-cell office:value-type="float" office:value="0" calcext:value-type="float">
            <text:p>0</text:p>
          </table:table-cell>
          <table:table-cell office:value-type="float" office:value="34.57034" calcext:value-type="float">
            <text:p>34.57034</text:p>
          </table:table-cell>
          <table:table-cell office:value-type="float" office:value="39.69269" calcext:value-type="float">
            <text:p>39.69269</text:p>
          </table:table-cell>
          <table:table-cell office:value-type="float" office:value="41.3841" calcext:value-type="float">
            <text:p>41.3841</text:p>
          </table:table-cell>
          <table:table-cell office:value-type="float" office:value="40.55148" calcext:value-type="float">
            <text:p>40.55148</text:p>
          </table:table-cell>
          <table:table-cell office:value-type="float" office:value="40.24803" calcext:value-type="float">
            <text:p>40.24803</text:p>
          </table:table-cell>
          <table:table-cell office:value-type="float" office:value="29.38545" calcext:value-type="float">
            <text:p>29.38545</text:p>
          </table:table-cell>
          <table:table-cell office:value-type="float" office:value="20.92498" calcext:value-type="float">
            <text:p>20.92498</text:p>
          </table:table-cell>
          <table:table-cell office:value-type="float" office:value="27.52364" calcext:value-type="float">
            <text:p>27.52364</text:p>
          </table:table-cell>
          <table:table-cell office:value-type="float" office:value="14.9062" calcext:value-type="float">
            <text:p>14.9062</text:p>
          </table:table-cell>
          <table:table-cell office:value-type="float" office:value="5.31795" calcext:value-type="float">
            <text:p>5.31795</text:p>
          </table:table-cell>
          <table:table-cell office:value-type="float" office:value="2.069526" calcext:value-type="float">
            <text:p>2.069526</text:p>
          </table:table-cell>
          <table:table-cell office:value-type="float" office:value="0.8992925" calcext:value-type="float">
            <text:p>0.8992925</text:p>
          </table:table-cell>
          <table:table-cell office:value-type="float" office:value="0.3853953" calcext:value-type="float">
            <text:p>0.3853953</text:p>
          </table:table-cell>
          <table:table-cell office:value-type="float" office:value="0.3523001" calcext:value-type="float">
            <text:p>0.3523001</text:p>
          </table:table-cell>
          <table:table-cell office:value-type="float" office:value="0" calcext:value-type="float">
            <text:p>0</text:p>
          </table:table-cell>
          <table:table-cell office:value-type="float" office:value="-79050.38" calcext:value-type="float">
            <text:p>-7905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4456655" calcext:value-type="float">
            <text:p>-4.456655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7.814604" calcext:value-type="float">
            <text:p>7.814604</text:p>
          </table:table-cell>
          <table:table-cell office:value-type="float" office:value="1082.221" calcext:value-type="float">
            <text:p>1082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23817" calcext:value-type="float">
            <text:p>0.06823817</text:p>
          </table:table-cell>
          <table:table-cell office:value-type="float" office:value="35.48793" calcext:value-type="float">
            <text:p>35.48793</text:p>
          </table:table-cell>
          <table:table-cell office:value-type="float" office:value="0" calcext:value-type="float">
            <text:p>0</text:p>
          </table:table-cell>
          <table:table-cell office:value-type="float" office:value="0.0001098791" calcext:value-type="float">
            <text:p>0.0001098791</text:p>
          </table:table-cell>
          <table:table-cell office:value-type="float" office:value="0" calcext:value-type="float">
            <text:p>0</text:p>
          </table:table-cell>
          <table:table-cell office:value-type="float" office:value="0.003804658" calcext:value-type="float">
            <text:p>0.003804658</text:p>
          </table:table-cell>
          <table:table-cell office:value-type="float" office:value="-0.00002608419" calcext:value-type="float">
            <text:p>-2.608419E-05</text:p>
          </table:table-cell>
          <table:table-cell office:value-type="float" office:value="-0.002189753" calcext:value-type="float">
            <text:p>-0.002189753</text:p>
          </table:table-cell>
          <table:table-cell office:value-type="float" office:value="0.0000000009043832" calcext:value-type="float">
            <text:p>9.043832E-10</text:p>
          </table:table-cell>
          <table:table-cell office:value-type="float" office:value="9.903673" calcext:value-type="float">
            <text:p>9.903673</text:p>
          </table:table-cell>
          <table:table-cell office:value-type="float" office:value="0.843657" calcext:value-type="float">
            <text:p>0.843657</text:p>
          </table:table-cell>
          <table:table-cell office:value-type="float" office:value="0.1104418" calcext:value-type="float">
            <text:p>0.1104418</text:p>
          </table:table-cell>
          <table:table-cell office:value-type="float" office:value="0.06784459" calcext:value-type="float">
            <text:p>0.06784459</text:p>
          </table:table-cell>
          <table:table-cell office:value-type="float" office:value="0.04201394" calcext:value-type="float">
            <text:p>0.04201394</text:p>
          </table:table-cell>
          <table:table-cell office:value-type="float" office:value="0.04110805" calcext:value-type="float">
            <text:p>0.04110805</text:p>
          </table:table-cell>
          <table:table-cell office:value-type="float" office:value="0.02098979" calcext:value-type="float">
            <text:p>0.02098979</text:p>
          </table:table-cell>
          <table:table-cell office:value-type="float" office:value="0.0147977" calcext:value-type="float">
            <text:p>0.0147977</text:p>
          </table:table-cell>
          <table:table-cell office:value-type="float" office:value="0.03027345" calcext:value-type="float">
            <text:p>0.03027345</text:p>
          </table:table-cell>
          <table:table-cell office:value-type="float" office:value="0.02447387" calcext:value-type="float">
            <text:p>0.02447387</text:p>
          </table:table-cell>
          <table:table-cell office:value-type="float" office:value="0.02092935" calcext:value-type="float">
            <text:p>0.02092935</text:p>
          </table:table-cell>
          <table:table-cell office:value-type="float" office:value="0.01971393" calcext:value-type="float">
            <text:p>0.01971393</text:p>
          </table:table-cell>
          <table:table-cell office:value-type="float" office:value="0.02021229" calcext:value-type="float">
            <text:p>0.02021229</text:p>
          </table:table-cell>
          <table:table-cell office:value-type="float" office:value="0.004992506" calcext:value-type="float">
            <text:p>0.004992506</text:p>
          </table:table-cell>
          <table:table-cell office:value-type="float" office:value="0.004062815" calcext:value-type="float">
            <text:p>0.004062815</text:p>
          </table:table-cell>
          <table:table-cell office:value-type="float" office:value="0" calcext:value-type="float">
            <text:p>0</text:p>
          </table:table-cell>
          <table:table-cell office:value-type="float" office:value="29.42765" calcext:value-type="float">
            <text:p>29.42765</text:p>
          </table:table-cell>
          <table:table-cell office:value-type="float" office:value="39.60363" calcext:value-type="float">
            <text:p>39.60363</text:p>
          </table:table-cell>
          <table:table-cell office:value-type="float" office:value="43.04842" calcext:value-type="float">
            <text:p>43.04842</text:p>
          </table:table-cell>
          <table:table-cell office:value-type="float" office:value="40.00333" calcext:value-type="float">
            <text:p>40.00333</text:p>
          </table:table-cell>
          <table:table-cell office:value-type="float" office:value="40.66778" calcext:value-type="float">
            <text:p>40.66778</text:p>
          </table:table-cell>
          <table:table-cell office:value-type="float" office:value="29.21876" calcext:value-type="float">
            <text:p>29.21876</text:p>
          </table:table-cell>
          <table:table-cell office:value-type="float" office:value="20.91773" calcext:value-type="float">
            <text:p>20.91773</text:p>
          </table:table-cell>
          <table:table-cell office:value-type="float" office:value="27.521" calcext:value-type="float">
            <text:p>27.521</text:p>
          </table:table-cell>
          <table:table-cell office:value-type="float" office:value="14.93716" calcext:value-type="float">
            <text:p>14.93716</text:p>
          </table:table-cell>
          <table:table-cell office:value-type="float" office:value="5.321658" calcext:value-type="float">
            <text:p>5.321658</text:p>
          </table:table-cell>
          <table:table-cell office:value-type="float" office:value="2.071162" calcext:value-type="float">
            <text:p>2.071162</text:p>
          </table:table-cell>
          <table:table-cell office:value-type="float" office:value="0.8999209" calcext:value-type="float">
            <text:p>0.8999209</text:p>
          </table:table-cell>
          <table:table-cell office:value-type="float" office:value="0.3863775" calcext:value-type="float">
            <text:p>0.3863775</text:p>
          </table:table-cell>
          <table:table-cell office:value-type="float" office:value="0.3523825" calcext:value-type="float">
            <text:p>0.3523825</text:p>
          </table:table-cell>
          <table:table-cell office:value-type="float" office:value="0" calcext:value-type="float">
            <text:p>0</text:p>
          </table:table-cell>
          <table:table-cell office:value-type="float" office:value="-79182.2" calcext:value-type="float">
            <text:p>-7918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4866017" calcext:value-type="float">
            <text:p>-4.866017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7.811951" calcext:value-type="float">
            <text:p>7.811951</text:p>
          </table:table-cell>
          <table:table-cell office:value-type="float" office:value="1082.219" calcext:value-type="float">
            <text:p>1082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54587" calcext:value-type="float">
            <text:p>0.06954587</text:p>
          </table:table-cell>
          <table:table-cell office:value-type="float" office:value="35.49582" calcext:value-type="float">
            <text:p>35.49582</text:p>
          </table:table-cell>
          <table:table-cell office:value-type="float" office:value="0" calcext:value-type="float">
            <text:p>0</text:p>
          </table:table-cell>
          <table:table-cell office:value-type="float" office:value="0.0001098792" calcext:value-type="float">
            <text:p>0.0001098792</text:p>
          </table:table-cell>
          <table:table-cell office:value-type="float" office:value="0" calcext:value-type="float">
            <text:p>0</text:p>
          </table:table-cell>
          <table:table-cell office:value-type="float" office:value="0.003742413" calcext:value-type="float">
            <text:p>0.003742413</text:p>
          </table:table-cell>
          <table:table-cell office:value-type="float" office:value="-0.00002840372" calcext:value-type="float">
            <text:p>-2.840372E-05</text:p>
          </table:table-cell>
          <table:table-cell office:value-type="float" office:value="-0.002709514" calcext:value-type="float">
            <text:p>-0.002709514</text:p>
          </table:table-cell>
          <table:table-cell office:value-type="float" office:value="0.0000000009043832" calcext:value-type="float">
            <text:p>9.043832E-10</text:p>
          </table:table-cell>
          <table:table-cell office:value-type="float" office:value="9.900849" calcext:value-type="float">
            <text:p>9.900849</text:p>
          </table:table-cell>
          <table:table-cell office:value-type="float" office:value="0.9587234" calcext:value-type="float">
            <text:p>0.9587234</text:p>
          </table:table-cell>
          <table:table-cell office:value-type="float" office:value="0.1075387" calcext:value-type="float">
            <text:p>0.1075387</text:p>
          </table:table-cell>
          <table:table-cell office:value-type="float" office:value="0.06935861" calcext:value-type="float">
            <text:p>0.06935861</text:p>
          </table:table-cell>
          <table:table-cell office:value-type="float" office:value="0.04365013" calcext:value-type="float">
            <text:p>0.04365013</text:p>
          </table:table-cell>
          <table:table-cell office:value-type="float" office:value="0.04217216" calcext:value-type="float">
            <text:p>0.04217216</text:p>
          </table:table-cell>
          <table:table-cell office:value-type="float" office:value="0.02112253" calcext:value-type="float">
            <text:p>0.02112253</text:p>
          </table:table-cell>
          <table:table-cell office:value-type="float" office:value="0.01485508" calcext:value-type="float">
            <text:p>0.01485508</text:p>
          </table:table-cell>
          <table:table-cell office:value-type="float" office:value="0.03031339" calcext:value-type="float">
            <text:p>0.03031339</text:p>
          </table:table-cell>
          <table:table-cell office:value-type="float" office:value="0.02450161" calcext:value-type="float">
            <text:p>0.02450161</text:p>
          </table:table-cell>
          <table:table-cell office:value-type="float" office:value="0.02094694" calcext:value-type="float">
            <text:p>0.02094694</text:p>
          </table:table-cell>
          <table:table-cell office:value-type="float" office:value="0.01972738" calcext:value-type="float">
            <text:p>0.01972738</text:p>
          </table:table-cell>
          <table:table-cell office:value-type="float" office:value="0.02022508" calcext:value-type="float">
            <text:p>0.02022508</text:p>
          </table:table-cell>
          <table:table-cell office:value-type="float" office:value="0.004993501" calcext:value-type="float">
            <text:p>0.004993501</text:p>
          </table:table-cell>
          <table:table-cell office:value-type="float" office:value="0.00406542" calcext:value-type="float">
            <text:p>0.00406542</text:p>
          </table:table-cell>
          <table:table-cell office:value-type="float" office:value="0" calcext:value-type="float">
            <text:p>0</text:p>
          </table:table-cell>
          <table:table-cell office:value-type="float" office:value="35.52287" calcext:value-type="float">
            <text:p>35.52287</text:p>
          </table:table-cell>
          <table:table-cell office:value-type="float" office:value="33.37407" calcext:value-type="float">
            <text:p>33.37407</text:p>
          </table:table-cell>
          <table:table-cell office:value-type="float" office:value="42.44364" calcext:value-type="float">
            <text:p>42.44364</text:p>
          </table:table-cell>
          <table:table-cell office:value-type="float" office:value="41.37321" calcext:value-type="float">
            <text:p>41.37321</text:p>
          </table:table-cell>
          <table:table-cell office:value-type="float" office:value="43.2877" calcext:value-type="float">
            <text:p>43.2877</text:p>
          </table:table-cell>
          <table:table-cell office:value-type="float" office:value="29.57839" calcext:value-type="float">
            <text:p>29.57839</text:p>
          </table:table-cell>
          <table:table-cell office:value-type="float" office:value="21.06117" calcext:value-type="float">
            <text:p>21.06117</text:p>
          </table:table-cell>
          <table:table-cell office:value-type="float" office:value="27.51604" calcext:value-type="float">
            <text:p>27.51604</text:p>
          </table:table-cell>
          <table:table-cell office:value-type="float" office:value="14.96548" calcext:value-type="float">
            <text:p>14.96548</text:p>
          </table:table-cell>
          <table:table-cell office:value-type="float" office:value="5.325877" calcext:value-type="float">
            <text:p>5.325877</text:p>
          </table:table-cell>
          <table:table-cell office:value-type="float" office:value="2.072957" calcext:value-type="float">
            <text:p>2.072957</text:p>
          </table:table-cell>
          <table:table-cell office:value-type="float" office:value="0.9007714" calcext:value-type="float">
            <text:p>0.9007714</text:p>
          </table:table-cell>
          <table:table-cell office:value-type="float" office:value="0.3871031" calcext:value-type="float">
            <text:p>0.3871031</text:p>
          </table:table-cell>
          <table:table-cell office:value-type="float" office:value="0.3524426" calcext:value-type="float">
            <text:p>0.3524426</text:p>
          </table:table-cell>
          <table:table-cell office:value-type="float" office:value="0" calcext:value-type="float">
            <text:p>0</text:p>
          </table:table-cell>
          <table:table-cell office:value-type="float" office:value="-79386.64" calcext:value-type="float">
            <text:p>-7938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5329633" calcext:value-type="float">
            <text:p>-5.329633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7.809465" calcext:value-type="float">
            <text:p>7.809465</text:p>
          </table:table-cell>
          <table:table-cell office:value-type="float" office:value="1082.216" calcext:value-type="float">
            <text:p>1082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20461" calcext:value-type="float">
            <text:p>0.07020461</text:p>
          </table:table-cell>
          <table:table-cell office:value-type="float" office:value="35.50308" calcext:value-type="float">
            <text:p>35.50308</text:p>
          </table:table-cell>
          <table:table-cell office:value-type="float" office:value="0" calcext:value-type="float">
            <text:p>0</text:p>
          </table:table-cell>
          <table:table-cell office:value-type="float" office:value="0.0001098792" calcext:value-type="float">
            <text:p>0.0001098792</text:p>
          </table:table-cell>
          <table:table-cell office:value-type="float" office:value="0" calcext:value-type="float">
            <text:p>0</text:p>
          </table:table-cell>
          <table:table-cell office:value-type="float" office:value="0.003693128" calcext:value-type="float">
            <text:p>0.003693128</text:p>
          </table:table-cell>
          <table:table-cell office:value-type="float" office:value="-0.00003029673" calcext:value-type="float">
            <text:p>-3.029673E-05</text:p>
          </table:table-cell>
          <table:table-cell office:value-type="float" office:value="-0.003063783" calcext:value-type="float">
            <text:p>-0.003063783</text:p>
          </table:table-cell>
          <table:table-cell office:value-type="float" office:value="0.0000000009043832" calcext:value-type="float">
            <text:p>9.043832E-10</text:p>
          </table:table-cell>
          <table:table-cell office:value-type="float" office:value="9.897439" calcext:value-type="float">
            <text:p>9.897439</text:p>
          </table:table-cell>
          <table:table-cell office:value-type="float" office:value="0.9777345" calcext:value-type="float">
            <text:p>0.9777345</text:p>
          </table:table-cell>
          <table:table-cell office:value-type="float" office:value="0.1142759" calcext:value-type="float">
            <text:p>0.1142759</text:p>
          </table:table-cell>
          <table:table-cell office:value-type="float" office:value="0.07056529" calcext:value-type="float">
            <text:p>0.07056529</text:p>
          </table:table-cell>
          <table:table-cell office:value-type="float" office:value="0.04441709" calcext:value-type="float">
            <text:p>0.04441709</text:p>
          </table:table-cell>
          <table:table-cell office:value-type="float" office:value="0.04282064" calcext:value-type="float">
            <text:p>0.04282064</text:p>
          </table:table-cell>
          <table:table-cell office:value-type="float" office:value="0.02139306" calcext:value-type="float">
            <text:p>0.02139306</text:p>
          </table:table-cell>
          <table:table-cell office:value-type="float" office:value="0.01500296" calcext:value-type="float">
            <text:p>0.01500296</text:p>
          </table:table-cell>
          <table:table-cell office:value-type="float" office:value="0.03036183" calcext:value-type="float">
            <text:p>0.03036183</text:p>
          </table:table-cell>
          <table:table-cell office:value-type="float" office:value="0.02452878" calcext:value-type="float">
            <text:p>0.02452878</text:p>
          </table:table-cell>
          <table:table-cell office:value-type="float" office:value="0.02096441" calcext:value-type="float">
            <text:p>0.02096441</text:p>
          </table:table-cell>
          <table:table-cell office:value-type="float" office:value="0.01974091" calcext:value-type="float">
            <text:p>0.01974091</text:p>
          </table:table-cell>
          <table:table-cell office:value-type="float" office:value="0.02023811" calcext:value-type="float">
            <text:p>0.02023811</text:p>
          </table:table-cell>
          <table:table-cell office:value-type="float" office:value="0.004993373" calcext:value-type="float">
            <text:p>0.004993373</text:p>
          </table:table-cell>
          <table:table-cell office:value-type="float" office:value="0.004065932" calcext:value-type="float">
            <text:p>0.004065932</text:p>
          </table:table-cell>
          <table:table-cell office:value-type="float" office:value="0" calcext:value-type="float">
            <text:p>0</text:p>
          </table:table-cell>
          <table:table-cell office:value-type="float" office:value="42.73411" calcext:value-type="float">
            <text:p>42.73411</text:p>
          </table:table-cell>
          <table:table-cell office:value-type="float" office:value="31.02048" calcext:value-type="float">
            <text:p>31.02048</text:p>
          </table:table-cell>
          <table:table-cell office:value-type="float" office:value="40.12333" calcext:value-type="float">
            <text:p>40.12333</text:p>
          </table:table-cell>
          <table:table-cell office:value-type="float" office:value="40.62708" calcext:value-type="float">
            <text:p>40.62708</text:p>
          </table:table-cell>
          <table:table-cell office:value-type="float" office:value="43.99081" calcext:value-type="float">
            <text:p>43.99081</text:p>
          </table:table-cell>
          <table:table-cell office:value-type="float" office:value="30.16171" calcext:value-type="float">
            <text:p>30.16171</text:p>
          </table:table-cell>
          <table:table-cell office:value-type="float" office:value="21.59048" calcext:value-type="float">
            <text:p>21.59048</text:p>
          </table:table-cell>
          <table:table-cell office:value-type="float" office:value="27.54593" calcext:value-type="float">
            <text:p>27.54593</text:p>
          </table:table-cell>
          <table:table-cell office:value-type="float" office:value="14.99407" calcext:value-type="float">
            <text:p>14.99407</text:p>
          </table:table-cell>
          <table:table-cell office:value-type="float" office:value="5.330515" calcext:value-type="float">
            <text:p>5.330515</text:p>
          </table:table-cell>
          <table:table-cell office:value-type="float" office:value="2.07495" calcext:value-type="float">
            <text:p>2.07495</text:p>
          </table:table-cell>
          <table:table-cell office:value-type="float" office:value="0.9017011" calcext:value-type="float">
            <text:p>0.9017011</text:p>
          </table:table-cell>
          <table:table-cell office:value-type="float" office:value="0.3874249" calcext:value-type="float">
            <text:p>0.3874249</text:p>
          </table:table-cell>
          <table:table-cell office:value-type="float" office:value="0.3525363" calcext:value-type="float">
            <text:p>0.3525363</text:p>
          </table:table-cell>
          <table:table-cell office:value-type="float" office:value="0" calcext:value-type="float">
            <text:p>0</text:p>
          </table:table-cell>
          <table:table-cell office:value-type="float" office:value="-79535.16" calcext:value-type="float">
            <text:p>-7953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57443" calcext:value-type="float">
            <text:p>-5.7443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7.80688" calcext:value-type="float">
            <text:p>7.80688</text:p>
          </table:table-cell>
          <table:table-cell office:value-type="float" office:value="1082.214" calcext:value-type="float">
            <text:p>1082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4748" calcext:value-type="float">
            <text:p>0.07064748</text:p>
          </table:table-cell>
          <table:table-cell office:value-type="float" office:value="35.51083" calcext:value-type="float">
            <text:p>35.51083</text:p>
          </table:table-cell>
          <table:table-cell office:value-type="float" office:value="0" calcext:value-type="float">
            <text:p>0</text:p>
          </table:table-cell>
          <table:table-cell office:value-type="float" office:value="0.0001098792" calcext:value-type="float">
            <text:p>0.0001098792</text:p>
          </table:table-cell>
          <table:table-cell office:value-type="float" office:value="0" calcext:value-type="float">
            <text:p>0</text:p>
          </table:table-cell>
          <table:table-cell office:value-type="float" office:value="0.003650562" calcext:value-type="float">
            <text:p>0.003650562</text:p>
          </table:table-cell>
          <table:table-cell office:value-type="float" office:value="-0.00003220512" calcext:value-type="float">
            <text:p>-3.220512E-05</text:p>
          </table:table-cell>
          <table:table-cell office:value-type="float" office:value="-0.003426604" calcext:value-type="float">
            <text:p>-0.003426604</text:p>
          </table:table-cell>
          <table:table-cell office:value-type="float" office:value="0.000000001685276" calcext:value-type="float">
            <text:p>1.685276E-09</text:p>
          </table:table-cell>
          <table:table-cell office:value-type="float" office:value="9.894009" calcext:value-type="float">
            <text:p>9.894009</text:p>
          </table:table-cell>
          <table:table-cell office:value-type="float" office:value="0.9502956" calcext:value-type="float">
            <text:p>0.9502956</text:p>
          </table:table-cell>
          <table:table-cell office:value-type="float" office:value="0.1228884" calcext:value-type="float">
            <text:p>0.1228884</text:p>
          </table:table-cell>
          <table:table-cell office:value-type="float" office:value="0.07319783" calcext:value-type="float">
            <text:p>0.07319783</text:p>
          </table:table-cell>
          <table:table-cell office:value-type="float" office:value="0.04560294" calcext:value-type="float">
            <text:p>0.04560294</text:p>
          </table:table-cell>
          <table:table-cell office:value-type="float" office:value="0.0433919" calcext:value-type="float">
            <text:p>0.0433919</text:p>
          </table:table-cell>
          <table:table-cell office:value-type="float" office:value="0.0215637" calcext:value-type="float">
            <text:p>0.0215637</text:p>
          </table:table-cell>
          <table:table-cell office:value-type="float" office:value="0.01515737" calcext:value-type="float">
            <text:p>0.01515737</text:p>
          </table:table-cell>
          <table:table-cell office:value-type="float" office:value="0.03042192" calcext:value-type="float">
            <text:p>0.03042192</text:p>
          </table:table-cell>
          <table:table-cell office:value-type="float" office:value="0.02455671" calcext:value-type="float">
            <text:p>0.02455671</text:p>
          </table:table-cell>
          <table:table-cell office:value-type="float" office:value="0.02098184" calcext:value-type="float">
            <text:p>0.02098184</text:p>
          </table:table-cell>
          <table:table-cell office:value-type="float" office:value="0.01975451" calcext:value-type="float">
            <text:p>0.01975451</text:p>
          </table:table-cell>
          <table:table-cell office:value-type="float" office:value="0.02025112" calcext:value-type="float">
            <text:p>0.02025112</text:p>
          </table:table-cell>
          <table:table-cell office:value-type="float" office:value="0.004993609" calcext:value-type="float">
            <text:p>0.004993609</text:p>
          </table:table-cell>
          <table:table-cell office:value-type="float" office:value="0.004068609" calcext:value-type="float">
            <text:p>0.004068609</text:p>
          </table:table-cell>
          <table:table-cell office:value-type="float" office:value="0" calcext:value-type="float">
            <text:p>0</text:p>
          </table:table-cell>
          <table:table-cell office:value-type="float" office:value="32.34419" calcext:value-type="float">
            <text:p>32.34419</text:p>
          </table:table-cell>
          <table:table-cell office:value-type="float" office:value="32.37443" calcext:value-type="float">
            <text:p>32.37443</text:p>
          </table:table-cell>
          <table:table-cell office:value-type="float" office:value="39.12413" calcext:value-type="float">
            <text:p>39.12413</text:p>
          </table:table-cell>
          <table:table-cell office:value-type="float" office:value="40.00724" calcext:value-type="float">
            <text:p>40.00724</text:p>
          </table:table-cell>
          <table:table-cell office:value-type="float" office:value="44.23405" calcext:value-type="float">
            <text:p>44.23405</text:p>
          </table:table-cell>
          <table:table-cell office:value-type="float" office:value="30.35595" calcext:value-type="float">
            <text:p>30.35595</text:p>
          </table:table-cell>
          <table:table-cell office:value-type="float" office:value="22.16015" calcext:value-type="float">
            <text:p>22.16015</text:p>
          </table:table-cell>
          <table:table-cell office:value-type="float" office:value="27.61751" calcext:value-type="float">
            <text:p>27.61751</text:p>
          </table:table-cell>
          <table:table-cell office:value-type="float" office:value="15.02968" calcext:value-type="float">
            <text:p>15.02968</text:p>
          </table:table-cell>
          <table:table-cell office:value-type="float" office:value="5.33567" calcext:value-type="float">
            <text:p>5.33567</text:p>
          </table:table-cell>
          <table:table-cell office:value-type="float" office:value="2.077122" calcext:value-type="float">
            <text:p>2.077122</text:p>
          </table:table-cell>
          <table:table-cell office:value-type="float" office:value="0.9026459" calcext:value-type="float">
            <text:p>0.9026459</text:p>
          </table:table-cell>
          <table:table-cell office:value-type="float" office:value="0.3879201" calcext:value-type="float">
            <text:p>0.3879201</text:p>
          </table:table-cell>
          <table:table-cell office:value-type="float" office:value="0.3526386" calcext:value-type="float">
            <text:p>0.3526386</text:p>
          </table:table-cell>
          <table:table-cell office:value-type="float" office:value="0" calcext:value-type="float">
            <text:p>0</text:p>
          </table:table-cell>
          <table:table-cell office:value-type="float" office:value="-79693.83" calcext:value-type="float">
            <text:p>-7969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6187914" calcext:value-type="float">
            <text:p>-6.187914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7.80335" calcext:value-type="float">
            <text:p>7.80335</text:p>
          </table:table-cell>
          <table:table-cell office:value-type="float" office:value="1082.212" calcext:value-type="float">
            <text:p>1082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334" calcext:value-type="float">
            <text:p>0.0724334</text:p>
          </table:table-cell>
          <table:table-cell office:value-type="float" office:value="35.52181" calcext:value-type="float">
            <text:p>35.52181</text:p>
          </table:table-cell>
          <table:table-cell office:value-type="float" office:value="0" calcext:value-type="float">
            <text:p>0</text:p>
          </table:table-cell>
          <table:table-cell office:value-type="float" office:value="0.0001098845" calcext:value-type="float">
            <text:p>0.0001098845</text:p>
          </table:table-cell>
          <table:table-cell office:value-type="float" office:value="0" calcext:value-type="float">
            <text:p>0</text:p>
          </table:table-cell>
          <table:table-cell office:value-type="float" office:value="0.003623907" calcext:value-type="float">
            <text:p>0.003623907</text:p>
          </table:table-cell>
          <table:table-cell office:value-type="float" office:value="-0.00003934444" calcext:value-type="float">
            <text:p>-3.934444E-05</text:p>
          </table:table-cell>
          <table:table-cell office:value-type="float" office:value="-0.00448017" calcext:value-type="float">
            <text:p>-0.00448017</text:p>
          </table:table-cell>
          <table:table-cell office:value-type="float" office:value="0.000000001685276" calcext:value-type="float">
            <text:p>1.685276E-09</text:p>
          </table:table-cell>
          <table:table-cell office:value-type="float" office:value="9.892398" calcext:value-type="float">
            <text:p>9.892398</text:p>
          </table:table-cell>
          <table:table-cell office:value-type="float" office:value="1.167247" calcext:value-type="float">
            <text:p>1.167247</text:p>
          </table:table-cell>
          <table:table-cell office:value-type="float" office:value="0.1100787" calcext:value-type="float">
            <text:p>0.1100787</text:p>
          </table:table-cell>
          <table:table-cell office:value-type="float" office:value="0.06932712" calcext:value-type="float">
            <text:p>0.06932712</text:p>
          </table:table-cell>
          <table:table-cell office:value-type="float" office:value="0.04690786" calcext:value-type="float">
            <text:p>0.04690786</text:p>
          </table:table-cell>
          <table:table-cell office:value-type="float" office:value="0.04437144" calcext:value-type="float">
            <text:p>0.04437144</text:p>
          </table:table-cell>
          <table:table-cell office:value-type="float" office:value="0.02197141" calcext:value-type="float">
            <text:p>0.02197141</text:p>
          </table:table-cell>
          <table:table-cell office:value-type="float" office:value="0.01537319" calcext:value-type="float">
            <text:p>0.01537319</text:p>
          </table:table-cell>
          <table:table-cell office:value-type="float" office:value="0.03049261" calcext:value-type="float">
            <text:p>0.03049261</text:p>
          </table:table-cell>
          <table:table-cell office:value-type="float" office:value="0.02458638" calcext:value-type="float">
            <text:p>0.02458638</text:p>
          </table:table-cell>
          <table:table-cell office:value-type="float" office:value="0.02099933" calcext:value-type="float">
            <text:p>0.02099933</text:p>
          </table:table-cell>
          <table:table-cell office:value-type="float" office:value="0.01976827" calcext:value-type="float">
            <text:p>0.01976827</text:p>
          </table:table-cell>
          <table:table-cell office:value-type="float" office:value="0.02026419" calcext:value-type="float">
            <text:p>0.02026419</text:p>
          </table:table-cell>
          <table:table-cell office:value-type="float" office:value="0.004993935" calcext:value-type="float">
            <text:p>0.004993935</text:p>
          </table:table-cell>
          <table:table-cell office:value-type="float" office:value="0.004071822" calcext:value-type="float">
            <text:p>0.004071822</text:p>
          </table:table-cell>
          <table:table-cell office:value-type="float" office:value="0" calcext:value-type="float">
            <text:p>0</text:p>
          </table:table-cell>
          <table:table-cell office:value-type="float" office:value="35.58549" calcext:value-type="float">
            <text:p>35.58549</text:p>
          </table:table-cell>
          <table:table-cell office:value-type="float" office:value="34.20538" calcext:value-type="float">
            <text:p>34.20538</text:p>
          </table:table-cell>
          <table:table-cell office:value-type="float" office:value="32.13499" calcext:value-type="float">
            <text:p>32.13499</text:p>
          </table:table-cell>
          <table:table-cell office:value-type="float" office:value="39.74309" calcext:value-type="float">
            <text:p>39.74309</text:p>
          </table:table-cell>
          <table:table-cell office:value-type="float" office:value="44.91178" calcext:value-type="float">
            <text:p>44.91178</text:p>
          </table:table-cell>
          <table:table-cell office:value-type="float" office:value="31.07909" calcext:value-type="float">
            <text:p>31.07909</text:p>
          </table:table-cell>
          <table:table-cell office:value-type="float" office:value="22.9775" calcext:value-type="float">
            <text:p>22.9775</text:p>
          </table:table-cell>
          <table:table-cell office:value-type="float" office:value="27.72647" calcext:value-type="float">
            <text:p>27.72647</text:p>
          </table:table-cell>
          <table:table-cell office:value-type="float" office:value="15.07688" calcext:value-type="float">
            <text:p>15.07688</text:p>
          </table:table-cell>
          <table:table-cell office:value-type="float" office:value="5.341606" calcext:value-type="float">
            <text:p>5.341606</text:p>
          </table:table-cell>
          <table:table-cell office:value-type="float" office:value="2.079496" calcext:value-type="float">
            <text:p>2.079496</text:p>
          </table:table-cell>
          <table:table-cell office:value-type="float" office:value="0.9036362" calcext:value-type="float">
            <text:p>0.9036362</text:p>
          </table:table-cell>
          <table:table-cell office:value-type="float" office:value="0.388445" calcext:value-type="float">
            <text:p>0.388445</text:p>
          </table:table-cell>
          <table:table-cell office:value-type="float" office:value="0.3526863" calcext:value-type="float">
            <text:p>0.3526863</text:p>
          </table:table-cell>
          <table:table-cell office:value-type="float" office:value="0" calcext:value-type="float">
            <text:p>0</text:p>
          </table:table-cell>
          <table:table-cell office:value-type="float" office:value="-80034.81" calcext:value-type="float">
            <text:p>-8003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6893928" calcext:value-type="float">
            <text:p>-6.893928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7.800888" calcext:value-type="float">
            <text:p>7.800888</text:p>
          </table:table-cell>
          <table:table-cell office:value-type="float" office:value="1082.209" calcext:value-type="float">
            <text:p>1082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93771" calcext:value-type="float">
            <text:p>0.07293771</text:p>
          </table:table-cell>
          <table:table-cell office:value-type="float" office:value="35.5285" calcext:value-type="float">
            <text:p>35.5285</text:p>
          </table:table-cell>
          <table:table-cell office:value-type="float" office:value="0" calcext:value-type="float">
            <text:p>0</text:p>
          </table:table-cell>
          <table:table-cell office:value-type="float" office:value="0.0001099024" calcext:value-type="float">
            <text:p>0.0001099024</text:p>
          </table:table-cell>
          <table:table-cell office:value-type="float" office:value="0" calcext:value-type="float">
            <text:p>0</text:p>
          </table:table-cell>
          <table:table-cell office:value-type="float" office:value="0.003607784" calcext:value-type="float">
            <text:p>0.003607784</text:p>
          </table:table-cell>
          <table:table-cell office:value-type="float" office:value="-0.00004018546" calcext:value-type="float">
            <text:p>-4.018546E-05</text:p>
          </table:table-cell>
          <table:table-cell office:value-type="float" office:value="-0.00471122" calcext:value-type="float">
            <text:p>-0.00471122</text:p>
          </table:table-cell>
          <table:table-cell office:value-type="float" office:value="0.000000001685276" calcext:value-type="float">
            <text:p>1.685276E-09</text:p>
          </table:table-cell>
          <table:table-cell office:value-type="float" office:value="9.888426" calcext:value-type="float">
            <text:p>9.888426</text:p>
          </table:table-cell>
          <table:table-cell office:value-type="float" office:value="1.196421" calcext:value-type="float">
            <text:p>1.196421</text:p>
          </table:table-cell>
          <table:table-cell office:value-type="float" office:value="0.1126406" calcext:value-type="float">
            <text:p>0.1126406</text:p>
          </table:table-cell>
          <table:table-cell office:value-type="float" office:value="0.06972382" calcext:value-type="float">
            <text:p>0.06972382</text:p>
          </table:table-cell>
          <table:table-cell office:value-type="float" office:value="0.0472828" calcext:value-type="float">
            <text:p>0.0472828</text:p>
          </table:table-cell>
          <table:table-cell office:value-type="float" office:value="0.04465941" calcext:value-type="float">
            <text:p>0.04465941</text:p>
          </table:table-cell>
          <table:table-cell office:value-type="float" office:value="0.02227115" calcext:value-type="float">
            <text:p>0.02227115</text:p>
          </table:table-cell>
          <table:table-cell office:value-type="float" office:value="0.01567299" calcext:value-type="float">
            <text:p>0.01567299</text:p>
          </table:table-cell>
          <table:table-cell office:value-type="float" office:value="0.03058037" calcext:value-type="float">
            <text:p>0.03058037</text:p>
          </table:table-cell>
          <table:table-cell office:value-type="float" office:value="0.0246197" calcext:value-type="float">
            <text:p>0.0246197</text:p>
          </table:table-cell>
          <table:table-cell office:value-type="float" office:value="0.02101719" calcext:value-type="float">
            <text:p>0.02101719</text:p>
          </table:table-cell>
          <table:table-cell office:value-type="float" office:value="0.01978214" calcext:value-type="float">
            <text:p>0.01978214</text:p>
          </table:table-cell>
          <table:table-cell office:value-type="float" office:value="0.02027716" calcext:value-type="float">
            <text:p>0.02027716</text:p>
          </table:table-cell>
          <table:table-cell office:value-type="float" office:value="0.004993151" calcext:value-type="float">
            <text:p>0.004993151</text:p>
          </table:table-cell>
          <table:table-cell office:value-type="float" office:value="0.004070742" calcext:value-type="float">
            <text:p>0.004070742</text:p>
          </table:table-cell>
          <table:table-cell office:value-type="float" office:value="0" calcext:value-type="float">
            <text:p>0</text:p>
          </table:table-cell>
          <table:table-cell office:value-type="float" office:value="42.49971" calcext:value-type="float">
            <text:p>42.49971</text:p>
          </table:table-cell>
          <table:table-cell office:value-type="float" office:value="33.42807" calcext:value-type="float">
            <text:p>33.42807</text:p>
          </table:table-cell>
          <table:table-cell office:value-type="float" office:value="29.26046" calcext:value-type="float">
            <text:p>29.26046</text:p>
          </table:table-cell>
          <table:table-cell office:value-type="float" office:value="38.07119" calcext:value-type="float">
            <text:p>38.07119</text:p>
          </table:table-cell>
          <table:table-cell office:value-type="float" office:value="43.37429" calcext:value-type="float">
            <text:p>43.37429</text:p>
          </table:table-cell>
          <table:table-cell office:value-type="float" office:value="31.23518" calcext:value-type="float">
            <text:p>31.23518</text:p>
          </table:table-cell>
          <table:table-cell office:value-type="float" office:value="24.1108" calcext:value-type="float">
            <text:p>24.1108</text:p>
          </table:table-cell>
          <table:table-cell office:value-type="float" office:value="27.90911" calcext:value-type="float">
            <text:p>27.90911</text:p>
          </table:table-cell>
          <table:table-cell office:value-type="float" office:value="15.15011" calcext:value-type="float">
            <text:p>15.15011</text:p>
          </table:table-cell>
          <table:table-cell office:value-type="float" office:value="5.349367" calcext:value-type="float">
            <text:p>5.349367</text:p>
          </table:table-cell>
          <table:table-cell office:value-type="float" office:value="2.082086" calcext:value-type="float">
            <text:p>2.082086</text:p>
          </table:table-cell>
          <table:table-cell office:value-type="float" office:value="0.9046105" calcext:value-type="float">
            <text:p>0.9046105</text:p>
          </table:table-cell>
          <table:table-cell office:value-type="float" office:value="0.3884768" calcext:value-type="float">
            <text:p>0.3884768</text:p>
          </table:table-cell>
          <table:table-cell office:value-type="float" office:value="0.3527289" calcext:value-type="float">
            <text:p>0.3527289</text:p>
          </table:table-cell>
          <table:table-cell office:value-type="float" office:value="0" calcext:value-type="float">
            <text:p>0</text:p>
          </table:table-cell>
          <table:table-cell office:value-type="float" office:value="-80149.09" calcext:value-type="float">
            <text:p>-8014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278418" calcext:value-type="float">
            <text:p>-7.278418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7.798511" calcext:value-type="float">
            <text:p>7.798511</text:p>
          </table:table-cell>
          <table:table-cell office:value-type="float" office:value="1082.206" calcext:value-type="float">
            <text:p>1082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64854" calcext:value-type="float">
            <text:p>0.07264854</text:p>
          </table:table-cell>
          <table:table-cell office:value-type="float" office:value="35.53374" calcext:value-type="float">
            <text:p>35.53374</text:p>
          </table:table-cell>
          <table:table-cell office:value-type="float" office:value="0" calcext:value-type="float">
            <text:p>0</text:p>
          </table:table-cell>
          <table:table-cell office:value-type="float" office:value="0.0001143792" calcext:value-type="float">
            <text:p>0.0001143792</text:p>
          </table:table-cell>
          <table:table-cell office:value-type="float" office:value="0" calcext:value-type="float">
            <text:p>0</text:p>
          </table:table-cell>
          <table:table-cell office:value-type="float" office:value="0.005266777" calcext:value-type="float">
            <text:p>0.005266777</text:p>
          </table:table-cell>
          <table:table-cell office:value-type="float" office:value="-0.00004288593" calcext:value-type="float">
            <text:p>-4.288593E-05</text:p>
          </table:table-cell>
          <table:table-cell office:value-type="float" office:value="-0.004872451" calcext:value-type="float">
            <text:p>-0.004872451</text:p>
          </table:table-cell>
          <table:table-cell office:value-type="float" office:value="0.000000002311646" calcext:value-type="float">
            <text:p>2.311646E-09</text:p>
          </table:table-cell>
          <table:table-cell office:value-type="float" office:value="9.884221" calcext:value-type="float">
            <text:p>9.884221</text:p>
          </table:table-cell>
          <table:table-cell office:value-type="float" office:value="1.111622" calcext:value-type="float">
            <text:p>1.111622</text:p>
          </table:table-cell>
          <table:table-cell office:value-type="float" office:value="0.1249331" calcext:value-type="float">
            <text:p>0.1249331</text:p>
          </table:table-cell>
          <table:table-cell office:value-type="float" office:value="0.07079259" calcext:value-type="float">
            <text:p>0.07079259</text:p>
          </table:table-cell>
          <table:table-cell office:value-type="float" office:value="0.04698473" calcext:value-type="float">
            <text:p>0.04698473</text:p>
          </table:table-cell>
          <table:table-cell office:value-type="float" office:value="0.04443911" calcext:value-type="float">
            <text:p>0.04443911</text:p>
          </table:table-cell>
          <table:table-cell office:value-type="float" office:value="0.02219327" calcext:value-type="float">
            <text:p>0.02219327</text:p>
          </table:table-cell>
          <table:table-cell office:value-type="float" office:value="0.01571006" calcext:value-type="float">
            <text:p>0.01571006</text:p>
          </table:table-cell>
          <table:table-cell office:value-type="float" office:value="0.0306621" calcext:value-type="float">
            <text:p>0.0306621</text:p>
          </table:table-cell>
          <table:table-cell office:value-type="float" office:value="0.02465815" calcext:value-type="float">
            <text:p>0.02465815</text:p>
          </table:table-cell>
          <table:table-cell office:value-type="float" office:value="0.02103604" calcext:value-type="float">
            <text:p>0.02103604</text:p>
          </table:table-cell>
          <table:table-cell office:value-type="float" office:value="0.01979616" calcext:value-type="float">
            <text:p>0.01979616</text:p>
          </table:table-cell>
          <table:table-cell office:value-type="float" office:value="0.02028814" calcext:value-type="float">
            <text:p>0.02028814</text:p>
          </table:table-cell>
          <table:table-cell office:value-type="float" office:value="0.004986083" calcext:value-type="float">
            <text:p>0.004986083</text:p>
          </table:table-cell>
          <table:table-cell office:value-type="float" office:value="0.004068771" calcext:value-type="float">
            <text:p>0.004068771</text:p>
          </table:table-cell>
          <table:table-cell office:value-type="float" office:value="0" calcext:value-type="float">
            <text:p>0</text:p>
          </table:table-cell>
          <table:table-cell office:value-type="float" office:value="49.5958" calcext:value-type="float">
            <text:p>49.5958</text:p>
          </table:table-cell>
          <table:table-cell office:value-type="float" office:value="34.43047" calcext:value-type="float">
            <text:p>34.43047</text:p>
          </table:table-cell>
          <table:table-cell office:value-type="float" office:value="29.11933" calcext:value-type="float">
            <text:p>29.11933</text:p>
          </table:table-cell>
          <table:table-cell office:value-type="float" office:value="36.59484" calcext:value-type="float">
            <text:p>36.59484</text:p>
          </table:table-cell>
          <table:table-cell office:value-type="float" office:value="41.89204" calcext:value-type="float">
            <text:p>41.89204</text:p>
          </table:table-cell>
          <table:table-cell office:value-type="float" office:value="30.54334" calcext:value-type="float">
            <text:p>30.54334</text:p>
          </table:table-cell>
          <table:table-cell office:value-type="float" office:value="24.1197" calcext:value-type="float">
            <text:p>24.1197</text:p>
          </table:table-cell>
          <table:table-cell office:value-type="float" office:value="28.05902" calcext:value-type="float">
            <text:p>28.05902</text:p>
          </table:table-cell>
          <table:table-cell office:value-type="float" office:value="15.25958" calcext:value-type="float">
            <text:p>15.25958</text:p>
          </table:table-cell>
          <table:table-cell office:value-type="float" office:value="5.360994" calcext:value-type="float">
            <text:p>5.360994</text:p>
          </table:table-cell>
          <table:table-cell office:value-type="float" office:value="2.084965" calcext:value-type="float">
            <text:p>2.084965</text:p>
          </table:table-cell>
          <table:table-cell office:value-type="float" office:value="0.9051692" calcext:value-type="float">
            <text:p>0.9051692</text:p>
          </table:table-cell>
          <table:table-cell office:value-type="float" office:value="0.385778" calcext:value-type="float">
            <text:p>0.385778</text:p>
          </table:table-cell>
          <table:table-cell office:value-type="float" office:value="0.3528808" calcext:value-type="float">
            <text:p>0.3528808</text:p>
          </table:table-cell>
          <table:table-cell office:value-type="float" office:value="0" calcext:value-type="float">
            <text:p>0</text:p>
          </table:table-cell>
          <table:table-cell office:value-type="float" office:value="-80225.34" calcext:value-type="float">
            <text:p>-8022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765986" calcext:value-type="float">
            <text:p>-7.65986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7.796031" calcext:value-type="float">
            <text:p>7.796031</text:p>
          </table:table-cell>
          <table:table-cell office:value-type="float" office:value="1082.204" calcext:value-type="float">
            <text:p>1082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32273" calcext:value-type="float">
            <text:p>0.07232273</text:p>
          </table:table-cell>
          <table:table-cell office:value-type="float" office:value="35.54126" calcext:value-type="float">
            <text:p>35.54126</text:p>
          </table:table-cell>
          <table:table-cell office:value-type="float" office:value="0" calcext:value-type="float">
            <text:p>0</text:p>
          </table:table-cell>
          <table:table-cell office:value-type="float" office:value="0.0001143794" calcext:value-type="float">
            <text:p>0.0001143794</text:p>
          </table:table-cell>
          <table:table-cell office:value-type="float" office:value="0" calcext:value-type="float">
            <text:p>0</text:p>
          </table:table-cell>
          <table:table-cell office:value-type="float" office:value="0.005228393" calcext:value-type="float">
            <text:p>0.005228393</text:p>
          </table:table-cell>
          <table:table-cell office:value-type="float" office:value="-0.00004571736" calcext:value-type="float">
            <text:p>-4.571736E-05</text:p>
          </table:table-cell>
          <table:table-cell office:value-type="float" office:value="-0.005063564" calcext:value-type="float">
            <text:p>-0.005063564</text:p>
          </table:table-cell>
          <table:table-cell office:value-type="float" office:value="0.000000002885841" calcext:value-type="float">
            <text:p>2.885841E-09</text:p>
          </table:table-cell>
          <table:table-cell office:value-type="float" office:value="9.880037" calcext:value-type="float">
            <text:p>9.880037</text:p>
          </table:table-cell>
          <table:table-cell office:value-type="float" office:value="1.011531" calcext:value-type="float">
            <text:p>1.011531</text:p>
          </table:table-cell>
          <table:table-cell office:value-type="float" office:value="0.1349084" calcext:value-type="float">
            <text:p>0.1349084</text:p>
          </table:table-cell>
          <table:table-cell office:value-type="float" office:value="0.07386629" calcext:value-type="float">
            <text:p>0.07386629</text:p>
          </table:table-cell>
          <table:table-cell office:value-type="float" office:value="0.0472345" calcext:value-type="float">
            <text:p>0.0472345</text:p>
          </table:table-cell>
          <table:table-cell office:value-type="float" office:value="0.0442392" calcext:value-type="float">
            <text:p>0.0442392</text:p>
          </table:table-cell>
          <table:table-cell office:value-type="float" office:value="0.02208247" calcext:value-type="float">
            <text:p>0.02208247</text:p>
          </table:table-cell>
          <table:table-cell office:value-type="float" office:value="0.01569339" calcext:value-type="float">
            <text:p>0.01569339</text:p>
          </table:table-cell>
          <table:table-cell office:value-type="float" office:value="0.0307132" calcext:value-type="float">
            <text:p>0.0307132</text:p>
          </table:table-cell>
          <table:table-cell office:value-type="float" office:value="0.02469642" calcext:value-type="float">
            <text:p>0.02469642</text:p>
          </table:table-cell>
          <table:table-cell office:value-type="float" office:value="0.02105556" calcext:value-type="float">
            <text:p>0.02105556</text:p>
          </table:table-cell>
          <table:table-cell office:value-type="float" office:value="0.01981019" calcext:value-type="float">
            <text:p>0.01981019</text:p>
          </table:table-cell>
          <table:table-cell office:value-type="float" office:value="0.02029868" calcext:value-type="float">
            <text:p>0.02029868</text:p>
          </table:table-cell>
          <table:table-cell office:value-type="float" office:value="0.00498801" calcext:value-type="float">
            <text:p>0.00498801</text:p>
          </table:table-cell>
          <table:table-cell office:value-type="float" office:value="0.004070139" calcext:value-type="float">
            <text:p>0.004070139</text:p>
          </table:table-cell>
          <table:table-cell office:value-type="float" office:value="0" calcext:value-type="float">
            <text:p>0</text:p>
          </table:table-cell>
          <table:table-cell office:value-type="float" office:value="30.62095" calcext:value-type="float">
            <text:p>30.62095</text:p>
          </table:table-cell>
          <table:table-cell office:value-type="float" office:value="37.25713" calcext:value-type="float">
            <text:p>37.25713</text:p>
          </table:table-cell>
          <table:table-cell office:value-type="float" office:value="31.68988" calcext:value-type="float">
            <text:p>31.68988</text:p>
          </table:table-cell>
          <table:table-cell office:value-type="float" office:value="36.40418" calcext:value-type="float">
            <text:p>36.40418</text:p>
          </table:table-cell>
          <table:table-cell office:value-type="float" office:value="41.40121" calcext:value-type="float">
            <text:p>41.40121</text:p>
          </table:table-cell>
          <table:table-cell office:value-type="float" office:value="29.97936" calcext:value-type="float">
            <text:p>29.97936</text:p>
          </table:table-cell>
          <table:table-cell office:value-type="float" office:value="23.92797" calcext:value-type="float">
            <text:p>23.92797</text:p>
          </table:table-cell>
          <table:table-cell office:value-type="float" office:value="28.08933" calcext:value-type="float">
            <text:p>28.08933</text:p>
          </table:table-cell>
          <table:table-cell office:value-type="float" office:value="15.37316" calcext:value-type="float">
            <text:p>15.37316</text:p>
          </table:table-cell>
          <table:table-cell office:value-type="float" office:value="5.375562" calcext:value-type="float">
            <text:p>5.375562</text:p>
          </table:table-cell>
          <table:table-cell office:value-type="float" office:value="2.08815" calcext:value-type="float">
            <text:p>2.08815</text:p>
          </table:table-cell>
          <table:table-cell office:value-type="float" office:value="0.9057353" calcext:value-type="float">
            <text:p>0.9057353</text:p>
          </table:table-cell>
          <table:table-cell office:value-type="float" office:value="0.3865609" calcext:value-type="float">
            <text:p>0.3865609</text:p>
          </table:table-cell>
          <table:table-cell office:value-type="float" office:value="0.3529871" calcext:value-type="float">
            <text:p>0.3529871</text:p>
          </table:table-cell>
          <table:table-cell office:value-type="float" office:value="0" calcext:value-type="float">
            <text:p>0</text:p>
          </table:table-cell>
          <table:table-cell office:value-type="float" office:value="-80304.87" calcext:value-type="float">
            <text:p>-80304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071395" calcext:value-type="float">
            <text:p>-8.071395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7.793465" calcext:value-type="float">
            <text:p>7.793465</text:p>
          </table:table-cell>
          <table:table-cell office:value-type="float" office:value="1082.201" calcext:value-type="float">
            <text:p>1082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52309" calcext:value-type="float">
            <text:p>0.07252309</text:p>
          </table:table-cell>
          <table:table-cell office:value-type="float" office:value="35.54876" calcext:value-type="float">
            <text:p>35.54876</text:p>
          </table:table-cell>
          <table:table-cell office:value-type="float" office:value="0" calcext:value-type="float">
            <text:p>0</text:p>
          </table:table-cell>
          <table:table-cell office:value-type="float" office:value="0.0001143794" calcext:value-type="float">
            <text:p>0.0001143794</text:p>
          </table:table-cell>
          <table:table-cell office:value-type="float" office:value="0" calcext:value-type="float">
            <text:p>0</text:p>
          </table:table-cell>
          <table:table-cell office:value-type="float" office:value="0.00514294" calcext:value-type="float">
            <text:p>0.00514294</text:p>
          </table:table-cell>
          <table:table-cell office:value-type="float" office:value="-0.00004880441" calcext:value-type="float">
            <text:p>-4.880441E-05</text:p>
          </table:table-cell>
          <table:table-cell office:value-type="float" office:value="-0.005334903" calcext:value-type="float">
            <text:p>-0.005334903</text:p>
          </table:table-cell>
          <table:table-cell office:value-type="float" office:value="0.000000002885841" calcext:value-type="float">
            <text:p>2.885841E-09</text:p>
          </table:table-cell>
          <table:table-cell office:value-type="float" office:value="9.876083" calcext:value-type="float">
            <text:p>9.876083</text:p>
          </table:table-cell>
          <table:table-cell office:value-type="float" office:value="1.026701" calcext:value-type="float">
            <text:p>1.026701</text:p>
          </table:table-cell>
          <table:table-cell office:value-type="float" office:value="0.130564" calcext:value-type="float">
            <text:p>0.130564</text:p>
          </table:table-cell>
          <table:table-cell office:value-type="float" office:value="0.07568579" calcext:value-type="float">
            <text:p>0.07568579</text:p>
          </table:table-cell>
          <table:table-cell office:value-type="float" office:value="0.04812896" calcext:value-type="float">
            <text:p>0.04812896</text:p>
          </table:table-cell>
          <table:table-cell office:value-type="float" office:value="0.04476853" calcext:value-type="float">
            <text:p>0.04476853</text:p>
          </table:table-cell>
          <table:table-cell office:value-type="float" office:value="0.02221217" calcext:value-type="float">
            <text:p>0.02221217</text:p>
          </table:table-cell>
          <table:table-cell office:value-type="float" office:value="0.01576063" calcext:value-type="float">
            <text:p>0.01576063</text:p>
          </table:table-cell>
          <table:table-cell office:value-type="float" office:value="0.03074924" calcext:value-type="float">
            <text:p>0.03074924</text:p>
          </table:table-cell>
          <table:table-cell office:value-type="float" office:value="0.02473142" calcext:value-type="float">
            <text:p>0.02473142</text:p>
          </table:table-cell>
          <table:table-cell office:value-type="float" office:value="0.02107538" calcext:value-type="float">
            <text:p>0.02107538</text:p>
          </table:table-cell>
          <table:table-cell office:value-type="float" office:value="0.01982438" calcext:value-type="float">
            <text:p>0.01982438</text:p>
          </table:table-cell>
          <table:table-cell office:value-type="float" office:value="0.02031001" calcext:value-type="float">
            <text:p>0.02031001</text:p>
          </table:table-cell>
          <table:table-cell office:value-type="float" office:value="0.004989021" calcext:value-type="float">
            <text:p>0.004989021</text:p>
          </table:table-cell>
          <table:table-cell office:value-type="float" office:value="0.00407058" calcext:value-type="float">
            <text:p>0.00407058</text:p>
          </table:table-cell>
          <table:table-cell office:value-type="float" office:value="0" calcext:value-type="float">
            <text:p>0</text:p>
          </table:table-cell>
          <table:table-cell office:value-type="float" office:value="34.08957" calcext:value-type="float">
            <text:p>34.08957</text:p>
          </table:table-cell>
          <table:table-cell office:value-type="float" office:value="32.98229" calcext:value-type="float">
            <text:p>32.98229</text:p>
          </table:table-cell>
          <table:table-cell office:value-type="float" office:value="32.4275" calcext:value-type="float">
            <text:p>32.4275</text:p>
          </table:table-cell>
          <table:table-cell office:value-type="float" office:value="36.7122" calcext:value-type="float">
            <text:p>36.7122</text:p>
          </table:table-cell>
          <table:table-cell office:value-type="float" office:value="41.76028" calcext:value-type="float">
            <text:p>41.76028</text:p>
          </table:table-cell>
          <table:table-cell office:value-type="float" office:value="30.08052" calcext:value-type="float">
            <text:p>30.08052</text:p>
          </table:table-cell>
          <table:table-cell office:value-type="float" office:value="24.04143" calcext:value-type="float">
            <text:p>24.04143</text:p>
          </table:table-cell>
          <table:table-cell office:value-type="float" office:value="28.07675" calcext:value-type="float">
            <text:p>28.07675</text:p>
          </table:table-cell>
          <table:table-cell office:value-type="float" office:value="15.47319" calcext:value-type="float">
            <text:p>15.47319</text:p>
          </table:table-cell>
          <table:table-cell office:value-type="float" office:value="5.392289" calcext:value-type="float">
            <text:p>5.392289</text:p>
          </table:table-cell>
          <table:table-cell office:value-type="float" office:value="2.091794" calcext:value-type="float">
            <text:p>2.091794</text:p>
          </table:table-cell>
          <table:table-cell office:value-type="float" office:value="0.9065796" calcext:value-type="float">
            <text:p>0.9065796</text:p>
          </table:table-cell>
          <table:table-cell office:value-type="float" office:value="0.3871814" calcext:value-type="float">
            <text:p>0.3871814</text:p>
          </table:table-cell>
          <table:table-cell office:value-type="float" office:value="0.3530475" calcext:value-type="float">
            <text:p>0.3530475</text:p>
          </table:table-cell>
          <table:table-cell office:value-type="float" office:value="0" calcext:value-type="float">
            <text:p>0</text:p>
          </table:table-cell>
          <table:table-cell office:value-type="float" office:value="-80433.23" calcext:value-type="float">
            <text:p>-8043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453314" calcext:value-type="float">
            <text:p>-8.453314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7.791129" calcext:value-type="float">
            <text:p>7.791129</text:p>
          </table:table-cell>
          <table:table-cell office:value-type="float" office:value="1082.198" calcext:value-type="float">
            <text:p>1082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32829" calcext:value-type="float">
            <text:p>0.07232829</text:p>
          </table:table-cell>
          <table:table-cell office:value-type="float" office:value="35.5549" calcext:value-type="float">
            <text:p>35.5549</text:p>
          </table:table-cell>
          <table:table-cell office:value-type="float" office:value="0" calcext:value-type="float">
            <text:p>0</text:p>
          </table:table-cell>
          <table:table-cell office:value-type="float" office:value="0.0001156705" calcext:value-type="float">
            <text:p>0.0001156705</text:p>
          </table:table-cell>
          <table:table-cell office:value-type="float" office:value="0" calcext:value-type="float">
            <text:p>0</text:p>
          </table:table-cell>
          <table:table-cell office:value-type="float" office:value="0.005566111" calcext:value-type="float">
            <text:p>0.005566111</text:p>
          </table:table-cell>
          <table:table-cell office:value-type="float" office:value="-0.00005149985" calcext:value-type="float">
            <text:p>-5.149985E-05</text:p>
          </table:table-cell>
          <table:table-cell office:value-type="float" office:value="-0.005460945" calcext:value-type="float">
            <text:p>-0.005460945</text:p>
          </table:table-cell>
          <table:table-cell office:value-type="float" office:value="0.000000002885841" calcext:value-type="float">
            <text:p>2.885841E-09</text:p>
          </table:table-cell>
          <table:table-cell office:value-type="float" office:value="9.871657" calcext:value-type="float">
            <text:p>9.871657</text:p>
          </table:table-cell>
          <table:table-cell office:value-type="float" office:value="1.03273" calcext:value-type="float">
            <text:p>1.03273</text:p>
          </table:table-cell>
          <table:table-cell office:value-type="float" office:value="0.1257426" calcext:value-type="float">
            <text:p>0.1257426</text:p>
          </table:table-cell>
          <table:table-cell office:value-type="float" office:value="0.07431883" calcext:value-type="float">
            <text:p>0.07431883</text:p>
          </table:table-cell>
          <table:table-cell office:value-type="float" office:value="0.04753457" calcext:value-type="float">
            <text:p>0.04753457</text:p>
          </table:table-cell>
          <table:table-cell office:value-type="float" office:value="0.04464887" calcext:value-type="float">
            <text:p>0.04464887</text:p>
          </table:table-cell>
          <table:table-cell office:value-type="float" office:value="0.02225664" calcext:value-type="float">
            <text:p>0.02225664</text:p>
          </table:table-cell>
          <table:table-cell office:value-type="float" office:value="0.01585091" calcext:value-type="float">
            <text:p>0.01585091</text:p>
          </table:table-cell>
          <table:table-cell office:value-type="float" office:value="0.03078872" calcext:value-type="float">
            <text:p>0.03078872</text:p>
          </table:table-cell>
          <table:table-cell office:value-type="float" office:value="0.02476353" calcext:value-type="float">
            <text:p>0.02476353</text:p>
          </table:table-cell>
          <table:table-cell office:value-type="float" office:value="0.02109532" calcext:value-type="float">
            <text:p>0.02109532</text:p>
          </table:table-cell>
          <table:table-cell office:value-type="float" office:value="0.01983877" calcext:value-type="float">
            <text:p>0.01983877</text:p>
          </table:table-cell>
          <table:table-cell office:value-type="float" office:value="0.02032152" calcext:value-type="float">
            <text:p>0.02032152</text:p>
          </table:table-cell>
          <table:table-cell office:value-type="float" office:value="0.004986685" calcext:value-type="float">
            <text:p>0.004986685</text:p>
          </table:table-cell>
          <table:table-cell office:value-type="float" office:value="0.004067519" calcext:value-type="float">
            <text:p>0.004067519</text:p>
          </table:table-cell>
          <table:table-cell office:value-type="float" office:value="0" calcext:value-type="float">
            <text:p>0</text:p>
          </table:table-cell>
          <table:table-cell office:value-type="float" office:value="46.3499" calcext:value-type="float">
            <text:p>46.3499</text:p>
          </table:table-cell>
          <table:table-cell office:value-type="float" office:value="33.21126" calcext:value-type="float">
            <text:p>33.21126</text:p>
          </table:table-cell>
          <table:table-cell office:value-type="float" office:value="30.95738" calcext:value-type="float">
            <text:p>30.95738</text:p>
          </table:table-cell>
          <table:table-cell office:value-type="float" office:value="35.42846" calcext:value-type="float">
            <text:p>35.42846</text:p>
          </table:table-cell>
          <table:table-cell office:value-type="float" office:value="40.56243" calcext:value-type="float">
            <text:p>40.56243</text:p>
          </table:table-cell>
          <table:table-cell office:value-type="float" office:value="29.84468" calcext:value-type="float">
            <text:p>29.84468</text:p>
          </table:table-cell>
          <table:table-cell office:value-type="float" office:value="24.20582" calcext:value-type="float">
            <text:p>24.20582</text:p>
          </table:table-cell>
          <table:table-cell office:value-type="float" office:value="28.09532" calcext:value-type="float">
            <text:p>28.09532</text:p>
          </table:table-cell>
          <table:table-cell office:value-type="float" office:value="15.56366" calcext:value-type="float">
            <text:p>15.56366</text:p>
          </table:table-cell>
          <table:table-cell office:value-type="float" office:value="5.410396" calcext:value-type="float">
            <text:p>5.410396</text:p>
          </table:table-cell>
          <table:table-cell office:value-type="float" office:value="2.09594" calcext:value-type="float">
            <text:p>2.09594</text:p>
          </table:table-cell>
          <table:table-cell office:value-type="float" office:value="0.9075222" calcext:value-type="float">
            <text:p>0.9075222</text:p>
          </table:table-cell>
          <table:table-cell office:value-type="float" office:value="0.3864602" calcext:value-type="float">
            <text:p>0.3864602</text:p>
          </table:table-cell>
          <table:table-cell office:value-type="float" office:value="0.3531277" calcext:value-type="float">
            <text:p>0.3531277</text:p>
          </table:table-cell>
          <table:table-cell office:value-type="float" office:value="0" calcext:value-type="float">
            <text:p>0</text:p>
          </table:table-cell>
          <table:table-cell office:value-type="float" office:value="-80469.44" calcext:value-type="float">
            <text:p>-8046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801822" calcext:value-type="float">
            <text:p>-8.801822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7.788636" calcext:value-type="float">
            <text:p>7.788636</text:p>
          </table:table-cell>
          <table:table-cell office:value-type="float" office:value="1082.196" calcext:value-type="float">
            <text:p>1082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07184" calcext:value-type="float">
            <text:p>0.07207184</text:p>
          </table:table-cell>
          <table:table-cell office:value-type="float" office:value="35.5624" calcext:value-type="float">
            <text:p>35.5624</text:p>
          </table:table-cell>
          <table:table-cell office:value-type="float" office:value="0" calcext:value-type="float">
            <text:p>0</text:p>
          </table:table-cell>
          <table:table-cell office:value-type="float" office:value="0.0001156758" calcext:value-type="float">
            <text:p>0.0001156758</text:p>
          </table:table-cell>
          <table:table-cell office:value-type="float" office:value="0" calcext:value-type="float">
            <text:p>0</text:p>
          </table:table-cell>
          <table:table-cell office:value-type="float" office:value="0.005545507" calcext:value-type="float">
            <text:p>0.005545507</text:p>
          </table:table-cell>
          <table:table-cell office:value-type="float" office:value="-0.00005427861" calcext:value-type="float">
            <text:p>-5.427861E-05</text:p>
          </table:table-cell>
          <table:table-cell office:value-type="float" office:value="-0.005669009" calcext:value-type="float">
            <text:p>-0.005669009</text:p>
          </table:table-cell>
          <table:table-cell office:value-type="float" office:value="0.000000003419459" calcext:value-type="float">
            <text:p>3.419459E-09</text:p>
          </table:table-cell>
          <table:table-cell office:value-type="float" office:value="9.867422" calcext:value-type="float">
            <text:p>9.867422</text:p>
          </table:table-cell>
          <table:table-cell office:value-type="float" office:value="0.9440638" calcext:value-type="float">
            <text:p>0.9440638</text:p>
          </table:table-cell>
          <table:table-cell office:value-type="float" office:value="0.1360327" calcext:value-type="float">
            <text:p>0.1360327</text:p>
          </table:table-cell>
          <table:table-cell office:value-type="float" office:value="0.07652759" calcext:value-type="float">
            <text:p>0.07652759</text:p>
          </table:table-cell>
          <table:table-cell office:value-type="float" office:value="0.0478026" calcext:value-type="float">
            <text:p>0.0478026</text:p>
          </table:table-cell>
          <table:table-cell office:value-type="float" office:value="0.04451526" calcext:value-type="float">
            <text:p>0.04451526</text:p>
          </table:table-cell>
          <table:table-cell office:value-type="float" office:value="0.02217727" calcext:value-type="float">
            <text:p>0.02217727</text:p>
          </table:table-cell>
          <table:table-cell office:value-type="float" office:value="0.01584479" calcext:value-type="float">
            <text:p>0.01584479</text:p>
          </table:table-cell>
          <table:table-cell office:value-type="float" office:value="0.03081536" calcext:value-type="float">
            <text:p>0.03081536</text:p>
          </table:table-cell>
          <table:table-cell office:value-type="float" office:value="0.02479579" calcext:value-type="float">
            <text:p>0.02479579</text:p>
          </table:table-cell>
          <table:table-cell office:value-type="float" office:value="0.02111599" calcext:value-type="float">
            <text:p>0.02111599</text:p>
          </table:table-cell>
          <table:table-cell office:value-type="float" office:value="0.01985333" calcext:value-type="float">
            <text:p>0.01985333</text:p>
          </table:table-cell>
          <table:table-cell office:value-type="float" office:value="0.02033265" calcext:value-type="float">
            <text:p>0.02033265</text:p>
          </table:table-cell>
          <table:table-cell office:value-type="float" office:value="0.004988191" calcext:value-type="float">
            <text:p>0.004988191</text:p>
          </table:table-cell>
          <table:table-cell office:value-type="float" office:value="0.004068807" calcext:value-type="float">
            <text:p>0.004068807</text:p>
          </table:table-cell>
          <table:table-cell office:value-type="float" office:value="0" calcext:value-type="float">
            <text:p>0</text:p>
          </table:table-cell>
          <table:table-cell office:value-type="float" office:value="32.50144" calcext:value-type="float">
            <text:p>32.50144</text:p>
          </table:table-cell>
          <table:table-cell office:value-type="float" office:value="35.11201" calcext:value-type="float">
            <text:p>35.11201</text:p>
          </table:table-cell>
          <table:table-cell office:value-type="float" office:value="32.72001" calcext:value-type="float">
            <text:p>32.72001</text:p>
          </table:table-cell>
          <table:table-cell office:value-type="float" office:value="35.64639" calcext:value-type="float">
            <text:p>35.64639</text:p>
          </table:table-cell>
          <table:table-cell office:value-type="float" office:value="40.418" calcext:value-type="float">
            <text:p>40.418</text:p>
          </table:table-cell>
          <table:table-cell office:value-type="float" office:value="29.44367" calcext:value-type="float">
            <text:p>29.44367</text:p>
          </table:table-cell>
          <table:table-cell office:value-type="float" office:value="24.03898" calcext:value-type="float">
            <text:p>24.03898</text:p>
          </table:table-cell>
          <table:table-cell office:value-type="float" office:value="28.06013" calcext:value-type="float">
            <text:p>28.06013</text:p>
          </table:table-cell>
          <table:table-cell office:value-type="float" office:value="15.66069" calcext:value-type="float">
            <text:p>15.66069</text:p>
          </table:table-cell>
          <table:table-cell office:value-type="float" office:value="5.431857" calcext:value-type="float">
            <text:p>5.431857</text:p>
          </table:table-cell>
          <table:table-cell office:value-type="float" office:value="2.100574" calcext:value-type="float">
            <text:p>2.100574</text:p>
          </table:table-cell>
          <table:table-cell office:value-type="float" office:value="0.9083893" calcext:value-type="float">
            <text:p>0.9083893</text:p>
          </table:table-cell>
          <table:table-cell office:value-type="float" office:value="0.387138" calcext:value-type="float">
            <text:p>0.387138</text:p>
          </table:table-cell>
          <table:table-cell office:value-type="float" office:value="0.3532386" calcext:value-type="float">
            <text:p>0.3532386</text:p>
          </table:table-cell>
          <table:table-cell office:value-type="float" office:value="0" calcext:value-type="float">
            <text:p>0</text:p>
          </table:table-cell>
          <table:table-cell office:value-type="float" office:value="-80474.79" calcext:value-type="float">
            <text:p>-80474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698684" calcext:value-type="float">
            <text:p>-9.698684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7.786298" calcext:value-type="float">
            <text:p>7.786298</text:p>
          </table:table-cell>
          <table:table-cell office:value-type="float" office:value="1082.193" calcext:value-type="float">
            <text:p>1082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484" calcext:value-type="float">
            <text:p>0.0715484</text:p>
          </table:table-cell>
          <table:table-cell office:value-type="float" office:value="35.56905" calcext:value-type="float">
            <text:p>35.56905</text:p>
          </table:table-cell>
          <table:table-cell office:value-type="float" office:value="0" calcext:value-type="float">
            <text:p>0</text:p>
          </table:table-cell>
          <table:table-cell office:value-type="float" office:value="0.0001163609" calcext:value-type="float">
            <text:p>0.0001163609</text:p>
          </table:table-cell>
          <table:table-cell office:value-type="float" office:value="0" calcext:value-type="float">
            <text:p>0</text:p>
          </table:table-cell>
          <table:table-cell office:value-type="float" office:value="0.005750045" calcext:value-type="float">
            <text:p>0.005750045</text:p>
          </table:table-cell>
          <table:table-cell office:value-type="float" office:value="-0.00005760498" calcext:value-type="float">
            <text:p>-5.760498E-05</text:p>
          </table:table-cell>
          <table:table-cell office:value-type="float" office:value="-0.00579649" calcext:value-type="float">
            <text:p>-0.00579649</text:p>
          </table:table-cell>
          <table:table-cell office:value-type="float" office:value="0.000000003419459" calcext:value-type="float">
            <text:p>3.419459E-09</text:p>
          </table:table-cell>
          <table:table-cell office:value-type="float" office:value="9.862993" calcext:value-type="float">
            <text:p>9.862993</text:p>
          </table:table-cell>
          <table:table-cell office:value-type="float" office:value="0.9289111" calcext:value-type="float">
            <text:p>0.9289111</text:p>
          </table:table-cell>
          <table:table-cell office:value-type="float" office:value="0.129328" calcext:value-type="float">
            <text:p>0.129328</text:p>
          </table:table-cell>
          <table:table-cell office:value-type="float" office:value="0.07412174" calcext:value-type="float">
            <text:p>0.07412174</text:p>
          </table:table-cell>
          <table:table-cell office:value-type="float" office:value="0.04702146" calcext:value-type="float">
            <text:p>0.04702146</text:p>
          </table:table-cell>
          <table:table-cell office:value-type="float" office:value="0.04423067" calcext:value-type="float">
            <text:p>0.04423067</text:p>
          </table:table-cell>
          <table:table-cell office:value-type="float" office:value="0.02215758" calcext:value-type="float">
            <text:p>0.02215758</text:p>
          </table:table-cell>
          <table:table-cell office:value-type="float" office:value="0.01586729" calcext:value-type="float">
            <text:p>0.01586729</text:p>
          </table:table-cell>
          <table:table-cell office:value-type="float" office:value="0.03083609" calcext:value-type="float">
            <text:p>0.03083609</text:p>
          </table:table-cell>
          <table:table-cell office:value-type="float" office:value="0.02482582" calcext:value-type="float">
            <text:p>0.02482582</text:p>
          </table:table-cell>
          <table:table-cell office:value-type="float" office:value="0.02113707" calcext:value-type="float">
            <text:p>0.02113707</text:p>
          </table:table-cell>
          <table:table-cell office:value-type="float" office:value="0.01986813" calcext:value-type="float">
            <text:p>0.01986813</text:p>
          </table:table-cell>
          <table:table-cell office:value-type="float" office:value="0.02034471" calcext:value-type="float">
            <text:p>0.02034471</text:p>
          </table:table-cell>
          <table:table-cell office:value-type="float" office:value="0.004987118" calcext:value-type="float">
            <text:p>0.004987118</text:p>
          </table:table-cell>
          <table:table-cell office:value-type="float" office:value="0.004065919" calcext:value-type="float">
            <text:p>0.004065919</text:p>
          </table:table-cell>
          <table:table-cell office:value-type="float" office:value="0" calcext:value-type="float">
            <text:p>0</text:p>
          </table:table-cell>
          <table:table-cell office:value-type="float" office:value="46.80831" calcext:value-type="float">
            <text:p>46.80831</text:p>
          </table:table-cell>
          <table:table-cell office:value-type="float" office:value="35.37222" calcext:value-type="float">
            <text:p>35.37222</text:p>
          </table:table-cell>
          <table:table-cell office:value-type="float" office:value="31.20078" calcext:value-type="float">
            <text:p>31.20078</text:p>
          </table:table-cell>
          <table:table-cell office:value-type="float" office:value="34.53502" calcext:value-type="float">
            <text:p>34.53502</text:p>
          </table:table-cell>
          <table:table-cell office:value-type="float" office:value="39.49234" calcext:value-type="float">
            <text:p>39.49234</text:p>
          </table:table-cell>
          <table:table-cell office:value-type="float" office:value="29.2209" calcext:value-type="float">
            <text:p>29.2209</text:p>
          </table:table-cell>
          <table:table-cell office:value-type="float" office:value="23.9815" calcext:value-type="float">
            <text:p>23.9815</text:p>
          </table:table-cell>
          <table:table-cell office:value-type="float" office:value="28.01141" calcext:value-type="float">
            <text:p>28.01141</text:p>
          </table:table-cell>
          <table:table-cell office:value-type="float" office:value="15.74912" calcext:value-type="float">
            <text:p>15.74912</text:p>
          </table:table-cell>
          <table:table-cell office:value-type="float" office:value="5.455737" calcext:value-type="float">
            <text:p>5.455737</text:p>
          </table:table-cell>
          <table:table-cell office:value-type="float" office:value="2.105821" calcext:value-type="float">
            <text:p>2.105821</text:p>
          </table:table-cell>
          <table:table-cell office:value-type="float" office:value="0.9094259" calcext:value-type="float">
            <text:p>0.9094259</text:p>
          </table:table-cell>
          <table:table-cell office:value-type="float" office:value="0.3868839" calcext:value-type="float">
            <text:p>0.3868839</text:p>
          </table:table-cell>
          <table:table-cell office:value-type="float" office:value="0.3533543" calcext:value-type="float">
            <text:p>0.3533543</text:p>
          </table:table-cell>
          <table:table-cell office:value-type="float" office:value="0" calcext:value-type="float">
            <text:p>0</text:p>
          </table:table-cell>
          <table:table-cell office:value-type="float" office:value="-80316.61" calcext:value-type="float">
            <text:p>-8031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003804" calcext:value-type="float">
            <text:p>-1.003804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7.783785" calcext:value-type="float">
            <text:p>7.783785</text:p>
          </table:table-cell>
          <table:table-cell office:value-type="float" office:value="1082.191" calcext:value-type="float">
            <text:p>1082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16015" calcext:value-type="float">
            <text:p>0.07116015</text:p>
          </table:table-cell>
          <table:table-cell office:value-type="float" office:value="35.57658" calcext:value-type="float">
            <text:p>35.57658</text:p>
          </table:table-cell>
          <table:table-cell office:value-type="float" office:value="0" calcext:value-type="float">
            <text:p>0</text:p>
          </table:table-cell>
          <table:table-cell office:value-type="float" office:value="0.000116366" calcext:value-type="float">
            <text:p>0.000116366</text:p>
          </table:table-cell>
          <table:table-cell office:value-type="float" office:value="0" calcext:value-type="float">
            <text:p>0</text:p>
          </table:table-cell>
          <table:table-cell office:value-type="float" office:value="0.005728565" calcext:value-type="float">
            <text:p>0.005728565</text:p>
          </table:table-cell>
          <table:table-cell office:value-type="float" office:value="-0.00006070578" calcext:value-type="float">
            <text:p>-6.070578E-05</text:p>
          </table:table-cell>
          <table:table-cell office:value-type="float" office:value="-0.005986876" calcext:value-type="float">
            <text:p>-0.005986876</text:p>
          </table:table-cell>
          <table:table-cell office:value-type="float" office:value="0.000000003929844" calcext:value-type="float">
            <text:p>3.929844E-09</text:p>
          </table:table-cell>
          <table:table-cell office:value-type="float" office:value="9.858645" calcext:value-type="float">
            <text:p>9.858645</text:p>
          </table:table-cell>
          <table:table-cell office:value-type="float" office:value="0.8597892" calcext:value-type="float">
            <text:p>0.8597892</text:p>
          </table:table-cell>
          <table:table-cell office:value-type="float" office:value="0.1329933" calcext:value-type="float">
            <text:p>0.1329933</text:p>
          </table:table-cell>
          <table:table-cell office:value-type="float" office:value="0.07559904" calcext:value-type="float">
            <text:p>0.07559904</text:p>
          </table:table-cell>
          <table:table-cell office:value-type="float" office:value="0.04706215" calcext:value-type="float">
            <text:p>0.04706215</text:p>
          </table:table-cell>
          <table:table-cell office:value-type="float" office:value="0.0439351" calcext:value-type="float">
            <text:p>0.0439351</text:p>
          </table:table-cell>
          <table:table-cell office:value-type="float" office:value="0.02204795" calcext:value-type="float">
            <text:p>0.02204795</text:p>
          </table:table-cell>
          <table:table-cell office:value-type="float" office:value="0.01584171" calcext:value-type="float">
            <text:p>0.01584171</text:p>
          </table:table-cell>
          <table:table-cell office:value-type="float" office:value="0.03085228" calcext:value-type="float">
            <text:p>0.03085228</text:p>
          </table:table-cell>
          <table:table-cell office:value-type="float" office:value="0.02485263" calcext:value-type="float">
            <text:p>0.02485263</text:p>
          </table:table-cell>
          <table:table-cell office:value-type="float" office:value="0.02115805" calcext:value-type="float">
            <text:p>0.02115805</text:p>
          </table:table-cell>
          <table:table-cell office:value-type="float" office:value="0.01988312" calcext:value-type="float">
            <text:p>0.01988312</text:p>
          </table:table-cell>
          <table:table-cell office:value-type="float" office:value="0.02035704" calcext:value-type="float">
            <text:p>0.02035704</text:p>
          </table:table-cell>
          <table:table-cell office:value-type="float" office:value="0.004988762" calcext:value-type="float">
            <text:p>0.004988762</text:p>
          </table:table-cell>
          <table:table-cell office:value-type="float" office:value="0.004067827" calcext:value-type="float">
            <text:p>0.004067827</text:p>
          </table:table-cell>
          <table:table-cell office:value-type="float" office:value="0" calcext:value-type="float">
            <text:p>0</text:p>
          </table:table-cell>
          <table:table-cell office:value-type="float" office:value="32.9385" calcext:value-type="float">
            <text:p>32.9385</text:p>
          </table:table-cell>
          <table:table-cell office:value-type="float" office:value="36.74798" calcext:value-type="float">
            <text:p>36.74798</text:p>
          </table:table-cell>
          <table:table-cell office:value-type="float" office:value="33.38555" calcext:value-type="float">
            <text:p>33.38555</text:p>
          </table:table-cell>
          <table:table-cell office:value-type="float" office:value="34.98455" calcext:value-type="float">
            <text:p>34.98455</text:p>
          </table:table-cell>
          <table:table-cell office:value-type="float" office:value="39.48751" calcext:value-type="float">
            <text:p>39.48751</text:p>
          </table:table-cell>
          <table:table-cell office:value-type="float" office:value="28.86378" calcext:value-type="float">
            <text:p>28.86378</text:p>
          </table:table-cell>
          <table:table-cell office:value-type="float" office:value="23.78844" calcext:value-type="float">
            <text:p>23.78844</text:p>
          </table:table-cell>
          <table:table-cell office:value-type="float" office:value="27.95505" calcext:value-type="float">
            <text:p>27.95505</text:p>
          </table:table-cell>
          <table:table-cell office:value-type="float" office:value="15.82132" calcext:value-type="float">
            <text:p>15.82132</text:p>
          </table:table-cell>
          <table:table-cell office:value-type="float" office:value="5.479735" calcext:value-type="float">
            <text:p>5.479735</text:p>
          </table:table-cell>
          <table:table-cell office:value-type="float" office:value="2.111603" calcext:value-type="float">
            <text:p>2.111603</text:p>
          </table:table-cell>
          <table:table-cell office:value-type="float" office:value="0.9104963" calcext:value-type="float">
            <text:p>0.9104963</text:p>
          </table:table-cell>
          <table:table-cell office:value-type="float" office:value="0.3876252" calcext:value-type="float">
            <text:p>0.3876252</text:p>
          </table:table-cell>
          <table:table-cell office:value-type="float" office:value="0.3534483" calcext:value-type="float">
            <text:p>0.3534483</text:p>
          </table:table-cell>
          <table:table-cell office:value-type="float" office:value="0" calcext:value-type="float">
            <text:p>0</text:p>
          </table:table-cell>
          <table:table-cell office:value-type="float" office:value="-80324.59" calcext:value-type="float">
            <text:p>-8032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043384" calcext:value-type="float">
            <text:p>-1.043384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7.779877" calcext:value-type="float">
            <text:p>7.779877</text:p>
          </table:table-cell>
          <table:table-cell office:value-type="float" office:value="1082.187" calcext:value-type="float">
            <text:p>1082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80729" calcext:value-type="float">
            <text:p>0.07180729</text:p>
          </table:table-cell>
          <table:table-cell office:value-type="float" office:value="35.58836" calcext:value-type="float">
            <text:p>35.58836</text:p>
          </table:table-cell>
          <table:table-cell office:value-type="float" office:value="0" calcext:value-type="float">
            <text:p>0</text:p>
          </table:table-cell>
          <table:table-cell office:value-type="float" office:value="0.000116373" calcext:value-type="float">
            <text:p>0.000116373</text:p>
          </table:table-cell>
          <table:table-cell office:value-type="float" office:value="0" calcext:value-type="float">
            <text:p>0</text:p>
          </table:table-cell>
          <table:table-cell office:value-type="float" office:value="0.005675062" calcext:value-type="float">
            <text:p>0.005675062</text:p>
          </table:table-cell>
          <table:table-cell office:value-type="float" office:value="-0.00006987219" calcext:value-type="float">
            <text:p>-6.987219E-05</text:p>
          </table:table-cell>
          <table:table-cell office:value-type="float" office:value="-0.006807038" calcext:value-type="float">
            <text:p>-0.006807038</text:p>
          </table:table-cell>
          <table:table-cell office:value-type="float" office:value="0.000000003929844" calcext:value-type="float">
            <text:p>3.929844E-09</text:p>
          </table:table-cell>
          <table:table-cell office:value-type="float" office:value="9.855591" calcext:value-type="float">
            <text:p>9.855591</text:p>
          </table:table-cell>
          <table:table-cell office:value-type="float" office:value="1.015655" calcext:value-type="float">
            <text:p>1.015655</text:p>
          </table:table-cell>
          <table:table-cell office:value-type="float" office:value="0.1139839" calcext:value-type="float">
            <text:p>0.1139839</text:p>
          </table:table-cell>
          <table:table-cell office:value-type="float" office:value="0.07173774" calcext:value-type="float">
            <text:p>0.07173774</text:p>
          </table:table-cell>
          <table:table-cell office:value-type="float" office:value="0.04639035" calcext:value-type="float">
            <text:p>0.04639035</text:p>
          </table:table-cell>
          <table:table-cell office:value-type="float" office:value="0.04365421" calcext:value-type="float">
            <text:p>0.04365421</text:p>
          </table:table-cell>
          <table:table-cell office:value-type="float" office:value="0.02204531" calcext:value-type="float">
            <text:p>0.02204531</text:p>
          </table:table-cell>
          <table:table-cell office:value-type="float" office:value="0.01586299" calcext:value-type="float">
            <text:p>0.01586299</text:p>
          </table:table-cell>
          <table:table-cell office:value-type="float" office:value="0.03086348" calcext:value-type="float">
            <text:p>0.03086348</text:p>
          </table:table-cell>
          <table:table-cell office:value-type="float" office:value="0.02487624" calcext:value-type="float">
            <text:p>0.02487624</text:p>
          </table:table-cell>
          <table:table-cell office:value-type="float" office:value="0.02117865" calcext:value-type="float">
            <text:p>0.02117865</text:p>
          </table:table-cell>
          <table:table-cell office:value-type="float" office:value="0.01989826" calcext:value-type="float">
            <text:p>0.01989826</text:p>
          </table:table-cell>
          <table:table-cell office:value-type="float" office:value="0.0203704" calcext:value-type="float">
            <text:p>0.0203704</text:p>
          </table:table-cell>
          <table:table-cell office:value-type="float" office:value="0.004989693" calcext:value-type="float">
            <text:p>0.004989693</text:p>
          </table:table-cell>
          <table:table-cell office:value-type="float" office:value="0.004068471" calcext:value-type="float">
            <text:p>0.004068471</text:p>
          </table:table-cell>
          <table:table-cell office:value-type="float" office:value="0" calcext:value-type="float">
            <text:p>0</text:p>
          </table:table-cell>
          <table:table-cell office:value-type="float" office:value="41.70163" calcext:value-type="float">
            <text:p>41.70163</text:p>
          </table:table-cell>
          <table:table-cell office:value-type="float" office:value="32.12347" calcext:value-type="float">
            <text:p>32.12347</text:p>
          </table:table-cell>
          <table:table-cell office:value-type="float" office:value="33.68773" calcext:value-type="float">
            <text:p>33.68773</text:p>
          </table:table-cell>
          <table:table-cell office:value-type="float" office:value="35.61889" calcext:value-type="float">
            <text:p>35.61889</text:p>
          </table:table-cell>
          <table:table-cell office:value-type="float" office:value="40.07433" calcext:value-type="float">
            <text:p>40.07433</text:p>
          </table:table-cell>
          <table:table-cell office:value-type="float" office:value="28.99454" calcext:value-type="float">
            <text:p>28.99454</text:p>
          </table:table-cell>
          <table:table-cell office:value-type="float" office:value="23.79277" calcext:value-type="float">
            <text:p>23.79277</text:p>
          </table:table-cell>
          <table:table-cell office:value-type="float" office:value="27.90635" calcext:value-type="float">
            <text:p>27.90635</text:p>
          </table:table-cell>
          <table:table-cell office:value-type="float" office:value="15.87863" calcext:value-type="float">
            <text:p>15.87863</text:p>
          </table:table-cell>
          <table:table-cell office:value-type="float" office:value="5.503297" calcext:value-type="float">
            <text:p>5.503297</text:p>
          </table:table-cell>
          <table:table-cell office:value-type="float" office:value="2.11787" calcext:value-type="float">
            <text:p>2.11787</text:p>
          </table:table-cell>
          <table:table-cell office:value-type="float" office:value="0.9117822" calcext:value-type="float">
            <text:p>0.9117822</text:p>
          </table:table-cell>
          <table:table-cell office:value-type="float" office:value="0.3882174" calcext:value-type="float">
            <text:p>0.3882174</text:p>
          </table:table-cell>
          <table:table-cell office:value-type="float" office:value="0.3535062" calcext:value-type="float">
            <text:p>0.3535062</text:p>
          </table:table-cell>
          <table:table-cell office:value-type="float" office:value="0" calcext:value-type="float">
            <text:p>0</text:p>
          </table:table-cell>
          <table:table-cell office:value-type="float" office:value="-80383.62" calcext:value-type="float">
            <text:p>-8038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406767" calcext:value-type="float">
            <text:p>-1.406767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7.776417" calcext:value-type="float">
            <text:p>7.776417</text:p>
          </table:table-cell>
          <table:table-cell office:value-type="float" office:value="1082.184" calcext:value-type="float">
            <text:p>1082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81734" calcext:value-type="float">
            <text:p>0.07181734</text:p>
          </table:table-cell>
          <table:table-cell office:value-type="float" office:value="35.59863" calcext:value-type="float">
            <text:p>35.59863</text:p>
          </table:table-cell>
          <table:table-cell office:value-type="float" office:value="0" calcext:value-type="float">
            <text:p>0</text:p>
          </table:table-cell>
          <table:table-cell office:value-type="float" office:value="0.0001163773" calcext:value-type="float">
            <text:p>0.0001163773</text:p>
          </table:table-cell>
          <table:table-cell office:value-type="float" office:value="0" calcext:value-type="float">
            <text:p>0</text:p>
          </table:table-cell>
          <table:table-cell office:value-type="float" office:value="0.005618141" calcext:value-type="float">
            <text:p>0.005618141</text:p>
          </table:table-cell>
          <table:table-cell office:value-type="float" office:value="-0.00007857478" calcext:value-type="float">
            <text:p>-7.857478E-05</text:p>
          </table:table-cell>
          <table:table-cell office:value-type="float" office:value="-0.007269473" calcext:value-type="float">
            <text:p>-0.007269473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51508" calcext:value-type="float">
            <text:p>9.851508</text:p>
          </table:table-cell>
          <table:table-cell office:value-type="float" office:value="1.032907" calcext:value-type="float">
            <text:p>1.032907</text:p>
          </table:table-cell>
          <table:table-cell office:value-type="float" office:value="0.1102048" calcext:value-type="float">
            <text:p>0.1102048</text:p>
          </table:table-cell>
          <table:table-cell office:value-type="float" office:value="0.0705019" calcext:value-type="float">
            <text:p>0.0705019</text:p>
          </table:table-cell>
          <table:table-cell office:value-type="float" office:value="0.04567046" calcext:value-type="float">
            <text:p>0.04567046</text:p>
          </table:table-cell>
          <table:table-cell office:value-type="float" office:value="0.04318931" calcext:value-type="float">
            <text:p>0.04318931</text:p>
          </table:table-cell>
          <table:table-cell office:value-type="float" office:value="0.02195658" calcext:value-type="float">
            <text:p>0.02195658</text:p>
          </table:table-cell>
          <table:table-cell office:value-type="float" office:value="0.01589235" calcext:value-type="float">
            <text:p>0.01589235</text:p>
          </table:table-cell>
          <table:table-cell office:value-type="float" office:value="0.03085995" calcext:value-type="float">
            <text:p>0.03085995</text:p>
          </table:table-cell>
          <table:table-cell office:value-type="float" office:value="0.02489488" calcext:value-type="float">
            <text:p>0.02489488</text:p>
          </table:table-cell>
          <table:table-cell office:value-type="float" office:value="0.02119873" calcext:value-type="float">
            <text:p>0.02119873</text:p>
          </table:table-cell>
          <table:table-cell office:value-type="float" office:value="0.01991353" calcext:value-type="float">
            <text:p>0.01991353</text:p>
          </table:table-cell>
          <table:table-cell office:value-type="float" office:value="0.02038427" calcext:value-type="float">
            <text:p>0.02038427</text:p>
          </table:table-cell>
          <table:table-cell office:value-type="float" office:value="0.004990297" calcext:value-type="float">
            <text:p>0.004990297</text:p>
          </table:table-cell>
          <table:table-cell office:value-type="float" office:value="0.004068813" calcext:value-type="float">
            <text:p>0.004068813</text:p>
          </table:table-cell>
          <table:table-cell office:value-type="float" office:value="0" calcext:value-type="float">
            <text:p>0</text:p>
          </table:table-cell>
          <table:table-cell office:value-type="float" office:value="38.54597" calcext:value-type="float">
            <text:p>38.54597</text:p>
          </table:table-cell>
          <table:table-cell office:value-type="float" office:value="33.57887" calcext:value-type="float">
            <text:p>33.57887</text:p>
          </table:table-cell>
          <table:table-cell office:value-type="float" office:value="33.66714" calcext:value-type="float">
            <text:p>33.66714</text:p>
          </table:table-cell>
          <table:table-cell office:value-type="float" office:value="35.15025" calcext:value-type="float">
            <text:p>35.15025</text:p>
          </table:table-cell>
          <table:table-cell office:value-type="float" office:value="39.44094" calcext:value-type="float">
            <text:p>39.44094</text:p>
          </table:table-cell>
          <table:table-cell office:value-type="float" office:value="28.87195" calcext:value-type="float">
            <text:p>28.87195</text:p>
          </table:table-cell>
          <table:table-cell office:value-type="float" office:value="23.85206" calcext:value-type="float">
            <text:p>23.85206</text:p>
          </table:table-cell>
          <table:table-cell office:value-type="float" office:value="27.89092" calcext:value-type="float">
            <text:p>27.89092</text:p>
          </table:table-cell>
          <table:table-cell office:value-type="float" office:value="15.92837" calcext:value-type="float">
            <text:p>15.92837</text:p>
          </table:table-cell>
          <table:table-cell office:value-type="float" office:value="5.526133" calcext:value-type="float">
            <text:p>5.526133</text:p>
          </table:table-cell>
          <table:table-cell office:value-type="float" office:value="2.124542" calcext:value-type="float">
            <text:p>2.124542</text:p>
          </table:table-cell>
          <table:table-cell office:value-type="float" office:value="0.9131519" calcext:value-type="float">
            <text:p>0.9131519</text:p>
          </table:table-cell>
          <table:table-cell office:value-type="float" office:value="0.3886828" calcext:value-type="float">
            <text:p>0.3886828</text:p>
          </table:table-cell>
          <table:table-cell office:value-type="float" office:value="0.3536142" calcext:value-type="float">
            <text:p>0.3536142</text:p>
          </table:table-cell>
          <table:table-cell office:value-type="float" office:value="0" calcext:value-type="float">
            <text:p>0</text:p>
          </table:table-cell>
          <table:table-cell office:value-type="float" office:value="-80389.21" calcext:value-type="float">
            <text:p>-80389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0649" calcext:value-type="float">
            <text:p>-1.7064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7.771464" calcext:value-type="float">
            <text:p>7.771464</text:p>
          </table:table-cell>
          <table:table-cell office:value-type="float" office:value="1082.18" calcext:value-type="float">
            <text:p>108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84631" calcext:value-type="float">
            <text:p>0.07184631</text:p>
          </table:table-cell>
          <table:table-cell office:value-type="float" office:value="35.61338" calcext:value-type="float">
            <text:p>35.61338</text:p>
          </table:table-cell>
          <table:table-cell office:value-type="float" office:value="0" calcext:value-type="float">
            <text:p>0</text:p>
          </table:table-cell>
          <table:table-cell office:value-type="float" office:value="0.0001163817" calcext:value-type="float">
            <text:p>0.0001163817</text:p>
          </table:table-cell>
          <table:table-cell office:value-type="float" office:value="0" calcext:value-type="float">
            <text:p>0</text:p>
          </table:table-cell>
          <table:table-cell office:value-type="float" office:value="0.005572242" calcext:value-type="float">
            <text:p>0.005572242</text:p>
          </table:table-cell>
          <table:table-cell office:value-type="float" office:value="-0.00009216044" calcext:value-type="float">
            <text:p>-9.216044E-05</text:p>
          </table:table-cell>
          <table:table-cell office:value-type="float" office:value="-0.008085338" calcext:value-type="float">
            <text:p>-0.008085338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48154" calcext:value-type="float">
            <text:p>9.848154</text:p>
          </table:table-cell>
          <table:table-cell office:value-type="float" office:value="1.103637" calcext:value-type="float">
            <text:p>1.103637</text:p>
          </table:table-cell>
          <table:table-cell office:value-type="float" office:value="0.09441047" calcext:value-type="float">
            <text:p>0.09441047</text:p>
          </table:table-cell>
          <table:table-cell office:value-type="float" office:value="0.0655252" calcext:value-type="float">
            <text:p>0.0655252</text:p>
          </table:table-cell>
          <table:table-cell office:value-type="float" office:value="0.04398406" calcext:value-type="float">
            <text:p>0.04398406</text:p>
          </table:table-cell>
          <table:table-cell office:value-type="float" office:value="0.04223584" calcext:value-type="float">
            <text:p>0.04223584</text:p>
          </table:table-cell>
          <table:table-cell office:value-type="float" office:value="0.02180156" calcext:value-type="float">
            <text:p>0.02180156</text:p>
          </table:table-cell>
          <table:table-cell office:value-type="float" office:value="0.0159024" calcext:value-type="float">
            <text:p>0.0159024</text:p>
          </table:table-cell>
          <table:table-cell office:value-type="float" office:value="0.03084131" calcext:value-type="float">
            <text:p>0.03084131</text:p>
          </table:table-cell>
          <table:table-cell office:value-type="float" office:value="0.02490626" calcext:value-type="float">
            <text:p>0.02490626</text:p>
          </table:table-cell>
          <table:table-cell office:value-type="float" office:value="0.02121787" calcext:value-type="float">
            <text:p>0.02121787</text:p>
          </table:table-cell>
          <table:table-cell office:value-type="float" office:value="0.01992888" calcext:value-type="float">
            <text:p>0.01992888</text:p>
          </table:table-cell>
          <table:table-cell office:value-type="float" office:value="0.02039864" calcext:value-type="float">
            <text:p>0.02039864</text:p>
          </table:table-cell>
          <table:table-cell office:value-type="float" office:value="0.004990903" calcext:value-type="float">
            <text:p>0.004990903</text:p>
          </table:table-cell>
          <table:table-cell office:value-type="float" office:value="0.004068467" calcext:value-type="float">
            <text:p>0.004068467</text:p>
          </table:table-cell>
          <table:table-cell office:value-type="float" office:value="0" calcext:value-type="float">
            <text:p>0</text:p>
          </table:table-cell>
          <table:table-cell office:value-type="float" office:value="39.42049" calcext:value-type="float">
            <text:p>39.42049</text:p>
          </table:table-cell>
          <table:table-cell office:value-type="float" office:value="34.14964" calcext:value-type="float">
            <text:p>34.14964</text:p>
          </table:table-cell>
          <table:table-cell office:value-type="float" office:value="33.27873" calcext:value-type="float">
            <text:p>33.27873</text:p>
          </table:table-cell>
          <table:table-cell office:value-type="float" office:value="34.88266" calcext:value-type="float">
            <text:p>34.88266</text:p>
          </table:table-cell>
          <table:table-cell office:value-type="float" office:value="39.1581" calcext:value-type="float">
            <text:p>39.1581</text:p>
          </table:table-cell>
          <table:table-cell office:value-type="float" office:value="28.78303" calcext:value-type="float">
            <text:p>28.78303</text:p>
          </table:table-cell>
          <table:table-cell office:value-type="float" office:value="23.89174" calcext:value-type="float">
            <text:p>23.89174</text:p>
          </table:table-cell>
          <table:table-cell office:value-type="float" office:value="27.87488" calcext:value-type="float">
            <text:p>27.87488</text:p>
          </table:table-cell>
          <table:table-cell office:value-type="float" office:value="15.96634" calcext:value-type="float">
            <text:p>15.96634</text:p>
          </table:table-cell>
          <table:table-cell office:value-type="float" office:value="5.548077" calcext:value-type="float">
            <text:p>5.548077</text:p>
          </table:table-cell>
          <table:table-cell office:value-type="float" office:value="2.13153" calcext:value-type="float">
            <text:p>2.13153</text:p>
          </table:table-cell>
          <table:table-cell office:value-type="float" office:value="0.9146134" calcext:value-type="float">
            <text:p>0.9146134</text:p>
          </table:table-cell>
          <table:table-cell office:value-type="float" office:value="0.3891119" calcext:value-type="float">
            <text:p>0.3891119</text:p>
          </table:table-cell>
          <table:table-cell office:value-type="float" office:value="0.3536618" calcext:value-type="float">
            <text:p>0.3536618</text:p>
          </table:table-cell>
          <table:table-cell office:value-type="float" office:value="0" calcext:value-type="float">
            <text:p>0</text:p>
          </table:table-cell>
          <table:table-cell office:value-type="float" office:value="-80623.09" calcext:value-type="float">
            <text:p>-8062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763441" calcext:value-type="float">
            <text:p>-1.763441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7.763666" calcext:value-type="float">
            <text:p>7.763666</text:p>
          </table:table-cell>
          <table:table-cell office:value-type="float" office:value="1082.174" calcext:value-type="float">
            <text:p>1082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7135" calcext:value-type="float">
            <text:p>0.07247135</text:p>
          </table:table-cell>
          <table:table-cell office:value-type="float" office:value="35.63523" calcext:value-type="float">
            <text:p>35.63523</text:p>
          </table:table-cell>
          <table:table-cell office:value-type="float" office:value="0" calcext:value-type="float">
            <text:p>0</text:p>
          </table:table-cell>
          <table:table-cell office:value-type="float" office:value="0.0001163819" calcext:value-type="float">
            <text:p>0.0001163819</text:p>
          </table:table-cell>
          <table:table-cell office:value-type="float" office:value="0" calcext:value-type="float">
            <text:p>0</text:p>
          </table:table-cell>
          <table:table-cell office:value-type="float" office:value="0.005515676" calcext:value-type="float">
            <text:p>0.005515676</text:p>
          </table:table-cell>
          <table:table-cell office:value-type="float" office:value="-0.0001142209" calcext:value-type="float">
            <text:p>-0.0001142209</text:p>
          </table:table-cell>
          <table:table-cell office:value-type="float" office:value="-0.009572756" calcext:value-type="float">
            <text:p>-0.009572756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45714" calcext:value-type="float">
            <text:p>9.845714</text:p>
          </table:table-cell>
          <table:table-cell office:value-type="float" office:value="1.294899" calcext:value-type="float">
            <text:p>1.294899</text:p>
          </table:table-cell>
          <table:table-cell office:value-type="float" office:value="0.0796575" calcext:value-type="float">
            <text:p>0.0796575</text:p>
          </table:table-cell>
          <table:table-cell office:value-type="float" office:value="0.05988554" calcext:value-type="float">
            <text:p>0.05988554</text:p>
          </table:table-cell>
          <table:table-cell office:value-type="float" office:value="0.04102331" calcext:value-type="float">
            <text:p>0.04102331</text:p>
          </table:table-cell>
          <table:table-cell office:value-type="float" office:value="0.04002163" calcext:value-type="float">
            <text:p>0.04002163</text:p>
          </table:table-cell>
          <table:table-cell office:value-type="float" office:value="0.02122199" calcext:value-type="float">
            <text:p>0.02122199</text:p>
          </table:table-cell>
          <table:table-cell office:value-type="float" office:value="0.01577729" calcext:value-type="float">
            <text:p>0.01577729</text:p>
          </table:table-cell>
          <table:table-cell office:value-type="float" office:value="0.03077432" calcext:value-type="float">
            <text:p>0.03077432</text:p>
          </table:table-cell>
          <table:table-cell office:value-type="float" office:value="0.02490891" calcext:value-type="float">
            <text:p>0.02490891</text:p>
          </table:table-cell>
          <table:table-cell office:value-type="float" office:value="0.02123567" calcext:value-type="float">
            <text:p>0.02123567</text:p>
          </table:table-cell>
          <table:table-cell office:value-type="float" office:value="0.01994416" calcext:value-type="float">
            <text:p>0.01994416</text:p>
          </table:table-cell>
          <table:table-cell office:value-type="float" office:value="0.02041336" calcext:value-type="float">
            <text:p>0.02041336</text:p>
          </table:table-cell>
          <table:table-cell office:value-type="float" office:value="0.004991652" calcext:value-type="float">
            <text:p>0.004991652</text:p>
          </table:table-cell>
          <table:table-cell office:value-type="float" office:value="0.004067862" calcext:value-type="float">
            <text:p>0.004067862</text:p>
          </table:table-cell>
          <table:table-cell office:value-type="float" office:value="0" calcext:value-type="float">
            <text:p>0</text:p>
          </table:table-cell>
          <table:table-cell office:value-type="float" office:value="49.17977" calcext:value-type="float">
            <text:p>49.17977</text:p>
          </table:table-cell>
          <table:table-cell office:value-type="float" office:value="33.76531" calcext:value-type="float">
            <text:p>33.76531</text:p>
          </table:table-cell>
          <table:table-cell office:value-type="float" office:value="32.60011" calcext:value-type="float">
            <text:p>32.60011</text:p>
          </table:table-cell>
          <table:table-cell office:value-type="float" office:value="34.42517" calcext:value-type="float">
            <text:p>34.42517</text:p>
          </table:table-cell>
          <table:table-cell office:value-type="float" office:value="38.73607" calcext:value-type="float">
            <text:p>38.73607</text:p>
          </table:table-cell>
          <table:table-cell office:value-type="float" office:value="28.64793" calcext:value-type="float">
            <text:p>28.64793</text:p>
          </table:table-cell>
          <table:table-cell office:value-type="float" office:value="23.88476" calcext:value-type="float">
            <text:p>23.88476</text:p>
          </table:table-cell>
          <table:table-cell office:value-type="float" office:value="27.86132" calcext:value-type="float">
            <text:p>27.86132</text:p>
          </table:table-cell>
          <table:table-cell office:value-type="float" office:value="16.00209" calcext:value-type="float">
            <text:p>16.00209</text:p>
          </table:table-cell>
          <table:table-cell office:value-type="float" office:value="5.569034" calcext:value-type="float">
            <text:p>5.569034</text:p>
          </table:table-cell>
          <table:table-cell office:value-type="float" office:value="2.138767" calcext:value-type="float">
            <text:p>2.138767</text:p>
          </table:table-cell>
          <table:table-cell office:value-type="float" office:value="0.9161326" calcext:value-type="float">
            <text:p>0.9161326</text:p>
          </table:table-cell>
          <table:table-cell office:value-type="float" office:value="0.3895561" calcext:value-type="float">
            <text:p>0.3895561</text:p>
          </table:table-cell>
          <table:table-cell office:value-type="float" office:value="0.3536743" calcext:value-type="float">
            <text:p>0.3536743</text:p>
          </table:table-cell>
          <table:table-cell office:value-type="float" office:value="0" calcext:value-type="float">
            <text:p>0</text:p>
          </table:table-cell>
          <table:table-cell office:value-type="float" office:value="-81197.49" calcext:value-type="float">
            <text:p>-8119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859107" calcext:value-type="float">
            <text:p>-1.859107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7.758043" calcext:value-type="float">
            <text:p>7.758043</text:p>
          </table:table-cell>
          <table:table-cell office:value-type="float" office:value="1082.168" calcext:value-type="float">
            <text:p>1082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55811" calcext:value-type="float">
            <text:p>0.07355811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0.0001164223" calcext:value-type="float">
            <text:p>0.0001164223</text:p>
          </table:table-cell>
          <table:table-cell office:value-type="float" office:value="0" calcext:value-type="float">
            <text:p>0</text:p>
          </table:table-cell>
          <table:table-cell office:value-type="float" office:value="0.005646648" calcext:value-type="float">
            <text:p>0.005646648</text:p>
          </table:table-cell>
          <table:table-cell office:value-type="float" office:value="-0.0001376307" calcext:value-type="float">
            <text:p>-0.0001376307</text:p>
          </table:table-cell>
          <table:table-cell office:value-type="float" office:value="-0.01019478" calcext:value-type="float">
            <text:p>-0.01019478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40667" calcext:value-type="float">
            <text:p>9.840667</text:p>
          </table:table-cell>
          <table:table-cell office:value-type="float" office:value="0.9296103" calcext:value-type="float">
            <text:p>0.9296103</text:p>
          </table:table-cell>
          <table:table-cell office:value-type="float" office:value="0.142124" calcext:value-type="float">
            <text:p>0.142124</text:p>
          </table:table-cell>
          <table:table-cell office:value-type="float" office:value="0.08657834" calcext:value-type="float">
            <text:p>0.08657834</text:p>
          </table:table-cell>
          <table:table-cell office:value-type="float" office:value="0.05474405" calcext:value-type="float">
            <text:p>0.05474405</text:p>
          </table:table-cell>
          <table:table-cell office:value-type="float" office:value="0.04628323" calcext:value-type="float">
            <text:p>0.04628323</text:p>
          </table:table-cell>
          <table:table-cell office:value-type="float" office:value="0.02159562" calcext:value-type="float">
            <text:p>0.02159562</text:p>
          </table:table-cell>
          <table:table-cell office:value-type="float" office:value="0.01566532" calcext:value-type="float">
            <text:p>0.01566532</text:p>
          </table:table-cell>
          <table:table-cell office:value-type="float" office:value="0.03065016" calcext:value-type="float">
            <text:p>0.03065016</text:p>
          </table:table-cell>
          <table:table-cell office:value-type="float" office:value="0.02489424" calcext:value-type="float">
            <text:p>0.02489424</text:p>
          </table:table-cell>
          <table:table-cell office:value-type="float" office:value="0.02125162" calcext:value-type="float">
            <text:p>0.02125162</text:p>
          </table:table-cell>
          <table:table-cell office:value-type="float" office:value="0.01995999" calcext:value-type="float">
            <text:p>0.01995999</text:p>
          </table:table-cell>
          <table:table-cell office:value-type="float" office:value="0.02042826" calcext:value-type="float">
            <text:p>0.02042826</text:p>
          </table:table-cell>
          <table:table-cell office:value-type="float" office:value="0.004992531" calcext:value-type="float">
            <text:p>0.004992531</text:p>
          </table:table-cell>
          <table:table-cell office:value-type="float" office:value="0.004067268" calcext:value-type="float">
            <text:p>0.004067268</text:p>
          </table:table-cell>
          <table:table-cell office:value-type="float" office:value="0" calcext:value-type="float">
            <text:p>0</text:p>
          </table:table-cell>
          <table:table-cell office:value-type="float" office:value="2.986243" calcext:value-type="float">
            <text:p>2.986243</text:p>
          </table:table-cell>
          <table:table-cell office:value-type="float" office:value="20.33151" calcext:value-type="float">
            <text:p>20.33151</text:p>
          </table:table-cell>
          <table:table-cell office:value-type="float" office:value="33.84172" calcext:value-type="float">
            <text:p>33.84172</text:p>
          </table:table-cell>
          <table:table-cell office:value-type="float" office:value="41.74582" calcext:value-type="float">
            <text:p>41.74582</text:p>
          </table:table-cell>
          <table:table-cell office:value-type="float" office:value="48.35851" calcext:value-type="float">
            <text:p>48.35851</text:p>
          </table:table-cell>
          <table:table-cell office:value-type="float" office:value="30.54365" calcext:value-type="float">
            <text:p>30.54365</text:p>
          </table:table-cell>
          <table:table-cell office:value-type="float" office:value="24.03994" calcext:value-type="float">
            <text:p>24.03994</text:p>
          </table:table-cell>
          <table:table-cell office:value-type="float" office:value="27.89379" calcext:value-type="float">
            <text:p>27.89379</text:p>
          </table:table-cell>
          <table:table-cell office:value-type="float" office:value="16.03635" calcext:value-type="float">
            <text:p>16.03635</text:p>
          </table:table-cell>
          <table:table-cell office:value-type="float" office:value="5.591219" calcext:value-type="float">
            <text:p>5.591219</text:p>
          </table:table-cell>
          <table:table-cell office:value-type="float" office:value="2.147224" calcext:value-type="float">
            <text:p>2.147224</text:p>
          </table:table-cell>
          <table:table-cell office:value-type="float" office:value="0.9176988" calcext:value-type="float">
            <text:p>0.9176988</text:p>
          </table:table-cell>
          <table:table-cell office:value-type="float" office:value="0.3900158" calcext:value-type="float">
            <text:p>0.3900158</text:p>
          </table:table-cell>
          <table:table-cell office:value-type="float" office:value="0.3536868" calcext:value-type="float">
            <text:p>0.3536868</text:p>
          </table:table-cell>
          <table:table-cell office:value-type="float" office:value="0" calcext:value-type="float">
            <text:p>0</text:p>
          </table:table-cell>
          <table:table-cell office:value-type="float" office:value="-81601.67" calcext:value-type="float">
            <text:p>-8160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938266" calcext:value-type="float">
            <text:p>-1.938266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7.752899" calcext:value-type="float">
            <text:p>7.752899</text:p>
          </table:table-cell>
          <table:table-cell office:value-type="float" office:value="1082.163" calcext:value-type="float">
            <text:p>1082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23116" calcext:value-type="float">
            <text:p>0.07223116</text:p>
          </table:table-cell>
          <table:table-cell office:value-type="float" office:value="35.67884" calcext:value-type="float">
            <text:p>35.67884</text:p>
          </table:table-cell>
          <table:table-cell office:value-type="float" office:value="0" calcext:value-type="float">
            <text:p>0</text:p>
          </table:table-cell>
          <table:table-cell office:value-type="float" office:value="0.0001164223" calcext:value-type="float">
            <text:p>0.0001164223</text:p>
          </table:table-cell>
          <table:table-cell office:value-type="float" office:value="0" calcext:value-type="float">
            <text:p>0</text:p>
          </table:table-cell>
          <table:table-cell office:value-type="float" office:value="0.005601702" calcext:value-type="float">
            <text:p>0.005601702</text:p>
          </table:table-cell>
          <table:table-cell office:value-type="float" office:value="-0.0001457509" calcext:value-type="float">
            <text:p>-0.0001457509</text:p>
          </table:table-cell>
          <table:table-cell office:value-type="float" office:value="-0.01105094" calcext:value-type="float">
            <text:p>-0.01105094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3653" calcext:value-type="float">
            <text:p>9.83653</text:p>
          </table:table-cell>
          <table:table-cell office:value-type="float" office:value="1.046607" calcext:value-type="float">
            <text:p>1.046607</text:p>
          </table:table-cell>
          <table:table-cell office:value-type="float" office:value="0.1064201" calcext:value-type="float">
            <text:p>0.1064201</text:p>
          </table:table-cell>
          <table:table-cell office:value-type="float" office:value="0.07262952" calcext:value-type="float">
            <text:p>0.07262952</text:p>
          </table:table-cell>
          <table:table-cell office:value-type="float" office:value="0.04867415" calcext:value-type="float">
            <text:p>0.04867415</text:p>
          </table:table-cell>
          <table:table-cell office:value-type="float" office:value="0.04354459" calcext:value-type="float">
            <text:p>0.04354459</text:p>
          </table:table-cell>
          <table:table-cell office:value-type="float" office:value="0.02205722" calcext:value-type="float">
            <text:p>0.02205722</text:p>
          </table:table-cell>
          <table:table-cell office:value-type="float" office:value="0.0163826" calcext:value-type="float">
            <text:p>0.0163826</text:p>
          </table:table-cell>
          <table:table-cell office:value-type="float" office:value="0.0306478" calcext:value-type="float">
            <text:p>0.0306478</text:p>
          </table:table-cell>
          <table:table-cell office:value-type="float" office:value="0.02487405" calcext:value-type="float">
            <text:p>0.02487405</text:p>
          </table:table-cell>
          <table:table-cell office:value-type="float" office:value="0.02126479" calcext:value-type="float">
            <text:p>0.02126479</text:p>
          </table:table-cell>
          <table:table-cell office:value-type="float" office:value="0.01997608" calcext:value-type="float">
            <text:p>0.01997608</text:p>
          </table:table-cell>
          <table:table-cell office:value-type="float" office:value="0.02044357" calcext:value-type="float">
            <text:p>0.02044357</text:p>
          </table:table-cell>
          <table:table-cell office:value-type="float" office:value="0.004993564" calcext:value-type="float">
            <text:p>0.004993564</text:p>
          </table:table-cell>
          <table:table-cell office:value-type="float" office:value="0.004066585" calcext:value-type="float">
            <text:p>0.004066585</text:p>
          </table:table-cell>
          <table:table-cell office:value-type="float" office:value="0" calcext:value-type="float">
            <text:p>0</text:p>
          </table:table-cell>
          <table:table-cell office:value-type="float" office:value="6.961751" calcext:value-type="float">
            <text:p>6.961751</text:p>
          </table:table-cell>
          <table:table-cell office:value-type="float" office:value="18.66091" calcext:value-type="float">
            <text:p>18.66091</text:p>
          </table:table-cell>
          <table:table-cell office:value-type="float" office:value="30.30926" calcext:value-type="float">
            <text:p>30.30926</text:p>
          </table:table-cell>
          <table:table-cell office:value-type="float" office:value="36.94818" calcext:value-type="float">
            <text:p>36.94818</text:p>
          </table:table-cell>
          <table:table-cell office:value-type="float" office:value="41.94607" calcext:value-type="float">
            <text:p>41.94607</text:p>
          </table:table-cell>
          <table:table-cell office:value-type="float" office:value="31.16656" calcext:value-type="float">
            <text:p>31.16656</text:p>
          </table:table-cell>
          <table:table-cell office:value-type="float" office:value="27.26194" calcext:value-type="float">
            <text:p>27.26194</text:p>
          </table:table-cell>
          <table:table-cell office:value-type="float" office:value="28.40101" calcext:value-type="float">
            <text:p>28.40101</text:p>
          </table:table-cell>
          <table:table-cell office:value-type="float" office:value="16.12446" calcext:value-type="float">
            <text:p>16.12446</text:p>
          </table:table-cell>
          <table:table-cell office:value-type="float" office:value="5.614825" calcext:value-type="float">
            <text:p>5.614825</text:p>
          </table:table-cell>
          <table:table-cell office:value-type="float" office:value="2.157062" calcext:value-type="float">
            <text:p>2.157062</text:p>
          </table:table-cell>
          <table:table-cell office:value-type="float" office:value="0.9194814" calcext:value-type="float">
            <text:p>0.9194814</text:p>
          </table:table-cell>
          <table:table-cell office:value-type="float" office:value="0.3904909" calcext:value-type="float">
            <text:p>0.3904909</text:p>
          </table:table-cell>
          <table:table-cell office:value-type="float" office:value="0.3537042" calcext:value-type="float">
            <text:p>0.3537042</text:p>
          </table:table-cell>
          <table:table-cell office:value-type="float" office:value="0" calcext:value-type="float">
            <text:p>0</text:p>
          </table:table-cell>
          <table:table-cell office:value-type="float" office:value="-81900.19" calcext:value-type="float">
            <text:p>-8190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086177" calcext:value-type="float">
            <text:p>-2.086177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7.749904" calcext:value-type="float">
            <text:p>7.749904</text:p>
          </table:table-cell>
          <table:table-cell office:value-type="float" office:value="1082.159" calcext:value-type="float">
            <text:p>1082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8133" calcext:value-type="float">
            <text:p>0.0718133</text:p>
          </table:table-cell>
          <table:table-cell office:value-type="float" office:value="35.68748" calcext:value-type="float">
            <text:p>35.68748</text:p>
          </table:table-cell>
          <table:table-cell office:value-type="float" office:value="0" calcext:value-type="float">
            <text:p>0</text:p>
          </table:table-cell>
          <table:table-cell office:value-type="float" office:value="0.0001164223" calcext:value-type="float">
            <text:p>0.0001164223</text:p>
          </table:table-cell>
          <table:table-cell office:value-type="float" office:value="0" calcext:value-type="float">
            <text:p>0</text:p>
          </table:table-cell>
          <table:table-cell office:value-type="float" office:value="0.005561393" calcext:value-type="float">
            <text:p>0.005561393</text:p>
          </table:table-cell>
          <table:table-cell office:value-type="float" office:value="-0.0001468244" calcext:value-type="float">
            <text:p>-0.0001468244</text:p>
          </table:table-cell>
          <table:table-cell office:value-type="float" office:value="-0.01120881" calcext:value-type="float">
            <text:p>-0.01120881</text:p>
          </table:table-cell>
          <table:table-cell office:value-type="float" office:value="0.000000003965428" calcext:value-type="float">
            <text:p>3.965428E-09</text:p>
          </table:table-cell>
          <table:table-cell office:value-type="float" office:value="9.831277" calcext:value-type="float">
            <text:p>9.831277</text:p>
          </table:table-cell>
          <table:table-cell office:value-type="float" office:value="0.9719172" calcext:value-type="float">
            <text:p>0.9719172</text:p>
          </table:table-cell>
          <table:table-cell office:value-type="float" office:value="0.1177807" calcext:value-type="float">
            <text:p>0.1177807</text:p>
          </table:table-cell>
          <table:table-cell office:value-type="float" office:value="0.07264528" calcext:value-type="float">
            <text:p>0.07264528</text:p>
          </table:table-cell>
          <table:table-cell office:value-type="float" office:value="0.0477666" calcext:value-type="float">
            <text:p>0.0477666</text:p>
          </table:table-cell>
          <table:table-cell office:value-type="float" office:value="0.04321133" calcext:value-type="float">
            <text:p>0.04321133</text:p>
          </table:table-cell>
          <table:table-cell office:value-type="float" office:value="0.02182297" calcext:value-type="float">
            <text:p>0.02182297</text:p>
          </table:table-cell>
          <table:table-cell office:value-type="float" office:value="0.01621458" calcext:value-type="float">
            <text:p>0.01621458</text:p>
          </table:table-cell>
          <table:table-cell office:value-type="float" office:value="0.03066712" calcext:value-type="float">
            <text:p>0.03066712</text:p>
          </table:table-cell>
          <table:table-cell office:value-type="float" office:value="0.02486519" calcext:value-type="float">
            <text:p>0.02486519</text:p>
          </table:table-cell>
          <table:table-cell office:value-type="float" office:value="0.02127585" calcext:value-type="float">
            <text:p>0.02127585</text:p>
          </table:table-cell>
          <table:table-cell office:value-type="float" office:value="0.0199918" calcext:value-type="float">
            <text:p>0.0199918</text:p>
          </table:table-cell>
          <table:table-cell office:value-type="float" office:value="0.02045918" calcext:value-type="float">
            <text:p>0.02045918</text:p>
          </table:table-cell>
          <table:table-cell office:value-type="float" office:value="0.004994524" calcext:value-type="float">
            <text:p>0.004994524</text:p>
          </table:table-cell>
          <table:table-cell office:value-type="float" office:value="0.004065007" calcext:value-type="float">
            <text:p>0.004065007</text:p>
          </table:table-cell>
          <table:table-cell office:value-type="float" office:value="0" calcext:value-type="float">
            <text:p>0</text:p>
          </table:table-cell>
          <table:table-cell office:value-type="float" office:value="14.94346" calcext:value-type="float">
            <text:p>14.94346</text:p>
          </table:table-cell>
          <table:table-cell office:value-type="float" office:value="18.89725" calcext:value-type="float">
            <text:p>18.89725</text:p>
          </table:table-cell>
          <table:table-cell office:value-type="float" office:value="28.81207" calcext:value-type="float">
            <text:p>28.81207</text:p>
          </table:table-cell>
          <table:table-cell office:value-type="float" office:value="35.61553" calcext:value-type="float">
            <text:p>35.61553</text:p>
          </table:table-cell>
          <table:table-cell office:value-type="float" office:value="40.49834" calcext:value-type="float">
            <text:p>40.49834</text:p>
          </table:table-cell>
          <table:table-cell office:value-type="float" office:value="30.22282" calcext:value-type="float">
            <text:p>30.22282</text:p>
          </table:table-cell>
          <table:table-cell office:value-type="float" office:value="26.71095" calcext:value-type="float">
            <text:p>26.71095</text:p>
          </table:table-cell>
          <table:table-cell office:value-type="float" office:value="28.89148" calcext:value-type="float">
            <text:p>28.89148</text:p>
          </table:table-cell>
          <table:table-cell office:value-type="float" office:value="16.31619" calcext:value-type="float">
            <text:p>16.31619</text:p>
          </table:table-cell>
          <table:table-cell office:value-type="float" office:value="5.642158" calcext:value-type="float">
            <text:p>5.642158</text:p>
          </table:table-cell>
          <table:table-cell office:value-type="float" office:value="2.167672" calcext:value-type="float">
            <text:p>2.167672</text:p>
          </table:table-cell>
          <table:table-cell office:value-type="float" office:value="0.9215748" calcext:value-type="float">
            <text:p>0.9215748</text:p>
          </table:table-cell>
          <table:table-cell office:value-type="float" office:value="0.390877" calcext:value-type="float">
            <text:p>0.390877</text:p>
          </table:table-cell>
          <table:table-cell office:value-type="float" office:value="0.3537654" calcext:value-type="float">
            <text:p>0.3537654</text:p>
          </table:table-cell>
          <table:table-cell office:value-type="float" office:value="0" calcext:value-type="float">
            <text:p>0</text:p>
          </table:table-cell>
          <table:table-cell office:value-type="float" office:value="-81994.99" calcext:value-type="float">
            <text:p>-81994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133691" calcext:value-type="float">
            <text:p>-2.133691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7.745689" calcext:value-type="float">
            <text:p>7.745689</text:p>
          </table:table-cell>
          <table:table-cell office:value-type="float" office:value="1082.155" calcext:value-type="float">
            <text:p>1082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8239" calcext:value-type="float">
            <text:p>0.0708239</text:p>
          </table:table-cell>
          <table:table-cell office:value-type="float" office:value="35.69936" calcext:value-type="float">
            <text:p>35.69936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829921" calcext:value-type="float">
            <text:p>0.006829921</text:p>
          </table:table-cell>
          <table:table-cell office:value-type="float" office:value="-0.0001553233" calcext:value-type="float">
            <text:p>-0.0001553233</text:p>
          </table:table-cell>
          <table:table-cell office:value-type="float" office:value="-0.0117961" calcext:value-type="float">
            <text:p>-0.0117961</text:p>
          </table:table-cell>
          <table:table-cell office:value-type="float" office:value="0.00000000463762" calcext:value-type="float">
            <text:p>4.63762E-09</text:p>
          </table:table-cell>
          <table:table-cell office:value-type="float" office:value="9.827202" calcext:value-type="float">
            <text:p>9.827202</text:p>
          </table:table-cell>
          <table:table-cell office:value-type="float" office:value="0.9479437" calcext:value-type="float">
            <text:p>0.9479437</text:p>
          </table:table-cell>
          <table:table-cell office:value-type="float" office:value="0.1021717" calcext:value-type="float">
            <text:p>0.1021717</text:p>
          </table:table-cell>
          <table:table-cell office:value-type="float" office:value="0.06898753" calcext:value-type="float">
            <text:p>0.06898753</text:p>
          </table:table-cell>
          <table:table-cell office:value-type="float" office:value="0.04661101" calcext:value-type="float">
            <text:p>0.04661101</text:p>
          </table:table-cell>
          <table:table-cell office:value-type="float" office:value="0.0427556" calcext:value-type="float">
            <text:p>0.0427556</text:p>
          </table:table-cell>
          <table:table-cell office:value-type="float" office:value="0.02172036" calcext:value-type="float">
            <text:p>0.02172036</text:p>
          </table:table-cell>
          <table:table-cell office:value-type="float" office:value="0.01614713" calcext:value-type="float">
            <text:p>0.01614713</text:p>
          </table:table-cell>
          <table:table-cell office:value-type="float" office:value="0.03064737" calcext:value-type="float">
            <text:p>0.03064737</text:p>
          </table:table-cell>
          <table:table-cell office:value-type="float" office:value="0.02487372" calcext:value-type="float">
            <text:p>0.02487372</text:p>
          </table:table-cell>
          <table:table-cell office:value-type="float" office:value="0.02128869" calcext:value-type="float">
            <text:p>0.02128869</text:p>
          </table:table-cell>
          <table:table-cell office:value-type="float" office:value="0.02000723" calcext:value-type="float">
            <text:p>0.02000723</text:p>
          </table:table-cell>
          <table:table-cell office:value-type="float" office:value="0.02047309" calcext:value-type="float">
            <text:p>0.02047309</text:p>
          </table:table-cell>
          <table:table-cell office:value-type="float" office:value="0.004992201" calcext:value-type="float">
            <text:p>0.004992201</text:p>
          </table:table-cell>
          <table:table-cell office:value-type="float" office:value="0.004065907" calcext:value-type="float">
            <text:p>0.004065907</text:p>
          </table:table-cell>
          <table:table-cell office:value-type="float" office:value="0" calcext:value-type="float">
            <text:p>0</text:p>
          </table:table-cell>
          <table:table-cell office:value-type="float" office:value="12.75322" calcext:value-type="float">
            <text:p>12.75322</text:p>
          </table:table-cell>
          <table:table-cell office:value-type="float" office:value="19.89919" calcext:value-type="float">
            <text:p>19.89919</text:p>
          </table:table-cell>
          <table:table-cell office:value-type="float" office:value="28.41615" calcext:value-type="float">
            <text:p>28.41615</text:p>
          </table:table-cell>
          <table:table-cell office:value-type="float" office:value="35.07128" calcext:value-type="float">
            <text:p>35.07128</text:p>
          </table:table-cell>
          <table:table-cell office:value-type="float" office:value="39.8753" calcext:value-type="float">
            <text:p>39.8753</text:p>
          </table:table-cell>
          <table:table-cell office:value-type="float" office:value="29.59013" calcext:value-type="float">
            <text:p>29.59013</text:p>
          </table:table-cell>
          <table:table-cell office:value-type="float" office:value="26.30976" calcext:value-type="float">
            <text:p>26.30976</text:p>
          </table:table-cell>
          <table:table-cell office:value-type="float" office:value="28.95575" calcext:value-type="float">
            <text:p>28.95575</text:p>
          </table:table-cell>
          <table:table-cell office:value-type="float" office:value="16.59454" calcext:value-type="float">
            <text:p>16.59454</text:p>
          </table:table-cell>
          <table:table-cell office:value-type="float" office:value="5.683687" calcext:value-type="float">
            <text:p>5.683687</text:p>
          </table:table-cell>
          <table:table-cell office:value-type="float" office:value="2.178834" calcext:value-type="float">
            <text:p>2.178834</text:p>
          </table:table-cell>
          <table:table-cell office:value-type="float" office:value="0.923391" calcext:value-type="float">
            <text:p>0.923391</text:p>
          </table:table-cell>
          <table:table-cell office:value-type="float" office:value="0.3896818" calcext:value-type="float">
            <text:p>0.3896818</text:p>
          </table:table-cell>
          <table:table-cell office:value-type="float" office:value="0.3538421" calcext:value-type="float">
            <text:p>0.3538421</text:p>
          </table:table-cell>
          <table:table-cell office:value-type="float" office:value="0" calcext:value-type="float">
            <text:p>0</text:p>
          </table:table-cell>
          <table:table-cell office:value-type="float" office:value="-82197.91" calcext:value-type="float">
            <text:p>-8219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22051" calcext:value-type="float">
            <text:p>-2.22051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7.74031" calcext:value-type="float">
            <text:p>7.74031</text:p>
          </table:table-cell>
          <table:table-cell office:value-type="float" office:value="1082.151" calcext:value-type="float">
            <text:p>1082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35479" calcext:value-type="float">
            <text:p>0.07035479</text:p>
          </table:table-cell>
          <table:table-cell office:value-type="float" office:value="35.71501" calcext:value-type="float">
            <text:p>35.71501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746696" calcext:value-type="float">
            <text:p>0.006746696</text:p>
          </table:table-cell>
          <table:table-cell office:value-type="float" office:value="-0.0001683876" calcext:value-type="float">
            <text:p>-0.0001683876</text:p>
          </table:table-cell>
          <table:table-cell office:value-type="float" office:value="-0.01264602" calcext:value-type="float">
            <text:p>-0.01264602</text:p>
          </table:table-cell>
          <table:table-cell office:value-type="float" office:value="0.00000000463762" calcext:value-type="float">
            <text:p>4.63762E-09</text:p>
          </table:table-cell>
          <table:table-cell office:value-type="float" office:value="9.823276" calcext:value-type="float">
            <text:p>9.823276</text:p>
          </table:table-cell>
          <table:table-cell office:value-type="float" office:value="0.9951277" calcext:value-type="float">
            <text:p>0.9951277</text:p>
          </table:table-cell>
          <table:table-cell office:value-type="float" office:value="0.08781088" calcext:value-type="float">
            <text:p>0.08781088</text:p>
          </table:table-cell>
          <table:table-cell office:value-type="float" office:value="0.06466434" calcext:value-type="float">
            <text:p>0.06466434</text:p>
          </table:table-cell>
          <table:table-cell office:value-type="float" office:value="0.04445047" calcext:value-type="float">
            <text:p>0.04445047</text:p>
          </table:table-cell>
          <table:table-cell office:value-type="float" office:value="0.04170082" calcext:value-type="float">
            <text:p>0.04170082</text:p>
          </table:table-cell>
          <table:table-cell office:value-type="float" office:value="0.02151194" calcext:value-type="float">
            <text:p>0.02151194</text:p>
          </table:table-cell>
          <table:table-cell office:value-type="float" office:value="0.01611238" calcext:value-type="float">
            <text:p>0.01611238</text:p>
          </table:table-cell>
          <table:table-cell office:value-type="float" office:value="0.03060191" calcext:value-type="float">
            <text:p>0.03060191</text:p>
          </table:table-cell>
          <table:table-cell office:value-type="float" office:value="0.02488468" calcext:value-type="float">
            <text:p>0.02488468</text:p>
          </table:table-cell>
          <table:table-cell office:value-type="float" office:value="0.02130279" calcext:value-type="float">
            <text:p>0.02130279</text:p>
          </table:table-cell>
          <table:table-cell office:value-type="float" office:value="0.02002262" calcext:value-type="float">
            <text:p>0.02002262</text:p>
          </table:table-cell>
          <table:table-cell office:value-type="float" office:value="0.0204873" calcext:value-type="float">
            <text:p>0.0204873</text:p>
          </table:table-cell>
          <table:table-cell office:value-type="float" office:value="0.004995385" calcext:value-type="float">
            <text:p>0.004995385</text:p>
          </table:table-cell>
          <table:table-cell office:value-type="float" office:value="0.004065382" calcext:value-type="float">
            <text:p>0.004065382</text:p>
          </table:table-cell>
          <table:table-cell office:value-type="float" office:value="0" calcext:value-type="float">
            <text:p>0</text:p>
          </table:table-cell>
          <table:table-cell office:value-type="float" office:value="16.5674" calcext:value-type="float">
            <text:p>16.5674</text:p>
          </table:table-cell>
          <table:table-cell office:value-type="float" office:value="19.90467" calcext:value-type="float">
            <text:p>19.90467</text:p>
          </table:table-cell>
          <table:table-cell office:value-type="float" office:value="27.71646" calcext:value-type="float">
            <text:p>27.71646</text:p>
          </table:table-cell>
          <table:table-cell office:value-type="float" office:value="34.27857" calcext:value-type="float">
            <text:p>34.27857</text:p>
          </table:table-cell>
          <table:table-cell office:value-type="float" office:value="38.97335" calcext:value-type="float">
            <text:p>38.97335</text:p>
          </table:table-cell>
          <table:table-cell office:value-type="float" office:value="29.14952" calcext:value-type="float">
            <text:p>29.14952</text:p>
          </table:table-cell>
          <table:table-cell office:value-type="float" office:value="26.22447" calcext:value-type="float">
            <text:p>26.22447</text:p>
          </table:table-cell>
          <table:table-cell office:value-type="float" office:value="28.91775" calcext:value-type="float">
            <text:p>28.91775</text:p>
          </table:table-cell>
          <table:table-cell office:value-type="float" office:value="16.85523" calcext:value-type="float">
            <text:p>16.85523</text:p>
          </table:table-cell>
          <table:table-cell office:value-type="float" office:value="5.73426" calcext:value-type="float">
            <text:p>5.73426</text:p>
          </table:table-cell>
          <table:table-cell office:value-type="float" office:value="2.191016" calcext:value-type="float">
            <text:p>2.191016</text:p>
          </table:table-cell>
          <table:table-cell office:value-type="float" office:value="0.9254572" calcext:value-type="float">
            <text:p>0.9254572</text:p>
          </table:table-cell>
          <table:table-cell office:value-type="float" office:value="0.3907143" calcext:value-type="float">
            <text:p>0.3907143</text:p>
          </table:table-cell>
          <table:table-cell office:value-type="float" office:value="0.3538692" calcext:value-type="float">
            <text:p>0.3538692</text:p>
          </table:table-cell>
          <table:table-cell office:value-type="float" office:value="0" calcext:value-type="float">
            <text:p>0</text:p>
          </table:table-cell>
          <table:table-cell office:value-type="float" office:value="-82548.49" calcext:value-type="float">
            <text:p>-8254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321115" calcext:value-type="float">
            <text:p>-2.32111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7.734394" calcext:value-type="float">
            <text:p>7.734394</text:p>
          </table:table-cell>
          <table:table-cell office:value-type="float" office:value="1082.145" calcext:value-type="float">
            <text:p>1082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86289" calcext:value-type="float">
            <text:p>0.06986289</text:p>
          </table:table-cell>
          <table:table-cell office:value-type="float" office:value="35.73211" calcext:value-type="float">
            <text:p>35.73211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677038" calcext:value-type="float">
            <text:p>0.006677038</text:p>
          </table:table-cell>
          <table:table-cell office:value-type="float" office:value="-0.0001833967" calcext:value-type="float">
            <text:p>-0.0001833967</text:p>
          </table:table-cell>
          <table:table-cell office:value-type="float" office:value="-0.01361497" calcext:value-type="float">
            <text:p>-0.01361497</text:p>
          </table:table-cell>
          <table:table-cell office:value-type="float" office:value="0.00000000463762" calcext:value-type="float">
            <text:p>4.63762E-09</text:p>
          </table:table-cell>
          <table:table-cell office:value-type="float" office:value="9.819619" calcext:value-type="float">
            <text:p>9.819619</text:p>
          </table:table-cell>
          <table:table-cell office:value-type="float" office:value="1.015795" calcext:value-type="float">
            <text:p>1.015795</text:p>
          </table:table-cell>
          <table:table-cell office:value-type="float" office:value="0.08053257" calcext:value-type="float">
            <text:p>0.08053257</text:p>
          </table:table-cell>
          <table:table-cell office:value-type="float" office:value="0.06155202" calcext:value-type="float">
            <text:p>0.06155202</text:p>
          </table:table-cell>
          <table:table-cell office:value-type="float" office:value="0.04267486" calcext:value-type="float">
            <text:p>0.04267486</text:p>
          </table:table-cell>
          <table:table-cell office:value-type="float" office:value="0.04069795" calcext:value-type="float">
            <text:p>0.04069795</text:p>
          </table:table-cell>
          <table:table-cell office:value-type="float" office:value="0.02121579" calcext:value-type="float">
            <text:p>0.02121579</text:p>
          </table:table-cell>
          <table:table-cell office:value-type="float" office:value="0.01599389" calcext:value-type="float">
            <text:p>0.01599389</text:p>
          </table:table-cell>
          <table:table-cell office:value-type="float" office:value="0.03051242" calcext:value-type="float">
            <text:p>0.03051242</text:p>
          </table:table-cell>
          <table:table-cell office:value-type="float" office:value="0.02489315" calcext:value-type="float">
            <text:p>0.02489315</text:p>
          </table:table-cell>
          <table:table-cell office:value-type="float" office:value="0.0213189" calcext:value-type="float">
            <text:p>0.0213189</text:p>
          </table:table-cell>
          <table:table-cell office:value-type="float" office:value="0.02003837" calcext:value-type="float">
            <text:p>0.02003837</text:p>
          </table:table-cell>
          <table:table-cell office:value-type="float" office:value="0.02050188" calcext:value-type="float">
            <text:p>0.02050188</text:p>
          </table:table-cell>
          <table:table-cell office:value-type="float" office:value="0.004998324" calcext:value-type="float">
            <text:p>0.004998324</text:p>
          </table:table-cell>
          <table:table-cell office:value-type="float" office:value="0.004064625" calcext:value-type="float">
            <text:p>0.004064625</text:p>
          </table:table-cell>
          <table:table-cell office:value-type="float" office:value="0" calcext:value-type="float">
            <text:p>0</text:p>
          </table:table-cell>
          <table:table-cell office:value-type="float" office:value="22.70133" calcext:value-type="float">
            <text:p>22.70133</text:p>
          </table:table-cell>
          <table:table-cell office:value-type="float" office:value="20.09926" calcext:value-type="float">
            <text:p>20.09926</text:p>
          </table:table-cell>
          <table:table-cell office:value-type="float" office:value="27.12449" calcext:value-type="float">
            <text:p>27.12449</text:p>
          </table:table-cell>
          <table:table-cell office:value-type="float" office:value="33.6111" calcext:value-type="float">
            <text:p>33.6111</text:p>
          </table:table-cell>
          <table:table-cell office:value-type="float" office:value="38.27081" calcext:value-type="float">
            <text:p>38.27081</text:p>
          </table:table-cell>
          <table:table-cell office:value-type="float" office:value="28.70295" calcext:value-type="float">
            <text:p>28.70295</text:p>
          </table:table-cell>
          <table:table-cell office:value-type="float" office:value="25.92963" calcext:value-type="float">
            <text:p>25.92963</text:p>
          </table:table-cell>
          <table:table-cell office:value-type="float" office:value="28.80392" calcext:value-type="float">
            <text:p>28.80392</text:p>
          </table:table-cell>
          <table:table-cell office:value-type="float" office:value="17.10626" calcext:value-type="float">
            <text:p>17.10626</text:p>
          </table:table-cell>
          <table:table-cell office:value-type="float" office:value="5.795171" calcext:value-type="float">
            <text:p>5.795171</text:p>
          </table:table-cell>
          <table:table-cell office:value-type="float" office:value="2.204695" calcext:value-type="float">
            <text:p>2.204695</text:p>
          </table:table-cell>
          <table:table-cell office:value-type="float" office:value="0.9277787" calcext:value-type="float">
            <text:p>0.9277787</text:p>
          </table:table-cell>
          <table:table-cell office:value-type="float" office:value="0.3916537" calcext:value-type="float">
            <text:p>0.3916537</text:p>
          </table:table-cell>
          <table:table-cell office:value-type="float" office:value="0.3539001" calcext:value-type="float">
            <text:p>0.3539001</text:p>
          </table:table-cell>
          <table:table-cell office:value-type="float" office:value="0" calcext:value-type="float">
            <text:p>0</text:p>
          </table:table-cell>
          <table:table-cell office:value-type="float" office:value="-82941.3" calcext:value-type="float">
            <text:p>-8294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445663" calcext:value-type="float">
            <text:p>-2.445663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7.729805" calcext:value-type="float">
            <text:p>7.729805</text:p>
          </table:table-cell>
          <table:table-cell office:value-type="float" office:value="1082.141" calcext:value-type="float">
            <text:p>1082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13566" calcext:value-type="float">
            <text:p>0.06913566</text:p>
          </table:table-cell>
          <table:table-cell office:value-type="float" office:value="35.74544" calcext:value-type="float">
            <text:p>35.74544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61863" calcext:value-type="float">
            <text:p>0.00661863</text:p>
          </table:table-cell>
          <table:table-cell office:value-type="float" office:value="-0.0001913379" calcext:value-type="float">
            <text:p>-0.0001913379</text:p>
          </table:table-cell>
          <table:table-cell office:value-type="float" office:value="-0.01414472" calcext:value-type="float">
            <text:p>-0.01414472</text:p>
          </table:table-cell>
          <table:table-cell office:value-type="float" office:value="0.00000000463762" calcext:value-type="float">
            <text:p>4.63762E-09</text:p>
          </table:table-cell>
          <table:table-cell office:value-type="float" office:value="9.815042" calcext:value-type="float">
            <text:p>9.815042</text:p>
          </table:table-cell>
          <table:table-cell office:value-type="float" office:value="0.9501582" calcext:value-type="float">
            <text:p>0.9501582</text:p>
          </table:table-cell>
          <table:table-cell office:value-type="float" office:value="0.0827265" calcext:value-type="float">
            <text:p>0.0827265</text:p>
          </table:table-cell>
          <table:table-cell office:value-type="float" office:value="0.06122806" calcext:value-type="float">
            <text:p>0.06122806</text:p>
          </table:table-cell>
          <table:table-cell office:value-type="float" office:value="0.04203216" calcext:value-type="float">
            <text:p>0.04203216</text:p>
          </table:table-cell>
          <table:table-cell office:value-type="float" office:value="0.04031761" calcext:value-type="float">
            <text:p>0.04031761</text:p>
          </table:table-cell>
          <table:table-cell office:value-type="float" office:value="0.02099266" calcext:value-type="float">
            <text:p>0.02099266</text:p>
          </table:table-cell>
          <table:table-cell office:value-type="float" office:value="0.01588025" calcext:value-type="float">
            <text:p>0.01588025</text:p>
          </table:table-cell>
          <table:table-cell office:value-type="float" office:value="0.03039337" calcext:value-type="float">
            <text:p>0.03039337</text:p>
          </table:table-cell>
          <table:table-cell office:value-type="float" office:value="0.024883" calcext:value-type="float">
            <text:p>0.024883</text:p>
          </table:table-cell>
          <table:table-cell office:value-type="float" office:value="0.02133416" calcext:value-type="float">
            <text:p>0.02133416</text:p>
          </table:table-cell>
          <table:table-cell office:value-type="float" office:value="0.02005442" calcext:value-type="float">
            <text:p>0.02005442</text:p>
          </table:table-cell>
          <table:table-cell office:value-type="float" office:value="0.02051657" calcext:value-type="float">
            <text:p>0.02051657</text:p>
          </table:table-cell>
          <table:table-cell office:value-type="float" office:value="0.005001095" calcext:value-type="float">
            <text:p>0.005001095</text:p>
          </table:table-cell>
          <table:table-cell office:value-type="float" office:value="0.004063567" calcext:value-type="float">
            <text:p>0.004063567</text:p>
          </table:table-cell>
          <table:table-cell office:value-type="float" office:value="0" calcext:value-type="float">
            <text:p>0</text:p>
          </table:table-cell>
          <table:table-cell office:value-type="float" office:value="28.55361" calcext:value-type="float">
            <text:p>28.55361</text:p>
          </table:table-cell>
          <table:table-cell office:value-type="float" office:value="20.94866" calcext:value-type="float">
            <text:p>20.94866</text:p>
          </table:table-cell>
          <table:table-cell office:value-type="float" office:value="26.59914" calcext:value-type="float">
            <text:p>26.59914</text:p>
          </table:table-cell>
          <table:table-cell office:value-type="float" office:value="33.04275" calcext:value-type="float">
            <text:p>33.04275</text:p>
          </table:table-cell>
          <table:table-cell office:value-type="float" office:value="37.69617" calcext:value-type="float">
            <text:p>37.69617</text:p>
          </table:table-cell>
          <table:table-cell office:value-type="float" office:value="28.29622" calcext:value-type="float">
            <text:p>28.29622</text:p>
          </table:table-cell>
          <table:table-cell office:value-type="float" office:value="25.65546" calcext:value-type="float">
            <text:p>25.65546</text:p>
          </table:table-cell>
          <table:table-cell office:value-type="float" office:value="28.67292" calcext:value-type="float">
            <text:p>28.67292</text:p>
          </table:table-cell>
          <table:table-cell office:value-type="float" office:value="17.27046" calcext:value-type="float">
            <text:p>17.27046</text:p>
          </table:table-cell>
          <table:table-cell office:value-type="float" office:value="5.856799" calcext:value-type="float">
            <text:p>5.856799</text:p>
          </table:table-cell>
          <table:table-cell office:value-type="float" office:value="2.219815" calcext:value-type="float">
            <text:p>2.219815</text:p>
          </table:table-cell>
          <table:table-cell office:value-type="float" office:value="0.9303258" calcext:value-type="float">
            <text:p>0.9303258</text:p>
          </table:table-cell>
          <table:table-cell office:value-type="float" office:value="0.3925087" calcext:value-type="float">
            <text:p>0.3925087</text:p>
          </table:table-cell>
          <table:table-cell office:value-type="float" office:value="0.3539586" calcext:value-type="float">
            <text:p>0.3539586</text:p>
          </table:table-cell>
          <table:table-cell office:value-type="float" office:value="0" calcext:value-type="float">
            <text:p>0</text:p>
          </table:table-cell>
          <table:table-cell office:value-type="float" office:value="-83194.49" calcext:value-type="float">
            <text:p>-8319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516759" calcext:value-type="float">
            <text:p>-2.516759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7.726699" calcext:value-type="float">
            <text:p>7.726699</text:p>
          </table:table-cell>
          <table:table-cell office:value-type="float" office:value="1082.137" calcext:value-type="float">
            <text:p>1082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2676" calcext:value-type="float">
            <text:p>0.06872676</text:p>
          </table:table-cell>
          <table:table-cell office:value-type="float" office:value="35.75424" calcext:value-type="float">
            <text:p>35.75424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568161" calcext:value-type="float">
            <text:p>0.006568161</text:p>
          </table:table-cell>
          <table:table-cell office:value-type="float" office:value="-0.0001948347" calcext:value-type="float">
            <text:p>-0.0001948347</text:p>
          </table:table-cell>
          <table:table-cell office:value-type="float" office:value="-0.01432675" calcext:value-type="float">
            <text:p>-0.01432675</text:p>
          </table:table-cell>
          <table:table-cell office:value-type="float" office:value="0.000000004640935" calcext:value-type="float">
            <text:p>4.640935E-09</text:p>
          </table:table-cell>
          <table:table-cell office:value-type="float" office:value="9.809882" calcext:value-type="float">
            <text:p>9.809882</text:p>
          </table:table-cell>
          <table:table-cell office:value-type="float" office:value="0.865639" calcext:value-type="float">
            <text:p>0.865639</text:p>
          </table:table-cell>
          <table:table-cell office:value-type="float" office:value="0.09136375" calcext:value-type="float">
            <text:p>0.09136375</text:p>
          </table:table-cell>
          <table:table-cell office:value-type="float" office:value="0.06334243" calcext:value-type="float">
            <text:p>0.06334243</text:p>
          </table:table-cell>
          <table:table-cell office:value-type="float" office:value="0.04252973" calcext:value-type="float">
            <text:p>0.04252973</text:p>
          </table:table-cell>
          <table:table-cell office:value-type="float" office:value="0.04062729" calcext:value-type="float">
            <text:p>0.04062729</text:p>
          </table:table-cell>
          <table:table-cell office:value-type="float" office:value="0.02093758" calcext:value-type="float">
            <text:p>0.02093758</text:p>
          </table:table-cell>
          <table:table-cell office:value-type="float" office:value="0.01579444" calcext:value-type="float">
            <text:p>0.01579444</text:p>
          </table:table-cell>
          <table:table-cell office:value-type="float" office:value="0.0302812" calcext:value-type="float">
            <text:p>0.0302812</text:p>
          </table:table-cell>
          <table:table-cell office:value-type="float" office:value="0.02486626" calcext:value-type="float">
            <text:p>0.02486626</text:p>
          </table:table-cell>
          <table:table-cell office:value-type="float" office:value="0.02135116" calcext:value-type="float">
            <text:p>0.02135116</text:p>
          </table:table-cell>
          <table:table-cell office:value-type="float" office:value="0.02007184" calcext:value-type="float">
            <text:p>0.02007184</text:p>
          </table:table-cell>
          <table:table-cell office:value-type="float" office:value="0.02053125" calcext:value-type="float">
            <text:p>0.02053125</text:p>
          </table:table-cell>
          <table:table-cell office:value-type="float" office:value="0.005003804" calcext:value-type="float">
            <text:p>0.005003804</text:p>
          </table:table-cell>
          <table:table-cell office:value-type="float" office:value="0.004062615" calcext:value-type="float">
            <text:p>0.004062615</text:p>
          </table:table-cell>
          <table:table-cell office:value-type="float" office:value="0" calcext:value-type="float">
            <text:p>0</text:p>
          </table:table-cell>
          <table:table-cell office:value-type="float" office:value="30.94803" calcext:value-type="float">
            <text:p>30.94803</text:p>
          </table:table-cell>
          <table:table-cell office:value-type="float" office:value="22.94598" calcext:value-type="float">
            <text:p>22.94598</text:p>
          </table:table-cell>
          <table:table-cell office:value-type="float" office:value="26.33459" calcext:value-type="float">
            <text:p>26.33459</text:p>
          </table:table-cell>
          <table:table-cell office:value-type="float" office:value="32.52337" calcext:value-type="float">
            <text:p>32.52337</text:p>
          </table:table-cell>
          <table:table-cell office:value-type="float" office:value="37.29706" calcext:value-type="float">
            <text:p>37.29706</text:p>
          </table:table-cell>
          <table:table-cell office:value-type="float" office:value="27.81917" calcext:value-type="float">
            <text:p>27.81917</text:p>
          </table:table-cell>
          <table:table-cell office:value-type="float" office:value="25.27076" calcext:value-type="float">
            <text:p>25.27076</text:p>
          </table:table-cell>
          <table:table-cell office:value-type="float" office:value="28.5044" calcext:value-type="float">
            <text:p>28.5044</text:p>
          </table:table-cell>
          <table:table-cell office:value-type="float" office:value="17.41205" calcext:value-type="float">
            <text:p>17.41205</text:p>
          </table:table-cell>
          <table:table-cell office:value-type="float" office:value="5.93065" calcext:value-type="float">
            <text:p>5.93065</text:p>
          </table:table-cell>
          <table:table-cell office:value-type="float" office:value="2.238022" calcext:value-type="float">
            <text:p>2.238022</text:p>
          </table:table-cell>
          <table:table-cell office:value-type="float" office:value="0.9330639" calcext:value-type="float">
            <text:p>0.9330639</text:p>
          </table:table-cell>
          <table:table-cell office:value-type="float" office:value="0.3933083" calcext:value-type="float">
            <text:p>0.3933083</text:p>
          </table:table-cell>
          <table:table-cell office:value-type="float" office:value="0.3541025" calcext:value-type="float">
            <text:p>0.3541025</text:p>
          </table:table-cell>
          <table:table-cell office:value-type="float" office:value="0" calcext:value-type="float">
            <text:p>0</text:p>
          </table:table-cell>
          <table:table-cell office:value-type="float" office:value="-83316.09" calcext:value-type="float">
            <text:p>-8331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558529" calcext:value-type="float">
            <text:p>-2.558529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7.724124" calcext:value-type="float">
            <text:p>7.724124</text:p>
          </table:table-cell>
          <table:table-cell office:value-type="float" office:value="1082.134" calcext:value-type="float">
            <text:p>1082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2592" calcext:value-type="float">
            <text:p>0.06842592</text:p>
          </table:table-cell>
          <table:table-cell office:value-type="float" office:value="35.76137" calcext:value-type="float">
            <text:p>35.76137</text:p>
          </table:table-cell>
          <table:table-cell office:value-type="float" office:value="0" calcext:value-type="float">
            <text:p>0</text:p>
          </table:table-cell>
          <table:table-cell office:value-type="float" office:value="0.0001198517" calcext:value-type="float">
            <text:p>0.0001198517</text:p>
          </table:table-cell>
          <table:table-cell office:value-type="float" office:value="0" calcext:value-type="float">
            <text:p>0</text:p>
          </table:table-cell>
          <table:table-cell office:value-type="float" office:value="0.006525119" calcext:value-type="float">
            <text:p>0.006525119</text:p>
          </table:table-cell>
          <table:table-cell office:value-type="float" office:value="-0.0001975989" calcext:value-type="float">
            <text:p>-0.0001975989</text:p>
          </table:table-cell>
          <table:table-cell office:value-type="float" office:value="-0.0144057" calcext:value-type="float">
            <text:p>-0.0144057</text:p>
          </table:table-cell>
          <table:table-cell office:value-type="float" office:value="0.000000004640935" calcext:value-type="float">
            <text:p>4.640935E-09</text:p>
          </table:table-cell>
          <table:table-cell office:value-type="float" office:value="9.804724" calcext:value-type="float">
            <text:p>9.804724</text:p>
          </table:table-cell>
          <table:table-cell office:value-type="float" office:value="0.8207232" calcext:value-type="float">
            <text:p>0.8207232</text:p>
          </table:table-cell>
          <table:table-cell office:value-type="float" office:value="0.09308849" calcext:value-type="float">
            <text:p>0.09308849</text:p>
          </table:table-cell>
          <table:table-cell office:value-type="float" office:value="0.06454229" calcext:value-type="float">
            <text:p>0.06454229</text:p>
          </table:table-cell>
          <table:table-cell office:value-type="float" office:value="0.04280962" calcext:value-type="float">
            <text:p>0.04280962</text:p>
          </table:table-cell>
          <table:table-cell office:value-type="float" office:value="0.04092683" calcext:value-type="float">
            <text:p>0.04092683</text:p>
          </table:table-cell>
          <table:table-cell office:value-type="float" office:value="0.02096904" calcext:value-type="float">
            <text:p>0.02096904</text:p>
          </table:table-cell>
          <table:table-cell office:value-type="float" office:value="0.01577279" calcext:value-type="float">
            <text:p>0.01577279</text:p>
          </table:table-cell>
          <table:table-cell office:value-type="float" office:value="0.03020727" calcext:value-type="float">
            <text:p>0.03020727</text:p>
          </table:table-cell>
          <table:table-cell office:value-type="float" office:value="0.02484011" calcext:value-type="float">
            <text:p>0.02484011</text:p>
          </table:table-cell>
          <table:table-cell office:value-type="float" office:value="0.02136922" calcext:value-type="float">
            <text:p>0.02136922</text:p>
          </table:table-cell>
          <table:table-cell office:value-type="float" office:value="0.02009149" calcext:value-type="float">
            <text:p>0.02009149</text:p>
          </table:table-cell>
          <table:table-cell office:value-type="float" office:value="0.02054609" calcext:value-type="float">
            <text:p>0.02054609</text:p>
          </table:table-cell>
          <table:table-cell office:value-type="float" office:value="0.005006682" calcext:value-type="float">
            <text:p>0.005006682</text:p>
          </table:table-cell>
          <table:table-cell office:value-type="float" office:value="0.004060851" calcext:value-type="float">
            <text:p>0.004060851</text:p>
          </table:table-cell>
          <table:table-cell office:value-type="float" office:value="0" calcext:value-type="float">
            <text:p>0</text:p>
          </table:table-cell>
          <table:table-cell office:value-type="float" office:value="34.36753" calcext:value-type="float">
            <text:p>34.36753</text:p>
          </table:table-cell>
          <table:table-cell office:value-type="float" office:value="25.97622" calcext:value-type="float">
            <text:p>25.97622</text:p>
          </table:table-cell>
          <table:table-cell office:value-type="float" office:value="25.97129" calcext:value-type="float">
            <text:p>25.97129</text:p>
          </table:table-cell>
          <table:table-cell office:value-type="float" office:value="31.62026" calcext:value-type="float">
            <text:p>31.62026</text:p>
          </table:table-cell>
          <table:table-cell office:value-type="float" office:value="36.48065" calcext:value-type="float">
            <text:p>36.48065</text:p>
          </table:table-cell>
          <table:table-cell office:value-type="float" office:value="27.30632" calcext:value-type="float">
            <text:p>27.30632</text:p>
          </table:table-cell>
          <table:table-cell office:value-type="float" office:value="24.95248" calcext:value-type="float">
            <text:p>24.95248</text:p>
          </table:table-cell>
          <table:table-cell office:value-type="float" office:value="28.36312" calcext:value-type="float">
            <text:p>28.36312</text:p>
          </table:table-cell>
          <table:table-cell office:value-type="float" office:value="17.48044" calcext:value-type="float">
            <text:p>17.48044</text:p>
          </table:table-cell>
          <table:table-cell office:value-type="float" office:value="6.013102" calcext:value-type="float">
            <text:p>6.013102</text:p>
          </table:table-cell>
          <table:table-cell office:value-type="float" office:value="2.260972" calcext:value-type="float">
            <text:p>2.260972</text:p>
          </table:table-cell>
          <table:table-cell office:value-type="float" office:value="0.9361601" calcext:value-type="float">
            <text:p>0.9361601</text:p>
          </table:table-cell>
          <table:table-cell office:value-type="float" office:value="0.3940932" calcext:value-type="float">
            <text:p>0.3940932</text:p>
          </table:table-cell>
          <table:table-cell office:value-type="float" office:value="0.3542417" calcext:value-type="float">
            <text:p>0.3542417</text:p>
          </table:table-cell>
          <table:table-cell office:value-type="float" office:value="0" calcext:value-type="float">
            <text:p>0</text:p>
          </table:table-cell>
          <table:table-cell office:value-type="float" office:value="-83381.55" calcext:value-type="float">
            <text:p>-8338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59255" calcext:value-type="float">
            <text:p>-2.59255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7.72151" calcext:value-type="float">
            <text:p>7.72151</text:p>
          </table:table-cell>
          <table:table-cell office:value-type="float" office:value="1082.131" calcext:value-type="float">
            <text:p>1082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9693" calcext:value-type="float">
            <text:p>0.06809693</text:p>
          </table:table-cell>
          <table:table-cell office:value-type="float" office:value="35.76873" calcext:value-type="float">
            <text:p>35.76873</text:p>
          </table:table-cell>
          <table:table-cell office:value-type="float" office:value="0" calcext:value-type="float">
            <text:p>0</text:p>
          </table:table-cell>
          <table:table-cell office:value-type="float" office:value="0.0001198538" calcext:value-type="float">
            <text:p>0.0001198538</text:p>
          </table:table-cell>
          <table:table-cell office:value-type="float" office:value="0" calcext:value-type="float">
            <text:p>0</text:p>
          </table:table-cell>
          <table:table-cell office:value-type="float" office:value="0.006491178" calcext:value-type="float">
            <text:p>0.006491178</text:p>
          </table:table-cell>
          <table:table-cell office:value-type="float" office:value="-0.0002006899" calcext:value-type="float">
            <text:p>-0.0002006899</text:p>
          </table:table-cell>
          <table:table-cell office:value-type="float" office:value="-0.01452584" calcext:value-type="float">
            <text:p>-0.01452584</text:p>
          </table:table-cell>
          <table:table-cell office:value-type="float" office:value="0.000000004640935" calcext:value-type="float">
            <text:p>4.640935E-09</text:p>
          </table:table-cell>
          <table:table-cell office:value-type="float" office:value="9.799831" calcext:value-type="float">
            <text:p>9.799831</text:p>
          </table:table-cell>
          <table:table-cell office:value-type="float" office:value="0.7513285" calcext:value-type="float">
            <text:p>0.7513285</text:p>
          </table:table-cell>
          <table:table-cell office:value-type="float" office:value="0.09802508" calcext:value-type="float">
            <text:p>0.09802508</text:p>
          </table:table-cell>
          <table:table-cell office:value-type="float" office:value="0.06646328" calcext:value-type="float">
            <text:p>0.06646328</text:p>
          </table:table-cell>
          <table:table-cell office:value-type="float" office:value="0.04329168" calcext:value-type="float">
            <text:p>0.04329168</text:p>
          </table:table-cell>
          <table:table-cell office:value-type="float" office:value="0.04126661" calcext:value-type="float">
            <text:p>0.04126661</text:p>
          </table:table-cell>
          <table:table-cell office:value-type="float" office:value="0.02102396" calcext:value-type="float">
            <text:p>0.02102396</text:p>
          </table:table-cell>
          <table:table-cell office:value-type="float" office:value="0.01576506" calcext:value-type="float">
            <text:p>0.01576506</text:p>
          </table:table-cell>
          <table:table-cell office:value-type="float" office:value="0.0301647" calcext:value-type="float">
            <text:p>0.0301647</text:p>
          </table:table-cell>
          <table:table-cell office:value-type="float" office:value="0.02481637" calcext:value-type="float">
            <text:p>0.02481637</text:p>
          </table:table-cell>
          <table:table-cell office:value-type="float" office:value="0.02138255" calcext:value-type="float">
            <text:p>0.02138255</text:p>
          </table:table-cell>
          <table:table-cell office:value-type="float" office:value="0.02011072" calcext:value-type="float">
            <text:p>0.02011072</text:p>
          </table:table-cell>
          <table:table-cell office:value-type="float" office:value="0.02056105" calcext:value-type="float">
            <text:p>0.02056105</text:p>
          </table:table-cell>
          <table:table-cell office:value-type="float" office:value="0.005010655" calcext:value-type="float">
            <text:p>0.005010655</text:p>
          </table:table-cell>
          <table:table-cell office:value-type="float" office:value="0.004061405" calcext:value-type="float">
            <text:p>0.004061405</text:p>
          </table:table-cell>
          <table:table-cell office:value-type="float" office:value="0" calcext:value-type="float">
            <text:p>0</text:p>
          </table:table-cell>
          <table:table-cell office:value-type="float" office:value="28.46459" calcext:value-type="float">
            <text:p>28.46459</text:p>
          </table:table-cell>
          <table:table-cell office:value-type="float" office:value="28.58505" calcext:value-type="float">
            <text:p>28.58505</text:p>
          </table:table-cell>
          <table:table-cell office:value-type="float" office:value="26.85905" calcext:value-type="float">
            <text:p>26.85905</text:p>
          </table:table-cell>
          <table:table-cell office:value-type="float" office:value="31.51014" calcext:value-type="float">
            <text:p>31.51014</text:p>
          </table:table-cell>
          <table:table-cell office:value-type="float" office:value="36.29507" calcext:value-type="float">
            <text:p>36.29507</text:p>
          </table:table-cell>
          <table:table-cell office:value-type="float" office:value="26.86832" calcext:value-type="float">
            <text:p>26.86832</text:p>
          </table:table-cell>
          <table:table-cell office:value-type="float" office:value="24.63127" calcext:value-type="float">
            <text:p>24.63127</text:p>
          </table:table-cell>
          <table:table-cell office:value-type="float" office:value="28.25122" calcext:value-type="float">
            <text:p>28.25122</text:p>
          </table:table-cell>
          <table:table-cell office:value-type="float" office:value="17.50616" calcext:value-type="float">
            <text:p>17.50616</text:p>
          </table:table-cell>
          <table:table-cell office:value-type="float" office:value="6.076261" calcext:value-type="float">
            <text:p>6.076261</text:p>
          </table:table-cell>
          <table:table-cell office:value-type="float" office:value="2.284443" calcext:value-type="float">
            <text:p>2.284443</text:p>
          </table:table-cell>
          <table:table-cell office:value-type="float" office:value="0.9396106" calcext:value-type="float">
            <text:p>0.9396106</text:p>
          </table:table-cell>
          <table:table-cell office:value-type="float" office:value="0.3952442" calcext:value-type="float">
            <text:p>0.3952442</text:p>
          </table:table-cell>
          <table:table-cell office:value-type="float" office:value="0.3543577" calcext:value-type="float">
            <text:p>0.3543577</text:p>
          </table:table-cell>
          <table:table-cell office:value-type="float" office:value="0" calcext:value-type="float">
            <text:p>0</text:p>
          </table:table-cell>
          <table:table-cell office:value-type="float" office:value="-83469.7" calcext:value-type="float">
            <text:p>-8346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627285" calcext:value-type="float">
            <text:p>-2.62728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7.718623" calcext:value-type="float">
            <text:p>7.718623</text:p>
          </table:table-cell>
          <table:table-cell office:value-type="float" office:value="1082.129" calcext:value-type="float">
            <text:p>1082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4184" calcext:value-type="float">
            <text:p>0.06804184</text:p>
          </table:table-cell>
          <table:table-cell office:value-type="float" office:value="35.77687" calcext:value-type="float">
            <text:p>35.77687</text:p>
          </table:table-cell>
          <table:table-cell office:value-type="float" office:value="0" calcext:value-type="float">
            <text:p>0</text:p>
          </table:table-cell>
          <table:table-cell office:value-type="float" office:value="0.0001198739" calcext:value-type="float">
            <text:p>0.0001198739</text:p>
          </table:table-cell>
          <table:table-cell office:value-type="float" office:value="0" calcext:value-type="float">
            <text:p>0</text:p>
          </table:table-cell>
          <table:table-cell office:value-type="float" office:value="0.006476734" calcext:value-type="float">
            <text:p>0.006476734</text:p>
          </table:table-cell>
          <table:table-cell office:value-type="float" office:value="-0.0002032138" calcext:value-type="float">
            <text:p>-0.0002032138</text:p>
          </table:table-cell>
          <table:table-cell office:value-type="float" office:value="-0.01481143" calcext:value-type="float">
            <text:p>-0.01481143</text:p>
          </table:table-cell>
          <table:table-cell office:value-type="float" office:value="0.000000004640935" calcext:value-type="float">
            <text:p>4.640935E-09</text:p>
          </table:table-cell>
          <table:table-cell office:value-type="float" office:value="9.795548" calcext:value-type="float">
            <text:p>9.795548</text:p>
          </table:table-cell>
          <table:table-cell office:value-type="float" office:value="0.7235983" calcext:value-type="float">
            <text:p>0.7235983</text:p>
          </table:table-cell>
          <table:table-cell office:value-type="float" office:value="0.09695686" calcext:value-type="float">
            <text:p>0.09695686</text:p>
          </table:table-cell>
          <table:table-cell office:value-type="float" office:value="0.06908514" calcext:value-type="float">
            <text:p>0.06908514</text:p>
          </table:table-cell>
          <table:table-cell office:value-type="float" office:value="0.04480569" calcext:value-type="float">
            <text:p>0.04480569</text:p>
          </table:table-cell>
          <table:table-cell office:value-type="float" office:value="0.04217725" calcext:value-type="float">
            <text:p>0.04217725</text:p>
          </table:table-cell>
          <table:table-cell office:value-type="float" office:value="0.021181" calcext:value-type="float">
            <text:p>0.021181</text:p>
          </table:table-cell>
          <table:table-cell office:value-type="float" office:value="0.0157923" calcext:value-type="float">
            <text:p>0.0157923</text:p>
          </table:table-cell>
          <table:table-cell office:value-type="float" office:value="0.03013743" calcext:value-type="float">
            <text:p>0.03013743</text:p>
          </table:table-cell>
          <table:table-cell office:value-type="float" office:value="0.02479852" calcext:value-type="float">
            <text:p>0.02479852</text:p>
          </table:table-cell>
          <table:table-cell office:value-type="float" office:value="0.02139458" calcext:value-type="float">
            <text:p>0.02139458</text:p>
          </table:table-cell>
          <table:table-cell office:value-type="float" office:value="0.02012923" calcext:value-type="float">
            <text:p>0.02012923</text:p>
          </table:table-cell>
          <table:table-cell office:value-type="float" office:value="0.02057626" calcext:value-type="float">
            <text:p>0.02057626</text:p>
          </table:table-cell>
          <table:table-cell office:value-type="float" office:value="0.005015061" calcext:value-type="float">
            <text:p>0.005015061</text:p>
          </table:table-cell>
          <table:table-cell office:value-type="float" office:value="0.004063011" calcext:value-type="float">
            <text:p>0.004063011</text:p>
          </table:table-cell>
          <table:table-cell office:value-type="float" office:value="0" calcext:value-type="float">
            <text:p>0</text:p>
          </table:table-cell>
          <table:table-cell office:value-type="float" office:value="32.17039" calcext:value-type="float">
            <text:p>32.17039</text:p>
          </table:table-cell>
          <table:table-cell office:value-type="float" office:value="25.06904" calcext:value-type="float">
            <text:p>25.06904</text:p>
          </table:table-cell>
          <table:table-cell office:value-type="float" office:value="27.90454" calcext:value-type="float">
            <text:p>27.90454</text:p>
          </table:table-cell>
          <table:table-cell office:value-type="float" office:value="32.33985" calcext:value-type="float">
            <text:p>32.33985</text:p>
          </table:table-cell>
          <table:table-cell office:value-type="float" office:value="37.1357" calcext:value-type="float">
            <text:p>37.1357</text:p>
          </table:table-cell>
          <table:table-cell office:value-type="float" office:value="26.85004" calcext:value-type="float">
            <text:p>26.85004</text:p>
          </table:table-cell>
          <table:table-cell office:value-type="float" office:value="24.46593" calcext:value-type="float">
            <text:p>24.46593</text:p>
          </table:table-cell>
          <table:table-cell office:value-type="float" office:value="28.14713" calcext:value-type="float">
            <text:p>28.14713</text:p>
          </table:table-cell>
          <table:table-cell office:value-type="float" office:value="17.51788" calcext:value-type="float">
            <text:p>17.51788</text:p>
          </table:table-cell>
          <table:table-cell office:value-type="float" office:value="6.130724" calcext:value-type="float">
            <text:p>6.130724</text:p>
          </table:table-cell>
          <table:table-cell office:value-type="float" office:value="2.307621" calcext:value-type="float">
            <text:p>2.307621</text:p>
          </table:table-cell>
          <table:table-cell office:value-type="float" office:value="0.9434031" calcext:value-type="float">
            <text:p>0.9434031</text:p>
          </table:table-cell>
          <table:table-cell office:value-type="float" office:value="0.3965293" calcext:value-type="float">
            <text:p>0.3965293</text:p>
          </table:table-cell>
          <table:table-cell office:value-type="float" office:value="0.3544548" calcext:value-type="float">
            <text:p>0.3544548</text:p>
          </table:table-cell>
          <table:table-cell office:value-type="float" office:value="0" calcext:value-type="float">
            <text:p>0</text:p>
          </table:table-cell>
          <table:table-cell office:value-type="float" office:value="-83642.78" calcext:value-type="float">
            <text:p>-8364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668205" calcext:value-type="float">
            <text:p>-2.66820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7.716026" calcext:value-type="float">
            <text:p>7.716026</text:p>
          </table:table-cell>
          <table:table-cell office:value-type="float" office:value="1082.126" calcext:value-type="float">
            <text:p>1082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64907" calcext:value-type="float">
            <text:p>0.06764907</text:p>
          </table:table-cell>
          <table:table-cell office:value-type="float" office:value="35.78405" calcext:value-type="float">
            <text:p>35.78405</text:p>
          </table:table-cell>
          <table:table-cell office:value-type="float" office:value="0" calcext:value-type="float">
            <text:p>0</text:p>
          </table:table-cell>
          <table:table-cell office:value-type="float" office:value="0.0001199139" calcext:value-type="float">
            <text:p>0.0001199139</text:p>
          </table:table-cell>
          <table:table-cell office:value-type="float" office:value="0" calcext:value-type="float">
            <text:p>0</text:p>
          </table:table-cell>
          <table:table-cell office:value-type="float" office:value="0.006475866" calcext:value-type="float">
            <text:p>0.006475866</text:p>
          </table:table-cell>
          <table:table-cell office:value-type="float" office:value="-0.0002071033" calcext:value-type="float">
            <text:p>-0.0002071033</text:p>
          </table:table-cell>
          <table:table-cell office:value-type="float" office:value="-0.01494541" calcext:value-type="float">
            <text:p>-0.01494541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90751" calcext:value-type="float">
            <text:p>9.790751</text:p>
          </table:table-cell>
          <table:table-cell office:value-type="float" office:value="0.6625618" calcext:value-type="float">
            <text:p>0.6625618</text:p>
          </table:table-cell>
          <table:table-cell office:value-type="float" office:value="0.1005181" calcext:value-type="float">
            <text:p>0.1005181</text:p>
          </table:table-cell>
          <table:table-cell office:value-type="float" office:value="0.06963793" calcext:value-type="float">
            <text:p>0.06963793</text:p>
          </table:table-cell>
          <table:table-cell office:value-type="float" office:value="0.04503807" calcext:value-type="float">
            <text:p>0.04503807</text:p>
          </table:table-cell>
          <table:table-cell office:value-type="float" office:value="0.04254621" calcext:value-type="float">
            <text:p>0.04254621</text:p>
          </table:table-cell>
          <table:table-cell office:value-type="float" office:value="0.02134462" calcext:value-type="float">
            <text:p>0.02134462</text:p>
          </table:table-cell>
          <table:table-cell office:value-type="float" office:value="0.01586328" calcext:value-type="float">
            <text:p>0.01586328</text:p>
          </table:table-cell>
          <table:table-cell office:value-type="float" office:value="0.03012945" calcext:value-type="float">
            <text:p>0.03012945</text:p>
          </table:table-cell>
          <table:table-cell office:value-type="float" office:value="0.02478573" calcext:value-type="float">
            <text:p>0.02478573</text:p>
          </table:table-cell>
          <table:table-cell office:value-type="float" office:value="0.0214064" calcext:value-type="float">
            <text:p>0.0214064</text:p>
          </table:table-cell>
          <table:table-cell office:value-type="float" office:value="0.02014716" calcext:value-type="float">
            <text:p>0.02014716</text:p>
          </table:table-cell>
          <table:table-cell office:value-type="float" office:value="0.0205914" calcext:value-type="float">
            <text:p>0.0205914</text:p>
          </table:table-cell>
          <table:table-cell office:value-type="float" office:value="0.00501873" calcext:value-type="float">
            <text:p>0.00501873</text:p>
          </table:table-cell>
          <table:table-cell office:value-type="float" office:value="0.00406139" calcext:value-type="float">
            <text:p>0.00406139</text:p>
          </table:table-cell>
          <table:table-cell office:value-type="float" office:value="0" calcext:value-type="float">
            <text:p>0</text:p>
          </table:table-cell>
          <table:table-cell office:value-type="float" office:value="35.20023" calcext:value-type="float">
            <text:p>35.20023</text:p>
          </table:table-cell>
          <table:table-cell office:value-type="float" office:value="26.26579" calcext:value-type="float">
            <text:p>26.26579</text:p>
          </table:table-cell>
          <table:table-cell office:value-type="float" office:value="27.07411" calcext:value-type="float">
            <text:p>27.07411</text:p>
          </table:table-cell>
          <table:table-cell office:value-type="float" office:value="31.64665" calcext:value-type="float">
            <text:p>31.64665</text:p>
          </table:table-cell>
          <table:table-cell office:value-type="float" office:value="36.56382" calcext:value-type="float">
            <text:p>36.56382</text:p>
          </table:table-cell>
          <table:table-cell office:value-type="float" office:value="26.82842" calcext:value-type="float">
            <text:p>26.82842</text:p>
          </table:table-cell>
          <table:table-cell office:value-type="float" office:value="24.46904" calcext:value-type="float">
            <text:p>24.46904</text:p>
          </table:table-cell>
          <table:table-cell office:value-type="float" office:value="28.09451" calcext:value-type="float">
            <text:p>28.09451</text:p>
          </table:table-cell>
          <table:table-cell office:value-type="float" office:value="17.52547" calcext:value-type="float">
            <text:p>17.52547</text:p>
          </table:table-cell>
          <table:table-cell office:value-type="float" office:value="6.179482" calcext:value-type="float">
            <text:p>6.179482</text:p>
          </table:table-cell>
          <table:table-cell office:value-type="float" office:value="2.330383" calcext:value-type="float">
            <text:p>2.330383</text:p>
          </table:table-cell>
          <table:table-cell office:value-type="float" office:value="0.9473904" calcext:value-type="float">
            <text:p>0.9473904</text:p>
          </table:table-cell>
          <table:table-cell office:value-type="float" office:value="0.3974389" calcext:value-type="float">
            <text:p>0.3974389</text:p>
          </table:table-cell>
          <table:table-cell office:value-type="float" office:value="0.3546245" calcext:value-type="float">
            <text:p>0.3546245</text:p>
          </table:table-cell>
          <table:table-cell office:value-type="float" office:value="0" calcext:value-type="float">
            <text:p>0</text:p>
          </table:table-cell>
          <table:table-cell office:value-type="float" office:value="-83754.26" calcext:value-type="float">
            <text:p>-8375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702843" calcext:value-type="float">
            <text:p>-2.702843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7.713575" calcext:value-type="float">
            <text:p>7.713575</text:p>
          </table:table-cell>
          <table:table-cell office:value-type="float" office:value="1082.123" calcext:value-type="float">
            <text:p>1082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059" calcext:value-type="float">
            <text:p>0.06730059</text:p>
          </table:table-cell>
          <table:table-cell office:value-type="float" office:value="35.79076" calcext:value-type="float">
            <text:p>35.79076</text:p>
          </table:table-cell>
          <table:table-cell office:value-type="float" office:value="0" calcext:value-type="float">
            <text:p>0</text:p>
          </table:table-cell>
          <table:table-cell office:value-type="float" office:value="0.0001199652" calcext:value-type="float">
            <text:p>0.0001199652</text:p>
          </table:table-cell>
          <table:table-cell office:value-type="float" office:value="0" calcext:value-type="float">
            <text:p>0</text:p>
          </table:table-cell>
          <table:table-cell office:value-type="float" office:value="0.006482737" calcext:value-type="float">
            <text:p>0.006482737</text:p>
          </table:table-cell>
          <table:table-cell office:value-type="float" office:value="-0.0002105755" calcext:value-type="float">
            <text:p>-0.0002105755</text:p>
          </table:table-cell>
          <table:table-cell office:value-type="float" office:value="-0.01503103" calcext:value-type="float">
            <text:p>-0.01503103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85889" calcext:value-type="float">
            <text:p>9.785889</text:p>
          </table:table-cell>
          <table:table-cell office:value-type="float" office:value="0.6152978" calcext:value-type="float">
            <text:p>0.6152978</text:p>
          </table:table-cell>
          <table:table-cell office:value-type="float" office:value="0.1019747" calcext:value-type="float">
            <text:p>0.1019747</text:p>
          </table:table-cell>
          <table:table-cell office:value-type="float" office:value="0.06970443" calcext:value-type="float">
            <text:p>0.06970443</text:p>
          </table:table-cell>
          <table:table-cell office:value-type="float" office:value="0.04502111" calcext:value-type="float">
            <text:p>0.04502111</text:p>
          </table:table-cell>
          <table:table-cell office:value-type="float" office:value="0.04269706" calcext:value-type="float">
            <text:p>0.04269706</text:p>
          </table:table-cell>
          <table:table-cell office:value-type="float" office:value="0.02142909" calcext:value-type="float">
            <text:p>0.02142909</text:p>
          </table:table-cell>
          <table:table-cell office:value-type="float" office:value="0.01590731" calcext:value-type="float">
            <text:p>0.01590731</text:p>
          </table:table-cell>
          <table:table-cell office:value-type="float" office:value="0.0301308" calcext:value-type="float">
            <text:p>0.0301308</text:p>
          </table:table-cell>
          <table:table-cell office:value-type="float" office:value="0.02477589" calcext:value-type="float">
            <text:p>0.02477589</text:p>
          </table:table-cell>
          <table:table-cell office:value-type="float" office:value="0.02141656" calcext:value-type="float">
            <text:p>0.02141656</text:p>
          </table:table-cell>
          <table:table-cell office:value-type="float" office:value="0.02016497" calcext:value-type="float">
            <text:p>0.02016497</text:p>
          </table:table-cell>
          <table:table-cell office:value-type="float" office:value="0.02060755" calcext:value-type="float">
            <text:p>0.02060755</text:p>
          </table:table-cell>
          <table:table-cell office:value-type="float" office:value="0.005023497" calcext:value-type="float">
            <text:p>0.005023497</text:p>
          </table:table-cell>
          <table:table-cell office:value-type="float" office:value="0.004060674" calcext:value-type="float">
            <text:p>0.004060674</text:p>
          </table:table-cell>
          <table:table-cell office:value-type="float" office:value="0" calcext:value-type="float">
            <text:p>0</text:p>
          </table:table-cell>
          <table:table-cell office:value-type="float" office:value="33.17908" calcext:value-type="float">
            <text:p>33.17908</text:p>
          </table:table-cell>
          <table:table-cell office:value-type="float" office:value="29.76885" calcext:value-type="float">
            <text:p>29.76885</text:p>
          </table:table-cell>
          <table:table-cell office:value-type="float" office:value="26.72721" calcext:value-type="float">
            <text:p>26.72721</text:p>
          </table:table-cell>
          <table:table-cell office:value-type="float" office:value="30.86157" calcext:value-type="float">
            <text:p>30.86157</text:p>
          </table:table-cell>
          <table:table-cell office:value-type="float" office:value="35.76639" calcext:value-type="float">
            <text:p>35.76639</text:p>
          </table:table-cell>
          <table:table-cell office:value-type="float" office:value="26.51684" calcext:value-type="float">
            <text:p>26.51684</text:p>
          </table:table-cell>
          <table:table-cell office:value-type="float" office:value="24.3556" calcext:value-type="float">
            <text:p>24.3556</text:p>
          </table:table-cell>
          <table:table-cell office:value-type="float" office:value="28.0507" calcext:value-type="float">
            <text:p>28.0507</text:p>
          </table:table-cell>
          <table:table-cell office:value-type="float" office:value="17.52464" calcext:value-type="float">
            <text:p>17.52464</text:p>
          </table:table-cell>
          <table:table-cell office:value-type="float" office:value="6.220894" calcext:value-type="float">
            <text:p>6.220894</text:p>
          </table:table-cell>
          <table:table-cell office:value-type="float" office:value="2.355068" calcext:value-type="float">
            <text:p>2.355068</text:p>
          </table:table-cell>
          <table:table-cell office:value-type="float" office:value="0.9523951" calcext:value-type="float">
            <text:p>0.9523951</text:p>
          </table:table-cell>
          <table:table-cell office:value-type="float" office:value="0.3986512" calcext:value-type="float">
            <text:p>0.3986512</text:p>
          </table:table-cell>
          <table:table-cell office:value-type="float" office:value="0.3547671" calcext:value-type="float">
            <text:p>0.3547671</text:p>
          </table:table-cell>
          <table:table-cell office:value-type="float" office:value="0" calcext:value-type="float">
            <text:p>0</text:p>
          </table:table-cell>
          <table:table-cell office:value-type="float" office:value="-83828.97" calcext:value-type="float">
            <text:p>-8382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734084" calcext:value-type="float">
            <text:p>-2.734084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7.711039" calcext:value-type="float">
            <text:p>7.711039</text:p>
          </table:table-cell>
          <table:table-cell office:value-type="float" office:value="1082.12" calcext:value-type="float">
            <text:p>108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93535" calcext:value-type="float">
            <text:p>0.06693535</text:p>
          </table:table-cell>
          <table:table-cell office:value-type="float" office:value="35.79762" calcext:value-type="float">
            <text:p>35.79762</text:p>
          </table:table-cell>
          <table:table-cell office:value-type="float" office:value="0" calcext:value-type="float">
            <text:p>0</text:p>
          </table:table-cell>
          <table:table-cell office:value-type="float" office:value="0.0001200395" calcext:value-type="float">
            <text:p>0.0001200395</text:p>
          </table:table-cell>
          <table:table-cell office:value-type="float" office:value="0" calcext:value-type="float">
            <text:p>0</text:p>
          </table:table-cell>
          <table:table-cell office:value-type="float" office:value="0.006505281" calcext:value-type="float">
            <text:p>0.006505281</text:p>
          </table:table-cell>
          <table:table-cell office:value-type="float" office:value="-0.0002127292" calcext:value-type="float">
            <text:p>-0.0002127292</text:p>
          </table:table-cell>
          <table:table-cell office:value-type="float" office:value="-0.01513568" calcext:value-type="float">
            <text:p>-0.01513568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81074" calcext:value-type="float">
            <text:p>9.781074</text:p>
          </table:table-cell>
          <table:table-cell office:value-type="float" office:value="0.5734428" calcext:value-type="float">
            <text:p>0.5734428</text:p>
          </table:table-cell>
          <table:table-cell office:value-type="float" office:value="0.1008295" calcext:value-type="float">
            <text:p>0.1008295</text:p>
          </table:table-cell>
          <table:table-cell office:value-type="float" office:value="0.07057805" calcext:value-type="float">
            <text:p>0.07057805</text:p>
          </table:table-cell>
          <table:table-cell office:value-type="float" office:value="0.04535902" calcext:value-type="float">
            <text:p>0.04535902</text:p>
          </table:table-cell>
          <table:table-cell office:value-type="float" office:value="0.0429629" calcext:value-type="float">
            <text:p>0.0429629</text:p>
          </table:table-cell>
          <table:table-cell office:value-type="float" office:value="0.02150562" calcext:value-type="float">
            <text:p>0.02150562</text:p>
          </table:table-cell>
          <table:table-cell office:value-type="float" office:value="0.01592801" calcext:value-type="float">
            <text:p>0.01592801</text:p>
          </table:table-cell>
          <table:table-cell office:value-type="float" office:value="0.03013423" calcext:value-type="float">
            <text:p>0.03013423</text:p>
          </table:table-cell>
          <table:table-cell office:value-type="float" office:value="0.02477014" calcext:value-type="float">
            <text:p>0.02477014</text:p>
          </table:table-cell>
          <table:table-cell office:value-type="float" office:value="0.02142682" calcext:value-type="float">
            <text:p>0.02142682</text:p>
          </table:table-cell>
          <table:table-cell office:value-type="float" office:value="0.02018222" calcext:value-type="float">
            <text:p>0.02018222</text:p>
          </table:table-cell>
          <table:table-cell office:value-type="float" office:value="0.02062354" calcext:value-type="float">
            <text:p>0.02062354</text:p>
          </table:table-cell>
          <table:table-cell office:value-type="float" office:value="0.005029099" calcext:value-type="float">
            <text:p>0.005029099</text:p>
          </table:table-cell>
          <table:table-cell office:value-type="float" office:value="0.004060314" calcext:value-type="float">
            <text:p>0.004060314</text:p>
          </table:table-cell>
          <table:table-cell office:value-type="float" office:value="0" calcext:value-type="float">
            <text:p>0</text:p>
          </table:table-cell>
          <table:table-cell office:value-type="float" office:value="36.48583" calcext:value-type="float">
            <text:p>36.48583</text:p>
          </table:table-cell>
          <table:table-cell office:value-type="float" office:value="29.43738" calcext:value-type="float">
            <text:p>29.43738</text:p>
          </table:table-cell>
          <table:table-cell office:value-type="float" office:value="27.28654" calcext:value-type="float">
            <text:p>27.28654</text:p>
          </table:table-cell>
          <table:table-cell office:value-type="float" office:value="30.8998" calcext:value-type="float">
            <text:p>30.8998</text:p>
          </table:table-cell>
          <table:table-cell office:value-type="float" office:value="35.73418" calcext:value-type="float">
            <text:p>35.73418</text:p>
          </table:table-cell>
          <table:table-cell office:value-type="float" office:value="26.26066" calcext:value-type="float">
            <text:p>26.26066</text:p>
          </table:table-cell>
          <table:table-cell office:value-type="float" office:value="24.16135" calcext:value-type="float">
            <text:p>24.16135</text:p>
          </table:table-cell>
          <table:table-cell office:value-type="float" office:value="27.98843" calcext:value-type="float">
            <text:p>27.98843</text:p>
          </table:table-cell>
          <table:table-cell office:value-type="float" office:value="17.52458" calcext:value-type="float">
            <text:p>17.52458</text:p>
          </table:table-cell>
          <table:table-cell office:value-type="float" office:value="6.258353" calcext:value-type="float">
            <text:p>6.258353</text:p>
          </table:table-cell>
          <table:table-cell office:value-type="float" office:value="2.379152" calcext:value-type="float">
            <text:p>2.379152</text:p>
          </table:table-cell>
          <table:table-cell office:value-type="float" office:value="0.9575302" calcext:value-type="float">
            <text:p>0.9575302</text:p>
          </table:table-cell>
          <table:table-cell office:value-type="float" office:value="0.4000773" calcext:value-type="float">
            <text:p>0.4000773</text:p>
          </table:table-cell>
          <table:table-cell office:value-type="float" office:value="0.3548753" calcext:value-type="float">
            <text:p>0.3548753</text:p>
          </table:table-cell>
          <table:table-cell office:value-type="float" office:value="0" calcext:value-type="float">
            <text:p>0</text:p>
          </table:table-cell>
          <table:table-cell office:value-type="float" office:value="-83923.41" calcext:value-type="float">
            <text:p>-8392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76566" calcext:value-type="float">
            <text:p>-2.7656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7.708734" calcext:value-type="float">
            <text:p>7.708734</text:p>
          </table:table-cell>
          <table:table-cell office:value-type="float" office:value="1082.118" calcext:value-type="float">
            <text:p>1082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6727" calcext:value-type="float">
            <text:p>0.06646727</text:p>
          </table:table-cell>
          <table:table-cell office:value-type="float" office:value="35.80372" calcext:value-type="float">
            <text:p>35.80372</text:p>
          </table:table-cell>
          <table:table-cell office:value-type="float" office:value="0" calcext:value-type="float">
            <text:p>0</text:p>
          </table:table-cell>
          <table:table-cell office:value-type="float" office:value="0.0001201269" calcext:value-type="float">
            <text:p>0.0001201269</text:p>
          </table:table-cell>
          <table:table-cell office:value-type="float" office:value="0" calcext:value-type="float">
            <text:p>0</text:p>
          </table:table-cell>
          <table:table-cell office:value-type="float" office:value="0.006536931" calcext:value-type="float">
            <text:p>0.006536931</text:p>
          </table:table-cell>
          <table:table-cell office:value-type="float" office:value="-0.0002164948" calcext:value-type="float">
            <text:p>-0.0002164948</text:p>
          </table:table-cell>
          <table:table-cell office:value-type="float" office:value="-0.01517009" calcext:value-type="float">
            <text:p>-0.01517009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75996" calcext:value-type="float">
            <text:p>9.775996</text:p>
          </table:table-cell>
          <table:table-cell office:value-type="float" office:value="0.5510507" calcext:value-type="float">
            <text:p>0.5510507</text:p>
          </table:table-cell>
          <table:table-cell office:value-type="float" office:value="0.0957343" calcext:value-type="float">
            <text:p>0.0957343</text:p>
          </table:table-cell>
          <table:table-cell office:value-type="float" office:value="0.06955799" calcext:value-type="float">
            <text:p>0.06955799</text:p>
          </table:table-cell>
          <table:table-cell office:value-type="float" office:value="0.04515899" calcext:value-type="float">
            <text:p>0.04515899</text:p>
          </table:table-cell>
          <table:table-cell office:value-type="float" office:value="0.04297465" calcext:value-type="float">
            <text:p>0.04297465</text:p>
          </table:table-cell>
          <table:table-cell office:value-type="float" office:value="0.02157724" calcext:value-type="float">
            <text:p>0.02157724</text:p>
          </table:table-cell>
          <table:table-cell office:value-type="float" office:value="0.01595788" calcext:value-type="float">
            <text:p>0.01595788</text:p>
          </table:table-cell>
          <table:table-cell office:value-type="float" office:value="0.03013998" calcext:value-type="float">
            <text:p>0.03013998</text:p>
          </table:table-cell>
          <table:table-cell office:value-type="float" office:value="0.0247669" calcext:value-type="float">
            <text:p>0.0247669</text:p>
          </table:table-cell>
          <table:table-cell office:value-type="float" office:value="0.0214374" calcext:value-type="float">
            <text:p>0.0214374</text:p>
          </table:table-cell>
          <table:table-cell office:value-type="float" office:value="0.02019889" calcext:value-type="float">
            <text:p>0.02019889</text:p>
          </table:table-cell>
          <table:table-cell office:value-type="float" office:value="0.02063896" calcext:value-type="float">
            <text:p>0.02063896</text:p>
          </table:table-cell>
          <table:table-cell office:value-type="float" office:value="0.005034494" calcext:value-type="float">
            <text:p>0.005034494</text:p>
          </table:table-cell>
          <table:table-cell office:value-type="float" office:value="0.004057026" calcext:value-type="float">
            <text:p>0.004057026</text:p>
          </table:table-cell>
          <table:table-cell office:value-type="float" office:value="0" calcext:value-type="float">
            <text:p>0</text:p>
          </table:table-cell>
          <table:table-cell office:value-type="float" office:value="40.76182" calcext:value-type="float">
            <text:p>40.76182</text:p>
          </table:table-cell>
          <table:table-cell office:value-type="float" office:value="32.05585" calcext:value-type="float">
            <text:p>32.05585</text:p>
          </table:table-cell>
          <table:table-cell office:value-type="float" office:value="26.43292" calcext:value-type="float">
            <text:p>26.43292</text:p>
          </table:table-cell>
          <table:table-cell office:value-type="float" office:value="30.11775" calcext:value-type="float">
            <text:p>30.11775</text:p>
          </table:table-cell>
          <table:table-cell office:value-type="float" office:value="35.11678" calcext:value-type="float">
            <text:p>35.11678</text:p>
          </table:table-cell>
          <table:table-cell office:value-type="float" office:value="26.01522" calcext:value-type="float">
            <text:p>26.01522</text:p>
          </table:table-cell>
          <table:table-cell office:value-type="float" office:value="24.01225" calcext:value-type="float">
            <text:p>24.01225</text:p>
          </table:table-cell>
          <table:table-cell office:value-type="float" office:value="27.92192" calcext:value-type="float">
            <text:p>27.92192</text:p>
          </table:table-cell>
          <table:table-cell office:value-type="float" office:value="17.52134" calcext:value-type="float">
            <text:p>17.52134</text:p>
          </table:table-cell>
          <table:table-cell office:value-type="float" office:value="6.292539" calcext:value-type="float">
            <text:p>6.292539</text:p>
          </table:table-cell>
          <table:table-cell office:value-type="float" office:value="2.402301" calcext:value-type="float">
            <text:p>2.402301</text:p>
          </table:table-cell>
          <table:table-cell office:value-type="float" office:value="0.9626071" calcext:value-type="float">
            <text:p>0.9626071</text:p>
          </table:table-cell>
          <table:table-cell office:value-type="float" office:value="0.401287" calcext:value-type="float">
            <text:p>0.401287</text:p>
          </table:table-cell>
          <table:table-cell office:value-type="float" office:value="0.3550262" calcext:value-type="float">
            <text:p>0.3550262</text:p>
          </table:table-cell>
          <table:table-cell office:value-type="float" office:value="0" calcext:value-type="float">
            <text:p>0</text:p>
          </table:table-cell>
          <table:table-cell office:value-type="float" office:value="-83971.55" calcext:value-type="float">
            <text:p>-8397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793934" calcext:value-type="float">
            <text:p>-2.793934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7.70663" calcext:value-type="float">
            <text:p>7.70663</text:p>
          </table:table-cell>
          <table:table-cell office:value-type="float" office:value="1082.115" calcext:value-type="float">
            <text:p>1082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0463" calcext:value-type="float">
            <text:p>0.06600463</text:p>
          </table:table-cell>
          <table:table-cell office:value-type="float" office:value="35.80944" calcext:value-type="float">
            <text:p>35.80944</text:p>
          </table:table-cell>
          <table:table-cell office:value-type="float" office:value="0" calcext:value-type="float">
            <text:p>0</text:p>
          </table:table-cell>
          <table:table-cell office:value-type="float" office:value="0.0001202253" calcext:value-type="float">
            <text:p>0.0001202253</text:p>
          </table:table-cell>
          <table:table-cell office:value-type="float" office:value="0" calcext:value-type="float">
            <text:p>0</text:p>
          </table:table-cell>
          <table:table-cell office:value-type="float" office:value="0.006574374" calcext:value-type="float">
            <text:p>0.006574374</text:p>
          </table:table-cell>
          <table:table-cell office:value-type="float" office:value="-0.0002211345" calcext:value-type="float">
            <text:p>-0.0002211345</text:p>
          </table:table-cell>
          <table:table-cell office:value-type="float" office:value="-0.01518571" calcext:value-type="float">
            <text:p>-0.01518571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70866" calcext:value-type="float">
            <text:p>9.770866</text:p>
          </table:table-cell>
          <table:table-cell office:value-type="float" office:value="0.5300202" calcext:value-type="float">
            <text:p>0.5300202</text:p>
          </table:table-cell>
          <table:table-cell office:value-type="float" office:value="0.0879474" calcext:value-type="float">
            <text:p>0.0879474</text:p>
          </table:table-cell>
          <table:table-cell office:value-type="float" office:value="0.07015006" calcext:value-type="float">
            <text:p>0.07015006</text:p>
          </table:table-cell>
          <table:table-cell office:value-type="float" office:value="0.04511914" calcext:value-type="float">
            <text:p>0.04511914</text:p>
          </table:table-cell>
          <table:table-cell office:value-type="float" office:value="0.04296096" calcext:value-type="float">
            <text:p>0.04296096</text:p>
          </table:table-cell>
          <table:table-cell office:value-type="float" office:value="0.02161414" calcext:value-type="float">
            <text:p>0.02161414</text:p>
          </table:table-cell>
          <table:table-cell office:value-type="float" office:value="0.01597017" calcext:value-type="float">
            <text:p>0.01597017</text:p>
          </table:table-cell>
          <table:table-cell office:value-type="float" office:value="0.03015043" calcext:value-type="float">
            <text:p>0.03015043</text:p>
          </table:table-cell>
          <table:table-cell office:value-type="float" office:value="0.02476619" calcext:value-type="float">
            <text:p>0.02476619</text:p>
          </table:table-cell>
          <table:table-cell office:value-type="float" office:value="0.02144684" calcext:value-type="float">
            <text:p>0.02144684</text:p>
          </table:table-cell>
          <table:table-cell office:value-type="float" office:value="0.02021488" calcext:value-type="float">
            <text:p>0.02021488</text:p>
          </table:table-cell>
          <table:table-cell office:value-type="float" office:value="0.02065393" calcext:value-type="float">
            <text:p>0.02065393</text:p>
          </table:table-cell>
          <table:table-cell office:value-type="float" office:value="0.005040504" calcext:value-type="float">
            <text:p>0.005040504</text:p>
          </table:table-cell>
          <table:table-cell office:value-type="float" office:value="0.004053434" calcext:value-type="float">
            <text:p>0.004053434</text:p>
          </table:table-cell>
          <table:table-cell office:value-type="float" office:value="0" calcext:value-type="float">
            <text:p>0</text:p>
          </table:table-cell>
          <table:table-cell office:value-type="float" office:value="40.21719" calcext:value-type="float">
            <text:p>40.21719</text:p>
          </table:table-cell>
          <table:table-cell office:value-type="float" office:value="32.70551" calcext:value-type="float">
            <text:p>32.70551</text:p>
          </table:table-cell>
          <table:table-cell office:value-type="float" office:value="27.84628" calcext:value-type="float">
            <text:p>27.84628</text:p>
          </table:table-cell>
          <table:table-cell office:value-type="float" office:value="29.87614" calcext:value-type="float">
            <text:p>29.87614</text:p>
          </table:table-cell>
          <table:table-cell office:value-type="float" office:value="34.81675" calcext:value-type="float">
            <text:p>34.81675</text:p>
          </table:table-cell>
          <table:table-cell office:value-type="float" office:value="25.6855" calcext:value-type="float">
            <text:p>25.6855</text:p>
          </table:table-cell>
          <table:table-cell office:value-type="float" office:value="23.81124" calcext:value-type="float">
            <text:p>23.81124</text:p>
          </table:table-cell>
          <table:table-cell office:value-type="float" office:value="27.85672" calcext:value-type="float">
            <text:p>27.85672</text:p>
          </table:table-cell>
          <table:table-cell office:value-type="float" office:value="17.51399" calcext:value-type="float">
            <text:p>17.51399</text:p>
          </table:table-cell>
          <table:table-cell office:value-type="float" office:value="6.318543" calcext:value-type="float">
            <text:p>6.318543</text:p>
          </table:table-cell>
          <table:table-cell office:value-type="float" office:value="2.424404" calcext:value-type="float">
            <text:p>2.424404</text:p>
          </table:table-cell>
          <table:table-cell office:value-type="float" office:value="0.9676083" calcext:value-type="float">
            <text:p>0.9676083</text:p>
          </table:table-cell>
          <table:table-cell office:value-type="float" office:value="0.4026242" calcext:value-type="float">
            <text:p>0.4026242</text:p>
          </table:table-cell>
          <table:table-cell office:value-type="float" office:value="0.3551808" calcext:value-type="float">
            <text:p>0.3551808</text:p>
          </table:table-cell>
          <table:table-cell office:value-type="float" office:value="0" calcext:value-type="float">
            <text:p>0</text:p>
          </table:table-cell>
          <table:table-cell office:value-type="float" office:value="-84003.38" calcext:value-type="float">
            <text:p>-8400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820265" calcext:value-type="float">
            <text:p>-2.820265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7.703854" calcext:value-type="float">
            <text:p>7.703854</text:p>
          </table:table-cell>
          <table:table-cell office:value-type="float" office:value="1082.113" calcext:value-type="float">
            <text:p>1082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36636" calcext:value-type="float">
            <text:p>0.06636636</text:p>
          </table:table-cell>
          <table:table-cell office:value-type="float" office:value="35.81721" calcext:value-type="float">
            <text:p>35.81721</text:p>
          </table:table-cell>
          <table:table-cell office:value-type="float" office:value="0" calcext:value-type="float">
            <text:p>0</text:p>
          </table:table-cell>
          <table:table-cell office:value-type="float" office:value="0.0001204169" calcext:value-type="float">
            <text:p>0.0001204169</text:p>
          </table:table-cell>
          <table:table-cell office:value-type="float" office:value="0" calcext:value-type="float">
            <text:p>0</text:p>
          </table:table-cell>
          <table:table-cell office:value-type="float" office:value="0.006649586" calcext:value-type="float">
            <text:p>0.006649586</text:p>
          </table:table-cell>
          <table:table-cell office:value-type="float" office:value="-0.0002252613" calcext:value-type="float">
            <text:p>-0.0002252613</text:p>
          </table:table-cell>
          <table:table-cell office:value-type="float" office:value="-0.01560919" calcext:value-type="float">
            <text:p>-0.01560919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67587" calcext:value-type="float">
            <text:p>9.767587</text:p>
          </table:table-cell>
          <table:table-cell office:value-type="float" office:value="0.5618218" calcext:value-type="float">
            <text:p>0.5618218</text:p>
          </table:table-cell>
          <table:table-cell office:value-type="float" office:value="0.08703788" calcext:value-type="float">
            <text:p>0.08703788</text:p>
          </table:table-cell>
          <table:table-cell office:value-type="float" office:value="0.07014861" calcext:value-type="float">
            <text:p>0.07014861</text:p>
          </table:table-cell>
          <table:table-cell office:value-type="float" office:value="0.04502955" calcext:value-type="float">
            <text:p>0.04502955</text:p>
          </table:table-cell>
          <table:table-cell office:value-type="float" office:value="0.04287574" calcext:value-type="float">
            <text:p>0.04287574</text:p>
          </table:table-cell>
          <table:table-cell office:value-type="float" office:value="0.02164764" calcext:value-type="float">
            <text:p>0.02164764</text:p>
          </table:table-cell>
          <table:table-cell office:value-type="float" office:value="0.01598075" calcext:value-type="float">
            <text:p>0.01598075</text:p>
          </table:table-cell>
          <table:table-cell office:value-type="float" office:value="0.03016558" calcext:value-type="float">
            <text:p>0.03016558</text:p>
          </table:table-cell>
          <table:table-cell office:value-type="float" office:value="0.02476743" calcext:value-type="float">
            <text:p>0.02476743</text:p>
          </table:table-cell>
          <table:table-cell office:value-type="float" office:value="0.02145606" calcext:value-type="float">
            <text:p>0.02145606</text:p>
          </table:table-cell>
          <table:table-cell office:value-type="float" office:value="0.02023009" calcext:value-type="float">
            <text:p>0.02023009</text:p>
          </table:table-cell>
          <table:table-cell office:value-type="float" office:value="0.02066887" calcext:value-type="float">
            <text:p>0.02066887</text:p>
          </table:table-cell>
          <table:table-cell office:value-type="float" office:value="0.005048775" calcext:value-type="float">
            <text:p>0.005048775</text:p>
          </table:table-cell>
          <table:table-cell office:value-type="float" office:value="0.004057878" calcext:value-type="float">
            <text:p>0.004057878</text:p>
          </table:table-cell>
          <table:table-cell office:value-type="float" office:value="0" calcext:value-type="float">
            <text:p>0</text:p>
          </table:table-cell>
          <table:table-cell office:value-type="float" office:value="40.33555" calcext:value-type="float">
            <text:p>40.33555</text:p>
          </table:table-cell>
          <table:table-cell office:value-type="float" office:value="32.96088" calcext:value-type="float">
            <text:p>32.96088</text:p>
          </table:table-cell>
          <table:table-cell office:value-type="float" office:value="29.56198" calcext:value-type="float">
            <text:p>29.56198</text:p>
          </table:table-cell>
          <table:table-cell office:value-type="float" office:value="29.67766" calcext:value-type="float">
            <text:p>29.67766</text:p>
          </table:table-cell>
          <table:table-cell office:value-type="float" office:value="34.44453" calcext:value-type="float">
            <text:p>34.44453</text:p>
          </table:table-cell>
          <table:table-cell office:value-type="float" office:value="25.36887" calcext:value-type="float">
            <text:p>25.36887</text:p>
          </table:table-cell>
          <table:table-cell office:value-type="float" office:value="23.6261" calcext:value-type="float">
            <text:p>23.6261</text:p>
          </table:table-cell>
          <table:table-cell office:value-type="float" office:value="27.78734" calcext:value-type="float">
            <text:p>27.78734</text:p>
          </table:table-cell>
          <table:table-cell office:value-type="float" office:value="17.50079" calcext:value-type="float">
            <text:p>17.50079</text:p>
          </table:table-cell>
          <table:table-cell office:value-type="float" office:value="6.340144" calcext:value-type="float">
            <text:p>6.340144</text:p>
          </table:table-cell>
          <table:table-cell office:value-type="float" office:value="2.44521" calcext:value-type="float">
            <text:p>2.44521</text:p>
          </table:table-cell>
          <table:table-cell office:value-type="float" office:value="0.9726267" calcext:value-type="float">
            <text:p>0.9726267</text:p>
          </table:table-cell>
          <table:table-cell office:value-type="float" office:value="0.4048909" calcext:value-type="float">
            <text:p>0.4048909</text:p>
          </table:table-cell>
          <table:table-cell office:value-type="float" office:value="0.3552918" calcext:value-type="float">
            <text:p>0.3552918</text:p>
          </table:table-cell>
          <table:table-cell office:value-type="float" office:value="0" calcext:value-type="float">
            <text:p>0</text:p>
          </table:table-cell>
          <table:table-cell office:value-type="float" office:value="-84251.89" calcext:value-type="float">
            <text:p>-8425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862316" calcext:value-type="float">
            <text:p>-2.862316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7.700535" calcext:value-type="float">
            <text:p>7.700535</text:p>
          </table:table-cell>
          <table:table-cell office:value-type="float" office:value="1082.111" calcext:value-type="float">
            <text:p>1082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8153" calcext:value-type="float">
            <text:p>0.06628153</text:p>
          </table:table-cell>
          <table:table-cell office:value-type="float" office:value="35.42221" calcext:value-type="float">
            <text:p>35.42221</text:p>
          </table:table-cell>
          <table:table-cell office:value-type="float" office:value="0" calcext:value-type="float">
            <text:p>0</text:p>
          </table:table-cell>
          <table:table-cell office:value-type="float" office:value="0.0002582582" calcext:value-type="float">
            <text:p>0.0002582582</text:p>
          </table:table-cell>
          <table:table-cell office:value-type="float" office:value="0" calcext:value-type="float">
            <text:p>0</text:p>
          </table:table-cell>
          <table:table-cell office:value-type="float" office:value="0.4111607" calcext:value-type="float">
            <text:p>0.4111607</text:p>
          </table:table-cell>
          <table:table-cell office:value-type="float" office:value="-0.0002285799" calcext:value-type="float">
            <text:p>-0.0002285799</text:p>
          </table:table-cell>
          <table:table-cell office:value-type="float" office:value="-0.01617423" calcext:value-type="float">
            <text:p>-0.01617423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64777" calcext:value-type="float">
            <text:p>9.764777</text:p>
          </table:table-cell>
          <table:table-cell office:value-type="float" office:value="0.5686752" calcext:value-type="float">
            <text:p>0.5686752</text:p>
          </table:table-cell>
          <table:table-cell office:value-type="float" office:value="0.08168054" calcext:value-type="float">
            <text:p>0.08168054</text:p>
          </table:table-cell>
          <table:table-cell office:value-type="float" office:value="0.06969958" calcext:value-type="float">
            <text:p>0.06969958</text:p>
          </table:table-cell>
          <table:table-cell office:value-type="float" office:value="0.046061" calcext:value-type="float">
            <text:p>0.046061</text:p>
          </table:table-cell>
          <table:table-cell office:value-type="float" office:value="0.04313929" calcext:value-type="float">
            <text:p>0.04313929</text:p>
          </table:table-cell>
          <table:table-cell office:value-type="float" office:value="0.02164193" calcext:value-type="float">
            <text:p>0.02164193</text:p>
          </table:table-cell>
          <table:table-cell office:value-type="float" office:value="0.01593869" calcext:value-type="float">
            <text:p>0.01593869</text:p>
          </table:table-cell>
          <table:table-cell office:value-type="float" office:value="0.03016494" calcext:value-type="float">
            <text:p>0.03016494</text:p>
          </table:table-cell>
          <table:table-cell office:value-type="float" office:value="0.02475769" calcext:value-type="float">
            <text:p>0.02475769</text:p>
          </table:table-cell>
          <table:table-cell office:value-type="float" office:value="0.02145291" calcext:value-type="float">
            <text:p>0.02145291</text:p>
          </table:table-cell>
          <table:table-cell office:value-type="float" office:value="0.02023892" calcext:value-type="float">
            <text:p>0.02023892</text:p>
          </table:table-cell>
          <table:table-cell office:value-type="float" office:value="0.02068217" calcext:value-type="float">
            <text:p>0.02068217</text:p>
          </table:table-cell>
          <table:table-cell office:value-type="float" office:value="0.005056634" calcext:value-type="float">
            <text:p>0.005056634</text:p>
          </table:table-cell>
          <table:table-cell office:value-type="float" office:value="0.004062501" calcext:value-type="float">
            <text:p>0.004062501</text:p>
          </table:table-cell>
          <table:table-cell office:value-type="float" office:value="0" calcext:value-type="float">
            <text:p>0</text:p>
          </table:table-cell>
          <table:table-cell office:value-type="float" office:value="46.60757" calcext:value-type="float">
            <text:p>46.60757</text:p>
          </table:table-cell>
          <table:table-cell office:value-type="float" office:value="26.71008" calcext:value-type="float">
            <text:p>26.71008</text:p>
          </table:table-cell>
          <table:table-cell office:value-type="float" office:value="28.41539" calcext:value-type="float">
            <text:p>28.41539</text:p>
          </table:table-cell>
          <table:table-cell office:value-type="float" office:value="30.46593" calcext:value-type="float">
            <text:p>30.46593</text:p>
          </table:table-cell>
          <table:table-cell office:value-type="float" office:value="34.58802" calcext:value-type="float">
            <text:p>34.58802</text:p>
          </table:table-cell>
          <table:table-cell office:value-type="float" office:value="24.99922" calcext:value-type="float">
            <text:p>24.99922</text:p>
          </table:table-cell>
          <table:table-cell office:value-type="float" office:value="23.24863" calcext:value-type="float">
            <text:p>23.24863</text:p>
          </table:table-cell>
          <table:table-cell office:value-type="float" office:value="27.59908" calcext:value-type="float">
            <text:p>27.59908</text:p>
          </table:table-cell>
          <table:table-cell office:value-type="float" office:value="17.40394" calcext:value-type="float">
            <text:p>17.40394</text:p>
          </table:table-cell>
          <table:table-cell office:value-type="float" office:value="6.343805" calcext:value-type="float">
            <text:p>6.343805</text:p>
          </table:table-cell>
          <table:table-cell office:value-type="float" office:value="2.461135" calcext:value-type="float">
            <text:p>2.461135</text:p>
          </table:table-cell>
          <table:table-cell office:value-type="float" office:value="0.9771748" calcext:value-type="float">
            <text:p>0.9771748</text:p>
          </table:table-cell>
          <table:table-cell office:value-type="float" office:value="0.4070243" calcext:value-type="float">
            <text:p>0.4070243</text:p>
          </table:table-cell>
          <table:table-cell office:value-type="float" office:value="0.3553921" calcext:value-type="float">
            <text:p>0.3553921</text:p>
          </table:table-cell>
          <table:table-cell office:value-type="float" office:value="0" calcext:value-type="float">
            <text:p>0</text:p>
          </table:table-cell>
          <table:table-cell office:value-type="float" office:value="-84614.81" calcext:value-type="float">
            <text:p>-84614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917523" calcext:value-type="float">
            <text:p>-2.917523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7.697162" calcext:value-type="float">
            <text:p>7.697162</text:p>
          </table:table-cell>
          <table:table-cell office:value-type="float" office:value="1082.108" calcext:value-type="float">
            <text:p>1082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46501" calcext:value-type="float">
            <text:p>0.06546501</text:p>
          </table:table-cell>
          <table:table-cell office:value-type="float" office:value="34.90392" calcext:value-type="float">
            <text:p>34.90392</text:p>
          </table:table-cell>
          <table:table-cell office:value-type="float" office:value="0" calcext:value-type="float">
            <text:p>0</text:p>
          </table:table-cell>
          <table:table-cell office:value-type="float" office:value="0.0004253906" calcext:value-type="float">
            <text:p>0.0004253906</text:p>
          </table:table-cell>
          <table:table-cell office:value-type="float" office:value="0" calcext:value-type="float">
            <text:p>0</text:p>
          </table:table-cell>
          <table:table-cell office:value-type="float" office:value="0.9385272" calcext:value-type="float">
            <text:p>0.9385272</text:p>
          </table:table-cell>
          <table:table-cell office:value-type="float" office:value="-0.0002305667" calcext:value-type="float">
            <text:p>-0.0002305667</text:p>
          </table:table-cell>
          <table:table-cell office:value-type="float" office:value="-0.01641405" calcext:value-type="float">
            <text:p>-0.01641405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6035" calcext:value-type="float">
            <text:p>9.76035</text:p>
          </table:table-cell>
          <table:table-cell office:value-type="float" office:value="0.5318987" calcext:value-type="float">
            <text:p>0.5318987</text:p>
          </table:table-cell>
          <table:table-cell office:value-type="float" office:value="0.07779644" calcext:value-type="float">
            <text:p>0.07779644</text:p>
          </table:table-cell>
          <table:table-cell office:value-type="float" office:value="0.06708204" calcext:value-type="float">
            <text:p>0.06708204</text:p>
          </table:table-cell>
          <table:table-cell office:value-type="float" office:value="0.04474618" calcext:value-type="float">
            <text:p>0.04474618</text:p>
          </table:table-cell>
          <table:table-cell office:value-type="float" office:value="0.04249746" calcext:value-type="float">
            <text:p>0.04249746</text:p>
          </table:table-cell>
          <table:table-cell office:value-type="float" office:value="0.02155025" calcext:value-type="float">
            <text:p>0.02155025</text:p>
          </table:table-cell>
          <table:table-cell office:value-type="float" office:value="0.01587918" calcext:value-type="float">
            <text:p>0.01587918</text:p>
          </table:table-cell>
          <table:table-cell office:value-type="float" office:value="0.0301395" calcext:value-type="float">
            <text:p>0.0301395</text:p>
          </table:table-cell>
          <table:table-cell office:value-type="float" office:value="0.02472492" calcext:value-type="float">
            <text:p>0.02472492</text:p>
          </table:table-cell>
          <table:table-cell office:value-type="float" office:value="0.02142607" calcext:value-type="float">
            <text:p>0.02142607</text:p>
          </table:table-cell>
          <table:table-cell office:value-type="float" office:value="0.02023314" calcext:value-type="float">
            <text:p>0.02023314</text:p>
          </table:table-cell>
          <table:table-cell office:value-type="float" office:value="0.0206907" calcext:value-type="float">
            <text:p>0.0206907</text:p>
          </table:table-cell>
          <table:table-cell office:value-type="float" office:value="0.005061881" calcext:value-type="float">
            <text:p>0.005061881</text:p>
          </table:table-cell>
          <table:table-cell office:value-type="float" office:value="0.004061575" calcext:value-type="float">
            <text:p>0.004061575</text:p>
          </table:table-cell>
          <table:table-cell office:value-type="float" office:value="0" calcext:value-type="float">
            <text:p>0</text:p>
          </table:table-cell>
          <table:table-cell office:value-type="float" office:value="44.80357" calcext:value-type="float">
            <text:p>44.80357</text:p>
          </table:table-cell>
          <table:table-cell office:value-type="float" office:value="26.53723" calcext:value-type="float">
            <text:p>26.53723</text:p>
          </table:table-cell>
          <table:table-cell office:value-type="float" office:value="26.92447" calcext:value-type="float">
            <text:p>26.92447</text:p>
          </table:table-cell>
          <table:table-cell office:value-type="float" office:value="29.39616" calcext:value-type="float">
            <text:p>29.39616</text:p>
          </table:table-cell>
          <table:table-cell office:value-type="float" office:value="33.67708" calcext:value-type="float">
            <text:p>33.67708</text:p>
          </table:table-cell>
          <table:table-cell office:value-type="float" office:value="24.58046" calcext:value-type="float">
            <text:p>24.58046</text:p>
          </table:table-cell>
          <table:table-cell office:value-type="float" office:value="22.84498" calcext:value-type="float">
            <text:p>22.84498</text:p>
          </table:table-cell>
          <table:table-cell office:value-type="float" office:value="27.28762" calcext:value-type="float">
            <text:p>27.28762</text:p>
          </table:table-cell>
          <table:table-cell office:value-type="float" office:value="17.18316" calcext:value-type="float">
            <text:p>17.18316</text:p>
          </table:table-cell>
          <table:table-cell office:value-type="float" office:value="6.308043" calcext:value-type="float">
            <text:p>6.308043</text:p>
          </table:table-cell>
          <table:table-cell office:value-type="float" office:value="2.462211" calcext:value-type="float">
            <text:p>2.462211</text:p>
          </table:table-cell>
          <table:table-cell office:value-type="float" office:value="0.979659" calcext:value-type="float">
            <text:p>0.979659</text:p>
          </table:table-cell>
          <table:table-cell office:value-type="float" office:value="0.408237" calcext:value-type="float">
            <text:p>0.408237</text:p>
          </table:table-cell>
          <table:table-cell office:value-type="float" office:value="0.3554828" calcext:value-type="float">
            <text:p>0.3554828</text:p>
          </table:table-cell>
          <table:table-cell office:value-type="float" office:value="0" calcext:value-type="float">
            <text:p>0</text:p>
          </table:table-cell>
          <table:table-cell office:value-type="float" office:value="-84826.66" calcext:value-type="float">
            <text:p>-8482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954229" calcext:value-type="float">
            <text:p>-2.95422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7.694936" calcext:value-type="float">
            <text:p>7.694936</text:p>
          </table:table-cell>
          <table:table-cell office:value-type="float" office:value="1082.105" calcext:value-type="float">
            <text:p>1082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19733" calcext:value-type="float">
            <text:p>0.06519733</text:p>
          </table:table-cell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  <table:table-cell office:value-type="float" office:value="0.0004703625" calcext:value-type="float">
            <text:p>0.0004703625</text:p>
          </table:table-cell>
          <table:table-cell office:value-type="float" office:value="0" calcext:value-type="float">
            <text:p>0</text:p>
          </table:table-cell>
          <table:table-cell office:value-type="float" office:value="1.088143" calcext:value-type="float">
            <text:p>1.088143</text:p>
          </table:table-cell>
          <table:table-cell office:value-type="float" office:value="-0.000232049" calcext:value-type="float">
            <text:p>-0.000232049</text:p>
          </table:table-cell>
          <table:table-cell office:value-type="float" office:value="-0.01643224" calcext:value-type="float">
            <text:p>-0.01643224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55145" calcext:value-type="float">
            <text:p>9.755145</text:p>
          </table:table-cell>
          <table:table-cell office:value-type="float" office:value="0.5095007" calcext:value-type="float">
            <text:p>0.5095007</text:p>
          </table:table-cell>
          <table:table-cell office:value-type="float" office:value="0.07675311" calcext:value-type="float">
            <text:p>0.07675311</text:p>
          </table:table-cell>
          <table:table-cell office:value-type="float" office:value="0.06763493" calcext:value-type="float">
            <text:p>0.06763493</text:p>
          </table:table-cell>
          <table:table-cell office:value-type="float" office:value="0.04473544" calcext:value-type="float">
            <text:p>0.04473544</text:p>
          </table:table-cell>
          <table:table-cell office:value-type="float" office:value="0.04260758" calcext:value-type="float">
            <text:p>0.04260758</text:p>
          </table:table-cell>
          <table:table-cell office:value-type="float" office:value="0.02157193" calcext:value-type="float">
            <text:p>0.02157193</text:p>
          </table:table-cell>
          <table:table-cell office:value-type="float" office:value="0.015882" calcext:value-type="float">
            <text:p>0.015882</text:p>
          </table:table-cell>
          <table:table-cell office:value-type="float" office:value="0.03012462" calcext:value-type="float">
            <text:p>0.03012462</text:p>
          </table:table-cell>
          <table:table-cell office:value-type="float" office:value="0.02470033" calcext:value-type="float">
            <text:p>0.02470033</text:p>
          </table:table-cell>
          <table:table-cell office:value-type="float" office:value="0.02140966" calcext:value-type="float">
            <text:p>0.02140966</text:p>
          </table:table-cell>
          <table:table-cell office:value-type="float" office:value="0.02022958" calcext:value-type="float">
            <text:p>0.02022958</text:p>
          </table:table-cell>
          <table:table-cell office:value-type="float" office:value="0.02069922" calcext:value-type="float">
            <text:p>0.02069922</text:p>
          </table:table-cell>
          <table:table-cell office:value-type="float" office:value="0.005064915" calcext:value-type="float">
            <text:p>0.005064915</text:p>
          </table:table-cell>
          <table:table-cell office:value-type="float" office:value="0.004058246" calcext:value-type="float">
            <text:p>0.004058246</text:p>
          </table:table-cell>
          <table:table-cell office:value-type="float" office:value="0" calcext:value-type="float">
            <text:p>0</text:p>
          </table:table-cell>
          <table:table-cell office:value-type="float" office:value="44.44917" calcext:value-type="float">
            <text:p>44.44917</text:p>
          </table:table-cell>
          <table:table-cell office:value-type="float" office:value="28.35538" calcext:value-type="float">
            <text:p>28.35538</text:p>
          </table:table-cell>
          <table:table-cell office:value-type="float" office:value="26.30913" calcext:value-type="float">
            <text:p>26.30913</text:p>
          </table:table-cell>
          <table:table-cell office:value-type="float" office:value="28.99489" calcext:value-type="float">
            <text:p>28.99489</text:p>
          </table:table-cell>
          <table:table-cell office:value-type="float" office:value="33.37399" calcext:value-type="float">
            <text:p>33.37399</text:p>
          </table:table-cell>
          <table:table-cell office:value-type="float" office:value="24.4754" calcext:value-type="float">
            <text:p>24.4754</text:p>
          </table:table-cell>
          <table:table-cell office:value-type="float" office:value="22.72428" calcext:value-type="float">
            <text:p>22.72428</text:p>
          </table:table-cell>
          <table:table-cell office:value-type="float" office:value="27.1512" calcext:value-type="float">
            <text:p>27.1512</text:p>
          </table:table-cell>
          <table:table-cell office:value-type="float" office:value="17.0559" calcext:value-type="float">
            <text:p>17.0559</text:p>
          </table:table-cell>
          <table:table-cell office:value-type="float" office:value="6.2804" calcext:value-type="float">
            <text:p>6.2804</text:p>
          </table:table-cell>
          <table:table-cell office:value-type="float" office:value="2.459908" calcext:value-type="float">
            <text:p>2.459908</text:p>
          </table:table-cell>
          <table:table-cell office:value-type="float" office:value="0.980991" calcext:value-type="float">
            <text:p>0.980991</text:p>
          </table:table-cell>
          <table:table-cell office:value-type="float" office:value="0.408774" calcext:value-type="float">
            <text:p>0.408774</text:p>
          </table:table-cell>
          <table:table-cell office:value-type="float" office:value="0.3556547" calcext:value-type="float">
            <text:p>0.3556547</text:p>
          </table:table-cell>
          <table:table-cell office:value-type="float" office:value="0" calcext:value-type="float">
            <text:p>0</text:p>
          </table:table-cell>
          <table:table-cell office:value-type="float" office:value="-84872.84" calcext:value-type="float">
            <text:p>-8487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979874" calcext:value-type="float">
            <text:p>-2.979874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7.693261" calcext:value-type="float">
            <text:p>7.693261</text:p>
          </table:table-cell>
          <table:table-cell office:value-type="float" office:value="1082.103" calcext:value-type="float">
            <text:p>1082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24337" calcext:value-type="float">
            <text:p>0.06524337</text:p>
          </table:table-cell>
          <table:table-cell office:value-type="float" office:value="34.76434" calcext:value-type="float">
            <text:p>34.76434</text:p>
          </table:table-cell>
          <table:table-cell office:value-type="float" office:value="0" calcext:value-type="float">
            <text:p>0</text:p>
          </table:table-cell>
          <table:table-cell office:value-type="float" office:value="0.000470769" calcext:value-type="float">
            <text:p>0.000470769</text:p>
          </table:table-cell>
          <table:table-cell office:value-type="float" office:value="0" calcext:value-type="float">
            <text:p>0</text:p>
          </table:table-cell>
          <table:table-cell office:value-type="float" office:value="1.088304" calcext:value-type="float">
            <text:p>1.088304</text:p>
          </table:table-cell>
          <table:table-cell office:value-type="float" office:value="-0.0002380291" calcext:value-type="float">
            <text:p>-0.0002380291</text:p>
          </table:table-cell>
          <table:table-cell office:value-type="float" office:value="-0.01642314" calcext:value-type="float">
            <text:p>-0.01642314</text:p>
          </table:table-cell>
          <table:table-cell office:value-type="float" office:value="0.00000000464293" calcext:value-type="float">
            <text:p>4.64293E-09</text:p>
          </table:table-cell>
          <table:table-cell office:value-type="float" office:value="9.750301" calcext:value-type="float">
            <text:p>9.750301</text:p>
          </table:table-cell>
          <table:table-cell office:value-type="float" office:value="0.501584" calcext:value-type="float">
            <text:p>0.501584</text:p>
          </table:table-cell>
          <table:table-cell office:value-type="float" office:value="0.07836054" calcext:value-type="float">
            <text:p>0.07836054</text:p>
          </table:table-cell>
          <table:table-cell office:value-type="float" office:value="0.06783739" calcext:value-type="float">
            <text:p>0.06783739</text:p>
          </table:table-cell>
          <table:table-cell office:value-type="float" office:value="0.04488327" calcext:value-type="float">
            <text:p>0.04488327</text:p>
          </table:table-cell>
          <table:table-cell office:value-type="float" office:value="0.04281067" calcext:value-type="float">
            <text:p>0.04281067</text:p>
          </table:table-cell>
          <table:table-cell office:value-type="float" office:value="0.02166981" calcext:value-type="float">
            <text:p>0.02166981</text:p>
          </table:table-cell>
          <table:table-cell office:value-type="float" office:value="0.01593032" calcext:value-type="float">
            <text:p>0.01593032</text:p>
          </table:table-cell>
          <table:table-cell office:value-type="float" office:value="0.03013705" calcext:value-type="float">
            <text:p>0.03013705</text:p>
          </table:table-cell>
          <table:table-cell office:value-type="float" office:value="0.02469273" calcext:value-type="float">
            <text:p>0.02469273</text:p>
          </table:table-cell>
          <table:table-cell office:value-type="float" office:value="0.02141464" calcext:value-type="float">
            <text:p>0.02141464</text:p>
          </table:table-cell>
          <table:table-cell office:value-type="float" office:value="0.02023702" calcext:value-type="float">
            <text:p>0.02023702</text:p>
          </table:table-cell>
          <table:table-cell office:value-type="float" office:value="0.02071174" calcext:value-type="float">
            <text:p>0.02071174</text:p>
          </table:table-cell>
          <table:table-cell office:value-type="float" office:value="0.005067274" calcext:value-type="float">
            <text:p>0.005067274</text:p>
          </table:table-cell>
          <table:table-cell office:value-type="float" office:value="0.004053093" calcext:value-type="float">
            <text:p>0.004053093</text:p>
          </table:table-cell>
          <table:table-cell office:value-type="float" office:value="0" calcext:value-type="float">
            <text:p>0</text:p>
          </table:table-cell>
          <table:table-cell office:value-type="float" office:value="44.26103" calcext:value-type="float">
            <text:p>44.26103</text:p>
          </table:table-cell>
          <table:table-cell office:value-type="float" office:value="28.58258" calcext:value-type="float">
            <text:p>28.58258</text:p>
          </table:table-cell>
          <table:table-cell office:value-type="float" office:value="27.40812" calcext:value-type="float">
            <text:p>27.40812</text:p>
          </table:table-cell>
          <table:table-cell office:value-type="float" office:value="28.56368" calcext:value-type="float">
            <text:p>28.56368</text:p>
          </table:table-cell>
          <table:table-cell office:value-type="float" office:value="32.87144" calcext:value-type="float">
            <text:p>32.87144</text:p>
          </table:table-cell>
          <table:table-cell office:value-type="float" office:value="24.36834" calcext:value-type="float">
            <text:p>24.36834</text:p>
          </table:table-cell>
          <table:table-cell office:value-type="float" office:value="22.70999" calcext:value-type="float">
            <text:p>22.70999</text:p>
          </table:table-cell>
          <table:table-cell office:value-type="float" office:value="27.14107" calcext:value-type="float">
            <text:p>27.14107</text:p>
          </table:table-cell>
          <table:table-cell office:value-type="float" office:value="17.04715" calcext:value-type="float">
            <text:p>17.04715</text:p>
          </table:table-cell>
          <table:table-cell office:value-type="float" office:value="6.279505" calcext:value-type="float">
            <text:p>6.279505</text:p>
          </table:table-cell>
          <table:table-cell office:value-type="float" office:value="2.463518" calcext:value-type="float">
            <text:p>2.463518</text:p>
          </table:table-cell>
          <table:table-cell office:value-type="float" office:value="0.9830016" calcext:value-type="float">
            <text:p>0.9830016</text:p>
          </table:table-cell>
          <table:table-cell office:value-type="float" office:value="0.4090763" calcext:value-type="float">
            <text:p>0.4090763</text:p>
          </table:table-cell>
          <table:table-cell office:value-type="float" office:value="0.3558399" calcext:value-type="float">
            <text:p>0.3558399</text:p>
          </table:table-cell>
          <table:table-cell office:value-type="float" office:value="0" calcext:value-type="float">
            <text:p>0</text:p>
          </table:table-cell>
          <table:table-cell office:value-type="float" office:value="-84884.6" calcext:value-type="float">
            <text:p>-8488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02597" calcext:value-type="float">
            <text:p>-3.002597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7.691854" calcext:value-type="float">
            <text:p>7.691854</text:p>
          </table:table-cell>
          <table:table-cell office:value-type="float" office:value="1082.101" calcext:value-type="float">
            <text:p>1082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27546" calcext:value-type="float">
            <text:p>0.06527546</text:p>
          </table:table-cell>
          <table:table-cell office:value-type="float" office:value="34.76823" calcext:value-type="float">
            <text:p>34.76823</text:p>
          </table:table-cell>
          <table:table-cell office:value-type="float" office:value="0" calcext:value-type="float">
            <text:p>0</text:p>
          </table:table-cell>
          <table:table-cell office:value-type="float" office:value="0.0004711074" calcext:value-type="float">
            <text:p>0.0004711074</text:p>
          </table:table-cell>
          <table:table-cell office:value-type="float" office:value="0" calcext:value-type="float">
            <text:p>0</text:p>
          </table:table-cell>
          <table:table-cell office:value-type="float" office:value="1.088438" calcext:value-type="float">
            <text:p>1.088438</text:p>
          </table:table-cell>
          <table:table-cell office:value-type="float" office:value="-0.0002394882" calcext:value-type="float">
            <text:p>-0.0002394882</text:p>
          </table:table-cell>
          <table:table-cell office:value-type="float" office:value="-0.0164334" calcext:value-type="float">
            <text:p>-0.0164334</text:p>
          </table:table-cell>
          <table:table-cell office:value-type="float" office:value="0.00000000464929" calcext:value-type="float">
            <text:p>4.64929E-09</text:p>
          </table:table-cell>
          <table:table-cell office:value-type="float" office:value="9.74599" calcext:value-type="float">
            <text:p>9.74599</text:p>
          </table:table-cell>
          <table:table-cell office:value-type="float" office:value="0.4817714" calcext:value-type="float">
            <text:p>0.4817714</text:p>
          </table:table-cell>
          <table:table-cell office:value-type="float" office:value="0.08067573" calcext:value-type="float">
            <text:p>0.08067573</text:p>
          </table:table-cell>
          <table:table-cell office:value-type="float" office:value="0.06922378" calcext:value-type="float">
            <text:p>0.06922378</text:p>
          </table:table-cell>
          <table:table-cell office:value-type="float" office:value="0.04541451" calcext:value-type="float">
            <text:p>0.04541451</text:p>
          </table:table-cell>
          <table:table-cell office:value-type="float" office:value="0.04277588" calcext:value-type="float">
            <text:p>0.04277588</text:p>
          </table:table-cell>
          <table:table-cell office:value-type="float" office:value="0.02175894" calcext:value-type="float">
            <text:p>0.02175894</text:p>
          </table:table-cell>
          <table:table-cell office:value-type="float" office:value="0.01597777" calcext:value-type="float">
            <text:p>0.01597777</text:p>
          </table:table-cell>
          <table:table-cell office:value-type="float" office:value="0.03016133" calcext:value-type="float">
            <text:p>0.03016133</text:p>
          </table:table-cell>
          <table:table-cell office:value-type="float" office:value="0.02468875" calcext:value-type="float">
            <text:p>0.02468875</text:p>
          </table:table-cell>
          <table:table-cell office:value-type="float" office:value="0.02141971" calcext:value-type="float">
            <text:p>0.02141971</text:p>
          </table:table-cell>
          <table:table-cell office:value-type="float" office:value="0.02024367" calcext:value-type="float">
            <text:p>0.02024367</text:p>
          </table:table-cell>
          <table:table-cell office:value-type="float" office:value="0.02072401" calcext:value-type="float">
            <text:p>0.02072401</text:p>
          </table:table-cell>
          <table:table-cell office:value-type="float" office:value="0.005070287" calcext:value-type="float">
            <text:p>0.005070287</text:p>
          </table:table-cell>
          <table:table-cell office:value-type="float" office:value="0.004049653" calcext:value-type="float">
            <text:p>0.004049653</text:p>
          </table:table-cell>
          <table:table-cell office:value-type="float" office:value="0" calcext:value-type="float">
            <text:p>0</text:p>
          </table:table-cell>
          <table:table-cell office:value-type="float" office:value="43.89328" calcext:value-type="float">
            <text:p>43.89328</text:p>
          </table:table-cell>
          <table:table-cell office:value-type="float" office:value="28.79531" calcext:value-type="float">
            <text:p>28.79531</text:p>
          </table:table-cell>
          <table:table-cell office:value-type="float" office:value="27.48345" calcext:value-type="float">
            <text:p>27.48345</text:p>
          </table:table-cell>
          <table:table-cell office:value-type="float" office:value="29.97197" calcext:value-type="float">
            <text:p>29.97197</text:p>
          </table:table-cell>
          <table:table-cell office:value-type="float" office:value="31.99622" calcext:value-type="float">
            <text:p>31.99622</text:p>
          </table:table-cell>
          <table:table-cell office:value-type="float" office:value="24.1099" calcext:value-type="float">
            <text:p>24.1099</text:p>
          </table:table-cell>
          <table:table-cell office:value-type="float" office:value="22.6405" calcext:value-type="float">
            <text:p>22.6405</text:p>
          </table:table-cell>
          <table:table-cell office:value-type="float" office:value="27.12565" calcext:value-type="float">
            <text:p>27.12565</text:p>
          </table:table-cell>
          <table:table-cell office:value-type="float" office:value="17.04049" calcext:value-type="float">
            <text:p>17.04049</text:p>
          </table:table-cell>
          <table:table-cell office:value-type="float" office:value="6.278482" calcext:value-type="float">
            <text:p>6.278482</text:p>
          </table:table-cell>
          <table:table-cell office:value-type="float" office:value="2.465943" calcext:value-type="float">
            <text:p>2.465943</text:p>
          </table:table-cell>
          <table:table-cell office:value-type="float" office:value="0.9848376" calcext:value-type="float">
            <text:p>0.9848376</text:p>
          </table:table-cell>
          <table:table-cell office:value-type="float" office:value="0.4096454" calcext:value-type="float">
            <text:p>0.4096454</text:p>
          </table:table-cell>
          <table:table-cell office:value-type="float" office:value="0.3560074" calcext:value-type="float">
            <text:p>0.3560074</text:p>
          </table:table-cell>
          <table:table-cell office:value-type="float" office:value="0" calcext:value-type="float">
            <text:p>0</text:p>
          </table:table-cell>
          <table:table-cell office:value-type="float" office:value="-84911.78" calcext:value-type="float">
            <text:p>-8491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23793" calcext:value-type="float">
            <text:p>-3.023793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7.690222" calcext:value-type="float">
            <text:p>7.690222</text:p>
          </table:table-cell>
          <table:table-cell office:value-type="float" office:value="1082.099" calcext:value-type="float">
            <text:p>1082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2015" calcext:value-type="float">
            <text:p>0.06582015</text:p>
          </table:table-cell>
          <table:table-cell office:value-type="float" office:value="34.77176" calcext:value-type="float">
            <text:p>34.77176</text:p>
          </table:table-cell>
          <table:table-cell office:value-type="float" office:value="0" calcext:value-type="float">
            <text:p>0</text:p>
          </table:table-cell>
          <table:table-cell office:value-type="float" office:value="0.0004714206" calcext:value-type="float">
            <text:p>0.0004714206</text:p>
          </table:table-cell>
          <table:table-cell office:value-type="float" office:value="0" calcext:value-type="float">
            <text:p>0</text:p>
          </table:table-cell>
          <table:table-cell office:value-type="float" office:value="1.088563" calcext:value-type="float">
            <text:p>1.088563</text:p>
          </table:table-cell>
          <table:table-cell office:value-type="float" office:value="-0.0002416206" calcext:value-type="float">
            <text:p>-0.0002416206</text:p>
          </table:table-cell>
          <table:table-cell office:value-type="float" office:value="-0.01642426" calcext:value-type="float">
            <text:p>-0.01642426</text:p>
          </table:table-cell>
          <table:table-cell office:value-type="float" office:value="0.000000004692171" calcext:value-type="float">
            <text:p>4.692171E-09</text:p>
          </table:table-cell>
          <table:table-cell office:value-type="float" office:value="9.740874" calcext:value-type="float">
            <text:p>9.740874</text:p>
          </table:table-cell>
          <table:table-cell office:value-type="float" office:value="0.5182496" calcext:value-type="float">
            <text:p>0.5182496</text:p>
          </table:table-cell>
          <table:table-cell office:value-type="float" office:value="0.0815262" calcext:value-type="float">
            <text:p>0.0815262</text:p>
          </table:table-cell>
          <table:table-cell office:value-type="float" office:value="0.07144805" calcext:value-type="float">
            <text:p>0.07144805</text:p>
          </table:table-cell>
          <table:table-cell office:value-type="float" office:value="0.04472873" calcext:value-type="float">
            <text:p>0.04472873</text:p>
          </table:table-cell>
          <table:table-cell office:value-type="float" office:value="0.04337658" calcext:value-type="float">
            <text:p>0.04337658</text:p>
          </table:table-cell>
          <table:table-cell office:value-type="float" office:value="0.02183367" calcext:value-type="float">
            <text:p>0.02183367</text:p>
          </table:table-cell>
          <table:table-cell office:value-type="float" office:value="0.0160124" calcext:value-type="float">
            <text:p>0.0160124</text:p>
          </table:table-cell>
          <table:table-cell office:value-type="float" office:value="0.03019406" calcext:value-type="float">
            <text:p>0.03019406</text:p>
          </table:table-cell>
          <table:table-cell office:value-type="float" office:value="0.02468921" calcext:value-type="float">
            <text:p>0.02468921</text:p>
          </table:table-cell>
          <table:table-cell office:value-type="float" office:value="0.02142508" calcext:value-type="float">
            <text:p>0.02142508</text:p>
          </table:table-cell>
          <table:table-cell office:value-type="float" office:value="0.0202505" calcext:value-type="float">
            <text:p>0.0202505</text:p>
          </table:table-cell>
          <table:table-cell office:value-type="float" office:value="0.02073624" calcext:value-type="float">
            <text:p>0.02073624</text:p>
          </table:table-cell>
          <table:table-cell office:value-type="float" office:value="0.005073854" calcext:value-type="float">
            <text:p>0.005073854</text:p>
          </table:table-cell>
          <table:table-cell office:value-type="float" office:value="0.004047871" calcext:value-type="float">
            <text:p>0.004047871</text:p>
          </table:table-cell>
          <table:table-cell office:value-type="float" office:value="0" calcext:value-type="float">
            <text:p>0</text:p>
          </table:table-cell>
          <table:table-cell office:value-type="float" office:value="43.51439" calcext:value-type="float">
            <text:p>43.51439</text:p>
          </table:table-cell>
          <table:table-cell office:value-type="float" office:value="28.93295" calcext:value-type="float">
            <text:p>28.93295</text:p>
          </table:table-cell>
          <table:table-cell office:value-type="float" office:value="27.64431" calcext:value-type="float">
            <text:p>27.64431</text:p>
          </table:table-cell>
          <table:table-cell office:value-type="float" office:value="30.32904" calcext:value-type="float">
            <text:p>30.32904</text:p>
          </table:table-cell>
          <table:table-cell office:value-type="float" office:value="33.23147" calcext:value-type="float">
            <text:p>33.23147</text:p>
          </table:table-cell>
          <table:table-cell office:value-type="float" office:value="23.82578" calcext:value-type="float">
            <text:p>23.82578</text:p>
          </table:table-cell>
          <table:table-cell office:value-type="float" office:value="22.52599" calcext:value-type="float">
            <text:p>22.52599</text:p>
          </table:table-cell>
          <table:table-cell office:value-type="float" office:value="27.09871" calcext:value-type="float">
            <text:p>27.09871</text:p>
          </table:table-cell>
          <table:table-cell office:value-type="float" office:value="17.03415" calcext:value-type="float">
            <text:p>17.03415</text:p>
          </table:table-cell>
          <table:table-cell office:value-type="float" office:value="6.276954" calcext:value-type="float">
            <text:p>6.276954</text:p>
          </table:table-cell>
          <table:table-cell office:value-type="float" office:value="2.468571" calcext:value-type="float">
            <text:p>2.468571</text:p>
          </table:table-cell>
          <table:table-cell office:value-type="float" office:value="0.98655" calcext:value-type="float">
            <text:p>0.98655</text:p>
          </table:table-cell>
          <table:table-cell office:value-type="float" office:value="0.410457" calcext:value-type="float">
            <text:p>0.410457</text:p>
          </table:table-cell>
          <table:table-cell office:value-type="float" office:value="0.356123" calcext:value-type="float">
            <text:p>0.356123</text:p>
          </table:table-cell>
          <table:table-cell office:value-type="float" office:value="0" calcext:value-type="float">
            <text:p>0</text:p>
          </table:table-cell>
          <table:table-cell office:value-type="float" office:value="-84977.87" calcext:value-type="float">
            <text:p>-8497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43993" calcext:value-type="float">
            <text:p>-3.04399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7.686278" calcext:value-type="float">
            <text:p>7.686278</text:p>
          </table:table-cell>
          <table:table-cell office:value-type="float" office:value="1082.096" calcext:value-type="float">
            <text:p>1082.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8829" calcext:value-type="float">
            <text:p>0.06818829</text:p>
          </table:table-cell>
          <table:table-cell office:value-type="float" office:value="34.77579" calcext:value-type="float">
            <text:p>34.77579</text:p>
          </table:table-cell>
          <table:table-cell office:value-type="float" office:value="0" calcext:value-type="float">
            <text:p>0</text:p>
          </table:table-cell>
          <table:table-cell office:value-type="float" office:value="0.0004717688" calcext:value-type="float">
            <text:p>0.0004717688</text:p>
          </table:table-cell>
          <table:table-cell office:value-type="float" office:value="0" calcext:value-type="float">
            <text:p>0</text:p>
          </table:table-cell>
          <table:table-cell office:value-type="float" office:value="1.088703" calcext:value-type="float">
            <text:p>1.088703</text:p>
          </table:table-cell>
          <table:table-cell office:value-type="float" office:value="-0.0002431163" calcext:value-type="float">
            <text:p>-0.0002431163</text:p>
          </table:table-cell>
          <table:table-cell office:value-type="float" office:value="-0.01640094" calcext:value-type="float">
            <text:p>-0.01640094</text:p>
          </table:table-cell>
          <table:table-cell office:value-type="float" office:value="0.00000000469219" calcext:value-type="float">
            <text:p>4.69219E-09</text:p>
          </table:table-cell>
          <table:table-cell office:value-type="float" office:value="9.730555" calcext:value-type="float">
            <text:p>9.730555</text:p>
          </table:table-cell>
          <table:table-cell office:value-type="float" office:value="0.7502602" calcext:value-type="float">
            <text:p>0.7502602</text:p>
          </table:table-cell>
          <table:table-cell office:value-type="float" office:value="0.08071879" calcext:value-type="float">
            <text:p>0.08071879</text:p>
          </table:table-cell>
          <table:table-cell office:value-type="float" office:value="0.07168051" calcext:value-type="float">
            <text:p>0.07168051</text:p>
          </table:table-cell>
          <table:table-cell office:value-type="float" office:value="0.04423441" calcext:value-type="float">
            <text:p>0.04423441</text:p>
          </table:table-cell>
          <table:table-cell office:value-type="float" office:value="0.04397195" calcext:value-type="float">
            <text:p>0.04397195</text:p>
          </table:table-cell>
          <table:table-cell office:value-type="float" office:value="0.02187875" calcext:value-type="float">
            <text:p>0.02187875</text:p>
          </table:table-cell>
          <table:table-cell office:value-type="float" office:value="0.01603687" calcext:value-type="float">
            <text:p>0.01603687</text:p>
          </table:table-cell>
          <table:table-cell office:value-type="float" office:value="0.03023192" calcext:value-type="float">
            <text:p>0.03023192</text:p>
          </table:table-cell>
          <table:table-cell office:value-type="float" office:value="0.02469372" calcext:value-type="float">
            <text:p>0.02469372</text:p>
          </table:table-cell>
          <table:table-cell office:value-type="float" office:value="0.02143108" calcext:value-type="float">
            <text:p>0.02143108</text:p>
          </table:table-cell>
          <table:table-cell office:value-type="float" office:value="0.02025746" calcext:value-type="float">
            <text:p>0.02025746</text:p>
          </table:table-cell>
          <table:table-cell office:value-type="float" office:value="0.02074861" calcext:value-type="float">
            <text:p>0.02074861</text:p>
          </table:table-cell>
          <table:table-cell office:value-type="float" office:value="0.005077992" calcext:value-type="float">
            <text:p>0.005077992</text:p>
          </table:table-cell>
          <table:table-cell office:value-type="float" office:value="0.00404969" calcext:value-type="float">
            <text:p>0.00404969</text:p>
          </table:table-cell>
          <table:table-cell office:value-type="float" office:value="0" calcext:value-type="float">
            <text:p>0</text:p>
          </table:table-cell>
          <table:table-cell office:value-type="float" office:value="42.00627" calcext:value-type="float">
            <text:p>42.00627</text:p>
          </table:table-cell>
          <table:table-cell office:value-type="float" office:value="29.24212" calcext:value-type="float">
            <text:p>29.24212</text:p>
          </table:table-cell>
          <table:table-cell office:value-type="float" office:value="27.84818" calcext:value-type="float">
            <text:p>27.84818</text:p>
          </table:table-cell>
          <table:table-cell office:value-type="float" office:value="30.44071" calcext:value-type="float">
            <text:p>30.44071</text:p>
          </table:table-cell>
          <table:table-cell office:value-type="float" office:value="35.20248" calcext:value-type="float">
            <text:p>35.20248</text:p>
          </table:table-cell>
          <table:table-cell office:value-type="float" office:value="23.52675" calcext:value-type="float">
            <text:p>23.52675</text:p>
          </table:table-cell>
          <table:table-cell office:value-type="float" office:value="22.39888" calcext:value-type="float">
            <text:p>22.39888</text:p>
          </table:table-cell>
          <table:table-cell office:value-type="float" office:value="27.06312" calcext:value-type="float">
            <text:p>27.06312</text:p>
          </table:table-cell>
          <table:table-cell office:value-type="float" office:value="17.02714" calcext:value-type="float">
            <text:p>17.02714</text:p>
          </table:table-cell>
          <table:table-cell office:value-type="float" office:value="6.274955" calcext:value-type="float">
            <text:p>6.274955</text:p>
          </table:table-cell>
          <table:table-cell office:value-type="float" office:value="2.471305" calcext:value-type="float">
            <text:p>2.471305</text:p>
          </table:table-cell>
          <table:table-cell office:value-type="float" office:value="0.9882137" calcext:value-type="float">
            <text:p>0.9882137</text:p>
          </table:table-cell>
          <table:table-cell office:value-type="float" office:value="0.4115806" calcext:value-type="float">
            <text:p>0.4115806</text:p>
          </table:table-cell>
          <table:table-cell office:value-type="float" office:value="0.3562193" calcext:value-type="float">
            <text:p>0.3562193</text:p>
          </table:table-cell>
          <table:table-cell office:value-type="float" office:value="0" calcext:value-type="float">
            <text:p>0</text:p>
          </table:table-cell>
          <table:table-cell office:value-type="float" office:value="-85306.61" calcext:value-type="float">
            <text:p>-8530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6432" calcext:value-type="float">
            <text:p>-3.06432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7.681856" calcext:value-type="float">
            <text:p>7.681856</text:p>
          </table:table-cell>
          <table:table-cell office:value-type="float" office:value="1082.094" calcext:value-type="float">
            <text:p>1082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5488" calcext:value-type="float">
            <text:p>0.0705488</text:p>
          </table:table-cell>
          <table:table-cell office:value-type="float" office:value="34.7589" calcext:value-type="float">
            <text:p>34.7589</text:p>
          </table:table-cell>
          <table:table-cell office:value-type="float" office:value="0" calcext:value-type="float">
            <text:p>0</text:p>
          </table:table-cell>
          <table:table-cell office:value-type="float" office:value="0.0004805817" calcext:value-type="float">
            <text:p>0.0004805817</text:p>
          </table:table-cell>
          <table:table-cell office:value-type="float" office:value="0" calcext:value-type="float">
            <text:p>0</text:p>
          </table:table-cell>
          <table:table-cell office:value-type="float" office:value="1.110345" calcext:value-type="float">
            <text:p>1.110345</text:p>
          </table:table-cell>
          <table:table-cell office:value-type="float" office:value="-0.0002445019" calcext:value-type="float">
            <text:p>-0.0002445019</text:p>
          </table:table-cell>
          <table:table-cell office:value-type="float" office:value="-0.01637905" calcext:value-type="float">
            <text:p>-0.01637905</text:p>
          </table:table-cell>
          <table:table-cell office:value-type="float" office:value="0.00000000469219" calcext:value-type="float">
            <text:p>4.69219E-09</text:p>
          </table:table-cell>
          <table:table-cell office:value-type="float" office:value="9.719372" calcext:value-type="float">
            <text:p>9.719372</text:p>
          </table:table-cell>
          <table:table-cell office:value-type="float" office:value="0.9949015" calcext:value-type="float">
            <text:p>0.9949015</text:p>
          </table:table-cell>
          <table:table-cell office:value-type="float" office:value="0.0795605" calcext:value-type="float">
            <text:p>0.0795605</text:p>
          </table:table-cell>
          <table:table-cell office:value-type="float" office:value="0.06984428" calcext:value-type="float">
            <text:p>0.06984428</text:p>
          </table:table-cell>
          <table:table-cell office:value-type="float" office:value="0.04367782" calcext:value-type="float">
            <text:p>0.04367782</text:p>
          </table:table-cell>
          <table:table-cell office:value-type="float" office:value="0.04422517" calcext:value-type="float">
            <text:p>0.04422517</text:p>
          </table:table-cell>
          <table:table-cell office:value-type="float" office:value="0.02193673" calcext:value-type="float">
            <text:p>0.02193673</text:p>
          </table:table-cell>
          <table:table-cell office:value-type="float" office:value="0.01605594" calcext:value-type="float">
            <text:p>0.01605594</text:p>
          </table:table-cell>
          <table:table-cell office:value-type="float" office:value="0.03026964" calcext:value-type="float">
            <text:p>0.03026964</text:p>
          </table:table-cell>
          <table:table-cell office:value-type="float" office:value="0.02469794" calcext:value-type="float">
            <text:p>0.02469794</text:p>
          </table:table-cell>
          <table:table-cell office:value-type="float" office:value="0.02143147" calcext:value-type="float">
            <text:p>0.02143147</text:p>
          </table:table-cell>
          <table:table-cell office:value-type="float" office:value="0.02026122" calcext:value-type="float">
            <text:p>0.02026122</text:p>
          </table:table-cell>
          <table:table-cell office:value-type="float" office:value="0.02075986" calcext:value-type="float">
            <text:p>0.02075986</text:p>
          </table:table-cell>
          <table:table-cell office:value-type="float" office:value="0.005081519" calcext:value-type="float">
            <text:p>0.005081519</text:p>
          </table:table-cell>
          <table:table-cell office:value-type="float" office:value="0.004051837" calcext:value-type="float">
            <text:p>0.004051837</text:p>
          </table:table-cell>
          <table:table-cell office:value-type="float" office:value="0" calcext:value-type="float">
            <text:p>0</text:p>
          </table:table-cell>
          <table:table-cell office:value-type="float" office:value="39.75431" calcext:value-type="float">
            <text:p>39.75431</text:p>
          </table:table-cell>
          <table:table-cell office:value-type="float" office:value="29.62637" calcext:value-type="float">
            <text:p>29.62637</text:p>
          </table:table-cell>
          <table:table-cell office:value-type="float" office:value="28.08088" calcext:value-type="float">
            <text:p>28.08088</text:p>
          </table:table-cell>
          <table:table-cell office:value-type="float" office:value="30.72451" calcext:value-type="float">
            <text:p>30.72451</text:p>
          </table:table-cell>
          <table:table-cell office:value-type="float" office:value="36.39521" calcext:value-type="float">
            <text:p>36.39521</text:p>
          </table:table-cell>
          <table:table-cell office:value-type="float" office:value="23.3755" calcext:value-type="float">
            <text:p>23.3755</text:p>
          </table:table-cell>
          <table:table-cell office:value-type="float" office:value="22.27805" calcext:value-type="float">
            <text:p>22.27805</text:p>
          </table:table-cell>
          <table:table-cell office:value-type="float" office:value="27.01012" calcext:value-type="float">
            <text:p>27.01012</text:p>
          </table:table-cell>
          <table:table-cell office:value-type="float" office:value="16.99601" calcext:value-type="float">
            <text:p>16.99601</text:p>
          </table:table-cell>
          <table:table-cell office:value-type="float" office:value="6.264642" calcext:value-type="float">
            <text:p>6.264642</text:p>
          </table:table-cell>
          <table:table-cell office:value-type="float" office:value="2.471893" calcext:value-type="float">
            <text:p>2.471893</text:p>
          </table:table-cell>
          <table:table-cell office:value-type="float" office:value="0.9894852" calcext:value-type="float">
            <text:p>0.9894852</text:p>
          </table:table-cell>
          <table:table-cell office:value-type="float" office:value="0.4125477" calcext:value-type="float">
            <text:p>0.4125477</text:p>
          </table:table-cell>
          <table:table-cell office:value-type="float" office:value="0.3563303" calcext:value-type="float">
            <text:p>0.3563303</text:p>
          </table:table-cell>
          <table:table-cell office:value-type="float" office:value="0" calcext:value-type="float">
            <text:p>0</text:p>
          </table:table-cell>
          <table:table-cell office:value-type="float" office:value="-85682.46" calcext:value-type="float">
            <text:p>-8568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08518" calcext:value-type="float">
            <text:p>-3.0851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7.676443" calcext:value-type="float">
            <text:p>7.676443</text:p>
          </table:table-cell>
          <table:table-cell office:value-type="float" office:value="1082.091" calcext:value-type="float">
            <text:p>1082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6926" calcext:value-type="float">
            <text:p>0.07346926</text:p>
          </table:table-cell>
          <table:table-cell office:value-type="float" office:value="34.74175" calcext:value-type="float">
            <text:p>34.74175</text:p>
          </table:table-cell>
          <table:table-cell office:value-type="float" office:value="0" calcext:value-type="float">
            <text:p>0</text:p>
          </table:table-cell>
          <table:table-cell office:value-type="float" office:value="0.000491169" calcext:value-type="float">
            <text:p>0.000491169</text:p>
          </table:table-cell>
          <table:table-cell office:value-type="float" office:value="0" calcext:value-type="float">
            <text:p>0</text:p>
          </table:table-cell>
          <table:table-cell office:value-type="float" office:value="1.132869" calcext:value-type="float">
            <text:p>1.132869</text:p>
          </table:table-cell>
          <table:table-cell office:value-type="float" office:value="-0.0002462588" calcext:value-type="float">
            <text:p>-0.0002462588</text:p>
          </table:table-cell>
          <table:table-cell office:value-type="float" office:value="-0.01635974" calcext:value-type="float">
            <text:p>-0.01635974</text:p>
          </table:table-cell>
          <table:table-cell office:value-type="float" office:value="0.00000000469219" calcext:value-type="float">
            <text:p>4.69219E-09</text:p>
          </table:table-cell>
          <table:table-cell office:value-type="float" office:value="9.706521" calcext:value-type="float">
            <text:p>9.706521</text:p>
          </table:table-cell>
          <table:table-cell office:value-type="float" office:value="1.295294" calcext:value-type="float">
            <text:p>1.295294</text:p>
          </table:table-cell>
          <table:table-cell office:value-type="float" office:value="0.07737608" calcext:value-type="float">
            <text:p>0.07737608</text:p>
          </table:table-cell>
          <table:table-cell office:value-type="float" office:value="0.06858522" calcext:value-type="float">
            <text:p>0.06858522</text:p>
          </table:table-cell>
          <table:table-cell office:value-type="float" office:value="0.04333773" calcext:value-type="float">
            <text:p>0.04333773</text:p>
          </table:table-cell>
          <table:table-cell office:value-type="float" office:value="0.04421549" calcext:value-type="float">
            <text:p>0.04421549</text:p>
          </table:table-cell>
          <table:table-cell office:value-type="float" office:value="0.02202722" calcext:value-type="float">
            <text:p>0.02202722</text:p>
          </table:table-cell>
          <table:table-cell office:value-type="float" office:value="0.0160774" calcext:value-type="float">
            <text:p>0.0160774</text:p>
          </table:table-cell>
          <table:table-cell office:value-type="float" office:value="0.03030812" calcext:value-type="float">
            <text:p>0.03030812</text:p>
          </table:table-cell>
          <table:table-cell office:value-type="float" office:value="0.02470327" calcext:value-type="float">
            <text:p>0.02470327</text:p>
          </table:table-cell>
          <table:table-cell office:value-type="float" office:value="0.02143069" calcext:value-type="float">
            <text:p>0.02143069</text:p>
          </table:table-cell>
          <table:table-cell office:value-type="float" office:value="0.02026357" calcext:value-type="float">
            <text:p>0.02026357</text:p>
          </table:table-cell>
          <table:table-cell office:value-type="float" office:value="0.02077077" calcext:value-type="float">
            <text:p>0.02077077</text:p>
          </table:table-cell>
          <table:table-cell office:value-type="float" office:value="0.005084153" calcext:value-type="float">
            <text:p>0.005084153</text:p>
          </table:table-cell>
          <table:table-cell office:value-type="float" office:value="0.004054381" calcext:value-type="float">
            <text:p>0.004054381</text:p>
          </table:table-cell>
          <table:table-cell office:value-type="float" office:value="0" calcext:value-type="float">
            <text:p>0</text:p>
          </table:table-cell>
          <table:table-cell office:value-type="float" office:value="36.7539" calcext:value-type="float">
            <text:p>36.7539</text:p>
          </table:table-cell>
          <table:table-cell office:value-type="float" office:value="29.729" calcext:value-type="float">
            <text:p>29.729</text:p>
          </table:table-cell>
          <table:table-cell office:value-type="float" office:value="28.57153" calcext:value-type="float">
            <text:p>28.57153</text:p>
          </table:table-cell>
          <table:table-cell office:value-type="float" office:value="31.32408" calcext:value-type="float">
            <text:p>31.32408</text:p>
          </table:table-cell>
          <table:table-cell office:value-type="float" office:value="36.45446" calcext:value-type="float">
            <text:p>36.45446</text:p>
          </table:table-cell>
          <table:table-cell office:value-type="float" office:value="23.39378" calcext:value-type="float">
            <text:p>23.39378</text:p>
          </table:table-cell>
          <table:table-cell office:value-type="float" office:value="22.18402" calcext:value-type="float">
            <text:p>22.18402</text:p>
          </table:table-cell>
          <table:table-cell office:value-type="float" office:value="26.96253" calcext:value-type="float">
            <text:p>26.96253</text:p>
          </table:table-cell>
          <table:table-cell office:value-type="float" office:value="16.96148" calcext:value-type="float">
            <text:p>16.96148</text:p>
          </table:table-cell>
          <table:table-cell office:value-type="float" office:value="6.251994" calcext:value-type="float">
            <text:p>6.251994</text:p>
          </table:table-cell>
          <table:table-cell office:value-type="float" office:value="2.470898" calcext:value-type="float">
            <text:p>2.470898</text:p>
          </table:table-cell>
          <table:table-cell office:value-type="float" office:value="0.9904047" calcext:value-type="float">
            <text:p>0.9904047</text:p>
          </table:table-cell>
          <table:table-cell office:value-type="float" office:value="0.4133044" calcext:value-type="float">
            <text:p>0.4133044</text:p>
          </table:table-cell>
          <table:table-cell office:value-type="float" office:value="0.3564351" calcext:value-type="float">
            <text:p>0.3564351</text:p>
          </table:table-cell>
          <table:table-cell office:value-type="float" office:value="0" calcext:value-type="float">
            <text:p>0</text:p>
          </table:table-cell>
          <table:table-cell office:value-type="float" office:value="-86168.32" calcext:value-type="float">
            <text:p>-8616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07295" calcext:value-type="float">
            <text:p>-3.107295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7.671816" calcext:value-type="float">
            <text:p>7.671816</text:p>
          </table:table-cell>
          <table:table-cell office:value-type="float" office:value="1082.089" calcext:value-type="float">
            <text:p>1082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50935" calcext:value-type="float">
            <text:p>0.07550935</text:p>
          </table:table-cell>
          <table:table-cell office:value-type="float" office:value="34.72219" calcext:value-type="float">
            <text:p>34.72219</text:p>
          </table:table-cell>
          <table:table-cell office:value-type="float" office:value="0" calcext:value-type="float">
            <text:p>0</text:p>
          </table:table-cell>
          <table:table-cell office:value-type="float" office:value="0.0005041561" calcext:value-type="float">
            <text:p>0.0005041561</text:p>
          </table:table-cell>
          <table:table-cell office:value-type="float" office:value="0" calcext:value-type="float">
            <text:p>0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-0.0002473127" calcext:value-type="float">
            <text:p>-0.0002473127</text:p>
          </table:table-cell>
          <table:table-cell office:value-type="float" office:value="-0.01634222" calcext:value-type="float">
            <text:p>-0.01634222</text:p>
          </table:table-cell>
          <table:table-cell office:value-type="float" office:value="0.000000004699587" calcext:value-type="float">
            <text:p>4.699587E-09</text:p>
          </table:table-cell>
          <table:table-cell office:value-type="float" office:value="9.695817" calcext:value-type="float">
            <text:p>9.695817</text:p>
          </table:table-cell>
          <table:table-cell office:value-type="float" office:value="1.50078" calcext:value-type="float">
            <text:p>1.50078</text:p>
          </table:table-cell>
          <table:table-cell office:value-type="float" office:value="0.0751659" calcext:value-type="float">
            <text:p>0.0751659</text:p>
          </table:table-cell>
          <table:table-cell office:value-type="float" office:value="0.06842623" calcext:value-type="float">
            <text:p>0.06842623</text:p>
          </table:table-cell>
          <table:table-cell office:value-type="float" office:value="0.04372779" calcext:value-type="float">
            <text:p>0.04372779</text:p>
          </table:table-cell>
          <table:table-cell office:value-type="float" office:value="0.04390093" calcext:value-type="float">
            <text:p>0.04390093</text:p>
          </table:table-cell>
          <table:table-cell office:value-type="float" office:value="0.0221216" calcext:value-type="float">
            <text:p>0.0221216</text:p>
          </table:table-cell>
          <table:table-cell office:value-type="float" office:value="0.01610833" calcext:value-type="float">
            <text:p>0.01610833</text:p>
          </table:table-cell>
          <table:table-cell office:value-type="float" office:value="0.03034593" calcext:value-type="float">
            <text:p>0.03034593</text:p>
          </table:table-cell>
          <table:table-cell office:value-type="float" office:value="0.02470934" calcext:value-type="float">
            <text:p>0.02470934</text:p>
          </table:table-cell>
          <table:table-cell office:value-type="float" office:value="0.02142846" calcext:value-type="float">
            <text:p>0.02142846</text:p>
          </table:table-cell>
          <table:table-cell office:value-type="float" office:value="0.02026388" calcext:value-type="float">
            <text:p>0.02026388</text:p>
          </table:table-cell>
          <table:table-cell office:value-type="float" office:value="0.02078085" calcext:value-type="float">
            <text:p>0.02078085</text:p>
          </table:table-cell>
          <table:table-cell office:value-type="float" office:value="0.005085411" calcext:value-type="float">
            <text:p>0.005085411</text:p>
          </table:table-cell>
          <table:table-cell office:value-type="float" office:value="0.004056155" calcext:value-type="float">
            <text:p>0.004056155</text:p>
          </table:table-cell>
          <table:table-cell office:value-type="float" office:value="0" calcext:value-type="float">
            <text:p>0</text:p>
          </table:table-cell>
          <table:table-cell office:value-type="float" office:value="34.15072" calcext:value-type="float">
            <text:p>34.15072</text:p>
          </table:table-cell>
          <table:table-cell office:value-type="float" office:value="29.73165" calcext:value-type="float">
            <text:p>29.73165</text:p>
          </table:table-cell>
          <table:table-cell office:value-type="float" office:value="28.60336" calcext:value-type="float">
            <text:p>28.60336</text:p>
          </table:table-cell>
          <table:table-cell office:value-type="float" office:value="32.86034" calcext:value-type="float">
            <text:p>32.86034</text:p>
          </table:table-cell>
          <table:table-cell office:value-type="float" office:value="35.34452" calcext:value-type="float">
            <text:p>35.34452</text:p>
          </table:table-cell>
          <table:table-cell office:value-type="float" office:value="23.45772" calcext:value-type="float">
            <text:p>23.45772</text:p>
          </table:table-cell>
          <table:table-cell office:value-type="float" office:value="22.13783" calcext:value-type="float">
            <text:p>22.13783</text:p>
          </table:table-cell>
          <table:table-cell office:value-type="float" office:value="26.91587" calcext:value-type="float">
            <text:p>26.91587</text:p>
          </table:table-cell>
          <table:table-cell office:value-type="float" office:value="16.92663" calcext:value-type="float">
            <text:p>16.92663</text:p>
          </table:table-cell>
          <table:table-cell office:value-type="float" office:value="6.237598" calcext:value-type="float">
            <text:p>6.237598</text:p>
          </table:table-cell>
          <table:table-cell office:value-type="float" office:value="2.467741" calcext:value-type="float">
            <text:p>2.467741</text:p>
          </table:table-cell>
          <table:table-cell office:value-type="float" office:value="0.9907118" calcext:value-type="float">
            <text:p>0.9907118</text:p>
          </table:table-cell>
          <table:table-cell office:value-type="float" office:value="0.413689" calcext:value-type="float">
            <text:p>0.413689</text:p>
          </table:table-cell>
          <table:table-cell office:value-type="float" office:value="0.356517" calcext:value-type="float">
            <text:p>0.356517</text:p>
          </table:table-cell>
          <table:table-cell office:value-type="float" office:value="0" calcext:value-type="float">
            <text:p>0</text:p>
          </table:table-cell>
          <table:table-cell office:value-type="float" office:value="-86563.35" calcext:value-type="float">
            <text:p>-8656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29993" calcext:value-type="float">
            <text:p>-3.129993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7.663233" calcext:value-type="float">
            <text:p>7.663233</text:p>
          </table:table-cell>
          <table:table-cell office:value-type="float" office:value="1082.085" calcext:value-type="float">
            <text:p>1082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6798" calcext:value-type="float">
            <text:p>0.07996798</text:p>
          </table:table-cell>
          <table:table-cell office:value-type="float" office:value="34.71701" calcext:value-type="float">
            <text:p>34.71701</text:p>
          </table:table-cell>
          <table:table-cell office:value-type="float" office:value="0" calcext:value-type="float">
            <text:p>0</text:p>
          </table:table-cell>
          <table:table-cell office:value-type="float" office:value="0.000512074" calcext:value-type="float">
            <text:p>0.000512074</text:p>
          </table:table-cell>
          <table:table-cell office:value-type="float" office:value="0" calcext:value-type="float">
            <text:p>0</text:p>
          </table:table-cell>
          <table:table-cell office:value-type="float" office:value="1.170792" calcext:value-type="float">
            <text:p>1.170792</text:p>
          </table:table-cell>
          <table:table-cell office:value-type="float" office:value="-0.0002519625" calcext:value-type="float">
            <text:p>-0.0002519625</text:p>
          </table:table-cell>
          <table:table-cell office:value-type="float" office:value="-0.01633234" calcext:value-type="float">
            <text:p>-0.01633234</text:p>
          </table:table-cell>
          <table:table-cell office:value-type="float" office:value="0.000000004732954" calcext:value-type="float">
            <text:p>4.732954E-09</text:p>
          </table:table-cell>
          <table:table-cell office:value-type="float" office:value="9.6783" calcext:value-type="float">
            <text:p>9.6783</text:p>
          </table:table-cell>
          <table:table-cell office:value-type="float" office:value="1.965542" calcext:value-type="float">
            <text:p>1.965542</text:p>
          </table:table-cell>
          <table:table-cell office:value-type="float" office:value="0.07019486" calcext:value-type="float">
            <text:p>0.07019486</text:p>
          </table:table-cell>
          <table:table-cell office:value-type="float" office:value="0.06568558" calcext:value-type="float">
            <text:p>0.06568558</text:p>
          </table:table-cell>
          <table:table-cell office:value-type="float" office:value="0.0444021" calcext:value-type="float">
            <text:p>0.0444021</text:p>
          </table:table-cell>
          <table:table-cell office:value-type="float" office:value="0.04393725" calcext:value-type="float">
            <text:p>0.04393725</text:p>
          </table:table-cell>
          <table:table-cell office:value-type="float" office:value="0.0222175" calcext:value-type="float">
            <text:p>0.0222175</text:p>
          </table:table-cell>
          <table:table-cell office:value-type="float" office:value="0.01613948" calcext:value-type="float">
            <text:p>0.01613948</text:p>
          </table:table-cell>
          <table:table-cell office:value-type="float" office:value="0.03038399" calcext:value-type="float">
            <text:p>0.03038399</text:p>
          </table:table-cell>
          <table:table-cell office:value-type="float" office:value="0.02471854" calcext:value-type="float">
            <text:p>0.02471854</text:p>
          </table:table-cell>
          <table:table-cell office:value-type="float" office:value="0.02143096" calcext:value-type="float">
            <text:p>0.02143096</text:p>
          </table:table-cell>
          <table:table-cell office:value-type="float" office:value="0.0202663" calcext:value-type="float">
            <text:p>0.0202663</text:p>
          </table:table-cell>
          <table:table-cell office:value-type="float" office:value="0.02079183" calcext:value-type="float">
            <text:p>0.02079183</text:p>
          </table:table-cell>
          <table:table-cell office:value-type="float" office:value="0.005086093" calcext:value-type="float">
            <text:p>0.005086093</text:p>
          </table:table-cell>
          <table:table-cell office:value-type="float" office:value="0.00405976" calcext:value-type="float">
            <text:p>0.00405976</text:p>
          </table:table-cell>
          <table:table-cell office:value-type="float" office:value="0" calcext:value-type="float">
            <text:p>0</text:p>
          </table:table-cell>
          <table:table-cell office:value-type="float" office:value="31.56736" calcext:value-type="float">
            <text:p>31.56736</text:p>
          </table:table-cell>
          <table:table-cell office:value-type="float" office:value="31.03698" calcext:value-type="float">
            <text:p>31.03698</text:p>
          </table:table-cell>
          <table:table-cell office:value-type="float" office:value="27.62737" calcext:value-type="float">
            <text:p>27.62737</text:p>
          </table:table-cell>
          <table:table-cell office:value-type="float" office:value="33.89251" calcext:value-type="float">
            <text:p>33.89251</text:p>
          </table:table-cell>
          <table:table-cell office:value-type="float" office:value="34.83946" calcext:value-type="float">
            <text:p>34.83946</text:p>
          </table:table-cell>
          <table:table-cell office:value-type="float" office:value="23.54933" calcext:value-type="float">
            <text:p>23.54933</text:p>
          </table:table-cell>
          <table:table-cell office:value-type="float" office:value="22.10374" calcext:value-type="float">
            <text:p>22.10374</text:p>
          </table:table-cell>
          <table:table-cell office:value-type="float" office:value="26.8763" calcext:value-type="float">
            <text:p>26.8763</text:p>
          </table:table-cell>
          <table:table-cell office:value-type="float" office:value="16.90915" calcext:value-type="float">
            <text:p>16.90915</text:p>
          </table:table-cell>
          <table:table-cell office:value-type="float" office:value="6.229141" calcext:value-type="float">
            <text:p>6.229141</text:p>
          </table:table-cell>
          <table:table-cell office:value-type="float" office:value="2.465326" calcext:value-type="float">
            <text:p>2.465326</text:p>
          </table:table-cell>
          <table:table-cell office:value-type="float" office:value="0.9908777" calcext:value-type="float">
            <text:p>0.9908777</text:p>
          </table:table-cell>
          <table:table-cell office:value-type="float" office:value="0.4140207" calcext:value-type="float">
            <text:p>0.4140207</text:p>
          </table:table-cell>
          <table:table-cell office:value-type="float" office:value="0.3565924" calcext:value-type="float">
            <text:p>0.3565924</text:p>
          </table:table-cell>
          <table:table-cell office:value-type="float" office:value="0" calcext:value-type="float">
            <text:p>0</text:p>
          </table:table-cell>
          <table:table-cell office:value-type="float" office:value="-87351.14" calcext:value-type="float">
            <text:p>-8735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57875" calcext:value-type="float">
            <text:p>-3.157875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7.658981" calcext:value-type="float">
            <text:p>7.658981</text:p>
          </table:table-cell>
          <table:table-cell office:value-type="float" office:value="1082.082" calcext:value-type="float">
            <text:p>1082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52761" calcext:value-type="float">
            <text:p>0.08152761</text:p>
          </table:table-cell>
          <table:table-cell office:value-type="float" office:value="34.71678" calcext:value-type="float">
            <text:p>34.71678</text:p>
          </table:table-cell>
          <table:table-cell office:value-type="float" office:value="0" calcext:value-type="float">
            <text:p>0</text:p>
          </table:table-cell>
          <table:table-cell office:value-type="float" office:value="0.0005169092" calcext:value-type="float">
            <text:p>0.0005169092</text:p>
          </table:table-cell>
          <table:table-cell office:value-type="float" office:value="0" calcext:value-type="float">
            <text:p>0</text:p>
          </table:table-cell>
          <table:table-cell office:value-type="float" office:value="1.176752" calcext:value-type="float">
            <text:p>1.176752</text:p>
          </table:table-cell>
          <table:table-cell office:value-type="float" office:value="-0.0002510961" calcext:value-type="float">
            <text:p>-0.0002510961</text:p>
          </table:table-cell>
          <table:table-cell office:value-type="float" office:value="-0.01631324" calcext:value-type="float">
            <text:p>-0.01631324</text:p>
          </table:table-cell>
          <table:table-cell office:value-type="float" office:value="0.000000004732954" calcext:value-type="float">
            <text:p>4.732954E-09</text:p>
          </table:table-cell>
          <table:table-cell office:value-type="float" office:value="9.6688" calcext:value-type="float">
            <text:p>9.6688</text:p>
          </table:table-cell>
          <table:table-cell office:value-type="float" office:value="2.099321" calcext:value-type="float">
            <text:p>2.099321</text:p>
          </table:table-cell>
          <table:table-cell office:value-type="float" office:value="0.07288199" calcext:value-type="float">
            <text:p>0.07288199</text:p>
          </table:table-cell>
          <table:table-cell office:value-type="float" office:value="0.06622869" calcext:value-type="float">
            <text:p>0.06622869</text:p>
          </table:table-cell>
          <table:table-cell office:value-type="float" office:value="0.0440337" calcext:value-type="float">
            <text:p>0.0440337</text:p>
          </table:table-cell>
          <table:table-cell office:value-type="float" office:value="0.04450621" calcext:value-type="float">
            <text:p>0.04450621</text:p>
          </table:table-cell>
          <table:table-cell office:value-type="float" office:value="0.02241588" calcext:value-type="float">
            <text:p>0.02241588</text:p>
          </table:table-cell>
          <table:table-cell office:value-type="float" office:value="0.01618789" calcext:value-type="float">
            <text:p>0.01618789</text:p>
          </table:table-cell>
          <table:table-cell office:value-type="float" office:value="0.03042122" calcext:value-type="float">
            <text:p>0.03042122</text:p>
          </table:table-cell>
          <table:table-cell office:value-type="float" office:value="0.02472916" calcext:value-type="float">
            <text:p>0.02472916</text:p>
          </table:table-cell>
          <table:table-cell office:value-type="float" office:value="0.02143637" calcext:value-type="float">
            <text:p>0.02143637</text:p>
          </table:table-cell>
          <table:table-cell office:value-type="float" office:value="0.02027014" calcext:value-type="float">
            <text:p>0.02027014</text:p>
          </table:table-cell>
          <table:table-cell office:value-type="float" office:value="0.02080366" calcext:value-type="float">
            <text:p>0.02080366</text:p>
          </table:table-cell>
          <table:table-cell office:value-type="float" office:value="0.00508523" calcext:value-type="float">
            <text:p>0.00508523</text:p>
          </table:table-cell>
          <table:table-cell office:value-type="float" office:value="0.00406025" calcext:value-type="float">
            <text:p>0.00406025</text:p>
          </table:table-cell>
          <table:table-cell office:value-type="float" office:value="0" calcext:value-type="float">
            <text:p>0</text:p>
          </table:table-cell>
          <table:table-cell office:value-type="float" office:value="29.56722" calcext:value-type="float">
            <text:p>29.56722</text:p>
          </table:table-cell>
          <table:table-cell office:value-type="float" office:value="32.40271" calcext:value-type="float">
            <text:p>32.40271</text:p>
          </table:table-cell>
          <table:table-cell office:value-type="float" office:value="28.49501" calcext:value-type="float">
            <text:p>28.49501</text:p>
          </table:table-cell>
          <table:table-cell office:value-type="float" office:value="31.20936" calcext:value-type="float">
            <text:p>31.20936</text:p>
          </table:table-cell>
          <table:table-cell office:value-type="float" office:value="35.39648" calcext:value-type="float">
            <text:p>35.39648</text:p>
          </table:table-cell>
          <table:table-cell office:value-type="float" office:value="23.93161" calcext:value-type="float">
            <text:p>23.93161</text:p>
          </table:table-cell>
          <table:table-cell office:value-type="float" office:value="22.14919" calcext:value-type="float">
            <text:p>22.14919</text:p>
          </table:table-cell>
          <table:table-cell office:value-type="float" office:value="26.84881" calcext:value-type="float">
            <text:p>26.84881</text:p>
          </table:table-cell>
          <table:table-cell office:value-type="float" office:value="16.90046" calcext:value-type="float">
            <text:p>16.90046</text:p>
          </table:table-cell>
          <table:table-cell office:value-type="float" office:value="6.224203" calcext:value-type="float">
            <text:p>6.224203</text:p>
          </table:table-cell>
          <table:table-cell office:value-type="float" office:value="2.463621" calcext:value-type="float">
            <text:p>2.463621</text:p>
          </table:table-cell>
          <table:table-cell office:value-type="float" office:value="0.9910888" calcext:value-type="float">
            <text:p>0.9910888</text:p>
          </table:table-cell>
          <table:table-cell office:value-type="float" office:value="0.4138222" calcext:value-type="float">
            <text:p>0.4138222</text:p>
          </table:table-cell>
          <table:table-cell office:value-type="float" office:value="0.3566743" calcext:value-type="float">
            <text:p>0.3566743</text:p>
          </table:table-cell>
          <table:table-cell office:value-type="float" office:value="0" calcext:value-type="float">
            <text:p>0</text:p>
          </table:table-cell>
          <table:table-cell office:value-type="float" office:value="-87687.88" calcext:value-type="float">
            <text:p>-8768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181826" calcext:value-type="float">
            <text:p>-3.181826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7.652142" calcext:value-type="float">
            <text:p>7.652142</text:p>
          </table:table-cell>
          <table:table-cell office:value-type="float" office:value="1082.078" calcext:value-type="float">
            <text:p>1082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88085" calcext:value-type="float">
            <text:p>0.08388085</text:p>
          </table:table-cell>
          <table:table-cell office:value-type="float" office:value="34.72383" calcext:value-type="float">
            <text:p>34.72383</text:p>
          </table:table-cell>
          <table:table-cell office:value-type="float" office:value="0" calcext:value-type="float">
            <text:p>0</text:p>
          </table:table-cell>
          <table:table-cell office:value-type="float" office:value="0.0005186559" calcext:value-type="float">
            <text:p>0.0005186559</text:p>
          </table:table-cell>
          <table:table-cell office:value-type="float" office:value="0" calcext:value-type="float">
            <text:p>0</text:p>
          </table:table-cell>
          <table:table-cell office:value-type="float" office:value="1.178112" calcext:value-type="float">
            <text:p>1.178112</text:p>
          </table:table-cell>
          <table:table-cell office:value-type="float" office:value="-0.0002576872" calcext:value-type="float">
            <text:p>-0.0002576872</text:p>
          </table:table-cell>
          <table:table-cell office:value-type="float" office:value="-0.01629629" calcext:value-type="float">
            <text:p>-0.01629629</text:p>
          </table:table-cell>
          <table:table-cell office:value-type="float" office:value="0.000000004732954" calcext:value-type="float">
            <text:p>4.732954E-09</text:p>
          </table:table-cell>
          <table:table-cell office:value-type="float" office:value="9.655296" calcext:value-type="float">
            <text:p>9.655296</text:p>
          </table:table-cell>
          <table:table-cell office:value-type="float" office:value="2.369453" calcext:value-type="float">
            <text:p>2.369453</text:p>
          </table:table-cell>
          <table:table-cell office:value-type="float" office:value="0.06933505" calcext:value-type="float">
            <text:p>0.06933505</text:p>
          </table:table-cell>
          <table:table-cell office:value-type="float" office:value="0.06266082" calcext:value-type="float">
            <text:p>0.06266082</text:p>
          </table:table-cell>
          <table:table-cell office:value-type="float" office:value="0.04270517" calcext:value-type="float">
            <text:p>0.04270517</text:p>
          </table:table-cell>
          <table:table-cell office:value-type="float" office:value="0.04324083" calcext:value-type="float">
            <text:p>0.04324083</text:p>
          </table:table-cell>
          <table:table-cell office:value-type="float" office:value="0.02241504" calcext:value-type="float">
            <text:p>0.02241504</text:p>
          </table:table-cell>
          <table:table-cell office:value-type="float" office:value="0.01623602" calcext:value-type="float">
            <text:p>0.01623602</text:p>
          </table:table-cell>
          <table:table-cell office:value-type="float" office:value="0.03045538" calcext:value-type="float">
            <text:p>0.03045538</text:p>
          </table:table-cell>
          <table:table-cell office:value-type="float" office:value="0.02473997" calcext:value-type="float">
            <text:p>0.02473997</text:p>
          </table:table-cell>
          <table:table-cell office:value-type="float" office:value="0.02144485" calcext:value-type="float">
            <text:p>0.02144485</text:p>
          </table:table-cell>
          <table:table-cell office:value-type="float" office:value="0.02027652" calcext:value-type="float">
            <text:p>0.02027652</text:p>
          </table:table-cell>
          <table:table-cell office:value-type="float" office:value="0.02081645" calcext:value-type="float">
            <text:p>0.02081645</text:p>
          </table:table-cell>
          <table:table-cell office:value-type="float" office:value="0.005084214" calcext:value-type="float">
            <text:p>0.005084214</text:p>
          </table:table-cell>
          <table:table-cell office:value-type="float" office:value="0.004060471" calcext:value-type="float">
            <text:p>0.004060471</text:p>
          </table:table-cell>
          <table:table-cell office:value-type="float" office:value="0" calcext:value-type="float">
            <text:p>0</text:p>
          </table:table-cell>
          <table:table-cell office:value-type="float" office:value="27.5715" calcext:value-type="float">
            <text:p>27.5715</text:p>
          </table:table-cell>
          <table:table-cell office:value-type="float" office:value="33.15797" calcext:value-type="float">
            <text:p>33.15797</text:p>
          </table:table-cell>
          <table:table-cell office:value-type="float" office:value="28.98509" calcext:value-type="float">
            <text:p>28.98509</text:p>
          </table:table-cell>
          <table:table-cell office:value-type="float" office:value="30.32954" calcext:value-type="float">
            <text:p>30.32954</text:p>
          </table:table-cell>
          <table:table-cell office:value-type="float" office:value="34.65948" calcext:value-type="float">
            <text:p>34.65948</text:p>
          </table:table-cell>
          <table:table-cell office:value-type="float" office:value="24.17017" calcext:value-type="float">
            <text:p>24.17017</text:p>
          </table:table-cell>
          <table:table-cell office:value-type="float" office:value="22.26155" calcext:value-type="float">
            <text:p>22.26155</text:p>
          </table:table-cell>
          <table:table-cell office:value-type="float" office:value="26.84186" calcext:value-type="float">
            <text:p>26.84186</text:p>
          </table:table-cell>
          <table:table-cell office:value-type="float" office:value="16.89573" calcext:value-type="float">
            <text:p>16.89573</text:p>
          </table:table-cell>
          <table:table-cell office:value-type="float" office:value="6.222759" calcext:value-type="float">
            <text:p>6.222759</text:p>
          </table:table-cell>
          <table:table-cell office:value-type="float" office:value="2.463531" calcext:value-type="float">
            <text:p>2.463531</text:p>
          </table:table-cell>
          <table:table-cell office:value-type="float" office:value="0.9914308" calcext:value-type="float">
            <text:p>0.9914308</text:p>
          </table:table-cell>
          <table:table-cell office:value-type="float" office:value="0.4135832" calcext:value-type="float">
            <text:p>0.4135832</text:p>
          </table:table-cell>
          <table:table-cell office:value-type="float" office:value="0.3567522" calcext:value-type="float">
            <text:p>0.3567522</text:p>
          </table:table-cell>
          <table:table-cell office:value-type="float" office:value="0" calcext:value-type="float">
            <text:p>0</text:p>
          </table:table-cell>
          <table:table-cell office:value-type="float" office:value="-88272.78" calcext:value-type="float">
            <text:p>-8827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210879" calcext:value-type="float">
            <text:p>-3.210879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7.641078" calcext:value-type="float">
            <text:p>7.641078</text:p>
          </table:table-cell>
          <table:table-cell office:value-type="float" office:value="1082.071" calcext:value-type="float">
            <text:p>1082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18521" calcext:value-type="float">
            <text:p>0.08718521</text:p>
          </table:table-cell>
          <table:table-cell office:value-type="float" office:value="34.73765" calcext:value-type="float">
            <text:p>34.73765</text:p>
          </table:table-cell>
          <table:table-cell office:value-type="float" office:value="0" calcext:value-type="float">
            <text:p>0</text:p>
          </table:table-cell>
          <table:table-cell office:value-type="float" office:value="0.0005190921" calcext:value-type="float">
            <text:p>0.0005190921</text:p>
          </table:table-cell>
          <table:table-cell office:value-type="float" office:value="0" calcext:value-type="float">
            <text:p>0</text:p>
          </table:table-cell>
          <table:table-cell office:value-type="float" office:value="1.178286" calcext:value-type="float">
            <text:p>1.178286</text:p>
          </table:table-cell>
          <table:table-cell office:value-type="float" office:value="-0.0002785942" calcext:value-type="float">
            <text:p>-0.0002785942</text:p>
          </table:table-cell>
          <table:table-cell office:value-type="float" office:value="-0.01628888" calcext:value-type="float">
            <text:p>-0.01628888</text:p>
          </table:table-cell>
          <table:table-cell office:value-type="float" office:value="0.000000004732954" calcext:value-type="float">
            <text:p>4.732954E-09</text:p>
          </table:table-cell>
          <table:table-cell office:value-type="float" office:value="9.636974" calcext:value-type="float">
            <text:p>9.636974</text:p>
          </table:table-cell>
          <table:table-cell office:value-type="float" office:value="2.779015" calcext:value-type="float">
            <text:p>2.779015</text:p>
          </table:table-cell>
          <table:table-cell office:value-type="float" office:value="0.06277273" calcext:value-type="float">
            <text:p>0.06277273</text:p>
          </table:table-cell>
          <table:table-cell office:value-type="float" office:value="0.05694081" calcext:value-type="float">
            <text:p>0.05694081</text:p>
          </table:table-cell>
          <table:table-cell office:value-type="float" office:value="0.03979258" calcext:value-type="float">
            <text:p>0.03979258</text:p>
          </table:table-cell>
          <table:table-cell office:value-type="float" office:value="0.04050844" calcext:value-type="float">
            <text:p>0.04050844</text:p>
          </table:table-cell>
          <table:table-cell office:value-type="float" office:value="0.02184133" calcext:value-type="float">
            <text:p>0.02184133</text:p>
          </table:table-cell>
          <table:table-cell office:value-type="float" office:value="0.01614792" calcext:value-type="float">
            <text:p>0.01614792</text:p>
          </table:table-cell>
          <table:table-cell office:value-type="float" office:value="0.03044697" calcext:value-type="float">
            <text:p>0.03044697</text:p>
          </table:table-cell>
          <table:table-cell office:value-type="float" office:value="0.02474608" calcext:value-type="float">
            <text:p>0.02474608</text:p>
          </table:table-cell>
          <table:table-cell office:value-type="float" office:value="0.02145403" calcext:value-type="float">
            <text:p>0.02145403</text:p>
          </table:table-cell>
          <table:table-cell office:value-type="float" office:value="0.02028378" calcext:value-type="float">
            <text:p>0.02028378</text:p>
          </table:table-cell>
          <table:table-cell office:value-type="float" office:value="0.02083047" calcext:value-type="float">
            <text:p>0.02083047</text:p>
          </table:table-cell>
          <table:table-cell office:value-type="float" office:value="0.005083356" calcext:value-type="float">
            <text:p>0.005083356</text:p>
          </table:table-cell>
          <table:table-cell office:value-type="float" office:value="0.004060025" calcext:value-type="float">
            <text:p>0.004060025</text:p>
          </table:table-cell>
          <table:table-cell office:value-type="float" office:value="0" calcext:value-type="float">
            <text:p>0</text:p>
          </table:table-cell>
          <table:table-cell office:value-type="float" office:value="25.57183" calcext:value-type="float">
            <text:p>25.57183</text:p>
          </table:table-cell>
          <table:table-cell office:value-type="float" office:value="33.50965" calcext:value-type="float">
            <text:p>33.50965</text:p>
          </table:table-cell>
          <table:table-cell office:value-type="float" office:value="29.01415" calcext:value-type="float">
            <text:p>29.01415</text:p>
          </table:table-cell>
          <table:table-cell office:value-type="float" office:value="30.34346" calcext:value-type="float">
            <text:p>30.34346</text:p>
          </table:table-cell>
          <table:table-cell office:value-type="float" office:value="34.57427" calcext:value-type="float">
            <text:p>34.57427</text:p>
          </table:table-cell>
          <table:table-cell office:value-type="float" office:value="24.25061" calcext:value-type="float">
            <text:p>24.25061</text:p>
          </table:table-cell>
          <table:table-cell office:value-type="float" office:value="22.34065" calcext:value-type="float">
            <text:p>22.34065</text:p>
          </table:table-cell>
          <table:table-cell office:value-type="float" office:value="26.84799" calcext:value-type="float">
            <text:p>26.84799</text:p>
          </table:table-cell>
          <table:table-cell office:value-type="float" office:value="16.89323" calcext:value-type="float">
            <text:p>16.89323</text:p>
          </table:table-cell>
          <table:table-cell office:value-type="float" office:value="6.222124" calcext:value-type="float">
            <text:p>6.222124</text:p>
          </table:table-cell>
          <table:table-cell office:value-type="float" office:value="2.463978" calcext:value-type="float">
            <text:p>2.463978</text:p>
          </table:table-cell>
          <table:table-cell office:value-type="float" office:value="0.9920433" calcext:value-type="float">
            <text:p>0.9920433</text:p>
          </table:table-cell>
          <table:table-cell office:value-type="float" office:value="0.4133856" calcext:value-type="float">
            <text:p>0.4133856</text:p>
          </table:table-cell>
          <table:table-cell office:value-type="float" office:value="0.356775" calcext:value-type="float">
            <text:p>0.356775</text:p>
          </table:table-cell>
          <table:table-cell office:value-type="float" office:value="0" calcext:value-type="float">
            <text:p>0</text:p>
          </table:table-cell>
          <table:table-cell office:value-type="float" office:value="-89183.49" calcext:value-type="float">
            <text:p>-8918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283483" calcext:value-type="float">
            <text:p>-3.283483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7.630489" calcext:value-type="float">
            <text:p>7.630489</text:p>
          </table:table-cell>
          <table:table-cell office:value-type="float" office:value="1082.062" calcext:value-type="float">
            <text:p>1082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1818" calcext:value-type="float">
            <text:p>0.08941818</text:p>
          </table:table-cell>
          <table:table-cell office:value-type="float" office:value="34.75314" calcext:value-type="float">
            <text:p>34.75314</text:p>
          </table:table-cell>
          <table:table-cell office:value-type="float" office:value="0" calcext:value-type="float">
            <text:p>0</text:p>
          </table:table-cell>
          <table:table-cell office:value-type="float" office:value="0.0005194801" calcext:value-type="float">
            <text:p>0.0005194801</text:p>
          </table:table-cell>
          <table:table-cell office:value-type="float" office:value="0" calcext:value-type="float">
            <text:p>0</text:p>
          </table:table-cell>
          <table:table-cell office:value-type="float" office:value="1.178441" calcext:value-type="float">
            <text:p>1.178441</text:p>
          </table:table-cell>
          <table:table-cell office:value-type="float" office:value="-0.0002918304" calcext:value-type="float">
            <text:p>-0.0002918304</text:p>
          </table:table-cell>
          <table:table-cell office:value-type="float" office:value="-0.01628042" calcext:value-type="float">
            <text:p>-0.01628042</text:p>
          </table:table-cell>
          <table:table-cell office:value-type="float" office:value="0.000000004732954" calcext:value-type="float">
            <text:p>4.732954E-09</text:p>
          </table:table-cell>
          <table:table-cell office:value-type="float" office:value="9.620641" calcext:value-type="float">
            <text:p>9.620641</text:p>
          </table:table-cell>
          <table:table-cell office:value-type="float" office:value="3.06876" calcext:value-type="float">
            <text:p>3.06876</text:p>
          </table:table-cell>
          <table:table-cell office:value-type="float" office:value="0.05891595" calcext:value-type="float">
            <text:p>0.05891595</text:p>
          </table:table-cell>
          <table:table-cell office:value-type="float" office:value="0.05337622" calcext:value-type="float">
            <text:p>0.05337622</text:p>
          </table:table-cell>
          <table:table-cell office:value-type="float" office:value="0.03749491" calcext:value-type="float">
            <text:p>0.03749491</text:p>
          </table:table-cell>
          <table:table-cell office:value-type="float" office:value="0.03800792" calcext:value-type="float">
            <text:p>0.03800792</text:p>
          </table:table-cell>
          <table:table-cell office:value-type="float" office:value="0.02090042" calcext:value-type="float">
            <text:p>0.02090042</text:p>
          </table:table-cell>
          <table:table-cell office:value-type="float" office:value="0.01585092" calcext:value-type="float">
            <text:p>0.01585092</text:p>
          </table:table-cell>
          <table:table-cell office:value-type="float" office:value="0.03034538" calcext:value-type="float">
            <text:p>0.03034538</text:p>
          </table:table-cell>
          <table:table-cell office:value-type="float" office:value="0.02473631" calcext:value-type="float">
            <text:p>0.02473631</text:p>
          </table:table-cell>
          <table:table-cell office:value-type="float" office:value="0.02146206" calcext:value-type="float">
            <text:p>0.02146206</text:p>
          </table:table-cell>
          <table:table-cell office:value-type="float" office:value="0.02029112" calcext:value-type="float">
            <text:p>0.02029112</text:p>
          </table:table-cell>
          <table:table-cell office:value-type="float" office:value="0.02084435" calcext:value-type="float">
            <text:p>0.02084435</text:p>
          </table:table-cell>
          <table:table-cell office:value-type="float" office:value="0.005082819" calcext:value-type="float">
            <text:p>0.005082819</text:p>
          </table:table-cell>
          <table:table-cell office:value-type="float" office:value="0.004059556" calcext:value-type="float">
            <text:p>0.004059556</text:p>
          </table:table-cell>
          <table:table-cell office:value-type="float" office:value="0" calcext:value-type="float">
            <text:p>0</text:p>
          </table:table-cell>
          <table:table-cell office:value-type="float" office:value="24.06317" calcext:value-type="float">
            <text:p>24.06317</text:p>
          </table:table-cell>
          <table:table-cell office:value-type="float" office:value="33.89543" calcext:value-type="float">
            <text:p>33.89543</text:p>
          </table:table-cell>
          <table:table-cell office:value-type="float" office:value="29.05028" calcext:value-type="float">
            <text:p>29.05028</text:p>
          </table:table-cell>
          <table:table-cell office:value-type="float" office:value="30.3413" calcext:value-type="float">
            <text:p>30.3413</text:p>
          </table:table-cell>
          <table:table-cell office:value-type="float" office:value="34.47208" calcext:value-type="float">
            <text:p>34.47208</text:p>
          </table:table-cell>
          <table:table-cell office:value-type="float" office:value="24.2966" calcext:value-type="float">
            <text:p>24.2966</text:p>
          </table:table-cell>
          <table:table-cell office:value-type="float" office:value="22.40222" calcext:value-type="float">
            <text:p>22.40222</text:p>
          </table:table-cell>
          <table:table-cell office:value-type="float" office:value="26.85923" calcext:value-type="float">
            <text:p>26.85923</text:p>
          </table:table-cell>
          <table:table-cell office:value-type="float" office:value="16.89282" calcext:value-type="float">
            <text:p>16.89282</text:p>
          </table:table-cell>
          <table:table-cell office:value-type="float" office:value="6.221414" calcext:value-type="float">
            <text:p>6.221414</text:p>
          </table:table-cell>
          <table:table-cell office:value-type="float" office:value="2.464457" calcext:value-type="float">
            <text:p>2.464457</text:p>
          </table:table-cell>
          <table:table-cell office:value-type="float" office:value="0.992566" calcext:value-type="float">
            <text:p>0.992566</text:p>
          </table:table-cell>
          <table:table-cell office:value-type="float" office:value="0.4132808" calcext:value-type="float">
            <text:p>0.4132808</text:p>
          </table:table-cell>
          <table:table-cell office:value-type="float" office:value="0.35679" calcext:value-type="float">
            <text:p>0.35679</text:p>
          </table:table-cell>
          <table:table-cell office:value-type="float" office:value="0" calcext:value-type="float">
            <text:p>0</text:p>
          </table:table-cell>
          <table:table-cell office:value-type="float" office:value="-90001.58" calcext:value-type="float">
            <text:p>-9000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340725" calcext:value-type="float">
            <text:p>-3.340725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7.614289" calcext:value-type="float">
            <text:p>7.614289</text:p>
          </table:table-cell>
          <table:table-cell office:value-type="float" office:value="1082.05" calcext:value-type="float">
            <text:p>108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99454" calcext:value-type="float">
            <text:p>0.09399454</text:p>
          </table:table-cell>
          <table:table-cell office:value-type="float" office:value="34.77501" calcext:value-type="float">
            <text:p>34.77501</text:p>
          </table:table-cell>
          <table:table-cell office:value-type="float" office:value="0" calcext:value-type="float">
            <text:p>0</text:p>
          </table:table-cell>
          <table:table-cell office:value-type="float" office:value="0.0005198273" calcext:value-type="float">
            <text:p>0.0005198273</text:p>
          </table:table-cell>
          <table:table-cell office:value-type="float" office:value="0" calcext:value-type="float">
            <text:p>0</text:p>
          </table:table-cell>
          <table:table-cell office:value-type="float" office:value="1.178581" calcext:value-type="float">
            <text:p>1.178581</text:p>
          </table:table-cell>
          <table:table-cell office:value-type="float" office:value="-0.00030293" calcext:value-type="float">
            <text:p>-0.00030293</text:p>
          </table:table-cell>
          <table:table-cell office:value-type="float" office:value="-0.01628526" calcext:value-type="float">
            <text:p>-0.01628526</text:p>
          </table:table-cell>
          <table:table-cell office:value-type="float" office:value="0.000000004748641" calcext:value-type="float">
            <text:p>4.748641E-09</text:p>
          </table:table-cell>
          <table:table-cell office:value-type="float" office:value="9.597631" calcext:value-type="float">
            <text:p>9.597631</text:p>
          </table:table-cell>
          <table:table-cell office:value-type="float" office:value="3.595527" calcext:value-type="float">
            <text:p>3.595527</text:p>
          </table:table-cell>
          <table:table-cell office:value-type="float" office:value="0.05623527" calcext:value-type="float">
            <text:p>0.05623527</text:p>
          </table:table-cell>
          <table:table-cell office:value-type="float" office:value="0.05005982" calcext:value-type="float">
            <text:p>0.05005982</text:p>
          </table:table-cell>
          <table:table-cell office:value-type="float" office:value="0.0349161" calcext:value-type="float">
            <text:p>0.0349161</text:p>
          </table:table-cell>
          <table:table-cell office:value-type="float" office:value="0.03526514" calcext:value-type="float">
            <text:p>0.03526514</text:p>
          </table:table-cell>
          <table:table-cell office:value-type="float" office:value="0.01971219" calcext:value-type="float">
            <text:p>0.01971219</text:p>
          </table:table-cell>
          <table:table-cell office:value-type="float" office:value="0.01537656" calcext:value-type="float">
            <text:p>0.01537656</text:p>
          </table:table-cell>
          <table:table-cell office:value-type="float" office:value="0.03014965" calcext:value-type="float">
            <text:p>0.03014965</text:p>
          </table:table-cell>
          <table:table-cell office:value-type="float" office:value="0.02470179" calcext:value-type="float">
            <text:p>0.02470179</text:p>
          </table:table-cell>
          <table:table-cell office:value-type="float" office:value="0.0214673" calcext:value-type="float">
            <text:p>0.0214673</text:p>
          </table:table-cell>
          <table:table-cell office:value-type="float" office:value="0.02029833" calcext:value-type="float">
            <text:p>0.02029833</text:p>
          </table:table-cell>
          <table:table-cell office:value-type="float" office:value="0.02085808" calcext:value-type="float">
            <text:p>0.02085808</text:p>
          </table:table-cell>
          <table:table-cell office:value-type="float" office:value="0.005082486" calcext:value-type="float">
            <text:p>0.005082486</text:p>
          </table:table-cell>
          <table:table-cell office:value-type="float" office:value="0.004059092" calcext:value-type="float">
            <text:p>0.004059092</text:p>
          </table:table-cell>
          <table:table-cell office:value-type="float" office:value="0" calcext:value-type="float">
            <text:p>0</text:p>
          </table:table-cell>
          <table:table-cell office:value-type="float" office:value="22.68712" calcext:value-type="float">
            <text:p>22.68712</text:p>
          </table:table-cell>
          <table:table-cell office:value-type="float" office:value="34.36739" calcext:value-type="float">
            <text:p>34.36739</text:p>
          </table:table-cell>
          <table:table-cell office:value-type="float" office:value="29.15787" calcext:value-type="float">
            <text:p>29.15787</text:p>
          </table:table-cell>
          <table:table-cell office:value-type="float" office:value="30.35197" calcext:value-type="float">
            <text:p>30.35197</text:p>
          </table:table-cell>
          <table:table-cell office:value-type="float" office:value="34.39532" calcext:value-type="float">
            <text:p>34.39532</text:p>
          </table:table-cell>
          <table:table-cell office:value-type="float" office:value="24.31711" calcext:value-type="float">
            <text:p>24.31711</text:p>
          </table:table-cell>
          <table:table-cell office:value-type="float" office:value="22.44522" calcext:value-type="float">
            <text:p>22.44522</text:p>
          </table:table-cell>
          <table:table-cell office:value-type="float" office:value="26.87309" calcext:value-type="float">
            <text:p>26.87309</text:p>
          </table:table-cell>
          <table:table-cell office:value-type="float" office:value="16.89443" calcext:value-type="float">
            <text:p>16.89443</text:p>
          </table:table-cell>
          <table:table-cell office:value-type="float" office:value="6.220728" calcext:value-type="float">
            <text:p>6.220728</text:p>
          </table:table-cell>
          <table:table-cell office:value-type="float" office:value="2.464949" calcext:value-type="float">
            <text:p>2.464949</text:p>
          </table:table-cell>
          <table:table-cell office:value-type="float" office:value="0.9930356" calcext:value-type="float">
            <text:p>0.9930356</text:p>
          </table:table-cell>
          <table:table-cell office:value-type="float" office:value="0.4132355" calcext:value-type="float">
            <text:p>0.4132355</text:p>
          </table:table-cell>
          <table:table-cell office:value-type="float" office:value="0.3568052" calcext:value-type="float">
            <text:p>0.3568052</text:p>
          </table:table-cell>
          <table:table-cell office:value-type="float" office:value="0" calcext:value-type="float">
            <text:p>0</text:p>
          </table:table-cell>
          <table:table-cell office:value-type="float" office:value="-91208.43" calcext:value-type="float">
            <text:p>-9120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408956" calcext:value-type="float">
            <text:p>-3.408956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7.603186" calcext:value-type="float">
            <text:p>7.603186</text:p>
          </table:table-cell>
          <table:table-cell office:value-type="float" office:value="1082.039" calcext:value-type="float">
            <text:p>1082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90471" calcext:value-type="float">
            <text:p>0.09590471</text:p>
          </table:table-cell>
          <table:table-cell office:value-type="float" office:value="34.79316" calcext:value-type="float">
            <text:p>34.79316</text:p>
          </table:table-cell>
          <table:table-cell office:value-type="float" office:value="0" calcext:value-type="float">
            <text:p>0</text:p>
          </table:table-cell>
          <table:table-cell office:value-type="float" office:value="0.00052014" calcext:value-type="float">
            <text:p>0.00052014</text:p>
          </table:table-cell>
          <table:table-cell office:value-type="float" office:value="0" calcext:value-type="float">
            <text:p>0</text:p>
          </table:table-cell>
          <table:table-cell office:value-type="float" office:value="1.178707" calcext:value-type="float">
            <text:p>1.178707</text:p>
          </table:table-cell>
          <table:table-cell office:value-type="float" office:value="-0.000310408" calcext:value-type="float">
            <text:p>-0.000310408</text:p>
          </table:table-cell>
          <table:table-cell office:value-type="float" office:value="-0.01627432" calcext:value-type="float">
            <text:p>-0.01627432</text:p>
          </table:table-cell>
          <table:table-cell office:value-type="float" office:value="0.000000004748641" calcext:value-type="float">
            <text:p>4.748641E-09</text:p>
          </table:table-cell>
          <table:table-cell office:value-type="float" office:value="9.58201" calcext:value-type="float">
            <text:p>9.58201</text:p>
          </table:table-cell>
          <table:table-cell office:value-type="float" office:value="3.817972" calcext:value-type="float">
            <text:p>3.817972</text:p>
          </table:table-cell>
          <table:table-cell office:value-type="float" office:value="0.05769452" calcext:value-type="float">
            <text:p>0.05769452</text:p>
          </table:table-cell>
          <table:table-cell office:value-type="float" office:value="0.04940619" calcext:value-type="float">
            <text:p>0.04940619</text:p>
          </table:table-cell>
          <table:table-cell office:value-type="float" office:value="0.03397261" calcext:value-type="float">
            <text:p>0.03397261</text:p>
          </table:table-cell>
          <table:table-cell office:value-type="float" office:value="0.03404144" calcext:value-type="float">
            <text:p>0.03404144</text:p>
          </table:table-cell>
          <table:table-cell office:value-type="float" office:value="0.01882529" calcext:value-type="float">
            <text:p>0.01882529</text:p>
          </table:table-cell>
          <table:table-cell office:value-type="float" office:value="0.01486454" calcext:value-type="float">
            <text:p>0.01486454</text:p>
          </table:table-cell>
          <table:table-cell office:value-type="float" office:value="0.02985829" calcext:value-type="float">
            <text:p>0.02985829</text:p>
          </table:table-cell>
          <table:table-cell office:value-type="float" office:value="0.02463505" calcext:value-type="float">
            <text:p>0.02463505</text:p>
          </table:table-cell>
          <table:table-cell office:value-type="float" office:value="0.02146796" calcext:value-type="float">
            <text:p>0.02146796</text:p>
          </table:table-cell>
          <table:table-cell office:value-type="float" office:value="0.02030501" calcext:value-type="float">
            <text:p>0.02030501</text:p>
          </table:table-cell>
          <table:table-cell office:value-type="float" office:value="0.02087159" calcext:value-type="float">
            <text:p>0.02087159</text:p>
          </table:table-cell>
          <table:table-cell office:value-type="float" office:value="0.005082291" calcext:value-type="float">
            <text:p>0.005082291</text:p>
          </table:table-cell>
          <table:table-cell office:value-type="float" office:value="0.004058626" calcext:value-type="float">
            <text:p>0.004058626</text:p>
          </table:table-cell>
          <table:table-cell office:value-type="float" office:value="0" calcext:value-type="float">
            <text:p>0</text:p>
          </table:table-cell>
          <table:table-cell office:value-type="float" office:value="21.70716" calcext:value-type="float">
            <text:p>21.70716</text:p>
          </table:table-cell>
          <table:table-cell office:value-type="float" office:value="34.70555" calcext:value-type="float">
            <text:p>34.70555</text:p>
          </table:table-cell>
          <table:table-cell office:value-type="float" office:value="29.26074" calcext:value-type="float">
            <text:p>29.26074</text:p>
          </table:table-cell>
          <table:table-cell office:value-type="float" office:value="30.37368" calcext:value-type="float">
            <text:p>30.37368</text:p>
          </table:table-cell>
          <table:table-cell office:value-type="float" office:value="34.33718" calcext:value-type="float">
            <text:p>34.33718</text:p>
          </table:table-cell>
          <table:table-cell office:value-type="float" office:value="24.32292" calcext:value-type="float">
            <text:p>24.32292</text:p>
          </table:table-cell>
          <table:table-cell office:value-type="float" office:value="22.47091" calcext:value-type="float">
            <text:p>22.47091</text:p>
          </table:table-cell>
          <table:table-cell office:value-type="float" office:value="26.8863" calcext:value-type="float">
            <text:p>26.8863</text:p>
          </table:table-cell>
          <table:table-cell office:value-type="float" office:value="16.89763" calcext:value-type="float">
            <text:p>16.89763</text:p>
          </table:table-cell>
          <table:table-cell office:value-type="float" office:value="6.220113" calcext:value-type="float">
            <text:p>6.220113</text:p>
          </table:table-cell>
          <table:table-cell office:value-type="float" office:value="2.465442" calcext:value-type="float">
            <text:p>2.465442</text:p>
          </table:table-cell>
          <table:table-cell office:value-type="float" office:value="0.9934766" calcext:value-type="float">
            <text:p>0.9934766</text:p>
          </table:table-cell>
          <table:table-cell office:value-type="float" office:value="0.413232" calcext:value-type="float">
            <text:p>0.413232</text:p>
          </table:table-cell>
          <table:table-cell office:value-type="float" office:value="0.3568203" calcext:value-type="float">
            <text:p>0.3568203</text:p>
          </table:table-cell>
          <table:table-cell office:value-type="float" office:value="0" calcext:value-type="float">
            <text:p>0</text:p>
          </table:table-cell>
          <table:table-cell office:value-type="float" office:value="-92021.3" calcext:value-type="float">
            <text:p>-9202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464211" calcext:value-type="float">
            <text:p>-3.464211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7.595266" calcext:value-type="float">
            <text:p>7.595266</text:p>
          </table:table-cell>
          <table:table-cell office:value-type="float" office:value="1082.031" calcext:value-type="float">
            <text:p>1082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01911" calcext:value-type="float">
            <text:p>0.09701911</text:p>
          </table:table-cell>
          <table:table-cell office:value-type="float" office:value="34.80696" calcext:value-type="float">
            <text:p>34.80696</text:p>
          </table:table-cell>
          <table:table-cell office:value-type="float" office:value="0" calcext:value-type="float">
            <text:p>0</text:p>
          </table:table-cell>
          <table:table-cell office:value-type="float" office:value="0.0005204211" calcext:value-type="float">
            <text:p>0.0005204211</text:p>
          </table:table-cell>
          <table:table-cell office:value-type="float" office:value="0" calcext:value-type="float">
            <text:p>0</text:p>
          </table:table-cell>
          <table:table-cell office:value-type="float" office:value="1.178819" calcext:value-type="float">
            <text:p>1.178819</text:p>
          </table:table-cell>
          <table:table-cell office:value-type="float" office:value="-0.0003158512" calcext:value-type="float">
            <text:p>-0.0003158512</text:p>
          </table:table-cell>
          <table:table-cell office:value-type="float" office:value="-0.01625944" calcext:value-type="float">
            <text:p>-0.01625944</text:p>
          </table:table-cell>
          <table:table-cell office:value-type="float" office:value="0.000000004748641" calcext:value-type="float">
            <text:p>4.748641E-09</text:p>
          </table:table-cell>
          <table:table-cell office:value-type="float" office:value="9.5694" calcext:value-type="float">
            <text:p>9.5694</text:p>
          </table:table-cell>
          <table:table-cell office:value-type="float" office:value="3.946876" calcext:value-type="float">
            <text:p>3.946876</text:p>
          </table:table-cell>
          <table:table-cell office:value-type="float" office:value="0.05824202" calcext:value-type="float">
            <text:p>0.05824202</text:p>
          </table:table-cell>
          <table:table-cell office:value-type="float" office:value="0.04940061" calcext:value-type="float">
            <text:p>0.04940061</text:p>
          </table:table-cell>
          <table:table-cell office:value-type="float" office:value="0.03393086" calcext:value-type="float">
            <text:p>0.03393086</text:p>
          </table:table-cell>
          <table:table-cell office:value-type="float" office:value="0.0338809" calcext:value-type="float">
            <text:p>0.0338809</text:p>
          </table:table-cell>
          <table:table-cell office:value-type="float" office:value="0.0184842" calcext:value-type="float">
            <text:p>0.0184842</text:p>
          </table:table-cell>
          <table:table-cell office:value-type="float" office:value="0.01457417" calcext:value-type="float">
            <text:p>0.01457417</text:p>
          </table:table-cell>
          <table:table-cell office:value-type="float" office:value="0.02957401" calcext:value-type="float">
            <text:p>0.02957401</text:p>
          </table:table-cell>
          <table:table-cell office:value-type="float" office:value="0.02454181" calcext:value-type="float">
            <text:p>0.02454181</text:p>
          </table:table-cell>
          <table:table-cell office:value-type="float" office:value="0.02146267" calcext:value-type="float">
            <text:p>0.02146267</text:p>
          </table:table-cell>
          <table:table-cell office:value-type="float" office:value="0.02031086" calcext:value-type="float">
            <text:p>0.02031086</text:p>
          </table:table-cell>
          <table:table-cell office:value-type="float" office:value="0.02088475" calcext:value-type="float">
            <text:p>0.02088475</text:p>
          </table:table-cell>
          <table:table-cell office:value-type="float" office:value="0.005082128" calcext:value-type="float">
            <text:p>0.005082128</text:p>
          </table:table-cell>
          <table:table-cell office:value-type="float" office:value="0.004058234" calcext:value-type="float">
            <text:p>0.004058234</text:p>
          </table:table-cell>
          <table:table-cell office:value-type="float" office:value="0" calcext:value-type="float">
            <text:p>0</text:p>
          </table:table-cell>
          <table:table-cell office:value-type="float" office:value="20.96678" calcext:value-type="float">
            <text:p>20.96678</text:p>
          </table:table-cell>
          <table:table-cell office:value-type="float" office:value="34.94006" calcext:value-type="float">
            <text:p>34.94006</text:p>
          </table:table-cell>
          <table:table-cell office:value-type="float" office:value="29.43528" calcext:value-type="float">
            <text:p>29.43528</text:p>
          </table:table-cell>
          <table:table-cell office:value-type="float" office:value="30.35887" calcext:value-type="float">
            <text:p>30.35887</text:p>
          </table:table-cell>
          <table:table-cell office:value-type="float" office:value="34.2522" calcext:value-type="float">
            <text:p>34.2522</text:p>
          </table:table-cell>
          <table:table-cell office:value-type="float" office:value="24.31296" calcext:value-type="float">
            <text:p>24.31296</text:p>
          </table:table-cell>
          <table:table-cell office:value-type="float" office:value="22.48439" calcext:value-type="float">
            <text:p>22.48439</text:p>
          </table:table-cell>
          <table:table-cell office:value-type="float" office:value="26.89741" calcext:value-type="float">
            <text:p>26.89741</text:p>
          </table:table-cell>
          <table:table-cell office:value-type="float" office:value="16.90197" calcext:value-type="float">
            <text:p>16.90197</text:p>
          </table:table-cell>
          <table:table-cell office:value-type="float" office:value="6.219608" calcext:value-type="float">
            <text:p>6.219608</text:p>
          </table:table-cell>
          <table:table-cell office:value-type="float" office:value="2.465954" calcext:value-type="float">
            <text:p>2.465954</text:p>
          </table:table-cell>
          <table:table-cell office:value-type="float" office:value="0.993899" calcext:value-type="float">
            <text:p>0.993899</text:p>
          </table:table-cell>
          <table:table-cell office:value-type="float" office:value="0.413238" calcext:value-type="float">
            <text:p>0.413238</text:p>
          </table:table-cell>
          <table:table-cell office:value-type="float" office:value="0.3568587" calcext:value-type="float">
            <text:p>0.3568587</text:p>
          </table:table-cell>
          <table:table-cell office:value-type="float" office:value="0" calcext:value-type="float">
            <text:p>0</text:p>
          </table:table-cell>
          <table:table-cell office:value-type="float" office:value="-92633.2" calcext:value-type="float">
            <text:p>-9263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505699" calcext:value-type="float">
            <text:p>-3.505699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7.590054" calcext:value-type="float">
            <text:p>7.590054</text:p>
          </table:table-cell>
          <table:table-cell office:value-type="float" office:value="1082.025" calcext:value-type="float">
            <text:p>1082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97769" calcext:value-type="float">
            <text:p>0.09497769</text:p>
          </table:table-cell>
          <table:table-cell office:value-type="float" office:value="34.82053" calcext:value-type="float">
            <text:p>34.82053</text:p>
          </table:table-cell>
          <table:table-cell office:value-type="float" office:value="0" calcext:value-type="float">
            <text:p>0</text:p>
          </table:table-cell>
          <table:table-cell office:value-type="float" office:value="0.0005206781" calcext:value-type="float">
            <text:p>0.0005206781</text:p>
          </table:table-cell>
          <table:table-cell office:value-type="float" office:value="0" calcext:value-type="float">
            <text:p>0</text:p>
          </table:table-cell>
          <table:table-cell office:value-type="float" office:value="1.178922" calcext:value-type="float">
            <text:p>1.178922</text:p>
          </table:table-cell>
          <table:table-cell office:value-type="float" office:value="-0.0003171012" calcext:value-type="float">
            <text:p>-0.0003171012</text:p>
          </table:table-cell>
          <table:table-cell office:value-type="float" office:value="-0.01635627" calcext:value-type="float">
            <text:p>-0.01635627</text:p>
          </table:table-cell>
          <table:table-cell office:value-type="float" office:value="0.000000005443435" calcext:value-type="float">
            <text:p>5.443435E-09</text:p>
          </table:table-cell>
          <table:table-cell office:value-type="float" office:value="9.561938" calcext:value-type="float">
            <text:p>9.561938</text:p>
          </table:table-cell>
          <table:table-cell office:value-type="float" office:value="3.745176" calcext:value-type="float">
            <text:p>3.745176</text:p>
          </table:table-cell>
          <table:table-cell office:value-type="float" office:value="0.06043606" calcext:value-type="float">
            <text:p>0.06043606</text:p>
          </table:table-cell>
          <table:table-cell office:value-type="float" office:value="0.0505402" calcext:value-type="float">
            <text:p>0.0505402</text:p>
          </table:table-cell>
          <table:table-cell office:value-type="float" office:value="0.03429877" calcext:value-type="float">
            <text:p>0.03429877</text:p>
          </table:table-cell>
          <table:table-cell office:value-type="float" office:value="0.03400353" calcext:value-type="float">
            <text:p>0.03400353</text:p>
          </table:table-cell>
          <table:table-cell office:value-type="float" office:value="0.01826231" calcext:value-type="float">
            <text:p>0.01826231</text:p>
          </table:table-cell>
          <table:table-cell office:value-type="float" office:value="0.01436315" calcext:value-type="float">
            <text:p>0.01436315</text:p>
          </table:table-cell>
          <table:table-cell office:value-type="float" office:value="0.02932468" calcext:value-type="float">
            <text:p>0.02932468</text:p>
          </table:table-cell>
          <table:table-cell office:value-type="float" office:value="0.02443829" calcext:value-type="float">
            <text:p>0.02443829</text:p>
          </table:table-cell>
          <table:table-cell office:value-type="float" office:value="0.0214515" calcext:value-type="float">
            <text:p>0.0214515</text:p>
          </table:table-cell>
          <table:table-cell office:value-type="float" office:value="0.02031581" calcext:value-type="float">
            <text:p>0.02031581</text:p>
          </table:table-cell>
          <table:table-cell office:value-type="float" office:value="0.02089753" calcext:value-type="float">
            <text:p>0.02089753</text:p>
          </table:table-cell>
          <table:table-cell office:value-type="float" office:value="0.005082078" calcext:value-type="float">
            <text:p>0.005082078</text:p>
          </table:table-cell>
          <table:table-cell office:value-type="float" office:value="0.004057768" calcext:value-type="float">
            <text:p>0.004057768</text:p>
          </table:table-cell>
          <table:table-cell office:value-type="float" office:value="0" calcext:value-type="float">
            <text:p>0</text:p>
          </table:table-cell>
          <table:table-cell office:value-type="float" office:value="22.77712" calcext:value-type="float">
            <text:p>22.77712</text:p>
          </table:table-cell>
          <table:table-cell office:value-type="float" office:value="34.68935" calcext:value-type="float">
            <text:p>34.68935</text:p>
          </table:table-cell>
          <table:table-cell office:value-type="float" office:value="29.42951" calcext:value-type="float">
            <text:p>29.42951</text:p>
          </table:table-cell>
          <table:table-cell office:value-type="float" office:value="30.38377" calcext:value-type="float">
            <text:p>30.38377</text:p>
          </table:table-cell>
          <table:table-cell office:value-type="float" office:value="34.22345" calcext:value-type="float">
            <text:p>34.22345</text:p>
          </table:table-cell>
          <table:table-cell office:value-type="float" office:value="24.30531" calcext:value-type="float">
            <text:p>24.30531</text:p>
          </table:table-cell>
          <table:table-cell office:value-type="float" office:value="22.49" calcext:value-type="float">
            <text:p>22.49</text:p>
          </table:table-cell>
          <table:table-cell office:value-type="float" office:value="26.90602" calcext:value-type="float">
            <text:p>26.90602</text:p>
          </table:table-cell>
          <table:table-cell office:value-type="float" office:value="16.90694" calcext:value-type="float">
            <text:p>16.90694</text:p>
          </table:table-cell>
          <table:table-cell office:value-type="float" office:value="6.219255" calcext:value-type="float">
            <text:p>6.219255</text:p>
          </table:table-cell>
          <table:table-cell office:value-type="float" office:value="2.466486" calcext:value-type="float">
            <text:p>2.466486</text:p>
          </table:table-cell>
          <table:table-cell office:value-type="float" office:value="0.9943148" calcext:value-type="float">
            <text:p>0.9943148</text:p>
          </table:table-cell>
          <table:table-cell office:value-type="float" office:value="0.4132834" calcext:value-type="float">
            <text:p>0.4132834</text:p>
          </table:table-cell>
          <table:table-cell office:value-type="float" office:value="0.3568738" calcext:value-type="float">
            <text:p>0.3568738</text:p>
          </table:table-cell>
          <table:table-cell office:value-type="float" office:value="0" calcext:value-type="float">
            <text:p>0</text:p>
          </table:table-cell>
          <table:table-cell office:value-type="float" office:value="-92958.71" calcext:value-type="float">
            <text:p>-92958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543228" calcext:value-type="float">
            <text:p>-3.543228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7.581895" calcext:value-type="float">
            <text:p>7.581895</text:p>
          </table:table-cell>
          <table:table-cell office:value-type="float" office:value="1082.017" calcext:value-type="float">
            <text:p>1082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1773" calcext:value-type="float">
            <text:p>0.08331773</text:p>
          </table:table-cell>
          <table:table-cell office:value-type="float" office:value="34.85006" calcext:value-type="float">
            <text:p>34.85006</text:p>
          </table:table-cell>
          <table:table-cell office:value-type="float" office:value="0" calcext:value-type="float">
            <text:p>0</text:p>
          </table:table-cell>
          <table:table-cell office:value-type="float" office:value="0.0005209125" calcext:value-type="float">
            <text:p>0.0005209125</text:p>
          </table:table-cell>
          <table:table-cell office:value-type="float" office:value="0" calcext:value-type="float">
            <text:p>0</text:p>
          </table:table-cell>
          <table:table-cell office:value-type="float" office:value="1.179019" calcext:value-type="float">
            <text:p>1.179019</text:p>
          </table:table-cell>
          <table:table-cell office:value-type="float" office:value="-0.0003500627" calcext:value-type="float">
            <text:p>-0.0003500627</text:p>
          </table:table-cell>
          <table:table-cell office:value-type="float" office:value="-0.01732217" calcext:value-type="float">
            <text:p>-0.01732217</text:p>
          </table:table-cell>
          <table:table-cell office:value-type="float" office:value="0.00000000684859" calcext:value-type="float">
            <text:p>6.84859E-09</text:p>
          </table:table-cell>
          <table:table-cell office:value-type="float" office:value="9.55844" calcext:value-type="float">
            <text:p>9.55844</text:p>
          </table:table-cell>
          <table:table-cell office:value-type="float" office:value="2.640942" calcext:value-type="float">
            <text:p>2.640942</text:p>
          </table:table-cell>
          <table:table-cell office:value-type="float" office:value="0.05511776" calcext:value-type="float">
            <text:p>0.05511776</text:p>
          </table:table-cell>
          <table:table-cell office:value-type="float" office:value="0.0490185" calcext:value-type="float">
            <text:p>0.0490185</text:p>
          </table:table-cell>
          <table:table-cell office:value-type="float" office:value="0.03354168" calcext:value-type="float">
            <text:p>0.03354168</text:p>
          </table:table-cell>
          <table:table-cell office:value-type="float" office:value="0.03337276" calcext:value-type="float">
            <text:p>0.03337276</text:p>
          </table:table-cell>
          <table:table-cell office:value-type="float" office:value="0.01801701" calcext:value-type="float">
            <text:p>0.01801701</text:p>
          </table:table-cell>
          <table:table-cell office:value-type="float" office:value="0.01420347" calcext:value-type="float">
            <text:p>0.01420347</text:p>
          </table:table-cell>
          <table:table-cell office:value-type="float" office:value="0.02911264" calcext:value-type="float">
            <text:p>0.02911264</text:p>
          </table:table-cell>
          <table:table-cell office:value-type="float" office:value="0.02433425" calcext:value-type="float">
            <text:p>0.02433425</text:p>
          </table:table-cell>
          <table:table-cell office:value-type="float" office:value="0.0214355" calcext:value-type="float">
            <text:p>0.0214355</text:p>
          </table:table-cell>
          <table:table-cell office:value-type="float" office:value="0.02031983" calcext:value-type="float">
            <text:p>0.02031983</text:p>
          </table:table-cell>
          <table:table-cell office:value-type="float" office:value="0.02090971" calcext:value-type="float">
            <text:p>0.02090971</text:p>
          </table:table-cell>
          <table:table-cell office:value-type="float" office:value="0.005082065" calcext:value-type="float">
            <text:p>0.005082065</text:p>
          </table:table-cell>
          <table:table-cell office:value-type="float" office:value="0.004057304" calcext:value-type="float">
            <text:p>0.004057304</text:p>
          </table:table-cell>
          <table:table-cell office:value-type="float" office:value="0" calcext:value-type="float">
            <text:p>0</text:p>
          </table:table-cell>
          <table:table-cell office:value-type="float" office:value="30.86801" calcext:value-type="float">
            <text:p>30.86801</text:p>
          </table:table-cell>
          <table:table-cell office:value-type="float" office:value="33.92277" calcext:value-type="float">
            <text:p>33.92277</text:p>
          </table:table-cell>
          <table:table-cell office:value-type="float" office:value="29.17176" calcext:value-type="float">
            <text:p>29.17176</text:p>
          </table:table-cell>
          <table:table-cell office:value-type="float" office:value="30.25011" calcext:value-type="float">
            <text:p>30.25011</text:p>
          </table:table-cell>
          <table:table-cell office:value-type="float" office:value="34.09223" calcext:value-type="float">
            <text:p>34.09223</text:p>
          </table:table-cell>
          <table:table-cell office:value-type="float" office:value="24.28499" calcext:value-type="float">
            <text:p>24.28499</text:p>
          </table:table-cell>
          <table:table-cell office:value-type="float" office:value="22.49058" calcext:value-type="float">
            <text:p>22.49058</text:p>
          </table:table-cell>
          <table:table-cell office:value-type="float" office:value="26.91211" calcext:value-type="float">
            <text:p>26.91211</text:p>
          </table:table-cell>
          <table:table-cell office:value-type="float" office:value="16.91243" calcext:value-type="float">
            <text:p>16.91243</text:p>
          </table:table-cell>
          <table:table-cell office:value-type="float" office:value="6.219058" calcext:value-type="float">
            <text:p>6.219058</text:p>
          </table:table-cell>
          <table:table-cell office:value-type="float" office:value="2.467042" calcext:value-type="float">
            <text:p>2.467042</text:p>
          </table:table-cell>
          <table:table-cell office:value-type="float" office:value="0.9947297" calcext:value-type="float">
            <text:p>0.9947297</text:p>
          </table:table-cell>
          <table:table-cell office:value-type="float" office:value="0.4133441" calcext:value-type="float">
            <text:p>0.4133441</text:p>
          </table:table-cell>
          <table:table-cell office:value-type="float" office:value="0.3568895" calcext:value-type="float">
            <text:p>0.3568895</text:p>
          </table:table-cell>
          <table:table-cell office:value-type="float" office:value="0" calcext:value-type="float">
            <text:p>0</text:p>
          </table:table-cell>
          <table:table-cell office:value-type="float" office:value="-93708.56" calcext:value-type="float">
            <text:p>-9370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60946" calcext:value-type="float">
            <text:p>-3.60946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7.572279" calcext:value-type="float">
            <text:p>7.572279</text:p>
          </table:table-cell>
          <table:table-cell office:value-type="float" office:value="1082.008" calcext:value-type="float">
            <text:p>1082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1792" calcext:value-type="float">
            <text:p>0.08441792</text:p>
          </table:table-cell>
          <table:table-cell office:value-type="float" office:value="34.86661" calcext:value-type="float">
            <text:p>34.86661</text:p>
          </table:table-cell>
          <table:table-cell office:value-type="float" office:value="0" calcext:value-type="float">
            <text:p>0</text:p>
          </table:table-cell>
          <table:table-cell office:value-type="float" office:value="0.0005211254" calcext:value-type="float">
            <text:p>0.0005211254</text:p>
          </table:table-cell>
          <table:table-cell office:value-type="float" office:value="0" calcext:value-type="float">
            <text:p>0</text:p>
          </table:table-cell>
          <table:table-cell office:value-type="float" office:value="1.179102" calcext:value-type="float">
            <text:p>1.179102</text:p>
          </table:table-cell>
          <table:table-cell office:value-type="float" office:value="-0.000365032" calcext:value-type="float">
            <text:p>-0.000365032</text:p>
          </table:table-cell>
          <table:table-cell office:value-type="float" office:value="-0.01738323" calcext:value-type="float">
            <text:p>-0.01738323</text:p>
          </table:table-cell>
          <table:table-cell office:value-type="float" office:value="0.00000000725192" calcext:value-type="float">
            <text:p>7.25192E-09</text:p>
          </table:table-cell>
          <table:table-cell office:value-type="float" office:value="9.544825" calcext:value-type="float">
            <text:p>9.544825</text:p>
          </table:table-cell>
          <table:table-cell office:value-type="float" office:value="2.779997" calcext:value-type="float">
            <text:p>2.779997</text:p>
          </table:table-cell>
          <table:table-cell office:value-type="float" office:value="0.05380723" calcext:value-type="float">
            <text:p>0.05380723</text:p>
          </table:table-cell>
          <table:table-cell office:value-type="float" office:value="0.04827636" calcext:value-type="float">
            <text:p>0.04827636</text:p>
          </table:table-cell>
          <table:table-cell office:value-type="float" office:value="0.03309301" calcext:value-type="float">
            <text:p>0.03309301</text:p>
          </table:table-cell>
          <table:table-cell office:value-type="float" office:value="0.03293727" calcext:value-type="float">
            <text:p>0.03293727</text:p>
          </table:table-cell>
          <table:table-cell office:value-type="float" office:value="0.01775168" calcext:value-type="float">
            <text:p>0.01775168</text:p>
          </table:table-cell>
          <table:table-cell office:value-type="float" office:value="0.01401088" calcext:value-type="float">
            <text:p>0.01401088</text:p>
          </table:table-cell>
          <table:table-cell office:value-type="float" office:value="0.02888576" calcext:value-type="float">
            <text:p>0.02888576</text:p>
          </table:table-cell>
          <table:table-cell office:value-type="float" office:value="0.02422927" calcext:value-type="float">
            <text:p>0.02422927</text:p>
          </table:table-cell>
          <table:table-cell office:value-type="float" office:value="0.02141574" calcext:value-type="float">
            <text:p>0.02141574</text:p>
          </table:table-cell>
          <table:table-cell office:value-type="float" office:value="0.0203229" calcext:value-type="float">
            <text:p>0.0203229</text:p>
          </table:table-cell>
          <table:table-cell office:value-type="float" office:value="0.02092125" calcext:value-type="float">
            <text:p>0.02092125</text:p>
          </table:table-cell>
          <table:table-cell office:value-type="float" office:value="0.005082053" calcext:value-type="float">
            <text:p>0.005082053</text:p>
          </table:table-cell>
          <table:table-cell office:value-type="float" office:value="0.00405687" calcext:value-type="float">
            <text:p>0.00405687</text:p>
          </table:table-cell>
          <table:table-cell office:value-type="float" office:value="0" calcext:value-type="float">
            <text:p>0</text:p>
          </table:table-cell>
          <table:table-cell office:value-type="float" office:value="30.07763" calcext:value-type="float">
            <text:p>30.07763</text:p>
          </table:table-cell>
          <table:table-cell office:value-type="float" office:value="34.70501" calcext:value-type="float">
            <text:p>34.70501</text:p>
          </table:table-cell>
          <table:table-cell office:value-type="float" office:value="29.26647" calcext:value-type="float">
            <text:p>29.26647</text:p>
          </table:table-cell>
          <table:table-cell office:value-type="float" office:value="30.17644" calcext:value-type="float">
            <text:p>30.17644</text:p>
          </table:table-cell>
          <table:table-cell office:value-type="float" office:value="33.93298" calcext:value-type="float">
            <text:p>33.93298</text:p>
          </table:table-cell>
          <table:table-cell office:value-type="float" office:value="24.23654" calcext:value-type="float">
            <text:p>24.23654</text:p>
          </table:table-cell>
          <table:table-cell office:value-type="float" office:value="22.47862" calcext:value-type="float">
            <text:p>22.47862</text:p>
          </table:table-cell>
          <table:table-cell office:value-type="float" office:value="26.91571" calcext:value-type="float">
            <text:p>26.91571</text:p>
          </table:table-cell>
          <table:table-cell office:value-type="float" office:value="16.91819" calcext:value-type="float">
            <text:p>16.91819</text:p>
          </table:table-cell>
          <table:table-cell office:value-type="float" office:value="6.218945" calcext:value-type="float">
            <text:p>6.218945</text:p>
          </table:table-cell>
          <table:table-cell office:value-type="float" office:value="2.46761" calcext:value-type="float">
            <text:p>2.46761</text:p>
          </table:table-cell>
          <table:table-cell office:value-type="float" office:value="0.9951453" calcext:value-type="float">
            <text:p>0.9951453</text:p>
          </table:table-cell>
          <table:table-cell office:value-type="float" office:value="0.4134116" calcext:value-type="float">
            <text:p>0.4134116</text:p>
          </table:table-cell>
          <table:table-cell office:value-type="float" office:value="0.3569092" calcext:value-type="float">
            <text:p>0.3569092</text:p>
          </table:table-cell>
          <table:table-cell office:value-type="float" office:value="0" calcext:value-type="float">
            <text:p>0</text:p>
          </table:table-cell>
          <table:table-cell office:value-type="float" office:value="-94526.65" calcext:value-type="float">
            <text:p>-9452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658566" calcext:value-type="float">
            <text:p>-3.658566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7.563788" calcext:value-type="float">
            <text:p>7.563788</text:p>
          </table:table-cell>
          <table:table-cell office:value-type="float" office:value="1081.999" calcext:value-type="float">
            <text:p>1081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5958" calcext:value-type="float">
            <text:p>0.0855958</text:p>
          </table:table-cell>
          <table:table-cell office:value-type="float" office:value="34.88178" calcext:value-type="float">
            <text:p>34.88178</text:p>
          </table:table-cell>
          <table:table-cell office:value-type="float" office:value="0" calcext:value-type="float">
            <text:p>0</text:p>
          </table:table-cell>
          <table:table-cell office:value-type="float" office:value="0.0005213202" calcext:value-type="float">
            <text:p>0.0005213202</text:p>
          </table:table-cell>
          <table:table-cell office:value-type="float" office:value="0" calcext:value-type="float">
            <text:p>0</text:p>
          </table:table-cell>
          <table:table-cell office:value-type="float" office:value="1.179182" calcext:value-type="float">
            <text:p>1.179182</text:p>
          </table:table-cell>
          <table:table-cell office:value-type="float" office:value="-0.0003762019" calcext:value-type="float">
            <text:p>-0.0003762019</text:p>
          </table:table-cell>
          <table:table-cell office:value-type="float" office:value="-0.01737981" calcext:value-type="float">
            <text:p>-0.01737981</text:p>
          </table:table-cell>
          <table:table-cell office:value-type="float" office:value="0.000000007287174" calcext:value-type="float">
            <text:p>7.287174E-09</text:p>
          </table:table-cell>
          <table:table-cell office:value-type="float" office:value="9.532396" calcext:value-type="float">
            <text:p>9.532396</text:p>
          </table:table-cell>
          <table:table-cell office:value-type="float" office:value="2.919269" calcext:value-type="float">
            <text:p>2.919269</text:p>
          </table:table-cell>
          <table:table-cell office:value-type="float" office:value="0.05343256" calcext:value-type="float">
            <text:p>0.05343256</text:p>
          </table:table-cell>
          <table:table-cell office:value-type="float" office:value="0.04791692" calcext:value-type="float">
            <text:p>0.04791692</text:p>
          </table:table-cell>
          <table:table-cell office:value-type="float" office:value="0.03289602" calcext:value-type="float">
            <text:p>0.03289602</text:p>
          </table:table-cell>
          <table:table-cell office:value-type="float" office:value="0.03270343" calcext:value-type="float">
            <text:p>0.03270343</text:p>
          </table:table-cell>
          <table:table-cell office:value-type="float" office:value="0.01753197" calcext:value-type="float">
            <text:p>0.01753197</text:p>
          </table:table-cell>
          <table:table-cell office:value-type="float" office:value="0.01382481" calcext:value-type="float">
            <text:p>0.01382481</text:p>
          </table:table-cell>
          <table:table-cell office:value-type="float" office:value="0.02864814" calcext:value-type="float">
            <text:p>0.02864814</text:p>
          </table:table-cell>
          <table:table-cell office:value-type="float" office:value="0.02411964" calcext:value-type="float">
            <text:p>0.02411964</text:p>
          </table:table-cell>
          <table:table-cell office:value-type="float" office:value="0.02139256" calcext:value-type="float">
            <text:p>0.02139256</text:p>
          </table:table-cell>
          <table:table-cell office:value-type="float" office:value="0.02032505" calcext:value-type="float">
            <text:p>0.02032505</text:p>
          </table:table-cell>
          <table:table-cell office:value-type="float" office:value="0.02093205" calcext:value-type="float">
            <text:p>0.02093205</text:p>
          </table:table-cell>
          <table:table-cell office:value-type="float" office:value="0.005082087" calcext:value-type="float">
            <text:p>0.005082087</text:p>
          </table:table-cell>
          <table:table-cell office:value-type="float" office:value="0.004056437" calcext:value-type="float">
            <text:p>0.004056437</text:p>
          </table:table-cell>
          <table:table-cell office:value-type="float" office:value="0" calcext:value-type="float">
            <text:p>0</text:p>
          </table:table-cell>
          <table:table-cell office:value-type="float" office:value="28.62962" calcext:value-type="float">
            <text:p>28.62962</text:p>
          </table:table-cell>
          <table:table-cell office:value-type="float" office:value="35.33432" calcext:value-type="float">
            <text:p>35.33432</text:p>
          </table:table-cell>
          <table:table-cell office:value-type="float" office:value="29.45074" calcext:value-type="float">
            <text:p>29.45074</text:p>
          </table:table-cell>
          <table:table-cell office:value-type="float" office:value="30.2103" calcext:value-type="float">
            <text:p>30.2103</text:p>
          </table:table-cell>
          <table:table-cell office:value-type="float" office:value="33.8724" calcext:value-type="float">
            <text:p>33.8724</text:p>
          </table:table-cell>
          <table:table-cell office:value-type="float" office:value="24.19021" calcext:value-type="float">
            <text:p>24.19021</text:p>
          </table:table-cell>
          <table:table-cell office:value-type="float" office:value="22.45994" calcext:value-type="float">
            <text:p>22.45994</text:p>
          </table:table-cell>
          <table:table-cell office:value-type="float" office:value="26.91624" calcext:value-type="float">
            <text:p>26.91624</text:p>
          </table:table-cell>
          <table:table-cell office:value-type="float" office:value="16.92387" calcext:value-type="float">
            <text:p>16.92387</text:p>
          </table:table-cell>
          <table:table-cell office:value-type="float" office:value="6.218915" calcext:value-type="float">
            <text:p>6.218915</text:p>
          </table:table-cell>
          <table:table-cell office:value-type="float" office:value="2.468192" calcext:value-type="float">
            <text:p>2.468192</text:p>
          </table:table-cell>
          <table:table-cell office:value-type="float" office:value="0.9955642" calcext:value-type="float">
            <text:p>0.9955642</text:p>
          </table:table-cell>
          <table:table-cell office:value-type="float" office:value="0.413491" calcext:value-type="float">
            <text:p>0.413491</text:p>
          </table:table-cell>
          <table:table-cell office:value-type="float" office:value="0.3569243" calcext:value-type="float">
            <text:p>0.3569243</text:p>
          </table:table-cell>
          <table:table-cell office:value-type="float" office:value="0" calcext:value-type="float">
            <text:p>0</text:p>
          </table:table-cell>
          <table:table-cell office:value-type="float" office:value="-95200.52" calcext:value-type="float">
            <text:p>-9520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704711" calcext:value-type="float">
            <text:p>-3.704711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7.55885" calcext:value-type="float">
            <text:p>7.55885</text:p>
          </table:table-cell>
          <table:table-cell office:value-type="float" office:value="1081.993" calcext:value-type="float">
            <text:p>1081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994" calcext:value-type="float">
            <text:p>0.0817994</text:p>
          </table:table-cell>
          <table:table-cell office:value-type="float" office:value="34.89828" calcext:value-type="float">
            <text:p>34.89828</text:p>
          </table:table-cell>
          <table:table-cell office:value-type="float" office:value="0" calcext:value-type="float">
            <text:p>0</text:p>
          </table:table-cell>
          <table:table-cell office:value-type="float" office:value="0.000521499" calcext:value-type="float">
            <text:p>0.000521499</text:p>
          </table:table-cell>
          <table:table-cell office:value-type="float" office:value="0" calcext:value-type="float">
            <text:p>0</text:p>
          </table:table-cell>
          <table:table-cell office:value-type="float" office:value="1.179257" calcext:value-type="float">
            <text:p>1.179257</text:p>
          </table:table-cell>
          <table:table-cell office:value-type="float" office:value="-0.0003954252" calcext:value-type="float">
            <text:p>-0.0003954252</text:p>
          </table:table-cell>
          <table:table-cell office:value-type="float" office:value="-0.01747901" calcext:value-type="float">
            <text:p>-0.01747901</text:p>
          </table:table-cell>
          <table:table-cell office:value-type="float" office:value="0.000000007287174" calcext:value-type="float">
            <text:p>7.287174E-09</text:p>
          </table:table-cell>
          <table:table-cell office:value-type="float" office:value="9.526172" calcext:value-type="float">
            <text:p>9.526172</text:p>
          </table:table-cell>
          <table:table-cell office:value-type="float" office:value="2.504842" calcext:value-type="float">
            <text:p>2.504842</text:p>
          </table:table-cell>
          <table:table-cell office:value-type="float" office:value="0.06217597" calcext:value-type="float">
            <text:p>0.06217597</text:p>
          </table:table-cell>
          <table:table-cell office:value-type="float" office:value="0.04977373" calcext:value-type="float">
            <text:p>0.04977373</text:p>
          </table:table-cell>
          <table:table-cell office:value-type="float" office:value="0.03355675" calcext:value-type="float">
            <text:p>0.03355675</text:p>
          </table:table-cell>
          <table:table-cell office:value-type="float" office:value="0.03311535" calcext:value-type="float">
            <text:p>0.03311535</text:p>
          </table:table-cell>
          <table:table-cell office:value-type="float" office:value="0.0174698" calcext:value-type="float">
            <text:p>0.0174698</text:p>
          </table:table-cell>
          <table:table-cell office:value-type="float" office:value="0.0136942" calcext:value-type="float">
            <text:p>0.0136942</text:p>
          </table:table-cell>
          <table:table-cell office:value-type="float" office:value="0.02841853" calcext:value-type="float">
            <text:p>0.02841853</text:p>
          </table:table-cell>
          <table:table-cell office:value-type="float" office:value="0.02400591" calcext:value-type="float">
            <text:p>0.02400591</text:p>
          </table:table-cell>
          <table:table-cell office:value-type="float" office:value="0.02136626" calcext:value-type="float">
            <text:p>0.02136626</text:p>
          </table:table-cell>
          <table:table-cell office:value-type="float" office:value="0.02032629" calcext:value-type="float">
            <text:p>0.02032629</text:p>
          </table:table-cell>
          <table:table-cell office:value-type="float" office:value="0.02094214" calcext:value-type="float">
            <text:p>0.02094214</text:p>
          </table:table-cell>
          <table:table-cell office:value-type="float" office:value="0.005082129" calcext:value-type="float">
            <text:p>0.005082129</text:p>
          </table:table-cell>
          <table:table-cell office:value-type="float" office:value="0.004056001" calcext:value-type="float">
            <text:p>0.004056001</text:p>
          </table:table-cell>
          <table:table-cell office:value-type="float" office:value="0" calcext:value-type="float">
            <text:p>0</text:p>
          </table:table-cell>
          <table:table-cell office:value-type="float" office:value="29.8355" calcext:value-type="float">
            <text:p>29.8355</text:p>
          </table:table-cell>
          <table:table-cell office:value-type="float" office:value="35.48613" calcext:value-type="float">
            <text:p>35.48613</text:p>
          </table:table-cell>
          <table:table-cell office:value-type="float" office:value="29.50867" calcext:value-type="float">
            <text:p>29.50867</text:p>
          </table:table-cell>
          <table:table-cell office:value-type="float" office:value="30.23021" calcext:value-type="float">
            <text:p>30.23021</text:p>
          </table:table-cell>
          <table:table-cell office:value-type="float" office:value="33.83623" calcext:value-type="float">
            <text:p>33.83623</text:p>
          </table:table-cell>
          <table:table-cell office:value-type="float" office:value="24.15329" calcext:value-type="float">
            <text:p>24.15329</text:p>
          </table:table-cell>
          <table:table-cell office:value-type="float" office:value="22.43979" calcext:value-type="float">
            <text:p>22.43979</text:p>
          </table:table-cell>
          <table:table-cell office:value-type="float" office:value="26.91468" calcext:value-type="float">
            <text:p>26.91468</text:p>
          </table:table-cell>
          <table:table-cell office:value-type="float" office:value="16.929" calcext:value-type="float">
            <text:p>16.929</text:p>
          </table:table-cell>
          <table:table-cell office:value-type="float" office:value="6.218932" calcext:value-type="float">
            <text:p>6.218932</text:p>
          </table:table-cell>
          <table:table-cell office:value-type="float" office:value="2.468788" calcext:value-type="float">
            <text:p>2.468788</text:p>
          </table:table-cell>
          <table:table-cell office:value-type="float" office:value="0.9959899" calcext:value-type="float">
            <text:p>0.9959899</text:p>
          </table:table-cell>
          <table:table-cell office:value-type="float" office:value="0.4135759" calcext:value-type="float">
            <text:p>0.4135759</text:p>
          </table:table-cell>
          <table:table-cell office:value-type="float" office:value="0.3569393" calcext:value-type="float">
            <text:p>0.3569393</text:p>
          </table:table-cell>
          <table:table-cell office:value-type="float" office:value="0" calcext:value-type="float">
            <text:p>0</text:p>
          </table:table-cell>
          <table:table-cell office:value-type="float" office:value="-95467.72" calcext:value-type="float">
            <text:p>-9546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750876" calcext:value-type="float">
            <text:p>-3.750876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7.551388" calcext:value-type="float">
            <text:p>7.551388</text:p>
          </table:table-cell>
          <table:table-cell office:value-type="float" office:value="1081.986" calcext:value-type="float">
            <text:p>1081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5763" calcext:value-type="float">
            <text:p>0.07325763</text:p>
          </table:table-cell>
          <table:table-cell office:value-type="float" office:value="34.92301" calcext:value-type="float">
            <text:p>34.92301</text:p>
          </table:table-cell>
          <table:table-cell office:value-type="float" office:value="0" calcext:value-type="float">
            <text:p>0</text:p>
          </table:table-cell>
          <table:table-cell office:value-type="float" office:value="0.0005216625" calcext:value-type="float">
            <text:p>0.0005216625</text:p>
          </table:table-cell>
          <table:table-cell office:value-type="float" office:value="0" calcext:value-type="float">
            <text:p>0</text:p>
          </table:table-cell>
          <table:table-cell office:value-type="float" office:value="1.179322" calcext:value-type="float">
            <text:p>1.179322</text:p>
          </table:table-cell>
          <table:table-cell office:value-type="float" office:value="-0.0004316724" calcext:value-type="float">
            <text:p>-0.0004316724</text:p>
          </table:table-cell>
          <table:table-cell office:value-type="float" office:value="-0.0181693" calcext:value-type="float">
            <text:p>-0.0181693</text:p>
          </table:table-cell>
          <table:table-cell office:value-type="float" office:value="0.000000007287174" calcext:value-type="float">
            <text:p>7.287174E-09</text:p>
          </table:table-cell>
          <table:table-cell office:value-type="float" office:value="9.522868" calcext:value-type="float">
            <text:p>9.522868</text:p>
          </table:table-cell>
          <table:table-cell office:value-type="float" office:value="1.715765" calcext:value-type="float">
            <text:p>1.715765</text:p>
          </table:table-cell>
          <table:table-cell office:value-type="float" office:value="0.05442001" calcext:value-type="float">
            <text:p>0.05442001</text:p>
          </table:table-cell>
          <table:table-cell office:value-type="float" office:value="0.04857948" calcext:value-type="float">
            <text:p>0.04857948</text:p>
          </table:table-cell>
          <table:table-cell office:value-type="float" office:value="0.03310785" calcext:value-type="float">
            <text:p>0.03310785</text:p>
          </table:table-cell>
          <table:table-cell office:value-type="float" office:value="0.03280635" calcext:value-type="float">
            <text:p>0.03280635</text:p>
          </table:table-cell>
          <table:table-cell office:value-type="float" office:value="0.01741116" calcext:value-type="float">
            <text:p>0.01741116</text:p>
          </table:table-cell>
          <table:table-cell office:value-type="float" office:value="0.01363113" calcext:value-type="float">
            <text:p>0.01363113</text:p>
          </table:table-cell>
          <table:table-cell office:value-type="float" office:value="0.02823836" calcext:value-type="float">
            <text:p>0.02823836</text:p>
          </table:table-cell>
          <table:table-cell office:value-type="float" office:value="0.0238956" calcext:value-type="float">
            <text:p>0.0238956</text:p>
          </table:table-cell>
          <table:table-cell office:value-type="float" office:value="0.02133732" calcext:value-type="float">
            <text:p>0.02133732</text:p>
          </table:table-cell>
          <table:table-cell office:value-type="float" office:value="0.02032664" calcext:value-type="float">
            <text:p>0.02032664</text:p>
          </table:table-cell>
          <table:table-cell office:value-type="float" office:value="0.02095145" calcext:value-type="float">
            <text:p>0.02095145</text:p>
          </table:table-cell>
          <table:table-cell office:value-type="float" office:value="0.005082129" calcext:value-type="float">
            <text:p>0.005082129</text:p>
          </table:table-cell>
          <table:table-cell office:value-type="float" office:value="0.004055585" calcext:value-type="float">
            <text:p>0.004055585</text:p>
          </table:table-cell>
          <table:table-cell office:value-type="float" office:value="0" calcext:value-type="float">
            <text:p>0</text:p>
          </table:table-cell>
          <table:table-cell office:value-type="float" office:value="35.52975" calcext:value-type="float">
            <text:p>35.52975</text:p>
          </table:table-cell>
          <table:table-cell office:value-type="float" office:value="34.7713" calcext:value-type="float">
            <text:p>34.7713</text:p>
          </table:table-cell>
          <table:table-cell office:value-type="float" office:value="29.52052" calcext:value-type="float">
            <text:p>29.52052</text:p>
          </table:table-cell>
          <table:table-cell office:value-type="float" office:value="30.25406" calcext:value-type="float">
            <text:p>30.25406</text:p>
          </table:table-cell>
          <table:table-cell office:value-type="float" office:value="33.80666" calcext:value-type="float">
            <text:p>33.80666</text:p>
          </table:table-cell>
          <table:table-cell office:value-type="float" office:value="24.12069" calcext:value-type="float">
            <text:p>24.12069</text:p>
          </table:table-cell>
          <table:table-cell office:value-type="float" office:value="22.41964" calcext:value-type="float">
            <text:p>22.41964</text:p>
          </table:table-cell>
          <table:table-cell office:value-type="float" office:value="26.91153" calcext:value-type="float">
            <text:p>26.91153</text:p>
          </table:table-cell>
          <table:table-cell office:value-type="float" office:value="16.93359" calcext:value-type="float">
            <text:p>16.93359</text:p>
          </table:table-cell>
          <table:table-cell office:value-type="float" office:value="6.219025" calcext:value-type="float">
            <text:p>6.219025</text:p>
          </table:table-cell>
          <table:table-cell office:value-type="float" office:value="2.469399" calcext:value-type="float">
            <text:p>2.469399</text:p>
          </table:table-cell>
          <table:table-cell office:value-type="float" office:value="0.9964252" calcext:value-type="float">
            <text:p>0.9964252</text:p>
          </table:table-cell>
          <table:table-cell office:value-type="float" office:value="0.4136598" calcext:value-type="float">
            <text:p>0.4136598</text:p>
          </table:table-cell>
          <table:table-cell office:value-type="float" office:value="0.3569607" calcext:value-type="float">
            <text:p>0.3569607</text:p>
          </table:table-cell>
          <table:table-cell office:value-type="float" office:value="0" calcext:value-type="float">
            <text:p>0</text:p>
          </table:table-cell>
          <table:table-cell office:value-type="float" office:value="-96155.84" calcext:value-type="float">
            <text:p>-9615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809217" calcext:value-type="float">
            <text:p>-3.809217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7.539894" calcext:value-type="float">
            <text:p>7.539894</text:p>
          </table:table-cell>
          <table:table-cell office:value-type="float" office:value="1081.976" calcext:value-type="float">
            <text:p>1081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8581" calcext:value-type="float">
            <text:p>0.07348581</text:p>
          </table:table-cell>
          <table:table-cell office:value-type="float" office:value="34.94358" calcext:value-type="float">
            <text:p>34.94358</text:p>
          </table:table-cell>
          <table:table-cell office:value-type="float" office:value="0" calcext:value-type="float">
            <text:p>0</text:p>
          </table:table-cell>
          <table:table-cell office:value-type="float" office:value="0.000521812" calcext:value-type="float">
            <text:p>0.000521812</text:p>
          </table:table-cell>
          <table:table-cell office:value-type="float" office:value="0" calcext:value-type="float">
            <text:p>0</text:p>
          </table:table-cell>
          <table:table-cell office:value-type="float" office:value="1.179379" calcext:value-type="float">
            <text:p>1.179379</text:p>
          </table:table-cell>
          <table:table-cell office:value-type="float" office:value="-0.0004602398" calcext:value-type="float">
            <text:p>-0.0004602398</text:p>
          </table:table-cell>
          <table:table-cell office:value-type="float" office:value="-0.01839367" calcext:value-type="float">
            <text:p>-0.01839367</text:p>
          </table:table-cell>
          <table:table-cell office:value-type="float" office:value="0.000000007794632" calcext:value-type="float">
            <text:p>7.794632E-09</text:p>
          </table:table-cell>
          <table:table-cell office:value-type="float" office:value="9.508722" calcext:value-type="float">
            <text:p>9.508722</text:p>
          </table:table-cell>
          <table:table-cell office:value-type="float" office:value="1.784015" calcext:value-type="float">
            <text:p>1.784015</text:p>
          </table:table-cell>
          <table:table-cell office:value-type="float" office:value="0.05089033" calcext:value-type="float">
            <text:p>0.05089033</text:p>
          </table:table-cell>
          <table:table-cell office:value-type="float" office:value="0.04694957" calcext:value-type="float">
            <text:p>0.04694957</text:p>
          </table:table-cell>
          <table:table-cell office:value-type="float" office:value="0.03227189" calcext:value-type="float">
            <text:p>0.03227189</text:p>
          </table:table-cell>
          <table:table-cell office:value-type="float" office:value="0.03209639" calcext:value-type="float">
            <text:p>0.03209639</text:p>
          </table:table-cell>
          <table:table-cell office:value-type="float" office:value="0.01717886" calcext:value-type="float">
            <text:p>0.01717886</text:p>
          </table:table-cell>
          <table:table-cell office:value-type="float" office:value="0.01349271" calcext:value-type="float">
            <text:p>0.01349271</text:p>
          </table:table-cell>
          <table:table-cell office:value-type="float" office:value="0.02804659" calcext:value-type="float">
            <text:p>0.02804659</text:p>
          </table:table-cell>
          <table:table-cell office:value-type="float" office:value="0.02378944" calcext:value-type="float">
            <text:p>0.02378944</text:p>
          </table:table-cell>
          <table:table-cell office:value-type="float" office:value="0.02130664" calcext:value-type="float">
            <text:p>0.02130664</text:p>
          </table:table-cell>
          <table:table-cell office:value-type="float" office:value="0.02032615" calcext:value-type="float">
            <text:p>0.02032615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082138" calcext:value-type="float">
            <text:p>0.005082138</text:p>
          </table:table-cell>
          <table:table-cell office:value-type="float" office:value="0.00405516" calcext:value-type="float">
            <text:p>0.00405516</text:p>
          </table:table-cell>
          <table:table-cell office:value-type="float" office:value="0" calcext:value-type="float">
            <text:p>0</text:p>
          </table:table-cell>
          <table:table-cell office:value-type="float" office:value="35.04617" calcext:value-type="float">
            <text:p>35.04617</text:p>
          </table:table-cell>
          <table:table-cell office:value-type="float" office:value="35.60001" calcext:value-type="float">
            <text:p>35.60001</text:p>
          </table:table-cell>
          <table:table-cell office:value-type="float" office:value="29.57457" calcext:value-type="float">
            <text:p>29.57457</text:p>
          </table:table-cell>
          <table:table-cell office:value-type="float" office:value="30.20893" calcext:value-type="float">
            <text:p>30.20893</text:p>
          </table:table-cell>
          <table:table-cell office:value-type="float" office:value="33.73042" calcext:value-type="float">
            <text:p>33.73042</text:p>
          </table:table-cell>
          <table:table-cell office:value-type="float" office:value="24.08303" calcext:value-type="float">
            <text:p>24.08303</text:p>
          </table:table-cell>
          <table:table-cell office:value-type="float" office:value="22.39883" calcext:value-type="float">
            <text:p>22.39883</text:p>
          </table:table-cell>
          <table:table-cell office:value-type="float" office:value="26.9073" calcext:value-type="float">
            <text:p>26.9073</text:p>
          </table:table-cell>
          <table:table-cell office:value-type="float" office:value="16.93775" calcext:value-type="float">
            <text:p>16.93775</text:p>
          </table:table-cell>
          <table:table-cell office:value-type="float" office:value="6.219115" calcext:value-type="float">
            <text:p>6.219115</text:p>
          </table:table-cell>
          <table:table-cell office:value-type="float" office:value="2.470016" calcext:value-type="float">
            <text:p>2.470016</text:p>
          </table:table-cell>
          <table:table-cell office:value-type="float" office:value="0.9968697" calcext:value-type="float">
            <text:p>0.9968697</text:p>
          </table:table-cell>
          <table:table-cell office:value-type="float" office:value="0.413749" calcext:value-type="float">
            <text:p>0.413749</text:p>
          </table:table-cell>
          <table:table-cell office:value-type="float" office:value="0.356979" calcext:value-type="float">
            <text:p>0.356979</text:p>
          </table:table-cell>
          <table:table-cell office:value-type="float" office:value="0" calcext:value-type="float">
            <text:p>0</text:p>
          </table:table-cell>
          <table:table-cell office:value-type="float" office:value="-97211.09" calcext:value-type="float">
            <text:p>-9721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867913" calcext:value-type="float">
            <text:p>-3.867913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7.526492" calcext:value-type="float">
            <text:p>7.526492</text:p>
          </table:table-cell>
          <table:table-cell office:value-type="float" office:value="1081.963" calcext:value-type="float">
            <text:p>1081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53897" calcext:value-type="float">
            <text:p>0.07653897</text:p>
          </table:table-cell>
          <table:table-cell office:value-type="float" office:value="34.96495" calcext:value-type="float">
            <text:p>34.96495</text:p>
          </table:table-cell>
          <table:table-cell office:value-type="float" office:value="0" calcext:value-type="float">
            <text:p>0</text:p>
          </table:table-cell>
          <table:table-cell office:value-type="float" office:value="0.0005219493" calcext:value-type="float">
            <text:p>0.0005219493</text:p>
          </table:table-cell>
          <table:table-cell office:value-type="float" office:value="0" calcext:value-type="float">
            <text:p>0</text:p>
          </table:table-cell>
          <table:table-cell office:value-type="float" office:value="1.179437" calcext:value-type="float">
            <text:p>1.179437</text:p>
          </table:table-cell>
          <table:table-cell office:value-type="float" office:value="-0.0004833364" calcext:value-type="float">
            <text:p>-0.0004833364</text:p>
          </table:table-cell>
          <table:table-cell office:value-type="float" office:value="-0.01839136" calcext:value-type="float">
            <text:p>-0.01839136</text:p>
          </table:table-cell>
          <table:table-cell office:value-type="float" office:value="0.000000007852382" calcext:value-type="float">
            <text:p>7.852382E-09</text:p>
          </table:table-cell>
          <table:table-cell office:value-type="float" office:value="9.491277" calcext:value-type="float">
            <text:p>9.491277</text:p>
          </table:table-cell>
          <table:table-cell office:value-type="float" office:value="2.120393" calcext:value-type="float">
            <text:p>2.120393</text:p>
          </table:table-cell>
          <table:table-cell office:value-type="float" office:value="0.0502055" calcext:value-type="float">
            <text:p>0.0502055</text:p>
          </table:table-cell>
          <table:table-cell office:value-type="float" office:value="0.04607472" calcext:value-type="float">
            <text:p>0.04607472</text:p>
          </table:table-cell>
          <table:table-cell office:value-type="float" office:value="0.03149835" calcext:value-type="float">
            <text:p>0.03149835</text:p>
          </table:table-cell>
          <table:table-cell office:value-type="float" office:value="0.03128279" calcext:value-type="float">
            <text:p>0.03128279</text:p>
          </table:table-cell>
          <table:table-cell office:value-type="float" office:value="0.01679963" calcext:value-type="float">
            <text:p>0.01679963</text:p>
          </table:table-cell>
          <table:table-cell office:value-type="float" office:value="0.01324969" calcext:value-type="float">
            <text:p>0.01324969</text:p>
          </table:table-cell>
          <table:table-cell office:value-type="float" office:value="0.02780648" calcext:value-type="float">
            <text:p>0.02780648</text:p>
          </table:table-cell>
          <table:table-cell office:value-type="float" office:value="0.02367774" calcext:value-type="float">
            <text:p>0.02367774</text:p>
          </table:table-cell>
          <table:table-cell office:value-type="float" office:value="0.02127418" calcext:value-type="float">
            <text:p>0.02127418</text:p>
          </table:table-cell>
          <table:table-cell office:value-type="float" office:value="0.02032489" calcext:value-type="float">
            <text:p>0.02032489</text:p>
          </table:table-cell>
          <table:table-cell office:value-type="float" office:value="0.0209678" calcext:value-type="float">
            <text:p>0.0209678</text:p>
          </table:table-cell>
          <table:table-cell office:value-type="float" office:value="0.005082158" calcext:value-type="float">
            <text:p>0.005082158</text:p>
          </table:table-cell>
          <table:table-cell office:value-type="float" office:value="0.004054728" calcext:value-type="float">
            <text:p>0.004054728</text:p>
          </table:table-cell>
          <table:table-cell office:value-type="float" office:value="0" calcext:value-type="float">
            <text:p>0</text:p>
          </table:table-cell>
          <table:table-cell office:value-type="float" office:value="32.62062" calcext:value-type="float">
            <text:p>32.62062</text:p>
          </table:table-cell>
          <table:table-cell office:value-type="float" office:value="36.55276" calcext:value-type="float">
            <text:p>36.55276</text:p>
          </table:table-cell>
          <table:table-cell office:value-type="float" office:value="29.82029" calcext:value-type="float">
            <text:p>29.82029</text:p>
          </table:table-cell>
          <table:table-cell office:value-type="float" office:value="30.26914" calcext:value-type="float">
            <text:p>30.26914</text:p>
          </table:table-cell>
          <table:table-cell office:value-type="float" office:value="33.70449" calcext:value-type="float">
            <text:p>33.70449</text:p>
          </table:table-cell>
          <table:table-cell office:value-type="float" office:value="24.04315" calcext:value-type="float">
            <text:p>24.04315</text:p>
          </table:table-cell>
          <table:table-cell office:value-type="float" office:value="22.37503" calcext:value-type="float">
            <text:p>22.37503</text:p>
          </table:table-cell>
          <table:table-cell office:value-type="float" office:value="26.90211" calcext:value-type="float">
            <text:p>26.90211</text:p>
          </table:table-cell>
          <table:table-cell office:value-type="float" office:value="16.9415" calcext:value-type="float">
            <text:p>16.9415</text:p>
          </table:table-cell>
          <table:table-cell office:value-type="float" office:value="6.219236" calcext:value-type="float">
            <text:p>6.219236</text:p>
          </table:table-cell>
          <table:table-cell office:value-type="float" office:value="2.470656" calcext:value-type="float">
            <text:p>2.470656</text:p>
          </table:table-cell>
          <table:table-cell office:value-type="float" office:value="0.9973156" calcext:value-type="float">
            <text:p>0.9973156</text:p>
          </table:table-cell>
          <table:table-cell office:value-type="float" office:value="0.4138428" calcext:value-type="float">
            <text:p>0.4138428</text:p>
          </table:table-cell>
          <table:table-cell office:value-type="float" office:value="0.3569941" calcext:value-type="float">
            <text:p>0.3569941</text:p>
          </table:table-cell>
          <table:table-cell office:value-type="float" office:value="0" calcext:value-type="float">
            <text:p>0</text:p>
          </table:table-cell>
          <table:table-cell office:value-type="float" office:value="-98336.98" calcext:value-type="float">
            <text:p>-9833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934444" calcext:value-type="float">
            <text:p>-3.934444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7.520904" calcext:value-type="float">
            <text:p>7.520904</text:p>
          </table:table-cell>
          <table:table-cell office:value-type="float" office:value="1081.955" calcext:value-type="float">
            <text:p>1081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6133" calcext:value-type="float">
            <text:p>0.07316133</text:p>
          </table:table-cell>
          <table:table-cell office:value-type="float" office:value="34.98315" calcext:value-type="float">
            <text:p>34.98315</text:p>
          </table:table-cell>
          <table:table-cell office:value-type="float" office:value="0" calcext:value-type="float">
            <text:p>0</text:p>
          </table:table-cell>
          <table:table-cell office:value-type="float" office:value="0.0005220767" calcext:value-type="float">
            <text:p>0.0005220767</text:p>
          </table:table-cell>
          <table:table-cell office:value-type="float" office:value="0" calcext:value-type="float">
            <text:p>0</text:p>
          </table:table-cell>
          <table:table-cell office:value-type="float" office:value="1.179495" calcext:value-type="float">
            <text:p>1.179495</text:p>
          </table:table-cell>
          <table:table-cell office:value-type="float" office:value="-0.0004919154" calcext:value-type="float">
            <text:p>-0.0004919154</text:p>
          </table:table-cell>
          <table:table-cell office:value-type="float" office:value="-0.01848358" calcext:value-type="float">
            <text:p>-0.01848358</text:p>
          </table:table-cell>
          <table:table-cell office:value-type="float" office:value="0.000000007878663" calcext:value-type="float">
            <text:p>7.878663E-09</text:p>
          </table:table-cell>
          <table:table-cell office:value-type="float" office:value="9.484752" calcext:value-type="float">
            <text:p>9.484752</text:p>
          </table:table-cell>
          <table:table-cell office:value-type="float" office:value="1.744937" calcext:value-type="float">
            <text:p>1.744937</text:p>
          </table:table-cell>
          <table:table-cell office:value-type="float" office:value="0.06020176" calcext:value-type="float">
            <text:p>0.06020176</text:p>
          </table:table-cell>
          <table:table-cell office:value-type="float" office:value="0.04821015" calcext:value-type="float">
            <text:p>0.04821015</text:p>
          </table:table-cell>
          <table:table-cell office:value-type="float" office:value="0.03231648" calcext:value-type="float">
            <text:p>0.03231648</text:p>
          </table:table-cell>
          <table:table-cell office:value-type="float" office:value="0.03181736" calcext:value-type="float">
            <text:p>0.03181736</text:p>
          </table:table-cell>
          <table:table-cell office:value-type="float" office:value="0.01672343" calcext:value-type="float">
            <text:p>0.01672343</text:p>
          </table:table-cell>
          <table:table-cell office:value-type="float" office:value="0.01308676" calcext:value-type="float">
            <text:p>0.01308676</text:p>
          </table:table-cell>
          <table:table-cell office:value-type="float" office:value="0.02754399" calcext:value-type="float">
            <text:p>0.02754399</text:p>
          </table:table-cell>
          <table:table-cell office:value-type="float" office:value="0.02355348" calcext:value-type="float">
            <text:p>0.02355348</text:p>
          </table:table-cell>
          <table:table-cell office:value-type="float" office:value="0.02123894" calcext:value-type="float">
            <text:p>0.02123894</text:p>
          </table:table-cell>
          <table:table-cell office:value-type="float" office:value="0.02032277" calcext:value-type="float">
            <text:p>0.02032277</text:p>
          </table:table-cell>
          <table:table-cell office:value-type="float" office:value="0.02097479" calcext:value-type="float">
            <text:p>0.02097479</text:p>
          </table:table-cell>
          <table:table-cell office:value-type="float" office:value="0.00508217" calcext:value-type="float">
            <text:p>0.00508217</text:p>
          </table:table-cell>
          <table:table-cell office:value-type="float" office:value="0.004054301" calcext:value-type="float">
            <text:p>0.004054301</text:p>
          </table:table-cell>
          <table:table-cell office:value-type="float" office:value="0" calcext:value-type="float">
            <text:p>0</text:p>
          </table:table-cell>
          <table:table-cell office:value-type="float" office:value="28.77968" calcext:value-type="float">
            <text:p>28.77968</text:p>
          </table:table-cell>
          <table:table-cell office:value-type="float" office:value="37.17749" calcext:value-type="float">
            <text:p>37.17749</text:p>
          </table:table-cell>
          <table:table-cell office:value-type="float" office:value="30.389" calcext:value-type="float">
            <text:p>30.389</text:p>
          </table:table-cell>
          <table:table-cell office:value-type="float" office:value="30.43192" calcext:value-type="float">
            <text:p>30.43192</text:p>
          </table:table-cell>
          <table:table-cell office:value-type="float" office:value="33.74716" calcext:value-type="float">
            <text:p>33.74716</text:p>
          </table:table-cell>
          <table:table-cell office:value-type="float" office:value="24.01336" calcext:value-type="float">
            <text:p>24.01336</text:p>
          </table:table-cell>
          <table:table-cell office:value-type="float" office:value="22.35083" calcext:value-type="float">
            <text:p>22.35083</text:p>
          </table:table-cell>
          <table:table-cell office:value-type="float" office:value="26.89588" calcext:value-type="float">
            <text:p>26.89588</text:p>
          </table:table-cell>
          <table:table-cell office:value-type="float" office:value="16.94493" calcext:value-type="float">
            <text:p>16.94493</text:p>
          </table:table-cell>
          <table:table-cell office:value-type="float" office:value="6.219364" calcext:value-type="float">
            <text:p>6.219364</text:p>
          </table:table-cell>
          <table:table-cell office:value-type="float" office:value="2.471297" calcext:value-type="float">
            <text:p>2.471297</text:p>
          </table:table-cell>
          <table:table-cell office:value-type="float" office:value="0.9977662" calcext:value-type="float">
            <text:p>0.9977662</text:p>
          </table:table-cell>
          <table:table-cell office:value-type="float" office:value="0.4139396" calcext:value-type="float">
            <text:p>0.4139396</text:p>
          </table:table-cell>
          <table:table-cell office:value-type="float" office:value="0.3570092" calcext:value-type="float">
            <text:p>0.3570092</text:p>
          </table:table-cell>
          <table:table-cell office:value-type="float" office:value="0" calcext:value-type="float">
            <text:p>0</text:p>
          </table:table-cell>
          <table:table-cell office:value-type="float" office:value="-98617.06" calcext:value-type="float">
            <text:p>-9861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978189" calcext:value-type="float">
            <text:p>-3.978189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7.515408" calcext:value-type="float">
            <text:p>7.515408</text:p>
          </table:table-cell>
          <table:table-cell office:value-type="float" office:value="1081.949" calcext:value-type="float">
            <text:p>1081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2577" calcext:value-type="float">
            <text:p>0.0682577</text:p>
          </table:table-cell>
          <table:table-cell office:value-type="float" office:value="35.00153" calcext:value-type="float">
            <text:p>35.00153</text:p>
          </table:table-cell>
          <table:table-cell office:value-type="float" office:value="0" calcext:value-type="float">
            <text:p>0</text:p>
          </table:table-cell>
          <table:table-cell office:value-type="float" office:value="0.0005221912" calcext:value-type="float">
            <text:p>0.0005221912</text:p>
          </table:table-cell>
          <table:table-cell office:value-type="float" office:value="0" calcext:value-type="float">
            <text:p>0</text:p>
          </table:table-cell>
          <table:table-cell office:value-type="float" office:value="1.179542" calcext:value-type="float">
            <text:p>1.179542</text:p>
          </table:table-cell>
          <table:table-cell office:value-type="float" office:value="-0.0005104216" calcext:value-type="float">
            <text:p>-0.0005104216</text:p>
          </table:table-cell>
          <table:table-cell office:value-type="float" office:value="-0.01878808" calcext:value-type="float">
            <text:p>-0.01878808</text:p>
          </table:table-cell>
          <table:table-cell office:value-type="float" office:value="0.000000007878663" calcext:value-type="float">
            <text:p>7.878663E-09</text:p>
          </table:table-cell>
          <table:table-cell office:value-type="float" office:value="9.480641" calcext:value-type="float">
            <text:p>9.480641</text:p>
          </table:table-cell>
          <table:table-cell office:value-type="float" office:value="1.267424" calcext:value-type="float">
            <text:p>1.267424</text:p>
          </table:table-cell>
          <table:table-cell office:value-type="float" office:value="0.05975212" calcext:value-type="float">
            <text:p>0.05975212</text:p>
          </table:table-cell>
          <table:table-cell office:value-type="float" office:value="0.04902162" calcext:value-type="float">
            <text:p>0.04902162</text:p>
          </table:table-cell>
          <table:table-cell office:value-type="float" office:value="0.03280366" calcext:value-type="float">
            <text:p>0.03280366</text:p>
          </table:table-cell>
          <table:table-cell office:value-type="float" office:value="0.03225547" calcext:value-type="float">
            <text:p>0.03225547</text:p>
          </table:table-cell>
          <table:table-cell office:value-type="float" office:value="0.01683852" calcext:value-type="float">
            <text:p>0.01683852</text:p>
          </table:table-cell>
          <table:table-cell office:value-type="float" office:value="0.01307796" calcext:value-type="float">
            <text:p>0.01307796</text:p>
          </table:table-cell>
          <table:table-cell office:value-type="float" office:value="0.02735952" calcext:value-type="float">
            <text:p>0.02735952</text:p>
          </table:table-cell>
          <table:table-cell office:value-type="float" office:value="0.02342978" calcext:value-type="float">
            <text:p>0.02342978</text:p>
          </table:table-cell>
          <table:table-cell office:value-type="float" office:value="0.02120052" calcext:value-type="float">
            <text:p>0.02120052</text:p>
          </table:table-cell>
          <table:table-cell office:value-type="float" office:value="0.02031972" calcext:value-type="float">
            <text:p>0.02031972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0.005081948" calcext:value-type="float">
            <text:p>0.005081948</text:p>
          </table:table-cell>
          <table:table-cell office:value-type="float" office:value="0.004053371" calcext:value-type="float">
            <text:p>0.004053371</text:p>
          </table:table-cell>
          <table:table-cell office:value-type="float" office:value="0" calcext:value-type="float">
            <text:p>0</text:p>
          </table:table-cell>
          <table:table-cell office:value-type="float" office:value="36.68522" calcext:value-type="float">
            <text:p>36.68522</text:p>
          </table:table-cell>
          <table:table-cell office:value-type="float" office:value="35.01033" calcext:value-type="float">
            <text:p>35.01033</text:p>
          </table:table-cell>
          <table:table-cell office:value-type="float" office:value="30.57616" calcext:value-type="float">
            <text:p>30.57616</text:p>
          </table:table-cell>
          <table:table-cell office:value-type="float" office:value="30.68078" calcext:value-type="float">
            <text:p>30.68078</text:p>
          </table:table-cell>
          <table:table-cell office:value-type="float" office:value="33.91505" calcext:value-type="float">
            <text:p>33.91505</text:p>
          </table:table-cell>
          <table:table-cell office:value-type="float" office:value="24.01888" calcext:value-type="float">
            <text:p>24.01888</text:p>
          </table:table-cell>
          <table:table-cell office:value-type="float" office:value="22.33497" calcext:value-type="float">
            <text:p>22.33497</text:p>
          </table:table-cell>
          <table:table-cell office:value-type="float" office:value="26.8895" calcext:value-type="float">
            <text:p>26.8895</text:p>
          </table:table-cell>
          <table:table-cell office:value-type="float" office:value="16.94796" calcext:value-type="float">
            <text:p>16.94796</text:p>
          </table:table-cell>
          <table:table-cell office:value-type="float" office:value="6.219484" calcext:value-type="float">
            <text:p>6.219484</text:p>
          </table:table-cell>
          <table:table-cell office:value-type="float" office:value="2.471961" calcext:value-type="float">
            <text:p>2.471961</text:p>
          </table:table-cell>
          <table:table-cell office:value-type="float" office:value="0.998228" calcext:value-type="float">
            <text:p>0.998228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3570535" calcext:value-type="float">
            <text:p>0.3570535</text:p>
          </table:table-cell>
          <table:table-cell office:value-type="float" office:value="0" calcext:value-type="float">
            <text:p>0</text:p>
          </table:table-cell>
          <table:table-cell office:value-type="float" office:value="-99031.88" calcext:value-type="float">
            <text:p>-9903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026393" calcext:value-type="float">
            <text:p>-4.026393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7.509064" calcext:value-type="float">
            <text:p>7.509064</text:p>
          </table:table-cell>
          <table:table-cell office:value-type="float" office:value="1081.943" calcext:value-type="float">
            <text:p>1081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431" calcext:value-type="float">
            <text:p>0.0648431</text:p>
          </table:table-cell>
          <table:table-cell office:value-type="float" office:value="35.01878" calcext:value-type="float">
            <text:p>35.01878</text:p>
          </table:table-cell>
          <table:table-cell office:value-type="float" office:value="0" calcext:value-type="float">
            <text:p>0</text:p>
          </table:table-cell>
          <table:table-cell office:value-type="float" office:value="0.0005222906" calcext:value-type="float">
            <text:p>0.0005222906</text:p>
          </table:table-cell>
          <table:table-cell office:value-type="float" office:value="0" calcext:value-type="float">
            <text:p>0</text:p>
          </table:table-cell>
          <table:table-cell office:value-type="float" office:value="1.179583" calcext:value-type="float">
            <text:p>1.179583</text:p>
          </table:table-cell>
          <table:table-cell office:value-type="float" office:value="-0.0005357139" calcext:value-type="float">
            <text:p>-0.0005357139</text:p>
          </table:table-cell>
          <table:table-cell office:value-type="float" office:value="-0.01934427" calcext:value-type="float">
            <text:p>-0.01934427</text:p>
          </table:table-cell>
          <table:table-cell office:value-type="float" office:value="0.000000007883497" calcext:value-type="float">
            <text:p>7.883497E-09</text:p>
          </table:table-cell>
          <table:table-cell office:value-type="float" office:value="9.476633" calcext:value-type="float">
            <text:p>9.476633</text:p>
          </table:table-cell>
          <table:table-cell office:value-type="float" office:value="0.9547345" calcext:value-type="float">
            <text:p>0.9547345</text:p>
          </table:table-cell>
          <table:table-cell office:value-type="float" office:value="0.05572283" calcext:value-type="float">
            <text:p>0.05572283</text:p>
          </table:table-cell>
          <table:table-cell office:value-type="float" office:value="0.04881477" calcext:value-type="float">
            <text:p>0.04881477</text:p>
          </table:table-cell>
          <table:table-cell office:value-type="float" office:value="0.03294335" calcext:value-type="float">
            <text:p>0.03294335</text:p>
          </table:table-cell>
          <table:table-cell office:value-type="float" office:value="0.03249144" calcext:value-type="float">
            <text:p>0.03249144</text:p>
          </table:table-cell>
          <table:table-cell office:value-type="float" office:value="0.01697147" calcext:value-type="float">
            <text:p>0.01697147</text:p>
          </table:table-cell>
          <table:table-cell office:value-type="float" office:value="0.01310938" calcext:value-type="float">
            <text:p>0.01310938</text:p>
          </table:table-cell>
          <table:table-cell office:value-type="float" office:value="0.02722234" calcext:value-type="float">
            <text:p>0.02722234</text:p>
          </table:table-cell>
          <table:table-cell office:value-type="float" office:value="0.02331902" calcext:value-type="float">
            <text:p>0.02331902</text:p>
          </table:table-cell>
          <table:table-cell office:value-type="float" office:value="0.0211604" calcext:value-type="float">
            <text:p>0.0211604</text:p>
          </table:table-cell>
          <table:table-cell office:value-type="float" office:value="0.02031575" calcext:value-type="float">
            <text:p>0.02031575</text:p>
          </table:table-cell>
          <table:table-cell office:value-type="float" office:value="0.02098632" calcext:value-type="float">
            <text:p>0.02098632</text:p>
          </table:table-cell>
          <table:table-cell office:value-type="float" office:value="0.005081946" calcext:value-type="float">
            <text:p>0.005081946</text:p>
          </table:table-cell>
          <table:table-cell office:value-type="float" office:value="0.00405369" calcext:value-type="float">
            <text:p>0.00405369</text:p>
          </table:table-cell>
          <table:table-cell office:value-type="float" office:value="0" calcext:value-type="float">
            <text:p>0</text:p>
          </table:table-cell>
          <table:table-cell office:value-type="float" office:value="40.85055" calcext:value-type="float">
            <text:p>40.85055</text:p>
          </table:table-cell>
          <table:table-cell office:value-type="float" office:value="35.28547" calcext:value-type="float">
            <text:p>35.28547</text:p>
          </table:table-cell>
          <table:table-cell office:value-type="float" office:value="30.21366" calcext:value-type="float">
            <text:p>30.21366</text:p>
          </table:table-cell>
          <table:table-cell office:value-type="float" office:value="30.45979" calcext:value-type="float">
            <text:p>30.45979</text:p>
          </table:table-cell>
          <table:table-cell office:value-type="float" office:value="33.75558" calcext:value-type="float">
            <text:p>33.75558</text:p>
          </table:table-cell>
          <table:table-cell office:value-type="float" office:value="24.01183" calcext:value-type="float">
            <text:p>24.01183</text:p>
          </table:table-cell>
          <table:table-cell office:value-type="float" office:value="22.32778" calcext:value-type="float">
            <text:p>22.32778</text:p>
          </table:table-cell>
          <table:table-cell office:value-type="float" office:value="26.8841" calcext:value-type="float">
            <text:p>26.8841</text:p>
          </table:table-cell>
          <table:table-cell office:value-type="float" office:value="16.9507" calcext:value-type="float">
            <text:p>16.9507</text:p>
          </table:table-cell>
          <table:table-cell office:value-type="float" office:value="6.219581" calcext:value-type="float">
            <text:p>6.219581</text:p>
          </table:table-cell>
          <table:table-cell office:value-type="float" office:value="2.472631" calcext:value-type="float">
            <text:p>2.472631</text:p>
          </table:table-cell>
          <table:table-cell office:value-type="float" office:value="0.9986838" calcext:value-type="float">
            <text:p>0.9986838</text:p>
          </table:table-cell>
          <table:table-cell office:value-type="float" office:value="0.4140652" calcext:value-type="float">
            <text:p>0.4140652</text:p>
          </table:table-cell>
          <table:table-cell office:value-type="float" office:value="0.3571324" calcext:value-type="float">
            <text:p>0.3571324</text:p>
          </table:table-cell>
          <table:table-cell office:value-type="float" office:value="0" calcext:value-type="float">
            <text:p>0</text:p>
          </table:table-cell>
          <table:table-cell office:value-type="float" office:value="-99620.14" calcext:value-type="float">
            <text:p>-9962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076172" calcext:value-type="float">
            <text:p>-4.076172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7.500321" calcext:value-type="float">
            <text:p>7.500321</text:p>
          </table:table-cell>
          <table:table-cell office:value-type="float" office:value="1081.935" calcext:value-type="float">
            <text:p>1081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2383" calcext:value-type="float">
            <text:p>0.06552383</text:p>
          </table:table-cell>
          <table:table-cell office:value-type="float" office:value="35.03503" calcext:value-type="float">
            <text:p>35.03503</text:p>
          </table:table-cell>
          <table:table-cell office:value-type="float" office:value="0" calcext:value-type="float">
            <text:p>0</text:p>
          </table:table-cell>
          <table:table-cell office:value-type="float" office:value="0.0005223883" calcext:value-type="float">
            <text:p>0.0005223883</text:p>
          </table:table-cell>
          <table:table-cell office:value-type="float" office:value="0" calcext:value-type="float">
            <text:p>0</text:p>
          </table:table-cell>
          <table:table-cell office:value-type="float" office:value="1.179618" calcext:value-type="float">
            <text:p>1.179618</text:p>
          </table:table-cell>
          <table:table-cell office:value-type="float" office:value="-0.0005565655" calcext:value-type="float">
            <text:p>-0.0005565655</text:p>
          </table:table-cell>
          <table:table-cell office:value-type="float" office:value="-0.01942287" calcext:value-type="float">
            <text:p>-0.01942287</text:p>
          </table:table-cell>
          <table:table-cell office:value-type="float" office:value="0.000000008321273" calcext:value-type="float">
            <text:p>8.321273E-09</text:p>
          </table:table-cell>
          <table:table-cell office:value-type="float" office:value="9.464633" calcext:value-type="float">
            <text:p>9.464633</text:p>
          </table:table-cell>
          <table:table-cell office:value-type="float" office:value="1.055215" calcext:value-type="float">
            <text:p>1.055215</text:p>
          </table:table-cell>
          <table:table-cell office:value-type="float" office:value="0.05175924" calcext:value-type="float">
            <text:p>0.05175924</text:p>
          </table:table-cell>
          <table:table-cell office:value-type="float" office:value="0.04751277" calcext:value-type="float">
            <text:p>0.04751277</text:p>
          </table:table-cell>
          <table:table-cell office:value-type="float" office:value="0.03258022" calcext:value-type="float">
            <text:p>0.03258022</text:p>
          </table:table-cell>
          <table:table-cell office:value-type="float" office:value="0.03228798" calcext:value-type="float">
            <text:p>0.03228798</text:p>
          </table:table-cell>
          <table:table-cell office:value-type="float" office:value="0.01698551" calcext:value-type="float">
            <text:p>0.01698551</text:p>
          </table:table-cell>
          <table:table-cell office:value-type="float" office:value="0.01310891" calcext:value-type="float">
            <text:p>0.01310891</text:p>
          </table:table-cell>
          <table:table-cell office:value-type="float" office:value="0.02709821" calcext:value-type="float">
            <text:p>0.02709821</text:p>
          </table:table-cell>
          <table:table-cell office:value-type="float" office:value="0.02322017" calcext:value-type="float">
            <text:p>0.02322017</text:p>
          </table:table-cell>
          <table:table-cell office:value-type="float" office:value="0.02112006" calcext:value-type="float">
            <text:p>0.02112006</text:p>
          </table:table-cell>
          <table:table-cell office:value-type="float" office:value="0.020311" calcext:value-type="float">
            <text:p>0.020311</text:p>
          </table:table-cell>
          <table:table-cell office:value-type="float" office:value="0.0209909" calcext:value-type="float">
            <text:p>0.0209909</text:p>
          </table:table-cell>
          <table:table-cell office:value-type="float" office:value="0.005081865" calcext:value-type="float">
            <text:p>0.005081865</text:p>
          </table:table-cell>
          <table:table-cell office:value-type="float" office:value="0.004053287" calcext:value-type="float">
            <text:p>0.004053287</text:p>
          </table:table-cell>
          <table:table-cell office:value-type="float" office:value="0" calcext:value-type="float">
            <text:p>0</text:p>
          </table:table-cell>
          <table:table-cell office:value-type="float" office:value="39.5249" calcext:value-type="float">
            <text:p>39.5249</text:p>
          </table:table-cell>
          <table:table-cell office:value-type="float" office:value="36.24947" calcext:value-type="float">
            <text:p>36.24947</text:p>
          </table:table-cell>
          <table:table-cell office:value-type="float" office:value="30.29533" calcext:value-type="float">
            <text:p>30.29533</text:p>
          </table:table-cell>
          <table:table-cell office:value-type="float" office:value="30.40624" calcext:value-type="float">
            <text:p>30.40624</text:p>
          </table:table-cell>
          <table:table-cell office:value-type="float" office:value="33.65125" calcext:value-type="float">
            <text:p>33.65125</text:p>
          </table:table-cell>
          <table:table-cell office:value-type="float" office:value="23.96937" calcext:value-type="float">
            <text:p>23.96937</text:p>
          </table:table-cell>
          <table:table-cell office:value-type="float" office:value="22.31098" calcext:value-type="float">
            <text:p>22.31098</text:p>
          </table:table-cell>
          <table:table-cell office:value-type="float" office:value="26.87878" calcext:value-type="float">
            <text:p>26.87878</text:p>
          </table:table-cell>
          <table:table-cell office:value-type="float" office:value="16.95326" calcext:value-type="float">
            <text:p>16.95326</text:p>
          </table:table-cell>
          <table:table-cell office:value-type="float" office:value="6.219657" calcext:value-type="float">
            <text:p>6.219657</text:p>
          </table:table-cell>
          <table:table-cell office:value-type="float" office:value="2.4733" calcext:value-type="float">
            <text:p>2.4733</text:p>
          </table:table-cell>
          <table:table-cell office:value-type="float" office:value="0.9991583" calcext:value-type="float">
            <text:p>0.9991583</text:p>
          </table:table-cell>
          <table:table-cell office:value-type="float" office:value="0.4141452" calcext:value-type="float">
            <text:p>0.4141452</text:p>
          </table:table-cell>
          <table:table-cell office:value-type="float" office:value="0.3571622" calcext:value-type="float">
            <text:p>0.3571622</text:p>
          </table:table-cell>
          <table:table-cell office:value-type="float" office:value="0" calcext:value-type="float">
            <text:p>0</text:p>
          </table:table-cell>
          <table:table-cell office:value-type="float" office:value="-100449.8" calcext:value-type="float">
            <text:p>-10044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124141" calcext:value-type="float">
            <text:p>-4.124141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7.494884" calcext:value-type="float">
            <text:p>7.494884</text:p>
          </table:table-cell>
          <table:table-cell office:value-type="float" office:value="1081.928" calcext:value-type="float">
            <text:p>1081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5405" calcext:value-type="float">
            <text:p>0.06285405</text:p>
          </table:table-cell>
          <table:table-cell office:value-type="float" office:value="35.05007" calcext:value-type="float">
            <text:p>35.05007</text:p>
          </table:table-cell>
          <table:table-cell office:value-type="float" office:value="0" calcext:value-type="float">
            <text:p>0</text:p>
          </table:table-cell>
          <table:table-cell office:value-type="float" office:value="0.0005224827" calcext:value-type="float">
            <text:p>0.0005224827</text:p>
          </table:table-cell>
          <table:table-cell office:value-type="float" office:value="0" calcext:value-type="float">
            <text:p>0</text:p>
          </table:table-cell>
          <table:table-cell office:value-type="float" office:value="1.179653" calcext:value-type="float">
            <text:p>1.179653</text:p>
          </table:table-cell>
          <table:table-cell office:value-type="float" office:value="-0.0005610121" calcext:value-type="float">
            <text:p>-0.0005610121</text:p>
          </table:table-cell>
          <table:table-cell office:value-type="float" office:value="-0.01952475" calcext:value-type="float">
            <text:p>-0.01952475</text:p>
          </table:table-cell>
          <table:table-cell office:value-type="float" office:value="0.000000008324162" calcext:value-type="float">
            <text:p>8.324162E-09</text:p>
          </table:table-cell>
          <table:table-cell office:value-type="float" office:value="9.457909" calcext:value-type="float">
            <text:p>9.457909</text:p>
          </table:table-cell>
          <table:table-cell office:value-type="float" office:value="0.7893386" calcext:value-type="float">
            <text:p>0.7893386</text:p>
          </table:table-cell>
          <table:table-cell office:value-type="float" office:value="0.052565" calcext:value-type="float">
            <text:p>0.052565</text:p>
          </table:table-cell>
          <table:table-cell office:value-type="float" office:value="0.04930273" calcext:value-type="float">
            <text:p>0.04930273</text:p>
          </table:table-cell>
          <table:table-cell office:value-type="float" office:value="0.03309167" calcext:value-type="float">
            <text:p>0.03309167</text:p>
          </table:table-cell>
          <table:table-cell office:value-type="float" office:value="0.0325483" calcext:value-type="float">
            <text:p>0.0325483</text:p>
          </table:table-cell>
          <table:table-cell office:value-type="float" office:value="0.01693532" calcext:value-type="float">
            <text:p>0.01693532</text:p>
          </table:table-cell>
          <table:table-cell office:value-type="float" office:value="0.01304743" calcext:value-type="float">
            <text:p>0.01304743</text:p>
          </table:table-cell>
          <table:table-cell office:value-type="float" office:value="0.0269534" calcext:value-type="float">
            <text:p>0.0269534</text:p>
          </table:table-cell>
          <table:table-cell office:value-type="float" office:value="0.0231255" calcext:value-type="float">
            <text:p>0.0231255</text:p>
          </table:table-cell>
          <table:table-cell office:value-type="float" office:value="0.02107998" calcext:value-type="float">
            <text:p>0.02107998</text:p>
          </table:table-cell>
          <table:table-cell office:value-type="float" office:value="0.02030559" calcext:value-type="float">
            <text:p>0.02030559</text:p>
          </table:table-cell>
          <table:table-cell office:value-type="float" office:value="0.02099466" calcext:value-type="float">
            <text:p>0.02099466</text:p>
          </table:table-cell>
          <table:table-cell office:value-type="float" office:value="0.005081811" calcext:value-type="float">
            <text:p>0.005081811</text:p>
          </table:table-cell>
          <table:table-cell office:value-type="float" office:value="0.00405284" calcext:value-type="float">
            <text:p>0.00405284</text:p>
          </table:table-cell>
          <table:table-cell office:value-type="float" office:value="0" calcext:value-type="float">
            <text:p>0</text:p>
          </table:table-cell>
          <table:table-cell office:value-type="float" office:value="41.52032" calcext:value-type="float">
            <text:p>41.52032</text:p>
          </table:table-cell>
          <table:table-cell office:value-type="float" office:value="36.32887" calcext:value-type="float">
            <text:p>36.32887</text:p>
          </table:table-cell>
          <table:table-cell office:value-type="float" office:value="30.32935" calcext:value-type="float">
            <text:p>30.32935</text:p>
          </table:table-cell>
          <table:table-cell office:value-type="float" office:value="30.41642" calcext:value-type="float">
            <text:p>30.41642</text:p>
          </table:table-cell>
          <table:table-cell office:value-type="float" office:value="33.60556" calcext:value-type="float">
            <text:p>33.60556</text:p>
          </table:table-cell>
          <table:table-cell office:value-type="float" office:value="23.92455" calcext:value-type="float">
            <text:p>23.92455</text:p>
          </table:table-cell>
          <table:table-cell office:value-type="float" office:value="22.28695" calcext:value-type="float">
            <text:p>22.28695</text:p>
          </table:table-cell>
          <table:table-cell office:value-type="float" office:value="26.87224" calcext:value-type="float">
            <text:p>26.87224</text:p>
          </table:table-cell>
          <table:table-cell office:value-type="float" office:value="16.95563" calcext:value-type="float">
            <text:p>16.95563</text:p>
          </table:table-cell>
          <table:table-cell office:value-type="float" office:value="6.219723" calcext:value-type="float">
            <text:p>6.219723</text:p>
          </table:table-cell>
          <table:table-cell office:value-type="float" office:value="2.473989" calcext:value-type="float">
            <text:p>2.473989</text:p>
          </table:table-cell>
          <table:table-cell office:value-type="float" office:value="0.9996368" calcext:value-type="float">
            <text:p>0.9996368</text:p>
          </table:table-cell>
          <table:table-cell office:value-type="float" office:value="0.4142375" calcext:value-type="float">
            <text:p>0.4142375</text:p>
          </table:table-cell>
          <table:table-cell office:value-type="float" office:value="0.3571774" calcext:value-type="float">
            <text:p>0.3571774</text:p>
          </table:table-cell>
          <table:table-cell office:value-type="float" office:value="0" calcext:value-type="float">
            <text:p>0</text:p>
          </table:table-cell>
          <table:table-cell office:value-type="float" office:value="-100779.8" calcext:value-type="float">
            <text:p>-10077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164832" calcext:value-type="float">
            <text:p>-4.164832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7.488989" calcext:value-type="float">
            <text:p>7.488989</text:p>
          </table:table-cell>
          <table:table-cell office:value-type="float" office:value="1081.922" calcext:value-type="float">
            <text:p>1081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8563" calcext:value-type="float">
            <text:p>0.06298563</text:p>
          </table:table-cell>
          <table:table-cell office:value-type="float" office:value="35.06208" calcext:value-type="float">
            <text:p>35.06208</text:p>
          </table:table-cell>
          <table:table-cell office:value-type="float" office:value="0" calcext:value-type="float">
            <text:p>0</text:p>
          </table:table-cell>
          <table:table-cell office:value-type="float" office:value="0.0005225721" calcext:value-type="float">
            <text:p>0.0005225721</text:p>
          </table:table-cell>
          <table:table-cell office:value-type="float" office:value="0" calcext:value-type="float">
            <text:p>0</text:p>
          </table:table-cell>
          <table:table-cell office:value-type="float" office:value="1.179687" calcext:value-type="float">
            <text:p>1.179687</text:p>
          </table:table-cell>
          <table:table-cell office:value-type="float" office:value="-0.0005719143" calcext:value-type="float">
            <text:p>-0.0005719143</text:p>
          </table:table-cell>
          <table:table-cell office:value-type="float" office:value="-0.01957021" calcext:value-type="float">
            <text:p>-0.01957021</text:p>
          </table:table-cell>
          <table:table-cell office:value-type="float" office:value="0.000000008488021" calcext:value-type="float">
            <text:p>8.488021E-09</text:p>
          </table:table-cell>
          <table:table-cell office:value-type="float" office:value="9.448813" calcext:value-type="float">
            <text:p>9.448813</text:p>
          </table:table-cell>
          <table:table-cell office:value-type="float" office:value="0.8128611" calcext:value-type="float">
            <text:p>0.8128611</text:p>
          </table:table-cell>
          <table:table-cell office:value-type="float" office:value="0.05131473" calcext:value-type="float">
            <text:p>0.05131473</text:p>
          </table:table-cell>
          <table:table-cell office:value-type="float" office:value="0.04916686" calcext:value-type="float">
            <text:p>0.04916686</text:p>
          </table:table-cell>
          <table:table-cell office:value-type="float" office:value="0.03330709" calcext:value-type="float">
            <text:p>0.03330709</text:p>
          </table:table-cell>
          <table:table-cell office:value-type="float" office:value="0.03283548" calcext:value-type="float">
            <text:p>0.03283548</text:p>
          </table:table-cell>
          <table:table-cell office:value-type="float" office:value="0.01709917" calcext:value-type="float">
            <text:p>0.01709917</text:p>
          </table:table-cell>
          <table:table-cell office:value-type="float" office:value="0.01309977" calcext:value-type="float">
            <text:p>0.01309977</text:p>
          </table:table-cell>
          <table:table-cell office:value-type="float" office:value="0.0268464" calcext:value-type="float">
            <text:p>0.0268464</text:p>
          </table:table-cell>
          <table:table-cell office:value-type="float" office:value="0.02303432" calcext:value-type="float">
            <text:p>0.02303432</text:p>
          </table:table-cell>
          <table:table-cell office:value-type="float" office:value="0.02103991" calcext:value-type="float">
            <text:p>0.02103991</text:p>
          </table:table-cell>
          <table:table-cell office:value-type="float" office:value="0.02029961" calcext:value-type="float">
            <text:p>0.02029961</text:p>
          </table:table-cell>
          <table:table-cell office:value-type="float" office:value="0.02099764" calcext:value-type="float">
            <text:p>0.02099764</text:p>
          </table:table-cell>
          <table:table-cell office:value-type="float" office:value="0.005081695" calcext:value-type="float">
            <text:p>0.005081695</text:p>
          </table:table-cell>
          <table:table-cell office:value-type="float" office:value="0.004052458" calcext:value-type="float">
            <text:p>0.004052458</text:p>
          </table:table-cell>
          <table:table-cell office:value-type="float" office:value="0" calcext:value-type="float">
            <text:p>0</text:p>
          </table:table-cell>
          <table:table-cell office:value-type="float" office:value="40.58942" calcext:value-type="float">
            <text:p>40.58942</text:p>
          </table:table-cell>
          <table:table-cell office:value-type="float" office:value="37.21581" calcext:value-type="float">
            <text:p>37.21581</text:p>
          </table:table-cell>
          <table:table-cell office:value-type="float" office:value="30.3616" calcext:value-type="float">
            <text:p>30.3616</text:p>
          </table:table-cell>
          <table:table-cell office:value-type="float" office:value="30.37055" calcext:value-type="float">
            <text:p>30.37055</text:p>
          </table:table-cell>
          <table:table-cell office:value-type="float" office:value="33.52096" calcext:value-type="float">
            <text:p>33.52096</text:p>
          </table:table-cell>
          <table:table-cell office:value-type="float" office:value="23.87412" calcext:value-type="float">
            <text:p>23.87412</text:p>
          </table:table-cell>
          <table:table-cell office:value-type="float" office:value="22.25858" calcext:value-type="float">
            <text:p>22.25858</text:p>
          </table:table-cell>
          <table:table-cell office:value-type="float" office:value="26.86391" calcext:value-type="float">
            <text:p>26.86391</text:p>
          </table:table-cell>
          <table:table-cell office:value-type="float" office:value="16.95772" calcext:value-type="float">
            <text:p>16.95772</text:p>
          </table:table-cell>
          <table:table-cell office:value-type="float" office:value="6.219757" calcext:value-type="float">
            <text:p>6.219757</text:p>
          </table:table-cell>
          <table:table-cell office:value-type="float" office:value="2.474688" calcext:value-type="float">
            <text:p>2.474688</text:p>
          </table:table-cell>
          <table:table-cell office:value-type="float" office:value="1.000119" calcext:value-type="float">
            <text:p>1.000119</text:p>
          </table:table-cell>
          <table:table-cell office:value-type="float" office:value="0.4143173" calcext:value-type="float">
            <text:p>0.4143173</text:p>
          </table:table-cell>
          <table:table-cell office:value-type="float" office:value="0.3572103" calcext:value-type="float">
            <text:p>0.3572103</text:p>
          </table:table-cell>
          <table:table-cell office:value-type="float" office:value="0" calcext:value-type="float">
            <text:p>0</text:p>
          </table:table-cell>
          <table:table-cell office:value-type="float" office:value="-101290.3" calcext:value-type="float">
            <text:p>-101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202937" calcext:value-type="float">
            <text:p>-4.202937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7.484432" calcext:value-type="float">
            <text:p>7.484432</text:p>
          </table:table-cell>
          <table:table-cell office:value-type="float" office:value="1081.916" calcext:value-type="float">
            <text:p>1081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45302" calcext:value-type="float">
            <text:p>0.06345302</text:p>
          </table:table-cell>
          <table:table-cell office:value-type="float" office:value="35.07176" calcext:value-type="float">
            <text:p>35.07176</text:p>
          </table:table-cell>
          <table:table-cell office:value-type="float" office:value="0" calcext:value-type="float">
            <text:p>0</text:p>
          </table:table-cell>
          <table:table-cell office:value-type="float" office:value="0.0005226615" calcext:value-type="float">
            <text:p>0.0005226615</text:p>
          </table:table-cell>
          <table:table-cell office:value-type="float" office:value="0" calcext:value-type="float">
            <text:p>0</text:p>
          </table:table-cell>
          <table:table-cell office:value-type="float" office:value="1.179721" calcext:value-type="float">
            <text:p>1.179721</text:p>
          </table:table-cell>
          <table:table-cell office:value-type="float" office:value="-0.0006381337" calcext:value-type="float">
            <text:p>-0.0006381337</text:p>
          </table:table-cell>
          <table:table-cell office:value-type="float" office:value="-0.01956359" calcext:value-type="float">
            <text:p>-0.01956359</text:p>
          </table:table-cell>
          <table:table-cell office:value-type="float" office:value="0.000000008488021" calcext:value-type="float">
            <text:p>8.488021E-09</text:p>
          </table:table-cell>
          <table:table-cell office:value-type="float" office:value="9.440801" calcext:value-type="float">
            <text:p>9.440801</text:p>
          </table:table-cell>
          <table:table-cell office:value-type="float" office:value="0.8506207" calcext:value-type="float">
            <text:p>0.8506207</text:p>
          </table:table-cell>
          <table:table-cell office:value-type="float" office:value="0.05257777" calcext:value-type="float">
            <text:p>0.05257777</text:p>
          </table:table-cell>
          <table:table-cell office:value-type="float" office:value="0.05042814" calcext:value-type="float">
            <text:p>0.05042814</text:p>
          </table:table-cell>
          <table:table-cell office:value-type="float" office:value="0.03384777" calcext:value-type="float">
            <text:p>0.03384777</text:p>
          </table:table-cell>
          <table:table-cell office:value-type="float" office:value="0.03323138" calcext:value-type="float">
            <text:p>0.03323138</text:p>
          </table:table-cell>
          <table:table-cell office:value-type="float" office:value="0.01721143" calcext:value-type="float">
            <text:p>0.01721143</text:p>
          </table:table-cell>
          <table:table-cell office:value-type="float" office:value="0.01313209" calcext:value-type="float">
            <text:p>0.01313209</text:p>
          </table:table-cell>
          <table:table-cell office:value-type="float" office:value="0.02675729" calcext:value-type="float">
            <text:p>0.02675729</text:p>
          </table:table-cell>
          <table:table-cell office:value-type="float" office:value="0.02295242" calcext:value-type="float">
            <text:p>0.02295242</text:p>
          </table:table-cell>
          <table:table-cell office:value-type="float" office:value="0.02100031" calcext:value-type="float">
            <text:p>0.02100031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99992" calcext:value-type="float">
            <text:p>0.02099992</text:p>
          </table:table-cell>
          <table:table-cell office:value-type="float" office:value="0.005081609" calcext:value-type="float">
            <text:p>0.005081609</text:p>
          </table:table-cell>
          <table:table-cell office:value-type="float" office:value="0.004052019" calcext:value-type="float">
            <text:p>0.004052019</text:p>
          </table:table-cell>
          <table:table-cell office:value-type="float" office:value="0" calcext:value-type="float">
            <text:p>0</text:p>
          </table:table-cell>
          <table:table-cell office:value-type="float" office:value="39.24766" calcext:value-type="float">
            <text:p>39.24766</text:p>
          </table:table-cell>
          <table:table-cell office:value-type="float" office:value="37.81629" calcext:value-type="float">
            <text:p>37.81629</text:p>
          </table:table-cell>
          <table:table-cell office:value-type="float" office:value="30.5194" calcext:value-type="float">
            <text:p>30.5194</text:p>
          </table:table-cell>
          <table:table-cell office:value-type="float" office:value="30.43658" calcext:value-type="float">
            <text:p>30.43658</text:p>
          </table:table-cell>
          <table:table-cell office:value-type="float" office:value="33.51241" calcext:value-type="float">
            <text:p>33.51241</text:p>
          </table:table-cell>
          <table:table-cell office:value-type="float" office:value="23.82637" calcext:value-type="float">
            <text:p>23.82637</text:p>
          </table:table-cell>
          <table:table-cell office:value-type="float" office:value="22.22678" calcext:value-type="float">
            <text:p>22.22678</text:p>
          </table:table-cell>
          <table:table-cell office:value-type="float" office:value="26.85374" calcext:value-type="float">
            <text:p>26.85374</text:p>
          </table:table-cell>
          <table:table-cell office:value-type="float" office:value="16.95932" calcext:value-type="float">
            <text:p>16.95932</text:p>
          </table:table-cell>
          <table:table-cell office:value-type="float" office:value="6.219747" calcext:value-type="float">
            <text:p>6.219747</text:p>
          </table:table-cell>
          <table:table-cell office:value-type="float" office:value="2.475387" calcext:value-type="float">
            <text:p>2.475387</text:p>
          </table:table-cell>
          <table:table-cell office:value-type="float" office:value="1.000604" calcext:value-type="float">
            <text:p>1.000604</text:p>
          </table:table-cell>
          <table:table-cell office:value-type="float" office:value="0.4144092" calcext:value-type="float">
            <text:p>0.4144092</text:p>
          </table:table-cell>
          <table:table-cell office:value-type="float" office:value="0.3572254" calcext:value-type="float">
            <text:p>0.3572254</text:p>
          </table:table-cell>
          <table:table-cell office:value-type="float" office:value="0" calcext:value-type="float">
            <text:p>0</text:p>
          </table:table-cell>
          <table:table-cell office:value-type="float" office:value="-101576.5" calcext:value-type="float">
            <text:p>-10157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3224" calcext:value-type="float">
            <text:p>-4.3224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7.480189" calcext:value-type="float">
            <text:p>7.480189</text:p>
          </table:table-cell>
          <table:table-cell office:value-type="float" office:value="1081.912" calcext:value-type="float">
            <text:p>1081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8342" calcext:value-type="float">
            <text:p>0.06168342</text:p>
          </table:table-cell>
          <table:table-cell office:value-type="float" office:value="35.08335" calcext:value-type="float">
            <text:p>35.08335</text:p>
          </table:table-cell>
          <table:table-cell office:value-type="float" office:value="0" calcext:value-type="float">
            <text:p>0</text:p>
          </table:table-cell>
          <table:table-cell office:value-type="float" office:value="0.0005227508" calcext:value-type="float">
            <text:p>0.0005227508</text:p>
          </table:table-cell>
          <table:table-cell office:value-type="float" office:value="0" calcext:value-type="float">
            <text:p>0</text:p>
          </table:table-cell>
          <table:table-cell office:value-type="float" office:value="1.179757" calcext:value-type="float">
            <text:p>1.179757</text:p>
          </table:table-cell>
          <table:table-cell office:value-type="float" office:value="-0.000688402" calcext:value-type="float">
            <text:p>-0.000688402</text:p>
          </table:table-cell>
          <table:table-cell office:value-type="float" office:value="-0.01962631" calcext:value-type="float">
            <text:p>-0.01962631</text:p>
          </table:table-cell>
          <table:table-cell office:value-type="float" office:value="0.000000008488021" calcext:value-type="float">
            <text:p>8.488021E-09</text:p>
          </table:table-cell>
          <table:table-cell office:value-type="float" office:value="9.434813" calcext:value-type="float">
            <text:p>9.434813</text:p>
          </table:table-cell>
          <table:table-cell office:value-type="float" office:value="0.6730426" calcext:value-type="float">
            <text:p>0.6730426</text:p>
          </table:table-cell>
          <table:table-cell office:value-type="float" office:value="0.05228567" calcext:value-type="float">
            <text:p>0.05228567</text:p>
          </table:table-cell>
          <table:table-cell office:value-type="float" office:value="0.05114749" calcext:value-type="float">
            <text:p>0.05114749</text:p>
          </table:table-cell>
          <table:table-cell office:value-type="float" office:value="0.03423594" calcext:value-type="float">
            <text:p>0.03423594</text:p>
          </table:table-cell>
          <table:table-cell office:value-type="float" office:value="0.03356664" calcext:value-type="float">
            <text:p>0.03356664</text:p>
          </table:table-cell>
          <table:table-cell office:value-type="float" office:value="0.01736415" calcext:value-type="float">
            <text:p>0.01736415</text:p>
          </table:table-cell>
          <table:table-cell office:value-type="float" office:value="0.01319587" calcext:value-type="float">
            <text:p>0.01319587</text:p>
          </table:table-cell>
          <table:table-cell office:value-type="float" office:value="0.02669148" calcext:value-type="float">
            <text:p>0.02669148</text:p>
          </table:table-cell>
          <table:table-cell office:value-type="float" office:value="0.02287922" calcext:value-type="float">
            <text:p>0.02287922</text:p>
          </table:table-cell>
          <table:table-cell office:value-type="float" office:value="0.0209617" calcext:value-type="float">
            <text:p>0.0209617</text:p>
          </table:table-cell>
          <table:table-cell office:value-type="float" office:value="0.02028616" calcext:value-type="float">
            <text:p>0.02028616</text:p>
          </table:table-cell>
          <table:table-cell office:value-type="float" office:value="0.02100152" calcext:value-type="float">
            <text:p>0.02100152</text:p>
          </table:table-cell>
          <table:table-cell office:value-type="float" office:value="0.005081463" calcext:value-type="float">
            <text:p>0.005081463</text:p>
          </table:table-cell>
          <table:table-cell office:value-type="float" office:value="0.004051437" calcext:value-type="float">
            <text:p>0.004051437</text:p>
          </table:table-cell>
          <table:table-cell office:value-type="float" office:value="0" calcext:value-type="float">
            <text:p>0</text:p>
          </table:table-cell>
          <table:table-cell office:value-type="float" office:value="45.81569" calcext:value-type="float">
            <text:p>45.81569</text:p>
          </table:table-cell>
          <table:table-cell office:value-type="float" office:value="36.81561" calcext:value-type="float">
            <text:p>36.81561</text:p>
          </table:table-cell>
          <table:table-cell office:value-type="float" office:value="30.42136" calcext:value-type="float">
            <text:p>30.42136</text:p>
          </table:table-cell>
          <table:table-cell office:value-type="float" office:value="30.44746" calcext:value-type="float">
            <text:p>30.44746</text:p>
          </table:table-cell>
          <table:table-cell office:value-type="float" office:value="33.48585" calcext:value-type="float">
            <text:p>33.48585</text:p>
          </table:table-cell>
          <table:table-cell office:value-type="float" office:value="23.79481" calcext:value-type="float">
            <text:p>23.79481</text:p>
          </table:table-cell>
          <table:table-cell office:value-type="float" office:value="22.20636" calcext:value-type="float">
            <text:p>22.20636</text:p>
          </table:table-cell>
          <table:table-cell office:value-type="float" office:value="26.84309" calcext:value-type="float">
            <text:p>26.84309</text:p>
          </table:table-cell>
          <table:table-cell office:value-type="float" office:value="16.96046" calcext:value-type="float">
            <text:p>16.96046</text:p>
          </table:table-cell>
          <table:table-cell office:value-type="float" office:value="6.219685" calcext:value-type="float">
            <text:p>6.219685</text:p>
          </table:table-cell>
          <table:table-cell office:value-type="float" office:value="2.476086" calcext:value-type="float">
            <text:p>2.476086</text:p>
          </table:table-cell>
          <table:table-cell office:value-type="float" office:value="1.001082" calcext:value-type="float">
            <text:p>1.001082</text:p>
          </table:table-cell>
          <table:table-cell office:value-type="float" office:value="0.4144801" calcext:value-type="float">
            <text:p>0.4144801</text:p>
          </table:table-cell>
          <table:table-cell office:value-type="float" office:value="0.3572447" calcext:value-type="float">
            <text:p>0.3572447</text:p>
          </table:table-cell>
          <table:table-cell office:value-type="float" office:value="0" calcext:value-type="float">
            <text:p>0</text:p>
          </table:table-cell>
          <table:table-cell office:value-type="float" office:value="-101889" calcext:value-type="float">
            <text:p>-101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09278" calcext:value-type="float">
            <text:p>-4.409278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7.47664" calcext:value-type="float">
            <text:p>7.47664</text:p>
          </table:table-cell>
          <table:table-cell office:value-type="float" office:value="1081.908" calcext:value-type="float">
            <text:p>1081.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81195" calcext:value-type="float">
            <text:p>0.06081195</text:p>
          </table:table-cell>
          <table:table-cell office:value-type="float" office:value="35.09312" calcext:value-type="float">
            <text:p>35.09312</text:p>
          </table:table-cell>
          <table:table-cell office:value-type="float" office:value="0" calcext:value-type="float">
            <text:p>0</text:p>
          </table:table-cell>
          <table:table-cell office:value-type="float" office:value="0.0005228355" calcext:value-type="float">
            <text:p>0.0005228355</text:p>
          </table:table-cell>
          <table:table-cell office:value-type="float" office:value="0" calcext:value-type="float">
            <text:p>0</text:p>
          </table:table-cell>
          <table:table-cell office:value-type="float" office:value="1.179796" calcext:value-type="float">
            <text:p>1.179796</text:p>
          </table:table-cell>
          <table:table-cell office:value-type="float" office:value="-0.0006934202" calcext:value-type="float">
            <text:p>-0.0006934202</text:p>
          </table:table-cell>
          <table:table-cell office:value-type="float" office:value="-0.01973856" calcext:value-type="float">
            <text:p>-0.01973856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29751" calcext:value-type="float">
            <text:p>9.429751</text:p>
          </table:table-cell>
          <table:table-cell office:value-type="float" office:value="0.5351021" calcext:value-type="float">
            <text:p>0.5351021</text:p>
          </table:table-cell>
          <table:table-cell office:value-type="float" office:value="0.06230597" calcext:value-type="float">
            <text:p>0.06230597</text:p>
          </table:table-cell>
          <table:table-cell office:value-type="float" office:value="0.05324926" calcext:value-type="float">
            <text:p>0.05324926</text:p>
          </table:table-cell>
          <table:table-cell office:value-type="float" office:value="0.03480854" calcext:value-type="float">
            <text:p>0.03480854</text:p>
          </table:table-cell>
          <table:table-cell office:value-type="float" office:value="0.03392595" calcext:value-type="float">
            <text:p>0.03392595</text:p>
          </table:table-cell>
          <table:table-cell office:value-type="float" office:value="0.01753103" calcext:value-type="float">
            <text:p>0.01753103</text:p>
          </table:table-cell>
          <table:table-cell office:value-type="float" office:value="0.01327067" calcext:value-type="float">
            <text:p>0.01327067</text:p>
          </table:table-cell>
          <table:table-cell office:value-type="float" office:value="0.02664711" calcext:value-type="float">
            <text:p>0.02664711</text:p>
          </table:table-cell>
          <table:table-cell office:value-type="float" office:value="0.02281572" calcext:value-type="float">
            <text:p>0.02281572</text:p>
          </table:table-cell>
          <table:table-cell office:value-type="float" office:value="0.02092461" calcext:value-type="float">
            <text:p>0.02092461</text:p>
          </table:table-cell>
          <table:table-cell office:value-type="float" office:value="0.0202789" calcext:value-type="float">
            <text:p>0.0202789</text:p>
          </table:table-cell>
          <table:table-cell office:value-type="float" office:value="0.02100249" calcext:value-type="float">
            <text:p>0.02100249</text:p>
          </table:table-cell>
          <table:table-cell office:value-type="float" office:value="0.005081253" calcext:value-type="float">
            <text:p>0.005081253</text:p>
          </table:table-cell>
          <table:table-cell office:value-type="float" office:value="0.004050933" calcext:value-type="float">
            <text:p>0.004050933</text:p>
          </table:table-cell>
          <table:table-cell office:value-type="float" office:value="0" calcext:value-type="float">
            <text:p>0</text:p>
          </table:table-cell>
          <table:table-cell office:value-type="float" office:value="27.80722" calcext:value-type="float">
            <text:p>27.80722</text:p>
          </table:table-cell>
          <table:table-cell office:value-type="float" office:value="38.5676" calcext:value-type="float">
            <text:p>38.5676</text:p>
          </table:table-cell>
          <table:table-cell office:value-type="float" office:value="32.66898" calcext:value-type="float">
            <text:p>32.66898</text:p>
          </table:table-cell>
          <table:table-cell office:value-type="float" office:value="30.77584" calcext:value-type="float">
            <text:p>30.77584</text:p>
          </table:table-cell>
          <table:table-cell office:value-type="float" office:value="33.51084" calcext:value-type="float">
            <text:p>33.51084</text:p>
          </table:table-cell>
          <table:table-cell office:value-type="float" office:value="23.76167" calcext:value-type="float">
            <text:p>23.76167</text:p>
          </table:table-cell>
          <table:table-cell office:value-type="float" office:value="22.18282" calcext:value-type="float">
            <text:p>22.18282</text:p>
          </table:table-cell>
          <table:table-cell office:value-type="float" office:value="26.83221" calcext:value-type="float">
            <text:p>26.83221</text:p>
          </table:table-cell>
          <table:table-cell office:value-type="float" office:value="16.96124" calcext:value-type="float">
            <text:p>16.96124</text:p>
          </table:table-cell>
          <table:table-cell office:value-type="float" office:value="6.219562" calcext:value-type="float">
            <text:p>6.219562</text:p>
          </table:table-cell>
          <table:table-cell office:value-type="float" office:value="2.476784" calcext:value-type="float">
            <text:p>2.476784</text:p>
          </table:table-cell>
          <table:table-cell office:value-type="float" office:value="1.001554" calcext:value-type="float">
            <text:p>1.001554</text:p>
          </table:table-cell>
          <table:table-cell office:value-type="float" office:value="0.4145358" calcext:value-type="float">
            <text:p>0.4145358</text:p>
          </table:table-cell>
          <table:table-cell office:value-type="float" office:value="0.3572847" calcext:value-type="float">
            <text:p>0.3572847</text:p>
          </table:table-cell>
          <table:table-cell office:value-type="float" office:value="0" calcext:value-type="float">
            <text:p>0</text:p>
          </table:table-cell>
          <table:table-cell office:value-type="float" office:value="-102121.7" calcext:value-type="float">
            <text:p>-10212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45705" calcext:value-type="float">
            <text:p>-4.445705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7.472819" calcext:value-type="float">
            <text:p>7.472819</text:p>
          </table:table-cell>
          <table:table-cell office:value-type="float" office:value="1081.904" calcext:value-type="float">
            <text:p>1081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0517" calcext:value-type="float">
            <text:p>0.05980517</text:p>
          </table:table-cell>
          <table:table-cell office:value-type="float" office:value="35.10347" calcext:value-type="float">
            <text:p>35.10347</text:p>
          </table:table-cell>
          <table:table-cell office:value-type="float" office:value="0" calcext:value-type="float">
            <text:p>0</text:p>
          </table:table-cell>
          <table:table-cell office:value-type="float" office:value="0.0005229188" calcext:value-type="float">
            <text:p>0.0005229188</text:p>
          </table:table-cell>
          <table:table-cell office:value-type="float" office:value="0" calcext:value-type="float">
            <text:p>0</text:p>
          </table:table-cell>
          <table:table-cell office:value-type="float" office:value="1.179833" calcext:value-type="float">
            <text:p>1.179833</text:p>
          </table:table-cell>
          <table:table-cell office:value-type="float" office:value="-0.0007001181" calcext:value-type="float">
            <text:p>-0.0007001181</text:p>
          </table:table-cell>
          <table:table-cell office:value-type="float" office:value="-0.01988213" calcext:value-type="float">
            <text:p>-0.01988213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25309" calcext:value-type="float">
            <text:p>9.425309</text:p>
          </table:table-cell>
          <table:table-cell office:value-type="float" office:value="0.4270871" calcext:value-type="float">
            <text:p>0.4270871</text:p>
          </table:table-cell>
          <table:table-cell office:value-type="float" office:value="0.06246373" calcext:value-type="float">
            <text:p>0.06246373</text:p>
          </table:table-cell>
          <table:table-cell office:value-type="float" office:value="0.05413551" calcext:value-type="float">
            <text:p>0.05413551</text:p>
          </table:table-cell>
          <table:table-cell office:value-type="float" office:value="0.03557041" calcext:value-type="float">
            <text:p>0.03557041</text:p>
          </table:table-cell>
          <table:table-cell office:value-type="float" office:value="0.03438546" calcext:value-type="float">
            <text:p>0.03438546</text:p>
          </table:table-cell>
          <table:table-cell office:value-type="float" office:value="0.01769525" calcext:value-type="float">
            <text:p>0.01769525</text:p>
          </table:table-cell>
          <table:table-cell office:value-type="float" office:value="0.0133502" calcext:value-type="float">
            <text:p>0.0133502</text:p>
          </table:table-cell>
          <table:table-cell office:value-type="float" office:value="0.02662609" calcext:value-type="float">
            <text:p>0.02662609</text:p>
          </table:table-cell>
          <table:table-cell office:value-type="float" office:value="0.02276278" calcext:value-type="float">
            <text:p>0.02276278</text:p>
          </table:table-cell>
          <table:table-cell office:value-type="float" office:value="0.02088952" calcext:value-type="float">
            <text:p>0.02088952</text:p>
          </table:table-cell>
          <table:table-cell office:value-type="float" office:value="0.02027146" calcext:value-type="float">
            <text:p>0.02027146</text:p>
          </table:table-cell>
          <table:table-cell office:value-type="float" office:value="0.02100289" calcext:value-type="float">
            <text:p>0.02100289</text:p>
          </table:table-cell>
          <table:table-cell office:value-type="float" office:value="0.005080992" calcext:value-type="float">
            <text:p>0.005080992</text:p>
          </table:table-cell>
          <table:table-cell office:value-type="float" office:value="0.004050516" calcext:value-type="float">
            <text:p>0.004050516</text:p>
          </table:table-cell>
          <table:table-cell office:value-type="float" office:value="0" calcext:value-type="float">
            <text:p>0</text:p>
          </table:table-cell>
          <table:table-cell office:value-type="float" office:value="23.49787" calcext:value-type="float">
            <text:p>23.49787</text:p>
          </table:table-cell>
          <table:table-cell office:value-type="float" office:value="36.04393" calcext:value-type="float">
            <text:p>36.04393</text:p>
          </table:table-cell>
          <table:table-cell office:value-type="float" office:value="34.16951" calcext:value-type="float">
            <text:p>34.16951</text:p>
          </table:table-cell>
          <table:table-cell office:value-type="float" office:value="31.91729" calcext:value-type="float">
            <text:p>31.91729</text:p>
          </table:table-cell>
          <table:table-cell office:value-type="float" office:value="34.15615" calcext:value-type="float">
            <text:p>34.15615</text:p>
          </table:table-cell>
          <table:table-cell office:value-type="float" office:value="23.81494" calcext:value-type="float">
            <text:p>23.81494</text:p>
          </table:table-cell>
          <table:table-cell office:value-type="float" office:value="22.17027" calcext:value-type="float">
            <text:p>22.17027</text:p>
          </table:table-cell>
          <table:table-cell office:value-type="float" office:value="26.82135" calcext:value-type="float">
            <text:p>26.82135</text:p>
          </table:table-cell>
          <table:table-cell office:value-type="float" office:value="16.96167" calcext:value-type="float">
            <text:p>16.96167</text:p>
          </table:table-cell>
          <table:table-cell office:value-type="float" office:value="6.219357" calcext:value-type="float">
            <text:p>6.219357</text:p>
          </table:table-cell>
          <table:table-cell office:value-type="float" office:value="2.477482" calcext:value-type="float">
            <text:p>2.477482</text:p>
          </table:table-cell>
          <table:table-cell office:value-type="float" office:value="1.002026" calcext:value-type="float">
            <text:p>1.002026</text:p>
          </table:table-cell>
          <table:table-cell office:value-type="float" office:value="0.4145783" calcext:value-type="float">
            <text:p>0.4145783</text:p>
          </table:table-cell>
          <table:table-cell office:value-type="float" office:value="0.3573441" calcext:value-type="float">
            <text:p>0.3573441</text:p>
          </table:table-cell>
          <table:table-cell office:value-type="float" office:value="0" calcext:value-type="float">
            <text:p>0</text:p>
          </table:table-cell>
          <table:table-cell office:value-type="float" office:value="-102415.1" calcext:value-type="float">
            <text:p>-10241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487018" calcext:value-type="float">
            <text:p>-4.487018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7.468416" calcext:value-type="float">
            <text:p>7.468416</text:p>
          </table:table-cell>
          <table:table-cell office:value-type="float" office:value="1081.9" calcext:value-type="float">
            <text:p>10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506" calcext:value-type="float">
            <text:p>0.0590506</text:p>
          </table:table-cell>
          <table:table-cell office:value-type="float" office:value="35.11471" calcext:value-type="float">
            <text:p>35.11471</text:p>
          </table:table-cell>
          <table:table-cell office:value-type="float" office:value="0" calcext:value-type="float">
            <text:p>0</text:p>
          </table:table-cell>
          <table:table-cell office:value-type="float" office:value="0.0005230004" calcext:value-type="float">
            <text:p>0.0005230004</text:p>
          </table:table-cell>
          <table:table-cell office:value-type="float" office:value="0" calcext:value-type="float">
            <text:p>0</text:p>
          </table:table-cell>
          <table:table-cell office:value-type="float" office:value="1.179868" calcext:value-type="float">
            <text:p>1.179868</text:p>
          </table:table-cell>
          <table:table-cell office:value-type="float" office:value="-0.0007086194" calcext:value-type="float">
            <text:p>-0.0007086194</text:p>
          </table:table-cell>
          <table:table-cell office:value-type="float" office:value="-0.02010985" calcext:value-type="float">
            <text:p>-0.02010985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21518" calcext:value-type="float">
            <text:p>9.421518</text:p>
          </table:table-cell>
          <table:table-cell office:value-type="float" office:value="0.3651811" calcext:value-type="float">
            <text:p>0.3651811</text:p>
          </table:table-cell>
          <table:table-cell office:value-type="float" office:value="0.05974502" calcext:value-type="float">
            <text:p>0.05974502</text:p>
          </table:table-cell>
          <table:table-cell office:value-type="float" office:value="0.05366584" calcext:value-type="float">
            <text:p>0.05366584</text:p>
          </table:table-cell>
          <table:table-cell office:value-type="float" office:value="0.03579005" calcext:value-type="float">
            <text:p>0.03579005</text:p>
          </table:table-cell>
          <table:table-cell office:value-type="float" office:value="0.03461566" calcext:value-type="float">
            <text:p>0.03461566</text:p>
          </table:table-cell>
          <table:table-cell office:value-type="float" office:value="0.01783838" calcext:value-type="float">
            <text:p>0.01783838</text:p>
          </table:table-cell>
          <table:table-cell office:value-type="float" office:value="0.01342258" calcext:value-type="float">
            <text:p>0.01342258</text:p>
          </table:table-cell>
          <table:table-cell office:value-type="float" office:value="0.02661561" calcext:value-type="float">
            <text:p>0.02661561</text:p>
          </table:table-cell>
          <table:table-cell office:value-type="float" office:value="0.02271926" calcext:value-type="float">
            <text:p>0.02271926</text:p>
          </table:table-cell>
          <table:table-cell office:value-type="float" office:value="0.02085679" calcext:value-type="float">
            <text:p>0.02085679</text:p>
          </table:table-cell>
          <table:table-cell office:value-type="float" office:value="0.02026393" calcext:value-type="float">
            <text:p>0.02026393</text:p>
          </table:table-cell>
          <table:table-cell office:value-type="float" office:value="0.02100282" calcext:value-type="float">
            <text:p>0.02100282</text:p>
          </table:table-cell>
          <table:table-cell office:value-type="float" office:value="0.005080584" calcext:value-type="float">
            <text:p>0.005080584</text:p>
          </table:table-cell>
          <table:table-cell office:value-type="float" office:value="0.004049948" calcext:value-type="float">
            <text:p>0.004049948</text:p>
          </table:table-cell>
          <table:table-cell office:value-type="float" office:value="0" calcext:value-type="float">
            <text:p>0</text:p>
          </table:table-cell>
          <table:table-cell office:value-type="float" office:value="27.13704" calcext:value-type="float">
            <text:p>27.13704</text:p>
          </table:table-cell>
          <table:table-cell office:value-type="float" office:value="33.52081" calcext:value-type="float">
            <text:p>33.52081</text:p>
          </table:table-cell>
          <table:table-cell office:value-type="float" office:value="34.23655" calcext:value-type="float">
            <text:p>34.23655</text:p>
          </table:table-cell>
          <table:table-cell office:value-type="float" office:value="32.55364" calcext:value-type="float">
            <text:p>32.55364</text:p>
          </table:table-cell>
          <table:table-cell office:value-type="float" office:value="34.68233" calcext:value-type="float">
            <text:p>34.68233</text:p>
          </table:table-cell>
          <table:table-cell office:value-type="float" office:value="23.98703" calcext:value-type="float">
            <text:p>23.98703</text:p>
          </table:table-cell>
          <table:table-cell office:value-type="float" office:value="22.20158" calcext:value-type="float">
            <text:p>22.20158</text:p>
          </table:table-cell>
          <table:table-cell office:value-type="float" office:value="26.81441" calcext:value-type="float">
            <text:p>26.81441</text:p>
          </table:table-cell>
          <table:table-cell office:value-type="float" office:value="16.96189" calcext:value-type="float">
            <text:p>16.96189</text:p>
          </table:table-cell>
          <table:table-cell office:value-type="float" office:value="6.219095" calcext:value-type="float">
            <text:p>6.219095</text:p>
          </table:table-cell>
          <table:table-cell office:value-type="float" office:value="2.47818" calcext:value-type="float">
            <text:p>2.47818</text:p>
          </table:table-cell>
          <table:table-cell office:value-type="float" office:value="1.002501" calcext:value-type="float">
            <text:p>1.002501</text:p>
          </table:table-cell>
          <table:table-cell office:value-type="float" office:value="0.4145682" calcext:value-type="float">
            <text:p>0.4145682</text:p>
          </table:table-cell>
          <table:table-cell office:value-type="float" office:value="0.3574323" calcext:value-type="float">
            <text:p>0.3574323</text:p>
          </table:table-cell>
          <table:table-cell office:value-type="float" office:value="0" calcext:value-type="float">
            <text:p>0</text:p>
          </table:table-cell>
          <table:table-cell office:value-type="float" office:value="-102793.4" calcext:value-type="float">
            <text:p>-10279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54117" calcext:value-type="float">
            <text:p>-4.54117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7.463623" calcext:value-type="float">
            <text:p>7.463623</text:p>
          </table:table-cell>
          <table:table-cell office:value-type="float" office:value="1081.895" calcext:value-type="float">
            <text:p>1081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1467" calcext:value-type="float">
            <text:p>0.05841467</text:p>
          </table:table-cell>
          <table:table-cell office:value-type="float" office:value="35.12635" calcext:value-type="float">
            <text:p>35.12635</text:p>
          </table:table-cell>
          <table:table-cell office:value-type="float" office:value="0" calcext:value-type="float">
            <text:p>0</text:p>
          </table:table-cell>
          <table:table-cell office:value-type="float" office:value="0.0005230809" calcext:value-type="float">
            <text:p>0.0005230809</text:p>
          </table:table-cell>
          <table:table-cell office:value-type="float" office:value="0" calcext:value-type="float">
            <text:p>0</text:p>
          </table:table-cell>
          <table:table-cell office:value-type="float" office:value="1.179913" calcext:value-type="float">
            <text:p>1.179913</text:p>
          </table:table-cell>
          <table:table-cell office:value-type="float" office:value="-0.0007170744" calcext:value-type="float">
            <text:p>-0.0007170744</text:p>
          </table:table-cell>
          <table:table-cell office:value-type="float" office:value="-0.02038751" calcext:value-type="float">
            <text:p>-0.02038751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18212" calcext:value-type="float">
            <text:p>9.418212</text:p>
          </table:table-cell>
          <table:table-cell office:value-type="float" office:value="0.3176277" calcext:value-type="float">
            <text:p>0.3176277</text:p>
          </table:table-cell>
          <table:table-cell office:value-type="float" office:value="0.05672144" calcext:value-type="float">
            <text:p>0.05672144</text:p>
          </table:table-cell>
          <table:table-cell office:value-type="float" office:value="0.05293286" calcext:value-type="float">
            <text:p>0.05293286</text:p>
          </table:table-cell>
          <table:table-cell office:value-type="float" office:value="0.03565324" calcext:value-type="float">
            <text:p>0.03565324</text:p>
          </table:table-cell>
          <table:table-cell office:value-type="float" office:value="0.03469503" calcext:value-type="float">
            <text:p>0.03469503</text:p>
          </table:table-cell>
          <table:table-cell office:value-type="float" office:value="0.01794844" calcext:value-type="float">
            <text:p>0.01794844</text:p>
          </table:table-cell>
          <table:table-cell office:value-type="float" office:value="0.01348996" calcext:value-type="float">
            <text:p>0.01348996</text:p>
          </table:table-cell>
          <table:table-cell office:value-type="float" office:value="0.02660628" calcext:value-type="float">
            <text:p>0.02660628</text:p>
          </table:table-cell>
          <table:table-cell office:value-type="float" office:value="0.02268216" calcext:value-type="float">
            <text:p>0.02268216</text:p>
          </table:table-cell>
          <table:table-cell office:value-type="float" office:value="0.02082653" calcext:value-type="float">
            <text:p>0.02082653</text:p>
          </table:table-cell>
          <table:table-cell office:value-type="float" office:value="0.02025645" calcext:value-type="float">
            <text:p>0.02025645</text:p>
          </table:table-cell>
          <table:table-cell office:value-type="float" office:value="0.02100234" calcext:value-type="float">
            <text:p>0.02100234</text:p>
          </table:table-cell>
          <table:table-cell office:value-type="float" office:value="0.005080248" calcext:value-type="float">
            <text:p>0.005080248</text:p>
          </table:table-cell>
          <table:table-cell office:value-type="float" office:value="0.004049956" calcext:value-type="float">
            <text:p>0.004049956</text:p>
          </table:table-cell>
          <table:table-cell office:value-type="float" office:value="0" calcext:value-type="float">
            <text:p>0</text:p>
          </table:table-cell>
          <table:table-cell office:value-type="float" office:value="37.27844" calcext:value-type="float">
            <text:p>37.27844</text:p>
          </table:table-cell>
          <table:table-cell office:value-type="float" office:value="32.13446" calcext:value-type="float">
            <text:p>32.13446</text:p>
          </table:table-cell>
          <table:table-cell office:value-type="float" office:value="33.23559" calcext:value-type="float">
            <text:p>33.23559</text:p>
          </table:table-cell>
          <table:table-cell office:value-type="float" office:value="32.35696" calcext:value-type="float">
            <text:p>32.35696</text:p>
          </table:table-cell>
          <table:table-cell office:value-type="float" office:value="34.68168" calcext:value-type="float">
            <text:p>34.68168</text:p>
          </table:table-cell>
          <table:table-cell office:value-type="float" office:value="24.12153" calcext:value-type="float">
            <text:p>24.12153</text:p>
          </table:table-cell>
          <table:table-cell office:value-type="float" office:value="22.26614" calcext:value-type="float">
            <text:p>22.26614</text:p>
          </table:table-cell>
          <table:table-cell office:value-type="float" office:value="26.81617" calcext:value-type="float">
            <text:p>26.81617</text:p>
          </table:table-cell>
          <table:table-cell office:value-type="float" office:value="16.96265" calcext:value-type="float">
            <text:p>16.96265</text:p>
          </table:table-cell>
          <table:table-cell office:value-type="float" office:value="6.218767" calcext:value-type="float">
            <text:p>6.218767</text:p>
          </table:table-cell>
          <table:table-cell office:value-type="float" office:value="2.478874" calcext:value-type="float">
            <text:p>2.478874</text:p>
          </table:table-cell>
          <table:table-cell office:value-type="float" office:value="1.002975" calcext:value-type="float">
            <text:p>1.002975</text:p>
          </table:table-cell>
          <table:table-cell office:value-type="float" office:value="0.4145984" calcext:value-type="float">
            <text:p>0.4145984</text:p>
          </table:table-cell>
          <table:table-cell office:value-type="float" office:value="0.3575412" calcext:value-type="float">
            <text:p>0.3575412</text:p>
          </table:table-cell>
          <table:table-cell office:value-type="float" office:value="0" calcext:value-type="float">
            <text:p>0</text:p>
          </table:table-cell>
          <table:table-cell office:value-type="float" office:value="-103108.9" calcext:value-type="float">
            <text:p>-10310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890125" calcext:value-type="float">
            <text:p>-4.890125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7.459685" calcext:value-type="float">
            <text:p>7.459685</text:p>
          </table:table-cell>
          <table:table-cell office:value-type="float" office:value="1081.891" calcext:value-type="float">
            <text:p>1081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72" calcext:value-type="float">
            <text:p>0.05797072</text:p>
          </table:table-cell>
          <table:table-cell office:value-type="float" office:value="35.13597" calcext:value-type="float">
            <text:p>35.13597</text:p>
          </table:table-cell>
          <table:table-cell office:value-type="float" office:value="0" calcext:value-type="float">
            <text:p>0</text:p>
          </table:table-cell>
          <table:table-cell office:value-type="float" office:value="0.0005231595" calcext:value-type="float">
            <text:p>0.0005231595</text:p>
          </table:table-cell>
          <table:table-cell office:value-type="float" office:value="0" calcext:value-type="float">
            <text:p>0</text:p>
          </table:table-cell>
          <table:table-cell office:value-type="float" office:value="1.179946" calcext:value-type="float">
            <text:p>1.179946</text:p>
          </table:table-cell>
          <table:table-cell office:value-type="float" office:value="-0.0007214723" calcext:value-type="float">
            <text:p>-0.0007214723</text:p>
          </table:table-cell>
          <table:table-cell office:value-type="float" office:value="-0.02051749" calcext:value-type="float">
            <text:p>-0.02051749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1388" calcext:value-type="float">
            <text:p>9.41388</text:p>
          </table:table-cell>
          <table:table-cell office:value-type="float" office:value="0.2747078" calcext:value-type="float">
            <text:p>0.2747078</text:p>
          </table:table-cell>
          <table:table-cell office:value-type="float" office:value="0.05557018" calcext:value-type="float">
            <text:p>0.05557018</text:p>
          </table:table-cell>
          <table:table-cell office:value-type="float" office:value="0.05340202" calcext:value-type="float">
            <text:p>0.05340202</text:p>
          </table:table-cell>
          <table:table-cell office:value-type="float" office:value="0.03587251" calcext:value-type="float">
            <text:p>0.03587251</text:p>
          </table:table-cell>
          <table:table-cell office:value-type="float" office:value="0.03495741" calcext:value-type="float">
            <text:p>0.03495741</text:p>
          </table:table-cell>
          <table:table-cell office:value-type="float" office:value="0.01807239" calcext:value-type="float">
            <text:p>0.01807239</text:p>
          </table:table-cell>
          <table:table-cell office:value-type="float" office:value="0.01356029" calcext:value-type="float">
            <text:p>0.01356029</text:p>
          </table:table-cell>
          <table:table-cell office:value-type="float" office:value="0.02659733" calcext:value-type="float">
            <text:p>0.02659733</text:p>
          </table:table-cell>
          <table:table-cell office:value-type="float" office:value="0.0226491" calcext:value-type="float">
            <text:p>0.0226491</text:p>
          </table:table-cell>
          <table:table-cell office:value-type="float" office:value="0.02079839" calcext:value-type="float">
            <text:p>0.02079839</text:p>
          </table:table-cell>
          <table:table-cell office:value-type="float" office:value="0.02024902" calcext:value-type="float">
            <text:p>0.02024902</text:p>
          </table:table-cell>
          <table:table-cell office:value-type="float" office:value="0.0210016" calcext:value-type="float">
            <text:p>0.0210016</text:p>
          </table:table-cell>
          <table:table-cell office:value-type="float" office:value="0.005079837" calcext:value-type="float">
            <text:p>0.005079837</text:p>
          </table:table-cell>
          <table:table-cell office:value-type="float" office:value="0.004049717" calcext:value-type="float">
            <text:p>0.004049717</text:p>
          </table:table-cell>
          <table:table-cell office:value-type="float" office:value="0" calcext:value-type="float">
            <text:p>0</text:p>
          </table:table-cell>
          <table:table-cell office:value-type="float" office:value="45.1276" calcext:value-type="float">
            <text:p>45.1276</text:p>
          </table:table-cell>
          <table:table-cell office:value-type="float" office:value="31.86201" calcext:value-type="float">
            <text:p>31.86201</text:p>
          </table:table-cell>
          <table:table-cell office:value-type="float" office:value="32.44966" calcext:value-type="float">
            <text:p>32.44966</text:p>
          </table:table-cell>
          <table:table-cell office:value-type="float" office:value="31.91477" calcext:value-type="float">
            <text:p>31.91477</text:p>
          </table:table-cell>
          <table:table-cell office:value-type="float" office:value="34.35227" calcext:value-type="float">
            <text:p>34.35227</text:p>
          </table:table-cell>
          <table:table-cell office:value-type="float" office:value="24.14037" calcext:value-type="float">
            <text:p>24.14037</text:p>
          </table:table-cell>
          <table:table-cell office:value-type="float" office:value="22.31462" calcext:value-type="float">
            <text:p>22.31462</text:p>
          </table:table-cell>
          <table:table-cell office:value-type="float" office:value="26.82456" calcext:value-type="float">
            <text:p>26.82456</text:p>
          </table:table-cell>
          <table:table-cell office:value-type="float" office:value="16.96451" calcext:value-type="float">
            <text:p>16.96451</text:p>
          </table:table-cell>
          <table:table-cell office:value-type="float" office:value="6.218413" calcext:value-type="float">
            <text:p>6.218413</text:p>
          </table:table-cell>
          <table:table-cell office:value-type="float" office:value="2.479556" calcext:value-type="float">
            <text:p>2.479556</text:p>
          </table:table-cell>
          <table:table-cell office:value-type="float" office:value="1.003457" calcext:value-type="float">
            <text:p>1.003457</text:p>
          </table:table-cell>
          <table:table-cell office:value-type="float" office:value="0.4146019" calcext:value-type="float">
            <text:p>0.4146019</text:p>
          </table:table-cell>
          <table:table-cell office:value-type="float" office:value="0.3576428" calcext:value-type="float">
            <text:p>0.3576428</text:p>
          </table:table-cell>
          <table:table-cell office:value-type="float" office:value="0" calcext:value-type="float">
            <text:p>0</text:p>
          </table:table-cell>
          <table:table-cell office:value-type="float" office:value="-103336.4" calcext:value-type="float">
            <text:p>-10333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034826" calcext:value-type="float">
            <text:p>-5.034826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7.455269" calcext:value-type="float">
            <text:p>7.455269</text:p>
          </table:table-cell>
          <table:table-cell office:value-type="float" office:value="1081.887" calcext:value-type="float">
            <text:p>1081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46819" calcext:value-type="float">
            <text:p>0.05746819</text:p>
          </table:table-cell>
          <table:table-cell office:value-type="float" office:value="35.1464" calcext:value-type="float">
            <text:p>35.1464</text:p>
          </table:table-cell>
          <table:table-cell office:value-type="float" office:value="0" calcext:value-type="float">
            <text:p>0</text:p>
          </table:table-cell>
          <table:table-cell office:value-type="float" office:value="0.0005232363" calcext:value-type="float">
            <text:p>0.0005232363</text:p>
          </table:table-cell>
          <table:table-cell office:value-type="float" office:value="0" calcext:value-type="float">
            <text:p>0</text:p>
          </table:table-cell>
          <table:table-cell office:value-type="float" office:value="1.179977" calcext:value-type="float">
            <text:p>1.179977</text:p>
          </table:table-cell>
          <table:table-cell office:value-type="float" office:value="-0.0007267843" calcext:value-type="float">
            <text:p>-0.0007267843</text:p>
          </table:table-cell>
          <table:table-cell office:value-type="float" office:value="-0.02066299" calcext:value-type="float">
            <text:p>-0.02066299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09721" calcext:value-type="float">
            <text:p>9.409721</text:p>
          </table:table-cell>
          <table:table-cell office:value-type="float" office:value="0.2371525" calcext:value-type="float">
            <text:p>0.2371525</text:p>
          </table:table-cell>
          <table:table-cell office:value-type="float" office:value="0.05346539" calcext:value-type="float">
            <text:p>0.05346539</text:p>
          </table:table-cell>
          <table:table-cell office:value-type="float" office:value="0.0527788" calcext:value-type="float">
            <text:p>0.0527788</text:p>
          </table:table-cell>
          <table:table-cell office:value-type="float" office:value="0.03576208" calcext:value-type="float">
            <text:p>0.03576208</text:p>
          </table:table-cell>
          <table:table-cell office:value-type="float" office:value="0.03497278" calcext:value-type="float">
            <text:p>0.03497278</text:p>
          </table:table-cell>
          <table:table-cell office:value-type="float" office:value="0.01816283" calcext:value-type="float">
            <text:p>0.01816283</text:p>
          </table:table-cell>
          <table:table-cell office:value-type="float" office:value="0.01362885" calcext:value-type="float">
            <text:p>0.01362885</text:p>
          </table:table-cell>
          <table:table-cell office:value-type="float" office:value="0.02659762" calcext:value-type="float">
            <text:p>0.02659762</text:p>
          </table:table-cell>
          <table:table-cell office:value-type="float" office:value="0.02262014" calcext:value-type="float">
            <text:p>0.02262014</text:p>
          </table:table-cell>
          <table:table-cell office:value-type="float" office:value="0.02077206" calcext:value-type="float">
            <text:p>0.02077206</text:p>
          </table:table-cell>
          <table:table-cell office:value-type="float" office:value="0.02024169" calcext:value-type="float">
            <text:p>0.02024169</text:p>
          </table:table-cell>
          <table:table-cell office:value-type="float" office:value="0.0210006" calcext:value-type="float">
            <text:p>0.0210006</text:p>
          </table:table-cell>
          <table:table-cell office:value-type="float" office:value="0.005079557" calcext:value-type="float">
            <text:p>0.005079557</text:p>
          </table:table-cell>
          <table:table-cell office:value-type="float" office:value="0.004049661" calcext:value-type="float">
            <text:p>0.004049661</text:p>
          </table:table-cell>
          <table:table-cell office:value-type="float" office:value="0" calcext:value-type="float">
            <text:p>0</text:p>
          </table:table-cell>
          <table:table-cell office:value-type="float" office:value="51.40001" calcext:value-type="float">
            <text:p>51.40001</text:p>
          </table:table-cell>
          <table:table-cell office:value-type="float" office:value="31.88683" calcext:value-type="float">
            <text:p>31.88683</text:p>
          </table:table-cell>
          <table:table-cell office:value-type="float" office:value="31.92204" calcext:value-type="float">
            <text:p>31.92204</text:p>
          </table:table-cell>
          <table:table-cell office:value-type="float" office:value="31.57707" calcext:value-type="float">
            <text:p>31.57707</text:p>
          </table:table-cell>
          <table:table-cell office:value-type="float" office:value="34.04128" calcext:value-type="float">
            <text:p>34.04128</text:p>
          </table:table-cell>
          <table:table-cell office:value-type="float" office:value="24.08592" calcext:value-type="float">
            <text:p>24.08592</text:p>
          </table:table-cell>
          <table:table-cell office:value-type="float" office:value="22.3262" calcext:value-type="float">
            <text:p>22.3262</text:p>
          </table:table-cell>
          <table:table-cell office:value-type="float" office:value="26.83335" calcext:value-type="float">
            <text:p>26.83335</text:p>
          </table:table-cell>
          <table:table-cell office:value-type="float" office:value="16.96753" calcext:value-type="float">
            <text:p>16.96753</text:p>
          </table:table-cell>
          <table:table-cell office:value-type="float" office:value="6.218077" calcext:value-type="float">
            <text:p>6.218077</text:p>
          </table:table-cell>
          <table:table-cell office:value-type="float" office:value="2.480237" calcext:value-type="float">
            <text:p>2.480237</text:p>
          </table:table-cell>
          <table:table-cell office:value-type="float" office:value="1.003946" calcext:value-type="float">
            <text:p>1.003946</text:p>
          </table:table-cell>
          <table:table-cell office:value-type="float" office:value="0.4146637" calcext:value-type="float">
            <text:p>0.4146637</text:p>
          </table:table-cell>
          <table:table-cell office:value-type="float" office:value="0.3577077" calcext:value-type="float">
            <text:p>0.3577077</text:p>
          </table:table-cell>
          <table:table-cell office:value-type="float" office:value="0" calcext:value-type="float">
            <text:p>0</text:p>
          </table:table-cell>
          <table:table-cell office:value-type="float" office:value="-103605.6" calcext:value-type="float">
            <text:p>-10360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074323" calcext:value-type="float">
            <text:p>-5.074323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7.448756" calcext:value-type="float">
            <text:p>7.448756</text:p>
          </table:table-cell>
          <table:table-cell office:value-type="float" office:value="1081.881" calcext:value-type="float">
            <text:p>1081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0259" calcext:value-type="float">
            <text:p>0.05670259</text:p>
          </table:table-cell>
          <table:table-cell office:value-type="float" office:value="35.16098" calcext:value-type="float">
            <text:p>35.16098</text:p>
          </table:table-cell>
          <table:table-cell office:value-type="float" office:value="0" calcext:value-type="float">
            <text:p>0</text:p>
          </table:table-cell>
          <table:table-cell office:value-type="float" office:value="0.0005233136" calcext:value-type="float">
            <text:p>0.0005233136</text:p>
          </table:table-cell>
          <table:table-cell office:value-type="float" office:value="0" calcext:value-type="float">
            <text:p>0</text:p>
          </table:table-cell>
          <table:table-cell office:value-type="float" office:value="1.18001" calcext:value-type="float">
            <text:p>1.18001</text:p>
          </table:table-cell>
          <table:table-cell office:value-type="float" office:value="-0.0007401109" calcext:value-type="float">
            <text:p>-0.0007401109</text:p>
          </table:table-cell>
          <table:table-cell office:value-type="float" office:value="-0.02099325" calcext:value-type="float">
            <text:p>-0.02099325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06054" calcext:value-type="float">
            <text:p>9.406054</text:p>
          </table:table-cell>
          <table:table-cell office:value-type="float" office:value="0.1937406" calcext:value-type="float">
            <text:p>0.1937406</text:p>
          </table:table-cell>
          <table:table-cell office:value-type="float" office:value="0.04993887" calcext:value-type="float">
            <text:p>0.04993887</text:p>
          </table:table-cell>
          <table:table-cell office:value-type="float" office:value="0.05035615" calcext:value-type="float">
            <text:p>0.05035615</text:p>
          </table:table-cell>
          <table:table-cell office:value-type="float" office:value="0.03485139" calcext:value-type="float">
            <text:p>0.03485139</text:p>
          </table:table-cell>
          <table:table-cell office:value-type="float" office:value="0.03437443" calcext:value-type="float">
            <text:p>0.03437443</text:p>
          </table:table-cell>
          <table:table-cell office:value-type="float" office:value="0.0181008" calcext:value-type="float">
            <text:p>0.0181008</text:p>
          </table:table-cell>
          <table:table-cell office:value-type="float" office:value="0.01364919" calcext:value-type="float">
            <text:p>0.01364919</text:p>
          </table:table-cell>
          <table:table-cell office:value-type="float" office:value="0.02659232" calcext:value-type="float">
            <text:p>0.02659232</text:p>
          </table:table-cell>
          <table:table-cell office:value-type="float" office:value="0.02259454" calcext:value-type="float">
            <text:p>0.02259454</text:p>
          </table:table-cell>
          <table:table-cell office:value-type="float" office:value="0.02074743" calcext:value-type="float">
            <text:p>0.02074743</text:p>
          </table:table-cell>
          <table:table-cell office:value-type="float" office:value="0.02023446" calcext:value-type="float">
            <text:p>0.02023446</text:p>
          </table:table-cell>
          <table:table-cell office:value-type="float" office:value="0.02099944" calcext:value-type="float">
            <text:p>0.02099944</text:p>
          </table:table-cell>
          <table:table-cell office:value-type="float" office:value="0.005079282" calcext:value-type="float">
            <text:p>0.005079282</text:p>
          </table:table-cell>
          <table:table-cell office:value-type="float" office:value="0.004049637" calcext:value-type="float">
            <text:p>0.004049637</text:p>
          </table:table-cell>
          <table:table-cell office:value-type="float" office:value="0" calcext:value-type="float">
            <text:p>0</text:p>
          </table:table-cell>
          <table:table-cell office:value-type="float" office:value="54.29902" calcext:value-type="float">
            <text:p>54.29902</text:p>
          </table:table-cell>
          <table:table-cell office:value-type="float" office:value="32.77148" calcext:value-type="float">
            <text:p>32.77148</text:p>
          </table:table-cell>
          <table:table-cell office:value-type="float" office:value="31.51774" calcext:value-type="float">
            <text:p>31.51774</text:p>
          </table:table-cell>
          <table:table-cell office:value-type="float" office:value="31.32122" calcext:value-type="float">
            <text:p>31.32122</text:p>
          </table:table-cell>
          <table:table-cell office:value-type="float" office:value="33.80941" calcext:value-type="float">
            <text:p>33.80941</text:p>
          </table:table-cell>
          <table:table-cell office:value-type="float" office:value="23.99855" calcext:value-type="float">
            <text:p>23.99855</text:p>
          </table:table-cell>
          <table:table-cell office:value-type="float" office:value="22.30944" calcext:value-type="float">
            <text:p>22.30944</text:p>
          </table:table-cell>
          <table:table-cell office:value-type="float" office:value="26.83754" calcext:value-type="float">
            <text:p>26.83754</text:p>
          </table:table-cell>
          <table:table-cell office:value-type="float" office:value="16.97124" calcext:value-type="float">
            <text:p>16.97124</text:p>
          </table:table-cell>
          <table:table-cell office:value-type="float" office:value="6.217772" calcext:value-type="float">
            <text:p>6.217772</text:p>
          </table:table-cell>
          <table:table-cell office:value-type="float" office:value="2.4809" calcext:value-type="float">
            <text:p>2.4809</text:p>
          </table:table-cell>
          <table:table-cell office:value-type="float" office:value="1.00444" calcext:value-type="float">
            <text:p>1.00444</text:p>
          </table:table-cell>
          <table:table-cell office:value-type="float" office:value="0.414735" calcext:value-type="float">
            <text:p>0.414735</text:p>
          </table:table-cell>
          <table:table-cell office:value-type="float" office:value="0.3577636" calcext:value-type="float">
            <text:p>0.3577636</text:p>
          </table:table-cell>
          <table:table-cell office:value-type="float" office:value="0" calcext:value-type="float">
            <text:p>0</text:p>
          </table:table-cell>
          <table:table-cell office:value-type="float" office:value="-104307.8" calcext:value-type="float">
            <text:p>-10430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2782" calcext:value-type="float">
            <text:p>-5.12782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7.443364" calcext:value-type="float">
            <text:p>7.443364</text:p>
          </table:table-cell>
          <table:table-cell office:value-type="float" office:value="1081.875" calcext:value-type="float">
            <text:p>1081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784" calcext:value-type="float">
            <text:p>0.0564784</text:p>
          </table:table-cell>
          <table:table-cell office:value-type="float" office:value="35.17409" calcext:value-type="float">
            <text:p>35.17409</text:p>
          </table:table-cell>
          <table:table-cell office:value-type="float" office:value="0" calcext:value-type="float">
            <text:p>0</text:p>
          </table:table-cell>
          <table:table-cell office:value-type="float" office:value="0.0005233923" calcext:value-type="float">
            <text:p>0.0005233923</text:p>
          </table:table-cell>
          <table:table-cell office:value-type="float" office:value="0" calcext:value-type="float">
            <text:p>0</text:p>
          </table:table-cell>
          <table:table-cell office:value-type="float" office:value="1.180047" calcext:value-type="float">
            <text:p>1.180047</text:p>
          </table:table-cell>
          <table:table-cell office:value-type="float" office:value="-0.0007436778" calcext:value-type="float">
            <text:p>-0.0007436778</text:p>
          </table:table-cell>
          <table:table-cell office:value-type="float" office:value="-0.02112454" calcext:value-type="float">
            <text:p>-0.02112454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401207" calcext:value-type="float">
            <text:p>9.401207</text:p>
          </table:table-cell>
          <table:table-cell office:value-type="float" office:value="0.1799117" calcext:value-type="float">
            <text:p>0.1799117</text:p>
          </table:table-cell>
          <table:table-cell office:value-type="float" office:value="0.05052533" calcext:value-type="float">
            <text:p>0.05052533</text:p>
          </table:table-cell>
          <table:table-cell office:value-type="float" office:value="0.05041405" calcext:value-type="float">
            <text:p>0.05041405</text:p>
          </table:table-cell>
          <table:table-cell office:value-type="float" office:value="0.03452564" calcext:value-type="float">
            <text:p>0.03452564</text:p>
          </table:table-cell>
          <table:table-cell office:value-type="float" office:value="0.03395434" calcext:value-type="float">
            <text:p>0.03395434</text:p>
          </table:table-cell>
          <table:table-cell office:value-type="float" office:value="0.01791315" calcext:value-type="float">
            <text:p>0.01791315</text:p>
          </table:table-cell>
          <table:table-cell office:value-type="float" office:value="0.01358412" calcext:value-type="float">
            <text:p>0.01358412</text:p>
          </table:table-cell>
          <table:table-cell office:value-type="float" office:value="0.02655205" calcext:value-type="float">
            <text:p>0.02655205</text:p>
          </table:table-cell>
          <table:table-cell office:value-type="float" office:value="0.02256673" calcext:value-type="float">
            <text:p>0.02256673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2022733" calcext:value-type="float">
            <text:p>0.02022733</text:p>
          </table:table-cell>
          <table:table-cell office:value-type="float" office:value="0.0209981" calcext:value-type="float">
            <text:p>0.0209981</text:p>
          </table:table-cell>
          <table:table-cell office:value-type="float" office:value="0.005078992" calcext:value-type="float">
            <text:p>0.005078992</text:p>
          </table:table-cell>
          <table:table-cell office:value-type="float" office:value="0.004049181" calcext:value-type="float">
            <text:p>0.004049181</text:p>
          </table:table-cell>
          <table:table-cell office:value-type="float" office:value="0" calcext:value-type="float">
            <text:p>0</text:p>
          </table:table-cell>
          <table:table-cell office:value-type="float" office:value="41.16363" calcext:value-type="float">
            <text:p>41.16363</text:p>
          </table:table-cell>
          <table:table-cell office:value-type="float" office:value="35.77179" calcext:value-type="float">
            <text:p>35.77179</text:p>
          </table:table-cell>
          <table:table-cell office:value-type="float" office:value="32.29421" calcext:value-type="float">
            <text:p>32.29421</text:p>
          </table:table-cell>
          <table:table-cell office:value-type="float" office:value="31.36616" calcext:value-type="float">
            <text:p>31.36616</text:p>
          </table:table-cell>
          <table:table-cell office:value-type="float" office:value="33.71474" calcext:value-type="float">
            <text:p>33.71474</text:p>
          </table:table-cell>
          <table:table-cell office:value-type="float" office:value="23.90755" calcext:value-type="float">
            <text:p>23.90755</text:p>
          </table:table-cell>
          <table:table-cell office:value-type="float" office:value="22.27622" calcext:value-type="float">
            <text:p>22.27622</text:p>
          </table:table-cell>
          <table:table-cell office:value-type="float" office:value="26.83636" calcext:value-type="float">
            <text:p>26.83636</text:p>
          </table:table-cell>
          <table:table-cell office:value-type="float" office:value="16.97504" calcext:value-type="float">
            <text:p>16.97504</text:p>
          </table:table-cell>
          <table:table-cell office:value-type="float" office:value="6.217497" calcext:value-type="float">
            <text:p>6.217497</text:p>
          </table:table-cell>
          <table:table-cell office:value-type="float" office:value="2.481551" calcext:value-type="float">
            <text:p>2.481551</text:p>
          </table:table-cell>
          <table:table-cell office:value-type="float" office:value="1.004939" calcext:value-type="float">
            <text:p>1.004939</text:p>
          </table:table-cell>
          <table:table-cell office:value-type="float" office:value="0.4148019" calcext:value-type="float">
            <text:p>0.4148019</text:p>
          </table:table-cell>
          <table:table-cell office:value-type="float" office:value="0.3577786" calcext:value-type="float">
            <text:p>0.3577786</text:p>
          </table:table-cell>
          <table:table-cell office:value-type="float" office:value="0" calcext:value-type="float">
            <text:p>0</text:p>
          </table:table-cell>
          <table:table-cell office:value-type="float" office:value="-104733.1" calcext:value-type="float">
            <text:p>-10473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171204" calcext:value-type="float">
            <text:p>-5.171204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7.437919" calcext:value-type="float">
            <text:p>7.437919</text:p>
          </table:table-cell>
          <table:table-cell office:value-type="float" office:value="1081.869" calcext:value-type="float">
            <text:p>1081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0484" calcext:value-type="float">
            <text:p>0.05610484</text:p>
          </table:table-cell>
          <table:table-cell office:value-type="float" office:value="35.18631" calcext:value-type="float">
            <text:p>35.18631</text:p>
          </table:table-cell>
          <table:table-cell office:value-type="float" office:value="0" calcext:value-type="float">
            <text:p>0</text:p>
          </table:table-cell>
          <table:table-cell office:value-type="float" office:value="0.0005234694" calcext:value-type="float">
            <text:p>0.0005234694</text:p>
          </table:table-cell>
          <table:table-cell office:value-type="float" office:value="0" calcext:value-type="float">
            <text:p>0</text:p>
          </table:table-cell>
          <table:table-cell office:value-type="float" office:value="1.180071" calcext:value-type="float">
            <text:p>1.180071</text:p>
          </table:table-cell>
          <table:table-cell office:value-type="float" office:value="-0.0007495053" calcext:value-type="float">
            <text:p>-0.0007495053</text:p>
          </table:table-cell>
          <table:table-cell office:value-type="float" office:value="-0.02127099" calcext:value-type="float">
            <text:p>-0.02127099</text:p>
          </table:table-cell>
          <table:table-cell office:value-type="float" office:value="0.000000008492225" calcext:value-type="float">
            <text:p>8.492225E-09</text:p>
          </table:table-cell>
          <table:table-cell office:value-type="float" office:value="9.39712" calcext:value-type="float">
            <text:p>9.39712</text:p>
          </table:table-cell>
          <table:table-cell office:value-type="float" office:value="0.1595629" calcext:value-type="float">
            <text:p>0.1595629</text:p>
          </table:table-cell>
          <table:table-cell office:value-type="float" office:value="0.0488499" calcext:value-type="float">
            <text:p>0.0488499</text:p>
          </table:table-cell>
          <table:table-cell office:value-type="float" office:value="0.04978934" calcext:value-type="float">
            <text:p>0.04978934</text:p>
          </table:table-cell>
          <table:table-cell office:value-type="float" office:value="0.03427356" calcext:value-type="float">
            <text:p>0.03427356</text:p>
          </table:table-cell>
          <table:table-cell office:value-type="float" office:value="0.03376304" calcext:value-type="float">
            <text:p>0.03376304</text:p>
          </table:table-cell>
          <table:table-cell office:value-type="float" office:value="0.01784602" calcext:value-type="float">
            <text:p>0.01784602</text:p>
          </table:table-cell>
          <table:table-cell office:value-type="float" office:value="0.01355414" calcext:value-type="float">
            <text:p>0.01355414</text:p>
          </table:table-cell>
          <table:table-cell office:value-type="float" office:value="0.02650862" calcext:value-type="float">
            <text:p>0.02650862</text:p>
          </table:table-cell>
          <table:table-cell office:value-type="float" office:value="0.02253418" calcext:value-type="float">
            <text:p>0.02253418</text:p>
          </table:table-cell>
          <table:table-cell office:value-type="float" office:value="0.02070086" calcext:value-type="float">
            <text:p>0.02070086</text:p>
          </table:table-cell>
          <table:table-cell office:value-type="float" office:value="0.02022024" calcext:value-type="float">
            <text:p>0.02022024</text:p>
          </table:table-cell>
          <table:table-cell office:value-type="float" office:value="0.02099662" calcext:value-type="float">
            <text:p>0.02099662</text:p>
          </table:table-cell>
          <table:table-cell office:value-type="float" office:value="0.005078703" calcext:value-type="float">
            <text:p>0.005078703</text:p>
          </table:table-cell>
          <table:table-cell office:value-type="float" office:value="0.00404871" calcext:value-type="float">
            <text:p>0.00404871</text:p>
          </table:table-cell>
          <table:table-cell office:value-type="float" office:value="0" calcext:value-type="float">
            <text:p>0</text:p>
          </table:table-cell>
          <table:table-cell office:value-type="float" office:value="45.93137" calcext:value-type="float">
            <text:p>45.93137</text:p>
          </table:table-cell>
          <table:table-cell office:value-type="float" office:value="34.87523" calcext:value-type="float">
            <text:p>34.87523</text:p>
          </table:table-cell>
          <table:table-cell office:value-type="float" office:value="32.23745" calcext:value-type="float">
            <text:p>32.23745</text:p>
          </table:table-cell>
          <table:table-cell office:value-type="float" office:value="31.53679" calcext:value-type="float">
            <text:p>31.53679</text:p>
          </table:table-cell>
          <table:table-cell office:value-type="float" office:value="33.83212" calcext:value-type="float">
            <text:p>33.83212</text:p>
          </table:table-cell>
          <table:table-cell office:value-type="float" office:value="23.86439" calcext:value-type="float">
            <text:p>23.86439</text:p>
          </table:table-cell>
          <table:table-cell office:value-type="float" office:value="22.24333" calcext:value-type="float">
            <text:p>22.24333</text:p>
          </table:table-cell>
          <table:table-cell office:value-type="float" office:value="26.83115" calcext:value-type="float">
            <text:p>26.83115</text:p>
          </table:table-cell>
          <table:table-cell office:value-type="float" office:value="16.97854" calcext:value-type="float">
            <text:p>16.97854</text:p>
          </table:table-cell>
          <table:table-cell office:value-type="float" office:value="6.217255" calcext:value-type="float">
            <text:p>6.217255</text:p>
          </table:table-cell>
          <table:table-cell office:value-type="float" office:value="2.482203" calcext:value-type="float">
            <text:p>2.482203</text:p>
          </table:table-cell>
          <table:table-cell office:value-type="float" office:value="1.005429" calcext:value-type="float">
            <text:p>1.005429</text:p>
          </table:table-cell>
          <table:table-cell office:value-type="float" office:value="0.4148691" calcext:value-type="float">
            <text:p>0.4148691</text:p>
          </table:table-cell>
          <table:table-cell office:value-type="float" office:value="0.3577949" calcext:value-type="float">
            <text:p>0.3577949</text:p>
          </table:table-cell>
          <table:table-cell office:value-type="float" office:value="0" calcext:value-type="float">
            <text:p>0</text:p>
          </table:table-cell>
          <table:table-cell office:value-type="float" office:value="-105218.3" calcext:value-type="float">
            <text:p>-10521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216292" calcext:value-type="float">
            <text:p>-5.216292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7.429282" calcext:value-type="float">
            <text:p>7.429282</text:p>
          </table:table-cell>
          <table:table-cell office:value-type="float" office:value="1081.861" calcext:value-type="float">
            <text:p>1081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29499" calcext:value-type="float">
            <text:p>0.05529499</text:p>
          </table:table-cell>
          <table:table-cell office:value-type="float" office:value="35.20458" calcext:value-type="float">
            <text:p>35.20458</text:p>
          </table:table-cell>
          <table:table-cell office:value-type="float" office:value="0" calcext:value-type="float">
            <text:p>0</text:p>
          </table:table-cell>
          <table:table-cell office:value-type="float" office:value="0.0005235422" calcext:value-type="float">
            <text:p>0.0005235422</text:p>
          </table:table-cell>
          <table:table-cell office:value-type="float" office:value="0" calcext:value-type="float">
            <text:p>0</text:p>
          </table:table-cell>
          <table:table-cell office:value-type="float" office:value="1.180096" calcext:value-type="float">
            <text:p>1.180096</text:p>
          </table:table-cell>
          <table:table-cell office:value-type="float" office:value="-0.000766826" calcext:value-type="float">
            <text:p>-0.000766826</text:p>
          </table:table-cell>
          <table:table-cell office:value-type="float" office:value="-0.0216788" calcext:value-type="float">
            <text:p>-0.0216788</text:p>
          </table:table-cell>
          <table:table-cell office:value-type="float" office:value="0.00000000852622" calcext:value-type="float">
            <text:p>8.52622E-09</text:p>
          </table:table-cell>
          <table:table-cell office:value-type="float" office:value="9.39489" calcext:value-type="float">
            <text:p>9.39489</text:p>
          </table:table-cell>
          <table:table-cell office:value-type="float" office:value="0.1178489" calcext:value-type="float">
            <text:p>0.1178489</text:p>
          </table:table-cell>
          <table:table-cell office:value-type="float" office:value="0.04612298" calcext:value-type="float">
            <text:p>0.04612298</text:p>
          </table:table-cell>
          <table:table-cell office:value-type="float" office:value="0.04731373" calcext:value-type="float">
            <text:p>0.04731373</text:p>
          </table:table-cell>
          <table:table-cell office:value-type="float" office:value="0.03309339" calcext:value-type="float">
            <text:p>0.03309339</text:p>
          </table:table-cell>
          <table:table-cell office:value-type="float" office:value="0.03284118" calcext:value-type="float">
            <text:p>0.03284118</text:p>
          </table:table-cell>
          <table:table-cell office:value-type="float" office:value="0.01762082" calcext:value-type="float">
            <text:p>0.01762082</text:p>
          </table:table-cell>
          <table:table-cell office:value-type="float" office:value="0.01347955" calcext:value-type="float">
            <text:p>0.01347955</text:p>
          </table:table-cell>
          <table:table-cell office:value-type="float" office:value="0.02646053" calcext:value-type="float">
            <text:p>0.02646053</text:p>
          </table:table-cell>
          <table:table-cell office:value-type="float" office:value="0.02249975" calcext:value-type="float">
            <text:p>0.02249975</text:p>
          </table:table-cell>
          <table:table-cell office:value-type="float" office:value="0.02067759" calcext:value-type="float">
            <text:p>0.02067759</text:p>
          </table:table-cell>
          <table:table-cell office:value-type="float" office:value="0.02021301" calcext:value-type="float">
            <text:p>0.02021301</text:p>
          </table:table-cell>
          <table:table-cell office:value-type="float" office:value="0.02099494" calcext:value-type="float">
            <text:p>0.02099494</text:p>
          </table:table-cell>
          <table:table-cell office:value-type="float" office:value="0.005078416" calcext:value-type="float">
            <text:p>0.005078416</text:p>
          </table:table-cell>
          <table:table-cell office:value-type="float" office:value="0.004048245" calcext:value-type="float">
            <text:p>0.004048245</text:p>
          </table:table-cell>
          <table:table-cell office:value-type="float" office:value="0" calcext:value-type="float">
            <text:p>0</text:p>
          </table:table-cell>
          <table:table-cell office:value-type="float" office:value="44.60903" calcext:value-type="float">
            <text:p>44.60903</text:p>
          </table:table-cell>
          <table:table-cell office:value-type="float" office:value="35.81915" calcext:value-type="float">
            <text:p>35.81915</text:p>
          </table:table-cell>
          <table:table-cell office:value-type="float" office:value="32.2681" calcext:value-type="float">
            <text:p>32.2681</text:p>
          </table:table-cell>
          <table:table-cell office:value-type="float" office:value="31.52641" calcext:value-type="float">
            <text:p>31.52641</text:p>
          </table:table-cell>
          <table:table-cell office:value-type="float" office:value="33.81025" calcext:value-type="float">
            <text:p>33.81025</text:p>
          </table:table-cell>
          <table:table-cell office:value-type="float" office:value="23.83702" calcext:value-type="float">
            <text:p>23.83702</text:p>
          </table:table-cell>
          <table:table-cell office:value-type="float" office:value="22.21911" calcext:value-type="float">
            <text:p>22.21911</text:p>
          </table:table-cell>
          <table:table-cell office:value-type="float" office:value="26.82406" calcext:value-type="float">
            <text:p>26.82406</text:p>
          </table:table-cell>
          <table:table-cell office:value-type="float" office:value="16.98153" calcext:value-type="float">
            <text:p>16.98153</text:p>
          </table:table-cell>
          <table:table-cell office:value-type="float" office:value="6.217053" calcext:value-type="float">
            <text:p>6.217053</text:p>
          </table:table-cell>
          <table:table-cell office:value-type="float" office:value="2.482854" calcext:value-type="float">
            <text:p>2.482854</text:p>
          </table:table-cell>
          <table:table-cell office:value-type="float" office:value="1.005912" calcext:value-type="float">
            <text:p>1.005912</text:p>
          </table:table-cell>
          <table:table-cell office:value-type="float" office:value="0.4149374" calcext:value-type="float">
            <text:p>0.4149374</text:p>
          </table:table-cell>
          <table:table-cell office:value-type="float" office:value="0.3578112" calcext:value-type="float">
            <text:p>0.3578112</text:p>
          </table:table-cell>
          <table:table-cell office:value-type="float" office:value="0" calcext:value-type="float">
            <text:p>0</text:p>
          </table:table-cell>
          <table:table-cell office:value-type="float" office:value="-106170.5" calcext:value-type="float">
            <text:p>-10617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301724" calcext:value-type="float">
            <text:p>-5.301724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7.387044" calcext:value-type="float">
            <text:p>7.387044</text:p>
          </table:table-cell>
          <table:table-cell office:value-type="float" office:value="1081.318" calcext:value-type="float">
            <text:p>1081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1454" calcext:value-type="float">
            <text:p>0.05871454</text:p>
          </table:table-cell>
          <table:table-cell office:value-type="float" office:value="35.25774" calcext:value-type="float">
            <text:p>35.2577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5381096" calcext:value-type="float">
            <text:p>0.000538109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751" calcext:value-type="float">
            <text:p>1.182751</text:p>
          </table:table-cell>
          <table:table-cell office:value-type="float" office:value="-0.0008228602" calcext:value-type="float">
            <text:p>-0.0008228602</text:p>
          </table:table-cell>
          <table:table-cell office:value-type="float" office:value="-0.0223223" calcext:value-type="float">
            <text:p>-0.0223223</text:p>
          </table:table-cell>
          <table:table-cell office:value-type="float" office:value="0.000000009246365" calcext:value-type="float">
            <text:p>9.246365E-09</text:p>
          </table:table-cell>
          <table:table-cell office:value-type="float" office:value="9.386577" calcext:value-type="float">
            <text:p>9.386577</text:p>
          </table:table-cell>
          <table:table-cell office:value-type="float" office:value="0.1766863" calcext:value-type="float">
            <text:p>0.1766863</text:p>
          </table:table-cell>
          <table:table-cell office:value-type="float" office:value="0.07376333" calcext:value-type="float">
            <text:p>0.07376333</text:p>
          </table:table-cell>
          <table:table-cell office:value-type="float" office:value="0.05938383" calcext:value-type="float">
            <text:p>0.05938383</text:p>
          </table:table-cell>
          <table:table-cell office:value-type="float" office:value="0.04420519" calcext:value-type="float">
            <text:p>0.04420519</text:p>
          </table:table-cell>
          <table:table-cell office:value-type="float" office:value="0.04172823" calcext:value-type="float">
            <text:p>0.04172823</text:p>
          </table:table-cell>
          <table:table-cell office:value-type="float" office:value="0.01938293" calcext:value-type="float">
            <text:p>0.01938293</text:p>
          </table:table-cell>
          <table:table-cell office:value-type="float" office:value="0.01361869" calcext:value-type="float">
            <text:p>0.01361869</text:p>
          </table:table-cell>
          <table:table-cell office:value-type="float" office:value="0.02640804" calcext:value-type="float">
            <text:p>0.02640804</text:p>
          </table:table-cell>
          <table:table-cell office:value-type="float" office:value="0.02245791" calcext:value-type="float">
            <text:p>0.02245791</text:p>
          </table:table-cell>
          <table:table-cell office:value-type="float" office:value="0.02065265" calcext:value-type="float">
            <text:p>0.02065265</text:p>
          </table:table-cell>
          <table:table-cell office:value-type="float" office:value="0.02020717" calcext:value-type="float">
            <text:p>0.02020717</text:p>
          </table:table-cell>
          <table:table-cell office:value-type="float" office:value="0.02097735" calcext:value-type="float">
            <text:p>0.02097735</text:p>
          </table:table-cell>
          <table:table-cell office:value-type="float" office:value="0.005071349" calcext:value-type="float">
            <text:p>0.005071349</text:p>
          </table:table-cell>
          <table:table-cell office:value-type="float" office:value="0.004042418" calcext:value-type="float">
            <text:p>0.004042418</text:p>
          </table:table-cell>
          <table:table-cell office:value-type="float" office:value="0" calcext:value-type="float">
            <text:p>0</text:p>
          </table:table-cell>
          <table:table-cell office:value-type="float" office:value="1.847269" calcext:value-type="float">
            <text:p>1.847269</text:p>
          </table:table-cell>
          <table:table-cell office:value-type="float" office:value="14.07849" calcext:value-type="float">
            <text:p>14.07849</text:p>
          </table:table-cell>
          <table:table-cell office:value-type="float" office:value="29.67554" calcext:value-type="float">
            <text:p>29.67554</text:p>
          </table:table-cell>
          <table:table-cell office:value-type="float" office:value="39.45803" calcext:value-type="float">
            <text:p>39.45803</text:p>
          </table:table-cell>
          <table:table-cell office:value-type="float" office:value="43.95883" calcext:value-type="float">
            <text:p>43.95883</text:p>
          </table:table-cell>
          <table:table-cell office:value-type="float" office:value="29.38111" calcext:value-type="float">
            <text:p>29.38111</text:p>
          </table:table-cell>
          <table:table-cell office:value-type="float" office:value="21.69809" calcext:value-type="float">
            <text:p>21.69809</text:p>
          </table:table-cell>
          <table:table-cell office:value-type="float" office:value="27.05082" calcext:value-type="float">
            <text:p>27.05082</text:p>
          </table:table-cell>
          <table:table-cell office:value-type="float" office:value="16.98486" calcext:value-type="float">
            <text:p>16.98486</text:p>
          </table:table-cell>
          <table:table-cell office:value-type="float" office:value="6.213389" calcext:value-type="float">
            <text:p>6.213389</text:p>
          </table:table-cell>
          <table:table-cell office:value-type="float" office:value="2.481601" calcext:value-type="float">
            <text:p>2.481601</text:p>
          </table:table-cell>
          <table:table-cell office:value-type="float" office:value="1.005553" calcext:value-type="float">
            <text:p>1.005553</text:p>
          </table:table-cell>
          <table:table-cell office:value-type="float" office:value="0.4123645" calcext:value-type="float">
            <text:p>0.4123645</text:p>
          </table:table-cell>
          <table:table-cell office:value-type="float" office:value="0.3580127" calcext:value-type="float">
            <text:p>0.3580127</text:p>
          </table:table-cell>
          <table:table-cell office:value-type="float" office:value="0" calcext:value-type="float">
            <text:p>0</text:p>
          </table:table-cell>
          <table:table-cell office:value-type="float" office:value="-108966.8" calcext:value-type="float">
            <text:p>-1089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602946" calcext:value-type="float">
            <text:p>-5.602946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7.377335" calcext:value-type="float">
            <text:p>7.377335</text:p>
          </table:table-cell>
          <table:table-cell office:value-type="float" office:value="1081.308" calcext:value-type="float">
            <text:p>1081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4813" calcext:value-type="float">
            <text:p>0.05674813</text:p>
          </table:table-cell>
          <table:table-cell office:value-type="float" office:value="35.27964" calcext:value-type="float">
            <text:p>35.2796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5511295" calcext:value-type="float">
            <text:p>0.000551129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699" calcext:value-type="float">
            <text:p>1.182699</text:p>
          </table:table-cell>
          <table:table-cell office:value-type="float" office:value="-0.0008316401" calcext:value-type="float">
            <text:p>-0.0008316401</text:p>
          </table:table-cell>
          <table:table-cell office:value-type="float" office:value="-0.02261173" calcext:value-type="float">
            <text:p>-0.02261173</text:p>
          </table:table-cell>
          <table:table-cell office:value-type="float" office:value="0.00000001070252" calcext:value-type="float">
            <text:p>1.070252E-08</text:p>
          </table:table-cell>
          <table:table-cell office:value-type="float" office:value="9.384809" calcext:value-type="float">
            <text:p>9.384809</text:p>
          </table:table-cell>
          <table:table-cell office:value-type="float" office:value="0.1340279" calcext:value-type="float">
            <text:p>0.1340279</text:p>
          </table:table-cell>
          <table:table-cell office:value-type="float" office:value="0.05737311" calcext:value-type="float">
            <text:p>0.05737311</text:p>
          </table:table-cell>
          <table:table-cell office:value-type="float" office:value="0.05180958" calcext:value-type="float">
            <text:p>0.05180958</text:p>
          </table:table-cell>
          <table:table-cell office:value-type="float" office:value="0.03774477" calcext:value-type="float">
            <text:p>0.03774477</text:p>
          </table:table-cell>
          <table:table-cell office:value-type="float" office:value="0.03648646" calcext:value-type="float">
            <text:p>0.03648646</text:p>
          </table:table-cell>
          <table:table-cell office:value-type="float" office:value="0.01919029" calcext:value-type="float">
            <text:p>0.01919029</text:p>
          </table:table-cell>
          <table:table-cell office:value-type="float" office:value="0.01463013" calcext:value-type="float">
            <text:p>0.01463013</text:p>
          </table:table-cell>
          <table:table-cell office:value-type="float" office:value="0.02641156" calcext:value-type="float">
            <text:p>0.02641156</text:p>
          </table:table-cell>
          <table:table-cell office:value-type="float" office:value="0.02241289" calcext:value-type="float">
            <text:p>0.02241289</text:p>
          </table:table-cell>
          <table:table-cell office:value-type="float" office:value="0.02062725" calcext:value-type="float">
            <text:p>0.02062725</text:p>
          </table:table-cell>
          <table:table-cell office:value-type="float" office:value="0.0201992" calcext:value-type="float">
            <text:p>0.0201992</text:p>
          </table:table-cell>
          <table:table-cell office:value-type="float" office:value="0.02097369" calcext:value-type="float">
            <text:p>0.02097369</text:p>
          </table:table-cell>
          <table:table-cell office:value-type="float" office:value="0.005072988" calcext:value-type="float">
            <text:p>0.005072988</text:p>
          </table:table-cell>
          <table:table-cell office:value-type="float" office:value="0.00404196" calcext:value-type="float">
            <text:p>0.00404196</text:p>
          </table:table-cell>
          <table:table-cell office:value-type="float" office:value="0" calcext:value-type="float">
            <text:p>0</text:p>
          </table:table-cell>
          <table:table-cell office:value-type="float" office:value="6.457414" calcext:value-type="float">
            <text:p>6.457414</text:p>
          </table:table-cell>
          <table:table-cell office:value-type="float" office:value="13.67913" calcext:value-type="float">
            <text:p>13.67913</text:p>
          </table:table-cell>
          <table:table-cell office:value-type="float" office:value="26.17467" calcext:value-type="float">
            <text:p>26.17467</text:p>
          </table:table-cell>
          <table:table-cell office:value-type="float" office:value="34.09446" calcext:value-type="float">
            <text:p>34.09446</text:p>
          </table:table-cell>
          <table:table-cell office:value-type="float" office:value="38.16401" calcext:value-type="float">
            <text:p>38.16401</text:p>
          </table:table-cell>
          <table:table-cell office:value-type="float" office:value="29.03802" calcext:value-type="float">
            <text:p>29.03802</text:p>
          </table:table-cell>
          <table:table-cell office:value-type="float" office:value="25.53094" calcext:value-type="float">
            <text:p>25.53094</text:p>
          </table:table-cell>
          <table:table-cell office:value-type="float" office:value="27.6638" calcext:value-type="float">
            <text:p>27.6638</text:p>
          </table:table-cell>
          <table:table-cell office:value-type="float" office:value="17.08642" calcext:value-type="float">
            <text:p>17.08642</text:p>
          </table:table-cell>
          <table:table-cell office:value-type="float" office:value="6.214601" calcext:value-type="float">
            <text:p>6.214601</text:p>
          </table:table-cell>
          <table:table-cell office:value-type="float" office:value="2.482198" calcext:value-type="float">
            <text:p>2.482198</text:p>
          </table:table-cell>
          <table:table-cell office:value-type="float" office:value="1.005647" calcext:value-type="float">
            <text:p>1.005647</text:p>
          </table:table-cell>
          <table:table-cell office:value-type="float" office:value="0.4130061" calcext:value-type="float">
            <text:p>0.4130061</text:p>
          </table:table-cell>
          <table:table-cell office:value-type="float" office:value="0.3580278" calcext:value-type="float">
            <text:p>0.3580278</text:p>
          </table:table-cell>
          <table:table-cell office:value-type="float" office:value="0" calcext:value-type="float">
            <text:p>0</text:p>
          </table:table-cell>
          <table:table-cell office:value-type="float" office:value="-109843" calcext:value-type="float">
            <text:p>-109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04142" calcext:value-type="float">
            <text:p>-6.04142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7.365108" calcext:value-type="float">
            <text:p>7.365108</text:p>
          </table:table-cell>
          <table:table-cell office:value-type="float" office:value="1081.297" calcext:value-type="float">
            <text:p>1081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132" calcext:value-type="float">
            <text:p>0.0570132</text:p>
          </table:table-cell>
          <table:table-cell office:value-type="float" office:value="35.30697" calcext:value-type="float">
            <text:p>35.3069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5641563" calcext:value-type="float">
            <text:p>0.000564156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68" calcext:value-type="float">
            <text:p>1.18268</text:p>
          </table:table-cell>
          <table:table-cell office:value-type="float" office:value="-0.0008524525" calcext:value-type="float">
            <text:p>-0.0008524525</text:p>
          </table:table-cell>
          <table:table-cell office:value-type="float" office:value="-0.022957" calcext:value-type="float">
            <text:p>-0.022957</text:p>
          </table:table-cell>
          <table:table-cell office:value-type="float" office:value="0.0000000117038" calcext:value-type="float">
            <text:p>1.17038E-08</text:p>
          </table:table-cell>
          <table:table-cell office:value-type="float" office:value="9.386396" calcext:value-type="float">
            <text:p>9.386396</text:p>
          </table:table-cell>
          <table:table-cell office:value-type="float" office:value="0.155578" calcext:value-type="float">
            <text:p>0.155578</text:p>
          </table:table-cell>
          <table:table-cell office:value-type="float" office:value="0.06434936" calcext:value-type="float">
            <text:p>0.06434936</text:p>
          </table:table-cell>
          <table:table-cell office:value-type="float" office:value="0.05154294" calcext:value-type="float">
            <text:p>0.05154294</text:p>
          </table:table-cell>
          <table:table-cell office:value-type="float" office:value="0.03656197" calcext:value-type="float">
            <text:p>0.03656197</text:p>
          </table:table-cell>
          <table:table-cell office:value-type="float" office:value="0.03503296" calcext:value-type="float">
            <text:p>0.03503296</text:p>
          </table:table-cell>
          <table:table-cell office:value-type="float" office:value="0.01846461" calcext:value-type="float">
            <text:p>0.01846461</text:p>
          </table:table-cell>
          <table:table-cell office:value-type="float" office:value="0.01418026" calcext:value-type="float">
            <text:p>0.01418026</text:p>
          </table:table-cell>
          <table:table-cell office:value-type="float" office:value="0.02646298" calcext:value-type="float">
            <text:p>0.02646298</text:p>
          </table:table-cell>
          <table:table-cell office:value-type="float" office:value="0.02236727" calcext:value-type="float">
            <text:p>0.02236727</text:p>
          </table:table-cell>
          <table:table-cell office:value-type="float" office:value="0.02060005" calcext:value-type="float">
            <text:p>0.02060005</text:p>
          </table:table-cell>
          <table:table-cell office:value-type="float" office:value="0.02019061" calcext:value-type="float">
            <text:p>0.02019061</text:p>
          </table:table-cell>
          <table:table-cell office:value-type="float" office:value="0.02097025" calcext:value-type="float">
            <text:p>0.02097025</text:p>
          </table:table-cell>
          <table:table-cell office:value-type="float" office:value="0.005074052" calcext:value-type="float">
            <text:p>0.005074052</text:p>
          </table:table-cell>
          <table:table-cell office:value-type="float" office:value="0.004041499" calcext:value-type="float">
            <text:p>0.004041499</text:p>
          </table:table-cell>
          <table:table-cell office:value-type="float" office:value="0" calcext:value-type="float">
            <text:p>0</text:p>
          </table:table-cell>
          <table:table-cell office:value-type="float" office:value="4.182469" calcext:value-type="float">
            <text:p>4.182469</text:p>
          </table:table-cell>
          <table:table-cell office:value-type="float" office:value="14.56293" calcext:value-type="float">
            <text:p>14.56293</text:p>
          </table:table-cell>
          <table:table-cell office:value-type="float" office:value="25.7617" calcext:value-type="float">
            <text:p>25.7617</text:p>
          </table:table-cell>
          <table:table-cell office:value-type="float" office:value="33.94221" calcext:value-type="float">
            <text:p>33.94221</text:p>
          </table:table-cell>
          <table:table-cell office:value-type="float" office:value="37.8946" calcext:value-type="float">
            <text:p>37.8946</text:p>
          </table:table-cell>
          <table:table-cell office:value-type="float" office:value="27.68539" calcext:value-type="float">
            <text:p>27.68539</text:p>
          </table:table-cell>
          <table:table-cell office:value-type="float" office:value="24.07947" calcext:value-type="float">
            <text:p>24.07947</text:p>
          </table:table-cell>
          <table:table-cell office:value-type="float" office:value="28.46658" calcext:value-type="float">
            <text:p>28.46658</text:p>
          </table:table-cell>
          <table:table-cell office:value-type="float" office:value="17.27536" calcext:value-type="float">
            <text:p>17.27536</text:p>
          </table:table-cell>
          <table:table-cell office:value-type="float" office:value="6.221292" calcext:value-type="float">
            <text:p>6.221292</text:p>
          </table:table-cell>
          <table:table-cell office:value-type="float" office:value="2.482789" calcext:value-type="float">
            <text:p>2.482789</text:p>
          </table:table-cell>
          <table:table-cell office:value-type="float" office:value="1.005929" calcext:value-type="float">
            <text:p>1.005929</text:p>
          </table:table-cell>
          <table:table-cell office:value-type="float" office:value="0.4134961" calcext:value-type="float">
            <text:p>0.4134961</text:p>
          </table:table-cell>
          <table:table-cell office:value-type="float" office:value="0.358043" calcext:value-type="float">
            <text:p>0.358043</text:p>
          </table:table-cell>
          <table:table-cell office:value-type="float" office:value="0" calcext:value-type="float">
            <text:p>0</text:p>
          </table:table-cell>
          <table:table-cell office:value-type="float" office:value="-111096.1" calcext:value-type="float">
            <text:p>-11109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099762" calcext:value-type="float">
            <text:p>-7.099762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7.354908" calcext:value-type="float">
            <text:p>7.354908</text:p>
          </table:table-cell>
          <table:table-cell office:value-type="float" office:value="1081.285" calcext:value-type="float">
            <text:p>1081.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6825" calcext:value-type="float">
            <text:p>0.05576825</text:p>
          </table:table-cell>
          <table:table-cell office:value-type="float" office:value="35.33313" calcext:value-type="float">
            <text:p>35.3331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5771783" calcext:value-type="float">
            <text:p>0.000577178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646" calcext:value-type="float">
            <text:p>1.182646</text:p>
          </table:table-cell>
          <table:table-cell office:value-type="float" office:value="-0.0008707489" calcext:value-type="float">
            <text:p>-0.0008707489</text:p>
          </table:table-cell>
          <table:table-cell office:value-type="float" office:value="-0.02306136" calcext:value-type="float">
            <text:p>-0.02306136</text:p>
          </table:table-cell>
          <table:table-cell office:value-type="float" office:value="0.0000000117038" calcext:value-type="float">
            <text:p>1.17038E-08</text:p>
          </table:table-cell>
          <table:table-cell office:value-type="float" office:value="9.38369" calcext:value-type="float">
            <text:p>9.38369</text:p>
          </table:table-cell>
          <table:table-cell office:value-type="float" office:value="0.1075187" calcext:value-type="float">
            <text:p>0.1075187</text:p>
          </table:table-cell>
          <table:table-cell office:value-type="float" office:value="0.05103008" calcext:value-type="float">
            <text:p>0.05103008</text:p>
          </table:table-cell>
          <table:table-cell office:value-type="float" office:value="0.04824284" calcext:value-type="float">
            <text:p>0.04824284</text:p>
          </table:table-cell>
          <table:table-cell office:value-type="float" office:value="0.03567063" calcext:value-type="float">
            <text:p>0.03567063</text:p>
          </table:table-cell>
          <table:table-cell office:value-type="float" office:value="0.0345465" calcext:value-type="float">
            <text:p>0.0345465</text:p>
          </table:table-cell>
          <table:table-cell office:value-type="float" office:value="0.01838501" calcext:value-type="float">
            <text:p>0.01838501</text:p>
          </table:table-cell>
          <table:table-cell office:value-type="float" office:value="0.01421583" calcext:value-type="float">
            <text:p>0.01421583</text:p>
          </table:table-cell>
          <table:table-cell office:value-type="float" office:value="0.0266871" calcext:value-type="float">
            <text:p>0.0266871</text:p>
          </table:table-cell>
          <table:table-cell office:value-type="float" office:value="0.02235199" calcext:value-type="float">
            <text:p>0.02235199</text:p>
          </table:table-cell>
          <table:table-cell office:value-type="float" office:value="0.02057205" calcext:value-type="float">
            <text:p>0.02057205</text:p>
          </table:table-cell>
          <table:table-cell office:value-type="float" office:value="0.02018134" calcext:value-type="float">
            <text:p>0.02018134</text:p>
          </table:table-cell>
          <table:table-cell office:value-type="float" office:value="0.02096675" calcext:value-type="float">
            <text:p>0.02096675</text:p>
          </table:table-cell>
          <table:table-cell office:value-type="float" office:value="0.005074682" calcext:value-type="float">
            <text:p>0.005074682</text:p>
          </table:table-cell>
          <table:table-cell office:value-type="float" office:value="0.004041038" calcext:value-type="float">
            <text:p>0.004041038</text:p>
          </table:table-cell>
          <table:table-cell office:value-type="float" office:value="0" calcext:value-type="float">
            <text:p>0</text:p>
          </table:table-cell>
          <table:table-cell office:value-type="float" office:value="1.896993" calcext:value-type="float">
            <text:p>1.896993</text:p>
          </table:table-cell>
          <table:table-cell office:value-type="float" office:value="10.28466" calcext:value-type="float">
            <text:p>10.28466</text:p>
          </table:table-cell>
          <table:table-cell office:value-type="float" office:value="20.45004" calcext:value-type="float">
            <text:p>20.45004</text:p>
          </table:table-cell>
          <table:table-cell office:value-type="float" office:value="29.62927" calcext:value-type="float">
            <text:p>29.62927</text:p>
          </table:table-cell>
          <table:table-cell office:value-type="float" office:value="35.44933" calcext:value-type="float">
            <text:p>35.44933</text:p>
          </table:table-cell>
          <table:table-cell office:value-type="float" office:value="27.1918" calcext:value-type="float">
            <text:p>27.1918</text:p>
          </table:table-cell>
          <table:table-cell office:value-type="float" office:value="25.17233" calcext:value-type="float">
            <text:p>25.17233</text:p>
          </table:table-cell>
          <table:table-cell office:value-type="float" office:value="29.88149" calcext:value-type="float">
            <text:p>29.88149</text:p>
          </table:table-cell>
          <table:table-cell office:value-type="float" office:value="17.72416" calcext:value-type="float">
            <text:p>17.72416</text:p>
          </table:table-cell>
          <table:table-cell office:value-type="float" office:value="6.239633" calcext:value-type="float">
            <text:p>6.239633</text:p>
          </table:table-cell>
          <table:table-cell office:value-type="float" office:value="2.483741" calcext:value-type="float">
            <text:p>2.483741</text:p>
          </table:table-cell>
          <table:table-cell office:value-type="float" office:value="1.00635" calcext:value-type="float">
            <text:p>1.00635</text:p>
          </table:table-cell>
          <table:table-cell office:value-type="float" office:value="0.4138722" calcext:value-type="float">
            <text:p>0.4138722</text:p>
          </table:table-cell>
          <table:table-cell office:value-type="float" office:value="0.3580581" calcext:value-type="float">
            <text:p>0.3580581</text:p>
          </table:table-cell>
          <table:table-cell office:value-type="float" office:value="0" calcext:value-type="float">
            <text:p>0</text:p>
          </table:table-cell>
          <table:table-cell office:value-type="float" office:value="-111917" calcext:value-type="float">
            <text:p>-111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459267" calcext:value-type="float">
            <text:p>-7.459267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7.343115" calcext:value-type="float">
            <text:p>7.343115</text:p>
          </table:table-cell>
          <table:table-cell office:value-type="float" office:value="1081.273" calcext:value-type="float">
            <text:p>1081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4536" calcext:value-type="float">
            <text:p>0.05504536</text:p>
          </table:table-cell>
          <table:table-cell office:value-type="float" office:value="35.35621" calcext:value-type="float">
            <text:p>35.3562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5901981" calcext:value-type="float">
            <text:p>0.0005901981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611" calcext:value-type="float">
            <text:p>1.182611</text:p>
          </table:table-cell>
          <table:table-cell office:value-type="float" office:value="-0.0008941583" calcext:value-type="float">
            <text:p>-0.0008941583</text:p>
          </table:table-cell>
          <table:table-cell office:value-type="float" office:value="-0.02320014" calcext:value-type="float">
            <text:p>-0.02320014</text:p>
          </table:table-cell>
          <table:table-cell office:value-type="float" office:value="0.00000001287843" calcext:value-type="float">
            <text:p>1.287843E-08</text:p>
          </table:table-cell>
          <table:table-cell office:value-type="float" office:value="9.383808" calcext:value-type="float">
            <text:p>9.383808</text:p>
          </table:table-cell>
          <table:table-cell office:value-type="float" office:value="0.08667559" calcext:value-type="float">
            <text:p>0.08667559</text:p>
          </table:table-cell>
          <table:table-cell office:value-type="float" office:value="0.04710406" calcext:value-type="float">
            <text:p>0.04710406</text:p>
          </table:table-cell>
          <table:table-cell office:value-type="float" office:value="0.04617426" calcext:value-type="float">
            <text:p>0.04617426</text:p>
          </table:table-cell>
          <table:table-cell office:value-type="float" office:value="0.0335351" calcext:value-type="float">
            <text:p>0.0335351</text:p>
          </table:table-cell>
          <table:table-cell office:value-type="float" office:value="0.03297699" calcext:value-type="float">
            <text:p>0.03297699</text:p>
          </table:table-cell>
          <table:table-cell office:value-type="float" office:value="0.01769931" calcext:value-type="float">
            <text:p>0.01769931</text:p>
          </table:table-cell>
          <table:table-cell office:value-type="float" office:value="0.01389393" calcext:value-type="float">
            <text:p>0.01389393</text:p>
          </table:table-cell>
          <table:table-cell office:value-type="float" office:value="0.02668181" calcext:value-type="float">
            <text:p>0.02668181</text:p>
          </table:table-cell>
          <table:table-cell office:value-type="float" office:value="0.02244902" calcext:value-type="float">
            <text:p>0.02244902</text:p>
          </table:table-cell>
          <table:table-cell office:value-type="float" office:value="0.02055477" calcext:value-type="float">
            <text:p>0.02055477</text:p>
          </table:table-cell>
          <table:table-cell office:value-type="float" office:value="0.02017235" calcext:value-type="float">
            <text:p>0.02017235</text:p>
          </table:table-cell>
          <table:table-cell office:value-type="float" office:value="0.02096295" calcext:value-type="float">
            <text:p>0.02096295</text:p>
          </table:table-cell>
          <table:table-cell office:value-type="float" office:value="0.00507503" calcext:value-type="float">
            <text:p>0.00507503</text:p>
          </table:table-cell>
          <table:table-cell office:value-type="float" office:value="0.004040567" calcext:value-type="float">
            <text:p>0.004040567</text:p>
          </table:table-cell>
          <table:table-cell office:value-type="float" office:value="0" calcext:value-type="float">
            <text:p>0</text:p>
          </table:table-cell>
          <table:table-cell office:value-type="float" office:value="9.370546" calcext:value-type="float">
            <text:p>9.370546</text:p>
          </table:table-cell>
          <table:table-cell office:value-type="float" office:value="11.04415" calcext:value-type="float">
            <text:p>11.04415</text:p>
          </table:table-cell>
          <table:table-cell office:value-type="float" office:value="19.34251" calcext:value-type="float">
            <text:p>19.34251</text:p>
          </table:table-cell>
          <table:table-cell office:value-type="float" office:value="27.30935" calcext:value-type="float">
            <text:p>27.30935</text:p>
          </table:table-cell>
          <table:table-cell office:value-type="float" office:value="32.57922" calcext:value-type="float">
            <text:p>32.57922</text:p>
          </table:table-cell>
          <table:table-cell office:value-type="float" office:value="25.44022" calcext:value-type="float">
            <text:p>25.44022</text:p>
          </table:table-cell>
          <table:table-cell office:value-type="float" office:value="24.33059" calcext:value-type="float">
            <text:p>24.33059</text:p>
          </table:table-cell>
          <table:table-cell office:value-type="float" office:value="29.52531" calcext:value-type="float">
            <text:p>29.52531</text:p>
          </table:table-cell>
          <table:table-cell office:value-type="float" office:value="18.92365" calcext:value-type="float">
            <text:p>18.92365</text:p>
          </table:table-cell>
          <table:table-cell office:value-type="float" office:value="6.322174" calcext:value-type="float">
            <text:p>6.322174</text:p>
          </table:table-cell>
          <table:table-cell office:value-type="float" office:value="2.487101" calcext:value-type="float">
            <text:p>2.487101</text:p>
          </table:table-cell>
          <table:table-cell office:value-type="float" office:value="1.006904" calcext:value-type="float">
            <text:p>1.006904</text:p>
          </table:table-cell>
          <table:table-cell office:value-type="float" office:value="0.4141737" calcext:value-type="float">
            <text:p>0.4141737</text:p>
          </table:table-cell>
          <table:table-cell office:value-type="float" office:value="0.3580732" calcext:value-type="float">
            <text:p>0.3580732</text:p>
          </table:table-cell>
          <table:table-cell office:value-type="float" office:value="0" calcext:value-type="float">
            <text:p>0</text:p>
          </table:table-cell>
          <table:table-cell office:value-type="float" office:value="-113067.9" calcext:value-type="float">
            <text:p>-11306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18634" calcext:value-type="float">
            <text:p>-8.18634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7.330925" calcext:value-type="float">
            <text:p>7.330925</text:p>
          </table:table-cell>
          <table:table-cell office:value-type="float" office:value="1081.26" calcext:value-type="float">
            <text:p>108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6137" calcext:value-type="float">
            <text:p>0.05456137</text:p>
          </table:table-cell>
          <table:table-cell office:value-type="float" office:value="35.37941" calcext:value-type="float">
            <text:p>35.3794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03218" calcext:value-type="float">
            <text:p>0.000603218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77" calcext:value-type="float">
            <text:p>1.182577</text:p>
          </table:table-cell>
          <table:table-cell office:value-type="float" office:value="-0.0009081929" calcext:value-type="float">
            <text:p>-0.0009081929</text:p>
          </table:table-cell>
          <table:table-cell office:value-type="float" office:value="-0.02327969" calcext:value-type="float">
            <text:p>-0.02327969</text:p>
          </table:table-cell>
          <table:table-cell office:value-type="float" office:value="0.00000001414345" calcext:value-type="float">
            <text:p>1.414345E-08</text:p>
          </table:table-cell>
          <table:table-cell office:value-type="float" office:value="9.383966" calcext:value-type="float">
            <text:p>9.383966</text:p>
          </table:table-cell>
          <table:table-cell office:value-type="float" office:value="0.07174874" calcext:value-type="float">
            <text:p>0.07174874</text:p>
          </table:table-cell>
          <table:table-cell office:value-type="float" office:value="0.0448977" calcext:value-type="float">
            <text:p>0.0448977</text:p>
          </table:table-cell>
          <table:table-cell office:value-type="float" office:value="0.04505959" calcext:value-type="float">
            <text:p>0.04505959</text:p>
          </table:table-cell>
          <table:table-cell office:value-type="float" office:value="0.03264111" calcext:value-type="float">
            <text:p>0.03264111</text:p>
          </table:table-cell>
          <table:table-cell office:value-type="float" office:value="0.03228615" calcext:value-type="float">
            <text:p>0.03228615</text:p>
          </table:table-cell>
          <table:table-cell office:value-type="float" office:value="0.01728137" calcext:value-type="float">
            <text:p>0.01728137</text:p>
          </table:table-cell>
          <table:table-cell office:value-type="float" office:value="0.01359402" calcext:value-type="float">
            <text:p>0.01359402</text:p>
          </table:table-cell>
          <table:table-cell office:value-type="float" office:value="0.0265172" calcext:value-type="float">
            <text:p>0.0265172</text:p>
          </table:table-cell>
          <table:table-cell office:value-type="float" office:value="0.02249001" calcext:value-type="float">
            <text:p>0.02249001</text:p>
          </table:table-cell>
          <table:table-cell office:value-type="float" office:value="0.02054068" calcext:value-type="float">
            <text:p>0.02054068</text:p>
          </table:table-cell>
          <table:table-cell office:value-type="float" office:value="0.02016443" calcext:value-type="float">
            <text:p>0.02016443</text:p>
          </table:table-cell>
          <table:table-cell office:value-type="float" office:value="0.02095872" calcext:value-type="float">
            <text:p>0.02095872</text:p>
          </table:table-cell>
          <table:table-cell office:value-type="float" office:value="0.005075241" calcext:value-type="float">
            <text:p>0.005075241</text:p>
          </table:table-cell>
          <table:table-cell office:value-type="float" office:value="0.004040102" calcext:value-type="float">
            <text:p>0.004040102</text:p>
          </table:table-cell>
          <table:table-cell office:value-type="float" office:value="0" calcext:value-type="float">
            <text:p>0</text:p>
          </table:table-cell>
          <table:table-cell office:value-type="float" office:value="16.82492" calcext:value-type="float">
            <text:p>16.82492</text:p>
          </table:table-cell>
          <table:table-cell office:value-type="float" office:value="12.34822" calcext:value-type="float">
            <text:p>12.34822</text:p>
          </table:table-cell>
          <table:table-cell office:value-type="float" office:value="19.22222" calcext:value-type="float">
            <text:p>19.22222</text:p>
          </table:table-cell>
          <table:table-cell office:value-type="float" office:value="26.49891" calcext:value-type="float">
            <text:p>26.49891</text:p>
          </table:table-cell>
          <table:table-cell office:value-type="float" office:value="31.71209" calcext:value-type="float">
            <text:p>31.71209</text:p>
          </table:table-cell>
          <table:table-cell office:value-type="float" office:value="24.70764" calcext:value-type="float">
            <text:p>24.70764</text:p>
          </table:table-cell>
          <table:table-cell office:value-type="float" office:value="23.62088" calcext:value-type="float">
            <text:p>23.62088</text:p>
          </table:table-cell>
          <table:table-cell office:value-type="float" office:value="28.7143" calcext:value-type="float">
            <text:p>28.7143</text:p>
          </table:table-cell>
          <table:table-cell office:value-type="float" office:value="19.67354" calcext:value-type="float">
            <text:p>19.67354</text:p>
          </table:table-cell>
          <table:table-cell office:value-type="float" office:value="6.435434" calcext:value-type="float">
            <text:p>6.435434</text:p>
          </table:table-cell>
          <table:table-cell office:value-type="float" office:value="2.494812" calcext:value-type="float">
            <text:p>2.494812</text:p>
          </table:table-cell>
          <table:table-cell office:value-type="float" office:value="1.00768" calcext:value-type="float">
            <text:p>1.00768</text:p>
          </table:table-cell>
          <table:table-cell office:value-type="float" office:value="0.4144363" calcext:value-type="float">
            <text:p>0.4144363</text:p>
          </table:table-cell>
          <table:table-cell office:value-type="float" office:value="0.3580884" calcext:value-type="float">
            <text:p>0.3580884</text:p>
          </table:table-cell>
          <table:table-cell office:value-type="float" office:value="0" calcext:value-type="float">
            <text:p>0</text:p>
          </table:table-cell>
          <table:table-cell office:value-type="float" office:value="-114240.4" calcext:value-type="float">
            <text:p>-11424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577814" calcext:value-type="float">
            <text:p>-8.577814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7.314463" calcext:value-type="float">
            <text:p>7.314463</text:p>
          </table:table-cell>
          <table:table-cell office:value-type="float" office:value="1081.243" calcext:value-type="float">
            <text:p>1081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3924" calcext:value-type="float">
            <text:p>0.0543924</text:p>
          </table:table-cell>
          <table:table-cell office:value-type="float" office:value="35.40933" calcext:value-type="float">
            <text:p>35.4093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162379" calcext:value-type="float">
            <text:p>0.0006162379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44" calcext:value-type="float">
            <text:p>1.182544</text:p>
          </table:table-cell>
          <table:table-cell office:value-type="float" office:value="-0.0009258736" calcext:value-type="float">
            <text:p>-0.0009258736</text:p>
          </table:table-cell>
          <table:table-cell office:value-type="float" office:value="-0.0233409" calcext:value-type="float">
            <text:p>-0.0233409</text:p>
          </table:table-cell>
          <table:table-cell office:value-type="float" office:value="0.00000001694947" calcext:value-type="float">
            <text:p>1.694947E-08</text:p>
          </table:table-cell>
          <table:table-cell office:value-type="float" office:value="9.38344" calcext:value-type="float">
            <text:p>9.38344</text:p>
          </table:table-cell>
          <table:table-cell office:value-type="float" office:value="0.08909866" calcext:value-type="float">
            <text:p>0.08909866</text:p>
          </table:table-cell>
          <table:table-cell office:value-type="float" office:value="0.04333469" calcext:value-type="float">
            <text:p>0.04333469</text:p>
          </table:table-cell>
          <table:table-cell office:value-type="float" office:value="0.04395926" calcext:value-type="float">
            <text:p>0.04395926</text:p>
          </table:table-cell>
          <table:table-cell office:value-type="float" office:value="0.03166761" calcext:value-type="float">
            <text:p>0.03166761</text:p>
          </table:table-cell>
          <table:table-cell office:value-type="float" office:value="0.03149115" calcext:value-type="float">
            <text:p>0.03149115</text:p>
          </table:table-cell>
          <table:table-cell office:value-type="float" office:value="0.01689212" calcext:value-type="float">
            <text:p>0.01689212</text:p>
          </table:table-cell>
          <table:table-cell office:value-type="float" office:value="0.01328188" calcext:value-type="float">
            <text:p>0.01328188</text:p>
          </table:table-cell>
          <table:table-cell office:value-type="float" office:value="0.02629645" calcext:value-type="float">
            <text:p>0.02629645</text:p>
          </table:table-cell>
          <table:table-cell office:value-type="float" office:value="0.02250608" calcext:value-type="float">
            <text:p>0.02250608</text:p>
          </table:table-cell>
          <table:table-cell office:value-type="float" office:value="0.02053384" calcext:value-type="float">
            <text:p>0.02053384</text:p>
          </table:table-cell>
          <table:table-cell office:value-type="float" office:value="0.02015876" calcext:value-type="float">
            <text:p>0.02015876</text:p>
          </table:table-cell>
          <table:table-cell office:value-type="float" office:value="0.02095408" calcext:value-type="float">
            <text:p>0.02095408</text:p>
          </table:table-cell>
          <table:table-cell office:value-type="float" office:value="0.005075471" calcext:value-type="float">
            <text:p>0.005075471</text:p>
          </table:table-cell>
          <table:table-cell office:value-type="float" office:value="0.004039635" calcext:value-type="float">
            <text:p>0.004039635</text:p>
          </table:table-cell>
          <table:table-cell office:value-type="float" office:value="0" calcext:value-type="float">
            <text:p>0</text:p>
          </table:table-cell>
          <table:table-cell office:value-type="float" office:value="18.69073" calcext:value-type="float">
            <text:p>18.69073</text:p>
          </table:table-cell>
          <table:table-cell office:value-type="float" office:value="13.73986" calcext:value-type="float">
            <text:p>13.73986</text:p>
          </table:table-cell>
          <table:table-cell office:value-type="float" office:value="19.53707" calcext:value-type="float">
            <text:p>19.53707</text:p>
          </table:table-cell>
          <table:table-cell office:value-type="float" office:value="26.26244" calcext:value-type="float">
            <text:p>26.26244</text:p>
          </table:table-cell>
          <table:table-cell office:value-type="float" office:value="31.32528" calcext:value-type="float">
            <text:p>31.32528</text:p>
          </table:table-cell>
          <table:table-cell office:value-type="float" office:value="24.10324" calcext:value-type="float">
            <text:p>24.10324</text:p>
          </table:table-cell>
          <table:table-cell office:value-type="float" office:value="22.91766" calcext:value-type="float">
            <text:p>22.91766</text:p>
          </table:table-cell>
          <table:table-cell office:value-type="float" office:value="28.03268" calcext:value-type="float">
            <text:p>28.03268</text:p>
          </table:table-cell>
          <table:table-cell office:value-type="float" office:value="20.21336" calcext:value-type="float">
            <text:p>20.21336</text:p>
          </table:table-cell>
          <table:table-cell office:value-type="float" office:value="6.597051" calcext:value-type="float">
            <text:p>6.597051</text:p>
          </table:table-cell>
          <table:table-cell office:value-type="float" office:value="2.509358" calcext:value-type="float">
            <text:p>2.509358</text:p>
          </table:table-cell>
          <table:table-cell office:value-type="float" office:value="1.008811" calcext:value-type="float">
            <text:p>1.008811</text:p>
          </table:table-cell>
          <table:table-cell office:value-type="float" office:value="0.4146974" calcext:value-type="float">
            <text:p>0.4146974</text:p>
          </table:table-cell>
          <table:table-cell office:value-type="float" office:value="0.3581035" calcext:value-type="float">
            <text:p>0.3581035</text:p>
          </table:table-cell>
          <table:table-cell office:value-type="float" office:value="0" calcext:value-type="float">
            <text:p>0</text:p>
          </table:table-cell>
          <table:table-cell office:value-type="float" office:value="-115875.3" calcext:value-type="float">
            <text:p>-11587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956921" calcext:value-type="float">
            <text:p>-8.956921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7.280057" calcext:value-type="float">
            <text:p>7.280057</text:p>
          </table:table-cell>
          <table:table-cell office:value-type="float" office:value="1081.22" calcext:value-type="float">
            <text:p>108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2962" calcext:value-type="float">
            <text:p>0.05952962</text:p>
          </table:table-cell>
          <table:table-cell office:value-type="float" office:value="35.46625" calcext:value-type="float">
            <text:p>35.4662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292773" calcext:value-type="float">
            <text:p>0.000629277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88" calcext:value-type="float">
            <text:p>1.182588</text:p>
          </table:table-cell>
          <table:table-cell office:value-type="float" office:value="-0.0009491784" calcext:value-type="float">
            <text:p>-0.0009491784</text:p>
          </table:table-cell>
          <table:table-cell office:value-type="float" office:value="-0.0233447" calcext:value-type="float">
            <text:p>-0.0233447</text:p>
          </table:table-cell>
          <table:table-cell office:value-type="float" office:value="0.0000000169687" calcext:value-type="float">
            <text:p>1.69687E-08</text:p>
          </table:table-cell>
          <table:table-cell office:value-type="float" office:value="9.340297" calcext:value-type="float">
            <text:p>9.340297</text:p>
          </table:table-cell>
          <table:table-cell office:value-type="float" office:value="0.4376742" calcext:value-type="float">
            <text:p>0.4376742</text:p>
          </table:table-cell>
          <table:table-cell office:value-type="float" office:value="0.07260582" calcext:value-type="float">
            <text:p>0.07260582</text:p>
          </table:table-cell>
          <table:table-cell office:value-type="float" office:value="0.05084132" calcext:value-type="float">
            <text:p>0.05084132</text:p>
          </table:table-cell>
          <table:table-cell office:value-type="float" office:value="0.03470094" calcext:value-type="float">
            <text:p>0.03470094</text:p>
          </table:table-cell>
          <table:table-cell office:value-type="float" office:value="0.03258367" calcext:value-type="float">
            <text:p>0.03258367</text:p>
          </table:table-cell>
          <table:table-cell office:value-type="float" office:value="0.01686284" calcext:value-type="float">
            <text:p>0.01686284</text:p>
          </table:table-cell>
          <table:table-cell office:value-type="float" office:value="0.01303895" calcext:value-type="float">
            <text:p>0.01303895</text:p>
          </table:table-cell>
          <table:table-cell office:value-type="float" office:value="0.02605718" calcext:value-type="float">
            <text:p>0.02605718</text:p>
          </table:table-cell>
          <table:table-cell office:value-type="float" office:value="0.02246303" calcext:value-type="float">
            <text:p>0.02246303</text:p>
          </table:table-cell>
          <table:table-cell office:value-type="float" office:value="0.0205267" calcext:value-type="float">
            <text:p>0.0205267</text:p>
          </table:table-cell>
          <table:table-cell office:value-type="float" office:value="0.02015523" calcext:value-type="float">
            <text:p>0.02015523</text:p>
          </table:table-cell>
          <table:table-cell office:value-type="float" office:value="0.02094902" calcext:value-type="float">
            <text:p>0.02094902</text:p>
          </table:table-cell>
          <table:table-cell office:value-type="float" office:value="0.005075884" calcext:value-type="float">
            <text:p>0.005075884</text:p>
          </table:table-cell>
          <table:table-cell office:value-type="float" office:value="0.00403917" calcext:value-type="float">
            <text:p>0.00403917</text:p>
          </table:table-cell>
          <table:table-cell office:value-type="float" office:value="0" calcext:value-type="float">
            <text:p>0</text:p>
          </table:table-cell>
          <table:table-cell office:value-type="float" office:value="2.682869" calcext:value-type="float">
            <text:p>2.682869</text:p>
          </table:table-cell>
          <table:table-cell office:value-type="float" office:value="11.77779" calcext:value-type="float">
            <text:p>11.77779</text:p>
          </table:table-cell>
          <table:table-cell office:value-type="float" office:value="19.12991" calcext:value-type="float">
            <text:p>19.12991</text:p>
          </table:table-cell>
          <table:table-cell office:value-type="float" office:value="27.17369" calcext:value-type="float">
            <text:p>27.17369</text:p>
          </table:table-cell>
          <table:table-cell office:value-type="float" office:value="33.8224" calcext:value-type="float">
            <text:p>33.8224</text:p>
          </table:table-cell>
          <table:table-cell office:value-type="float" office:value="24.77395" calcext:value-type="float">
            <text:p>24.77395</text:p>
          </table:table-cell>
          <table:table-cell office:value-type="float" office:value="22.95558" calcext:value-type="float">
            <text:p>22.95558</text:p>
          </table:table-cell>
          <table:table-cell office:value-type="float" office:value="27.78356" calcext:value-type="float">
            <text:p>27.78356</text:p>
          </table:table-cell>
          <table:table-cell office:value-type="float" office:value="20.37973" calcext:value-type="float">
            <text:p>20.37973</text:p>
          </table:table-cell>
          <table:table-cell office:value-type="float" office:value="6.768592" calcext:value-type="float">
            <text:p>6.768592</text:p>
          </table:table-cell>
          <table:table-cell office:value-type="float" office:value="2.53091" calcext:value-type="float">
            <text:p>2.53091</text:p>
          </table:table-cell>
          <table:table-cell office:value-type="float" office:value="1.010478" calcext:value-type="float">
            <text:p>1.010478</text:p>
          </table:table-cell>
          <table:table-cell office:value-type="float" office:value="0.4150023" calcext:value-type="float">
            <text:p>0.4150023</text:p>
          </table:table-cell>
          <table:table-cell office:value-type="float" office:value="0.3581186" calcext:value-type="float">
            <text:p>0.3581186</text:p>
          </table:table-cell>
          <table:table-cell office:value-type="float" office:value="0" calcext:value-type="float">
            <text:p>0</text:p>
          </table:table-cell>
          <table:table-cell office:value-type="float" office:value="-117869.6" calcext:value-type="float">
            <text:p>-1178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415311" calcext:value-type="float">
            <text:p>-9.415311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7.267965" calcext:value-type="float">
            <text:p>7.267965</text:p>
          </table:table-cell>
          <table:table-cell office:value-type="float" office:value="1081.204" calcext:value-type="float">
            <text:p>1081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3613" calcext:value-type="float">
            <text:p>0.05673613</text:p>
          </table:table-cell>
          <table:table-cell office:value-type="float" office:value="35.49421" calcext:value-type="float">
            <text:p>35.4942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423048" calcext:value-type="float">
            <text:p>0.0006423048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65" calcext:value-type="float">
            <text:p>1.182565</text:p>
          </table:table-cell>
          <table:table-cell office:value-type="float" office:value="-0.0009672416" calcext:value-type="float">
            <text:p>-0.0009672416</text:p>
          </table:table-cell>
          <table:table-cell office:value-type="float" office:value="-0.02335929" calcext:value-type="float">
            <text:p>-0.02335929</text:p>
          </table:table-cell>
          <table:table-cell office:value-type="float" office:value="0.0000000169687" calcext:value-type="float">
            <text:p>1.69687E-08</text:p>
          </table:table-cell>
          <table:table-cell office:value-type="float" office:value="9.338326" calcext:value-type="float">
            <text:p>9.338326</text:p>
          </table:table-cell>
          <table:table-cell office:value-type="float" office:value="0.2812335" calcext:value-type="float">
            <text:p>0.2812335</text:p>
          </table:table-cell>
          <table:table-cell office:value-type="float" office:value="0.05532026" calcext:value-type="float">
            <text:p>0.05532026</text:p>
          </table:table-cell>
          <table:table-cell office:value-type="float" office:value="0.04633398" calcext:value-type="float">
            <text:p>0.04633398</text:p>
          </table:table-cell>
          <table:table-cell office:value-type="float" office:value="0.03210784" calcext:value-type="float">
            <text:p>0.03210784</text:p>
          </table:table-cell>
          <table:table-cell office:value-type="float" office:value="0.03137735" calcext:value-type="float">
            <text:p>0.03137735</text:p>
          </table:table-cell>
          <table:table-cell office:value-type="float" office:value="0.01664555" calcext:value-type="float">
            <text:p>0.01664555</text:p>
          </table:table-cell>
          <table:table-cell office:value-type="float" office:value="0.01298673" calcext:value-type="float">
            <text:p>0.01298673</text:p>
          </table:table-cell>
          <table:table-cell office:value-type="float" office:value="0.02589065" calcext:value-type="float">
            <text:p>0.02589065</text:p>
          </table:table-cell>
          <table:table-cell office:value-type="float" office:value="0.02242341" calcext:value-type="float">
            <text:p>0.02242341</text:p>
          </table:table-cell>
          <table:table-cell office:value-type="float" office:value="0.02052007" calcext:value-type="float">
            <text:p>0.02052007</text:p>
          </table:table-cell>
          <table:table-cell office:value-type="float" office:value="0.02015668" calcext:value-type="float">
            <text:p>0.02015668</text:p>
          </table:table-cell>
          <table:table-cell office:value-type="float" office:value="0.02094416" calcext:value-type="float">
            <text:p>0.02094416</text:p>
          </table:table-cell>
          <table:table-cell office:value-type="float" office:value="0.005076785" calcext:value-type="float">
            <text:p>0.005076785</text:p>
          </table:table-cell>
          <table:table-cell office:value-type="float" office:value="0.004038701" calcext:value-type="float">
            <text:p>0.004038701</text:p>
          </table:table-cell>
          <table:table-cell office:value-type="float" office:value="0" calcext:value-type="float">
            <text:p>0</text:p>
          </table:table-cell>
          <table:table-cell office:value-type="float" office:value="5.075764" calcext:value-type="float">
            <text:p>5.075764</text:p>
          </table:table-cell>
          <table:table-cell office:value-type="float" office:value="11.14665" calcext:value-type="float">
            <text:p>11.14665</text:p>
          </table:table-cell>
          <table:table-cell office:value-type="float" office:value="17.69057" calcext:value-type="float">
            <text:p>17.69057</text:p>
          </table:table-cell>
          <table:table-cell office:value-type="float" office:value="24.5306" calcext:value-type="float">
            <text:p>24.5306</text:p>
          </table:table-cell>
          <table:table-cell office:value-type="float" office:value="30.00648" calcext:value-type="float">
            <text:p>30.00648</text:p>
          </table:table-cell>
          <table:table-cell office:value-type="float" office:value="24.04568" calcext:value-type="float">
            <text:p>24.04568</text:p>
          </table:table-cell>
          <table:table-cell office:value-type="float" office:value="23.55495" calcext:value-type="float">
            <text:p>23.55495</text:p>
          </table:table-cell>
          <table:table-cell office:value-type="float" office:value="28.08477" calcext:value-type="float">
            <text:p>28.08477</text:p>
          </table:table-cell>
          <table:table-cell office:value-type="float" office:value="20.68956" calcext:value-type="float">
            <text:p>20.68956</text:p>
          </table:table-cell>
          <table:table-cell office:value-type="float" office:value="6.966401" calcext:value-type="float">
            <text:p>6.966401</text:p>
          </table:table-cell>
          <table:table-cell office:value-type="float" office:value="2.566535" calcext:value-type="float">
            <text:p>2.566535</text:p>
          </table:table-cell>
          <table:table-cell office:value-type="float" office:value="1.013399" calcext:value-type="float">
            <text:p>1.013399</text:p>
          </table:table-cell>
          <table:table-cell office:value-type="float" office:value="0.4154239" calcext:value-type="float">
            <text:p>0.4154239</text:p>
          </table:table-cell>
          <table:table-cell office:value-type="float" office:value="0.3581337" calcext:value-type="float">
            <text:p>0.3581337</text:p>
          </table:table-cell>
          <table:table-cell office:value-type="float" office:value="0" calcext:value-type="float">
            <text:p>0</text:p>
          </table:table-cell>
          <table:table-cell office:value-type="float" office:value="-118755.7" calcext:value-type="float">
            <text:p>-11875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922818" calcext:value-type="float">
            <text:p>-9.922818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7.256474" calcext:value-type="float">
            <text:p>7.256474</text:p>
          </table:table-cell>
          <table:table-cell office:value-type="float" office:value="1081.189" calcext:value-type="float">
            <text:p>1081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4738" calcext:value-type="float">
            <text:p>0.05554738</text:p>
          </table:table-cell>
          <table:table-cell office:value-type="float" office:value="35.51803" calcext:value-type="float">
            <text:p>35.5180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5534" calcext:value-type="float">
            <text:p>0.0006553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5" calcext:value-type="float">
            <text:p>1.18255</text:p>
          </table:table-cell>
          <table:table-cell office:value-type="float" office:value="-0.001053324" calcext:value-type="float">
            <text:p>-0.001053324</text:p>
          </table:table-cell>
          <table:table-cell office:value-type="float" office:value="-0.02336665" calcext:value-type="float">
            <text:p>-0.02336665</text:p>
          </table:table-cell>
          <table:table-cell office:value-type="float" office:value="0.00000001701222" calcext:value-type="float">
            <text:p>1.701222E-08</text:p>
          </table:table-cell>
          <table:table-cell office:value-type="float" office:value="9.336054" calcext:value-type="float">
            <text:p>9.336054</text:p>
          </table:table-cell>
          <table:table-cell office:value-type="float" office:value="0.2007275" calcext:value-type="float">
            <text:p>0.2007275</text:p>
          </table:table-cell>
          <table:table-cell office:value-type="float" office:value="0.05036341" calcext:value-type="float">
            <text:p>0.05036341</text:p>
          </table:table-cell>
          <table:table-cell office:value-type="float" office:value="0.04559694" calcext:value-type="float">
            <text:p>0.04559694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127609" calcext:value-type="float">
            <text:p>0.03127609</text:p>
          </table:table-cell>
          <table:table-cell office:value-type="float" office:value="0.01646588" calcext:value-type="float">
            <text:p>0.01646588</text:p>
          </table:table-cell>
          <table:table-cell office:value-type="float" office:value="0.01279638" calcext:value-type="float">
            <text:p>0.01279638</text:p>
          </table:table-cell>
          <table:table-cell office:value-type="float" office:value="0.0256837" calcext:value-type="float">
            <text:p>0.0256837</text:p>
          </table:table-cell>
          <table:table-cell office:value-type="float" office:value="0.02239116" calcext:value-type="float">
            <text:p>0.02239116</text:p>
          </table:table-cell>
          <table:table-cell office:value-type="float" office:value="0.0205192" calcext:value-type="float">
            <text:p>0.0205192</text:p>
          </table:table-cell>
          <table:table-cell office:value-type="float" office:value="0.02016108" calcext:value-type="float">
            <text:p>0.02016108</text:p>
          </table:table-cell>
          <table:table-cell office:value-type="float" office:value="0.02093894" calcext:value-type="float">
            <text:p>0.02093894</text:p>
          </table:table-cell>
          <table:table-cell office:value-type="float" office:value="0.005078527" calcext:value-type="float">
            <text:p>0.005078527</text:p>
          </table:table-cell>
          <table:table-cell office:value-type="float" office:value="0.004038242" calcext:value-type="float">
            <text:p>0.004038242</text:p>
          </table:table-cell>
          <table:table-cell office:value-type="float" office:value="0" calcext:value-type="float">
            <text:p>0</text:p>
          </table:table-cell>
          <table:table-cell office:value-type="float" office:value="7.918384" calcext:value-type="float">
            <text:p>7.918384</text:p>
          </table:table-cell>
          <table:table-cell office:value-type="float" office:value="11.37925" calcext:value-type="float">
            <text:p>11.37925</text:p>
          </table:table-cell>
          <table:table-cell office:value-type="float" office:value="17.33304" calcext:value-type="float">
            <text:p>17.33304</text:p>
          </table:table-cell>
          <table:table-cell office:value-type="float" office:value="23.71517" calcext:value-type="float">
            <text:p>23.71517</text:p>
          </table:table-cell>
          <table:table-cell office:value-type="float" office:value="28.83103" calcext:value-type="float">
            <text:p>28.83103</text:p>
          </table:table-cell>
          <table:table-cell office:value-type="float" office:value="23.17909" calcext:value-type="float">
            <text:p>23.17909</text:p>
          </table:table-cell>
          <table:table-cell office:value-type="float" office:value="22.86543" calcext:value-type="float">
            <text:p>22.86543</text:p>
          </table:table-cell>
          <table:table-cell office:value-type="float" office:value="27.81648" calcext:value-type="float">
            <text:p>27.81648</text:p>
          </table:table-cell>
          <table:table-cell office:value-type="float" office:value="21.1029" calcext:value-type="float">
            <text:p>21.1029</text:p>
          </table:table-cell>
          <table:table-cell office:value-type="float" office:value="7.214971" calcext:value-type="float">
            <text:p>7.214971</text:p>
          </table:table-cell>
          <table:table-cell office:value-type="float" office:value="2.613075" calcext:value-type="float">
            <text:p>2.613075</text:p>
          </table:table-cell>
          <table:table-cell office:value-type="float" office:value="1.017403" calcext:value-type="float">
            <text:p>1.017403</text:p>
          </table:table-cell>
          <table:table-cell office:value-type="float" office:value="0.4160478" calcext:value-type="float">
            <text:p>0.4160478</text:p>
          </table:table-cell>
          <table:table-cell office:value-type="float" office:value="0.3581508" calcext:value-type="float">
            <text:p>0.3581508</text:p>
          </table:table-cell>
          <table:table-cell office:value-type="float" office:value="0" calcext:value-type="float">
            <text:p>0</text:p>
          </table:table-cell>
          <table:table-cell office:value-type="float" office:value="-119799.7" calcext:value-type="float">
            <text:p>-11979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456871" calcext:value-type="float">
            <text:p>-0.00014568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7.234791" calcext:value-type="float">
            <text:p>7.234791</text:p>
          </table:table-cell>
          <table:table-cell office:value-type="float" office:value="1081.171" calcext:value-type="float">
            <text:p>1081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4322" calcext:value-type="float">
            <text:p>0.06444322</text:p>
          </table:table-cell>
          <table:table-cell office:value-type="float" office:value="35.54575" calcext:value-type="float">
            <text:p>35.5457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683865" calcext:value-type="float">
            <text:p>0.000668386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39" calcext:value-type="float">
            <text:p>1.182539</text:p>
          </table:table-cell>
          <table:table-cell office:value-type="float" office:value="-0.001063389" calcext:value-type="float">
            <text:p>-0.001063389</text:p>
          </table:table-cell>
          <table:table-cell office:value-type="float" office:value="-0.02335296" calcext:value-type="float">
            <text:p>-0.02335296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305983" calcext:value-type="float">
            <text:p>9.305983</text:p>
          </table:table-cell>
          <table:table-cell office:value-type="float" office:value="1.106089" calcext:value-type="float">
            <text:p>1.106089</text:p>
          </table:table-cell>
          <table:table-cell office:value-type="float" office:value="0.04875218" calcext:value-type="float">
            <text:p>0.04875218</text:p>
          </table:table-cell>
          <table:table-cell office:value-type="float" office:value="0.04455427" calcext:value-type="float">
            <text:p>0.04455427</text:p>
          </table:table-cell>
          <table:table-cell office:value-type="float" office:value="0.03138272" calcext:value-type="float">
            <text:p>0.03138272</text:p>
          </table:table-cell>
          <table:table-cell office:value-type="float" office:value="0.03102955" calcext:value-type="float">
            <text:p>0.03102955</text:p>
          </table:table-cell>
          <table:table-cell office:value-type="float" office:value="0.01637888" calcext:value-type="float">
            <text:p>0.01637888</text:p>
          </table:table-cell>
          <table:table-cell office:value-type="float" office:value="0.01267555" calcext:value-type="float">
            <text:p>0.01267555</text:p>
          </table:table-cell>
          <table:table-cell office:value-type="float" office:value="0.02549005" calcext:value-type="float">
            <text:p>0.02549005</text:p>
          </table:table-cell>
          <table:table-cell office:value-type="float" office:value="0.02231804" calcext:value-type="float">
            <text:p>0.02231804</text:p>
          </table:table-cell>
          <table:table-cell office:value-type="float" office:value="0.02052433" calcext:value-type="float">
            <text:p>0.02052433</text:p>
          </table:table-cell>
          <table:table-cell office:value-type="float" office:value="0.02017092" calcext:value-type="float">
            <text:p>0.02017092</text:p>
          </table:table-cell>
          <table:table-cell office:value-type="float" office:value="0.02093368" calcext:value-type="float">
            <text:p>0.02093368</text:p>
          </table:table-cell>
          <table:table-cell office:value-type="float" office:value="0.005081353" calcext:value-type="float">
            <text:p>0.005081353</text:p>
          </table:table-cell>
          <table:table-cell office:value-type="float" office:value="0.004037772" calcext:value-type="float">
            <text:p>0.004037772</text:p>
          </table:table-cell>
          <table:table-cell office:value-type="float" office:value="0" calcext:value-type="float">
            <text:p>0</text:p>
          </table:table-cell>
          <table:table-cell office:value-type="float" office:value="6.918648" calcext:value-type="float">
            <text:p>6.918648</text:p>
          </table:table-cell>
          <table:table-cell office:value-type="float" office:value="11.85293" calcext:value-type="float">
            <text:p>11.85293</text:p>
          </table:table-cell>
          <table:table-cell office:value-type="float" office:value="17.27086" calcext:value-type="float">
            <text:p>17.27086</text:p>
          </table:table-cell>
          <table:table-cell office:value-type="float" office:value="23.37057" calcext:value-type="float">
            <text:p>23.37057</text:p>
          </table:table-cell>
          <table:table-cell office:value-type="float" office:value="28.26271" calcext:value-type="float">
            <text:p>28.26271</text:p>
          </table:table-cell>
          <table:table-cell office:value-type="float" office:value="22.71423" calcext:value-type="float">
            <text:p>22.71423</text:p>
          </table:table-cell>
          <table:table-cell office:value-type="float" office:value="22.41544" calcext:value-type="float">
            <text:p>22.41544</text:p>
          </table:table-cell>
          <table:table-cell office:value-type="float" office:value="27.57914" calcext:value-type="float">
            <text:p>27.57914</text:p>
          </table:table-cell>
          <table:table-cell office:value-type="float" office:value="21.20902" calcext:value-type="float">
            <text:p>21.20902</text:p>
          </table:table-cell>
          <table:table-cell office:value-type="float" office:value="7.508564" calcext:value-type="float">
            <text:p>7.508564</text:p>
          </table:table-cell>
          <table:table-cell office:value-type="float" office:value="2.676847" calcext:value-type="float">
            <text:p>2.676847</text:p>
          </table:table-cell>
          <table:table-cell office:value-type="float" office:value="1.022972" calcext:value-type="float">
            <text:p>1.022972</text:p>
          </table:table-cell>
          <table:table-cell office:value-type="float" office:value="0.4169354" calcext:value-type="float">
            <text:p>0.4169354</text:p>
          </table:table-cell>
          <table:table-cell office:value-type="float" office:value="0.3581659" calcext:value-type="float">
            <text:p>0.3581659</text:p>
          </table:table-cell>
          <table:table-cell office:value-type="float" office:value="0" calcext:value-type="float">
            <text:p>0</text:p>
          </table:table-cell>
          <table:table-cell office:value-type="float" office:value="-121422.6" calcext:value-type="float">
            <text:p>-12142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475458" calcext:value-type="float">
            <text:p>-0.0001475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7.199624" calcext:value-type="float">
            <text:p>7.199624</text:p>
          </table:table-cell>
          <table:table-cell office:value-type="float" office:value="1081.144" calcext:value-type="float">
            <text:p>1081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7714" calcext:value-type="float">
            <text:p>0.07997714</text:p>
          </table:table-cell>
          <table:table-cell office:value-type="float" office:value="35.58768" calcext:value-type="float">
            <text:p>35.58768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814479" calcext:value-type="float">
            <text:p>0.0006814479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41" calcext:value-type="float">
            <text:p>1.182541</text:p>
          </table:table-cell>
          <table:table-cell office:value-type="float" office:value="-0.001081241" calcext:value-type="float">
            <text:p>-0.001081241</text:p>
          </table:table-cell>
          <table:table-cell office:value-type="float" office:value="-0.0233472" calcext:value-type="float">
            <text:p>-0.0233472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256938" calcext:value-type="float">
            <text:p>9.256938</text:p>
          </table:table-cell>
          <table:table-cell office:value-type="float" office:value="2.651378" calcext:value-type="float">
            <text:p>2.651378</text:p>
          </table:table-cell>
          <table:table-cell office:value-type="float" office:value="0.05200257" calcext:value-type="float">
            <text:p>0.05200257</text:p>
          </table:table-cell>
          <table:table-cell office:value-type="float" office:value="0.0442481" calcext:value-type="float">
            <text:p>0.0442481</text:p>
          </table:table-cell>
          <table:table-cell office:value-type="float" office:value="0.03063896" calcext:value-type="float">
            <text:p>0.03063896</text:p>
          </table:table-cell>
          <table:table-cell office:value-type="float" office:value="0.0302145" calcext:value-type="float">
            <text:p>0.0302145</text:p>
          </table:table-cell>
          <table:table-cell office:value-type="float" office:value="0.01614417" calcext:value-type="float">
            <text:p>0.01614417</text:p>
          </table:table-cell>
          <table:table-cell office:value-type="float" office:value="0.01248462" calcext:value-type="float">
            <text:p>0.01248462</text:p>
          </table:table-cell>
          <table:table-cell office:value-type="float" office:value="0.02526982" calcext:value-type="float">
            <text:p>0.02526982</text:p>
          </table:table-cell>
          <table:table-cell office:value-type="float" office:value="0.02221686" calcext:value-type="float">
            <text:p>0.02221686</text:p>
          </table:table-cell>
          <table:table-cell office:value-type="float" office:value="0.02052686" calcext:value-type="float">
            <text:p>0.02052686</text:p>
          </table:table-cell>
          <table:table-cell office:value-type="float" office:value="0.02018867" calcext:value-type="float">
            <text:p>0.02018867</text:p>
          </table:table-cell>
          <table:table-cell office:value-type="float" office:value="0.02092955" calcext:value-type="float">
            <text:p>0.02092955</text:p>
          </table:table-cell>
          <table:table-cell office:value-type="float" office:value="0.005085871" calcext:value-type="float">
            <text:p>0.005085871</text:p>
          </table:table-cell>
          <table:table-cell office:value-type="float" office:value="0.004037307" calcext:value-type="float">
            <text:p>0.004037307</text:p>
          </table:table-cell>
          <table:table-cell office:value-type="float" office:value="0" calcext:value-type="float">
            <text:p>0</text:p>
          </table:table-cell>
          <table:table-cell office:value-type="float" office:value="5.981982" calcext:value-type="float">
            <text:p>5.981982</text:p>
          </table:table-cell>
          <table:table-cell office:value-type="float" office:value="12.45142" calcext:value-type="float">
            <text:p>12.45142</text:p>
          </table:table-cell>
          <table:table-cell office:value-type="float" office:value="17.31426" calcext:value-type="float">
            <text:p>17.31426</text:p>
          </table:table-cell>
          <table:table-cell office:value-type="float" office:value="23.10474" calcext:value-type="float">
            <text:p>23.10474</text:p>
          </table:table-cell>
          <table:table-cell office:value-type="float" office:value="27.82205" calcext:value-type="float">
            <text:p>27.82205</text:p>
          </table:table-cell>
          <table:table-cell office:value-type="float" office:value="22.37875" calcext:value-type="float">
            <text:p>22.37875</text:p>
          </table:table-cell>
          <table:table-cell office:value-type="float" office:value="22.16307" calcext:value-type="float">
            <text:p>22.16307</text:p>
          </table:table-cell>
          <table:table-cell office:value-type="float" office:value="27.40906" calcext:value-type="float">
            <text:p>27.40906</text:p>
          </table:table-cell>
          <table:table-cell office:value-type="float" office:value="21.15193" calcext:value-type="float">
            <text:p>21.15193</text:p>
          </table:table-cell>
          <table:table-cell office:value-type="float" office:value="7.803332" calcext:value-type="float">
            <text:p>7.803332</text:p>
          </table:table-cell>
          <table:table-cell office:value-type="float" office:value="2.765563" calcext:value-type="float">
            <text:p>2.765563</text:p>
          </table:table-cell>
          <table:table-cell office:value-type="float" office:value="1.031463" calcext:value-type="float">
            <text:p>1.031463</text:p>
          </table:table-cell>
          <table:table-cell office:value-type="float" office:value="0.4182394" calcext:value-type="float">
            <text:p>0.4182394</text:p>
          </table:table-cell>
          <table:table-cell office:value-type="float" office:value="0.3581825" calcext:value-type="float">
            <text:p>0.3581825</text:p>
          </table:table-cell>
          <table:table-cell office:value-type="float" office:value="0" calcext:value-type="float">
            <text:p>0</text:p>
          </table:table-cell>
          <table:table-cell office:value-type="float" office:value="-123281" calcext:value-type="float">
            <text:p>-12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512704" calcext:value-type="float">
            <text:p>-0.00015127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7.169938" calcext:value-type="float">
            <text:p>7.169938</text:p>
          </table:table-cell>
          <table:table-cell office:value-type="float" office:value="1081.115" calcext:value-type="float">
            <text:p>1081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8055" calcext:value-type="float">
            <text:p>0.08798055</text:p>
          </table:table-cell>
          <table:table-cell office:value-type="float" office:value="35.63432" calcext:value-type="float">
            <text:p>35.63432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6945297" calcext:value-type="float">
            <text:p>0.000694529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55" calcext:value-type="float">
            <text:p>1.182555</text:p>
          </table:table-cell>
          <table:table-cell office:value-type="float" office:value="-0.001098012" calcext:value-type="float">
            <text:p>-0.001098012</text:p>
          </table:table-cell>
          <table:table-cell office:value-type="float" office:value="-0.02334418" calcext:value-type="float">
            <text:p>-0.02334418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225822" calcext:value-type="float">
            <text:p>9.225822</text:p>
          </table:table-cell>
          <table:table-cell office:value-type="float" office:value="3.463973" calcext:value-type="float">
            <text:p>3.463973</text:p>
          </table:table-cell>
          <table:table-cell office:value-type="float" office:value="0.0529634" calcext:value-type="float">
            <text:p>0.0529634</text:p>
          </table:table-cell>
          <table:table-cell office:value-type="float" office:value="0.0441162" calcext:value-type="float">
            <text:p>0.0441162</text:p>
          </table:table-cell>
          <table:table-cell office:value-type="float" office:value="0.03019993" calcext:value-type="float">
            <text:p>0.03019993</text:p>
          </table:table-cell>
          <table:table-cell office:value-type="float" office:value="0.0296267" calcext:value-type="float">
            <text:p>0.0296267</text:p>
          </table:table-cell>
          <table:table-cell office:value-type="float" office:value="0.0158435" calcext:value-type="float">
            <text:p>0.0158435</text:p>
          </table:table-cell>
          <table:table-cell office:value-type="float" office:value="0.01218878" calcext:value-type="float">
            <text:p>0.01218878</text:p>
          </table:table-cell>
          <table:table-cell office:value-type="float" office:value="0.02498809" calcext:value-type="float">
            <text:p>0.02498809</text:p>
          </table:table-cell>
          <table:table-cell office:value-type="float" office:value="0.02209355" calcext:value-type="float">
            <text:p>0.02209355</text:p>
          </table:table-cell>
          <table:table-cell office:value-type="float" office:value="0.02051499" calcext:value-type="float">
            <text:p>0.02051499</text:p>
          </table:table-cell>
          <table:table-cell office:value-type="float" office:value="0.02021191" calcext:value-type="float">
            <text:p>0.02021191</text:p>
          </table:table-cell>
          <table:table-cell office:value-type="float" office:value="0.02092655" calcext:value-type="float">
            <text:p>0.02092655</text:p>
          </table:table-cell>
          <table:table-cell office:value-type="float" office:value="0.005092556" calcext:value-type="float">
            <text:p>0.005092556</text:p>
          </table:table-cell>
          <table:table-cell office:value-type="float" office:value="0.004036841" calcext:value-type="float">
            <text:p>0.004036841</text:p>
          </table:table-cell>
          <table:table-cell office:value-type="float" office:value="0" calcext:value-type="float">
            <text:p>0</text:p>
          </table:table-cell>
          <table:table-cell office:value-type="float" office:value="5.45156" calcext:value-type="float">
            <text:p>5.45156</text:p>
          </table:table-cell>
          <table:table-cell office:value-type="float" office:value="12.9757" calcext:value-type="float">
            <text:p>12.9757</text:p>
          </table:table-cell>
          <table:table-cell office:value-type="float" office:value="17.43595" calcext:value-type="float">
            <text:p>17.43595</text:p>
          </table:table-cell>
          <table:table-cell office:value-type="float" office:value="22.93057" calcext:value-type="float">
            <text:p>22.93057</text:p>
          </table:table-cell>
          <table:table-cell office:value-type="float" office:value="27.49971" calcext:value-type="float">
            <text:p>27.49971</text:p>
          </table:table-cell>
          <table:table-cell office:value-type="float" office:value="22.11164" calcext:value-type="float">
            <text:p>22.11164</text:p>
          </table:table-cell>
          <table:table-cell office:value-type="float" office:value="21.94245" calcext:value-type="float">
            <text:p>21.94245</text:p>
          </table:table-cell>
          <table:table-cell office:value-type="float" office:value="27.27966" calcext:value-type="float">
            <text:p>27.27966</text:p>
          </table:table-cell>
          <table:table-cell office:value-type="float" office:value="21.06829" calcext:value-type="float">
            <text:p>21.06829</text:p>
          </table:table-cell>
          <table:table-cell office:value-type="float" office:value="8.040544" calcext:value-type="float">
            <text:p>8.040544</text:p>
          </table:table-cell>
          <table:table-cell office:value-type="float" office:value="2.875591" calcext:value-type="float">
            <text:p>2.875591</text:p>
          </table:table-cell>
          <table:table-cell office:value-type="float" office:value="1.043384" calcext:value-type="float">
            <text:p>1.043384</text:p>
          </table:table-cell>
          <table:table-cell office:value-type="float" office:value="0.4200871" calcext:value-type="float">
            <text:p>0.4200871</text:p>
          </table:table-cell>
          <table:table-cell office:value-type="float" office:value="0.3582" calcext:value-type="float">
            <text:p>0.3582</text:p>
          </table:table-cell>
          <table:table-cell office:value-type="float" office:value="0" calcext:value-type="float">
            <text:p>0</text:p>
          </table:table-cell>
          <table:table-cell office:value-type="float" office:value="-125277.9" calcext:value-type="float">
            <text:p>-12527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548999" calcext:value-type="float">
            <text:p>-0.00015489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7.139648" calcext:value-type="float">
            <text:p>7.139648</text:p>
          </table:table-cell>
          <table:table-cell office:value-type="float" office:value="1081.084" calcext:value-type="float">
            <text:p>1081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94457" calcext:value-type="float">
            <text:p>0.09494457</text:p>
          </table:table-cell>
          <table:table-cell office:value-type="float" office:value="35.68484" calcext:value-type="float">
            <text:p>35.6848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702231" calcext:value-type="float">
            <text:p>0.000702231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599" calcext:value-type="float">
            <text:p>1.182599</text:p>
          </table:table-cell>
          <table:table-cell office:value-type="float" office:value="-0.001116354" calcext:value-type="float">
            <text:p>-0.001116354</text:p>
          </table:table-cell>
          <table:table-cell office:value-type="float" office:value="-0.02334079" calcext:value-type="float">
            <text:p>-0.02334079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195718" calcext:value-type="float">
            <text:p>9.195718</text:p>
          </table:table-cell>
          <table:table-cell office:value-type="float" office:value="4.163782" calcext:value-type="float">
            <text:p>4.163782</text:p>
          </table:table-cell>
          <table:table-cell office:value-type="float" office:value="0.05516944" calcext:value-type="float">
            <text:p>0.05516944</text:p>
          </table:table-cell>
          <table:table-cell office:value-type="float" office:value="0.04471067" calcext:value-type="float">
            <text:p>0.04471067</text:p>
          </table:table-cell>
          <table:table-cell office:value-type="float" office:value="0.03003506" calcext:value-type="float">
            <text:p>0.03003506</text:p>
          </table:table-cell>
          <table:table-cell office:value-type="float" office:value="0.02935648" calcext:value-type="float">
            <text:p>0.02935648</text:p>
          </table:table-cell>
          <table:table-cell office:value-type="float" office:value="0.0155912" calcext:value-type="float">
            <text:p>0.0155912</text:p>
          </table:table-cell>
          <table:table-cell office:value-type="float" office:value="0.01191573" calcext:value-type="float">
            <text:p>0.01191573</text:p>
          </table:table-cell>
          <table:table-cell office:value-type="float" office:value="0.02468074" calcext:value-type="float">
            <text:p>0.02468074</text:p>
          </table:table-cell>
          <table:table-cell office:value-type="float" office:value="0.02195619" calcext:value-type="float">
            <text:p>0.02195619</text:p>
          </table:table-cell>
          <table:table-cell office:value-type="float" office:value="0.02048834" calcext:value-type="float">
            <text:p>0.02048834</text:p>
          </table:table-cell>
          <table:table-cell office:value-type="float" office:value="0.02022692" calcext:value-type="float">
            <text:p>0.02022692</text:p>
          </table:table-cell>
          <table:table-cell office:value-type="float" office:value="0.02092303" calcext:value-type="float">
            <text:p>0.02092303</text:p>
          </table:table-cell>
          <table:table-cell office:value-type="float" office:value="0.005104028" calcext:value-type="float">
            <text:p>0.005104028</text:p>
          </table:table-cell>
          <table:table-cell office:value-type="float" office:value="0.004036376" calcext:value-type="float">
            <text:p>0.004036376</text:p>
          </table:table-cell>
          <table:table-cell office:value-type="float" office:value="0" calcext:value-type="float">
            <text:p>0</text:p>
          </table:table-cell>
          <table:table-cell office:value-type="float" office:value="5.153135" calcext:value-type="float">
            <text:p>5.153135</text:p>
          </table:table-cell>
          <table:table-cell office:value-type="float" office:value="13.48166" calcext:value-type="float">
            <text:p>13.48166</text:p>
          </table:table-cell>
          <table:table-cell office:value-type="float" office:value="17.60228" calcext:value-type="float">
            <text:p>17.60228</text:p>
          </table:table-cell>
          <table:table-cell office:value-type="float" office:value="22.80974" calcext:value-type="float">
            <text:p>22.80974</text:p>
          </table:table-cell>
          <table:table-cell office:value-type="float" office:value="27.24562" calcext:value-type="float">
            <text:p>27.24562</text:p>
          </table:table-cell>
          <table:table-cell office:value-type="float" office:value="21.87479" calcext:value-type="float">
            <text:p>21.87479</text:p>
          </table:table-cell>
          <table:table-cell office:value-type="float" office:value="21.70865" calcext:value-type="float">
            <text:p>21.70865</text:p>
          </table:table-cell>
          <table:table-cell office:value-type="float" office:value="27.15521" calcext:value-type="float">
            <text:p>27.15521</text:p>
          </table:table-cell>
          <table:table-cell office:value-type="float" office:value="21.04063" calcext:value-type="float">
            <text:p>21.04063</text:p>
          </table:table-cell>
          <table:table-cell office:value-type="float" office:value="8.213565" calcext:value-type="float">
            <text:p>8.213565</text:p>
          </table:table-cell>
          <table:table-cell office:value-type="float" office:value="2.980936" calcext:value-type="float">
            <text:p>2.980936</text:p>
          </table:table-cell>
          <table:table-cell office:value-type="float" office:value="1.059071" calcext:value-type="float">
            <text:p>1.059071</text:p>
          </table:table-cell>
          <table:table-cell office:value-type="float" office:value="0.4231535" calcext:value-type="float">
            <text:p>0.4231535</text:p>
          </table:table-cell>
          <table:table-cell office:value-type="float" office:value="0.3582175" calcext:value-type="float">
            <text:p>0.3582175</text:p>
          </table:table-cell>
          <table:table-cell office:value-type="float" office:value="0" calcext:value-type="float">
            <text:p>0</text:p>
          </table:table-cell>
          <table:table-cell office:value-type="float" office:value="-127221.7" calcext:value-type="float">
            <text:p>-12722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591409" calcext:value-type="float">
            <text:p>-0.00015914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7.105105" calcext:value-type="float">
            <text:p>7.105105</text:p>
          </table:table-cell>
          <table:table-cell office:value-type="float" office:value="1081.047" calcext:value-type="float">
            <text:p>1081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6473" calcext:value-type="float">
            <text:p>0.1016473</text:p>
          </table:table-cell>
          <table:table-cell office:value-type="float" office:value="35.74486" calcext:value-type="float">
            <text:p>35.7448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07025314" calcext:value-type="float">
            <text:p>0.000702531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1.182723" calcext:value-type="float">
            <text:p>1.182723</text:p>
          </table:table-cell>
          <table:table-cell office:value-type="float" office:value="-0.00114225" calcext:value-type="float">
            <text:p>-0.00114225</text:p>
          </table:table-cell>
          <table:table-cell office:value-type="float" office:value="-0.02333952" calcext:value-type="float">
            <text:p>-0.02333952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159089" calcext:value-type="float">
            <text:p>9.159089</text:p>
          </table:table-cell>
          <table:table-cell office:value-type="float" office:value="4.814828" calcext:value-type="float">
            <text:p>4.814828</text:p>
          </table:table-cell>
          <table:table-cell office:value-type="float" office:value="0.06028278" calcext:value-type="float">
            <text:p>0.06028278</text:p>
          </table:table-cell>
          <table:table-cell office:value-type="float" office:value="0.04698378" calcext:value-type="float">
            <text:p>0.04698378</text:p>
          </table:table-cell>
          <table:table-cell office:value-type="float" office:value="0.03006618" calcext:value-type="float">
            <text:p>0.03006618</text:p>
          </table:table-cell>
          <table:table-cell office:value-type="float" office:value="0.0292773" calcext:value-type="float">
            <text:p>0.0292773</text:p>
          </table:table-cell>
          <table:table-cell office:value-type="float" office:value="0.01532986" calcext:value-type="float">
            <text:p>0.01532986</text:p>
          </table:table-cell>
          <table:table-cell office:value-type="float" office:value="0.01165688" calcext:value-type="float">
            <text:p>0.01165688</text:p>
          </table:table-cell>
          <table:table-cell office:value-type="float" office:value="0.02436371" calcext:value-type="float">
            <text:p>0.02436371</text:p>
          </table:table-cell>
          <table:table-cell office:value-type="float" office:value="0.02180359" calcext:value-type="float">
            <text:p>0.02180359</text:p>
          </table:table-cell>
          <table:table-cell office:value-type="float" office:value="0.0204434" calcext:value-type="float">
            <text:p>0.0204434</text:p>
          </table:table-cell>
          <table:table-cell office:value-type="float" office:value="0.02023685" calcext:value-type="float">
            <text:p>0.02023685</text:p>
          </table:table-cell>
          <table:table-cell office:value-type="float" office:value="0.02092018" calcext:value-type="float">
            <text:p>0.02092018</text:p>
          </table:table-cell>
          <table:table-cell office:value-type="float" office:value="0.005121438" calcext:value-type="float">
            <text:p>0.005121438</text:p>
          </table:table-cell>
          <table:table-cell office:value-type="float" office:value="0.004035913" calcext:value-type="float">
            <text:p>0.004035913</text:p>
          </table:table-cell>
          <table:table-cell office:value-type="float" office:value="0" calcext:value-type="float">
            <text:p>0</text:p>
          </table:table-cell>
          <table:table-cell office:value-type="float" office:value="5.008643" calcext:value-type="float">
            <text:p>5.008643</text:p>
          </table:table-cell>
          <table:table-cell office:value-type="float" office:value="14.05234" calcext:value-type="float">
            <text:p>14.05234</text:p>
          </table:table-cell>
          <table:table-cell office:value-type="float" office:value="17.82796" calcext:value-type="float">
            <text:p>17.82796</text:p>
          </table:table-cell>
          <table:table-cell office:value-type="float" office:value="22.71605" calcext:value-type="float">
            <text:p>22.71605</text:p>
          </table:table-cell>
          <table:table-cell office:value-type="float" office:value="27.01382" calcext:value-type="float">
            <text:p>27.01382</text:p>
          </table:table-cell>
          <table:table-cell office:value-type="float" office:value="21.65318" calcext:value-type="float">
            <text:p>21.65318</text:p>
          </table:table-cell>
          <table:table-cell office:value-type="float" office:value="21.52157" calcext:value-type="float">
            <text:p>21.52157</text:p>
          </table:table-cell>
          <table:table-cell office:value-type="float" office:value="27.04885" calcext:value-type="float">
            <text:p>27.04885</text:p>
          </table:table-cell>
          <table:table-cell office:value-type="float" office:value="21.03335" calcext:value-type="float">
            <text:p>21.03335</text:p>
          </table:table-cell>
          <table:table-cell office:value-type="float" office:value="8.336114" calcext:value-type="float">
            <text:p>8.336114</text:p>
          </table:table-cell>
          <table:table-cell office:value-type="float" office:value="3.09221" calcext:value-type="float">
            <text:p>3.09221</text:p>
          </table:table-cell>
          <table:table-cell office:value-type="float" office:value="1.080535" calcext:value-type="float">
            <text:p>1.080535</text:p>
          </table:table-cell>
          <table:table-cell office:value-type="float" office:value="0.4277564" calcext:value-type="float">
            <text:p>0.4277564</text:p>
          </table:table-cell>
          <table:table-cell office:value-type="float" office:value="0.3582352" calcext:value-type="float">
            <text:p>0.3582352</text:p>
          </table:table-cell>
          <table:table-cell office:value-type="float" office:value="0" calcext:value-type="float">
            <text:p>0</text:p>
          </table:table-cell>
          <table:table-cell office:value-type="float" office:value="-129280.3" calcext:value-type="float">
            <text:p>-12928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647983" calcext:value-type="float">
            <text:p>-0.00016479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7.069096" calcext:value-type="float">
            <text:p>7.069096</text:p>
          </table:table-cell>
          <table:table-cell office:value-type="float" office:value="1081.006" calcext:value-type="float">
            <text:p>1081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8701" calcext:value-type="float">
            <text:p>0.1058701</text:p>
          </table:table-cell>
          <table:table-cell office:value-type="float" office:value="34.70797" calcext:value-type="float">
            <text:p>34.7079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566866" calcext:value-type="float">
            <text:p>0.00156686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2.287912" calcext:value-type="float">
            <text:p>2.287912</text:p>
          </table:table-cell>
          <table:table-cell office:value-type="float" office:value="-0.001168865" calcext:value-type="float">
            <text:p>-0.001168865</text:p>
          </table:table-cell>
          <table:table-cell office:value-type="float" office:value="-0.02333776" calcext:value-type="float">
            <text:p>-0.02333776</text:p>
          </table:table-cell>
          <table:table-cell office:value-type="float" office:value="0.00000001720932" calcext:value-type="float">
            <text:p>1.720932E-08</text:p>
          </table:table-cell>
          <table:table-cell office:value-type="float" office:value="9.120244" calcext:value-type="float">
            <text:p>9.120244</text:p>
          </table:table-cell>
          <table:table-cell office:value-type="float" office:value="5.255982" calcext:value-type="float">
            <text:p>5.255982</text:p>
          </table:table-cell>
          <table:table-cell office:value-type="float" office:value="0.06386832" calcext:value-type="float">
            <text:p>0.06386832</text:p>
          </table:table-cell>
          <table:table-cell office:value-type="float" office:value="0.04924508" calcext:value-type="float">
            <text:p>0.04924508</text:p>
          </table:table-cell>
          <table:table-cell office:value-type="float" office:value="0.02906061" calcext:value-type="float">
            <text:p>0.02906061</text:p>
          </table:table-cell>
          <table:table-cell office:value-type="float" office:value="0.02818266" calcext:value-type="float">
            <text:p>0.02818266</text:p>
          </table:table-cell>
          <table:table-cell office:value-type="float" office:value="0.0146796" calcext:value-type="float">
            <text:p>0.0146796</text:p>
          </table:table-cell>
          <table:table-cell office:value-type="float" office:value="0.0111732" calcext:value-type="float">
            <text:p>0.0111732</text:p>
          </table:table-cell>
          <table:table-cell office:value-type="float" office:value="0.02395099" calcext:value-type="float">
            <text:p>0.02395099</text:p>
          </table:table-cell>
          <table:table-cell office:value-type="float" office:value="0.02157325" calcext:value-type="float">
            <text:p>0.02157325</text:p>
          </table:table-cell>
          <table:table-cell office:value-type="float" office:value="0.02033038" calcext:value-type="float">
            <text:p>0.02033038</text:p>
          </table:table-cell>
          <table:table-cell office:value-type="float" office:value="0.02020396" calcext:value-type="float">
            <text:p>0.02020396</text:p>
          </table:table-cell>
          <table:table-cell office:value-type="float" office:value="0.02090264" calcext:value-type="float">
            <text:p>0.02090264</text:p>
          </table:table-cell>
          <table:table-cell office:value-type="float" office:value="0.005140883" calcext:value-type="float">
            <text:p>0.005140883</text:p>
          </table:table-cell>
          <table:table-cell office:value-type="float" office:value="0.004035451" calcext:value-type="float">
            <text:p>0.004035451</text:p>
          </table:table-cell>
          <table:table-cell office:value-type="float" office:value="0" calcext:value-type="float">
            <text:p>0</text:p>
          </table:table-cell>
          <table:table-cell office:value-type="float" office:value="5.006167" calcext:value-type="float">
            <text:p>5.006167</text:p>
          </table:table-cell>
          <table:table-cell office:value-type="float" office:value="13.23857" calcext:value-type="float">
            <text:p>13.23857</text:p>
          </table:table-cell>
          <table:table-cell office:value-type="float" office:value="16.32949" calcext:value-type="float">
            <text:p>16.32949</text:p>
          </table:table-cell>
          <table:table-cell office:value-type="float" office:value="20.37444" calcext:value-type="float">
            <text:p>20.37444</text:p>
          </table:table-cell>
          <table:table-cell office:value-type="float" office:value="24.56224" calcext:value-type="float">
            <text:p>24.56224</text:p>
          </table:table-cell>
          <table:table-cell office:value-type="float" office:value="20.04866" calcext:value-type="float">
            <text:p>20.04866</text:p>
          </table:table-cell>
          <table:table-cell office:value-type="float" office:value="20.33733" calcext:value-type="float">
            <text:p>20.33733</text:p>
          </table:table-cell>
          <table:table-cell office:value-type="float" office:value="26.43019" calcext:value-type="float">
            <text:p>26.43019</text:p>
          </table:table-cell>
          <table:table-cell office:value-type="float" office:value="20.59441" calcext:value-type="float">
            <text:p>20.59441</text:p>
          </table:table-cell>
          <table:table-cell office:value-type="float" office:value="8.340714" calcext:value-type="float">
            <text:p>8.340714</text:p>
          </table:table-cell>
          <table:table-cell office:value-type="float" office:value="3.157115" calcext:value-type="float">
            <text:p>3.157115</text:p>
          </table:table-cell>
          <table:table-cell office:value-type="float" office:value="1.098199" calcext:value-type="float">
            <text:p>1.098199</text:p>
          </table:table-cell>
          <table:table-cell office:value-type="float" office:value="0.432923" calcext:value-type="float">
            <text:p>0.432923</text:p>
          </table:table-cell>
          <table:table-cell office:value-type="float" office:value="0.3582529" calcext:value-type="float">
            <text:p>0.3582529</text:p>
          </table:table-cell>
          <table:table-cell office:value-type="float" office:value="0" calcext:value-type="float">
            <text:p>0</text:p>
          </table:table-cell>
          <table:table-cell office:value-type="float" office:value="-131395.6" calcext:value-type="float">
            <text:p>-13139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692178" calcext:value-type="float">
            <text:p>-0.00016921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7.044456" calcext:value-type="float">
            <text:p>7.044456</text:p>
          </table:table-cell>
          <table:table-cell office:value-type="float" office:value="1080.973" calcext:value-type="float">
            <text:p>1080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52217" calcext:value-type="float">
            <text:p>0.09652217</text:p>
          </table:table-cell>
          <table:table-cell office:value-type="float" office:value="34.19696" calcext:value-type="float">
            <text:p>34.1969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800575" calcext:value-type="float">
            <text:p>0.00180057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2.863567" calcext:value-type="float">
            <text:p>2.863567</text:p>
          </table:table-cell>
          <table:table-cell office:value-type="float" office:value="-0.001191934" calcext:value-type="float">
            <text:p>-0.001191934</text:p>
          </table:table-cell>
          <table:table-cell office:value-type="float" office:value="-0.02333426" calcext:value-type="float">
            <text:p>-0.02333426</text:p>
          </table:table-cell>
          <table:table-cell office:value-type="float" office:value="0.00000001730109" calcext:value-type="float">
            <text:p>1.730109E-08</text:p>
          </table:table-cell>
          <table:table-cell office:value-type="float" office:value="9.109516" calcext:value-type="float">
            <text:p>9.109516</text:p>
          </table:table-cell>
          <table:table-cell office:value-type="float" office:value="4.416304" calcext:value-type="float">
            <text:p>4.416304</text:p>
          </table:table-cell>
          <table:table-cell office:value-type="float" office:value="0.05744132" calcext:value-type="float">
            <text:p>0.05744132</text:p>
          </table:table-cell>
          <table:table-cell office:value-type="float" office:value="0.04626666" calcext:value-type="float">
            <text:p>0.04626666</text:p>
          </table:table-cell>
          <table:table-cell office:value-type="float" office:value="0.02866542" calcext:value-type="float">
            <text:p>0.02866542</text:p>
          </table:table-cell>
          <table:table-cell office:value-type="float" office:value="0.02776977" calcext:value-type="float">
            <text:p>0.02776977</text:p>
          </table:table-cell>
          <table:table-cell office:value-type="float" office:value="0.01439079" calcext:value-type="float">
            <text:p>0.01439079</text:p>
          </table:table-cell>
          <table:table-cell office:value-type="float" office:value="0.01086137" calcext:value-type="float">
            <text:p>0.01086137</text:p>
          </table:table-cell>
          <table:table-cell office:value-type="float" office:value="0.02354186" calcext:value-type="float">
            <text:p>0.02354186</text:p>
          </table:table-cell>
          <table:table-cell office:value-type="float" office:value="0.02130364" calcext:value-type="float">
            <text:p>0.02130364</text:p>
          </table:table-cell>
          <table:table-cell office:value-type="float" office:value="0.02020037" calcext:value-type="float">
            <text:p>0.02020037</text:p>
          </table:table-cell>
          <table:table-cell office:value-type="float" office:value="0.02014652" calcext:value-type="float">
            <text:p>0.02014652</text:p>
          </table:table-cell>
          <table:table-cell office:value-type="float" office:value="0.02087506" calcext:value-type="float">
            <text:p>0.02087506</text:p>
          </table:table-cell>
          <table:table-cell office:value-type="float" office:value="0.005157365" calcext:value-type="float">
            <text:p>0.005157365</text:p>
          </table:table-cell>
          <table:table-cell office:value-type="float" office:value="0.004034983" calcext:value-type="float">
            <text:p>0.004034983</text:p>
          </table:table-cell>
          <table:table-cell office:value-type="float" office:value="0" calcext:value-type="float">
            <text:p>0</text:p>
          </table:table-cell>
          <table:table-cell office:value-type="float" office:value="6.438179" calcext:value-type="float">
            <text:p>6.438179</text:p>
          </table:table-cell>
          <table:table-cell office:value-type="float" office:value="13.43268" calcext:value-type="float">
            <text:p>13.43268</text:p>
          </table:table-cell>
          <table:table-cell office:value-type="float" office:value="16.43823" calcext:value-type="float">
            <text:p>16.43823</text:p>
          </table:table-cell>
          <table:table-cell office:value-type="float" office:value="20.21227" calcext:value-type="float">
            <text:p>20.21227</text:p>
          </table:table-cell>
          <table:table-cell office:value-type="float" office:value="24.33149" calcext:value-type="float">
            <text:p>24.33149</text:p>
          </table:table-cell>
          <table:table-cell office:value-type="float" office:value="19.52351" calcext:value-type="float">
            <text:p>19.52351</text:p>
          </table:table-cell>
          <table:table-cell office:value-type="float" office:value="19.76942" calcext:value-type="float">
            <text:p>19.76942</text:p>
          </table:table-cell>
          <table:table-cell office:value-type="float" office:value="25.97069" calcext:value-type="float">
            <text:p>25.97069</text:p>
          </table:table-cell>
          <table:table-cell office:value-type="float" office:value="20.1727" calcext:value-type="float">
            <text:p>20.1727</text:p>
          </table:table-cell>
          <table:table-cell office:value-type="float" office:value="8.279749" calcext:value-type="float">
            <text:p>8.279749</text:p>
          </table:table-cell>
          <table:table-cell office:value-type="float" office:value="3.166617" calcext:value-type="float">
            <text:p>3.166617</text:p>
          </table:table-cell>
          <table:table-cell office:value-type="float" office:value="1.108315" calcext:value-type="float">
            <text:p>1.108315</text:p>
          </table:table-cell>
          <table:table-cell office:value-type="float" office:value="0.4373274" calcext:value-type="float">
            <text:p>0.4373274</text:p>
          </table:table-cell>
          <table:table-cell office:value-type="float" office:value="0.3582725" calcext:value-type="float">
            <text:p>0.3582725</text:p>
          </table:table-cell>
          <table:table-cell office:value-type="float" office:value="0" calcext:value-type="float">
            <text:p>0</text:p>
          </table:table-cell>
          <table:table-cell office:value-type="float" office:value="-133310.9" calcext:value-type="float">
            <text:p>-13331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22496" calcext:value-type="float">
            <text:p>-0.00017224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7.02762" calcext:value-type="float">
            <text:p>7.02762</text:p>
          </table:table-cell>
          <table:table-cell office:value-type="float" office:value="1080.947" calcext:value-type="float">
            <text:p>1080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27158" calcext:value-type="float">
            <text:p>0.09027158</text:p>
          </table:table-cell>
          <table:table-cell office:value-type="float" office:value="33.97513" calcext:value-type="float">
            <text:p>33.9751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889554" calcext:value-type="float">
            <text:p>0.00188955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131235" calcext:value-type="float">
            <text:p>3.131235</text:p>
          </table:table-cell>
          <table:table-cell office:value-type="float" office:value="-0.001220758" calcext:value-type="float">
            <text:p>-0.001220758</text:p>
          </table:table-cell>
          <table:table-cell office:value-type="float" office:value="-0.02332155" calcext:value-type="float">
            <text:p>-0.02332155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102328" calcext:value-type="float">
            <text:p>9.102328</text:p>
          </table:table-cell>
          <table:table-cell office:value-type="float" office:value="3.863638" calcext:value-type="float">
            <text:p>3.863638</text:p>
          </table:table-cell>
          <table:table-cell office:value-type="float" office:value="0.05201052" calcext:value-type="float">
            <text:p>0.05201052</text:p>
          </table:table-cell>
          <table:table-cell office:value-type="float" office:value="0.04455295" calcext:value-type="float">
            <text:p>0.04455295</text:p>
          </table:table-cell>
          <table:table-cell office:value-type="float" office:value="0.02853321" calcext:value-type="float">
            <text:p>0.02853321</text:p>
          </table:table-cell>
          <table:table-cell office:value-type="float" office:value="0.02762056" calcext:value-type="float">
            <text:p>0.02762056</text:p>
          </table:table-cell>
          <table:table-cell office:value-type="float" office:value="0.01439937" calcext:value-type="float">
            <text:p>0.01439937</text:p>
          </table:table-cell>
          <table:table-cell office:value-type="float" office:value="0.01074306" calcext:value-type="float">
            <text:p>0.01074306</text:p>
          </table:table-cell>
          <table:table-cell office:value-type="float" office:value="0.02322413" calcext:value-type="float">
            <text:p>0.02322413</text:p>
          </table:table-cell>
          <table:table-cell office:value-type="float" office:value="0.02103427" calcext:value-type="float">
            <text:p>0.02103427</text:p>
          </table:table-cell>
          <table:table-cell office:value-type="float" office:value="0.02007053" calcext:value-type="float">
            <text:p>0.02007053</text:p>
          </table:table-cell>
          <table:table-cell office:value-type="float" office:value="0.02008533" calcext:value-type="float">
            <text:p>0.02008533</text:p>
          </table:table-cell>
          <table:table-cell office:value-type="float" office:value="0.02084301" calcext:value-type="float">
            <text:p>0.02084301</text:p>
          </table:table-cell>
          <table:table-cell office:value-type="float" office:value="0.005169768" calcext:value-type="float">
            <text:p>0.005169768</text:p>
          </table:table-cell>
          <table:table-cell office:value-type="float" office:value="0.004034492" calcext:value-type="float">
            <text:p>0.004034492</text:p>
          </table:table-cell>
          <table:table-cell office:value-type="float" office:value="0" calcext:value-type="float">
            <text:p>0</text:p>
          </table:table-cell>
          <table:table-cell office:value-type="float" office:value="7.24471" calcext:value-type="float">
            <text:p>7.24471</text:p>
          </table:table-cell>
          <table:table-cell office:value-type="float" office:value="13.70597" calcext:value-type="float">
            <text:p>13.70597</text:p>
          </table:table-cell>
          <table:table-cell office:value-type="float" office:value="16.65145" calcext:value-type="float">
            <text:p>16.65145</text:p>
          </table:table-cell>
          <table:table-cell office:value-type="float" office:value="20.31573" calcext:value-type="float">
            <text:p>20.31573</text:p>
          </table:table-cell>
          <table:table-cell office:value-type="float" office:value="24.40531" calcext:value-type="float">
            <text:p>24.40531</text:p>
          </table:table-cell>
          <table:table-cell office:value-type="float" office:value="19.46184" calcext:value-type="float">
            <text:p>19.46184</text:p>
          </table:table-cell>
          <table:table-cell office:value-type="float" office:value="19.62545" calcext:value-type="float">
            <text:p>19.62545</text:p>
          </table:table-cell>
          <table:table-cell office:value-type="float" office:value="25.76405" calcext:value-type="float">
            <text:p>25.76405</text:p>
          </table:table-cell>
          <table:table-cell office:value-type="float" office:value="19.90544" calcext:value-type="float">
            <text:p>19.90544</text:p>
          </table:table-cell>
          <table:table-cell office:value-type="float" office:value="8.222412" calcext:value-type="float">
            <text:p>8.222412</text:p>
          </table:table-cell>
          <table:table-cell office:value-type="float" office:value="3.157771" calcext:value-type="float">
            <text:p>3.157771</text:p>
          </table:table-cell>
          <table:table-cell office:value-type="float" office:value="1.113487" calcext:value-type="float">
            <text:p>1.113487</text:p>
          </table:table-cell>
          <table:table-cell office:value-type="float" office:value="0.4406444" calcext:value-type="float">
            <text:p>0.4406444</text:p>
          </table:table-cell>
          <table:table-cell office:value-type="float" office:value="0.3582926" calcext:value-type="float">
            <text:p>0.3582926</text:p>
          </table:table-cell>
          <table:table-cell office:value-type="float" office:value="0" calcext:value-type="float">
            <text:p>0</text:p>
          </table:table-cell>
          <table:table-cell office:value-type="float" office:value="-134812.9" calcext:value-type="float">
            <text:p>-13481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41893" calcext:value-type="float">
            <text:p>-0.00017418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7.0122" calcext:value-type="float">
            <text:p>7.0122</text:p>
          </table:table-cell>
          <table:table-cell office:value-type="float" office:value="1080.922" calcext:value-type="float">
            <text:p>1080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29055" calcext:value-type="float">
            <text:p>0.09029055</text:p>
          </table:table-cell>
          <table:table-cell office:value-type="float" office:value="33.87148" calcext:value-type="float">
            <text:p>33.87148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940775" calcext:value-type="float">
            <text:p>0.00194077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271333" calcext:value-type="float">
            <text:p>3.271333</text:p>
          </table:table-cell>
          <table:table-cell office:value-type="float" office:value="-0.001266251" calcext:value-type="float">
            <text:p>-0.001266251</text:p>
          </table:table-cell>
          <table:table-cell office:value-type="float" office:value="-0.02330828" calcext:value-type="float">
            <text:p>-0.02330828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92086" calcext:value-type="float">
            <text:p>9.092086</text:p>
          </table:table-cell>
          <table:table-cell office:value-type="float" office:value="3.909083" calcext:value-type="float">
            <text:p>3.909083</text:p>
          </table:table-cell>
          <table:table-cell office:value-type="float" office:value="0.04942984" calcext:value-type="float">
            <text:p>0.04942984</text:p>
          </table:table-cell>
          <table:table-cell office:value-type="float" office:value="0.04363362" calcext:value-type="float">
            <text:p>0.04363362</text:p>
          </table:table-cell>
          <table:table-cell office:value-type="float" office:value="0.02853013" calcext:value-type="float">
            <text:p>0.02853013</text:p>
          </table:table-cell>
          <table:table-cell office:value-type="float" office:value="0.02760913" calcext:value-type="float">
            <text:p>0.02760913</text:p>
          </table:table-cell>
          <table:table-cell office:value-type="float" office:value="0.01447458" calcext:value-type="float">
            <text:p>0.01447458</text:p>
          </table:table-cell>
          <table:table-cell office:value-type="float" office:value="0.01072676" calcext:value-type="float">
            <text:p>0.01072676</text:p>
          </table:table-cell>
          <table:table-cell office:value-type="float" office:value="0.02299792" calcext:value-type="float">
            <text:p>0.02299792</text:p>
          </table:table-cell>
          <table:table-cell office:value-type="float" office:value="0.02078915" calcext:value-type="float">
            <text:p>0.02078915</text:p>
          </table:table-cell>
          <table:table-cell office:value-type="float" office:value="0.01994257" calcext:value-type="float">
            <text:p>0.01994257</text:p>
          </table:table-cell>
          <table:table-cell office:value-type="float" office:value="0.02002528" calcext:value-type="float">
            <text:p>0.02002528</text:p>
          </table:table-cell>
          <table:table-cell office:value-type="float" office:value="0.02080943" calcext:value-type="float">
            <text:p>0.02080943</text:p>
          </table:table-cell>
          <table:table-cell office:value-type="float" office:value="0.005177734" calcext:value-type="float">
            <text:p>0.005177734</text:p>
          </table:table-cell>
          <table:table-cell office:value-type="float" office:value="0.00403398" calcext:value-type="float">
            <text:p>0.00403398</text:p>
          </table:table-cell>
          <table:table-cell office:value-type="float" office:value="0" calcext:value-type="float">
            <text:p>0</text:p>
          </table:table-cell>
          <table:table-cell office:value-type="float" office:value="7.257351" calcext:value-type="float">
            <text:p>7.257351</text:p>
          </table:table-cell>
          <table:table-cell office:value-type="float" office:value="13.99387" calcext:value-type="float">
            <text:p>13.99387</text:p>
          </table:table-cell>
          <table:table-cell office:value-type="float" office:value="16.8559" calcext:value-type="float">
            <text:p>16.8559</text:p>
          </table:table-cell>
          <table:table-cell office:value-type="float" office:value="20.4095" calcext:value-type="float">
            <text:p>20.4095</text:p>
          </table:table-cell>
          <table:table-cell office:value-type="float" office:value="24.46512" calcext:value-type="float">
            <text:p>24.46512</text:p>
          </table:table-cell>
          <table:table-cell office:value-type="float" office:value="19.46433" calcext:value-type="float">
            <text:p>19.46433</text:p>
          </table:table-cell>
          <table:table-cell office:value-type="float" office:value="19.5908" calcext:value-type="float">
            <text:p>19.5908</text:p>
          </table:table-cell>
          <table:table-cell office:value-type="float" office:value="25.68265" calcext:value-type="float">
            <text:p>25.68265</text:p>
          </table:table-cell>
          <table:table-cell office:value-type="float" office:value="19.75449" calcext:value-type="float">
            <text:p>19.75449</text:p>
          </table:table-cell>
          <table:table-cell office:value-type="float" office:value="8.180146" calcext:value-type="float">
            <text:p>8.180146</text:p>
          </table:table-cell>
          <table:table-cell office:value-type="float" office:value="3.145847" calcext:value-type="float">
            <text:p>3.145847</text:p>
          </table:table-cell>
          <table:table-cell office:value-type="float" office:value="1.116152" calcext:value-type="float">
            <text:p>1.116152</text:p>
          </table:table-cell>
          <table:table-cell office:value-type="float" office:value="0.4427634" calcext:value-type="float">
            <text:p>0.4427634</text:p>
          </table:table-cell>
          <table:table-cell office:value-type="float" office:value="0.3583128" calcext:value-type="float">
            <text:p>0.3583128</text:p>
          </table:table-cell>
          <table:table-cell office:value-type="float" office:value="0" calcext:value-type="float">
            <text:p>0</text:p>
          </table:table-cell>
          <table:table-cell office:value-type="float" office:value="-136323" calcext:value-type="float">
            <text:p>-136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61396" calcext:value-type="float">
            <text:p>-0.00017613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6.997795" calcext:value-type="float">
            <text:p>6.997795</text:p>
          </table:table-cell>
          <table:table-cell office:value-type="float" office:value="1080.898" calcext:value-type="float">
            <text:p>1080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612" calcext:value-type="float">
            <text:p>0.0901612</text:p>
          </table:table-cell>
          <table:table-cell office:value-type="float" office:value="33.83115" calcext:value-type="float">
            <text:p>33.8311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971726" calcext:value-type="float">
            <text:p>0.00197172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346261" calcext:value-type="float">
            <text:p>3.346261</text:p>
          </table:table-cell>
          <table:table-cell office:value-type="float" office:value="-0.001313781" calcext:value-type="float">
            <text:p>-0.001313781</text:p>
          </table:table-cell>
          <table:table-cell office:value-type="float" office:value="-0.02329594" calcext:value-type="float">
            <text:p>-0.02329594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82505" calcext:value-type="float">
            <text:p>9.082505</text:p>
          </table:table-cell>
          <table:table-cell office:value-type="float" office:value="3.926299" calcext:value-type="float">
            <text:p>3.926299</text:p>
          </table:table-cell>
          <table:table-cell office:value-type="float" office:value="0.04857028" calcext:value-type="float">
            <text:p>0.04857028</text:p>
          </table:table-cell>
          <table:table-cell office:value-type="float" office:value="0.04328604" calcext:value-type="float">
            <text:p>0.04328604</text:p>
          </table:table-cell>
          <table:table-cell office:value-type="float" office:value="0.02854951" calcext:value-type="float">
            <text:p>0.02854951</text:p>
          </table:table-cell>
          <table:table-cell office:value-type="float" office:value="0.0276914" calcext:value-type="float">
            <text:p>0.0276914</text:p>
          </table:table-cell>
          <table:table-cell office:value-type="float" office:value="0.01454325" calcext:value-type="float">
            <text:p>0.01454325</text:p>
          </table:table-cell>
          <table:table-cell office:value-type="float" office:value="0.01072729" calcext:value-type="float">
            <text:p>0.01072729</text:p>
          </table:table-cell>
          <table:table-cell office:value-type="float" office:value="0.02282654" calcext:value-type="float">
            <text:p>0.02282654</text:p>
          </table:table-cell>
          <table:table-cell office:value-type="float" office:value="0.02057626" calcext:value-type="float">
            <text:p>0.02057626</text:p>
          </table:table-cell>
          <table:table-cell office:value-type="float" office:value="0.01981896" calcext:value-type="float">
            <text:p>0.01981896</text:p>
          </table:table-cell>
          <table:table-cell office:value-type="float" office:value="0.01996779" calcext:value-type="float">
            <text:p>0.01996779</text:p>
          </table:table-cell>
          <table:table-cell office:value-type="float" office:value="0.02077535" calcext:value-type="float">
            <text:p>0.02077535</text:p>
          </table:table-cell>
          <table:table-cell office:value-type="float" office:value="0.005180631" calcext:value-type="float">
            <text:p>0.005180631</text:p>
          </table:table-cell>
          <table:table-cell office:value-type="float" office:value="0.004033464" calcext:value-type="float">
            <text:p>0.004033464</text:p>
          </table:table-cell>
          <table:table-cell office:value-type="float" office:value="0" calcext:value-type="float">
            <text:p>0</text:p>
          </table:table-cell>
          <table:table-cell office:value-type="float" office:value="7.300937" calcext:value-type="float">
            <text:p>7.300937</text:p>
          </table:table-cell>
          <table:table-cell office:value-type="float" office:value="14.25377" calcext:value-type="float">
            <text:p>14.25377</text:p>
          </table:table-cell>
          <table:table-cell office:value-type="float" office:value="17.04743" calcext:value-type="float">
            <text:p>17.04743</text:p>
          </table:table-cell>
          <table:table-cell office:value-type="float" office:value="20.5023" calcext:value-type="float">
            <text:p>20.5023</text:p>
          </table:table-cell>
          <table:table-cell office:value-type="float" office:value="24.50953" calcext:value-type="float">
            <text:p>24.50953</text:p>
          </table:table-cell>
          <table:table-cell office:value-type="float" office:value="19.47503" calcext:value-type="float">
            <text:p>19.47503</text:p>
          </table:table-cell>
          <table:table-cell office:value-type="float" office:value="19.58475" calcext:value-type="float">
            <text:p>19.58475</text:p>
          </table:table-cell>
          <table:table-cell office:value-type="float" office:value="25.65124" calcext:value-type="float">
            <text:p>25.65124</text:p>
          </table:table-cell>
          <table:table-cell office:value-type="float" office:value="19.67582" calcext:value-type="float">
            <text:p>19.67582</text:p>
          </table:table-cell>
          <table:table-cell office:value-type="float" office:value="8.153681" calcext:value-type="float">
            <text:p>8.153681</text:p>
          </table:table-cell>
          <table:table-cell office:value-type="float" office:value="3.135905" calcext:value-type="float">
            <text:p>3.135905</text:p>
          </table:table-cell>
          <table:table-cell office:value-type="float" office:value="1.11706" calcext:value-type="float">
            <text:p>1.11706</text:p>
          </table:table-cell>
          <table:table-cell office:value-type="float" office:value="0.4435182" calcext:value-type="float">
            <text:p>0.4435182</text:p>
          </table:table-cell>
          <table:table-cell office:value-type="float" office:value="0.3583329" calcext:value-type="float">
            <text:p>0.3583329</text:p>
          </table:table-cell>
          <table:table-cell office:value-type="float" office:value="0" calcext:value-type="float">
            <text:p>0</text:p>
          </table:table-cell>
          <table:table-cell office:value-type="float" office:value="-137717.8" calcext:value-type="float">
            <text:p>-13771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79969" calcext:value-type="float">
            <text:p>-0.00017799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6.979358" calcext:value-type="float">
            <text:p>6.979358</text:p>
          </table:table-cell>
          <table:table-cell office:value-type="float" office:value="1080.871" calcext:value-type="float">
            <text:p>1080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22604" calcext:value-type="float">
            <text:p>0.09122604</text:p>
          </table:table-cell>
          <table:table-cell office:value-type="float" office:value="33.83115" calcext:value-type="float">
            <text:p>33.8311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1990794" calcext:value-type="float">
            <text:p>0.00199079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386606" calcext:value-type="float">
            <text:p>3.386606</text:p>
          </table:table-cell>
          <table:table-cell office:value-type="float" office:value="-0.001339053" calcext:value-type="float">
            <text:p>-0.001339053</text:p>
          </table:table-cell>
          <table:table-cell office:value-type="float" office:value="-0.02328557" calcext:value-type="float">
            <text:p>-0.02328557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69011" calcext:value-type="float">
            <text:p>9.069011</text:p>
          </table:table-cell>
          <table:table-cell office:value-type="float" office:value="4.047594" calcext:value-type="float">
            <text:p>4.047594</text:p>
          </table:table-cell>
          <table:table-cell office:value-type="float" office:value="0.04999933" calcext:value-type="float">
            <text:p>0.04999933</text:p>
          </table:table-cell>
          <table:table-cell office:value-type="float" office:value="0.04323795" calcext:value-type="float">
            <text:p>0.04323795</text:p>
          </table:table-cell>
          <table:table-cell office:value-type="float" office:value="0.02871532" calcext:value-type="float">
            <text:p>0.02871532</text:p>
          </table:table-cell>
          <table:table-cell office:value-type="float" office:value="0.02772461" calcext:value-type="float">
            <text:p>0.02772461</text:p>
          </table:table-cell>
          <table:table-cell office:value-type="float" office:value="0.01453216" calcext:value-type="float">
            <text:p>0.01453216</text:p>
          </table:table-cell>
          <table:table-cell office:value-type="float" office:value="0.01072733" calcext:value-type="float">
            <text:p>0.01072733</text:p>
          </table:table-cell>
          <table:table-cell office:value-type="float" office:value="0.02269631" calcext:value-type="float">
            <text:p>0.02269631</text:p>
          </table:table-cell>
          <table:table-cell office:value-type="float" office:value="0.02039346" calcext:value-type="float">
            <text:p>0.02039346</text:p>
          </table:table-cell>
          <table:table-cell office:value-type="float" office:value="0.01970082" calcext:value-type="float">
            <text:p>0.01970082</text:p>
          </table:table-cell>
          <table:table-cell office:value-type="float" office:value="0.01991082" calcext:value-type="float">
            <text:p>0.01991082</text:p>
          </table:table-cell>
          <table:table-cell office:value-type="float" office:value="0.02073973" calcext:value-type="float">
            <text:p>0.02073973</text:p>
          </table:table-cell>
          <table:table-cell office:value-type="float" office:value="0.005181987" calcext:value-type="float">
            <text:p>0.005181987</text:p>
          </table:table-cell>
          <table:table-cell office:value-type="float" office:value="0.004032949" calcext:value-type="float">
            <text:p>0.004032949</text:p>
          </table:table-cell>
          <table:table-cell office:value-type="float" office:value="0" calcext:value-type="float">
            <text:p>0</text:p>
          </table:table-cell>
          <table:table-cell office:value-type="float" office:value="7.246932" calcext:value-type="float">
            <text:p>7.246932</text:p>
          </table:table-cell>
          <table:table-cell office:value-type="float" office:value="14.61399" calcext:value-type="float">
            <text:p>14.61399</text:p>
          </table:table-cell>
          <table:table-cell office:value-type="float" office:value="17.28005" calcext:value-type="float">
            <text:p>17.28005</text:p>
          </table:table-cell>
          <table:table-cell office:value-type="float" office:value="20.60731" calcext:value-type="float">
            <text:p>20.60731</text:p>
          </table:table-cell>
          <table:table-cell office:value-type="float" office:value="24.565" calcext:value-type="float">
            <text:p>24.565</text:p>
          </table:table-cell>
          <table:table-cell office:value-type="float" office:value="19.48503" calcext:value-type="float">
            <text:p>19.48503</text:p>
          </table:table-cell>
          <table:table-cell office:value-type="float" office:value="19.58623" calcext:value-type="float">
            <text:p>19.58623</text:p>
          </table:table-cell>
          <table:table-cell office:value-type="float" office:value="25.64075" calcext:value-type="float">
            <text:p>25.64075</text:p>
          </table:table-cell>
          <table:table-cell office:value-type="float" office:value="19.63757" calcext:value-type="float">
            <text:p>19.63757</text:p>
          </table:table-cell>
          <table:table-cell office:value-type="float" office:value="8.137839" calcext:value-type="float">
            <text:p>8.137839</text:p>
          </table:table-cell>
          <table:table-cell office:value-type="float" office:value="3.12779" calcext:value-type="float">
            <text:p>3.12779</text:p>
          </table:table-cell>
          <table:table-cell office:value-type="float" office:value="1.117506" calcext:value-type="float">
            <text:p>1.117506</text:p>
          </table:table-cell>
          <table:table-cell office:value-type="float" office:value="0.4438756" calcext:value-type="float">
            <text:p>0.4438756</text:p>
          </table:table-cell>
          <table:table-cell office:value-type="float" office:value="0.358353" calcext:value-type="float">
            <text:p>0.358353</text:p>
          </table:table-cell>
          <table:table-cell office:value-type="float" office:value="0" calcext:value-type="float">
            <text:p>0</text:p>
          </table:table-cell>
          <table:table-cell office:value-type="float" office:value="-139536.2" calcext:value-type="float">
            <text:p>-13953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00439" calcext:value-type="float">
            <text:p>-0.00018004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6.960352" calcext:value-type="float">
            <text:p>6.960352</text:p>
          </table:table-cell>
          <table:table-cell office:value-type="float" office:value="1080.842" calcext:value-type="float">
            <text:p>1080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90155" calcext:value-type="float">
            <text:p>0.09190155</text:p>
          </table:table-cell>
          <table:table-cell office:value-type="float" office:value="33.85181" calcext:value-type="float">
            <text:p>33.8518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02796" calcext:value-type="float">
            <text:p>0.00200279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08651" calcext:value-type="float">
            <text:p>3.408651</text:p>
          </table:table-cell>
          <table:table-cell office:value-type="float" office:value="-0.00136176" calcext:value-type="float">
            <text:p>-0.00136176</text:p>
          </table:table-cell>
          <table:table-cell office:value-type="float" office:value="-0.02327528" calcext:value-type="float">
            <text:p>-0.02327528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56576" calcext:value-type="float">
            <text:p>9.056576</text:p>
          </table:table-cell>
          <table:table-cell office:value-type="float" office:value="4.132759" calcext:value-type="float">
            <text:p>4.132759</text:p>
          </table:table-cell>
          <table:table-cell office:value-type="float" office:value="0.05085097" calcext:value-type="float">
            <text:p>0.05085097</text:p>
          </table:table-cell>
          <table:table-cell office:value-type="float" office:value="0.04325666" calcext:value-type="float">
            <text:p>0.04325666</text:p>
          </table:table-cell>
          <table:table-cell office:value-type="float" office:value="0.02873542" calcext:value-type="float">
            <text:p>0.02873542</text:p>
          </table:table-cell>
          <table:table-cell office:value-type="float" office:value="0.02771263" calcext:value-type="float">
            <text:p>0.02771263</text:p>
          </table:table-cell>
          <table:table-cell office:value-type="float" office:value="0.01447813" calcext:value-type="float">
            <text:p>0.01447813</text:p>
          </table:table-cell>
          <table:table-cell office:value-type="float" office:value="0.01068208" calcext:value-type="float">
            <text:p>0.01068208</text:p>
          </table:table-cell>
          <table:table-cell office:value-type="float" office:value="0.02257292" calcext:value-type="float">
            <text:p>0.02257292</text:p>
          </table:table-cell>
          <table:table-cell office:value-type="float" office:value="0.02023347" calcext:value-type="float">
            <text:p>0.02023347</text:p>
          </table:table-cell>
          <table:table-cell office:value-type="float" office:value="0.01958857" calcext:value-type="float">
            <text:p>0.01958857</text:p>
          </table:table-cell>
          <table:table-cell office:value-type="float" office:value="0.01985447" calcext:value-type="float">
            <text:p>0.01985447</text:p>
          </table:table-cell>
          <table:table-cell office:value-type="float" office:value="0.02070255" calcext:value-type="float">
            <text:p>0.02070255</text:p>
          </table:table-cell>
          <table:table-cell office:value-type="float" office:value="0.005182173" calcext:value-type="float">
            <text:p>0.005182173</text:p>
          </table:table-cell>
          <table:table-cell office:value-type="float" office:value="0.004032436" calcext:value-type="float">
            <text:p>0.004032436</text:p>
          </table:table-cell>
          <table:table-cell office:value-type="float" office:value="0" calcext:value-type="float">
            <text:p>0</text:p>
          </table:table-cell>
          <table:table-cell office:value-type="float" office:value="7.236314" calcext:value-type="float">
            <text:p>7.236314</text:p>
          </table:table-cell>
          <table:table-cell office:value-type="float" office:value="14.9717" calcext:value-type="float">
            <text:p>14.9717</text:p>
          </table:table-cell>
          <table:table-cell office:value-type="float" office:value="17.52842" calcext:value-type="float">
            <text:p>17.52842</text:p>
          </table:table-cell>
          <table:table-cell office:value-type="float" office:value="20.72333" calcext:value-type="float">
            <text:p>20.72333</text:p>
          </table:table-cell>
          <table:table-cell office:value-type="float" office:value="24.62838" calcext:value-type="float">
            <text:p>24.62838</text:p>
          </table:table-cell>
          <table:table-cell office:value-type="float" office:value="19.49636" calcext:value-type="float">
            <text:p>19.49636</text:p>
          </table:table-cell>
          <table:table-cell office:value-type="float" office:value="19.5908" calcext:value-type="float">
            <text:p>19.5908</text:p>
          </table:table-cell>
          <table:table-cell office:value-type="float" office:value="25.63911" calcext:value-type="float">
            <text:p>25.63911</text:p>
          </table:table-cell>
          <table:table-cell office:value-type="float" office:value="19.62101" calcext:value-type="float">
            <text:p>19.62101</text:p>
          </table:table-cell>
          <table:table-cell office:value-type="float" office:value="8.128809" calcext:value-type="float">
            <text:p>8.128809</text:p>
          </table:table-cell>
          <table:table-cell office:value-type="float" office:value="3.121866" calcext:value-type="float">
            <text:p>3.121866</text:p>
          </table:table-cell>
          <table:table-cell office:value-type="float" office:value="1.117699" calcext:value-type="float">
            <text:p>1.117699</text:p>
          </table:table-cell>
          <table:table-cell office:value-type="float" office:value="0.4439431" calcext:value-type="float">
            <text:p>0.4439431</text:p>
          </table:table-cell>
          <table:table-cell office:value-type="float" office:value="0.3583732" calcext:value-type="float">
            <text:p>0.3583732</text:p>
          </table:table-cell>
          <table:table-cell office:value-type="float" office:value="0" calcext:value-type="float">
            <text:p>0</text:p>
          </table:table-cell>
          <table:table-cell office:value-type="float" office:value="-141418.2" calcext:value-type="float">
            <text:p>-14141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21873" calcext:value-type="float">
            <text:p>-0.00018218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6.939624" calcext:value-type="float">
            <text:p>6.939624</text:p>
          </table:table-cell>
          <table:table-cell office:value-type="float" office:value="1080.812" calcext:value-type="float">
            <text:p>1080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85433" calcext:value-type="float">
            <text:p>0.09285433</text:p>
          </table:table-cell>
          <table:table-cell office:value-type="float" office:value="33.88512" calcext:value-type="float">
            <text:p>33.88512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10677" calcext:value-type="float">
            <text:p>0.00201067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213" calcext:value-type="float">
            <text:p>3.4213</text:p>
          </table:table-cell>
          <table:table-cell office:value-type="float" office:value="-0.001385133" calcext:value-type="float">
            <text:p>-0.001385133</text:p>
          </table:table-cell>
          <table:table-cell office:value-type="float" office:value="-0.0232652" calcext:value-type="float">
            <text:p>-0.0232652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42279" calcext:value-type="float">
            <text:p>9.042279</text:p>
          </table:table-cell>
          <table:table-cell office:value-type="float" office:value="4.237648" calcext:value-type="float">
            <text:p>4.237648</text:p>
          </table:table-cell>
          <table:table-cell office:value-type="float" office:value="0.0525083" calcext:value-type="float">
            <text:p>0.0525083</text:p>
          </table:table-cell>
          <table:table-cell office:value-type="float" office:value="0.04382572" calcext:value-type="float">
            <text:p>0.04382572</text:p>
          </table:table-cell>
          <table:table-cell office:value-type="float" office:value="0.02877585" calcext:value-type="float">
            <text:p>0.02877585</text:p>
          </table:table-cell>
          <table:table-cell office:value-type="float" office:value="0.0277272" calcext:value-type="float">
            <text:p>0.0277272</text:p>
          </table:table-cell>
          <table:table-cell office:value-type="float" office:value="0.01441892" calcext:value-type="float">
            <text:p>0.01441892</text:p>
          </table:table-cell>
          <table:table-cell office:value-type="float" office:value="0.01063892" calcext:value-type="float">
            <text:p>0.01063892</text:p>
          </table:table-cell>
          <table:table-cell office:value-type="float" office:value="0.02246027" calcext:value-type="float">
            <text:p>0.02246027</text:p>
          </table:table-cell>
          <table:table-cell office:value-type="float" office:value="0.02008881" calcext:value-type="float">
            <text:p>0.02008881</text:p>
          </table:table-cell>
          <table:table-cell office:value-type="float" office:value="0.0194815" calcext:value-type="float">
            <text:p>0.0194815</text:p>
          </table:table-cell>
          <table:table-cell office:value-type="float" office:value="0.01979877" calcext:value-type="float">
            <text:p>0.01979877</text:p>
          </table:table-cell>
          <table:table-cell office:value-type="float" office:value="0.02066383" calcext:value-type="float">
            <text:p>0.02066383</text:p>
          </table:table-cell>
          <table:table-cell office:value-type="float" office:value="0.0051815" calcext:value-type="float">
            <text:p>0.0051815</text:p>
          </table:table-cell>
          <table:table-cell office:value-type="float" office:value="0.004031922" calcext:value-type="float">
            <text:p>0.004031922</text:p>
          </table:table-cell>
          <table:table-cell office:value-type="float" office:value="0" calcext:value-type="float">
            <text:p>0</text:p>
          </table:table-cell>
          <table:table-cell office:value-type="float" office:value="7.245365" calcext:value-type="float">
            <text:p>7.245365</text:p>
          </table:table-cell>
          <table:table-cell office:value-type="float" office:value="15.3619" calcext:value-type="float">
            <text:p>15.3619</text:p>
          </table:table-cell>
          <table:table-cell office:value-type="float" office:value="17.79571" calcext:value-type="float">
            <text:p>17.79571</text:p>
          </table:table-cell>
          <table:table-cell office:value-type="float" office:value="20.84579" calcext:value-type="float">
            <text:p>20.84579</text:p>
          </table:table-cell>
          <table:table-cell office:value-type="float" office:value="24.69636" calcext:value-type="float">
            <text:p>24.69636</text:p>
          </table:table-cell>
          <table:table-cell office:value-type="float" office:value="19.50874" calcext:value-type="float">
            <text:p>19.50874</text:p>
          </table:table-cell>
          <table:table-cell office:value-type="float" office:value="19.59172" calcext:value-type="float">
            <text:p>19.59172</text:p>
          </table:table-cell>
          <table:table-cell office:value-type="float" office:value="25.64151" calcext:value-type="float">
            <text:p>25.64151</text:p>
          </table:table-cell>
          <table:table-cell office:value-type="float" office:value="19.6157" calcext:value-type="float">
            <text:p>19.6157</text:p>
          </table:table-cell>
          <table:table-cell office:value-type="float" office:value="8.123833" calcext:value-type="float">
            <text:p>8.123833</text:p>
          </table:table-cell>
          <table:table-cell office:value-type="float" office:value="3.118199" calcext:value-type="float">
            <text:p>3.118199</text:p>
          </table:table-cell>
          <table:table-cell office:value-type="float" office:value="1.117694" calcext:value-type="float">
            <text:p>1.117694</text:p>
          </table:table-cell>
          <table:table-cell office:value-type="float" office:value="0.4438042" calcext:value-type="float">
            <text:p>0.4438042</text:p>
          </table:table-cell>
          <table:table-cell office:value-type="float" office:value="0.3583933" calcext:value-type="float">
            <text:p>0.3583933</text:p>
          </table:table-cell>
          <table:table-cell office:value-type="float" office:value="0" calcext:value-type="float">
            <text:p>0</text:p>
          </table:table-cell>
          <table:table-cell office:value-type="float" office:value="-143277.8" calcext:value-type="float">
            <text:p>-14327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45898" calcext:value-type="float">
            <text:p>-0.00018458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6.918186" calcext:value-type="float">
            <text:p>6.918186</text:p>
          </table:table-cell>
          <table:table-cell office:value-type="float" office:value="1080.78" calcext:value-type="float">
            <text:p>108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42229" calcext:value-type="float">
            <text:p>0.09342229</text:p>
          </table:table-cell>
          <table:table-cell office:value-type="float" office:value="33.9271" calcext:value-type="float">
            <text:p>33.927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15884" calcext:value-type="float">
            <text:p>0.00201588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28001" calcext:value-type="float">
            <text:p>3.428001</text:p>
          </table:table-cell>
          <table:table-cell office:value-type="float" office:value="-0.001409975" calcext:value-type="float">
            <text:p>-0.001409975</text:p>
          </table:table-cell>
          <table:table-cell office:value-type="float" office:value="-0.02325508" calcext:value-type="float">
            <text:p>-0.02325508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28948" calcext:value-type="float">
            <text:p>9.028948</text:p>
          </table:table-cell>
          <table:table-cell office:value-type="float" office:value="4.308952" calcext:value-type="float">
            <text:p>4.308952</text:p>
          </table:table-cell>
          <table:table-cell office:value-type="float" office:value="0.05334486" calcext:value-type="float">
            <text:p>0.05334486</text:p>
          </table:table-cell>
          <table:table-cell office:value-type="float" office:value="0.0441829" calcext:value-type="float">
            <text:p>0.0441829</text:p>
          </table:table-cell>
          <table:table-cell office:value-type="float" office:value="0.02876764" calcext:value-type="float">
            <text:p>0.02876764</text:p>
          </table:table-cell>
          <table:table-cell office:value-type="float" office:value="0.02769903" calcext:value-type="float">
            <text:p>0.02769903</text:p>
          </table:table-cell>
          <table:table-cell office:value-type="float" office:value="0.0143327" calcext:value-type="float">
            <text:p>0.0143327</text:p>
          </table:table-cell>
          <table:table-cell office:value-type="float" office:value="0.01057008" calcext:value-type="float">
            <text:p>0.01057008</text:p>
          </table:table-cell>
          <table:table-cell office:value-type="float" office:value="0.02235094" calcext:value-type="float">
            <text:p>0.02235094</text:p>
          </table:table-cell>
          <table:table-cell office:value-type="float" office:value="0.01995579" calcext:value-type="float">
            <text:p>0.01995579</text:p>
          </table:table-cell>
          <table:table-cell office:value-type="float" office:value="0.01937857" calcext:value-type="float">
            <text:p>0.01937857</text:p>
          </table:table-cell>
          <table:table-cell office:value-type="float" office:value="0.0197433" calcext:value-type="float">
            <text:p>0.0197433</text:p>
          </table:table-cell>
          <table:table-cell office:value-type="float" office:value="0.02062433" calcext:value-type="float">
            <text:p>0.02062433</text:p>
          </table:table-cell>
          <table:table-cell office:value-type="float" office:value="0.005180252" calcext:value-type="float">
            <text:p>0.005180252</text:p>
          </table:table-cell>
          <table:table-cell office:value-type="float" office:value="0.004031371" calcext:value-type="float">
            <text:p>0.004031371</text:p>
          </table:table-cell>
          <table:table-cell office:value-type="float" office:value="0" calcext:value-type="float">
            <text:p>0</text:p>
          </table:table-cell>
          <table:table-cell office:value-type="float" office:value="7.2914" calcext:value-type="float">
            <text:p>7.2914</text:p>
          </table:table-cell>
          <table:table-cell office:value-type="float" office:value="15.75565" calcext:value-type="float">
            <text:p>15.75565</text:p>
          </table:table-cell>
          <table:table-cell office:value-type="float" office:value="18.08088" calcext:value-type="float">
            <text:p>18.08088</text:p>
          </table:table-cell>
          <table:table-cell office:value-type="float" office:value="20.97904" calcext:value-type="float">
            <text:p>20.97904</text:p>
          </table:table-cell>
          <table:table-cell office:value-type="float" office:value="24.77312" calcext:value-type="float">
            <text:p>24.77312</text:p>
          </table:table-cell>
          <table:table-cell office:value-type="float" office:value="19.5228" calcext:value-type="float">
            <text:p>19.5228</text:p>
          </table:table-cell>
          <table:table-cell office:value-type="float" office:value="19.59449" calcext:value-type="float">
            <text:p>19.59449</text:p>
          </table:table-cell>
          <table:table-cell office:value-type="float" office:value="25.64718" calcext:value-type="float">
            <text:p>25.64718</text:p>
          </table:table-cell>
          <table:table-cell office:value-type="float" office:value="19.61632" calcext:value-type="float">
            <text:p>19.61632</text:p>
          </table:table-cell>
          <table:table-cell office:value-type="float" office:value="8.121301" calcext:value-type="float">
            <text:p>8.121301</text:p>
          </table:table-cell>
          <table:table-cell office:value-type="float" office:value="3.115984" calcext:value-type="float">
            <text:p>3.115984</text:p>
          </table:table-cell>
          <table:table-cell office:value-type="float" office:value="1.117779" calcext:value-type="float">
            <text:p>1.117779</text:p>
          </table:table-cell>
          <table:table-cell office:value-type="float" office:value="0.4435352" calcext:value-type="float">
            <text:p>0.4435352</text:p>
          </table:table-cell>
          <table:table-cell office:value-type="float" office:value="0.3584134" calcext:value-type="float">
            <text:p>0.3584134</text:p>
          </table:table-cell>
          <table:table-cell office:value-type="float" office:value="0" calcext:value-type="float">
            <text:p>0</text:p>
          </table:table-cell>
          <table:table-cell office:value-type="float" office:value="-145237.9" calcext:value-type="float">
            <text:p>-14523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71359" calcext:value-type="float">
            <text:p>-0.00018713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6.896183" calcext:value-type="float">
            <text:p>6.896183</text:p>
          </table:table-cell>
          <table:table-cell office:value-type="float" office:value="1080.746" calcext:value-type="float">
            <text:p>108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69554" calcext:value-type="float">
            <text:p>0.09369554</text:p>
          </table:table-cell>
          <table:table-cell office:value-type="float" office:value="33.97494" calcext:value-type="float">
            <text:p>33.9749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19324" calcext:value-type="float">
            <text:p>0.00201932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1063" calcext:value-type="float">
            <text:p>3.431063</text:p>
          </table:table-cell>
          <table:table-cell office:value-type="float" office:value="-0.001440734" calcext:value-type="float">
            <text:p>-0.001440734</text:p>
          </table:table-cell>
          <table:table-cell office:value-type="float" office:value="-0.02324543" calcext:value-type="float">
            <text:p>-0.02324543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16562" calcext:value-type="float">
            <text:p>9.016562</text:p>
          </table:table-cell>
          <table:table-cell office:value-type="float" office:value="4.352433" calcext:value-type="float">
            <text:p>4.352433</text:p>
          </table:table-cell>
          <table:table-cell office:value-type="float" office:value="0.05368815" calcext:value-type="float">
            <text:p>0.05368815</text:p>
          </table:table-cell>
          <table:table-cell office:value-type="float" office:value="0.04443717" calcext:value-type="float">
            <text:p>0.04443717</text:p>
          </table:table-cell>
          <table:table-cell office:value-type="float" office:value="0.02878133" calcext:value-type="float">
            <text:p>0.02878133</text:p>
          </table:table-cell>
          <table:table-cell office:value-type="float" office:value="0.02769287" calcext:value-type="float">
            <text:p>0.02769287</text:p>
          </table:table-cell>
          <table:table-cell office:value-type="float" office:value="0.01425241" calcext:value-type="float">
            <text:p>0.01425241</text:p>
          </table:table-cell>
          <table:table-cell office:value-type="float" office:value="0.01050177" calcext:value-type="float">
            <text:p>0.01050177</text:p>
          </table:table-cell>
          <table:table-cell office:value-type="float" office:value="0.02224468" calcext:value-type="float">
            <text:p>0.02224468</text:p>
          </table:table-cell>
          <table:table-cell office:value-type="float" office:value="0.01983143" calcext:value-type="float">
            <text:p>0.01983143</text:p>
          </table:table-cell>
          <table:table-cell office:value-type="float" office:value="0.01927877" calcext:value-type="float">
            <text:p>0.01927877</text:p>
          </table:table-cell>
          <table:table-cell office:value-type="float" office:value="0.01968777" calcext:value-type="float">
            <text:p>0.01968777</text:p>
          </table:table-cell>
          <table:table-cell office:value-type="float" office:value="0.0205842" calcext:value-type="float">
            <text:p>0.0205842</text:p>
          </table:table-cell>
          <table:table-cell office:value-type="float" office:value="0.005178708" calcext:value-type="float">
            <text:p>0.005178708</text:p>
          </table:table-cell>
          <table:table-cell office:value-type="float" office:value="0.004030816" calcext:value-type="float">
            <text:p>0.004030816</text:p>
          </table:table-cell>
          <table:table-cell office:value-type="float" office:value="0" calcext:value-type="float">
            <text:p>0</text:p>
          </table:table-cell>
          <table:table-cell office:value-type="float" office:value="7.35241" calcext:value-type="float">
            <text:p>7.35241</text:p>
          </table:table-cell>
          <table:table-cell office:value-type="float" office:value="16.15723" calcext:value-type="float">
            <text:p>16.15723</text:p>
          </table:table-cell>
          <table:table-cell office:value-type="float" office:value="18.38006" calcext:value-type="float">
            <text:p>18.38006</text:p>
          </table:table-cell>
          <table:table-cell office:value-type="float" office:value="21.12061" calcext:value-type="float">
            <text:p>21.12061</text:p>
          </table:table-cell>
          <table:table-cell office:value-type="float" office:value="24.85656" calcext:value-type="float">
            <text:p>24.85656</text:p>
          </table:table-cell>
          <table:table-cell office:value-type="float" office:value="19.53865" calcext:value-type="float">
            <text:p>19.53865</text:p>
          </table:table-cell>
          <table:table-cell office:value-type="float" office:value="19.59822" calcext:value-type="float">
            <text:p>19.59822</text:p>
          </table:table-cell>
          <table:table-cell office:value-type="float" office:value="25.65241" calcext:value-type="float">
            <text:p>25.65241</text:p>
          </table:table-cell>
          <table:table-cell office:value-type="float" office:value="19.62228" calcext:value-type="float">
            <text:p>19.62228</text:p>
          </table:table-cell>
          <table:table-cell office:value-type="float" office:value="8.120288" calcext:value-type="float">
            <text:p>8.120288</text:p>
          </table:table-cell>
          <table:table-cell office:value-type="float" office:value="3.114778" calcext:value-type="float">
            <text:p>3.114778</text:p>
          </table:table-cell>
          <table:table-cell office:value-type="float" office:value="1.117949" calcext:value-type="float">
            <text:p>1.117949</text:p>
          </table:table-cell>
          <table:table-cell office:value-type="float" office:value="0.4432112" calcext:value-type="float">
            <text:p>0.4432112</text:p>
          </table:table-cell>
          <table:table-cell office:value-type="float" office:value="0.3584335" calcext:value-type="float">
            <text:p>0.3584335</text:p>
          </table:table-cell>
          <table:table-cell office:value-type="float" office:value="0" calcext:value-type="float">
            <text:p>0</text:p>
          </table:table-cell>
          <table:table-cell office:value-type="float" office:value="-147454.7" calcext:value-type="float">
            <text:p>-14745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97458" calcext:value-type="float">
            <text:p>-0.00018974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6.878242" calcext:value-type="float">
            <text:p>6.878242</text:p>
          </table:table-cell>
          <table:table-cell office:value-type="float" office:value="1080.717" calcext:value-type="float">
            <text:p>1080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02215" calcext:value-type="float">
            <text:p>0.09202215</text:p>
          </table:table-cell>
          <table:table-cell office:value-type="float" office:value="34.02268" calcext:value-type="float">
            <text:p>34.02268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1225" calcext:value-type="float">
            <text:p>0.00202122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2187" calcext:value-type="float">
            <text:p>3.432187</text:p>
          </table:table-cell>
          <table:table-cell office:value-type="float" office:value="-0.002005354" calcext:value-type="float">
            <text:p>-0.002005354</text:p>
          </table:table-cell>
          <table:table-cell office:value-type="float" office:value="-0.02323837" calcext:value-type="float">
            <text:p>-0.02323837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08922" calcext:value-type="float">
            <text:p>9.008922</text:p>
          </table:table-cell>
          <table:table-cell office:value-type="float" office:value="3.73627" calcext:value-type="float">
            <text:p>3.73627</text:p>
          </table:table-cell>
          <table:table-cell office:value-type="float" office:value="0.1696785" calcext:value-type="float">
            <text:p>0.1696785</text:p>
          </table:table-cell>
          <table:table-cell office:value-type="float" office:value="0.04519914" calcext:value-type="float">
            <text:p>0.04519914</text:p>
          </table:table-cell>
          <table:table-cell office:value-type="float" office:value="0.02872991" calcext:value-type="float">
            <text:p>0.02872991</text:p>
          </table:table-cell>
          <table:table-cell office:value-type="float" office:value="0.02767659" calcext:value-type="float">
            <text:p>0.02767659</text:p>
          </table:table-cell>
          <table:table-cell office:value-type="float" office:value="0.01427501" calcext:value-type="float">
            <text:p>0.01427501</text:p>
          </table:table-cell>
          <table:table-cell office:value-type="float" office:value="0.01047162" calcext:value-type="float">
            <text:p>0.01047162</text:p>
          </table:table-cell>
          <table:table-cell office:value-type="float" office:value="0.02214774" calcext:value-type="float">
            <text:p>0.02214774</text:p>
          </table:table-cell>
          <table:table-cell office:value-type="float" office:value="0.01971424" calcext:value-type="float">
            <text:p>0.01971424</text:p>
          </table:table-cell>
          <table:table-cell office:value-type="float" office:value="0.01918177" calcext:value-type="float">
            <text:p>0.01918177</text:p>
          </table:table-cell>
          <table:table-cell office:value-type="float" office:value="0.01963256" calcext:value-type="float">
            <text:p>0.01963256</text:p>
          </table:table-cell>
          <table:table-cell office:value-type="float" office:value="0.02054317" calcext:value-type="float">
            <text:p>0.02054317</text:p>
          </table:table-cell>
          <table:table-cell office:value-type="float" office:value="0.005177191" calcext:value-type="float">
            <text:p>0.005177191</text:p>
          </table:table-cell>
          <table:table-cell office:value-type="float" office:value="0.004030255" calcext:value-type="float">
            <text:p>0.004030255</text:p>
          </table:table-cell>
          <table:table-cell office:value-type="float" office:value="0" calcext:value-type="float">
            <text:p>0</text:p>
          </table:table-cell>
          <table:table-cell office:value-type="float" office:value="5.09926" calcext:value-type="float">
            <text:p>5.09926</text:p>
          </table:table-cell>
          <table:table-cell office:value-type="float" office:value="16.90888" calcext:value-type="float">
            <text:p>16.90888</text:p>
          </table:table-cell>
          <table:table-cell office:value-type="float" office:value="18.83435" calcext:value-type="float">
            <text:p>18.83435</text:p>
          </table:table-cell>
          <table:table-cell office:value-type="float" office:value="21.25121" calcext:value-type="float">
            <text:p>21.25121</text:p>
          </table:table-cell>
          <table:table-cell office:value-type="float" office:value="24.93013" calcext:value-type="float">
            <text:p>24.93013</text:p>
          </table:table-cell>
          <table:table-cell office:value-type="float" office:value="19.55408" calcext:value-type="float">
            <text:p>19.55408</text:p>
          </table:table-cell>
          <table:table-cell office:value-type="float" office:value="19.6021" calcext:value-type="float">
            <text:p>19.6021</text:p>
          </table:table-cell>
          <table:table-cell office:value-type="float" office:value="25.6579" calcext:value-type="float">
            <text:p>25.6579</text:p>
          </table:table-cell>
          <table:table-cell office:value-type="float" office:value="19.62939" calcext:value-type="float">
            <text:p>19.62939</text:p>
          </table:table-cell>
          <table:table-cell office:value-type="float" office:value="8.120971" calcext:value-type="float">
            <text:p>8.120971</text:p>
          </table:table-cell>
          <table:table-cell office:value-type="float" office:value="3.11481" calcext:value-type="float">
            <text:p>3.11481</text:p>
          </table:table-cell>
          <table:table-cell office:value-type="float" office:value="1.118186" calcext:value-type="float">
            <text:p>1.118186</text:p>
          </table:table-cell>
          <table:table-cell office:value-type="float" office:value="0.4429143" calcext:value-type="float">
            <text:p>0.4429143</text:p>
          </table:table-cell>
          <table:table-cell office:value-type="float" office:value="0.3584537" calcext:value-type="float">
            <text:p>0.3584537</text:p>
          </table:table-cell>
          <table:table-cell office:value-type="float" office:value="0" calcext:value-type="float">
            <text:p>0</text:p>
          </table:table-cell>
          <table:table-cell office:value-type="float" office:value="-149278.9" calcext:value-type="float">
            <text:p>-14927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43592" calcext:value-type="float">
            <text:p>-0.00032435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6.86925" calcext:value-type="float">
            <text:p>6.86925</text:p>
          </table:table-cell>
          <table:table-cell office:value-type="float" office:value="1080.699" calcext:value-type="float">
            <text:p>1080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979" calcext:value-type="float">
            <text:p>0.0794979</text:p>
          </table:table-cell>
          <table:table-cell office:value-type="float" office:value="34.06064" calcext:value-type="float">
            <text:p>34.0606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1996" calcext:value-type="float">
            <text:p>0.00202199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2496" calcext:value-type="float">
            <text:p>3.432496</text:p>
          </table:table-cell>
          <table:table-cell office:value-type="float" office:value="-0.002020158" calcext:value-type="float">
            <text:p>-0.002020158</text:p>
          </table:table-cell>
          <table:table-cell office:value-type="float" office:value="-0.02323407" calcext:value-type="float">
            <text:p>-0.02323407</text:p>
          </table:table-cell>
          <table:table-cell office:value-type="float" office:value="0.00000001768035" calcext:value-type="float">
            <text:p>1.768035E-08</text:p>
          </table:table-cell>
          <table:table-cell office:value-type="float" office:value="9.004689" calcext:value-type="float">
            <text:p>9.004689</text:p>
          </table:table-cell>
          <table:table-cell office:value-type="float" office:value="2.806209" calcext:value-type="float">
            <text:p>2.806209</text:p>
          </table:table-cell>
          <table:table-cell office:value-type="float" office:value="0.09058549" calcext:value-type="float">
            <text:p>0.09058549</text:p>
          </table:table-cell>
          <table:table-cell office:value-type="float" office:value="0.04723978" calcext:value-type="float">
            <text:p>0.04723978</text:p>
          </table:table-cell>
          <table:table-cell office:value-type="float" office:value="0.03012716" calcext:value-type="float">
            <text:p>0.03012716</text:p>
          </table:table-cell>
          <table:table-cell office:value-type="float" office:value="0.02860937" calcext:value-type="float">
            <text:p>0.02860937</text:p>
          </table:table-cell>
          <table:table-cell office:value-type="float" office:value="0.01446921" calcext:value-type="float">
            <text:p>0.01446921</text:p>
          </table:table-cell>
          <table:table-cell office:value-type="float" office:value="0.01051059" calcext:value-type="float">
            <text:p>0.01051059</text:p>
          </table:table-cell>
          <table:table-cell office:value-type="float" office:value="0.02209332" calcext:value-type="float">
            <text:p>0.02209332</text:p>
          </table:table-cell>
          <table:table-cell office:value-type="float" office:value="0.01960943" calcext:value-type="float">
            <text:p>0.01960943</text:p>
          </table:table-cell>
          <table:table-cell office:value-type="float" office:value="0.01908709" calcext:value-type="float">
            <text:p>0.01908709</text:p>
          </table:table-cell>
          <table:table-cell office:value-type="float" office:value="0.01957708" calcext:value-type="float">
            <text:p>0.01957708</text:p>
          </table:table-cell>
          <table:table-cell office:value-type="float" office:value="0.02050213" calcext:value-type="float">
            <text:p>0.02050213</text:p>
          </table:table-cell>
          <table:table-cell office:value-type="float" office:value="0.005175755" calcext:value-type="float">
            <text:p>0.005175755</text:p>
          </table:table-cell>
          <table:table-cell office:value-type="float" office:value="0.004029694" calcext:value-type="float">
            <text:p>0.004029694</text:p>
          </table:table-cell>
          <table:table-cell office:value-type="float" office:value="0" calcext:value-type="float">
            <text:p>0</text:p>
          </table:table-cell>
          <table:table-cell office:value-type="float" office:value="3.979932" calcext:value-type="float">
            <text:p>3.979932</text:p>
          </table:table-cell>
          <table:table-cell office:value-type="float" office:value="13.41553" calcext:value-type="float">
            <text:p>13.41553</text:p>
          </table:table-cell>
          <table:table-cell office:value-type="float" office:value="19.26278" calcext:value-type="float">
            <text:p>19.26278</text:p>
          </table:table-cell>
          <table:table-cell office:value-type="float" office:value="22.7928" calcext:value-type="float">
            <text:p>22.7928</text:p>
          </table:table-cell>
          <table:table-cell office:value-type="float" office:value="26.53546" calcext:value-type="float">
            <text:p>26.53546</text:p>
          </table:table-cell>
          <table:table-cell office:value-type="float" office:value="19.77767" calcext:value-type="float">
            <text:p>19.77767</text:p>
          </table:table-cell>
          <table:table-cell office:value-type="float" office:value="19.6447" calcext:value-type="float">
            <text:p>19.6447</text:p>
          </table:table-cell>
          <table:table-cell office:value-type="float" office:value="25.66469" calcext:value-type="float">
            <text:p>25.66469</text:p>
          </table:table-cell>
          <table:table-cell office:value-type="float" office:value="19.63656" calcext:value-type="float">
            <text:p>19.63656</text:p>
          </table:table-cell>
          <table:table-cell office:value-type="float" office:value="8.122208" calcext:value-type="float">
            <text:p>8.122208</text:p>
          </table:table-cell>
          <table:table-cell office:value-type="float" office:value="3.115546" calcext:value-type="float">
            <text:p>3.115546</text:p>
          </table:table-cell>
          <table:table-cell office:value-type="float" office:value="1.11879" calcext:value-type="float">
            <text:p>1.11879</text:p>
          </table:table-cell>
          <table:table-cell office:value-type="float" office:value="0.4426635" calcext:value-type="float">
            <text:p>0.4426635</text:p>
          </table:table-cell>
          <table:table-cell office:value-type="float" office:value="0.3584738" calcext:value-type="float">
            <text:p>0.3584738</text:p>
          </table:table-cell>
          <table:table-cell office:value-type="float" office:value="0" calcext:value-type="float">
            <text:p>0</text:p>
          </table:table-cell>
          <table:table-cell office:value-type="float" office:value="-149906.8" calcext:value-type="float">
            <text:p>-14990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59048" calcext:value-type="float">
            <text:p>-0.00032590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6.857413" calcext:value-type="float">
            <text:p>6.857413</text:p>
          </table:table-cell>
          <table:table-cell office:value-type="float" office:value="1080.68" calcext:value-type="float">
            <text:p>108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6724" calcext:value-type="float">
            <text:p>0.0716724</text:p>
          </table:table-cell>
          <table:table-cell office:value-type="float" office:value="34.09667" calcext:value-type="float">
            <text:p>34.0966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2408" calcext:value-type="float">
            <text:p>0.002022408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2679" calcext:value-type="float">
            <text:p>3.432679</text:p>
          </table:table-cell>
          <table:table-cell office:value-type="float" office:value="-0.002055702" calcext:value-type="float">
            <text:p>-0.002055702</text:p>
          </table:table-cell>
          <table:table-cell office:value-type="float" office:value="-0.0232275" calcext:value-type="float">
            <text:p>-0.0232275</text:p>
          </table:table-cell>
          <table:table-cell office:value-type="float" office:value="0.00000001819094" calcext:value-type="float">
            <text:p>1.819094E-08</text:p>
          </table:table-cell>
          <table:table-cell office:value-type="float" office:value="8.999422" calcext:value-type="float">
            <text:p>8.999422</text:p>
          </table:table-cell>
          <table:table-cell office:value-type="float" office:value="2.130106" calcext:value-type="float">
            <text:p>2.130106</text:p>
          </table:table-cell>
          <table:table-cell office:value-type="float" office:value="0.06940766" calcext:value-type="float">
            <text:p>0.06940766</text:p>
          </table:table-cell>
          <table:table-cell office:value-type="float" office:value="0.04571906" calcext:value-type="float">
            <text:p>0.04571906</text:p>
          </table:table-cell>
          <table:table-cell office:value-type="float" office:value="0.03002995" calcext:value-type="float">
            <text:p>0.03002995</text:p>
          </table:table-cell>
          <table:table-cell office:value-type="float" office:value="0.02886588" calcext:value-type="float">
            <text:p>0.02886588</text:p>
          </table:table-cell>
          <table:table-cell office:value-type="float" office:value="0.01473079" calcext:value-type="float">
            <text:p>0.01473079</text:p>
          </table:table-cell>
          <table:table-cell office:value-type="float" office:value="0.01065842" calcext:value-type="float">
            <text:p>0.01065842</text:p>
          </table:table-cell>
          <table:table-cell office:value-type="float" office:value="0.02210292" calcext:value-type="float">
            <text:p>0.02210292</text:p>
          </table:table-cell>
          <table:table-cell office:value-type="float" office:value="0.01952994" calcext:value-type="float">
            <text:p>0.01952994</text:p>
          </table:table-cell>
          <table:table-cell office:value-type="float" office:value="0.0189963" calcext:value-type="float">
            <text:p>0.0189963</text:p>
          </table:table-cell>
          <table:table-cell office:value-type="float" office:value="0.01952061" calcext:value-type="float">
            <text:p>0.01952061</text:p>
          </table:table-cell>
          <table:table-cell office:value-type="float" office:value="0.02046058" calcext:value-type="float">
            <text:p>0.02046058</text:p>
          </table:table-cell>
          <table:table-cell office:value-type="float" office:value="0.005174427" calcext:value-type="float">
            <text:p>0.005174427</text:p>
          </table:table-cell>
          <table:table-cell office:value-type="float" office:value="0.00402911" calcext:value-type="float">
            <text:p>0.00402911</text:p>
          </table:table-cell>
          <table:table-cell office:value-type="float" office:value="0" calcext:value-type="float">
            <text:p>0</text:p>
          </table:table-cell>
          <table:table-cell office:value-type="float" office:value="6.071978" calcext:value-type="float">
            <text:p>6.071978</text:p>
          </table:table-cell>
          <table:table-cell office:value-type="float" office:value="13.20412" calcext:value-type="float">
            <text:p>13.20412</text:p>
          </table:table-cell>
          <table:table-cell office:value-type="float" office:value="18.77529" calcext:value-type="float">
            <text:p>18.77529</text:p>
          </table:table-cell>
          <table:table-cell office:value-type="float" office:value="22.43839" calcext:value-type="float">
            <text:p>22.43839</text:p>
          </table:table-cell>
          <table:table-cell office:value-type="float" office:value="26.14587" calcext:value-type="float">
            <text:p>26.14587</text:p>
          </table:table-cell>
          <table:table-cell office:value-type="float" office:value="20.08854" calcext:value-type="float">
            <text:p>20.08854</text:p>
          </table:table-cell>
          <table:table-cell office:value-type="float" office:value="19.84314" calcext:value-type="float">
            <text:p>19.84314</text:p>
          </table:table-cell>
          <table:table-cell office:value-type="float" office:value="25.69038" calcext:value-type="float">
            <text:p>25.69038</text:p>
          </table:table-cell>
          <table:table-cell office:value-type="float" office:value="19.64504" calcext:value-type="float">
            <text:p>19.64504</text:p>
          </table:table-cell>
          <table:table-cell office:value-type="float" office:value="8.12343" calcext:value-type="float">
            <text:p>8.12343</text:p>
          </table:table-cell>
          <table:table-cell office:value-type="float" office:value="3.116348" calcext:value-type="float">
            <text:p>3.116348</text:p>
          </table:table-cell>
          <table:table-cell office:value-type="float" office:value="1.119561" calcext:value-type="float">
            <text:p>1.119561</text:p>
          </table:table-cell>
          <table:table-cell office:value-type="float" office:value="0.4424749" calcext:value-type="float">
            <text:p>0.4424749</text:p>
          </table:table-cell>
          <table:table-cell office:value-type="float" office:value="0.3584938" calcext:value-type="float">
            <text:p>0.3584938</text:p>
          </table:table-cell>
          <table:table-cell office:value-type="float" office:value="0" calcext:value-type="float">
            <text:p>0</text:p>
          </table:table-cell>
          <table:table-cell office:value-type="float" office:value="-151465.1" calcext:value-type="float">
            <text:p>-15146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77813" calcext:value-type="float">
            <text:p>-0.00032778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6.843294" calcext:value-type="float">
            <text:p>6.843294</text:p>
          </table:table-cell>
          <table:table-cell office:value-type="float" office:value="1080.656" calcext:value-type="float">
            <text:p>1080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69598" calcext:value-type="float">
            <text:p>0.07169598</text:p>
          </table:table-cell>
          <table:table-cell office:value-type="float" office:value="34.13088" calcext:value-type="float">
            <text:p>34.13088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2771" calcext:value-type="float">
            <text:p>0.002022771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283" calcext:value-type="float">
            <text:p>3.43283</text:p>
          </table:table-cell>
          <table:table-cell office:value-type="float" office:value="-0.00207837" calcext:value-type="float">
            <text:p>-0.00207837</text:p>
          </table:table-cell>
          <table:table-cell office:value-type="float" office:value="-0.02321244" calcext:value-type="float">
            <text:p>-0.02321244</text:p>
          </table:table-cell>
          <table:table-cell office:value-type="float" office:value="0.00000001819094" calcext:value-type="float">
            <text:p>1.819094E-08</text:p>
          </table:table-cell>
          <table:table-cell office:value-type="float" office:value="8.98974" calcext:value-type="float">
            <text:p>8.98974</text:p>
          </table:table-cell>
          <table:table-cell office:value-type="float" office:value="2.184727" calcext:value-type="float">
            <text:p>2.184727</text:p>
          </table:table-cell>
          <table:table-cell office:value-type="float" office:value="0.05955347" calcext:value-type="float">
            <text:p>0.05955347</text:p>
          </table:table-cell>
          <table:table-cell office:value-type="float" office:value="0.04474687" calcext:value-type="float">
            <text:p>0.04474687</text:p>
          </table:table-cell>
          <table:table-cell office:value-type="float" office:value="0.02995149" calcext:value-type="float">
            <text:p>0.02995149</text:p>
          </table:table-cell>
          <table:table-cell office:value-type="float" office:value="0.02883961" calcext:value-type="float">
            <text:p>0.02883961</text:p>
          </table:table-cell>
          <table:table-cell office:value-type="float" office:value="0.0148508" calcext:value-type="float">
            <text:p>0.0148508</text:p>
          </table:table-cell>
          <table:table-cell office:value-type="float" office:value="0.01074334" calcext:value-type="float">
            <text:p>0.01074334</text:p>
          </table:table-cell>
          <table:table-cell office:value-type="float" office:value="0.02211751" calcext:value-type="float">
            <text:p>0.02211751</text:p>
          </table:table-cell>
          <table:table-cell office:value-type="float" office:value="0.01947286" calcext:value-type="float">
            <text:p>0.01947286</text:p>
          </table:table-cell>
          <table:table-cell office:value-type="float" office:value="0.01891218" calcext:value-type="float">
            <text:p>0.01891218</text:p>
          </table:table-cell>
          <table:table-cell office:value-type="float" office:value="0.0194636" calcext:value-type="float">
            <text:p>0.0194636</text:p>
          </table:table-cell>
          <table:table-cell office:value-type="float" office:value="0.02041784" calcext:value-type="float">
            <text:p>0.02041784</text:p>
          </table:table-cell>
          <table:table-cell office:value-type="float" office:value="0.005173292" calcext:value-type="float">
            <text:p>0.005173292</text:p>
          </table:table-cell>
          <table:table-cell office:value-type="float" office:value="0.004028507" calcext:value-type="float">
            <text:p>0.004028507</text:p>
          </table:table-cell>
          <table:table-cell office:value-type="float" office:value="0" calcext:value-type="float">
            <text:p>0</text:p>
          </table:table-cell>
          <table:table-cell office:value-type="float" office:value="6.037109" calcext:value-type="float">
            <text:p>6.037109</text:p>
          </table:table-cell>
          <table:table-cell office:value-type="float" office:value="13.41138" calcext:value-type="float">
            <text:p>13.41138</text:p>
          </table:table-cell>
          <table:table-cell office:value-type="float" office:value="18.68197" calcext:value-type="float">
            <text:p>18.68197</text:p>
          </table:table-cell>
          <table:table-cell office:value-type="float" office:value="22.24518" calcext:value-type="float">
            <text:p>22.24518</text:p>
          </table:table-cell>
          <table:table-cell office:value-type="float" office:value="25.86423" calcext:value-type="float">
            <text:p>25.86423</text:p>
          </table:table-cell>
          <table:table-cell office:value-type="float" office:value="20.14844" calcext:value-type="float">
            <text:p>20.14844</text:p>
          </table:table-cell>
          <table:table-cell office:value-type="float" office:value="19.9968" calcext:value-type="float">
            <text:p>19.9968</text:p>
          </table:table-cell>
          <table:table-cell office:value-type="float" office:value="25.73779" calcext:value-type="float">
            <text:p>25.73779</text:p>
          </table:table-cell>
          <table:table-cell office:value-type="float" office:value="19.65886" calcext:value-type="float">
            <text:p>19.65886</text:p>
          </table:table-cell>
          <table:table-cell office:value-type="float" office:value="8.124787" calcext:value-type="float">
            <text:p>8.124787</text:p>
          </table:table-cell>
          <table:table-cell office:value-type="float" office:value="3.117182" calcext:value-type="float">
            <text:p>3.117182</text:p>
          </table:table-cell>
          <table:table-cell office:value-type="float" office:value="1.120292" calcext:value-type="float">
            <text:p>1.120292</text:p>
          </table:table-cell>
          <table:table-cell office:value-type="float" office:value="0.4423638" calcext:value-type="float">
            <text:p>0.4423638</text:p>
          </table:table-cell>
          <table:table-cell office:value-type="float" office:value="0.3585158" calcext:value-type="float">
            <text:p>0.3585158</text:p>
          </table:table-cell>
          <table:table-cell office:value-type="float" office:value="0" calcext:value-type="float">
            <text:p>0</text:p>
          </table:table-cell>
          <table:table-cell office:value-type="float" office:value="-153313.6" calcext:value-type="float">
            <text:p>-15331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9607" calcext:value-type="float">
            <text:p>-0.0003296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6.832324" calcext:value-type="float">
            <text:p>6.832324</text:p>
          </table:table-cell>
          <table:table-cell office:value-type="float" office:value="1080.636" calcext:value-type="float">
            <text:p>1080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01131" calcext:value-type="float">
            <text:p>0.06501131</text:p>
          </table:table-cell>
          <table:table-cell office:value-type="float" office:value="34.18454" calcext:value-type="float">
            <text:p>34.1845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3107" calcext:value-type="float">
            <text:p>0.00202310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023" calcext:value-type="float">
            <text:p>3.433023</text:p>
          </table:table-cell>
          <table:table-cell office:value-type="float" office:value="-0.00213541" calcext:value-type="float">
            <text:p>-0.00213541</text:p>
          </table:table-cell>
          <table:table-cell office:value-type="float" office:value="-0.02321168" calcext:value-type="float">
            <text:p>-0.02321168</text:p>
          </table:table-cell>
          <table:table-cell office:value-type="float" office:value="0.00000001819094" calcext:value-type="float">
            <text:p>1.819094E-08</text:p>
          </table:table-cell>
          <table:table-cell office:value-type="float" office:value="8.987305" calcext:value-type="float">
            <text:p>8.987305</text:p>
          </table:table-cell>
          <table:table-cell office:value-type="float" office:value="1.26584" calcext:value-type="float">
            <text:p>1.26584</text:p>
          </table:table-cell>
          <table:table-cell office:value-type="float" office:value="0.09349311" calcext:value-type="float">
            <text:p>0.09349311</text:p>
          </table:table-cell>
          <table:table-cell office:value-type="float" office:value="0.05579817" calcext:value-type="float">
            <text:p>0.05579817</text:p>
          </table:table-cell>
          <table:table-cell office:value-type="float" office:value="0.0373638" calcext:value-type="float">
            <text:p>0.0373638</text:p>
          </table:table-cell>
          <table:table-cell office:value-type="float" office:value="0.03440386" calcext:value-type="float">
            <text:p>0.03440386</text:p>
          </table:table-cell>
          <table:table-cell office:value-type="float" office:value="0.01629049" calcext:value-type="float">
            <text:p>0.01629049</text:p>
          </table:table-cell>
          <table:table-cell office:value-type="float" office:value="0.01099805" calcext:value-type="float">
            <text:p>0.01099805</text:p>
          </table:table-cell>
          <table:table-cell office:value-type="float" office:value="0.0221287" calcext:value-type="float">
            <text:p>0.0221287</text:p>
          </table:table-cell>
          <table:table-cell office:value-type="float" office:value="0.01942713" calcext:value-type="float">
            <text:p>0.01942713</text:p>
          </table:table-cell>
          <table:table-cell office:value-type="float" office:value="0.01883508" calcext:value-type="float">
            <text:p>0.01883508</text:p>
          </table:table-cell>
          <table:table-cell office:value-type="float" office:value="0.01940652" calcext:value-type="float">
            <text:p>0.01940652</text:p>
          </table:table-cell>
          <table:table-cell office:value-type="float" office:value="0.02037407" calcext:value-type="float">
            <text:p>0.02037407</text:p>
          </table:table-cell>
          <table:table-cell office:value-type="float" office:value="0.005172315" calcext:value-type="float">
            <text:p>0.005172315</text:p>
          </table:table-cell>
          <table:table-cell office:value-type="float" office:value="0.004027906" calcext:value-type="float">
            <text:p>0.004027906</text:p>
          </table:table-cell>
          <table:table-cell office:value-type="float" office:value="0" calcext:value-type="float">
            <text:p>0</text:p>
          </table:table-cell>
          <table:table-cell office:value-type="float" office:value="0.8481265" calcext:value-type="float">
            <text:p>0.8481265</text:p>
          </table:table-cell>
          <table:table-cell office:value-type="float" office:value="5.112121" calcext:value-type="float">
            <text:p>5.112121</text:p>
          </table:table-cell>
          <table:table-cell office:value-type="float" office:value="13.1867" calcext:value-type="float">
            <text:p>13.1867</text:p>
          </table:table-cell>
          <table:table-cell office:value-type="float" office:value="22.58632" calcext:value-type="float">
            <text:p>22.58632</text:p>
          </table:table-cell>
          <table:table-cell office:value-type="float" office:value="30.6072" calcext:value-type="float">
            <text:p>30.6072</text:p>
          </table:table-cell>
          <table:table-cell office:value-type="float" office:value="23.19757" calcext:value-type="float">
            <text:p>23.19757</text:p>
          </table:table-cell>
          <table:table-cell office:value-type="float" office:value="20.97123" calcext:value-type="float">
            <text:p>20.97123</text:p>
          </table:table-cell>
          <table:table-cell office:value-type="float" office:value="25.81337" calcext:value-type="float">
            <text:p>25.81337</text:p>
          </table:table-cell>
          <table:table-cell office:value-type="float" office:value="19.67927" calcext:value-type="float">
            <text:p>19.67927</text:p>
          </table:table-cell>
          <table:table-cell office:value-type="float" office:value="8.126679" calcext:value-type="float">
            <text:p>8.126679</text:p>
          </table:table-cell>
          <table:table-cell office:value-type="float" office:value="3.118056" calcext:value-type="float">
            <text:p>3.118056</text:p>
          </table:table-cell>
          <table:table-cell office:value-type="float" office:value="1.121003" calcext:value-type="float">
            <text:p>1.121003</text:p>
          </table:table-cell>
          <table:table-cell office:value-type="float" office:value="0.442316" calcext:value-type="float">
            <text:p>0.442316</text:p>
          </table:table-cell>
          <table:table-cell office:value-type="float" office:value="0.3585383" calcext:value-type="float">
            <text:p>0.3585383</text:p>
          </table:table-cell>
          <table:table-cell office:value-type="float" office:value="0" calcext:value-type="float">
            <text:p>0</text:p>
          </table:table-cell>
          <table:table-cell office:value-type="float" office:value="-154367.7" calcext:value-type="float">
            <text:p>-15436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336687" calcext:value-type="float">
            <text:p>-0.00033366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6.821724" calcext:value-type="float">
            <text:p>6.821724</text:p>
          </table:table-cell>
          <table:table-cell office:value-type="float" office:value="1080.618" calcext:value-type="float">
            <text:p>1080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97612" calcext:value-type="float">
            <text:p>0.05897612</text:p>
          </table:table-cell>
          <table:table-cell office:value-type="float" office:value="34.22029" calcext:value-type="float">
            <text:p>34.22029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3397" calcext:value-type="float">
            <text:p>0.00202339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164" calcext:value-type="float">
            <text:p>3.433164</text:p>
          </table:table-cell>
          <table:table-cell office:value-type="float" office:value="-0.002155673" calcext:value-type="float">
            <text:p>-0.002155673</text:p>
          </table:table-cell>
          <table:table-cell office:value-type="float" office:value="-0.02321179" calcext:value-type="float">
            <text:p>-0.02321179</text:p>
          </table:table-cell>
          <table:table-cell office:value-type="float" office:value="0.00000001819094" calcext:value-type="float">
            <text:p>1.819094E-08</text:p>
          </table:table-cell>
          <table:table-cell office:value-type="float" office:value="8.986011" calcext:value-type="float">
            <text:p>8.986011</text:p>
          </table:table-cell>
          <table:table-cell office:value-type="float" office:value="0.781274" calcext:value-type="float">
            <text:p>0.781274</text:p>
          </table:table-cell>
          <table:table-cell office:value-type="float" office:value="0.07045102" calcext:value-type="float">
            <text:p>0.07045102</text:p>
          </table:table-cell>
          <table:table-cell office:value-type="float" office:value="0.05063962" calcext:value-type="float">
            <text:p>0.05063962</text:p>
          </table:table-cell>
          <table:table-cell office:value-type="float" office:value="0.03495029" calcext:value-type="float">
            <text:p>0.03495029</text:p>
          </table:table-cell>
          <table:table-cell office:value-type="float" office:value="0.03336633" calcext:value-type="float">
            <text:p>0.03336633</text:p>
          </table:table-cell>
          <table:table-cell office:value-type="float" office:value="0.01696036" calcext:value-type="float">
            <text:p>0.01696036</text:p>
          </table:table-cell>
          <table:table-cell office:value-type="float" office:value="0.01244529" calcext:value-type="float">
            <text:p>0.01244529</text:p>
          </table:table-cell>
          <table:table-cell office:value-type="float" office:value="0.0222869" calcext:value-type="float">
            <text:p>0.0222869</text:p>
          </table:table-cell>
          <table:table-cell office:value-type="float" office:value="0.0193993" calcext:value-type="float">
            <text:p>0.0193993</text:p>
          </table:table-cell>
          <table:table-cell office:value-type="float" office:value="0.01876449" calcext:value-type="float">
            <text:p>0.01876449</text:p>
          </table:table-cell>
          <table:table-cell office:value-type="float" office:value="0.01934975" calcext:value-type="float">
            <text:p>0.01934975</text:p>
          </table:table-cell>
          <table:table-cell office:value-type="float" office:value="0.02032956" calcext:value-type="float">
            <text:p>0.02032956</text:p>
          </table:table-cell>
          <table:table-cell office:value-type="float" office:value="0.00517144" calcext:value-type="float">
            <text:p>0.00517144</text:p>
          </table:table-cell>
          <table:table-cell office:value-type="float" office:value="0.004027301" calcext:value-type="float">
            <text:p>0.004027301</text:p>
          </table:table-cell>
          <table:table-cell office:value-type="float" office:value="0" calcext:value-type="float">
            <text:p>0</text:p>
          </table:table-cell>
          <table:table-cell office:value-type="float" office:value="1.552535" calcext:value-type="float">
            <text:p>1.552535</text:p>
          </table:table-cell>
          <table:table-cell office:value-type="float" office:value="4.058939" calcext:value-type="float">
            <text:p>4.058939</text:p>
          </table:table-cell>
          <table:table-cell office:value-type="float" office:value="10.32746" calcext:value-type="float">
            <text:p>10.32746</text:p>
          </table:table-cell>
          <table:table-cell office:value-type="float" office:value="17.99179" calcext:value-type="float">
            <text:p>17.99179</text:p>
          </table:table-cell>
          <table:table-cell office:value-type="float" office:value="24.37015" calcext:value-type="float">
            <text:p>24.37015</text:p>
          </table:table-cell>
          <table:table-cell office:value-type="float" office:value="22.88026" calcext:value-type="float">
            <text:p>22.88026</text:p>
          </table:table-cell>
          <table:table-cell office:value-type="float" office:value="24.82864" calcext:value-type="float">
            <text:p>24.82864</text:p>
          </table:table-cell>
          <table:table-cell office:value-type="float" office:value="26.49989" calcext:value-type="float">
            <text:p>26.49989</text:p>
          </table:table-cell>
          <table:table-cell office:value-type="float" office:value="19.7557" calcext:value-type="float">
            <text:p>19.7557</text:p>
          </table:table-cell>
          <table:table-cell office:value-type="float" office:value="8.130382" calcext:value-type="float">
            <text:p>8.130382</text:p>
          </table:table-cell>
          <table:table-cell office:value-type="float" office:value="3.118941" calcext:value-type="float">
            <text:p>3.118941</text:p>
          </table:table-cell>
          <table:table-cell office:value-type="float" office:value="1.121711" calcext:value-type="float">
            <text:p>1.121711</text:p>
          </table:table-cell>
          <table:table-cell office:value-type="float" office:value="0.4423136" calcext:value-type="float">
            <text:p>0.4423136</text:p>
          </table:table-cell>
          <table:table-cell office:value-type="float" office:value="0.3585608" calcext:value-type="float">
            <text:p>0.3585608</text:p>
          </table:table-cell>
          <table:table-cell office:value-type="float" office:value="0" calcext:value-type="float">
            <text:p>0</text:p>
          </table:table-cell>
          <table:table-cell office:value-type="float" office:value="-155593.5" calcext:value-type="float">
            <text:p>-15559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420734" calcext:value-type="float">
            <text:p>-0.00034207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6.811862" calcext:value-type="float">
            <text:p>6.811862</text:p>
          </table:table-cell>
          <table:table-cell office:value-type="float" office:value="1080.6" calcext:value-type="float">
            <text:p>108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8136" calcext:value-type="float">
            <text:p>0.0558136</text:p>
          </table:table-cell>
          <table:table-cell office:value-type="float" office:value="34.25007" calcext:value-type="float">
            <text:p>34.2500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3662" calcext:value-type="float">
            <text:p>0.002023662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276" calcext:value-type="float">
            <text:p>3.433276</text:p>
          </table:table-cell>
          <table:table-cell office:value-type="float" office:value="-0.002171158" calcext:value-type="float">
            <text:p>-0.002171158</text:p>
          </table:table-cell>
          <table:table-cell office:value-type="float" office:value="-0.02320918" calcext:value-type="float">
            <text:p>-0.02320918</text:p>
          </table:table-cell>
          <table:table-cell office:value-type="float" office:value="0.00000001819094" calcext:value-type="float">
            <text:p>1.819094E-08</text:p>
          </table:table-cell>
          <table:table-cell office:value-type="float" office:value="8.983985" calcext:value-type="float">
            <text:p>8.983985</text:p>
          </table:table-cell>
          <table:table-cell office:value-type="float" office:value="0.5139744" calcext:value-type="float">
            <text:p>0.5139744</text:p>
          </table:table-cell>
          <table:table-cell office:value-type="float" office:value="0.0606011" calcext:value-type="float">
            <text:p>0.0606011</text:p>
          </table:table-cell>
          <table:table-cell office:value-type="float" office:value="0.04912433" calcext:value-type="float">
            <text:p>0.04912433</text:p>
          </table:table-cell>
          <table:table-cell office:value-type="float" office:value="0.03444138" calcext:value-type="float">
            <text:p>0.03444138</text:p>
          </table:table-cell>
          <table:table-cell office:value-type="float" office:value="0.03318042" calcext:value-type="float">
            <text:p>0.03318042</text:p>
          </table:table-cell>
          <table:table-cell office:value-type="float" office:value="0.01691028" calcext:value-type="float">
            <text:p>0.01691028</text:p>
          </table:table-cell>
          <table:table-cell office:value-type="float" office:value="0.01262502" calcext:value-type="float">
            <text:p>0.01262502</text:p>
          </table:table-cell>
          <table:table-cell office:value-type="float" office:value="0.0225872" calcext:value-type="float">
            <text:p>0.0225872</text:p>
          </table:table-cell>
          <table:table-cell office:value-type="float" office:value="0.01939933" calcext:value-type="float">
            <text:p>0.01939933</text:p>
          </table:table-cell>
          <table:table-cell office:value-type="float" office:value="0.01870135" calcext:value-type="float">
            <text:p>0.01870135</text:p>
          </table:table-cell>
          <table:table-cell office:value-type="float" office:value="0.01929359" calcext:value-type="float">
            <text:p>0.01929359</text:p>
          </table:table-cell>
          <table:table-cell office:value-type="float" office:value="0.02028449" calcext:value-type="float">
            <text:p>0.02028449</text:p>
          </table:table-cell>
          <table:table-cell office:value-type="float" office:value="0.005170629" calcext:value-type="float">
            <text:p>0.005170629</text:p>
          </table:table-cell>
          <table:table-cell office:value-type="float" office:value="0.00402667" calcext:value-type="float">
            <text:p>0.00402667</text:p>
          </table:table-cell>
          <table:table-cell office:value-type="float" office:value="0" calcext:value-type="float">
            <text:p>0</text:p>
          </table:table-cell>
          <table:table-cell office:value-type="float" office:value="1.590246" calcext:value-type="float">
            <text:p>1.590246</text:p>
          </table:table-cell>
          <table:table-cell office:value-type="float" office:value="3.824064" calcext:value-type="float">
            <text:p>3.824064</text:p>
          </table:table-cell>
          <table:table-cell office:value-type="float" office:value="9.483386" calcext:value-type="float">
            <text:p>9.483386</text:p>
          </table:table-cell>
          <table:table-cell office:value-type="float" office:value="16.5642" calcext:value-type="float">
            <text:p>16.5642</text:p>
          </table:table-cell>
          <table:table-cell office:value-type="float" office:value="22.49801" calcext:value-type="float">
            <text:p>22.49801</text:p>
          </table:table-cell>
          <table:table-cell office:value-type="float" office:value="21.46491" calcext:value-type="float">
            <text:p>21.46491</text:p>
          </table:table-cell>
          <table:table-cell office:value-type="float" office:value="23.76945" calcext:value-type="float">
            <text:p>23.76945</text:p>
          </table:table-cell>
          <table:table-cell office:value-type="float" office:value="27.648" calcext:value-type="float">
            <text:p>27.648</text:p>
          </table:table-cell>
          <table:table-cell office:value-type="float" office:value="19.94658" calcext:value-type="float">
            <text:p>19.94658</text:p>
          </table:table-cell>
          <table:table-cell office:value-type="float" office:value="8.140879" calcext:value-type="float">
            <text:p>8.140879</text:p>
          </table:table-cell>
          <table:table-cell office:value-type="float" office:value="3.12008" calcext:value-type="float">
            <text:p>3.12008</text:p>
          </table:table-cell>
          <table:table-cell office:value-type="float" office:value="1.122437" calcext:value-type="float">
            <text:p>1.122437</text:p>
          </table:table-cell>
          <table:table-cell office:value-type="float" office:value="0.4423451" calcext:value-type="float">
            <text:p>0.4423451</text:p>
          </table:table-cell>
          <table:table-cell office:value-type="float" office:value="0.3585833" calcext:value-type="float">
            <text:p>0.3585833</text:p>
          </table:table-cell>
          <table:table-cell office:value-type="float" office:value="0" calcext:value-type="float">
            <text:p>0</text:p>
          </table:table-cell>
          <table:table-cell office:value-type="float" office:value="-156675.8" calcext:value-type="float">
            <text:p>-15667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489153" calcext:value-type="float">
            <text:p>-0.00034891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6.798798" calcext:value-type="float">
            <text:p>6.798798</text:p>
          </table:table-cell>
          <table:table-cell office:value-type="float" office:value="1080.58" calcext:value-type="float">
            <text:p>108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7676" calcext:value-type="float">
            <text:p>0.05337676</text:p>
          </table:table-cell>
          <table:table-cell office:value-type="float" office:value="34.28188" calcext:value-type="float">
            <text:p>34.28188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3892" calcext:value-type="float">
            <text:p>0.002023892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368" calcext:value-type="float">
            <text:p>3.433368</text:p>
          </table:table-cell>
          <table:table-cell office:value-type="float" office:value="-0.002206906" calcext:value-type="float">
            <text:p>-0.002206906</text:p>
          </table:table-cell>
          <table:table-cell office:value-type="float" office:value="-0.02320853" calcext:value-type="float">
            <text:p>-0.02320853</text:p>
          </table:table-cell>
          <table:table-cell office:value-type="float" office:value="0.00000002145905" calcext:value-type="float">
            <text:p>2.145905E-08</text:p>
          </table:table-cell>
          <table:table-cell office:value-type="float" office:value="8.986113" calcext:value-type="float">
            <text:p>8.986113</text:p>
          </table:table-cell>
          <table:table-cell office:value-type="float" office:value="0.3286899" calcext:value-type="float">
            <text:p>0.3286899</text:p>
          </table:table-cell>
          <table:table-cell office:value-type="float" office:value="0.05203518" calcext:value-type="float">
            <text:p>0.05203518</text:p>
          </table:table-cell>
          <table:table-cell office:value-type="float" office:value="0.04675678" calcext:value-type="float">
            <text:p>0.04675678</text:p>
          </table:table-cell>
          <table:table-cell office:value-type="float" office:value="0.03285351" calcext:value-type="float">
            <text:p>0.03285351</text:p>
          </table:table-cell>
          <table:table-cell office:value-type="float" office:value="0.03201443" calcext:value-type="float">
            <text:p>0.03201443</text:p>
          </table:table-cell>
          <table:table-cell office:value-type="float" office:value="0.01647147" calcext:value-type="float">
            <text:p>0.01647147</text:p>
          </table:table-cell>
          <table:table-cell office:value-type="float" office:value="0.01230742" calcext:value-type="float">
            <text:p>0.01230742</text:p>
          </table:table-cell>
          <table:table-cell office:value-type="float" office:value="0.02296105" calcext:value-type="float">
            <text:p>0.02296105</text:p>
          </table:table-cell>
          <table:table-cell office:value-type="float" office:value="0.01947809" calcext:value-type="float">
            <text:p>0.01947809</text:p>
          </table:table-cell>
          <table:table-cell office:value-type="float" office:value="0.01864906" calcext:value-type="float">
            <text:p>0.01864906</text:p>
          </table:table-cell>
          <table:table-cell office:value-type="float" office:value="0.01923857" calcext:value-type="float">
            <text:p>0.01923857</text:p>
          </table:table-cell>
          <table:table-cell office:value-type="float" office:value="0.02023906" calcext:value-type="float">
            <text:p>0.02023906</text:p>
          </table:table-cell>
          <table:table-cell office:value-type="float" office:value="0.005169866" calcext:value-type="float">
            <text:p>0.005169866</text:p>
          </table:table-cell>
          <table:table-cell office:value-type="float" office:value="0.004026026" calcext:value-type="float">
            <text:p>0.004026026</text:p>
          </table:table-cell>
          <table:table-cell office:value-type="float" office:value="0" calcext:value-type="float">
            <text:p>0</text:p>
          </table:table-cell>
          <table:table-cell office:value-type="float" office:value="3.364197" calcext:value-type="float">
            <text:p>3.364197</text:p>
          </table:table-cell>
          <table:table-cell office:value-type="float" office:value="4.23787" calcext:value-type="float">
            <text:p>4.23787</text:p>
          </table:table-cell>
          <table:table-cell office:value-type="float" office:value="9.183125" calcext:value-type="float">
            <text:p>9.183125</text:p>
          </table:table-cell>
          <table:table-cell office:value-type="float" office:value="15.48882" calcext:value-type="float">
            <text:p>15.48882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19.68709" calcext:value-type="float">
            <text:p>19.68709</text:p>
          </table:table-cell>
          <table:table-cell office:value-type="float" office:value="21.50927" calcext:value-type="float">
            <text:p>21.50927</text:p>
          </table:table-cell>
          <table:table-cell office:value-type="float" office:value="28.37335" calcext:value-type="float">
            <text:p>28.37335</text:p>
          </table:table-cell>
          <table:table-cell office:value-type="float" office:value="20.59283" calcext:value-type="float">
            <text:p>20.59283</text:p>
          </table:table-cell>
          <table:table-cell office:value-type="float" office:value="8.176135" calcext:value-type="float">
            <text:p>8.176135</text:p>
          </table:table-cell>
          <table:table-cell office:value-type="float" office:value="3.122256" calcext:value-type="float">
            <text:p>3.122256</text:p>
          </table:table-cell>
          <table:table-cell office:value-type="float" office:value="1.123202" calcext:value-type="float">
            <text:p>1.123202</text:p>
          </table:table-cell>
          <table:table-cell office:value-type="float" office:value="0.4424039" calcext:value-type="float">
            <text:p>0.4424039</text:p>
          </table:table-cell>
          <table:table-cell office:value-type="float" office:value="0.3586058" calcext:value-type="float">
            <text:p>0.3586058</text:p>
          </table:table-cell>
          <table:table-cell office:value-type="float" office:value="0" calcext:value-type="float">
            <text:p>0</text:p>
          </table:table-cell>
          <table:table-cell office:value-type="float" office:value="-158503.9" calcext:value-type="float">
            <text:p>-15850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580303" calcext:value-type="float">
            <text:p>-0.00035803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6.780025" calcext:value-type="float">
            <text:p>6.780025</text:p>
          </table:table-cell>
          <table:table-cell office:value-type="float" office:value="1080.554" calcext:value-type="float">
            <text:p>1080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2595" calcext:value-type="float">
            <text:p>0.0552595</text:p>
          </table:table-cell>
          <table:table-cell office:value-type="float" office:value="34.32067" calcext:value-type="float">
            <text:p>34.3206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4112" calcext:value-type="float">
            <text:p>0.002024112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46" calcext:value-type="float">
            <text:p>3.43346</text:p>
          </table:table-cell>
          <table:table-cell office:value-type="float" office:value="-0.002226819" calcext:value-type="float">
            <text:p>-0.002226819</text:p>
          </table:table-cell>
          <table:table-cell office:value-type="float" office:value="-0.02319847" calcext:value-type="float">
            <text:p>-0.02319847</text:p>
          </table:table-cell>
          <table:table-cell office:value-type="float" office:value="0.00000002195739" calcext:value-type="float">
            <text:p>2.195739E-08</text:p>
          </table:table-cell>
          <table:table-cell office:value-type="float" office:value="8.975974" calcext:value-type="float">
            <text:p>8.975974</text:p>
          </table:table-cell>
          <table:table-cell office:value-type="float" office:value="0.5373239" calcext:value-type="float">
            <text:p>0.5373239</text:p>
          </table:table-cell>
          <table:table-cell office:value-type="float" office:value="0.04914423" calcext:value-type="float">
            <text:p>0.04914423</text:p>
          </table:table-cell>
          <table:table-cell office:value-type="float" office:value="0.04582452" calcext:value-type="float">
            <text:p>0.04582452</text:p>
          </table:table-cell>
          <table:table-cell office:value-type="float" office:value="0.03211728" calcext:value-type="float">
            <text:p>0.03211728</text:p>
          </table:table-cell>
          <table:table-cell office:value-type="float" office:value="0.03140965" calcext:value-type="float">
            <text:p>0.03140965</text:p>
          </table:table-cell>
          <table:table-cell office:value-type="float" office:value="0.01630482" calcext:value-type="float">
            <text:p>0.01630482</text:p>
          </table:table-cell>
          <table:table-cell office:value-type="float" office:value="0.01218468" calcext:value-type="float">
            <text:p>0.01218468</text:p>
          </table:table-cell>
          <table:table-cell office:value-type="float" office:value="0.02309439" calcext:value-type="float">
            <text:p>0.02309439</text:p>
          </table:table-cell>
          <table:table-cell office:value-type="float" office:value="0.01954209" calcext:value-type="float">
            <text:p>0.01954209</text:p>
          </table:table-cell>
          <table:table-cell office:value-type="float" office:value="0.01860999" calcext:value-type="float">
            <text:p>0.01860999</text:p>
          </table:table-cell>
          <table:table-cell office:value-type="float" office:value="0.01918564" calcext:value-type="float">
            <text:p>0.01918564</text:p>
          </table:table-cell>
          <table:table-cell office:value-type="float" office:value="0.0201935" calcext:value-type="float">
            <text:p>0.0201935</text:p>
          </table:table-cell>
          <table:table-cell office:value-type="float" office:value="0.005169136" calcext:value-type="float">
            <text:p>0.005169136</text:p>
          </table:table-cell>
          <table:table-cell office:value-type="float" office:value="0.004025381" calcext:value-type="float">
            <text:p>0.004025381</text:p>
          </table:table-cell>
          <table:table-cell office:value-type="float" office:value="0" calcext:value-type="float">
            <text:p>0</text:p>
          </table:table-cell>
          <table:table-cell office:value-type="float" office:value="3.271864" calcext:value-type="float">
            <text:p>3.271864</text:p>
          </table:table-cell>
          <table:table-cell office:value-type="float" office:value="4.665851" calcext:value-type="float">
            <text:p>4.665851</text:p>
          </table:table-cell>
          <table:table-cell office:value-type="float" office:value="9.287939" calcext:value-type="float">
            <text:p>9.287939</text:p>
          </table:table-cell>
          <table:table-cell office:value-type="float" office:value="15.28738" calcext:value-type="float">
            <text:p>15.28738</text:p>
          </table:table-cell>
          <table:table-cell office:value-type="float" office:value="20.27747" calcext:value-type="float">
            <text:p>20.27747</text:p>
          </table:table-cell>
          <table:table-cell office:value-type="float" office:value="19.28674" calcext:value-type="float">
            <text:p>19.28674</text:p>
          </table:table-cell>
          <table:table-cell office:value-type="float" office:value="21.1272" calcext:value-type="float">
            <text:p>21.1272</text:p>
          </table:table-cell>
          <table:table-cell office:value-type="float" office:value="28.05988" calcext:value-type="float">
            <text:p>28.05988</text:p>
          </table:table-cell>
          <table:table-cell office:value-type="float" office:value="21.0089" calcext:value-type="float">
            <text:p>21.0089</text:p>
          </table:table-cell>
          <table:table-cell office:value-type="float" office:value="8.248045" calcext:value-type="float">
            <text:p>8.248045</text:p>
          </table:table-cell>
          <table:table-cell office:value-type="float" office:value="3.127298" calcext:value-type="float">
            <text:p>3.127298</text:p>
          </table:table-cell>
          <table:table-cell office:value-type="float" office:value="1.124083" calcext:value-type="float">
            <text:p>1.124083</text:p>
          </table:table-cell>
          <table:table-cell office:value-type="float" office:value="0.4424876" calcext:value-type="float">
            <text:p>0.4424876</text:p>
          </table:table-cell>
          <table:table-cell office:value-type="float" office:value="0.3586284" calcext:value-type="float">
            <text:p>0.3586284</text:p>
          </table:table-cell>
          <table:table-cell office:value-type="float" office:value="0" calcext:value-type="float">
            <text:p>0</text:p>
          </table:table-cell>
          <table:table-cell office:value-type="float" office:value="-160917" calcext:value-type="float">
            <text:p>-160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639623" calcext:value-type="float">
            <text:p>-0.00036396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6.764054" calcext:value-type="float">
            <text:p>6.764054</text:p>
          </table:table-cell>
          <table:table-cell office:value-type="float" office:value="1080.528" calcext:value-type="float">
            <text:p>1080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733" calcext:value-type="float">
            <text:p>0.0545733</text:p>
          </table:table-cell>
          <table:table-cell office:value-type="float" office:value="34.35935" calcext:value-type="float">
            <text:p>34.3593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4302" calcext:value-type="float">
            <text:p>0.002024302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552" calcext:value-type="float">
            <text:p>3.433552</text:p>
          </table:table-cell>
          <table:table-cell office:value-type="float" office:value="-0.002240493" calcext:value-type="float">
            <text:p>-0.002240493</text:p>
          </table:table-cell>
          <table:table-cell office:value-type="float" office:value="-0.02318263" calcext:value-type="float">
            <text:p>-0.02318263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67829" calcext:value-type="float">
            <text:p>8.967829</text:p>
          </table:table-cell>
          <table:table-cell office:value-type="float" office:value="0.4893055" calcext:value-type="float">
            <text:p>0.4893055</text:p>
          </table:table-cell>
          <table:table-cell office:value-type="float" office:value="0.04652307" calcext:value-type="float">
            <text:p>0.04652307</text:p>
          </table:table-cell>
          <table:table-cell office:value-type="float" office:value="0.04513212" calcext:value-type="float">
            <text:p>0.04513212</text:p>
          </table:table-cell>
          <table:table-cell office:value-type="float" office:value="0.0316512" calcext:value-type="float">
            <text:p>0.0316512</text:p>
          </table:table-cell>
          <table:table-cell office:value-type="float" office:value="0.03111433" calcext:value-type="float">
            <text:p>0.03111433</text:p>
          </table:table-cell>
          <table:table-cell office:value-type="float" office:value="0.01619723" calcext:value-type="float">
            <text:p>0.01619723</text:p>
          </table:table-cell>
          <table:table-cell office:value-type="float" office:value="0.01204281" calcext:value-type="float">
            <text:p>0.01204281</text:p>
          </table:table-cell>
          <table:table-cell office:value-type="float" office:value="0.02312258" calcext:value-type="float">
            <text:p>0.02312258</text:p>
          </table:table-cell>
          <table:table-cell office:value-type="float" office:value="0.01962834" calcext:value-type="float">
            <text:p>0.01962834</text:p>
          </table:table-cell>
          <table:table-cell office:value-type="float" office:value="0.01858035" calcext:value-type="float">
            <text:p>0.01858035</text:p>
          </table:table-cell>
          <table:table-cell office:value-type="float" office:value="0.01913506" calcext:value-type="float">
            <text:p>0.01913506</text:p>
          </table:table-cell>
          <table:table-cell office:value-type="float" office:value="0.02014828" calcext:value-type="float">
            <text:p>0.02014828</text:p>
          </table:table-cell>
          <table:table-cell office:value-type="float" office:value="0.005168484" calcext:value-type="float">
            <text:p>0.005168484</text:p>
          </table:table-cell>
          <table:table-cell office:value-type="float" office:value="0.004024737" calcext:value-type="float">
            <text:p>0.004024737</text:p>
          </table:table-cell>
          <table:table-cell office:value-type="float" office:value="0" calcext:value-type="float">
            <text:p>0</text:p>
          </table:table-cell>
          <table:table-cell office:value-type="float" office:value="3.184769" calcext:value-type="float">
            <text:p>3.184769</text:p>
          </table:table-cell>
          <table:table-cell office:value-type="float" office:value="5.016944" calcext:value-type="float">
            <text:p>5.016944</text:p>
          </table:table-cell>
          <table:table-cell office:value-type="float" office:value="9.412375" calcext:value-type="float">
            <text:p>9.412375</text:p>
          </table:table-cell>
          <table:table-cell office:value-type="float" office:value="15.1529" calcext:value-type="float">
            <text:p>15.1529</text:p>
          </table:table-cell>
          <table:table-cell office:value-type="float" office:value="19.98927" calcext:value-type="float">
            <text:p>19.98927</text:p>
          </table:table-cell>
          <table:table-cell office:value-type="float" office:value="18.95122" calcext:value-type="float">
            <text:p>18.95122</text:p>
          </table:table-cell>
          <table:table-cell office:value-type="float" office:value="20.68995" calcext:value-type="float">
            <text:p>20.68995</text:p>
          </table:table-cell>
          <table:table-cell office:value-type="float" office:value="27.55426" calcext:value-type="float">
            <text:p>27.55426</text:p>
          </table:table-cell>
          <table:table-cell office:value-type="float" office:value="21.52069" calcext:value-type="float">
            <text:p>21.52069</text:p>
          </table:table-cell>
          <table:table-cell office:value-type="float" office:value="8.342121" calcext:value-type="float">
            <text:p>8.342121</text:p>
          </table:table-cell>
          <table:table-cell office:value-type="float" office:value="3.135974" calcext:value-type="float">
            <text:p>3.135974</text:p>
          </table:table-cell>
          <table:table-cell office:value-type="float" office:value="1.125176" calcext:value-type="float">
            <text:p>1.125176</text:p>
          </table:table-cell>
          <table:table-cell office:value-type="float" office:value="0.4426031" calcext:value-type="float">
            <text:p>0.4426031</text:p>
          </table:table-cell>
          <table:table-cell office:value-type="float" office:value="0.3586508" calcext:value-type="float">
            <text:p>0.3586508</text:p>
          </table:table-cell>
          <table:table-cell office:value-type="float" office:value="0" calcext:value-type="float">
            <text:p>0</text:p>
          </table:table-cell>
          <table:table-cell office:value-type="float" office:value="-162926" calcext:value-type="float">
            <text:p>-16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684359" calcext:value-type="float">
            <text:p>-0.00036843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6.748413" calcext:value-type="float">
            <text:p>6.748413</text:p>
          </table:table-cell>
          <table:table-cell office:value-type="float" office:value="1080.502" calcext:value-type="float">
            <text:p>1080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05532" calcext:value-type="float">
            <text:p>0.05605532</text:p>
          </table:table-cell>
          <table:table-cell office:value-type="float" office:value="34.39497" calcext:value-type="float">
            <text:p>34.3949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4481" calcext:value-type="float">
            <text:p>0.002024481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644" calcext:value-type="float">
            <text:p>3.433644</text:p>
          </table:table-cell>
          <table:table-cell office:value-type="float" office:value="-0.002251821" calcext:value-type="float">
            <text:p>-0.002251821</text:p>
          </table:table-cell>
          <table:table-cell office:value-type="float" office:value="-0.02316678" calcext:value-type="float">
            <text:p>-0.02316678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57112" calcext:value-type="float">
            <text:p>8.957112</text:p>
          </table:table-cell>
          <table:table-cell office:value-type="float" office:value="0.6452609" calcext:value-type="float">
            <text:p>0.6452609</text:p>
          </table:table-cell>
          <table:table-cell office:value-type="float" office:value="0.04552191" calcext:value-type="float">
            <text:p>0.04552191</text:p>
          </table:table-cell>
          <table:table-cell office:value-type="float" office:value="0.04483898" calcext:value-type="float">
            <text:p>0.04483898</text:p>
          </table:table-cell>
          <table:table-cell office:value-type="float" office:value="0.03145372" calcext:value-type="float">
            <text:p>0.03145372</text:p>
          </table:table-cell>
          <table:table-cell office:value-type="float" office:value="0.03095653" calcext:value-type="float">
            <text:p>0.03095653</text:p>
          </table:table-cell>
          <table:table-cell office:value-type="float" office:value="0.01614034" calcext:value-type="float">
            <text:p>0.01614034</text:p>
          </table:table-cell>
          <table:table-cell office:value-type="float" office:value="0.01194293" calcext:value-type="float">
            <text:p>0.01194293</text:p>
          </table:table-cell>
          <table:table-cell office:value-type="float" office:value="0.0230943" calcext:value-type="float">
            <text:p>0.0230943</text:p>
          </table:table-cell>
          <table:table-cell office:value-type="float" office:value="0.01972168" calcext:value-type="float">
            <text:p>0.01972168</text:p>
          </table:table-cell>
          <table:table-cell office:value-type="float" office:value="0.01856179" calcext:value-type="float">
            <text:p>0.01856179</text:p>
          </table:table-cell>
          <table:table-cell office:value-type="float" office:value="0.01908761" calcext:value-type="float">
            <text:p>0.01908761</text:p>
          </table:table-cell>
          <table:table-cell office:value-type="float" office:value="0.02010411" calcext:value-type="float">
            <text:p>0.02010411</text:p>
          </table:table-cell>
          <table:table-cell office:value-type="float" office:value="0.005167951" calcext:value-type="float">
            <text:p>0.005167951</text:p>
          </table:table-cell>
          <table:table-cell office:value-type="float" office:value="0.004024063" calcext:value-type="float">
            <text:p>0.004024063</text:p>
          </table:table-cell>
          <table:table-cell office:value-type="float" office:value="0" calcext:value-type="float">
            <text:p>0</text:p>
          </table:table-cell>
          <table:table-cell office:value-type="float" office:value="2.964553" calcext:value-type="float">
            <text:p>2.964553</text:p>
          </table:table-cell>
          <table:table-cell office:value-type="float" office:value="5.335315" calcext:value-type="float">
            <text:p>5.335315</text:p>
          </table:table-cell>
          <table:table-cell office:value-type="float" office:value="9.509701" calcext:value-type="float">
            <text:p>9.509701</text:p>
          </table:table-cell>
          <table:table-cell office:value-type="float" office:value="14.9867" calcext:value-type="float">
            <text:p>14.9867</text:p>
          </table:table-cell>
          <table:table-cell office:value-type="float" office:value="19.65648" calcext:value-type="float">
            <text:p>19.65648</text:p>
          </table:table-cell>
          <table:table-cell office:value-type="float" office:value="18.58112" calcext:value-type="float">
            <text:p>18.58112</text:p>
          </table:table-cell>
          <table:table-cell office:value-type="float" office:value="20.20994" calcext:value-type="float">
            <text:p>20.20994</text:p>
          </table:table-cell>
          <table:table-cell office:value-type="float" office:value="27.01475" calcext:value-type="float">
            <text:p>27.01475</text:p>
          </table:table-cell>
          <table:table-cell office:value-type="float" office:value="22.02995" calcext:value-type="float">
            <text:p>22.02995</text:p>
          </table:table-cell>
          <table:table-cell office:value-type="float" office:value="8.477178" calcext:value-type="float">
            <text:p>8.477178</text:p>
          </table:table-cell>
          <table:table-cell office:value-type="float" office:value="3.150614" calcext:value-type="float">
            <text:p>3.150614</text:p>
          </table:table-cell>
          <table:table-cell office:value-type="float" office:value="1.126603" calcext:value-type="float">
            <text:p>1.126603</text:p>
          </table:table-cell>
          <table:table-cell office:value-type="float" office:value="0.4427646" calcext:value-type="float">
            <text:p>0.4427646</text:p>
          </table:table-cell>
          <table:table-cell office:value-type="float" office:value="0.3586733" calcext:value-type="float">
            <text:p>0.3586733</text:p>
          </table:table-cell>
          <table:table-cell office:value-type="float" office:value="0" calcext:value-type="float">
            <text:p>0</text:p>
          </table:table-cell>
          <table:table-cell office:value-type="float" office:value="-165005.4" calcext:value-type="float">
            <text:p>-16500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724575" calcext:value-type="float">
            <text:p>-0.00037245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6.732806" calcext:value-type="float">
            <text:p>6.732806</text:p>
          </table:table-cell>
          <table:table-cell office:value-type="float" office:value="1080.476" calcext:value-type="float">
            <text:p>1080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9734" calcext:value-type="float">
            <text:p>0.05739734</text:p>
          </table:table-cell>
          <table:table-cell office:value-type="float" office:value="34.43106" calcext:value-type="float">
            <text:p>34.4310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4659" calcext:value-type="float">
            <text:p>0.002024659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721" calcext:value-type="float">
            <text:p>3.433721</text:p>
          </table:table-cell>
          <table:table-cell office:value-type="float" office:value="-0.002262886" calcext:value-type="float">
            <text:p>-0.002262886</text:p>
          </table:table-cell>
          <table:table-cell office:value-type="float" office:value="-0.02315138" calcext:value-type="float">
            <text:p>-0.02315138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46538" calcext:value-type="float">
            <text:p>8.946538</text:p>
          </table:table-cell>
          <table:table-cell office:value-type="float" office:value="0.7845259" calcext:value-type="float">
            <text:p>0.7845259</text:p>
          </table:table-cell>
          <table:table-cell office:value-type="float" office:value="0.04518522" calcext:value-type="float">
            <text:p>0.04518522</text:p>
          </table:table-cell>
          <table:table-cell office:value-type="float" office:value="0.0446492" calcext:value-type="float">
            <text:p>0.0446492</text:p>
          </table:table-cell>
          <table:table-cell office:value-type="float" office:value="0.03131397" calcext:value-type="float">
            <text:p>0.03131397</text:p>
          </table:table-cell>
          <table:table-cell office:value-type="float" office:value="0.03080467" calcext:value-type="float">
            <text:p>0.03080467</text:p>
          </table:table-cell>
          <table:table-cell office:value-type="float" office:value="0.01607245" calcext:value-type="float">
            <text:p>0.01607245</text:p>
          </table:table-cell>
          <table:table-cell office:value-type="float" office:value="0.01183813" calcext:value-type="float">
            <text:p>0.01183813</text:p>
          </table:table-cell>
          <table:table-cell office:value-type="float" office:value="0.02304772" calcext:value-type="float">
            <text:p>0.02304772</text:p>
          </table:table-cell>
          <table:table-cell office:value-type="float" office:value="0.01980327" calcext:value-type="float">
            <text:p>0.01980327</text:p>
          </table:table-cell>
          <table:table-cell office:value-type="float" office:value="0.01855187" calcext:value-type="float">
            <text:p>0.01855187</text:p>
          </table:table-cell>
          <table:table-cell office:value-type="float" office:value="0.0190438" calcext:value-type="float">
            <text:p>0.0190438</text:p>
          </table:table-cell>
          <table:table-cell office:value-type="float" office:value="0.02006125" calcext:value-type="float">
            <text:p>0.02006125</text:p>
          </table:table-cell>
          <table:table-cell office:value-type="float" office:value="0.005167636" calcext:value-type="float">
            <text:p>0.005167636</text:p>
          </table:table-cell>
          <table:table-cell office:value-type="float" office:value="0.004023375" calcext:value-type="float">
            <text:p>0.004023375</text:p>
          </table:table-cell>
          <table:table-cell office:value-type="float" office:value="0" calcext:value-type="float">
            <text:p>0</text:p>
          </table:table-cell>
          <table:table-cell office:value-type="float" office:value="2.845525" calcext:value-type="float">
            <text:p>2.845525</text:p>
          </table:table-cell>
          <table:table-cell office:value-type="float" office:value="5.619246" calcext:value-type="float">
            <text:p>5.619246</text:p>
          </table:table-cell>
          <table:table-cell office:value-type="float" office:value="9.597178" calcext:value-type="float">
            <text:p>9.597178</text:p>
          </table:table-cell>
          <table:table-cell office:value-type="float" office:value="14.81055" calcext:value-type="float">
            <text:p>14.81055</text:p>
          </table:table-cell>
          <table:table-cell office:value-type="float" office:value="19.314" calcext:value-type="float">
            <text:p>19.314</text:p>
          </table:table-cell>
          <table:table-cell office:value-type="float" office:value="18.21448" calcext:value-type="float">
            <text:p>18.21448</text:p>
          </table:table-cell>
          <table:table-cell office:value-type="float" office:value="19.76587" calcext:value-type="float">
            <text:p>19.76587</text:p>
          </table:table-cell>
          <table:table-cell office:value-type="float" office:value="26.61118" calcext:value-type="float">
            <text:p>26.61118</text:p>
          </table:table-cell>
          <table:table-cell office:value-type="float" office:value="22.39432" calcext:value-type="float">
            <text:p>22.39432</text:p>
          </table:table-cell>
          <table:table-cell office:value-type="float" office:value="8.638966" calcext:value-type="float">
            <text:p>8.638966</text:p>
          </table:table-cell>
          <table:table-cell office:value-type="float" office:value="3.173676" calcext:value-type="float">
            <text:p>3.173676</text:p>
          </table:table-cell>
          <table:table-cell office:value-type="float" office:value="1.128686" calcext:value-type="float">
            <text:p>1.128686</text:p>
          </table:table-cell>
          <table:table-cell office:value-type="float" office:value="0.4429984" calcext:value-type="float">
            <text:p>0.4429984</text:p>
          </table:table-cell>
          <table:table-cell office:value-type="float" office:value="0.3586959" calcext:value-type="float">
            <text:p>0.3586959</text:p>
          </table:table-cell>
          <table:table-cell office:value-type="float" office:value="0" calcext:value-type="float">
            <text:p>0</text:p>
          </table:table-cell>
          <table:table-cell office:value-type="float" office:value="-167123.7" calcext:value-type="float">
            <text:p>-16712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763642" calcext:value-type="float">
            <text:p>-0.0003763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6.714604" calcext:value-type="float">
            <text:p>6.714604</text:p>
          </table:table-cell>
          <table:table-cell office:value-type="float" office:value="1080.448" calcext:value-type="float">
            <text:p>108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0061" calcext:value-type="float">
            <text:p>0.05930061</text:p>
          </table:table-cell>
          <table:table-cell office:value-type="float" office:value="34.47156" calcext:value-type="float">
            <text:p>34.4715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4838" calcext:value-type="float">
            <text:p>0.002024838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789" calcext:value-type="float">
            <text:p>3.433789</text:p>
          </table:table-cell>
          <table:table-cell office:value-type="float" office:value="-0.00227779" calcext:value-type="float">
            <text:p>-0.00227779</text:p>
          </table:table-cell>
          <table:table-cell office:value-type="float" office:value="-0.02313702" calcext:value-type="float">
            <text:p>-0.02313702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34096" calcext:value-type="float">
            <text:p>8.934096</text:p>
          </table:table-cell>
          <table:table-cell office:value-type="float" office:value="0.9747832" calcext:value-type="float">
            <text:p>0.9747832</text:p>
          </table:table-cell>
          <table:table-cell office:value-type="float" office:value="0.04612293" calcext:value-type="float">
            <text:p>0.04612293</text:p>
          </table:table-cell>
          <table:table-cell office:value-type="float" office:value="0.04449848" calcext:value-type="float">
            <text:p>0.04449848</text:p>
          </table:table-cell>
          <table:table-cell office:value-type="float" office:value="0.03125873" calcext:value-type="float">
            <text:p>0.03125873</text:p>
          </table:table-cell>
          <table:table-cell office:value-type="float" office:value="0.03055723" calcext:value-type="float">
            <text:p>0.03055723</text:p>
          </table:table-cell>
          <table:table-cell office:value-type="float" office:value="0.01595931" calcext:value-type="float">
            <text:p>0.01595931</text:p>
          </table:table-cell>
          <table:table-cell office:value-type="float" office:value="0.01172853" calcext:value-type="float">
            <text:p>0.01172853</text:p>
          </table:table-cell>
          <table:table-cell office:value-type="float" office:value="0.02299649" calcext:value-type="float">
            <text:p>0.02299649</text:p>
          </table:table-cell>
          <table:table-cell office:value-type="float" office:value="0.01985998" calcext:value-type="float">
            <text:p>0.01985998</text:p>
          </table:table-cell>
          <table:table-cell office:value-type="float" office:value="0.01855124" calcext:value-type="float">
            <text:p>0.01855124</text:p>
          </table:table-cell>
          <table:table-cell office:value-type="float" office:value="0.0190053" calcext:value-type="float">
            <text:p>0.0190053</text:p>
          </table:table-cell>
          <table:table-cell office:value-type="float" office:value="0.02002002" calcext:value-type="float">
            <text:p>0.02002002</text:p>
          </table:table-cell>
          <table:table-cell office:value-type="float" office:value="0.005167764" calcext:value-type="float">
            <text:p>0.005167764</text:p>
          </table:table-cell>
          <table:table-cell office:value-type="float" office:value="0.004022689" calcext:value-type="float">
            <text:p>0.004022689</text:p>
          </table:table-cell>
          <table:table-cell office:value-type="float" office:value="0" calcext:value-type="float">
            <text:p>0</text:p>
          </table:table-cell>
          <table:table-cell office:value-type="float" office:value="2.788341" calcext:value-type="float">
            <text:p>2.788341</text:p>
          </table:table-cell>
          <table:table-cell office:value-type="float" office:value="5.933235" calcext:value-type="float">
            <text:p>5.933235</text:p>
          </table:table-cell>
          <table:table-cell office:value-type="float" office:value="9.716184" calcext:value-type="float">
            <text:p>9.716184</text:p>
          </table:table-cell>
          <table:table-cell office:value-type="float" office:value="14.65869" calcext:value-type="float">
            <text:p>14.65869</text:p>
          </table:table-cell>
          <table:table-cell office:value-type="float" office:value="19.00812" calcext:value-type="float">
            <text:p>19.00812</text:p>
          </table:table-cell>
          <table:table-cell office:value-type="float" office:value="17.88515" calcext:value-type="float">
            <text:p>17.88515</text:p>
          </table:table-cell>
          <table:table-cell office:value-type="float" office:value="19.41603" calcext:value-type="float">
            <text:p>19.41603</text:p>
          </table:table-cell>
          <table:table-cell office:value-type="float" office:value="26.34549" calcext:value-type="float">
            <text:p>26.34549</text:p>
          </table:table-cell>
          <table:table-cell office:value-type="float" office:value="22.56717" calcext:value-type="float">
            <text:p>22.56717</text:p>
          </table:table-cell>
          <table:table-cell office:value-type="float" office:value="8.836843" calcext:value-type="float">
            <text:p>8.836843</text:p>
          </table:table-cell>
          <table:table-cell office:value-type="float" office:value="3.210447" calcext:value-type="float">
            <text:p>3.210447</text:p>
          </table:table-cell>
          <table:table-cell office:value-type="float" office:value="1.131931" calcext:value-type="float">
            <text:p>1.131931</text:p>
          </table:table-cell>
          <table:table-cell office:value-type="float" office:value="0.4433683" calcext:value-type="float">
            <text:p>0.4433683</text:p>
          </table:table-cell>
          <table:table-cell office:value-type="float" office:value="0.3587185" calcext:value-type="float">
            <text:p>0.3587185</text:p>
          </table:table-cell>
          <table:table-cell office:value-type="float" office:value="0" calcext:value-type="float">
            <text:p>0</text:p>
          </table:table-cell>
          <table:table-cell office:value-type="float" office:value="-169547" calcext:value-type="float">
            <text:p>-169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809952" calcext:value-type="float">
            <text:p>-0.00038099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6.698964" calcext:value-type="float">
            <text:p>6.698964</text:p>
          </table:table-cell>
          <table:table-cell office:value-type="float" office:value="1080.421" calcext:value-type="float">
            <text:p>1080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11411" calcext:value-type="float">
            <text:p>0.06011411</text:p>
          </table:table-cell>
          <table:table-cell office:value-type="float" office:value="34.5095" calcext:value-type="float">
            <text:p>34.509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5017" calcext:value-type="float">
            <text:p>0.00202501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868" calcext:value-type="float">
            <text:p>3.433868</text:p>
          </table:table-cell>
          <table:table-cell office:value-type="float" office:value="-0.002289443" calcext:value-type="float">
            <text:p>-0.002289443</text:p>
          </table:table-cell>
          <table:table-cell office:value-type="float" office:value="-0.02312197" calcext:value-type="float">
            <text:p>-0.02312197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24539" calcext:value-type="float">
            <text:p>8.924539</text:p>
          </table:table-cell>
          <table:table-cell office:value-type="float" office:value="1.064893" calcext:value-type="float">
            <text:p>1.064893</text:p>
          </table:table-cell>
          <table:table-cell office:value-type="float" office:value="0.04549295" calcext:value-type="float">
            <text:p>0.04549295</text:p>
          </table:table-cell>
          <table:table-cell office:value-type="float" office:value="0.04428897" calcext:value-type="float">
            <text:p>0.04428897</text:p>
          </table:table-cell>
          <table:table-cell office:value-type="float" office:value="0.03106613" calcext:value-type="float">
            <text:p>0.03106613</text:p>
          </table:table-cell>
          <table:table-cell office:value-type="float" office:value="0.03044378" calcext:value-type="float">
            <text:p>0.03044378</text:p>
          </table:table-cell>
          <table:table-cell office:value-type="float" office:value="0.01588019" calcext:value-type="float">
            <text:p>0.01588019</text:p>
          </table:table-cell>
          <table:table-cell office:value-type="float" office:value="0.0116168" calcext:value-type="float">
            <text:p>0.0116168</text:p>
          </table:table-cell>
          <table:table-cell office:value-type="float" office:value="0.02293955" calcext:value-type="float">
            <text:p>0.02293955</text:p>
          </table:table-cell>
          <table:table-cell office:value-type="float" office:value="0.01989255" calcext:value-type="float">
            <text:p>0.01989255</text:p>
          </table:table-cell>
          <table:table-cell office:value-type="float" office:value="0.01855415" calcext:value-type="float">
            <text:p>0.01855415</text:p>
          </table:table-cell>
          <table:table-cell office:value-type="float" office:value="0.01896986" calcext:value-type="float">
            <text:p>0.01896986</text:p>
          </table:table-cell>
          <table:table-cell office:value-type="float" office:value="0.01997974" calcext:value-type="float">
            <text:p>0.01997974</text:p>
          </table:table-cell>
          <table:table-cell office:value-type="float" office:value="0.005168539" calcext:value-type="float">
            <text:p>0.005168539</text:p>
          </table:table-cell>
          <table:table-cell office:value-type="float" office:value="0.004021999" calcext:value-type="float">
            <text:p>0.004021999</text:p>
          </table:table-cell>
          <table:table-cell office:value-type="float" office:value="0" calcext:value-type="float">
            <text:p>0</text:p>
          </table:table-cell>
          <table:table-cell office:value-type="float" office:value="2.798382" calcext:value-type="float">
            <text:p>2.798382</text:p>
          </table:table-cell>
          <table:table-cell office:value-type="float" office:value="6.190465" calcext:value-type="float">
            <text:p>6.190465</text:p>
          </table:table-cell>
          <table:table-cell office:value-type="float" office:value="9.835144" calcext:value-type="float">
            <text:p>9.835144</text:p>
          </table:table-cell>
          <table:table-cell office:value-type="float" office:value="14.55147" calcext:value-type="float">
            <text:p>14.55147</text:p>
          </table:table-cell>
          <table:table-cell office:value-type="float" office:value="18.77219" calcext:value-type="float">
            <text:p>18.77219</text:p>
          </table:table-cell>
          <table:table-cell office:value-type="float" office:value="17.6282" calcext:value-type="float">
            <text:p>17.6282</text:p>
          </table:table-cell>
          <table:table-cell office:value-type="float" office:value="19.14736" calcext:value-type="float">
            <text:p>19.14736</text:p>
          </table:table-cell>
          <table:table-cell office:value-type="float" office:value="26.18516" calcext:value-type="float">
            <text:p>26.18516</text:p>
          </table:table-cell>
          <table:table-cell office:value-type="float" office:value="22.61054" calcext:value-type="float">
            <text:p>22.61054</text:p>
          </table:table-cell>
          <table:table-cell office:value-type="float" office:value="9.029922" calcext:value-type="float">
            <text:p>9.029922</text:p>
          </table:table-cell>
          <table:table-cell office:value-type="float" office:value="3.255817" calcext:value-type="float">
            <text:p>3.255817</text:p>
          </table:table-cell>
          <table:table-cell office:value-type="float" office:value="1.13632" calcext:value-type="float">
            <text:p>1.13632</text:p>
          </table:table-cell>
          <table:table-cell office:value-type="float" office:value="0.4439337" calcext:value-type="float">
            <text:p>0.4439337</text:p>
          </table:table-cell>
          <table:table-cell office:value-type="float" office:value="0.358741" calcext:value-type="float">
            <text:p>0.358741</text:p>
          </table:table-cell>
          <table:table-cell office:value-type="float" office:value="0" calcext:value-type="float">
            <text:p>0</text:p>
          </table:table-cell>
          <table:table-cell office:value-type="float" office:value="-171696.8" calcext:value-type="float">
            <text:p>-17169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847778" calcext:value-type="float">
            <text:p>-0.00038477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6.676678" calcext:value-type="float">
            <text:p>6.676678</text:p>
          </table:table-cell>
          <table:table-cell office:value-type="float" office:value="1080.388" calcext:value-type="float">
            <text:p>1080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3983" calcext:value-type="float">
            <text:p>0.05983983</text:p>
          </table:table-cell>
          <table:table-cell office:value-type="float" office:value="34.56405" calcext:value-type="float">
            <text:p>34.5640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52" calcext:value-type="float">
            <text:p>0.0020252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3966" calcext:value-type="float">
            <text:p>3.433966</text:p>
          </table:table-cell>
          <table:table-cell office:value-type="float" office:value="-0.002318224" calcext:value-type="float">
            <text:p>-0.002318224</text:p>
          </table:table-cell>
          <table:table-cell office:value-type="float" office:value="-0.02311167" calcext:value-type="float">
            <text:p>-0.02311167</text:p>
          </table:table-cell>
          <table:table-cell office:value-type="float" office:value="0.00000002237838" calcext:value-type="float">
            <text:p>2.237838E-08</text:p>
          </table:table-cell>
          <table:table-cell office:value-type="float" office:value="8.911324" calcext:value-type="float">
            <text:p>8.911324</text:p>
          </table:table-cell>
          <table:table-cell office:value-type="float" office:value="0.9855454" calcext:value-type="float">
            <text:p>0.9855454</text:p>
          </table:table-cell>
          <table:table-cell office:value-type="float" office:value="0.0567778" calcext:value-type="float">
            <text:p>0.0567778</text:p>
          </table:table-cell>
          <table:table-cell office:value-type="float" office:value="0.04602842" calcext:value-type="float">
            <text:p>0.04602842</text:p>
          </table:table-cell>
          <table:table-cell office:value-type="float" office:value="0.03167009" calcext:value-type="float">
            <text:p>0.03167009</text:p>
          </table:table-cell>
          <table:table-cell office:value-type="float" office:value="0.03057926" calcext:value-type="float">
            <text:p>0.03057926</text:p>
          </table:table-cell>
          <table:table-cell office:value-type="float" office:value="0.01573076" calcext:value-type="float">
            <text:p>0.01573076</text:p>
          </table:table-cell>
          <table:table-cell office:value-type="float" office:value="0.01150251" calcext:value-type="float">
            <text:p>0.01150251</text:p>
          </table:table-cell>
          <table:table-cell office:value-type="float" office:value="0.02288236" calcext:value-type="float">
            <text:p>0.02288236</text:p>
          </table:table-cell>
          <table:table-cell office:value-type="float" office:value="0.01990343" calcext:value-type="float">
            <text:p>0.01990343</text:p>
          </table:table-cell>
          <table:table-cell office:value-type="float" office:value="0.01856344" calcext:value-type="float">
            <text:p>0.01856344</text:p>
          </table:table-cell>
          <table:table-cell office:value-type="float" office:value="0.01893951" calcext:value-type="float">
            <text:p>0.01893951</text:p>
          </table:table-cell>
          <table:table-cell office:value-type="float" office:value="0.01994019" calcext:value-type="float">
            <text:p>0.01994019</text:p>
          </table:table-cell>
          <table:table-cell office:value-type="float" office:value="0.005170123" calcext:value-type="float">
            <text:p>0.005170123</text:p>
          </table:table-cell>
          <table:table-cell office:value-type="float" office:value="0.004021305" calcext:value-type="float">
            <text:p>0.004021305</text:p>
          </table:table-cell>
          <table:table-cell office:value-type="float" office:value="0" calcext:value-type="float">
            <text:p>0</text:p>
          </table:table-cell>
          <table:table-cell office:value-type="float" office:value="2.118811" calcext:value-type="float">
            <text:p>2.118811</text:p>
          </table:table-cell>
          <table:table-cell office:value-type="float" office:value="6.230784" calcext:value-type="float">
            <text:p>6.230784</text:p>
          </table:table-cell>
          <table:table-cell office:value-type="float" office:value="10.13802" calcext:value-type="float">
            <text:p>10.13802</text:p>
          </table:table-cell>
          <table:table-cell office:value-type="float" office:value="14.6944" calcext:value-type="float">
            <text:p>14.6944</text:p>
          </table:table-cell>
          <table:table-cell office:value-type="float" office:value="18.84726" calcext:value-type="float">
            <text:p>18.84726</text:p>
          </table:table-cell>
          <table:table-cell office:value-type="float" office:value="17.43301" calcext:value-type="float">
            <text:p>17.43301</text:p>
          </table:table-cell>
          <table:table-cell office:value-type="float" office:value="18.90172" calcext:value-type="float">
            <text:p>18.90172</text:p>
          </table:table-cell>
          <table:table-cell office:value-type="float" office:value="26.05421" calcext:value-type="float">
            <text:p>26.05421</text:p>
          </table:table-cell>
          <table:table-cell office:value-type="float" office:value="22.57722" calcext:value-type="float">
            <text:p>22.57722</text:p>
          </table:table-cell>
          <table:table-cell office:value-type="float" office:value="9.241056" calcext:value-type="float">
            <text:p>9.241056</text:p>
          </table:table-cell>
          <table:table-cell office:value-type="float" office:value="3.314839" calcext:value-type="float">
            <text:p>3.314839</text:p>
          </table:table-cell>
          <table:table-cell office:value-type="float" office:value="1.141996" calcext:value-type="float">
            <text:p>1.141996</text:p>
          </table:table-cell>
          <table:table-cell office:value-type="float" office:value="0.4447409" calcext:value-type="float">
            <text:p>0.4447409</text:p>
          </table:table-cell>
          <table:table-cell office:value-type="float" office:value="0.3587636" calcext:value-type="float">
            <text:p>0.3587636</text:p>
          </table:table-cell>
          <table:table-cell office:value-type="float" office:value="0" calcext:value-type="float">
            <text:p>0</text:p>
          </table:table-cell>
          <table:table-cell office:value-type="float" office:value="-174439.3" calcext:value-type="float">
            <text:p>-17443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913731" calcext:value-type="float">
            <text:p>-0.00039137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6.655186" calcext:value-type="float">
            <text:p>6.655186</text:p>
          </table:table-cell>
          <table:table-cell office:value-type="float" office:value="1080.355" calcext:value-type="float">
            <text:p>1080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67145" calcext:value-type="float">
            <text:p>0.05767145</text:p>
          </table:table-cell>
          <table:table-cell office:value-type="float" office:value="34.61579" calcext:value-type="float">
            <text:p>34.61579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5416" calcext:value-type="float">
            <text:p>0.00202541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4057" calcext:value-type="float">
            <text:p>3.434057</text:p>
          </table:table-cell>
          <table:table-cell office:value-type="float" office:value="-0.002355995" calcext:value-type="float">
            <text:p>-0.002355995</text:p>
          </table:table-cell>
          <table:table-cell office:value-type="float" office:value="-0.02310352" calcext:value-type="float">
            <text:p>-0.02310352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907058" calcext:value-type="float">
            <text:p>8.907058</text:p>
          </table:table-cell>
          <table:table-cell office:value-type="float" office:value="0.8129089" calcext:value-type="float">
            <text:p>0.8129089</text:p>
          </table:table-cell>
          <table:table-cell office:value-type="float" office:value="0.04973471" calcext:value-type="float">
            <text:p>0.04973471</text:p>
          </table:table-cell>
          <table:table-cell office:value-type="float" office:value="0.04495578" calcext:value-type="float">
            <text:p>0.04495578</text:p>
          </table:table-cell>
          <table:table-cell office:value-type="float" office:value="0.03128798" calcext:value-type="float">
            <text:p>0.03128798</text:p>
          </table:table-cell>
          <table:table-cell office:value-type="float" office:value="0.03037484" calcext:value-type="float">
            <text:p>0.03037484</text:p>
          </table:table-cell>
          <table:table-cell office:value-type="float" office:value="0.01560403" calcext:value-type="float">
            <text:p>0.01560403</text:p>
          </table:table-cell>
          <table:table-cell office:value-type="float" office:value="0.01139402" calcext:value-type="float">
            <text:p>0.01139402</text:p>
          </table:table-cell>
          <table:table-cell office:value-type="float" office:value="0.0228175" calcext:value-type="float">
            <text:p>0.0228175</text:p>
          </table:table-cell>
          <table:table-cell office:value-type="float" office:value="0.01990516" calcext:value-type="float">
            <text:p>0.01990516</text:p>
          </table:table-cell>
          <table:table-cell office:value-type="float" office:value="0.01856665" calcext:value-type="float">
            <text:p>0.01856665</text:p>
          </table:table-cell>
          <table:table-cell office:value-type="float" office:value="0.01891226" calcext:value-type="float">
            <text:p>0.01891226</text:p>
          </table:table-cell>
          <table:table-cell office:value-type="float" office:value="0.01990244" calcext:value-type="float">
            <text:p>0.01990244</text:p>
          </table:table-cell>
          <table:table-cell office:value-type="float" office:value="0.005172791" calcext:value-type="float">
            <text:p>0.005172791</text:p>
          </table:table-cell>
          <table:table-cell office:value-type="float" office:value="0.004020581" calcext:value-type="float">
            <text:p>0.004020581</text:p>
          </table:table-cell>
          <table:table-cell office:value-type="float" office:value="0" calcext:value-type="float">
            <text:p>0</text:p>
          </table:table-cell>
          <table:table-cell office:value-type="float" office:value="3.29794" calcext:value-type="float">
            <text:p>3.29794</text:p>
          </table:table-cell>
          <table:table-cell office:value-type="float" office:value="6.397085" calcext:value-type="float">
            <text:p>6.397085</text:p>
          </table:table-cell>
          <table:table-cell office:value-type="float" office:value="9.966015" calcext:value-type="float">
            <text:p>9.966015</text:p>
          </table:table-cell>
          <table:table-cell office:value-type="float" office:value="14.31954" calcext:value-type="float">
            <text:p>14.31954</text:p>
          </table:table-cell>
          <table:table-cell office:value-type="float" office:value="18.39431" calcext:value-type="float">
            <text:p>18.39431</text:p>
          </table:table-cell>
          <table:table-cell office:value-type="float" office:value="17.26112" calcext:value-type="float">
            <text:p>17.26112</text:p>
          </table:table-cell>
          <table:table-cell office:value-type="float" office:value="18.85513" calcext:value-type="float">
            <text:p>18.85513</text:p>
          </table:table-cell>
          <table:table-cell office:value-type="float" office:value="25.9911" calcext:value-type="float">
            <text:p>25.9911</text:p>
          </table:table-cell>
          <table:table-cell office:value-type="float" office:value="22.56684" calcext:value-type="float">
            <text:p>22.56684</text:p>
          </table:table-cell>
          <table:table-cell office:value-type="float" office:value="9.408049" calcext:value-type="float">
            <text:p>9.408049</text:p>
          </table:table-cell>
          <table:table-cell office:value-type="float" office:value="3.385376" calcext:value-type="float">
            <text:p>3.385376</text:p>
          </table:table-cell>
          <table:table-cell office:value-type="float" office:value="1.150279" calcext:value-type="float">
            <text:p>1.150279</text:p>
          </table:table-cell>
          <table:table-cell office:value-type="float" office:value="0.4458736" calcext:value-type="float">
            <text:p>0.4458736</text:p>
          </table:table-cell>
          <table:table-cell office:value-type="float" office:value="0.3587861" calcext:value-type="float">
            <text:p>0.3587861</text:p>
          </table:table-cell>
          <table:table-cell office:value-type="float" office:value="0" calcext:value-type="float">
            <text:p>0</text:p>
          </table:table-cell>
          <table:table-cell office:value-type="float" office:value="-177328.8" calcext:value-type="float">
            <text:p>-1773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994994" calcext:value-type="float">
            <text:p>-0.00039949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6.63426" calcext:value-type="float">
            <text:p>6.63426</text:p>
          </table:table-cell>
          <table:table-cell office:value-type="float" office:value="1080.321" calcext:value-type="float">
            <text:p>1080.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2337" calcext:value-type="float">
            <text:p>0.05942337</text:p>
          </table:table-cell>
          <table:table-cell office:value-type="float" office:value="34.66461" calcext:value-type="float">
            <text:p>34.6646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5675" calcext:value-type="float">
            <text:p>0.00202567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4168" calcext:value-type="float">
            <text:p>3.434168</text:p>
          </table:table-cell>
          <table:table-cell office:value-type="float" office:value="-0.002372395" calcext:value-type="float">
            <text:p>-0.002372395</text:p>
          </table:table-cell>
          <table:table-cell office:value-type="float" office:value="-0.02308824" calcext:value-type="float">
            <text:p>-0.02308824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9501" calcext:value-type="float">
            <text:p>8.89501</text:p>
          </table:table-cell>
          <table:table-cell office:value-type="float" office:value="0.9943555" calcext:value-type="float">
            <text:p>0.9943555</text:p>
          </table:table-cell>
          <table:table-cell office:value-type="float" office:value="0.0496072" calcext:value-type="float">
            <text:p>0.0496072</text:p>
          </table:table-cell>
          <table:table-cell office:value-type="float" office:value="0.04487359" calcext:value-type="float">
            <text:p>0.04487359</text:p>
          </table:table-cell>
          <table:table-cell office:value-type="float" office:value="0.03123065" calcext:value-type="float">
            <text:p>0.03123065</text:p>
          </table:table-cell>
          <table:table-cell office:value-type="float" office:value="0.03029112" calcext:value-type="float">
            <text:p>0.03029112</text:p>
          </table:table-cell>
          <table:table-cell office:value-type="float" office:value="0.01550138" calcext:value-type="float">
            <text:p>0.01550138</text:p>
          </table:table-cell>
          <table:table-cell office:value-type="float" office:value="0.01128432" calcext:value-type="float">
            <text:p>0.01128432</text:p>
          </table:table-cell>
          <table:table-cell office:value-type="float" office:value="0.02274034" calcext:value-type="float">
            <text:p>0.02274034</text:p>
          </table:table-cell>
          <table:table-cell office:value-type="float" office:value="0.01989092" calcext:value-type="float">
            <text:p>0.01989092</text:p>
          </table:table-cell>
          <table:table-cell office:value-type="float" office:value="0.01857281" calcext:value-type="float">
            <text:p>0.01857281</text:p>
          </table:table-cell>
          <table:table-cell office:value-type="float" office:value="0.01888976" calcext:value-type="float">
            <text:p>0.01888976</text:p>
          </table:table-cell>
          <table:table-cell office:value-type="float" office:value="0.01986539" calcext:value-type="float">
            <text:p>0.01986539</text:p>
          </table:table-cell>
          <table:table-cell office:value-type="float" office:value="0.005176869" calcext:value-type="float">
            <text:p>0.005176869</text:p>
          </table:table-cell>
          <table:table-cell office:value-type="float" office:value="0.004019857" calcext:value-type="float">
            <text:p>0.004019857</text:p>
          </table:table-cell>
          <table:table-cell office:value-type="float" office:value="0" calcext:value-type="float">
            <text:p>0</text:p>
          </table:table-cell>
          <table:table-cell office:value-type="float" office:value="3.153524" calcext:value-type="float">
            <text:p>3.153524</text:p>
          </table:table-cell>
          <table:table-cell office:value-type="float" office:value="6.771057" calcext:value-type="float">
            <text:p>6.771057</text:p>
          </table:table-cell>
          <table:table-cell office:value-type="float" office:value="10.13776" calcext:value-type="float">
            <text:p>10.13776</text:p>
          </table:table-cell>
          <table:table-cell office:value-type="float" office:value="14.24783" calcext:value-type="float">
            <text:p>14.24783</text:p>
          </table:table-cell>
          <table:table-cell office:value-type="float" office:value="18.19385" calcext:value-type="float">
            <text:p>18.19385</text:p>
          </table:table-cell>
          <table:table-cell office:value-type="float" office:value="17.02515" calcext:value-type="float">
            <text:p>17.02515</text:p>
          </table:table-cell>
          <table:table-cell office:value-type="float" office:value="18.6079" calcext:value-type="float">
            <text:p>18.6079</text:p>
          </table:table-cell>
          <table:table-cell office:value-type="float" office:value="25.8718" calcext:value-type="float">
            <text:p>25.8718</text:p>
          </table:table-cell>
          <table:table-cell office:value-type="float" office:value="22.54461" calcext:value-type="float">
            <text:p>22.54461</text:p>
          </table:table-cell>
          <table:table-cell office:value-type="float" office:value="9.592327" calcext:value-type="float">
            <text:p>9.592327</text:p>
          </table:table-cell>
          <table:table-cell office:value-type="float" office:value="3.470141" calcext:value-type="float">
            <text:p>3.470141</text:p>
          </table:table-cell>
          <table:table-cell office:value-type="float" office:value="1.160434" calcext:value-type="float">
            <text:p>1.160434</text:p>
          </table:table-cell>
          <table:table-cell office:value-type="float" office:value="0.447432" calcext:value-type="float">
            <text:p>0.447432</text:p>
          </table:table-cell>
          <table:table-cell office:value-type="float" office:value="0.3588087" calcext:value-type="float">
            <text:p>0.3588087</text:p>
          </table:table-cell>
          <table:table-cell office:value-type="float" office:value="0" calcext:value-type="float">
            <text:p>0</text:p>
          </table:table-cell>
          <table:table-cell office:value-type="float" office:value="-179942.9" calcext:value-type="float">
            <text:p>-17994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048836" calcext:value-type="float">
            <text:p>-0.00040488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6.614691" calcext:value-type="float">
            <text:p>6.614691</text:p>
          </table:table-cell>
          <table:table-cell office:value-type="float" office:value="1080.288" calcext:value-type="float">
            <text:p>1080.288</text:p>
          </table:table-cell>
          <table:table-cell office:value-type="float" office:value="0" calcext:value-type="float">
            <text:p>0</text:p>
          </table:table-cell>
          <table:table-cell office:value-type="float" office:value="-0.0001342379" calcext:value-type="float">
            <text:p>-0.0001342379</text:p>
          </table:table-cell>
          <table:table-cell office:value-type="float" office:value="0.06067362" calcext:value-type="float">
            <text:p>0.06067362</text:p>
          </table:table-cell>
          <table:table-cell office:value-type="float" office:value="34.7113" calcext:value-type="float">
            <text:p>34.711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434306" calcext:value-type="float">
            <text:p>3.434306</text:p>
          </table:table-cell>
          <table:table-cell office:value-type="float" office:value="-0.002424991" calcext:value-type="float">
            <text:p>-0.002424991</text:p>
          </table:table-cell>
          <table:table-cell office:value-type="float" office:value="-0.02307288" calcext:value-type="float">
            <text:p>-0.02307288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83439" calcext:value-type="float">
            <text:p>8.883439</text:p>
          </table:table-cell>
          <table:table-cell office:value-type="float" office:value="1.124043" calcext:value-type="float">
            <text:p>1.124043</text:p>
          </table:table-cell>
          <table:table-cell office:value-type="float" office:value="0.04961672" calcext:value-type="float">
            <text:p>0.04961672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0.03121538" calcext:value-type="float">
            <text:p>0.03121538</text:p>
          </table:table-cell>
          <table:table-cell office:value-type="float" office:value="0.03024916" calcext:value-type="float">
            <text:p>0.03024916</text:p>
          </table:table-cell>
          <table:table-cell office:value-type="float" office:value="0.01546403" calcext:value-type="float">
            <text:p>0.01546403</text:p>
          </table:table-cell>
          <table:table-cell office:value-type="float" office:value="0.01123651" calcext:value-type="float">
            <text:p>0.01123651</text:p>
          </table:table-cell>
          <table:table-cell office:value-type="float" office:value="0.02266895" calcext:value-type="float">
            <text:p>0.02266895</text:p>
          </table:table-cell>
          <table:table-cell office:value-type="float" office:value="0.01986771" calcext:value-type="float">
            <text:p>0.01986771</text:p>
          </table:table-cell>
          <table:table-cell office:value-type="float" office:value="0.01857308" calcext:value-type="float">
            <text:p>0.01857308</text:p>
          </table:table-cell>
          <table:table-cell office:value-type="float" office:value="0.01886693" calcext:value-type="float">
            <text:p>0.01886693</text:p>
          </table:table-cell>
          <table:table-cell office:value-type="float" office:value="0.01982945" calcext:value-type="float">
            <text:p>0.01982945</text:p>
          </table:table-cell>
          <table:table-cell office:value-type="float" office:value="0.005182375" calcext:value-type="float">
            <text:p>0.005182375</text:p>
          </table:table-cell>
          <table:table-cell office:value-type="float" office:value="0.004019127" calcext:value-type="float">
            <text:p>0.004019127</text:p>
          </table:table-cell>
          <table:table-cell office:value-type="float" office:value="0" calcext:value-type="float">
            <text:p>0</text:p>
          </table:table-cell>
          <table:table-cell office:value-type="float" office:value="3.148956" calcext:value-type="float">
            <text:p>3.148956</text:p>
          </table:table-cell>
          <table:table-cell office:value-type="float" office:value="7.098912" calcext:value-type="float">
            <text:p>7.098912</text:p>
          </table:table-cell>
          <table:table-cell office:value-type="float" office:value="10.30869" calcext:value-type="float">
            <text:p>10.30869</text:p>
          </table:table-cell>
          <table:table-cell office:value-type="float" office:value="14.20092" calcext:value-type="float">
            <text:p>14.20092</text:p>
          </table:table-cell>
          <table:table-cell office:value-type="float" office:value="18.03305" calcext:value-type="float">
            <text:p>18.03305</text:p>
          </table:table-cell>
          <table:table-cell office:value-type="float" office:value="16.82688" calcext:value-type="float">
            <text:p>16.82688</text:p>
          </table:table-cell>
          <table:table-cell office:value-type="float" office:value="18.44032" calcext:value-type="float">
            <text:p>18.44032</text:p>
          </table:table-cell>
          <table:table-cell office:value-type="float" office:value="25.75719" calcext:value-type="float">
            <text:p>25.75719</text:p>
          </table:table-cell>
          <table:table-cell office:value-type="float" office:value="22.52281" calcext:value-type="float">
            <text:p>22.52281</text:p>
          </table:table-cell>
          <table:table-cell office:value-type="float" office:value="9.739148" calcext:value-type="float">
            <text:p>9.739148</text:p>
          </table:table-cell>
          <table:table-cell office:value-type="float" office:value="3.557459" calcext:value-type="float">
            <text:p>3.557459</text:p>
          </table:table-cell>
          <table:table-cell office:value-type="float" office:value="1.172935" calcext:value-type="float">
            <text:p>1.172935</text:p>
          </table:table-cell>
          <table:table-cell office:value-type="float" office:value="0.4494295" calcext:value-type="float">
            <text:p>0.4494295</text:p>
          </table:table-cell>
          <table:table-cell office:value-type="float" office:value="0.3588313" calcext:value-type="float">
            <text:p>0.3588313</text:p>
          </table:table-cell>
          <table:table-cell office:value-type="float" office:value="0" calcext:value-type="float">
            <text:p>0</text:p>
          </table:table-cell>
          <table:table-cell office:value-type="float" office:value="-182370.4" calcext:value-type="float">
            <text:p>-1823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112202" calcext:value-type="float">
            <text:p>-0.00041122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6.591744" calcext:value-type="float">
            <text:p>6.591744</text:p>
          </table:table-cell>
          <table:table-cell office:value-type="float" office:value="1080.251" calcext:value-type="float">
            <text:p>1080.251</text:p>
          </table:table-cell>
          <table:table-cell office:value-type="float" office:value="0" calcext:value-type="float">
            <text:p>0</text:p>
          </table:table-cell>
          <table:table-cell office:value-type="float" office:value="-0.0007047524" calcext:value-type="float">
            <text:p>-0.0007047524</text:p>
          </table:table-cell>
          <table:table-cell office:value-type="float" office:value="0.06246662" calcext:value-type="float">
            <text:p>0.06246662</text:p>
          </table:table-cell>
          <table:table-cell office:value-type="float" office:value="34.43843" calcext:value-type="float">
            <text:p>34.43843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380873" calcext:value-type="float">
            <text:p>0.00238087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3.75941" calcext:value-type="float">
            <text:p>3.75941</text:p>
          </table:table-cell>
          <table:table-cell office:value-type="float" office:value="-0.002445809" calcext:value-type="float">
            <text:p>-0.002445809</text:p>
          </table:table-cell>
          <table:table-cell office:value-type="float" office:value="-0.02305982" calcext:value-type="float">
            <text:p>-0.02305982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66273" calcext:value-type="float">
            <text:p>8.866273</text:p>
          </table:table-cell>
          <table:table-cell office:value-type="float" office:value="1.308474" calcext:value-type="float">
            <text:p>1.308474</text:p>
          </table:table-cell>
          <table:table-cell office:value-type="float" office:value="0.05142578" calcext:value-type="float">
            <text:p>0.05142578</text:p>
          </table:table-cell>
          <table:table-cell office:value-type="float" office:value="0.04489075" calcext:value-type="float">
            <text:p>0.04489075</text:p>
          </table:table-cell>
          <table:table-cell office:value-type="float" office:value="0.03074972" calcext:value-type="float">
            <text:p>0.03074972</text:p>
          </table:table-cell>
          <table:table-cell office:value-type="float" office:value="0.02979578" calcext:value-type="float">
            <text:p>0.02979578</text:p>
          </table:table-cell>
          <table:table-cell office:value-type="float" office:value="0.01524565" calcext:value-type="float">
            <text:p>0.01524565</text:p>
          </table:table-cell>
          <table:table-cell office:value-type="float" office:value="0.01111127" calcext:value-type="float">
            <text:p>0.01111127</text:p>
          </table:table-cell>
          <table:table-cell office:value-type="float" office:value="0.02258613" calcext:value-type="float">
            <text:p>0.02258613</text:p>
          </table:table-cell>
          <table:table-cell office:value-type="float" office:value="0.01982501" calcext:value-type="float">
            <text:p>0.01982501</text:p>
          </table:table-cell>
          <table:table-cell office:value-type="float" office:value="0.01854929" calcext:value-type="float">
            <text:p>0.01854929</text:p>
          </table:table-cell>
          <table:table-cell office:value-type="float" office:value="0.01883191" calcext:value-type="float">
            <text:p>0.01883191</text:p>
          </table:table-cell>
          <table:table-cell office:value-type="float" office:value="0.01979139" calcext:value-type="float">
            <text:p>0.01979139</text:p>
          </table:table-cell>
          <table:table-cell office:value-type="float" office:value="0.005193516" calcext:value-type="float">
            <text:p>0.005193516</text:p>
          </table:table-cell>
          <table:table-cell office:value-type="float" office:value="0.004018399" calcext:value-type="float">
            <text:p>0.004018399</text:p>
          </table:table-cell>
          <table:table-cell office:value-type="float" office:value="0" calcext:value-type="float">
            <text:p>0</text:p>
          </table:table-cell>
          <table:table-cell office:value-type="float" office:value="3.135989" calcext:value-type="float">
            <text:p>3.135989</text:p>
          </table:table-cell>
          <table:table-cell office:value-type="float" office:value="7.156548" calcext:value-type="float">
            <text:p>7.156548</text:p>
          </table:table-cell>
          <table:table-cell office:value-type="float" office:value="10.03894" calcext:value-type="float">
            <text:p>10.03894</text:p>
          </table:table-cell>
          <table:table-cell office:value-type="float" office:value="13.52831" calcext:value-type="float">
            <text:p>13.52831</text:p>
          </table:table-cell>
          <table:table-cell office:value-type="float" office:value="17.22931" calcext:value-type="float">
            <text:p>17.22931</text:p>
          </table:table-cell>
          <table:table-cell office:value-type="float" office:value="16.25725" calcext:value-type="float">
            <text:p>16.25725</text:p>
          </table:table-cell>
          <table:table-cell office:value-type="float" office:value="17.96082" calcext:value-type="float">
            <text:p>17.96082</text:p>
          </table:table-cell>
          <table:table-cell office:value-type="float" office:value="25.50607" calcext:value-type="float">
            <text:p>25.50607</text:p>
          </table:table-cell>
          <table:table-cell office:value-type="float" office:value="22.36714" calcext:value-type="float">
            <text:p>22.36714</text:p>
          </table:table-cell>
          <table:table-cell office:value-type="float" office:value="9.820836" calcext:value-type="float">
            <text:p>9.820836</text:p>
          </table:table-cell>
          <table:table-cell office:value-type="float" office:value="3.63601" calcext:value-type="float">
            <text:p>3.63601</text:p>
          </table:table-cell>
          <table:table-cell office:value-type="float" office:value="1.189279" calcext:value-type="float">
            <text:p>1.189279</text:p>
          </table:table-cell>
          <table:table-cell office:value-type="float" office:value="0.4531549" calcext:value-type="float">
            <text:p>0.4531549</text:p>
          </table:table-cell>
          <table:table-cell office:value-type="float" office:value="0.3588547" calcext:value-type="float">
            <text:p>0.3588547</text:p>
          </table:table-cell>
          <table:table-cell office:value-type="float" office:value="0" calcext:value-type="float">
            <text:p>0</text:p>
          </table:table-cell>
          <table:table-cell office:value-type="float" office:value="-184907.5" calcext:value-type="float">
            <text:p>-18490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1702" calcext:value-type="float">
            <text:p>-0.000417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6.569504" calcext:value-type="float">
            <text:p>6.569504</text:p>
          </table:table-cell>
          <table:table-cell office:value-type="float" office:value="1080.212" calcext:value-type="float">
            <text:p>1080.212</text:p>
          </table:table-cell>
          <table:table-cell office:value-type="float" office:value="0" calcext:value-type="float">
            <text:p>0</text:p>
          </table:table-cell>
          <table:table-cell office:value-type="float" office:value="-0.00764613" calcext:value-type="float">
            <text:p>-0.00764613</text:p>
          </table:table-cell>
          <table:table-cell office:value-type="float" office:value="0.06342833" calcext:value-type="float">
            <text:p>0.06342833</text:p>
          </table:table-cell>
          <table:table-cell office:value-type="float" office:value="33.70094" calcext:value-type="float">
            <text:p>33.7009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869224" calcext:value-type="float">
            <text:p>0.002869224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4.543907" calcext:value-type="float">
            <text:p>4.543907</text:p>
          </table:table-cell>
          <table:table-cell office:value-type="float" office:value="-0.002462424" calcext:value-type="float">
            <text:p>-0.002462424</text:p>
          </table:table-cell>
          <table:table-cell office:value-type="float" office:value="-0.02304463" calcext:value-type="float">
            <text:p>-0.02304463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51086" calcext:value-type="float">
            <text:p>8.851086</text:p>
          </table:table-cell>
          <table:table-cell office:value-type="float" office:value="1.437096" calcext:value-type="float">
            <text:p>1.437096</text:p>
          </table:table-cell>
          <table:table-cell office:value-type="float" office:value="0.05204717" calcext:value-type="float">
            <text:p>0.05204717</text:p>
          </table:table-cell>
          <table:table-cell office:value-type="float" office:value="0.04468387" calcext:value-type="float">
            <text:p>0.04468387</text:p>
          </table:table-cell>
          <table:table-cell office:value-type="float" office:value="0.02979252" calcext:value-type="float">
            <text:p>0.02979252</text:p>
          </table:table-cell>
          <table:table-cell office:value-type="float" office:value="0.02892013" calcext:value-type="float">
            <text:p>0.02892013</text:p>
          </table:table-cell>
          <table:table-cell office:value-type="float" office:value="0.0147752" calcext:value-type="float">
            <text:p>0.0147752</text:p>
          </table:table-cell>
          <table:table-cell office:value-type="float" office:value="0.01080511" calcext:value-type="float">
            <text:p>0.01080511</text:p>
          </table:table-cell>
          <table:table-cell office:value-type="float" office:value="0.02241896" calcext:value-type="float">
            <text:p>0.02241896</text:p>
          </table:table-cell>
          <table:table-cell office:value-type="float" office:value="0.01971332" calcext:value-type="float">
            <text:p>0.01971332</text:p>
          </table:table-cell>
          <table:table-cell office:value-type="float" office:value="0.01847894" calcext:value-type="float">
            <text:p>0.01847894</text:p>
          </table:table-cell>
          <table:table-cell office:value-type="float" office:value="0.01876795" calcext:value-type="float">
            <text:p>0.01876795</text:p>
          </table:table-cell>
          <table:table-cell office:value-type="float" office:value="0.01974438" calcext:value-type="float">
            <text:p>0.01974438</text:p>
          </table:table-cell>
          <table:table-cell office:value-type="float" office:value="0.005204032" calcext:value-type="float">
            <text:p>0.005204032</text:p>
          </table:table-cell>
          <table:table-cell office:value-type="float" office:value="0.004017671" calcext:value-type="float">
            <text:p>0.004017671</text:p>
          </table:table-cell>
          <table:table-cell office:value-type="float" office:value="0" calcext:value-type="float">
            <text:p>0</text:p>
          </table:table-cell>
          <table:table-cell office:value-type="float" office:value="3.203664" calcext:value-type="float">
            <text:p>3.203664</text:p>
          </table:table-cell>
          <table:table-cell office:value-type="float" office:value="7.12807" calcext:value-type="float">
            <text:p>7.12807</text:p>
          </table:table-cell>
          <table:table-cell office:value-type="float" office:value="9.683602" calcext:value-type="float">
            <text:p>9.683602</text:p>
          </table:table-cell>
          <table:table-cell office:value-type="float" office:value="12.83302" calcext:value-type="float">
            <text:p>12.83302</text:p>
          </table:table-cell>
          <table:table-cell office:value-type="float" office:value="16.65981" calcext:value-type="float">
            <text:p>16.65981</text:p>
          </table:table-cell>
          <table:table-cell office:value-type="float" office:value="15.29388" calcext:value-type="float">
            <text:p>15.29388</text:p>
          </table:table-cell>
          <table:table-cell office:value-type="float" office:value="17.0681" calcext:value-type="float">
            <text:p>17.0681</text:p>
          </table:table-cell>
          <table:table-cell office:value-type="float" office:value="24.92249" calcext:value-type="float">
            <text:p>24.92249</text:p>
          </table:table-cell>
          <table:table-cell office:value-type="float" office:value="21.87503" calcext:value-type="float">
            <text:p>21.87503</text:p>
          </table:table-cell>
          <table:table-cell office:value-type="float" office:value="9.79636" calcext:value-type="float">
            <text:p>9.79636</text:p>
          </table:table-cell>
          <table:table-cell office:value-type="float" office:value="3.66559" calcext:value-type="float">
            <text:p>3.66559</text:p>
          </table:table-cell>
          <table:table-cell office:value-type="float" office:value="1.20017" calcext:value-type="float">
            <text:p>1.20017</text:p>
          </table:table-cell>
          <table:table-cell office:value-type="float" office:value="0.4567193" calcext:value-type="float">
            <text:p>0.4567193</text:p>
          </table:table-cell>
          <table:table-cell office:value-type="float" office:value="0.3588797" calcext:value-type="float">
            <text:p>0.3588797</text:p>
          </table:table-cell>
          <table:table-cell office:value-type="float" office:value="0" calcext:value-type="float">
            <text:p>0</text:p>
          </table:table-cell>
          <table:table-cell office:value-type="float" office:value="-187517.5" calcext:value-type="float">
            <text:p>-18751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2149" calcext:value-type="float">
            <text:p>-0.000421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6.553802" calcext:value-type="float">
            <text:p>6.553802</text:p>
          </table:table-cell>
          <table:table-cell office:value-type="float" office:value="1080.18" calcext:value-type="float">
            <text:p>1080.18</text:p>
          </table:table-cell>
          <table:table-cell office:value-type="float" office:value="0" calcext:value-type="float">
            <text:p>0</text:p>
          </table:table-cell>
          <table:table-cell office:value-type="float" office:value="-0.0207335" calcext:value-type="float">
            <text:p>-0.0207335</text:p>
          </table:table-cell>
          <table:table-cell office:value-type="float" office:value="0.06318489" calcext:value-type="float">
            <text:p>0.06318489</text:p>
          </table:table-cell>
          <table:table-cell office:value-type="float" office:value="33.38297" calcext:value-type="float">
            <text:p>33.38297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2991557" calcext:value-type="float">
            <text:p>0.00299155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4.892086" calcext:value-type="float">
            <text:p>4.892086</text:p>
          </table:table-cell>
          <table:table-cell office:value-type="float" office:value="-0.002470465" calcext:value-type="float">
            <text:p>-0.002470465</text:p>
          </table:table-cell>
          <table:table-cell office:value-type="float" office:value="-0.02302719" calcext:value-type="float">
            <text:p>-0.02302719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42752" calcext:value-type="float">
            <text:p>8.842752</text:p>
          </table:table-cell>
          <table:table-cell office:value-type="float" office:value="1.464551" calcext:value-type="float">
            <text:p>1.464551</text:p>
          </table:table-cell>
          <table:table-cell office:value-type="float" office:value="0.04842646" calcext:value-type="float">
            <text:p>0.04842646</text:p>
          </table:table-cell>
          <table:table-cell office:value-type="float" office:value="0.04291125" calcext:value-type="float">
            <text:p>0.04291125</text:p>
          </table:table-cell>
          <table:table-cell office:value-type="float" office:value="0.02915215" calcext:value-type="float">
            <text:p>0.02915215</text:p>
          </table:table-cell>
          <table:table-cell office:value-type="float" office:value="0.02835801" calcext:value-type="float">
            <text:p>0.02835801</text:p>
          </table:table-cell>
          <table:table-cell office:value-type="float" office:value="0.01456635" calcext:value-type="float">
            <text:p>0.01456635</text:p>
          </table:table-cell>
          <table:table-cell office:value-type="float" office:value="0.01063135" calcext:value-type="float">
            <text:p>0.01063135</text:p>
          </table:table-cell>
          <table:table-cell office:value-type="float" office:value="0.02228336" calcext:value-type="float">
            <text:p>0.02228336</text:p>
          </table:table-cell>
          <table:table-cell office:value-type="float" office:value="0.0195906" calcext:value-type="float">
            <text:p>0.0195906</text:p>
          </table:table-cell>
          <table:table-cell office:value-type="float" office:value="0.01840748" calcext:value-type="float">
            <text:p>0.01840748</text:p>
          </table:table-cell>
          <table:table-cell office:value-type="float" office:value="0.01869922" calcext:value-type="float">
            <text:p>0.01869922</text:p>
          </table:table-cell>
          <table:table-cell office:value-type="float" office:value="0.01969649" calcext:value-type="float">
            <text:p>0.01969649</text:p>
          </table:table-cell>
          <table:table-cell office:value-type="float" office:value="0.005210442" calcext:value-type="float">
            <text:p>0.005210442</text:p>
          </table:table-cell>
          <table:table-cell office:value-type="float" office:value="0.004016911" calcext:value-type="float">
            <text:p>0.004016911</text:p>
          </table:table-cell>
          <table:table-cell office:value-type="float" office:value="0" calcext:value-type="float">
            <text:p>0</text:p>
          </table:table-cell>
          <table:table-cell office:value-type="float" office:value="3.308523" calcext:value-type="float">
            <text:p>3.308523</text:p>
          </table:table-cell>
          <table:table-cell office:value-type="float" office:value="7.321563" calcext:value-type="float">
            <text:p>7.321563</text:p>
          </table:table-cell>
          <table:table-cell office:value-type="float" office:value="9.778879" calcext:value-type="float">
            <text:p>9.778879</text:p>
          </table:table-cell>
          <table:table-cell office:value-type="float" office:value="12.86261" calcext:value-type="float">
            <text:p>12.86261</text:p>
          </table:table-cell>
          <table:table-cell office:value-type="float" office:value="16.73224" calcext:value-type="float">
            <text:p>16.73224</text:p>
          </table:table-cell>
          <table:table-cell office:value-type="float" office:value="15.14916" calcext:value-type="float">
            <text:p>15.14916</text:p>
          </table:table-cell>
          <table:table-cell office:value-type="float" office:value="16.83729" calcext:value-type="float">
            <text:p>16.83729</text:p>
          </table:table-cell>
          <table:table-cell office:value-type="float" office:value="24.62911" calcext:value-type="float">
            <text:p>24.62911</text:p>
          </table:table-cell>
          <table:table-cell office:value-type="float" office:value="21.53181" calcext:value-type="float">
            <text:p>21.53181</text:p>
          </table:table-cell>
          <table:table-cell office:value-type="float" office:value="9.751396" calcext:value-type="float">
            <text:p>9.751396</text:p>
          </table:table-cell>
          <table:table-cell office:value-type="float" office:value="3.669119" calcext:value-type="float">
            <text:p>3.669119</text:p>
          </table:table-cell>
          <table:table-cell office:value-type="float" office:value="1.206674" calcext:value-type="float">
            <text:p>1.206674</text:p>
          </table:table-cell>
          <table:table-cell office:value-type="float" office:value="0.4590295" calcext:value-type="float">
            <text:p>0.4590295</text:p>
          </table:table-cell>
          <table:table-cell office:value-type="float" office:value="0.3589062" calcext:value-type="float">
            <text:p>0.3589062</text:p>
          </table:table-cell>
          <table:table-cell office:value-type="float" office:value="0" calcext:value-type="float">
            <text:p>0</text:p>
          </table:table-cell>
          <table:table-cell office:value-type="float" office:value="-189743.6" calcext:value-type="float">
            <text:p>-18974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24663" calcext:value-type="float">
            <text:p>-0.0004246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6.536426" calcext:value-type="float">
            <text:p>6.536426</text:p>
          </table:table-cell>
          <table:table-cell office:value-type="float" office:value="1080.147" calcext:value-type="float">
            <text:p>1080.147</text:p>
          </table:table-cell>
          <table:table-cell office:value-type="float" office:value="0" calcext:value-type="float">
            <text:p>0</text:p>
          </table:table-cell>
          <table:table-cell office:value-type="float" office:value="-0.04285174" calcext:value-type="float">
            <text:p>-0.04285174</text:p>
          </table:table-cell>
          <table:table-cell office:value-type="float" office:value="0.06344077" calcext:value-type="float">
            <text:p>0.06344077</text:p>
          </table:table-cell>
          <table:table-cell office:value-type="float" office:value="33.23025" calcext:value-type="float">
            <text:p>33.23025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051397" calcext:value-type="float">
            <text:p>0.00305139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068388" calcext:value-type="float">
            <text:p>5.068388</text:p>
          </table:table-cell>
          <table:table-cell office:value-type="float" office:value="-0.002483984" calcext:value-type="float">
            <text:p>-0.002483984</text:p>
          </table:table-cell>
          <table:table-cell office:value-type="float" office:value="-0.02301034" calcext:value-type="float">
            <text:p>-0.02301034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32725" calcext:value-type="float">
            <text:p>8.832725</text:p>
          </table:table-cell>
          <table:table-cell office:value-type="float" office:value="1.519291" calcext:value-type="float">
            <text:p>1.519291</text:p>
          </table:table-cell>
          <table:table-cell office:value-type="float" office:value="0.04770906" calcext:value-type="float">
            <text:p>0.04770906</text:p>
          </table:table-cell>
          <table:table-cell office:value-type="float" office:value="0.04228237" calcext:value-type="float">
            <text:p>0.04228237</text:p>
          </table:table-cell>
          <table:table-cell office:value-type="float" office:value="0.02877938" calcext:value-type="float">
            <text:p>0.02877938</text:p>
          </table:table-cell>
          <table:table-cell office:value-type="float" office:value="0.02795175" calcext:value-type="float">
            <text:p>0.02795175</text:p>
          </table:table-cell>
          <table:table-cell office:value-type="float" office:value="0.0143386" calcext:value-type="float">
            <text:p>0.0143386</text:p>
          </table:table-cell>
          <table:table-cell office:value-type="float" office:value="0.01051628" calcext:value-type="float">
            <text:p>0.01051628</text:p>
          </table:table-cell>
          <table:table-cell office:value-type="float" office:value="0.02219906" calcext:value-type="float">
            <text:p>0.02219906</text:p>
          </table:table-cell>
          <table:table-cell office:value-type="float" office:value="0.01947718" calcext:value-type="float">
            <text:p>0.01947718</text:p>
          </table:table-cell>
          <table:table-cell office:value-type="float" office:value="0.01833866" calcext:value-type="float">
            <text:p>0.01833866</text:p>
          </table:table-cell>
          <table:table-cell office:value-type="float" office:value="0.01863089" calcext:value-type="float">
            <text:p>0.01863089</text:p>
          </table:table-cell>
          <table:table-cell office:value-type="float" office:value="0.01964813" calcext:value-type="float">
            <text:p>0.01964813</text:p>
          </table:table-cell>
          <table:table-cell office:value-type="float" office:value="0.005213685" calcext:value-type="float">
            <text:p>0.005213685</text:p>
          </table:table-cell>
          <table:table-cell office:value-type="float" office:value="0.004016137" calcext:value-type="float">
            <text:p>0.004016137</text:p>
          </table:table-cell>
          <table:table-cell office:value-type="float" office:value="0" calcext:value-type="float">
            <text:p>0</text:p>
          </table:table-cell>
          <table:table-cell office:value-type="float" office:value="3.416794" calcext:value-type="float">
            <text:p>3.416794</text:p>
          </table:table-cell>
          <table:table-cell office:value-type="float" office:value="7.532476" calcext:value-type="float">
            <text:p>7.532476</text:p>
          </table:table-cell>
          <table:table-cell office:value-type="float" office:value="9.855091" calcext:value-type="float">
            <text:p>9.855091</text:p>
          </table:table-cell>
          <table:table-cell office:value-type="float" office:value="12.89118" calcext:value-type="float">
            <text:p>12.89118</text:p>
          </table:table-cell>
          <table:table-cell office:value-type="float" office:value="16.77081" calcext:value-type="float">
            <text:p>16.77081</text:p>
          </table:table-cell>
          <table:table-cell office:value-type="float" office:value="15.13422" calcext:value-type="float">
            <text:p>15.13422</text:p>
          </table:table-cell>
          <table:table-cell office:value-type="float" office:value="16.79299" calcext:value-type="float">
            <text:p>16.79299</text:p>
          </table:table-cell>
          <table:table-cell office:value-type="float" office:value="24.51206" calcext:value-type="float">
            <text:p>24.51206</text:p>
          </table:table-cell>
          <table:table-cell office:value-type="float" office:value="21.32821" calcext:value-type="float">
            <text:p>21.32821</text:p>
          </table:table-cell>
          <table:table-cell office:value-type="float" office:value="9.713749" calcext:value-type="float">
            <text:p>9.713749</text:p>
          </table:table-cell>
          <table:table-cell office:value-type="float" office:value="3.66381" calcext:value-type="float">
            <text:p>3.66381</text:p>
          </table:table-cell>
          <table:table-cell office:value-type="float" office:value="1.210071" calcext:value-type="float">
            <text:p>1.210071</text:p>
          </table:table-cell>
          <table:table-cell office:value-type="float" office:value="0.4603687" calcext:value-type="float">
            <text:p>0.4603687</text:p>
          </table:table-cell>
          <table:table-cell office:value-type="float" office:value="0.3589337" calcext:value-type="float">
            <text:p>0.3589337</text:p>
          </table:table-cell>
          <table:table-cell office:value-type="float" office:value="0" calcext:value-type="float">
            <text:p>0</text:p>
          </table:table-cell>
          <table:table-cell office:value-type="float" office:value="-192508.1" calcext:value-type="float">
            <text:p>-19250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281479" calcext:value-type="float">
            <text:p>-0.00042814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6.516465" calcext:value-type="float">
            <text:p>6.516465</text:p>
          </table:table-cell>
          <table:table-cell office:value-type="float" office:value="1080.111" calcext:value-type="float">
            <text:p>1080.111</text:p>
          </table:table-cell>
          <table:table-cell office:value-type="float" office:value="0" calcext:value-type="float">
            <text:p>0</text:p>
          </table:table-cell>
          <table:table-cell office:value-type="float" office:value="-0.07778319" calcext:value-type="float">
            <text:p>-0.07778319</text:p>
          </table:table-cell>
          <table:table-cell office:value-type="float" office:value="0.06408544" calcext:value-type="float">
            <text:p>0.06408544</text:p>
          </table:table-cell>
          <table:table-cell office:value-type="float" office:value="33.15421" calcext:value-type="float">
            <text:p>33.1542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085565" calcext:value-type="float">
            <text:p>0.003085565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160493" calcext:value-type="float">
            <text:p>5.160493</text:p>
          </table:table-cell>
          <table:table-cell office:value-type="float" office:value="-0.002500855" calcext:value-type="float">
            <text:p>-0.002500855</text:p>
          </table:table-cell>
          <table:table-cell office:value-type="float" office:value="-0.0229945" calcext:value-type="float">
            <text:p>-0.0229945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20469" calcext:value-type="float">
            <text:p>8.820469</text:p>
          </table:table-cell>
          <table:table-cell office:value-type="float" office:value="1.595709" calcext:value-type="float">
            <text:p>1.595709</text:p>
          </table:table-cell>
          <table:table-cell office:value-type="float" office:value="0.0491091" calcext:value-type="float">
            <text:p>0.0491091</text:p>
          </table:table-cell>
          <table:table-cell office:value-type="float" office:value="0.04282213" calcext:value-type="float">
            <text:p>0.04282213</text:p>
          </table:table-cell>
          <table:table-cell office:value-type="float" office:value="0.02861414" calcext:value-type="float">
            <text:p>0.02861414</text:p>
          </table:table-cell>
          <table:table-cell office:value-type="float" office:value="0.02768429" calcext:value-type="float">
            <text:p>0.02768429</text:p>
          </table:table-cell>
          <table:table-cell office:value-type="float" office:value="0.01412513" calcext:value-type="float">
            <text:p>0.01412513</text:p>
          </table:table-cell>
          <table:table-cell office:value-type="float" office:value="0.01032799" calcext:value-type="float">
            <text:p>0.01032799</text:p>
          </table:table-cell>
          <table:table-cell office:value-type="float" office:value="0.02212687" calcext:value-type="float">
            <text:p>0.02212687</text:p>
          </table:table-cell>
          <table:table-cell office:value-type="float" office:value="0.01937933" calcext:value-type="float">
            <text:p>0.01937933</text:p>
          </table:table-cell>
          <table:table-cell office:value-type="float" office:value="0.01827439" calcext:value-type="float">
            <text:p>0.01827439</text:p>
          </table:table-cell>
          <table:table-cell office:value-type="float" office:value="0.018564" calcext:value-type="float">
            <text:p>0.018564</text:p>
          </table:table-cell>
          <table:table-cell office:value-type="float" office:value="0.01959963" calcext:value-type="float">
            <text:p>0.01959963</text:p>
          </table:table-cell>
          <table:table-cell office:value-type="float" office:value="0.005215434" calcext:value-type="float">
            <text:p>0.005215434</text:p>
          </table:table-cell>
          <table:table-cell office:value-type="float" office:value="0.004015366" calcext:value-type="float">
            <text:p>0.004015366</text:p>
          </table:table-cell>
          <table:table-cell office:value-type="float" office:value="0" calcext:value-type="float">
            <text:p>0</text:p>
          </table:table-cell>
          <table:table-cell office:value-type="float" office:value="3.520323" calcext:value-type="float">
            <text:p>3.520323</text:p>
          </table:table-cell>
          <table:table-cell office:value-type="float" office:value="7.730888" calcext:value-type="float">
            <text:p>7.730888</text:p>
          </table:table-cell>
          <table:table-cell office:value-type="float" office:value="9.869143" calcext:value-type="float">
            <text:p>9.869143</text:p>
          </table:table-cell>
          <table:table-cell office:value-type="float" office:value="12.89561" calcext:value-type="float">
            <text:p>12.89561</text:p>
          </table:table-cell>
          <table:table-cell office:value-type="float" office:value="16.76386" calcext:value-type="float">
            <text:p>16.76386</text:p>
          </table:table-cell>
          <table:table-cell office:value-type="float" office:value="15.1285" calcext:value-type="float">
            <text:p>15.1285</text:p>
          </table:table-cell>
          <table:table-cell office:value-type="float" office:value="16.78166" calcext:value-type="float">
            <text:p>16.78166</text:p>
          </table:table-cell>
          <table:table-cell office:value-type="float" office:value="24.46937" calcext:value-type="float">
            <text:p>24.46937</text:p>
          </table:table-cell>
          <table:table-cell office:value-type="float" office:value="21.22106" calcext:value-type="float">
            <text:p>21.22106</text:p>
          </table:table-cell>
          <table:table-cell office:value-type="float" office:value="9.687675" calcext:value-type="float">
            <text:p>9.687675</text:p>
          </table:table-cell>
          <table:table-cell office:value-type="float" office:value="3.656323" calcext:value-type="float">
            <text:p>3.656323</text:p>
          </table:table-cell>
          <table:table-cell office:value-type="float" office:value="1.21197" calcext:value-type="float">
            <text:p>1.21197</text:p>
          </table:table-cell>
          <table:table-cell office:value-type="float" office:value="0.4612567" calcext:value-type="float">
            <text:p>0.4612567</text:p>
          </table:table-cell>
          <table:table-cell office:value-type="float" office:value="0.3589612" calcext:value-type="float">
            <text:p>0.3589612</text:p>
          </table:table-cell>
          <table:table-cell office:value-type="float" office:value="0" calcext:value-type="float">
            <text:p>0</text:p>
          </table:table-cell>
          <table:table-cell office:value-type="float" office:value="-195394.6" calcext:value-type="float">
            <text:p>-19539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21511" calcext:value-type="float">
            <text:p>-0.00043215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6.492316" calcext:value-type="float">
            <text:p>6.492316</text:p>
          </table:table-cell>
          <table:table-cell office:value-type="float" office:value="1080.069" calcext:value-type="float">
            <text:p>1080.069</text:p>
          </table:table-cell>
          <table:table-cell office:value-type="float" office:value="0" calcext:value-type="float">
            <text:p>0</text:p>
          </table:table-cell>
          <table:table-cell office:value-type="float" office:value="-0.1281595" calcext:value-type="float">
            <text:p>-0.1281595</text:p>
          </table:table-cell>
          <table:table-cell office:value-type="float" office:value="0.06517199" calcext:value-type="float">
            <text:p>0.06517199</text:p>
          </table:table-cell>
          <table:table-cell office:value-type="float" office:value="33.11522" calcext:value-type="float">
            <text:p>33.11522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05749" calcext:value-type="float">
            <text:p>0.003105749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08913" calcext:value-type="float">
            <text:p>5.208913</text:p>
          </table:table-cell>
          <table:table-cell office:value-type="float" office:value="-0.00252468" calcext:value-type="float">
            <text:p>-0.00252468</text:p>
          </table:table-cell>
          <table:table-cell office:value-type="float" office:value="-0.02297945" calcext:value-type="float">
            <text:p>-0.02297945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801759" calcext:value-type="float">
            <text:p>8.801759</text:p>
          </table:table-cell>
          <table:table-cell office:value-type="float" office:value="1.693571" calcext:value-type="float">
            <text:p>1.693571</text:p>
          </table:table-cell>
          <table:table-cell office:value-type="float" office:value="0.05283044" calcext:value-type="float">
            <text:p>0.05283044</text:p>
          </table:table-cell>
          <table:table-cell office:value-type="float" office:value="0.04550774" calcext:value-type="float">
            <text:p>0.04550774</text:p>
          </table:table-cell>
          <table:table-cell office:value-type="float" office:value="0.02851177" calcext:value-type="float">
            <text:p>0.02851177</text:p>
          </table:table-cell>
          <table:table-cell office:value-type="float" office:value="0.02756369" calcext:value-type="float">
            <text:p>0.02756369</text:p>
          </table:table-cell>
          <table:table-cell office:value-type="float" office:value="0.01391465" calcext:value-type="float">
            <text:p>0.01391465</text:p>
          </table:table-cell>
          <table:table-cell office:value-type="float" office:value="0.01015267" calcext:value-type="float">
            <text:p>0.01015267</text:p>
          </table:table-cell>
          <table:table-cell office:value-type="float" office:value="0.02203678" calcext:value-type="float">
            <text:p>0.02203678</text:p>
          </table:table-cell>
          <table:table-cell office:value-type="float" office:value="0.01929368" calcext:value-type="float">
            <text:p>0.01929368</text:p>
          </table:table-cell>
          <table:table-cell office:value-type="float" office:value="0.01821494" calcext:value-type="float">
            <text:p>0.01821494</text:p>
          </table:table-cell>
          <table:table-cell office:value-type="float" office:value="0.01849908" calcext:value-type="float">
            <text:p>0.01849908</text:p>
          </table:table-cell>
          <table:table-cell office:value-type="float" office:value="0.01955154" calcext:value-type="float">
            <text:p>0.01955154</text:p>
          </table:table-cell>
          <table:table-cell office:value-type="float" office:value="0.005215949" calcext:value-type="float">
            <text:p>0.005215949</text:p>
          </table:table-cell>
          <table:table-cell office:value-type="float" office:value="0.004014594" calcext:value-type="float">
            <text:p>0.004014594</text:p>
          </table:table-cell>
          <table:table-cell office:value-type="float" office:value="0" calcext:value-type="float">
            <text:p>0</text:p>
          </table:table-cell>
          <table:table-cell office:value-type="float" office:value="3.61515" calcext:value-type="float">
            <text:p>3.61515</text:p>
          </table:table-cell>
          <table:table-cell office:value-type="float" office:value="7.892338" calcext:value-type="float">
            <text:p>7.892338</text:p>
          </table:table-cell>
          <table:table-cell office:value-type="float" office:value="9.864354" calcext:value-type="float">
            <text:p>9.864354</text:p>
          </table:table-cell>
          <table:table-cell office:value-type="float" office:value="12.86593" calcext:value-type="float">
            <text:p>12.86593</text:p>
          </table:table-cell>
          <table:table-cell office:value-type="float" office:value="16.7279" calcext:value-type="float">
            <text:p>16.7279</text:p>
          </table:table-cell>
          <table:table-cell office:value-type="float" office:value="15.12005" calcext:value-type="float">
            <text:p>15.12005</text:p>
          </table:table-cell>
          <table:table-cell office:value-type="float" office:value="16.77481" calcext:value-type="float">
            <text:p>16.77481</text:p>
          </table:table-cell>
          <table:table-cell office:value-type="float" office:value="24.45438" calcext:value-type="float">
            <text:p>24.45438</text:p>
          </table:table-cell>
          <table:table-cell office:value-type="float" office:value="21.16869" calcext:value-type="float">
            <text:p>21.16869</text:p>
          </table:table-cell>
          <table:table-cell office:value-type="float" office:value="9.671716" calcext:value-type="float">
            <text:p>9.671716</text:p>
          </table:table-cell>
          <table:table-cell office:value-type="float" office:value="3.649498" calcext:value-type="float">
            <text:p>3.649498</text:p>
          </table:table-cell>
          <table:table-cell office:value-type="float" office:value="1.213181" calcext:value-type="float">
            <text:p>1.213181</text:p>
          </table:table-cell>
          <table:table-cell office:value-type="float" office:value="0.4617739" calcext:value-type="float">
            <text:p>0.4617739</text:p>
          </table:table-cell>
          <table:table-cell office:value-type="float" office:value="0.3589888" calcext:value-type="float">
            <text:p>0.3589888</text:p>
          </table:table-cell>
          <table:table-cell office:value-type="float" office:value="0" calcext:value-type="float">
            <text:p>0</text:p>
          </table:table-cell>
          <table:table-cell office:value-type="float" office:value="-198420.4" calcext:value-type="float">
            <text:p>-19842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6901" calcext:value-type="float">
            <text:p>-0.0004369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6.468015" calcext:value-type="float">
            <text:p>6.468015</text:p>
          </table:table-cell>
          <table:table-cell office:value-type="float" office:value="1080.026" calcext:value-type="float">
            <text:p>1080.026</text:p>
          </table:table-cell>
          <table:table-cell office:value-type="float" office:value="0" calcext:value-type="float">
            <text:p>0</text:p>
          </table:table-cell>
          <table:table-cell office:value-type="float" office:value="-0.1826438" calcext:value-type="float">
            <text:p>-0.1826438</text:p>
          </table:table-cell>
          <table:table-cell office:value-type="float" office:value="0.0658881" calcext:value-type="float">
            <text:p>0.0658881</text:p>
          </table:table-cell>
          <table:table-cell office:value-type="float" office:value="33.09726" calcext:value-type="float">
            <text:p>33.0972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17993" calcext:value-type="float">
            <text:p>0.00311799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34739" calcext:value-type="float">
            <text:p>5.234739</text:p>
          </table:table-cell>
          <table:table-cell office:value-type="float" office:value="-0.002544554" calcext:value-type="float">
            <text:p>-0.002544554</text:p>
          </table:table-cell>
          <table:table-cell office:value-type="float" office:value="-0.0229642" calcext:value-type="float">
            <text:p>-0.0229642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785198" calcext:value-type="float">
            <text:p>8.785198</text:p>
          </table:table-cell>
          <table:table-cell office:value-type="float" office:value="1.762592" calcext:value-type="float">
            <text:p>1.762592</text:p>
          </table:table-cell>
          <table:table-cell office:value-type="float" office:value="0.05475103" calcext:value-type="float">
            <text:p>0.05475103</text:p>
          </table:table-cell>
          <table:table-cell office:value-type="float" office:value="0.04780567" calcext:value-type="float">
            <text:p>0.04780567</text:p>
          </table:table-cell>
          <table:table-cell office:value-type="float" office:value="0.02850332" calcext:value-type="float">
            <text:p>0.02850332</text:p>
          </table:table-cell>
          <table:table-cell office:value-type="float" office:value="0.02748175" calcext:value-type="float">
            <text:p>0.02748175</text:p>
          </table:table-cell>
          <table:table-cell office:value-type="float" office:value="0.01377352" calcext:value-type="float">
            <text:p>0.01377352</text:p>
          </table:table-cell>
          <table:table-cell office:value-type="float" office:value="0.01002105" calcext:value-type="float">
            <text:p>0.01002105</text:p>
          </table:table-cell>
          <table:table-cell office:value-type="float" office:value="0.02193476" calcext:value-type="float">
            <text:p>0.02193476</text:p>
          </table:table-cell>
          <table:table-cell office:value-type="float" office:value="0.01921512" calcext:value-type="float">
            <text:p>0.01921512</text:p>
          </table:table-cell>
          <table:table-cell office:value-type="float" office:value="0.01815944" calcext:value-type="float">
            <text:p>0.01815944</text:p>
          </table:table-cell>
          <table:table-cell office:value-type="float" office:value="0.0184362" calcext:value-type="float">
            <text:p>0.0184362</text:p>
          </table:table-cell>
          <table:table-cell office:value-type="float" office:value="0.0195038" calcext:value-type="float">
            <text:p>0.0195038</text:p>
          </table:table-cell>
          <table:table-cell office:value-type="float" office:value="0.005215501" calcext:value-type="float">
            <text:p>0.005215501</text:p>
          </table:table-cell>
          <table:table-cell office:value-type="float" office:value="0.004013814" calcext:value-type="float">
            <text:p>0.004013814</text:p>
          </table:table-cell>
          <table:table-cell office:value-type="float" office:value="0" calcext:value-type="float">
            <text:p>0</text:p>
          </table:table-cell>
          <table:table-cell office:value-type="float" office:value="3.712362" calcext:value-type="float">
            <text:p>3.712362</text:p>
          </table:table-cell>
          <table:table-cell office:value-type="float" office:value="7.963773" calcext:value-type="float">
            <text:p>7.963773</text:p>
          </table:table-cell>
          <table:table-cell office:value-type="float" office:value="9.938694" calcext:value-type="float">
            <text:p>9.938694</text:p>
          </table:table-cell>
          <table:table-cell office:value-type="float" office:value="12.83646" calcext:value-type="float">
            <text:p>12.83646</text:p>
          </table:table-cell>
          <table:table-cell office:value-type="float" office:value="16.67634" calcext:value-type="float">
            <text:p>16.67634</text:p>
          </table:table-cell>
          <table:table-cell office:value-type="float" office:value="15.10413" calcext:value-type="float">
            <text:p>15.10413</text:p>
          </table:table-cell>
          <table:table-cell office:value-type="float" office:value="16.76919" calcext:value-type="float">
            <text:p>16.76919</text:p>
          </table:table-cell>
          <table:table-cell office:value-type="float" office:value="24.44919" calcext:value-type="float">
            <text:p>24.44919</text:p>
          </table:table-cell>
          <table:table-cell office:value-type="float" office:value="21.14562" calcext:value-type="float">
            <text:p>21.14562</text:p>
          </table:table-cell>
          <table:table-cell office:value-type="float" office:value="9.662687" calcext:value-type="float">
            <text:p>9.662687</text:p>
          </table:table-cell>
          <table:table-cell office:value-type="float" office:value="3.644341" calcext:value-type="float">
            <text:p>3.644341</text:p>
          </table:table-cell>
          <table:table-cell office:value-type="float" office:value="1.213931" calcext:value-type="float">
            <text:p>1.213931</text:p>
          </table:table-cell>
          <table:table-cell office:value-type="float" office:value="0.4620071" calcext:value-type="float">
            <text:p>0.4620071</text:p>
          </table:table-cell>
          <table:table-cell office:value-type="float" office:value="0.3590164" calcext:value-type="float">
            <text:p>0.3590164</text:p>
          </table:table-cell>
          <table:table-cell office:value-type="float" office:value="0" calcext:value-type="float">
            <text:p>0</text:p>
          </table:table-cell>
          <table:table-cell office:value-type="float" office:value="-201463" calcext:value-type="float">
            <text:p>-201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17895" calcext:value-type="float">
            <text:p>-0.000441789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6.4337" calcext:value-type="float">
            <text:p>6.4337</text:p>
          </table:table-cell>
          <table:table-cell office:value-type="float" office:value="1079.97" calcext:value-type="float">
            <text:p>1079.97</text:p>
          </table:table-cell>
          <table:table-cell office:value-type="float" office:value="0" calcext:value-type="float">
            <text:p>0</text:p>
          </table:table-cell>
          <table:table-cell office:value-type="float" office:value="-0.2582011" calcext:value-type="float">
            <text:p>-0.2582011</text:p>
          </table:table-cell>
          <table:table-cell office:value-type="float" office:value="0.06786436" calcext:value-type="float">
            <text:p>0.06786436</text:p>
          </table:table-cell>
          <table:table-cell office:value-type="float" office:value="33.09074" calcext:value-type="float">
            <text:p>33.09074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25713" calcext:value-type="float">
            <text:p>0.00312571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49033" calcext:value-type="float">
            <text:p>5.249033</text:p>
          </table:table-cell>
          <table:table-cell office:value-type="float" office:value="-0.002587822" calcext:value-type="float">
            <text:p>-0.002587822</text:p>
          </table:table-cell>
          <table:table-cell office:value-type="float" office:value="-0.02295041" calcext:value-type="float">
            <text:p>-0.02295041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727174" calcext:value-type="float">
            <text:p>8.727174</text:p>
          </table:table-cell>
          <table:table-cell office:value-type="float" office:value="1.87281" calcext:value-type="float">
            <text:p>1.87281</text:p>
          </table:table-cell>
          <table:table-cell office:value-type="float" office:value="0.06840475" calcext:value-type="float">
            <text:p>0.06840475</text:p>
          </table:table-cell>
          <table:table-cell office:value-type="float" office:value="0.05548063" calcext:value-type="float">
            <text:p>0.05548063</text:p>
          </table:table-cell>
          <table:table-cell office:value-type="float" office:value="0.029513" calcext:value-type="float">
            <text:p>0.029513</text:p>
          </table:table-cell>
          <table:table-cell office:value-type="float" office:value="0.02770428" calcext:value-type="float">
            <text:p>0.02770428</text:p>
          </table:table-cell>
          <table:table-cell office:value-type="float" office:value="0.01362555" calcext:value-type="float">
            <text:p>0.01362555</text:p>
          </table:table-cell>
          <table:table-cell office:value-type="float" office:value="0.00989513" calcext:value-type="float">
            <text:p>0.00989513</text:p>
          </table:table-cell>
          <table:table-cell office:value-type="float" office:value="0.02182929" calcext:value-type="float">
            <text:p>0.02182929</text:p>
          </table:table-cell>
          <table:table-cell office:value-type="float" office:value="0.01913955" calcext:value-type="float">
            <text:p>0.01913955</text:p>
          </table:table-cell>
          <table:table-cell office:value-type="float" office:value="0.01810675" calcext:value-type="float">
            <text:p>0.01810675</text:p>
          </table:table-cell>
          <table:table-cell office:value-type="float" office:value="0.018375" calcext:value-type="float">
            <text:p>0.018375</text:p>
          </table:table-cell>
          <table:table-cell office:value-type="float" office:value="0.01945647" calcext:value-type="float">
            <text:p>0.01945647</text:p>
          </table:table-cell>
          <table:table-cell office:value-type="float" office:value="0.005214317" calcext:value-type="float">
            <text:p>0.005214317</text:p>
          </table:table-cell>
          <table:table-cell office:value-type="float" office:value="0.004013004" calcext:value-type="float">
            <text:p>0.004013004</text:p>
          </table:table-cell>
          <table:table-cell office:value-type="float" office:value="0" calcext:value-type="float">
            <text:p>0</text:p>
          </table:table-cell>
          <table:table-cell office:value-type="float" office:value="3.816226" calcext:value-type="float">
            <text:p>3.816226</text:p>
          </table:table-cell>
          <table:table-cell office:value-type="float" office:value="8.181527" calcext:value-type="float">
            <text:p>8.181527</text:p>
          </table:table-cell>
          <table:table-cell office:value-type="float" office:value="9.924435" calcext:value-type="float">
            <text:p>9.924435</text:p>
          </table:table-cell>
          <table:table-cell office:value-type="float" office:value="12.81575" calcext:value-type="float">
            <text:p>12.81575</text:p>
          </table:table-cell>
          <table:table-cell office:value-type="float" office:value="16.61757" calcext:value-type="float">
            <text:p>16.61757</text:p>
          </table:table-cell>
          <table:table-cell office:value-type="float" office:value="15.08084" calcext:value-type="float">
            <text:p>15.08084</text:p>
          </table:table-cell>
          <table:table-cell office:value-type="float" office:value="16.75706" calcext:value-type="float">
            <text:p>16.75706</text:p>
          </table:table-cell>
          <table:table-cell office:value-type="float" office:value="24.44699" calcext:value-type="float">
            <text:p>24.44699</text:p>
          </table:table-cell>
          <table:table-cell office:value-type="float" office:value="21.13781" calcext:value-type="float">
            <text:p>21.13781</text:p>
          </table:table-cell>
          <table:table-cell office:value-type="float" office:value="9.65804" calcext:value-type="float">
            <text:p>9.65804</text:p>
          </table:table-cell>
          <table:table-cell office:value-type="float" office:value="3.640861" calcext:value-type="float">
            <text:p>3.640861</text:p>
          </table:table-cell>
          <table:table-cell office:value-type="float" office:value="1.21438" calcext:value-type="float">
            <text:p>1.21438</text:p>
          </table:table-cell>
          <table:table-cell office:value-type="float" office:value="0.4620273" calcext:value-type="float">
            <text:p>0.4620273</text:p>
          </table:table-cell>
          <table:table-cell office:value-type="float" office:value="0.3590439" calcext:value-type="float">
            <text:p>0.3590439</text:p>
          </table:table-cell>
          <table:table-cell office:value-type="float" office:value="0" calcext:value-type="float">
            <text:p>0</text:p>
          </table:table-cell>
          <table:table-cell office:value-type="float" office:value="-205058.4" calcext:value-type="float">
            <text:p>-20505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476501" calcext:value-type="float">
            <text:p>-0.00044765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6.413404" calcext:value-type="float">
            <text:p>6.413404</text:p>
          </table:table-cell>
          <table:table-cell office:value-type="float" office:value="1079.927" calcext:value-type="float">
            <text:p>1079.927</text:p>
          </table:table-cell>
          <table:table-cell office:value-type="float" office:value="0" calcext:value-type="float">
            <text:p>0</text:p>
          </table:table-cell>
          <table:table-cell office:value-type="float" office:value="-0.3152751" calcext:value-type="float">
            <text:p>-0.3152751</text:p>
          </table:table-cell>
          <table:table-cell office:value-type="float" office:value="0.06682603" calcext:value-type="float">
            <text:p>0.06682603</text:p>
          </table:table-cell>
          <table:table-cell office:value-type="float" office:value="33.08582" calcext:value-type="float">
            <text:p>33.08582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30623" calcext:value-type="float">
            <text:p>0.003130623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56443" calcext:value-type="float">
            <text:p>5.256443</text:p>
          </table:table-cell>
          <table:table-cell office:value-type="float" office:value="-0.002605748" calcext:value-type="float">
            <text:p>-0.002605748</text:p>
          </table:table-cell>
          <table:table-cell office:value-type="float" office:value="-0.02293424" calcext:value-type="float">
            <text:p>-0.02293424</text:p>
          </table:table-cell>
          <table:table-cell office:value-type="float" office:value="0.00000002492587" calcext:value-type="float">
            <text:p>2.492587E-08</text:p>
          </table:table-cell>
          <table:table-cell office:value-type="float" office:value="8.721815" calcext:value-type="float">
            <text:p>8.721815</text:p>
          </table:table-cell>
          <table:table-cell office:value-type="float" office:value="1.873981" calcext:value-type="float">
            <text:p>1.873981</text:p>
          </table:table-cell>
          <table:table-cell office:value-type="float" office:value="0.05676097" calcext:value-type="float">
            <text:p>0.05676097</text:p>
          </table:table-cell>
          <table:table-cell office:value-type="float" office:value="0.04780291" calcext:value-type="float">
            <text:p>0.04780291</text:p>
          </table:table-cell>
          <table:table-cell office:value-type="float" office:value="0.02885227" calcext:value-type="float">
            <text:p>0.02885227</text:p>
          </table:table-cell>
          <table:table-cell office:value-type="float" office:value="0.02747826" calcext:value-type="float">
            <text:p>0.02747826</text:p>
          </table:table-cell>
          <table:table-cell office:value-type="float" office:value="0.01356489" calcext:value-type="float">
            <text:p>0.01356489</text:p>
          </table:table-cell>
          <table:table-cell office:value-type="float" office:value="0.009857594" calcext:value-type="float">
            <text:p>0.009857594</text:p>
          </table:table-cell>
          <table:table-cell office:value-type="float" office:value="0.02173588" calcext:value-type="float">
            <text:p>0.02173588</text:p>
          </table:table-cell>
          <table:table-cell office:value-type="float" office:value="0.01905521" calcext:value-type="float">
            <text:p>0.01905521</text:p>
          </table:table-cell>
          <table:table-cell office:value-type="float" office:value="0.01805542" calcext:value-type="float">
            <text:p>0.01805542</text:p>
          </table:table-cell>
          <table:table-cell office:value-type="float" office:value="0.01831468" calcext:value-type="float">
            <text:p>0.01831468</text:p>
          </table:table-cell>
          <table:table-cell office:value-type="float" office:value="0.01940947" calcext:value-type="float">
            <text:p>0.01940947</text:p>
          </table:table-cell>
          <table:table-cell office:value-type="float" office:value="0.005212639" calcext:value-type="float">
            <text:p>0.005212639</text:p>
          </table:table-cell>
          <table:table-cell office:value-type="float" office:value="0.004012191" calcext:value-type="float">
            <text:p>0.004012191</text:p>
          </table:table-cell>
          <table:table-cell office:value-type="float" office:value="0" calcext:value-type="float">
            <text:p>0</text:p>
          </table:table-cell>
          <table:table-cell office:value-type="float" office:value="3.951676" calcext:value-type="float">
            <text:p>3.951676</text:p>
          </table:table-cell>
          <table:table-cell office:value-type="float" office:value="8.157594" calcext:value-type="float">
            <text:p>8.157594</text:p>
          </table:table-cell>
          <table:table-cell office:value-type="float" office:value="9.999904" calcext:value-type="float">
            <text:p>9.999904</text:p>
          </table:table-cell>
          <table:table-cell office:value-type="float" office:value="12.80416" calcext:value-type="float">
            <text:p>12.80416</text:p>
          </table:table-cell>
          <table:table-cell office:value-type="float" office:value="16.57242" calcext:value-type="float">
            <text:p>16.57242</text:p>
          </table:table-cell>
          <table:table-cell office:value-type="float" office:value="15.04674" calcext:value-type="float">
            <text:p>15.04674</text:p>
          </table:table-cell>
          <table:table-cell office:value-type="float" office:value="16.74664" calcext:value-type="float">
            <text:p>16.74664</text:p>
          </table:table-cell>
          <table:table-cell office:value-type="float" office:value="24.44873" calcext:value-type="float">
            <text:p>24.44873</text:p>
          </table:table-cell>
          <table:table-cell office:value-type="float" office:value="21.13738" calcext:value-type="float">
            <text:p>21.13738</text:p>
          </table:table-cell>
          <table:table-cell office:value-type="float" office:value="9.655896" calcext:value-type="float">
            <text:p>9.655896</text:p>
          </table:table-cell>
          <table:table-cell office:value-type="float" office:value="3.638739" calcext:value-type="float">
            <text:p>3.638739</text:p>
          </table:table-cell>
          <table:table-cell office:value-type="float" office:value="1.21486" calcext:value-type="float">
            <text:p>1.21486</text:p>
          </table:table-cell>
          <table:table-cell office:value-type="float" office:value="0.4619112" calcext:value-type="float">
            <text:p>0.4619112</text:p>
          </table:table-cell>
          <table:table-cell office:value-type="float" office:value="0.3590715" calcext:value-type="float">
            <text:p>0.3590715</text:p>
          </table:table-cell>
          <table:table-cell office:value-type="float" office:value="0" calcext:value-type="float">
            <text:p>0</text:p>
          </table:table-cell>
          <table:table-cell office:value-type="float" office:value="-208322.1" calcext:value-type="float">
            <text:p>-20832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520083" calcext:value-type="float">
            <text:p>-0.00045200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6.392579" calcext:value-type="float">
            <text:p>6.392579</text:p>
          </table:table-cell>
          <table:table-cell office:value-type="float" office:value="1079.884" calcext:value-type="float">
            <text:p>1079.884</text:p>
          </table:table-cell>
          <table:table-cell office:value-type="float" office:value="0" calcext:value-type="float">
            <text:p>0</text:p>
          </table:table-cell>
          <table:table-cell office:value-type="float" office:value="-0.3862956" calcext:value-type="float">
            <text:p>-0.3862956</text:p>
          </table:table-cell>
          <table:table-cell office:value-type="float" office:value="0.06670929" calcext:value-type="float">
            <text:p>0.06670929</text:p>
          </table:table-cell>
          <table:table-cell office:value-type="float" office:value="33.07281" calcext:value-type="float">
            <text:p>33.07281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31738" calcext:value-type="float">
            <text:p>0.003131738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5764" calcext:value-type="float">
            <text:p>5.25764</text:p>
          </table:table-cell>
          <table:table-cell office:value-type="float" office:value="-0.002628153" calcext:value-type="float">
            <text:p>-0.002628153</text:p>
          </table:table-cell>
          <table:table-cell office:value-type="float" office:value="-0.02291861" calcext:value-type="float">
            <text:p>-0.02291861</text:p>
          </table:table-cell>
          <table:table-cell office:value-type="float" office:value="0.0000000251135" calcext:value-type="float">
            <text:p>2.51135E-08</text:p>
          </table:table-cell>
          <table:table-cell office:value-type="float" office:value="8.712615" calcext:value-type="float">
            <text:p>8.712615</text:p>
          </table:table-cell>
          <table:table-cell office:value-type="float" office:value="1.893452" calcext:value-type="float">
            <text:p>1.893452</text:p>
          </table:table-cell>
          <table:table-cell office:value-type="float" office:value="0.05339334" calcext:value-type="float">
            <text:p>0.05339334</text:p>
          </table:table-cell>
          <table:table-cell office:value-type="float" office:value="0.04709431" calcext:value-type="float">
            <text:p>0.04709431</text:p>
          </table:table-cell>
          <table:table-cell office:value-type="float" office:value="0.02858634" calcext:value-type="float">
            <text:p>0.02858634</text:p>
          </table:table-cell>
          <table:table-cell office:value-type="float" office:value="0.02730604" calcext:value-type="float">
            <text:p>0.02730604</text:p>
          </table:table-cell>
          <table:table-cell office:value-type="float" office:value="0.01355955" calcext:value-type="float">
            <text:p>0.01355955</text:p>
          </table:table-cell>
          <table:table-cell office:value-type="float" office:value="0.009842494" calcext:value-type="float">
            <text:p>0.009842494</text:p>
          </table:table-cell>
          <table:table-cell office:value-type="float" office:value="0.0216831" calcext:value-type="float">
            <text:p>0.0216831</text:p>
          </table:table-cell>
          <table:table-cell office:value-type="float" office:value="0.01897523" calcext:value-type="float">
            <text:p>0.01897523</text:p>
          </table:table-cell>
          <table:table-cell office:value-type="float" office:value="0.01800606" calcext:value-type="float">
            <text:p>0.01800606</text:p>
          </table:table-cell>
          <table:table-cell office:value-type="float" office:value="0.01825639" calcext:value-type="float">
            <text:p>0.01825639</text:p>
          </table:table-cell>
          <table:table-cell office:value-type="float" office:value="0.01936396" calcext:value-type="float">
            <text:p>0.01936396</text:p>
          </table:table-cell>
          <table:table-cell office:value-type="float" office:value="0.00521082" calcext:value-type="float">
            <text:p>0.00521082</text:p>
          </table:table-cell>
          <table:table-cell office:value-type="float" office:value="0.004011374" calcext:value-type="float">
            <text:p>0.004011374</text:p>
          </table:table-cell>
          <table:table-cell office:value-type="float" office:value="0" calcext:value-type="float">
            <text:p>0</text:p>
          </table:table-cell>
          <table:table-cell office:value-type="float" office:value="4.077581" calcext:value-type="float">
            <text:p>4.077581</text:p>
          </table:table-cell>
          <table:table-cell office:value-type="float" office:value="8.119622" calcext:value-type="float">
            <text:p>8.119622</text:p>
          </table:table-cell>
          <table:table-cell office:value-type="float" office:value="9.888959" calcext:value-type="float">
            <text:p>9.888959</text:p>
          </table:table-cell>
          <table:table-cell office:value-type="float" office:value="12.7435" calcext:value-type="float">
            <text:p>12.7435</text:p>
          </table:table-cell>
          <table:table-cell office:value-type="float" office:value="16.50285" calcext:value-type="float">
            <text:p>16.50285</text:p>
          </table:table-cell>
          <table:table-cell office:value-type="float" office:value="15.00753" calcext:value-type="float">
            <text:p>15.00753</text:p>
          </table:table-cell>
          <table:table-cell office:value-type="float" office:value="16.7386" calcext:value-type="float">
            <text:p>16.7386</text:p>
          </table:table-cell>
          <table:table-cell office:value-type="float" office:value="24.45041" calcext:value-type="float">
            <text:p>24.45041</text:p>
          </table:table-cell>
          <table:table-cell office:value-type="float" office:value="21.14272" calcext:value-type="float">
            <text:p>21.14272</text:p>
          </table:table-cell>
          <table:table-cell office:value-type="float" office:value="9.656721" calcext:value-type="float">
            <text:p>9.656721</text:p>
          </table:table-cell>
          <table:table-cell office:value-type="float" office:value="3.638921" calcext:value-type="float">
            <text:p>3.638921</text:p>
          </table:table-cell>
          <table:table-cell office:value-type="float" office:value="1.215812" calcext:value-type="float">
            <text:p>1.215812</text:p>
          </table:table-cell>
          <table:table-cell office:value-type="float" office:value="0.4617744" calcext:value-type="float">
            <text:p>0.4617744</text:p>
          </table:table-cell>
          <table:table-cell office:value-type="float" office:value="0.3591002" calcext:value-type="float">
            <text:p>0.3591002</text:p>
          </table:table-cell>
          <table:table-cell office:value-type="float" office:value="0" calcext:value-type="float">
            <text:p>0</text:p>
          </table:table-cell>
          <table:table-cell office:value-type="float" office:value="-211415.5" calcext:value-type="float">
            <text:p>-2114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564274" calcext:value-type="float">
            <text:p>-0.00045642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6.366754" calcext:value-type="float">
            <text:p>6.366754</text:p>
          </table:table-cell>
          <table:table-cell office:value-type="float" office:value="1079.836" calcext:value-type="float">
            <text:p>1079.836</text:p>
          </table:table-cell>
          <table:table-cell office:value-type="float" office:value="0" calcext:value-type="float">
            <text:p>0</text:p>
          </table:table-cell>
          <table:table-cell office:value-type="float" office:value="-0.4713903" calcext:value-type="float">
            <text:p>-0.4713903</text:p>
          </table:table-cell>
          <table:table-cell office:value-type="float" office:value="0.06743103" calcext:value-type="float">
            <text:p>0.06743103</text:p>
          </table:table-cell>
          <table:table-cell office:value-type="float" office:value="33.05666" calcext:value-type="float">
            <text:p>33.05666</text:p>
          </table:table-cell>
          <table:table-cell office:value-type="float" office:value="0.5639259" calcext:value-type="float">
            <text:p>0.5639259</text:p>
          </table:table-cell>
          <table:table-cell office:value-type="float" office:value="0.003132147" calcext:value-type="float">
            <text:p>0.003132147</text:p>
          </table:table-cell>
          <table:table-cell office:value-type="float" office:value="0.002204707" calcext:value-type="float">
            <text:p>0.002204707</text:p>
          </table:table-cell>
          <table:table-cell office:value-type="float" office:value="5.257821" calcext:value-type="float">
            <text:p>5.257821</text:p>
          </table:table-cell>
          <table:table-cell office:value-type="float" office:value="-0.002655067" calcext:value-type="float">
            <text:p>-0.002655067</text:p>
          </table:table-cell>
          <table:table-cell office:value-type="float" office:value="-0.02290434" calcext:value-type="float">
            <text:p>-0.02290434</text:p>
          </table:table-cell>
          <table:table-cell office:value-type="float" office:value="0.00000002865692" calcext:value-type="float">
            <text:p>2.865692E-08</text:p>
          </table:table-cell>
          <table:table-cell office:value-type="float" office:value="8.691274" calcext:value-type="float">
            <text:p>8.691274</text:p>
          </table:table-cell>
          <table:table-cell office:value-type="float" office:value="1.932528" calcext:value-type="float">
            <text:p>1.932528</text:p>
          </table:table-cell>
          <table:table-cell office:value-type="float" office:value="0.05833295" calcext:value-type="float">
            <text:p>0.05833295</text:p>
          </table:table-cell>
          <table:table-cell office:value-type="float" office:value="0.05191695" calcext:value-type="float">
            <text:p>0.05191695</text:p>
          </table:table-cell>
          <table:table-cell office:value-type="float" office:value="0.02871704" calcext:value-type="float">
            <text:p>0.02871704</text:p>
          </table:table-cell>
          <table:table-cell office:value-type="float" office:value="0.02730002" calcext:value-type="float">
            <text:p>0.02730002</text:p>
          </table:table-cell>
          <table:table-cell office:value-type="float" office:value="0.01347087" calcext:value-type="float">
            <text:p>0.01347087</text:p>
          </table:table-cell>
          <table:table-cell office:value-type="float" office:value="0.009757063" calcext:value-type="float">
            <text:p>0.009757063</text:p>
          </table:table-cell>
          <table:table-cell office:value-type="float" office:value="0.02163939" calcext:value-type="float">
            <text:p>0.02163939</text:p>
          </table:table-cell>
          <table:table-cell office:value-type="float" office:value="0.01890239" calcext:value-type="float">
            <text:p>0.01890239</text:p>
          </table:table-cell>
          <table:table-cell office:value-type="float" office:value="0.01795857" calcext:value-type="float">
            <text:p>0.01795857</text:p>
          </table:table-cell>
          <table:table-cell office:value-type="float" office:value="0.0181982" calcext:value-type="float">
            <text:p>0.0181982</text:p>
          </table:table-cell>
          <table:table-cell office:value-type="float" office:value="0.01931829" calcext:value-type="float">
            <text:p>0.01931829</text:p>
          </table:table-cell>
          <table:table-cell office:value-type="float" office:value="0.005209202" calcext:value-type="float">
            <text:p>0.005209202</text:p>
          </table:table-cell>
          <table:table-cell office:value-type="float" office:value="0.004010556" calcext:value-type="float">
            <text:p>0.004010556</text:p>
          </table:table-cell>
          <table:table-cell office:value-type="float" office:value="0" calcext:value-type="float">
            <text:p>0</text:p>
          </table:table-cell>
          <table:table-cell office:value-type="float" office:value="4.185199" calcext:value-type="float">
            <text:p>4.185199</text:p>
          </table:table-cell>
          <table:table-cell office:value-type="float" office:value="8.105405" calcext:value-type="float">
            <text:p>8.105405</text:p>
          </table:table-cell>
          <table:table-cell office:value-type="float" office:value="9.834341" calcext:value-type="float">
            <text:p>9.834341</text:p>
          </table:table-cell>
          <table:table-cell office:value-type="float" office:value="12.63365" calcext:value-type="float">
            <text:p>12.63365</text:p>
          </table:table-cell>
          <table:table-cell office:value-type="float" office:value="16.39203" calcext:value-type="float">
            <text:p>16.39203</text:p>
          </table:table-cell>
          <table:table-cell office:value-type="float" office:value="14.95402" calcext:value-type="float">
            <text:p>14.95402</text:p>
          </table:table-cell>
          <table:table-cell office:value-type="float" office:value="16.72429" calcext:value-type="float">
            <text:p>16.72429</text:p>
          </table:table-cell>
          <table:table-cell office:value-type="float" office:value="24.45048" calcext:value-type="float">
            <text:p>24.45048</text:p>
          </table:table-cell>
          <table:table-cell office:value-type="float" office:value="21.14732" calcext:value-type="float">
            <text:p>21.14732</text:p>
          </table:table-cell>
          <table:table-cell office:value-type="float" office:value="9.657979" calcext:value-type="float">
            <text:p>9.657979</text:p>
          </table:table-cell>
          <table:table-cell office:value-type="float" office:value="3.639572" calcext:value-type="float">
            <text:p>3.639572</text:p>
          </table:table-cell>
          <table:table-cell office:value-type="float" office:value="1.216808" calcext:value-type="float">
            <text:p>1.216808</text:p>
          </table:table-cell>
          <table:table-cell office:value-type="float" office:value="0.4617269" calcext:value-type="float">
            <text:p>0.4617269</text:p>
          </table:table-cell>
          <table:table-cell office:value-type="float" office:value="0.3591301" calcext:value-type="float">
            <text:p>0.3591301</text:p>
          </table:table-cell>
          <table:table-cell office:value-type="float" office:value="0" calcext:value-type="float">
            <text:p>0</text:p>
          </table:table-cell>
          <table:table-cell office:value-type="float" office:value="-214759.6" calcext:value-type="float">
            <text:p>-21475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615873" calcext:value-type="float">
            <text:p>-0.00046158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6.335793" calcext:value-type="float">
            <text:p>6.335793</text:p>
          </table:table-cell>
          <table:table-cell office:value-type="float" office:value="1079.763" calcext:value-type="float">
            <text:p>1079.763</text:p>
          </table:table-cell>
          <table:table-cell office:value-type="float" office:value="0" calcext:value-type="float">
            <text:p>0</text:p>
          </table:table-cell>
          <table:table-cell office:value-type="float" office:value="-0.5759502" calcext:value-type="float">
            <text:p>-0.5759502</text:p>
          </table:table-cell>
          <table:table-cell office:value-type="float" office:value="0.06600241" calcext:value-type="float">
            <text:p>0.06600241</text:p>
          </table:table-cell>
          <table:table-cell office:value-type="float" office:value="33.0421" calcext:value-type="float">
            <text:p>33.042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5398" calcext:value-type="float">
            <text:p>0.003135398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172" calcext:value-type="float">
            <text:p>5.259172</text:p>
          </table:table-cell>
          <table:table-cell office:value-type="float" office:value="-0.002689803" calcext:value-type="float">
            <text:p>-0.002689803</text:p>
          </table:table-cell>
          <table:table-cell office:value-type="float" office:value="-0.02289774" calcext:value-type="float">
            <text:p>-0.02289774</text:p>
          </table:table-cell>
          <table:table-cell office:value-type="float" office:value="0.00000003649318" calcext:value-type="float">
            <text:p>3.649318E-08</text:p>
          </table:table-cell>
          <table:table-cell office:value-type="float" office:value="8.659968" calcext:value-type="float">
            <text:p>8.659968</text:p>
          </table:table-cell>
          <table:table-cell office:value-type="float" office:value="1.638969" calcext:value-type="float">
            <text:p>1.638969</text:p>
          </table:table-cell>
          <table:table-cell office:value-type="float" office:value="0.09349519" calcext:value-type="float">
            <text:p>0.09349519</text:p>
          </table:table-cell>
          <table:table-cell office:value-type="float" office:value="0.05550322" calcext:value-type="float">
            <text:p>0.05550322</text:p>
          </table:table-cell>
          <table:table-cell office:value-type="float" office:value="0.02941307" calcext:value-type="float">
            <text:p>0.02941307</text:p>
          </table:table-cell>
          <table:table-cell office:value-type="float" office:value="0.02728458" calcext:value-type="float">
            <text:p>0.02728458</text:p>
          </table:table-cell>
          <table:table-cell office:value-type="float" office:value="0.01338437" calcext:value-type="float">
            <text:p>0.01338437</text:p>
          </table:table-cell>
          <table:table-cell office:value-type="float" office:value="0.009844645" calcext:value-type="float">
            <text:p>0.009844645</text:p>
          </table:table-cell>
          <table:table-cell office:value-type="float" office:value="0.02158102" calcext:value-type="float">
            <text:p>0.02158102</text:p>
          </table:table-cell>
          <table:table-cell office:value-type="float" office:value="0.01883312" calcext:value-type="float">
            <text:p>0.01883312</text:p>
          </table:table-cell>
          <table:table-cell office:value-type="float" office:value="0.01791319" calcext:value-type="float">
            <text:p>0.01791319</text:p>
          </table:table-cell>
          <table:table-cell office:value-type="float" office:value="0.01813991" calcext:value-type="float">
            <text:p>0.01813991</text:p>
          </table:table-cell>
          <table:table-cell office:value-type="float" office:value="0.01927172" calcext:value-type="float">
            <text:p>0.01927172</text:p>
          </table:table-cell>
          <table:table-cell office:value-type="float" office:value="0.005204886" calcext:value-type="float">
            <text:p>0.005204886</text:p>
          </table:table-cell>
          <table:table-cell office:value-type="float" office:value="0.004009532" calcext:value-type="float">
            <text:p>0.004009532</text:p>
          </table:table-cell>
          <table:table-cell office:value-type="float" office:value="0" calcext:value-type="float">
            <text:p>0</text:p>
          </table:table-cell>
          <table:table-cell office:value-type="float" office:value="2.260115" calcext:value-type="float">
            <text:p>2.260115</text:p>
          </table:table-cell>
          <table:table-cell office:value-type="float" office:value="8.537957" calcext:value-type="float">
            <text:p>8.537957</text:p>
          </table:table-cell>
          <table:table-cell office:value-type="float" office:value="10.07975" calcext:value-type="float">
            <text:p>10.07975</text:p>
          </table:table-cell>
          <table:table-cell office:value-type="float" office:value="12.42343" calcext:value-type="float">
            <text:p>12.42343</text:p>
          </table:table-cell>
          <table:table-cell office:value-type="float" office:value="16.38987" calcext:value-type="float">
            <text:p>16.38987</text:p>
          </table:table-cell>
          <table:table-cell office:value-type="float" office:value="14.95486" calcext:value-type="float">
            <text:p>14.95486</text:p>
          </table:table-cell>
          <table:table-cell office:value-type="float" office:value="16.48321" calcext:value-type="float">
            <text:p>16.48321</text:p>
          </table:table-cell>
          <table:table-cell office:value-type="float" office:value="24.47754" calcext:value-type="float">
            <text:p>24.47754</text:p>
          </table:table-cell>
          <table:table-cell office:value-type="float" office:value="21.14984" calcext:value-type="float">
            <text:p>21.14984</text:p>
          </table:table-cell>
          <table:table-cell office:value-type="float" office:value="9.658966" calcext:value-type="float">
            <text:p>9.658966</text:p>
          </table:table-cell>
          <table:table-cell office:value-type="float" office:value="3.640185" calcext:value-type="float">
            <text:p>3.640185</text:p>
          </table:table-cell>
          <table:table-cell office:value-type="float" office:value="1.217714" calcext:value-type="float">
            <text:p>1.217714</text:p>
          </table:table-cell>
          <table:table-cell office:value-type="float" office:value="0.4604726" calcext:value-type="float">
            <text:p>0.4604726</text:p>
          </table:table-cell>
          <table:table-cell office:value-type="float" office:value="0.3591698" calcext:value-type="float">
            <text:p>0.3591698</text:p>
          </table:table-cell>
          <table:table-cell office:value-type="float" office:value="0" calcext:value-type="float">
            <text:p>0</text:p>
          </table:table-cell>
          <table:table-cell office:value-type="float" office:value="-221062.4" calcext:value-type="float">
            <text:p>-22106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679096" calcext:value-type="float">
            <text:p>-0.00046790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6.311948" calcext:value-type="float">
            <text:p>6.311948</text:p>
          </table:table-cell>
          <table:table-cell office:value-type="float" office:value="1079.715" calcext:value-type="float">
            <text:p>1079.715</text:p>
          </table:table-cell>
          <table:table-cell office:value-type="float" office:value="0" calcext:value-type="float">
            <text:p>0</text:p>
          </table:table-cell>
          <table:table-cell office:value-type="float" office:value="-0.6823215" calcext:value-type="float">
            <text:p>-0.6823215</text:p>
          </table:table-cell>
          <table:table-cell office:value-type="float" office:value="0.06074155" calcext:value-type="float">
            <text:p>0.06074155</text:p>
          </table:table-cell>
          <table:table-cell office:value-type="float" office:value="33.00917" calcext:value-type="float">
            <text:p>33.0091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5532" calcext:value-type="float">
            <text:p>0.003135532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234" calcext:value-type="float">
            <text:p>5.259234</text:p>
          </table:table-cell>
          <table:table-cell office:value-type="float" office:value="-0.002733516" calcext:value-type="float">
            <text:p>-0.002733516</text:p>
          </table:table-cell>
          <table:table-cell office:value-type="float" office:value="-0.02288787" calcext:value-type="float">
            <text:p>-0.02288787</text:p>
          </table:table-cell>
          <table:table-cell office:value-type="float" office:value="0.00000005009762" calcext:value-type="float">
            <text:p>5.009762E-08</text:p>
          </table:table-cell>
          <table:table-cell office:value-type="float" office:value="8.656518" calcext:value-type="float">
            <text:p>8.656518</text:p>
          </table:table-cell>
          <table:table-cell office:value-type="float" office:value="1.270112" calcext:value-type="float">
            <text:p>1.270112</text:p>
          </table:table-cell>
          <table:table-cell office:value-type="float" office:value="0.0613762" calcext:value-type="float">
            <text:p>0.0613762</text:p>
          </table:table-cell>
          <table:table-cell office:value-type="float" office:value="0.05277814" calcext:value-type="float">
            <text:p>0.05277814</text:p>
          </table:table-cell>
          <table:table-cell office:value-type="float" office:value="0.02954413" calcext:value-type="float">
            <text:p>0.02954413</text:p>
          </table:table-cell>
          <table:table-cell office:value-type="float" office:value="0.02784231" calcext:value-type="float">
            <text:p>0.02784231</text:p>
          </table:table-cell>
          <table:table-cell office:value-type="float" office:value="0.01333838" calcext:value-type="float">
            <text:p>0.01333838</text:p>
          </table:table-cell>
          <table:table-cell office:value-type="float" office:value="0.009729858" calcext:value-type="float">
            <text:p>0.009729858</text:p>
          </table:table-cell>
          <table:table-cell office:value-type="float" office:value="0.02153641" calcext:value-type="float">
            <text:p>0.02153641</text:p>
          </table:table-cell>
          <table:table-cell office:value-type="float" office:value="0.01876908" calcext:value-type="float">
            <text:p>0.01876908</text:p>
          </table:table-cell>
          <table:table-cell office:value-type="float" office:value="0.01786965" calcext:value-type="float">
            <text:p>0.01786965</text:p>
          </table:table-cell>
          <table:table-cell office:value-type="float" office:value="0.0180814" calcext:value-type="float">
            <text:p>0.0180814</text:p>
          </table:table-cell>
          <table:table-cell office:value-type="float" office:value="0.01922467" calcext:value-type="float">
            <text:p>0.01922467</text:p>
          </table:table-cell>
          <table:table-cell office:value-type="float" office:value="0.005204466" calcext:value-type="float">
            <text:p>0.005204466</text:p>
          </table:table-cell>
          <table:table-cell office:value-type="float" office:value="0.004008685" calcext:value-type="float">
            <text:p>0.004008685</text:p>
          </table:table-cell>
          <table:table-cell office:value-type="float" office:value="0" calcext:value-type="float">
            <text:p>0</text:p>
          </table:table-cell>
          <table:table-cell office:value-type="float" office:value="3.364333" calcext:value-type="float">
            <text:p>3.364333</text:p>
          </table:table-cell>
          <table:table-cell office:value-type="float" office:value="6.388461" calcext:value-type="float">
            <text:p>6.388461</text:p>
          </table:table-cell>
          <table:table-cell office:value-type="float" office:value="9.747116" calcext:value-type="float">
            <text:p>9.747116</text:p>
          </table:table-cell>
          <table:table-cell office:value-type="float" office:value="12.81979" calcext:value-type="float">
            <text:p>12.81979</text:p>
          </table:table-cell>
          <table:table-cell office:value-type="float" office:value="17.0951" calcext:value-type="float">
            <text:p>17.0951</text:p>
          </table:table-cell>
          <table:table-cell office:value-type="float" office:value="15.39747" calcext:value-type="float">
            <text:p>15.39747</text:p>
          </table:table-cell>
          <table:table-cell office:value-type="float" office:value="15.62178" calcext:value-type="float">
            <text:p>15.62178</text:p>
          </table:table-cell>
          <table:table-cell office:value-type="float" office:value="24.57022" calcext:value-type="float">
            <text:p>24.57022</text:p>
          </table:table-cell>
          <table:table-cell office:value-type="float" office:value="21.17019" calcext:value-type="float">
            <text:p>21.17019</text:p>
          </table:table-cell>
          <table:table-cell office:value-type="float" office:value="9.660297" calcext:value-type="float">
            <text:p>9.660297</text:p>
          </table:table-cell>
          <table:table-cell office:value-type="float" office:value="3.640878" calcext:value-type="float">
            <text:p>3.640878</text:p>
          </table:table-cell>
          <table:table-cell office:value-type="float" office:value="1.218482" calcext:value-type="float">
            <text:p>1.218482</text:p>
          </table:table-cell>
          <table:table-cell office:value-type="float" office:value="0.4608962" calcext:value-type="float">
            <text:p>0.4608962</text:p>
          </table:table-cell>
          <table:table-cell office:value-type="float" office:value="0.3591996" calcext:value-type="float">
            <text:p>0.3591996</text:p>
          </table:table-cell>
          <table:table-cell office:value-type="float" office:value="0" calcext:value-type="float">
            <text:p>0</text:p>
          </table:table-cell>
          <table:table-cell office:value-type="float" office:value="-224836.1" calcext:value-type="float">
            <text:p>-22483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768406" calcext:value-type="float">
            <text:p>-0.00047684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6.28408" calcext:value-type="float">
            <text:p>6.28408</text:p>
          </table:table-cell>
          <table:table-cell office:value-type="float" office:value="1079.661" calcext:value-type="float">
            <text:p>1079.661</text:p>
          </table:table-cell>
          <table:table-cell office:value-type="float" office:value="0" calcext:value-type="float">
            <text:p>0</text:p>
          </table:table-cell>
          <table:table-cell office:value-type="float" office:value="-0.8170515" calcext:value-type="float">
            <text:p>-0.8170515</text:p>
          </table:table-cell>
          <table:table-cell office:value-type="float" office:value="0.06171983" calcext:value-type="float">
            <text:p>0.06171983</text:p>
          </table:table-cell>
          <table:table-cell office:value-type="float" office:value="32.95227" calcext:value-type="float">
            <text:p>32.9522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5666" calcext:value-type="float">
            <text:p>0.00313566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28" calcext:value-type="float">
            <text:p>5.25928</text:p>
          </table:table-cell>
          <table:table-cell office:value-type="float" office:value="-0.00276906" calcext:value-type="float">
            <text:p>-0.00276906</text:p>
          </table:table-cell>
          <table:table-cell office:value-type="float" office:value="-0.02287368" calcext:value-type="float">
            <text:p>-0.02287368</text:p>
          </table:table-cell>
          <table:table-cell office:value-type="float" office:value="0.00000006464343" calcext:value-type="float">
            <text:p>6.464343E-08</text:p>
          </table:table-cell>
          <table:table-cell office:value-type="float" office:value="8.634883" calcext:value-type="float">
            <text:p>8.634883</text:p>
          </table:table-cell>
          <table:table-cell office:value-type="float" office:value="1.360094" calcext:value-type="float">
            <text:p>1.360094</text:p>
          </table:table-cell>
          <table:table-cell office:value-type="float" office:value="0.06156753" calcext:value-type="float">
            <text:p>0.06156753</text:p>
          </table:table-cell>
          <table:table-cell office:value-type="float" office:value="0.05535387" calcext:value-type="float">
            <text:p>0.05535387</text:p>
          </table:table-cell>
          <table:table-cell office:value-type="float" office:value="0.02990136" calcext:value-type="float">
            <text:p>0.02990136</text:p>
          </table:table-cell>
          <table:table-cell office:value-type="float" office:value="0.02799881" calcext:value-type="float">
            <text:p>0.02799881</text:p>
          </table:table-cell>
          <table:table-cell office:value-type="float" office:value="0.01341446" calcext:value-type="float">
            <text:p>0.01341446</text:p>
          </table:table-cell>
          <table:table-cell office:value-type="float" office:value="0.009666066" calcext:value-type="float">
            <text:p>0.009666066</text:p>
          </table:table-cell>
          <table:table-cell office:value-type="float" office:value="0.02148863" calcext:value-type="float">
            <text:p>0.02148863</text:p>
          </table:table-cell>
          <table:table-cell office:value-type="float" office:value="0.01871104" calcext:value-type="float">
            <text:p>0.01871104</text:p>
          </table:table-cell>
          <table:table-cell office:value-type="float" office:value="0.01782778" calcext:value-type="float">
            <text:p>0.01782778</text:p>
          </table:table-cell>
          <table:table-cell office:value-type="float" office:value="0.01802274" calcext:value-type="float">
            <text:p>0.01802274</text:p>
          </table:table-cell>
          <table:table-cell office:value-type="float" office:value="0.01917754" calcext:value-type="float">
            <text:p>0.01917754</text:p>
          </table:table-cell>
          <table:table-cell office:value-type="float" office:value="0.005203769" calcext:value-type="float">
            <text:p>0.005203769</text:p>
          </table:table-cell>
          <table:table-cell office:value-type="float" office:value="0.004007823" calcext:value-type="float">
            <text:p>0.004007823</text:p>
          </table:table-cell>
          <table:table-cell office:value-type="float" office:value="0" calcext:value-type="float">
            <text:p>0</text:p>
          </table:table-cell>
          <table:table-cell office:value-type="float" office:value="3.350034" calcext:value-type="float">
            <text:p>3.350034</text:p>
          </table:table-cell>
          <table:table-cell office:value-type="float" office:value="6.176608" calcext:value-type="float">
            <text:p>6.176608</text:p>
          </table:table-cell>
          <table:table-cell office:value-type="float" office:value="9.28488" calcext:value-type="float">
            <text:p>9.28488</text:p>
          </table:table-cell>
          <table:table-cell office:value-type="float" office:value="12.3922" calcext:value-type="float">
            <text:p>12.3922</text:p>
          </table:table-cell>
          <table:table-cell office:value-type="float" office:value="16.53789" calcext:value-type="float">
            <text:p>16.53789</text:p>
          </table:table-cell>
          <table:table-cell office:value-type="float" office:value="15.37669" calcext:value-type="float">
            <text:p>15.37669</text:p>
          </table:table-cell>
          <table:table-cell office:value-type="float" office:value="15.59657" calcext:value-type="float">
            <text:p>15.59657</text:p>
          </table:table-cell>
          <table:table-cell office:value-type="float" office:value="24.58092" calcext:value-type="float">
            <text:p>24.58092</text:p>
          </table:table-cell>
          <table:table-cell office:value-type="float" office:value="21.19681" calcext:value-type="float">
            <text:p>21.19681</text:p>
          </table:table-cell>
          <table:table-cell office:value-type="float" office:value="9.662425" calcext:value-type="float">
            <text:p>9.662425</text:p>
          </table:table-cell>
          <table:table-cell office:value-type="float" office:value="3.64157" calcext:value-type="float">
            <text:p>3.64157</text:p>
          </table:table-cell>
          <table:table-cell office:value-type="float" office:value="1.219369" calcext:value-type="float">
            <text:p>1.219369</text:p>
          </table:table-cell>
          <table:table-cell office:value-type="float" office:value="0.4612417" calcext:value-type="float">
            <text:p>0.4612417</text:p>
          </table:table-cell>
          <table:table-cell office:value-type="float" office:value="0.3592296" calcext:value-type="float">
            <text:p>0.3592296</text:p>
          </table:table-cell>
          <table:table-cell office:value-type="float" office:value="0" calcext:value-type="float">
            <text:p>0</text:p>
          </table:table-cell>
          <table:table-cell office:value-type="float" office:value="-228503.9" calcext:value-type="float">
            <text:p>-22850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46117" calcext:value-type="float">
            <text:p>-0.00048461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6.261632" calcext:value-type="float">
            <text:p>6.261632</text:p>
          </table:table-cell>
          <table:table-cell office:value-type="float" office:value="1079.612" calcext:value-type="float">
            <text:p>1079.612</text:p>
          </table:table-cell>
          <table:table-cell office:value-type="float" office:value="0" calcext:value-type="float">
            <text:p>0</text:p>
          </table:table-cell>
          <table:table-cell office:value-type="float" office:value="-0.9676797" calcext:value-type="float">
            <text:p>-0.9676797</text:p>
          </table:table-cell>
          <table:table-cell office:value-type="float" office:value="0.06145035" calcext:value-type="float">
            <text:p>0.06145035</text:p>
          </table:table-cell>
          <table:table-cell office:value-type="float" office:value="32.87329" calcext:value-type="float">
            <text:p>32.87329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5802" calcext:value-type="float">
            <text:p>0.003135802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332" calcext:value-type="float">
            <text:p>5.259332</text:p>
          </table:table-cell>
          <table:table-cell office:value-type="float" office:value="-0.002794901" calcext:value-type="float">
            <text:p>-0.002794901</text:p>
          </table:table-cell>
          <table:table-cell office:value-type="float" office:value="-0.02286005" calcext:value-type="float">
            <text:p>-0.02286005</text:p>
          </table:table-cell>
          <table:table-cell office:value-type="float" office:value="0.00000008224062" calcext:value-type="float">
            <text:p>8.224062E-08</text:p>
          </table:table-cell>
          <table:table-cell office:value-type="float" office:value="8.629528" calcext:value-type="float">
            <text:p>8.629528</text:p>
          </table:table-cell>
          <table:table-cell office:value-type="float" office:value="1.392209" calcext:value-type="float">
            <text:p>1.392209</text:p>
          </table:table-cell>
          <table:table-cell office:value-type="float" office:value="0.05529696" calcext:value-type="float">
            <text:p>0.05529696</text:p>
          </table:table-cell>
          <table:table-cell office:value-type="float" office:value="0.05187814" calcext:value-type="float">
            <text:p>0.05187814</text:p>
          </table:table-cell>
          <table:table-cell office:value-type="float" office:value="0.02910522" calcext:value-type="float">
            <text:p>0.02910522</text:p>
          </table:table-cell>
          <table:table-cell office:value-type="float" office:value="0.02765181" calcext:value-type="float">
            <text:p>0.02765181</text:p>
          </table:table-cell>
          <table:table-cell office:value-type="float" office:value="0.01333661" calcext:value-type="float">
            <text:p>0.01333661</text:p>
          </table:table-cell>
          <table:table-cell office:value-type="float" office:value="0.009620955" calcext:value-type="float">
            <text:p>0.009620955</text:p>
          </table:table-cell>
          <table:table-cell office:value-type="float" office:value="0.0214381" calcext:value-type="float">
            <text:p>0.0214381</text:p>
          </table:table-cell>
          <table:table-cell office:value-type="float" office:value="0.01866068" calcext:value-type="float">
            <text:p>0.01866068</text:p>
          </table:table-cell>
          <table:table-cell office:value-type="float" office:value="0.01778712" calcext:value-type="float">
            <text:p>0.01778712</text:p>
          </table:table-cell>
          <table:table-cell office:value-type="float" office:value="0.01796397" calcext:value-type="float">
            <text:p>0.01796397</text:p>
          </table:table-cell>
          <table:table-cell office:value-type="float" office:value="0.01913021" calcext:value-type="float">
            <text:p>0.01913021</text:p>
          </table:table-cell>
          <table:table-cell office:value-type="float" office:value="0.005202875" calcext:value-type="float">
            <text:p>0.005202875</text:p>
          </table:table-cell>
          <table:table-cell office:value-type="float" office:value="0.004006962" calcext:value-type="float">
            <text:p>0.004006962</text:p>
          </table:table-cell>
          <table:table-cell office:value-type="float" office:value="0" calcext:value-type="float">
            <text:p>0</text:p>
          </table:table-cell>
          <table:table-cell office:value-type="float" office:value="3.638177" calcext:value-type="float">
            <text:p>3.638177</text:p>
          </table:table-cell>
          <table:table-cell office:value-type="float" office:value="5.736201" calcext:value-type="float">
            <text:p>5.736201</text:p>
          </table:table-cell>
          <table:table-cell office:value-type="float" office:value="8.876957" calcext:value-type="float">
            <text:p>8.876957</text:p>
          </table:table-cell>
          <table:table-cell office:value-type="float" office:value="12.01414" calcext:value-type="float">
            <text:p>12.01414</text:p>
          </table:table-cell>
          <table:table-cell office:value-type="float" office:value="16.04785" calcext:value-type="float">
            <text:p>16.04785</text:p>
          </table:table-cell>
          <table:table-cell office:value-type="float" office:value="15.19852" calcext:value-type="float">
            <text:p>15.19852</text:p>
          </table:table-cell>
          <table:table-cell office:value-type="float" office:value="15.58677" calcext:value-type="float">
            <text:p>15.58677</text:p>
          </table:table-cell>
          <table:table-cell office:value-type="float" office:value="24.58308" calcext:value-type="float">
            <text:p>24.58308</text:p>
          </table:table-cell>
          <table:table-cell office:value-type="float" office:value="21.22186" calcext:value-type="float">
            <text:p>21.22186</text:p>
          </table:table-cell>
          <table:table-cell office:value-type="float" office:value="9.665779" calcext:value-type="float">
            <text:p>9.665779</text:p>
          </table:table-cell>
          <table:table-cell office:value-type="float" office:value="3.642327" calcext:value-type="float">
            <text:p>3.642327</text:p>
          </table:table-cell>
          <table:table-cell office:value-type="float" office:value="1.220335" calcext:value-type="float">
            <text:p>1.220335</text:p>
          </table:table-cell>
          <table:table-cell office:value-type="float" office:value="0.461536" calcext:value-type="float">
            <text:p>0.461536</text:p>
          </table:table-cell>
          <table:table-cell office:value-type="float" office:value="0.3592595" calcext:value-type="float">
            <text:p>0.3592595</text:p>
          </table:table-cell>
          <table:table-cell office:value-type="float" office:value="0" calcext:value-type="float">
            <text:p>0</text:p>
          </table:table-cell>
          <table:table-cell office:value-type="float" office:value="-232391.6" calcext:value-type="float">
            <text:p>-23239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915744" calcext:value-type="float">
            <text:p>-0.00049157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6.239147" calcext:value-type="float">
            <text:p>6.239147</text:p>
          </table:table-cell>
          <table:table-cell office:value-type="float" office:value="1079.565" calcext:value-type="float">
            <text:p>1079.565</text:p>
          </table:table-cell>
          <table:table-cell office:value-type="float" office:value="0" calcext:value-type="float">
            <text:p>0</text:p>
          </table:table-cell>
          <table:table-cell office:value-type="float" office:value="-1.141508" calcext:value-type="float">
            <text:p>-1.141508</text:p>
          </table:table-cell>
          <table:table-cell office:value-type="float" office:value="0.05741337" calcext:value-type="float">
            <text:p>0.05741337</text:p>
          </table:table-cell>
          <table:table-cell office:value-type="float" office:value="32.77399" calcext:value-type="float">
            <text:p>32.77399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5936" calcext:value-type="float">
            <text:p>0.00313593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377" calcext:value-type="float">
            <text:p>5.259377</text:p>
          </table:table-cell>
          <table:table-cell office:value-type="float" office:value="-0.002836302" calcext:value-type="float">
            <text:p>-0.002836302</text:p>
          </table:table-cell>
          <table:table-cell office:value-type="float" office:value="-0.02284828" calcext:value-type="float">
            <text:p>-0.02284828</text:p>
          </table:table-cell>
          <table:table-cell office:value-type="float" office:value="0.0000001026485" calcext:value-type="float">
            <text:p>1.026485E-07</text:p>
          </table:table-cell>
          <table:table-cell office:value-type="float" office:value="8.627471" calcext:value-type="float">
            <text:p>8.627471</text:p>
          </table:table-cell>
          <table:table-cell office:value-type="float" office:value="1.010999" calcext:value-type="float">
            <text:p>1.010999</text:p>
          </table:table-cell>
          <table:table-cell office:value-type="float" office:value="0.05437532" calcext:value-type="float">
            <text:p>0.05437532</text:p>
          </table:table-cell>
          <table:table-cell office:value-type="float" office:value="0.05188081" calcext:value-type="float">
            <text:p>0.05188081</text:p>
          </table:table-cell>
          <table:table-cell office:value-type="float" office:value="0.0287099" calcext:value-type="float">
            <text:p>0.0287099</text:p>
          </table:table-cell>
          <table:table-cell office:value-type="float" office:value="0.02734427" calcext:value-type="float">
            <text:p>0.02734427</text:p>
          </table:table-cell>
          <table:table-cell office:value-type="float" office:value="0.01325439" calcext:value-type="float">
            <text:p>0.01325439</text:p>
          </table:table-cell>
          <table:table-cell office:value-type="float" office:value="0.00952856" calcext:value-type="float">
            <text:p>0.00952856</text:p>
          </table:table-cell>
          <table:table-cell office:value-type="float" office:value="0.02139359" calcext:value-type="float">
            <text:p>0.02139359</text:p>
          </table:table-cell>
          <table:table-cell office:value-type="float" office:value="0.01861873" calcext:value-type="float">
            <text:p>0.01861873</text:p>
          </table:table-cell>
          <table:table-cell office:value-type="float" office:value="0.01773958" calcext:value-type="float">
            <text:p>0.01773958</text:p>
          </table:table-cell>
          <table:table-cell office:value-type="float" office:value="0.01790515" calcext:value-type="float">
            <text:p>0.01790515</text:p>
          </table:table-cell>
          <table:table-cell office:value-type="float" office:value="0.01908265" calcext:value-type="float">
            <text:p>0.01908265</text:p>
          </table:table-cell>
          <table:table-cell office:value-type="float" office:value="0.005201833" calcext:value-type="float">
            <text:p>0.005201833</text:p>
          </table:table-cell>
          <table:table-cell office:value-type="float" office:value="0.00400607" calcext:value-type="float">
            <text:p>0.00400607</text:p>
          </table:table-cell>
          <table:table-cell office:value-type="float" office:value="0" calcext:value-type="float">
            <text:p>0</text:p>
          </table:table-cell>
          <table:table-cell office:value-type="float" office:value="3.952447" calcext:value-type="float">
            <text:p>3.952447</text:p>
          </table:table-cell>
          <table:table-cell office:value-type="float" office:value="5.173596" calcext:value-type="float">
            <text:p>5.173596</text:p>
          </table:table-cell>
          <table:table-cell office:value-type="float" office:value="8.341662" calcext:value-type="float">
            <text:p>8.341662</text:p>
          </table:table-cell>
          <table:table-cell office:value-type="float" office:value="11.63675" calcext:value-type="float">
            <text:p>11.63675</text:p>
          </table:table-cell>
          <table:table-cell office:value-type="float" office:value="15.59494" calcext:value-type="float">
            <text:p>15.59494</text:p>
          </table:table-cell>
          <table:table-cell office:value-type="float" office:value="14.99936" calcext:value-type="float">
            <text:p>14.99936</text:p>
          </table:table-cell>
          <table:table-cell office:value-type="float" office:value="15.5453" calcext:value-type="float">
            <text:p>15.5453</text:p>
          </table:table-cell>
          <table:table-cell office:value-type="float" office:value="24.57471" calcext:value-type="float">
            <text:p>24.57471</text:p>
          </table:table-cell>
          <table:table-cell office:value-type="float" office:value="21.24514" calcext:value-type="float">
            <text:p>21.24514</text:p>
          </table:table-cell>
          <table:table-cell office:value-type="float" office:value="9.669658" calcext:value-type="float">
            <text:p>9.669658</text:p>
          </table:table-cell>
          <table:table-cell office:value-type="float" office:value="3.643244" calcext:value-type="float">
            <text:p>3.643244</text:p>
          </table:table-cell>
          <table:table-cell office:value-type="float" office:value="1.22136" calcext:value-type="float">
            <text:p>1.22136</text:p>
          </table:table-cell>
          <table:table-cell office:value-type="float" office:value="0.4617962" calcext:value-type="float">
            <text:p>0.4617962</text:p>
          </table:table-cell>
          <table:table-cell office:value-type="float" office:value="0.3592895" calcext:value-type="float">
            <text:p>0.3592895</text:p>
          </table:table-cell>
          <table:table-cell office:value-type="float" office:value="0" calcext:value-type="float">
            <text:p>0</text:p>
          </table:table-cell>
          <table:table-cell office:value-type="float" office:value="-236586.3" calcext:value-type="float">
            <text:p>-23658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994188" calcext:value-type="float">
            <text:p>-0.0004994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6.211574" calcext:value-type="float">
            <text:p>6.211574</text:p>
          </table:table-cell>
          <table:table-cell office:value-type="float" office:value="1079.51" calcext:value-type="float">
            <text:p>1079.51</text:p>
          </table:table-cell>
          <table:table-cell office:value-type="float" office:value="0" calcext:value-type="float">
            <text:p>0</text:p>
          </table:table-cell>
          <table:table-cell office:value-type="float" office:value="-1.339491" calcext:value-type="float">
            <text:p>-1.339491</text:p>
          </table:table-cell>
          <table:table-cell office:value-type="float" office:value="0.05882006" calcext:value-type="float">
            <text:p>0.05882006</text:p>
          </table:table-cell>
          <table:table-cell office:value-type="float" office:value="32.6586" calcext:value-type="float">
            <text:p>32.658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07" calcext:value-type="float">
            <text:p>0.0031360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423" calcext:value-type="float">
            <text:p>5.259423</text:p>
          </table:table-cell>
          <table:table-cell office:value-type="float" office:value="-0.00287493" calcext:value-type="float">
            <text:p>-0.00287493</text:p>
          </table:table-cell>
          <table:table-cell office:value-type="float" office:value="-0.02283309" calcext:value-type="float">
            <text:p>-0.02283309</text:p>
          </table:table-cell>
          <table:table-cell office:value-type="float" office:value="0.0000001258927" calcext:value-type="float">
            <text:p>1.258927E-07</text:p>
          </table:table-cell>
          <table:table-cell office:value-type="float" office:value="8.60916" calcext:value-type="float">
            <text:p>8.60916</text:p>
          </table:table-cell>
          <table:table-cell office:value-type="float" office:value="1.111885" calcext:value-type="float">
            <text:p>1.111885</text:p>
          </table:table-cell>
          <table:table-cell office:value-type="float" office:value="0.05900325" calcext:value-type="float">
            <text:p>0.05900325</text:p>
          </table:table-cell>
          <table:table-cell office:value-type="float" office:value="0.05644135" calcext:value-type="float">
            <text:p>0.05644135</text:p>
          </table:table-cell>
          <table:table-cell office:value-type="float" office:value="0.02997125" calcext:value-type="float">
            <text:p>0.02997125</text:p>
          </table:table-cell>
          <table:table-cell office:value-type="float" office:value="0.02753079" calcext:value-type="float">
            <text:p>0.02753079</text:p>
          </table:table-cell>
          <table:table-cell office:value-type="float" office:value="0.01329971" calcext:value-type="float">
            <text:p>0.01329971</text:p>
          </table:table-cell>
          <table:table-cell office:value-type="float" office:value="0.009461664" calcext:value-type="float">
            <text:p>0.009461664</text:p>
          </table:table-cell>
          <table:table-cell office:value-type="float" office:value="0.02134307" calcext:value-type="float">
            <text:p>0.02134307</text:p>
          </table:table-cell>
          <table:table-cell office:value-type="float" office:value="0.0185785" calcext:value-type="float">
            <text:p>0.0185785</text:p>
          </table:table-cell>
          <table:table-cell office:value-type="float" office:value="0.01768885" calcext:value-type="float">
            <text:p>0.01768885</text:p>
          </table:table-cell>
          <table:table-cell office:value-type="float" office:value="0.01784638" calcext:value-type="float">
            <text:p>0.01784638</text:p>
          </table:table-cell>
          <table:table-cell office:value-type="float" office:value="0.01903485" calcext:value-type="float">
            <text:p>0.01903485</text:p>
          </table:table-cell>
          <table:table-cell office:value-type="float" office:value="0.00520068" calcext:value-type="float">
            <text:p>0.00520068</text:p>
          </table:table-cell>
          <table:table-cell office:value-type="float" office:value="0.004005169" calcext:value-type="float">
            <text:p>0.004005169</text:p>
          </table:table-cell>
          <table:table-cell office:value-type="float" office:value="0" calcext:value-type="float">
            <text:p>0</text:p>
          </table:table-cell>
          <table:table-cell office:value-type="float" office:value="3.912361" calcext:value-type="float">
            <text:p>3.912361</text:p>
          </table:table-cell>
          <table:table-cell office:value-type="float" office:value="4.669535" calcext:value-type="float">
            <text:p>4.669535</text:p>
          </table:table-cell>
          <table:table-cell office:value-type="float" office:value="7.85253" calcext:value-type="float">
            <text:p>7.85253</text:p>
          </table:table-cell>
          <table:table-cell office:value-type="float" office:value="11.16164" calcext:value-type="float">
            <text:p>11.16164</text:p>
          </table:table-cell>
          <table:table-cell office:value-type="float" office:value="15.09923" calcext:value-type="float">
            <text:p>15.09923</text:p>
          </table:table-cell>
          <table:table-cell office:value-type="float" office:value="14.78422" calcext:value-type="float">
            <text:p>14.78422</text:p>
          </table:table-cell>
          <table:table-cell office:value-type="float" office:value="15.47934" calcext:value-type="float">
            <text:p>15.47934</text:p>
          </table:table-cell>
          <table:table-cell office:value-type="float" office:value="24.55633" calcext:value-type="float">
            <text:p>24.55633</text:p>
          </table:table-cell>
          <table:table-cell office:value-type="float" office:value="21.26354" calcext:value-type="float">
            <text:p>21.26354</text:p>
          </table:table-cell>
          <table:table-cell office:value-type="float" office:value="9.672832" calcext:value-type="float">
            <text:p>9.672832</text:p>
          </table:table-cell>
          <table:table-cell office:value-type="float" office:value="3.644348" calcext:value-type="float">
            <text:p>3.644348</text:p>
          </table:table-cell>
          <table:table-cell office:value-type="float" office:value="1.222431" calcext:value-type="float">
            <text:p>1.222431</text:p>
          </table:table-cell>
          <table:table-cell office:value-type="float" office:value="0.4620336" calcext:value-type="float">
            <text:p>0.4620336</text:p>
          </table:table-cell>
          <table:table-cell office:value-type="float" office:value="0.3593195" calcext:value-type="float">
            <text:p>0.3593195</text:p>
          </table:table-cell>
          <table:table-cell office:value-type="float" office:value="0" calcext:value-type="float">
            <text:p>0</text:p>
          </table:table-cell>
          <table:table-cell office:value-type="float" office:value="-240897.5" calcext:value-type="float">
            <text:p>-24089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5088209" calcext:value-type="float">
            <text:p>-0.00050882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6.186336" calcext:value-type="float">
            <text:p>6.186336</text:p>
          </table:table-cell>
          <table:table-cell office:value-type="float" office:value="1079.454" calcext:value-type="float">
            <text:p>1079.454</text:p>
          </table:table-cell>
          <table:table-cell office:value-type="float" office:value="0" calcext:value-type="float">
            <text:p>0</text:p>
          </table:table-cell>
          <table:table-cell office:value-type="float" office:value="-1.561377" calcext:value-type="float">
            <text:p>-1.561377</text:p>
          </table:table-cell>
          <table:table-cell office:value-type="float" office:value="0.05917441" calcext:value-type="float">
            <text:p>0.05917441</text:p>
          </table:table-cell>
          <table:table-cell office:value-type="float" office:value="32.51943" calcext:value-type="float">
            <text:p>32.5194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204" calcext:value-type="float">
            <text:p>0.003136204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469" calcext:value-type="float">
            <text:p>5.259469</text:p>
          </table:table-cell>
          <table:table-cell office:value-type="float" office:value="-0.002909405" calcext:value-type="float">
            <text:p>-0.002909405</text:p>
          </table:table-cell>
          <table:table-cell office:value-type="float" office:value="-0.02281804" calcext:value-type="float">
            <text:p>-0.02281804</text:p>
          </table:table-cell>
          <table:table-cell office:value-type="float" office:value="0.0000001748937" calcext:value-type="float">
            <text:p>1.748937E-07</text:p>
          </table:table-cell>
          <table:table-cell office:value-type="float" office:value="8.598763" calcext:value-type="float">
            <text:p>8.598763</text:p>
          </table:table-cell>
          <table:table-cell office:value-type="float" office:value="1.169477" calcext:value-type="float">
            <text:p>1.169477</text:p>
          </table:table-cell>
          <table:table-cell office:value-type="float" office:value="0.0573727" calcext:value-type="float">
            <text:p>0.0573727</text:p>
          </table:table-cell>
          <table:table-cell office:value-type="float" office:value="0.05606738" calcext:value-type="float">
            <text:p>0.05606738</text:p>
          </table:table-cell>
          <table:table-cell office:value-type="float" office:value="0.02964164" calcext:value-type="float">
            <text:p>0.02964164</text:p>
          </table:table-cell>
          <table:table-cell office:value-type="float" office:value="0.02729618" calcext:value-type="float">
            <text:p>0.02729618</text:p>
          </table:table-cell>
          <table:table-cell office:value-type="float" office:value="0.01326253" calcext:value-type="float">
            <text:p>0.01326253</text:p>
          </table:table-cell>
          <table:table-cell office:value-type="float" office:value="0.009379495" calcext:value-type="float">
            <text:p>0.009379495</text:p>
          </table:table-cell>
          <table:table-cell office:value-type="float" office:value="0.02127861" calcext:value-type="float">
            <text:p>0.02127861</text:p>
          </table:table-cell>
          <table:table-cell office:value-type="float" office:value="0.0185416" calcext:value-type="float">
            <text:p>0.0185416</text:p>
          </table:table-cell>
          <table:table-cell office:value-type="float" office:value="0.01763786" calcext:value-type="float">
            <text:p>0.01763786</text:p>
          </table:table-cell>
          <table:table-cell office:value-type="float" office:value="0.01778775" calcext:value-type="float">
            <text:p>0.01778775</text:p>
          </table:table-cell>
          <table:table-cell office:value-type="float" office:value="0.01898675" calcext:value-type="float">
            <text:p>0.01898675</text:p>
          </table:table-cell>
          <table:table-cell office:value-type="float" office:value="0.005199439" calcext:value-type="float">
            <text:p>0.005199439</text:p>
          </table:table-cell>
          <table:table-cell office:value-type="float" office:value="0.004004272" calcext:value-type="float">
            <text:p>0.004004272</text:p>
          </table:table-cell>
          <table:table-cell office:value-type="float" office:value="0" calcext:value-type="float">
            <text:p>0</text:p>
          </table:table-cell>
          <table:table-cell office:value-type="float" office:value="3.923036" calcext:value-type="float">
            <text:p>3.923036</text:p>
          </table:table-cell>
          <table:table-cell office:value-type="float" office:value="4.041586" calcext:value-type="float">
            <text:p>4.041586</text:p>
          </table:table-cell>
          <table:table-cell office:value-type="float" office:value="7.241746" calcext:value-type="float">
            <text:p>7.241746</text:p>
          </table:table-cell>
          <table:table-cell office:value-type="float" office:value="10.69762" calcext:value-type="float">
            <text:p>10.69762</text:p>
          </table:table-cell>
          <table:table-cell office:value-type="float" office:value="14.5996" calcext:value-type="float">
            <text:p>14.5996</text:p>
          </table:table-cell>
          <table:table-cell office:value-type="float" office:value="14.54997" calcext:value-type="float">
            <text:p>14.54997</text:p>
          </table:table-cell>
          <table:table-cell office:value-type="float" office:value="15.38623" calcext:value-type="float">
            <text:p>15.38623</text:p>
          </table:table-cell>
          <table:table-cell office:value-type="float" office:value="24.52501" calcext:value-type="float">
            <text:p>24.52501</text:p>
          </table:table-cell>
          <table:table-cell office:value-type="float" office:value="21.27607" calcext:value-type="float">
            <text:p>21.27607</text:p>
          </table:table-cell>
          <table:table-cell office:value-type="float" office:value="9.67471" calcext:value-type="float">
            <text:p>9.67471</text:p>
          </table:table-cell>
          <table:table-cell office:value-type="float" office:value="3.645617" calcext:value-type="float">
            <text:p>3.645617</text:p>
          </table:table-cell>
          <table:table-cell office:value-type="float" office:value="1.223541" calcext:value-type="float">
            <text:p>1.223541</text:p>
          </table:table-cell>
          <table:table-cell office:value-type="float" office:value="0.4622563" calcext:value-type="float">
            <text:p>0.4622563</text:p>
          </table:table-cell>
          <table:table-cell office:value-type="float" office:value="0.3593496" calcext:value-type="float">
            <text:p>0.3593496</text:p>
          </table:table-cell>
          <table:table-cell office:value-type="float" office:value="0" calcext:value-type="float">
            <text:p>0</text:p>
          </table:table-cell>
          <table:table-cell office:value-type="float" office:value="-245230.4" calcext:value-type="float">
            <text:p>-24523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5190428" calcext:value-type="float">
            <text:p>-0.00051904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6.162585" calcext:value-type="float">
            <text:p>6.162585</text:p>
          </table:table-cell>
          <table:table-cell office:value-type="float" office:value="1079.399" calcext:value-type="float">
            <text:p>1079.399</text:p>
          </table:table-cell>
          <table:table-cell office:value-type="float" office:value="0" calcext:value-type="float">
            <text:p>0</text:p>
          </table:table-cell>
          <table:table-cell office:value-type="float" office:value="-1.809557" calcext:value-type="float">
            <text:p>-1.809557</text:p>
          </table:table-cell>
          <table:table-cell office:value-type="float" office:value="0.05922102" calcext:value-type="float">
            <text:p>0.05922102</text:p>
          </table:table-cell>
          <table:table-cell office:value-type="float" office:value="32.35426" calcext:value-type="float">
            <text:p>32.3542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32" calcext:value-type="float">
            <text:p>0.00313632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515" calcext:value-type="float">
            <text:p>5.259515</text:p>
          </table:table-cell>
          <table:table-cell office:value-type="float" office:value="-0.002942759" calcext:value-type="float">
            <text:p>-0.002942759</text:p>
          </table:table-cell>
          <table:table-cell office:value-type="float" office:value="-0.02280214" calcext:value-type="float">
            <text:p>-0.02280214</text:p>
          </table:table-cell>
          <table:table-cell office:value-type="float" office:value="0.0000002845479" calcext:value-type="float">
            <text:p>2.845479E-07</text:p>
          </table:table-cell>
          <table:table-cell office:value-type="float" office:value="8.590821" calcext:value-type="float">
            <text:p>8.590821</text:p>
          </table:table-cell>
          <table:table-cell office:value-type="float" office:value="1.20122" calcext:value-type="float">
            <text:p>1.20122</text:p>
          </table:table-cell>
          <table:table-cell office:value-type="float" office:value="0.05571402" calcext:value-type="float">
            <text:p>0.05571402</text:p>
          </table:table-cell>
          <table:table-cell office:value-type="float" office:value="0.05515091" calcext:value-type="float">
            <text:p>0.05515091</text:p>
          </table:table-cell>
          <table:table-cell office:value-type="float" office:value="0.02924701" calcext:value-type="float">
            <text:p>0.02924701</text:p>
          </table:table-cell>
          <table:table-cell office:value-type="float" office:value="0.02698273" calcext:value-type="float">
            <text:p>0.02698273</text:p>
          </table:table-cell>
          <table:table-cell office:value-type="float" office:value="0.01317399" calcext:value-type="float">
            <text:p>0.01317399</text:p>
          </table:table-cell>
          <table:table-cell office:value-type="float" office:value="0.009281242" calcext:value-type="float">
            <text:p>0.009281242</text:p>
          </table:table-cell>
          <table:table-cell office:value-type="float" office:value="0.02120807" calcext:value-type="float">
            <text:p>0.02120807</text:p>
          </table:table-cell>
          <table:table-cell office:value-type="float" office:value="0.01850225" calcext:value-type="float">
            <text:p>0.01850225</text:p>
          </table:table-cell>
          <table:table-cell office:value-type="float" office:value="0.01758778" calcext:value-type="float">
            <text:p>0.01758778</text:p>
          </table:table-cell>
          <table:table-cell office:value-type="float" office:value="0.01772933" calcext:value-type="float">
            <text:p>0.01772933</text:p>
          </table:table-cell>
          <table:table-cell office:value-type="float" office:value="0.01893841" calcext:value-type="float">
            <text:p>0.01893841</text:p>
          </table:table-cell>
          <table:table-cell office:value-type="float" office:value="0.005198127" calcext:value-type="float">
            <text:p>0.005198127</text:p>
          </table:table-cell>
          <table:table-cell office:value-type="float" office:value="0.004003347" calcext:value-type="float">
            <text:p>0.004003347</text:p>
          </table:table-cell>
          <table:table-cell office:value-type="float" office:value="0" calcext:value-type="float">
            <text:p>0</text:p>
          </table:table-cell>
          <table:table-cell office:value-type="float" office:value="3.915729" calcext:value-type="float">
            <text:p>3.915729</text:p>
          </table:table-cell>
          <table:table-cell office:value-type="float" office:value="3.288538" calcext:value-type="float">
            <text:p>3.288538</text:p>
          </table:table-cell>
          <table:table-cell office:value-type="float" office:value="6.641398" calcext:value-type="float">
            <text:p>6.641398</text:p>
          </table:table-cell>
          <table:table-cell office:value-type="float" office:value="10.13269" calcext:value-type="float">
            <text:p>10.13269</text:p>
          </table:table-cell>
          <table:table-cell office:value-type="float" office:value="14.04019" calcext:value-type="float">
            <text:p>14.04019</text:p>
          </table:table-cell>
          <table:table-cell office:value-type="float" office:value="14.29122" calcext:value-type="float">
            <text:p>14.29122</text:p>
          </table:table-cell>
          <table:table-cell office:value-type="float" office:value="15.27594" calcext:value-type="float">
            <text:p>15.27594</text:p>
          </table:table-cell>
          <table:table-cell office:value-type="float" office:value="24.48159" calcext:value-type="float">
            <text:p>24.48159</text:p>
          </table:table-cell>
          <table:table-cell office:value-type="float" office:value="21.28027" calcext:value-type="float">
            <text:p>21.28027</text:p>
          </table:table-cell>
          <table:table-cell office:value-type="float" office:value="9.675014" calcext:value-type="float">
            <text:p>9.675014</text:p>
          </table:table-cell>
          <table:table-cell office:value-type="float" office:value="3.647007" calcext:value-type="float">
            <text:p>3.647007</text:p>
          </table:table-cell>
          <table:table-cell office:value-type="float" office:value="1.224684" calcext:value-type="float">
            <text:p>1.224684</text:p>
          </table:table-cell>
          <table:table-cell office:value-type="float" office:value="0.4624695" calcext:value-type="float">
            <text:p>0.4624695</text:p>
          </table:table-cell>
          <table:table-cell office:value-type="float" office:value="0.3593796" calcext:value-type="float">
            <text:p>0.3593796</text:p>
          </table:table-cell>
          <table:table-cell office:value-type="float" office:value="0" calcext:value-type="float">
            <text:p>0</text:p>
          </table:table-cell>
          <table:table-cell office:value-type="float" office:value="-249685.2" calcext:value-type="float">
            <text:p>-24968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5321997" calcext:value-type="float">
            <text:p>-0.00053219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6.139742" calcext:value-type="float">
            <text:p>6.139742</text:p>
          </table:table-cell>
          <table:table-cell office:value-type="float" office:value="1079.345" calcext:value-type="float">
            <text:p>1079.345</text:p>
          </table:table-cell>
          <table:table-cell office:value-type="float" office:value="0" calcext:value-type="float">
            <text:p>0</text:p>
          </table:table-cell>
          <table:table-cell office:value-type="float" office:value="-2.079615" calcext:value-type="float">
            <text:p>-2.079615</text:p>
          </table:table-cell>
          <table:table-cell office:value-type="float" office:value="0.05921376" calcext:value-type="float">
            <text:p>0.05921376</text:p>
          </table:table-cell>
          <table:table-cell office:value-type="float" office:value="32.16965" calcext:value-type="float">
            <text:p>32.1696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432" calcext:value-type="float">
            <text:p>0.003136432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561" calcext:value-type="float">
            <text:p>5.259561</text:p>
          </table:table-cell>
          <table:table-cell office:value-type="float" office:value="-0.002980855" calcext:value-type="float">
            <text:p>-0.002980855</text:p>
          </table:table-cell>
          <table:table-cell office:value-type="float" office:value="-0.02278552" calcext:value-type="float">
            <text:p>-0.02278552</text:p>
          </table:table-cell>
          <table:table-cell office:value-type="float" office:value="0.0000004641808" calcext:value-type="float">
            <text:p>4.641808E-07</text:p>
          </table:table-cell>
          <table:table-cell office:value-type="float" office:value="8.583453" calcext:value-type="float">
            <text:p>8.583453</text:p>
          </table:table-cell>
          <table:table-cell office:value-type="float" office:value="1.221246" calcext:value-type="float">
            <text:p>1.221246</text:p>
          </table:table-cell>
          <table:table-cell office:value-type="float" office:value="0.05486719" calcext:value-type="float">
            <text:p>0.05486719</text:p>
          </table:table-cell>
          <table:table-cell office:value-type="float" office:value="0.05479798" calcext:value-type="float">
            <text:p>0.05479798</text:p>
          </table:table-cell>
          <table:table-cell office:value-type="float" office:value="0.02909987" calcext:value-type="float">
            <text:p>0.02909987</text:p>
          </table:table-cell>
          <table:table-cell office:value-type="float" office:value="0.02670786" calcext:value-type="float">
            <text:p>0.02670786</text:p>
          </table:table-cell>
          <table:table-cell office:value-type="float" office:value="0.01305317" calcext:value-type="float">
            <text:p>0.01305317</text:p>
          </table:table-cell>
          <table:table-cell office:value-type="float" office:value="0.009164941" calcext:value-type="float">
            <text:p>0.009164941</text:p>
          </table:table-cell>
          <table:table-cell office:value-type="float" office:value="0.02113027" calcext:value-type="float">
            <text:p>0.02113027</text:p>
          </table:table-cell>
          <table:table-cell office:value-type="float" office:value="0.01845913" calcext:value-type="float">
            <text:p>0.01845913</text:p>
          </table:table-cell>
          <table:table-cell office:value-type="float" office:value="0.01753883" calcext:value-type="float">
            <text:p>0.01753883</text:p>
          </table:table-cell>
          <table:table-cell office:value-type="float" office:value="0.01767113" calcext:value-type="float">
            <text:p>0.01767113</text:p>
          </table:table-cell>
          <table:table-cell office:value-type="float" office:value="0.01888996" calcext:value-type="float">
            <text:p>0.01888996</text:p>
          </table:table-cell>
          <table:table-cell office:value-type="float" office:value="0.005196751" calcext:value-type="float">
            <text:p>0.005196751</text:p>
          </table:table-cell>
          <table:table-cell office:value-type="float" office:value="0.004002404" calcext:value-type="float">
            <text:p>0.004002404</text:p>
          </table:table-cell>
          <table:table-cell office:value-type="float" office:value="0" calcext:value-type="float">
            <text:p>0</text:p>
          </table:table-cell>
          <table:table-cell office:value-type="float" office:value="3.91239" calcext:value-type="float">
            <text:p>3.91239</text:p>
          </table:table-cell>
          <table:table-cell office:value-type="float" office:value="2.908758" calcext:value-type="float">
            <text:p>2.908758</text:p>
          </table:table-cell>
          <table:table-cell office:value-type="float" office:value="5.785064" calcext:value-type="float">
            <text:p>5.785064</text:p>
          </table:table-cell>
          <table:table-cell office:value-type="float" office:value="9.46372" calcext:value-type="float">
            <text:p>9.46372</text:p>
          </table:table-cell>
          <table:table-cell office:value-type="float" office:value="13.46095" calcext:value-type="float">
            <text:p>13.46095</text:p>
          </table:table-cell>
          <table:table-cell office:value-type="float" office:value="14.00298" calcext:value-type="float">
            <text:p>14.00298</text:p>
          </table:table-cell>
          <table:table-cell office:value-type="float" office:value="15.15077" calcext:value-type="float">
            <text:p>15.15077</text:p>
          </table:table-cell>
          <table:table-cell office:value-type="float" office:value="24.42615" calcext:value-type="float">
            <text:p>24.42615</text:p>
          </table:table-cell>
          <table:table-cell office:value-type="float" office:value="21.27432" calcext:value-type="float">
            <text:p>21.27432</text:p>
          </table:table-cell>
          <table:table-cell office:value-type="float" office:value="9.67358" calcext:value-type="float">
            <text:p>9.67358</text:p>
          </table:table-cell>
          <table:table-cell office:value-type="float" office:value="3.648484" calcext:value-type="float">
            <text:p>3.648484</text:p>
          </table:table-cell>
          <table:table-cell office:value-type="float" office:value="1.225858" calcext:value-type="float">
            <text:p>1.225858</text:p>
          </table:table-cell>
          <table:table-cell office:value-type="float" office:value="0.4626768" calcext:value-type="float">
            <text:p>0.4626768</text:p>
          </table:table-cell>
          <table:table-cell office:value-type="float" office:value="0.3594096" calcext:value-type="float">
            <text:p>0.3594096</text:p>
          </table:table-cell>
          <table:table-cell office:value-type="float" office:value="0" calcext:value-type="float">
            <text:p>0</text:p>
          </table:table-cell>
          <table:table-cell office:value-type="float" office:value="-254248.3" calcext:value-type="float">
            <text:p>-25424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5533058" calcext:value-type="float">
            <text:p>-0.00055330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6.119176" calcext:value-type="float">
            <text:p>6.119176</text:p>
          </table:table-cell>
          <table:table-cell office:value-type="float" office:value="1079.294" calcext:value-type="float">
            <text:p>1079.294</text:p>
          </table:table-cell>
          <table:table-cell office:value-type="float" office:value="0" calcext:value-type="float">
            <text:p>0</text:p>
          </table:table-cell>
          <table:table-cell office:value-type="float" office:value="-2.357736" calcext:value-type="float">
            <text:p>-2.357736</text:p>
          </table:table-cell>
          <table:table-cell office:value-type="float" office:value="0.05890846" calcext:value-type="float">
            <text:p>0.05890846</text:p>
          </table:table-cell>
          <table:table-cell office:value-type="float" office:value="31.97724" calcext:value-type="float">
            <text:p>31.97724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527" calcext:value-type="float">
            <text:p>0.00313652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606" calcext:value-type="float">
            <text:p>5.259606</text:p>
          </table:table-cell>
          <table:table-cell office:value-type="float" office:value="-0.003015979" calcext:value-type="float">
            <text:p>-0.003015979</text:p>
          </table:table-cell>
          <table:table-cell office:value-type="float" office:value="-0.02276809" calcext:value-type="float">
            <text:p>-0.02276809</text:p>
          </table:table-cell>
          <table:table-cell office:value-type="float" office:value="0.000000718142" calcext:value-type="float">
            <text:p>7.18142E-07</text:p>
          </table:table-cell>
          <table:table-cell office:value-type="float" office:value="8.577439" calcext:value-type="float">
            <text:p>8.577439</text:p>
          </table:table-cell>
          <table:table-cell office:value-type="float" office:value="1.22886" calcext:value-type="float">
            <text:p>1.22886</text:p>
          </table:table-cell>
          <table:table-cell office:value-type="float" office:value="0.05302916" calcext:value-type="float">
            <text:p>0.05302916</text:p>
          </table:table-cell>
          <table:table-cell office:value-type="float" office:value="0.05281966" calcext:value-type="float">
            <text:p>0.05281966</text:p>
          </table:table-cell>
          <table:table-cell office:value-type="float" office:value="0.02830747" calcext:value-type="float">
            <text:p>0.02830747</text:p>
          </table:table-cell>
          <table:table-cell office:value-type="float" office:value="0.02608879" calcext:value-type="float">
            <text:p>0.02608879</text:p>
          </table:table-cell>
          <table:table-cell office:value-type="float" office:value="0.01289569" calcext:value-type="float">
            <text:p>0.01289569</text:p>
          </table:table-cell>
          <table:table-cell office:value-type="float" office:value="0.009048554" calcext:value-type="float">
            <text:p>0.009048554</text:p>
          </table:table-cell>
          <table:table-cell office:value-type="float" office:value="0.02105096" calcext:value-type="float">
            <text:p>0.02105096</text:p>
          </table:table-cell>
          <table:table-cell office:value-type="float" office:value="0.01841113" calcext:value-type="float">
            <text:p>0.01841113</text:p>
          </table:table-cell>
          <table:table-cell office:value-type="float" office:value="0.01749184" calcext:value-type="float">
            <text:p>0.01749184</text:p>
          </table:table-cell>
          <table:table-cell office:value-type="float" office:value="0.01761315" calcext:value-type="float">
            <text:p>0.01761315</text:p>
          </table:table-cell>
          <table:table-cell office:value-type="float" office:value="0.01884249" calcext:value-type="float">
            <text:p>0.01884249</text:p>
          </table:table-cell>
          <table:table-cell office:value-type="float" office:value="0.00519532" calcext:value-type="float">
            <text:p>0.00519532</text:p>
          </table:table-cell>
          <table:table-cell office:value-type="float" office:value="0.004001454" calcext:value-type="float">
            <text:p>0.004001454</text:p>
          </table:table-cell>
          <table:table-cell office:value-type="float" office:value="0" calcext:value-type="float">
            <text:p>0</text:p>
          </table:table-cell>
          <table:table-cell office:value-type="float" office:value="3.91986" calcext:value-type="float">
            <text:p>3.91986</text:p>
          </table:table-cell>
          <table:table-cell office:value-type="float" office:value="2.730043" calcext:value-type="float">
            <text:p>2.730043</text:p>
          </table:table-cell>
          <table:table-cell office:value-type="float" office:value="4.923074" calcext:value-type="float">
            <text:p>4.923074</text:p>
          </table:table-cell>
          <table:table-cell office:value-type="float" office:value="8.727436" calcext:value-type="float">
            <text:p>8.727436</text:p>
          </table:table-cell>
          <table:table-cell office:value-type="float" office:value="12.8305" calcext:value-type="float">
            <text:p>12.8305</text:p>
          </table:table-cell>
          <table:table-cell office:value-type="float" office:value="13.71187" calcext:value-type="float">
            <text:p>13.71187</text:p>
          </table:table-cell>
          <table:table-cell office:value-type="float" office:value="15.02531" calcext:value-type="float">
            <text:p>15.02531</text:p>
          </table:table-cell>
          <table:table-cell office:value-type="float" office:value="24.35857" calcext:value-type="float">
            <text:p>24.35857</text:p>
          </table:table-cell>
          <table:table-cell office:value-type="float" office:value="21.25785" calcext:value-type="float">
            <text:p>21.25785</text:p>
          </table:table-cell>
          <table:table-cell office:value-type="float" office:value="9.670574" calcext:value-type="float">
            <text:p>9.670574</text:p>
          </table:table-cell>
          <table:table-cell office:value-type="float" office:value="3.649979" calcext:value-type="float">
            <text:p>3.649979</text:p>
          </table:table-cell>
          <table:table-cell office:value-type="float" office:value="1.227055" calcext:value-type="float">
            <text:p>1.227055</text:p>
          </table:table-cell>
          <table:table-cell office:value-type="float" office:value="0.4628813" calcext:value-type="float">
            <text:p>0.4628813</text:p>
          </table:table-cell>
          <table:table-cell office:value-type="float" office:value="0.3594395" calcext:value-type="float">
            <text:p>0.3594395</text:p>
          </table:table-cell>
          <table:table-cell office:value-type="float" office:value="0" calcext:value-type="float">
            <text:p>0</text:p>
          </table:table-cell>
          <table:table-cell office:value-type="float" office:value="-258624.1" calcext:value-type="float">
            <text:p>-25862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5766831" calcext:value-type="float">
            <text:p>-0.00057668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6.098472" calcext:value-type="float">
            <text:p>6.098472</text:p>
          </table:table-cell>
          <table:table-cell office:value-type="float" office:value="1079.241" calcext:value-type="float">
            <text:p>1079.241</text:p>
          </table:table-cell>
          <table:table-cell office:value-type="float" office:value="0" calcext:value-type="float">
            <text:p>0</text:p>
          </table:table-cell>
          <table:table-cell office:value-type="float" office:value="-2.680046" calcext:value-type="float">
            <text:p>-2.680046</text:p>
          </table:table-cell>
          <table:table-cell office:value-type="float" office:value="0.05941184" calcext:value-type="float">
            <text:p>0.05941184</text:p>
          </table:table-cell>
          <table:table-cell office:value-type="float" office:value="31.74761" calcext:value-type="float">
            <text:p>31.7476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617" calcext:value-type="float">
            <text:p>0.00313661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654" calcext:value-type="float">
            <text:p>5.259654</text:p>
          </table:table-cell>
          <table:table-cell office:value-type="float" office:value="-0.003054581" calcext:value-type="float">
            <text:p>-0.003054581</text:p>
          </table:table-cell>
          <table:table-cell office:value-type="float" office:value="-0.02275057" calcext:value-type="float">
            <text:p>-0.02275057</text:p>
          </table:table-cell>
          <table:table-cell office:value-type="float" office:value="0.000001046681" calcext:value-type="float">
            <text:p>1.046681E-06</text:p>
          </table:table-cell>
          <table:table-cell office:value-type="float" office:value="8.569336" calcext:value-type="float">
            <text:p>8.569336</text:p>
          </table:table-cell>
          <table:table-cell office:value-type="float" office:value="1.278185" calcext:value-type="float">
            <text:p>1.278185</text:p>
          </table:table-cell>
          <table:table-cell office:value-type="float" office:value="0.05473057" calcext:value-type="float">
            <text:p>0.05473057</text:p>
          </table:table-cell>
          <table:table-cell office:value-type="float" office:value="0.05395555" calcext:value-type="float">
            <text:p>0.05395555</text:p>
          </table:table-cell>
          <table:table-cell office:value-type="float" office:value="0.02863527" calcext:value-type="float">
            <text:p>0.02863527</text:p>
          </table:table-cell>
          <table:table-cell office:value-type="float" office:value="0.02614484" calcext:value-type="float">
            <text:p>0.02614484</text:p>
          </table:table-cell>
          <table:table-cell office:value-type="float" office:value="0.01279806" calcext:value-type="float">
            <text:p>0.01279806</text:p>
          </table:table-cell>
          <table:table-cell office:value-type="float" office:value="0.008930109" calcext:value-type="float">
            <text:p>0.008930109</text:p>
          </table:table-cell>
          <table:table-cell office:value-type="float" office:value="0.02097203" calcext:value-type="float">
            <text:p>0.02097203</text:p>
          </table:table-cell>
          <table:table-cell office:value-type="float" office:value="0.01835663" calcext:value-type="float">
            <text:p>0.01835663</text:p>
          </table:table-cell>
          <table:table-cell office:value-type="float" office:value="0.01744731" calcext:value-type="float">
            <text:p>0.01744731</text:p>
          </table:table-cell>
          <table:table-cell office:value-type="float" office:value="0.01755548" calcext:value-type="float">
            <text:p>0.01755548</text:p>
          </table:table-cell>
          <table:table-cell office:value-type="float" office:value="0.01879609" calcext:value-type="float">
            <text:p>0.01879609</text:p>
          </table:table-cell>
          <table:table-cell office:value-type="float" office:value="0.005193836" calcext:value-type="float">
            <text:p>0.005193836</text:p>
          </table:table-cell>
          <table:table-cell office:value-type="float" office:value="0.004000492" calcext:value-type="float">
            <text:p>0.004000492</text:p>
          </table:table-cell>
          <table:table-cell office:value-type="float" office:value="0" calcext:value-type="float">
            <text:p>0</text:p>
          </table:table-cell>
          <table:table-cell office:value-type="float" office:value="4.003429" calcext:value-type="float">
            <text:p>4.003429</text:p>
          </table:table-cell>
          <table:table-cell office:value-type="float" office:value="2.471528" calcext:value-type="float">
            <text:p>2.471528</text:p>
          </table:table-cell>
          <table:table-cell office:value-type="float" office:value="3.782587" calcext:value-type="float">
            <text:p>3.782587</text:p>
          </table:table-cell>
          <table:table-cell office:value-type="float" office:value="7.834367" calcext:value-type="float">
            <text:p>7.834367</text:p>
          </table:table-cell>
          <table:table-cell office:value-type="float" office:value="12.20089" calcext:value-type="float">
            <text:p>12.20089</text:p>
          </table:table-cell>
          <table:table-cell office:value-type="float" office:value="13.40839" calcext:value-type="float">
            <text:p>13.40839</text:p>
          </table:table-cell>
          <table:table-cell office:value-type="float" office:value="14.89985" calcext:value-type="float">
            <text:p>14.89985</text:p>
          </table:table-cell>
          <table:table-cell office:value-type="float" office:value="24.27912" calcext:value-type="float">
            <text:p>24.27912</text:p>
          </table:table-cell>
          <table:table-cell office:value-type="float" office:value="21.2294" calcext:value-type="float">
            <text:p>21.2294</text:p>
          </table:table-cell>
          <table:table-cell office:value-type="float" office:value="9.665859" calcext:value-type="float">
            <text:p>9.665859</text:p>
          </table:table-cell>
          <table:table-cell office:value-type="float" office:value="3.651426" calcext:value-type="float">
            <text:p>3.651426</text:p>
          </table:table-cell>
          <table:table-cell office:value-type="float" office:value="1.228271" calcext:value-type="float">
            <text:p>1.228271</text:p>
          </table:table-cell>
          <table:table-cell office:value-type="float" office:value="0.4630835" calcext:value-type="float">
            <text:p>0.4630835</text:p>
          </table:table-cell>
          <table:table-cell office:value-type="float" office:value="0.3594695" calcext:value-type="float">
            <text:p>0.3594695</text:p>
          </table:table-cell>
          <table:table-cell office:value-type="float" office:value="0" calcext:value-type="float">
            <text:p>0</text:p>
          </table:table-cell>
          <table:table-cell office:value-type="float" office:value="-263265.1" calcext:value-type="float">
            <text:p>-26326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036482" calcext:value-type="float">
            <text:p>-0.00060364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6.081515" calcext:value-type="float">
            <text:p>6.081515</text:p>
          </table:table-cell>
          <table:table-cell office:value-type="float" office:value="1079.194" calcext:value-type="float">
            <text:p>1079.194</text:p>
          </table:table-cell>
          <table:table-cell office:value-type="float" office:value="0" calcext:value-type="float">
            <text:p>0</text:p>
          </table:table-cell>
          <table:table-cell office:value-type="float" office:value="-2.990132" calcext:value-type="float">
            <text:p>-2.990132</text:p>
          </table:table-cell>
          <table:table-cell office:value-type="float" office:value="0.05409755" calcext:value-type="float">
            <text:p>0.05409755</text:p>
          </table:table-cell>
          <table:table-cell office:value-type="float" office:value="31.53531" calcext:value-type="float">
            <text:p>31.5353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708" calcext:value-type="float">
            <text:p>0.003136708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04" calcext:value-type="float">
            <text:p>5.259704</text:p>
          </table:table-cell>
          <table:table-cell office:value-type="float" office:value="-0.003094999" calcext:value-type="float">
            <text:p>-0.003094999</text:p>
          </table:table-cell>
          <table:table-cell office:value-type="float" office:value="-0.0227391" calcext:value-type="float">
            <text:p>-0.0227391</text:p>
          </table:table-cell>
          <table:table-cell office:value-type="float" office:value="0.000001445599" calcext:value-type="float">
            <text:p>1.445599E-06</text:p>
          </table:table-cell>
          <table:table-cell office:value-type="float" office:value="8.571312" calcext:value-type="float">
            <text:p>8.571312</text:p>
          </table:table-cell>
          <table:table-cell office:value-type="float" office:value="0.8179392" calcext:value-type="float">
            <text:p>0.8179392</text:p>
          </table:table-cell>
          <table:table-cell office:value-type="float" office:value="0.05137049" calcext:value-type="float">
            <text:p>0.05137049</text:p>
          </table:table-cell>
          <table:table-cell office:value-type="float" office:value="0.04959343" calcext:value-type="float">
            <text:p>0.04959343</text:p>
          </table:table-cell>
          <table:table-cell office:value-type="float" office:value="0.0266074" calcext:value-type="float">
            <text:p>0.0266074</text:p>
          </table:table-cell>
          <table:table-cell office:value-type="float" office:value="0.02499883" calcext:value-type="float">
            <text:p>0.02499883</text:p>
          </table:table-cell>
          <table:table-cell office:value-type="float" office:value="0.01252824" calcext:value-type="float">
            <text:p>0.01252824</text:p>
          </table:table-cell>
          <table:table-cell office:value-type="float" office:value="0.008773945" calcext:value-type="float">
            <text:p>0.008773945</text:p>
          </table:table-cell>
          <table:table-cell office:value-type="float" office:value="0.02089835" calcext:value-type="float">
            <text:p>0.02089835</text:p>
          </table:table-cell>
          <table:table-cell office:value-type="float" office:value="0.01829581" calcext:value-type="float">
            <text:p>0.01829581</text:p>
          </table:table-cell>
          <table:table-cell office:value-type="float" office:value="0.01740567" calcext:value-type="float">
            <text:p>0.01740567</text:p>
          </table:table-cell>
          <table:table-cell office:value-type="float" office:value="0.0174982" calcext:value-type="float">
            <text:p>0.0174982</text:p>
          </table:table-cell>
          <table:table-cell office:value-type="float" office:value="0.01875078" calcext:value-type="float">
            <text:p>0.01875078</text:p>
          </table:table-cell>
          <table:table-cell office:value-type="float" office:value="0.0051923" calcext:value-type="float">
            <text:p>0.0051923</text:p>
          </table:table-cell>
          <table:table-cell office:value-type="float" office:value="0.003999506" calcext:value-type="float">
            <text:p>0.003999506</text:p>
          </table:table-cell>
          <table:table-cell office:value-type="float" office:value="0" calcext:value-type="float">
            <text:p>0</text:p>
          </table:table-cell>
          <table:table-cell office:value-type="float" office:value="2.821635" calcext:value-type="float">
            <text:p>2.821635</text:p>
          </table:table-cell>
          <table:table-cell office:value-type="float" office:value="2.168607" calcext:value-type="float">
            <text:p>2.168607</text:p>
          </table:table-cell>
          <table:table-cell office:value-type="float" office:value="3.220773" calcext:value-type="float">
            <text:p>3.220773</text:p>
          </table:table-cell>
          <table:table-cell office:value-type="float" office:value="7.068954" calcext:value-type="float">
            <text:p>7.068954</text:p>
          </table:table-cell>
          <table:table-cell office:value-type="float" office:value="11.70384" calcext:value-type="float">
            <text:p>11.70384</text:p>
          </table:table-cell>
          <table:table-cell office:value-type="float" office:value="13.12783" calcext:value-type="float">
            <text:p>13.12783</text:p>
          </table:table-cell>
          <table:table-cell office:value-type="float" office:value="14.77248" calcext:value-type="float">
            <text:p>14.77248</text:p>
          </table:table-cell>
          <table:table-cell office:value-type="float" office:value="24.19013" calcext:value-type="float">
            <text:p>24.19013</text:p>
          </table:table-cell>
          <table:table-cell office:value-type="float" office:value="21.18769" calcext:value-type="float">
            <text:p>21.18769</text:p>
          </table:table-cell>
          <table:table-cell office:value-type="float" office:value="9.65971" calcext:value-type="float">
            <text:p>9.65971</text:p>
          </table:table-cell>
          <table:table-cell office:value-type="float" office:value="3.652727" calcext:value-type="float">
            <text:p>3.652727</text:p>
          </table:table-cell>
          <table:table-cell office:value-type="float" office:value="1.229499" calcext:value-type="float">
            <text:p>1.229499</text:p>
          </table:table-cell>
          <table:table-cell office:value-type="float" office:value="0.4632829" calcext:value-type="float">
            <text:p>0.4632829</text:p>
          </table:table-cell>
          <table:table-cell office:value-type="float" office:value="0.3594995" calcext:value-type="float">
            <text:p>0.3594995</text:p>
          </table:table-cell>
          <table:table-cell office:value-type="float" office:value="0" calcext:value-type="float">
            <text:p>0</text:p>
          </table:table-cell>
          <table:table-cell office:value-type="float" office:value="-267657.1" calcext:value-type="float">
            <text:p>-26765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388857" calcext:value-type="float">
            <text:p>-0.00063888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6.063895" calcext:value-type="float">
            <text:p>6.063895</text:p>
          </table:table-cell>
          <table:table-cell office:value-type="float" office:value="1079.144" calcext:value-type="float">
            <text:p>1079.144</text:p>
          </table:table-cell>
          <table:table-cell office:value-type="float" office:value="0" calcext:value-type="float">
            <text:p>0</text:p>
          </table:table-cell>
          <table:table-cell office:value-type="float" office:value="-3.306828" calcext:value-type="float">
            <text:p>-3.306828</text:p>
          </table:table-cell>
          <table:table-cell office:value-type="float" office:value="0.05453817" calcext:value-type="float">
            <text:p>0.05453817</text:p>
          </table:table-cell>
          <table:table-cell office:value-type="float" office:value="31.31791" calcext:value-type="float">
            <text:p>31.3179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798" calcext:value-type="float">
            <text:p>0.003136798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49" calcext:value-type="float">
            <text:p>5.259749</text:p>
          </table:table-cell>
          <table:table-cell office:value-type="float" office:value="-0.003122302" calcext:value-type="float">
            <text:p>-0.003122302</text:p>
          </table:table-cell>
          <table:table-cell office:value-type="float" office:value="-0.02272061" calcext:value-type="float">
            <text:p>-0.02272061</text:p>
          </table:table-cell>
          <table:table-cell office:value-type="float" office:value="0.000001907655" calcext:value-type="float">
            <text:p>1.907655E-06</text:p>
          </table:table-cell>
          <table:table-cell office:value-type="float" office:value="8.565635" calcext:value-type="float">
            <text:p>8.565635</text:p>
          </table:table-cell>
          <table:table-cell office:value-type="float" office:value="0.8634137" calcext:value-type="float">
            <text:p>0.8634137</text:p>
          </table:table-cell>
          <table:table-cell office:value-type="float" office:value="0.05197738" calcext:value-type="float">
            <text:p>0.05197738</text:p>
          </table:table-cell>
          <table:table-cell office:value-type="float" office:value="0.0512136" calcext:value-type="float">
            <text:p>0.0512136</text:p>
          </table:table-cell>
          <table:table-cell office:value-type="float" office:value="0.02690395" calcext:value-type="float">
            <text:p>0.02690395</text:p>
          </table:table-cell>
          <table:table-cell office:value-type="float" office:value="0.02485558" calcext:value-type="float">
            <text:p>0.02485558</text:p>
          </table:table-cell>
          <table:table-cell office:value-type="float" office:value="0.01245972" calcext:value-type="float">
            <text:p>0.01245972</text:p>
          </table:table-cell>
          <table:table-cell office:value-type="float" office:value="0.008644075" calcext:value-type="float">
            <text:p>0.008644075</text:p>
          </table:table-cell>
          <table:table-cell office:value-type="float" office:value="0.02083186" calcext:value-type="float">
            <text:p>0.02083186</text:p>
          </table:table-cell>
          <table:table-cell office:value-type="float" office:value="0.01823547" calcext:value-type="float">
            <text:p>0.01823547</text:p>
          </table:table-cell>
          <table:table-cell office:value-type="float" office:value="0.01736285" calcext:value-type="float">
            <text:p>0.01736285</text:p>
          </table:table-cell>
          <table:table-cell office:value-type="float" office:value="0.01744142" calcext:value-type="float">
            <text:p>0.01744142</text:p>
          </table:table-cell>
          <table:table-cell office:value-type="float" office:value="0.01870577" calcext:value-type="float">
            <text:p>0.01870577</text:p>
          </table:table-cell>
          <table:table-cell office:value-type="float" office:value="0.005190712" calcext:value-type="float">
            <text:p>0.005190712</text:p>
          </table:table-cell>
          <table:table-cell office:value-type="float" office:value="0.003998512" calcext:value-type="float">
            <text:p>0.003998512</text:p>
          </table:table-cell>
          <table:table-cell office:value-type="float" office:value="0" calcext:value-type="float">
            <text:p>0</text:p>
          </table:table-cell>
          <table:table-cell office:value-type="float" office:value="2.814646" calcext:value-type="float">
            <text:p>2.814646</text:p>
          </table:table-cell>
          <table:table-cell office:value-type="float" office:value="1.633811" calcext:value-type="float">
            <text:p>1.633811</text:p>
          </table:table-cell>
          <table:table-cell office:value-type="float" office:value="2.851635" calcext:value-type="float">
            <text:p>2.851635</text:p>
          </table:table-cell>
          <table:table-cell office:value-type="float" office:value="6.108251" calcext:value-type="float">
            <text:p>6.108251</text:p>
          </table:table-cell>
          <table:table-cell office:value-type="float" office:value="10.94167" calcext:value-type="float">
            <text:p>10.94167</text:p>
          </table:table-cell>
          <table:table-cell office:value-type="float" office:value="12.9057" calcext:value-type="float">
            <text:p>12.9057</text:p>
          </table:table-cell>
          <table:table-cell office:value-type="float" office:value="14.66327" calcext:value-type="float">
            <text:p>14.66327</text:p>
          </table:table-cell>
          <table:table-cell office:value-type="float" office:value="24.09624" calcext:value-type="float">
            <text:p>24.09624</text:p>
          </table:table-cell>
          <table:table-cell office:value-type="float" office:value="21.13466" calcext:value-type="float">
            <text:p>21.13466</text:p>
          </table:table-cell>
          <table:table-cell office:value-type="float" office:value="9.650228" calcext:value-type="float">
            <text:p>9.650228</text:p>
          </table:table-cell>
          <table:table-cell office:value-type="float" office:value="3.653766" calcext:value-type="float">
            <text:p>3.653766</text:p>
          </table:table-cell>
          <table:table-cell office:value-type="float" office:value="1.230733" calcext:value-type="float">
            <text:p>1.230733</text:p>
          </table:table-cell>
          <table:table-cell office:value-type="float" office:value="0.4634814" calcext:value-type="float">
            <text:p>0.4634814</text:p>
          </table:table-cell>
          <table:table-cell office:value-type="float" office:value="0.3595294" calcext:value-type="float">
            <text:p>0.3595294</text:p>
          </table:table-cell>
          <table:table-cell office:value-type="float" office:value="0" calcext:value-type="float">
            <text:p>0</text:p>
          </table:table-cell>
          <table:table-cell office:value-type="float" office:value="-272616" calcext:value-type="float">
            <text:p>-27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797055" calcext:value-type="float">
            <text:p>-0.00067970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6.047656" calcext:value-type="float">
            <text:p>6.047656</text:p>
          </table:table-cell>
          <table:table-cell office:value-type="float" office:value="1079.093" calcext:value-type="float">
            <text:p>1079.093</text:p>
          </table:table-cell>
          <table:table-cell office:value-type="float" office:value="0" calcext:value-type="float">
            <text:p>0</text:p>
          </table:table-cell>
          <table:table-cell office:value-type="float" office:value="-3.655874" calcext:value-type="float">
            <text:p>-3.655874</text:p>
          </table:table-cell>
          <table:table-cell office:value-type="float" office:value="0.05464486" calcext:value-type="float">
            <text:p>0.05464486</text:p>
          </table:table-cell>
          <table:table-cell office:value-type="float" office:value="31.07516" calcext:value-type="float">
            <text:p>31.0751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887" calcext:value-type="float">
            <text:p>0.00313688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95" calcext:value-type="float">
            <text:p>5.259795</text:p>
          </table:table-cell>
          <table:table-cell office:value-type="float" office:value="-0.00314409" calcext:value-type="float">
            <text:p>-0.00314409</text:p>
          </table:table-cell>
          <table:table-cell office:value-type="float" office:value="-0.02270144" calcext:value-type="float">
            <text:p>-0.02270144</text:p>
          </table:table-cell>
          <table:table-cell office:value-type="float" office:value="0.000002430826" calcext:value-type="float">
            <text:p>2.430826E-06</text:p>
          </table:table-cell>
          <table:table-cell office:value-type="float" office:value="8.560041" calcext:value-type="float">
            <text:p>8.560041</text:p>
          </table:table-cell>
          <table:table-cell office:value-type="float" office:value="0.8880623" calcext:value-type="float">
            <text:p>0.8880623</text:p>
          </table:table-cell>
          <table:table-cell office:value-type="float" office:value="0.05166977" calcext:value-type="float">
            <text:p>0.05166977</text:p>
          </table:table-cell>
          <table:table-cell office:value-type="float" office:value="0.05174644" calcext:value-type="float">
            <text:p>0.05174644</text:p>
          </table:table-cell>
          <table:table-cell office:value-type="float" office:value="0.02666947" calcext:value-type="float">
            <text:p>0.02666947</text:p>
          </table:table-cell>
          <table:table-cell office:value-type="float" office:value="0.02462901" calcext:value-type="float">
            <text:p>0.02462901</text:p>
          </table:table-cell>
          <table:table-cell office:value-type="float" office:value="0.01237621" calcext:value-type="float">
            <text:p>0.01237621</text:p>
          </table:table-cell>
          <table:table-cell office:value-type="float" office:value="0.008526145" calcext:value-type="float">
            <text:p>0.008526145</text:p>
          </table:table-cell>
          <table:table-cell office:value-type="float" office:value="0.02076687" calcext:value-type="float">
            <text:p>0.02076687</text:p>
          </table:table-cell>
          <table:table-cell office:value-type="float" office:value="0.01817478" calcext:value-type="float">
            <text:p>0.01817478</text:p>
          </table:table-cell>
          <table:table-cell office:value-type="float" office:value="0.01732099" calcext:value-type="float">
            <text:p>0.01732099</text:p>
          </table:table-cell>
          <table:table-cell office:value-type="float" office:value="0.01738141" calcext:value-type="float">
            <text:p>0.01738141</text:p>
          </table:table-cell>
          <table:table-cell office:value-type="float" office:value="0.01865996" calcext:value-type="float">
            <text:p>0.01865996</text:p>
          </table:table-cell>
          <table:table-cell office:value-type="float" office:value="0.005189061" calcext:value-type="float">
            <text:p>0.005189061</text:p>
          </table:table-cell>
          <table:table-cell office:value-type="float" office:value="0.003997503" calcext:value-type="float">
            <text:p>0.003997503</text:p>
          </table:table-cell>
          <table:table-cell office:value-type="float" office:value="0" calcext:value-type="float">
            <text:p>0</text:p>
          </table:table-cell>
          <table:table-cell office:value-type="float" office:value="2.772191" calcext:value-type="float">
            <text:p>2.772191</text:p>
          </table:table-cell>
          <table:table-cell office:value-type="float" office:value="1.094544" calcext:value-type="float">
            <text:p>1.094544</text:p>
          </table:table-cell>
          <table:table-cell office:value-type="float" office:value="2.406611" calcext:value-type="float">
            <text:p>2.406611</text:p>
          </table:table-cell>
          <table:table-cell office:value-type="float" office:value="5.12094" calcext:value-type="float">
            <text:p>5.12094</text:p>
          </table:table-cell>
          <table:table-cell office:value-type="float" office:value="10.07883" calcext:value-type="float">
            <text:p>10.07883</text:p>
          </table:table-cell>
          <table:table-cell office:value-type="float" office:value="12.64823" calcext:value-type="float">
            <text:p>12.64823</text:p>
          </table:table-cell>
          <table:table-cell office:value-type="float" office:value="14.54113" calcext:value-type="float">
            <text:p>14.54113</text:p>
          </table:table-cell>
          <table:table-cell office:value-type="float" office:value="23.99083" calcext:value-type="float">
            <text:p>23.99083</text:p>
          </table:table-cell>
          <table:table-cell office:value-type="float" office:value="21.07037" calcext:value-type="float">
            <text:p>21.07037</text:p>
          </table:table-cell>
          <table:table-cell office:value-type="float" office:value="9.639691" calcext:value-type="float">
            <text:p>9.639691</text:p>
          </table:table-cell>
          <table:table-cell office:value-type="float" office:value="3.654344" calcext:value-type="float">
            <text:p>3.654344</text:p>
          </table:table-cell>
          <table:table-cell office:value-type="float" office:value="1.231957" calcext:value-type="float">
            <text:p>1.231957</text:p>
          </table:table-cell>
          <table:table-cell office:value-type="float" office:value="0.4636753" calcext:value-type="float">
            <text:p>0.4636753</text:p>
          </table:table-cell>
          <table:table-cell office:value-type="float" office:value="0.3595593" calcext:value-type="float">
            <text:p>0.3595593</text:p>
          </table:table-cell>
          <table:table-cell office:value-type="float" office:value="0" calcext:value-type="float">
            <text:p>0</text:p>
          </table:table-cell>
          <table:table-cell office:value-type="float" office:value="-277607.1" calcext:value-type="float">
            <text:p>-27760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196019" calcext:value-type="float">
            <text:p>-0.00071960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6.031452" calcext:value-type="float">
            <text:p>6.031452</text:p>
          </table:table-cell>
          <table:table-cell office:value-type="float" office:value="1079.041" calcext:value-type="float">
            <text:p>1079.041</text:p>
          </table:table-cell>
          <table:table-cell office:value-type="float" office:value="0" calcext:value-type="float">
            <text:p>0</text:p>
          </table:table-cell>
          <table:table-cell office:value-type="float" office:value="-4.041362" calcext:value-type="float">
            <text:p>-4.041362</text:p>
          </table:table-cell>
          <table:table-cell office:value-type="float" office:value="0.05513099" calcext:value-type="float">
            <text:p>0.05513099</text:p>
          </table:table-cell>
          <table:table-cell office:value-type="float" office:value="30.80515" calcext:value-type="float">
            <text:p>30.8051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6976" calcext:value-type="float">
            <text:p>0.00313697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841" calcext:value-type="float">
            <text:p>5.259841</text:p>
          </table:table-cell>
          <table:table-cell office:value-type="float" office:value="-0.003170738" calcext:value-type="float">
            <text:p>-0.003170738</text:p>
          </table:table-cell>
          <table:table-cell office:value-type="float" office:value="-0.02268152" calcext:value-type="float">
            <text:p>-0.02268152</text:p>
          </table:table-cell>
          <table:table-cell office:value-type="float" office:value="0.000003006604" calcext:value-type="float">
            <text:p>3.006604E-06</text:p>
          </table:table-cell>
          <table:table-cell office:value-type="float" office:value="8.549314" calcext:value-type="float">
            <text:p>8.549314</text:p>
          </table:table-cell>
          <table:table-cell office:value-type="float" office:value="0.9114044" calcext:value-type="float">
            <text:p>0.9114044</text:p>
          </table:table-cell>
          <table:table-cell office:value-type="float" office:value="0.05522392" calcext:value-type="float">
            <text:p>0.05522392</text:p>
          </table:table-cell>
          <table:table-cell office:value-type="float" office:value="0.05513705" calcext:value-type="float">
            <text:p>0.05513705</text:p>
          </table:table-cell>
          <table:table-cell office:value-type="float" office:value="0.02771417" calcext:value-type="float">
            <text:p>0.02771417</text:p>
          </table:table-cell>
          <table:table-cell office:value-type="float" office:value="0.025241" calcext:value-type="float">
            <text:p>0.025241</text:p>
          </table:table-cell>
          <table:table-cell office:value-type="float" office:value="0.01229455" calcext:value-type="float">
            <text:p>0.01229455</text:p>
          </table:table-cell>
          <table:table-cell office:value-type="float" office:value="0.008401725" calcext:value-type="float">
            <text:p>0.008401725</text:p>
          </table:table-cell>
          <table:table-cell office:value-type="float" office:value="0.02071461" calcext:value-type="float">
            <text:p>0.02071461</text:p>
          </table:table-cell>
          <table:table-cell office:value-type="float" office:value="0.01811482" calcext:value-type="float">
            <text:p>0.01811482</text:p>
          </table:table-cell>
          <table:table-cell office:value-type="float" office:value="0.01727941" calcext:value-type="float">
            <text:p>0.01727941</text:p>
          </table:table-cell>
          <table:table-cell office:value-type="float" office:value="0.01731477" calcext:value-type="float">
            <text:p>0.01731477</text:p>
          </table:table-cell>
          <table:table-cell office:value-type="float" office:value="0.01861354" calcext:value-type="float">
            <text:p>0.01861354</text:p>
          </table:table-cell>
          <table:table-cell office:value-type="float" office:value="0.00518735" calcext:value-type="float">
            <text:p>0.00518735</text:p>
          </table:table-cell>
          <table:table-cell office:value-type="float" office:value="0.003996473" calcext:value-type="float">
            <text:p>0.003996473</text:p>
          </table:table-cell>
          <table:table-cell office:value-type="float" office:value="0" calcext:value-type="float">
            <text:p>0</text:p>
          </table:table-cell>
          <table:table-cell office:value-type="float" office:value="2.675639" calcext:value-type="float">
            <text:p>2.675639</text:p>
          </table:table-cell>
          <table:table-cell office:value-type="float" office:value="0.4712809" calcext:value-type="float">
            <text:p>0.4712809</text:p>
          </table:table-cell>
          <table:table-cell office:value-type="float" office:value="1.865749" calcext:value-type="float">
            <text:p>1.865749</text:p>
          </table:table-cell>
          <table:table-cell office:value-type="float" office:value="4.121338" calcext:value-type="float">
            <text:p>4.121338</text:p>
          </table:table-cell>
          <table:table-cell office:value-type="float" office:value="9.255465" calcext:value-type="float">
            <text:p>9.255465</text:p>
          </table:table-cell>
          <table:table-cell office:value-type="float" office:value="12.33889" calcext:value-type="float">
            <text:p>12.33889</text:p>
          </table:table-cell>
          <table:table-cell office:value-type="float" office:value="14.40637" calcext:value-type="float">
            <text:p>14.40637</text:p>
          </table:table-cell>
          <table:table-cell office:value-type="float" office:value="23.87818" calcext:value-type="float">
            <text:p>23.87818</text:p>
          </table:table-cell>
          <table:table-cell office:value-type="float" office:value="20.99468" calcext:value-type="float">
            <text:p>20.99468</text:p>
          </table:table-cell>
          <table:table-cell office:value-type="float" office:value="9.626628" calcext:value-type="float">
            <text:p>9.626628</text:p>
          </table:table-cell>
          <table:table-cell office:value-type="float" office:value="3.652353" calcext:value-type="float">
            <text:p>3.652353</text:p>
          </table:table-cell>
          <table:table-cell office:value-type="float" office:value="1.233157" calcext:value-type="float">
            <text:p>1.233157</text:p>
          </table:table-cell>
          <table:table-cell office:value-type="float" office:value="0.4638627" calcext:value-type="float">
            <text:p>0.4638627</text:p>
          </table:table-cell>
          <table:table-cell office:value-type="float" office:value="0.3595893" calcext:value-type="float">
            <text:p>0.3595893</text:p>
          </table:table-cell>
          <table:table-cell office:value-type="float" office:value="0" calcext:value-type="float">
            <text:p>0</text:p>
          </table:table-cell>
          <table:table-cell office:value-type="float" office:value="-282653.8" calcext:value-type="float">
            <text:p>-2826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608812" calcext:value-type="float">
            <text:p>-0.00076088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6.015312" calcext:value-type="float">
            <text:p>6.015312</text:p>
          </table:table-cell>
          <table:table-cell office:value-type="float" office:value="1078.987" calcext:value-type="float">
            <text:p>1078.987</text:p>
          </table:table-cell>
          <table:table-cell office:value-type="float" office:value="0" calcext:value-type="float">
            <text:p>0</text:p>
          </table:table-cell>
          <table:table-cell office:value-type="float" office:value="-4.446377" calcext:value-type="float">
            <text:p>-4.446377</text:p>
          </table:table-cell>
          <table:table-cell office:value-type="float" office:value="0.05557907" calcext:value-type="float">
            <text:p>0.05557907</text:p>
          </table:table-cell>
          <table:table-cell office:value-type="float" office:value="30.52449" calcext:value-type="float">
            <text:p>30.52449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066" calcext:value-type="float">
            <text:p>0.00313706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887" calcext:value-type="float">
            <text:p>5.259887</text:p>
          </table:table-cell>
          <table:table-cell office:value-type="float" office:value="-0.003192976" calcext:value-type="float">
            <text:p>-0.003192976</text:p>
          </table:table-cell>
          <table:table-cell office:value-type="float" office:value="-0.02265974" calcext:value-type="float">
            <text:p>-0.02265974</text:p>
          </table:table-cell>
          <table:table-cell office:value-type="float" office:value="0.000003620964" calcext:value-type="float">
            <text:p>3.620964E-06</text:p>
          </table:table-cell>
          <table:table-cell office:value-type="float" office:value="8.534455" calcext:value-type="float">
            <text:p>8.534455</text:p>
          </table:table-cell>
          <table:table-cell office:value-type="float" office:value="0.9334635" calcext:value-type="float">
            <text:p>0.9334635</text:p>
          </table:table-cell>
          <table:table-cell office:value-type="float" office:value="0.05865694" calcext:value-type="float">
            <text:p>0.05865694</text:p>
          </table:table-cell>
          <table:table-cell office:value-type="float" office:value="0.05799301" calcext:value-type="float">
            <text:p>0.05799301</text:p>
          </table:table-cell>
          <table:table-cell office:value-type="float" office:value="0.02864279" calcext:value-type="float">
            <text:p>0.02864279</text:p>
          </table:table-cell>
          <table:table-cell office:value-type="float" office:value="0.02587946" calcext:value-type="float">
            <text:p>0.02587946</text:p>
          </table:table-cell>
          <table:table-cell office:value-type="float" office:value="0.01224513" calcext:value-type="float">
            <text:p>0.01224513</text:p>
          </table:table-cell>
          <table:table-cell office:value-type="float" office:value="0.008285249" calcext:value-type="float">
            <text:p>0.008285249</text:p>
          </table:table-cell>
          <table:table-cell office:value-type="float" office:value="0.0206837" calcext:value-type="float">
            <text:p>0.0206837</text:p>
          </table:table-cell>
          <table:table-cell office:value-type="float" office:value="0.01806107" calcext:value-type="float">
            <text:p>0.01806107</text:p>
          </table:table-cell>
          <table:table-cell office:value-type="float" office:value="0.0172342" calcext:value-type="float">
            <text:p>0.0172342</text:p>
          </table:table-cell>
          <table:table-cell office:value-type="float" office:value="0.0172433" calcext:value-type="float">
            <text:p>0.0172433</text:p>
          </table:table-cell>
          <table:table-cell office:value-type="float" office:value="0.01856655" calcext:value-type="float">
            <text:p>0.01856655</text:p>
          </table:table-cell>
          <table:table-cell office:value-type="float" office:value="0.005185568" calcext:value-type="float">
            <text:p>0.005185568</text:p>
          </table:table-cell>
          <table:table-cell office:value-type="float" office:value="0.003995444" calcext:value-type="float">
            <text:p>0.003995444</text:p>
          </table:table-cell>
          <table:table-cell office:value-type="float" office:value="0" calcext:value-type="float">
            <text:p>0</text:p>
          </table:table-cell>
          <table:table-cell office:value-type="float" office:value="2.546011" calcext:value-type="float">
            <text:p>2.546011</text:p>
          </table:table-cell>
          <table:table-cell office:value-type="float" office:value="0.03385702" calcext:value-type="float">
            <text:p>0.03385702</text:p>
          </table:table-cell>
          <table:table-cell office:value-type="float" office:value="1.263195" calcext:value-type="float">
            <text:p>1.263195</text:p>
          </table:table-cell>
          <table:table-cell office:value-type="float" office:value="3.165706" calcext:value-type="float">
            <text:p>3.165706</text:p>
          </table:table-cell>
          <table:table-cell office:value-type="float" office:value="8.407355" calcext:value-type="float">
            <text:p>8.407355</text:p>
          </table:table-cell>
          <table:table-cell office:value-type="float" office:value="11.98479" calcext:value-type="float">
            <text:p>11.98479</text:p>
          </table:table-cell>
          <table:table-cell office:value-type="float" office:value="14.25361" calcext:value-type="float">
            <text:p>14.25361</text:p>
          </table:table-cell>
          <table:table-cell office:value-type="float" office:value="23.76651" calcext:value-type="float">
            <text:p>23.76651</text:p>
          </table:table-cell>
          <table:table-cell office:value-type="float" office:value="20.91052" calcext:value-type="float">
            <text:p>20.91052</text:p>
          </table:table-cell>
          <table:table-cell office:value-type="float" office:value="9.608951" calcext:value-type="float">
            <text:p>9.608951</text:p>
          </table:table-cell>
          <table:table-cell office:value-type="float" office:value="3.646019" calcext:value-type="float">
            <text:p>3.646019</text:p>
          </table:table-cell>
          <table:table-cell office:value-type="float" office:value="1.23431" calcext:value-type="float">
            <text:p>1.23431</text:p>
          </table:table-cell>
          <table:table-cell office:value-type="float" office:value="0.4640427" calcext:value-type="float">
            <text:p>0.4640427</text:p>
          </table:table-cell>
          <table:table-cell office:value-type="float" office:value="0.3596192" calcext:value-type="float">
            <text:p>0.3596192</text:p>
          </table:table-cell>
          <table:table-cell office:value-type="float" office:value="0" calcext:value-type="float">
            <text:p>0</text:p>
          </table:table-cell>
          <table:table-cell office:value-type="float" office:value="-288009.1" calcext:value-type="float">
            <text:p>-28800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063266" calcext:value-type="float">
            <text:p>-0.00080632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6.001092" calcext:value-type="float">
            <text:p>6.001092</text:p>
          </table:table-cell>
          <table:table-cell office:value-type="float" office:value="1078.932" calcext:value-type="float">
            <text:p>1078.932</text:p>
          </table:table-cell>
          <table:table-cell office:value-type="float" office:value="0" calcext:value-type="float">
            <text:p>0</text:p>
          </table:table-cell>
          <table:table-cell office:value-type="float" office:value="-4.822147" calcext:value-type="float">
            <text:p>-4.822147</text:p>
          </table:table-cell>
          <table:table-cell office:value-type="float" office:value="0.05558923" calcext:value-type="float">
            <text:p>0.05558923</text:p>
          </table:table-cell>
          <table:table-cell office:value-type="float" office:value="30.27865" calcext:value-type="float">
            <text:p>30.2786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155" calcext:value-type="float">
            <text:p>0.00313715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933" calcext:value-type="float">
            <text:p>5.259933</text:p>
          </table:table-cell>
          <table:table-cell office:value-type="float" office:value="-0.003209707" calcext:value-type="float">
            <text:p>-0.003209707</text:p>
          </table:table-cell>
          <table:table-cell office:value-type="float" office:value="-0.02263589" calcext:value-type="float">
            <text:p>-0.02263589</text:p>
          </table:table-cell>
          <table:table-cell office:value-type="float" office:value="0.000004264067" calcext:value-type="float">
            <text:p>4.264067E-06</text:p>
          </table:table-cell>
          <table:table-cell office:value-type="float" office:value="8.519422" calcext:value-type="float">
            <text:p>8.519422</text:p>
          </table:table-cell>
          <table:table-cell office:value-type="float" office:value="0.9404786" calcext:value-type="float">
            <text:p>0.9404786</text:p>
          </table:table-cell>
          <table:table-cell office:value-type="float" office:value="0.05909091" calcext:value-type="float">
            <text:p>0.05909091</text:p>
          </table:table-cell>
          <table:table-cell office:value-type="float" office:value="0.05832053" calcext:value-type="float">
            <text:p>0.05832053</text:p>
          </table:table-cell>
          <table:table-cell office:value-type="float" office:value="0.02914355" calcext:value-type="float">
            <text:p>0.02914355</text:p>
          </table:table-cell>
          <table:table-cell office:value-type="float" office:value="0.02604696" calcext:value-type="float">
            <text:p>0.02604696</text:p>
          </table:table-cell>
          <table:table-cell office:value-type="float" office:value="0.01218659" calcext:value-type="float">
            <text:p>0.01218659</text:p>
          </table:table-cell>
          <table:table-cell office:value-type="float" office:value="0.008182222" calcext:value-type="float">
            <text:p>0.008182222</text:p>
          </table:table-cell>
          <table:table-cell office:value-type="float" office:value="0.02065527" calcext:value-type="float">
            <text:p>0.02065527</text:p>
          </table:table-cell>
          <table:table-cell office:value-type="float" office:value="0.01801537" calcext:value-type="float">
            <text:p>0.01801537</text:p>
          </table:table-cell>
          <table:table-cell office:value-type="float" office:value="0.01718392" calcext:value-type="float">
            <text:p>0.01718392</text:p>
          </table:table-cell>
          <table:table-cell office:value-type="float" office:value="0.01716621" calcext:value-type="float">
            <text:p>0.01716621</text:p>
          </table:table-cell>
          <table:table-cell office:value-type="float" office:value="0.01851908" calcext:value-type="float">
            <text:p>0.01851908</text:p>
          </table:table-cell>
          <table:table-cell office:value-type="float" office:value="0.005183705" calcext:value-type="float">
            <text:p>0.005183705</text:p>
          </table:table-cell>
          <table:table-cell office:value-type="float" office:value="0.003994385" calcext:value-type="float">
            <text:p>0.003994385</text:p>
          </table:table-cell>
          <table:table-cell office:value-type="float" office:value="0" calcext:value-type="float">
            <text:p>0</text:p>
          </table:table-cell>
          <table:table-cell office:value-type="float" office:value="2.413853" calcext:value-type="float">
            <text:p>2.413853</text:p>
          </table:table-cell>
          <table:table-cell office:value-type="float" office:value="0.02762033" calcext:value-type="float">
            <text:p>0.02762033</text:p>
          </table:table-cell>
          <table:table-cell office:value-type="float" office:value="0.6434152" calcext:value-type="float">
            <text:p>0.6434152</text:p>
          </table:table-cell>
          <table:table-cell office:value-type="float" office:value="2.851624" calcext:value-type="float">
            <text:p>2.851624</text:p>
          </table:table-cell>
          <table:table-cell office:value-type="float" office:value="7.53356" calcext:value-type="float">
            <text:p>7.53356</text:p>
          </table:table-cell>
          <table:table-cell office:value-type="float" office:value="11.61146" calcext:value-type="float">
            <text:p>11.61146</text:p>
          </table:table-cell>
          <table:table-cell office:value-type="float" office:value="14.08219" calcext:value-type="float">
            <text:p>14.08219</text:p>
          </table:table-cell>
          <table:table-cell office:value-type="float" office:value="23.6545" calcext:value-type="float">
            <text:p>23.6545</text:p>
          </table:table-cell>
          <table:table-cell office:value-type="float" office:value="20.81986" calcext:value-type="float">
            <text:p>20.81986</text:p>
          </table:table-cell>
          <table:table-cell office:value-type="float" office:value="9.585622" calcext:value-type="float">
            <text:p>9.585622</text:p>
          </table:table-cell>
          <table:table-cell office:value-type="float" office:value="3.634217" calcext:value-type="float">
            <text:p>3.634217</text:p>
          </table:table-cell>
          <table:table-cell office:value-type="float" office:value="1.235414" calcext:value-type="float">
            <text:p>1.235414</text:p>
          </table:table-cell>
          <table:table-cell office:value-type="float" office:value="0.4642101" calcext:value-type="float">
            <text:p>0.4642101</text:p>
          </table:table-cell>
          <table:table-cell office:value-type="float" office:value="0.3596492" calcext:value-type="float">
            <text:p>0.3596492</text:p>
          </table:table-cell>
          <table:table-cell office:value-type="float" office:value="0" calcext:value-type="float">
            <text:p>0</text:p>
          </table:table-cell>
          <table:table-cell office:value-type="float" office:value="-293638.6" calcext:value-type="float">
            <text:p>-29363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569091" calcext:value-type="float">
            <text:p>-0.00085690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5.984485" calcext:value-type="float">
            <text:p>5.984485</text:p>
          </table:table-cell>
          <table:table-cell office:value-type="float" office:value="1078.873" calcext:value-type="float">
            <text:p>1078.873</text:p>
          </table:table-cell>
          <table:table-cell office:value-type="float" office:value="0" calcext:value-type="float">
            <text:p>0</text:p>
          </table:table-cell>
          <table:table-cell office:value-type="float" office:value="-5.219951" calcext:value-type="float">
            <text:p>-5.219951</text:p>
          </table:table-cell>
          <table:table-cell office:value-type="float" office:value="0.05652954" calcext:value-type="float">
            <text:p>0.05652954</text:p>
          </table:table-cell>
          <table:table-cell office:value-type="float" office:value="30.02339" calcext:value-type="float">
            <text:p>30.02339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245" calcext:value-type="float">
            <text:p>0.0031372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978" calcext:value-type="float">
            <text:p>5.259978</text:p>
          </table:table-cell>
          <table:table-cell office:value-type="float" office:value="-0.003236036" calcext:value-type="float">
            <text:p>-0.003236036</text:p>
          </table:table-cell>
          <table:table-cell office:value-type="float" office:value="-0.02261101" calcext:value-type="float">
            <text:p>-0.02261101</text:p>
          </table:table-cell>
          <table:table-cell office:value-type="float" office:value="0.000004935468" calcext:value-type="float">
            <text:p>4.935468E-06</text:p>
          </table:table-cell>
          <table:table-cell office:value-type="float" office:value="8.486195" calcext:value-type="float">
            <text:p>8.486195</text:p>
          </table:table-cell>
          <table:table-cell office:value-type="float" office:value="0.9617735" calcext:value-type="float">
            <text:p>0.9617735</text:p>
          </table:table-cell>
          <table:table-cell office:value-type="float" office:value="0.06722003" calcext:value-type="float">
            <text:p>0.06722003</text:p>
          </table:table-cell>
          <table:table-cell office:value-type="float" office:value="0.06456953" calcext:value-type="float">
            <text:p>0.06456953</text:p>
          </table:table-cell>
          <table:table-cell office:value-type="float" office:value="0.03206882" calcext:value-type="float">
            <text:p>0.03206882</text:p>
          </table:table-cell>
          <table:table-cell office:value-type="float" office:value="0.02781514" calcext:value-type="float">
            <text:p>0.02781514</text:p>
          </table:table-cell>
          <table:table-cell office:value-type="float" office:value="0.01215537" calcext:value-type="float">
            <text:p>0.01215537</text:p>
          </table:table-cell>
          <table:table-cell office:value-type="float" office:value="0.008072332" calcext:value-type="float">
            <text:p>0.008072332</text:p>
          </table:table-cell>
          <table:table-cell office:value-type="float" office:value="0.02062859" calcext:value-type="float">
            <text:p>0.02062859</text:p>
          </table:table-cell>
          <table:table-cell office:value-type="float" office:value="0.01797998" calcext:value-type="float">
            <text:p>0.01797998</text:p>
          </table:table-cell>
          <table:table-cell office:value-type="float" office:value="0.01712878" calcext:value-type="float">
            <text:p>0.01712878</text:p>
          </table:table-cell>
          <table:table-cell office:value-type="float" office:value="0.01708361" calcext:value-type="float">
            <text:p>0.01708361</text:p>
          </table:table-cell>
          <table:table-cell office:value-type="float" office:value="0.01847113" calcext:value-type="float">
            <text:p>0.01847113</text:p>
          </table:table-cell>
          <table:table-cell office:value-type="float" office:value="0.005181752" calcext:value-type="float">
            <text:p>0.005181752</text:p>
          </table:table-cell>
          <table:table-cell office:value-type="float" office:value="0.003993317" calcext:value-type="float">
            <text:p>0.003993317</text:p>
          </table:table-cell>
          <table:table-cell office:value-type="float" office:value="0" calcext:value-type="float">
            <text:p>0</text:p>
          </table:table-cell>
          <table:table-cell office:value-type="float" office:value="2.299603" calcext:value-type="float">
            <text:p>2.299603</text:p>
          </table:table-cell>
          <table:table-cell office:value-type="float" office:value="0.02597279" calcext:value-type="float">
            <text:p>0.02597279</text:p>
          </table:table-cell>
          <table:table-cell office:value-type="float" office:value="0.0351851" calcext:value-type="float">
            <text:p>0.0351851</text:p>
          </table:table-cell>
          <table:table-cell office:value-type="float" office:value="2.610546" calcext:value-type="float">
            <text:p>2.610546</text:p>
          </table:table-cell>
          <table:table-cell office:value-type="float" office:value="6.614952" calcext:value-type="float">
            <text:p>6.614952</text:p>
          </table:table-cell>
          <table:table-cell office:value-type="float" office:value="11.22844" calcext:value-type="float">
            <text:p>11.22844</text:p>
          </table:table-cell>
          <table:table-cell office:value-type="float" office:value="13.88569" calcext:value-type="float">
            <text:p>13.88569</text:p>
          </table:table-cell>
          <table:table-cell office:value-type="float" office:value="23.53764" calcext:value-type="float">
            <text:p>23.53764</text:p>
          </table:table-cell>
          <table:table-cell office:value-type="float" office:value="20.72718" calcext:value-type="float">
            <text:p>20.72718</text:p>
          </table:table-cell>
          <table:table-cell office:value-type="float" office:value="9.555364" calcext:value-type="float">
            <text:p>9.555364</text:p>
          </table:table-cell>
          <table:table-cell office:value-type="float" office:value="3.617204" calcext:value-type="float">
            <text:p>3.617204</text:p>
          </table:table-cell>
          <table:table-cell office:value-type="float" office:value="1.236512" calcext:value-type="float">
            <text:p>1.236512</text:p>
          </table:table-cell>
          <table:table-cell office:value-type="float" office:value="0.4643615" calcext:value-type="float">
            <text:p>0.4643615</text:p>
          </table:table-cell>
          <table:table-cell office:value-type="float" office:value="0.3596792" calcext:value-type="float">
            <text:p>0.3596792</text:p>
          </table:table-cell>
          <table:table-cell office:value-type="float" office:value="0" calcext:value-type="float">
            <text:p>0</text:p>
          </table:table-cell>
          <table:table-cell office:value-type="float" office:value="-299342.9" calcext:value-type="float">
            <text:p>-29934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091866" calcext:value-type="float">
            <text:p>-0.00090918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5.976254" calcext:value-type="float">
            <text:p>5.976254</text:p>
          </table:table-cell>
          <table:table-cell office:value-type="float" office:value="1078.822" calcext:value-type="float">
            <text:p>1078.822</text:p>
          </table:table-cell>
          <table:table-cell office:value-type="float" office:value="0" calcext:value-type="float">
            <text:p>0</text:p>
          </table:table-cell>
          <table:table-cell office:value-type="float" office:value="-5.584955" calcext:value-type="float">
            <text:p>-5.584955</text:p>
          </table:table-cell>
          <table:table-cell office:value-type="float" office:value="0.05535733" calcext:value-type="float">
            <text:p>0.05535733</text:p>
          </table:table-cell>
          <table:table-cell office:value-type="float" office:value="29.79389" calcext:value-type="float">
            <text:p>29.79389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334" calcext:value-type="float">
            <text:p>0.003137334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024" calcext:value-type="float">
            <text:p>5.260024</text:p>
          </table:table-cell>
          <table:table-cell office:value-type="float" office:value="-0.003237193" calcext:value-type="float">
            <text:p>-0.003237193</text:p>
          </table:table-cell>
          <table:table-cell office:value-type="float" office:value="-0.02258329" calcext:value-type="float">
            <text:p>-0.02258329</text:p>
          </table:table-cell>
          <table:table-cell office:value-type="float" office:value="0.00000563256" calcext:value-type="float">
            <text:p>5.63256E-06</text:p>
          </table:table-cell>
          <table:table-cell office:value-type="float" office:value="8.470861" calcext:value-type="float">
            <text:p>8.470861</text:p>
          </table:table-cell>
          <table:table-cell office:value-type="float" office:value="0.9556994" calcext:value-type="float">
            <text:p>0.9556994</text:p>
          </table:table-cell>
          <table:table-cell office:value-type="float" office:value="0.05778803" calcext:value-type="float">
            <text:p>0.05778803</text:p>
          </table:table-cell>
          <table:table-cell office:value-type="float" office:value="0.05695229" calcext:value-type="float">
            <text:p>0.05695229</text:p>
          </table:table-cell>
          <table:table-cell office:value-type="float" office:value="0.02932605" calcext:value-type="float">
            <text:p>0.02932605</text:p>
          </table:table-cell>
          <table:table-cell office:value-type="float" office:value="0.02572205" calcext:value-type="float">
            <text:p>0.02572205</text:p>
          </table:table-cell>
          <table:table-cell office:value-type="float" office:value="0.01195111" calcext:value-type="float">
            <text:p>0.01195111</text:p>
          </table:table-cell>
          <table:table-cell office:value-type="float" office:value="0.00796238" calcext:value-type="float">
            <text:p>0.00796238</text:p>
          </table:table-cell>
          <table:table-cell office:value-type="float" office:value="0.02060802" calcext:value-type="float">
            <text:p>0.02060802</text:p>
          </table:table-cell>
          <table:table-cell office:value-type="float" office:value="0.01795583" calcext:value-type="float">
            <text:p>0.01795583</text:p>
          </table:table-cell>
          <table:table-cell office:value-type="float" office:value="0.01707461" calcext:value-type="float">
            <text:p>0.01707461</text:p>
          </table:table-cell>
          <table:table-cell office:value-type="float" office:value="0.01700198" calcext:value-type="float">
            <text:p>0.01700198</text:p>
          </table:table-cell>
          <table:table-cell office:value-type="float" office:value="0.018419" calcext:value-type="float">
            <text:p>0.018419</text:p>
          </table:table-cell>
          <table:table-cell office:value-type="float" office:value="0.005179689" calcext:value-type="float">
            <text:p>0.005179689</text:p>
          </table:table-cell>
          <table:table-cell office:value-type="float" office:value="0.00399224" calcext:value-type="float">
            <text:p>0.00399224</text:p>
          </table:table-cell>
          <table:table-cell office:value-type="float" office:value="0" calcext:value-type="float">
            <text:p>0</text:p>
          </table:table-cell>
          <table:table-cell office:value-type="float" office:value="2.211898" calcext:value-type="float">
            <text:p>2.211898</text:p>
          </table:table-cell>
          <table:table-cell office:value-type="float" office:value="0.02045093" calcext:value-type="float">
            <text:p>0.02045093</text:p>
          </table:table-cell>
          <table:table-cell office:value-type="float" office:value="0.0264657" calcext:value-type="float">
            <text:p>0.0264657</text:p>
          </table:table-cell>
          <table:table-cell office:value-type="float" office:value="2.359848" calcext:value-type="float">
            <text:p>2.359848</text:p>
          </table:table-cell>
          <table:table-cell office:value-type="float" office:value="5.747452" calcext:value-type="float">
            <text:p>5.747452</text:p>
          </table:table-cell>
          <table:table-cell office:value-type="float" office:value="10.84836" calcext:value-type="float">
            <text:p>10.84836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23.41448" calcext:value-type="float">
            <text:p>23.41448</text:p>
          </table:table-cell>
          <table:table-cell office:value-type="float" office:value="20.63419" calcext:value-type="float">
            <text:p>20.63419</text:p>
          </table:table-cell>
          <table:table-cell office:value-type="float" office:value="9.518397" calcext:value-type="float">
            <text:p>9.518397</text:p>
          </table:table-cell>
          <table:table-cell office:value-type="float" office:value="3.603099" calcext:value-type="float">
            <text:p>3.603099</text:p>
          </table:table-cell>
          <table:table-cell office:value-type="float" office:value="1.237307" calcext:value-type="float">
            <text:p>1.237307</text:p>
          </table:table-cell>
          <table:table-cell office:value-type="float" office:value="0.4644901" calcext:value-type="float">
            <text:p>0.4644901</text:p>
          </table:table-cell>
          <table:table-cell office:value-type="float" office:value="0.3597091" calcext:value-type="float">
            <text:p>0.3597091</text:p>
          </table:table-cell>
          <table:table-cell office:value-type="float" office:value="0" calcext:value-type="float">
            <text:p>0</text:p>
          </table:table-cell>
          <table:table-cell office:value-type="float" office:value="-304229.8" calcext:value-type="float">
            <text:p>-30422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5324" calcext:value-type="float">
            <text:p>-0.000953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5.971831" calcext:value-type="float">
            <text:p>5.971831</text:p>
          </table:table-cell>
          <table:table-cell office:value-type="float" office:value="1078.776" calcext:value-type="float">
            <text:p>1078.776</text:p>
          </table:table-cell>
          <table:table-cell office:value-type="float" office:value="0" calcext:value-type="float">
            <text:p>0</text:p>
          </table:table-cell>
          <table:table-cell office:value-type="float" office:value="-5.953231" calcext:value-type="float">
            <text:p>-5.953231</text:p>
          </table:table-cell>
          <table:table-cell office:value-type="float" office:value="0.05454105" calcext:value-type="float">
            <text:p>0.05454105</text:p>
          </table:table-cell>
          <table:table-cell office:value-type="float" office:value="29.56336" calcext:value-type="float">
            <text:p>29.5633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423" calcext:value-type="float">
            <text:p>0.003137423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07" calcext:value-type="float">
            <text:p>5.26007</text:p>
          </table:table-cell>
          <table:table-cell office:value-type="float" office:value="-0.003237458" calcext:value-type="float">
            <text:p>-0.003237458</text:p>
          </table:table-cell>
          <table:table-cell office:value-type="float" office:value="-0.02255522" calcext:value-type="float">
            <text:p>-0.02255522</text:p>
          </table:table-cell>
          <table:table-cell office:value-type="float" office:value="0.000006357931" calcext:value-type="float">
            <text:p>6.357931E-06</text:p>
          </table:table-cell>
          <table:table-cell office:value-type="float" office:value="8.455615" calcext:value-type="float">
            <text:p>8.455615</text:p>
          </table:table-cell>
          <table:table-cell office:value-type="float" office:value="0.9473823" calcext:value-type="float">
            <text:p>0.9473823</text:p>
          </table:table-cell>
          <table:table-cell office:value-type="float" office:value="0.05264845" calcext:value-type="float">
            <text:p>0.05264845</text:p>
          </table:table-cell>
          <table:table-cell office:value-type="float" office:value="0.05261573" calcext:value-type="float">
            <text:p>0.05261573</text:p>
          </table:table-cell>
          <table:table-cell office:value-type="float" office:value="0.02742448" calcext:value-type="float">
            <text:p>0.02742448</text:p>
          </table:table-cell>
          <table:table-cell office:value-type="float" office:value="0.02401929" calcext:value-type="float">
            <text:p>0.02401929</text:p>
          </table:table-cell>
          <table:table-cell office:value-type="float" office:value="0.01164982" calcext:value-type="float">
            <text:p>0.01164982</text:p>
          </table:table-cell>
          <table:table-cell office:value-type="float" office:value="0.007822638" calcext:value-type="float">
            <text:p>0.007822638</text:p>
          </table:table-cell>
          <table:table-cell office:value-type="float" office:value="0.02058195" calcext:value-type="float">
            <text:p>0.02058195</text:p>
          </table:table-cell>
          <table:table-cell office:value-type="float" office:value="0.01794288" calcext:value-type="float">
            <text:p>0.01794288</text:p>
          </table:table-cell>
          <table:table-cell office:value-type="float" office:value="0.01702213" calcext:value-type="float">
            <text:p>0.01702213</text:p>
          </table:table-cell>
          <table:table-cell office:value-type="float" office:value="0.01692753" calcext:value-type="float">
            <text:p>0.01692753</text:p>
          </table:table-cell>
          <table:table-cell office:value-type="float" office:value="0.01835855" calcext:value-type="float">
            <text:p>0.01835855</text:p>
          </table:table-cell>
          <table:table-cell office:value-type="float" office:value="0.0051775" calcext:value-type="float">
            <text:p>0.0051775</text:p>
          </table:table-cell>
          <table:table-cell office:value-type="float" office:value="0.003991126" calcext:value-type="float">
            <text:p>0.003991126</text:p>
          </table:table-cell>
          <table:table-cell office:value-type="float" office:value="0" calcext:value-type="float">
            <text:p>0</text:p>
          </table:table-cell>
          <table:table-cell office:value-type="float" office:value="2.136124" calcext:value-type="float">
            <text:p>2.136124</text:p>
          </table:table-cell>
          <table:table-cell office:value-type="float" office:value="0.01879383" calcext:value-type="float">
            <text:p>0.01879383</text:p>
          </table:table-cell>
          <table:table-cell office:value-type="float" office:value="0.0232929" calcext:value-type="float">
            <text:p>0.0232929</text:p>
          </table:table-cell>
          <table:table-cell office:value-type="float" office:value="2.116404" calcext:value-type="float">
            <text:p>2.116404</text:p>
          </table:table-cell>
          <table:table-cell office:value-type="float" office:value="4.953372" calcext:value-type="float">
            <text:p>4.953372</text:p>
          </table:table-cell>
          <table:table-cell office:value-type="float" office:value="10.5014" calcext:value-type="float">
            <text:p>10.5014</text:p>
          </table:table-cell>
          <table:table-cell office:value-type="float" office:value="13.497" calcext:value-type="float">
            <text:p>13.497</text:p>
          </table:table-cell>
          <table:table-cell office:value-type="float" office:value="23.27323" calcext:value-type="float">
            <text:p>23.27323</text:p>
          </table:table-cell>
          <table:table-cell office:value-type="float" office:value="20.54094" calcext:value-type="float">
            <text:p>20.54094</text:p>
          </table:table-cell>
          <table:table-cell office:value-type="float" office:value="9.472378" calcext:value-type="float">
            <text:p>9.472378</text:p>
          </table:table-cell>
          <table:table-cell office:value-type="float" office:value="3.595492" calcext:value-type="float">
            <text:p>3.595492</text:p>
          </table:table-cell>
          <table:table-cell office:value-type="float" office:value="1.236079" calcext:value-type="float">
            <text:p>1.236079</text:p>
          </table:table-cell>
          <table:table-cell office:value-type="float" office:value="0.4645898" calcext:value-type="float">
            <text:p>0.4645898</text:p>
          </table:table-cell>
          <table:table-cell office:value-type="float" office:value="0.3597389" calcext:value-type="float">
            <text:p>0.3597389</text:p>
          </table:table-cell>
          <table:table-cell office:value-type="float" office:value="0" calcext:value-type="float">
            <text:p>0</text:p>
          </table:table-cell>
          <table:table-cell office:value-type="float" office:value="-308726.6" calcext:value-type="float">
            <text:p>-30872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901701" calcext:value-type="float">
            <text:p>-0.00099017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5.969316" calcext:value-type="float">
            <text:p>5.969316</text:p>
          </table:table-cell>
          <table:table-cell office:value-type="float" office:value="1078.733" calcext:value-type="float">
            <text:p>1078.733</text:p>
          </table:table-cell>
          <table:table-cell office:value-type="float" office:value="0" calcext:value-type="float">
            <text:p>0</text:p>
          </table:table-cell>
          <table:table-cell office:value-type="float" office:value="-6.347961" calcext:value-type="float">
            <text:p>-6.347961</text:p>
          </table:table-cell>
          <table:table-cell office:value-type="float" office:value="0.05403059" calcext:value-type="float">
            <text:p>0.05403059</text:p>
          </table:table-cell>
          <table:table-cell office:value-type="float" office:value="29.31573" calcext:value-type="float">
            <text:p>29.3157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513" calcext:value-type="float">
            <text:p>0.003137513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116" calcext:value-type="float">
            <text:p>5.260116</text:p>
          </table:table-cell>
          <table:table-cell office:value-type="float" office:value="-0.003235221" calcext:value-type="float">
            <text:p>-0.003235221</text:p>
          </table:table-cell>
          <table:table-cell office:value-type="float" office:value="-0.02252676" calcext:value-type="float">
            <text:p>-0.02252676</text:p>
          </table:table-cell>
          <table:table-cell office:value-type="float" office:value="0.000007109594" calcext:value-type="float">
            <text:p>7.109594E-06</text:p>
          </table:table-cell>
          <table:table-cell office:value-type="float" office:value="8.438339" calcext:value-type="float">
            <text:p>8.438339</text:p>
          </table:table-cell>
          <table:table-cell office:value-type="float" office:value="0.9406652" calcext:value-type="float">
            <text:p>0.9406652</text:p>
          </table:table-cell>
          <table:table-cell office:value-type="float" office:value="0.05001814" calcext:value-type="float">
            <text:p>0.05001814</text:p>
          </table:table-cell>
          <table:table-cell office:value-type="float" office:value="0.05047936" calcext:value-type="float">
            <text:p>0.05047936</text:p>
          </table:table-cell>
          <table:table-cell office:value-type="float" office:value="0.02645265" calcext:value-type="float">
            <text:p>0.02645265</text:p>
          </table:table-cell>
          <table:table-cell office:value-type="float" office:value="0.0230744" calcext:value-type="float">
            <text:p>0.0230744</text:p>
          </table:table-cell>
          <table:table-cell office:value-type="float" office:value="0.011373" calcext:value-type="float">
            <text:p>0.011373</text:p>
          </table:table-cell>
          <table:table-cell office:value-type="float" office:value="0.007676137" calcext:value-type="float">
            <text:p>0.007676137</text:p>
          </table:table-cell>
          <table:table-cell office:value-type="float" office:value="0.02054724" calcext:value-type="float">
            <text:p>0.02054724</text:p>
          </table:table-cell>
          <table:table-cell office:value-type="float" office:value="0.01794421" calcext:value-type="float">
            <text:p>0.01794421</text:p>
          </table:table-cell>
          <table:table-cell office:value-type="float" office:value="0.01697353" calcext:value-type="float">
            <text:p>0.01697353</text:p>
          </table:table-cell>
          <table:table-cell office:value-type="float" office:value="0.01685719" calcext:value-type="float">
            <text:p>0.01685719</text:p>
          </table:table-cell>
          <table:table-cell office:value-type="float" office:value="0.01829264" calcext:value-type="float">
            <text:p>0.01829264</text:p>
          </table:table-cell>
          <table:table-cell office:value-type="float" office:value="0.005175235" calcext:value-type="float">
            <text:p>0.005175235</text:p>
          </table:table-cell>
          <table:table-cell office:value-type="float" office:value="0.003990007" calcext:value-type="float">
            <text:p>0.003990007</text:p>
          </table:table-cell>
          <table:table-cell office:value-type="float" office:value="0" calcext:value-type="float">
            <text:p>0</text:p>
          </table:table-cell>
          <table:table-cell office:value-type="float" office:value="2.067692" calcext:value-type="float">
            <text:p>2.067692</text:p>
          </table:table-cell>
          <table:table-cell office:value-type="float" office:value="0.01758266" calcext:value-type="float">
            <text:p>0.01758266</text:p>
          </table:table-cell>
          <table:table-cell office:value-type="float" office:value="0.02099185" calcext:value-type="float">
            <text:p>0.02099185</text:p>
          </table:table-cell>
          <table:table-cell office:value-type="float" office:value="1.849718" calcext:value-type="float">
            <text:p>1.849718</text:p>
          </table:table-cell>
          <table:table-cell office:value-type="float" office:value="4.118927" calcext:value-type="float">
            <text:p>4.118927</text:p>
          </table:table-cell>
          <table:table-cell office:value-type="float" office:value="10.15631" calcext:value-type="float">
            <text:p>10.15631</text:p>
          </table:table-cell>
          <table:table-cell office:value-type="float" office:value="13.33047" calcext:value-type="float">
            <text:p>13.33047</text:p>
          </table:table-cell>
          <table:table-cell office:value-type="float" office:value="23.11118" calcext:value-type="float">
            <text:p>23.11118</text:p>
          </table:table-cell>
          <table:table-cell office:value-type="float" office:value="20.45038" calcext:value-type="float">
            <text:p>20.45038</text:p>
          </table:table-cell>
          <table:table-cell office:value-type="float" office:value="9.410575" calcext:value-type="float">
            <text:p>9.410575</text:p>
          </table:table-cell>
          <table:table-cell office:value-type="float" office:value="3.588315" calcext:value-type="float">
            <text:p>3.588315</text:p>
          </table:table-cell>
          <table:table-cell office:value-type="float" office:value="1.231718" calcext:value-type="float">
            <text:p>1.231718</text:p>
          </table:table-cell>
          <table:table-cell office:value-type="float" office:value="0.4646741" calcext:value-type="float">
            <text:p>0.4646741</text:p>
          </table:table-cell>
          <table:table-cell office:value-type="float" office:value="0.3597701" calcext:value-type="float">
            <text:p>0.3597701</text:p>
          </table:table-cell>
          <table:table-cell office:value-type="float" office:value="0" calcext:value-type="float">
            <text:p>0</text:p>
          </table:table-cell>
          <table:table-cell office:value-type="float" office:value="-313340.7" calcext:value-type="float">
            <text:p>-31334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25059" calcext:value-type="float">
            <text:p>-0.0010250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5.967035" calcext:value-type="float">
            <text:p>5.967035</text:p>
          </table:table-cell>
          <table:table-cell office:value-type="float" office:value="1078.686" calcext:value-type="float">
            <text:p>1078.686</text:p>
          </table:table-cell>
          <table:table-cell office:value-type="float" office:value="0" calcext:value-type="float">
            <text:p>0</text:p>
          </table:table-cell>
          <table:table-cell office:value-type="float" office:value="-6.78521" calcext:value-type="float">
            <text:p>-6.78521</text:p>
          </table:table-cell>
          <table:table-cell office:value-type="float" office:value="0.05419052" calcext:value-type="float">
            <text:p>0.05419052</text:p>
          </table:table-cell>
          <table:table-cell office:value-type="float" office:value="29.04132" calcext:value-type="float">
            <text:p>29.0413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592" calcext:value-type="float">
            <text:p>0.003137592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161" calcext:value-type="float">
            <text:p>5.260161</text:p>
          </table:table-cell>
          <table:table-cell office:value-type="float" office:value="-0.003236474" calcext:value-type="float">
            <text:p>-0.003236474</text:p>
          </table:table-cell>
          <table:table-cell office:value-type="float" office:value="-0.02249786" calcext:value-type="float">
            <text:p>-0.02249786</text:p>
          </table:table-cell>
          <table:table-cell office:value-type="float" office:value="0.000007885578" calcext:value-type="float">
            <text:p>7.885578E-06</text:p>
          </table:table-cell>
          <table:table-cell office:value-type="float" office:value="8.413392" calcext:value-type="float">
            <text:p>8.413392</text:p>
          </table:table-cell>
          <table:table-cell office:value-type="float" office:value="0.942407" calcext:value-type="float">
            <text:p>0.942407</text:p>
          </table:table-cell>
          <table:table-cell office:value-type="float" office:value="0.05253724" calcext:value-type="float">
            <text:p>0.05253724</text:p>
          </table:table-cell>
          <table:table-cell office:value-type="float" office:value="0.0528538" calcext:value-type="float">
            <text:p>0.0528538</text:p>
          </table:table-cell>
          <table:table-cell office:value-type="float" office:value="0.02736105" calcext:value-type="float">
            <text:p>0.02736105</text:p>
          </table:table-cell>
          <table:table-cell office:value-type="float" office:value="0.02350273" calcext:value-type="float">
            <text:p>0.02350273</text:p>
          </table:table-cell>
          <table:table-cell office:value-type="float" office:value="0.01117973" calcext:value-type="float">
            <text:p>0.01117973</text:p>
          </table:table-cell>
          <table:table-cell office:value-type="float" office:value="0.007523853" calcext:value-type="float">
            <text:p>0.007523853</text:p>
          </table:table-cell>
          <table:table-cell office:value-type="float" office:value="0.02050288" calcext:value-type="float">
            <text:p>0.02050288</text:p>
          </table:table-cell>
          <table:table-cell office:value-type="float" office:value="0.0179496" calcext:value-type="float">
            <text:p>0.0179496</text:p>
          </table:table-cell>
          <table:table-cell office:value-type="float" office:value="0.01693047" calcext:value-type="float">
            <text:p>0.01693047</text:p>
          </table:table-cell>
          <table:table-cell office:value-type="float" office:value="0.0167893" calcext:value-type="float">
            <text:p>0.0167893</text:p>
          </table:table-cell>
          <table:table-cell office:value-type="float" office:value="0.01822152" calcext:value-type="float">
            <text:p>0.01822152</text:p>
          </table:table-cell>
          <table:table-cell office:value-type="float" office:value="0.005172912" calcext:value-type="float">
            <text:p>0.005172912</text:p>
          </table:table-cell>
          <table:table-cell office:value-type="float" office:value="0.00398888" calcext:value-type="float">
            <text:p>0.00398888</text:p>
          </table:table-cell>
          <table:table-cell office:value-type="float" office:value="0" calcext:value-type="float">
            <text:p>0</text:p>
          </table:table-cell>
          <table:table-cell office:value-type="float" office:value="2.004632" calcext:value-type="float">
            <text:p>2.004632</text:p>
          </table:table-cell>
          <table:table-cell office:value-type="float" office:value="0.01696559" calcext:value-type="float">
            <text:p>0.01696559</text:p>
          </table:table-cell>
          <table:table-cell office:value-type="float" office:value="0.01943695" calcext:value-type="float">
            <text:p>0.01943695</text:p>
          </table:table-cell>
          <table:table-cell office:value-type="float" office:value="1.531264" calcext:value-type="float">
            <text:p>1.531264</text:p>
          </table:table-cell>
          <table:table-cell office:value-type="float" office:value="3.232291" calcext:value-type="float">
            <text:p>3.232291</text:p>
          </table:table-cell>
          <table:table-cell office:value-type="float" office:value="9.796597" calcext:value-type="float">
            <text:p>9.796597</text:p>
          </table:table-cell>
          <table:table-cell office:value-type="float" office:value="13.164" calcext:value-type="float">
            <text:p>13.164</text:p>
          </table:table-cell>
          <table:table-cell office:value-type="float" office:value="22.932" calcext:value-type="float">
            <text:p>22.932</text:p>
          </table:table-cell>
          <table:table-cell office:value-type="float" office:value="20.36319" calcext:value-type="float">
            <text:p>20.36319</text:p>
          </table:table-cell>
          <table:table-cell office:value-type="float" office:value="9.325209" calcext:value-type="float">
            <text:p>9.325209</text:p>
          </table:table-cell>
          <table:table-cell office:value-type="float" office:value="3.580503" calcext:value-type="float">
            <text:p>3.580503</text:p>
          </table:table-cell>
          <table:table-cell office:value-type="float" office:value="1.223641" calcext:value-type="float">
            <text:p>1.223641</text:p>
          </table:table-cell>
          <table:table-cell office:value-type="float" office:value="0.4647504" calcext:value-type="float">
            <text:p>0.4647504</text:p>
          </table:table-cell>
          <table:table-cell office:value-type="float" office:value="0.3598023" calcext:value-type="float">
            <text:p>0.3598023</text:p>
          </table:table-cell>
          <table:table-cell office:value-type="float" office:value="0" calcext:value-type="float">
            <text:p>0</text:p>
          </table:table-cell>
          <table:table-cell office:value-type="float" office:value="-318637.4" calcext:value-type="float">
            <text:p>-31863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62186" calcext:value-type="float">
            <text:p>-0.0010621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5.96395" calcext:value-type="float">
            <text:p>5.96395</text:p>
          </table:table-cell>
          <table:table-cell office:value-type="float" office:value="1078.633" calcext:value-type="float">
            <text:p>1078.633</text:p>
          </table:table-cell>
          <table:table-cell office:value-type="float" office:value="0" calcext:value-type="float">
            <text:p>0</text:p>
          </table:table-cell>
          <table:table-cell office:value-type="float" office:value="-7.254989" calcext:value-type="float">
            <text:p>-7.254989</text:p>
          </table:table-cell>
          <table:table-cell office:value-type="float" office:value="0.05506628" calcext:value-type="float">
            <text:p>0.05506628</text:p>
          </table:table-cell>
          <table:table-cell office:value-type="float" office:value="28.75156" calcext:value-type="float">
            <text:p>28.7515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659" calcext:value-type="float">
            <text:p>0.003137659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207" calcext:value-type="float">
            <text:p>5.260207</text:p>
          </table:table-cell>
          <table:table-cell office:value-type="float" office:value="-0.003234894" calcext:value-type="float">
            <text:p>-0.003234894</text:p>
          </table:table-cell>
          <table:table-cell office:value-type="float" office:value="-0.02246886" calcext:value-type="float">
            <text:p>-0.02246886</text:p>
          </table:table-cell>
          <table:table-cell office:value-type="float" office:value="0.000008684887" calcext:value-type="float">
            <text:p>8.684887E-06</text:p>
          </table:table-cell>
          <table:table-cell office:value-type="float" office:value="8.373017" calcext:value-type="float">
            <text:p>8.373017</text:p>
          </table:table-cell>
          <table:table-cell office:value-type="float" office:value="0.9500006" calcext:value-type="float">
            <text:p>0.9500006</text:p>
          </table:table-cell>
          <table:table-cell office:value-type="float" office:value="0.06050247" calcext:value-type="float">
            <text:p>0.06050247</text:p>
          </table:table-cell>
          <table:table-cell office:value-type="float" office:value="0.05994272" calcext:value-type="float">
            <text:p>0.05994272</text:p>
          </table:table-cell>
          <table:table-cell office:value-type="float" office:value="0.03044478" calcext:value-type="float">
            <text:p>0.03044478</text:p>
          </table:table-cell>
          <table:table-cell office:value-type="float" office:value="0.02599126" calcext:value-type="float">
            <text:p>0.02599126</text:p>
          </table:table-cell>
          <table:table-cell office:value-type="float" office:value="0.01114147" calcext:value-type="float">
            <text:p>0.01114147</text:p>
          </table:table-cell>
          <table:table-cell office:value-type="float" office:value="0.007409591" calcext:value-type="float">
            <text:p>0.007409591</text:p>
          </table:table-cell>
          <table:table-cell office:value-type="float" office:value="0.02044972" calcext:value-type="float">
            <text:p>0.02044972</text:p>
          </table:table-cell>
          <table:table-cell office:value-type="float" office:value="0.01795677" calcext:value-type="float">
            <text:p>0.01795677</text:p>
          </table:table-cell>
          <table:table-cell office:value-type="float" office:value="0.01689355" calcext:value-type="float">
            <text:p>0.01689355</text:p>
          </table:table-cell>
          <table:table-cell office:value-type="float" office:value="0.01672448" calcext:value-type="float">
            <text:p>0.01672448</text:p>
          </table:table-cell>
          <table:table-cell office:value-type="float" office:value="0.01814521" calcext:value-type="float">
            <text:p>0.01814521</text:p>
          </table:table-cell>
          <table:table-cell office:value-type="float" office:value="0.005170536" calcext:value-type="float">
            <text:p>0.005170536</text:p>
          </table:table-cell>
          <table:table-cell office:value-type="float" office:value="0.003987721" calcext:value-type="float">
            <text:p>0.003987721</text:p>
          </table:table-cell>
          <table:table-cell office:value-type="float" office:value="0" calcext:value-type="float">
            <text:p>0</text:p>
          </table:table-cell>
          <table:table-cell office:value-type="float" office:value="1.94037" calcext:value-type="float">
            <text:p>1.94037</text:p>
          </table:table-cell>
          <table:table-cell office:value-type="float" office:value="0.0169324" calcext:value-type="float">
            <text:p>0.0169324</text:p>
          </table:table-cell>
          <table:table-cell office:value-type="float" office:value="0.01841986" calcext:value-type="float">
            <text:p>0.01841986</text:p>
          </table:table-cell>
          <table:table-cell office:value-type="float" office:value="1.12154" calcext:value-type="float">
            <text:p>1.12154</text:p>
          </table:table-cell>
          <table:table-cell office:value-type="float" office:value="2.921223" calcext:value-type="float">
            <text:p>2.921223</text:p>
          </table:table-cell>
          <table:table-cell office:value-type="float" office:value="9.389723" calcext:value-type="float">
            <text:p>9.389723</text:p>
          </table:table-cell>
          <table:table-cell office:value-type="float" office:value="12.98415" calcext:value-type="float">
            <text:p>12.98415</text:p>
          </table:table-cell>
          <table:table-cell office:value-type="float" office:value="22.74313" calcext:value-type="float">
            <text:p>22.74313</text:p>
          </table:table-cell>
          <table:table-cell office:value-type="float" office:value="20.27584" calcext:value-type="float">
            <text:p>20.27584</text:p>
          </table:table-cell>
          <table:table-cell office:value-type="float" office:value="9.214782" calcext:value-type="float">
            <text:p>9.214782</text:p>
          </table:table-cell>
          <table:table-cell office:value-type="float" office:value="3.572239" calcext:value-type="float">
            <text:p>3.572239</text:p>
          </table:table-cell>
          <table:table-cell office:value-type="float" office:value="1.212063" calcext:value-type="float">
            <text:p>1.212063</text:p>
          </table:table-cell>
          <table:table-cell office:value-type="float" office:value="0.4648179" calcext:value-type="float">
            <text:p>0.4648179</text:p>
          </table:table-cell>
          <table:table-cell office:value-type="float" office:value="0.3598346" calcext:value-type="float">
            <text:p>0.3598346</text:p>
          </table:table-cell>
          <table:table-cell office:value-type="float" office:value="0" calcext:value-type="float">
            <text:p>0</text:p>
          </table:table-cell>
          <table:table-cell office:value-type="float" office:value="-324974.6" calcext:value-type="float">
            <text:p>-32497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05734" calcext:value-type="float">
            <text:p>-0.0011057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5.963529" calcext:value-type="float">
            <text:p>5.963529</text:p>
          </table:table-cell>
          <table:table-cell office:value-type="float" office:value="1078.575" calcext:value-type="float">
            <text:p>1078.575</text:p>
          </table:table-cell>
          <table:table-cell office:value-type="float" office:value="0" calcext:value-type="float">
            <text:p>0</text:p>
          </table:table-cell>
          <table:table-cell office:value-type="float" office:value="-7.750645" calcext:value-type="float">
            <text:p>-7.750645</text:p>
          </table:table-cell>
          <table:table-cell office:value-type="float" office:value="0.05588977" calcext:value-type="float">
            <text:p>0.05588977</text:p>
          </table:table-cell>
          <table:table-cell office:value-type="float" office:value="28.44001" calcext:value-type="float">
            <text:p>28.4400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726" calcext:value-type="float">
            <text:p>0.00313772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253" calcext:value-type="float">
            <text:p>5.260253</text:p>
          </table:table-cell>
          <table:table-cell office:value-type="float" office:value="-0.003233961" calcext:value-type="float">
            <text:p>-0.003233961</text:p>
          </table:table-cell>
          <table:table-cell office:value-type="float" office:value="-0.02244006" calcext:value-type="float">
            <text:p>-0.02244006</text:p>
          </table:table-cell>
          <table:table-cell office:value-type="float" office:value="0.000009505473" calcext:value-type="float">
            <text:p>9.505473E-06</text:p>
          </table:table-cell>
          <table:table-cell office:value-type="float" office:value="8.325731" calcext:value-type="float">
            <text:p>8.325731</text:p>
          </table:table-cell>
          <table:table-cell office:value-type="float" office:value="0.986459" calcext:value-type="float">
            <text:p>0.986459</text:p>
          </table:table-cell>
          <table:table-cell office:value-type="float" office:value="0.06373012" calcext:value-type="float">
            <text:p>0.06373012</text:p>
          </table:table-cell>
          <table:table-cell office:value-type="float" office:value="0.06444103" calcext:value-type="float">
            <text:p>0.06444103</text:p>
          </table:table-cell>
          <table:table-cell office:value-type="float" office:value="0.03289257" calcext:value-type="float">
            <text:p>0.03289257</text:p>
          </table:table-cell>
          <table:table-cell office:value-type="float" office:value="0.02837307" calcext:value-type="float">
            <text:p>0.02837307</text:p>
          </table:table-cell>
          <table:table-cell office:value-type="float" office:value="0.01113669" calcext:value-type="float">
            <text:p>0.01113669</text:p>
          </table:table-cell>
          <table:table-cell office:value-type="float" office:value="0.007324295" calcext:value-type="float">
            <text:p>0.007324295</text:p>
          </table:table-cell>
          <table:table-cell office:value-type="float" office:value="0.02039732" calcext:value-type="float">
            <text:p>0.02039732</text:p>
          </table:table-cell>
          <table:table-cell office:value-type="float" office:value="0.01796455" calcext:value-type="float">
            <text:p>0.01796455</text:p>
          </table:table-cell>
          <table:table-cell office:value-type="float" office:value="0.01686475" calcext:value-type="float">
            <text:p>0.01686475</text:p>
          </table:table-cell>
          <table:table-cell office:value-type="float" office:value="0.01666387" calcext:value-type="float">
            <text:p>0.01666387</text:p>
          </table:table-cell>
          <table:table-cell office:value-type="float" office:value="0.01806525" calcext:value-type="float">
            <text:p>0.01806525</text:p>
          </table:table-cell>
          <table:table-cell office:value-type="float" office:value="0.005168101" calcext:value-type="float">
            <text:p>0.005168101</text:p>
          </table:table-cell>
          <table:table-cell office:value-type="float" office:value="0.00398656" calcext:value-type="float">
            <text:p>0.00398656</text:p>
          </table:table-cell>
          <table:table-cell office:value-type="float" office:value="0" calcext:value-type="float">
            <text:p>0</text:p>
          </table:table-cell>
          <table:table-cell office:value-type="float" office:value="1.93335" calcext:value-type="float">
            <text:p>1.93335</text:p>
          </table:table-cell>
          <table:table-cell office:value-type="float" office:value="0.01610084" calcext:value-type="float">
            <text:p>0.01610084</text:p>
          </table:table-cell>
          <table:table-cell office:value-type="float" office:value="0.01705037" calcext:value-type="float">
            <text:p>0.01705037</text:p>
          </table:table-cell>
          <table:table-cell office:value-type="float" office:value="0.6587217" calcext:value-type="float">
            <text:p>0.6587217</text:p>
          </table:table-cell>
          <table:table-cell office:value-type="float" office:value="2.648915" calcext:value-type="float">
            <text:p>2.648915</text:p>
          </table:table-cell>
          <table:table-cell office:value-type="float" office:value="8.944396" calcext:value-type="float">
            <text:p>8.944396</text:p>
          </table:table-cell>
          <table:table-cell office:value-type="float" office:value="12.75461" calcext:value-type="float">
            <text:p>12.75461</text:p>
          </table:table-cell>
          <table:table-cell office:value-type="float" office:value="22.55236" calcext:value-type="float">
            <text:p>22.55236</text:p>
          </table:table-cell>
          <table:table-cell office:value-type="float" office:value="20.19356" calcext:value-type="float">
            <text:p>20.19356</text:p>
          </table:table-cell>
          <table:table-cell office:value-type="float" office:value="9.085173" calcext:value-type="float">
            <text:p>9.085173</text:p>
          </table:table-cell>
          <table:table-cell office:value-type="float" office:value="3.563699" calcext:value-type="float">
            <text:p>3.563699</text:p>
          </table:table-cell>
          <table:table-cell office:value-type="float" office:value="1.198893" calcext:value-type="float">
            <text:p>1.198893</text:p>
          </table:table-cell>
          <table:table-cell office:value-type="float" office:value="0.4648766" calcext:value-type="float">
            <text:p>0.4648766</text:p>
          </table:table-cell>
          <table:table-cell office:value-type="float" office:value="0.3598669" calcext:value-type="float">
            <text:p>0.3598669</text:p>
          </table:table-cell>
          <table:table-cell office:value-type="float" office:value="0" calcext:value-type="float">
            <text:p>0</text:p>
          </table:table-cell>
          <table:table-cell office:value-type="float" office:value="-331671.6" calcext:value-type="float">
            <text:p>-33167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49852" calcext:value-type="float">
            <text:p>-0.0011498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5.971393" calcext:value-type="float">
            <text:p>5.971393</text:p>
          </table:table-cell>
          <table:table-cell office:value-type="float" office:value="1078.527" calcext:value-type="float">
            <text:p>1078.527</text:p>
          </table:table-cell>
          <table:table-cell office:value-type="float" office:value="0" calcext:value-type="float">
            <text:p>0</text:p>
          </table:table-cell>
          <table:table-cell office:value-type="float" office:value="-8.246016" calcext:value-type="float">
            <text:p>-8.246016</text:p>
          </table:table-cell>
          <table:table-cell office:value-type="float" office:value="0.05099149" calcext:value-type="float">
            <text:p>0.05099149</text:p>
          </table:table-cell>
          <table:table-cell office:value-type="float" office:value="28.12347" calcext:value-type="float">
            <text:p>28.1234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794" calcext:value-type="float">
            <text:p>0.003137794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303" calcext:value-type="float">
            <text:p>5.260303</text:p>
          </table:table-cell>
          <table:table-cell office:value-type="float" office:value="-0.003271142" calcext:value-type="float">
            <text:p>-0.003271142</text:p>
          </table:table-cell>
          <table:table-cell office:value-type="float" office:value="-0.02242497" calcext:value-type="float">
            <text:p>-0.02242497</text:p>
          </table:table-cell>
          <table:table-cell office:value-type="float" office:value="0.00001035278" calcext:value-type="float">
            <text:p>1.035278E-05</text:p>
          </table:table-cell>
          <table:table-cell office:value-type="float" office:value="8.306135" calcext:value-type="float">
            <text:p>8.306135</text:p>
          </table:table-cell>
          <table:table-cell office:value-type="float" office:value="0.5883317" calcext:value-type="float">
            <text:p>0.5883317</text:p>
          </table:table-cell>
          <table:table-cell office:value-type="float" office:value="0.05528235" calcext:value-type="float">
            <text:p>0.05528235</text:p>
          </table:table-cell>
          <table:table-cell office:value-type="float" office:value="0.05871109" calcext:value-type="float">
            <text:p>0.05871109</text:p>
          </table:table-cell>
          <table:table-cell office:value-type="float" office:value="0.03116955" calcext:value-type="float">
            <text:p>0.03116955</text:p>
          </table:table-cell>
          <table:table-cell office:value-type="float" office:value="0.0275665" calcext:value-type="float">
            <text:p>0.0275665</text:p>
          </table:table-cell>
          <table:table-cell office:value-type="float" office:value="0.01088771" calcext:value-type="float">
            <text:p>0.01088771</text:p>
          </table:table-cell>
          <table:table-cell office:value-type="float" office:value="0.007197122" calcext:value-type="float">
            <text:p>0.007197122</text:p>
          </table:table-cell>
          <table:table-cell office:value-type="float" office:value="0.02034599" calcext:value-type="float">
            <text:p>0.02034599</text:p>
          </table:table-cell>
          <table:table-cell office:value-type="float" office:value="0.01797139" calcext:value-type="float">
            <text:p>0.01797139</text:p>
          </table:table-cell>
          <table:table-cell office:value-type="float" office:value="0.01684596" calcext:value-type="float">
            <text:p>0.01684596</text:p>
          </table:table-cell>
          <table:table-cell office:value-type="float" office:value="0.01660675" calcext:value-type="float">
            <text:p>0.01660675</text:p>
          </table:table-cell>
          <table:table-cell office:value-type="float" office:value="0.01798619" calcext:value-type="float">
            <text:p>0.01798619</text:p>
          </table:table-cell>
          <table:table-cell office:value-type="float" office:value="0.005165611" calcext:value-type="float">
            <text:p>0.005165611</text:p>
          </table:table-cell>
          <table:table-cell office:value-type="float" office:value="0.003985379" calcext:value-type="float">
            <text:p>0.003985379</text:p>
          </table:table-cell>
          <table:table-cell office:value-type="float" office:value="0" calcext:value-type="float">
            <text:p>0</text:p>
          </table:table-cell>
          <table:table-cell office:value-type="float" office:value="1.786349" calcext:value-type="float">
            <text:p>1.786349</text:p>
          </table:table-cell>
          <table:table-cell office:value-type="float" office:value="0.01455074" calcext:value-type="float">
            <text:p>0.01455074</text:p>
          </table:table-cell>
          <table:table-cell office:value-type="float" office:value="0.0149806" calcext:value-type="float">
            <text:p>0.0149806</text:p>
          </table:table-cell>
          <table:table-cell office:value-type="float" office:value="0.2524493" calcext:value-type="float">
            <text:p>0.2524493</text:p>
          </table:table-cell>
          <table:table-cell office:value-type="float" office:value="2.353246" calcext:value-type="float">
            <text:p>2.353246</text:p>
          </table:table-cell>
          <table:table-cell office:value-type="float" office:value="8.515422" calcext:value-type="float">
            <text:p>8.515422</text:p>
          </table:table-cell>
          <table:table-cell office:value-type="float" office:value="12.50456" calcext:value-type="float">
            <text:p>12.50456</text:p>
          </table:table-cell>
          <table:table-cell office:value-type="float" office:value="22.36178" calcext:value-type="float">
            <text:p>22.36178</text:p>
          </table:table-cell>
          <table:table-cell office:value-type="float" office:value="20.1095" calcext:value-type="float">
            <text:p>20.1095</text:p>
          </table:table-cell>
          <table:table-cell office:value-type="float" office:value="8.943463" calcext:value-type="float">
            <text:p>8.943463</text:p>
          </table:table-cell>
          <table:table-cell office:value-type="float" office:value="3.554988" calcext:value-type="float">
            <text:p>3.554988</text:p>
          </table:table-cell>
          <table:table-cell office:value-type="float" office:value="1.189414" calcext:value-type="float">
            <text:p>1.189414</text:p>
          </table:table-cell>
          <table:table-cell office:value-type="float" office:value="0.464922" calcext:value-type="float">
            <text:p>0.464922</text:p>
          </table:table-cell>
          <table:table-cell office:value-type="float" office:value="0.3598992" calcext:value-type="float">
            <text:p>0.3598992</text:p>
          </table:table-cell>
          <table:table-cell office:value-type="float" office:value="0" calcext:value-type="float">
            <text:p>0</text:p>
          </table:table-cell>
          <table:table-cell office:value-type="float" office:value="-337100" calcext:value-type="float">
            <text:p>-337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02492" calcext:value-type="float">
            <text:p>-0.0012024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5.983225" calcext:value-type="float">
            <text:p>5.983225</text:p>
          </table:table-cell>
          <table:table-cell office:value-type="float" office:value="1078.483" calcext:value-type="float">
            <text:p>1078.483</text:p>
          </table:table-cell>
          <table:table-cell office:value-type="float" office:value="0" calcext:value-type="float">
            <text:p>0</text:p>
          </table:table-cell>
          <table:table-cell office:value-type="float" office:value="-8.72993" calcext:value-type="float">
            <text:p>-8.72993</text:p>
          </table:table-cell>
          <table:table-cell office:value-type="float" office:value="0.04998722" calcext:value-type="float">
            <text:p>0.04998722</text:p>
          </table:table-cell>
          <table:table-cell office:value-type="float" office:value="27.81387" calcext:value-type="float">
            <text:p>27.8138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861" calcext:value-type="float">
            <text:p>0.003137861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348" calcext:value-type="float">
            <text:p>5.260348</text:p>
          </table:table-cell>
          <table:table-cell office:value-type="float" office:value="-0.003476194" calcext:value-type="float">
            <text:p>-0.003476194</text:p>
          </table:table-cell>
          <table:table-cell office:value-type="float" office:value="-0.02239775" calcext:value-type="float">
            <text:p>-0.02239775</text:p>
          </table:table-cell>
          <table:table-cell office:value-type="float" office:value="0.00001136013" calcext:value-type="float">
            <text:p>1.136013E-05</text:p>
          </table:table-cell>
          <table:table-cell office:value-type="float" office:value="8.282606" calcext:value-type="float">
            <text:p>8.282606</text:p>
          </table:table-cell>
          <table:table-cell office:value-type="float" office:value="0.5437088" calcext:value-type="float">
            <text:p>0.5437088</text:p>
          </table:table-cell>
          <table:table-cell office:value-type="float" office:value="0.05089204" calcext:value-type="float">
            <text:p>0.05089204</text:p>
          </table:table-cell>
          <table:table-cell office:value-type="float" office:value="0.05533667" calcext:value-type="float">
            <text:p>0.05533667</text:p>
          </table:table-cell>
          <table:table-cell office:value-type="float" office:value="0.03016896" calcext:value-type="float">
            <text:p>0.03016896</text:p>
          </table:table-cell>
          <table:table-cell office:value-type="float" office:value="0.02681863" calcext:value-type="float">
            <text:p>0.02681863</text:p>
          </table:table-cell>
          <table:table-cell office:value-type="float" office:value="0.0106216" calcext:value-type="float">
            <text:p>0.0106216</text:p>
          </table:table-cell>
          <table:table-cell office:value-type="float" office:value="0.007049983" calcext:value-type="float">
            <text:p>0.007049983</text:p>
          </table:table-cell>
          <table:table-cell office:value-type="float" office:value="0.02029003" calcext:value-type="float">
            <text:p>0.02029003</text:p>
          </table:table-cell>
          <table:table-cell office:value-type="float" office:value="0.01797704" calcext:value-type="float">
            <text:p>0.01797704</text:p>
          </table:table-cell>
          <table:table-cell office:value-type="float" office:value="0.01683762" calcext:value-type="float">
            <text:p>0.01683762</text:p>
          </table:table-cell>
          <table:table-cell office:value-type="float" office:value="0.01655182" calcext:value-type="float">
            <text:p>0.01655182</text:p>
          </table:table-cell>
          <table:table-cell office:value-type="float" office:value="0.01791018" calcext:value-type="float">
            <text:p>0.01791018</text:p>
          </table:table-cell>
          <table:table-cell office:value-type="float" office:value="0.005163063" calcext:value-type="float">
            <text:p>0.005163063</text:p>
          </table:table-cell>
          <table:table-cell office:value-type="float" office:value="0.003984173" calcext:value-type="float">
            <text:p>0.003984173</text:p>
          </table:table-cell>
          <table:table-cell office:value-type="float" office:value="0" calcext:value-type="float">
            <text:p>0</text:p>
          </table:table-cell>
          <table:table-cell office:value-type="float" office:value="1.687568" calcext:value-type="float">
            <text:p>1.687568</text:p>
          </table:table-cell>
          <table:table-cell office:value-type="float" office:value="0.01393556" calcext:value-type="float">
            <text:p>0.01393556</text:p>
          </table:table-cell>
          <table:table-cell office:value-type="float" office:value="0.0142052" calcext:value-type="float">
            <text:p>0.0142052</text:p>
          </table:table-cell>
          <table:table-cell office:value-type="float" office:value="0.01865448" calcext:value-type="float">
            <text:p>0.01865448</text:p>
          </table:table-cell>
          <table:table-cell office:value-type="float" office:value="2.054437" calcext:value-type="float">
            <text:p>2.054437</text:p>
          </table:table-cell>
          <table:table-cell office:value-type="float" office:value="8.111727" calcext:value-type="float">
            <text:p>8.111727</text:p>
          </table:table-cell>
          <table:table-cell office:value-type="float" office:value="12.26599" calcext:value-type="float">
            <text:p>12.26599</text:p>
          </table:table-cell>
          <table:table-cell office:value-type="float" office:value="22.16744" calcext:value-type="float">
            <text:p>22.16744</text:p>
          </table:table-cell>
          <table:table-cell office:value-type="float" office:value="20.02122" calcext:value-type="float">
            <text:p>20.02122</text:p>
          </table:table-cell>
          <table:table-cell office:value-type="float" office:value="8.792225" calcext:value-type="float">
            <text:p>8.792225</text:p>
          </table:table-cell>
          <table:table-cell office:value-type="float" office:value="3.546107" calcext:value-type="float">
            <text:p>3.546107</text:p>
          </table:table-cell>
          <table:table-cell office:value-type="float" office:value="1.18367" calcext:value-type="float">
            <text:p>1.18367</text:p>
          </table:table-cell>
          <table:table-cell office:value-type="float" office:value="0.4649568" calcext:value-type="float">
            <text:p>0.4649568</text:p>
          </table:table-cell>
          <table:table-cell office:value-type="float" office:value="0.3599315" calcext:value-type="float">
            <text:p>0.3599315</text:p>
          </table:table-cell>
          <table:table-cell office:value-type="float" office:value="0" calcext:value-type="float">
            <text:p>0</text:p>
          </table:table-cell>
          <table:table-cell office:value-type="float" office:value="-342205.5" calcext:value-type="float">
            <text:p>-34220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25034" calcext:value-type="float">
            <text:p>-0.0013250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5.994004" calcext:value-type="float">
            <text:p>5.994004</text:p>
          </table:table-cell>
          <table:table-cell office:value-type="float" office:value="1078.432" calcext:value-type="float">
            <text:p>1078.432</text:p>
          </table:table-cell>
          <table:table-cell office:value-type="float" office:value="0" calcext:value-type="float">
            <text:p>0</text:p>
          </table:table-cell>
          <table:table-cell office:value-type="float" office:value="-9.233679" calcext:value-type="float">
            <text:p>-9.233679</text:p>
          </table:table-cell>
          <table:table-cell office:value-type="float" office:value="0.05091569" calcext:value-type="float">
            <text:p>0.05091569</text:p>
          </table:table-cell>
          <table:table-cell office:value-type="float" office:value="27.50032" calcext:value-type="float">
            <text:p>27.5003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925" calcext:value-type="float">
            <text:p>0.00313792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394" calcext:value-type="float">
            <text:p>5.260394</text:p>
          </table:table-cell>
          <table:table-cell office:value-type="float" office:value="-0.003472403" calcext:value-type="float">
            <text:p>-0.003472403</text:p>
          </table:table-cell>
          <table:table-cell office:value-type="float" office:value="-0.0223673" calcext:value-type="float">
            <text:p>-0.0223673</text:p>
          </table:table-cell>
          <table:table-cell office:value-type="float" office:value="0.00001267423" calcext:value-type="float">
            <text:p>1.267423E-05</text:p>
          </table:table-cell>
          <table:table-cell office:value-type="float" office:value="8.241119" calcext:value-type="float">
            <text:p>8.241119</text:p>
          </table:table-cell>
          <table:table-cell office:value-type="float" office:value="0.5983192" calcext:value-type="float">
            <text:p>0.5983192</text:p>
          </table:table-cell>
          <table:table-cell office:value-type="float" office:value="0.05439189" calcext:value-type="float">
            <text:p>0.05439189</text:p>
          </table:table-cell>
          <table:table-cell office:value-type="float" office:value="0.05857676" calcext:value-type="float">
            <text:p>0.05857676</text:p>
          </table:table-cell>
          <table:table-cell office:value-type="float" office:value="0.0323822" calcext:value-type="float">
            <text:p>0.0323822</text:p>
          </table:table-cell>
          <table:table-cell office:value-type="float" office:value="0.0285946" calcext:value-type="float">
            <text:p>0.0285946</text:p>
          </table:table-cell>
          <table:table-cell office:value-type="float" office:value="0.01058673" calcext:value-type="float">
            <text:p>0.01058673</text:p>
          </table:table-cell>
          <table:table-cell office:value-type="float" office:value="0.006913594" calcext:value-type="float">
            <text:p>0.006913594</text:p>
          </table:table-cell>
          <table:table-cell office:value-type="float" office:value="0.02021837" calcext:value-type="float">
            <text:p>0.02021837</text:p>
          </table:table-cell>
          <table:table-cell office:value-type="float" office:value="0.01797969" calcext:value-type="float">
            <text:p>0.01797969</text:p>
          </table:table-cell>
          <table:table-cell office:value-type="float" office:value="0.01684314" calcext:value-type="float">
            <text:p>0.01684314</text:p>
          </table:table-cell>
          <table:table-cell office:value-type="float" office:value="0.01649819" calcext:value-type="float">
            <text:p>0.01649819</text:p>
          </table:table-cell>
          <table:table-cell office:value-type="float" office:value="0.01783656" calcext:value-type="float">
            <text:p>0.01783656</text:p>
          </table:table-cell>
          <table:table-cell office:value-type="float" office:value="0.005160463" calcext:value-type="float">
            <text:p>0.005160463</text:p>
          </table:table-cell>
          <table:table-cell office:value-type="float" office:value="0.003982969" calcext:value-type="float">
            <text:p>0.003982969</text:p>
          </table:table-cell>
          <table:table-cell office:value-type="float" office:value="0" calcext:value-type="float">
            <text:p>0</text:p>
          </table:table-cell>
          <table:table-cell office:value-type="float" office:value="1.588081" calcext:value-type="float">
            <text:p>1.588081</text:p>
          </table:table-cell>
          <table:table-cell office:value-type="float" office:value="0.01390798" calcext:value-type="float">
            <text:p>0.01390798</text:p>
          </table:table-cell>
          <table:table-cell office:value-type="float" office:value="0.01408668" calcext:value-type="float">
            <text:p>0.01408668</text:p>
          </table:table-cell>
          <table:table-cell office:value-type="float" office:value="0.01715411" calcext:value-type="float">
            <text:p>0.01715411</text:p>
          </table:table-cell>
          <table:table-cell office:value-type="float" office:value="1.695809" calcext:value-type="float">
            <text:p>1.695809</text:p>
          </table:table-cell>
          <table:table-cell office:value-type="float" office:value="7.678449" calcext:value-type="float">
            <text:p>7.678449</text:p>
          </table:table-cell>
          <table:table-cell office:value-type="float" office:value="11.99746" calcext:value-type="float">
            <text:p>11.99746</text:p>
          </table:table-cell>
          <table:table-cell office:value-type="float" office:value="21.97027" calcext:value-type="float">
            <text:p>21.97027</text:p>
          </table:table-cell>
          <table:table-cell office:value-type="float" office:value="19.92785" calcext:value-type="float">
            <text:p>19.92785</text:p>
          </table:table-cell>
          <table:table-cell office:value-type="float" office:value="8.634542" calcext:value-type="float">
            <text:p>8.634542</text:p>
          </table:table-cell>
          <table:table-cell office:value-type="float" office:value="3.536358" calcext:value-type="float">
            <text:p>3.536358</text:p>
          </table:table-cell>
          <table:table-cell office:value-type="float" office:value="1.179333" calcext:value-type="float">
            <text:p>1.179333</text:p>
          </table:table-cell>
          <table:table-cell office:value-type="float" office:value="0.4649819" calcext:value-type="float">
            <text:p>0.4649819</text:p>
          </table:table-cell>
          <table:table-cell office:value-type="float" office:value="0.3599639" calcext:value-type="float">
            <text:p>0.3599639</text:p>
          </table:table-cell>
          <table:table-cell office:value-type="float" office:value="0" calcext:value-type="float">
            <text:p>0</text:p>
          </table:table-cell>
          <table:table-cell office:value-type="float" office:value="-348619.2" calcext:value-type="float">
            <text:p>-34861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60319" calcext:value-type="float">
            <text:p>-0.0013603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6.004611" calcext:value-type="float">
            <text:p>6.004611</text:p>
          </table:table-cell>
          <table:table-cell office:value-type="float" office:value="1078.378" calcext:value-type="float">
            <text:p>1078.378</text:p>
          </table:table-cell>
          <table:table-cell office:value-type="float" office:value="0" calcext:value-type="float">
            <text:p>0</text:p>
          </table:table-cell>
          <table:table-cell office:value-type="float" office:value="-9.751626" calcext:value-type="float">
            <text:p>-9.751626</text:p>
          </table:table-cell>
          <table:table-cell office:value-type="float" office:value="0.05149479" calcext:value-type="float">
            <text:p>0.05149479</text:p>
          </table:table-cell>
          <table:table-cell office:value-type="float" office:value="27.17922" calcext:value-type="float">
            <text:p>27.1792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797" calcext:value-type="float">
            <text:p>0.0031379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27" calcext:value-type="float">
            <text:p>5.260427</text:p>
          </table:table-cell>
          <table:table-cell office:value-type="float" office:value="-0.003468497" calcext:value-type="float">
            <text:p>-0.003468497</text:p>
          </table:table-cell>
          <table:table-cell office:value-type="float" office:value="-0.02233739" calcext:value-type="float">
            <text:p>-0.02233739</text:p>
          </table:table-cell>
          <table:table-cell office:value-type="float" office:value="0.00001394603" calcext:value-type="float">
            <text:p>1.394603E-05</text:p>
          </table:table-cell>
          <table:table-cell office:value-type="float" office:value="8.195047" calcext:value-type="float">
            <text:p>8.195047</text:p>
          </table:table-cell>
          <table:table-cell office:value-type="float" office:value="0.6360671" calcext:value-type="float">
            <text:p>0.6360671</text:p>
          </table:table-cell>
          <table:table-cell office:value-type="float" office:value="0.0563875" calcext:value-type="float">
            <text:p>0.0563875</text:p>
          </table:table-cell>
          <table:table-cell office:value-type="float" office:value="0.06012011" calcext:value-type="float">
            <text:p>0.06012011</text:p>
          </table:table-cell>
          <table:table-cell office:value-type="float" office:value="0.03392468" calcext:value-type="float">
            <text:p>0.03392468</text:p>
          </table:table-cell>
          <table:table-cell office:value-type="float" office:value="0.02998393" calcext:value-type="float">
            <text:p>0.02998393</text:p>
          </table:table-cell>
          <table:table-cell office:value-type="float" office:value="0.01058445" calcext:value-type="float">
            <text:p>0.01058445</text:p>
          </table:table-cell>
          <table:table-cell office:value-type="float" office:value="0.00678046" calcext:value-type="float">
            <text:p>0.00678046</text:p>
          </table:table-cell>
          <table:table-cell office:value-type="float" office:value="0.02014401" calcext:value-type="float">
            <text:p>0.02014401</text:p>
          </table:table-cell>
          <table:table-cell office:value-type="float" office:value="0.01798102" calcext:value-type="float">
            <text:p>0.01798102</text:p>
          </table:table-cell>
          <table:table-cell office:value-type="float" office:value="0.01686231" calcext:value-type="float">
            <text:p>0.01686231</text:p>
          </table:table-cell>
          <table:table-cell office:value-type="float" office:value="0.01644743" calcext:value-type="float">
            <text:p>0.01644743</text:p>
          </table:table-cell>
          <table:table-cell office:value-type="float" office:value="0.01776438" calcext:value-type="float">
            <text:p>0.01776438</text:p>
          </table:table-cell>
          <table:table-cell office:value-type="float" office:value="0.005157806" calcext:value-type="float">
            <text:p>0.005157806</text:p>
          </table:table-cell>
          <table:table-cell office:value-type="float" office:value="0.003981743" calcext:value-type="float">
            <text:p>0.003981743</text:p>
          </table:table-cell>
          <table:table-cell office:value-type="float" office:value="0" calcext:value-type="float">
            <text:p>0</text:p>
          </table:table-cell>
          <table:table-cell office:value-type="float" office:value="1.496221" calcext:value-type="float">
            <text:p>1.496221</text:p>
          </table:table-cell>
          <table:table-cell office:value-type="float" office:value="0.01349317" calcext:value-type="float">
            <text:p>0.01349317</text:p>
          </table:table-cell>
          <table:table-cell office:value-type="float" office:value="0.01357049" calcext:value-type="float">
            <text:p>0.01357049</text:p>
          </table:table-cell>
          <table:table-cell office:value-type="float" office:value="0.01601655" calcext:value-type="float">
            <text:p>0.01601655</text:p>
          </table:table-cell>
          <table:table-cell office:value-type="float" office:value="1.270965" calcext:value-type="float">
            <text:p>1.270965</text:p>
          </table:table-cell>
          <table:table-cell office:value-type="float" office:value="7.203659" calcext:value-type="float">
            <text:p>7.203659</text:p>
          </table:table-cell>
          <table:table-cell office:value-type="float" office:value="11.65245" calcext:value-type="float">
            <text:p>11.65245</text:p>
          </table:table-cell>
          <table:table-cell office:value-type="float" office:value="21.77624" calcext:value-type="float">
            <text:p>21.77624</text:p>
          </table:table-cell>
          <table:table-cell office:value-type="float" office:value="19.83685" calcext:value-type="float">
            <text:p>19.83685</text:p>
          </table:table-cell>
          <table:table-cell office:value-type="float" office:value="8.486443" calcext:value-type="float">
            <text:p>8.486443</text:p>
          </table:table-cell>
          <table:table-cell office:value-type="float" office:value="3.526123" calcext:value-type="float">
            <text:p>3.526123</text:p>
          </table:table-cell>
          <table:table-cell office:value-type="float" office:value="1.175385" calcext:value-type="float">
            <text:p>1.175385</text:p>
          </table:table-cell>
          <table:table-cell office:value-type="float" office:value="0.4649966" calcext:value-type="float">
            <text:p>0.4649966</text:p>
          </table:table-cell>
          <table:table-cell office:value-type="float" office:value="0.3599962" calcext:value-type="float">
            <text:p>0.3599962</text:p>
          </table:table-cell>
          <table:table-cell office:value-type="float" office:value="0" calcext:value-type="float">
            <text:p>0</text:p>
          </table:table-cell>
          <table:table-cell office:value-type="float" office:value="-355286.7" calcext:value-type="float">
            <text:p>-35528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95276" calcext:value-type="float">
            <text:p>-0.0013952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6.011339" calcext:value-type="float">
            <text:p>6.011339</text:p>
          </table:table-cell>
          <table:table-cell office:value-type="float" office:value="1078.319" calcext:value-type="float">
            <text:p>1078.319</text:p>
          </table:table-cell>
          <table:table-cell office:value-type="float" office:value="0" calcext:value-type="float">
            <text:p>0</text:p>
          </table:table-cell>
          <table:table-cell office:value-type="float" office:value="-10.28394" calcext:value-type="float">
            <text:p>-10.28394</text:p>
          </table:table-cell>
          <table:table-cell office:value-type="float" office:value="0.05255951" calcext:value-type="float">
            <text:p>0.05255951</text:p>
          </table:table-cell>
          <table:table-cell office:value-type="float" office:value="26.84933" calcext:value-type="float">
            <text:p>26.8493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015" calcext:value-type="float">
            <text:p>0.00313801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27" calcext:value-type="float">
            <text:p>5.260427</text:p>
          </table:table-cell>
          <table:table-cell office:value-type="float" office:value="-0.003466723" calcext:value-type="float">
            <text:p>-0.003466723</text:p>
          </table:table-cell>
          <table:table-cell office:value-type="float" office:value="-0.02230775" calcext:value-type="float">
            <text:p>-0.02230775</text:p>
          </table:table-cell>
          <table:table-cell office:value-type="float" office:value="0.00001511565" calcext:value-type="float">
            <text:p>1.511565E-05</text:p>
          </table:table-cell>
          <table:table-cell office:value-type="float" office:value="8.135847" calcext:value-type="float">
            <text:p>8.135847</text:p>
          </table:table-cell>
          <table:table-cell office:value-type="float" office:value="0.6764408" calcext:value-type="float">
            <text:p>0.6764408</text:p>
          </table:table-cell>
          <table:table-cell office:value-type="float" office:value="0.06213846" calcext:value-type="float">
            <text:p>0.06213846</text:p>
          </table:table-cell>
          <table:table-cell office:value-type="float" office:value="0.06497999" calcext:value-type="float">
            <text:p>0.06497999</text:p>
          </table:table-cell>
          <table:table-cell office:value-type="float" office:value="0.03702413" calcext:value-type="float">
            <text:p>0.03702413</text:p>
          </table:table-cell>
          <table:table-cell office:value-type="float" office:value="0.03248772" calcext:value-type="float">
            <text:p>0.03248772</text:p>
          </table:table-cell>
          <table:table-cell office:value-type="float" office:value="0.01072586" calcext:value-type="float">
            <text:p>0.01072586</text:p>
          </table:table-cell>
          <table:table-cell office:value-type="float" office:value="0.006660057" calcext:value-type="float">
            <text:p>0.006660057</text:p>
          </table:table-cell>
          <table:table-cell office:value-type="float" office:value="0.02007186" calcext:value-type="float">
            <text:p>0.02007186</text:p>
          </table:table-cell>
          <table:table-cell office:value-type="float" office:value="0.01798071" calcext:value-type="float">
            <text:p>0.01798071</text:p>
          </table:table-cell>
          <table:table-cell office:value-type="float" office:value="0.01688722" calcext:value-type="float">
            <text:p>0.01688722</text:p>
          </table:table-cell>
          <table:table-cell office:value-type="float" office:value="0.01640045" calcext:value-type="float">
            <text:p>0.01640045</text:p>
          </table:table-cell>
          <table:table-cell office:value-type="float" office:value="0.01769339" calcext:value-type="float">
            <text:p>0.01769339</text:p>
          </table:table-cell>
          <table:table-cell office:value-type="float" office:value="0.005155091" calcext:value-type="float">
            <text:p>0.005155091</text:p>
          </table:table-cell>
          <table:table-cell office:value-type="float" office:value="0.003980496" calcext:value-type="float">
            <text:p>0.003980496</text:p>
          </table:table-cell>
          <table:table-cell office:value-type="float" office:value="0" calcext:value-type="float">
            <text:p>0</text:p>
          </table:table-cell>
          <table:table-cell office:value-type="float" office:value="1.400415" calcext:value-type="float">
            <text:p>1.400415</text:p>
          </table:table-cell>
          <table:table-cell office:value-type="float" office:value="0.01369391" calcext:value-type="float">
            <text:p>0.01369391</text:p>
          </table:table-cell>
          <table:table-cell office:value-type="float" office:value="0.0135481" calcext:value-type="float">
            <text:p>0.0135481</text:p>
          </table:table-cell>
          <table:table-cell office:value-type="float" office:value="0.01537604" calcext:value-type="float">
            <text:p>0.01537604</text:p>
          </table:table-cell>
          <table:table-cell office:value-type="float" office:value="0.7794138" calcext:value-type="float">
            <text:p>0.7794138</text:p>
          </table:table-cell>
          <table:table-cell office:value-type="float" office:value="6.686912" calcext:value-type="float">
            <text:p>6.686912</text:p>
          </table:table-cell>
          <table:table-cell office:value-type="float" office:value="11.23295" calcext:value-type="float">
            <text:p>11.23295</text:p>
          </table:table-cell>
          <table:table-cell office:value-type="float" office:value="21.5934" calcext:value-type="float">
            <text:p>21.5934</text:p>
          </table:table-cell>
          <table:table-cell office:value-type="float" office:value="19.74803" calcext:value-type="float">
            <text:p>19.74803</text:p>
          </table:table-cell>
          <table:table-cell office:value-type="float" office:value="8.340947" calcext:value-type="float">
            <text:p>8.340947</text:p>
          </table:table-cell>
          <table:table-cell office:value-type="float" office:value="3.515532" calcext:value-type="float">
            <text:p>3.515532</text:p>
          </table:table-cell>
          <table:table-cell office:value-type="float" office:value="1.171592" calcext:value-type="float">
            <text:p>1.171592</text:p>
          </table:table-cell>
          <table:table-cell office:value-type="float" office:value="0.4650001" calcext:value-type="float">
            <text:p>0.4650001</text:p>
          </table:table-cell>
          <table:table-cell office:value-type="float" office:value="0.3600285" calcext:value-type="float">
            <text:p>0.3600285</text:p>
          </table:table-cell>
          <table:table-cell office:value-type="float" office:value="0" calcext:value-type="float">
            <text:p>0</text:p>
          </table:table-cell>
          <table:table-cell office:value-type="float" office:value="-362730.6" calcext:value-type="float">
            <text:p>-36273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31434" calcext:value-type="float">
            <text:p>-0.0014314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6.017876" calcext:value-type="float">
            <text:p>6.017876</text:p>
          </table:table-cell>
          <table:table-cell office:value-type="float" office:value="1078.263" calcext:value-type="float">
            <text:p>1078.263</text:p>
          </table:table-cell>
          <table:table-cell office:value-type="float" office:value="0" calcext:value-type="float">
            <text:p>0</text:p>
          </table:table-cell>
          <table:table-cell office:value-type="float" office:value="-10.81279" calcext:value-type="float">
            <text:p>-10.81279</text:p>
          </table:table-cell>
          <table:table-cell office:value-type="float" office:value="0.05247828" calcext:value-type="float">
            <text:p>0.05247828</text:p>
          </table:table-cell>
          <table:table-cell office:value-type="float" office:value="26.51431" calcext:value-type="float">
            <text:p>26.5143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059" calcext:value-type="float">
            <text:p>0.003138059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27" calcext:value-type="float">
            <text:p>5.260427</text:p>
          </table:table-cell>
          <table:table-cell office:value-type="float" office:value="-0.003463189" calcext:value-type="float">
            <text:p>-0.003463189</text:p>
          </table:table-cell>
          <table:table-cell office:value-type="float" office:value="-0.02227794" calcext:value-type="float">
            <text:p>-0.02227794</text:p>
          </table:table-cell>
          <table:table-cell office:value-type="float" office:value="0.00001612838" calcext:value-type="float">
            <text:p>1.612838E-05</text:p>
          </table:table-cell>
          <table:table-cell office:value-type="float" office:value="8.08667" calcext:value-type="float">
            <text:p>8.08667</text:p>
          </table:table-cell>
          <table:table-cell office:value-type="float" office:value="0.6918682" calcext:value-type="float">
            <text:p>0.6918682</text:p>
          </table:table-cell>
          <table:table-cell office:value-type="float" office:value="0.05973869" calcext:value-type="float">
            <text:p>0.05973869</text:p>
          </table:table-cell>
          <table:table-cell office:value-type="float" office:value="0.06316489" calcext:value-type="float">
            <text:p>0.06316489</text:p>
          </table:table-cell>
          <table:table-cell office:value-type="float" office:value="0.03705493" calcext:value-type="float">
            <text:p>0.03705493</text:p>
          </table:table-cell>
          <table:table-cell office:value-type="float" office:value="0.03286706" calcext:value-type="float">
            <text:p>0.03286706</text:p>
          </table:table-cell>
          <table:table-cell office:value-type="float" office:value="0.01078356" calcext:value-type="float">
            <text:p>0.01078356</text:p>
          </table:table-cell>
          <table:table-cell office:value-type="float" office:value="0.006535641" calcext:value-type="float">
            <text:p>0.006535641</text:p>
          </table:table-cell>
          <table:table-cell office:value-type="float" office:value="0.02000703" calcext:value-type="float">
            <text:p>0.02000703</text:p>
          </table:table-cell>
          <table:table-cell office:value-type="float" office:value="0.01797872" calcext:value-type="float">
            <text:p>0.01797872</text:p>
          </table:table-cell>
          <table:table-cell office:value-type="float" office:value="0.01691332" calcext:value-type="float">
            <text:p>0.01691332</text:p>
          </table:table-cell>
          <table:table-cell office:value-type="float" office:value="0.01635718" calcext:value-type="float">
            <text:p>0.01635718</text:p>
          </table:table-cell>
          <table:table-cell office:value-type="float" office:value="0.01762381" calcext:value-type="float">
            <text:p>0.01762381</text:p>
          </table:table-cell>
          <table:table-cell office:value-type="float" office:value="0.005152318" calcext:value-type="float">
            <text:p>0.005152318</text:p>
          </table:table-cell>
          <table:table-cell office:value-type="float" office:value="0.003979248" calcext:value-type="float">
            <text:p>0.003979248</text:p>
          </table:table-cell>
          <table:table-cell office:value-type="float" office:value="0" calcext:value-type="float">
            <text:p>0</text:p>
          </table:table-cell>
          <table:table-cell office:value-type="float" office:value="1.308477" calcext:value-type="float">
            <text:p>1.308477</text:p>
          </table:table-cell>
          <table:table-cell office:value-type="float" office:value="0.01275098" calcext:value-type="float">
            <text:p>0.01275098</text:p>
          </table:table-cell>
          <table:table-cell office:value-type="float" office:value="0.01273733" calcext:value-type="float">
            <text:p>0.01273733</text:p>
          </table:table-cell>
          <table:table-cell office:value-type="float" office:value="0.01437298" calcext:value-type="float">
            <text:p>0.01437298</text:p>
          </table:table-cell>
          <table:table-cell office:value-type="float" office:value="0.2601232" calcext:value-type="float">
            <text:p>0.2601232</text:p>
          </table:table-cell>
          <table:table-cell office:value-type="float" office:value="6.152526" calcext:value-type="float">
            <text:p>6.152526</text:p>
          </table:table-cell>
          <table:table-cell office:value-type="float" office:value="10.7591" calcext:value-type="float">
            <text:p>10.7591</text:p>
          </table:table-cell>
          <table:table-cell office:value-type="float" office:value="21.42399" calcext:value-type="float">
            <text:p>21.42399</text:p>
          </table:table-cell>
          <table:table-cell office:value-type="float" office:value="19.65961" calcext:value-type="float">
            <text:p>19.65961</text:p>
          </table:table-cell>
          <table:table-cell office:value-type="float" office:value="8.19327" calcext:value-type="float">
            <text:p>8.19327</text:p>
          </table:table-cell>
          <table:table-cell office:value-type="float" office:value="3.504688" calcext:value-type="float">
            <text:p>3.504688</text:p>
          </table:table-cell>
          <table:table-cell office:value-type="float" office:value="1.167978" calcext:value-type="float">
            <text:p>1.167978</text:p>
          </table:table-cell>
          <table:table-cell office:value-type="float" office:value="0.4649924" calcext:value-type="float">
            <text:p>0.4649924</text:p>
          </table:table-cell>
          <table:table-cell office:value-type="float" office:value="0.3600608" calcext:value-type="float">
            <text:p>0.3600608</text:p>
          </table:table-cell>
          <table:table-cell office:value-type="float" office:value="0" calcext:value-type="float">
            <text:p>0</text:p>
          </table:table-cell>
          <table:table-cell office:value-type="float" office:value="-369934.2" calcext:value-type="float">
            <text:p>-36993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65875" calcext:value-type="float">
            <text:p>-0.0014658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6.024164" calcext:value-type="float">
            <text:p>6.024164</text:p>
          </table:table-cell>
          <table:table-cell office:value-type="float" office:value="1078.21" calcext:value-type="float">
            <text:p>1078.21</text:p>
          </table:table-cell>
          <table:table-cell office:value-type="float" office:value="0" calcext:value-type="float">
            <text:p>0</text:p>
          </table:table-cell>
          <table:table-cell office:value-type="float" office:value="-11.33294" calcext:value-type="float">
            <text:p>-11.33294</text:p>
          </table:table-cell>
          <table:table-cell office:value-type="float" office:value="0.05253943" calcext:value-type="float">
            <text:p>0.05253943</text:p>
          </table:table-cell>
          <table:table-cell office:value-type="float" office:value="26.18461" calcext:value-type="float">
            <text:p>26.1846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085" calcext:value-type="float">
            <text:p>0.00313808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28" calcext:value-type="float">
            <text:p>5.260428</text:p>
          </table:table-cell>
          <table:table-cell office:value-type="float" office:value="-0.003464476" calcext:value-type="float">
            <text:p>-0.003464476</text:p>
          </table:table-cell>
          <table:table-cell office:value-type="float" office:value="-0.02224836" calcext:value-type="float">
            <text:p>-0.02224836</text:p>
          </table:table-cell>
          <table:table-cell office:value-type="float" office:value="0.00001722577" calcext:value-type="float">
            <text:p>1.722577E-05</text:p>
          </table:table-cell>
          <table:table-cell office:value-type="float" office:value="8.044707" calcext:value-type="float">
            <text:p>8.044707</text:p>
          </table:table-cell>
          <table:table-cell office:value-type="float" office:value="0.7326773" calcext:value-type="float">
            <text:p>0.7326773</text:p>
          </table:table-cell>
          <table:table-cell office:value-type="float" office:value="0.05722312" calcext:value-type="float">
            <text:p>0.05722312</text:p>
          </table:table-cell>
          <table:table-cell office:value-type="float" office:value="0.06062689" calcext:value-type="float">
            <text:p>0.06062689</text:p>
          </table:table-cell>
          <table:table-cell office:value-type="float" office:value="0.03629557" calcext:value-type="float">
            <text:p>0.03629557</text:p>
          </table:table-cell>
          <table:table-cell office:value-type="float" office:value="0.03248705" calcext:value-type="float">
            <text:p>0.03248705</text:p>
          </table:table-cell>
          <table:table-cell office:value-type="float" office:value="0.01078464" calcext:value-type="float">
            <text:p>0.01078464</text:p>
          </table:table-cell>
          <table:table-cell office:value-type="float" office:value="0.006398132" calcext:value-type="float">
            <text:p>0.006398132</text:p>
          </table:table-cell>
          <table:table-cell office:value-type="float" office:value="0.01993883" calcext:value-type="float">
            <text:p>0.01993883</text:p>
          </table:table-cell>
          <table:table-cell office:value-type="float" office:value="0.01797423" calcext:value-type="float">
            <text:p>0.01797423</text:p>
          </table:table-cell>
          <table:table-cell office:value-type="float" office:value="0.01693812" calcext:value-type="float">
            <text:p>0.01693812</text:p>
          </table:table-cell>
          <table:table-cell office:value-type="float" office:value="0.01631619" calcext:value-type="float">
            <text:p>0.01631619</text:p>
          </table:table-cell>
          <table:table-cell office:value-type="float" office:value="0.01755588" calcext:value-type="float">
            <text:p>0.01755588</text:p>
          </table:table-cell>
          <table:table-cell office:value-type="float" office:value="0.005149527" calcext:value-type="float">
            <text:p>0.005149527</text:p>
          </table:table-cell>
          <table:table-cell office:value-type="float" office:value="0.00397798" calcext:value-type="float">
            <text:p>0.00397798</text:p>
          </table:table-cell>
          <table:table-cell office:value-type="float" office:value="0" calcext:value-type="float">
            <text:p>0</text:p>
          </table:table-cell>
          <table:table-cell office:value-type="float" office:value="1.267999" calcext:value-type="float">
            <text:p>1.267999</text:p>
          </table:table-cell>
          <table:table-cell office:value-type="float" office:value="0.0124503" calcext:value-type="float">
            <text:p>0.0124503</text:p>
          </table:table-cell>
          <table:table-cell office:value-type="float" office:value="0.01228049" calcext:value-type="float">
            <text:p>0.01228049</text:p>
          </table:table-cell>
          <table:table-cell office:value-type="float" office:value="0.01375505" calcext:value-type="float">
            <text:p>0.01375505</text:p>
          </table:table-cell>
          <table:table-cell office:value-type="float" office:value="0.02086542" calcext:value-type="float">
            <text:p>0.02086542</text:p>
          </table:table-cell>
          <table:table-cell office:value-type="float" office:value="5.630151" calcext:value-type="float">
            <text:p>5.630151</text:p>
          </table:table-cell>
          <table:table-cell office:value-type="float" office:value="10.26583" calcext:value-type="float">
            <text:p>10.26583</text:p>
          </table:table-cell>
          <table:table-cell office:value-type="float" office:value="21.25819" calcext:value-type="float">
            <text:p>21.25819</text:p>
          </table:table-cell>
          <table:table-cell office:value-type="float" office:value="19.56893" calcext:value-type="float">
            <text:p>19.56893</text:p>
          </table:table-cell>
          <table:table-cell office:value-type="float" office:value="8.03933" calcext:value-type="float">
            <text:p>8.03933</text:p>
          </table:table-cell>
          <table:table-cell office:value-type="float" office:value="3.493756" calcext:value-type="float">
            <text:p>3.493756</text:p>
          </table:table-cell>
          <table:table-cell office:value-type="float" office:value="1.164449" calcext:value-type="float">
            <text:p>1.164449</text:p>
          </table:table-cell>
          <table:table-cell office:value-type="float" office:value="0.4649969" calcext:value-type="float">
            <text:p>0.4649969</text:p>
          </table:table-cell>
          <table:table-cell office:value-type="float" office:value="0.3600931" calcext:value-type="float">
            <text:p>0.3600931</text:p>
          </table:table-cell>
          <table:table-cell office:value-type="float" office:value="0" calcext:value-type="float">
            <text:p>0</text:p>
          </table:table-cell>
          <table:table-cell office:value-type="float" office:value="-376814.9" calcext:value-type="float">
            <text:p>-37681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98249" calcext:value-type="float">
            <text:p>-0.0014982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6.031889" calcext:value-type="float">
            <text:p>6.031889</text:p>
          </table:table-cell>
          <table:table-cell office:value-type="float" office:value="1078.168" calcext:value-type="float">
            <text:p>1078.168</text:p>
          </table:table-cell>
          <table:table-cell office:value-type="float" office:value="0" calcext:value-type="float">
            <text:p>0</text:p>
          </table:table-cell>
          <table:table-cell office:value-type="float" office:value="-11.8516" calcext:value-type="float">
            <text:p>-11.8516</text:p>
          </table:table-cell>
          <table:table-cell office:value-type="float" office:value="0.04837105" calcext:value-type="float">
            <text:p>0.04837105</text:p>
          </table:table-cell>
          <table:table-cell office:value-type="float" office:value="25.85746" calcext:value-type="float">
            <text:p>25.8574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07" calcext:value-type="float">
            <text:p>0.003138107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3" calcext:value-type="float">
            <text:p>5.26043</text:p>
          </table:table-cell>
          <table:table-cell office:value-type="float" office:value="-0.003483174" calcext:value-type="float">
            <text:p>-0.003483174</text:p>
          </table:table-cell>
          <table:table-cell office:value-type="float" office:value="-0.02223401" calcext:value-type="float">
            <text:p>-0.02223401</text:p>
          </table:table-cell>
          <table:table-cell office:value-type="float" office:value="0.00001858502" calcext:value-type="float">
            <text:p>1.858502E-05</text:p>
          </table:table-cell>
          <table:table-cell office:value-type="float" office:value="8.029081" calcext:value-type="float">
            <text:p>8.029081</text:p>
          </table:table-cell>
          <table:table-cell office:value-type="float" office:value="0.4366637" calcext:value-type="float">
            <text:p>0.4366637</text:p>
          </table:table-cell>
          <table:table-cell office:value-type="float" office:value="0.04877895" calcext:value-type="float">
            <text:p>0.04877895</text:p>
          </table:table-cell>
          <table:table-cell office:value-type="float" office:value="0.05219825" calcext:value-type="float">
            <text:p>0.05219825</text:p>
          </table:table-cell>
          <table:table-cell office:value-type="float" office:value="0.0323541" calcext:value-type="float">
            <text:p>0.0323541</text:p>
          </table:table-cell>
          <table:table-cell office:value-type="float" office:value="0.02954823" calcext:value-type="float">
            <text:p>0.02954823</text:p>
          </table:table-cell>
          <table:table-cell office:value-type="float" office:value="0.01051779" calcext:value-type="float">
            <text:p>0.01051779</text:p>
          </table:table-cell>
          <table:table-cell office:value-type="float" office:value="0.006239406" calcext:value-type="float">
            <text:p>0.006239406</text:p>
          </table:table-cell>
          <table:table-cell office:value-type="float" office:value="0.01986178" calcext:value-type="float">
            <text:p>0.01986178</text:p>
          </table:table-cell>
          <table:table-cell office:value-type="float" office:value="0.01796609" calcext:value-type="float">
            <text:p>0.01796609</text:p>
          </table:table-cell>
          <table:table-cell office:value-type="float" office:value="0.01696187" calcext:value-type="float">
            <text:p>0.01696187</text:p>
          </table:table-cell>
          <table:table-cell office:value-type="float" office:value="0.01627029" calcext:value-type="float">
            <text:p>0.01627029</text:p>
          </table:table-cell>
          <table:table-cell office:value-type="float" office:value="0.01748915" calcext:value-type="float">
            <text:p>0.01748915</text:p>
          </table:table-cell>
          <table:table-cell office:value-type="float" office:value="0.00514674" calcext:value-type="float">
            <text:p>0.00514674</text:p>
          </table:table-cell>
          <table:table-cell office:value-type="float" office:value="0.003976693" calcext:value-type="float">
            <text:p>0.003976693</text:p>
          </table:table-cell>
          <table:table-cell office:value-type="float" office:value="0" calcext:value-type="float">
            <text:p>0</text:p>
          </table:table-cell>
          <table:table-cell office:value-type="float" office:value="1.131755" calcext:value-type="float">
            <text:p>1.131755</text:p>
          </table:table-cell>
          <table:table-cell office:value-type="float" office:value="0.01300929" calcext:value-type="float">
            <text:p>0.01300929</text:p>
          </table:table-cell>
          <table:table-cell office:value-type="float" office:value="0.01168249" calcext:value-type="float">
            <text:p>0.01168249</text:p>
          </table:table-cell>
          <table:table-cell office:value-type="float" office:value="0.01338014" calcext:value-type="float">
            <text:p>0.01338014</text:p>
          </table:table-cell>
          <table:table-cell office:value-type="float" office:value="0.01874485" calcext:value-type="float">
            <text:p>0.01874485</text:p>
          </table:table-cell>
          <table:table-cell office:value-type="float" office:value="5.134186" calcext:value-type="float">
            <text:p>5.134186</text:p>
          </table:table-cell>
          <table:table-cell office:value-type="float" office:value="9.774429" calcext:value-type="float">
            <text:p>9.774429</text:p>
          </table:table-cell>
          <table:table-cell office:value-type="float" office:value="21.0873" calcext:value-type="float">
            <text:p>21.0873</text:p>
          </table:table-cell>
          <table:table-cell office:value-type="float" office:value="19.47348" calcext:value-type="float">
            <text:p>19.47348</text:p>
          </table:table-cell>
          <table:table-cell office:value-type="float" office:value="7.883006" calcext:value-type="float">
            <text:p>7.883006</text:p>
          </table:table-cell>
          <table:table-cell office:value-type="float" office:value="3.477873" calcext:value-type="float">
            <text:p>3.477873</text:p>
          </table:table-cell>
          <table:table-cell office:value-type="float" office:value="1.160823" calcext:value-type="float">
            <text:p>1.160823</text:p>
          </table:table-cell>
          <table:table-cell office:value-type="float" office:value="0.4650263" calcext:value-type="float">
            <text:p>0.4650263</text:p>
          </table:table-cell>
          <table:table-cell office:value-type="float" office:value="0.3601255" calcext:value-type="float">
            <text:p>0.3601255</text:p>
          </table:table-cell>
          <table:table-cell office:value-type="float" office:value="0" calcext:value-type="float">
            <text:p>0</text:p>
          </table:table-cell>
          <table:table-cell office:value-type="float" office:value="-382247.8" calcext:value-type="float">
            <text:p>-38224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536042" calcext:value-type="float">
            <text:p>-0.0015360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6.039441" calcext:value-type="float">
            <text:p>6.039441</text:p>
          </table:table-cell>
          <table:table-cell office:value-type="float" office:value="1078.13" calcext:value-type="float">
            <text:p>1078.13</text:p>
          </table:table-cell>
          <table:table-cell office:value-type="float" office:value="0" calcext:value-type="float">
            <text:p>0</text:p>
          </table:table-cell>
          <table:table-cell office:value-type="float" office:value="-12.38653" calcext:value-type="float">
            <text:p>-12.38653</text:p>
          </table:table-cell>
          <table:table-cell office:value-type="float" office:value="0.04685577" calcext:value-type="float">
            <text:p>0.04685577</text:p>
          </table:table-cell>
          <table:table-cell office:value-type="float" office:value="25.52043" calcext:value-type="float">
            <text:p>25.5204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3" calcext:value-type="float">
            <text:p>0.00313813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414" calcext:value-type="float">
            <text:p>5.260414</text:p>
          </table:table-cell>
          <table:table-cell office:value-type="float" office:value="-0.003536723" calcext:value-type="float">
            <text:p>-0.003536723</text:p>
          </table:table-cell>
          <table:table-cell office:value-type="float" office:value="-0.02220969" calcext:value-type="float">
            <text:p>-0.02220969</text:p>
          </table:table-cell>
          <table:table-cell office:value-type="float" office:value="0.00002054481" calcext:value-type="float">
            <text:p>2.054481E-05</text:p>
          </table:table-cell>
          <table:table-cell office:value-type="float" office:value="8.014094" calcext:value-type="float">
            <text:p>8.014094</text:p>
          </table:table-cell>
          <table:table-cell office:value-type="float" office:value="0.3628109" calcext:value-type="float">
            <text:p>0.3628109</text:p>
          </table:table-cell>
          <table:table-cell office:value-type="float" office:value="0.04404126" calcext:value-type="float">
            <text:p>0.04404126</text:p>
          </table:table-cell>
          <table:table-cell office:value-type="float" office:value="0.04737747" calcext:value-type="float">
            <text:p>0.04737747</text:p>
          </table:table-cell>
          <table:table-cell office:value-type="float" office:value="0.02973512" calcext:value-type="float">
            <text:p>0.02973512</text:p>
          </table:table-cell>
          <table:table-cell office:value-type="float" office:value="0.0273453" calcext:value-type="float">
            <text:p>0.0273453</text:p>
          </table:table-cell>
          <table:table-cell office:value-type="float" office:value="0.01022552" calcext:value-type="float">
            <text:p>0.01022552</text:p>
          </table:table-cell>
          <table:table-cell office:value-type="float" office:value="0.006083184" calcext:value-type="float">
            <text:p>0.006083184</text:p>
          </table:table-cell>
          <table:table-cell office:value-type="float" office:value="0.01977366" calcext:value-type="float">
            <text:p>0.01977366</text:p>
          </table:table-cell>
          <table:table-cell office:value-type="float" office:value="0.01795188" calcext:value-type="float">
            <text:p>0.01795188</text:p>
          </table:table-cell>
          <table:table-cell office:value-type="float" office:value="0.01698267" calcext:value-type="float">
            <text:p>0.01698267</text:p>
          </table:table-cell>
          <table:table-cell office:value-type="float" office:value="0.01622055" calcext:value-type="float">
            <text:p>0.01622055</text:p>
          </table:table-cell>
          <table:table-cell office:value-type="float" office:value="0.01742335" calcext:value-type="float">
            <text:p>0.01742335</text:p>
          </table:table-cell>
          <table:table-cell office:value-type="float" office:value="0.005143899" calcext:value-type="float">
            <text:p>0.005143899</text:p>
          </table:table-cell>
          <table:table-cell office:value-type="float" office:value="0.003975401" calcext:value-type="float">
            <text:p>0.003975401</text:p>
          </table:table-cell>
          <table:table-cell office:value-type="float" office:value="0" calcext:value-type="float">
            <text:p>0</text:p>
          </table:table-cell>
          <table:table-cell office:value-type="float" office:value="0.9335839" calcext:value-type="float">
            <text:p>0.9335839</text:p>
          </table:table-cell>
          <table:table-cell office:value-type="float" office:value="0.01168644" calcext:value-type="float">
            <text:p>0.01168644</text:p>
          </table:table-cell>
          <table:table-cell office:value-type="float" office:value="0.01148448" calcext:value-type="float">
            <text:p>0.01148448</text:p>
          </table:table-cell>
          <table:table-cell office:value-type="float" office:value="0.01326994" calcext:value-type="float">
            <text:p>0.01326994</text:p>
          </table:table-cell>
          <table:table-cell office:value-type="float" office:value="0.01756898" calcext:value-type="float">
            <text:p>0.01756898</text:p>
          </table:table-cell>
          <table:table-cell office:value-type="float" office:value="4.671592" calcext:value-type="float">
            <text:p>4.671592</text:p>
          </table:table-cell>
          <table:table-cell office:value-type="float" office:value="9.30753" calcext:value-type="float">
            <text:p>9.30753</text:p>
          </table:table-cell>
          <table:table-cell office:value-type="float" office:value="20.90664" calcext:value-type="float">
            <text:p>20.90664</text:p>
          </table:table-cell>
          <table:table-cell office:value-type="float" office:value="19.37101" calcext:value-type="float">
            <text:p>19.37101</text:p>
          </table:table-cell>
          <table:table-cell office:value-type="float" office:value="7.714191" calcext:value-type="float">
            <text:p>7.714191</text:p>
          </table:table-cell>
          <table:table-cell office:value-type="float" office:value="3.456978" calcext:value-type="float">
            <text:p>3.456978</text:p>
          </table:table-cell>
          <table:table-cell office:value-type="float" office:value="1.156934" calcext:value-type="float">
            <text:p>1.156934</text:p>
          </table:table-cell>
          <table:table-cell office:value-type="float" office:value="0.4650451" calcext:value-type="float">
            <text:p>0.4650451</text:p>
          </table:table-cell>
          <table:table-cell office:value-type="float" office:value="0.3601578" calcext:value-type="float">
            <text:p>0.3601578</text:p>
          </table:table-cell>
          <table:table-cell office:value-type="float" office:value="0" calcext:value-type="float">
            <text:p>0</text:p>
          </table:table-cell>
          <table:table-cell office:value-type="float" office:value="-387491.6" calcext:value-type="float">
            <text:p>-38749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577001" calcext:value-type="float">
            <text:p>-0.001577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6.046344" calcext:value-type="float">
            <text:p>6.046344</text:p>
          </table:table-cell>
          <table:table-cell office:value-type="float" office:value="1078.09" calcext:value-type="float">
            <text:p>1078.09</text:p>
          </table:table-cell>
          <table:table-cell office:value-type="float" office:value="0" calcext:value-type="float">
            <text:p>0</text:p>
          </table:table-cell>
          <table:table-cell office:value-type="float" office:value="-12.94467" calcext:value-type="float">
            <text:p>-12.94467</text:p>
          </table:table-cell>
          <table:table-cell office:value-type="float" office:value="0.04686322" calcext:value-type="float">
            <text:p>0.04686322</text:p>
          </table:table-cell>
          <table:table-cell office:value-type="float" office:value="25.1738" calcext:value-type="float">
            <text:p>25.1738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368" calcext:value-type="float">
            <text:p>5.260368</text:p>
          </table:table-cell>
          <table:table-cell office:value-type="float" office:value="-0.003530581" calcext:value-type="float">
            <text:p>-0.003530581</text:p>
          </table:table-cell>
          <table:table-cell office:value-type="float" office:value="-0.02217816" calcext:value-type="float">
            <text:p>-0.02217816</text:p>
          </table:table-cell>
          <table:table-cell office:value-type="float" office:value="0.00002260603" calcext:value-type="float">
            <text:p>2.260603E-05</text:p>
          </table:table-cell>
          <table:table-cell office:value-type="float" office:value="7.990627" calcext:value-type="float">
            <text:p>7.990627</text:p>
          </table:table-cell>
          <table:table-cell office:value-type="float" office:value="0.4015585" calcext:value-type="float">
            <text:p>0.4015585</text:p>
          </table:table-cell>
          <table:table-cell office:value-type="float" office:value="0.0421917" calcext:value-type="float">
            <text:p>0.0421917</text:p>
          </table:table-cell>
          <table:table-cell office:value-type="float" office:value="0.04521993" calcext:value-type="float">
            <text:p>0.04521993</text:p>
          </table:table-cell>
          <table:table-cell office:value-type="float" office:value="0.02855968" calcext:value-type="float">
            <text:p>0.02855968</text:p>
          </table:table-cell>
          <table:table-cell office:value-type="float" office:value="0.02642211" calcext:value-type="float">
            <text:p>0.02642211</text:p>
          </table:table-cell>
          <table:table-cell office:value-type="float" office:value="0.0101286" calcext:value-type="float">
            <text:p>0.0101286</text:p>
          </table:table-cell>
          <table:table-cell office:value-type="float" office:value="0.005964356" calcext:value-type="float">
            <text:p>0.005964356</text:p>
          </table:table-cell>
          <table:table-cell office:value-type="float" office:value="0.01966966" calcext:value-type="float">
            <text:p>0.01966966</text:p>
          </table:table-cell>
          <table:table-cell office:value-type="float" office:value="0.017934" calcext:value-type="float">
            <text:p>0.017934</text:p>
          </table:table-cell>
          <table:table-cell office:value-type="float" office:value="0.01700185" calcext:value-type="float">
            <text:p>0.01700185</text:p>
          </table:table-cell>
          <table:table-cell office:value-type="float" office:value="0.01616789" calcext:value-type="float">
            <text:p>0.01616789</text:p>
          </table:table-cell>
          <table:table-cell office:value-type="float" office:value="0.01735856" calcext:value-type="float">
            <text:p>0.01735856</text:p>
          </table:table-cell>
          <table:table-cell office:value-type="float" office:value="0.005140999" calcext:value-type="float">
            <text:p>0.005140999</text:p>
          </table:table-cell>
          <table:table-cell office:value-type="float" office:value="0.003974096" calcext:value-type="float">
            <text:p>0.003974096</text:p>
          </table:table-cell>
          <table:table-cell office:value-type="float" office:value="0" calcext:value-type="float">
            <text:p>0</text:p>
          </table:table-cell>
          <table:table-cell office:value-type="float" office:value="0.7833943" calcext:value-type="float">
            <text:p>0.7833943</text:p>
          </table:table-cell>
          <table:table-cell office:value-type="float" office:value="0.01146885" calcext:value-type="float">
            <text:p>0.01146885</text:p>
          </table:table-cell>
          <table:table-cell office:value-type="float" office:value="0.01128696" calcext:value-type="float">
            <text:p>0.01128696</text:p>
          </table:table-cell>
          <table:table-cell office:value-type="float" office:value="0.01296226" calcext:value-type="float">
            <text:p>0.01296226</text:p>
          </table:table-cell>
          <table:table-cell office:value-type="float" office:value="0.01634246" calcext:value-type="float">
            <text:p>0.01634246</text:p>
          </table:table-cell>
          <table:table-cell office:value-type="float" office:value="4.193483" calcext:value-type="float">
            <text:p>4.193483</text:p>
          </table:table-cell>
          <table:table-cell office:value-type="float" office:value="8.824361" calcext:value-type="float">
            <text:p>8.824361</text:p>
          </table:table-cell>
          <table:table-cell office:value-type="float" office:value="20.7147" calcext:value-type="float">
            <text:p>20.7147</text:p>
          </table:table-cell>
          <table:table-cell office:value-type="float" office:value="19.26563" calcext:value-type="float">
            <text:p>19.26563</text:p>
          </table:table-cell>
          <table:table-cell office:value-type="float" office:value="7.546602" calcext:value-type="float">
            <text:p>7.546602</text:p>
          </table:table-cell>
          <table:table-cell office:value-type="float" office:value="3.432498" calcext:value-type="float">
            <text:p>3.432498</text:p>
          </table:table-cell>
          <table:table-cell office:value-type="float" office:value="1.152778" calcext:value-type="float">
            <text:p>1.152778</text:p>
          </table:table-cell>
          <table:table-cell office:value-type="float" office:value="0.4650523" calcext:value-type="float">
            <text:p>0.4650523</text:p>
          </table:table-cell>
          <table:table-cell office:value-type="float" office:value="0.36019" calcext:value-type="float">
            <text:p>0.36019</text:p>
          </table:table-cell>
          <table:table-cell office:value-type="float" office:value="0" calcext:value-type="float">
            <text:p>0</text:p>
          </table:table-cell>
          <table:table-cell office:value-type="float" office:value="-393473.9" calcext:value-type="float">
            <text:p>-39347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602163" calcext:value-type="float">
            <text:p>-0.0016021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6.053017" calcext:value-type="float">
            <text:p>6.053017</text:p>
          </table:table-cell>
          <table:table-cell office:value-type="float" office:value="1078.05" calcext:value-type="float">
            <text:p>1078.05</text:p>
          </table:table-cell>
          <table:table-cell office:value-type="float" office:value="0" calcext:value-type="float">
            <text:p>0</text:p>
          </table:table-cell>
          <table:table-cell office:value-type="float" office:value="-13.51831" calcext:value-type="float">
            <text:p>-13.51831</text:p>
          </table:table-cell>
          <table:table-cell office:value-type="float" office:value="0.04700173" calcext:value-type="float">
            <text:p>0.04700173</text:p>
          </table:table-cell>
          <table:table-cell office:value-type="float" office:value="24.82215" calcext:value-type="float">
            <text:p>24.8221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323" calcext:value-type="float">
            <text:p>5.260323</text:p>
          </table:table-cell>
          <table:table-cell office:value-type="float" office:value="-0.003520014" calcext:value-type="float">
            <text:p>-0.003520014</text:p>
          </table:table-cell>
          <table:table-cell office:value-type="float" office:value="-0.02214662" calcext:value-type="float">
            <text:p>-0.02214662</text:p>
          </table:table-cell>
          <table:table-cell office:value-type="float" office:value="0.00002448706" calcext:value-type="float">
            <text:p>2.448706E-05</text:p>
          </table:table-cell>
          <table:table-cell office:value-type="float" office:value="7.965354" calcext:value-type="float">
            <text:p>7.965354</text:p>
          </table:table-cell>
          <table:table-cell office:value-type="float" office:value="0.4315518" calcext:value-type="float">
            <text:p>0.4315518</text:p>
          </table:table-cell>
          <table:table-cell office:value-type="float" office:value="0.04223942" calcext:value-type="float">
            <text:p>0.04223942</text:p>
          </table:table-cell>
          <table:table-cell office:value-type="float" office:value="0.04472641" calcext:value-type="float">
            <text:p>0.04472641</text:p>
          </table:table-cell>
          <table:table-cell office:value-type="float" office:value="0.02812403" calcext:value-type="float">
            <text:p>0.02812403</text:p>
          </table:table-cell>
          <table:table-cell office:value-type="float" office:value="0.02606152" calcext:value-type="float">
            <text:p>0.02606152</text:p>
          </table:table-cell>
          <table:table-cell office:value-type="float" office:value="0.01009736" calcext:value-type="float">
            <text:p>0.01009736</text:p>
          </table:table-cell>
          <table:table-cell office:value-type="float" office:value="0.005875912" calcext:value-type="float">
            <text:p>0.005875912</text:p>
          </table:table-cell>
          <table:table-cell office:value-type="float" office:value="0.01955666" calcext:value-type="float">
            <text:p>0.01955666</text:p>
          </table:table-cell>
          <table:table-cell office:value-type="float" office:value="0.01791128" calcext:value-type="float">
            <text:p>0.01791128</text:p>
          </table:table-cell>
          <table:table-cell office:value-type="float" office:value="0.01702101" calcext:value-type="float">
            <text:p>0.01702101</text:p>
          </table:table-cell>
          <table:table-cell office:value-type="float" office:value="0.01610737" calcext:value-type="float">
            <text:p>0.01610737</text:p>
          </table:table-cell>
          <table:table-cell office:value-type="float" office:value="0.01729487" calcext:value-type="float">
            <text:p>0.01729487</text:p>
          </table:table-cell>
          <table:table-cell office:value-type="float" office:value="0.005138042" calcext:value-type="float">
            <text:p>0.005138042</text:p>
          </table:table-cell>
          <table:table-cell office:value-type="float" office:value="0.003972763" calcext:value-type="float">
            <text:p>0.003972763</text:p>
          </table:table-cell>
          <table:table-cell office:value-type="float" office:value="0" calcext:value-type="float">
            <text:p>0</text:p>
          </table:table-cell>
          <table:table-cell office:value-type="float" office:value="0.6619154" calcext:value-type="float">
            <text:p>0.6619154</text:p>
          </table:table-cell>
          <table:table-cell office:value-type="float" office:value="0.01131259" calcext:value-type="float">
            <text:p>0.01131259</text:p>
          </table:table-cell>
          <table:table-cell office:value-type="float" office:value="0.01113328" calcext:value-type="float">
            <text:p>0.01113328</text:p>
          </table:table-cell>
          <table:table-cell office:value-type="float" office:value="0.0127168" calcext:value-type="float">
            <text:p>0.0127168</text:p>
          </table:table-cell>
          <table:table-cell office:value-type="float" office:value="0.0154039" calcext:value-type="float">
            <text:p>0.0154039</text:p>
          </table:table-cell>
          <table:table-cell office:value-type="float" office:value="3.691246" calcext:value-type="float">
            <text:p>3.691246</text:p>
          </table:table-cell>
          <table:table-cell office:value-type="float" office:value="8.311083" calcext:value-type="float">
            <text:p>8.311083</text:p>
          </table:table-cell>
          <table:table-cell office:value-type="float" office:value="20.51701" calcext:value-type="float">
            <text:p>20.51701</text:p>
          </table:table-cell>
          <table:table-cell office:value-type="float" office:value="19.1564" calcext:value-type="float">
            <text:p>19.1564</text:p>
          </table:table-cell>
          <table:table-cell office:value-type="float" office:value="7.39209" calcext:value-type="float">
            <text:p>7.39209</text:p>
          </table:table-cell>
          <table:table-cell office:value-type="float" office:value="3.401621" calcext:value-type="float">
            <text:p>3.401621</text:p>
          </table:table-cell>
          <table:table-cell office:value-type="float" office:value="1.148426" calcext:value-type="float">
            <text:p>1.148426</text:p>
          </table:table-cell>
          <table:table-cell office:value-type="float" office:value="0.4650449" calcext:value-type="float">
            <text:p>0.4650449</text:p>
          </table:table-cell>
          <table:table-cell office:value-type="float" office:value="0.3602223" calcext:value-type="float">
            <text:p>0.3602223</text:p>
          </table:table-cell>
          <table:table-cell office:value-type="float" office:value="0" calcext:value-type="float">
            <text:p>0</text:p>
          </table:table-cell>
          <table:table-cell office:value-type="float" office:value="-399891.4" calcext:value-type="float">
            <text:p>-39989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62774" calcext:value-type="float">
            <text:p>-0.001627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6.059165" calcext:value-type="float">
            <text:p>6.059165</text:p>
          </table:table-cell>
          <table:table-cell office:value-type="float" office:value="1078.008" calcext:value-type="float">
            <text:p>1078.008</text:p>
          </table:table-cell>
          <table:table-cell office:value-type="float" office:value="0" calcext:value-type="float">
            <text:p>0</text:p>
          </table:table-cell>
          <table:table-cell office:value-type="float" office:value="-14.0943" calcext:value-type="float">
            <text:p>-14.0943</text:p>
          </table:table-cell>
          <table:table-cell office:value-type="float" office:value="0.04735866" calcext:value-type="float">
            <text:p>0.04735866</text:p>
          </table:table-cell>
          <table:table-cell office:value-type="float" office:value="24.47347" calcext:value-type="float">
            <text:p>24.4734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277" calcext:value-type="float">
            <text:p>5.260277</text:p>
          </table:table-cell>
          <table:table-cell office:value-type="float" office:value="-0.003516817" calcext:value-type="float">
            <text:p>-0.003516817</text:p>
          </table:table-cell>
          <table:table-cell office:value-type="float" office:value="-0.02211591" calcext:value-type="float">
            <text:p>-0.02211591</text:p>
          </table:table-cell>
          <table:table-cell office:value-type="float" office:value="0.00002618479" calcext:value-type="float">
            <text:p>2.618479E-05</text:p>
          </table:table-cell>
          <table:table-cell office:value-type="float" office:value="7.936546" calcext:value-type="float">
            <text:p>7.936546</text:p>
          </table:table-cell>
          <table:table-cell office:value-type="float" office:value="0.4608395" calcext:value-type="float">
            <text:p>0.4608395</text:p>
          </table:table-cell>
          <table:table-cell office:value-type="float" office:value="0.04395257" calcext:value-type="float">
            <text:p>0.04395257</text:p>
          </table:table-cell>
          <table:table-cell office:value-type="float" office:value="0.04583408" calcext:value-type="float">
            <text:p>0.04583408</text:p>
          </table:table-cell>
          <table:table-cell office:value-type="float" office:value="0.02852553" calcext:value-type="float">
            <text:p>0.02852553</text:p>
          </table:table-cell>
          <table:table-cell office:value-type="float" office:value="0.02638227" calcext:value-type="float">
            <text:p>0.02638227</text:p>
          </table:table-cell>
          <table:table-cell office:value-type="float" office:value="0.01016635" calcext:value-type="float">
            <text:p>0.01016635</text:p>
          </table:table-cell>
          <table:table-cell office:value-type="float" office:value="0.005832782" calcext:value-type="float">
            <text:p>0.005832782</text:p>
          </table:table-cell>
          <table:table-cell office:value-type="float" office:value="0.01944041" calcext:value-type="float">
            <text:p>0.01944041</text:p>
          </table:table-cell>
          <table:table-cell office:value-type="float" office:value="0.01788623" calcext:value-type="float">
            <text:p>0.01788623</text:p>
          </table:table-cell>
          <table:table-cell office:value-type="float" office:value="0.01704138" calcext:value-type="float">
            <text:p>0.01704138</text:p>
          </table:table-cell>
          <table:table-cell office:value-type="float" office:value="0.01603618" calcext:value-type="float">
            <text:p>0.01603618</text:p>
          </table:table-cell>
          <table:table-cell office:value-type="float" office:value="0.01723245" calcext:value-type="float">
            <text:p>0.01723245</text:p>
          </table:table-cell>
          <table:table-cell office:value-type="float" office:value="0.005135016" calcext:value-type="float">
            <text:p>0.005135016</text:p>
          </table:table-cell>
          <table:table-cell office:value-type="float" office:value="0.003971435" calcext:value-type="float">
            <text:p>0.003971435</text:p>
          </table:table-cell>
          <table:table-cell office:value-type="float" office:value="0" calcext:value-type="float">
            <text:p>0</text:p>
          </table:table-cell>
          <table:table-cell office:value-type="float" office:value="0.5481188" calcext:value-type="float">
            <text:p>0.5481188</text:p>
          </table:table-cell>
          <table:table-cell office:value-type="float" office:value="0.01123294" calcext:value-type="float">
            <text:p>0.01123294</text:p>
          </table:table-cell>
          <table:table-cell office:value-type="float" office:value="0.01103085" calcext:value-type="float">
            <text:p>0.01103085</text:p>
          </table:table-cell>
          <table:table-cell office:value-type="float" office:value="0.01248618" calcext:value-type="float">
            <text:p>0.01248618</text:p>
          </table:table-cell>
          <table:table-cell office:value-type="float" office:value="0.01467252" calcext:value-type="float">
            <text:p>0.01467252</text:p>
          </table:table-cell>
          <table:table-cell office:value-type="float" office:value="3.156975" calcext:value-type="float">
            <text:p>3.156975</text:p>
          </table:table-cell>
          <table:table-cell office:value-type="float" office:value="7.767358" calcext:value-type="float">
            <text:p>7.767358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19.04801" calcext:value-type="float">
            <text:p>19.04801</text:p>
          </table:table-cell>
          <table:table-cell office:value-type="float" office:value="7.263587" calcext:value-type="float">
            <text:p>7.263587</text:p>
          </table:table-cell>
          <table:table-cell office:value-type="float" office:value="3.362783" calcext:value-type="float">
            <text:p>3.362783</text:p>
          </table:table-cell>
          <table:table-cell office:value-type="float" office:value="1.144044" calcext:value-type="float">
            <text:p>1.144044</text:p>
          </table:table-cell>
          <table:table-cell office:value-type="float" office:value="0.4650203" calcext:value-type="float">
            <text:p>0.4650203</text:p>
          </table:table-cell>
          <table:table-cell office:value-type="float" office:value="0.3602546" calcext:value-type="float">
            <text:p>0.3602546</text:p>
          </table:table-cell>
          <table:table-cell office:value-type="float" office:value="0" calcext:value-type="float">
            <text:p>0</text:p>
          </table:table-cell>
          <table:table-cell office:value-type="float" office:value="-406931.1" calcext:value-type="float">
            <text:p>-40693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654259" calcext:value-type="float">
            <text:p>-0.0016542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6.065404" calcext:value-type="float">
            <text:p>6.065404</text:p>
          </table:table-cell>
          <table:table-cell office:value-type="float" office:value="1077.966" calcext:value-type="float">
            <text:p>1077.966</text:p>
          </table:table-cell>
          <table:table-cell office:value-type="float" office:value="0" calcext:value-type="float">
            <text:p>0</text:p>
          </table:table-cell>
          <table:table-cell office:value-type="float" office:value="-14.65795" calcext:value-type="float">
            <text:p>-14.65795</text:p>
          </table:table-cell>
          <table:table-cell office:value-type="float" office:value="0.04752876" calcext:value-type="float">
            <text:p>0.04752876</text:p>
          </table:table-cell>
          <table:table-cell office:value-type="float" office:value="24.13417" calcext:value-type="float">
            <text:p>24.13417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231" calcext:value-type="float">
            <text:p>5.260231</text:p>
          </table:table-cell>
          <table:table-cell office:value-type="float" office:value="-0.003505336" calcext:value-type="float">
            <text:p>-0.003505336</text:p>
          </table:table-cell>
          <table:table-cell office:value-type="float" office:value="-0.0220845" calcext:value-type="float">
            <text:p>-0.0220845</text:p>
          </table:table-cell>
          <table:table-cell office:value-type="float" office:value="0.00002776494" calcext:value-type="float">
            <text:p>2.776494E-05</text:p>
          </table:table-cell>
          <table:table-cell office:value-type="float" office:value="7.907412" calcext:value-type="float">
            <text:p>7.907412</text:p>
          </table:table-cell>
          <table:table-cell office:value-type="float" office:value="0.4772198" calcext:value-type="float">
            <text:p>0.4772198</text:p>
          </table:table-cell>
          <table:table-cell office:value-type="float" office:value="0.04488743" calcext:value-type="float">
            <text:p>0.04488743</text:p>
          </table:table-cell>
          <table:table-cell office:value-type="float" office:value="0.0463009" calcext:value-type="float">
            <text:p>0.0463009</text:p>
          </table:table-cell>
          <table:table-cell office:value-type="float" office:value="0.02868458" calcext:value-type="float">
            <text:p>0.02868458</text:p>
          </table:table-cell>
          <table:table-cell office:value-type="float" office:value="0.02657168" calcext:value-type="float">
            <text:p>0.02657168</text:p>
          </table:table-cell>
          <table:table-cell office:value-type="float" office:value="0.01022937" calcext:value-type="float">
            <text:p>0.01022937</text:p>
          </table:table-cell>
          <table:table-cell office:value-type="float" office:value="0.005823131" calcext:value-type="float">
            <text:p>0.005823131</text:p>
          </table:table-cell>
          <table:table-cell office:value-type="float" office:value="0.01932643" calcext:value-type="float">
            <text:p>0.01932643</text:p>
          </table:table-cell>
          <table:table-cell office:value-type="float" office:value="0.01785885" calcext:value-type="float">
            <text:p>0.01785885</text:p>
          </table:table-cell>
          <table:table-cell office:value-type="float" office:value="0.01710195" calcext:value-type="float">
            <text:p>0.01710195</text:p>
          </table:table-cell>
          <table:table-cell office:value-type="float" office:value="0.01595852" calcext:value-type="float">
            <text:p>0.01595852</text:p>
          </table:table-cell>
          <table:table-cell office:value-type="float" office:value="0.01717148" calcext:value-type="float">
            <text:p>0.01717148</text:p>
          </table:table-cell>
          <table:table-cell office:value-type="float" office:value="0.005131898" calcext:value-type="float">
            <text:p>0.005131898</text:p>
          </table:table-cell>
          <table:table-cell office:value-type="float" office:value="0.003970101" calcext:value-type="float">
            <text:p>0.003970101</text:p>
          </table:table-cell>
          <table:table-cell office:value-type="float" office:value="0" calcext:value-type="float">
            <text:p>0</text:p>
          </table:table-cell>
          <table:table-cell office:value-type="float" office:value="0.4349622" calcext:value-type="float">
            <text:p>0.4349622</text:p>
          </table:table-cell>
          <table:table-cell office:value-type="float" office:value="0.01107384" calcext:value-type="float">
            <text:p>0.01107384</text:p>
          </table:table-cell>
          <table:table-cell office:value-type="float" office:value="0.01088216" calcext:value-type="float">
            <text:p>0.01088216</text:p>
          </table:table-cell>
          <table:table-cell office:value-type="float" office:value="0.01231395" calcext:value-type="float">
            <text:p>0.01231395</text:p>
          </table:table-cell>
          <table:table-cell office:value-type="float" office:value="0.01402187" calcext:value-type="float">
            <text:p>0.01402187</text:p>
          </table:table-cell>
          <table:table-cell office:value-type="float" office:value="2.594615" calcext:value-type="float">
            <text:p>2.594615</text:p>
          </table:table-cell>
          <table:table-cell office:value-type="float" office:value="7.191958" calcext:value-type="float">
            <text:p>7.191958</text:p>
          </table:table-cell>
          <table:table-cell office:value-type="float" office:value="20.10558" calcext:value-type="float">
            <text:p>20.10558</text:p>
          </table:table-cell>
          <table:table-cell office:value-type="float" office:value="18.94222" calcext:value-type="float">
            <text:p>18.94222</text:p>
          </table:table-cell>
          <table:table-cell office:value-type="float" office:value="7.168434" calcext:value-type="float">
            <text:p>7.168434</text:p>
          </table:table-cell>
          <table:table-cell office:value-type="float" office:value="3.31715" calcext:value-type="float">
            <text:p>3.31715</text:p>
          </table:table-cell>
          <table:table-cell office:value-type="float" office:value="1.139743" calcext:value-type="float">
            <text:p>1.139743</text:p>
          </table:table-cell>
          <table:table-cell office:value-type="float" office:value="0.4649722" calcext:value-type="float">
            <text:p>0.4649722</text:p>
          </table:table-cell>
          <table:table-cell office:value-type="float" office:value="0.3602868" calcext:value-type="float">
            <text:p>0.3602868</text:p>
          </table:table-cell>
          <table:table-cell office:value-type="float" office:value="0" calcext:value-type="float">
            <text:p>0</text:p>
          </table:table-cell>
          <table:table-cell office:value-type="float" office:value="-414180.9" calcext:value-type="float">
            <text:p>-41418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681008" calcext:value-type="float">
            <text:p>-0.0016810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6.075904" calcext:value-type="float">
            <text:p>6.075904</text:p>
          </table:table-cell>
          <table:table-cell office:value-type="float" office:value="1077.917" calcext:value-type="float">
            <text:p>1077.917</text:p>
          </table:table-cell>
          <table:table-cell office:value-type="float" office:value="0" calcext:value-type="float">
            <text:p>0</text:p>
          </table:table-cell>
          <table:table-cell office:value-type="float" office:value="-15.20495" calcext:value-type="float">
            <text:p>-15.20495</text:p>
          </table:table-cell>
          <table:table-cell office:value-type="float" office:value="0.04833261" calcext:value-type="float">
            <text:p>0.04833261</text:p>
          </table:table-cell>
          <table:table-cell office:value-type="float" office:value="23.80262" calcext:value-type="float">
            <text:p>23.8026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185" calcext:value-type="float">
            <text:p>5.260185</text:p>
          </table:table-cell>
          <table:table-cell office:value-type="float" office:value="-0.003498074" calcext:value-type="float">
            <text:p>-0.003498074</text:p>
          </table:table-cell>
          <table:table-cell office:value-type="float" office:value="-0.02205411" calcext:value-type="float">
            <text:p>-0.02205411</text:p>
          </table:table-cell>
          <table:table-cell office:value-type="float" office:value="0.00002918607" calcext:value-type="float">
            <text:p>2.918607E-05</text:p>
          </table:table-cell>
          <table:table-cell office:value-type="float" office:value="7.869516" calcext:value-type="float">
            <text:p>7.869516</text:p>
          </table:table-cell>
          <table:table-cell office:value-type="float" office:value="0.5006729" calcext:value-type="float">
            <text:p>0.5006729</text:p>
          </table:table-cell>
          <table:table-cell office:value-type="float" office:value="0.05021032" calcext:value-type="float">
            <text:p>0.05021032</text:p>
          </table:table-cell>
          <table:table-cell office:value-type="float" office:value="0.05057947" calcext:value-type="float">
            <text:p>0.05057947</text:p>
          </table:table-cell>
          <table:table-cell office:value-type="float" office:value="0.03066077" calcext:value-type="float">
            <text:p>0.03066077</text:p>
          </table:table-cell>
          <table:table-cell office:value-type="float" office:value="0.02812728" calcext:value-type="float">
            <text:p>0.02812728</text:p>
          </table:table-cell>
          <table:table-cell office:value-type="float" office:value="0.010458" calcext:value-type="float">
            <text:p>0.010458</text:p>
          </table:table-cell>
          <table:table-cell office:value-type="float" office:value="0.005887422" calcext:value-type="float">
            <text:p>0.005887422</text:p>
          </table:table-cell>
          <table:table-cell office:value-type="float" office:value="0.01921622" calcext:value-type="float">
            <text:p>0.01921622</text:p>
          </table:table-cell>
          <table:table-cell office:value-type="float" office:value="0.01782964" calcext:value-type="float">
            <text:p>0.01782964</text:p>
          </table:table-cell>
          <table:table-cell office:value-type="float" office:value="0.01720042" calcext:value-type="float">
            <text:p>0.01720042</text:p>
          </table:table-cell>
          <table:table-cell office:value-type="float" office:value="0.01587545" calcext:value-type="float">
            <text:p>0.01587545</text:p>
          </table:table-cell>
          <table:table-cell office:value-type="float" office:value="0.01711247" calcext:value-type="float">
            <text:p>0.01711247</text:p>
          </table:table-cell>
          <table:table-cell office:value-type="float" office:value="0.005128692" calcext:value-type="float">
            <text:p>0.005128692</text:p>
          </table:table-cell>
          <table:table-cell office:value-type="float" office:value="0.003968749" calcext:value-type="float">
            <text:p>0.003968749</text:p>
          </table:table-cell>
          <table:table-cell office:value-type="float" office:value="0" calcext:value-type="float">
            <text:p>0</text:p>
          </table:table-cell>
          <table:table-cell office:value-type="float" office:value="0.3204554" calcext:value-type="float">
            <text:p>0.3204554</text:p>
          </table:table-cell>
          <table:table-cell office:value-type="float" office:value="0.01122728" calcext:value-type="float">
            <text:p>0.01122728</text:p>
          </table:table-cell>
          <table:table-cell office:value-type="float" office:value="0.01095088" calcext:value-type="float">
            <text:p>0.01095088</text:p>
          </table:table-cell>
          <table:table-cell office:value-type="float" office:value="0.01216554" calcext:value-type="float">
            <text:p>0.01216554</text:p>
          </table:table-cell>
          <table:table-cell office:value-type="float" office:value="0.0134055" calcext:value-type="float">
            <text:p>0.0134055</text:p>
          </table:table-cell>
          <table:table-cell office:value-type="float" office:value="1.99158" calcext:value-type="float">
            <text:p>1.99158</text:p>
          </table:table-cell>
          <table:table-cell office:value-type="float" office:value="6.574934" calcext:value-type="float">
            <text:p>6.574934</text:p>
          </table:table-cell>
          <table:table-cell office:value-type="float" office:value="19.90124" calcext:value-type="float">
            <text:p>19.90124</text:p>
          </table:table-cell>
          <table:table-cell office:value-type="float" office:value="18.83974" calcext:value-type="float">
            <text:p>18.83974</text:p>
          </table:table-cell>
          <table:table-cell office:value-type="float" office:value="7.103335" calcext:value-type="float">
            <text:p>7.103335</text:p>
          </table:table-cell>
          <table:table-cell office:value-type="float" office:value="3.263869" calcext:value-type="float">
            <text:p>3.263869</text:p>
          </table:table-cell>
          <table:table-cell office:value-type="float" office:value="1.135664" calcext:value-type="float">
            <text:p>1.135664</text:p>
          </table:table-cell>
          <table:table-cell office:value-type="float" office:value="0.4648989" calcext:value-type="float">
            <text:p>0.4648989</text:p>
          </table:table-cell>
          <table:table-cell office:value-type="float" office:value="0.360319" calcext:value-type="float">
            <text:p>0.360319</text:p>
          </table:table-cell>
          <table:table-cell office:value-type="float" office:value="0" calcext:value-type="float">
            <text:p>0</text:p>
          </table:table-cell>
          <table:table-cell office:value-type="float" office:value="-42438.45" calcext:value-type="float">
            <text:p>-4243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10294" calcext:value-type="float">
            <text:p>-0.0017102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6.10378" calcext:value-type="float">
            <text:p>6.10378</text:p>
          </table:table-cell>
          <table:table-cell office:value-type="float" office:value="1077.864" calcext:value-type="float">
            <text:p>1077.864</text:p>
          </table:table-cell>
          <table:table-cell office:value-type="float" office:value="0" calcext:value-type="float">
            <text:p>0</text:p>
          </table:table-cell>
          <table:table-cell office:value-type="float" office:value="-15.73187" calcext:value-type="float">
            <text:p>-15.73187</text:p>
          </table:table-cell>
          <table:table-cell office:value-type="float" office:value="0.04929608" calcext:value-type="float">
            <text:p>0.04929608</text:p>
          </table:table-cell>
          <table:table-cell office:value-type="float" office:value="23.46316" calcext:value-type="float">
            <text:p>23.4631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139" calcext:value-type="float">
            <text:p>5.260139</text:p>
          </table:table-cell>
          <table:table-cell office:value-type="float" office:value="-0.003491772" calcext:value-type="float">
            <text:p>-0.003491772</text:p>
          </table:table-cell>
          <table:table-cell office:value-type="float" office:value="-0.02202467" calcext:value-type="float">
            <text:p>-0.02202467</text:p>
          </table:table-cell>
          <table:table-cell office:value-type="float" office:value="0.0000303618" calcext:value-type="float">
            <text:p>3.03618E-05</text:p>
          </table:table-cell>
          <table:table-cell office:value-type="float" office:value="7.825191" calcext:value-type="float">
            <text:p>7.825191</text:p>
          </table:table-cell>
          <table:table-cell office:value-type="float" office:value="0.5423587" calcext:value-type="float">
            <text:p>0.5423587</text:p>
          </table:table-cell>
          <table:table-cell office:value-type="float" office:value="0.05476293" calcext:value-type="float">
            <text:p>0.05476293</text:p>
          </table:table-cell>
          <table:table-cell office:value-type="float" office:value="0.05448512" calcext:value-type="float">
            <text:p>0.05448512</text:p>
          </table:table-cell>
          <table:table-cell office:value-type="float" office:value="0.03272226" calcext:value-type="float">
            <text:p>0.03272226</text:p>
          </table:table-cell>
          <table:table-cell office:value-type="float" office:value="0.02990247" calcext:value-type="float">
            <text:p>0.02990247</text:p>
          </table:table-cell>
          <table:table-cell office:value-type="float" office:value="0.0107185" calcext:value-type="float">
            <text:p>0.0107185</text:p>
          </table:table-cell>
          <table:table-cell office:value-type="float" office:value="0.006000884" calcext:value-type="float">
            <text:p>0.006000884</text:p>
          </table:table-cell>
          <table:table-cell office:value-type="float" office:value="0.01911892" calcext:value-type="float">
            <text:p>0.01911892</text:p>
          </table:table-cell>
          <table:table-cell office:value-type="float" office:value="0.01780481" calcext:value-type="float">
            <text:p>0.01780481</text:p>
          </table:table-cell>
          <table:table-cell office:value-type="float" office:value="0.01728407" calcext:value-type="float">
            <text:p>0.01728407</text:p>
          </table:table-cell>
          <table:table-cell office:value-type="float" office:value="0.0157909" calcext:value-type="float">
            <text:p>0.0157909</text:p>
          </table:table-cell>
          <table:table-cell office:value-type="float" office:value="0.01705433" calcext:value-type="float">
            <text:p>0.01705433</text:p>
          </table:table-cell>
          <table:table-cell office:value-type="float" office:value="0.005125413" calcext:value-type="float">
            <text:p>0.005125413</text:p>
          </table:table-cell>
          <table:table-cell office:value-type="float" office:value="0.003967377" calcext:value-type="float">
            <text:p>0.003967377</text:p>
          </table:table-cell>
          <table:table-cell office:value-type="float" office:value="0" calcext:value-type="float">
            <text:p>0</text:p>
          </table:table-cell>
          <table:table-cell office:value-type="float" office:value="0.2704877" calcext:value-type="float">
            <text:p>0.2704877</text:p>
          </table:table-cell>
          <table:table-cell office:value-type="float" office:value="0.01131086" calcext:value-type="float">
            <text:p>0.01131086</text:p>
          </table:table-cell>
          <table:table-cell office:value-type="float" office:value="0.01097251" calcext:value-type="float">
            <text:p>0.01097251</text:p>
          </table:table-cell>
          <table:table-cell office:value-type="float" office:value="0.01209121" calcext:value-type="float">
            <text:p>0.01209121</text:p>
          </table:table-cell>
          <table:table-cell office:value-type="float" office:value="0.01290825" calcext:value-type="float">
            <text:p>0.01290825</text:p>
          </table:table-cell>
          <table:table-cell office:value-type="float" office:value="1.339214" calcext:value-type="float">
            <text:p>1.339214</text:p>
          </table:table-cell>
          <table:table-cell office:value-type="float" office:value="5.904102" calcext:value-type="float">
            <text:p>5.904102</text:p>
          </table:table-cell>
          <table:table-cell office:value-type="float" office:value="19.69979" calcext:value-type="float">
            <text:p>19.69979</text:p>
          </table:table-cell>
          <table:table-cell office:value-type="float" office:value="18.74262" calcext:value-type="float">
            <text:p>18.74262</text:p>
          </table:table-cell>
          <table:table-cell office:value-type="float" office:value="7.044165" calcext:value-type="float">
            <text:p>7.044165</text:p>
          </table:table-cell>
          <table:table-cell office:value-type="float" office:value="3.204438" calcext:value-type="float">
            <text:p>3.204438</text:p>
          </table:table-cell>
          <table:table-cell office:value-type="float" office:value="1.129869" calcext:value-type="float">
            <text:p>1.129869</text:p>
          </table:table-cell>
          <table:table-cell office:value-type="float" office:value="0.4648122" calcext:value-type="float">
            <text:p>0.4648122</text:p>
          </table:table-cell>
          <table:table-cell office:value-type="float" office:value="0.3603513" calcext:value-type="float">
            <text:p>0.3603513</text:p>
          </table:table-cell>
          <table:table-cell office:value-type="float" office:value="0" calcext:value-type="float">
            <text:p>0</text:p>
          </table:table-cell>
          <table:table-cell office:value-type="float" office:value="-9022.743" calcext:value-type="float">
            <text:p>-9022.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41045" calcext:value-type="float">
            <text:p>-0.0017410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6.123723" calcext:value-type="float">
            <text:p>6.123723</text:p>
          </table:table-cell>
          <table:table-cell office:value-type="float" office:value="1077.821" calcext:value-type="float">
            <text:p>1077.821</text:p>
          </table:table-cell>
          <table:table-cell office:value-type="float" office:value="0" calcext:value-type="float">
            <text:p>0</text:p>
          </table:table-cell>
          <table:table-cell office:value-type="float" office:value="-16.24998" calcext:value-type="float">
            <text:p>-16.24998</text:p>
          </table:table-cell>
          <table:table-cell office:value-type="float" office:value="0.04620428" calcext:value-type="float">
            <text:p>0.04620428</text:p>
          </table:table-cell>
          <table:table-cell office:value-type="float" office:value="23.12868" calcext:value-type="float">
            <text:p>23.12868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094" calcext:value-type="float">
            <text:p>5.260094</text:p>
          </table:table-cell>
          <table:table-cell office:value-type="float" office:value="-0.003657198" calcext:value-type="float">
            <text:p>-0.003657198</text:p>
          </table:table-cell>
          <table:table-cell office:value-type="float" office:value="-0.02200981" calcext:value-type="float">
            <text:p>-0.02200981</text:p>
          </table:table-cell>
          <table:table-cell office:value-type="float" office:value="0.00003149773" calcext:value-type="float">
            <text:p>3.149773E-05</text:p>
          </table:table-cell>
          <table:table-cell office:value-type="float" office:value="7.812036" calcext:value-type="float">
            <text:p>7.812036</text:p>
          </table:table-cell>
          <table:table-cell office:value-type="float" office:value="0.3073232" calcext:value-type="float">
            <text:p>0.3073232</text:p>
          </table:table-cell>
          <table:table-cell office:value-type="float" office:value="0.04894387" calcext:value-type="float">
            <text:p>0.04894387</text:p>
          </table:table-cell>
          <table:table-cell office:value-type="float" office:value="0.0496032" calcext:value-type="float">
            <text:p>0.0496032</text:p>
          </table:table-cell>
          <table:table-cell office:value-type="float" office:value="0.03060291" calcext:value-type="float">
            <text:p>0.03060291</text:p>
          </table:table-cell>
          <table:table-cell office:value-type="float" office:value="0.02853964" calcext:value-type="float">
            <text:p>0.02853964</text:p>
          </table:table-cell>
          <table:table-cell office:value-type="float" office:value="0.01054664" calcext:value-type="float">
            <text:p>0.01054664</text:p>
          </table:table-cell>
          <table:table-cell office:value-type="float" office:value="0.005977761" calcext:value-type="float">
            <text:p>0.005977761</text:p>
          </table:table-cell>
          <table:table-cell office:value-type="float" office:value="0.01902598" calcext:value-type="float">
            <text:p>0.01902598</text:p>
          </table:table-cell>
          <table:table-cell office:value-type="float" office:value="0.01778306" calcext:value-type="float">
            <text:p>0.01778306</text:p>
          </table:table-cell>
          <table:table-cell office:value-type="float" office:value="0.01735744" calcext:value-type="float">
            <text:p>0.01735744</text:p>
          </table:table-cell>
          <table:table-cell office:value-type="float" office:value="0.01571006" calcext:value-type="float">
            <text:p>0.01571006</text:p>
          </table:table-cell>
          <table:table-cell office:value-type="float" office:value="0.01699414" calcext:value-type="float">
            <text:p>0.01699414</text:p>
          </table:table-cell>
          <table:table-cell office:value-type="float" office:value="0.005122048" calcext:value-type="float">
            <text:p>0.005122048</text:p>
          </table:table-cell>
          <table:table-cell office:value-type="float" office:value="0.003966005" calcext:value-type="float">
            <text:p>0.003966005</text:p>
          </table:table-cell>
          <table:table-cell office:value-type="float" office:value="0" calcext:value-type="float">
            <text:p>0</text:p>
          </table:table-cell>
          <table:table-cell office:value-type="float" office:value="0.2089509" calcext:value-type="float">
            <text:p>0.2089509</text:p>
          </table:table-cell>
          <table:table-cell office:value-type="float" office:value="0.01085298" calcext:value-type="float">
            <text:p>0.01085298</text:p>
          </table:table-cell>
          <table:table-cell office:value-type="float" office:value="0.01042651" calcext:value-type="float">
            <text:p>0.01042651</text:p>
          </table:table-cell>
          <table:table-cell office:value-type="float" office:value="0.01183047" calcext:value-type="float">
            <text:p>0.01183047</text:p>
          </table:table-cell>
          <table:table-cell office:value-type="float" office:value="0.01236366" calcext:value-type="float">
            <text:p>0.01236366</text:p>
          </table:table-cell>
          <table:table-cell office:value-type="float" office:value="0.7164583" calcext:value-type="float">
            <text:p>0.7164583</text:p>
          </table:table-cell>
          <table:table-cell office:value-type="float" office:value="5.229514" calcext:value-type="float">
            <text:p>5.229514</text:p>
          </table:table-cell>
          <table:table-cell office:value-type="float" office:value="19.50013" calcext:value-type="float">
            <text:p>19.50013</text:p>
          </table:table-cell>
          <table:table-cell office:value-type="float" office:value="18.64815" calcext:value-type="float">
            <text:p>18.64815</text:p>
          </table:table-cell>
          <table:table-cell office:value-type="float" office:value="6.987599" calcext:value-type="float">
            <text:p>6.987599</text:p>
          </table:table-cell>
          <table:table-cell office:value-type="float" office:value="3.143496" calcext:value-type="float">
            <text:p>3.143496</text:p>
          </table:table-cell>
          <table:table-cell office:value-type="float" office:value="1.121675" calcext:value-type="float">
            <text:p>1.121675</text:p>
          </table:table-cell>
          <table:table-cell office:value-type="float" office:value="0.464703" calcext:value-type="float">
            <text:p>0.464703</text:p>
          </table:table-cell>
          <table:table-cell office:value-type="float" office:value="0.3603836" calcext:value-type="float">
            <text:p>0.3603836</text:p>
          </table:table-cell>
          <table:table-cell office:value-type="float" office:value="0" calcext:value-type="float">
            <text:p>0</text:p>
          </table:table-cell>
          <table:table-cell office:value-type="float" office:value="-6216.714" calcext:value-type="float">
            <text:p>-6216.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955024" calcext:value-type="float">
            <text:p>-0.0019550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6.129482" calcext:value-type="float">
            <text:p>6.129482</text:p>
          </table:table-cell>
          <table:table-cell office:value-type="float" office:value="1077.778" calcext:value-type="float">
            <text:p>1077.778</text:p>
          </table:table-cell>
          <table:table-cell office:value-type="float" office:value="0" calcext:value-type="float">
            <text:p>0</text:p>
          </table:table-cell>
          <table:table-cell office:value-type="float" office:value="-16.75493" calcext:value-type="float">
            <text:p>-16.75493</text:p>
          </table:table-cell>
          <table:table-cell office:value-type="float" office:value="0.04616827" calcext:value-type="float">
            <text:p>0.04616827</text:p>
          </table:table-cell>
          <table:table-cell office:value-type="float" office:value="22.81646" calcext:value-type="float">
            <text:p>22.81646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60048" calcext:value-type="float">
            <text:p>5.260048</text:p>
          </table:table-cell>
          <table:table-cell office:value-type="float" office:value="-0.003808749" calcext:value-type="float">
            <text:p>-0.003808749</text:p>
          </table:table-cell>
          <table:table-cell office:value-type="float" office:value="-0.02197977" calcext:value-type="float">
            <text:p>-0.02197977</text:p>
          </table:table-cell>
          <table:table-cell office:value-type="float" office:value="0.00003276868" calcext:value-type="float">
            <text:p>3.276868E-05</text:p>
          </table:table-cell>
          <table:table-cell office:value-type="float" office:value="7.789444" calcext:value-type="float">
            <text:p>7.789444</text:p>
          </table:table-cell>
          <table:table-cell office:value-type="float" office:value="0.3289614" calcext:value-type="float">
            <text:p>0.3289614</text:p>
          </table:table-cell>
          <table:table-cell office:value-type="float" office:value="0.04788829" calcext:value-type="float">
            <text:p>0.04788829</text:p>
          </table:table-cell>
          <table:table-cell office:value-type="float" office:value="0.04846047" calcext:value-type="float">
            <text:p>0.04846047</text:p>
          </table:table-cell>
          <table:table-cell office:value-type="float" office:value="0.02992129" calcext:value-type="float">
            <text:p>0.02992129</text:p>
          </table:table-cell>
          <table:table-cell office:value-type="float" office:value="0.0279349" calcext:value-type="float">
            <text:p>0.0279349</text:p>
          </table:table-cell>
          <table:table-cell office:value-type="float" office:value="0.01033048" calcext:value-type="float">
            <text:p>0.01033048</text:p>
          </table:table-cell>
          <table:table-cell office:value-type="float" office:value="0.005926372" calcext:value-type="float">
            <text:p>0.005926372</text:p>
          </table:table-cell>
          <table:table-cell office:value-type="float" office:value="0.01893283" calcext:value-type="float">
            <text:p>0.01893283</text:p>
          </table:table-cell>
          <table:table-cell office:value-type="float" office:value="0.01775869" calcext:value-type="float">
            <text:p>0.01775869</text:p>
          </table:table-cell>
          <table:table-cell office:value-type="float" office:value="0.01742332" calcext:value-type="float">
            <text:p>0.01742332</text:p>
          </table:table-cell>
          <table:table-cell office:value-type="float" office:value="0.01563248" calcext:value-type="float">
            <text:p>0.01563248</text:p>
          </table:table-cell>
          <table:table-cell office:value-type="float" office:value="0.01693335" calcext:value-type="float">
            <text:p>0.01693335</text:p>
          </table:table-cell>
          <table:table-cell office:value-type="float" office:value="0.005118581" calcext:value-type="float">
            <text:p>0.005118581</text:p>
          </table:table-cell>
          <table:table-cell office:value-type="float" office:value="0.003964628" calcext:value-type="float">
            <text:p>0.003964628</text:p>
          </table:table-cell>
          <table:table-cell office:value-type="float" office:value="0" calcext:value-type="float">
            <text:p>0</text:p>
          </table:table-cell>
          <table:table-cell office:value-type="float" office:value="0.08775356" calcext:value-type="float">
            <text:p>0.08775356</text:p>
          </table:table-cell>
          <table:table-cell office:value-type="float" office:value="0.01048861" calcext:value-type="float">
            <text:p>0.01048861</text:p>
          </table:table-cell>
          <table:table-cell office:value-type="float" office:value="0.01034655" calcext:value-type="float">
            <text:p>0.01034655</text:p>
          </table:table-cell>
          <table:table-cell office:value-type="float" office:value="0.01174264" calcext:value-type="float">
            <text:p>0.01174264</text:p>
          </table:table-cell>
          <table:table-cell office:value-type="float" office:value="0.01203903" calcext:value-type="float">
            <text:p>0.01203903</text:p>
          </table:table-cell>
          <table:table-cell office:value-type="float" office:value="0.2484302" calcext:value-type="float">
            <text:p>0.2484302</text:p>
          </table:table-cell>
          <table:table-cell office:value-type="float" office:value="4.587796" calcext:value-type="float">
            <text:p>4.587796</text:p>
          </table:table-cell>
          <table:table-cell office:value-type="float" office:value="19.2968" calcext:value-type="float">
            <text:p>19.2968</text:p>
          </table:table-cell>
          <table:table-cell office:value-type="float" office:value="18.55381" calcext:value-type="float">
            <text:p>18.55381</text:p>
          </table:table-cell>
          <table:table-cell office:value-type="float" office:value="6.932615" calcext:value-type="float">
            <text:p>6.932615</text:p>
          </table:table-cell>
          <table:table-cell office:value-type="float" office:value="3.079785" calcext:value-type="float">
            <text:p>3.079785</text:p>
          </table:table-cell>
          <table:table-cell office:value-type="float" office:value="1.112806" calcext:value-type="float">
            <text:p>1.112806</text:p>
          </table:table-cell>
          <table:table-cell office:value-type="float" office:value="0.4645627" calcext:value-type="float">
            <text:p>0.4645627</text:p>
          </table:table-cell>
          <table:table-cell office:value-type="float" office:value="0.3604158" calcext:value-type="float">
            <text:p>0.3604158</text:p>
          </table:table-cell>
          <table:table-cell office:value-type="float" office:value="0" calcext:value-type="float">
            <text:p>0</text:p>
          </table:table-cell>
          <table:table-cell office:value-type="float" office:value="-6213.097" calcext:value-type="float">
            <text:p>-6213.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105814" calcext:value-type="float">
            <text:p>-0.0021058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6.134825" calcext:value-type="float">
            <text:p>6.134825</text:p>
          </table:table-cell>
          <table:table-cell office:value-type="float" office:value="1077.734" calcext:value-type="float">
            <text:p>1077.734</text:p>
          </table:table-cell>
          <table:table-cell office:value-type="float" office:value="0" calcext:value-type="float">
            <text:p>0</text:p>
          </table:table-cell>
          <table:table-cell office:value-type="float" office:value="-17.22246" calcext:value-type="float">
            <text:p>-17.22246</text:p>
          </table:table-cell>
          <table:table-cell office:value-type="float" office:value="0.04620738" calcext:value-type="float">
            <text:p>0.04620738</text:p>
          </table:table-cell>
          <table:table-cell office:value-type="float" office:value="22.54085" calcext:value-type="float">
            <text:p>22.5408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977" calcext:value-type="float">
            <text:p>5.259977</text:p>
          </table:table-cell>
          <table:table-cell office:value-type="float" office:value="-0.003802516" calcext:value-type="float">
            <text:p>-0.003802516</text:p>
          </table:table-cell>
          <table:table-cell office:value-type="float" office:value="-0.02194851" calcext:value-type="float">
            <text:p>-0.02194851</text:p>
          </table:table-cell>
          <table:table-cell office:value-type="float" office:value="0.00003402251" calcext:value-type="float">
            <text:p>3.402251E-05</text:p>
          </table:table-cell>
          <table:table-cell office:value-type="float" office:value="7.76271" calcext:value-type="float">
            <text:p>7.76271</text:p>
          </table:table-cell>
          <table:table-cell office:value-type="float" office:value="0.35065" calcext:value-type="float">
            <text:p>0.35065</text:p>
          </table:table-cell>
          <table:table-cell office:value-type="float" office:value="0.04725072" calcext:value-type="float">
            <text:p>0.04725072</text:p>
          </table:table-cell>
          <table:table-cell office:value-type="float" office:value="0.04782387" calcext:value-type="float">
            <text:p>0.04782387</text:p>
          </table:table-cell>
          <table:table-cell office:value-type="float" office:value="0.02964806" calcext:value-type="float">
            <text:p>0.02964806</text:p>
          </table:table-cell>
          <table:table-cell office:value-type="float" office:value="0.02775758" calcext:value-type="float">
            <text:p>0.02775758</text:p>
          </table:table-cell>
          <table:table-cell office:value-type="float" office:value="0.01011821" calcext:value-type="float">
            <text:p>0.01011821</text:p>
          </table:table-cell>
          <table:table-cell office:value-type="float" office:value="0.005901095" calcext:value-type="float">
            <text:p>0.005901095</text:p>
          </table:table-cell>
          <table:table-cell office:value-type="float" office:value="0.01883596" calcext:value-type="float">
            <text:p>0.01883596</text:p>
          </table:table-cell>
          <table:table-cell office:value-type="float" office:value="0.01773383" calcext:value-type="float">
            <text:p>0.01773383</text:p>
          </table:table-cell>
          <table:table-cell office:value-type="float" office:value="0.01748462" calcext:value-type="float">
            <text:p>0.01748462</text:p>
          </table:table-cell>
          <table:table-cell office:value-type="float" office:value="0.01555957" calcext:value-type="float">
            <text:p>0.01555957</text:p>
          </table:table-cell>
          <table:table-cell office:value-type="float" office:value="0.01687256" calcext:value-type="float">
            <text:p>0.01687256</text:p>
          </table:table-cell>
          <table:table-cell office:value-type="float" office:value="0.005115007" calcext:value-type="float">
            <text:p>0.005115007</text:p>
          </table:table-cell>
          <table:table-cell office:value-type="float" office:value="0.003963229" calcext:value-type="float">
            <text:p>0.003963229</text:p>
          </table:table-cell>
          <table:table-cell office:value-type="float" office:value="0" calcext:value-type="float">
            <text:p>0</text:p>
          </table:table-cell>
          <table:table-cell office:value-type="float" office:value="0.07341516" calcext:value-type="float">
            <text:p>0.07341516</text:p>
          </table:table-cell>
          <table:table-cell office:value-type="float" office:value="0.0104171" calcext:value-type="float">
            <text:p>0.0104171</text:p>
          </table:table-cell>
          <table:table-cell office:value-type="float" office:value="0.01025081" calcext:value-type="float">
            <text:p>0.01025081</text:p>
          </table:table-cell>
          <table:table-cell office:value-type="float" office:value="0.01160153" calcext:value-type="float">
            <text:p>0.01160153</text:p>
          </table:table-cell>
          <table:table-cell office:value-type="float" office:value="0.01181766" calcext:value-type="float">
            <text:p>0.01181766</text:p>
          </table:table-cell>
          <table:table-cell office:value-type="float" office:value="0.0447675" calcext:value-type="float">
            <text:p>0.0447675</text:p>
          </table:table-cell>
          <table:table-cell office:value-type="float" office:value="3.935075" calcext:value-type="float">
            <text:p>3.935075</text:p>
          </table:table-cell>
          <table:table-cell office:value-type="float" office:value="19.09123" calcext:value-type="float">
            <text:p>19.09123</text:p>
          </table:table-cell>
          <table:table-cell office:value-type="float" office:value="18.46093" calcext:value-type="float">
            <text:p>18.46093</text:p>
          </table:table-cell>
          <table:table-cell office:value-type="float" office:value="6.878024" calcext:value-type="float">
            <text:p>6.878024</text:p>
          </table:table-cell>
          <table:table-cell office:value-type="float" office:value="3.016752" calcext:value-type="float">
            <text:p>3.016752</text:p>
          </table:table-cell>
          <table:table-cell office:value-type="float" office:value="1.103719" calcext:value-type="float">
            <text:p>1.103719</text:p>
          </table:table-cell>
          <table:table-cell office:value-type="float" office:value="0.4643878" calcext:value-type="float">
            <text:p>0.4643878</text:p>
          </table:table-cell>
          <table:table-cell office:value-type="float" office:value="0.360448" calcext:value-type="float">
            <text:p>0.360448</text:p>
          </table:table-cell>
          <table:table-cell office:value-type="float" office:value="0" calcext:value-type="float">
            <text:p>0</text:p>
          </table:table-cell>
          <table:table-cell office:value-type="float" office:value="-6210.125" calcext:value-type="float">
            <text:p>-6210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135641" calcext:value-type="float">
            <text:p>-0.0021356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6.140873" calcext:value-type="float">
            <text:p>6.140873</text:p>
          </table:table-cell>
          <table:table-cell office:value-type="float" office:value="1077.692" calcext:value-type="float">
            <text:p>1077.692</text:p>
          </table:table-cell>
          <table:table-cell office:value-type="float" office:value="0" calcext:value-type="float">
            <text:p>0</text:p>
          </table:table-cell>
          <table:table-cell office:value-type="float" office:value="-17.66709" calcext:value-type="float">
            <text:p>-17.66709</text:p>
          </table:table-cell>
          <table:table-cell office:value-type="float" office:value="0.04550643" calcext:value-type="float">
            <text:p>0.04550643</text:p>
          </table:table-cell>
          <table:table-cell office:value-type="float" office:value="22.28523" calcext:value-type="float">
            <text:p>22.2852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885" calcext:value-type="float">
            <text:p>5.259885</text:p>
          </table:table-cell>
          <table:table-cell office:value-type="float" office:value="-0.003790313" calcext:value-type="float">
            <text:p>-0.003790313</text:p>
          </table:table-cell>
          <table:table-cell office:value-type="float" office:value="-0.02191737" calcext:value-type="float">
            <text:p>-0.02191737</text:p>
          </table:table-cell>
          <table:table-cell office:value-type="float" office:value="0.00003536122" calcext:value-type="float">
            <text:p>3.536122E-05</text:p>
          </table:table-cell>
          <table:table-cell office:value-type="float" office:value="7.741278" calcext:value-type="float">
            <text:p>7.741278</text:p>
          </table:table-cell>
          <table:table-cell office:value-type="float" office:value="0.3277069" calcext:value-type="float">
            <text:p>0.3277069</text:p>
          </table:table-cell>
          <table:table-cell office:value-type="float" office:value="0.04454168" calcext:value-type="float">
            <text:p>0.04454168</text:p>
          </table:table-cell>
          <table:table-cell office:value-type="float" office:value="0.04530843" calcext:value-type="float">
            <text:p>0.04530843</text:p>
          </table:table-cell>
          <table:table-cell office:value-type="float" office:value="0.02838141" calcext:value-type="float">
            <text:p>0.02838141</text:p>
          </table:table-cell>
          <table:table-cell office:value-type="float" office:value="0.02678568" calcext:value-type="float">
            <text:p>0.02678568</text:p>
          </table:table-cell>
          <table:table-cell office:value-type="float" office:value="0.009740282" calcext:value-type="float">
            <text:p>0.009740282</text:p>
          </table:table-cell>
          <table:table-cell office:value-type="float" office:value="0.005836556" calcext:value-type="float">
            <text:p>0.005836556</text:p>
          </table:table-cell>
          <table:table-cell office:value-type="float" office:value="0.01873599" calcext:value-type="float">
            <text:p>0.01873599</text:p>
          </table:table-cell>
          <table:table-cell office:value-type="float" office:value="0.01770197" calcext:value-type="float">
            <text:p>0.01770197</text:p>
          </table:table-cell>
          <table:table-cell office:value-type="float" office:value="0.01753923" calcext:value-type="float">
            <text:p>0.01753923</text:p>
          </table:table-cell>
          <table:table-cell office:value-type="float" office:value="0.01548963" calcext:value-type="float">
            <text:p>0.01548963</text:p>
          </table:table-cell>
          <table:table-cell office:value-type="float" office:value="0.01681122" calcext:value-type="float">
            <text:p>0.01681122</text:p>
          </table:table-cell>
          <table:table-cell office:value-type="float" office:value="0.005111314" calcext:value-type="float">
            <text:p>0.005111314</text:p>
          </table:table-cell>
          <table:table-cell office:value-type="float" office:value="0.003961811" calcext:value-type="float">
            <text:p>0.003961811</text:p>
          </table:table-cell>
          <table:table-cell office:value-type="float" office:value="0" calcext:value-type="float">
            <text:p>0</text:p>
          </table:table-cell>
          <table:table-cell office:value-type="float" office:value="0.06906248" calcext:value-type="float">
            <text:p>0.06906248</text:p>
          </table:table-cell>
          <table:table-cell office:value-type="float" office:value="0.01027193" calcext:value-type="float">
            <text:p>0.01027193</text:p>
          </table:table-cell>
          <table:table-cell office:value-type="float" office:value="0.01010483" calcext:value-type="float">
            <text:p>0.01010483</text:p>
          </table:table-cell>
          <table:table-cell office:value-type="float" office:value="0.011548" calcext:value-type="float">
            <text:p>0.011548</text:p>
          </table:table-cell>
          <table:table-cell office:value-type="float" office:value="0.01173375" calcext:value-type="float">
            <text:p>0.01173375</text:p>
          </table:table-cell>
          <table:table-cell office:value-type="float" office:value="0.01161079" calcext:value-type="float">
            <text:p>0.01161079</text:p>
          </table:table-cell>
          <table:table-cell office:value-type="float" office:value="3.285668" calcext:value-type="float">
            <text:p>3.285668</text:p>
          </table:table-cell>
          <table:table-cell office:value-type="float" office:value="18.87784" calcext:value-type="float">
            <text:p>18.87784</text:p>
          </table:table-cell>
          <table:table-cell office:value-type="float" office:value="18.36716" calcext:value-type="float">
            <text:p>18.36716</text:p>
          </table:table-cell>
          <table:table-cell office:value-type="float" office:value="6.823775" calcext:value-type="float">
            <text:p>6.823775</text:p>
          </table:table-cell>
          <table:table-cell office:value-type="float" office:value="2.95332" calcext:value-type="float">
            <text:p>2.95332</text:p>
          </table:table-cell>
          <table:table-cell office:value-type="float" office:value="1.093445" calcext:value-type="float">
            <text:p>1.093445</text:p>
          </table:table-cell>
          <table:table-cell office:value-type="float" office:value="0.4641753" calcext:value-type="float">
            <text:p>0.4641753</text:p>
          </table:table-cell>
          <table:table-cell office:value-type="float" office:value="0.3604802" calcext:value-type="float">
            <text:p>0.3604802</text:p>
          </table:table-cell>
          <table:table-cell office:value-type="float" office:value="0" calcext:value-type="float">
            <text:p>0</text:p>
          </table:table-cell>
          <table:table-cell office:value-type="float" office:value="-6208.183" calcext:value-type="float">
            <text:p>-6208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164921" calcext:value-type="float">
            <text:p>-0.0021649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6.147182" calcext:value-type="float">
            <text:p>6.147182</text:p>
          </table:table-cell>
          <table:table-cell office:value-type="float" office:value="1077.654" calcext:value-type="float">
            <text:p>1077.654</text:p>
          </table:table-cell>
          <table:table-cell office:value-type="float" office:value="0" calcext:value-type="float">
            <text:p>0</text:p>
          </table:table-cell>
          <table:table-cell office:value-type="float" office:value="-18.11508" calcext:value-type="float">
            <text:p>-18.11508</text:p>
          </table:table-cell>
          <table:table-cell office:value-type="float" office:value="0.04474844" calcext:value-type="float">
            <text:p>0.04474844</text:p>
          </table:table-cell>
          <table:table-cell office:value-type="float" office:value="22.02905" calcext:value-type="float">
            <text:p>22.0290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94" calcext:value-type="float">
            <text:p>5.259794</text:p>
          </table:table-cell>
          <table:table-cell office:value-type="float" office:value="-0.003780619" calcext:value-type="float">
            <text:p>-0.003780619</text:p>
          </table:table-cell>
          <table:table-cell office:value-type="float" office:value="-0.02188602" calcext:value-type="float">
            <text:p>-0.02188602</text:p>
          </table:table-cell>
          <table:table-cell office:value-type="float" office:value="0.00003696803" calcext:value-type="float">
            <text:p>3.696803E-05</text:p>
          </table:table-cell>
          <table:table-cell office:value-type="float" office:value="7.723426" calcext:value-type="float">
            <text:p>7.723426</text:p>
          </table:table-cell>
          <table:table-cell office:value-type="float" office:value="0.2988924" calcext:value-type="float">
            <text:p>0.2988924</text:p>
          </table:table-cell>
          <table:table-cell office:value-type="float" office:value="0.04218075" calcext:value-type="float">
            <text:p>0.04218075</text:p>
          </table:table-cell>
          <table:table-cell office:value-type="float" office:value="0.04300707" calcext:value-type="float">
            <text:p>0.04300707</text:p>
          </table:table-cell>
          <table:table-cell office:value-type="float" office:value="0.02709174" calcext:value-type="float">
            <text:p>0.02709174</text:p>
          </table:table-cell>
          <table:table-cell office:value-type="float" office:value="0.02569874" calcext:value-type="float">
            <text:p>0.02569874</text:p>
          </table:table-cell>
          <table:table-cell office:value-type="float" office:value="0.009352534" calcext:value-type="float">
            <text:p>0.009352534</text:p>
          </table:table-cell>
          <table:table-cell office:value-type="float" office:value="0.005746625" calcext:value-type="float">
            <text:p>0.005746625</text:p>
          </table:table-cell>
          <table:table-cell office:value-type="float" office:value="0.01862692" calcext:value-type="float">
            <text:p>0.01862692</text:p>
          </table:table-cell>
          <table:table-cell office:value-type="float" office:value="0.01766089" calcext:value-type="float">
            <text:p>0.01766089</text:p>
          </table:table-cell>
          <table:table-cell office:value-type="float" office:value="0.01758469" calcext:value-type="float">
            <text:p>0.01758469</text:p>
          </table:table-cell>
          <table:table-cell office:value-type="float" office:value="0.01542103" calcext:value-type="float">
            <text:p>0.01542103</text:p>
          </table:table-cell>
          <table:table-cell office:value-type="float" office:value="0.01674942" calcext:value-type="float">
            <text:p>0.01674942</text:p>
          </table:table-cell>
          <table:table-cell office:value-type="float" office:value="0.005107529" calcext:value-type="float">
            <text:p>0.005107529</text:p>
          </table:table-cell>
          <table:table-cell office:value-type="float" office:value="0.003960397" calcext:value-type="float">
            <text:p>0.003960397</text:p>
          </table:table-cell>
          <table:table-cell office:value-type="float" office:value="0" calcext:value-type="float">
            <text:p>0</text:p>
          </table:table-cell>
          <table:table-cell office:value-type="float" office:value="0.06579611" calcext:value-type="float">
            <text:p>0.06579611</text:p>
          </table:table-cell>
          <table:table-cell office:value-type="float" office:value="0.01018544" calcext:value-type="float">
            <text:p>0.01018544</text:p>
          </table:table-cell>
          <table:table-cell office:value-type="float" office:value="0.01001328" calcext:value-type="float">
            <text:p>0.01001328</text:p>
          </table:table-cell>
          <table:table-cell office:value-type="float" office:value="0.01152334" calcext:value-type="float">
            <text:p>0.01152334</text:p>
          </table:table-cell>
          <table:table-cell office:value-type="float" office:value="0.01169221" calcext:value-type="float">
            <text:p>0.01169221</text:p>
          </table:table-cell>
          <table:table-cell office:value-type="float" office:value="0.01094869" calcext:value-type="float">
            <text:p>0.01094869</text:p>
          </table:table-cell>
          <table:table-cell office:value-type="float" office:value="2.658336" calcext:value-type="float">
            <text:p>2.658336</text:p>
          </table:table-cell>
          <table:table-cell office:value-type="float" office:value="18.65524" calcext:value-type="float">
            <text:p>18.65524</text:p>
          </table:table-cell>
          <table:table-cell office:value-type="float" office:value="18.27097" calcext:value-type="float">
            <text:p>18.27097</text:p>
          </table:table-cell>
          <table:table-cell office:value-type="float" office:value="6.766471" calcext:value-type="float">
            <text:p>6.766471</text:p>
          </table:table-cell>
          <table:table-cell office:value-type="float" office:value="2.889232" calcext:value-type="float">
            <text:p>2.889232</text:p>
          </table:table-cell>
          <table:table-cell office:value-type="float" office:value="1.081833" calcext:value-type="float">
            <text:p>1.081833</text:p>
          </table:table-cell>
          <table:table-cell office:value-type="float" office:value="0.4639422" calcext:value-type="float">
            <text:p>0.4639422</text:p>
          </table:table-cell>
          <table:table-cell office:value-type="float" office:value="0.3605125" calcext:value-type="float">
            <text:p>0.3605125</text:p>
          </table:table-cell>
          <table:table-cell office:value-type="float" office:value="0" calcext:value-type="float">
            <text:p>0</text:p>
          </table:table-cell>
          <table:table-cell office:value-type="float" office:value="-6206.747" calcext:value-type="float">
            <text:p>-6206.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192563" calcext:value-type="float">
            <text:p>-0.0021925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6.153298" calcext:value-type="float">
            <text:p>6.153298</text:p>
          </table:table-cell>
          <table:table-cell office:value-type="float" office:value="1077.617" calcext:value-type="float">
            <text:p>1077.617</text:p>
          </table:table-cell>
          <table:table-cell office:value-type="float" office:value="0" calcext:value-type="float">
            <text:p>0</text:p>
          </table:table-cell>
          <table:table-cell office:value-type="float" office:value="-18.57153" calcext:value-type="float">
            <text:p>-18.57153</text:p>
          </table:table-cell>
          <table:table-cell office:value-type="float" office:value="0.04457485" calcext:value-type="float">
            <text:p>0.04457485</text:p>
          </table:table-cell>
          <table:table-cell office:value-type="float" office:value="21.77031" calcext:value-type="float">
            <text:p>21.7703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771825" calcext:value-type="float">
            <text:p>-0.003771825</text:p>
          </table:table-cell>
          <table:table-cell office:value-type="float" office:value="-0.02185538" calcext:value-type="float">
            <text:p>-0.02185538</text:p>
          </table:table-cell>
          <table:table-cell office:value-type="float" office:value="0.00003877112" calcext:value-type="float">
            <text:p>3.877112E-05</text:p>
          </table:table-cell>
          <table:table-cell office:value-type="float" office:value="7.706107" calcext:value-type="float">
            <text:p>7.706107</text:p>
          </table:table-cell>
          <table:table-cell office:value-type="float" office:value="0.3084076" calcext:value-type="float">
            <text:p>0.3084076</text:p>
          </table:table-cell>
          <table:table-cell office:value-type="float" office:value="0.04146044" calcext:value-type="float">
            <text:p>0.04146044</text:p>
          </table:table-cell>
          <table:table-cell office:value-type="float" office:value="0.04212871" calcext:value-type="float">
            <text:p>0.04212871</text:p>
          </table:table-cell>
          <table:table-cell office:value-type="float" office:value="0.02649769" calcext:value-type="float">
            <text:p>0.02649769</text:p>
          </table:table-cell>
          <table:table-cell office:value-type="float" office:value="0.02512737" calcext:value-type="float">
            <text:p>0.02512737</text:p>
          </table:table-cell>
          <table:table-cell office:value-type="float" office:value="0.009062702" calcext:value-type="float">
            <text:p>0.009062702</text:p>
          </table:table-cell>
          <table:table-cell office:value-type="float" office:value="0.005669844" calcext:value-type="float">
            <text:p>0.005669844</text:p>
          </table:table-cell>
          <table:table-cell office:value-type="float" office:value="0.01851302" calcext:value-type="float">
            <text:p>0.01851302</text:p>
          </table:table-cell>
          <table:table-cell office:value-type="float" office:value="0.01761349" calcext:value-type="float">
            <text:p>0.01761349</text:p>
          </table:table-cell>
          <table:table-cell office:value-type="float" office:value="0.0176254" calcext:value-type="float">
            <text:p>0.0176254</text:p>
          </table:table-cell>
          <table:table-cell office:value-type="float" office:value="0.015355" calcext:value-type="float">
            <text:p>0.015355</text:p>
          </table:table-cell>
          <table:table-cell office:value-type="float" office:value="0.01668624" calcext:value-type="float">
            <text:p>0.01668624</text:p>
          </table:table-cell>
          <table:table-cell office:value-type="float" office:value="0.00510365" calcext:value-type="float">
            <text:p>0.00510365</text:p>
          </table:table-cell>
          <table:table-cell office:value-type="float" office:value="0.003958977" calcext:value-type="float">
            <text:p>0.003958977</text:p>
          </table:table-cell>
          <table:table-cell office:value-type="float" office:value="0" calcext:value-type="float">
            <text:p>0</text:p>
          </table:table-cell>
          <table:table-cell office:value-type="float" office:value="0.1103884" calcext:value-type="float">
            <text:p>0.1103884</text:p>
          </table:table-cell>
          <table:table-cell office:value-type="float" office:value="0.01011657" calcext:value-type="float">
            <text:p>0.01011657</text:p>
          </table:table-cell>
          <table:table-cell office:value-type="float" office:value="0.009926807" calcext:value-type="float">
            <text:p>0.009926807</text:p>
          </table:table-cell>
          <table:table-cell office:value-type="float" office:value="0.01141744" calcext:value-type="float">
            <text:p>0.01141744</text:p>
          </table:table-cell>
          <table:table-cell office:value-type="float" office:value="0.01157781" calcext:value-type="float">
            <text:p>0.01157781</text:p>
          </table:table-cell>
          <table:table-cell office:value-type="float" office:value="0.01053593" calcext:value-type="float">
            <text:p>0.01053593</text:p>
          </table:table-cell>
          <table:table-cell office:value-type="float" office:value="2.064271" calcext:value-type="float">
            <text:p>2.064271</text:p>
          </table:table-cell>
          <table:table-cell office:value-type="float" office:value="18.42318" calcext:value-type="float">
            <text:p>18.42318</text:p>
          </table:table-cell>
          <table:table-cell office:value-type="float" office:value="18.17212" calcext:value-type="float">
            <text:p>18.17212</text:p>
          </table:table-cell>
          <table:table-cell office:value-type="float" office:value="6.708077" calcext:value-type="float">
            <text:p>6.708077</text:p>
          </table:table-cell>
          <table:table-cell office:value-type="float" office:value="2.825694" calcext:value-type="float">
            <text:p>2.825694</text:p>
          </table:table-cell>
          <table:table-cell office:value-type="float" office:value="1.068063" calcext:value-type="float">
            <text:p>1.068063</text:p>
          </table:table-cell>
          <table:table-cell office:value-type="float" office:value="0.4635262" calcext:value-type="float">
            <text:p>0.4635262</text:p>
          </table:table-cell>
          <table:table-cell office:value-type="float" office:value="0.3605446" calcext:value-type="float">
            <text:p>0.3605446</text:p>
          </table:table-cell>
          <table:table-cell office:value-type="float" office:value="0" calcext:value-type="float">
            <text:p>0</text:p>
          </table:table-cell>
          <table:table-cell office:value-type="float" office:value="-6205.489" calcext:value-type="float">
            <text:p>-6205.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22061" calcext:value-type="float">
            <text:p>-0.002220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6.159375" calcext:value-type="float">
            <text:p>6.159375</text:p>
          </table:table-cell>
          <table:table-cell office:value-type="float" office:value="1077.585" calcext:value-type="float">
            <text:p>1077.585</text:p>
          </table:table-cell>
          <table:table-cell office:value-type="float" office:value="0" calcext:value-type="float">
            <text:p>0</text:p>
          </table:table-cell>
          <table:table-cell office:value-type="float" office:value="-19.0248" calcext:value-type="float">
            <text:p>-19.0248</text:p>
          </table:table-cell>
          <table:table-cell office:value-type="float" office:value="0.04276461" calcext:value-type="float">
            <text:p>0.04276461</text:p>
          </table:table-cell>
          <table:table-cell office:value-type="float" office:value="21.51792" calcext:value-type="float">
            <text:p>21.5179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78518" calcext:value-type="float">
            <text:p>-0.00378518</text:p>
          </table:table-cell>
          <table:table-cell office:value-type="float" office:value="-0.02184218" calcext:value-type="float">
            <text:p>-0.02184218</text:p>
          </table:table-cell>
          <table:table-cell office:value-type="float" office:value="0.00004077772" calcext:value-type="float">
            <text:p>4.077772E-05</text:p>
          </table:table-cell>
          <table:table-cell office:value-type="float" office:value="7.705163" calcext:value-type="float">
            <text:p>7.705163</text:p>
          </table:table-cell>
          <table:table-cell office:value-type="float" office:value="0.1920679" calcext:value-type="float">
            <text:p>0.1920679</text:p>
          </table:table-cell>
          <table:table-cell office:value-type="float" office:value="0.03790464" calcext:value-type="float">
            <text:p>0.03790464</text:p>
          </table:table-cell>
          <table:table-cell office:value-type="float" office:value="0.03872195" calcext:value-type="float">
            <text:p>0.03872195</text:p>
          </table:table-cell>
          <table:table-cell office:value-type="float" office:value="0.02463038" calcext:value-type="float">
            <text:p>0.02463038</text:p>
          </table:table-cell>
          <table:table-cell office:value-type="float" office:value="0.02356627" calcext:value-type="float">
            <text:p>0.02356627</text:p>
          </table:table-cell>
          <table:table-cell office:value-type="float" office:value="0.008671047" calcext:value-type="float">
            <text:p>0.008671047</text:p>
          </table:table-cell>
          <table:table-cell office:value-type="float" office:value="0.005556487" calcext:value-type="float">
            <text:p>0.005556487</text:p>
          </table:table-cell>
          <table:table-cell office:value-type="float" office:value="0.01839205" calcext:value-type="float">
            <text:p>0.01839205</text:p>
          </table:table-cell>
          <table:table-cell office:value-type="float" office:value="0.01756169" calcext:value-type="float">
            <text:p>0.01756169</text:p>
          </table:table-cell>
          <table:table-cell office:value-type="float" office:value="0.01766098" calcext:value-type="float">
            <text:p>0.01766098</text:p>
          </table:table-cell>
          <table:table-cell office:value-type="float" office:value="0.01529228" calcext:value-type="float">
            <text:p>0.01529228</text:p>
          </table:table-cell>
          <table:table-cell office:value-type="float" office:value="0.01662266" calcext:value-type="float">
            <text:p>0.01662266</text:p>
          </table:table-cell>
          <table:table-cell office:value-type="float" office:value="0.005099661" calcext:value-type="float">
            <text:p>0.005099661</text:p>
          </table:table-cell>
          <table:table-cell office:value-type="float" office:value="0.003957547" calcext:value-type="float">
            <text:p>0.003957547</text:p>
          </table:table-cell>
          <table:table-cell office:value-type="float" office:value="0" calcext:value-type="float">
            <text:p>0</text:p>
          </table:table-cell>
          <table:table-cell office:value-type="float" office:value="0.1163146" calcext:value-type="float">
            <text:p>0.1163146</text:p>
          </table:table-cell>
          <table:table-cell office:value-type="float" office:value="0.01052781" calcext:value-type="float">
            <text:p>0.01052781</text:p>
          </table:table-cell>
          <table:table-cell office:value-type="float" office:value="0.00993772" calcext:value-type="float">
            <text:p>0.00993772</text:p>
          </table:table-cell>
          <table:table-cell office:value-type="float" office:value="0.01155821" calcext:value-type="float">
            <text:p>0.01155821</text:p>
          </table:table-cell>
          <table:table-cell office:value-type="float" office:value="0.0116792" calcext:value-type="float">
            <text:p>0.0116792</text:p>
          </table:table-cell>
          <table:table-cell office:value-type="float" office:value="0.01011092" calcext:value-type="float">
            <text:p>0.01011092</text:p>
          </table:table-cell>
          <table:table-cell office:value-type="float" office:value="1.589572" calcext:value-type="float">
            <text:p>1.589572</text:p>
          </table:table-cell>
          <table:table-cell office:value-type="float" office:value="18.18444" calcext:value-type="float">
            <text:p>18.18444</text:p>
          </table:table-cell>
          <table:table-cell office:value-type="float" office:value="18.07139" calcext:value-type="float">
            <text:p>18.07139</text:p>
          </table:table-cell>
          <table:table-cell office:value-type="float" office:value="6.647003" calcext:value-type="float">
            <text:p>6.647003</text:p>
          </table:table-cell>
          <table:table-cell office:value-type="float" office:value="2.764383" calcext:value-type="float">
            <text:p>2.764383</text:p>
          </table:table-cell>
          <table:table-cell office:value-type="float" office:value="1.05184" calcext:value-type="float">
            <text:p>1.05184</text:p>
          </table:table-cell>
          <table:table-cell office:value-type="float" office:value="0.4630374" calcext:value-type="float">
            <text:p>0.4630374</text:p>
          </table:table-cell>
          <table:table-cell office:value-type="float" office:value="0.3605768" calcext:value-type="float">
            <text:p>0.3605768</text:p>
          </table:table-cell>
          <table:table-cell office:value-type="float" office:value="0" calcext:value-type="float">
            <text:p>0</text:p>
          </table:table-cell>
          <table:table-cell office:value-type="float" office:value="-6204.697" calcext:value-type="float">
            <text:p>-6204.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274817" calcext:value-type="float">
            <text:p>-0.0022748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6.165506" calcext:value-type="float">
            <text:p>6.165506</text:p>
          </table:table-cell>
          <table:table-cell office:value-type="float" office:value="1077.553" calcext:value-type="float">
            <text:p>1077.553</text:p>
          </table:table-cell>
          <table:table-cell office:value-type="float" office:value="0" calcext:value-type="float">
            <text:p>0</text:p>
          </table:table-cell>
          <table:table-cell office:value-type="float" office:value="-19.4904" calcext:value-type="float">
            <text:p>-19.4904</text:p>
          </table:table-cell>
          <table:table-cell office:value-type="float" office:value="0.04222829" calcext:value-type="float">
            <text:p>0.04222829</text:p>
          </table:table-cell>
          <table:table-cell office:value-type="float" office:value="21.25891" calcext:value-type="float">
            <text:p>21.25891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5" calcext:value-type="float">
            <text:p>0.003138145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855481" calcext:value-type="float">
            <text:p>-0.003855481</text:p>
          </table:table-cell>
          <table:table-cell office:value-type="float" office:value="-0.0218157" calcext:value-type="float">
            <text:p>-0.0218157</text:p>
          </table:table-cell>
          <table:table-cell office:value-type="float" office:value="0.00004314047" calcext:value-type="float">
            <text:p>4.314047E-05</text:p>
          </table:table-cell>
          <table:table-cell office:value-type="float" office:value="7.698488" calcext:value-type="float">
            <text:p>7.698488</text:p>
          </table:table-cell>
          <table:table-cell office:value-type="float" office:value="0.17015" calcext:value-type="float">
            <text:p>0.17015</text:p>
          </table:table-cell>
          <table:table-cell office:value-type="float" office:value="0.03708173" calcext:value-type="float">
            <text:p>0.03708173</text:p>
          </table:table-cell>
          <table:table-cell office:value-type="float" office:value="0.03761955" calcext:value-type="float">
            <text:p>0.03761955</text:p>
          </table:table-cell>
          <table:table-cell office:value-type="float" office:value="0.02381059" calcext:value-type="float">
            <text:p>0.02381059</text:p>
          </table:table-cell>
          <table:table-cell office:value-type="float" office:value="0.02272371" calcext:value-type="float">
            <text:p>0.02272371</text:p>
          </table:table-cell>
          <table:table-cell office:value-type="float" office:value="0.008403639" calcext:value-type="float">
            <text:p>0.008403639</text:p>
          </table:table-cell>
          <table:table-cell office:value-type="float" office:value="0.005459115" calcext:value-type="float">
            <text:p>0.005459115</text:p>
          </table:table-cell>
          <table:table-cell office:value-type="float" office:value="0.01827552" calcext:value-type="float">
            <text:p>0.01827552</text:p>
          </table:table-cell>
          <table:table-cell office:value-type="float" office:value="0.01750441" calcext:value-type="float">
            <text:p>0.01750441</text:p>
          </table:table-cell>
          <table:table-cell office:value-type="float" office:value="0.01769123" calcext:value-type="float">
            <text:p>0.01769123</text:p>
          </table:table-cell>
          <table:table-cell office:value-type="float" office:value="0.01523349" calcext:value-type="float">
            <text:p>0.01523349</text:p>
          </table:table-cell>
          <table:table-cell office:value-type="float" office:value="0.01655864" calcext:value-type="float">
            <text:p>0.01655864</text:p>
          </table:table-cell>
          <table:table-cell office:value-type="float" office:value="0.005095667" calcext:value-type="float">
            <text:p>0.005095667</text:p>
          </table:table-cell>
          <table:table-cell office:value-type="float" office:value="0.003956089" calcext:value-type="float">
            <text:p>0.003956089</text:p>
          </table:table-cell>
          <table:table-cell office:value-type="float" office:value="0" calcext:value-type="float">
            <text:p>0</text:p>
          </table:table-cell>
          <table:table-cell office:value-type="float" office:value="0.05040713" calcext:value-type="float">
            <text:p>0.05040713</text:p>
          </table:table-cell>
          <table:table-cell office:value-type="float" office:value="0.009934732" calcext:value-type="float">
            <text:p>0.009934732</text:p>
          </table:table-cell>
          <table:table-cell office:value-type="float" office:value="0.009819154" calcext:value-type="float">
            <text:p>0.009819154</text:p>
          </table:table-cell>
          <table:table-cell office:value-type="float" office:value="0.01152561" calcext:value-type="float">
            <text:p>0.01152561</text:p>
          </table:table-cell>
          <table:table-cell office:value-type="float" office:value="0.0116357" calcext:value-type="float">
            <text:p>0.0116357</text:p>
          </table:table-cell>
          <table:table-cell office:value-type="float" office:value="0.009832295" calcext:value-type="float">
            <text:p>0.009832295</text:p>
          </table:table-cell>
          <table:table-cell office:value-type="float" office:value="1.123385" calcext:value-type="float">
            <text:p>1.123385</text:p>
          </table:table-cell>
          <table:table-cell office:value-type="float" office:value="17.93853" calcext:value-type="float">
            <text:p>17.93853</text:p>
          </table:table-cell>
          <table:table-cell office:value-type="float" office:value="17.96633" calcext:value-type="float">
            <text:p>17.96633</text:p>
          </table:table-cell>
          <table:table-cell office:value-type="float" office:value="6.582849" calcext:value-type="float">
            <text:p>6.582849</text:p>
          </table:table-cell>
          <table:table-cell office:value-type="float" office:value="2.706848" calcext:value-type="float">
            <text:p>2.706848</text:p>
          </table:table-cell>
          <table:table-cell office:value-type="float" office:value="1.032566" calcext:value-type="float">
            <text:p>1.032566</text:p>
          </table:table-cell>
          <table:table-cell office:value-type="float" office:value="0.4625617" calcext:value-type="float">
            <text:p>0.4625617</text:p>
          </table:table-cell>
          <table:table-cell office:value-type="float" office:value="0.360609" calcext:value-type="float">
            <text:p>0.360609</text:p>
          </table:table-cell>
          <table:table-cell office:value-type="float" office:value="0" calcext:value-type="float">
            <text:p>0</text:p>
          </table:table-cell>
          <table:table-cell office:value-type="float" office:value="-6203.964" calcext:value-type="float">
            <text:p>-6203.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69258" calcext:value-type="float">
            <text:p>-0.0023692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6.170391" calcext:value-type="float">
            <text:p>6.170391</text:p>
          </table:table-cell>
          <table:table-cell office:value-type="float" office:value="1077.516" calcext:value-type="float">
            <text:p>1077.516</text:p>
          </table:table-cell>
          <table:table-cell office:value-type="float" office:value="0" calcext:value-type="float">
            <text:p>0</text:p>
          </table:table-cell>
          <table:table-cell office:value-type="float" office:value="-19.96122" calcext:value-type="float">
            <text:p>-19.96122</text:p>
          </table:table-cell>
          <table:table-cell office:value-type="float" office:value="0.04330163" calcext:value-type="float">
            <text:p>0.04330163</text:p>
          </table:table-cell>
          <table:table-cell office:value-type="float" office:value="21.00134" calcext:value-type="float">
            <text:p>21.00134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6" calcext:value-type="float">
            <text:p>0.00313814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845144" calcext:value-type="float">
            <text:p>-0.003845144</text:p>
          </table:table-cell>
          <table:table-cell office:value-type="float" office:value="-0.0217852" calcext:value-type="float">
            <text:p>-0.0217852</text:p>
          </table:table-cell>
          <table:table-cell office:value-type="float" office:value="0.00004537019" calcext:value-type="float">
            <text:p>4.537019E-05</text:p>
          </table:table-cell>
          <table:table-cell office:value-type="float" office:value="7.678491" calcext:value-type="float">
            <text:p>7.678491</text:p>
          </table:table-cell>
          <table:table-cell office:value-type="float" office:value="0.2454217" calcext:value-type="float">
            <text:p>0.2454217</text:p>
          </table:table-cell>
          <table:table-cell office:value-type="float" office:value="0.04090602" calcext:value-type="float">
            <text:p>0.04090602</text:p>
          </table:table-cell>
          <table:table-cell office:value-type="float" office:value="0.04063238" calcext:value-type="float">
            <text:p>0.04063238</text:p>
          </table:table-cell>
          <table:table-cell office:value-type="float" office:value="0.02523134" calcext:value-type="float">
            <text:p>0.02523134</text:p>
          </table:table-cell>
          <table:table-cell office:value-type="float" office:value="0.02380806" calcext:value-type="float">
            <text:p>0.02380806</text:p>
          </table:table-cell>
          <table:table-cell office:value-type="float" office:value="0.008416425" calcext:value-type="float">
            <text:p>0.008416425</text:p>
          </table:table-cell>
          <table:table-cell office:value-type="float" office:value="0.005450309" calcext:value-type="float">
            <text:p>0.005450309</text:p>
          </table:table-cell>
          <table:table-cell office:value-type="float" office:value="0.01817124" calcext:value-type="float">
            <text:p>0.01817124</text:p>
          </table:table-cell>
          <table:table-cell office:value-type="float" office:value="0.01745263" calcext:value-type="float">
            <text:p>0.01745263</text:p>
          </table:table-cell>
          <table:table-cell office:value-type="float" office:value="0.0177256" calcext:value-type="float">
            <text:p>0.0177256</text:p>
          </table:table-cell>
          <table:table-cell office:value-type="float" office:value="0.0151805" calcext:value-type="float">
            <text:p>0.0151805</text:p>
          </table:table-cell>
          <table:table-cell office:value-type="float" office:value="0.01649497" calcext:value-type="float">
            <text:p>0.01649497</text:p>
          </table:table-cell>
          <table:table-cell office:value-type="float" office:value="0.005091738" calcext:value-type="float">
            <text:p>0.005091738</text:p>
          </table:table-cell>
          <table:table-cell office:value-type="float" office:value="0.003954627" calcext:value-type="float">
            <text:p>0.003954627</text:p>
          </table:table-cell>
          <table:table-cell office:value-type="float" office:value="0" calcext:value-type="float">
            <text:p>0</text:p>
          </table:table-cell>
          <table:table-cell office:value-type="float" office:value="0.1159601" calcext:value-type="float">
            <text:p>0.1159601</text:p>
          </table:table-cell>
          <table:table-cell office:value-type="float" office:value="0.009911607" calcext:value-type="float">
            <text:p>0.009911607</text:p>
          </table:table-cell>
          <table:table-cell office:value-type="float" office:value="0.009687678" calcext:value-type="float">
            <text:p>0.009687678</text:p>
          </table:table-cell>
          <table:table-cell office:value-type="float" office:value="0.01108806" calcext:value-type="float">
            <text:p>0.01108806</text:p>
          </table:table-cell>
          <table:table-cell office:value-type="float" office:value="0.01122036" calcext:value-type="float">
            <text:p>0.01122036</text:p>
          </table:table-cell>
          <table:table-cell office:value-type="float" office:value="0.009974716" calcext:value-type="float">
            <text:p>0.009974716</text:p>
          </table:table-cell>
          <table:table-cell office:value-type="float" office:value="0.6197072" calcext:value-type="float">
            <text:p>0.6197072</text:p>
          </table:table-cell>
          <table:table-cell office:value-type="float" office:value="17.69274" calcext:value-type="float">
            <text:p>17.69274</text:p>
          </table:table-cell>
          <table:table-cell office:value-type="float" office:value="17.86404" calcext:value-type="float">
            <text:p>17.86404</text:p>
          </table:table-cell>
          <table:table-cell office:value-type="float" office:value="6.520749" calcext:value-type="float">
            <text:p>6.520749</text:p>
          </table:table-cell>
          <table:table-cell office:value-type="float" office:value="2.656097" calcext:value-type="float">
            <text:p>2.656097</text:p>
          </table:table-cell>
          <table:table-cell office:value-type="float" office:value="1.010873" calcext:value-type="float">
            <text:p>1.010873</text:p>
          </table:table-cell>
          <table:table-cell office:value-type="float" office:value="0.4621471" calcext:value-type="float">
            <text:p>0.4621471</text:p>
          </table:table-cell>
          <table:table-cell office:value-type="float" office:value="0.3606412" calcext:value-type="float">
            <text:p>0.3606412</text:p>
          </table:table-cell>
          <table:table-cell office:value-type="float" office:value="0" calcext:value-type="float">
            <text:p>0</text:p>
          </table:table-cell>
          <table:table-cell office:value-type="float" office:value="-6203.012" calcext:value-type="float">
            <text:p>-6203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98275" calcext:value-type="float">
            <text:p>-0.0023982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6.176671" calcext:value-type="float">
            <text:p>6.176671</text:p>
          </table:table-cell>
          <table:table-cell office:value-type="float" office:value="1077.484" calcext:value-type="float">
            <text:p>1077.484</text:p>
          </table:table-cell>
          <table:table-cell office:value-type="float" office:value="0" calcext:value-type="float">
            <text:p>0</text:p>
          </table:table-cell>
          <table:table-cell office:value-type="float" office:value="-20.42323" calcext:value-type="float">
            <text:p>-20.42323</text:p>
          </table:table-cell>
          <table:table-cell office:value-type="float" office:value="0.04152677" calcext:value-type="float">
            <text:p>0.04152677</text:p>
          </table:table-cell>
          <table:table-cell office:value-type="float" office:value="20.74283" calcext:value-type="float">
            <text:p>20.74283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6" calcext:value-type="float">
            <text:p>0.00313814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84473" calcext:value-type="float">
            <text:p>-0.00384473</text:p>
          </table:table-cell>
          <table:table-cell office:value-type="float" office:value="-0.02177274" calcext:value-type="float">
            <text:p>-0.02177274</text:p>
          </table:table-cell>
          <table:table-cell office:value-type="float" office:value="0.00004741362" calcext:value-type="float">
            <text:p>4.741362E-05</text:p>
          </table:table-cell>
          <table:table-cell office:value-type="float" office:value="7.682253" calcext:value-type="float">
            <text:p>7.682253</text:p>
          </table:table-cell>
          <table:table-cell office:value-type="float" office:value="0.1326805" calcext:value-type="float">
            <text:p>0.1326805</text:p>
          </table:table-cell>
          <table:table-cell office:value-type="float" office:value="0.03672274" calcext:value-type="float">
            <text:p>0.03672274</text:p>
          </table:table-cell>
          <table:table-cell office:value-type="float" office:value="0.03662937" calcext:value-type="float">
            <text:p>0.03662937</text:p>
          </table:table-cell>
          <table:table-cell office:value-type="float" office:value="0.02332445" calcext:value-type="float">
            <text:p>0.02332445</text:p>
          </table:table-cell>
          <table:table-cell office:value-type="float" office:value="0.02243781" calcext:value-type="float">
            <text:p>0.02243781</text:p>
          </table:table-cell>
          <table:table-cell office:value-type="float" office:value="0.008170656" calcext:value-type="float">
            <text:p>0.008170656</text:p>
          </table:table-cell>
          <table:table-cell office:value-type="float" office:value="0.005399398" calcext:value-type="float">
            <text:p>0.005399398</text:p>
          </table:table-cell>
          <table:table-cell office:value-type="float" office:value="0.01807472" calcext:value-type="float">
            <text:p>0.01807472</text:p>
          </table:table-cell>
          <table:table-cell office:value-type="float" office:value="0.0174028" calcext:value-type="float">
            <text:p>0.0174028</text:p>
          </table:table-cell>
          <table:table-cell office:value-type="float" office:value="0.01775323" calcext:value-type="float">
            <text:p>0.01775323</text:p>
          </table:table-cell>
          <table:table-cell office:value-type="float" office:value="0.01516598" calcext:value-type="float">
            <text:p>0.01516598</text:p>
          </table:table-cell>
          <table:table-cell office:value-type="float" office:value="0.0164345" calcext:value-type="float">
            <text:p>0.0164345</text:p>
          </table:table-cell>
          <table:table-cell office:value-type="float" office:value="0.005087701" calcext:value-type="float">
            <text:p>0.005087701</text:p>
          </table:table-cell>
          <table:table-cell office:value-type="float" office:value="0.003953165" calcext:value-type="float">
            <text:p>0.003953165</text:p>
          </table:table-cell>
          <table:table-cell office:value-type="float" office:value="0" calcext:value-type="float">
            <text:p>0</text:p>
          </table:table-cell>
          <table:table-cell office:value-type="float" office:value="0.07641851" calcext:value-type="float">
            <text:p>0.07641851</text:p>
          </table:table-cell>
          <table:table-cell office:value-type="float" office:value="0.01189611" calcext:value-type="float">
            <text:p>0.01189611</text:p>
          </table:table-cell>
          <table:table-cell office:value-type="float" office:value="0.009919222" calcext:value-type="float">
            <text:p>0.009919222</text:p>
          </table:table-cell>
          <table:table-cell office:value-type="float" office:value="0.01146845" calcext:value-type="float">
            <text:p>0.01146845</text:p>
          </table:table-cell>
          <table:table-cell office:value-type="float" office:value="0.01152263" calcext:value-type="float">
            <text:p>0.01152263</text:p>
          </table:table-cell>
          <table:table-cell office:value-type="float" office:value="0.009659086" calcext:value-type="float">
            <text:p>0.009659086</text:p>
          </table:table-cell>
          <table:table-cell office:value-type="float" office:value="0.1171922" calcext:value-type="float">
            <text:p>0.1171922</text:p>
          </table:table-cell>
          <table:table-cell office:value-type="float" office:value="17.44276" calcext:value-type="float">
            <text:p>17.44276</text:p>
          </table:table-cell>
          <table:table-cell office:value-type="float" office:value="17.76161" calcext:value-type="float">
            <text:p>17.76161</text:p>
          </table:table-cell>
          <table:table-cell office:value-type="float" office:value="6.459409" calcext:value-type="float">
            <text:p>6.459409</text:p>
          </table:table-cell>
          <table:table-cell office:value-type="float" office:value="2.610898" calcext:value-type="float">
            <text:p>2.610898</text:p>
          </table:table-cell>
          <table:table-cell office:value-type="float" office:value="0.9872343" calcext:value-type="float">
            <text:p>0.9872343</text:p>
          </table:table-cell>
          <table:table-cell office:value-type="float" office:value="0.4616707" calcext:value-type="float">
            <text:p>0.4616707</text:p>
          </table:table-cell>
          <table:table-cell office:value-type="float" office:value="0.3606733" calcext:value-type="float">
            <text:p>0.3606733</text:p>
          </table:table-cell>
          <table:table-cell office:value-type="float" office:value="0" calcext:value-type="float">
            <text:p>0</text:p>
          </table:table-cell>
          <table:table-cell office:value-type="float" office:value="-6202.524" calcext:value-type="float">
            <text:p>-6202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47517" calcext:value-type="float">
            <text:p>-0.0024475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6.183573" calcext:value-type="float">
            <text:p>6.183573</text:p>
          </table:table-cell>
          <table:table-cell office:value-type="float" office:value="1077.454" calcext:value-type="float">
            <text:p>1077.454</text:p>
          </table:table-cell>
          <table:table-cell office:value-type="float" office:value="0" calcext:value-type="float">
            <text:p>0</text:p>
          </table:table-cell>
          <table:table-cell office:value-type="float" office:value="-20.87064" calcext:value-type="float">
            <text:p>-20.87064</text:p>
          </table:table-cell>
          <table:table-cell office:value-type="float" office:value="0.04128163" calcext:value-type="float">
            <text:p>0.04128163</text:p>
          </table:table-cell>
          <table:table-cell office:value-type="float" office:value="20.5075" calcext:value-type="float">
            <text:p>20.5075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146" calcext:value-type="float">
            <text:p>0.003138146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882951" calcext:value-type="float">
            <text:p>-0.003882951</text:p>
          </table:table-cell>
          <table:table-cell office:value-type="float" office:value="-0.02174711" calcext:value-type="float">
            <text:p>-0.02174711</text:p>
          </table:table-cell>
          <table:table-cell office:value-type="float" office:value="0.00004995116" calcext:value-type="float">
            <text:p>4.995116E-05</text:p>
          </table:table-cell>
          <table:table-cell office:value-type="float" office:value="7.678742" calcext:value-type="float">
            <text:p>7.678742</text:p>
          </table:table-cell>
          <table:table-cell office:value-type="float" office:value="0.1297664" calcext:value-type="float">
            <text:p>0.1297664</text:p>
          </table:table-cell>
          <table:table-cell office:value-type="float" office:value="0.03600773" calcext:value-type="float">
            <text:p>0.03600773</text:p>
          </table:table-cell>
          <table:table-cell office:value-type="float" office:value="0.03602682" calcext:value-type="float">
            <text:p>0.03602682</text:p>
          </table:table-cell>
          <table:table-cell office:value-type="float" office:value="0.02283102" calcext:value-type="float">
            <text:p>0.02283102</text:p>
          </table:table-cell>
          <table:table-cell office:value-type="float" office:value="0.02189111" calcext:value-type="float">
            <text:p>0.02189111</text:p>
          </table:table-cell>
          <table:table-cell office:value-type="float" office:value="0.008003641" calcext:value-type="float">
            <text:p>0.008003641</text:p>
          </table:table-cell>
          <table:table-cell office:value-type="float" office:value="0.005298074" calcext:value-type="float">
            <text:p>0.005298074</text:p>
          </table:table-cell>
          <table:table-cell office:value-type="float" office:value="0.01797121" calcext:value-type="float">
            <text:p>0.0179712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776212" calcext:value-type="float">
            <text:p>0.01776212</text:p>
          </table:table-cell>
          <table:table-cell office:value-type="float" office:value="0.01520116" calcext:value-type="float">
            <text:p>0.01520116</text:p>
          </table:table-cell>
          <table:table-cell office:value-type="float" office:value="0.01637926" calcext:value-type="float">
            <text:p>0.01637926</text:p>
          </table:table-cell>
          <table:table-cell office:value-type="float" office:value="0.005083564" calcext:value-type="float">
            <text:p>0.005083564</text:p>
          </table:table-cell>
          <table:table-cell office:value-type="float" office:value="0.003951704" calcext:value-type="float">
            <text:p>0.003951704</text:p>
          </table:table-cell>
          <table:table-cell office:value-type="float" office:value="0" calcext:value-type="float">
            <text:p>0</text:p>
          </table:table-cell>
          <table:table-cell office:value-type="float" office:value="0.03451278" calcext:value-type="float">
            <text:p>0.03451278</text:p>
          </table:table-cell>
          <table:table-cell office:value-type="float" office:value="0.009861741" calcext:value-type="float">
            <text:p>0.009861741</text:p>
          </table:table-cell>
          <table:table-cell office:value-type="float" office:value="0.009728783" calcext:value-type="float">
            <text:p>0.009728783</text:p>
          </table:table-cell>
          <table:table-cell office:value-type="float" office:value="0.01143312" calcext:value-type="float">
            <text:p>0.01143312</text:p>
          </table:table-cell>
          <table:table-cell office:value-type="float" office:value="0.01149225" calcext:value-type="float">
            <text:p>0.01149225</text:p>
          </table:table-cell>
          <table:table-cell office:value-type="float" office:value="0.009498425" calcext:value-type="float">
            <text:p>0.009498425</text:p>
          </table:table-cell>
          <table:table-cell office:value-type="float" office:value="0.0120799" calcext:value-type="float">
            <text:p>0.0120799</text:p>
          </table:table-cell>
          <table:table-cell office:value-type="float" office:value="17.17445" calcext:value-type="float">
            <text:p>17.17445</text:p>
          </table:table-cell>
          <table:table-cell office:value-type="float" office:value="17.64965" calcext:value-type="float">
            <text:p>17.64965</text:p>
          </table:table-cell>
          <table:table-cell office:value-type="float" office:value="6.391269" calcext:value-type="float">
            <text:p>6.391269</text:p>
          </table:table-cell>
          <table:table-cell office:value-type="float" office:value="2.568328" calcext:value-type="float">
            <text:p>2.568328</text:p>
          </table:table-cell>
          <table:table-cell office:value-type="float" office:value="0.9585395" calcext:value-type="float">
            <text:p>0.9585395</text:p>
          </table:table-cell>
          <table:table-cell office:value-type="float" office:value="0.4611458" calcext:value-type="float">
            <text:p>0.4611458</text:p>
          </table:table-cell>
          <table:table-cell office:value-type="float" office:value="0.3607055" calcext:value-type="float">
            <text:p>0.3607055</text:p>
          </table:table-cell>
          <table:table-cell office:value-type="float" office:value="0" calcext:value-type="float">
            <text:p>0</text:p>
          </table:table-cell>
          <table:table-cell office:value-type="float" office:value="-6202.06" calcext:value-type="float">
            <text:p>-620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97764" calcext:value-type="float">
            <text:p>-0.0024977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6.189692" calcext:value-type="float">
            <text:p>6.189692</text:p>
          </table:table-cell>
          <table:table-cell office:value-type="float" office:value="1077.418" calcext:value-type="float">
            <text:p>1077.418</text:p>
          </table:table-cell>
          <table:table-cell office:value-type="float" office:value="0" calcext:value-type="float">
            <text:p>0</text:p>
          </table:table-cell>
          <table:table-cell office:value-type="float" office:value="-21.31805" calcext:value-type="float">
            <text:p>-21.31805</text:p>
          </table:table-cell>
          <table:table-cell office:value-type="float" office:value="0.04398205" calcext:value-type="float">
            <text:p>0.04398205</text:p>
          </table:table-cell>
          <table:table-cell office:value-type="float" office:value="20.28582" calcext:value-type="float">
            <text:p>20.28582</text:p>
          </table:table-cell>
          <table:table-cell office:value-type="float" office:value="0.5829979" calcext:value-type="float">
            <text:p>0.5829979</text:p>
          </table:table-cell>
          <table:table-cell office:value-type="float" office:value="0.003138243" calcext:value-type="float">
            <text:p>0.003138243</text:p>
          </table:table-cell>
          <table:table-cell office:value-type="float" office:value="0.0025811" calcext:value-type="float">
            <text:p>0.0025811</text:p>
          </table:table-cell>
          <table:table-cell office:value-type="float" office:value="5.259778" calcext:value-type="float">
            <text:p>5.259778</text:p>
          </table:table-cell>
          <table:table-cell office:value-type="float" office:value="-0.003874607" calcext:value-type="float">
            <text:p>-0.003874607</text:p>
          </table:table-cell>
          <table:table-cell office:value-type="float" office:value="-0.02171794" calcext:value-type="float">
            <text:p>-0.02171794</text:p>
          </table:table-cell>
          <table:table-cell office:value-type="float" office:value="0.00005242574" calcext:value-type="float">
            <text:p>5.242574E-05</text:p>
          </table:table-cell>
          <table:table-cell office:value-type="float" office:value="7.660936" calcext:value-type="float">
            <text:p>7.660936</text:p>
          </table:table-cell>
          <table:table-cell office:value-type="float" office:value="0.3244875" calcext:value-type="float">
            <text:p>0.3244875</text:p>
          </table:table-cell>
          <table:table-cell office:value-type="float" office:value="0.05014881" calcext:value-type="float">
            <text:p>0.05014881</text:p>
          </table:table-cell>
          <table:table-cell office:value-type="float" office:value="0.03849038" calcext:value-type="float">
            <text:p>0.03849038</text:p>
          </table:table-cell>
          <table:table-cell office:value-type="float" office:value="0.024034" calcext:value-type="float">
            <text:p>0.024034</text:p>
          </table:table-cell>
          <table:table-cell office:value-type="float" office:value="0.02281746" calcext:value-type="float">
            <text:p>0.02281746</text:p>
          </table:table-cell>
          <table:table-cell office:value-type="float" office:value="0.008026108" calcext:value-type="float">
            <text:p>0.008026108</text:p>
          </table:table-cell>
          <table:table-cell office:value-type="float" office:value="0.005254805" calcext:value-type="float">
            <text:p>0.005254805</text:p>
          </table:table-cell>
          <table:table-cell office:value-type="float" office:value="0.0178827" calcext:value-type="float">
            <text:p>0.0178827</text:p>
          </table:table-cell>
          <table:table-cell office:value-type="float" office:value="0.01728186" calcext:value-type="float">
            <text:p>0.01728186</text:p>
          </table:table-cell>
          <table:table-cell office:value-type="float" office:value="0.01777675" calcext:value-type="float">
            <text:p>0.01777675</text:p>
          </table:table-cell>
          <table:table-cell office:value-type="float" office:value="0.01524265" calcext:value-type="float">
            <text:p>0.01524265</text:p>
          </table:table-cell>
          <table:table-cell office:value-type="float" office:value="0.01633087" calcext:value-type="float">
            <text:p>0.01633087</text:p>
          </table:table-cell>
          <table:table-cell office:value-type="float" office:value="0.005079307" calcext:value-type="float">
            <text:p>0.005079307</text:p>
          </table:table-cell>
          <table:table-cell office:value-type="float" office:value="0.003950218" calcext:value-type="float">
            <text:p>0.003950218</text:p>
          </table:table-cell>
          <table:table-cell office:value-type="float" office:value="0" calcext:value-type="float">
            <text:p>0</text:p>
          </table:table-cell>
          <table:table-cell office:value-type="float" office:value="0.2914438" calcext:value-type="float">
            <text:p>0.2914438</text:p>
          </table:table-cell>
          <table:table-cell office:value-type="float" office:value="0.02434118" calcext:value-type="float">
            <text:p>0.02434118</text:p>
          </table:table-cell>
          <table:table-cell office:value-type="float" office:value="0.0094555" calcext:value-type="float">
            <text:p>0.0094555</text:p>
          </table:table-cell>
          <table:table-cell office:value-type="float" office:value="0.01094523" calcext:value-type="float">
            <text:p>0.01094523</text:p>
          </table:table-cell>
          <table:table-cell office:value-type="float" office:value="0.01103512" calcext:value-type="float">
            <text:p>0.01103512</text:p>
          </table:table-cell>
          <table:table-cell office:value-type="float" office:value="0.009629749" calcext:value-type="float">
            <text:p>0.009629749</text:p>
          </table:table-cell>
          <table:table-cell office:value-type="float" office:value="0.01095104" calcext:value-type="float">
            <text:p>0.01095104</text:p>
          </table:table-cell>
          <table:table-cell office:value-type="float" office:value="16.90622" calcext:value-type="float">
            <text:p>16.90622</text:p>
          </table:table-cell>
          <table:table-cell office:value-type="float" office:value="17.53812" calcext:value-type="float">
            <text:p>17.53812</text:p>
          </table:table-cell>
          <table:table-cell office:value-type="float" office:value="6.32555" calcext:value-type="float">
            <text:p>6.32555</text:p>
          </table:table-cell>
          <table:table-cell office:value-type="float" office:value="2.528432" calcext:value-type="float">
            <text:p>2.528432</text:p>
          </table:table-cell>
          <table:table-cell office:value-type="float" office:value="0.9249519" calcext:value-type="float">
            <text:p>0.9249519</text:p>
          </table:table-cell>
          <table:table-cell office:value-type="float" office:value="0.4605502" calcext:value-type="float">
            <text:p>0.4605502</text:p>
          </table:table-cell>
          <table:table-cell office:value-type="float" office:value="0.3607397" calcext:value-type="float">
            <text:p>0.3607397</text:p>
          </table:table-cell>
          <table:table-cell office:value-type="float" office:value="0" calcext:value-type="float">
            <text:p>0</text:p>
          </table:table-cell>
          <table:table-cell office:value-type="float" office:value="-6199.564" calcext:value-type="float">
            <text:p>-6199.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527353" calcext:value-type="float">
            <text:p>-0.0025273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6.193323" calcext:value-type="float">
            <text:p>6.193323</text:p>
          </table:table-cell>
          <table:table-cell office:value-type="float" office:value="1077.323" calcext:value-type="float">
            <text:p>1077.323</text:p>
          </table:table-cell>
          <table:table-cell office:value-type="float" office:value="0" calcext:value-type="float">
            <text:p>0</text:p>
          </table:table-cell>
          <table:table-cell office:value-type="float" office:value="-21.76588" calcext:value-type="float">
            <text:p>-21.76588</text:p>
          </table:table-cell>
          <table:table-cell office:value-type="float" office:value="0.04191185" calcext:value-type="float">
            <text:p>0.04191185</text:p>
          </table:table-cell>
          <table:table-cell office:value-type="float" office:value="20.06314" calcext:value-type="float">
            <text:p>20.06314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906065" calcext:value-type="float">
            <text:p>-0.003906065</text:p>
          </table:table-cell>
          <table:table-cell office:value-type="float" office:value="-0.0217243" calcext:value-type="float">
            <text:p>-0.0217243</text:p>
          </table:table-cell>
          <table:table-cell office:value-type="float" office:value="0.00005796025" calcext:value-type="float">
            <text:p>5.796025E-05</text:p>
          </table:table-cell>
          <table:table-cell office:value-type="float" office:value="7.674342" calcext:value-type="float">
            <text:p>7.674342</text:p>
          </table:table-cell>
          <table:table-cell office:value-type="float" office:value="0.1321861" calcext:value-type="float">
            <text:p>0.1321861</text:p>
          </table:table-cell>
          <table:table-cell office:value-type="float" office:value="0.04664032" calcext:value-type="float">
            <text:p>0.04664032</text:p>
          </table:table-cell>
          <table:table-cell office:value-type="float" office:value="0.03850273" calcext:value-type="float">
            <text:p>0.03850273</text:p>
          </table:table-cell>
          <table:table-cell office:value-type="float" office:value="0.02380854" calcext:value-type="float">
            <text:p>0.02380854</text:p>
          </table:table-cell>
          <table:table-cell office:value-type="float" office:value="0.02267405" calcext:value-type="float">
            <text:p>0.02267405</text:p>
          </table:table-cell>
          <table:table-cell office:value-type="float" office:value="0.007913447" calcext:value-type="float">
            <text:p>0.007913447</text:p>
          </table:table-cell>
          <table:table-cell office:value-type="float" office:value="0.005754256" calcext:value-type="float">
            <text:p>0.005754256</text:p>
          </table:table-cell>
          <table:table-cell office:value-type="float" office:value="0.01779904" calcext:value-type="float">
            <text:p>0.01779904</text:p>
          </table:table-cell>
          <table:table-cell office:value-type="float" office:value="0.0172316" calcext:value-type="float">
            <text:p>0.0172316</text:p>
          </table:table-cell>
          <table:table-cell office:value-type="float" office:value="0.01779503" calcext:value-type="float">
            <text:p>0.01779503</text:p>
          </table:table-cell>
          <table:table-cell office:value-type="float" office:value="0.01528736" calcext:value-type="float">
            <text:p>0.01528736</text:p>
          </table:table-cell>
          <table:table-cell office:value-type="float" office:value="0.01629161" calcext:value-type="float">
            <text:p>0.01629161</text:p>
          </table:table-cell>
          <table:table-cell office:value-type="float" office:value="0.005074585" calcext:value-type="float">
            <text:p>0.005074585</text:p>
          </table:table-cell>
          <table:table-cell office:value-type="float" office:value="0.003948112" calcext:value-type="float">
            <text:p>0.003948112</text:p>
          </table:table-cell>
          <table:table-cell office:value-type="float" office:value="0" calcext:value-type="float">
            <text:p>0</text:p>
          </table:table-cell>
          <table:table-cell office:value-type="float" office:value="0.07672799" calcext:value-type="float">
            <text:p>0.07672799</text:p>
          </table:table-cell>
          <table:table-cell office:value-type="float" office:value="0.02515524" calcext:value-type="float">
            <text:p>0.02515524</text:p>
          </table:table-cell>
          <table:table-cell office:value-type="float" office:value="0.01089044" calcext:value-type="float">
            <text:p>0.01089044</text:p>
          </table:table-cell>
          <table:table-cell office:value-type="float" office:value="0.01195237" calcext:value-type="float">
            <text:p>0.01195237</text:p>
          </table:table-cell>
          <table:table-cell office:value-type="float" office:value="0.01123576" calcext:value-type="float">
            <text:p>0.01123576</text:p>
          </table:table-cell>
          <table:table-cell office:value-type="float" office:value="0.00958685" calcext:value-type="float">
            <text:p>0.00958685</text:p>
          </table:table-cell>
          <table:table-cell office:value-type="float" office:value="0.01134342" calcext:value-type="float">
            <text:p>0.01134342</text:p>
          </table:table-cell>
          <table:table-cell office:value-type="float" office:value="16.64769" calcext:value-type="float">
            <text:p>16.64769</text:p>
          </table:table-cell>
          <table:table-cell office:value-type="float" office:value="17.42761" calcext:value-type="float">
            <text:p>17.42761</text:p>
          </table:table-cell>
          <table:table-cell office:value-type="float" office:value="6.262229" calcext:value-type="float">
            <text:p>6.262229</text:p>
          </table:table-cell>
          <table:table-cell office:value-type="float" office:value="2.489107" calcext:value-type="float">
            <text:p>2.489107</text:p>
          </table:table-cell>
          <table:table-cell office:value-type="float" office:value="0.8882807" calcext:value-type="float">
            <text:p>0.8882807</text:p>
          </table:table-cell>
          <table:table-cell office:value-type="float" office:value="0.4597796" calcext:value-type="float">
            <text:p>0.4597796</text:p>
          </table:table-cell>
          <table:table-cell office:value-type="float" office:value="0.3608115" calcext:value-type="float">
            <text:p>0.3608115</text:p>
          </table:table-cell>
          <table:table-cell office:value-type="float" office:value="0" calcext:value-type="float">
            <text:p>0</text:p>
          </table:table-cell>
          <table:table-cell office:value-type="float" office:value="-6173.176" calcext:value-type="float">
            <text:p>-6173.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161839" calcext:value-type="float">
            <text:p>-0.0031618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6.200783" calcext:value-type="float">
            <text:p>6.200783</text:p>
          </table:table-cell>
          <table:table-cell office:value-type="float" office:value="1077.292" calcext:value-type="float">
            <text:p>1077.292</text:p>
          </table:table-cell>
          <table:table-cell office:value-type="float" office:value="0" calcext:value-type="float">
            <text:p>0</text:p>
          </table:table-cell>
          <table:table-cell office:value-type="float" office:value="-22.20509" calcext:value-type="float">
            <text:p>-22.20509</text:p>
          </table:table-cell>
          <table:table-cell office:value-type="float" office:value="0.04119177" calcext:value-type="float">
            <text:p>0.04119177</text:p>
          </table:table-cell>
          <table:table-cell office:value-type="float" office:value="19.83604" calcext:value-type="float">
            <text:p>19.83604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897179" calcext:value-type="float">
            <text:p>-0.003897179</text:p>
          </table:table-cell>
          <table:table-cell office:value-type="float" office:value="-0.0217146" calcext:value-type="float">
            <text:p>-0.0217146</text:p>
          </table:table-cell>
          <table:table-cell office:value-type="float" office:value="0.00006383519" calcext:value-type="float">
            <text:p>6.383519E-05</text:p>
          </table:table-cell>
          <table:table-cell office:value-type="float" office:value="7.690886" calcext:value-type="float">
            <text:p>7.690886</text:p>
          </table:table-cell>
          <table:table-cell office:value-type="float" office:value="0.09281246" calcext:value-type="float">
            <text:p>0.09281246</text:p>
          </table:table-cell>
          <table:table-cell office:value-type="float" office:value="0.04174455" calcext:value-type="float">
            <text:p>0.04174455</text:p>
          </table:table-cell>
          <table:table-cell office:value-type="float" office:value="0.0375166" calcext:value-type="float">
            <text:p>0.0375166</text:p>
          </table:table-cell>
          <table:table-cell office:value-type="float" office:value="0.02338047" calcext:value-type="float">
            <text:p>0.02338047</text:p>
          </table:table-cell>
          <table:table-cell office:value-type="float" office:value="0.02240126" calcext:value-type="float">
            <text:p>0.02240126</text:p>
          </table:table-cell>
          <table:table-cell office:value-type="float" office:value="0.007823354" calcext:value-type="float">
            <text:p>0.007823354</text:p>
          </table:table-cell>
          <table:table-cell office:value-type="float" office:value="0.005724267" calcext:value-type="float">
            <text:p>0.005724267</text:p>
          </table:table-cell>
          <table:table-cell office:value-type="float" office:value="0.01772743" calcext:value-type="float">
            <text:p>0.01772743</text:p>
          </table:table-cell>
          <table:table-cell office:value-type="float" office:value="0.0171823" calcext:value-type="float">
            <text:p>0.0171823</text:p>
          </table:table-cell>
          <table:table-cell office:value-type="float" office:value="0.01780912" calcext:value-type="float">
            <text:p>0.01780912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0.01626464" calcext:value-type="float">
            <text:p>0.01626464</text:p>
          </table:table-cell>
          <table:table-cell office:value-type="float" office:value="0.005070215" calcext:value-type="float">
            <text:p>0.005070215</text:p>
          </table:table-cell>
          <table:table-cell office:value-type="float" office:value="0.003946613" calcext:value-type="float">
            <text:p>0.003946613</text:p>
          </table:table-cell>
          <table:table-cell office:value-type="float" office:value="0" calcext:value-type="float">
            <text:p>0</text:p>
          </table:table-cell>
          <table:table-cell office:value-type="float" office:value="0.05533552" calcext:value-type="float">
            <text:p>0.05533552</text:p>
          </table:table-cell>
          <table:table-cell office:value-type="float" office:value="0.0159231" calcext:value-type="float">
            <text:p>0.0159231</text:p>
          </table:table-cell>
          <table:table-cell office:value-type="float" office:value="0.01043285" calcext:value-type="float">
            <text:p>0.01043285</text:p>
          </table:table-cell>
          <table:table-cell office:value-type="float" office:value="0.0117299" calcext:value-type="float">
            <text:p>0.0117299</text:p>
          </table:table-cell>
          <table:table-cell office:value-type="float" office:value="0.01139281" calcext:value-type="float">
            <text:p>0.01139281</text:p>
          </table:table-cell>
          <table:table-cell office:value-type="float" office:value="0.00954059" calcext:value-type="float">
            <text:p>0.00954059</text:p>
          </table:table-cell>
          <table:table-cell office:value-type="float" office:value="0.01088129" calcext:value-type="float">
            <text:p>0.01088129</text:p>
          </table:table-cell>
          <table:table-cell office:value-type="float" office:value="16.38359" calcext:value-type="float">
            <text:p>16.38359</text:p>
          </table:table-cell>
          <table:table-cell office:value-type="float" office:value="17.31509" calcext:value-type="float">
            <text:p>17.31509</text:p>
          </table:table-cell>
          <table:table-cell office:value-type="float" office:value="6.19789" calcext:value-type="float">
            <text:p>6.19789</text:p>
          </table:table-cell>
          <table:table-cell office:value-type="float" office:value="2.449081" calcext:value-type="float">
            <text:p>2.449081</text:p>
          </table:table-cell>
          <table:table-cell office:value-type="float" office:value="0.8477973" calcext:value-type="float">
            <text:p>0.8477973</text:p>
          </table:table-cell>
          <table:table-cell office:value-type="float" office:value="0.45912" calcext:value-type="float">
            <text:p>0.45912</text:p>
          </table:table-cell>
          <table:table-cell office:value-type="float" office:value="0.3608461" calcext:value-type="float">
            <text:p>0.3608461</text:p>
          </table:table-cell>
          <table:table-cell office:value-type="float" office:value="0" calcext:value-type="float">
            <text:p>0</text:p>
          </table:table-cell>
          <table:table-cell office:value-type="float" office:value="-6167.583" calcext:value-type="float">
            <text:p>-6167.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22572" calcext:value-type="float">
            <text:p>-0.003225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6.209654" calcext:value-type="float">
            <text:p>6.209654</text:p>
          </table:table-cell>
          <table:table-cell office:value-type="float" office:value="1077.261" calcext:value-type="float">
            <text:p>1077.261</text:p>
          </table:table-cell>
          <table:table-cell office:value-type="float" office:value="0" calcext:value-type="float">
            <text:p>0</text:p>
          </table:table-cell>
          <table:table-cell office:value-type="float" office:value="-22.64888" calcext:value-type="float">
            <text:p>-22.64888</text:p>
          </table:table-cell>
          <table:table-cell office:value-type="float" office:value="0.04086438" calcext:value-type="float">
            <text:p>0.04086438</text:p>
          </table:table-cell>
          <table:table-cell office:value-type="float" office:value="19.60244" calcext:value-type="float">
            <text:p>19.60244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89341" calcext:value-type="float">
            <text:p>-0.00389341</text:p>
          </table:table-cell>
          <table:table-cell office:value-type="float" office:value="-0.02169565" calcext:value-type="float">
            <text:p>-0.02169565</text:p>
          </table:table-cell>
          <table:table-cell office:value-type="float" office:value="0.00006960698" calcext:value-type="float">
            <text:p>6.960698E-05</text:p>
          </table:table-cell>
          <table:table-cell office:value-type="float" office:value="7.700932" calcext:value-type="float">
            <text:p>7.700932</text:p>
          </table:table-cell>
          <table:table-cell office:value-type="float" office:value="0.07271238" calcext:value-type="float">
            <text:p>0.07271238</text:p>
          </table:table-cell>
          <table:table-cell office:value-type="float" office:value="0.03984994" calcext:value-type="float">
            <text:p>0.03984994</text:p>
          </table:table-cell>
          <table:table-cell office:value-type="float" office:value="0.0374348" calcext:value-type="float">
            <text:p>0.0374348</text:p>
          </table:table-cell>
          <table:table-cell office:value-type="float" office:value="0.02334221" calcext:value-type="float">
            <text:p>0.02334221</text:p>
          </table:table-cell>
          <table:table-cell office:value-type="float" office:value="0.02232356" calcext:value-type="float">
            <text:p>0.02232356</text:p>
          </table:table-cell>
          <table:table-cell office:value-type="float" office:value="0.007762421" calcext:value-type="float">
            <text:p>0.007762421</text:p>
          </table:table-cell>
          <table:table-cell office:value-type="float" office:value="0.005625619" calcext:value-type="float">
            <text:p>0.005625619</text:p>
          </table:table-cell>
          <table:table-cell office:value-type="float" office:value="0.01766611" calcext:value-type="float">
            <text:p>0.01766611</text:p>
          </table:table-cell>
          <table:table-cell office:value-type="float" office:value="0.01713737" calcext:value-type="float">
            <text:p>0.01713737</text:p>
          </table:table-cell>
          <table:table-cell office:value-type="float" office:value="0.01781984" calcext:value-type="float">
            <text:p>0.01781984</text:p>
          </table:table-cell>
          <table:table-cell office:value-type="float" office:value="0.01536796" calcext:value-type="float">
            <text:p>0.01536796</text:p>
          </table:table-cell>
          <table:table-cell office:value-type="float" office:value="0.01624774" calcext:value-type="float">
            <text:p>0.01624774</text:p>
          </table:table-cell>
          <table:table-cell office:value-type="float" office:value="0.005065834" calcext:value-type="float">
            <text:p>0.005065834</text:p>
          </table:table-cell>
          <table:table-cell office:value-type="float" office:value="0.003945109" calcext:value-type="float">
            <text:p>0.003945109</text:p>
          </table:table-cell>
          <table:table-cell office:value-type="float" office:value="0" calcext:value-type="float">
            <text:p>0</text:p>
          </table:table-cell>
          <table:table-cell office:value-type="float" office:value="0.03868688" calcext:value-type="float">
            <text:p>0.03868688</text:p>
          </table:table-cell>
          <table:table-cell office:value-type="float" office:value="0.01107146" calcext:value-type="float">
            <text:p>0.01107146</text:p>
          </table:table-cell>
          <table:table-cell office:value-type="float" office:value="0.009911014" calcext:value-type="float">
            <text:p>0.009911014</text:p>
          </table:table-cell>
          <table:table-cell office:value-type="float" office:value="0.01137262" calcext:value-type="float">
            <text:p>0.01137262</text:p>
          </table:table-cell>
          <table:table-cell office:value-type="float" office:value="0.0112807" calcext:value-type="float">
            <text:p>0.0112807</text:p>
          </table:table-cell>
          <table:table-cell office:value-type="float" office:value="0.009550357" calcext:value-type="float">
            <text:p>0.009550357</text:p>
          </table:table-cell>
          <table:table-cell office:value-type="float" office:value="0.01038417" calcext:value-type="float">
            <text:p>0.01038417</text:p>
          </table:table-cell>
          <table:table-cell office:value-type="float" office:value="16.11499" calcext:value-type="float">
            <text:p>16.11499</text:p>
          </table:table-cell>
          <table:table-cell office:value-type="float" office:value="17.19919" calcext:value-type="float">
            <text:p>17.19919</text:p>
          </table:table-cell>
          <table:table-cell office:value-type="float" office:value="6.132415" calcext:value-type="float">
            <text:p>6.132415</text:p>
          </table:table-cell>
          <table:table-cell office:value-type="float" office:value="2.408332" calcext:value-type="float">
            <text:p>2.408332</text:p>
          </table:table-cell>
          <table:table-cell office:value-type="float" office:value="0.8029688" calcext:value-type="float">
            <text:p>0.8029688</text:p>
          </table:table-cell>
          <table:table-cell office:value-type="float" office:value="0.4584431" calcext:value-type="float">
            <text:p>0.4584431</text:p>
          </table:table-cell>
          <table:table-cell office:value-type="float" office:value="0.3608807" calcext:value-type="float">
            <text:p>0.3608807</text:p>
          </table:table-cell>
          <table:table-cell office:value-type="float" office:value="0" calcext:value-type="float">
            <text:p>0</text:p>
          </table:table-cell>
          <table:table-cell office:value-type="float" office:value="-6162.746" calcext:value-type="float">
            <text:p>-6162.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269363" calcext:value-type="float">
            <text:p>-0.0032693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6.214796" calcext:value-type="float">
            <text:p>6.214796</text:p>
          </table:table-cell>
          <table:table-cell office:value-type="float" office:value="1077.225" calcext:value-type="float">
            <text:p>1077.225</text:p>
          </table:table-cell>
          <table:table-cell office:value-type="float" office:value="0" calcext:value-type="float">
            <text:p>0</text:p>
          </table:table-cell>
          <table:table-cell office:value-type="float" office:value="-23.0907" calcext:value-type="float">
            <text:p>-23.0907</text:p>
          </table:table-cell>
          <table:table-cell office:value-type="float" office:value="0.04268975" calcext:value-type="float">
            <text:p>0.04268975</text:p>
          </table:table-cell>
          <table:table-cell office:value-type="float" office:value="19.37219" calcext:value-type="float">
            <text:p>19.37219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899119" calcext:value-type="float">
            <text:p>-0.003899119</text:p>
          </table:table-cell>
          <table:table-cell office:value-type="float" office:value="-0.02166771" calcext:value-type="float">
            <text:p>-0.02166771</text:p>
          </table:table-cell>
          <table:table-cell office:value-type="float" office:value="0.00007467777" calcext:value-type="float">
            <text:p>7.467777E-05</text:p>
          </table:table-cell>
          <table:table-cell office:value-type="float" office:value="7.683276" calcext:value-type="float">
            <text:p>7.683276</text:p>
          </table:table-cell>
          <table:table-cell office:value-type="float" office:value="0.1996065" calcext:value-type="float">
            <text:p>0.1996065</text:p>
          </table:table-cell>
          <table:table-cell office:value-type="float" office:value="0.04498126" calcext:value-type="float">
            <text:p>0.04498126</text:p>
          </table:table-cell>
          <table:table-cell office:value-type="float" office:value="0.04138827" calcext:value-type="float">
            <text:p>0.04138827</text:p>
          </table:table-cell>
          <table:table-cell office:value-type="float" office:value="0.02518979" calcext:value-type="float">
            <text:p>0.02518979</text:p>
          </table:table-cell>
          <table:table-cell office:value-type="float" office:value="0.02376583" calcext:value-type="float">
            <text:p>0.02376583</text:p>
          </table:table-cell>
          <table:table-cell office:value-type="float" office:value="0.007875917" calcext:value-type="float">
            <text:p>0.007875917</text:p>
          </table:table-cell>
          <table:table-cell office:value-type="float" office:value="0.005497845" calcext:value-type="float">
            <text:p>0.005497845</text:p>
          </table:table-cell>
          <table:table-cell office:value-type="float" office:value="0.01762457" calcext:value-type="float">
            <text:p>0.01762457</text:p>
          </table:table-cell>
          <table:table-cell office:value-type="float" office:value="0.01709633" calcext:value-type="float">
            <text:p>0.01709633</text:p>
          </table:table-cell>
          <table:table-cell office:value-type="float" office:value="0.01783608" calcext:value-type="float">
            <text:p>0.01783608</text:p>
          </table:table-cell>
          <table:table-cell office:value-type="float" office:value="0.01540955" calcext:value-type="float">
            <text:p>0.01540955</text:p>
          </table:table-cell>
          <table:table-cell office:value-type="float" office:value="0.01624032" calcext:value-type="float">
            <text:p>0.01624032</text:p>
          </table:table-cell>
          <table:table-cell office:value-type="float" office:value="0.005061402" calcext:value-type="float">
            <text:p>0.005061402</text:p>
          </table:table-cell>
          <table:table-cell office:value-type="float" office:value="0.003943604" calcext:value-type="float">
            <text:p>0.003943604</text:p>
          </table:table-cell>
          <table:table-cell office:value-type="float" office:value="0" calcext:value-type="float">
            <text:p>0</text:p>
          </table:table-cell>
          <table:table-cell office:value-type="float" office:value="0.03292363" calcext:value-type="float">
            <text:p>0.03292363</text:p>
          </table:table-cell>
          <table:table-cell office:value-type="float" office:value="0.009520504" calcext:value-type="float">
            <text:p>0.009520504</text:p>
          </table:table-cell>
          <table:table-cell office:value-type="float" office:value="0.009288364" calcext:value-type="float">
            <text:p>0.009288364</text:p>
          </table:table-cell>
          <table:table-cell office:value-type="float" office:value="0.0106255" calcext:value-type="float">
            <text:p>0.0106255</text:p>
          </table:table-cell>
          <table:table-cell office:value-type="float" office:value="0.01069536" calcext:value-type="float">
            <text:p>0.01069536</text:p>
          </table:table-cell>
          <table:table-cell office:value-type="float" office:value="0.009753438" calcext:value-type="float">
            <text:p>0.009753438</text:p>
          </table:table-cell>
          <table:table-cell office:value-type="float" office:value="0.009752981" calcext:value-type="float">
            <text:p>0.009752981</text:p>
          </table:table-cell>
          <table:table-cell office:value-type="float" office:value="15.85024" calcext:value-type="float">
            <text:p>15.85024</text:p>
          </table:table-cell>
          <table:table-cell office:value-type="float" office:value="17.08575" calcext:value-type="float">
            <text:p>17.08575</text:p>
          </table:table-cell>
          <table:table-cell office:value-type="float" office:value="6.069866" calcext:value-type="float">
            <text:p>6.069866</text:p>
          </table:table-cell>
          <table:table-cell office:value-type="float" office:value="2.368159" calcext:value-type="float">
            <text:p>2.368159</text:p>
          </table:table-cell>
          <table:table-cell office:value-type="float" office:value="0.7557657" calcext:value-type="float">
            <text:p>0.7557657</text:p>
          </table:table-cell>
          <table:table-cell office:value-type="float" office:value="0.4577274" calcext:value-type="float">
            <text:p>0.4577274</text:p>
          </table:table-cell>
          <table:table-cell office:value-type="float" office:value="0.3609153" calcext:value-type="float">
            <text:p>0.3609153</text:p>
          </table:table-cell>
          <table:table-cell office:value-type="float" office:value="0" calcext:value-type="float">
            <text:p>0</text:p>
          </table:table-cell>
          <table:table-cell office:value-type="float" office:value="-6122.844" calcext:value-type="float">
            <text:p>-6122.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308665" calcext:value-type="float">
            <text:p>-0.0033086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6.22126" calcext:value-type="float">
            <text:p>6.22126</text:p>
          </table:table-cell>
          <table:table-cell office:value-type="float" office:value="1077.186" calcext:value-type="float">
            <text:p>1077.186</text:p>
          </table:table-cell>
          <table:table-cell office:value-type="float" office:value="0" calcext:value-type="float">
            <text:p>0</text:p>
          </table:table-cell>
          <table:table-cell office:value-type="float" office:value="-23.51531" calcext:value-type="float">
            <text:p>-23.51531</text:p>
          </table:table-cell>
          <table:table-cell office:value-type="float" office:value="0.04306168" calcext:value-type="float">
            <text:p>0.04306168</text:p>
          </table:table-cell>
          <table:table-cell office:value-type="float" office:value="19.14919" calcext:value-type="float">
            <text:p>19.14919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879861" calcext:value-type="float">
            <text:p>-0.003879861</text:p>
          </table:table-cell>
          <table:table-cell office:value-type="float" office:value="-0.0216375" calcext:value-type="float">
            <text:p>-0.0216375</text:p>
          </table:table-cell>
          <table:table-cell office:value-type="float" office:value="0.00007844612" calcext:value-type="float">
            <text:p>7.844612E-05</text:p>
          </table:table-cell>
          <table:table-cell office:value-type="float" office:value="7.658911" calcext:value-type="float">
            <text:p>7.658911</text:p>
          </table:table-cell>
          <table:table-cell office:value-type="float" office:value="0.2185439" calcext:value-type="float">
            <text:p>0.2185439</text:p>
          </table:table-cell>
          <table:table-cell office:value-type="float" office:value="0.04590372" calcext:value-type="float">
            <text:p>0.04590372</text:p>
          </table:table-cell>
          <table:table-cell office:value-type="float" office:value="0.04248099" calcext:value-type="float">
            <text:p>0.04248099</text:p>
          </table:table-cell>
          <table:table-cell office:value-type="float" office:value="0.02606208" calcext:value-type="float">
            <text:p>0.02606208</text:p>
          </table:table-cell>
          <table:table-cell office:value-type="float" office:value="0.02465107" calcext:value-type="float">
            <text:p>0.02465107</text:p>
          </table:table-cell>
          <table:table-cell office:value-type="float" office:value="0.007970279" calcext:value-type="float">
            <text:p>0.007970279</text:p>
          </table:table-cell>
          <table:table-cell office:value-type="float" office:value="0.005387289" calcext:value-type="float">
            <text:p>0.005387289</text:p>
          </table:table-cell>
          <table:table-cell office:value-type="float" office:value="0.0176119" calcext:value-type="float">
            <text:p>0.0176119</text:p>
          </table:table-cell>
          <table:table-cell office:value-type="float" office:value="0.01705602" calcext:value-type="float">
            <text:p>0.01705602</text:p>
          </table:table-cell>
          <table:table-cell office:value-type="float" office:value="0.01785566" calcext:value-type="float">
            <text:p>0.01785566</text:p>
          </table:table-cell>
          <table:table-cell office:value-type="float" office:value="0.0154559" calcext:value-type="float">
            <text:p>0.0154559</text:p>
          </table:table-cell>
          <table:table-cell office:value-type="float" office:value="0.01624235" calcext:value-type="float">
            <text:p>0.01624235</text:p>
          </table:table-cell>
          <table:table-cell office:value-type="float" office:value="0.005056868" calcext:value-type="float">
            <text:p>0.005056868</text:p>
          </table:table-cell>
          <table:table-cell office:value-type="float" office:value="0.0039421" calcext:value-type="float">
            <text:p>0.0039421</text:p>
          </table:table-cell>
          <table:table-cell office:value-type="float" office:value="0" calcext:value-type="float">
            <text:p>0</text:p>
          </table:table-cell>
          <table:table-cell office:value-type="float" office:value="0.03101454" calcext:value-type="float">
            <text:p>0.03101454</text:p>
          </table:table-cell>
          <table:table-cell office:value-type="float" office:value="0.009273248" calcext:value-type="float">
            <text:p>0.009273248</text:p>
          </table:table-cell>
          <table:table-cell office:value-type="float" office:value="0.009017944" calcext:value-type="float">
            <text:p>0.009017944</text:p>
          </table:table-cell>
          <table:table-cell office:value-type="float" office:value="0.01034684" calcext:value-type="float">
            <text:p>0.01034684</text:p>
          </table:table-cell>
          <table:table-cell office:value-type="float" office:value="0.01042901" calcext:value-type="float">
            <text:p>0.01042901</text:p>
          </table:table-cell>
          <table:table-cell office:value-type="float" office:value="0.009809173" calcext:value-type="float">
            <text:p>0.009809173</text:p>
          </table:table-cell>
          <table:table-cell office:value-type="float" office:value="0.009703151" calcext:value-type="float">
            <text:p>0.009703151</text:p>
          </table:table-cell>
          <table:table-cell office:value-type="float" office:value="15.59074" calcext:value-type="float">
            <text:p>15.59074</text:p>
          </table:table-cell>
          <table:table-cell office:value-type="float" office:value="16.97696" calcext:value-type="float">
            <text:p>16.97696</text:p>
          </table:table-cell>
          <table:table-cell office:value-type="float" office:value="6.01112" calcext:value-type="float">
            <text:p>6.01112</text:p>
          </table:table-cell>
          <table:table-cell office:value-type="float" office:value="2.329252" calcext:value-type="float">
            <text:p>2.329252</text:p>
          </table:table-cell>
          <table:table-cell office:value-type="float" office:value="0.7089947" calcext:value-type="float">
            <text:p>0.7089947</text:p>
          </table:table-cell>
          <table:table-cell office:value-type="float" office:value="0.4569313" calcext:value-type="float">
            <text:p>0.4569313</text:p>
          </table:table-cell>
          <table:table-cell office:value-type="float" office:value="0.3609498" calcext:value-type="float">
            <text:p>0.3609498</text:p>
          </table:table-cell>
          <table:table-cell office:value-type="float" office:value="0" calcext:value-type="float">
            <text:p>0</text:p>
          </table:table-cell>
          <table:table-cell office:value-type="float" office:value="-6100.005" calcext:value-type="float">
            <text:p>-610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343647" calcext:value-type="float">
            <text:p>-0.0033436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6.229202" calcext:value-type="float">
            <text:p>6.229202</text:p>
          </table:table-cell>
          <table:table-cell office:value-type="float" office:value="1077.146" calcext:value-type="float">
            <text:p>1077.146</text:p>
          </table:table-cell>
          <table:table-cell office:value-type="float" office:value="0" calcext:value-type="float">
            <text:p>0</text:p>
          </table:table-cell>
          <table:table-cell office:value-type="float" office:value="-23.92188" calcext:value-type="float">
            <text:p>-23.92188</text:p>
          </table:table-cell>
          <table:table-cell office:value-type="float" office:value="0.04324482" calcext:value-type="float">
            <text:p>0.04324482</text:p>
          </table:table-cell>
          <table:table-cell office:value-type="float" office:value="18.93479" calcext:value-type="float">
            <text:p>18.93479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2" calcext:value-type="float">
            <text:p>0.003143202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09" calcext:value-type="float">
            <text:p>5.259809</text:p>
          </table:table-cell>
          <table:table-cell office:value-type="float" office:value="-0.003864579" calcext:value-type="float">
            <text:p>-0.003864579</text:p>
          </table:table-cell>
          <table:table-cell office:value-type="float" office:value="-0.02160641" calcext:value-type="float">
            <text:p>-0.02160641</text:p>
          </table:table-cell>
          <table:table-cell office:value-type="float" office:value="0.00008097089" calcext:value-type="float">
            <text:p>8.097089E-05</text:p>
          </table:table-cell>
          <table:table-cell office:value-type="float" office:value="7.634888" calcext:value-type="float">
            <text:p>7.634888</text:p>
          </table:table-cell>
          <table:table-cell office:value-type="float" office:value="0.2123646" calcext:value-type="float">
            <text:p>0.2123646</text:p>
          </table:table-cell>
          <table:table-cell office:value-type="float" office:value="0.04746293" calcext:value-type="float">
            <text:p>0.04746293</text:p>
          </table:table-cell>
          <table:table-cell office:value-type="float" office:value="0.04385737" calcext:value-type="float">
            <text:p>0.04385737</text:p>
          </table:table-cell>
          <table:table-cell office:value-type="float" office:value="0.02693903" calcext:value-type="float">
            <text:p>0.02693903</text:p>
          </table:table-cell>
          <table:table-cell office:value-type="float" office:value="0.02545966" calcext:value-type="float">
            <text:p>0.02545966</text:p>
          </table:table-cell>
          <table:table-cell office:value-type="float" office:value="0.008069418" calcext:value-type="float">
            <text:p>0.008069418</text:p>
          </table:table-cell>
          <table:table-cell office:value-type="float" office:value="0.005327789" calcext:value-type="float">
            <text:p>0.005327789</text:p>
          </table:table-cell>
          <table:table-cell office:value-type="float" office:value="0.01762566" calcext:value-type="float">
            <text:p>0.01762566</text:p>
          </table:table-cell>
          <table:table-cell office:value-type="float" office:value="0.01702451" calcext:value-type="float">
            <text:p>0.01702451</text:p>
          </table:table-cell>
          <table:table-cell office:value-type="float" office:value="0.01787697" calcext:value-type="float">
            <text:p>0.01787697</text:p>
          </table:table-cell>
          <table:table-cell office:value-type="float" office:value="0.01550573" calcext:value-type="float">
            <text:p>0.01550573</text:p>
          </table:table-cell>
          <table:table-cell office:value-type="float" office:value="0.01625419" calcext:value-type="float">
            <text:p>0.01625419</text:p>
          </table:table-cell>
          <table:table-cell office:value-type="float" office:value="0.005052389" calcext:value-type="float">
            <text:p>0.005052389</text:p>
          </table:table-cell>
          <table:table-cell office:value-type="float" office:value="0.003940565" calcext:value-type="float">
            <text:p>0.003940565</text:p>
          </table:table-cell>
          <table:table-cell office:value-type="float" office:value="0" calcext:value-type="float">
            <text:p>0</text:p>
          </table:table-cell>
          <table:table-cell office:value-type="float" office:value="0.02930524" calcext:value-type="float">
            <text:p>0.02930524</text:p>
          </table:table-cell>
          <table:table-cell office:value-type="float" office:value="0.009151584" calcext:value-type="float">
            <text:p>0.009151584</text:p>
          </table:table-cell>
          <table:table-cell office:value-type="float" office:value="0.008884876" calcext:value-type="float">
            <text:p>0.008884876</text:p>
          </table:table-cell>
          <table:table-cell office:value-type="float" office:value="0.01018533" calcext:value-type="float">
            <text:p>0.01018533</text:p>
          </table:table-cell>
          <table:table-cell office:value-type="float" office:value="0.01027957" calcext:value-type="float">
            <text:p>0.01027957</text:p>
          </table:table-cell>
          <table:table-cell office:value-type="float" office:value="0.009832068" calcext:value-type="float">
            <text:p>0.009832068</text:p>
          </table:table-cell>
          <table:table-cell office:value-type="float" office:value="0.009724962" calcext:value-type="float">
            <text:p>0.009724962</text:p>
          </table:table-cell>
          <table:table-cell office:value-type="float" office:value="15.33898" calcext:value-type="float">
            <text:p>15.33898</text:p>
          </table:table-cell>
          <table:table-cell office:value-type="float" office:value="16.87247" calcext:value-type="float">
            <text:p>16.87247</text:p>
          </table:table-cell>
          <table:table-cell office:value-type="float" office:value="5.955636" calcext:value-type="float">
            <text:p>5.955636</text:p>
          </table:table-cell>
          <table:table-cell office:value-type="float" office:value="2.291526" calcext:value-type="float">
            <text:p>2.291526</text:p>
          </table:table-cell>
          <table:table-cell office:value-type="float" office:value="0.6645283" calcext:value-type="float">
            <text:p>0.6645283</text:p>
          </table:table-cell>
          <table:table-cell office:value-type="float" office:value="0.4561682" calcext:value-type="float">
            <text:p>0.4561682</text:p>
          </table:table-cell>
          <table:table-cell office:value-type="float" office:value="0.3609844" calcext:value-type="float">
            <text:p>0.3609844</text:p>
          </table:table-cell>
          <table:table-cell office:value-type="float" office:value="0" calcext:value-type="float">
            <text:p>0</text:p>
          </table:table-cell>
          <table:table-cell office:value-type="float" office:value="-6097.652" calcext:value-type="float">
            <text:p>-6097.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378066" calcext:value-type="float">
            <text:p>-0.0033780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6.347835" calcext:value-type="float">
            <text:p>6.347835</text:p>
          </table:table-cell>
          <table:table-cell office:value-type="float" office:value="1077.099" calcext:value-type="float">
            <text:p>1077.099</text:p>
          </table:table-cell>
          <table:table-cell office:value-type="float" office:value="0" calcext:value-type="float">
            <text:p>0</text:p>
          </table:table-cell>
          <table:table-cell office:value-type="float" office:value="-24.20271" calcext:value-type="float">
            <text:p>-24.20271</text:p>
          </table:table-cell>
          <table:table-cell office:value-type="float" office:value="0.04516969" calcext:value-type="float">
            <text:p>0.04516969</text:p>
          </table:table-cell>
          <table:table-cell office:value-type="float" office:value="18.72897" calcext:value-type="float">
            <text:p>18.72897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3" calcext:value-type="float">
            <text:p>0.003143203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47276" calcext:value-type="float">
            <text:p>-0.003847276</text:p>
          </table:table-cell>
          <table:table-cell office:value-type="float" office:value="-0.02157701" calcext:value-type="float">
            <text:p>-0.02157701</text:p>
          </table:table-cell>
          <table:table-cell office:value-type="float" office:value="0.00008262622" calcext:value-type="float">
            <text:p>8.262622E-05</text:p>
          </table:table-cell>
          <table:table-cell office:value-type="float" office:value="7.597478" calcext:value-type="float">
            <text:p>7.597478</text:p>
          </table:table-cell>
          <table:table-cell office:value-type="float" office:value="0.3143359" calcext:value-type="float">
            <text:p>0.3143359</text:p>
          </table:table-cell>
          <table:table-cell office:value-type="float" office:value="0.05482627" calcext:value-type="float">
            <text:p>0.05482627</text:p>
          </table:table-cell>
          <table:table-cell office:value-type="float" office:value="0.04972879" calcext:value-type="float">
            <text:p>0.04972879</text:p>
          </table:table-cell>
          <table:table-cell office:value-type="float" office:value="0.02971697" calcext:value-type="float">
            <text:p>0.02971697</text:p>
          </table:table-cell>
          <table:table-cell office:value-type="float" office:value="0.02766064" calcext:value-type="float">
            <text:p>0.02766064</text:p>
          </table:table-cell>
          <table:table-cell office:value-type="float" office:value="0.008349726" calcext:value-type="float">
            <text:p>0.008349726</text:p>
          </table:table-cell>
          <table:table-cell office:value-type="float" office:value="0.005321148" calcext:value-type="float">
            <text:p>0.005321148</text:p>
          </table:table-cell>
          <table:table-cell office:value-type="float" office:value="0.01766603" calcext:value-type="float">
            <text:p>0.01766603</text:p>
          </table:table-cell>
          <table:table-cell office:value-type="float" office:value="0.01699452" calcext:value-type="float">
            <text:p>0.01699452</text:p>
          </table:table-cell>
          <table:table-cell office:value-type="float" office:value="0.01789646" calcext:value-type="float">
            <text:p>0.01789646</text:p>
          </table:table-cell>
          <table:table-cell office:value-type="float" office:value="0.01555656" calcext:value-type="float">
            <text:p>0.01555656</text:p>
          </table:table-cell>
          <table:table-cell office:value-type="float" office:value="0.01627635" calcext:value-type="float">
            <text:p>0.01627635</text:p>
          </table:table-cell>
          <table:table-cell office:value-type="float" office:value="0.005048005" calcext:value-type="float">
            <text:p>0.005048005</text:p>
          </table:table-cell>
          <table:table-cell office:value-type="float" office:value="0.00393902" calcext:value-type="float">
            <text:p>0.00393902</text:p>
          </table:table-cell>
          <table:table-cell office:value-type="float" office:value="0" calcext:value-type="float">
            <text:p>0</text:p>
          </table:table-cell>
          <table:table-cell office:value-type="float" office:value="0.1308649" calcext:value-type="float">
            <text:p>0.1308649</text:p>
          </table:table-cell>
          <table:table-cell office:value-type="float" office:value="0.009638174" calcext:value-type="float">
            <text:p>0.009638174</text:p>
          </table:table-cell>
          <table:table-cell office:value-type="float" office:value="0.009037261" calcext:value-type="float">
            <text:p>0.009037261</text:p>
          </table:table-cell>
          <table:table-cell office:value-type="float" office:value="0.01003281" calcext:value-type="float">
            <text:p>0.01003281</text:p>
          </table:table-cell>
          <table:table-cell office:value-type="float" office:value="0.01006896" calcext:value-type="float">
            <text:p>0.01006896</text:p>
          </table:table-cell>
          <table:table-cell office:value-type="float" office:value="0.0101084" calcext:value-type="float">
            <text:p>0.0101084</text:p>
          </table:table-cell>
          <table:table-cell office:value-type="float" office:value="0.009758809" calcext:value-type="float">
            <text:p>0.009758809</text:p>
          </table:table-cell>
          <table:table-cell office:value-type="float" office:value="15.09156" calcext:value-type="float">
            <text:p>15.09156</text:p>
          </table:table-cell>
          <table:table-cell office:value-type="float" office:value="16.77125" calcext:value-type="float">
            <text:p>16.77125</text:p>
          </table:table-cell>
          <table:table-cell office:value-type="float" office:value="5.902343" calcext:value-type="float">
            <text:p>5.902343</text:p>
          </table:table-cell>
          <table:table-cell office:value-type="float" office:value="2.254874" calcext:value-type="float">
            <text:p>2.254874</text:p>
          </table:table-cell>
          <table:table-cell office:value-type="float" office:value="0.6245911" calcext:value-type="float">
            <text:p>0.6245911</text:p>
          </table:table-cell>
          <table:table-cell office:value-type="float" office:value="0.4554563" calcext:value-type="float">
            <text:p>0.4554563</text:p>
          </table:table-cell>
          <table:table-cell office:value-type="float" office:value="0.3610189" calcext:value-type="float">
            <text:p>0.3610189</text:p>
          </table:table-cell>
          <table:table-cell office:value-type="float" office:value="0" calcext:value-type="float">
            <text:p>0</text:p>
          </table:table-cell>
          <table:table-cell office:value-type="float" office:value="-1636.995" calcext:value-type="float">
            <text:p>-1636.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14662" calcext:value-type="float">
            <text:p>-0.0034146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6.355985" calcext:value-type="float">
            <text:p>6.355985</text:p>
          </table:table-cell>
          <table:table-cell office:value-type="float" office:value="1077.066" calcext:value-type="float">
            <text:p>1077.066</text:p>
          </table:table-cell>
          <table:table-cell office:value-type="float" office:value="0" calcext:value-type="float">
            <text:p>0</text:p>
          </table:table-cell>
          <table:table-cell office:value-type="float" office:value="-24.58953" calcext:value-type="float">
            <text:p>-24.58953</text:p>
          </table:table-cell>
          <table:table-cell office:value-type="float" office:value="0.04273408" calcext:value-type="float">
            <text:p>0.04273408</text:p>
          </table:table-cell>
          <table:table-cell office:value-type="float" office:value="18.52091" calcext:value-type="float">
            <text:p>18.52091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45878" calcext:value-type="float">
            <text:p>-0.003845878</text:p>
          </table:table-cell>
          <table:table-cell office:value-type="float" office:value="-0.02156779" calcext:value-type="float">
            <text:p>-0.02156779</text:p>
          </table:table-cell>
          <table:table-cell office:value-type="float" office:value="0.00008428312" calcext:value-type="float">
            <text:p>8.428312E-05</text:p>
          </table:table-cell>
          <table:table-cell office:value-type="float" office:value="7.60586" calcext:value-type="float">
            <text:p>7.60586</text:p>
          </table:table-cell>
          <table:table-cell office:value-type="float" office:value="0.1593553" calcext:value-type="float">
            <text:p>0.1593553</text:p>
          </table:table-cell>
          <table:table-cell office:value-type="float" office:value="0.04727399" calcext:value-type="float">
            <text:p>0.04727399</text:p>
          </table:table-cell>
          <table:table-cell office:value-type="float" office:value="0.04271249" calcext:value-type="float">
            <text:p>0.04271249</text:p>
          </table:table-cell>
          <table:table-cell office:value-type="float" office:value="0.02672782" calcext:value-type="float">
            <text:p>0.02672782</text:p>
          </table:table-cell>
          <table:table-cell office:value-type="float" office:value="0.02559735" calcext:value-type="float">
            <text:p>0.02559735</text:p>
          </table:table-cell>
          <table:table-cell office:value-type="float" office:value="0.008109577" calcext:value-type="float">
            <text:p>0.008109577</text:p>
          </table:table-cell>
          <table:table-cell office:value-type="float" office:value="0.005265013" calcext:value-type="float">
            <text:p>0.005265013</text:p>
          </table:table-cell>
          <table:table-cell office:value-type="float" office:value="0.01768843" calcext:value-type="float">
            <text:p>0.01768843</text:p>
          </table:table-cell>
          <table:table-cell office:value-type="float" office:value="0.01696201" calcext:value-type="float">
            <text:p>0.01696201</text:p>
          </table:table-cell>
          <table:table-cell office:value-type="float" office:value="0.01790955" calcext:value-type="float">
            <text:p>0.01790955</text:p>
          </table:table-cell>
          <table:table-cell office:value-type="float" office:value="0.01560744" calcext:value-type="float">
            <text:p>0.01560744</text:p>
          </table:table-cell>
          <table:table-cell office:value-type="float" office:value="0.01630521" calcext:value-type="float">
            <text:p>0.01630521</text:p>
          </table:table-cell>
          <table:table-cell office:value-type="float" office:value="0.005043531" calcext:value-type="float">
            <text:p>0.005043531</text:p>
          </table:table-cell>
          <table:table-cell office:value-type="float" office:value="0.00393748" calcext:value-type="float">
            <text:p>0.00393748</text:p>
          </table:table-cell>
          <table:table-cell office:value-type="float" office:value="0" calcext:value-type="float">
            <text:p>0</text:p>
          </table:table-cell>
          <table:table-cell office:value-type="float" office:value="0.0569656" calcext:value-type="float">
            <text:p>0.0569656</text:p>
          </table:table-cell>
          <table:table-cell office:value-type="float" office:value="0.01421605" calcext:value-type="float">
            <text:p>0.01421605</text:p>
          </table:table-cell>
          <table:table-cell office:value-type="float" office:value="0.008970082" calcext:value-type="float">
            <text:p>0.008970082</text:p>
          </table:table-cell>
          <table:table-cell office:value-type="float" office:value="0.0102664" calcext:value-type="float">
            <text:p>0.0102664</text:p>
          </table:table-cell>
          <table:table-cell office:value-type="float" office:value="0.01037974" calcext:value-type="float">
            <text:p>0.01037974</text:p>
          </table:table-cell>
          <table:table-cell office:value-type="float" office:value="0.009629979" calcext:value-type="float">
            <text:p>0.009629979</text:p>
          </table:table-cell>
          <table:table-cell office:value-type="float" office:value="0.009500526" calcext:value-type="float">
            <text:p>0.009500526</text:p>
          </table:table-cell>
          <table:table-cell office:value-type="float" office:value="14.84079" calcext:value-type="float">
            <text:p>14.84079</text:p>
          </table:table-cell>
          <table:table-cell office:value-type="float" office:value="16.66919" calcext:value-type="float">
            <text:p>16.66919</text:p>
          </table:table-cell>
          <table:table-cell office:value-type="float" office:value="5.849352" calcext:value-type="float">
            <text:p>5.849352</text:p>
          </table:table-cell>
          <table:table-cell office:value-type="float" office:value="2.218231" calcext:value-type="float">
            <text:p>2.218231</text:p>
          </table:table-cell>
          <table:table-cell office:value-type="float" office:value="0.5863356" calcext:value-type="float">
            <text:p>0.5863356</text:p>
          </table:table-cell>
          <table:table-cell office:value-type="float" office:value="0.4546816" calcext:value-type="float">
            <text:p>0.4546816</text:p>
          </table:table-cell>
          <table:table-cell office:value-type="float" office:value="0.3610535" calcext:value-type="float">
            <text:p>0.3610535</text:p>
          </table:table-cell>
          <table:table-cell office:value-type="float" office:value="0" calcext:value-type="float">
            <text:p>0</text:p>
          </table:table-cell>
          <table:table-cell office:value-type="float" office:value="-1635.506" calcext:value-type="float">
            <text:p>-1635.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63436" calcext:value-type="float">
            <text:p>-0.00346343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6.364617" calcext:value-type="float">
            <text:p>6.364617</text:p>
          </table:table-cell>
          <table:table-cell office:value-type="float" office:value="1077.034" calcext:value-type="float">
            <text:p>1077.034</text:p>
          </table:table-cell>
          <table:table-cell office:value-type="float" office:value="0" calcext:value-type="float">
            <text:p>0</text:p>
          </table:table-cell>
          <table:table-cell office:value-type="float" office:value="-24.99252" calcext:value-type="float">
            <text:p>-24.99252</text:p>
          </table:table-cell>
          <table:table-cell office:value-type="float" office:value="0.04175354" calcext:value-type="float">
            <text:p>0.04175354</text:p>
          </table:table-cell>
          <table:table-cell office:value-type="float" office:value="18.2977" calcext:value-type="float">
            <text:p>18.2977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37174" calcext:value-type="float">
            <text:p>-0.003837174</text:p>
          </table:table-cell>
          <table:table-cell office:value-type="float" office:value="-0.02154481" calcext:value-type="float">
            <text:p>-0.02154481</text:p>
          </table:table-cell>
          <table:table-cell office:value-type="float" office:value="0.00008686564" calcext:value-type="float">
            <text:p>8.686564E-05</text:p>
          </table:table-cell>
          <table:table-cell office:value-type="float" office:value="7.60801" calcext:value-type="float">
            <text:p>7.60801</text:p>
          </table:table-cell>
          <table:table-cell office:value-type="float" office:value="0.1302245" calcext:value-type="float">
            <text:p>0.1302245</text:p>
          </table:table-cell>
          <table:table-cell office:value-type="float" office:value="0.0402601" calcext:value-type="float">
            <text:p>0.0402601</text:p>
          </table:table-cell>
          <table:table-cell office:value-type="float" office:value="0.03855357" calcext:value-type="float">
            <text:p>0.03855357</text:p>
          </table:table-cell>
          <table:table-cell office:value-type="float" office:value="0.0246646" calcext:value-type="float">
            <text:p>0.0246646</text:p>
          </table:table-cell>
          <table:table-cell office:value-type="float" office:value="0.023851" calcext:value-type="float">
            <text:p>0.023851</text:p>
          </table:table-cell>
          <table:table-cell office:value-type="float" office:value="0.00787766" calcext:value-type="float">
            <text:p>0.00787766</text:p>
          </table:table-cell>
          <table:table-cell office:value-type="float" office:value="0.005183843" calcext:value-type="float">
            <text:p>0.005183843</text:p>
          </table:table-cell>
          <table:table-cell office:value-type="float" office:value="0.01766561" calcext:value-type="float">
            <text:p>0.01766561</text:p>
          </table:table-cell>
          <table:table-cell office:value-type="float" office:value="0.01691415" calcext:value-type="float">
            <text:p>0.01691415</text:p>
          </table:table-cell>
          <table:table-cell office:value-type="float" office:value="0.01790565" calcext:value-type="float">
            <text:p>0.01790565</text:p>
          </table:table-cell>
          <table:table-cell office:value-type="float" office:value="0.01564847" calcext:value-type="float">
            <text:p>0.01564847</text:p>
          </table:table-cell>
          <table:table-cell office:value-type="float" office:value="0.01633682" calcext:value-type="float">
            <text:p>0.01633682</text:p>
          </table:table-cell>
          <table:table-cell office:value-type="float" office:value="0.005039058" calcext:value-type="float">
            <text:p>0.005039058</text:p>
          </table:table-cell>
          <table:table-cell office:value-type="float" office:value="0.003935935" calcext:value-type="float">
            <text:p>0.003935935</text:p>
          </table:table-cell>
          <table:table-cell office:value-type="float" office:value="0" calcext:value-type="float">
            <text:p>0</text:p>
          </table:table-cell>
          <table:table-cell office:value-type="float" office:value="0.035151" calcext:value-type="float">
            <text:p>0.035151</text:p>
          </table:table-cell>
          <table:table-cell office:value-type="float" office:value="0.009987514" calcext:value-type="float">
            <text:p>0.009987514</text:p>
          </table:table-cell>
          <table:table-cell office:value-type="float" office:value="0.009097174" calcext:value-type="float">
            <text:p>0.009097174</text:p>
          </table:table-cell>
          <table:table-cell office:value-type="float" office:value="0.0106437" calcext:value-type="float">
            <text:p>0.0106437</text:p>
          </table:table-cell>
          <table:table-cell office:value-type="float" office:value="0.01069853" calcext:value-type="float">
            <text:p>0.01069853</text:p>
          </table:table-cell>
          <table:table-cell office:value-type="float" office:value="0.009345724" calcext:value-type="float">
            <text:p>0.009345724</text:p>
          </table:table-cell>
          <table:table-cell office:value-type="float" office:value="0.00927995" calcext:value-type="float">
            <text:p>0.00927995</text:p>
          </table:table-cell>
          <table:table-cell office:value-type="float" office:value="14.57986" calcext:value-type="float">
            <text:p>14.57986</text:p>
          </table:table-cell>
          <table:table-cell office:value-type="float" office:value="16.55776" calcext:value-type="float">
            <text:p>16.55776</text:p>
          </table:table-cell>
          <table:table-cell office:value-type="float" office:value="5.791677" calcext:value-type="float">
            <text:p>5.791677</text:p>
          </table:table-cell>
          <table:table-cell office:value-type="float" office:value="2.178204" calcext:value-type="float">
            <text:p>2.178204</text:p>
          </table:table-cell>
          <table:table-cell office:value-type="float" office:value="0.5426328" calcext:value-type="float">
            <text:p>0.5426328</text:p>
          </table:table-cell>
          <table:table-cell office:value-type="float" office:value="0.4538916" calcext:value-type="float">
            <text:p>0.4538916</text:p>
          </table:table-cell>
          <table:table-cell office:value-type="float" office:value="0.3610881" calcext:value-type="float">
            <text:p>0.3610881</text:p>
          </table:table-cell>
          <table:table-cell office:value-type="float" office:value="0" calcext:value-type="float">
            <text:p>0</text:p>
          </table:table-cell>
          <table:table-cell office:value-type="float" office:value="-1634.887" calcext:value-type="float">
            <text:p>-1634.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97856" calcext:value-type="float">
            <text:p>-0.0034978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6.370917" calcext:value-type="float">
            <text:p>6.370917</text:p>
          </table:table-cell>
          <table:table-cell office:value-type="float" office:value="1077.001" calcext:value-type="float">
            <text:p>1077.001</text:p>
          </table:table-cell>
          <table:table-cell office:value-type="float" office:value="0" calcext:value-type="float">
            <text:p>0</text:p>
          </table:table-cell>
          <table:table-cell office:value-type="float" office:value="-25.42987" calcext:value-type="float">
            <text:p>-25.42987</text:p>
          </table:table-cell>
          <table:table-cell office:value-type="float" office:value="0.04171207" calcext:value-type="float">
            <text:p>0.04171207</text:p>
          </table:table-cell>
          <table:table-cell office:value-type="float" office:value="18.05964" calcext:value-type="float">
            <text:p>18.05964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254" calcext:value-type="float">
            <text:p>-0.0038254</text:p>
          </table:table-cell>
          <table:table-cell office:value-type="float" office:value="-0.02151461" calcext:value-type="float">
            <text:p>-0.02151461</text:p>
          </table:table-cell>
          <table:table-cell office:value-type="float" office:value="0.0000899207" calcext:value-type="float">
            <text:p>8.99207E-05</text:p>
          </table:table-cell>
          <table:table-cell office:value-type="float" office:value="7.595409" calcext:value-type="float">
            <text:p>7.595409</text:p>
          </table:table-cell>
          <table:table-cell office:value-type="float" office:value="0.1385353" calcext:value-type="float">
            <text:p>0.1385353</text:p>
          </table:table-cell>
          <table:table-cell office:value-type="float" office:value="0.03988603" calcext:value-type="float">
            <text:p>0.03988603</text:p>
          </table:table-cell>
          <table:table-cell office:value-type="float" office:value="0.03801249" calcext:value-type="float">
            <text:p>0.03801249</text:p>
          </table:table-cell>
          <table:table-cell office:value-type="float" office:value="0.02422353" calcext:value-type="float">
            <text:p>0.02422353</text:p>
          </table:table-cell>
          <table:table-cell office:value-type="float" office:value="0.02331773" calcext:value-type="float">
            <text:p>0.02331773</text:p>
          </table:table-cell>
          <table:table-cell office:value-type="float" office:value="0.007765539" calcext:value-type="float">
            <text:p>0.007765539</text:p>
          </table:table-cell>
          <table:table-cell office:value-type="float" office:value="0.00511676" calcext:value-type="float">
            <text:p>0.00511676</text:p>
          </table:table-cell>
          <table:table-cell office:value-type="float" office:value="0.01762107" calcext:value-type="float">
            <text:p>0.01762107</text:p>
          </table:table-cell>
          <table:table-cell office:value-type="float" office:value="0.01685107" calcext:value-type="float">
            <text:p>0.01685107</text:p>
          </table:table-cell>
          <table:table-cell office:value-type="float" office:value="0.01789158" calcext:value-type="float">
            <text:p>0.01789158</text:p>
          </table:table-cell>
          <table:table-cell office:value-type="float" office:value="0.01567934" calcext:value-type="float">
            <text:p>0.01567934</text:p>
          </table:table-cell>
          <table:table-cell office:value-type="float" office:value="0.0163688" calcext:value-type="float">
            <text:p>0.0163688</text:p>
          </table:table-cell>
          <table:table-cell office:value-type="float" office:value="0.005034516" calcext:value-type="float">
            <text:p>0.005034516</text:p>
          </table:table-cell>
          <table:table-cell office:value-type="float" office:value="0.00393439" calcext:value-type="float">
            <text:p>0.00393439</text:p>
          </table:table-cell>
          <table:table-cell office:value-type="float" office:value="0" calcext:value-type="float">
            <text:p>0</text:p>
          </table:table-cell>
          <table:table-cell office:value-type="float" office:value="0.03220358" calcext:value-type="float">
            <text:p>0.03220358</text:p>
          </table:table-cell>
          <table:table-cell office:value-type="float" office:value="0.008892564" calcext:value-type="float">
            <text:p>0.008892564</text:p>
          </table:table-cell>
          <table:table-cell office:value-type="float" office:value="0.008749741" calcext:value-type="float">
            <text:p>0.008749741</text:p>
          </table:table-cell>
          <table:table-cell office:value-type="float" office:value="0.01030956" calcext:value-type="float">
            <text:p>0.01030956</text:p>
          </table:table-cell>
          <table:table-cell office:value-type="float" office:value="0.0103727" calcext:value-type="float">
            <text:p>0.0103727</text:p>
          </table:table-cell>
          <table:table-cell office:value-type="float" office:value="0.009299127" calcext:value-type="float">
            <text:p>0.009299127</text:p>
          </table:table-cell>
          <table:table-cell office:value-type="float" office:value="0.009223571" calcext:value-type="float">
            <text:p>0.009223571</text:p>
          </table:table-cell>
          <table:table-cell office:value-type="float" office:value="14.30555" calcext:value-type="float">
            <text:p>14.30555</text:p>
          </table:table-cell>
          <table:table-cell office:value-type="float" office:value="16.43833" calcext:value-type="float">
            <text:p>16.43833</text:p>
          </table:table-cell>
          <table:table-cell office:value-type="float" office:value="5.730733" calcext:value-type="float">
            <text:p>5.730733</text:p>
          </table:table-cell>
          <table:table-cell office:value-type="float" office:value="2.134898" calcext:value-type="float">
            <text:p>2.134898</text:p>
          </table:table-cell>
          <table:table-cell office:value-type="float" office:value="0.4933172" calcext:value-type="float">
            <text:p>0.4933172</text:p>
          </table:table-cell>
          <table:table-cell office:value-type="float" office:value="0.4530439" calcext:value-type="float">
            <text:p>0.4530439</text:p>
          </table:table-cell>
          <table:table-cell office:value-type="float" office:value="0.3611226" calcext:value-type="float">
            <text:p>0.3611226</text:p>
          </table:table-cell>
          <table:table-cell office:value-type="float" office:value="0" calcext:value-type="float">
            <text:p>0</text:p>
          </table:table-cell>
          <table:table-cell office:value-type="float" office:value="-1634.444" calcext:value-type="float">
            <text:p>-1634.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2728" calcext:value-type="float">
            <text:p>-0.003527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6.375845" calcext:value-type="float">
            <text:p>6.375845</text:p>
          </table:table-cell>
          <table:table-cell office:value-type="float" office:value="1076.964" calcext:value-type="float">
            <text:p>1076.964</text:p>
          </table:table-cell>
          <table:table-cell office:value-type="float" office:value="0" calcext:value-type="float">
            <text:p>0</text:p>
          </table:table-cell>
          <table:table-cell office:value-type="float" office:value="-25.8785" calcext:value-type="float">
            <text:p>-25.8785</text:p>
          </table:table-cell>
          <table:table-cell office:value-type="float" office:value="0.04189992" calcext:value-type="float">
            <text:p>0.04189992</text:p>
          </table:table-cell>
          <table:table-cell office:value-type="float" office:value="17.81903" calcext:value-type="float">
            <text:p>17.81903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13445" calcext:value-type="float">
            <text:p>-0.003813445</text:p>
          </table:table-cell>
          <table:table-cell office:value-type="float" office:value="-0.02148372" calcext:value-type="float">
            <text:p>-0.02148372</text:p>
          </table:table-cell>
          <table:table-cell office:value-type="float" office:value="0.00009278167" calcext:value-type="float">
            <text:p>9.278167E-05</text:p>
          </table:table-cell>
          <table:table-cell office:value-type="float" office:value="7.577266" calcext:value-type="float">
            <text:p>7.577266</text:p>
          </table:table-cell>
          <table:table-cell office:value-type="float" office:value="0.1350094" calcext:value-type="float">
            <text:p>0.1350094</text:p>
          </table:table-cell>
          <table:table-cell office:value-type="float" office:value="0.04239833" calcext:value-type="float">
            <text:p>0.04239833</text:p>
          </table:table-cell>
          <table:table-cell office:value-type="float" office:value="0.03960131" calcext:value-type="float">
            <text:p>0.03960131</text:p>
          </table:table-cell>
          <table:table-cell office:value-type="float" office:value="0.02495879" calcext:value-type="float">
            <text:p>0.02495879</text:p>
          </table:table-cell>
          <table:table-cell office:value-type="float" office:value="0.0238684" calcext:value-type="float">
            <text:p>0.0238684</text:p>
          </table:table-cell>
          <table:table-cell office:value-type="float" office:value="0.007785907" calcext:value-type="float">
            <text:p>0.007785907</text:p>
          </table:table-cell>
          <table:table-cell office:value-type="float" office:value="0.005092361" calcext:value-type="float">
            <text:p>0.005092361</text:p>
          </table:table-cell>
          <table:table-cell office:value-type="float" office:value="0.01759658" calcext:value-type="float">
            <text:p>0.01759658</text:p>
          </table:table-cell>
          <table:table-cell office:value-type="float" office:value="0.0167882" calcext:value-type="float">
            <text:p>0.0167882</text:p>
          </table:table-cell>
          <table:table-cell office:value-type="float" office:value="0.01788118" calcext:value-type="float">
            <text:p>0.01788118</text:p>
          </table:table-cell>
          <table:table-cell office:value-type="float" office:value="0.01570918" calcext:value-type="float">
            <text:p>0.01570918</text:p>
          </table:table-cell>
          <table:table-cell office:value-type="float" office:value="0.01640133" calcext:value-type="float">
            <text:p>0.01640133</text:p>
          </table:table-cell>
          <table:table-cell office:value-type="float" office:value="0.005029864" calcext:value-type="float">
            <text:p>0.005029864</text:p>
          </table:table-cell>
          <table:table-cell office:value-type="float" office:value="0.00393285" calcext:value-type="float">
            <text:p>0.00393285</text:p>
          </table:table-cell>
          <table:table-cell office:value-type="float" office:value="0" calcext:value-type="float">
            <text:p>0</text:p>
          </table:table-cell>
          <table:table-cell office:value-type="float" office:value="0.03045045" calcext:value-type="float">
            <text:p>0.03045045</text:p>
          </table:table-cell>
          <table:table-cell office:value-type="float" office:value="0.008762872" calcext:value-type="float">
            <text:p>0.008762872</text:p>
          </table:table-cell>
          <table:table-cell office:value-type="float" office:value="0.008530987" calcext:value-type="float">
            <text:p>0.008530987</text:p>
          </table:table-cell>
          <table:table-cell office:value-type="float" office:value="0.009914384" calcext:value-type="float">
            <text:p>0.009914384</text:p>
          </table:table-cell>
          <table:table-cell office:value-type="float" office:value="0.009981927" calcext:value-type="float">
            <text:p>0.009981927</text:p>
          </table:table-cell>
          <table:table-cell office:value-type="float" office:value="0.00937907" calcext:value-type="float">
            <text:p>0.00937907</text:p>
          </table:table-cell>
          <table:table-cell office:value-type="float" office:value="0.009063282" calcext:value-type="float">
            <text:p>0.009063282</text:p>
          </table:table-cell>
          <table:table-cell office:value-type="float" office:value="14.02467" calcext:value-type="float">
            <text:p>14.02467</text:p>
          </table:table-cell>
          <table:table-cell office:value-type="float" office:value="16.31882" calcext:value-type="float">
            <text:p>16.31882</text:p>
          </table:table-cell>
          <table:table-cell office:value-type="float" office:value="5.67161" calcext:value-type="float">
            <text:p>5.67161</text:p>
          </table:table-cell>
          <table:table-cell office:value-type="float" office:value="2.091166" calcext:value-type="float">
            <text:p>2.091166</text:p>
          </table:table-cell>
          <table:table-cell office:value-type="float" office:value="0.4421632" calcext:value-type="float">
            <text:p>0.4421632</text:p>
          </table:table-cell>
          <table:table-cell office:value-type="float" office:value="0.4520966" calcext:value-type="float">
            <text:p>0.4520966</text:p>
          </table:table-cell>
          <table:table-cell office:value-type="float" office:value="0.3611571" calcext:value-type="float">
            <text:p>0.3611571</text:p>
          </table:table-cell>
          <table:table-cell office:value-type="float" office:value="0" calcext:value-type="float">
            <text:p>0</text:p>
          </table:table-cell>
          <table:table-cell office:value-type="float" office:value="-1634.02" calcext:value-type="float">
            <text:p>-163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58266" calcext:value-type="float">
            <text:p>-0.0035582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6.382082" calcext:value-type="float">
            <text:p>6.382082</text:p>
          </table:table-cell>
          <table:table-cell office:value-type="float" office:value="1076.923" calcext:value-type="float">
            <text:p>1076.923</text:p>
          </table:table-cell>
          <table:table-cell office:value-type="float" office:value="0" calcext:value-type="float">
            <text:p>0</text:p>
          </table:table-cell>
          <table:table-cell office:value-type="float" office:value="-26.31259" calcext:value-type="float">
            <text:p>-26.31259</text:p>
          </table:table-cell>
          <table:table-cell office:value-type="float" office:value="0.04244144" calcext:value-type="float">
            <text:p>0.04244144</text:p>
          </table:table-cell>
          <table:table-cell office:value-type="float" office:value="17.58589" calcext:value-type="float">
            <text:p>17.58589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798532" calcext:value-type="float">
            <text:p>-0.003798532</text:p>
          </table:table-cell>
          <table:table-cell office:value-type="float" office:value="-0.0214528" calcext:value-type="float">
            <text:p>-0.0214528</text:p>
          </table:table-cell>
          <table:table-cell office:value-type="float" office:value="0.0000952077" calcext:value-type="float">
            <text:p>9.52077E-05</text:p>
          </table:table-cell>
          <table:table-cell office:value-type="float" office:value="7.555927" calcext:value-type="float">
            <text:p>7.555927</text:p>
          </table:table-cell>
          <table:table-cell office:value-type="float" office:value="0.1516596" calcext:value-type="float">
            <text:p>0.1516596</text:p>
          </table:table-cell>
          <table:table-cell office:value-type="float" office:value="0.04545474" calcext:value-type="float">
            <text:p>0.04545474</text:p>
          </table:table-cell>
          <table:table-cell office:value-type="float" office:value="0.04190802" calcext:value-type="float">
            <text:p>0.04190802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492178" calcext:value-type="float">
            <text:p>0.02492178</text:p>
          </table:table-cell>
          <table:table-cell office:value-type="float" office:value="0.007912588" calcext:value-type="float">
            <text:p>0.007912588</text:p>
          </table:table-cell>
          <table:table-cell office:value-type="float" office:value="0.005108667" calcext:value-type="float">
            <text:p>0.005108667</text:p>
          </table:table-cell>
          <table:table-cell office:value-type="float" office:value="0.01762242" calcext:value-type="float">
            <text:p>0.01762242</text:p>
          </table:table-cell>
          <table:table-cell office:value-type="float" office:value="0.01673578" calcext:value-type="float">
            <text:p>0.01673578</text:p>
          </table:table-cell>
          <table:table-cell office:value-type="float" office:value="0.01787749" calcext:value-type="float">
            <text:p>0.01787749</text:p>
          </table:table-cell>
          <table:table-cell office:value-type="float" office:value="0.01574446" calcext:value-type="float">
            <text:p>0.01574446</text:p>
          </table:table-cell>
          <table:table-cell office:value-type="float" office:value="0.01643587" calcext:value-type="float">
            <text:p>0.01643587</text:p>
          </table:table-cell>
          <table:table-cell office:value-type="float" office:value="0.005025115" calcext:value-type="float">
            <text:p>0.005025115</text:p>
          </table:table-cell>
          <table:table-cell office:value-type="float" office:value="0.003931304" calcext:value-type="float">
            <text:p>0.003931304</text:p>
          </table:table-cell>
          <table:table-cell office:value-type="float" office:value="0" calcext:value-type="float">
            <text:p>0</text:p>
          </table:table-cell>
          <table:table-cell office:value-type="float" office:value="0.05532741" calcext:value-type="float">
            <text:p>0.05532741</text:p>
          </table:table-cell>
          <table:table-cell office:value-type="float" office:value="0.008749346" calcext:value-type="float">
            <text:p>0.008749346</text:p>
          </table:table-cell>
          <table:table-cell office:value-type="float" office:value="0.008452788" calcext:value-type="float">
            <text:p>0.008452788</text:p>
          </table:table-cell>
          <table:table-cell office:value-type="float" office:value="0.009692016" calcext:value-type="float">
            <text:p>0.009692016</text:p>
          </table:table-cell>
          <table:table-cell office:value-type="float" office:value="0.00973886" calcext:value-type="float">
            <text:p>0.00973886</text:p>
          </table:table-cell>
          <table:table-cell office:value-type="float" office:value="0.009526679" calcext:value-type="float">
            <text:p>0.009526679</text:p>
          </table:table-cell>
          <table:table-cell office:value-type="float" office:value="0.00902653" calcext:value-type="float">
            <text:p>0.00902653</text:p>
          </table:table-cell>
          <table:table-cell office:value-type="float" office:value="13.74823" calcext:value-type="float">
            <text:p>13.74823</text:p>
          </table:table-cell>
          <table:table-cell office:value-type="float" office:value="16.20383" calcext:value-type="float">
            <text:p>16.20383</text:p>
          </table:table-cell>
          <table:table-cell office:value-type="float" office:value="5.615767" calcext:value-type="float">
            <text:p>5.615767</text:p>
          </table:table-cell>
          <table:table-cell office:value-type="float" office:value="2.049432" calcext:value-type="float">
            <text:p>2.049432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4510344" calcext:value-type="float">
            <text:p>0.4510344</text:p>
          </table:table-cell>
          <table:table-cell office:value-type="float" office:value="0.3611911" calcext:value-type="float">
            <text:p>0.3611911</text:p>
          </table:table-cell>
          <table:table-cell office:value-type="float" office:value="0" calcext:value-type="float">
            <text:p>0</text:p>
          </table:table-cell>
          <table:table-cell office:value-type="float" office:value="-1611.123" calcext:value-type="float">
            <text:p>-1611.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91209" calcext:value-type="float">
            <text:p>-0.0035912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6.387258" calcext:value-type="float">
            <text:p>6.387258</text:p>
          </table:table-cell>
          <table:table-cell office:value-type="float" office:value="1076.888" calcext:value-type="float">
            <text:p>1076.888</text:p>
          </table:table-cell>
          <table:table-cell office:value-type="float" office:value="0" calcext:value-type="float">
            <text:p>0</text:p>
          </table:table-cell>
          <table:table-cell office:value-type="float" office:value="-26.7306" calcext:value-type="float">
            <text:p>-26.7306</text:p>
          </table:table-cell>
          <table:table-cell office:value-type="float" office:value="0.04157322" calcext:value-type="float">
            <text:p>0.04157322</text:p>
          </table:table-cell>
          <table:table-cell office:value-type="float" office:value="17.3581" calcext:value-type="float">
            <text:p>17.3581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84342" calcext:value-type="float">
            <text:p>-0.003884342</text:p>
          </table:table-cell>
          <table:table-cell office:value-type="float" office:value="-0.02143298" calcext:value-type="float">
            <text:p>-0.02143298</text:p>
          </table:table-cell>
          <table:table-cell office:value-type="float" office:value="0.00009747341" calcext:value-type="float">
            <text:p>9.747341E-05</text:p>
          </table:table-cell>
          <table:table-cell office:value-type="float" office:value="7.556699" calcext:value-type="float">
            <text:p>7.556699</text:p>
          </table:table-cell>
          <table:table-cell office:value-type="float" office:value="0.09509511" calcext:value-type="float">
            <text:p>0.09509511</text:p>
          </table:table-cell>
          <table:table-cell office:value-type="float" office:value="0.0420882" calcext:value-type="float">
            <text:p>0.0420882</text:p>
          </table:table-cell>
          <table:table-cell office:value-type="float" office:value="0.03958005" calcext:value-type="float">
            <text:p>0.03958005</text:p>
          </table:table-cell>
          <table:table-cell office:value-type="float" office:value="0.02524911" calcext:value-type="float">
            <text:p>0.02524911</text:p>
          </table:table-cell>
          <table:table-cell office:value-type="float" office:value="0.02434975" calcext:value-type="float">
            <text:p>0.02434975</text:p>
          </table:table-cell>
          <table:table-cell office:value-type="float" office:value="0.007858486" calcext:value-type="float">
            <text:p>0.007858486</text:p>
          </table:table-cell>
          <table:table-cell office:value-type="float" office:value="0.005098214" calcext:value-type="float">
            <text:p>0.005098214</text:p>
          </table:table-cell>
          <table:table-cell office:value-type="float" office:value="0.01766519" calcext:value-type="float">
            <text:p>0.01766519</text:p>
          </table:table-cell>
          <table:table-cell office:value-type="float" office:value="0.01668938" calcext:value-type="float">
            <text:p>0.01668938</text:p>
          </table:table-cell>
          <table:table-cell office:value-type="float" office:value="0.01787398" calcext:value-type="float">
            <text:p>0.01787398</text:p>
          </table:table-cell>
          <table:table-cell office:value-type="float" office:value="0.01578218" calcext:value-type="float">
            <text:p>0.01578218</text:p>
          </table:table-cell>
          <table:table-cell office:value-type="float" office:value="0.01647358" calcext:value-type="float">
            <text:p>0.01647358</text:p>
          </table:table-cell>
          <table:table-cell office:value-type="float" office:value="0.005020314" calcext:value-type="float">
            <text:p>0.005020314</text:p>
          </table:table-cell>
          <table:table-cell office:value-type="float" office:value="0.003929728" calcext:value-type="float">
            <text:p>0.003929728</text:p>
          </table:table-cell>
          <table:table-cell office:value-type="float" office:value="0" calcext:value-type="float">
            <text:p>0</text:p>
          </table:table-cell>
          <table:table-cell office:value-type="float" office:value="0.02667632" calcext:value-type="float">
            <text:p>0.02667632</text:p>
          </table:table-cell>
          <table:table-cell office:value-type="float" office:value="0.008658525" calcext:value-type="float">
            <text:p>0.008658525</text:p>
          </table:table-cell>
          <table:table-cell office:value-type="float" office:value="0.008380081" calcext:value-type="float">
            <text:p>0.008380081</text:p>
          </table:table-cell>
          <table:table-cell office:value-type="float" office:value="0.009729279" calcext:value-type="float">
            <text:p>0.009729279</text:p>
          </table:table-cell>
          <table:table-cell office:value-type="float" office:value="0.009746372" calcext:value-type="float">
            <text:p>0.009746372</text:p>
          </table:table-cell>
          <table:table-cell office:value-type="float" office:value="0.009382415" calcext:value-type="float">
            <text:p>0.009382415</text:p>
          </table:table-cell>
          <table:table-cell office:value-type="float" office:value="0.00892986" calcext:value-type="float">
            <text:p>0.00892986</text:p>
          </table:table-cell>
          <table:table-cell office:value-type="float" office:value="13.47712" calcext:value-type="float">
            <text:p>13.47712</text:p>
          </table:table-cell>
          <table:table-cell office:value-type="float" office:value="16.09202" calcext:value-type="float">
            <text:p>16.09202</text:p>
          </table:table-cell>
          <table:table-cell office:value-type="float" office:value="5.562067" calcext:value-type="float">
            <text:p>5.562067</text:p>
          </table:table-cell>
          <table:table-cell office:value-type="float" office:value="2.009066" calcext:value-type="float">
            <text:p>2.009066</text:p>
          </table:table-cell>
          <table:table-cell office:value-type="float" office:value="0.3436962" calcext:value-type="float">
            <text:p>0.3436962</text:p>
          </table:table-cell>
          <table:table-cell office:value-type="float" office:value="0.4498854" calcext:value-type="float">
            <text:p>0.4498854</text:p>
          </table:table-cell>
          <table:table-cell office:value-type="float" office:value="0.3612231" calcext:value-type="float">
            <text:p>0.3612231</text:p>
          </table:table-cell>
          <table:table-cell office:value-type="float" office:value="0" calcext:value-type="float">
            <text:p>0</text:p>
          </table:table-cell>
          <table:table-cell office:value-type="float" office:value="-1607.019" calcext:value-type="float">
            <text:p>-1607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741729" calcext:value-type="float">
            <text:p>-0.0037417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6.40237" calcext:value-type="float">
            <text:p>6.40237</text:p>
          </table:table-cell>
          <table:table-cell office:value-type="float" office:value="1076.85" calcext:value-type="float">
            <text:p>1076.85</text:p>
          </table:table-cell>
          <table:table-cell office:value-type="float" office:value="0" calcext:value-type="float">
            <text:p>0</text:p>
          </table:table-cell>
          <table:table-cell office:value-type="float" office:value="-27.13076" calcext:value-type="float">
            <text:p>-27.13076</text:p>
          </table:table-cell>
          <table:table-cell office:value-type="float" office:value="0.04202485" calcext:value-type="float">
            <text:p>0.04202485</text:p>
          </table:table-cell>
          <table:table-cell office:value-type="float" office:value="17.13464" calcext:value-type="float">
            <text:p>17.13464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917021" calcext:value-type="float">
            <text:p>-0.003917021</text:p>
          </table:table-cell>
          <table:table-cell office:value-type="float" office:value="-0.0214027" calcext:value-type="float">
            <text:p>-0.0214027</text:p>
          </table:table-cell>
          <table:table-cell office:value-type="float" office:value="0.00009996472" calcext:value-type="float">
            <text:p>9.996472E-05</text:p>
          </table:table-cell>
          <table:table-cell office:value-type="float" office:value="7.539489" calcext:value-type="float">
            <text:p>7.539489</text:p>
          </table:table-cell>
          <table:table-cell office:value-type="float" office:value="0.110272" calcext:value-type="float">
            <text:p>0.110272</text:p>
          </table:table-cell>
          <table:table-cell office:value-type="float" office:value="0.04476839" calcext:value-type="float">
            <text:p>0.04476839</text:p>
          </table:table-cell>
          <table:table-cell office:value-type="float" office:value="0.04142051" calcext:value-type="float">
            <text:p>0.04142051</text:p>
          </table:table-cell>
          <table:table-cell office:value-type="float" office:value="0.02606225" calcext:value-type="float">
            <text:p>0.02606225</text:p>
          </table:table-cell>
          <table:table-cell office:value-type="float" office:value="0.02491292" calcext:value-type="float">
            <text:p>0.02491292</text:p>
          </table:table-cell>
          <table:table-cell office:value-type="float" office:value="0.007905348" calcext:value-type="float">
            <text:p>0.007905348</text:p>
          </table:table-cell>
          <table:table-cell office:value-type="float" office:value="0.005088389" calcext:value-type="float">
            <text:p>0.005088389</text:p>
          </table:table-cell>
          <table:table-cell office:value-type="float" office:value="0.01771501" calcext:value-type="float">
            <text:p>0.01771501</text:p>
          </table:table-cell>
          <table:table-cell office:value-type="float" office:value="0.0166446" calcext:value-type="float">
            <text:p>0.0166446</text:p>
          </table:table-cell>
          <table:table-cell office:value-type="float" office:value="0.01786786" calcext:value-type="float">
            <text:p>0.01786786</text:p>
          </table:table-cell>
          <table:table-cell office:value-type="float" office:value="0.01581943" calcext:value-type="float">
            <text:p>0.01581943</text:p>
          </table:table-cell>
          <table:table-cell office:value-type="float" office:value="0.01651272" calcext:value-type="float">
            <text:p>0.01651272</text:p>
          </table:table-cell>
          <table:table-cell office:value-type="float" office:value="0.005015736" calcext:value-type="float">
            <text:p>0.005015736</text:p>
          </table:table-cell>
          <table:table-cell office:value-type="float" office:value="0.003928146" calcext:value-type="float">
            <text:p>0.003928146</text:p>
          </table:table-cell>
          <table:table-cell office:value-type="float" office:value="0" calcext:value-type="float">
            <text:p>0</text:p>
          </table:table-cell>
          <table:table-cell office:value-type="float" office:value="0.01349728" calcext:value-type="float">
            <text:p>0.01349728</text:p>
          </table:table-cell>
          <table:table-cell office:value-type="float" office:value="0.008574989" calcext:value-type="float">
            <text:p>0.008574989</text:p>
          </table:table-cell>
          <table:table-cell office:value-type="float" office:value="0.00832382" calcext:value-type="float">
            <text:p>0.00832382</text:p>
          </table:table-cell>
          <table:table-cell office:value-type="float" office:value="0.009570543" calcext:value-type="float">
            <text:p>0.009570543</text:p>
          </table:table-cell>
          <table:table-cell office:value-type="float" office:value="0.009593725" calcext:value-type="float">
            <text:p>0.009593725</text:p>
          </table:table-cell>
          <table:table-cell office:value-type="float" office:value="0.009382822" calcext:value-type="float">
            <text:p>0.009382822</text:p>
          </table:table-cell>
          <table:table-cell office:value-type="float" office:value="0.008834369" calcext:value-type="float">
            <text:p>0.008834369</text:p>
          </table:table-cell>
          <table:table-cell office:value-type="float" office:value="13.21361" calcext:value-type="float">
            <text:p>13.21361</text:p>
          </table:table-cell>
          <table:table-cell office:value-type="float" office:value="15.98063" calcext:value-type="float">
            <text:p>15.98063</text:p>
          </table:table-cell>
          <table:table-cell office:value-type="float" office:value="5.509754" calcext:value-type="float">
            <text:p>5.509754</text:p>
          </table:table-cell>
          <table:table-cell office:value-type="float" office:value="1.968828" calcext:value-type="float">
            <text:p>1.968828</text:p>
          </table:table-cell>
          <table:table-cell office:value-type="float" office:value="0.2955827" calcext:value-type="float">
            <text:p>0.2955827</text:p>
          </table:table-cell>
          <table:table-cell office:value-type="float" office:value="0.4488813" calcext:value-type="float">
            <text:p>0.4488813</text:p>
          </table:table-cell>
          <table:table-cell office:value-type="float" office:value="0.3612552" calcext:value-type="float">
            <text:p>0.3612552</text:p>
          </table:table-cell>
          <table:table-cell office:value-type="float" office:value="0" calcext:value-type="float">
            <text:p>0</text:p>
          </table:table-cell>
          <table:table-cell office:value-type="float" office:value="-1491.806" calcext:value-type="float">
            <text:p>-1491.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833632" calcext:value-type="float">
            <text:p>-0.0038336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6.407392" calcext:value-type="float">
            <text:p>6.407392</text:p>
          </table:table-cell>
          <table:table-cell office:value-type="float" office:value="1076.808" calcext:value-type="float">
            <text:p>1076.808</text:p>
          </table:table-cell>
          <table:table-cell office:value-type="float" office:value="0" calcext:value-type="float">
            <text:p>0</text:p>
          </table:table-cell>
          <table:table-cell office:value-type="float" office:value="-27.53005" calcext:value-type="float">
            <text:p>-27.53005</text:p>
          </table:table-cell>
          <table:table-cell office:value-type="float" office:value="0.04224926" calcext:value-type="float">
            <text:p>0.04224926</text:p>
          </table:table-cell>
          <table:table-cell office:value-type="float" office:value="16.91625" calcext:value-type="float">
            <text:p>16.91625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902884" calcext:value-type="float">
            <text:p>-0.003902884</text:p>
          </table:table-cell>
          <table:table-cell office:value-type="float" office:value="-0.02137207" calcext:value-type="float">
            <text:p>-0.02137207</text:p>
          </table:table-cell>
          <table:table-cell office:value-type="float" office:value="0.0001020947" calcext:value-type="float">
            <text:p>0.0001020947</text:p>
          </table:table-cell>
          <table:table-cell office:value-type="float" office:value="7.517198" calcext:value-type="float">
            <text:p>7.517198</text:p>
          </table:table-cell>
          <table:table-cell office:value-type="float" office:value="0.1079918" calcext:value-type="float">
            <text:p>0.1079918</text:p>
          </table:table-cell>
          <table:table-cell office:value-type="float" office:value="0.04610611" calcext:value-type="float">
            <text:p>0.04610611</text:p>
          </table:table-cell>
          <table:table-cell office:value-type="float" office:value="0.04262331" calcext:value-type="float">
            <text:p>0.04262331</text:p>
          </table:table-cell>
          <table:table-cell office:value-type="float" office:value="0.02682427" calcext:value-type="float">
            <text:p>0.02682427</text:p>
          </table:table-cell>
          <table:table-cell office:value-type="float" office:value="0.02566244" calcext:value-type="float">
            <text:p>0.02566244</text:p>
          </table:table-cell>
          <table:table-cell office:value-type="float" office:value="0.008019466" calcext:value-type="float">
            <text:p>0.008019466</text:p>
          </table:table-cell>
          <table:table-cell office:value-type="float" office:value="0.005119377" calcext:value-type="float">
            <text:p>0.005119377</text:p>
          </table:table-cell>
          <table:table-cell office:value-type="float" office:value="0.01780638" calcext:value-type="float">
            <text:p>0.01780638</text:p>
          </table:table-cell>
          <table:table-cell office:value-type="float" office:value="0.01660399" calcext:value-type="float">
            <text:p>0.01660399</text:p>
          </table:table-cell>
          <table:table-cell office:value-type="float" office:value="0.01786236" calcext:value-type="float">
            <text:p>0.01786236</text:p>
          </table:table-cell>
          <table:table-cell office:value-type="float" office:value="0.01585837" calcext:value-type="float">
            <text:p>0.01585837</text:p>
          </table:table-cell>
          <table:table-cell office:value-type="float" office:value="0.01655307" calcext:value-type="float">
            <text:p>0.01655307</text:p>
          </table:table-cell>
          <table:table-cell office:value-type="float" office:value="0.005011216" calcext:value-type="float">
            <text:p>0.005011216</text:p>
          </table:table-cell>
          <table:table-cell office:value-type="float" office:value="0.003926558" calcext:value-type="float">
            <text:p>0.003926558</text:p>
          </table:table-cell>
          <table:table-cell office:value-type="float" office:value="0" calcext:value-type="float">
            <text:p>0</text:p>
          </table:table-cell>
          <table:table-cell office:value-type="float" office:value="0.01289978" calcext:value-type="float">
            <text:p>0.01289978</text:p>
          </table:table-cell>
          <table:table-cell office:value-type="float" office:value="0.00852982" calcext:value-type="float">
            <text:p>0.00852982</text:p>
          </table:table-cell>
          <table:table-cell office:value-type="float" office:value="0.008272831" calcext:value-type="float">
            <text:p>0.008272831</text:p>
          </table:table-cell>
          <table:table-cell office:value-type="float" office:value="0.00943437" calcext:value-type="float">
            <text:p>0.00943437</text:p>
          </table:table-cell>
          <table:table-cell office:value-type="float" office:value="0.009441053" calcext:value-type="float">
            <text:p>0.009441053</text:p>
          </table:table-cell>
          <table:table-cell office:value-type="float" office:value="0.009521074" calcext:value-type="float">
            <text:p>0.009521074</text:p>
          </table:table-cell>
          <table:table-cell office:value-type="float" office:value="0.008657955" calcext:value-type="float">
            <text:p>0.008657955</text:p>
          </table:table-cell>
          <table:table-cell office:value-type="float" office:value="12.95284" calcext:value-type="float">
            <text:p>12.95284</text:p>
          </table:table-cell>
          <table:table-cell office:value-type="float" office:value="15.87165" calcext:value-type="float">
            <text:p>15.87165</text:p>
          </table:table-cell>
          <table:table-cell office:value-type="float" office:value="5.45965" calcext:value-type="float">
            <text:p>5.45965</text:p>
          </table:table-cell>
          <table:table-cell office:value-type="float" office:value="1.929557" calcext:value-type="float">
            <text:p>1.929557</text:p>
          </table:table-cell>
          <table:table-cell office:value-type="float" office:value="0.2494078" calcext:value-type="float">
            <text:p>0.2494078</text:p>
          </table:table-cell>
          <table:table-cell office:value-type="float" office:value="0.4478866" calcext:value-type="float">
            <text:p>0.4478866</text:p>
          </table:table-cell>
          <table:table-cell office:value-type="float" office:value="0.3612873" calcext:value-type="float">
            <text:p>0.3612873</text:p>
          </table:table-cell>
          <table:table-cell office:value-type="float" office:value="0" calcext:value-type="float">
            <text:p>0</text:p>
          </table:table-cell>
          <table:table-cell office:value-type="float" office:value="-1465.898" calcext:value-type="float">
            <text:p>-1465.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866828" calcext:value-type="float">
            <text:p>-0.0038668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6.467448" calcext:value-type="float">
            <text:p>6.467448</text:p>
          </table:table-cell>
          <table:table-cell office:value-type="float" office:value="1076.765" calcext:value-type="float">
            <text:p>1076.765</text:p>
          </table:table-cell>
          <table:table-cell office:value-type="float" office:value="0" calcext:value-type="float">
            <text:p>0</text:p>
          </table:table-cell>
          <table:table-cell office:value-type="float" office:value="-27.86314" calcext:value-type="float">
            <text:p>-27.86314</text:p>
          </table:table-cell>
          <table:table-cell office:value-type="float" office:value="0.04267466" calcext:value-type="float">
            <text:p>0.04267466</text:p>
          </table:table-cell>
          <table:table-cell office:value-type="float" office:value="16.70163" calcext:value-type="float">
            <text:p>16.70163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86519" calcext:value-type="float">
            <text:p>-0.003886519</text:p>
          </table:table-cell>
          <table:table-cell office:value-type="float" office:value="-0.02134138" calcext:value-type="float">
            <text:p>-0.02134138</text:p>
          </table:table-cell>
          <table:table-cell office:value-type="float" office:value="0.0001039408" calcext:value-type="float">
            <text:p>0.0001039408</text:p>
          </table:table-cell>
          <table:table-cell office:value-type="float" office:value="7.492234" calcext:value-type="float">
            <text:p>7.492234</text:p>
          </table:table-cell>
          <table:table-cell office:value-type="float" office:value="0.107138" calcext:value-type="float">
            <text:p>0.107138</text:p>
          </table:table-cell>
          <table:table-cell office:value-type="float" office:value="0.04919982" calcext:value-type="float">
            <text:p>0.04919982</text:p>
          </table:table-cell>
          <table:table-cell office:value-type="float" office:value="0.04504247" calcext:value-type="float">
            <text:p>0.04504247</text:p>
          </table:table-cell>
          <table:table-cell office:value-type="float" office:value="0.02805296" calcext:value-type="float">
            <text:p>0.02805296</text:p>
          </table:table-cell>
          <table:table-cell office:value-type="float" office:value="0.02672443" calcext:value-type="float">
            <text:p>0.02672443</text:p>
          </table:table-cell>
          <table:table-cell office:value-type="float" office:value="0.008166003" calcext:value-type="float">
            <text:p>0.008166003</text:p>
          </table:table-cell>
          <table:table-cell office:value-type="float" office:value="0.005159649" calcext:value-type="float">
            <text:p>0.005159649</text:p>
          </table:table-cell>
          <table:table-cell office:value-type="float" office:value="0.01792442" calcext:value-type="float">
            <text:p>0.01792442</text:p>
          </table:table-cell>
          <table:table-cell office:value-type="float" office:value="0.01656483" calcext:value-type="float">
            <text:p>0.01656483</text:p>
          </table:table-cell>
          <table:table-cell office:value-type="float" office:value="0.01785529" calcext:value-type="float">
            <text:p>0.01785529</text:p>
          </table:table-cell>
          <table:table-cell office:value-type="float" office:value="0.01589769" calcext:value-type="float">
            <text:p>0.01589769</text:p>
          </table:table-cell>
          <table:table-cell office:value-type="float" office:value="0.01659505" calcext:value-type="float">
            <text:p>0.01659505</text:p>
          </table:table-cell>
          <table:table-cell office:value-type="float" office:value="0.005006606" calcext:value-type="float">
            <text:p>0.005006606</text:p>
          </table:table-cell>
          <table:table-cell office:value-type="float" office:value="0.003924976" calcext:value-type="float">
            <text:p>0.003924976</text:p>
          </table:table-cell>
          <table:table-cell office:value-type="float" office:value="0" calcext:value-type="float">
            <text:p>0</text:p>
          </table:table-cell>
          <table:table-cell office:value-type="float" office:value="0.01254523" calcext:value-type="float">
            <text:p>0.01254523</text:p>
          </table:table-cell>
          <table:table-cell office:value-type="float" office:value="0.008583114" calcext:value-type="float">
            <text:p>0.008583114</text:p>
          </table:table-cell>
          <table:table-cell office:value-type="float" office:value="0.008268081" calcext:value-type="float">
            <text:p>0.008268081</text:p>
          </table:table-cell>
          <table:table-cell office:value-type="float" office:value="0.009327097" calcext:value-type="float">
            <text:p>0.009327097</text:p>
          </table:table-cell>
          <table:table-cell office:value-type="float" office:value="0.009312873" calcext:value-type="float">
            <text:p>0.009312873</text:p>
          </table:table-cell>
          <table:table-cell office:value-type="float" office:value="0.009642839" calcext:value-type="float">
            <text:p>0.009642839</text:p>
          </table:table-cell>
          <table:table-cell office:value-type="float" office:value="0.008626197" calcext:value-type="float">
            <text:p>0.008626197</text:p>
          </table:table-cell>
          <table:table-cell office:value-type="float" office:value="12.693" calcext:value-type="float">
            <text:p>12.693</text:p>
          </table:table-cell>
          <table:table-cell office:value-type="float" office:value="15.7639" calcext:value-type="float">
            <text:p>15.7639</text:p>
          </table:table-cell>
          <table:table-cell office:value-type="float" office:value="5.411726" calcext:value-type="float">
            <text:p>5.411726</text:p>
          </table:table-cell>
          <table:table-cell office:value-type="float" office:value="1.890983" calcext:value-type="float">
            <text:p>1.890983</text:p>
          </table:table-cell>
          <table:table-cell office:value-type="float" office:value="0.2055614" calcext:value-type="float">
            <text:p>0.2055614</text:p>
          </table:table-cell>
          <table:table-cell office:value-type="float" office:value="0.4467711" calcext:value-type="float">
            <text:p>0.4467711</text:p>
          </table:table-cell>
          <table:table-cell office:value-type="float" office:value="0.3613194" calcext:value-type="float">
            <text:p>0.3613194</text:p>
          </table:table-cell>
          <table:table-cell office:value-type="float" office:value="0" calcext:value-type="float">
            <text:p>0</text:p>
          </table:table-cell>
          <table:table-cell office:value-type="float" office:value="-1102.567" calcext:value-type="float">
            <text:p>-1102.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901108" calcext:value-type="float">
            <text:p>-0.0039011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6.576437" calcext:value-type="float">
            <text:p>6.576437</text:p>
          </table:table-cell>
          <table:table-cell office:value-type="float" office:value="1076.718" calcext:value-type="float">
            <text:p>1076.718</text:p>
          </table:table-cell>
          <table:table-cell office:value-type="float" office:value="0" calcext:value-type="float">
            <text:p>0</text:p>
          </table:table-cell>
          <table:table-cell office:value-type="float" office:value="-28.13595" calcext:value-type="float">
            <text:p>-28.13595</text:p>
          </table:table-cell>
          <table:table-cell office:value-type="float" office:value="0.04340039" calcext:value-type="float">
            <text:p>0.04340039</text:p>
          </table:table-cell>
          <table:table-cell office:value-type="float" office:value="16.49126" calcext:value-type="float">
            <text:p>16.49126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82" calcext:value-type="float">
            <text:p>5.25982</text:p>
          </table:table-cell>
          <table:table-cell office:value-type="float" office:value="-0.003865573" calcext:value-type="float">
            <text:p>-0.003865573</text:p>
          </table:table-cell>
          <table:table-cell office:value-type="float" office:value="-0.02131064" calcext:value-type="float">
            <text:p>-0.02131064</text:p>
          </table:table-cell>
          <table:table-cell office:value-type="float" office:value="0.0001053257" calcext:value-type="float">
            <text:p>0.0001053257</text:p>
          </table:table-cell>
          <table:table-cell office:value-type="float" office:value="7.461517" calcext:value-type="float">
            <text:p>7.461517</text:p>
          </table:table-cell>
          <table:table-cell office:value-type="float" office:value="0.1144438" calcext:value-type="float">
            <text:p>0.1144438</text:p>
          </table:table-cell>
          <table:table-cell office:value-type="float" office:value="0.05388068" calcext:value-type="float">
            <text:p>0.05388068</text:p>
          </table:table-cell>
          <table:table-cell office:value-type="float" office:value="0.04867739" calcext:value-type="float">
            <text:p>0.04867739</text:p>
          </table:table-cell>
          <table:table-cell office:value-type="float" office:value="0.02985553" calcext:value-type="float">
            <text:p>0.02985553</text:p>
          </table:table-cell>
          <table:table-cell office:value-type="float" office:value="0.02828646" calcext:value-type="float">
            <text:p>0.02828646</text:p>
          </table:table-cell>
          <table:table-cell office:value-type="float" office:value="0.008440141" calcext:value-type="float">
            <text:p>0.008440141</text:p>
          </table:table-cell>
          <table:table-cell office:value-type="float" office:value="0.005230049" calcext:value-type="float">
            <text:p>0.005230049</text:p>
          </table:table-cell>
          <table:table-cell office:value-type="float" office:value="0.0180857" calcext:value-type="float">
            <text:p>0.0180857</text:p>
          </table:table-cell>
          <table:table-cell office:value-type="float" office:value="0.01653057" calcext:value-type="float">
            <text:p>0.01653057</text:p>
          </table:table-cell>
          <table:table-cell office:value-type="float" office:value="0.01784745" calcext:value-type="float">
            <text:p>0.01784745</text:p>
          </table:table-cell>
          <table:table-cell office:value-type="float" office:value="0.01593574" calcext:value-type="float">
            <text:p>0.01593574</text:p>
          </table:table-cell>
          <table:table-cell office:value-type="float" office:value="0.01663928" calcext:value-type="float">
            <text:p>0.01663928</text:p>
          </table:table-cell>
          <table:table-cell office:value-type="float" office:value="0.005001912" calcext:value-type="float">
            <text:p>0.005001912</text:p>
          </table:table-cell>
          <table:table-cell office:value-type="float" office:value="0.003923388" calcext:value-type="float">
            <text:p>0.003923388</text:p>
          </table:table-cell>
          <table:table-cell office:value-type="float" office:value="0" calcext:value-type="float">
            <text:p>0</text:p>
          </table:table-cell>
          <table:table-cell office:value-type="float" office:value="0.01226949" calcext:value-type="float">
            <text:p>0.01226949</text:p>
          </table:table-cell>
          <table:table-cell office:value-type="float" office:value="0.008721412" calcext:value-type="float">
            <text:p>0.008721412</text:p>
          </table:table-cell>
          <table:table-cell office:value-type="float" office:value="0.008316113" calcext:value-type="float">
            <text:p>0.008316113</text:p>
          </table:table-cell>
          <table:table-cell office:value-type="float" office:value="0.009244309" calcext:value-type="float">
            <text:p>0.009244309</text:p>
          </table:table-cell>
          <table:table-cell office:value-type="float" office:value="0.009195402" calcext:value-type="float">
            <text:p>0.009195402</text:p>
          </table:table-cell>
          <table:table-cell office:value-type="float" office:value="0.009734751" calcext:value-type="float">
            <text:p>0.009734751</text:p>
          </table:table-cell>
          <table:table-cell office:value-type="float" office:value="0.008601747" calcext:value-type="float">
            <text:p>0.008601747</text:p>
          </table:table-cell>
          <table:table-cell office:value-type="float" office:value="12.434" calcext:value-type="float">
            <text:p>12.434</text:p>
          </table:table-cell>
          <table:table-cell office:value-type="float" office:value="15.6572" calcext:value-type="float">
            <text:p>15.6572</text:p>
          </table:table-cell>
          <table:table-cell office:value-type="float" office:value="5.366254" calcext:value-type="float">
            <text:p>5.366254</text:p>
          </table:table-cell>
          <table:table-cell office:value-type="float" office:value="1.852775" calcext:value-type="float">
            <text:p>1.852775</text:p>
          </table:table-cell>
          <table:table-cell office:value-type="float" office:value="0.1650668" calcext:value-type="float">
            <text:p>0.1650668</text:p>
          </table:table-cell>
          <table:table-cell office:value-type="float" office:value="0.4455427" calcext:value-type="float">
            <text:p>0.4455427</text:p>
          </table:table-cell>
          <table:table-cell office:value-type="float" office:value="0.3613515" calcext:value-type="float">
            <text:p>0.3613515</text:p>
          </table:table-cell>
          <table:table-cell office:value-type="float" office:value="0" calcext:value-type="float">
            <text:p>0</text:p>
          </table:table-cell>
          <table:table-cell office:value-type="float" office:value="-764.0384" calcext:value-type="float">
            <text:p>-764.0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937063" calcext:value-type="float">
            <text:p>-0.0039370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6.713809" calcext:value-type="float">
            <text:p>6.713809</text:p>
          </table:table-cell>
          <table:table-cell office:value-type="float" office:value="1076.668" calcext:value-type="float">
            <text:p>1076.668</text:p>
          </table:table-cell>
          <table:table-cell office:value-type="float" office:value="0" calcext:value-type="float">
            <text:p>0</text:p>
          </table:table-cell>
          <table:table-cell office:value-type="float" office:value="-28.3654" calcext:value-type="float">
            <text:p>-28.3654</text:p>
          </table:table-cell>
          <table:table-cell office:value-type="float" office:value="0.04411896" calcext:value-type="float">
            <text:p>0.04411896</text:p>
          </table:table-cell>
          <table:table-cell office:value-type="float" office:value="16.28848" calcext:value-type="float">
            <text:p>16.28848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9238" calcext:value-type="float">
            <text:p>5.259238</text:p>
          </table:table-cell>
          <table:table-cell office:value-type="float" office:value="-0.003850393" calcext:value-type="float">
            <text:p>-0.003850393</text:p>
          </table:table-cell>
          <table:table-cell office:value-type="float" office:value="-0.02128031" calcext:value-type="float">
            <text:p>-0.02128031</text:p>
          </table:table-cell>
          <table:table-cell office:value-type="float" office:value="0.0001063916" calcext:value-type="float">
            <text:p>0.0001063916</text:p>
          </table:table-cell>
          <table:table-cell office:value-type="float" office:value="7.426953" calcext:value-type="float">
            <text:p>7.426953</text:p>
          </table:table-cell>
          <table:table-cell office:value-type="float" office:value="0.1223641" calcext:value-type="float">
            <text:p>0.1223641</text:p>
          </table:table-cell>
          <table:table-cell office:value-type="float" office:value="0.05765922" calcext:value-type="float">
            <text:p>0.05765922</text:p>
          </table:table-cell>
          <table:table-cell office:value-type="float" office:value="0.05179567" calcext:value-type="float">
            <text:p>0.05179567</text:p>
          </table:table-cell>
          <table:table-cell office:value-type="float" office:value="0.03154448" calcext:value-type="float">
            <text:p>0.03154448</text:p>
          </table:table-cell>
          <table:table-cell office:value-type="float" office:value="0.02982335" calcext:value-type="float">
            <text:p>0.02982335</text:p>
          </table:table-cell>
          <table:table-cell office:value-type="float" office:value="0.008772127" calcext:value-type="float">
            <text:p>0.008772127</text:p>
          </table:table-cell>
          <table:table-cell office:value-type="float" office:value="0.005313474" calcext:value-type="float">
            <text:p>0.005313474</text:p>
          </table:table-cell>
          <table:table-cell office:value-type="float" office:value="0.01830283" calcext:value-type="float">
            <text:p>0.01830283</text:p>
          </table:table-cell>
          <table:table-cell office:value-type="float" office:value="0.01650561" calcext:value-type="float">
            <text:p>0.01650561</text:p>
          </table:table-cell>
          <table:table-cell office:value-type="float" office:value="0.01784009" calcext:value-type="float">
            <text:p>0.01784009</text:p>
          </table:table-cell>
          <table:table-cell office:value-type="float" office:value="0.0159753" calcext:value-type="float">
            <text:p>0.0159753</text:p>
          </table:table-cell>
          <table:table-cell office:value-type="float" office:value="0.01668562" calcext:value-type="float">
            <text:p>0.01668562</text:p>
          </table:table-cell>
          <table:table-cell office:value-type="float" office:value="0.005014326" calcext:value-type="float">
            <text:p>0.005014326</text:p>
          </table:table-cell>
          <table:table-cell office:value-type="float" office:value="0.003904164" calcext:value-type="float">
            <text:p>0.003904164</text:p>
          </table:table-cell>
          <table:table-cell office:value-type="float" office:value="0" calcext:value-type="float">
            <text:p>0</text:p>
          </table:table-cell>
          <table:table-cell office:value-type="float" office:value="0.01933946" calcext:value-type="float">
            <text:p>0.01933946</text:p>
          </table:table-cell>
          <table:table-cell office:value-type="float" office:value="0.008782013" calcext:value-type="float">
            <text:p>0.008782013</text:p>
          </table:table-cell>
          <table:table-cell office:value-type="float" office:value="0.008340489" calcext:value-type="float">
            <text:p>0.008340489</text:p>
          </table:table-cell>
          <table:table-cell office:value-type="float" office:value="0.009197709" calcext:value-type="float">
            <text:p>0.009197709</text:p>
          </table:table-cell>
          <table:table-cell office:value-type="float" office:value="0.009114095" calcext:value-type="float">
            <text:p>0.009114095</text:p>
          </table:table-cell>
          <table:table-cell office:value-type="float" office:value="0.009622818" calcext:value-type="float">
            <text:p>0.009622818</text:p>
          </table:table-cell>
          <table:table-cell office:value-type="float" office:value="0.008614415" calcext:value-type="float">
            <text:p>0.008614415</text:p>
          </table:table-cell>
          <table:table-cell office:value-type="float" office:value="12.1774" calcext:value-type="float">
            <text:p>12.1774</text:p>
          </table:table-cell>
          <table:table-cell office:value-type="float" office:value="15.55288" calcext:value-type="float">
            <text:p>15.55288</text:p>
          </table:table-cell>
          <table:table-cell office:value-type="float" office:value="5.323778" calcext:value-type="float">
            <text:p>5.323778</text:p>
          </table:table-cell>
          <table:table-cell office:value-type="float" office:value="1.815636" calcext:value-type="float">
            <text:p>1.815636</text:p>
          </table:table-cell>
          <table:table-cell office:value-type="float" office:value="0.1299149" calcext:value-type="float">
            <text:p>0.1299149</text:p>
          </table:table-cell>
          <table:table-cell office:value-type="float" office:value="0.4517612" calcext:value-type="float">
            <text:p>0.4517612</text:p>
          </table:table-cell>
          <table:table-cell office:value-type="float" office:value="0.3544534" calcext:value-type="float">
            <text:p>0.3544534</text:p>
          </table:table-cell>
          <table:table-cell office:value-type="float" office:value="0" calcext:value-type="float">
            <text:p>0</text:p>
          </table:table-cell>
          <table:table-cell office:value-type="float" office:value="-551.8876" calcext:value-type="float">
            <text:p>-551.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974249" calcext:value-type="float">
            <text:p>-0.0039742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6.857887" calcext:value-type="float">
            <text:p>6.857887</text:p>
          </table:table-cell>
          <table:table-cell office:value-type="float" office:value="1076.618" calcext:value-type="float">
            <text:p>1076.618</text:p>
          </table:table-cell>
          <table:table-cell office:value-type="float" office:value="0" calcext:value-type="float">
            <text:p>0</text:p>
          </table:table-cell>
          <table:table-cell office:value-type="float" office:value="-28.57714" calcext:value-type="float">
            <text:p>-28.57714</text:p>
          </table:table-cell>
          <table:table-cell office:value-type="float" office:value="0.04458689" calcext:value-type="float">
            <text:p>0.04458689</text:p>
          </table:table-cell>
          <table:table-cell office:value-type="float" office:value="16.0908" calcext:value-type="float">
            <text:p>16.0908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838" calcext:value-type="float">
            <text:p>5.25838</text:p>
          </table:table-cell>
          <table:table-cell office:value-type="float" office:value="-0.003837859" calcext:value-type="float">
            <text:p>-0.003837859</text:p>
          </table:table-cell>
          <table:table-cell office:value-type="float" office:value="-0.02125127" calcext:value-type="float">
            <text:p>-0.02125127</text:p>
          </table:table-cell>
          <table:table-cell office:value-type="float" office:value="0.0001074544" calcext:value-type="float">
            <text:p>0.0001074544</text:p>
          </table:table-cell>
          <table:table-cell office:value-type="float" office:value="7.394352" calcext:value-type="float">
            <text:p>7.394352</text:p>
          </table:table-cell>
          <table:table-cell office:value-type="float" office:value="0.1249719" calcext:value-type="float">
            <text:p>0.1249719</text:p>
          </table:table-cell>
          <table:table-cell office:value-type="float" office:value="0.0591996" calcext:value-type="float">
            <text:p>0.0591996</text:p>
          </table:table-cell>
          <table:table-cell office:value-type="float" office:value="0.05326483" calcext:value-type="float">
            <text:p>0.05326483</text:p>
          </table:table-cell>
          <table:table-cell office:value-type="float" office:value="0.03249384" calcext:value-type="float">
            <text:p>0.03249384</text:p>
          </table:table-cell>
          <table:table-cell office:value-type="float" office:value="0.03077547" calcext:value-type="float">
            <text:p>0.03077547</text:p>
          </table:table-cell>
          <table:table-cell office:value-type="float" office:value="0.008994444" calcext:value-type="float">
            <text:p>0.008994444</text:p>
          </table:table-cell>
          <table:table-cell office:value-type="float" office:value="0.005372983" calcext:value-type="float">
            <text:p>0.005372983</text:p>
          </table:table-cell>
          <table:table-cell office:value-type="float" office:value="0.0185269" calcext:value-type="float">
            <text:p>0.0185269</text:p>
          </table:table-cell>
          <table:table-cell office:value-type="float" office:value="0.01648759" calcext:value-type="float">
            <text:p>0.01648759</text:p>
          </table:table-cell>
          <table:table-cell office:value-type="float" office:value="0.01782797" calcext:value-type="float">
            <text:p>0.01782797</text:p>
          </table:table-cell>
          <table:table-cell office:value-type="float" office:value="0.01601449" calcext:value-type="float">
            <text:p>0.01601449</text:p>
          </table:table-cell>
          <table:table-cell office:value-type="float" office:value="0.01673432" calcext:value-type="float">
            <text:p>0.01673432</text:p>
          </table:table-cell>
          <table:table-cell office:value-type="float" office:value="0.005003163" calcext:value-type="float">
            <text:p>0.005003163</text:p>
          </table:table-cell>
          <table:table-cell office:value-type="float" office:value="0.003908539" calcext:value-type="float">
            <text:p>0.003908539</text:p>
          </table:table-cell>
          <table:table-cell office:value-type="float" office:value="0" calcext:value-type="float">
            <text:p>0</text:p>
          </table:table-cell>
          <table:table-cell office:value-type="float" office:value="0.02334394" calcext:value-type="float">
            <text:p>0.02334394</text:p>
          </table:table-cell>
          <table:table-cell office:value-type="float" office:value="0.008722646" calcext:value-type="float">
            <text:p>0.008722646</text:p>
          </table:table-cell>
          <table:table-cell office:value-type="float" office:value="0.008299286" calcext:value-type="float">
            <text:p>0.008299286</text:p>
          </table:table-cell>
          <table:table-cell office:value-type="float" office:value="0.009146196" calcext:value-type="float">
            <text:p>0.009146196</text:p>
          </table:table-cell>
          <table:table-cell office:value-type="float" office:value="0.009052513" calcext:value-type="float">
            <text:p>0.009052513</text:p>
          </table:table-cell>
          <table:table-cell office:value-type="float" office:value="0.00952283" calcext:value-type="float">
            <text:p>0.00952283</text:p>
          </table:table-cell>
          <table:table-cell office:value-type="float" office:value="0.0085922" calcext:value-type="float">
            <text:p>0.0085922</text:p>
          </table:table-cell>
          <table:table-cell office:value-type="float" office:value="11.92129" calcext:value-type="float">
            <text:p>11.92129</text:p>
          </table:table-cell>
          <table:table-cell office:value-type="float" office:value="15.44921" calcext:value-type="float">
            <text:p>15.44921</text:p>
          </table:table-cell>
          <table:table-cell office:value-type="float" office:value="5.283269" calcext:value-type="float">
            <text:p>5.283269</text:p>
          </table:table-cell>
          <table:table-cell office:value-type="float" office:value="1.778793" calcext:value-type="float">
            <text:p>1.778793</text:p>
          </table:table-cell>
          <table:table-cell office:value-type="float" office:value="0.1003788" calcext:value-type="float">
            <text:p>0.1003788</text:p>
          </table:table-cell>
          <table:table-cell office:value-type="float" office:value="0.4470434" calcext:value-type="float">
            <text:p>0.4470434</text:p>
          </table:table-cell>
          <table:table-cell office:value-type="float" office:value="0.3588054" calcext:value-type="float">
            <text:p>0.3588054</text:p>
          </table:table-cell>
          <table:table-cell office:value-type="float" office:value="0" calcext:value-type="float">
            <text:p>0</text:p>
          </table:table-cell>
          <table:table-cell office:value-type="float" office:value="-426.2129" calcext:value-type="float">
            <text:p>-426.2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011266" calcext:value-type="float">
            <text:p>-0.0040112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6.994405" calcext:value-type="float">
            <text:p>6.994405</text:p>
          </table:table-cell>
          <table:table-cell office:value-type="float" office:value="1076.57" calcext:value-type="float">
            <text:p>1076.57</text:p>
          </table:table-cell>
          <table:table-cell office:value-type="float" office:value="0" calcext:value-type="float">
            <text:p>0</text:p>
          </table:table-cell>
          <table:table-cell office:value-type="float" office:value="-28.78957" calcext:value-type="float">
            <text:p>-28.78957</text:p>
          </table:table-cell>
          <table:table-cell office:value-type="float" office:value="0.04449051" calcext:value-type="float">
            <text:p>0.04449051</text:p>
          </table:table-cell>
          <table:table-cell office:value-type="float" office:value="15.89571" calcext:value-type="float">
            <text:p>15.89571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7565" calcext:value-type="float">
            <text:p>5.257565</text:p>
          </table:table-cell>
          <table:table-cell office:value-type="float" office:value="-0.003841666" calcext:value-type="float">
            <text:p>-0.003841666</text:p>
          </table:table-cell>
          <table:table-cell office:value-type="float" office:value="-0.02122219" calcext:value-type="float">
            <text:p>-0.02122219</text:p>
          </table:table-cell>
          <table:table-cell office:value-type="float" office:value="0.0001085238" calcext:value-type="float">
            <text:p>0.0001085238</text:p>
          </table:table-cell>
          <table:table-cell office:value-type="float" office:value="7.370104" calcext:value-type="float">
            <text:p>7.370104</text:p>
          </table:table-cell>
          <table:table-cell office:value-type="float" office:value="0.1072626" calcext:value-type="float">
            <text:p>0.1072626</text:p>
          </table:table-cell>
          <table:table-cell office:value-type="float" office:value="0.05756961" calcext:value-type="float">
            <text:p>0.05756961</text:p>
          </table:table-cell>
          <table:table-cell office:value-type="float" office:value="0.05249138" calcext:value-type="float">
            <text:p>0.05249138</text:p>
          </table:table-cell>
          <table:table-cell office:value-type="float" office:value="0.03239152" calcext:value-type="float">
            <text:p>0.03239152</text:p>
          </table:table-cell>
          <table:table-cell office:value-type="float" office:value="0.03088557" calcext:value-type="float">
            <text:p>0.03088557</text:p>
          </table:table-cell>
          <table:table-cell office:value-type="float" office:value="0.009019714" calcext:value-type="float">
            <text:p>0.009019714</text:p>
          </table:table-cell>
          <table:table-cell office:value-type="float" office:value="0.005391715" calcext:value-type="float">
            <text:p>0.005391715</text:p>
          </table:table-cell>
          <table:table-cell office:value-type="float" office:value="0.01873169" calcext:value-type="float">
            <text:p>0.01873169</text:p>
          </table:table-cell>
          <table:table-cell office:value-type="float" office:value="0.01647311" calcext:value-type="float">
            <text:p>0.01647311</text:p>
          </table:table-cell>
          <table:table-cell office:value-type="float" office:value="0.01780871" calcext:value-type="float">
            <text:p>0.01780871</text:p>
          </table:table-cell>
          <table:table-cell office:value-type="float" office:value="0.01604967" calcext:value-type="float">
            <text:p>0.01604967</text:p>
          </table:table-cell>
          <table:table-cell office:value-type="float" office:value="0.01678485" calcext:value-type="float">
            <text:p>0.01678485</text:p>
          </table:table-cell>
          <table:table-cell office:value-type="float" office:value="0.004994371" calcext:value-type="float">
            <text:p>0.004994371</text:p>
          </table:table-cell>
          <table:table-cell office:value-type="float" office:value="0.003910697" calcext:value-type="float">
            <text:p>0.003910697</text:p>
          </table:table-cell>
          <table:table-cell office:value-type="float" office:value="0" calcext:value-type="float">
            <text:p>0</text:p>
          </table:table-cell>
          <table:table-cell office:value-type="float" office:value="0.01573048" calcext:value-type="float">
            <text:p>0.01573048</text:p>
          </table:table-cell>
          <table:table-cell office:value-type="float" office:value="0.008502703" calcext:value-type="float">
            <text:p>0.008502703</text:p>
          </table:table-cell>
          <table:table-cell office:value-type="float" office:value="0.008168703" calcext:value-type="float">
            <text:p>0.008168703</text:p>
          </table:table-cell>
          <table:table-cell office:value-type="float" office:value="0.009064832" calcext:value-type="float">
            <text:p>0.009064832</text:p>
          </table:table-cell>
          <table:table-cell office:value-type="float" office:value="0.008991173" calcext:value-type="float">
            <text:p>0.008991173</text:p>
          </table:table-cell>
          <table:table-cell office:value-type="float" office:value="0.00952877" calcext:value-type="float">
            <text:p>0.00952877</text:p>
          </table:table-cell>
          <table:table-cell office:value-type="float" office:value="0.00852579" calcext:value-type="float">
            <text:p>0.00852579</text:p>
          </table:table-cell>
          <table:table-cell office:value-type="float" office:value="11.66359" calcext:value-type="float">
            <text:p>11.66359</text:p>
          </table:table-cell>
          <table:table-cell office:value-type="float" office:value="15.34422" calcext:value-type="float">
            <text:p>15.34422</text:p>
          </table:table-cell>
          <table:table-cell office:value-type="float" office:value="5.243559" calcext:value-type="float">
            <text:p>5.243559</text:p>
          </table:table-cell>
          <table:table-cell office:value-type="float" office:value="1.741662" calcext:value-type="float">
            <text:p>1.741662</text:p>
          </table:table-cell>
          <table:table-cell office:value-type="float" office:value="0.07687476" calcext:value-type="float">
            <text:p>0.07687476</text:p>
          </table:table-cell>
          <table:table-cell office:value-type="float" office:value="0.4436047" calcext:value-type="float">
            <text:p>0.4436047</text:p>
          </table:table-cell>
          <table:table-cell office:value-type="float" office:value="0.3620852" calcext:value-type="float">
            <text:p>0.3620852</text:p>
          </table:table-cell>
          <table:table-cell office:value-type="float" office:value="0" calcext:value-type="float">
            <text:p>0</text:p>
          </table:table-cell>
          <table:table-cell office:value-type="float" office:value="-350.2075" calcext:value-type="float">
            <text:p>-350.2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072494" calcext:value-type="float">
            <text:p>-0.0040724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6.994617" calcext:value-type="float">
            <text:p>6.994617</text:p>
          </table:table-cell>
          <table:table-cell office:value-type="float" office:value="1076.528" calcext:value-type="float">
            <text:p>1076.528</text:p>
          </table:table-cell>
          <table:table-cell office:value-type="float" office:value="0" calcext:value-type="float">
            <text:p>0</text:p>
          </table:table-cell>
          <table:table-cell office:value-type="float" office:value="-29.13194" calcext:value-type="float">
            <text:p>-29.13194</text:p>
          </table:table-cell>
          <table:table-cell office:value-type="float" office:value="0.04344681" calcext:value-type="float">
            <text:p>0.04344681</text:p>
          </table:table-cell>
          <table:table-cell office:value-type="float" office:value="15.70308" calcext:value-type="float">
            <text:p>15.70308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7207" calcext:value-type="float">
            <text:p>5.257207</text:p>
          </table:table-cell>
          <table:table-cell office:value-type="float" office:value="-0.003819189" calcext:value-type="float">
            <text:p>-0.003819189</text:p>
          </table:table-cell>
          <table:table-cell office:value-type="float" office:value="-0.02118942" calcext:value-type="float">
            <text:p>-0.02118942</text:p>
          </table:table-cell>
          <table:table-cell office:value-type="float" office:value="0.0001095895" calcext:value-type="float">
            <text:p>0.0001095895</text:p>
          </table:table-cell>
          <table:table-cell office:value-type="float" office:value="7.355299" calcext:value-type="float">
            <text:p>7.355299</text:p>
          </table:table-cell>
          <table:table-cell office:value-type="float" office:value="0.08842573" calcext:value-type="float">
            <text:p>0.08842573</text:p>
          </table:table-cell>
          <table:table-cell office:value-type="float" office:value="0.04873532" calcext:value-type="float">
            <text:p>0.04873532</text:p>
          </table:table-cell>
          <table:table-cell office:value-type="float" office:value="0.04596798" calcext:value-type="float">
            <text:p>0.04596798</text:p>
          </table:table-cell>
          <table:table-cell office:value-type="float" office:value="0.02950539" calcext:value-type="float">
            <text:p>0.02950539</text:p>
          </table:table-cell>
          <table:table-cell office:value-type="float" office:value="0.02880941" calcext:value-type="float">
            <text:p>0.02880941</text:p>
          </table:table-cell>
          <table:table-cell office:value-type="float" office:value="0.008640563" calcext:value-type="float">
            <text:p>0.008640563</text:p>
          </table:table-cell>
          <table:table-cell office:value-type="float" office:value="0.005329037" calcext:value-type="float">
            <text:p>0.005329037</text:p>
          </table:table-cell>
          <table:table-cell office:value-type="float" office:value="0.01887765" calcext:value-type="float">
            <text:p>0.01887765</text:p>
          </table:table-cell>
          <table:table-cell office:value-type="float" office:value="0.01646014" calcext:value-type="float">
            <text:p>0.01646014</text:p>
          </table:table-cell>
          <table:table-cell office:value-type="float" office:value="0.01778029" calcext:value-type="float">
            <text:p>0.01778029</text:p>
          </table:table-cell>
          <table:table-cell office:value-type="float" office:value="0.01608034" calcext:value-type="float">
            <text:p>0.01608034</text:p>
          </table:table-cell>
          <table:table-cell office:value-type="float" office:value="0.01683612" calcext:value-type="float">
            <text:p>0.01683612</text:p>
          </table:table-cell>
          <table:table-cell office:value-type="float" office:value="0.00498784" calcext:value-type="float">
            <text:p>0.00498784</text:p>
          </table:table-cell>
          <table:table-cell office:value-type="float" office:value="0.003910875" calcext:value-type="float">
            <text:p>0.003910875</text:p>
          </table:table-cell>
          <table:table-cell office:value-type="float" office:value="0" calcext:value-type="float">
            <text:p>0</text:p>
          </table:table-cell>
          <table:table-cell office:value-type="float" office:value="0.01503339" calcext:value-type="float">
            <text:p>0.01503339</text:p>
          </table:table-cell>
          <table:table-cell office:value-type="float" office:value="0.008178486" calcext:value-type="float">
            <text:p>0.008178486</text:p>
          </table:table-cell>
          <table:table-cell office:value-type="float" office:value="0.00799548" calcext:value-type="float">
            <text:p>0.00799548</text:p>
          </table:table-cell>
          <table:table-cell office:value-type="float" office:value="0.009081054" calcext:value-type="float">
            <text:p>0.009081054</text:p>
          </table:table-cell>
          <table:table-cell office:value-type="float" office:value="0.009025873" calcext:value-type="float">
            <text:p>0.009025873</text:p>
          </table:table-cell>
          <table:table-cell office:value-type="float" office:value="0.009540444" calcext:value-type="float">
            <text:p>0.009540444</text:p>
          </table:table-cell>
          <table:table-cell office:value-type="float" office:value="0.008365262" calcext:value-type="float">
            <text:p>0.008365262</text:p>
          </table:table-cell>
          <table:table-cell office:value-type="float" office:value="11.40483" calcext:value-type="float">
            <text:p>11.40483</text:p>
          </table:table-cell>
          <table:table-cell office:value-type="float" office:value="15.23718" calcext:value-type="float">
            <text:p>15.23718</text:p>
          </table:table-cell>
          <table:table-cell office:value-type="float" office:value="5.203824" calcext:value-type="float">
            <text:p>5.203824</text:p>
          </table:table-cell>
          <table:table-cell office:value-type="float" office:value="1.704336" calcext:value-type="float">
            <text:p>1.704336</text:p>
          </table:table-cell>
          <table:table-cell office:value-type="float" office:value="0.06063507" calcext:value-type="float">
            <text:p>0.06063507</text:p>
          </table:table-cell>
          <table:table-cell office:value-type="float" office:value="0.441402" calcext:value-type="float">
            <text:p>0.441402</text:p>
          </table:table-cell>
          <table:table-cell office:value-type="float" office:value="0.3636245" calcext:value-type="float">
            <text:p>0.3636245</text:p>
          </table:table-cell>
          <table:table-cell office:value-type="float" office:value="0" calcext:value-type="float">
            <text:p>0</text:p>
          </table:table-cell>
          <table:table-cell office:value-type="float" office:value="-349.2682" calcext:value-type="float">
            <text:p>-349.2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05408" calcext:value-type="float">
            <text:p>-0.0041054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6.998744" calcext:value-type="float">
            <text:p>6.998744</text:p>
          </table:table-cell>
          <table:table-cell office:value-type="float" office:value="1076.49" calcext:value-type="float">
            <text:p>1076.49</text:p>
          </table:table-cell>
          <table:table-cell office:value-type="float" office:value="0" calcext:value-type="float">
            <text:p>0</text:p>
          </table:table-cell>
          <table:table-cell office:value-type="float" office:value="-29.47555" calcext:value-type="float">
            <text:p>-29.47555</text:p>
          </table:table-cell>
          <table:table-cell office:value-type="float" office:value="0.0432526" calcext:value-type="float">
            <text:p>0.0432526</text:p>
          </table:table-cell>
          <table:table-cell office:value-type="float" office:value="15.50916" calcext:value-type="float">
            <text:p>15.50916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8" calcext:value-type="float">
            <text:p>0.003143208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7207" calcext:value-type="float">
            <text:p>5.257207</text:p>
          </table:table-cell>
          <table:table-cell office:value-type="float" office:value="-0.003807579" calcext:value-type="float">
            <text:p>-0.003807579</text:p>
          </table:table-cell>
          <table:table-cell office:value-type="float" office:value="-0.02115788" calcext:value-type="float">
            <text:p>-0.02115788</text:p>
          </table:table-cell>
          <table:table-cell office:value-type="float" office:value="0.0001110859" calcext:value-type="float">
            <text:p>0.0001110859</text:p>
          </table:table-cell>
          <table:table-cell office:value-type="float" office:value="7.342499" calcext:value-type="float">
            <text:p>7.342499</text:p>
          </table:table-cell>
          <table:table-cell office:value-type="float" office:value="0.105152" calcext:value-type="float">
            <text:p>0.105152</text:p>
          </table:table-cell>
          <table:table-cell office:value-type="float" office:value="0.04560127" calcext:value-type="float">
            <text:p>0.04560127</text:p>
          </table:table-cell>
          <table:table-cell office:value-type="float" office:value="0.04338267" calcext:value-type="float">
            <text:p>0.04338267</text:p>
          </table:table-cell>
          <table:table-cell office:value-type="float" office:value="0.02804728" calcext:value-type="float">
            <text:p>0.02804728</text:p>
          </table:table-cell>
          <table:table-cell office:value-type="float" office:value="0.02743219" calcext:value-type="float">
            <text:p>0.02743219</text:p>
          </table:table-cell>
          <table:table-cell office:value-type="float" office:value="0.008343121" calcext:value-type="float">
            <text:p>0.008343121</text:p>
          </table:table-cell>
          <table:table-cell office:value-type="float" office:value="0.00522439" calcext:value-type="float">
            <text:p>0.00522439</text:p>
          </table:table-cell>
          <table:table-cell office:value-type="float" office:value="0.01891671" calcext:value-type="float">
            <text:p>0.01891671</text:p>
          </table:table-cell>
          <table:table-cell office:value-type="float" office:value="0.01643906" calcext:value-type="float">
            <text:p>0.01643906</text:p>
          </table:table-cell>
          <table:table-cell office:value-type="float" office:value="0.01773635" calcext:value-type="float">
            <text:p>0.01773635</text:p>
          </table:table-cell>
          <table:table-cell office:value-type="float" office:value="0.01610322" calcext:value-type="float">
            <text:p>0.01610322</text:p>
          </table:table-cell>
          <table:table-cell office:value-type="float" office:value="0.01688663" calcext:value-type="float">
            <text:p>0.01688663</text:p>
          </table:table-cell>
          <table:table-cell office:value-type="float" office:value="0.004982859" calcext:value-type="float">
            <text:p>0.004982859</text:p>
          </table:table-cell>
          <table:table-cell office:value-type="float" office:value="0.003909491" calcext:value-type="float">
            <text:p>0.003909491</text:p>
          </table:table-cell>
          <table:table-cell office:value-type="float" office:value="0" calcext:value-type="float">
            <text:p>0</text:p>
          </table:table-cell>
          <table:table-cell office:value-type="float" office:value="0.04763684" calcext:value-type="float">
            <text:p>0.04763684</text:p>
          </table:table-cell>
          <table:table-cell office:value-type="float" office:value="0.00814419" calcext:value-type="float">
            <text:p>0.00814419</text:p>
          </table:table-cell>
          <table:table-cell office:value-type="float" office:value="0.007963753" calcext:value-type="float">
            <text:p>0.007963753</text:p>
          </table:table-cell>
          <table:table-cell office:value-type="float" office:value="0.009088307" calcext:value-type="float">
            <text:p>0.009088307</text:p>
          </table:table-cell>
          <table:table-cell office:value-type="float" office:value="0.00902776" calcext:value-type="float">
            <text:p>0.00902776</text:p>
          </table:table-cell>
          <table:table-cell office:value-type="float" office:value="0.009302484" calcext:value-type="float">
            <text:p>0.009302484</text:p>
          </table:table-cell>
          <table:table-cell office:value-type="float" office:value="0.0081638" calcext:value-type="float">
            <text:p>0.0081638</text:p>
          </table:table-cell>
          <table:table-cell office:value-type="float" office:value="11.14253" calcext:value-type="float">
            <text:p>11.14253</text:p>
          </table:table-cell>
          <table:table-cell office:value-type="float" office:value="15.12548" calcext:value-type="float">
            <text:p>15.12548</text:p>
          </table:table-cell>
          <table:table-cell office:value-type="float" office:value="5.162442" calcext:value-type="float">
            <text:p>5.162442</text:p>
          </table:table-cell>
          <table:table-cell office:value-type="float" office:value="1.665026" calcext:value-type="float">
            <text:p>1.665026</text:p>
          </table:table-cell>
          <table:table-cell office:value-type="float" office:value="0.05146484" calcext:value-type="float">
            <text:p>0.05146484</text:p>
          </table:table-cell>
          <table:table-cell office:value-type="float" office:value="0.4399034" calcext:value-type="float">
            <text:p>0.4399034</text:p>
          </table:table-cell>
          <table:table-cell office:value-type="float" office:value="0.3637713" calcext:value-type="float">
            <text:p>0.3637713</text:p>
          </table:table-cell>
          <table:table-cell office:value-type="float" office:value="0" calcext:value-type="float">
            <text:p>0</text:p>
          </table:table-cell>
          <table:table-cell office:value-type="float" office:value="-346.2732" calcext:value-type="float">
            <text:p>-346.2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36414" calcext:value-type="float">
            <text:p>-0.0041364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7.004388" calcext:value-type="float">
            <text:p>7.004388</text:p>
          </table:table-cell>
          <table:table-cell office:value-type="float" office:value="1076.456" calcext:value-type="float">
            <text:p>1076.456</text:p>
          </table:table-cell>
          <table:table-cell office:value-type="float" office:value="0" calcext:value-type="float">
            <text:p>0</text:p>
          </table:table-cell>
          <table:table-cell office:value-type="float" office:value="-29.83441" calcext:value-type="float">
            <text:p>-29.83441</text:p>
          </table:table-cell>
          <table:table-cell office:value-type="float" office:value="0.04276993" calcext:value-type="float">
            <text:p>0.04276993</text:p>
          </table:table-cell>
          <table:table-cell office:value-type="float" office:value="15.30295" calcext:value-type="float">
            <text:p>15.30295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09" calcext:value-type="float">
            <text:p>0.003143209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7004" calcext:value-type="float">
            <text:p>5.257004</text:p>
          </table:table-cell>
          <table:table-cell office:value-type="float" office:value="-0.00380264" calcext:value-type="float">
            <text:p>-0.00380264</text:p>
          </table:table-cell>
          <table:table-cell office:value-type="float" office:value="-0.02114396" calcext:value-type="float">
            <text:p>-0.02114396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7.343467" calcext:value-type="float">
            <text:p>7.343467</text:p>
          </table:table-cell>
          <table:table-cell office:value-type="float" office:value="0.1058589" calcext:value-type="float">
            <text:p>0.1058589</text:p>
          </table:table-cell>
          <table:table-cell office:value-type="float" office:value="0.04148275" calcext:value-type="float">
            <text:p>0.04148275</text:p>
          </table:table-cell>
          <table:table-cell office:value-type="float" office:value="0.03999036" calcext:value-type="float">
            <text:p>0.03999036</text:p>
          </table:table-cell>
          <table:table-cell office:value-type="float" office:value="0.02627271" calcext:value-type="float">
            <text:p>0.02627271</text:p>
          </table:table-cell>
          <table:table-cell office:value-type="float" office:value="0.02592582" calcext:value-type="float">
            <text:p>0.02592582</text:p>
          </table:table-cell>
          <table:table-cell office:value-type="float" office:value="0.008069582" calcext:value-type="float">
            <text:p>0.008069582</text:p>
          </table:table-cell>
          <table:table-cell office:value-type="float" office:value="0.005137359" calcext:value-type="float">
            <text:p>0.005137359</text:p>
          </table:table-cell>
          <table:table-cell office:value-type="float" office:value="0.01885456" calcext:value-type="float">
            <text:p>0.01885456</text:p>
          </table:table-cell>
          <table:table-cell office:value-type="float" office:value="0.01640134" calcext:value-type="float">
            <text:p>0.01640134</text:p>
          </table:table-cell>
          <table:table-cell office:value-type="float" office:value="0.01768139" calcext:value-type="float">
            <text:p>0.01768139</text:p>
          </table:table-cell>
          <table:table-cell office:value-type="float" office:value="0.01612073" calcext:value-type="float">
            <text:p>0.01612073</text:p>
          </table:table-cell>
          <table:table-cell office:value-type="float" office:value="0.01693659" calcext:value-type="float">
            <text:p>0.01693659</text:p>
          </table:table-cell>
          <table:table-cell office:value-type="float" office:value="0.004988507" calcext:value-type="float">
            <text:p>0.004988507</text:p>
          </table:table-cell>
          <table:table-cell office:value-type="float" office:value="0.003897317" calcext:value-type="float">
            <text:p>0.003897317</text:p>
          </table:table-cell>
          <table:table-cell office:value-type="float" office:value="0" calcext:value-type="float">
            <text:p>0</text:p>
          </table:table-cell>
          <table:table-cell office:value-type="float" office:value="0.08980317" calcext:value-type="float">
            <text:p>0.08980317</text:p>
          </table:table-cell>
          <table:table-cell office:value-type="float" office:value="0.008295308" calcext:value-type="float">
            <text:p>0.008295308</text:p>
          </table:table-cell>
          <table:table-cell office:value-type="float" office:value="0.007959552" calcext:value-type="float">
            <text:p>0.007959552</text:p>
          </table:table-cell>
          <table:table-cell office:value-type="float" office:value="0.009122843" calcext:value-type="float">
            <text:p>0.009122843</text:p>
          </table:table-cell>
          <table:table-cell office:value-type="float" office:value="0.00904081" calcext:value-type="float">
            <text:p>0.00904081</text:p>
          </table:table-cell>
          <table:table-cell office:value-type="float" office:value="0.009145975" calcext:value-type="float">
            <text:p>0.009145975</text:p>
          </table:table-cell>
          <table:table-cell office:value-type="float" office:value="0.008034271" calcext:value-type="float">
            <text:p>0.008034271</text:p>
          </table:table-cell>
          <table:table-cell office:value-type="float" office:value="10.85784" calcext:value-type="float">
            <text:p>10.85784</text:p>
          </table:table-cell>
          <table:table-cell office:value-type="float" office:value="15.00318" calcext:value-type="float">
            <text:p>15.00318</text:p>
          </table:table-cell>
          <table:table-cell office:value-type="float" office:value="5.119548" calcext:value-type="float">
            <text:p>5.119548</text:p>
          </table:table-cell>
          <table:table-cell office:value-type="float" office:value="1.622151" calcext:value-type="float">
            <text:p>1.622151</text:p>
          </table:table-cell>
          <table:table-cell office:value-type="float" office:value="0.04742266" calcext:value-type="float">
            <text:p>0.04742266</text:p>
          </table:table-cell>
          <table:table-cell office:value-type="float" office:value="0.4432537" calcext:value-type="float">
            <text:p>0.4432537</text:p>
          </table:table-cell>
          <table:table-cell office:value-type="float" office:value="0.3592944" calcext:value-type="float">
            <text:p>0.3592944</text:p>
          </table:table-cell>
          <table:table-cell office:value-type="float" office:value="0" calcext:value-type="float">
            <text:p>0</text:p>
          </table:table-cell>
          <table:table-cell office:value-type="float" office:value="-341.4681" calcext:value-type="float">
            <text:p>-341.4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86388" calcext:value-type="float">
            <text:p>-0.0041863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7.01422" calcext:value-type="float">
            <text:p>7.01422</text:p>
          </table:table-cell>
          <table:table-cell office:value-type="float" office:value="1076.423" calcext:value-type="float">
            <text:p>1076.423</text:p>
          </table:table-cell>
          <table:table-cell office:value-type="float" office:value="0" calcext:value-type="float">
            <text:p>0</text:p>
          </table:table-cell>
          <table:table-cell office:value-type="float" office:value="-30.22324" calcext:value-type="float">
            <text:p>-30.22324</text:p>
          </table:table-cell>
          <table:table-cell office:value-type="float" office:value="0.04301496" calcext:value-type="float">
            <text:p>0.04301496</text:p>
          </table:table-cell>
          <table:table-cell office:value-type="float" office:value="15.06469" calcext:value-type="float">
            <text:p>15.06469</text:p>
          </table:table-cell>
          <table:table-cell office:value-type="float" office:value="0.6514414" calcext:value-type="float">
            <text:p>0.6514414</text:p>
          </table:table-cell>
          <table:table-cell office:value-type="float" office:value="0.003143217" calcext:value-type="float">
            <text:p>0.003143217</text:p>
          </table:table-cell>
          <table:table-cell office:value-type="float" office:value="0.002956846" calcext:value-type="float">
            <text:p>0.002956846</text:p>
          </table:table-cell>
          <table:table-cell office:value-type="float" office:value="5.25618" calcext:value-type="float">
            <text:p>5.25618</text:p>
          </table:table-cell>
          <table:table-cell office:value-type="float" office:value="-0.003795682" calcext:value-type="float">
            <text:p>-0.003795682</text:p>
          </table:table-cell>
          <table:table-cell office:value-type="float" office:value="-0.02113177" calcext:value-type="float">
            <text:p>-0.02113177</text:p>
          </table:table-cell>
          <table:table-cell office:value-type="float" office:value="0.0001149525" calcext:value-type="float">
            <text:p>0.0001149525</text:p>
          </table:table-cell>
          <table:table-cell office:value-type="float" office:value="7.35256" calcext:value-type="float">
            <text:p>7.35256</text:p>
          </table:table-cell>
          <table:table-cell office:value-type="float" office:value="0.1348582" calcext:value-type="float">
            <text:p>0.1348582</text:p>
          </table:table-cell>
          <table:table-cell office:value-type="float" office:value="0.04221358" calcext:value-type="float">
            <text:p>0.04221358</text:p>
          </table:table-cell>
          <table:table-cell office:value-type="float" office:value="0.03955954" calcext:value-type="float">
            <text:p>0.03955954</text:p>
          </table:table-cell>
          <table:table-cell office:value-type="float" office:value="0.0258733" calcext:value-type="float">
            <text:p>0.0258733</text:p>
          </table:table-cell>
          <table:table-cell office:value-type="float" office:value="0.02548655" calcext:value-type="float">
            <text:p>0.02548655</text:p>
          </table:table-cell>
          <table:table-cell office:value-type="float" office:value="0.007910683" calcext:value-type="float">
            <text:p>0.007910683</text:p>
          </table:table-cell>
          <table:table-cell office:value-type="float" office:value="0.005085629" calcext:value-type="float">
            <text:p>0.005085629</text:p>
          </table:table-cell>
          <table:table-cell office:value-type="float" office:value="0.0187218" calcext:value-type="float">
            <text:p>0.0187218</text:p>
          </table:table-cell>
          <table:table-cell office:value-type="float" office:value="0.01636227" calcext:value-type="float">
            <text:p>0.01636227</text:p>
          </table:table-cell>
          <table:table-cell office:value-type="float" office:value="0.01761582" calcext:value-type="float">
            <text:p>0.01761582</text:p>
          </table:table-cell>
          <table:table-cell office:value-type="float" office:value="0.01613526" calcext:value-type="float">
            <text:p>0.01613526</text:p>
          </table:table-cell>
          <table:table-cell office:value-type="float" office:value="0.01698854" calcext:value-type="float">
            <text:p>0.01698854</text:p>
          </table:table-cell>
          <table:table-cell office:value-type="float" office:value="0.004981526" calcext:value-type="float">
            <text:p>0.004981526</text:p>
          </table:table-cell>
          <table:table-cell office:value-type="float" office:value="0.003897671" calcext:value-type="float">
            <text:p>0.003897671</text:p>
          </table:table-cell>
          <table:table-cell office:value-type="float" office:value="0" calcext:value-type="float">
            <text:p>0</text:p>
          </table:table-cell>
          <table:table-cell office:value-type="float" office:value="0.13215" calcext:value-type="float">
            <text:p>0.13215</text:p>
          </table:table-cell>
          <table:table-cell office:value-type="float" office:value="0.0102781" calcext:value-type="float">
            <text:p>0.0102781</text:p>
          </table:table-cell>
          <table:table-cell office:value-type="float" office:value="0.008106815" calcext:value-type="float">
            <text:p>0.008106815</text:p>
          </table:table-cell>
          <table:table-cell office:value-type="float" office:value="0.009172336" calcext:value-type="float">
            <text:p>0.009172336</text:p>
          </table:table-cell>
          <table:table-cell office:value-type="float" office:value="0.009139082" calcext:value-type="float">
            <text:p>0.009139082</text:p>
          </table:table-cell>
          <table:table-cell office:value-type="float" office:value="0.009136135" calcext:value-type="float">
            <text:p>0.009136135</text:p>
          </table:table-cell>
          <table:table-cell office:value-type="float" office:value="0.007950252" calcext:value-type="float">
            <text:p>0.007950252</text:p>
          </table:table-cell>
          <table:table-cell office:value-type="float" office:value="10.52229" calcext:value-type="float">
            <text:p>10.52229</text:p>
          </table:table-cell>
          <table:table-cell office:value-type="float" office:value="14.85648" calcext:value-type="float">
            <text:p>14.85648</text:p>
          </table:table-cell>
          <table:table-cell office:value-type="float" office:value="5.075266" calcext:value-type="float">
            <text:p>5.075266</text:p>
          </table:table-cell>
          <table:table-cell office:value-type="float" office:value="1.571274" calcext:value-type="float">
            <text:p>1.571274</text:p>
          </table:table-cell>
          <table:table-cell office:value-type="float" office:value="0.04588381" calcext:value-type="float">
            <text:p>0.04588381</text:p>
          </table:table-cell>
          <table:table-cell office:value-type="float" office:value="0.4406246" calcext:value-type="float">
            <text:p>0.4406246</text:p>
          </table:table-cell>
          <table:table-cell office:value-type="float" office:value="0.3617042" calcext:value-type="float">
            <text:p>0.3617042</text:p>
          </table:table-cell>
          <table:table-cell office:value-type="float" office:value="0" calcext:value-type="float">
            <text:p>0</text:p>
          </table:table-cell>
          <table:table-cell office:value-type="float" office:value="-334.3103" calcext:value-type="float">
            <text:p>-334.3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236934" calcext:value-type="float">
            <text:p>-0.0042369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7.013239" calcext:value-type="float">
            <text:p>7.013239</text:p>
          </table:table-cell>
          <table:table-cell office:value-type="float" office:value="1076.389" calcext:value-type="float">
            <text:p>1076.389</text:p>
          </table:table-cell>
          <table:table-cell office:value-type="float" office:value="0" calcext:value-type="float">
            <text:p>0</text:p>
          </table:table-cell>
          <table:table-cell office:value-type="float" office:value="-30.61868" calcext:value-type="float">
            <text:p>-30.61868</text:p>
          </table:table-cell>
          <table:table-cell office:value-type="float" office:value="0.04505945" calcext:value-type="float">
            <text:p>0.04505945</text:p>
          </table:table-cell>
          <table:table-cell office:value-type="float" office:value="14.83583" calcext:value-type="float">
            <text:p>14.83583</text:p>
          </table:table-cell>
          <table:table-cell office:value-type="float" office:value="0.6547828" calcext:value-type="float">
            <text:p>0.6547828</text:p>
          </table:table-cell>
          <table:table-cell office:value-type="float" office:value="0.003144196" calcext:value-type="float">
            <text:p>0.003144196</text:p>
          </table:table-cell>
          <table:table-cell office:value-type="float" office:value="0.00306664" calcext:value-type="float">
            <text:p>0.00306664</text:p>
          </table:table-cell>
          <table:table-cell office:value-type="float" office:value="5.255387" calcext:value-type="float">
            <text:p>5.255387</text:p>
          </table:table-cell>
          <table:table-cell office:value-type="float" office:value="-0.003787577" calcext:value-type="float">
            <text:p>-0.003787577</text:p>
          </table:table-cell>
          <table:table-cell office:value-type="float" office:value="-0.02112861" calcext:value-type="float">
            <text:p>-0.02112861</text:p>
          </table:table-cell>
          <table:table-cell office:value-type="float" office:value="0.0001179559" calcext:value-type="float">
            <text:p>0.0001179559</text:p>
          </table:table-cell>
          <table:table-cell office:value-type="float" office:value="7.365832" calcext:value-type="float">
            <text:p>7.365832</text:p>
          </table:table-cell>
          <table:table-cell office:value-type="float" office:value="0.2869975" calcext:value-type="float">
            <text:p>0.2869975</text:p>
          </table:table-cell>
          <table:table-cell office:value-type="float" office:value="0.05676183" calcext:value-type="float">
            <text:p>0.05676183</text:p>
          </table:table-cell>
          <table:table-cell office:value-type="float" office:value="0.03693175" calcext:value-type="float">
            <text:p>0.03693175</text:p>
          </table:table-cell>
          <table:table-cell office:value-type="float" office:value="0.02458331" calcext:value-type="float">
            <text:p>0.02458331</text:p>
          </table:table-cell>
          <table:table-cell office:value-type="float" office:value="0.02435453" calcext:value-type="float">
            <text:p>0.02435453</text:p>
          </table:table-cell>
          <table:table-cell office:value-type="float" office:value="0.007731521" calcext:value-type="float">
            <text:p>0.007731521</text:p>
          </table:table-cell>
          <table:table-cell office:value-type="float" office:value="0.00512935" calcext:value-type="float">
            <text:p>0.00512935</text:p>
          </table:table-cell>
          <table:table-cell office:value-type="float" office:value="0.01855731" calcext:value-type="float">
            <text:p>0.01855731</text:p>
          </table:table-cell>
          <table:table-cell office:value-type="float" office:value="0.01631988" calcext:value-type="float">
            <text:p>0.01631988</text:p>
          </table:table-cell>
          <table:table-cell office:value-type="float" office:value="0.0175333" calcext:value-type="float">
            <text:p>0.0175333</text:p>
          </table:table-cell>
          <table:table-cell office:value-type="float" office:value="0.01614703" calcext:value-type="float">
            <text:p>0.01614703</text:p>
          </table:table-cell>
          <table:table-cell office:value-type="float" office:value="0.01704132" calcext:value-type="float">
            <text:p>0.01704132</text:p>
          </table:table-cell>
          <table:table-cell office:value-type="float" office:value="0.004974888" calcext:value-type="float">
            <text:p>0.004974888</text:p>
          </table:table-cell>
          <table:table-cell office:value-type="float" office:value="0.0038977" calcext:value-type="float">
            <text:p>0.0038977</text:p>
          </table:table-cell>
          <table:table-cell office:value-type="float" office:value="0" calcext:value-type="float">
            <text:p>0</text:p>
          </table:table-cell>
          <table:table-cell office:value-type="float" office:value="0.3126815" calcext:value-type="float">
            <text:p>0.3126815</text:p>
          </table:table-cell>
          <table:table-cell office:value-type="float" office:value="0.03957147" calcext:value-type="float">
            <text:p>0.03957147</text:p>
          </table:table-cell>
          <table:table-cell office:value-type="float" office:value="0.008373447" calcext:value-type="float">
            <text:p>0.008373447</text:p>
          </table:table-cell>
          <table:table-cell office:value-type="float" office:value="0.009487115" calcext:value-type="float">
            <text:p>0.009487115</text:p>
          </table:table-cell>
          <table:table-cell office:value-type="float" office:value="0.009366143" calcext:value-type="float">
            <text:p>0.009366143</text:p>
          </table:table-cell>
          <table:table-cell office:value-type="float" office:value="0.009084944" calcext:value-type="float">
            <text:p>0.009084944</text:p>
          </table:table-cell>
          <table:table-cell office:value-type="float" office:value="0.008709834" calcext:value-type="float">
            <text:p>0.008709834</text:p>
          </table:table-cell>
          <table:table-cell office:value-type="float" office:value="10.19938" calcext:value-type="float">
            <text:p>10.19938</text:p>
          </table:table-cell>
          <table:table-cell office:value-type="float" office:value="14.71249" calcext:value-type="float">
            <text:p>14.71249</text:p>
          </table:table-cell>
          <table:table-cell office:value-type="float" office:value="5.032867" calcext:value-type="float">
            <text:p>5.032867</text:p>
          </table:table-cell>
          <table:table-cell office:value-type="float" office:value="1.517713" calcext:value-type="float">
            <text:p>1.517713</text:p>
          </table:table-cell>
          <table:table-cell office:value-type="float" office:value="0.04539958" calcext:value-type="float">
            <text:p>0.04539958</text:p>
          </table:table-cell>
          <table:table-cell office:value-type="float" office:value="0.4381987" calcext:value-type="float">
            <text:p>0.4381987</text:p>
          </table:table-cell>
          <table:table-cell office:value-type="float" office:value="0.3639739" calcext:value-type="float">
            <text:p>0.3639739</text:p>
          </table:table-cell>
          <table:table-cell office:value-type="float" office:value="0" calcext:value-type="float">
            <text:p>0</text:p>
          </table:table-cell>
          <table:table-cell office:value-type="float" office:value="-327.2062" calcext:value-type="float">
            <text:p>-327.2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293192" calcext:value-type="float">
            <text:p>-0.0042931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6.991322" calcext:value-type="float">
            <text:p>6.991322</text:p>
          </table:table-cell>
          <table:table-cell office:value-type="float" office:value="1075.889" calcext:value-type="float">
            <text:p>1075.889</text:p>
          </table:table-cell>
          <table:table-cell office:value-type="float" office:value="0" calcext:value-type="float">
            <text:p>0</text:p>
          </table:table-cell>
          <table:table-cell office:value-type="float" office:value="-31.04976" calcext:value-type="float">
            <text:p>-31.04976</text:p>
          </table:table-cell>
          <table:table-cell office:value-type="float" office:value="0.04264475" calcext:value-type="float">
            <text:p>0.04264475</text:p>
          </table:table-cell>
          <table:table-cell office:value-type="float" office:value="14.58918" calcext:value-type="float">
            <text:p>14.5891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4" calcext:value-type="float">
            <text:p>0.0031480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518" calcext:value-type="float">
            <text:p>5.25518</text:p>
          </table:table-cell>
          <table:table-cell office:value-type="float" office:value="-0.003799291" calcext:value-type="float">
            <text:p>-0.003799291</text:p>
          </table:table-cell>
          <table:table-cell office:value-type="float" office:value="-0.02114284" calcext:value-type="float">
            <text:p>-0.02114284</text:p>
          </table:table-cell>
          <table:table-cell office:value-type="float" office:value="0.0001255672" calcext:value-type="float">
            <text:p>0.0001255672</text:p>
          </table:table-cell>
          <table:table-cell office:value-type="float" office:value="7.384132" calcext:value-type="float">
            <text:p>7.384132</text:p>
          </table:table-cell>
          <table:table-cell office:value-type="float" office:value="0.1150781" calcext:value-type="float">
            <text:p>0.1150781</text:p>
          </table:table-cell>
          <table:table-cell office:value-type="float" office:value="0.04379268" calcext:value-type="float">
            <text:p>0.04379268</text:p>
          </table:table-cell>
          <table:table-cell office:value-type="float" office:value="0.03797509" calcext:value-type="float">
            <text:p>0.03797509</text:p>
          </table:table-cell>
          <table:table-cell office:value-type="float" office:value="0.02370955" calcext:value-type="float">
            <text:p>0.02370955</text:p>
          </table:table-cell>
          <table:table-cell office:value-type="float" office:value="0.02262972" calcext:value-type="float">
            <text:p>0.02262972</text:p>
          </table:table-cell>
          <table:table-cell office:value-type="float" office:value="0.007525271" calcext:value-type="float">
            <text:p>0.007525271</text:p>
          </table:table-cell>
          <table:table-cell office:value-type="float" office:value="0.005800589" calcext:value-type="float">
            <text:p>0.005800589</text:p>
          </table:table-cell>
          <table:table-cell office:value-type="float" office:value="0.01831188" calcext:value-type="float">
            <text:p>0.01831188</text:p>
          </table:table-cell>
          <table:table-cell office:value-type="float" office:value="0.0162581" calcext:value-type="float">
            <text:p>0.0162581</text:p>
          </table:table-cell>
          <table:table-cell office:value-type="float" office:value="0.01741146" calcext:value-type="float">
            <text:p>0.01741146</text:p>
          </table:table-cell>
          <table:table-cell office:value-type="float" office:value="0.01615209" calcext:value-type="float">
            <text:p>0.01615209</text:p>
          </table:table-cell>
          <table:table-cell office:value-type="float" office:value="0.01708521" calcext:value-type="float">
            <text:p>0.01708521</text:p>
          </table:table-cell>
          <table:table-cell office:value-type="float" office:value="0.004968223" calcext:value-type="float">
            <text:p>0.004968223</text:p>
          </table:table-cell>
          <table:table-cell office:value-type="float" office:value="0.00389084" calcext:value-type="float">
            <text:p>0.00389084</text:p>
          </table:table-cell>
          <table:table-cell office:value-type="float" office:value="0" calcext:value-type="float">
            <text:p>0</text:p>
          </table:table-cell>
          <table:table-cell office:value-type="float" office:value="0.08018105" calcext:value-type="float">
            <text:p>0.08018105</text:p>
          </table:table-cell>
          <table:table-cell office:value-type="float" office:value="0.02556213" calcext:value-type="float">
            <text:p>0.02556213</text:p>
          </table:table-cell>
          <table:table-cell office:value-type="float" office:value="0.02292741" calcext:value-type="float">
            <text:p>0.02292741</text:p>
          </table:table-cell>
          <table:table-cell office:value-type="float" office:value="0.01477258" calcext:value-type="float">
            <text:p>0.01477258</text:p>
          </table:table-cell>
          <table:table-cell office:value-type="float" office:value="0.009932833" calcext:value-type="float">
            <text:p>0.009932833</text:p>
          </table:table-cell>
          <table:table-cell office:value-type="float" office:value="0.009009857" calcext:value-type="float">
            <text:p>0.009009857</text:p>
          </table:table-cell>
          <table:table-cell office:value-type="float" office:value="0.01072284" calcext:value-type="float">
            <text:p>0.01072284</text:p>
          </table:table-cell>
          <table:table-cell office:value-type="float" office:value="9.871248" calcext:value-type="float">
            <text:p>9.871248</text:p>
          </table:table-cell>
          <table:table-cell office:value-type="float" office:value="14.55094" calcext:value-type="float">
            <text:p>14.55094</text:p>
          </table:table-cell>
          <table:table-cell office:value-type="float" office:value="4.992302" calcext:value-type="float">
            <text:p>4.992302</text:p>
          </table:table-cell>
          <table:table-cell office:value-type="float" office:value="1.457608" calcext:value-type="float">
            <text:p>1.457608</text:p>
          </table:table-cell>
          <table:table-cell office:value-type="float" office:value="0.04508207" calcext:value-type="float">
            <text:p>0.04508207</text:p>
          </table:table-cell>
          <table:table-cell office:value-type="float" office:value="0.436217" calcext:value-type="float">
            <text:p>0.436217</text:p>
          </table:table-cell>
          <table:table-cell office:value-type="float" office:value="0.3643256" calcext:value-type="float">
            <text:p>0.3643256</text:p>
          </table:table-cell>
          <table:table-cell office:value-type="float" office:value="0" calcext:value-type="float">
            <text:p>0</text:p>
          </table:table-cell>
          <table:table-cell office:value-type="float" office:value="-326.1959" calcext:value-type="float">
            <text:p>-326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26492" calcext:value-type="float">
            <text:p>-0.0044264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6.9919" calcext:value-type="float">
            <text:p>6.9919</text:p>
          </table:table-cell>
          <table:table-cell office:value-type="float" office:value="1075.863" calcext:value-type="float">
            <text:p>1075.863</text:p>
          </table:table-cell>
          <table:table-cell office:value-type="float" office:value="0" calcext:value-type="float">
            <text:p>0</text:p>
          </table:table-cell>
          <table:table-cell office:value-type="float" office:value="-31.46491" calcext:value-type="float">
            <text:p>-31.46491</text:p>
          </table:table-cell>
          <table:table-cell office:value-type="float" office:value="0.04184797" calcext:value-type="float">
            <text:p>0.04184797</text:p>
          </table:table-cell>
          <table:table-cell office:value-type="float" office:value="14.34872" calcext:value-type="float">
            <text:p>14.34872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7" calcext:value-type="float">
            <text:p>0.003148017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494" calcext:value-type="float">
            <text:p>5.25494</text:p>
          </table:table-cell>
          <table:table-cell office:value-type="float" office:value="-0.003785678" calcext:value-type="float">
            <text:p>-0.003785678</text:p>
          </table:table-cell>
          <table:table-cell office:value-type="float" office:value="-0.02113654" calcext:value-type="float">
            <text:p>-0.02113654</text:p>
          </table:table-cell>
          <table:table-cell office:value-type="float" office:value="0.0001339831" calcext:value-type="float">
            <text:p>0.0001339831</text:p>
          </table:table-cell>
          <table:table-cell office:value-type="float" office:value="7.407022" calcext:value-type="float">
            <text:p>7.407022</text:p>
          </table:table-cell>
          <table:table-cell office:value-type="float" office:value="0.08598022" calcext:value-type="float">
            <text:p>0.08598022</text:p>
          </table:table-cell>
          <table:table-cell office:value-type="float" office:value="0.03894928" calcext:value-type="float">
            <text:p>0.03894928</text:p>
          </table:table-cell>
          <table:table-cell office:value-type="float" office:value="0.03561636" calcext:value-type="float">
            <text:p>0.03561636</text:p>
          </table:table-cell>
          <table:table-cell office:value-type="float" office:value="0.02425766" calcext:value-type="float">
            <text:p>0.02425766</text:p>
          </table:table-cell>
          <table:table-cell office:value-type="float" office:value="0.02175239" calcext:value-type="float">
            <text:p>0.02175239</text:p>
          </table:table-cell>
          <table:table-cell office:value-type="float" office:value="0.007375881" calcext:value-type="float">
            <text:p>0.007375881</text:p>
          </table:table-cell>
          <table:table-cell office:value-type="float" office:value="0.005824682" calcext:value-type="float">
            <text:p>0.005824682</text:p>
          </table:table-cell>
          <table:table-cell office:value-type="float" office:value="0.01804757" calcext:value-type="float">
            <text:p>0.01804757</text:p>
          </table:table-cell>
          <table:table-cell office:value-type="float" office:value="0.01618519" calcext:value-type="float">
            <text:p>0.01618519</text:p>
          </table:table-cell>
          <table:table-cell office:value-type="float" office:value="0.01722836" calcext:value-type="float">
            <text:p>0.01722836</text:p>
          </table:table-cell>
          <table:table-cell office:value-type="float" office:value="0.01614686" calcext:value-type="float">
            <text:p>0.01614686</text:p>
          </table:table-cell>
          <table:table-cell office:value-type="float" office:value="0.01713919" calcext:value-type="float">
            <text:p>0.01713919</text:p>
          </table:table-cell>
          <table:table-cell office:value-type="float" office:value="0.00497922" calcext:value-type="float">
            <text:p>0.00497922</text:p>
          </table:table-cell>
          <table:table-cell office:value-type="float" office:value="0.003873277" calcext:value-type="float">
            <text:p>0.003873277</text:p>
          </table:table-cell>
          <table:table-cell office:value-type="float" office:value="0" calcext:value-type="float">
            <text:p>0</text:p>
          </table:table-cell>
          <table:table-cell office:value-type="float" office:value="0.06642152" calcext:value-type="float">
            <text:p>0.06642152</text:p>
          </table:table-cell>
          <table:table-cell office:value-type="float" office:value="0.02118741" calcext:value-type="float">
            <text:p>0.02118741</text:p>
          </table:table-cell>
          <table:table-cell office:value-type="float" office:value="0.01991964" calcext:value-type="float">
            <text:p>0.01991964</text:p>
          </table:table-cell>
          <table:table-cell office:value-type="float" office:value="0.0207403" calcext:value-type="float">
            <text:p>0.0207403</text:p>
          </table:table-cell>
          <table:table-cell office:value-type="float" office:value="0.01038395" calcext:value-type="float">
            <text:p>0.01038395</text:p>
          </table:table-cell>
          <table:table-cell office:value-type="float" office:value="0.009008405" calcext:value-type="float">
            <text:p>0.009008405</text:p>
          </table:table-cell>
          <table:table-cell office:value-type="float" office:value="0.01071791" calcext:value-type="float">
            <text:p>0.01071791</text:p>
          </table:table-cell>
          <table:table-cell office:value-type="float" office:value="9.525916" calcext:value-type="float">
            <text:p>9.525916</text:p>
          </table:table-cell>
          <table:table-cell office:value-type="float" office:value="14.38999" calcext:value-type="float">
            <text:p>14.38999</text:p>
          </table:table-cell>
          <table:table-cell office:value-type="float" office:value="4.970637" calcext:value-type="float">
            <text:p>4.970637</text:p>
          </table:table-cell>
          <table:table-cell office:value-type="float" office:value="1.39494" calcext:value-type="float">
            <text:p>1.39494</text:p>
          </table:table-cell>
          <table:table-cell office:value-type="float" office:value="0.04490876" calcext:value-type="float">
            <text:p>0.04490876</text:p>
          </table:table-cell>
          <table:table-cell office:value-type="float" office:value="0.4421487" calcext:value-type="float">
            <text:p>0.4421487</text:p>
          </table:table-cell>
          <table:table-cell office:value-type="float" office:value="0.3573694" calcext:value-type="float">
            <text:p>0.3573694</text:p>
          </table:table-cell>
          <table:table-cell office:value-type="float" office:value="0" calcext:value-type="float">
            <text:p>0</text:p>
          </table:table-cell>
          <table:table-cell office:value-type="float" office:value="-325.0301" calcext:value-type="float">
            <text:p>-325.0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16591" calcext:value-type="float">
            <text:p>-0.0047165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7.006691" calcext:value-type="float">
            <text:p>7.006691</text:p>
          </table:table-cell>
          <table:table-cell office:value-type="float" office:value="1075.834" calcext:value-type="float">
            <text:p>1075.834</text:p>
          </table:table-cell>
          <table:table-cell office:value-type="float" office:value="0" calcext:value-type="float">
            <text:p>0</text:p>
          </table:table-cell>
          <table:table-cell office:value-type="float" office:value="-31.87196" calcext:value-type="float">
            <text:p>-31.87196</text:p>
          </table:table-cell>
          <table:table-cell office:value-type="float" office:value="0.04169583" calcext:value-type="float">
            <text:p>0.04169583</text:p>
          </table:table-cell>
          <table:table-cell office:value-type="float" office:value="14.11429" calcext:value-type="float">
            <text:p>14.11429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7" calcext:value-type="float">
            <text:p>0.003148017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4078" calcext:value-type="float">
            <text:p>5.254078</text:p>
          </table:table-cell>
          <table:table-cell office:value-type="float" office:value="-0.003761594" calcext:value-type="float">
            <text:p>-0.003761594</text:p>
          </table:table-cell>
          <table:table-cell office:value-type="float" office:value="-0.02112978" calcext:value-type="float">
            <text:p>-0.02112978</text:p>
          </table:table-cell>
          <table:table-cell office:value-type="float" office:value="0.0001422421" calcext:value-type="float">
            <text:p>0.0001422421</text:p>
          </table:table-cell>
          <table:table-cell office:value-type="float" office:value="7.4357" calcext:value-type="float">
            <text:p>7.4357</text:p>
          </table:table-cell>
          <table:table-cell office:value-type="float" office:value="0.0694643" calcext:value-type="float">
            <text:p>0.0694643</text:p>
          </table:table-cell>
          <table:table-cell office:value-type="float" office:value="0.04037246" calcext:value-type="float">
            <text:p>0.04037246</text:p>
          </table:table-cell>
          <table:table-cell office:value-type="float" office:value="0.03744407" calcext:value-type="float">
            <text:p>0.03744407</text:p>
          </table:table-cell>
          <table:table-cell office:value-type="float" office:value="0.0248767" calcext:value-type="float">
            <text:p>0.0248767</text:p>
          </table:table-cell>
          <table:table-cell office:value-type="float" office:value="0.02212874" calcext:value-type="float">
            <text:p>0.02212874</text:p>
          </table:table-cell>
          <table:table-cell office:value-type="float" office:value="0.007333443" calcext:value-type="float">
            <text:p>0.007333443</text:p>
          </table:table-cell>
          <table:table-cell office:value-type="float" office:value="0.005798844" calcext:value-type="float">
            <text:p>0.005798844</text:p>
          </table:table-cell>
          <table:table-cell office:value-type="float" office:value="0.01780717" calcext:value-type="float">
            <text:p>0.01780717</text:p>
          </table:table-cell>
          <table:table-cell office:value-type="float" office:value="0.01611855" calcext:value-type="float">
            <text:p>0.01611855</text:p>
          </table:table-cell>
          <table:table-cell office:value-type="float" office:value="0.01703736" calcext:value-type="float">
            <text:p>0.01703736</text:p>
          </table:table-cell>
          <table:table-cell office:value-type="float" office:value="0.01614052" calcext:value-type="float">
            <text:p>0.01614052</text:p>
          </table:table-cell>
          <table:table-cell office:value-type="float" office:value="0.01719316" calcext:value-type="float">
            <text:p>0.01719316</text:p>
          </table:table-cell>
          <table:table-cell office:value-type="float" office:value="0.00496972" calcext:value-type="float">
            <text:p>0.00496972</text:p>
          </table:table-cell>
          <table:table-cell office:value-type="float" office:value="0.003876195" calcext:value-type="float">
            <text:p>0.003876195</text:p>
          </table:table-cell>
          <table:table-cell office:value-type="float" office:value="0" calcext:value-type="float">
            <text:p>0</text:p>
          </table:table-cell>
          <table:table-cell office:value-type="float" office:value="0.05036026" calcext:value-type="float">
            <text:p>0.05036026</text:p>
          </table:table-cell>
          <table:table-cell office:value-type="float" office:value="0.01631622" calcext:value-type="float">
            <text:p>0.01631622</text:p>
          </table:table-cell>
          <table:table-cell office:value-type="float" office:value="0.01648821" calcext:value-type="float">
            <text:p>0.01648821</text:p>
          </table:table-cell>
          <table:table-cell office:value-type="float" office:value="0.02081962" calcext:value-type="float">
            <text:p>0.02081962</text:p>
          </table:table-cell>
          <table:table-cell office:value-type="float" office:value="0.01042796" calcext:value-type="float">
            <text:p>0.01042796</text:p>
          </table:table-cell>
          <table:table-cell office:value-type="float" office:value="0.00914987" calcext:value-type="float">
            <text:p>0.00914987</text:p>
          </table:table-cell>
          <table:table-cell office:value-type="float" office:value="0.01056025" calcext:value-type="float">
            <text:p>0.01056025</text:p>
          </table:table-cell>
          <table:table-cell office:value-type="float" office:value="9.175242" calcext:value-type="float">
            <text:p>9.175242</text:p>
          </table:table-cell>
          <table:table-cell office:value-type="float" office:value="14.22711" calcext:value-type="float">
            <text:p>14.22711</text:p>
          </table:table-cell>
          <table:table-cell office:value-type="float" office:value="4.964754" calcext:value-type="float">
            <text:p>4.964754</text:p>
          </table:table-cell>
          <table:table-cell office:value-type="float" office:value="1.330925" calcext:value-type="float">
            <text:p>1.330925</text:p>
          </table:table-cell>
          <table:table-cell office:value-type="float" office:value="0.04481601" calcext:value-type="float">
            <text:p>0.04481601</text:p>
          </table:table-cell>
          <table:table-cell office:value-type="float" office:value="0.438397" calcext:value-type="float">
            <text:p>0.438397</text:p>
          </table:table-cell>
          <table:table-cell office:value-type="float" office:value="0.3610119" calcext:value-type="float">
            <text:p>0.3610119</text:p>
          </table:table-cell>
          <table:table-cell office:value-type="float" office:value="0" calcext:value-type="float">
            <text:p>0</text:p>
          </table:table-cell>
          <table:table-cell office:value-type="float" office:value="-317.3613" calcext:value-type="float">
            <text:p>-317.3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92104" calcext:value-type="float">
            <text:p>-0.0047921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7.061688" calcext:value-type="float">
            <text:p>7.061688</text:p>
          </table:table-cell>
          <table:table-cell office:value-type="float" office:value="1075.805" calcext:value-type="float">
            <text:p>1075.805</text:p>
          </table:table-cell>
          <table:table-cell office:value-type="float" office:value="0" calcext:value-type="float">
            <text:p>0</text:p>
          </table:table-cell>
          <table:table-cell office:value-type="float" office:value="-32.23038" calcext:value-type="float">
            <text:p>-32.23038</text:p>
          </table:table-cell>
          <table:table-cell office:value-type="float" office:value="0.04124774" calcext:value-type="float">
            <text:p>0.04124774</text:p>
          </table:table-cell>
          <table:table-cell office:value-type="float" office:value="13.88318" calcext:value-type="float">
            <text:p>13.8831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7" calcext:value-type="float">
            <text:p>0.003148017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3256" calcext:value-type="float">
            <text:p>5.253256</text:p>
          </table:table-cell>
          <table:table-cell office:value-type="float" office:value="-0.003736922" calcext:value-type="float">
            <text:p>-0.003736922</text:p>
          </table:table-cell>
          <table:table-cell office:value-type="float" office:value="-0.02112122" calcext:value-type="float">
            <text:p>-0.02112122</text:p>
          </table:table-cell>
          <table:table-cell office:value-type="float" office:value="0.0001500107" calcext:value-type="float">
            <text:p>0.0001500107</text:p>
          </table:table-cell>
          <table:table-cell office:value-type="float" office:value="7.462102" calcext:value-type="float">
            <text:p>7.462102</text:p>
          </table:table-cell>
          <table:table-cell office:value-type="float" office:value="0.05584125" calcext:value-type="float">
            <text:p>0.05584125</text:p>
          </table:table-cell>
          <table:table-cell office:value-type="float" office:value="0.03830239" calcext:value-type="float">
            <text:p>0.03830239</text:p>
          </table:table-cell>
          <table:table-cell office:value-type="float" office:value="0.0365853" calcext:value-type="float">
            <text:p>0.0365853</text:p>
          </table:table-cell>
          <table:table-cell office:value-type="float" office:value="0.02440597" calcext:value-type="float">
            <text:p>0.02440597</text:p>
          </table:table-cell>
          <table:table-cell office:value-type="float" office:value="0.02201048" calcext:value-type="float">
            <text:p>0.02201048</text:p>
          </table:table-cell>
          <table:table-cell office:value-type="float" office:value="0.007293246" calcext:value-type="float">
            <text:p>0.007293246</text:p>
          </table:table-cell>
          <table:table-cell office:value-type="float" office:value="0.005747987" calcext:value-type="float">
            <text:p>0.005747987</text:p>
          </table:table-cell>
          <table:table-cell office:value-type="float" office:value="0.01761032" calcext:value-type="float">
            <text:p>0.01761032</text:p>
          </table:table-cell>
          <table:table-cell office:value-type="float" office:value="0.01606082" calcext:value-type="float">
            <text:p>0.01606082</text:p>
          </table:table-cell>
          <table:table-cell office:value-type="float" office:value="0.01687666" calcext:value-type="float">
            <text:p>0.01687666</text:p>
          </table:table-cell>
          <table:table-cell office:value-type="float" office:value="0.01613706" calcext:value-type="float">
            <text:p>0.01613706</text:p>
          </table:table-cell>
          <table:table-cell office:value-type="float" office:value="0.01724866" calcext:value-type="float">
            <text:p>0.01724866</text:p>
          </table:table-cell>
          <table:table-cell office:value-type="float" office:value="0.004960954" calcext:value-type="float">
            <text:p>0.004960954</text:p>
          </table:table-cell>
          <table:table-cell office:value-type="float" office:value="0.003878478" calcext:value-type="float">
            <text:p>0.003878478</text:p>
          </table:table-cell>
          <table:table-cell office:value-type="float" office:value="0" calcext:value-type="float">
            <text:p>0</text:p>
          </table:table-cell>
          <table:table-cell office:value-type="float" office:value="0.03930469" calcext:value-type="float">
            <text:p>0.03930469</text:p>
          </table:table-cell>
          <table:table-cell office:value-type="float" office:value="0.01422943" calcext:value-type="float">
            <text:p>0.01422943</text:p>
          </table:table-cell>
          <table:table-cell office:value-type="float" office:value="0.01457875" calcext:value-type="float">
            <text:p>0.01457875</text:p>
          </table:table-cell>
          <table:table-cell office:value-type="float" office:value="0.01834795" calcext:value-type="float">
            <text:p>0.01834795</text:p>
          </table:table-cell>
          <table:table-cell office:value-type="float" office:value="0.01061554" calcext:value-type="float">
            <text:p>0.01061554</text:p>
          </table:table-cell>
          <table:table-cell office:value-type="float" office:value="0.009220411" calcext:value-type="float">
            <text:p>0.009220411</text:p>
          </table:table-cell>
          <table:table-cell office:value-type="float" office:value="0.01034246" calcext:value-type="float">
            <text:p>0.01034246</text:p>
          </table:table-cell>
          <table:table-cell office:value-type="float" office:value="8.82443" calcext:value-type="float">
            <text:p>8.82443</text:p>
          </table:table-cell>
          <table:table-cell office:value-type="float" office:value="14.06593" calcext:value-type="float">
            <text:p>14.06593</text:p>
          </table:table-cell>
          <table:table-cell office:value-type="float" office:value="4.962256" calcext:value-type="float">
            <text:p>4.962256</text:p>
          </table:table-cell>
          <table:table-cell office:value-type="float" office:value="1.267997" calcext:value-type="float">
            <text:p>1.267997</text:p>
          </table:table-cell>
          <table:table-cell office:value-type="float" office:value="0.0447117" calcext:value-type="float">
            <text:p>0.0447117</text:p>
          </table:table-cell>
          <table:table-cell office:value-type="float" office:value="0.4350515" calcext:value-type="float">
            <text:p>0.4350515</text:p>
          </table:table-cell>
          <table:table-cell office:value-type="float" office:value="0.3643402" calcext:value-type="float">
            <text:p>0.3643402</text:p>
          </table:table-cell>
          <table:table-cell office:value-type="float" office:value="0" calcext:value-type="float">
            <text:p>0</text:p>
          </table:table-cell>
          <table:table-cell office:value-type="float" office:value="-295.1022" calcext:value-type="float">
            <text:p>-295.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855151" calcext:value-type="float">
            <text:p>-0.0048551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7.13157" calcext:value-type="float">
            <text:p>7.13157</text:p>
          </table:table-cell>
          <table:table-cell office:value-type="float" office:value="1075.776" calcext:value-type="float">
            <text:p>1075.776</text:p>
          </table:table-cell>
          <table:table-cell office:value-type="float" office:value="0" calcext:value-type="float">
            <text:p>0</text:p>
          </table:table-cell>
          <table:table-cell office:value-type="float" office:value="-32.58146" calcext:value-type="float">
            <text:p>-32.58146</text:p>
          </table:table-cell>
          <table:table-cell office:value-type="float" office:value="0.04093168" calcext:value-type="float">
            <text:p>0.04093168</text:p>
          </table:table-cell>
          <table:table-cell office:value-type="float" office:value="13.64818" calcext:value-type="float">
            <text:p>13.6481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7" calcext:value-type="float">
            <text:p>0.003148017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2844" calcext:value-type="float">
            <text:p>5.252844</text:p>
          </table:table-cell>
          <table:table-cell office:value-type="float" office:value="-0.003712043" calcext:value-type="float">
            <text:p>-0.003712043</text:p>
          </table:table-cell>
          <table:table-cell office:value-type="float" office:value="-0.02110793" calcext:value-type="float">
            <text:p>-0.02110793</text:p>
          </table:table-cell>
          <table:table-cell office:value-type="float" office:value="0.0001577513" calcext:value-type="float">
            <text:p>0.0001577513</text:p>
          </table:table-cell>
          <table:table-cell office:value-type="float" office:value="7.484682" calcext:value-type="float">
            <text:p>7.484682</text:p>
          </table:table-cell>
          <table:table-cell office:value-type="float" office:value="0.04933622" calcext:value-type="float">
            <text:p>0.04933622</text:p>
          </table:table-cell>
          <table:table-cell office:value-type="float" office:value="0.037125" calcext:value-type="float">
            <text:p>0.037125</text:p>
          </table:table-cell>
          <table:table-cell office:value-type="float" office:value="0.03605014" calcext:value-type="float">
            <text:p>0.03605014</text:p>
          </table:table-cell>
          <table:table-cell office:value-type="float" office:value="0.02394845" calcext:value-type="float">
            <text:p>0.02394845</text:p>
          </table:table-cell>
          <table:table-cell office:value-type="float" office:value="0.02177745" calcext:value-type="float">
            <text:p>0.02177745</text:p>
          </table:table-cell>
          <table:table-cell office:value-type="float" office:value="0.007245395" calcext:value-type="float">
            <text:p>0.007245395</text:p>
          </table:table-cell>
          <table:table-cell office:value-type="float" office:value="0.005661025" calcext:value-type="float">
            <text:p>0.005661025</text:p>
          </table:table-cell>
          <table:table-cell office:value-type="float" office:value="0.01743231" calcext:value-type="float">
            <text:p>0.01743231</text:p>
          </table:table-cell>
          <table:table-cell office:value-type="float" office:value="0.01600621" calcext:value-type="float">
            <text:p>0.01600621</text:p>
          </table:table-cell>
          <table:table-cell office:value-type="float" office:value="0.01673657" calcext:value-type="float">
            <text:p>0.01673657</text:p>
          </table:table-cell>
          <table:table-cell office:value-type="float" office:value="0.01612982" calcext:value-type="float">
            <text:p>0.01612982</text:p>
          </table:table-cell>
          <table:table-cell office:value-type="float" office:value="0.01730502" calcext:value-type="float">
            <text:p>0.01730502</text:p>
          </table:table-cell>
          <table:table-cell office:value-type="float" office:value="0.004954292" calcext:value-type="float">
            <text:p>0.004954292</text:p>
          </table:table-cell>
          <table:table-cell office:value-type="float" office:value="0.003878718" calcext:value-type="float">
            <text:p>0.003878718</text:p>
          </table:table-cell>
          <table:table-cell office:value-type="float" office:value="0" calcext:value-type="float">
            <text:p>0</text:p>
          </table:table-cell>
          <table:table-cell office:value-type="float" office:value="0.03015596" calcext:value-type="float">
            <text:p>0.03015596</text:p>
          </table:table-cell>
          <table:table-cell office:value-type="float" office:value="0.01203729" calcext:value-type="float">
            <text:p>0.01203729</text:p>
          </table:table-cell>
          <table:table-cell office:value-type="float" office:value="0.01288162" calcext:value-type="float">
            <text:p>0.01288162</text:p>
          </table:table-cell>
          <table:table-cell office:value-type="float" office:value="0.01609523" calcext:value-type="float">
            <text:p>0.01609523</text:p>
          </table:table-cell>
          <table:table-cell office:value-type="float" office:value="0.01070493" calcext:value-type="float">
            <text:p>0.01070493</text:p>
          </table:table-cell>
          <table:table-cell office:value-type="float" office:value="0.009247775" calcext:value-type="float">
            <text:p>0.009247775</text:p>
          </table:table-cell>
          <table:table-cell office:value-type="float" office:value="0.01004827" calcext:value-type="float">
            <text:p>0.01004827</text:p>
          </table:table-cell>
          <table:table-cell office:value-type="float" office:value="8.470675" calcext:value-type="float">
            <text:p>8.470675</text:p>
          </table:table-cell>
          <table:table-cell office:value-type="float" office:value="13.90026" calcext:value-type="float">
            <text:p>13.90026</text:p>
          </table:table-cell>
          <table:table-cell office:value-type="float" office:value="4.960013" calcext:value-type="float">
            <text:p>4.960013</text:p>
          </table:table-cell>
          <table:table-cell office:value-type="float" office:value="1.203763" calcext:value-type="float">
            <text:p>1.203763</text:p>
          </table:table-cell>
          <table:table-cell office:value-type="float" office:value="0.0446259" calcext:value-type="float">
            <text:p>0.0446259</text:p>
          </table:table-cell>
          <table:table-cell office:value-type="float" office:value="0.4327804" calcext:value-type="float">
            <text:p>0.4327804</text:p>
          </table:table-cell>
          <table:table-cell office:value-type="float" office:value="0.366018" calcext:value-type="float">
            <text:p>0.366018</text:p>
          </table:table-cell>
          <table:table-cell office:value-type="float" office:value="0" calcext:value-type="float">
            <text:p>0</text:p>
          </table:table-cell>
          <table:table-cell office:value-type="float" office:value="-270.5525" calcext:value-type="float">
            <text:p>-270.5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11161" calcext:value-type="float">
            <text:p>-0.0049111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7.309877" calcext:value-type="float">
            <text:p>7.309877</text:p>
          </table:table-cell>
          <table:table-cell office:value-type="float" office:value="1075.746" calcext:value-type="float">
            <text:p>1075.746</text:p>
          </table:table-cell>
          <table:table-cell office:value-type="float" office:value="0" calcext:value-type="float">
            <text:p>0</text:p>
          </table:table-cell>
          <table:table-cell office:value-type="float" office:value="-32.87866" calcext:value-type="float">
            <text:p>-32.87866</text:p>
          </table:table-cell>
          <table:table-cell office:value-type="float" office:value="0.04154" calcext:value-type="float">
            <text:p>0.04154</text:p>
          </table:table-cell>
          <table:table-cell office:value-type="float" office:value="13.36841" calcext:value-type="float">
            <text:p>13.36841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18" calcext:value-type="float">
            <text:p>0.003148018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2844" calcext:value-type="float">
            <text:p>5.252844</text:p>
          </table:table-cell>
          <table:table-cell office:value-type="float" office:value="-0.003690619" calcext:value-type="float">
            <text:p>-0.003690619</text:p>
          </table:table-cell>
          <table:table-cell office:value-type="float" office:value="-0.02108593" calcext:value-type="float">
            <text:p>-0.02108593</text:p>
          </table:table-cell>
          <table:table-cell office:value-type="float" office:value="0.0001653708" calcext:value-type="float">
            <text:p>0.0001653708</text:p>
          </table:table-cell>
          <table:table-cell office:value-type="float" office:value="7.495197" calcext:value-type="float">
            <text:p>7.495197</text:p>
          </table:table-cell>
          <table:table-cell office:value-type="float" office:value="0.1179429" calcext:value-type="float">
            <text:p>0.1179429</text:p>
          </table:table-cell>
          <table:table-cell office:value-type="float" office:value="0.03680956" calcext:value-type="float">
            <text:p>0.03680956</text:p>
          </table:table-cell>
          <table:table-cell office:value-type="float" office:value="0.03586913" calcext:value-type="float">
            <text:p>0.03586913</text:p>
          </table:table-cell>
          <table:table-cell office:value-type="float" office:value="0.02371037" calcext:value-type="float">
            <text:p>0.02371037</text:p>
          </table:table-cell>
          <table:table-cell office:value-type="float" office:value="0.02166784" calcext:value-type="float">
            <text:p>0.02166784</text:p>
          </table:table-cell>
          <table:table-cell office:value-type="float" office:value="0.007211696" calcext:value-type="float">
            <text:p>0.007211696</text:p>
          </table:table-cell>
          <table:table-cell office:value-type="float" office:value="0.005563018" calcext:value-type="float">
            <text:p>0.005563018</text:p>
          </table:table-cell>
          <table:table-cell office:value-type="float" office:value="0.01721022" calcext:value-type="float">
            <text:p>0.01721022</text:p>
          </table:table-cell>
          <table:table-cell office:value-type="float" office:value="0.01592748" calcext:value-type="float">
            <text:p>0.01592748</text:p>
          </table:table-cell>
          <table:table-cell office:value-type="float" office:value="0.01660802" calcext:value-type="float">
            <text:p>0.01660802</text:p>
          </table:table-cell>
          <table:table-cell office:value-type="float" office:value="0.01611789" calcext:value-type="float">
            <text:p>0.01611789</text:p>
          </table:table-cell>
          <table:table-cell office:value-type="float" office:value="0.01736205" calcext:value-type="float">
            <text:p>0.01736205</text:p>
          </table:table-cell>
          <table:table-cell office:value-type="float" office:value="0.004949275" calcext:value-type="float">
            <text:p>0.004949275</text:p>
          </table:table-cell>
          <table:table-cell office:value-type="float" office:value="0.003877333" calcext:value-type="float">
            <text:p>0.003877333</text:p>
          </table:table-cell>
          <table:table-cell office:value-type="float" office:value="0" calcext:value-type="float">
            <text:p>0</text:p>
          </table:table-cell>
          <table:table-cell office:value-type="float" office:value="0.09849035" calcext:value-type="float">
            <text:p>0.09849035</text:p>
          </table:table-cell>
          <table:table-cell office:value-type="float" office:value="0.01026644" calcext:value-type="float">
            <text:p>0.01026644</text:p>
          </table:table-cell>
          <table:table-cell office:value-type="float" office:value="0.01133523" calcext:value-type="float">
            <text:p>0.01133523</text:p>
          </table:table-cell>
          <table:table-cell office:value-type="float" office:value="0.0139105" calcext:value-type="float">
            <text:p>0.0139105</text:p>
          </table:table-cell>
          <table:table-cell office:value-type="float" office:value="0.01051113" calcext:value-type="float">
            <text:p>0.01051113</text:p>
          </table:table-cell>
          <table:table-cell office:value-type="float" office:value="0.009289309" calcext:value-type="float">
            <text:p>0.009289309</text:p>
          </table:table-cell>
          <table:table-cell office:value-type="float" office:value="0.009737856" calcext:value-type="float">
            <text:p>0.009737856</text:p>
          </table:table-cell>
          <table:table-cell office:value-type="float" office:value="8.076094" calcext:value-type="float">
            <text:p>8.076094</text:p>
          </table:table-cell>
          <table:table-cell office:value-type="float" office:value="13.68432" calcext:value-type="float">
            <text:p>13.68432</text:p>
          </table:table-cell>
          <table:table-cell office:value-type="float" office:value="4.957726" calcext:value-type="float">
            <text:p>4.957726</text:p>
          </table:table-cell>
          <table:table-cell office:value-type="float" office:value="1.123991" calcext:value-type="float">
            <text:p>1.123991</text:p>
          </table:table-cell>
          <table:table-cell office:value-type="float" office:value="0.04447299" calcext:value-type="float">
            <text:p>0.04447299</text:p>
          </table:table-cell>
          <table:table-cell office:value-type="float" office:value="0.4313508" calcext:value-type="float">
            <text:p>0.4313508</text:p>
          </table:table-cell>
          <table:table-cell office:value-type="float" office:value="0.3661873" calcext:value-type="float">
            <text:p>0.3661873</text:p>
          </table:table-cell>
          <table:table-cell office:value-type="float" office:value="0" calcext:value-type="float">
            <text:p>0</text:p>
          </table:table-cell>
          <table:table-cell office:value-type="float" office:value="-219.4966" calcext:value-type="float">
            <text:p>-219.4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59128" calcext:value-type="float">
            <text:p>-0.0049591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7.396287" calcext:value-type="float">
            <text:p>7.396287</text:p>
          </table:table-cell>
          <table:table-cell office:value-type="float" office:value="1075.718" calcext:value-type="float">
            <text:p>1075.718</text:p>
          </table:table-cell>
          <table:table-cell office:value-type="float" office:value="0" calcext:value-type="float">
            <text:p>0</text:p>
          </table:table-cell>
          <table:table-cell office:value-type="float" office:value="-33.36511" calcext:value-type="float">
            <text:p>-33.36511</text:p>
          </table:table-cell>
          <table:table-cell office:value-type="float" office:value="0.0406713" calcext:value-type="float">
            <text:p>0.0406713</text:p>
          </table:table-cell>
          <table:table-cell office:value-type="float" office:value="12.99926" calcext:value-type="float">
            <text:p>12.99926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38" calcext:value-type="float">
            <text:p>0.003148038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2844" calcext:value-type="float">
            <text:p>5.252844</text:p>
          </table:table-cell>
          <table:table-cell office:value-type="float" office:value="-0.003669603" calcext:value-type="float">
            <text:p>-0.003669603</text:p>
          </table:table-cell>
          <table:table-cell office:value-type="float" office:value="-0.02107934" calcext:value-type="float">
            <text:p>-0.02107934</text:p>
          </table:table-cell>
          <table:table-cell office:value-type="float" office:value="0.0001729979" calcext:value-type="float">
            <text:p>0.0001729979</text:p>
          </table:table-cell>
          <table:table-cell office:value-type="float" office:value="7.516538" calcext:value-type="float">
            <text:p>7.516538</text:p>
          </table:table-cell>
          <table:table-cell office:value-type="float" office:value="0.05863021" calcext:value-type="float">
            <text:p>0.05863021</text:p>
          </table:table-cell>
          <table:table-cell office:value-type="float" office:value="0.03678323" calcext:value-type="float">
            <text:p>0.03678323</text:p>
          </table:table-cell>
          <table:table-cell office:value-type="float" office:value="0.03462817" calcext:value-type="float">
            <text:p>0.03462817</text:p>
          </table:table-cell>
          <table:table-cell office:value-type="float" office:value="0.02286033" calcext:value-type="float">
            <text:p>0.02286033</text:p>
          </table:table-cell>
          <table:table-cell office:value-type="float" office:value="0.02107927" calcext:value-type="float">
            <text:p>0.02107927</text:p>
          </table:table-cell>
          <table:table-cell office:value-type="float" office:value="0.007143468" calcext:value-type="float">
            <text:p>0.007143468</text:p>
          </table:table-cell>
          <table:table-cell office:value-type="float" office:value="0.005482702" calcext:value-type="float">
            <text:p>0.005482702</text:p>
          </table:table-cell>
          <table:table-cell office:value-type="float" office:value="0.0169981" calcext:value-type="float">
            <text:p>0.0169981</text:p>
          </table:table-cell>
          <table:table-cell office:value-type="float" office:value="0.01585874" calcext:value-type="float">
            <text:p>0.01585874</text:p>
          </table:table-cell>
          <table:table-cell office:value-type="float" office:value="0.01650598" calcext:value-type="float">
            <text:p>0.01650598</text:p>
          </table:table-cell>
          <table:table-cell office:value-type="float" office:value="0.01611246" calcext:value-type="float">
            <text:p>0.01611246</text:p>
          </table:table-cell>
          <table:table-cell office:value-type="float" office:value="0.01742124" calcext:value-type="float">
            <text:p>0.01742124</text:p>
          </table:table-cell>
          <table:table-cell office:value-type="float" office:value="0.00494459" calcext:value-type="float">
            <text:p>0.00494459</text:p>
          </table:table-cell>
          <table:table-cell office:value-type="float" office:value="0.003875634" calcext:value-type="float">
            <text:p>0.003875634</text:p>
          </table:table-cell>
          <table:table-cell office:value-type="float" office:value="0" calcext:value-type="float">
            <text:p>0</text:p>
          </table:table-cell>
          <table:table-cell office:value-type="float" office:value="0.04128569" calcext:value-type="float">
            <text:p>0.04128569</text:p>
          </table:table-cell>
          <table:table-cell office:value-type="float" office:value="0.01609408" calcext:value-type="float">
            <text:p>0.01609408</text:p>
          </table:table-cell>
          <table:table-cell office:value-type="float" office:value="0.01156494" calcext:value-type="float">
            <text:p>0.01156494</text:p>
          </table:table-cell>
          <table:table-cell office:value-type="float" office:value="0.01303125" calcext:value-type="float">
            <text:p>0.01303125</text:p>
          </table:table-cell>
          <table:table-cell office:value-type="float" office:value="0.01063946" calcext:value-type="float">
            <text:p>0.01063946</text:p>
          </table:table-cell>
          <table:table-cell office:value-type="float" office:value="0.009275319" calcext:value-type="float">
            <text:p>0.009275319</text:p>
          </table:table-cell>
          <table:table-cell office:value-type="float" office:value="0.009527804" calcext:value-type="float">
            <text:p>0.009527804</text:p>
          </table:table-cell>
          <table:table-cell office:value-type="float" office:value="7.55798" calcext:value-type="float">
            <text:p>7.55798</text:p>
          </table:table-cell>
          <table:table-cell office:value-type="float" office:value="13.39104" calcext:value-type="float">
            <text:p>13.39104</text:p>
          </table:table-cell>
          <table:table-cell office:value-type="float" office:value="4.955401" calcext:value-type="float">
            <text:p>4.955401</text:p>
          </table:table-cell>
          <table:table-cell office:value-type="float" office:value="1.027343" calcext:value-type="float">
            <text:p>1.027343</text:p>
          </table:table-cell>
          <table:table-cell office:value-type="float" office:value="0.04449659" calcext:value-type="float">
            <text:p>0.04449659</text:p>
          </table:table-cell>
          <table:table-cell office:value-type="float" office:value="0.4301002" calcext:value-type="float">
            <text:p>0.4301002</text:p>
          </table:table-cell>
          <table:table-cell office:value-type="float" office:value="0.3662168" calcext:value-type="float">
            <text:p>0.3662168</text:p>
          </table:table-cell>
          <table:table-cell office:value-type="float" office:value="0" calcext:value-type="float">
            <text:p>0</text:p>
          </table:table-cell>
          <table:table-cell office:value-type="float" office:value="-202.0958" calcext:value-type="float">
            <text:p>-202.0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216" calcext:value-type="float">
            <text:p>-0.0050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7.428766" calcext:value-type="float">
            <text:p>7.428766</text:p>
          </table:table-cell>
          <table:table-cell office:value-type="float" office:value="1075.691" calcext:value-type="float">
            <text:p>1075.691</text:p>
          </table:table-cell>
          <table:table-cell office:value-type="float" office:value="0" calcext:value-type="float">
            <text:p>0</text:p>
          </table:table-cell>
          <table:table-cell office:value-type="float" office:value="-33.87769" calcext:value-type="float">
            <text:p>-33.87769</text:p>
          </table:table-cell>
          <table:table-cell office:value-type="float" office:value="0.04019352" calcext:value-type="float">
            <text:p>0.04019352</text:p>
          </table:table-cell>
          <table:table-cell office:value-type="float" office:value="12.65275" calcext:value-type="float">
            <text:p>12.65275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38" calcext:value-type="float">
            <text:p>0.003148038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2141" calcext:value-type="float">
            <text:p>5.252141</text:p>
          </table:table-cell>
          <table:table-cell office:value-type="float" office:value="-0.003645009" calcext:value-type="float">
            <text:p>-0.003645009</text:p>
          </table:table-cell>
          <table:table-cell office:value-type="float" office:value="-0.02106749" calcext:value-type="float">
            <text:p>-0.02106749</text:p>
          </table:table-cell>
          <table:table-cell office:value-type="float" office:value="0.0001808339" calcext:value-type="float">
            <text:p>0.0001808339</text:p>
          </table:table-cell>
          <table:table-cell office:value-type="float" office:value="7.534762" calcext:value-type="float">
            <text:p>7.534762</text:p>
          </table:table-cell>
          <table:table-cell office:value-type="float" office:value="0.04970961" calcext:value-type="float">
            <text:p>0.04970961</text:p>
          </table:table-cell>
          <table:table-cell office:value-type="float" office:value="0.03362039" calcext:value-type="float">
            <text:p>0.03362039</text:p>
          </table:table-cell>
          <table:table-cell office:value-type="float" office:value="0.03308708" calcext:value-type="float">
            <text:p>0.03308708</text:p>
          </table:table-cell>
          <table:table-cell office:value-type="float" office:value="0.0218692" calcext:value-type="float">
            <text:p>0.0218692</text:p>
          </table:table-cell>
          <table:table-cell office:value-type="float" office:value="0.02022389" calcext:value-type="float">
            <text:p>0.02022389</text:p>
          </table:table-cell>
          <table:table-cell office:value-type="float" office:value="0.00706629" calcext:value-type="float">
            <text:p>0.00706629</text:p>
          </table:table-cell>
          <table:table-cell office:value-type="float" office:value="0.005389153" calcext:value-type="float">
            <text:p>0.005389153</text:p>
          </table:table-cell>
          <table:table-cell office:value-type="float" office:value="0.01682992" calcext:value-type="float">
            <text:p>0.01682992</text:p>
          </table:table-cell>
          <table:table-cell office:value-type="float" office:value="0.01580611" calcext:value-type="float">
            <text:p>0.01580611</text:p>
          </table:table-cell>
          <table:table-cell office:value-type="float" office:value="0.01642444" calcext:value-type="float">
            <text:p>0.01642444</text:p>
          </table:table-cell>
          <table:table-cell office:value-type="float" office:value="0.01611095" calcext:value-type="float">
            <text:p>0.01611095</text:p>
          </table:table-cell>
          <table:table-cell office:value-type="float" office:value="0.01748488" calcext:value-type="float">
            <text:p>0.01748488</text:p>
          </table:table-cell>
          <table:table-cell office:value-type="float" office:value="0.004957208" calcext:value-type="float">
            <text:p>0.004957208</text:p>
          </table:table-cell>
          <table:table-cell office:value-type="float" office:value="0.00385632" calcext:value-type="float">
            <text:p>0.00385632</text:p>
          </table:table-cell>
          <table:table-cell office:value-type="float" office:value="0" calcext:value-type="float">
            <text:p>0</text:p>
          </table:table-cell>
          <table:table-cell office:value-type="float" office:value="0.03331511" calcext:value-type="float">
            <text:p>0.03331511</text:p>
          </table:table-cell>
          <table:table-cell office:value-type="float" office:value="0.01221226" calcext:value-type="float">
            <text:p>0.01221226</text:p>
          </table:table-cell>
          <table:table-cell office:value-type="float" office:value="0.01133616" calcext:value-type="float">
            <text:p>0.01133616</text:p>
          </table:table-cell>
          <table:table-cell office:value-type="float" office:value="0.01260871" calcext:value-type="float">
            <text:p>0.01260871</text:p>
          </table:table-cell>
          <table:table-cell office:value-type="float" office:value="0.01072311" calcext:value-type="float">
            <text:p>0.01072311</text:p>
          </table:table-cell>
          <table:table-cell office:value-type="float" office:value="0.009245017" calcext:value-type="float">
            <text:p>0.009245017</text:p>
          </table:table-cell>
          <table:table-cell office:value-type="float" office:value="0.009309758" calcext:value-type="float">
            <text:p>0.009309758</text:p>
          </table:table-cell>
          <table:table-cell office:value-type="float" office:value="7.058332" calcext:value-type="float">
            <text:p>7.058332</text:p>
          </table:table-cell>
          <table:table-cell office:value-type="float" office:value="13.12185" calcext:value-type="float">
            <text:p>13.12185</text:p>
          </table:table-cell>
          <table:table-cell office:value-type="float" office:value="4.953024" calcext:value-type="float">
            <text:p>4.953024</text:p>
          </table:table-cell>
          <table:table-cell office:value-type="float" office:value="0.9399014" calcext:value-type="float">
            <text:p>0.9399014</text:p>
          </table:table-cell>
          <table:table-cell office:value-type="float" office:value="0.0446375" calcext:value-type="float">
            <text:p>0.0446375</text:p>
          </table:table-cell>
          <table:table-cell office:value-type="float" office:value="0.4369025" calcext:value-type="float">
            <text:p>0.4369025</text:p>
          </table:table-cell>
          <table:table-cell office:value-type="float" office:value="0.3591154" calcext:value-type="float">
            <text:p>0.3591154</text:p>
          </table:table-cell>
          <table:table-cell office:value-type="float" office:value="0" calcext:value-type="float">
            <text:p>0</text:p>
          </table:table-cell>
          <table:table-cell office:value-type="float" office:value="-197.3125" calcext:value-type="float">
            <text:p>-197.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73051" calcext:value-type="float">
            <text:p>-0.0050730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7.501884" calcext:value-type="float">
            <text:p>7.501884</text:p>
          </table:table-cell>
          <table:table-cell office:value-type="float" office:value="1075.664" calcext:value-type="float">
            <text:p>1075.664</text:p>
          </table:table-cell>
          <table:table-cell office:value-type="float" office:value="0" calcext:value-type="float">
            <text:p>0</text:p>
          </table:table-cell>
          <table:table-cell office:value-type="float" office:value="-34.32151" calcext:value-type="float">
            <text:p>-34.32151</text:p>
          </table:table-cell>
          <table:table-cell office:value-type="float" office:value="0.04109526" calcext:value-type="float">
            <text:p>0.04109526</text:p>
          </table:table-cell>
          <table:table-cell office:value-type="float" office:value="12.33993" calcext:value-type="float">
            <text:p>12.33993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48046" calcext:value-type="float">
            <text:p>0.0031480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1283" calcext:value-type="float">
            <text:p>5.251283</text:p>
          </table:table-cell>
          <table:table-cell office:value-type="float" office:value="-0.003626504" calcext:value-type="float">
            <text:p>-0.003626504</text:p>
          </table:table-cell>
          <table:table-cell office:value-type="float" office:value="-0.02104679" calcext:value-type="float">
            <text:p>-0.02104679</text:p>
          </table:table-cell>
          <table:table-cell office:value-type="float" office:value="0.0001887632" calcext:value-type="float">
            <text:p>0.0001887632</text:p>
          </table:table-cell>
          <table:table-cell office:value-type="float" office:value="7.545684" calcext:value-type="float">
            <text:p>7.545684</text:p>
          </table:table-cell>
          <table:table-cell office:value-type="float" office:value="0.1453742" calcext:value-type="float">
            <text:p>0.1453742</text:p>
          </table:table-cell>
          <table:table-cell office:value-type="float" office:value="0.03451878" calcext:value-type="float">
            <text:p>0.03451878</text:p>
          </table:table-cell>
          <table:table-cell office:value-type="float" office:value="0.03196795" calcext:value-type="float">
            <text:p>0.03196795</text:p>
          </table:table-cell>
          <table:table-cell office:value-type="float" office:value="0.02115871" calcext:value-type="float">
            <text:p>0.02115871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0700706" calcext:value-type="float">
            <text:p>0.00700706</text:p>
          </table:table-cell>
          <table:table-cell office:value-type="float" office:value="0.005295802" calcext:value-type="float">
            <text:p>0.005295802</text:p>
          </table:table-cell>
          <table:table-cell office:value-type="float" office:value="0.01668917" calcext:value-type="float">
            <text:p>0.01668917</text:p>
          </table:table-cell>
          <table:table-cell office:value-type="float" office:value="0.01576204" calcext:value-type="float">
            <text:p>0.01576204</text:p>
          </table:table-cell>
          <table:table-cell office:value-type="float" office:value="0.01635958" calcext:value-type="float">
            <text:p>0.01635958</text:p>
          </table:table-cell>
          <table:table-cell office:value-type="float" office:value="0.01610769" calcext:value-type="float">
            <text:p>0.01610769</text:p>
          </table:table-cell>
          <table:table-cell office:value-type="float" office:value="0.01754921" calcext:value-type="float">
            <text:p>0.01754921</text:p>
          </table:table-cell>
          <table:table-cell office:value-type="float" office:value="0.004945794" calcext:value-type="float">
            <text:p>0.004945794</text:p>
          </table:table-cell>
          <table:table-cell office:value-type="float" office:value="0.003861202" calcext:value-type="float">
            <text:p>0.003861202</text:p>
          </table:table-cell>
          <table:table-cell office:value-type="float" office:value="0" calcext:value-type="float">
            <text:p>0</text:p>
          </table:table-cell>
          <table:table-cell office:value-type="float" office:value="0.1504057" calcext:value-type="float">
            <text:p>0.1504057</text:p>
          </table:table-cell>
          <table:table-cell office:value-type="float" office:value="0.01323815" calcext:value-type="float">
            <text:p>0.01323815</text:p>
          </table:table-cell>
          <table:table-cell office:value-type="float" office:value="0.01028822" calcext:value-type="float">
            <text:p>0.01028822</text:p>
          </table:table-cell>
          <table:table-cell office:value-type="float" office:value="0.01191622" calcext:value-type="float">
            <text:p>0.01191622</text:p>
          </table:table-cell>
          <table:table-cell office:value-type="float" office:value="0.01051357" calcext:value-type="float">
            <text:p>0.01051357</text:p>
          </table:table-cell>
          <table:table-cell office:value-type="float" office:value="0.009240518" calcext:value-type="float">
            <text:p>0.009240518</text:p>
          </table:table-cell>
          <table:table-cell office:value-type="float" office:value="0.009062803" calcext:value-type="float">
            <text:p>0.009062803</text:p>
          </table:table-cell>
          <table:table-cell office:value-type="float" office:value="6.604913" calcext:value-type="float">
            <text:p>6.604913</text:p>
          </table:table-cell>
          <table:table-cell office:value-type="float" office:value="12.8757" calcext:value-type="float">
            <text:p>12.8757</text:p>
          </table:table-cell>
          <table:table-cell office:value-type="float" office:value="4.950688" calcext:value-type="float">
            <text:p>4.950688</text:p>
          </table:table-cell>
          <table:table-cell office:value-type="float" office:value="0.8634009" calcext:value-type="float">
            <text:p>0.8634009</text:p>
          </table:table-cell>
          <table:table-cell office:value-type="float" office:value="0.0446443" calcext:value-type="float">
            <text:p>0.0446443</text:p>
          </table:table-cell>
          <table:table-cell office:value-type="float" office:value="0.4323779" calcext:value-type="float">
            <text:p>0.4323779</text:p>
          </table:table-cell>
          <table:table-cell office:value-type="float" office:value="0.3636509" calcext:value-type="float">
            <text:p>0.3636509</text:p>
          </table:table-cell>
          <table:table-cell office:value-type="float" office:value="0" calcext:value-type="float">
            <text:p>0</text:p>
          </table:table-cell>
          <table:table-cell office:value-type="float" office:value="-184.4305" calcext:value-type="float">
            <text:p>-184.4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117747" calcext:value-type="float">
            <text:p>-0.0051177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7.608094" calcext:value-type="float">
            <text:p>7.608094</text:p>
          </table:table-cell>
          <table:table-cell office:value-type="float" office:value="1075.637" calcext:value-type="float">
            <text:p>1075.637</text:p>
          </table:table-cell>
          <table:table-cell office:value-type="float" office:value="0" calcext:value-type="float">
            <text:p>0</text:p>
          </table:table-cell>
          <table:table-cell office:value-type="float" office:value="-34.71497" calcext:value-type="float">
            <text:p>-34.71497</text:p>
          </table:table-cell>
          <table:table-cell office:value-type="float" office:value="0.04068064" calcext:value-type="float">
            <text:p>0.04068064</text:p>
          </table:table-cell>
          <table:table-cell office:value-type="float" office:value="12.05246" calcext:value-type="float">
            <text:p>12.05246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3" calcext:value-type="float">
            <text:p>0.003151813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0494" calcext:value-type="float">
            <text:p>5.250494</text:p>
          </table:table-cell>
          <table:table-cell office:value-type="float" office:value="-0.003624622" calcext:value-type="float">
            <text:p>-0.003624622</text:p>
          </table:table-cell>
          <table:table-cell office:value-type="float" office:value="-0.02104475" calcext:value-type="float">
            <text:p>-0.02104475</text:p>
          </table:table-cell>
          <table:table-cell office:value-type="float" office:value="0.0001986494" calcext:value-type="float">
            <text:p>0.0001986494</text:p>
          </table:table-cell>
          <table:table-cell office:value-type="float" office:value="7.565695" calcext:value-type="float">
            <text:p>7.565695</text:p>
          </table:table-cell>
          <table:table-cell office:value-type="float" office:value="0.07714824" calcext:value-type="float">
            <text:p>0.07714824</text:p>
          </table:table-cell>
          <table:table-cell office:value-type="float" office:value="0.03692595" calcext:value-type="float">
            <text:p>0.03692595</text:p>
          </table:table-cell>
          <table:table-cell office:value-type="float" office:value="0.03278873" calcext:value-type="float">
            <text:p>0.03278873</text:p>
          </table:table-cell>
          <table:table-cell office:value-type="float" office:value="0.02121533" calcext:value-type="float">
            <text:p>0.02121533</text:p>
          </table:table-cell>
          <table:table-cell office:value-type="float" office:value="0.01935269" calcext:value-type="float">
            <text:p>0.01935269</text:p>
          </table:table-cell>
          <table:table-cell office:value-type="float" office:value="0.006969601" calcext:value-type="float">
            <text:p>0.006969601</text:p>
          </table:table-cell>
          <table:table-cell office:value-type="float" office:value="0.005827531" calcext:value-type="float">
            <text:p>0.005827531</text:p>
          </table:table-cell>
          <table:table-cell office:value-type="float" office:value="0.01656926" calcext:value-type="float">
            <text:p>0.01656926</text:p>
          </table:table-cell>
          <table:table-cell office:value-type="float" office:value="0.01572499" calcext:value-type="float">
            <text:p>0.01572499</text:p>
          </table:table-cell>
          <table:table-cell office:value-type="float" office:value="0.01630744" calcext:value-type="float">
            <text:p>0.01630744</text:p>
          </table:table-cell>
          <table:table-cell office:value-type="float" office:value="0.01610169" calcext:value-type="float">
            <text:p>0.01610169</text:p>
          </table:table-cell>
          <table:table-cell office:value-type="float" office:value="0.01761281" calcext:value-type="float">
            <text:p>0.01761281</text:p>
          </table:table-cell>
          <table:table-cell office:value-type="float" office:value="0.004936329" calcext:value-type="float">
            <text:p>0.004936329</text:p>
          </table:table-cell>
          <table:table-cell office:value-type="float" office:value="0.003864169" calcext:value-type="float">
            <text:p>0.003864169</text:p>
          </table:table-cell>
          <table:table-cell office:value-type="float" office:value="0" calcext:value-type="float">
            <text:p>0</text:p>
          </table:table-cell>
          <table:table-cell office:value-type="float" office:value="0.06233614" calcext:value-type="float">
            <text:p>0.06233614</text:p>
          </table:table-cell>
          <table:table-cell office:value-type="float" office:value="0.02236803" calcext:value-type="float">
            <text:p>0.02236803</text:p>
          </table:table-cell>
          <table:table-cell office:value-type="float" office:value="0.0120141" calcext:value-type="float">
            <text:p>0.0120141</text:p>
          </table:table-cell>
          <table:table-cell office:value-type="float" office:value="0.01252022" calcext:value-type="float">
            <text:p>0.01252022</text:p>
          </table:table-cell>
          <table:table-cell office:value-type="float" office:value="0.01057757" calcext:value-type="float">
            <text:p>0.01057757</text:p>
          </table:table-cell>
          <table:table-cell office:value-type="float" office:value="0.009293759" calcext:value-type="float">
            <text:p>0.009293759</text:p>
          </table:table-cell>
          <table:table-cell office:value-type="float" office:value="0.01066304" calcext:value-type="float">
            <text:p>0.01066304</text:p>
          </table:table-cell>
          <table:table-cell office:value-type="float" office:value="6.190844" calcext:value-type="float">
            <text:p>6.190844</text:p>
          </table:table-cell>
          <table:table-cell office:value-type="float" office:value="12.64741" calcext:value-type="float">
            <text:p>12.64741</text:p>
          </table:table-cell>
          <table:table-cell office:value-type="float" office:value="4.948374" calcext:value-type="float">
            <text:p>4.948374</text:p>
          </table:table-cell>
          <table:table-cell office:value-type="float" office:value="0.7968367" calcext:value-type="float">
            <text:p>0.7968367</text:p>
          </table:table-cell>
          <table:table-cell office:value-type="float" office:value="0.04464324" calcext:value-type="float">
            <text:p>0.04464324</text:p>
          </table:table-cell>
          <table:table-cell office:value-type="float" office:value="0.4288349" calcext:value-type="float">
            <text:p>0.4288349</text:p>
          </table:table-cell>
          <table:table-cell office:value-type="float" office:value="0.3672865" calcext:value-type="float">
            <text:p>0.3672865</text:p>
          </table:table-cell>
          <table:table-cell office:value-type="float" office:value="0" calcext:value-type="float">
            <text:p>0</text:p>
          </table:table-cell>
          <table:table-cell office:value-type="float" office:value="-167.6488" calcext:value-type="float">
            <text:p>-167.6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26458" calcext:value-type="float">
            <text:p>-0.0053264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7.654007" calcext:value-type="float">
            <text:p>7.654007</text:p>
          </table:table-cell>
          <table:table-cell office:value-type="float" office:value="1075.609" calcext:value-type="float">
            <text:p>1075.609</text:p>
          </table:table-cell>
          <table:table-cell office:value-type="float" office:value="0" calcext:value-type="float">
            <text:p>0</text:p>
          </table:table-cell>
          <table:table-cell office:value-type="float" office:value="-35.13041" calcext:value-type="float">
            <text:p>-35.13041</text:p>
          </table:table-cell>
          <table:table-cell office:value-type="float" office:value="0.04075619" calcext:value-type="float">
            <text:p>0.04075619</text:p>
          </table:table-cell>
          <table:table-cell office:value-type="float" office:value="11.79702" calcext:value-type="float">
            <text:p>11.79702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0302" calcext:value-type="float">
            <text:p>5.250302</text:p>
          </table:table-cell>
          <table:table-cell office:value-type="float" office:value="-0.003599975" calcext:value-type="float">
            <text:p>-0.003599975</text:p>
          </table:table-cell>
          <table:table-cell office:value-type="float" office:value="-0.02103716" calcext:value-type="float">
            <text:p>-0.02103716</text:p>
          </table:table-cell>
          <table:table-cell office:value-type="float" office:value="0.0002083911" calcext:value-type="float">
            <text:p>0.0002083911</text:p>
          </table:table-cell>
          <table:table-cell office:value-type="float" office:value="7.589575" calcext:value-type="float">
            <text:p>7.589575</text:p>
          </table:table-cell>
          <table:table-cell office:value-type="float" office:value="0.06767791" calcext:value-type="float">
            <text:p>0.06767791</text:p>
          </table:table-cell>
          <table:table-cell office:value-type="float" office:value="0.03694963" calcext:value-type="float">
            <text:p>0.03694963</text:p>
          </table:table-cell>
          <table:table-cell office:value-type="float" office:value="0.03471537" calcext:value-type="float">
            <text:p>0.03471537</text:p>
          </table:table-cell>
          <table:table-cell office:value-type="float" office:value="0.0218063" calcext:value-type="float">
            <text:p>0.0218063</text:p>
          </table:table-cell>
          <table:table-cell office:value-type="float" office:value="0.01974862" calcext:value-type="float">
            <text:p>0.01974862</text:p>
          </table:table-cell>
          <table:table-cell office:value-type="float" office:value="0.006997975" calcext:value-type="float">
            <text:p>0.006997975</text:p>
          </table:table-cell>
          <table:table-cell office:value-type="float" office:value="0.005867795" calcext:value-type="float">
            <text:p>0.005867795</text:p>
          </table:table-cell>
          <table:table-cell office:value-type="float" office:value="0.01648094" calcext:value-type="float">
            <text:p>0.01648094</text:p>
          </table:table-cell>
          <table:table-cell office:value-type="float" office:value="0.01569499" calcext:value-type="float">
            <text:p>0.01569499</text:p>
          </table:table-cell>
          <table:table-cell office:value-type="float" office:value="0.01626762" calcext:value-type="float">
            <text:p>0.01626762</text:p>
          </table:table-cell>
          <table:table-cell office:value-type="float" office:value="0.01609432" calcext:value-type="float">
            <text:p>0.01609432</text:p>
          </table:table-cell>
          <table:table-cell office:value-type="float" office:value="0.01767541" calcext:value-type="float">
            <text:p>0.01767541</text:p>
          </table:table-cell>
          <table:table-cell office:value-type="float" office:value="0.004930017" calcext:value-type="float">
            <text:p>0.004930017</text:p>
          </table:table-cell>
          <table:table-cell office:value-type="float" office:value="0.003864124" calcext:value-type="float">
            <text:p>0.003864124</text:p>
          </table:table-cell>
          <table:table-cell office:value-type="float" office:value="0" calcext:value-type="float">
            <text:p>0</text:p>
          </table:table-cell>
          <table:table-cell office:value-type="float" office:value="0.05180459" calcext:value-type="float">
            <text:p>0.05180459</text:p>
          </table:table-cell>
          <table:table-cell office:value-type="float" office:value="0.01672639" calcext:value-type="float">
            <text:p>0.01672639</text:p>
          </table:table-cell>
          <table:table-cell office:value-type="float" office:value="0.01306738" calcext:value-type="float">
            <text:p>0.01306738</text:p>
          </table:table-cell>
          <table:table-cell office:value-type="float" office:value="0.01202434" calcext:value-type="float">
            <text:p>0.01202434</text:p>
          </table:table-cell>
          <table:table-cell office:value-type="float" office:value="0.01041864" calcext:value-type="float">
            <text:p>0.01041864</text:p>
          </table:table-cell>
          <table:table-cell office:value-type="float" office:value="0.009423953" calcext:value-type="float">
            <text:p>0.009423953</text:p>
          </table:table-cell>
          <table:table-cell office:value-type="float" office:value="0.0106836" calcext:value-type="float">
            <text:p>0.0106836</text:p>
          </table:table-cell>
          <table:table-cell office:value-type="float" office:value="5.816978" calcext:value-type="float">
            <text:p>5.816978</text:p>
          </table:table-cell>
          <table:table-cell office:value-type="float" office:value="12.44433" calcext:value-type="float">
            <text:p>12.44433</text:p>
          </table:table-cell>
          <table:table-cell office:value-type="float" office:value="4.946093" calcext:value-type="float">
            <text:p>4.946093</text:p>
          </table:table-cell>
          <table:table-cell office:value-type="float" office:value="0.7452047" calcext:value-type="float">
            <text:p>0.7452047</text:p>
          </table:table-cell>
          <table:table-cell office:value-type="float" office:value="0.04470243" calcext:value-type="float">
            <text:p>0.04470243</text:p>
          </table:table-cell>
          <table:table-cell office:value-type="float" office:value="0.4268228" calcext:value-type="float">
            <text:p>0.4268228</text:p>
          </table:table-cell>
          <table:table-cell office:value-type="float" office:value="0.3684305" calcext:value-type="float">
            <text:p>0.3684305</text:p>
          </table:table-cell>
          <table:table-cell office:value-type="float" office:value="0" calcext:value-type="float">
            <text:p>0</text:p>
          </table:table-cell>
          <table:table-cell office:value-type="float" office:value="-161.7576" calcext:value-type="float">
            <text:p>-161.7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469633" calcext:value-type="float">
            <text:p>-0.0054696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7.706706" calcext:value-type="float">
            <text:p>7.706706</text:p>
          </table:table-cell>
          <table:table-cell office:value-type="float" office:value="1075.579" calcext:value-type="float">
            <text:p>1075.579</text:p>
          </table:table-cell>
          <table:table-cell office:value-type="float" office:value="0" calcext:value-type="float">
            <text:p>0</text:p>
          </table:table-cell>
          <table:table-cell office:value-type="float" office:value="-35.53814" calcext:value-type="float">
            <text:p>-35.53814</text:p>
          </table:table-cell>
          <table:table-cell office:value-type="float" office:value="0.0407295" calcext:value-type="float">
            <text:p>0.0407295</text:p>
          </table:table-cell>
          <table:table-cell office:value-type="float" office:value="11.53773" calcext:value-type="float">
            <text:p>11.53773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0302" calcext:value-type="float">
            <text:p>5.250302</text:p>
          </table:table-cell>
          <table:table-cell office:value-type="float" office:value="-0.003571484" calcext:value-type="float">
            <text:p>-0.003571484</text:p>
          </table:table-cell>
          <table:table-cell office:value-type="float" office:value="-0.02102676" calcext:value-type="float">
            <text:p>-0.02102676</text:p>
          </table:table-cell>
          <table:table-cell office:value-type="float" office:value="0.0002176328" calcext:value-type="float">
            <text:p>0.0002176328</text:p>
          </table:table-cell>
          <table:table-cell office:value-type="float" office:value="7.613131" calcext:value-type="float">
            <text:p>7.613131</text:p>
          </table:table-cell>
          <table:table-cell office:value-type="float" office:value="0.05724701" calcext:value-type="float">
            <text:p>0.05724701</text:p>
          </table:table-cell>
          <table:table-cell office:value-type="float" office:value="0.03689599" calcext:value-type="float">
            <text:p>0.03689599</text:p>
          </table:table-cell>
          <table:table-cell office:value-type="float" office:value="0.03559161" calcext:value-type="float">
            <text:p>0.03559161</text:p>
          </table:table-cell>
          <table:table-cell office:value-type="float" office:value="0.02226535" calcext:value-type="float">
            <text:p>0.02226535</text:p>
          </table:table-cell>
          <table:table-cell office:value-type="float" office:value="0.02012094" calcext:value-type="float">
            <text:p>0.02012094</text:p>
          </table:table-cell>
          <table:table-cell office:value-type="float" office:value="0.007042044" calcext:value-type="float">
            <text:p>0.007042044</text:p>
          </table:table-cell>
          <table:table-cell office:value-type="float" office:value="0.005849022" calcext:value-type="float">
            <text:p>0.005849022</text:p>
          </table:table-cell>
          <table:table-cell office:value-type="float" office:value="0.01638952" calcext:value-type="float">
            <text:p>0.01638952</text:p>
          </table:table-cell>
          <table:table-cell office:value-type="float" office:value="0.01565639" calcext:value-type="float">
            <text:p>0.01565639</text:p>
          </table:table-cell>
          <table:table-cell office:value-type="float" office:value="0.01623769" calcext:value-type="float">
            <text:p>0.01623769</text:p>
          </table:table-cell>
          <table:table-cell office:value-type="float" office:value="0.01608329" calcext:value-type="float">
            <text:p>0.01608329</text:p>
          </table:table-cell>
          <table:table-cell office:value-type="float" office:value="0.01773209" calcext:value-type="float">
            <text:p>0.01773209</text:p>
          </table:table-cell>
          <table:table-cell office:value-type="float" office:value="0.004925117" calcext:value-type="float">
            <text:p>0.004925117</text:p>
          </table:table-cell>
          <table:table-cell office:value-type="float" office:value="0.003862391" calcext:value-type="float">
            <text:p>0.003862391</text:p>
          </table:table-cell>
          <table:table-cell office:value-type="float" office:value="0" calcext:value-type="float">
            <text:p>0</text:p>
          </table:table-cell>
          <table:table-cell office:value-type="float" office:value="0.0345473" calcext:value-type="float">
            <text:p>0.0345473</text:p>
          </table:table-cell>
          <table:table-cell office:value-type="float" office:value="0.01270204" calcext:value-type="float">
            <text:p>0.01270204</text:p>
          </table:table-cell>
          <table:table-cell office:value-type="float" office:value="0.01275223" calcext:value-type="float">
            <text:p>0.01275223</text:p>
          </table:table-cell>
          <table:table-cell office:value-type="float" office:value="0.01169006" calcext:value-type="float">
            <text:p>0.01169006</text:p>
          </table:table-cell>
          <table:table-cell office:value-type="float" office:value="0.01024809" calcext:value-type="float">
            <text:p>0.01024809</text:p>
          </table:table-cell>
          <table:table-cell office:value-type="float" office:value="0.009534856" calcext:value-type="float">
            <text:p>0.009534856</text:p>
          </table:table-cell>
          <table:table-cell office:value-type="float" office:value="0.01052487" calcext:value-type="float">
            <text:p>0.01052487</text:p>
          </table:table-cell>
          <table:table-cell office:value-type="float" office:value="5.436011" calcext:value-type="float">
            <text:p>5.436011</text:p>
          </table:table-cell>
          <table:table-cell office:value-type="float" office:value="12.22816" calcext:value-type="float">
            <text:p>12.22816</text:p>
          </table:table-cell>
          <table:table-cell office:value-type="float" office:value="4.943864" calcext:value-type="float">
            <text:p>4.943864</text:p>
          </table:table-cell>
          <table:table-cell office:value-type="float" office:value="0.7073744" calcext:value-type="float">
            <text:p>0.7073744</text:p>
          </table:table-cell>
          <table:table-cell office:value-type="float" office:value="0.04487026" calcext:value-type="float">
            <text:p>0.04487026</text:p>
          </table:table-cell>
          <table:table-cell office:value-type="float" office:value="0.425294" calcext:value-type="float">
            <text:p>0.425294</text:p>
          </table:table-cell>
          <table:table-cell office:value-type="float" office:value="0.3684575" calcext:value-type="float">
            <text:p>0.3684575</text:p>
          </table:table-cell>
          <table:table-cell office:value-type="float" office:value="0" calcext:value-type="float">
            <text:p>0</text:p>
          </table:table-cell>
          <table:table-cell office:value-type="float" office:value="-155.8829" calcext:value-type="float">
            <text:p>-155.8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33893" calcext:value-type="float">
            <text:p>-0.0055338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7.781866" calcext:value-type="float">
            <text:p>7.781866</text:p>
          </table:table-cell>
          <table:table-cell office:value-type="float" office:value="1075.551" calcext:value-type="float">
            <text:p>1075.551</text:p>
          </table:table-cell>
          <table:table-cell office:value-type="float" office:value="0" calcext:value-type="float">
            <text:p>0</text:p>
          </table:table-cell>
          <table:table-cell office:value-type="float" office:value="-35.94793" calcext:value-type="float">
            <text:p>-35.94793</text:p>
          </table:table-cell>
          <table:table-cell office:value-type="float" office:value="0.04034049" calcext:value-type="float">
            <text:p>0.04034049</text:p>
          </table:table-cell>
          <table:table-cell office:value-type="float" office:value="11.25884" calcext:value-type="float">
            <text:p>11.25884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50302" calcext:value-type="float">
            <text:p>5.250302</text:p>
          </table:table-cell>
          <table:table-cell office:value-type="float" office:value="-0.003544307" calcext:value-type="float">
            <text:p>-0.003544307</text:p>
          </table:table-cell>
          <table:table-cell office:value-type="float" office:value="-0.02100776" calcext:value-type="float">
            <text:p>-0.02100776</text:p>
          </table:table-cell>
          <table:table-cell office:value-type="float" office:value="0.0002267407" calcext:value-type="float">
            <text:p>0.0002267407</text:p>
          </table:table-cell>
          <table:table-cell office:value-type="float" office:value="7.627023" calcext:value-type="float">
            <text:p>7.627023</text:p>
          </table:table-cell>
          <table:table-cell office:value-type="float" office:value="0.0543469" calcext:value-type="float">
            <text:p>0.0543469</text:p>
          </table:table-cell>
          <table:table-cell office:value-type="float" office:value="0.0334076" calcext:value-type="float">
            <text:p>0.0334076</text:p>
          </table:table-cell>
          <table:table-cell office:value-type="float" office:value="0.03314501" calcext:value-type="float">
            <text:p>0.03314501</text:p>
          </table:table-cell>
          <table:table-cell office:value-type="float" office:value="0.0213337" calcext:value-type="float">
            <text:p>0.0213337</text:p>
          </table:table-cell>
          <table:table-cell office:value-type="float" office:value="0.01945027" calcext:value-type="float">
            <text:p>0.01945027</text:p>
          </table:table-cell>
          <table:table-cell office:value-type="float" office:value="0.007014512" calcext:value-type="float">
            <text:p>0.007014512</text:p>
          </table:table-cell>
          <table:table-cell office:value-type="float" office:value="0.005768168" calcext:value-type="float">
            <text:p>0.005768168</text:p>
          </table:table-cell>
          <table:table-cell office:value-type="float" office:value="0.01629304" calcext:value-type="float">
            <text:p>0.01629304</text:p>
          </table:table-cell>
          <table:table-cell office:value-type="float" office:value="0.01561542" calcext:value-type="float">
            <text:p>0.01561542</text:p>
          </table:table-cell>
          <table:table-cell office:value-type="float" office:value="0.01621003" calcext:value-type="float">
            <text:p>0.01621003</text:p>
          </table:table-cell>
          <table:table-cell office:value-type="float" office:value="0.01605465" calcext:value-type="float">
            <text:p>0.01605465</text:p>
          </table:table-cell>
          <table:table-cell office:value-type="float" office:value="0.01778094" calcext:value-type="float">
            <text:p>0.01778094</text:p>
          </table:table-cell>
          <table:table-cell office:value-type="float" office:value="0.004920278" calcext:value-type="float">
            <text:p>0.004920278</text:p>
          </table:table-cell>
          <table:table-cell office:value-type="float" office:value="0.003860658" calcext:value-type="float">
            <text:p>0.003860658</text:p>
          </table:table-cell>
          <table:table-cell office:value-type="float" office:value="0" calcext:value-type="float">
            <text:p>0</text:p>
          </table:table-cell>
          <table:table-cell office:value-type="float" office:value="0.03097583" calcext:value-type="float">
            <text:p>0.03097583</text:p>
          </table:table-cell>
          <table:table-cell office:value-type="float" office:value="0.01106235" calcext:value-type="float">
            <text:p>0.01106235</text:p>
          </table:table-cell>
          <table:table-cell office:value-type="float" office:value="0.01153022" calcext:value-type="float">
            <text:p>0.01153022</text:p>
          </table:table-cell>
          <table:table-cell office:value-type="float" office:value="0.01174382" calcext:value-type="float">
            <text:p>0.01174382</text:p>
          </table:table-cell>
          <table:table-cell office:value-type="float" office:value="0.01033972" calcext:value-type="float">
            <text:p>0.01033972</text:p>
          </table:table-cell>
          <table:table-cell office:value-type="float" office:value="0.009503419" calcext:value-type="float">
            <text:p>0.009503419</text:p>
          </table:table-cell>
          <table:table-cell office:value-type="float" office:value="0.01027046" calcext:value-type="float">
            <text:p>0.01027046</text:p>
          </table:table-cell>
          <table:table-cell office:value-type="float" office:value="5.012821" calcext:value-type="float">
            <text:p>5.012821</text:p>
          </table:table-cell>
          <table:table-cell office:value-type="float" office:value="11.9912" calcext:value-type="float">
            <text:p>11.9912</text:p>
          </table:table-cell>
          <table:table-cell office:value-type="float" office:value="4.941613" calcext:value-type="float">
            <text:p>4.941613</text:p>
          </table:table-cell>
          <table:table-cell office:value-type="float" office:value="0.6836838" calcext:value-type="float">
            <text:p>0.6836838</text:p>
          </table:table-cell>
          <table:table-cell office:value-type="float" office:value="0.04489499" calcext:value-type="float">
            <text:p>0.04489499</text:p>
          </table:table-cell>
          <table:table-cell office:value-type="float" office:value="0.4238492" calcext:value-type="float">
            <text:p>0.4238492</text:p>
          </table:table-cell>
          <table:table-cell office:value-type="float" office:value="0.3684846" calcext:value-type="float">
            <text:p>0.3684846</text:p>
          </table:table-cell>
          <table:table-cell office:value-type="float" office:value="0" calcext:value-type="float">
            <text:p>0</text:p>
          </table:table-cell>
          <table:table-cell office:value-type="float" office:value="-148.3741" calcext:value-type="float">
            <text:p>-148.3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84662" calcext:value-type="float">
            <text:p>-0.0055846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7.792453" calcext:value-type="float">
            <text:p>7.792453</text:p>
          </table:table-cell>
          <table:table-cell office:value-type="float" office:value="1075.522" calcext:value-type="float">
            <text:p>1075.522</text:p>
          </table:table-cell>
          <table:table-cell office:value-type="float" office:value="0" calcext:value-type="float">
            <text:p>0</text:p>
          </table:table-cell>
          <table:table-cell office:value-type="float" office:value="-36.4409" calcext:value-type="float">
            <text:p>-36.4409</text:p>
          </table:table-cell>
          <table:table-cell office:value-type="float" office:value="0.04098775" calcext:value-type="float">
            <text:p>0.04098775</text:p>
          </table:table-cell>
          <table:table-cell office:value-type="float" office:value="10.97948" calcext:value-type="float">
            <text:p>10.9794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9475" calcext:value-type="float">
            <text:p>5.249475</text:p>
          </table:table-cell>
          <table:table-cell office:value-type="float" office:value="-0.003531799" calcext:value-type="float">
            <text:p>-0.003531799</text:p>
          </table:table-cell>
          <table:table-cell office:value-type="float" office:value="-0.02098144" calcext:value-type="float">
            <text:p>-0.02098144</text:p>
          </table:table-cell>
          <table:table-cell office:value-type="float" office:value="0.0002359642" calcext:value-type="float">
            <text:p>0.0002359642</text:p>
          </table:table-cell>
          <table:table-cell office:value-type="float" office:value="7.619145" calcext:value-type="float">
            <text:p>7.619145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0336342" calcext:value-type="float">
            <text:p>0.0336342</text:p>
          </table:table-cell>
          <table:table-cell office:value-type="float" office:value="0.03292795" calcext:value-type="float">
            <text:p>0.03292795</text:p>
          </table:table-cell>
          <table:table-cell office:value-type="float" office:value="0.02113531" calcext:value-type="float">
            <text:p>0.02113531</text:p>
          </table:table-cell>
          <table:table-cell office:value-type="float" office:value="0.01917386" calcext:value-type="float">
            <text:p>0.01917386</text:p>
          </table:table-cell>
          <table:table-cell office:value-type="float" office:value="0.006989202" calcext:value-type="float">
            <text:p>0.006989202</text:p>
          </table:table-cell>
          <table:table-cell office:value-type="float" office:value="0.005643426" calcext:value-type="float">
            <text:p>0.005643426</text:p>
          </table:table-cell>
          <table:table-cell office:value-type="float" office:value="0.01620208" calcext:value-type="float">
            <text:p>0.01620208</text:p>
          </table:table-cell>
          <table:table-cell office:value-type="float" office:value="0.01557457" calcext:value-type="float">
            <text:p>0.01557457</text:p>
          </table:table-cell>
          <table:table-cell office:value-type="float" office:value="0.01618227" calcext:value-type="float">
            <text:p>0.01618227</text:p>
          </table:table-cell>
          <table:table-cell office:value-type="float" office:value="0.01600445" calcext:value-type="float">
            <text:p>0.01600445</text:p>
          </table:table-cell>
          <table:table-cell office:value-type="float" office:value="0.01782492" calcext:value-type="float">
            <text:p>0.01782492</text:p>
          </table:table-cell>
          <table:table-cell office:value-type="float" office:value="0.004927355" calcext:value-type="float">
            <text:p>0.004927355</text:p>
          </table:table-cell>
          <table:table-cell office:value-type="float" office:value="0.003846704" calcext:value-type="float">
            <text:p>0.003846704</text:p>
          </table:table-cell>
          <table:table-cell office:value-type="float" office:value="0" calcext:value-type="float">
            <text:p>0</text:p>
          </table:table-cell>
          <table:table-cell office:value-type="float" office:value="0.02827032" calcext:value-type="float">
            <text:p>0.02827032</text:p>
          </table:table-cell>
          <table:table-cell office:value-type="float" office:value="0.009615388" calcext:value-type="float">
            <text:p>0.009615388</text:p>
          </table:table-cell>
          <table:table-cell office:value-type="float" office:value="0.01020981" calcext:value-type="float">
            <text:p>0.01020981</text:p>
          </table:table-cell>
          <table:table-cell office:value-type="float" office:value="0.01125129" calcext:value-type="float">
            <text:p>0.01125129</text:p>
          </table:table-cell>
          <table:table-cell office:value-type="float" office:value="0.01013808" calcext:value-type="float">
            <text:p>0.01013808</text:p>
          </table:table-cell>
          <table:table-cell office:value-type="float" office:value="0.009483843" calcext:value-type="float">
            <text:p>0.009483843</text:p>
          </table:table-cell>
          <table:table-cell office:value-type="float" office:value="0.009901731" calcext:value-type="float">
            <text:p>0.009901731</text:p>
          </table:table-cell>
          <table:table-cell office:value-type="float" office:value="4.577779" calcext:value-type="float">
            <text:p>4.577779</text:p>
          </table:table-cell>
          <table:table-cell office:value-type="float" office:value="11.75" calcext:value-type="float">
            <text:p>11.75</text:p>
          </table:table-cell>
          <table:table-cell office:value-type="float" office:value="4.939379" calcext:value-type="float">
            <text:p>4.939379</text:p>
          </table:table-cell>
          <table:table-cell office:value-type="float" office:value="0.6731334" calcext:value-type="float">
            <text:p>0.6731334</text:p>
          </table:table-cell>
          <table:table-cell office:value-type="float" office:value="0.04513237" calcext:value-type="float">
            <text:p>0.04513237</text:p>
          </table:table-cell>
          <table:table-cell office:value-type="float" office:value="0.4279782" calcext:value-type="float">
            <text:p>0.4279782</text:p>
          </table:table-cell>
          <table:table-cell office:value-type="float" office:value="0.364002" calcext:value-type="float">
            <text:p>0.364002</text:p>
          </table:table-cell>
          <table:table-cell office:value-type="float" office:value="0" calcext:value-type="float">
            <text:p>0</text:p>
          </table:table-cell>
          <table:table-cell office:value-type="float" office:value="-144.8042" calcext:value-type="float">
            <text:p>-144.8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29251" calcext:value-type="float">
            <text:p>-0.0056292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7.806603" calcext:value-type="float">
            <text:p>7.806603</text:p>
          </table:table-cell>
          <table:table-cell office:value-type="float" office:value="1075.49" calcext:value-type="float">
            <text:p>1075.49</text:p>
          </table:table-cell>
          <table:table-cell office:value-type="float" office:value="0" calcext:value-type="float">
            <text:p>0</text:p>
          </table:table-cell>
          <table:table-cell office:value-type="float" office:value="-36.94991" calcext:value-type="float">
            <text:p>-36.94991</text:p>
          </table:table-cell>
          <table:table-cell office:value-type="float" office:value="0.04180833" calcext:value-type="float">
            <text:p>0.04180833</text:p>
          </table:table-cell>
          <table:table-cell office:value-type="float" office:value="10.69749" calcext:value-type="float">
            <text:p>10.69749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8652" calcext:value-type="float">
            <text:p>5.248652</text:p>
          </table:table-cell>
          <table:table-cell office:value-type="float" office:value="-0.003513165" calcext:value-type="float">
            <text:p>-0.003513165</text:p>
          </table:table-cell>
          <table:table-cell office:value-type="float" office:value="-0.0209531" calcext:value-type="float">
            <text:p>-0.0209531</text:p>
          </table:table-cell>
          <table:table-cell office:value-type="float" office:value="0.0002446565" calcext:value-type="float">
            <text:p>0.0002446565</text:p>
          </table:table-cell>
          <table:table-cell office:value-type="float" office:value="7.59759" calcext:value-type="float">
            <text:p>7.59759</text:p>
          </table:table-cell>
          <table:table-cell office:value-type="float" office:value="0.1393834" calcext:value-type="float">
            <text:p>0.1393834</text:p>
          </table:table-cell>
          <table:table-cell office:value-type="float" office:value="0.03602527" calcext:value-type="float">
            <text:p>0.03602527</text:p>
          </table:table-cell>
          <table:table-cell office:value-type="float" office:value="0.0344226" calcext:value-type="float">
            <text:p>0.0344226</text:p>
          </table:table-cell>
          <table:table-cell office:value-type="float" office:value="0.02180154" calcext:value-type="float">
            <text:p>0.02180154</text:p>
          </table:table-cell>
          <table:table-cell office:value-type="float" office:value="0.01966419" calcext:value-type="float">
            <text:p>0.01966419</text:p>
          </table:table-cell>
          <table:table-cell office:value-type="float" office:value="0.007020659" calcext:value-type="float">
            <text:p>0.007020659</text:p>
          </table:table-cell>
          <table:table-cell office:value-type="float" office:value="0.00550704" calcext:value-type="float">
            <text:p>0.00550704</text:p>
          </table:table-cell>
          <table:table-cell office:value-type="float" office:value="0.01611939" calcext:value-type="float">
            <text:p>0.01611939</text:p>
          </table:table-cell>
          <table:table-cell office:value-type="float" office:value="0.01553414" calcext:value-type="float">
            <text:p>0.01553414</text:p>
          </table:table-cell>
          <table:table-cell office:value-type="float" office:value="0.01615549" calcext:value-type="float">
            <text:p>0.01615549</text:p>
          </table:table-cell>
          <table:table-cell office:value-type="float" office:value="0.01594064" calcext:value-type="float">
            <text:p>0.01594064</text:p>
          </table:table-cell>
          <table:table-cell office:value-type="float" office:value="0.01786374" calcext:value-type="float">
            <text:p>0.01786374</text:p>
          </table:table-cell>
          <table:table-cell office:value-type="float" office:value="0.004918959" calcext:value-type="float">
            <text:p>0.004918959</text:p>
          </table:table-cell>
          <table:table-cell office:value-type="float" office:value="0.00384841" calcext:value-type="float">
            <text:p>0.00384841</text:p>
          </table:table-cell>
          <table:table-cell office:value-type="float" office:value="0" calcext:value-type="float">
            <text:p>0</text:p>
          </table:table-cell>
          <table:table-cell office:value-type="float" office:value="0.02598842" calcext:value-type="float">
            <text:p>0.02598842</text:p>
          </table:table-cell>
          <table:table-cell office:value-type="float" office:value="0.008678645" calcext:value-type="float">
            <text:p>0.008678645</text:p>
          </table:table-cell>
          <table:table-cell office:value-type="float" office:value="0.009024092" calcext:value-type="float">
            <text:p>0.009024092</text:p>
          </table:table-cell>
          <table:table-cell office:value-type="float" office:value="0.01027014" calcext:value-type="float">
            <text:p>0.01027014</text:p>
          </table:table-cell>
          <table:table-cell office:value-type="float" office:value="0.009497976" calcext:value-type="float">
            <text:p>0.009497976</text:p>
          </table:table-cell>
          <table:table-cell office:value-type="float" office:value="0.009519301" calcext:value-type="float">
            <text:p>0.009519301</text:p>
          </table:table-cell>
          <table:table-cell office:value-type="float" office:value="0.009465928" calcext:value-type="float">
            <text:p>0.009465928</text:p>
          </table:table-cell>
          <table:table-cell office:value-type="float" office:value="4.133101" calcext:value-type="float">
            <text:p>4.133101</text:p>
          </table:table-cell>
          <table:table-cell office:value-type="float" office:value="11.50442" calcext:value-type="float">
            <text:p>11.50442</text:p>
          </table:table-cell>
          <table:table-cell office:value-type="float" office:value="4.937148" calcext:value-type="float">
            <text:p>4.937148</text:p>
          </table:table-cell>
          <table:table-cell office:value-type="float" office:value="0.6700992" calcext:value-type="float">
            <text:p>0.6700992</text:p>
          </table:table-cell>
          <table:table-cell office:value-type="float" office:value="0.04519397" calcext:value-type="float">
            <text:p>0.04519397</text:p>
          </table:table-cell>
          <table:table-cell office:value-type="float" office:value="0.4247879" calcext:value-type="float">
            <text:p>0.4247879</text:p>
          </table:table-cell>
          <table:table-cell office:value-type="float" office:value="0.3670381" calcext:value-type="float">
            <text:p>0.3670381</text:p>
          </table:table-cell>
          <table:table-cell office:value-type="float" office:value="0" calcext:value-type="float">
            <text:p>0</text:p>
          </table:table-cell>
          <table:table-cell office:value-type="float" office:value="-139.9824" calcext:value-type="float">
            <text:p>-139.9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73098" calcext:value-type="float">
            <text:p>-0.0056730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7.84794" calcext:value-type="float">
            <text:p>7.84794</text:p>
          </table:table-cell>
          <table:table-cell office:value-type="float" office:value="1075.455" calcext:value-type="float">
            <text:p>1075.455</text:p>
          </table:table-cell>
          <table:table-cell office:value-type="float" office:value="0" calcext:value-type="float">
            <text:p>0</text:p>
          </table:table-cell>
          <table:table-cell office:value-type="float" office:value="-37.45241" calcext:value-type="float">
            <text:p>-37.45241</text:p>
          </table:table-cell>
          <table:table-cell office:value-type="float" office:value="0.04232401" calcext:value-type="float">
            <text:p>0.04232401</text:p>
          </table:table-cell>
          <table:table-cell office:value-type="float" office:value="10.40697" calcext:value-type="float">
            <text:p>10.40697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8018" calcext:value-type="float">
            <text:p>5.248018</text:p>
          </table:table-cell>
          <table:table-cell office:value-type="float" office:value="-0.003486685" calcext:value-type="float">
            <text:p>-0.003486685</text:p>
          </table:table-cell>
          <table:table-cell office:value-type="float" office:value="-0.02092378" calcext:value-type="float">
            <text:p>-0.02092378</text:p>
          </table:table-cell>
          <table:table-cell office:value-type="float" office:value="0.0002523718" calcext:value-type="float">
            <text:p>0.0002523718</text:p>
          </table:table-cell>
          <table:table-cell office:value-type="float" office:value="7.5772" calcext:value-type="float">
            <text:p>7.5772</text:p>
          </table:table-cell>
          <table:table-cell office:value-type="float" office:value="0.153187" calcext:value-type="float">
            <text:p>0.153187</text:p>
          </table:table-cell>
          <table:table-cell office:value-type="float" office:value="0.03795686" calcext:value-type="float">
            <text:p>0.03795686</text:p>
          </table:table-cell>
          <table:table-cell office:value-type="float" office:value="0.03571261" calcext:value-type="float">
            <text:p>0.03571261</text:p>
          </table:table-cell>
          <table:table-cell office:value-type="float" office:value="0.02248035" calcext:value-type="float">
            <text:p>0.02248035</text:p>
          </table:table-cell>
          <table:table-cell office:value-type="float" office:value="0.02029143" calcext:value-type="float">
            <text:p>0.02029143</text:p>
          </table:table-cell>
          <table:table-cell office:value-type="float" office:value="0.007066358" calcext:value-type="float">
            <text:p>0.007066358</text:p>
          </table:table-cell>
          <table:table-cell office:value-type="float" office:value="0.005363597" calcext:value-type="float">
            <text:p>0.005363597</text:p>
          </table:table-cell>
          <table:table-cell office:value-type="float" office:value="0.01605122" calcext:value-type="float">
            <text:p>0.01605122</text:p>
          </table:table-cell>
          <table:table-cell office:value-type="float" office:value="0.01549596" calcext:value-type="float">
            <text:p>0.01549596</text:p>
          </table:table-cell>
          <table:table-cell office:value-type="float" office:value="0.01612862" calcext:value-type="float">
            <text:p>0.01612862</text:p>
          </table:table-cell>
          <table:table-cell office:value-type="float" office:value="0.01587993" calcext:value-type="float">
            <text:p>0.01587993</text:p>
          </table:table-cell>
          <table:table-cell office:value-type="float" office:value="0.0178966" calcext:value-type="float">
            <text:p>0.0178966</text:p>
          </table:table-cell>
          <table:table-cell office:value-type="float" office:value="0.004912147" calcext:value-type="float">
            <text:p>0.004912147</text:p>
          </table:table-cell>
          <table:table-cell office:value-type="float" office:value="0.003848583" calcext:value-type="float">
            <text:p>0.003848583</text:p>
          </table:table-cell>
          <table:table-cell office:value-type="float" office:value="0" calcext:value-type="float">
            <text:p>0</text:p>
          </table:table-cell>
          <table:table-cell office:value-type="float" office:value="0.02455128" calcext:value-type="float">
            <text:p>0.02455128</text:p>
          </table:table-cell>
          <table:table-cell office:value-type="float" office:value="0.008311252" calcext:value-type="float">
            <text:p>0.008311252</text:p>
          </table:table-cell>
          <table:table-cell office:value-type="float" office:value="0.008330558" calcext:value-type="float">
            <text:p>0.008330558</text:p>
          </table:table-cell>
          <table:table-cell office:value-type="float" office:value="0.009551176" calcext:value-type="float">
            <text:p>0.009551176</text:p>
          </table:table-cell>
          <table:table-cell office:value-type="float" office:value="0.008981382" calcext:value-type="float">
            <text:p>0.008981382</text:p>
          </table:table-cell>
          <table:table-cell office:value-type="float" office:value="0.009498054" calcext:value-type="float">
            <text:p>0.009498054</text:p>
          </table:table-cell>
          <table:table-cell office:value-type="float" office:value="0.008971722" calcext:value-type="float">
            <text:p>0.008971722</text:p>
          </table:table-cell>
          <table:table-cell office:value-type="float" office:value="3.670202" calcext:value-type="float">
            <text:p>3.670202</text:p>
          </table:table-cell>
          <table:table-cell office:value-type="float" office:value="11.25328" calcext:value-type="float">
            <text:p>11.25328</text:p>
          </table:table-cell>
          <table:table-cell office:value-type="float" office:value="4.934894" calcext:value-type="float">
            <text:p>4.934894</text:p>
          </table:table-cell>
          <table:table-cell office:value-type="float" office:value="0.669082" calcext:value-type="float">
            <text:p>0.669082</text:p>
          </table:table-cell>
          <table:table-cell office:value-type="float" office:value="0.04525338" calcext:value-type="float">
            <text:p>0.04525338</text:p>
          </table:table-cell>
          <table:table-cell office:value-type="float" office:value="0.4224059" calcext:value-type="float">
            <text:p>0.4224059</text:p>
          </table:table-cell>
          <table:table-cell office:value-type="float" office:value="0.3690837" calcext:value-type="float">
            <text:p>0.3690837</text:p>
          </table:table-cell>
          <table:table-cell office:value-type="float" office:value="0" calcext:value-type="float">
            <text:p>0</text:p>
          </table:table-cell>
          <table:table-cell office:value-type="float" office:value="-133.7711" calcext:value-type="float">
            <text:p>-133.7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16483" calcext:value-type="float">
            <text:p>-0.0057164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7.941463" calcext:value-type="float">
            <text:p>7.941463</text:p>
          </table:table-cell>
          <table:table-cell office:value-type="float" office:value="1075.417" calcext:value-type="float">
            <text:p>1075.417</text:p>
          </table:table-cell>
          <table:table-cell office:value-type="float" office:value="0" calcext:value-type="float">
            <text:p>0</text:p>
          </table:table-cell>
          <table:table-cell office:value-type="float" office:value="-37.92176" calcext:value-type="float">
            <text:p>-37.92176</text:p>
          </table:table-cell>
          <table:table-cell office:value-type="float" office:value="0.04285988" calcext:value-type="float">
            <text:p>0.04285988</text:p>
          </table:table-cell>
          <table:table-cell office:value-type="float" office:value="10.10894" calcext:value-type="float">
            <text:p>10.10894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8018" calcext:value-type="float">
            <text:p>5.248018</text:p>
          </table:table-cell>
          <table:table-cell office:value-type="float" office:value="-0.003462251" calcext:value-type="float">
            <text:p>-0.003462251</text:p>
          </table:table-cell>
          <table:table-cell office:value-type="float" office:value="-0.02089403" calcext:value-type="float">
            <text:p>-0.02089403</text:p>
          </table:table-cell>
          <table:table-cell office:value-type="float" office:value="0.0002589327" calcext:value-type="float">
            <text:p>0.0002589327</text:p>
          </table:table-cell>
          <table:table-cell office:value-type="float" office:value="7.554887" calcext:value-type="float">
            <text:p>7.554887</text:p>
          </table:table-cell>
          <table:table-cell office:value-type="float" office:value="0.1593435" calcext:value-type="float">
            <text:p>0.1593435</text:p>
          </table:table-cell>
          <table:table-cell office:value-type="float" office:value="0.04093861" calcext:value-type="float">
            <text:p>0.04093861</text:p>
          </table:table-cell>
          <table:table-cell office:value-type="float" office:value="0.03778455" calcext:value-type="float">
            <text:p>0.03778455</text:p>
          </table:table-cell>
          <table:table-cell office:value-type="float" office:value="0.02353126" calcext:value-type="float">
            <text:p>0.02353126</text:p>
          </table:table-cell>
          <table:table-cell office:value-type="float" office:value="0.02121166" calcext:value-type="float">
            <text:p>0.02121166</text:p>
          </table:table-cell>
          <table:table-cell office:value-type="float" office:value="0.007139312" calcext:value-type="float">
            <text:p>0.007139312</text:p>
          </table:table-cell>
          <table:table-cell office:value-type="float" office:value="0.005233815" calcext:value-type="float">
            <text:p>0.005233815</text:p>
          </table:table-cell>
          <table:table-cell office:value-type="float" office:value="0.01599743" calcext:value-type="float">
            <text:p>0.01599743</text:p>
          </table:table-cell>
          <table:table-cell office:value-type="float" office:value="0.01546229" calcext:value-type="float">
            <text:p>0.01546229</text:p>
          </table:table-cell>
          <table:table-cell office:value-type="float" office:value="0.01609924" calcext:value-type="float">
            <text:p>0.01609924</text:p>
          </table:table-cell>
          <table:table-cell office:value-type="float" office:value="0.01582417" calcext:value-type="float">
            <text:p>0.01582417</text:p>
          </table:table-cell>
          <table:table-cell office:value-type="float" office:value="0.0179237" calcext:value-type="float">
            <text:p>0.0179237</text:p>
          </table:table-cell>
          <table:table-cell office:value-type="float" office:value="0.004906574" calcext:value-type="float">
            <text:p>0.004906574</text:p>
          </table:table-cell>
          <table:table-cell office:value-type="float" office:value="0.003847646" calcext:value-type="float">
            <text:p>0.003847646</text:p>
          </table:table-cell>
          <table:table-cell office:value-type="float" office:value="0" calcext:value-type="float">
            <text:p>0</text:p>
          </table:table-cell>
          <table:table-cell office:value-type="float" office:value="0.02303263" calcext:value-type="float">
            <text:p>0.02303263</text:p>
          </table:table-cell>
          <table:table-cell office:value-type="float" office:value="0.008158054" calcext:value-type="float">
            <text:p>0.008158054</text:p>
          </table:table-cell>
          <table:table-cell office:value-type="float" office:value="0.007958796" calcext:value-type="float">
            <text:p>0.007958796</text:p>
          </table:table-cell>
          <table:table-cell office:value-type="float" office:value="0.009062757" calcext:value-type="float">
            <text:p>0.009062757</text:p>
          </table:table-cell>
          <table:table-cell office:value-type="float" office:value="0.00861284" calcext:value-type="float">
            <text:p>0.00861284</text:p>
          </table:table-cell>
          <table:table-cell office:value-type="float" office:value="0.009439863" calcext:value-type="float">
            <text:p>0.009439863</text:p>
          </table:table-cell>
          <table:table-cell office:value-type="float" office:value="0.00847392" calcext:value-type="float">
            <text:p>0.00847392</text:p>
          </table:table-cell>
          <table:table-cell office:value-type="float" office:value="3.195015" calcext:value-type="float">
            <text:p>3.195015</text:p>
          </table:table-cell>
          <table:table-cell office:value-type="float" office:value="10.99652" calcext:value-type="float">
            <text:p>10.99652</text:p>
          </table:table-cell>
          <table:table-cell office:value-type="float" office:value="4.93265" calcext:value-type="float">
            <text:p>4.93265</text:p>
          </table:table-cell>
          <table:table-cell office:value-type="float" office:value="0.6684637" calcext:value-type="float">
            <text:p>0.6684637</text:p>
          </table:table-cell>
          <table:table-cell office:value-type="float" office:value="0.04537677" calcext:value-type="float">
            <text:p>0.04537677</text:p>
          </table:table-cell>
          <table:table-cell office:value-type="float" office:value="0.4206367" calcext:value-type="float">
            <text:p>0.4206367</text:p>
          </table:table-cell>
          <table:table-cell office:value-type="float" office:value="0.3694651" calcext:value-type="float">
            <text:p>0.3694651</text:p>
          </table:table-cell>
          <table:table-cell office:value-type="float" office:value="0" calcext:value-type="float">
            <text:p>0</text:p>
          </table:table-cell>
          <table:table-cell office:value-type="float" office:value="-124.1417" calcext:value-type="float">
            <text:p>-124.1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60093" calcext:value-type="float">
            <text:p>-0.0057600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8.11719" calcext:value-type="float">
            <text:p>8.11719</text:p>
          </table:table-cell>
          <table:table-cell office:value-type="float" office:value="1075.377" calcext:value-type="float">
            <text:p>1075.377</text:p>
          </table:table-cell>
          <table:table-cell office:value-type="float" office:value="0" calcext:value-type="float">
            <text:p>0</text:p>
          </table:table-cell>
          <table:table-cell office:value-type="float" office:value="-38.31849" calcext:value-type="float">
            <text:p>-38.31849</text:p>
          </table:table-cell>
          <table:table-cell office:value-type="float" office:value="0.04339357" calcext:value-type="float">
            <text:p>0.04339357</text:p>
          </table:table-cell>
          <table:table-cell office:value-type="float" office:value="9.811151" calcext:value-type="float">
            <text:p>9.811151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778" calcext:value-type="float">
            <text:p>5.24778</text:p>
          </table:table-cell>
          <table:table-cell office:value-type="float" office:value="-0.003437328" calcext:value-type="float">
            <text:p>-0.003437328</text:p>
          </table:table-cell>
          <table:table-cell office:value-type="float" office:value="-0.02086388" calcext:value-type="float">
            <text:p>-0.02086388</text:p>
          </table:table-cell>
          <table:table-cell office:value-type="float" office:value="0.0002639868" calcext:value-type="float">
            <text:p>0.0002639868</text:p>
          </table:table-cell>
          <table:table-cell office:value-type="float" office:value="7.530378" calcext:value-type="float">
            <text:p>7.530378</text:p>
          </table:table-cell>
          <table:table-cell office:value-type="float" office:value="0.1587407" calcext:value-type="float">
            <text:p>0.1587407</text:p>
          </table:table-cell>
          <table:table-cell office:value-type="float" office:value="0.04436726" calcext:value-type="float">
            <text:p>0.04436726</text:p>
          </table:table-cell>
          <table:table-cell office:value-type="float" office:value="0.04049502" calcext:value-type="float">
            <text:p>0.04049502</text:p>
          </table:table-cell>
          <table:table-cell office:value-type="float" office:value="0.02495033" calcext:value-type="float">
            <text:p>0.02495033</text:p>
          </table:table-cell>
          <table:table-cell office:value-type="float" office:value="0.02241441" calcext:value-type="float">
            <text:p>0.02241441</text:p>
          </table:table-cell>
          <table:table-cell office:value-type="float" office:value="0.007262606" calcext:value-type="float">
            <text:p>0.007262606</text:p>
          </table:table-cell>
          <table:table-cell office:value-type="float" office:value="0.005158618" calcext:value-type="float">
            <text:p>0.005158618</text:p>
          </table:table-cell>
          <table:table-cell office:value-type="float" office:value="0.01595711" calcext:value-type="float">
            <text:p>0.01595711</text:p>
          </table:table-cell>
          <table:table-cell office:value-type="float" office:value="0.01543669" calcext:value-type="float">
            <text:p>0.01543669</text:p>
          </table:table-cell>
          <table:table-cell office:value-type="float" office:value="0.01606836" calcext:value-type="float">
            <text:p>0.01606836</text:p>
          </table:table-cell>
          <table:table-cell office:value-type="float" office:value="0.01577214" calcext:value-type="float">
            <text:p>0.01577214</text:p>
          </table:table-cell>
          <table:table-cell office:value-type="float" office:value="0.01794703" calcext:value-type="float">
            <text:p>0.01794703</text:p>
          </table:table-cell>
          <table:table-cell office:value-type="float" office:value="0.004920626" calcext:value-type="float">
            <text:p>0.004920626</text:p>
          </table:table-cell>
          <table:table-cell office:value-type="float" office:value="0.003826851" calcext:value-type="float">
            <text:p>0.003826851</text:p>
          </table:table-cell>
          <table:table-cell office:value-type="float" office:value="0" calcext:value-type="float">
            <text:p>0</text:p>
          </table:table-cell>
          <table:table-cell office:value-type="float" office:value="0.02171033" calcext:value-type="float">
            <text:p>0.02171033</text:p>
          </table:table-cell>
          <table:table-cell office:value-type="float" office:value="0.008116041" calcext:value-type="float">
            <text:p>0.008116041</text:p>
          </table:table-cell>
          <table:table-cell office:value-type="float" office:value="0.007833164" calcext:value-type="float">
            <text:p>0.007833164</text:p>
          </table:table-cell>
          <table:table-cell office:value-type="float" office:value="0.00881941" calcext:value-type="float">
            <text:p>0.00881941</text:p>
          </table:table-cell>
          <table:table-cell office:value-type="float" office:value="0.008401771" calcext:value-type="float">
            <text:p>0.008401771</text:p>
          </table:table-cell>
          <table:table-cell office:value-type="float" office:value="0.009416007" calcext:value-type="float">
            <text:p>0.009416007</text:p>
          </table:table-cell>
          <table:table-cell office:value-type="float" office:value="0.00808408" calcext:value-type="float">
            <text:p>0.00808408</text:p>
          </table:table-cell>
          <table:table-cell office:value-type="float" office:value="2.723104" calcext:value-type="float">
            <text:p>2.723104</text:p>
          </table:table-cell>
          <table:table-cell office:value-type="float" office:value="10.73692" calcext:value-type="float">
            <text:p>10.73692</text:p>
          </table:table-cell>
          <table:table-cell office:value-type="float" office:value="4.930537" calcext:value-type="float">
            <text:p>4.930537</text:p>
          </table:table-cell>
          <table:table-cell office:value-type="float" office:value="0.6679129" calcext:value-type="float">
            <text:p>0.6679129</text:p>
          </table:table-cell>
          <table:table-cell office:value-type="float" office:value="0.04575359" calcext:value-type="float">
            <text:p>0.04575359</text:p>
          </table:table-cell>
          <table:table-cell office:value-type="float" office:value="0.4282996" calcext:value-type="float">
            <text:p>0.4282996</text:p>
          </table:table-cell>
          <table:table-cell office:value-type="float" office:value="0.3606545" calcext:value-type="float">
            <text:p>0.3606545</text:p>
          </table:table-cell>
          <table:table-cell office:value-type="float" office:value="0" calcext:value-type="float">
            <text:p>0</text:p>
          </table:table-cell>
          <table:table-cell office:value-type="float" office:value="-110.9662" calcext:value-type="float">
            <text:p>-110.9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804305" calcext:value-type="float">
            <text:p>-0.0058043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8.141885" calcext:value-type="float">
            <text:p>8.141885</text:p>
          </table:table-cell>
          <table:table-cell office:value-type="float" office:value="1075.338" calcext:value-type="float">
            <text:p>1075.338</text:p>
          </table:table-cell>
          <table:table-cell office:value-type="float" office:value="0" calcext:value-type="float">
            <text:p>0</text:p>
          </table:table-cell>
          <table:table-cell office:value-type="float" office:value="-38.58757" calcext:value-type="float">
            <text:p>-38.58757</text:p>
          </table:table-cell>
          <table:table-cell office:value-type="float" office:value="0.04309746" calcext:value-type="float">
            <text:p>0.04309746</text:p>
          </table:table-cell>
          <table:table-cell office:value-type="float" office:value="9.556916" calcext:value-type="float">
            <text:p>9.556916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691" calcext:value-type="float">
            <text:p>5.24691</text:p>
          </table:table-cell>
          <table:table-cell office:value-type="float" office:value="-0.003412178" calcext:value-type="float">
            <text:p>-0.003412178</text:p>
          </table:table-cell>
          <table:table-cell office:value-type="float" office:value="-0.02083226" calcext:value-type="float">
            <text:p>-0.02083226</text:p>
          </table:table-cell>
          <table:table-cell office:value-type="float" office:value="0.0002677526" calcext:value-type="float">
            <text:p>0.0002677526</text:p>
          </table:table-cell>
          <table:table-cell office:value-type="float" office:value="7.512853" calcext:value-type="float">
            <text:p>7.512853</text:p>
          </table:table-cell>
          <table:table-cell office:value-type="float" office:value="0.1382802" calcext:value-type="float">
            <text:p>0.1382802</text:p>
          </table:table-cell>
          <table:table-cell office:value-type="float" office:value="0.0425345" calcext:value-type="float">
            <text:p>0.0425345</text:p>
          </table:table-cell>
          <table:table-cell office:value-type="float" office:value="0.03951033" calcext:value-type="float">
            <text:p>0.03951033</text:p>
          </table:table-cell>
          <table:table-cell office:value-type="float" office:value="0.02482444" calcext:value-type="float">
            <text:p>0.02482444</text:p>
          </table:table-cell>
          <table:table-cell office:value-type="float" office:value="0.02253685" calcext:value-type="float">
            <text:p>0.02253685</text:p>
          </table:table-cell>
          <table:table-cell office:value-type="float" office:value="0.007332645" calcext:value-type="float">
            <text:p>0.007332645</text:p>
          </table:table-cell>
          <table:table-cell office:value-type="float" office:value="0.00511665" calcext:value-type="float">
            <text:p>0.00511665</text:p>
          </table:table-cell>
          <table:table-cell office:value-type="float" office:value="0.0158795" calcext:value-type="float">
            <text:p>0.0158795</text:p>
          </table:table-cell>
          <table:table-cell office:value-type="float" office:value="0.01540702" calcext:value-type="float">
            <text:p>0.01540702</text:p>
          </table:table-cell>
          <table:table-cell office:value-type="float" office:value="0.01603096" calcext:value-type="float">
            <text:p>0.01603096</text:p>
          </table:table-cell>
          <table:table-cell office:value-type="float" office:value="0.01572263" calcext:value-type="float">
            <text:p>0.01572263</text:p>
          </table:table-cell>
          <table:table-cell office:value-type="float" office:value="0.01795968" calcext:value-type="float">
            <text:p>0.01795968</text:p>
          </table:table-cell>
          <table:table-cell office:value-type="float" office:value="0.004910015" calcext:value-type="float">
            <text:p>0.004910015</text:p>
          </table:table-cell>
          <table:table-cell office:value-type="float" office:value="0.003830611" calcext:value-type="float">
            <text:p>0.003830611</text:p>
          </table:table-cell>
          <table:table-cell office:value-type="float" office:value="0" calcext:value-type="float">
            <text:p>0</text:p>
          </table:table-cell>
          <table:table-cell office:value-type="float" office:value="0.02068863" calcext:value-type="float">
            <text:p>0.02068863</text:p>
          </table:table-cell>
          <table:table-cell office:value-type="float" office:value="0.007991785" calcext:value-type="float">
            <text:p>0.007991785</text:p>
          </table:table-cell>
          <table:table-cell office:value-type="float" office:value="0.007739896" calcext:value-type="float">
            <text:p>0.007739896</text:p>
          </table:table-cell>
          <table:table-cell office:value-type="float" office:value="0.008738775" calcext:value-type="float">
            <text:p>0.008738775</text:p>
          </table:table-cell>
          <table:table-cell office:value-type="float" office:value="0.008316402" calcext:value-type="float">
            <text:p>0.008316402</text:p>
          </table:table-cell>
          <table:table-cell office:value-type="float" office:value="0.009308151" calcext:value-type="float">
            <text:p>0.009308151</text:p>
          </table:table-cell>
          <table:table-cell office:value-type="float" office:value="0.007870036" calcext:value-type="float">
            <text:p>0.007870036</text:p>
          </table:table-cell>
          <table:table-cell office:value-type="float" office:value="2.386918" calcext:value-type="float">
            <text:p>2.386918</text:p>
          </table:table-cell>
          <table:table-cell office:value-type="float" office:value="10.46607" calcext:value-type="float">
            <text:p>10.46607</text:p>
          </table:table-cell>
          <table:table-cell office:value-type="float" office:value="4.928308" calcext:value-type="float">
            <text:p>4.928308</text:p>
          </table:table-cell>
          <table:table-cell office:value-type="float" office:value="0.6673095" calcext:value-type="float">
            <text:p>0.6673095</text:p>
          </table:table-cell>
          <table:table-cell office:value-type="float" office:value="0.04579314" calcext:value-type="float">
            <text:p>0.04579314</text:p>
          </table:table-cell>
          <table:table-cell office:value-type="float" office:value="0.4238808" calcext:value-type="float">
            <text:p>0.4238808</text:p>
          </table:table-cell>
          <table:table-cell office:value-type="float" office:value="0.3646511" calcext:value-type="float">
            <text:p>0.3646511</text:p>
          </table:table-cell>
          <table:table-cell office:value-type="float" office:value="0" calcext:value-type="float">
            <text:p>0</text:p>
          </table:table-cell>
          <table:table-cell office:value-type="float" office:value="-109.6767" calcext:value-type="float">
            <text:p>-109.6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847394" calcext:value-type="float">
            <text:p>-0.0058473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8.166641" calcext:value-type="float">
            <text:p>8.166641</text:p>
          </table:table-cell>
          <table:table-cell office:value-type="float" office:value="1075.301" calcext:value-type="float">
            <text:p>1075.301</text:p>
          </table:table-cell>
          <table:table-cell office:value-type="float" office:value="0" calcext:value-type="float">
            <text:p>0</text:p>
          </table:table-cell>
          <table:table-cell office:value-type="float" office:value="-38.76209" calcext:value-type="float">
            <text:p>-38.76209</text:p>
          </table:table-cell>
          <table:table-cell office:value-type="float" office:value="0.0430792" calcext:value-type="float">
            <text:p>0.0430792</text:p>
          </table:table-cell>
          <table:table-cell office:value-type="float" office:value="9.392577" calcext:value-type="float">
            <text:p>9.392577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14" calcext:value-type="float">
            <text:p>0.003151814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6078" calcext:value-type="float">
            <text:p>5.246078</text:p>
          </table:table-cell>
          <table:table-cell office:value-type="float" office:value="-0.003389226" calcext:value-type="float">
            <text:p>-0.003389226</text:p>
          </table:table-cell>
          <table:table-cell office:value-type="float" office:value="-0.02080033" calcext:value-type="float">
            <text:p>-0.02080033</text:p>
          </table:table-cell>
          <table:table-cell office:value-type="float" office:value="0.0002711474" calcext:value-type="float">
            <text:p>0.0002711474</text:p>
          </table:table-cell>
          <table:table-cell office:value-type="float" office:value="7.498549" calcext:value-type="float">
            <text:p>7.498549</text:p>
          </table:table-cell>
          <table:table-cell office:value-type="float" office:value="0.14882" calcext:value-type="float">
            <text:p>0.14882</text:p>
          </table:table-cell>
          <table:table-cell office:value-type="float" office:value="0.04075065" calcext:value-type="float">
            <text:p>0.04075065</text:p>
          </table:table-cell>
          <table:table-cell office:value-type="float" office:value="0.03828499" calcext:value-type="float">
            <text:p>0.03828499</text:p>
          </table:table-cell>
          <table:table-cell office:value-type="float" office:value="0.02434711" calcext:value-type="float">
            <text:p>0.02434711</text:p>
          </table:table-cell>
          <table:table-cell office:value-type="float" office:value="0.02222493" calcext:value-type="float">
            <text:p>0.02222493</text:p>
          </table:table-cell>
          <table:table-cell office:value-type="float" office:value="0.007327541" calcext:value-type="float">
            <text:p>0.007327541</text:p>
          </table:table-cell>
          <table:table-cell office:value-type="float" office:value="0.005068722" calcext:value-type="float">
            <text:p>0.005068722</text:p>
          </table:table-cell>
          <table:table-cell office:value-type="float" office:value="0.01572751" calcext:value-type="float">
            <text:p>0.01572751</text:p>
          </table:table-cell>
          <table:table-cell office:value-type="float" office:value="0.01538179" calcext:value-type="float">
            <text:p>0.01538179</text:p>
          </table:table-cell>
          <table:table-cell office:value-type="float" office:value="0.01599178" calcext:value-type="float">
            <text:p>0.01599178</text:p>
          </table:table-cell>
          <table:table-cell office:value-type="float" office:value="0.01567461" calcext:value-type="float">
            <text:p>0.01567461</text:p>
          </table:table-cell>
          <table:table-cell office:value-type="float" office:value="0.0179667" calcext:value-type="float">
            <text:p>0.0179667</text:p>
          </table:table-cell>
          <table:table-cell office:value-type="float" office:value="0.004900076" calcext:value-type="float">
            <text:p>0.004900076</text:p>
          </table:table-cell>
          <table:table-cell office:value-type="float" office:value="0.00383394" calcext:value-type="float">
            <text:p>0.00383394</text:p>
          </table:table-cell>
          <table:table-cell office:value-type="float" office:value="0" calcext:value-type="float">
            <text:p>0</text:p>
          </table:table-cell>
          <table:table-cell office:value-type="float" office:value="0.05659578" calcext:value-type="float">
            <text:p>0.05659578</text:p>
          </table:table-cell>
          <table:table-cell office:value-type="float" office:value="0.007925074" calcext:value-type="float">
            <text:p>0.007925074</text:p>
          </table:table-cell>
          <table:table-cell office:value-type="float" office:value="0.007674403" calcext:value-type="float">
            <text:p>0.007674403</text:p>
          </table:table-cell>
          <table:table-cell office:value-type="float" office:value="0.008672798" calcext:value-type="float">
            <text:p>0.008672798</text:p>
          </table:table-cell>
          <table:table-cell office:value-type="float" office:value="0.008238179" calcext:value-type="float">
            <text:p>0.008238179</text:p>
          </table:table-cell>
          <table:table-cell office:value-type="float" office:value="0.009147357" calcext:value-type="float">
            <text:p>0.009147357</text:p>
          </table:table-cell>
          <table:table-cell office:value-type="float" office:value="0.007735677" calcext:value-type="float">
            <text:p>0.007735677</text:p>
          </table:table-cell>
          <table:table-cell office:value-type="float" office:value="2.319889" calcext:value-type="float">
            <text:p>2.319889</text:p>
          </table:table-cell>
          <table:table-cell office:value-type="float" office:value="10.18011" calcext:value-type="float">
            <text:p>10.18011</text:p>
          </table:table-cell>
          <table:table-cell office:value-type="float" office:value="4.925983" calcext:value-type="float">
            <text:p>4.925983</text:p>
          </table:table-cell>
          <table:table-cell office:value-type="float" office:value="0.6667371" calcext:value-type="float">
            <text:p>0.6667371</text:p>
          </table:table-cell>
          <table:table-cell office:value-type="float" office:value="0.04536803" calcext:value-type="float">
            <text:p>0.04536803</text:p>
          </table:table-cell>
          <table:table-cell office:value-type="float" office:value="0.4200116" calcext:value-type="float">
            <text:p>0.4200116</text:p>
          </table:table-cell>
          <table:table-cell office:value-type="float" office:value="0.3684089" calcext:value-type="float">
            <text:p>0.3684089</text:p>
          </table:table-cell>
          <table:table-cell office:value-type="float" office:value="0" calcext:value-type="float">
            <text:p>0</text:p>
          </table:table-cell>
          <table:table-cell office:value-type="float" office:value="-107.8874" calcext:value-type="float">
            <text:p>-107.8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89008" calcext:value-type="float">
            <text:p>-0.005890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8.19058" calcext:value-type="float">
            <text:p>8.19058</text:p>
          </table:table-cell>
          <table:table-cell office:value-type="float" office:value="1075.27" calcext:value-type="float">
            <text:p>1075.27</text:p>
          </table:table-cell>
          <table:table-cell office:value-type="float" office:value="0" calcext:value-type="float">
            <text:p>0</text:p>
          </table:table-cell>
          <table:table-cell office:value-type="float" office:value="-38.94976" calcext:value-type="float">
            <text:p>-38.94976</text:p>
          </table:table-cell>
          <table:table-cell office:value-type="float" office:value="0.04195203" calcext:value-type="float">
            <text:p>0.04195203</text:p>
          </table:table-cell>
          <table:table-cell office:value-type="float" office:value="9.213041" calcext:value-type="float">
            <text:p>9.213041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542" calcext:value-type="float">
            <text:p>5.24542</text:p>
          </table:table-cell>
          <table:table-cell office:value-type="float" office:value="-0.003368409" calcext:value-type="float">
            <text:p>-0.003368409</text:p>
          </table:table-cell>
          <table:table-cell office:value-type="float" office:value="-0.02078743" calcext:value-type="float">
            <text:p>-0.02078743</text:p>
          </table:table-cell>
          <table:table-cell office:value-type="float" office:value="0.0002748195" calcext:value-type="float">
            <text:p>0.0002748195</text:p>
          </table:table-cell>
          <table:table-cell office:value-type="float" office:value="7.506816" calcext:value-type="float">
            <text:p>7.506816</text:p>
          </table:table-cell>
          <table:table-cell office:value-type="float" office:value="0.08765425" calcext:value-type="float">
            <text:p>0.08765425</text:p>
          </table:table-cell>
          <table:table-cell office:value-type="float" office:value="0.03592222" calcext:value-type="float">
            <text:p>0.03592222</text:p>
          </table:table-cell>
          <table:table-cell office:value-type="float" office:value="0.03485667" calcext:value-type="float">
            <text:p>0.03485667</text:p>
          </table:table-cell>
          <table:table-cell office:value-type="float" office:value="0.02273394" calcext:value-type="float">
            <text:p>0.02273394</text:p>
          </table:table-cell>
          <table:table-cell office:value-type="float" office:value="0.0209887" calcext:value-type="float">
            <text:p>0.0209887</text:p>
          </table:table-cell>
          <table:table-cell office:value-type="float" office:value="0.007221255" calcext:value-type="float">
            <text:p>0.007221255</text:p>
          </table:table-cell>
          <table:table-cell office:value-type="float" office:value="0.005009035" calcext:value-type="float">
            <text:p>0.005009035</text:p>
          </table:table-cell>
          <table:table-cell office:value-type="float" office:value="0.01560683" calcext:value-type="float">
            <text:p>0.01560683</text:p>
          </table:table-cell>
          <table:table-cell office:value-type="float" office:value="0.01534175" calcext:value-type="float">
            <text:p>0.01534175</text:p>
          </table:table-cell>
          <table:table-cell office:value-type="float" office:value="0.01596236" calcext:value-type="float">
            <text:p>0.01596236</text:p>
          </table:table-cell>
          <table:table-cell office:value-type="float" office:value="0.01562836" calcext:value-type="float">
            <text:p>0.01562836</text:p>
          </table:table-cell>
          <table:table-cell office:value-type="float" office:value="0.01797857" calcext:value-type="float">
            <text:p>0.01797857</text:p>
          </table:table-cell>
          <table:table-cell office:value-type="float" office:value="0.004893206" calcext:value-type="float">
            <text:p>0.004893206</text:p>
          </table:table-cell>
          <table:table-cell office:value-type="float" office:value="0.003834458" calcext:value-type="float">
            <text:p>0.003834458</text:p>
          </table:table-cell>
          <table:table-cell office:value-type="float" office:value="0" calcext:value-type="float">
            <text:p>0</text:p>
          </table:table-cell>
          <table:table-cell office:value-type="float" office:value="0.03512209" calcext:value-type="float">
            <text:p>0.03512209</text:p>
          </table:table-cell>
          <table:table-cell office:value-type="float" office:value="0.008831809" calcext:value-type="float">
            <text:p>0.008831809</text:p>
          </table:table-cell>
          <table:table-cell office:value-type="float" office:value="0.007891992" calcext:value-type="float">
            <text:p>0.007891992</text:p>
          </table:table-cell>
          <table:table-cell office:value-type="float" office:value="0.008930534" calcext:value-type="float">
            <text:p>0.008930534</text:p>
          </table:table-cell>
          <table:table-cell office:value-type="float" office:value="0.008479797" calcext:value-type="float">
            <text:p>0.008479797</text:p>
          </table:table-cell>
          <table:table-cell office:value-type="float" office:value="0.008997847" calcext:value-type="float">
            <text:p>0.008997847</text:p>
          </table:table-cell>
          <table:table-cell office:value-type="float" office:value="0.007663702" calcext:value-type="float">
            <text:p>0.007663702</text:p>
          </table:table-cell>
          <table:table-cell office:value-type="float" office:value="2.253868" calcext:value-type="float">
            <text:p>2.253868</text:p>
          </table:table-cell>
          <table:table-cell office:value-type="float" office:value="9.862936" calcext:value-type="float">
            <text:p>9.862936</text:p>
          </table:table-cell>
          <table:table-cell office:value-type="float" office:value="4.923681" calcext:value-type="float">
            <text:p>4.923681</text:p>
          </table:table-cell>
          <table:table-cell office:value-type="float" office:value="0.6662931" calcext:value-type="float">
            <text:p>0.6662931</text:p>
          </table:table-cell>
          <table:table-cell office:value-type="float" office:value="0.04518456" calcext:value-type="float">
            <text:p>0.04518456</text:p>
          </table:table-cell>
          <table:table-cell office:value-type="float" office:value="0.417685" calcext:value-type="float">
            <text:p>0.417685</text:p>
          </table:table-cell>
          <table:table-cell office:value-type="float" office:value="0.3706455" calcext:value-type="float">
            <text:p>0.3706455</text:p>
          </table:table-cell>
          <table:table-cell office:value-type="float" office:value="0" calcext:value-type="float">
            <text:p>0</text:p>
          </table:table-cell>
          <table:table-cell office:value-type="float" office:value="-106.7867" calcext:value-type="float">
            <text:p>-106.7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942767" calcext:value-type="float">
            <text:p>-0.0059427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8.213889" calcext:value-type="float">
            <text:p>8.213889</text:p>
          </table:table-cell>
          <table:table-cell office:value-type="float" office:value="1075.241" calcext:value-type="float">
            <text:p>1075.241</text:p>
          </table:table-cell>
          <table:table-cell office:value-type="float" office:value="0" calcext:value-type="float">
            <text:p>0</text:p>
          </table:table-cell>
          <table:table-cell office:value-type="float" office:value="-39.14492" calcext:value-type="float">
            <text:p>-39.14492</text:p>
          </table:table-cell>
          <table:table-cell office:value-type="float" office:value="0.04118973" calcext:value-type="float">
            <text:p>0.04118973</text:p>
          </table:table-cell>
          <table:table-cell office:value-type="float" office:value="9.01993" calcext:value-type="float">
            <text:p>9.01993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542" calcext:value-type="float">
            <text:p>5.24542</text:p>
          </table:table-cell>
          <table:table-cell office:value-type="float" office:value="-0.003363316" calcext:value-type="float">
            <text:p>-0.003363316</text:p>
          </table:table-cell>
          <table:table-cell office:value-type="float" office:value="-0.02076196" calcext:value-type="float">
            <text:p>-0.02076196</text:p>
          </table:table-cell>
          <table:table-cell office:value-type="float" office:value="0.000279218" calcext:value-type="float">
            <text:p>0.000279218</text:p>
          </table:table-cell>
          <table:table-cell office:value-type="float" office:value="7.51091" calcext:value-type="float">
            <text:p>7.51091</text:p>
          </table:table-cell>
          <table:table-cell office:value-type="float" office:value="0.06489087" calcext:value-type="float">
            <text:p>0.06489087</text:p>
          </table:table-cell>
          <table:table-cell office:value-type="float" office:value="0.03203176" calcext:value-type="float">
            <text:p>0.03203176</text:p>
          </table:table-cell>
          <table:table-cell office:value-type="float" office:value="0.03175906" calcext:value-type="float">
            <text:p>0.03175906</text:p>
          </table:table-cell>
          <table:table-cell office:value-type="float" office:value="0.02109776" calcext:value-type="float">
            <text:p>0.02109776</text:p>
          </table:table-cell>
          <table:table-cell office:value-type="float" office:value="0.01958959" calcext:value-type="float">
            <text:p>0.01958959</text:p>
          </table:table-cell>
          <table:table-cell office:value-type="float" office:value="0.007098478" calcext:value-type="float">
            <text:p>0.007098478</text:p>
          </table:table-cell>
          <table:table-cell office:value-type="float" office:value="0.004938988" calcext:value-type="float">
            <text:p>0.004938988</text:p>
          </table:table-cell>
          <table:table-cell office:value-type="float" office:value="0.01549216" calcext:value-type="float">
            <text:p>0.01549216</text:p>
          </table:table-cell>
          <table:table-cell office:value-type="float" office:value="0.01529763" calcext:value-type="float">
            <text:p>0.01529763</text:p>
          </table:table-cell>
          <table:table-cell office:value-type="float" office:value="0.01593408" calcext:value-type="float">
            <text:p>0.01593408</text:p>
          </table:table-cell>
          <table:table-cell office:value-type="float" office:value="0.01558536" calcext:value-type="float">
            <text:p>0.01558536</text:p>
          </table:table-cell>
          <table:table-cell office:value-type="float" office:value="0.01799402" calcext:value-type="float">
            <text:p>0.01799402</text:p>
          </table:table-cell>
          <table:table-cell office:value-type="float" office:value="0.004887877" calcext:value-type="float">
            <text:p>0.004887877</text:p>
          </table:table-cell>
          <table:table-cell office:value-type="float" office:value="0.003833512" calcext:value-type="float">
            <text:p>0.003833512</text:p>
          </table:table-cell>
          <table:table-cell office:value-type="float" office:value="0" calcext:value-type="float">
            <text:p>0</text:p>
          </table:table-cell>
          <table:table-cell office:value-type="float" office:value="0.02124484" calcext:value-type="float">
            <text:p>0.02124484</text:p>
          </table:table-cell>
          <table:table-cell office:value-type="float" office:value="0.008301932" calcext:value-type="float">
            <text:p>0.008301932</text:p>
          </table:table-cell>
          <table:table-cell office:value-type="float" office:value="0.008001438" calcext:value-type="float">
            <text:p>0.008001438</text:p>
          </table:table-cell>
          <table:table-cell office:value-type="float" office:value="0.009207492" calcext:value-type="float">
            <text:p>0.009207492</text:p>
          </table:table-cell>
          <table:table-cell office:value-type="float" office:value="0.008687058" calcext:value-type="float">
            <text:p>0.008687058</text:p>
          </table:table-cell>
          <table:table-cell office:value-type="float" office:value="0.008868174" calcext:value-type="float">
            <text:p>0.008868174</text:p>
          </table:table-cell>
          <table:table-cell office:value-type="float" office:value="0.007587127" calcext:value-type="float">
            <text:p>0.007587127</text:p>
          </table:table-cell>
          <table:table-cell office:value-type="float" office:value="2.187428" calcext:value-type="float">
            <text:p>2.187428</text:p>
          </table:table-cell>
          <table:table-cell office:value-type="float" office:value="9.518968" calcext:value-type="float">
            <text:p>9.518968</text:p>
          </table:table-cell>
          <table:table-cell office:value-type="float" office:value="4.921516" calcext:value-type="float">
            <text:p>4.921516</text:p>
          </table:table-cell>
          <table:table-cell office:value-type="float" office:value="0.6658309" calcext:value-type="float">
            <text:p>0.6658309</text:p>
          </table:table-cell>
          <table:table-cell office:value-type="float" office:value="0.04515306" calcext:value-type="float">
            <text:p>0.04515306</text:p>
          </table:table-cell>
          <table:table-cell office:value-type="float" office:value="0.4161037" calcext:value-type="float">
            <text:p>0.4161037</text:p>
          </table:table-cell>
          <table:table-cell office:value-type="float" office:value="0.3710191" calcext:value-type="float">
            <text:p>0.3710191</text:p>
          </table:table-cell>
          <table:table-cell office:value-type="float" office:value="0" calcext:value-type="float">
            <text:p>0</text:p>
          </table:table-cell>
          <table:table-cell office:value-type="float" office:value="-106.5593" calcext:value-type="float">
            <text:p>-106.5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013954" calcext:value-type="float">
            <text:p>-0.006013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8.246675" calcext:value-type="float">
            <text:p>8.246675</text:p>
          </table:table-cell>
          <table:table-cell office:value-type="float" office:value="1075.211" calcext:value-type="float">
            <text:p>1075.211</text:p>
          </table:table-cell>
          <table:table-cell office:value-type="float" office:value="0" calcext:value-type="float">
            <text:p>0</text:p>
          </table:table-cell>
          <table:table-cell office:value-type="float" office:value="-39.33422" calcext:value-type="float">
            <text:p>-39.33422</text:p>
          </table:table-cell>
          <table:table-cell office:value-type="float" office:value="0.0412373" calcext:value-type="float">
            <text:p>0.0412373</text:p>
          </table:table-cell>
          <table:table-cell office:value-type="float" office:value="8.823038" calcext:value-type="float">
            <text:p>8.82303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542" calcext:value-type="float">
            <text:p>5.24542</text:p>
          </table:table-cell>
          <table:table-cell office:value-type="float" office:value="-0.003341126" calcext:value-type="float">
            <text:p>-0.003341126</text:p>
          </table:table-cell>
          <table:table-cell office:value-type="float" office:value="-0.02072944" calcext:value-type="float">
            <text:p>-0.02072944</text:p>
          </table:table-cell>
          <table:table-cell office:value-type="float" office:value="0.0002839128" calcext:value-type="float">
            <text:p>0.0002839128</text:p>
          </table:table-cell>
          <table:table-cell office:value-type="float" office:value="7.503015" calcext:value-type="float">
            <text:p>7.503015</text:p>
          </table:table-cell>
          <table:table-cell office:value-type="float" office:value="0.07195666" calcext:value-type="float">
            <text:p>0.07195666</text:p>
          </table:table-cell>
          <table:table-cell office:value-type="float" office:value="0.03230103" calcext:value-type="float">
            <text:p>0.03230103</text:p>
          </table:table-cell>
          <table:table-cell office:value-type="float" office:value="0.03155447" calcext:value-type="float">
            <text:p>0.03155447</text:p>
          </table:table-cell>
          <table:table-cell office:value-type="float" office:value="0.02077146" calcext:value-type="float">
            <text:p>0.02077146</text:p>
          </table:table-cell>
          <table:table-cell office:value-type="float" office:value="0.01913662" calcext:value-type="float">
            <text:p>0.01913662</text:p>
          </table:table-cell>
          <table:table-cell office:value-type="float" office:value="0.007031931" calcext:value-type="float">
            <text:p>0.007031931</text:p>
          </table:table-cell>
          <table:table-cell office:value-type="float" office:value="0.004880582" calcext:value-type="float">
            <text:p>0.004880582</text:p>
          </table:table-cell>
          <table:table-cell office:value-type="float" office:value="0.01538003" calcext:value-type="float">
            <text:p>0.01538003</text:p>
          </table:table-cell>
          <table:table-cell office:value-type="float" office:value="0.0152545" calcext:value-type="float">
            <text:p>0.0152545</text:p>
          </table:table-cell>
          <table:table-cell office:value-type="float" office:value="0.01590419" calcext:value-type="float">
            <text:p>0.01590419</text:p>
          </table:table-cell>
          <table:table-cell office:value-type="float" office:value="0.01554488" calcext:value-type="float">
            <text:p>0.01554488</text:p>
          </table:table-cell>
          <table:table-cell office:value-type="float" office:value="0.01801267" calcext:value-type="float">
            <text:p>0.01801267</text:p>
          </table:table-cell>
          <table:table-cell office:value-type="float" office:value="0.004883312" calcext:value-type="float">
            <text:p>0.004883312</text:p>
          </table:table-cell>
          <table:table-cell office:value-type="float" office:value="0.003831763" calcext:value-type="float">
            <text:p>0.003831763</text:p>
          </table:table-cell>
          <table:table-cell office:value-type="float" office:value="0" calcext:value-type="float">
            <text:p>0</text:p>
          </table:table-cell>
          <table:table-cell office:value-type="float" office:value="0.01834916" calcext:value-type="float">
            <text:p>0.01834916</text:p>
          </table:table-cell>
          <table:table-cell office:value-type="float" office:value="0.008061818" calcext:value-type="float">
            <text:p>0.008061818</text:p>
          </table:table-cell>
          <table:table-cell office:value-type="float" office:value="0.007872269" calcext:value-type="float">
            <text:p>0.007872269</text:p>
          </table:table-cell>
          <table:table-cell office:value-type="float" office:value="0.009135832" calcext:value-type="float">
            <text:p>0.009135832</text:p>
          </table:table-cell>
          <table:table-cell office:value-type="float" office:value="0.008646936" calcext:value-type="float">
            <text:p>0.008646936</text:p>
          </table:table-cell>
          <table:table-cell office:value-type="float" office:value="0.008800509" calcext:value-type="float">
            <text:p>0.008800509</text:p>
          </table:table-cell>
          <table:table-cell office:value-type="float" office:value="0.007508856" calcext:value-type="float">
            <text:p>0.007508856</text:p>
          </table:table-cell>
          <table:table-cell office:value-type="float" office:value="2.124435" calcext:value-type="float">
            <text:p>2.124435</text:p>
          </table:table-cell>
          <table:table-cell office:value-type="float" office:value="9.164291" calcext:value-type="float">
            <text:p>9.164291</text:p>
          </table:table-cell>
          <table:table-cell office:value-type="float" office:value="4.919442" calcext:value-type="float">
            <text:p>4.919442</text:p>
          </table:table-cell>
          <table:table-cell office:value-type="float" office:value="0.6653389" calcext:value-type="float">
            <text:p>0.6653389</text:p>
          </table:table-cell>
          <table:table-cell office:value-type="float" office:value="0.04518902" calcext:value-type="float">
            <text:p>0.04518902</text:p>
          </table:table-cell>
          <table:table-cell office:value-type="float" office:value="0.4148526" calcext:value-type="float">
            <text:p>0.4148526</text:p>
          </table:table-cell>
          <table:table-cell office:value-type="float" office:value="0.371044" calcext:value-type="float">
            <text:p>0.371044</text:p>
          </table:table-cell>
          <table:table-cell office:value-type="float" office:value="0" calcext:value-type="float">
            <text:p>0</text:p>
          </table:table-cell>
          <table:table-cell office:value-type="float" office:value="-104.6286" calcext:value-type="float">
            <text:p>-104.6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058085" calcext:value-type="float">
            <text:p>-0.0060580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8.302658" calcext:value-type="float">
            <text:p>8.302658</text:p>
          </table:table-cell>
          <table:table-cell office:value-type="float" office:value="1075.179" calcext:value-type="float">
            <text:p>1075.179</text:p>
          </table:table-cell>
          <table:table-cell office:value-type="float" office:value="0" calcext:value-type="float">
            <text:p>0</text:p>
          </table:table-cell>
          <table:table-cell office:value-type="float" office:value="-39.50311" calcext:value-type="float">
            <text:p>-39.50311</text:p>
          </table:table-cell>
          <table:table-cell office:value-type="float" office:value="0.04134741" calcext:value-type="float">
            <text:p>0.04134741</text:p>
          </table:table-cell>
          <table:table-cell office:value-type="float" office:value="8.625633" calcext:value-type="float">
            <text:p>8.625633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49" calcext:value-type="float">
            <text:p>5.2449</text:p>
          </table:table-cell>
          <table:table-cell office:value-type="float" office:value="-0.003318841" calcext:value-type="float">
            <text:p>-0.003318841</text:p>
          </table:table-cell>
          <table:table-cell office:value-type="float" office:value="-0.02069736" calcext:value-type="float">
            <text:p>-0.02069736</text:p>
          </table:table-cell>
          <table:table-cell office:value-type="float" office:value="0.0002881803" calcext:value-type="float">
            <text:p>0.0002881803</text:p>
          </table:table-cell>
          <table:table-cell office:value-type="float" office:value="7.491563" calcext:value-type="float">
            <text:p>7.491563</text:p>
          </table:table-cell>
          <table:table-cell office:value-type="float" office:value="0.07327653" calcext:value-type="float">
            <text:p>0.07327653</text:p>
          </table:table-cell>
          <table:table-cell office:value-type="float" office:value="0.03309035" calcext:value-type="float">
            <text:p>0.03309035</text:p>
          </table:table-cell>
          <table:table-cell office:value-type="float" office:value="0.03194879" calcext:value-type="float">
            <text:p>0.03194879</text:p>
          </table:table-cell>
          <table:table-cell office:value-type="float" office:value="0.02088682" calcext:value-type="float">
            <text:p>0.02088682</text:p>
          </table:table-cell>
          <table:table-cell office:value-type="float" office:value="0.0191916" calcext:value-type="float">
            <text:p>0.0191916</text:p>
          </table:table-cell>
          <table:table-cell office:value-type="float" office:value="0.007039624" calcext:value-type="float">
            <text:p>0.007039624</text:p>
          </table:table-cell>
          <table:table-cell office:value-type="float" office:value="0.004861034" calcext:value-type="float">
            <text:p>0.004861034</text:p>
          </table:table-cell>
          <table:table-cell office:value-type="float" office:value="0.01529073" calcext:value-type="float">
            <text:p>0.01529073</text:p>
          </table:table-cell>
          <table:table-cell office:value-type="float" office:value="0.01521522" calcext:value-type="float">
            <text:p>0.01521522</text:p>
          </table:table-cell>
          <table:table-cell office:value-type="float" office:value="0.01587328" calcext:value-type="float">
            <text:p>0.01587328</text:p>
          </table:table-cell>
          <table:table-cell office:value-type="float" office:value="0.0155072" calcext:value-type="float">
            <text:p>0.0155072</text:p>
          </table:table-cell>
          <table:table-cell office:value-type="float" office:value="0.01803572" calcext:value-type="float">
            <text:p>0.01803572</text:p>
          </table:table-cell>
          <table:table-cell office:value-type="float" office:value="0.004893444" calcext:value-type="float">
            <text:p>0.004893444</text:p>
          </table:table-cell>
          <table:table-cell office:value-type="float" office:value="0.00381509" calcext:value-type="float">
            <text:p>0.00381509</text:p>
          </table:table-cell>
          <table:table-cell office:value-type="float" office:value="0" calcext:value-type="float">
            <text:p>0</text:p>
          </table:table-cell>
          <table:table-cell office:value-type="float" office:value="0.01774994" calcext:value-type="float">
            <text:p>0.01774994</text:p>
          </table:table-cell>
          <table:table-cell office:value-type="float" office:value="0.007994762" calcext:value-type="float">
            <text:p>0.007994762</text:p>
          </table:table-cell>
          <table:table-cell office:value-type="float" office:value="0.007785907" calcext:value-type="float">
            <text:p>0.007785907</text:p>
          </table:table-cell>
          <table:table-cell office:value-type="float" office:value="0.008967873" calcext:value-type="float">
            <text:p>0.008967873</text:p>
          </table:table-cell>
          <table:table-cell office:value-type="float" office:value="0.008514007" calcext:value-type="float">
            <text:p>0.008514007</text:p>
          </table:table-cell>
          <table:table-cell office:value-type="float" office:value="0.008827147" calcext:value-type="float">
            <text:p>0.008827147</text:p>
          </table:table-cell>
          <table:table-cell office:value-type="float" office:value="0.007467883" calcext:value-type="float">
            <text:p>0.007467883</text:p>
          </table:table-cell>
          <table:table-cell office:value-type="float" office:value="2.062796" calcext:value-type="float">
            <text:p>2.062796</text:p>
          </table:table-cell>
          <table:table-cell office:value-type="float" office:value="8.806494" calcext:value-type="float">
            <text:p>8.806494</text:p>
          </table:table-cell>
          <table:table-cell office:value-type="float" office:value="4.917336" calcext:value-type="float">
            <text:p>4.917336</text:p>
          </table:table-cell>
          <table:table-cell office:value-type="float" office:value="0.6648614" calcext:value-type="float">
            <text:p>0.6648614</text:p>
          </table:table-cell>
          <table:table-cell office:value-type="float" office:value="0.04540528" calcext:value-type="float">
            <text:p>0.04540528</text:p>
          </table:table-cell>
          <table:table-cell office:value-type="float" office:value="0.4207447" calcext:value-type="float">
            <text:p>0.4207447</text:p>
          </table:table-cell>
          <table:table-cell office:value-type="float" office:value="0.3645816" calcext:value-type="float">
            <text:p>0.3645816</text:p>
          </table:table-cell>
          <table:table-cell office:value-type="float" office:value="0" calcext:value-type="float">
            <text:p>0</text:p>
          </table:table-cell>
          <table:table-cell office:value-type="float" office:value="-101.3576" calcext:value-type="float">
            <text:p>-101.3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096492" calcext:value-type="float">
            <text:p>-0.0060964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8.389049" calcext:value-type="float">
            <text:p>8.389049</text:p>
          </table:table-cell>
          <table:table-cell office:value-type="float" office:value="1075.145" calcext:value-type="float">
            <text:p>1075.145</text:p>
          </table:table-cell>
          <table:table-cell office:value-type="float" office:value="0" calcext:value-type="float">
            <text:p>0</text:p>
          </table:table-cell>
          <table:table-cell office:value-type="float" office:value="-39.64352" calcext:value-type="float">
            <text:p>-39.64352</text:p>
          </table:table-cell>
          <table:table-cell office:value-type="float" office:value="0.04151298" calcext:value-type="float">
            <text:p>0.04151298</text:p>
          </table:table-cell>
          <table:table-cell office:value-type="float" office:value="8.427855" calcext:value-type="float">
            <text:p>8.427855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4053" calcext:value-type="float">
            <text:p>5.244053</text:p>
          </table:table-cell>
          <table:table-cell office:value-type="float" office:value="-0.003297384" calcext:value-type="float">
            <text:p>-0.003297384</text:p>
          </table:table-cell>
          <table:table-cell office:value-type="float" office:value="-0.02066564" calcext:value-type="float">
            <text:p>-0.02066564</text:p>
          </table:table-cell>
          <table:table-cell office:value-type="float" office:value="0.0002919901" calcext:value-type="float">
            <text:p>0.0002919901</text:p>
          </table:table-cell>
          <table:table-cell office:value-type="float" office:value="7.479987" calcext:value-type="float">
            <text:p>7.479987</text:p>
          </table:table-cell>
          <table:table-cell office:value-type="float" office:value="0.07296024" calcext:value-type="float">
            <text:p>0.07296024</text:p>
          </table:table-cell>
          <table:table-cell office:value-type="float" office:value="0.03428334" calcext:value-type="float">
            <text:p>0.03428334</text:p>
          </table:table-cell>
          <table:table-cell office:value-type="float" office:value="0.03277117" calcext:value-type="float">
            <text:p>0.03277117</text:p>
          </table:table-cell>
          <table:table-cell office:value-type="float" office:value="0.02127389" calcext:value-type="float">
            <text:p>0.02127389</text:p>
          </table:table-cell>
          <table:table-cell office:value-type="float" office:value="0.01948742" calcext:value-type="float">
            <text:p>0.01948742</text:p>
          </table:table-cell>
          <table:table-cell office:value-type="float" office:value="0.007083476" calcext:value-type="float">
            <text:p>0.007083476</text:p>
          </table:table-cell>
          <table:table-cell office:value-type="float" office:value="0.004861702" calcext:value-type="float">
            <text:p>0.004861702</text:p>
          </table:table-cell>
          <table:table-cell office:value-type="float" office:value="0.01522385" calcext:value-type="float">
            <text:p>0.01522385</text:p>
          </table:table-cell>
          <table:table-cell office:value-type="float" office:value="0.01518315" calcext:value-type="float">
            <text:p>0.01518315</text:p>
          </table:table-cell>
          <table:table-cell office:value-type="float" office:value="0.01584148" calcext:value-type="float">
            <text:p>0.01584148</text:p>
          </table:table-cell>
          <table:table-cell office:value-type="float" office:value="0.01547282" calcext:value-type="float">
            <text:p>0.01547282</text:p>
          </table:table-cell>
          <table:table-cell office:value-type="float" office:value="0.01806428" calcext:value-type="float">
            <text:p>0.01806428</text:p>
          </table:table-cell>
          <table:table-cell office:value-type="float" office:value="0.00488366" calcext:value-type="float">
            <text:p>0.00488366</text:p>
          </table:table-cell>
          <table:table-cell office:value-type="float" office:value="0.003818412" calcext:value-type="float">
            <text:p>0.003818412</text:p>
          </table:table-cell>
          <table:table-cell office:value-type="float" office:value="0" calcext:value-type="float">
            <text:p>0</text:p>
          </table:table-cell>
          <table:table-cell office:value-type="float" office:value="0.01705863" calcext:value-type="float">
            <text:p>0.01705863</text:p>
          </table:table-cell>
          <table:table-cell office:value-type="float" office:value="0.007983855" calcext:value-type="float">
            <text:p>0.007983855</text:p>
          </table:table-cell>
          <table:table-cell office:value-type="float" office:value="0.007760801" calcext:value-type="float">
            <text:p>0.007760801</text:p>
          </table:table-cell>
          <table:table-cell office:value-type="float" office:value="0.008880788" calcext:value-type="float">
            <text:p>0.008880788</text:p>
          </table:table-cell>
          <table:table-cell office:value-type="float" office:value="0.008438476" calcext:value-type="float">
            <text:p>0.008438476</text:p>
          </table:table-cell>
          <table:table-cell office:value-type="float" office:value="0.008873248" calcext:value-type="float">
            <text:p>0.008873248</text:p>
          </table:table-cell>
          <table:table-cell office:value-type="float" office:value="0.007444253" calcext:value-type="float">
            <text:p>0.007444253</text:p>
          </table:table-cell>
          <table:table-cell office:value-type="float" office:value="2.001023" calcext:value-type="float">
            <text:p>2.001023</text:p>
          </table:table-cell>
          <table:table-cell office:value-type="float" office:value="8.447612" calcext:value-type="float">
            <text:p>8.447612</text:p>
          </table:table-cell>
          <table:table-cell office:value-type="float" office:value="4.915125" calcext:value-type="float">
            <text:p>4.915125</text:p>
          </table:table-cell>
          <table:table-cell office:value-type="float" office:value="0.6644652" calcext:value-type="float">
            <text:p>0.6644652</text:p>
          </table:table-cell>
          <table:table-cell office:value-type="float" office:value="0.04553203" calcext:value-type="float">
            <text:p>0.04553203</text:p>
          </table:table-cell>
          <table:table-cell office:value-type="float" office:value="0.4169105" calcext:value-type="float">
            <text:p>0.4169105</text:p>
          </table:table-cell>
          <table:table-cell office:value-type="float" office:value="0.3683125" calcext:value-type="float">
            <text:p>0.3683125</text:p>
          </table:table-cell>
          <table:table-cell office:value-type="float" office:value="0" calcext:value-type="float">
            <text:p>0</text:p>
          </table:table-cell>
          <table:table-cell office:value-type="float" office:value="-96.80599" calcext:value-type="float">
            <text:p>-96.80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136303" calcext:value-type="float">
            <text:p>-0.0061363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8.495047" calcext:value-type="float">
            <text:p>8.495047</text:p>
          </table:table-cell>
          <table:table-cell office:value-type="float" office:value="1075.111" calcext:value-type="float">
            <text:p>1075.111</text:p>
          </table:table-cell>
          <table:table-cell office:value-type="float" office:value="0" calcext:value-type="float">
            <text:p>0</text:p>
          </table:table-cell>
          <table:table-cell office:value-type="float" office:value="-39.76487" calcext:value-type="float">
            <text:p>-39.76487</text:p>
          </table:table-cell>
          <table:table-cell office:value-type="float" office:value="0.04153675" calcext:value-type="float">
            <text:p>0.04153675</text:p>
          </table:table-cell>
          <table:table-cell office:value-type="float" office:value="8.229875" calcext:value-type="float">
            <text:p>8.229875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1" calcext:value-type="float">
            <text:p>0.003151821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3246" calcext:value-type="float">
            <text:p>5.243246</text:p>
          </table:table-cell>
          <table:table-cell office:value-type="float" office:value="-0.003271274" calcext:value-type="float">
            <text:p>-0.003271274</text:p>
          </table:table-cell>
          <table:table-cell office:value-type="float" office:value="-0.02063358" calcext:value-type="float">
            <text:p>-0.02063358</text:p>
          </table:table-cell>
          <table:table-cell office:value-type="float" office:value="0.0002954728" calcext:value-type="float">
            <text:p>0.0002954728</text:p>
          </table:table-cell>
          <table:table-cell office:value-type="float" office:value="7.469761" calcext:value-type="float">
            <text:p>7.469761</text:p>
          </table:table-cell>
          <table:table-cell office:value-type="float" office:value="0.06859253" calcext:value-type="float">
            <text:p>0.06859253</text:p>
          </table:table-cell>
          <table:table-cell office:value-type="float" office:value="0.03436181" calcext:value-type="float">
            <text:p>0.03436181</text:p>
          </table:table-cell>
          <table:table-cell office:value-type="float" office:value="0.03294337" calcext:value-type="float">
            <text:p>0.03294337</text:p>
          </table:table-cell>
          <table:table-cell office:value-type="float" office:value="0.02142868" calcext:value-type="float">
            <text:p>0.02142868</text:p>
          </table:table-cell>
          <table:table-cell office:value-type="float" office:value="0.0196472" calcext:value-type="float">
            <text:p>0.0196472</text:p>
          </table:table-cell>
          <table:table-cell office:value-type="float" office:value="0.007122486" calcext:value-type="float">
            <text:p>0.007122486</text:p>
          </table:table-cell>
          <table:table-cell office:value-type="float" office:value="0.004866515" calcext:value-type="float">
            <text:p>0.004866515</text:p>
          </table:table-cell>
          <table:table-cell office:value-type="float" office:value="0.0151743" calcext:value-type="float">
            <text:p>0.0151743</text:p>
          </table:table-cell>
          <table:table-cell office:value-type="float" office:value="0.01515981" calcext:value-type="float">
            <text:p>0.01515981</text:p>
          </table:table-cell>
          <table:table-cell office:value-type="float" office:value="0.01580968" calcext:value-type="float">
            <text:p>0.01580968</text:p>
          </table:table-cell>
          <table:table-cell office:value-type="float" office:value="0.01544053" calcext:value-type="float">
            <text:p>0.01544053</text:p>
          </table:table-cell>
          <table:table-cell office:value-type="float" office:value="0.01809783" calcext:value-type="float">
            <text:p>0.01809783</text:p>
          </table:table-cell>
          <table:table-cell office:value-type="float" office:value="0.004876033" calcext:value-type="float">
            <text:p>0.004876033</text:p>
          </table:table-cell>
          <table:table-cell office:value-type="float" office:value="0.003819518" calcext:value-type="float">
            <text:p>0.003819518</text:p>
          </table:table-cell>
          <table:table-cell office:value-type="float" office:value="0" calcext:value-type="float">
            <text:p>0</text:p>
          </table:table-cell>
          <table:table-cell office:value-type="float" office:value="0.01638584" calcext:value-type="float">
            <text:p>0.01638584</text:p>
          </table:table-cell>
          <table:table-cell office:value-type="float" office:value="0.008010156" calcext:value-type="float">
            <text:p>0.008010156</text:p>
          </table:table-cell>
          <table:table-cell office:value-type="float" office:value="0.007784655" calcext:value-type="float">
            <text:p>0.007784655</text:p>
          </table:table-cell>
          <table:table-cell office:value-type="float" office:value="0.008895523" calcext:value-type="float">
            <text:p>0.008895523</text:p>
          </table:table-cell>
          <table:table-cell office:value-type="float" office:value="0.008446981" calcext:value-type="float">
            <text:p>0.008446981</text:p>
          </table:table-cell>
          <table:table-cell office:value-type="float" office:value="0.008897512" calcext:value-type="float">
            <text:p>0.008897512</text:p>
          </table:table-cell>
          <table:table-cell office:value-type="float" office:value="0.007431345" calcext:value-type="float">
            <text:p>0.007431345</text:p>
          </table:table-cell>
          <table:table-cell office:value-type="float" office:value="1.938672" calcext:value-type="float">
            <text:p>1.938672</text:p>
          </table:table-cell>
          <table:table-cell office:value-type="float" office:value="8.088839" calcext:value-type="float">
            <text:p>8.088839</text:p>
          </table:table-cell>
          <table:table-cell office:value-type="float" office:value="4.912881" calcext:value-type="float">
            <text:p>4.912881</text:p>
          </table:table-cell>
          <table:table-cell office:value-type="float" office:value="0.6640422" calcext:value-type="float">
            <text:p>0.6640422</text:p>
          </table:table-cell>
          <table:table-cell office:value-type="float" office:value="0.04560507" calcext:value-type="float">
            <text:p>0.04560507</text:p>
          </table:table-cell>
          <table:table-cell office:value-type="float" office:value="0.4140706" calcext:value-type="float">
            <text:p>0.4140706</text:p>
          </table:table-cell>
          <table:table-cell office:value-type="float" office:value="0.3710514" calcext:value-type="float">
            <text:p>0.3710514</text:p>
          </table:table-cell>
          <table:table-cell office:value-type="float" office:value="0" calcext:value-type="float">
            <text:p>0</text:p>
          </table:table-cell>
          <table:table-cell office:value-type="float" office:value="-91.95232" calcext:value-type="float">
            <text:p>-91.95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175982" calcext:value-type="float">
            <text:p>-0.0061759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8.573084" calcext:value-type="float">
            <text:p>8.573084</text:p>
          </table:table-cell>
          <table:table-cell office:value-type="float" office:value="1075.08" calcext:value-type="float">
            <text:p>1075.08</text:p>
          </table:table-cell>
          <table:table-cell office:value-type="float" office:value="0" calcext:value-type="float">
            <text:p>0</text:p>
          </table:table-cell>
          <table:table-cell office:value-type="float" office:value="-39.911" calcext:value-type="float">
            <text:p>-39.911</text:p>
          </table:table-cell>
          <table:table-cell office:value-type="float" office:value="0.04179298" calcext:value-type="float">
            <text:p>0.04179298</text:p>
          </table:table-cell>
          <table:table-cell office:value-type="float" office:value="8.033245" calcext:value-type="float">
            <text:p>8.033245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22" calcext:value-type="float">
            <text:p>0.003151822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3067" calcext:value-type="float">
            <text:p>5.243067</text:p>
          </table:table-cell>
          <table:table-cell office:value-type="float" office:value="-0.003244677" calcext:value-type="float">
            <text:p>-0.003244677</text:p>
          </table:table-cell>
          <table:table-cell office:value-type="float" office:value="-0.02060221" calcext:value-type="float">
            <text:p>-0.02060221</text:p>
          </table:table-cell>
          <table:table-cell office:value-type="float" office:value="0.0002990248" calcext:value-type="float">
            <text:p>0.0002990248</text:p>
          </table:table-cell>
          <table:table-cell office:value-type="float" office:value="7.463228" calcext:value-type="float">
            <text:p>7.463228</text:p>
          </table:table-cell>
          <table:table-cell office:value-type="float" office:value="0.1108329" calcext:value-type="float">
            <text:p>0.1108329</text:p>
          </table:table-cell>
          <table:table-cell office:value-type="float" office:value="0.03158258" calcext:value-type="float">
            <text:p>0.03158258</text:p>
          </table:table-cell>
          <table:table-cell office:value-type="float" office:value="0.0309214" calcext:value-type="float">
            <text:p>0.0309214</text:p>
          </table:table-cell>
          <table:table-cell office:value-type="float" office:value="0.02050922" calcext:value-type="float">
            <text:p>0.02050922</text:p>
          </table:table-cell>
          <table:table-cell office:value-type="float" office:value="0.01894921" calcext:value-type="float">
            <text:p>0.01894921</text:p>
          </table:table-cell>
          <table:table-cell office:value-type="float" office:value="0.007075679" calcext:value-type="float">
            <text:p>0.007075679</text:p>
          </table:table-cell>
          <table:table-cell office:value-type="float" office:value="0.004846741" calcext:value-type="float">
            <text:p>0.004846741</text:p>
          </table:table-cell>
          <table:table-cell office:value-type="float" office:value="0.01513095" calcext:value-type="float">
            <text:p>0.01513095</text:p>
          </table:table-cell>
          <table:table-cell office:value-type="float" office:value="0.01514469" calcext:value-type="float">
            <text:p>0.01514469</text:p>
          </table:table-cell>
          <table:table-cell office:value-type="float" office:value="0.01577863" calcext:value-type="float">
            <text:p>0.01577863</text:p>
          </table:table-cell>
          <table:table-cell office:value-type="float" office:value="0.01541016" calcext:value-type="float">
            <text:p>0.01541016</text:p>
          </table:table-cell>
          <table:table-cell office:value-type="float" office:value="0.01813651" calcext:value-type="float">
            <text:p>0.01813651</text:p>
          </table:table-cell>
          <table:table-cell office:value-type="float" office:value="0.004869919" calcext:value-type="float">
            <text:p>0.004869919</text:p>
          </table:table-cell>
          <table:table-cell office:value-type="float" office:value="0.003819249" calcext:value-type="float">
            <text:p>0.003819249</text:p>
          </table:table-cell>
          <table:table-cell office:value-type="float" office:value="0" calcext:value-type="float">
            <text:p>0</text:p>
          </table:table-cell>
          <table:table-cell office:value-type="float" office:value="0.08264547" calcext:value-type="float">
            <text:p>0.08264547</text:p>
          </table:table-cell>
          <table:table-cell office:value-type="float" office:value="0.008154977" calcext:value-type="float">
            <text:p>0.008154977</text:p>
          </table:table-cell>
          <table:table-cell office:value-type="float" office:value="0.007913582" calcext:value-type="float">
            <text:p>0.007913582</text:p>
          </table:table-cell>
          <table:table-cell office:value-type="float" office:value="0.009143176" calcext:value-type="float">
            <text:p>0.009143176</text:p>
          </table:table-cell>
          <table:table-cell office:value-type="float" office:value="0.008647511" calcext:value-type="float">
            <text:p>0.008647511</text:p>
          </table:table-cell>
          <table:table-cell office:value-type="float" office:value="0.008819858" calcext:value-type="float">
            <text:p>0.008819858</text:p>
          </table:table-cell>
          <table:table-cell office:value-type="float" office:value="0.007403365" calcext:value-type="float">
            <text:p>0.007403365</text:p>
          </table:table-cell>
          <table:table-cell office:value-type="float" office:value="1.876903" calcext:value-type="float">
            <text:p>1.876903</text:p>
          </table:table-cell>
          <table:table-cell office:value-type="float" office:value="7.731912" calcext:value-type="float">
            <text:p>7.731912</text:p>
          </table:table-cell>
          <table:table-cell office:value-type="float" office:value="4.910723" calcext:value-type="float">
            <text:p>4.910723</text:p>
          </table:table-cell>
          <table:table-cell office:value-type="float" office:value="0.6635913" calcext:value-type="float">
            <text:p>0.6635913</text:p>
          </table:table-cell>
          <table:table-cell office:value-type="float" office:value="0.04565708" calcext:value-type="float">
            <text:p>0.04565708</text:p>
          </table:table-cell>
          <table:table-cell office:value-type="float" office:value="0.411955" calcext:value-type="float">
            <text:p>0.411955</text:p>
          </table:table-cell>
          <table:table-cell office:value-type="float" office:value="0.3720425" calcext:value-type="float">
            <text:p>0.3720425</text:p>
          </table:table-cell>
          <table:table-cell office:value-type="float" office:value="0" calcext:value-type="float">
            <text:p>0</text:p>
          </table:table-cell>
          <table:table-cell office:value-type="float" office:value="-88.00285" calcext:value-type="float">
            <text:p>-88.0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213528" calcext:value-type="float">
            <text:p>-0.0062135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8.591368" calcext:value-type="float">
            <text:p>8.591368</text:p>
          </table:table-cell>
          <table:table-cell office:value-type="float" office:value="1075.056" calcext:value-type="float">
            <text:p>1075.056</text:p>
          </table:table-cell>
          <table:table-cell office:value-type="float" office:value="0" calcext:value-type="float">
            <text:p>0</text:p>
          </table:table-cell>
          <table:table-cell office:value-type="float" office:value="-40.11284" calcext:value-type="float">
            <text:p>-40.11284</text:p>
          </table:table-cell>
          <table:table-cell office:value-type="float" office:value="0.04095834" calcext:value-type="float">
            <text:p>0.04095834</text:p>
          </table:table-cell>
          <table:table-cell office:value-type="float" office:value="7.839317" calcext:value-type="float">
            <text:p>7.839317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46" calcext:value-type="float">
            <text:p>0.0031518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3067" calcext:value-type="float">
            <text:p>5.243067</text:p>
          </table:table-cell>
          <table:table-cell office:value-type="float" office:value="-0.003227488" calcext:value-type="float">
            <text:p>-0.003227488</text:p>
          </table:table-cell>
          <table:table-cell office:value-type="float" office:value="-0.02059359" calcext:value-type="float">
            <text:p>-0.02059359</text:p>
          </table:table-cell>
          <table:table-cell office:value-type="float" office:value="0.0003035889" calcext:value-type="float">
            <text:p>0.0003035889</text:p>
          </table:table-cell>
          <table:table-cell office:value-type="float" office:value="7.47338" calcext:value-type="float">
            <text:p>7.47338</text:p>
          </table:table-cell>
          <table:table-cell office:value-type="float" office:value="0.05895671" calcext:value-type="float">
            <text:p>0.05895671</text:p>
          </table:table-cell>
          <table:table-cell office:value-type="float" office:value="0.02940483" calcext:value-type="float">
            <text:p>0.02940483</text:p>
          </table:table-cell>
          <table:table-cell office:value-type="float" office:value="0.02805765" calcext:value-type="float">
            <text:p>0.02805765</text:p>
          </table:table-cell>
          <table:table-cell office:value-type="float" office:value="0.01892499" calcext:value-type="float">
            <text:p>0.01892499</text:p>
          </table:table-cell>
          <table:table-cell office:value-type="float" office:value="0.01756662" calcext:value-type="float">
            <text:p>0.01756662</text:p>
          </table:table-cell>
          <table:table-cell office:value-type="float" office:value="0.006923764" calcext:value-type="float">
            <text:p>0.006923764</text:p>
          </table:table-cell>
          <table:table-cell office:value-type="float" office:value="0.004793672" calcext:value-type="float">
            <text:p>0.004793672</text:p>
          </table:table-cell>
          <table:table-cell office:value-type="float" office:value="0.01507749" calcext:value-type="float">
            <text:p>0.01507749</text:p>
          </table:table-cell>
          <table:table-cell office:value-type="float" office:value="0.01513077" calcext:value-type="float">
            <text:p>0.01513077</text:p>
          </table:table-cell>
          <table:table-cell office:value-type="float" office:value="0.01575687" calcext:value-type="float">
            <text:p>0.01575687</text:p>
          </table:table-cell>
          <table:table-cell office:value-type="float" office:value="0.01538417" calcext:value-type="float">
            <text:p>0.01538417</text:p>
          </table:table-cell>
          <table:table-cell office:value-type="float" office:value="0.0181814" calcext:value-type="float">
            <text:p>0.0181814</text:p>
          </table:table-cell>
          <table:table-cell office:value-type="float" office:value="0.004865277" calcext:value-type="float">
            <text:p>0.004865277</text:p>
          </table:table-cell>
          <table:table-cell office:value-type="float" office:value="0.003817557" calcext:value-type="float">
            <text:p>0.003817557</text:p>
          </table:table-cell>
          <table:table-cell office:value-type="float" office:value="0" calcext:value-type="float">
            <text:p>0</text:p>
          </table:table-cell>
          <table:table-cell office:value-type="float" office:value="0.0305148" calcext:value-type="float">
            <text:p>0.0305148</text:p>
          </table:table-cell>
          <table:table-cell office:value-type="float" office:value="0.01510135" calcext:value-type="float">
            <text:p>0.01510135</text:p>
          </table:table-cell>
          <table:table-cell office:value-type="float" office:value="0.008385631" calcext:value-type="float">
            <text:p>0.008385631</text:p>
          </table:table-cell>
          <table:table-cell office:value-type="float" office:value="0.009750167" calcext:value-type="float">
            <text:p>0.009750167</text:p>
          </table:table-cell>
          <table:table-cell office:value-type="float" office:value="0.009224036" calcext:value-type="float">
            <text:p>0.009224036</text:p>
          </table:table-cell>
          <table:table-cell office:value-type="float" office:value="0.008688396" calcext:value-type="float">
            <text:p>0.008688396</text:p>
          </table:table-cell>
          <table:table-cell office:value-type="float" office:value="0.007383481" calcext:value-type="float">
            <text:p>0.007383481</text:p>
          </table:table-cell>
          <table:table-cell office:value-type="float" office:value="1.81862" calcext:value-type="float">
            <text:p>1.81862</text:p>
          </table:table-cell>
          <table:table-cell office:value-type="float" office:value="7.380272" calcext:value-type="float">
            <text:p>7.380272</text:p>
          </table:table-cell>
          <table:table-cell office:value-type="float" office:value="4.908744" calcext:value-type="float">
            <text:p>4.908744</text:p>
          </table:table-cell>
          <table:table-cell office:value-type="float" office:value="0.6631399" calcext:value-type="float">
            <text:p>0.6631399</text:p>
          </table:table-cell>
          <table:table-cell office:value-type="float" office:value="0.04570821" calcext:value-type="float">
            <text:p>0.04570821</text:p>
          </table:table-cell>
          <table:table-cell office:value-type="float" office:value="0.410523" calcext:value-type="float">
            <text:p>0.410523</text:p>
          </table:table-cell>
          <table:table-cell office:value-type="float" office:value="0.3720866" calcext:value-type="float">
            <text:p>0.3720866</text:p>
          </table:table-cell>
          <table:table-cell office:value-type="float" office:value="0" calcext:value-type="float">
            <text:p>0</text:p>
          </table:table-cell>
          <table:table-cell office:value-type="float" office:value="-86.97621" calcext:value-type="float">
            <text:p>-86.97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255633" calcext:value-type="float">
            <text:p>-0.0062556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8.609208" calcext:value-type="float">
            <text:p>8.609208</text:p>
          </table:table-cell>
          <table:table-cell office:value-type="float" office:value="1075.034" calcext:value-type="float">
            <text:p>1075.034</text:p>
          </table:table-cell>
          <table:table-cell office:value-type="float" office:value="0" calcext:value-type="float">
            <text:p>0</text:p>
          </table:table-cell>
          <table:table-cell office:value-type="float" office:value="-40.30271" calcext:value-type="float">
            <text:p>-40.30271</text:p>
          </table:table-cell>
          <table:table-cell office:value-type="float" office:value="0.04051995" calcext:value-type="float">
            <text:p>0.04051995</text:p>
          </table:table-cell>
          <table:table-cell office:value-type="float" office:value="7.651997" calcext:value-type="float">
            <text:p>7.651997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46" calcext:value-type="float">
            <text:p>0.0031518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2392" calcext:value-type="float">
            <text:p>5.242392</text:p>
          </table:table-cell>
          <table:table-cell office:value-type="float" office:value="-0.003204041" calcext:value-type="float">
            <text:p>-0.003204041</text:p>
          </table:table-cell>
          <table:table-cell office:value-type="float" office:value="-0.0205774" calcext:value-type="float">
            <text:p>-0.0205774</text:p>
          </table:table-cell>
          <table:table-cell office:value-type="float" office:value="0.0003088683" calcext:value-type="float">
            <text:p>0.0003088683</text:p>
          </table:table-cell>
          <table:table-cell office:value-type="float" office:value="7.483538" calcext:value-type="float">
            <text:p>7.483538</text:p>
          </table:table-cell>
          <table:table-cell office:value-type="float" office:value="0.04489012" calcext:value-type="float">
            <text:p>0.04489012</text:p>
          </table:table-cell>
          <table:table-cell office:value-type="float" office:value="0.02647555" calcext:value-type="float">
            <text:p>0.02647555</text:p>
          </table:table-cell>
          <table:table-cell office:value-type="float" office:value="0.02641178" calcext:value-type="float">
            <text:p>0.02641178</text:p>
          </table:table-cell>
          <table:table-cell office:value-type="float" office:value="0.01793556" calcext:value-type="float">
            <text:p>0.01793556</text:p>
          </table:table-cell>
          <table:table-cell office:value-type="float" office:value="0.01660729" calcext:value-type="float">
            <text:p>0.01660729</text:p>
          </table:table-cell>
          <table:table-cell office:value-type="float" office:value="0.006828494" calcext:value-type="float">
            <text:p>0.006828494</text:p>
          </table:table-cell>
          <table:table-cell office:value-type="float" office:value="0.004760141" calcext:value-type="float">
            <text:p>0.004760141</text:p>
          </table:table-cell>
          <table:table-cell office:value-type="float" office:value="0.0150248" calcext:value-type="float">
            <text:p>0.0150248</text:p>
          </table:table-cell>
          <table:table-cell office:value-type="float" office:value="0.01511749" calcext:value-type="float">
            <text:p>0.01511749</text:p>
          </table:table-cell>
          <table:table-cell office:value-type="float" office:value="0.01574092" calcext:value-type="float">
            <text:p>0.01574092</text:p>
          </table:table-cell>
          <table:table-cell office:value-type="float" office:value="0.01536343" calcext:value-type="float">
            <text:p>0.01536343</text:p>
          </table:table-cell>
          <table:table-cell office:value-type="float" office:value="0.01823184" calcext:value-type="float">
            <text:p>0.01823184</text:p>
          </table:table-cell>
          <table:table-cell office:value-type="float" office:value="0.004879069" calcext:value-type="float">
            <text:p>0.004879069</text:p>
          </table:table-cell>
          <table:table-cell office:value-type="float" office:value="0.003797226" calcext:value-type="float">
            <text:p>0.003797226</text:p>
          </table:table-cell>
          <table:table-cell office:value-type="float" office:value="0" calcext:value-type="float">
            <text:p>0</text:p>
          </table:table-cell>
          <table:table-cell office:value-type="float" office:value="0.02582479" calcext:value-type="float">
            <text:p>0.02582479</text:p>
          </table:table-cell>
          <table:table-cell office:value-type="float" office:value="0.01262447" calcext:value-type="float">
            <text:p>0.01262447</text:p>
          </table:table-cell>
          <table:table-cell office:value-type="float" office:value="0.008735122" calcext:value-type="float">
            <text:p>0.008735122</text:p>
          </table:table-cell>
          <table:table-cell office:value-type="float" office:value="0.01019039" calcext:value-type="float">
            <text:p>0.01019039</text:p>
          </table:table-cell>
          <table:table-cell office:value-type="float" office:value="0.009677627" calcext:value-type="float">
            <text:p>0.009677627</text:p>
          </table:table-cell>
          <table:table-cell office:value-type="float" office:value="0.008660161" calcext:value-type="float">
            <text:p>0.008660161</text:p>
          </table:table-cell>
          <table:table-cell office:value-type="float" office:value="0.007388459" calcext:value-type="float">
            <text:p>0.007388459</text:p>
          </table:table-cell>
          <table:table-cell office:value-type="float" office:value="1.764459" calcext:value-type="float">
            <text:p>1.764459</text:p>
          </table:table-cell>
          <table:table-cell office:value-type="float" office:value="7.037755" calcext:value-type="float">
            <text:p>7.037755</text:p>
          </table:table-cell>
          <table:table-cell office:value-type="float" office:value="4.906571" calcext:value-type="float">
            <text:p>4.906571</text:p>
          </table:table-cell>
          <table:table-cell office:value-type="float" office:value="0.6626983" calcext:value-type="float">
            <text:p>0.6626983</text:p>
          </table:table-cell>
          <table:table-cell office:value-type="float" office:value="0.04597985" calcext:value-type="float">
            <text:p>0.04597985</text:p>
          </table:table-cell>
          <table:table-cell office:value-type="float" office:value="0.4182661" calcext:value-type="float">
            <text:p>0.4182661</text:p>
          </table:table-cell>
          <table:table-cell office:value-type="float" office:value="0.3638809" calcext:value-type="float">
            <text:p>0.3638809</text:p>
          </table:table-cell>
          <table:table-cell office:value-type="float" office:value="0" calcext:value-type="float">
            <text:p>0</text:p>
          </table:table-cell>
          <table:table-cell office:value-type="float" office:value="-86.80112" calcext:value-type="float">
            <text:p>-86.8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297824" calcext:value-type="float">
            <text:p>-0.0062978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8.626562" calcext:value-type="float">
            <text:p>8.626562</text:p>
          </table:table-cell>
          <table:table-cell office:value-type="float" office:value="1075.011" calcext:value-type="float">
            <text:p>1075.011</text:p>
          </table:table-cell>
          <table:table-cell office:value-type="float" office:value="0" calcext:value-type="float">
            <text:p>0</text:p>
          </table:table-cell>
          <table:table-cell office:value-type="float" office:value="-40.48826" calcext:value-type="float">
            <text:p>-40.48826</text:p>
          </table:table-cell>
          <table:table-cell office:value-type="float" office:value="0.04056396" calcext:value-type="float">
            <text:p>0.04056396</text:p>
          </table:table-cell>
          <table:table-cell office:value-type="float" office:value="7.470322" calcext:value-type="float">
            <text:p>7.470322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46" calcext:value-type="float">
            <text:p>0.0031518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1527" calcext:value-type="float">
            <text:p>5.241527</text:p>
          </table:table-cell>
          <table:table-cell office:value-type="float" office:value="-0.0031894" calcext:value-type="float">
            <text:p>-0.0031894</text:p>
          </table:table-cell>
          <table:table-cell office:value-type="float" office:value="-0.02055147" calcext:value-type="float">
            <text:p>-0.02055147</text:p>
          </table:table-cell>
          <table:table-cell office:value-type="float" office:value="0.0003144573" calcext:value-type="float">
            <text:p>0.0003144573</text:p>
          </table:table-cell>
          <table:table-cell office:value-type="float" office:value="7.486995" calcext:value-type="float">
            <text:p>7.486995</text:p>
          </table:table-cell>
          <table:table-cell office:value-type="float" office:value="0.04536334" calcext:value-type="float">
            <text:p>0.04536334</text:p>
          </table:table-cell>
          <table:table-cell office:value-type="float" office:value="0.02639749" calcext:value-type="float">
            <text:p>0.02639749</text:p>
          </table:table-cell>
          <table:table-cell office:value-type="float" office:value="0.02643803" calcext:value-type="float">
            <text:p>0.02643803</text:p>
          </table:table-cell>
          <table:table-cell office:value-type="float" office:value="0.01779052" calcext:value-type="float">
            <text:p>0.01779052</text:p>
          </table:table-cell>
          <table:table-cell office:value-type="float" office:value="0.01629175" calcext:value-type="float">
            <text:p>0.01629175</text:p>
          </table:table-cell>
          <table:table-cell office:value-type="float" office:value="0.006791662" calcext:value-type="float">
            <text:p>0.006791662</text:p>
          </table:table-cell>
          <table:table-cell office:value-type="float" office:value="0.004746511" calcext:value-type="float">
            <text:p>0.004746511</text:p>
          </table:table-cell>
          <table:table-cell office:value-type="float" office:value="0.01498446" calcext:value-type="float">
            <text:p>0.01498446</text:p>
          </table:table-cell>
          <table:table-cell office:value-type="float" office:value="0.01510505" calcext:value-type="float">
            <text:p>0.01510505</text:p>
          </table:table-cell>
          <table:table-cell office:value-type="float" office:value="0.01572695" calcext:value-type="float">
            <text:p>0.01572695</text:p>
          </table:table-cell>
          <table:table-cell office:value-type="float" office:value="0.01534714" calcext:value-type="float">
            <text:p>0.01534714</text:p>
          </table:table-cell>
          <table:table-cell office:value-type="float" office:value="0.01828636" calcext:value-type="float">
            <text:p>0.01828636</text:p>
          </table:table-cell>
          <table:table-cell office:value-type="float" office:value="0.004867673" calcext:value-type="float">
            <text:p>0.004867673</text:p>
          </table:table-cell>
          <table:table-cell office:value-type="float" office:value="0.003802354" calcext:value-type="float">
            <text:p>0.003802354</text:p>
          </table:table-cell>
          <table:table-cell office:value-type="float" office:value="0" calcext:value-type="float">
            <text:p>0</text:p>
          </table:table-cell>
          <table:table-cell office:value-type="float" office:value="0.01900321" calcext:value-type="float">
            <text:p>0.01900321</text:p>
          </table:table-cell>
          <table:table-cell office:value-type="float" office:value="0.01030078" calcext:value-type="float">
            <text:p>0.01030078</text:p>
          </table:table-cell>
          <table:table-cell office:value-type="float" office:value="0.008857286" calcext:value-type="float">
            <text:p>0.008857286</text:p>
          </table:table-cell>
          <table:table-cell office:value-type="float" office:value="0.01034289" calcext:value-type="float">
            <text:p>0.01034289</text:p>
          </table:table-cell>
          <table:table-cell office:value-type="float" office:value="0.00987809" calcext:value-type="float">
            <text:p>0.00987809</text:p>
          </table:table-cell>
          <table:table-cell office:value-type="float" office:value="0.008704087" calcext:value-type="float">
            <text:p>0.008704087</text:p>
          </table:table-cell>
          <table:table-cell office:value-type="float" office:value="0.007415761" calcext:value-type="float">
            <text:p>0.007415761</text:p>
          </table:table-cell>
          <table:table-cell office:value-type="float" office:value="1.712945" calcext:value-type="float">
            <text:p>1.712945</text:p>
          </table:table-cell>
          <table:table-cell office:value-type="float" office:value="6.704657" calcext:value-type="float">
            <text:p>6.704657</text:p>
          </table:table-cell>
          <table:table-cell office:value-type="float" office:value="4.904391" calcext:value-type="float">
            <text:p>4.904391</text:p>
          </table:table-cell>
          <table:table-cell office:value-type="float" office:value="0.6623152" calcext:value-type="float">
            <text:p>0.6623152</text:p>
          </table:table-cell>
          <table:table-cell office:value-type="float" office:value="0.04608355" calcext:value-type="float">
            <text:p>0.04608355</text:p>
          </table:table-cell>
          <table:table-cell office:value-type="float" office:value="0.4136643" calcext:value-type="float">
            <text:p>0.4136643</text:p>
          </table:table-cell>
          <table:table-cell office:value-type="float" office:value="0.3684136" calcext:value-type="float">
            <text:p>0.3684136</text:p>
          </table:table-cell>
          <table:table-cell office:value-type="float" office:value="0" calcext:value-type="float">
            <text:p>0</text:p>
          </table:table-cell>
          <table:table-cell office:value-type="float" office:value="-86.07832" calcext:value-type="float">
            <text:p>-86.07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339727" calcext:value-type="float">
            <text:p>-0.0063397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8.642665" calcext:value-type="float">
            <text:p>8.642665</text:p>
          </table:table-cell>
          <table:table-cell office:value-type="float" office:value="1074.985" calcext:value-type="float">
            <text:p>1074.985</text:p>
          </table:table-cell>
          <table:table-cell office:value-type="float" office:value="0" calcext:value-type="float">
            <text:p>0</text:p>
          </table:table-cell>
          <table:table-cell office:value-type="float" office:value="-40.6736" calcext:value-type="float">
            <text:p>-40.6736</text:p>
          </table:table-cell>
          <table:table-cell office:value-type="float" office:value="0.04090973" calcext:value-type="float">
            <text:p>0.04090973</text:p>
          </table:table-cell>
          <table:table-cell office:value-type="float" office:value="7.292503" calcext:value-type="float">
            <text:p>7.292503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46" calcext:value-type="float">
            <text:p>0.0031518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0708" calcext:value-type="float">
            <text:p>5.240708</text:p>
          </table:table-cell>
          <table:table-cell office:value-type="float" office:value="-0.003164789" calcext:value-type="float">
            <text:p>-0.003164789</text:p>
          </table:table-cell>
          <table:table-cell office:value-type="float" office:value="-0.02052233" calcext:value-type="float">
            <text:p>-0.02052233</text:p>
          </table:table-cell>
          <table:table-cell office:value-type="float" office:value="0.0003199444" calcext:value-type="float">
            <text:p>0.0003199444</text:p>
          </table:table-cell>
          <table:table-cell office:value-type="float" office:value="7.483937" calcext:value-type="float">
            <text:p>7.483937</text:p>
          </table:table-cell>
          <table:table-cell office:value-type="float" office:value="0.0504877" calcext:value-type="float">
            <text:p>0.0504877</text:p>
          </table:table-cell>
          <table:table-cell office:value-type="float" office:value="0.02819502" calcext:value-type="float">
            <text:p>0.02819502</text:p>
          </table:table-cell>
          <table:table-cell office:value-type="float" office:value="0.02770915" calcext:value-type="float">
            <text:p>0.02770915</text:p>
          </table:table-cell>
          <table:table-cell office:value-type="float" office:value="0.01842652" calcext:value-type="float">
            <text:p>0.01842652</text:p>
          </table:table-cell>
          <table:table-cell office:value-type="float" office:value="0.01671852" calcext:value-type="float">
            <text:p>0.01671852</text:p>
          </table:table-cell>
          <table:table-cell office:value-type="float" office:value="0.006837142" calcext:value-type="float">
            <text:p>0.006837142</text:p>
          </table:table-cell>
          <table:table-cell office:value-type="float" office:value="0.004762343" calcext:value-type="float">
            <text:p>0.004762343</text:p>
          </table:table-cell>
          <table:table-cell office:value-type="float" office:value="0.01495547" calcext:value-type="float">
            <text:p>0.01495547</text:p>
          </table:table-cell>
          <table:table-cell office:value-type="float" office:value="0.01509372" calcext:value-type="float">
            <text:p>0.01509372</text:p>
          </table:table-cell>
          <table:table-cell office:value-type="float" office:value="0.01571246" calcext:value-type="float">
            <text:p>0.01571246</text:p>
          </table:table-cell>
          <table:table-cell office:value-type="float" office:value="0.0153343" calcext:value-type="float">
            <text:p>0.0153343</text:p>
          </table:table-cell>
          <table:table-cell office:value-type="float" office:value="0.01834263" calcext:value-type="float">
            <text:p>0.01834263</text:p>
          </table:table-cell>
          <table:table-cell office:value-type="float" office:value="0.004858115" calcext:value-type="float">
            <text:p>0.004858115</text:p>
          </table:table-cell>
          <table:table-cell office:value-type="float" office:value="0.003805672" calcext:value-type="float">
            <text:p>0.003805672</text:p>
          </table:table-cell>
          <table:table-cell office:value-type="float" office:value="0" calcext:value-type="float">
            <text:p>0</text:p>
          </table:table-cell>
          <table:table-cell office:value-type="float" office:value="0.01838999" calcext:value-type="float">
            <text:p>0.01838999</text:p>
          </table:table-cell>
          <table:table-cell office:value-type="float" office:value="0.009101121" calcext:value-type="float">
            <text:p>0.009101121</text:p>
          </table:table-cell>
          <table:table-cell office:value-type="float" office:value="0.008703507" calcext:value-type="float">
            <text:p>0.008703507</text:p>
          </table:table-cell>
          <table:table-cell office:value-type="float" office:value="0.01013719" calcext:value-type="float">
            <text:p>0.01013719</text:p>
          </table:table-cell>
          <table:table-cell office:value-type="float" office:value="0.009705347" calcext:value-type="float">
            <text:p>0.009705347</text:p>
          </table:table-cell>
          <table:table-cell office:value-type="float" office:value="0.008829334" calcext:value-type="float">
            <text:p>0.008829334</text:p>
          </table:table-cell>
          <table:table-cell office:value-type="float" office:value="0.007460446" calcext:value-type="float">
            <text:p>0.007460446</text:p>
          </table:table-cell>
          <table:table-cell office:value-type="float" office:value="1.662233" calcext:value-type="float">
            <text:p>1.662233</text:p>
          </table:table-cell>
          <table:table-cell office:value-type="float" office:value="6.378745" calcext:value-type="float">
            <text:p>6.378745</text:p>
          </table:table-cell>
          <table:table-cell office:value-type="float" office:value="4.902189" calcext:value-type="float">
            <text:p>4.902189</text:p>
          </table:table-cell>
          <table:table-cell office:value-type="float" office:value="0.6619871" calcext:value-type="float">
            <text:p>0.6619871</text:p>
          </table:table-cell>
          <table:table-cell office:value-type="float" office:value="0.04608666" calcext:value-type="float">
            <text:p>0.04608666</text:p>
          </table:table-cell>
          <table:table-cell office:value-type="float" office:value="0.4099934" calcext:value-type="float">
            <text:p>0.4099934</text:p>
          </table:table-cell>
          <table:table-cell office:value-type="float" office:value="0.3721138" calcext:value-type="float">
            <text:p>0.3721138</text:p>
          </table:table-cell>
          <table:table-cell office:value-type="float" office:value="0" calcext:value-type="float">
            <text:p>0</text:p>
          </table:table-cell>
          <table:table-cell office:value-type="float" office:value="-85.01283" calcext:value-type="float">
            <text:p>-85.0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380713" calcext:value-type="float">
            <text:p>-0.0063807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8.658644" calcext:value-type="float">
            <text:p>8.658644</text:p>
          </table:table-cell>
          <table:table-cell office:value-type="float" office:value="1074.958" calcext:value-type="float">
            <text:p>1074.958</text:p>
          </table:table-cell>
          <table:table-cell office:value-type="float" office:value="0" calcext:value-type="float">
            <text:p>0</text:p>
          </table:table-cell>
          <table:table-cell office:value-type="float" office:value="-40.85947" calcext:value-type="float">
            <text:p>-40.85947</text:p>
          </table:table-cell>
          <table:table-cell office:value-type="float" office:value="0.04127156" calcext:value-type="float">
            <text:p>0.04127156</text:p>
          </table:table-cell>
          <table:table-cell office:value-type="float" office:value="7.115652" calcext:value-type="float">
            <text:p>7.115652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846" calcext:value-type="float">
            <text:p>0.003151846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0376" calcext:value-type="float">
            <text:p>5.240376</text:p>
          </table:table-cell>
          <table:table-cell office:value-type="float" office:value="-0.003138892" calcext:value-type="float">
            <text:p>-0.003138892</text:p>
          </table:table-cell>
          <table:table-cell office:value-type="float" office:value="-0.02049242" calcext:value-type="float">
            <text:p>-0.02049242</text:p>
          </table:table-cell>
          <table:table-cell office:value-type="float" office:value="0.0003251228" calcext:value-type="float">
            <text:p>0.0003251228</text:p>
          </table:table-cell>
          <table:table-cell office:value-type="float" office:value="7.48088" calcext:value-type="float">
            <text:p>7.48088</text:p>
          </table:table-cell>
          <table:table-cell office:value-type="float" office:value="0.05493445" calcext:value-type="float">
            <text:p>0.05493445</text:p>
          </table:table-cell>
          <table:table-cell office:value-type="float" office:value="0.03009722" calcext:value-type="float">
            <text:p>0.03009722</text:p>
          </table:table-cell>
          <table:table-cell office:value-type="float" office:value="0.02904354" calcext:value-type="float">
            <text:p>0.02904354</text:p>
          </table:table-cell>
          <table:table-cell office:value-type="float" office:value="0.01915698" calcext:value-type="float">
            <text:p>0.01915698</text:p>
          </table:table-cell>
          <table:table-cell office:value-type="float" office:value="0.01731754" calcext:value-type="float">
            <text:p>0.01731754</text:p>
          </table:table-cell>
          <table:table-cell office:value-type="float" office:value="0.006911558" calcext:value-type="float">
            <text:p>0.006911558</text:p>
          </table:table-cell>
          <table:table-cell office:value-type="float" office:value="0.00479259" calcext:value-type="float">
            <text:p>0.00479259</text:p>
          </table:table-cell>
          <table:table-cell office:value-type="float" office:value="0.0149394" calcext:value-type="float">
            <text:p>0.0149394</text:p>
          </table:table-cell>
          <table:table-cell office:value-type="float" office:value="0.01508443" calcext:value-type="float">
            <text:p>0.01508443</text:p>
          </table:table-cell>
          <table:table-cell office:value-type="float" office:value="0.01569725" calcext:value-type="float">
            <text:p>0.01569725</text:p>
          </table:table-cell>
          <table:table-cell office:value-type="float" office:value="0.01532401" calcext:value-type="float">
            <text:p>0.01532401</text:p>
          </table:table-cell>
          <table:table-cell office:value-type="float" office:value="0.01839967" calcext:value-type="float">
            <text:p>0.01839967</text:p>
          </table:table-cell>
          <table:table-cell office:value-type="float" office:value="0.004851676" calcext:value-type="float">
            <text:p>0.004851676</text:p>
          </table:table-cell>
          <table:table-cell office:value-type="float" office:value="0.003805993" calcext:value-type="float">
            <text:p>0.003805993</text:p>
          </table:table-cell>
          <table:table-cell office:value-type="float" office:value="0" calcext:value-type="float">
            <text:p>0</text:p>
          </table:table-cell>
          <table:table-cell office:value-type="float" office:value="0.01773752" calcext:value-type="float">
            <text:p>0.01773752</text:p>
          </table:table-cell>
          <table:table-cell office:value-type="float" office:value="0.008785919" calcext:value-type="float">
            <text:p>0.008785919</text:p>
          </table:table-cell>
          <table:table-cell office:value-type="float" office:value="0.00858295" calcext:value-type="float">
            <text:p>0.00858295</text:p>
          </table:table-cell>
          <table:table-cell office:value-type="float" office:value="0.009975192" calcext:value-type="float">
            <text:p>0.009975192</text:p>
          </table:table-cell>
          <table:table-cell office:value-type="float" office:value="0.009517445" calcext:value-type="float">
            <text:p>0.009517445</text:p>
          </table:table-cell>
          <table:table-cell office:value-type="float" office:value="0.008958455" calcext:value-type="float">
            <text:p>0.008958455</text:p>
          </table:table-cell>
          <table:table-cell office:value-type="float" office:value="0.007511147" calcext:value-type="float">
            <text:p>0.007511147</text:p>
          </table:table-cell>
          <table:table-cell office:value-type="float" office:value="1.610683" calcext:value-type="float">
            <text:p>1.610683</text:p>
          </table:table-cell>
          <table:table-cell office:value-type="float" office:value="6.05619" calcext:value-type="float">
            <text:p>6.05619</text:p>
          </table:table-cell>
          <table:table-cell office:value-type="float" office:value="4.900022" calcext:value-type="float">
            <text:p>4.900022</text:p>
          </table:table-cell>
          <table:table-cell office:value-type="float" office:value="0.6616462" calcext:value-type="float">
            <text:p>0.6616462</text:p>
          </table:table-cell>
          <table:table-cell office:value-type="float" office:value="0.0460825" calcext:value-type="float">
            <text:p>0.0460825</text:p>
          </table:table-cell>
          <table:table-cell office:value-type="float" office:value="0.4077636" calcext:value-type="float">
            <text:p>0.4077636</text:p>
          </table:table-cell>
          <table:table-cell office:value-type="float" office:value="0.373643" calcext:value-type="float">
            <text:p>0.373643</text:p>
          </table:table-cell>
          <table:table-cell office:value-type="float" office:value="0" calcext:value-type="float">
            <text:p>0</text:p>
          </table:table-cell>
          <table:table-cell office:value-type="float" office:value="-84.0146" calcext:value-type="float">
            <text:p>-84.0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424018" calcext:value-type="float">
            <text:p>-0.006424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8.674458" calcext:value-type="float">
            <text:p>8.674458</text:p>
          </table:table-cell>
          <table:table-cell office:value-type="float" office:value="1074.929" calcext:value-type="float">
            <text:p>1074.929</text:p>
          </table:table-cell>
          <table:table-cell office:value-type="float" office:value="0" calcext:value-type="float">
            <text:p>0</text:p>
          </table:table-cell>
          <table:table-cell office:value-type="float" office:value="-41.04724" calcext:value-type="float">
            <text:p>-41.04724</text:p>
          </table:table-cell>
          <table:table-cell office:value-type="float" office:value="0.04356538" calcext:value-type="float">
            <text:p>0.04356538</text:p>
          </table:table-cell>
          <table:table-cell office:value-type="float" office:value="6.941" calcext:value-type="float">
            <text:p>6.941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003151927" calcext:value-type="float">
            <text:p>0.003151927</text:p>
          </table:table-cell>
          <table:table-cell office:value-type="float" office:value="0.004940283" calcext:value-type="float">
            <text:p>0.004940283</text:p>
          </table:table-cell>
          <table:table-cell office:value-type="float" office:value="5.240376" calcext:value-type="float">
            <text:p>5.240376</text:p>
          </table:table-cell>
          <table:table-cell office:value-type="float" office:value="-0.003110996" calcext:value-type="float">
            <text:p>-0.003110996</text:p>
          </table:table-cell>
          <table:table-cell office:value-type="float" office:value="-0.02046342" calcext:value-type="float">
            <text:p>-0.02046342</text:p>
          </table:table-cell>
          <table:table-cell office:value-type="float" office:value="0.000330063" calcext:value-type="float">
            <text:p>0.000330063</text:p>
          </table:table-cell>
          <table:table-cell office:value-type="float" office:value="7.478674" calcext:value-type="float">
            <text:p>7.478674</text:p>
          </table:table-cell>
          <table:table-cell office:value-type="float" office:value="0.1990914" calcext:value-type="float">
            <text:p>0.1990914</text:p>
          </table:table-cell>
          <table:table-cell office:value-type="float" office:value="0.0392471" calcext:value-type="float">
            <text:p>0.0392471</text:p>
          </table:table-cell>
          <table:table-cell office:value-type="float" office:value="0.03006155" calcext:value-type="float">
            <text:p>0.03006155</text:p>
          </table:table-cell>
          <table:table-cell office:value-type="float" office:value="0.01976498" calcext:value-type="float">
            <text:p>0.01976498</text:p>
          </table:table-cell>
          <table:table-cell office:value-type="float" office:value="0.01785727" calcext:value-type="float">
            <text:p>0.01785727</text:p>
          </table:table-cell>
          <table:table-cell office:value-type="float" office:value="0.006984437" calcext:value-type="float">
            <text:p>0.006984437</text:p>
          </table:table-cell>
          <table:table-cell office:value-type="float" office:value="0.004829248" calcext:value-type="float">
            <text:p>0.004829248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0.01507787" calcext:value-type="float">
            <text:p>0.01507787</text:p>
          </table:table-cell>
          <table:table-cell office:value-type="float" office:value="0.0156825" calcext:value-type="float">
            <text:p>0.0156825</text:p>
          </table:table-cell>
          <table:table-cell office:value-type="float" office:value="0.01531609" calcext:value-type="float">
            <text:p>0.01531609</text:p>
          </table:table-cell>
          <table:table-cell office:value-type="float" office:value="0.01845738" calcext:value-type="float">
            <text:p>0.01845738</text:p>
          </table:table-cell>
          <table:table-cell office:value-type="float" office:value="0.004847343" calcext:value-type="float">
            <text:p>0.004847343</text:p>
          </table:table-cell>
          <table:table-cell office:value-type="float" office:value="0.003804301" calcext:value-type="float">
            <text:p>0.003804301</text:p>
          </table:table-cell>
          <table:table-cell office:value-type="float" office:value="0" calcext:value-type="float">
            <text:p>0</text:p>
          </table:table-cell>
          <table:table-cell office:value-type="float" office:value="0.1967729" calcext:value-type="float">
            <text:p>0.1967729</text:p>
          </table:table-cell>
          <table:table-cell office:value-type="float" office:value="0.01938056" calcext:value-type="float">
            <text:p>0.01938056</text:p>
          </table:table-cell>
          <table:table-cell office:value-type="float" office:value="0.0085697" calcext:value-type="float">
            <text:p>0.0085697</text:p>
          </table:table-cell>
          <table:table-cell office:value-type="float" office:value="0.009946684" calcext:value-type="float">
            <text:p>0.009946684</text:p>
          </table:table-cell>
          <table:table-cell office:value-type="float" office:value="0.009464065" calcext:value-type="float">
            <text:p>0.009464065</text:p>
          </table:table-cell>
          <table:table-cell office:value-type="float" office:value="0.009056123" calcext:value-type="float">
            <text:p>0.009056123</text:p>
          </table:table-cell>
          <table:table-cell office:value-type="float" office:value="0.007578491" calcext:value-type="float">
            <text:p>0.007578491</text:p>
          </table:table-cell>
          <table:table-cell office:value-type="float" office:value="1.558092" calcext:value-type="float">
            <text:p>1.558092</text:p>
          </table:table-cell>
          <table:table-cell office:value-type="float" office:value="5.734256" calcext:value-type="float">
            <text:p>5.734256</text:p>
          </table:table-cell>
          <table:table-cell office:value-type="float" office:value="4.897863" calcext:value-type="float">
            <text:p>4.897863</text:p>
          </table:table-cell>
          <table:table-cell office:value-type="float" office:value="0.6612957" calcext:value-type="float">
            <text:p>0.6612957</text:p>
          </table:table-cell>
          <table:table-cell office:value-type="float" office:value="0.04610556" calcext:value-type="float">
            <text:p>0.04610556</text:p>
          </table:table-cell>
          <table:table-cell office:value-type="float" office:value="0.4064852" calcext:value-type="float">
            <text:p>0.4064852</text:p>
          </table:table-cell>
          <table:table-cell office:value-type="float" office:value="0.3736835" calcext:value-type="float">
            <text:p>0.3736835</text:p>
          </table:table-cell>
          <table:table-cell office:value-type="float" office:value="0" calcext:value-type="float">
            <text:p>0</text:p>
          </table:table-cell>
          <table:table-cell office:value-type="float" office:value="-80.6578" calcext:value-type="float">
            <text:p>-80.6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468951" calcext:value-type="float">
            <text:p>-0.0064689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8.689403" calcext:value-type="float">
            <text:p>8.689403</text:p>
          </table:table-cell>
          <table:table-cell office:value-type="float" office:value="1074.905" calcext:value-type="float">
            <text:p>1074.905</text:p>
          </table:table-cell>
          <table:table-cell office:value-type="float" office:value="0" calcext:value-type="float">
            <text:p>0</text:p>
          </table:table-cell>
          <table:table-cell office:value-type="float" office:value="-41.24653" calcext:value-type="float">
            <text:p>-41.24653</text:p>
          </table:table-cell>
          <table:table-cell office:value-type="float" office:value="0.04267058" calcext:value-type="float">
            <text:p>0.04267058</text:p>
          </table:table-cell>
          <table:table-cell office:value-type="float" office:value="6.763027" calcext:value-type="float">
            <text:p>6.763027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" calcext:value-type="float">
            <text:p>0.00315555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40409" calcext:value-type="float">
            <text:p>5.240409</text:p>
          </table:table-cell>
          <table:table-cell office:value-type="float" office:value="-0.003110748" calcext:value-type="float">
            <text:p>-0.003110748</text:p>
          </table:table-cell>
          <table:table-cell office:value-type="float" office:value="-0.02046754" calcext:value-type="float">
            <text:p>-0.02046754</text:p>
          </table:table-cell>
          <table:table-cell office:value-type="float" office:value="0.0003383635" calcext:value-type="float">
            <text:p>0.0003383635</text:p>
          </table:table-cell>
          <table:table-cell office:value-type="float" office:value="7.499248" calcext:value-type="float">
            <text:p>7.499248</text:p>
          </table:table-cell>
          <table:table-cell office:value-type="float" office:value="0.1004112" calcext:value-type="float">
            <text:p>0.1004112</text:p>
          </table:table-cell>
          <table:table-cell office:value-type="float" office:value="0.03500618" calcext:value-type="float">
            <text:p>0.03500618</text:p>
          </table:table-cell>
          <table:table-cell office:value-type="float" office:value="0.02833786" calcext:value-type="float">
            <text:p>0.02833786</text:p>
          </table:table-cell>
          <table:table-cell office:value-type="float" office:value="0.01877254" calcext:value-type="float">
            <text:p>0.01877254</text:p>
          </table:table-cell>
          <table:table-cell office:value-type="float" office:value="0.01711097" calcext:value-type="float">
            <text:p>0.01711097</text:p>
          </table:table-cell>
          <table:table-cell office:value-type="float" office:value="0.006917844" calcext:value-type="float">
            <text:p>0.006917844</text:p>
          </table:table-cell>
          <table:table-cell office:value-type="float" office:value="0.005512564" calcext:value-type="float">
            <text:p>0.005512564</text:p>
          </table:table-cell>
          <table:table-cell office:value-type="float" office:value="0.01493521" calcext:value-type="float">
            <text:p>0.01493521</text:p>
          </table:table-cell>
          <table:table-cell office:value-type="float" office:value="0.01507033" calcext:value-type="float">
            <text:p>0.01507033</text:p>
          </table:table-cell>
          <table:table-cell office:value-type="float" office:value="0.01567417" calcext:value-type="float">
            <text:p>0.01567417</text:p>
          </table:table-cell>
          <table:table-cell office:value-type="float" office:value="0.01531152" calcext:value-type="float">
            <text:p>0.01531152</text:p>
          </table:table-cell>
          <table:table-cell office:value-type="float" office:value="0.01851722" calcext:value-type="float">
            <text:p>0.01851722</text:p>
          </table:table-cell>
          <table:table-cell office:value-type="float" office:value="0.004843095" calcext:value-type="float">
            <text:p>0.004843095</text:p>
          </table:table-cell>
          <table:table-cell office:value-type="float" office:value="0.003802552" calcext:value-type="float">
            <text:p>0.003802552</text:p>
          </table:table-cell>
          <table:table-cell office:value-type="float" office:value="0" calcext:value-type="float">
            <text:p>0</text:p>
          </table:table-cell>
          <table:table-cell office:value-type="float" office:value="0.07455028" calcext:value-type="float">
            <text:p>0.07455028</text:p>
          </table:table-cell>
          <table:table-cell office:value-type="float" office:value="0.02756731" calcext:value-type="float">
            <text:p>0.02756731</text:p>
          </table:table-cell>
          <table:table-cell office:value-type="float" office:value="0.01234586" calcext:value-type="float">
            <text:p>0.01234586</text:p>
          </table:table-cell>
          <table:table-cell office:value-type="float" office:value="0.0119222" calcext:value-type="float">
            <text:p>0.0119222</text:p>
          </table:table-cell>
          <table:table-cell office:value-type="float" office:value="0.01007124" calcext:value-type="float">
            <text:p>0.01007124</text:p>
          </table:table-cell>
          <table:table-cell office:value-type="float" office:value="0.009020656" calcext:value-type="float">
            <text:p>0.009020656</text:p>
          </table:table-cell>
          <table:table-cell office:value-type="float" office:value="0.009579918" calcext:value-type="float">
            <text:p>0.009579918</text:p>
          </table:table-cell>
          <table:table-cell office:value-type="float" office:value="1.504777" calcext:value-type="float">
            <text:p>1.504777</text:p>
          </table:table-cell>
          <table:table-cell office:value-type="float" office:value="5.412354" calcext:value-type="float">
            <text:p>5.412354</text:p>
          </table:table-cell>
          <table:table-cell office:value-type="float" office:value="4.895749" calcext:value-type="float">
            <text:p>4.895749</text:p>
          </table:table-cell>
          <table:table-cell office:value-type="float" office:value="0.6609516" calcext:value-type="float">
            <text:p>0.6609516</text:p>
          </table:table-cell>
          <table:table-cell office:value-type="float" office:value="0.04614097" calcext:value-type="float">
            <text:p>0.04614097</text:p>
          </table:table-cell>
          <table:table-cell office:value-type="float" office:value="0.4052723" calcext:value-type="float">
            <text:p>0.4052723</text:p>
          </table:table-cell>
          <table:table-cell office:value-type="float" office:value="0.3737048" calcext:value-type="float">
            <text:p>0.3737048</text:p>
          </table:table-cell>
          <table:table-cell office:value-type="float" office:value="0" calcext:value-type="float">
            <text:p>0</text:p>
          </table:table-cell>
          <table:table-cell office:value-type="float" office:value="-76.97511" calcext:value-type="float">
            <text:p>-76.97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21476" calcext:value-type="float">
            <text:p>-0.0065214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8.70394" calcext:value-type="float">
            <text:p>8.70394</text:p>
          </table:table-cell>
          <table:table-cell office:value-type="float" office:value="1074.885" calcext:value-type="float">
            <text:p>1074.885</text:p>
          </table:table-cell>
          <table:table-cell office:value-type="float" office:value="0" calcext:value-type="float">
            <text:p>0</text:p>
          </table:table-cell>
          <table:table-cell office:value-type="float" office:value="-41.42923" calcext:value-type="float">
            <text:p>-41.42923</text:p>
          </table:table-cell>
          <table:table-cell office:value-type="float" office:value="0.04203921" calcext:value-type="float">
            <text:p>0.04203921</text:p>
          </table:table-cell>
          <table:table-cell office:value-type="float" office:value="6.589109" calcext:value-type="float">
            <text:p>6.589109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1" calcext:value-type="float">
            <text:p>0.003155551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9789" calcext:value-type="float">
            <text:p>5.239789</text:p>
          </table:table-cell>
          <table:table-cell office:value-type="float" office:value="-0.003092583" calcext:value-type="float">
            <text:p>-0.003092583</text:p>
          </table:table-cell>
          <table:table-cell office:value-type="float" office:value="-0.02046093" calcext:value-type="float">
            <text:p>-0.02046093</text:p>
          </table:table-cell>
          <table:table-cell office:value-type="float" office:value="0.000347371" calcext:value-type="float">
            <text:p>0.000347371</text:p>
          </table:table-cell>
          <table:table-cell office:value-type="float" office:value="7.521172" calcext:value-type="float">
            <text:p>7.521172</text:p>
          </table:table-cell>
          <table:table-cell office:value-type="float" office:value="0.05833022" calcext:value-type="float">
            <text:p>0.05833022</text:p>
          </table:table-cell>
          <table:table-cell office:value-type="float" office:value="0.02936539" calcext:value-type="float">
            <text:p>0.02936539</text:p>
          </table:table-cell>
          <table:table-cell office:value-type="float" office:value="0.02799333" calcext:value-type="float">
            <text:p>0.02799333</text:p>
          </table:table-cell>
          <table:table-cell office:value-type="float" office:value="0.01777084" calcext:value-type="float">
            <text:p>0.01777084</text:p>
          </table:table-cell>
          <table:table-cell office:value-type="float" office:value="0.0163026" calcext:value-type="float">
            <text:p>0.0163026</text:p>
          </table:table-cell>
          <table:table-cell office:value-type="float" office:value="0.006837152" calcext:value-type="float">
            <text:p>0.006837152</text:p>
          </table:table-cell>
          <table:table-cell office:value-type="float" office:value="0.005618298" calcext:value-type="float">
            <text:p>0.005618298</text:p>
          </table:table-cell>
          <table:table-cell office:value-type="float" office:value="0.01492104" calcext:value-type="float">
            <text:p>0.01492104</text:p>
          </table:table-cell>
          <table:table-cell office:value-type="float" office:value="0.01506101" calcext:value-type="float">
            <text:p>0.01506101</text:p>
          </table:table-cell>
          <table:table-cell office:value-type="float" office:value="0.01567012" calcext:value-type="float">
            <text:p>0.01567012</text:p>
          </table:table-cell>
          <table:table-cell office:value-type="float" office:value="0.01531074" calcext:value-type="float">
            <text:p>0.01531074</text:p>
          </table:table-cell>
          <table:table-cell office:value-type="float" office:value="0.01858046" calcext:value-type="float">
            <text:p>0.01858046</text:p>
          </table:table-cell>
          <table:table-cell office:value-type="float" office:value="0.004852906" calcext:value-type="float">
            <text:p>0.004852906</text:p>
          </table:table-cell>
          <table:table-cell office:value-type="float" office:value="0.003786636" calcext:value-type="float">
            <text:p>0.003786636</text:p>
          </table:table-cell>
          <table:table-cell office:value-type="float" office:value="0" calcext:value-type="float">
            <text:p>0</text:p>
          </table:table-cell>
          <table:table-cell office:value-type="float" office:value="0.03891647" calcext:value-type="float">
            <text:p>0.03891647</text:p>
          </table:table-cell>
          <table:table-cell office:value-type="float" office:value="0.02225145" calcext:value-type="float">
            <text:p>0.02225145</text:p>
          </table:table-cell>
          <table:table-cell office:value-type="float" office:value="0.02217024" calcext:value-type="float">
            <text:p>0.02217024</text:p>
          </table:table-cell>
          <table:table-cell office:value-type="float" office:value="0.01291538" calcext:value-type="float">
            <text:p>0.01291538</text:p>
          </table:table-cell>
          <table:table-cell office:value-type="float" office:value="0.01085095" calcext:value-type="float">
            <text:p>0.01085095</text:p>
          </table:table-cell>
          <table:table-cell office:value-type="float" office:value="0.008973875" calcext:value-type="float">
            <text:p>0.008973875</text:p>
          </table:table-cell>
          <table:table-cell office:value-type="float" office:value="0.009794852" calcext:value-type="float">
            <text:p>0.009794852</text:p>
          </table:table-cell>
          <table:table-cell office:value-type="float" office:value="1.453878" calcext:value-type="float">
            <text:p>1.453878</text:p>
          </table:table-cell>
          <table:table-cell office:value-type="float" office:value="5.094528" calcext:value-type="float">
            <text:p>5.094528</text:p>
          </table:table-cell>
          <table:table-cell office:value-type="float" office:value="4.893685" calcext:value-type="float">
            <text:p>4.893685</text:p>
          </table:table-cell>
          <table:table-cell office:value-type="float" office:value="0.6606158" calcext:value-type="float">
            <text:p>0.6606158</text:p>
          </table:table-cell>
          <table:table-cell office:value-type="float" office:value="0.0463613" calcext:value-type="float">
            <text:p>0.0463613</text:p>
          </table:table-cell>
          <table:table-cell office:value-type="float" office:value="0.4111405" calcext:value-type="float">
            <text:p>0.4111405</text:p>
          </table:table-cell>
          <table:table-cell office:value-type="float" office:value="0.3675479" calcext:value-type="float">
            <text:p>0.3675479</text:p>
          </table:table-cell>
          <table:table-cell office:value-type="float" office:value="0" calcext:value-type="float">
            <text:p>0</text:p>
          </table:table-cell>
          <table:table-cell office:value-type="float" office:value="-75.99815" calcext:value-type="float">
            <text:p>-75.99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69078" calcext:value-type="float">
            <text:p>-0.006569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8.717975" calcext:value-type="float">
            <text:p>8.717975</text:p>
          </table:table-cell>
          <table:table-cell office:value-type="float" office:value="1074.866" calcext:value-type="float">
            <text:p>1074.866</text:p>
          </table:table-cell>
          <table:table-cell office:value-type="float" office:value="0" calcext:value-type="float">
            <text:p>0</text:p>
          </table:table-cell>
          <table:table-cell office:value-type="float" office:value="-41.60162" calcext:value-type="float">
            <text:p>-41.60162</text:p>
          </table:table-cell>
          <table:table-cell office:value-type="float" office:value="0.04164753" calcext:value-type="float">
            <text:p>0.04164753</text:p>
          </table:table-cell>
          <table:table-cell office:value-type="float" office:value="6.420613" calcext:value-type="float">
            <text:p>6.420613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1" calcext:value-type="float">
            <text:p>0.003155551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8948" calcext:value-type="float">
            <text:p>5.238948</text:p>
          </table:table-cell>
          <table:table-cell office:value-type="float" office:value="-0.003066324" calcext:value-type="float">
            <text:p>-0.003066324</text:p>
          </table:table-cell>
          <table:table-cell office:value-type="float" office:value="-0.02045353" calcext:value-type="float">
            <text:p>-0.02045353</text:p>
          </table:table-cell>
          <table:table-cell office:value-type="float" office:value="0.0003565863" calcext:value-type="float">
            <text:p>0.0003565863</text:p>
          </table:table-cell>
          <table:table-cell office:value-type="float" office:value="7.541409" calcext:value-type="float">
            <text:p>7.541409</text:p>
          </table:table-cell>
          <table:table-cell office:value-type="float" office:value="0.04518203" calcext:value-type="float">
            <text:p>0.04518203</text:p>
          </table:table-cell>
          <table:table-cell office:value-type="float" office:value="0.02622605" calcext:value-type="float">
            <text:p>0.02622605</text:p>
          </table:table-cell>
          <table:table-cell office:value-type="float" office:value="0.02596737" calcext:value-type="float">
            <text:p>0.02596737</text:p>
          </table:table-cell>
          <table:table-cell office:value-type="float" office:value="0.01680219" calcext:value-type="float">
            <text:p>0.01680219</text:p>
          </table:table-cell>
          <table:table-cell office:value-type="float" office:value="0.01546903" calcext:value-type="float">
            <text:p>0.01546903</text:p>
          </table:table-cell>
          <table:table-cell office:value-type="float" office:value="0.006759434" calcext:value-type="float">
            <text:p>0.006759434</text:p>
          </table:table-cell>
          <table:table-cell office:value-type="float" office:value="0.005650077" calcext:value-type="float">
            <text:p>0.005650077</text:p>
          </table:table-cell>
          <table:table-cell office:value-type="float" office:value="0.01490699" calcext:value-type="float">
            <text:p>0.01490699</text:p>
          </table:table-cell>
          <table:table-cell office:value-type="float" office:value="0.01505224" calcext:value-type="float">
            <text:p>0.01505224</text:p>
          </table:table-cell>
          <table:table-cell office:value-type="float" office:value="0.01566871" calcext:value-type="float">
            <text:p>0.01566871</text:p>
          </table:table-cell>
          <table:table-cell office:value-type="float" office:value="0.01531342" calcext:value-type="float">
            <text:p>0.01531342</text:p>
          </table:table-cell>
          <table:table-cell office:value-type="float" office:value="0.01864673" calcext:value-type="float">
            <text:p>0.01864673</text:p>
          </table:table-cell>
          <table:table-cell office:value-type="float" office:value="0.004843629" calcext:value-type="float">
            <text:p>0.004843629</text:p>
          </table:table-cell>
          <table:table-cell office:value-type="float" office:value="0.003789979" calcext:value-type="float">
            <text:p>0.003789979</text:p>
          </table:table-cell>
          <table:table-cell office:value-type="float" office:value="0" calcext:value-type="float">
            <text:p>0</text:p>
          </table:table-cell>
          <table:table-cell office:value-type="float" office:value="0.04000625" calcext:value-type="float">
            <text:p>0.04000625</text:p>
          </table:table-cell>
          <table:table-cell office:value-type="float" office:value="0.02227794" calcext:value-type="float">
            <text:p>0.02227794</text:p>
          </table:table-cell>
          <table:table-cell office:value-type="float" office:value="0.02205734" calcext:value-type="float">
            <text:p>0.02205734</text:p>
          </table:table-cell>
          <table:table-cell office:value-type="float" office:value="0.01398896" calcext:value-type="float">
            <text:p>0.01398896</text:p>
          </table:table-cell>
          <table:table-cell office:value-type="float" office:value="0.01169556" calcext:value-type="float">
            <text:p>0.01169556</text:p>
          </table:table-cell>
          <table:table-cell office:value-type="float" office:value="0.00896226" calcext:value-type="float">
            <text:p>0.00896226</text:p>
          </table:table-cell>
          <table:table-cell office:value-type="float" office:value="0.009831235" calcext:value-type="float">
            <text:p>0.009831235</text:p>
          </table:table-cell>
          <table:table-cell office:value-type="float" office:value="1.405947" calcext:value-type="float">
            <text:p>1.405947</text:p>
          </table:table-cell>
          <table:table-cell office:value-type="float" office:value="4.784983" calcext:value-type="float">
            <text:p>4.784983</text:p>
          </table:table-cell>
          <table:table-cell office:value-type="float" office:value="4.891655" calcext:value-type="float">
            <text:p>4.891655</text:p>
          </table:table-cell>
          <table:table-cell office:value-type="float" office:value="0.6602845" calcext:value-type="float">
            <text:p>0.6602845</text:p>
          </table:table-cell>
          <table:table-cell office:value-type="float" office:value="0.04653623" calcext:value-type="float">
            <text:p>0.04653623</text:p>
          </table:table-cell>
          <table:table-cell office:value-type="float" office:value="0.4075318" calcext:value-type="float">
            <text:p>0.4075318</text:p>
          </table:table-cell>
          <table:table-cell office:value-type="float" office:value="0.3712336" calcext:value-type="float">
            <text:p>0.3712336</text:p>
          </table:table-cell>
          <table:table-cell office:value-type="float" office:value="0" calcext:value-type="float">
            <text:p>0</text:p>
          </table:table-cell>
          <table:table-cell office:value-type="float" office:value="-75.73385" calcext:value-type="float">
            <text:p>-75.73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15736" calcext:value-type="float">
            <text:p>-0.0066157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8.73145" calcext:value-type="float">
            <text:p>8.73145</text:p>
          </table:table-cell>
          <table:table-cell office:value-type="float" office:value="1074.848" calcext:value-type="float">
            <text:p>1074.848</text:p>
          </table:table-cell>
          <table:table-cell office:value-type="float" office:value="0" calcext:value-type="float">
            <text:p>0</text:p>
          </table:table-cell>
          <table:table-cell office:value-type="float" office:value="-41.76745" calcext:value-type="float">
            <text:p>-41.76745</text:p>
          </table:table-cell>
          <table:table-cell office:value-type="float" office:value="0.04148723" calcext:value-type="float">
            <text:p>0.04148723</text:p>
          </table:table-cell>
          <table:table-cell office:value-type="float" office:value="6.257892" calcext:value-type="float">
            <text:p>6.257892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1" calcext:value-type="float">
            <text:p>0.003155551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8148" calcext:value-type="float">
            <text:p>5.238148</text:p>
          </table:table-cell>
          <table:table-cell office:value-type="float" office:value="-0.003041771" calcext:value-type="float">
            <text:p>-0.003041771</text:p>
          </table:table-cell>
          <table:table-cell office:value-type="float" office:value="-0.02044592" calcext:value-type="float">
            <text:p>-0.02044592</text:p>
          </table:table-cell>
          <table:table-cell office:value-type="float" office:value="0.0003659977" calcext:value-type="float">
            <text:p>0.0003659977</text:p>
          </table:table-cell>
          <table:table-cell office:value-type="float" office:value="7.561434" calcext:value-type="float">
            <text:p>7.561434</text:p>
          </table:table-cell>
          <table:table-cell office:value-type="float" office:value="0.03859747" calcext:value-type="float">
            <text:p>0.03859747</text:p>
          </table:table-cell>
          <table:table-cell office:value-type="float" office:value="0.02493056" calcext:value-type="float">
            <text:p>0.02493056</text:p>
          </table:table-cell>
          <table:table-cell office:value-type="float" office:value="0.02502073" calcext:value-type="float">
            <text:p>0.02502073</text:p>
          </table:table-cell>
          <table:table-cell office:value-type="float" office:value="0.01631115" calcext:value-type="float">
            <text:p>0.01631115</text:p>
          </table:table-cell>
          <table:table-cell office:value-type="float" office:value="0.01492295" calcext:value-type="float">
            <text:p>0.01492295</text:p>
          </table:table-cell>
          <table:table-cell office:value-type="float" office:value="0.006698892" calcext:value-type="float">
            <text:p>0.006698892</text:p>
          </table:table-cell>
          <table:table-cell office:value-type="float" office:value="0.005643554" calcext:value-type="float">
            <text:p>0.005643554</text:p>
          </table:table-cell>
          <table:table-cell office:value-type="float" office:value="0.01489672" calcext:value-type="float">
            <text:p>0.01489672</text:p>
          </table:table-cell>
          <table:table-cell office:value-type="float" office:value="0.01504484" calcext:value-type="float">
            <text:p>0.01504484</text:p>
          </table:table-cell>
          <table:table-cell office:value-type="float" office:value="0.01566929" calcext:value-type="float">
            <text:p>0.01566929</text:p>
          </table:table-cell>
          <table:table-cell office:value-type="float" office:value="0.01532122" calcext:value-type="float">
            <text:p>0.01532122</text:p>
          </table:table-cell>
          <table:table-cell office:value-type="float" office:value="0.0187146" calcext:value-type="float">
            <text:p>0.0187146</text:p>
          </table:table-cell>
          <table:table-cell office:value-type="float" office:value="0.004836575" calcext:value-type="float">
            <text:p>0.004836575</text:p>
          </table:table-cell>
          <table:table-cell office:value-type="float" office:value="0.003790905" calcext:value-type="float">
            <text:p>0.003790905</text:p>
          </table:table-cell>
          <table:table-cell office:value-type="float" office:value="0" calcext:value-type="float">
            <text:p>0</text:p>
          </table:table-cell>
          <table:table-cell office:value-type="float" office:value="0.04068554" calcext:value-type="float">
            <text:p>0.04068554</text:p>
          </table:table-cell>
          <table:table-cell office:value-type="float" office:value="0.02109458" calcext:value-type="float">
            <text:p>0.02109458</text:p>
          </table:table-cell>
          <table:table-cell office:value-type="float" office:value="0.02110237" calcext:value-type="float">
            <text:p>0.02110237</text:p>
          </table:table-cell>
          <table:table-cell office:value-type="float" office:value="0.01497855" calcext:value-type="float">
            <text:p>0.01497855</text:p>
          </table:table-cell>
          <table:table-cell office:value-type="float" office:value="0.01257762" calcext:value-type="float">
            <text:p>0.01257762</text:p>
          </table:table-cell>
          <table:table-cell office:value-type="float" office:value="0.008974668" calcext:value-type="float">
            <text:p>0.008974668</text:p>
          </table:table-cell>
          <table:table-cell office:value-type="float" office:value="0.009808016" calcext:value-type="float">
            <text:p>0.009808016</text:p>
          </table:table-cell>
          <table:table-cell office:value-type="float" office:value="1.360982" calcext:value-type="float">
            <text:p>1.360982</text:p>
          </table:table-cell>
          <table:table-cell office:value-type="float" office:value="4.485508" calcext:value-type="float">
            <text:p>4.485508</text:p>
          </table:table-cell>
          <table:table-cell office:value-type="float" office:value="4.889637" calcext:value-type="float">
            <text:p>4.889637</text:p>
          </table:table-cell>
          <table:table-cell office:value-type="float" office:value="0.6599804" calcext:value-type="float">
            <text:p>0.6599804</text:p>
          </table:table-cell>
          <table:table-cell office:value-type="float" office:value="0.04677319" calcext:value-type="float">
            <text:p>0.04677319</text:p>
          </table:table-cell>
          <table:table-cell office:value-type="float" office:value="0.4047584" calcext:value-type="float">
            <text:p>0.4047584</text:p>
          </table:table-cell>
          <table:table-cell office:value-type="float" office:value="0.3738539" calcext:value-type="float">
            <text:p>0.3738539</text:p>
          </table:table-cell>
          <table:table-cell office:value-type="float" office:value="0" calcext:value-type="float">
            <text:p>0</text:p>
          </table:table-cell>
          <table:table-cell office:value-type="float" office:value="-75.48317" calcext:value-type="float">
            <text:p>-75.48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63598" calcext:value-type="float">
            <text:p>-0.006663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8.74427" calcext:value-type="float">
            <text:p>8.74427</text:p>
          </table:table-cell>
          <table:table-cell office:value-type="float" office:value="1074.83" calcext:value-type="float">
            <text:p>1074.83</text:p>
          </table:table-cell>
          <table:table-cell office:value-type="float" office:value="0" calcext:value-type="float">
            <text:p>0</text:p>
          </table:table-cell>
          <table:table-cell office:value-type="float" office:value="-41.92849" calcext:value-type="float">
            <text:p>-41.92849</text:p>
          </table:table-cell>
          <table:table-cell office:value-type="float" office:value="0.04150603" calcext:value-type="float">
            <text:p>0.04150603</text:p>
          </table:table-cell>
          <table:table-cell office:value-type="float" office:value="6.099975" calcext:value-type="float">
            <text:p>6.099975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1" calcext:value-type="float">
            <text:p>0.003155551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8092" calcext:value-type="float">
            <text:p>5.238092</text:p>
          </table:table-cell>
          <table:table-cell office:value-type="float" office:value="-0.003016522" calcext:value-type="float">
            <text:p>-0.003016522</text:p>
          </table:table-cell>
          <table:table-cell office:value-type="float" office:value="-0.02043778" calcext:value-type="float">
            <text:p>-0.02043778</text:p>
          </table:table-cell>
          <table:table-cell office:value-type="float" office:value="0.0003753253" calcext:value-type="float">
            <text:p>0.0003753253</text:p>
          </table:table-cell>
          <table:table-cell office:value-type="float" office:value="7.583102" calcext:value-type="float">
            <text:p>7.583102</text:p>
          </table:table-cell>
          <table:table-cell office:value-type="float" office:value="0.03552012" calcext:value-type="float">
            <text:p>0.03552012</text:p>
          </table:table-cell>
          <table:table-cell office:value-type="float" office:value="0.02491795" calcext:value-type="float">
            <text:p>0.02491795</text:p>
          </table:table-cell>
          <table:table-cell office:value-type="float" office:value="0.02492705" calcext:value-type="float">
            <text:p>0.02492705</text:p>
          </table:table-cell>
          <table:table-cell office:value-type="float" office:value="0.01630823" calcext:value-type="float">
            <text:p>0.01630823</text:p>
          </table:table-cell>
          <table:table-cell office:value-type="float" office:value="0.01478552" calcext:value-type="float">
            <text:p>0.01478552</text:p>
          </table:table-cell>
          <table:table-cell office:value-type="float" office:value="0.006688242" calcext:value-type="float">
            <text:p>0.006688242</text:p>
          </table:table-cell>
          <table:table-cell office:value-type="float" office:value="0.005630929" calcext:value-type="float">
            <text:p>0.005630929</text:p>
          </table:table-cell>
          <table:table-cell office:value-type="float" office:value="0.01489062" calcext:value-type="float">
            <text:p>0.01489062</text:p>
          </table:table-cell>
          <table:table-cell office:value-type="float" office:value="0.01503921" calcext:value-type="float">
            <text:p>0.01503921</text:p>
          </table:table-cell>
          <table:table-cell office:value-type="float" office:value="0.01567124" calcext:value-type="float">
            <text:p>0.01567124</text:p>
          </table:table-cell>
          <table:table-cell office:value-type="float" office:value="0.01533154" calcext:value-type="float">
            <text:p>0.01533154</text:p>
          </table:table-cell>
          <table:table-cell office:value-type="float" office:value="0.0187842" calcext:value-type="float">
            <text:p>0.0187842</text:p>
          </table:table-cell>
          <table:table-cell office:value-type="float" office:value="0.004831144" calcext:value-type="float">
            <text:p>0.004831144</text:p>
          </table:table-cell>
          <table:table-cell office:value-type="float" office:value="0.003790421" calcext:value-type="float">
            <text:p>0.003790421</text:p>
          </table:table-cell>
          <table:table-cell office:value-type="float" office:value="0" calcext:value-type="float">
            <text:p>0</text:p>
          </table:table-cell>
          <table:table-cell office:value-type="float" office:value="0.0401474" calcext:value-type="float">
            <text:p>0.0401474</text:p>
          </table:table-cell>
          <table:table-cell office:value-type="float" office:value="0.01904231" calcext:value-type="float">
            <text:p>0.01904231</text:p>
          </table:table-cell>
          <table:table-cell office:value-type="float" office:value="0.0191531" calcext:value-type="float">
            <text:p>0.0191531</text:p>
          </table:table-cell>
          <table:table-cell office:value-type="float" office:value="0.01540309" calcext:value-type="float">
            <text:p>0.01540309</text:p>
          </table:table-cell>
          <table:table-cell office:value-type="float" office:value="0.01302882" calcext:value-type="float">
            <text:p>0.01302882</text:p>
          </table:table-cell>
          <table:table-cell office:value-type="float" office:value="0.00904952" calcext:value-type="float">
            <text:p>0.00904952</text:p>
          </table:table-cell>
          <table:table-cell office:value-type="float" office:value="0.009758744" calcext:value-type="float">
            <text:p>0.009758744</text:p>
          </table:table-cell>
          <table:table-cell office:value-type="float" office:value="1.318027" calcext:value-type="float">
            <text:p>1.318027</text:p>
          </table:table-cell>
          <table:table-cell office:value-type="float" office:value="4.196222" calcext:value-type="float">
            <text:p>4.196222</text:p>
          </table:table-cell>
          <table:table-cell office:value-type="float" office:value="4.887656" calcext:value-type="float">
            <text:p>4.887656</text:p>
          </table:table-cell>
          <table:table-cell office:value-type="float" office:value="0.6596689" calcext:value-type="float">
            <text:p>0.6596689</text:p>
          </table:table-cell>
          <table:table-cell office:value-type="float" office:value="0.04680227" calcext:value-type="float">
            <text:p>0.04680227</text:p>
          </table:table-cell>
          <table:table-cell office:value-type="float" office:value="0.4028635" calcext:value-type="float">
            <text:p>0.4028635</text:p>
          </table:table-cell>
          <table:table-cell office:value-type="float" office:value="0.3744979" calcext:value-type="float">
            <text:p>0.3744979</text:p>
          </table:table-cell>
          <table:table-cell office:value-type="float" office:value="0" calcext:value-type="float">
            <text:p>0</text:p>
          </table:table-cell>
          <table:table-cell office:value-type="float" office:value="-75.23167" calcext:value-type="float">
            <text:p>-75.23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714702" calcext:value-type="float">
            <text:p>-0.0067147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8.756342" calcext:value-type="float">
            <text:p>8.756342</text:p>
          </table:table-cell>
          <table:table-cell office:value-type="float" office:value="1074.81" calcext:value-type="float">
            <text:p>1074.81</text:p>
          </table:table-cell>
          <table:table-cell office:value-type="float" office:value="0" calcext:value-type="float">
            <text:p>0</text:p>
          </table:table-cell>
          <table:table-cell office:value-type="float" office:value="-42.08753" calcext:value-type="float">
            <text:p>-42.08753</text:p>
          </table:table-cell>
          <table:table-cell office:value-type="float" office:value="0.04221741" calcext:value-type="float">
            <text:p>0.04221741</text:p>
          </table:table-cell>
          <table:table-cell office:value-type="float" office:value="5.946728" calcext:value-type="float">
            <text:p>5.946728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552" calcext:value-type="float">
            <text:p>0.003155552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8092" calcext:value-type="float">
            <text:p>5.238092</text:p>
          </table:table-cell>
          <table:table-cell office:value-type="float" office:value="-0.002990787" calcext:value-type="float">
            <text:p>-0.002990787</text:p>
          </table:table-cell>
          <table:table-cell office:value-type="float" office:value="-0.02042862" calcext:value-type="float">
            <text:p>-0.02042862</text:p>
          </table:table-cell>
          <table:table-cell office:value-type="float" office:value="0.0003855954" calcext:value-type="float">
            <text:p>0.0003855954</text:p>
          </table:table-cell>
          <table:table-cell office:value-type="float" office:value="7.607879" calcext:value-type="float">
            <text:p>7.607879</text:p>
          </table:table-cell>
          <table:table-cell office:value-type="float" office:value="0.07619248" calcext:value-type="float">
            <text:p>0.07619248</text:p>
          </table:table-cell>
          <table:table-cell office:value-type="float" office:value="0.02665813" calcext:value-type="float">
            <text:p>0.02665813</text:p>
          </table:table-cell>
          <table:table-cell office:value-type="float" office:value="0.02568857" calcext:value-type="float">
            <text:p>0.02568857</text:p>
          </table:table-cell>
          <table:table-cell office:value-type="float" office:value="0.01686595" calcext:value-type="float">
            <text:p>0.01686595</text:p>
          </table:table-cell>
          <table:table-cell office:value-type="float" office:value="0.01514265" calcext:value-type="float">
            <text:p>0.01514265</text:p>
          </table:table-cell>
          <table:table-cell office:value-type="float" office:value="0.006735261" calcext:value-type="float">
            <text:p>0.006735261</text:p>
          </table:table-cell>
          <table:table-cell office:value-type="float" office:value="0.005626278" calcext:value-type="float">
            <text:p>0.005626278</text:p>
          </table:table-cell>
          <table:table-cell office:value-type="float" office:value="0.01489032" calcext:value-type="float">
            <text:p>0.01489032</text:p>
          </table:table-cell>
          <table:table-cell office:value-type="float" office:value="0.01503519" calcext:value-type="float">
            <text:p>0.01503519</text:p>
          </table:table-cell>
          <table:table-cell office:value-type="float" office:value="0.01567424" calcext:value-type="float">
            <text:p>0.01567424</text:p>
          </table:table-cell>
          <table:table-cell office:value-type="float" office:value="0.01534419" calcext:value-type="float">
            <text:p>0.01534419</text:p>
          </table:table-cell>
          <table:table-cell office:value-type="float" office:value="0.0188548" calcext:value-type="float">
            <text:p>0.0188548</text:p>
          </table:table-cell>
          <table:table-cell office:value-type="float" office:value="0.004827019" calcext:value-type="float">
            <text:p>0.004827019</text:p>
          </table:table-cell>
          <table:table-cell office:value-type="float" office:value="0.00378871" calcext:value-type="float">
            <text:p>0.00378871</text:p>
          </table:table-cell>
          <table:table-cell office:value-type="float" office:value="0" calcext:value-type="float">
            <text:p>0</text:p>
          </table:table-cell>
          <table:table-cell office:value-type="float" office:value="0.09073897" calcext:value-type="float">
            <text:p>0.09073897</text:p>
          </table:table-cell>
          <table:table-cell office:value-type="float" office:value="0.01781415" calcext:value-type="float">
            <text:p>0.01781415</text:p>
          </table:table-cell>
          <table:table-cell office:value-type="float" office:value="0.01678234" calcext:value-type="float">
            <text:p>0.01678234</text:p>
          </table:table-cell>
          <table:table-cell office:value-type="float" office:value="0.01537387" calcext:value-type="float">
            <text:p>0.01537387</text:p>
          </table:table-cell>
          <table:table-cell office:value-type="float" office:value="0.01304742" calcext:value-type="float">
            <text:p>0.01304742</text:p>
          </table:table-cell>
          <table:table-cell office:value-type="float" office:value="0.009182929" calcext:value-type="float">
            <text:p>0.009182929</text:p>
          </table:table-cell>
          <table:table-cell office:value-type="float" office:value="0.009717716" calcext:value-type="float">
            <text:p>0.009717716</text:p>
          </table:table-cell>
          <table:table-cell office:value-type="float" office:value="1.275702" calcext:value-type="float">
            <text:p>1.275702</text:p>
          </table:table-cell>
          <table:table-cell office:value-type="float" office:value="3.914979" calcext:value-type="float">
            <text:p>3.914979</text:p>
          </table:table-cell>
          <table:table-cell office:value-type="float" office:value="4.885678" calcext:value-type="float">
            <text:p>4.885678</text:p>
          </table:table-cell>
          <table:table-cell office:value-type="float" office:value="0.6593566" calcext:value-type="float">
            <text:p>0.6593566</text:p>
          </table:table-cell>
          <table:table-cell office:value-type="float" office:value="0.04680311" calcext:value-type="float">
            <text:p>0.04680311</text:p>
          </table:table-cell>
          <table:table-cell office:value-type="float" office:value="0.4016017" calcext:value-type="float">
            <text:p>0.4016017</text:p>
          </table:table-cell>
          <table:table-cell office:value-type="float" office:value="0.3745174" calcext:value-type="float">
            <text:p>0.3745174</text:p>
          </table:table-cell>
          <table:table-cell office:value-type="float" office:value="0" calcext:value-type="float">
            <text:p>0</text:p>
          </table:table-cell>
          <table:table-cell office:value-type="float" office:value="-74.20458" calcext:value-type="float">
            <text:p>-74.20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770905" calcext:value-type="float">
            <text:p>-0.0067709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8.767914" calcext:value-type="float">
            <text:p>8.767914</text:p>
          </table:table-cell>
          <table:table-cell office:value-type="float" office:value="1074.789" calcext:value-type="float">
            <text:p>1074.789</text:p>
          </table:table-cell>
          <table:table-cell office:value-type="float" office:value="0" calcext:value-type="float">
            <text:p>0</text:p>
          </table:table-cell>
          <table:table-cell office:value-type="float" office:value="-42.25094" calcext:value-type="float">
            <text:p>-42.25094</text:p>
          </table:table-cell>
          <table:table-cell office:value-type="float" office:value="0.04436903" calcext:value-type="float">
            <text:p>0.04436903</text:p>
          </table:table-cell>
          <table:table-cell office:value-type="float" office:value="5.798325" calcext:value-type="float">
            <text:p>5.798325</text:p>
          </table:table-cell>
          <table:table-cell office:value-type="float" office:value="1.150342" calcext:value-type="float">
            <text:p>1.150342</text:p>
          </table:table-cell>
          <table:table-cell office:value-type="float" office:value="0.003155972" calcext:value-type="float">
            <text:p>0.003155972</text:p>
          </table:table-cell>
          <table:table-cell office:value-type="float" office:value="0.007027208" calcext:value-type="float">
            <text:p>0.007027208</text:p>
          </table:table-cell>
          <table:table-cell office:value-type="float" office:value="5.237559" calcext:value-type="float">
            <text:p>5.237559</text:p>
          </table:table-cell>
          <table:table-cell office:value-type="float" office:value="-0.002973149" calcext:value-type="float">
            <text:p>-0.002973149</text:p>
          </table:table-cell>
          <table:table-cell office:value-type="float" office:value="-0.020423" calcext:value-type="float">
            <text:p>-0.020423</text:p>
          </table:table-cell>
          <table:table-cell office:value-type="float" office:value="0.0003999124" calcext:value-type="float">
            <text:p>0.0003999124</text:p>
          </table:table-cell>
          <table:table-cell office:value-type="float" office:value="7.635986" calcext:value-type="float">
            <text:p>7.635986</text:p>
          </table:table-cell>
          <table:table-cell office:value-type="float" office:value="0.1599534" calcext:value-type="float">
            <text:p>0.1599534</text:p>
          </table:table-cell>
          <table:table-cell office:value-type="float" office:value="0.0424365" calcext:value-type="float">
            <text:p>0.0424365</text:p>
          </table:table-cell>
          <table:table-cell office:value-type="float" office:value="0.0281685" calcext:value-type="float">
            <text:p>0.0281685</text:p>
          </table:table-cell>
          <table:table-cell office:value-type="float" office:value="0.01752333" calcext:value-type="float">
            <text:p>0.01752333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06793207" calcext:value-type="float">
            <text:p>0.006793207</text:p>
          </table:table-cell>
          <table:table-cell office:value-type="float" office:value="0.005641279" calcext:value-type="float">
            <text:p>0.005641279</text:p>
          </table:table-cell>
          <table:table-cell office:value-type="float" office:value="0.01489218" calcext:value-type="float">
            <text:p>0.01489218</text:p>
          </table:table-cell>
          <table:table-cell office:value-type="float" office:value="0.01503206" calcext:value-type="float">
            <text:p>0.01503206</text:p>
          </table:table-cell>
          <table:table-cell office:value-type="float" office:value="0.01567821" calcext:value-type="float">
            <text:p>0.01567821</text:p>
          </table:table-cell>
          <table:table-cell office:value-type="float" office:value="0.01535889" calcext:value-type="float">
            <text:p>0.01535889</text:p>
          </table:table-cell>
          <table:table-cell office:value-type="float" office:value="0.0189264" calcext:value-type="float">
            <text:p>0.0189264</text:p>
          </table:table-cell>
          <table:table-cell office:value-type="float" office:value="0.004828117" calcext:value-type="float">
            <text:p>0.004828117</text:p>
          </table:table-cell>
          <table:table-cell office:value-type="float" office:value="0.00378178" calcext:value-type="float">
            <text:p>0.00378178</text:p>
          </table:table-cell>
          <table:table-cell office:value-type="float" office:value="0" calcext:value-type="float">
            <text:p>0</text:p>
          </table:table-cell>
          <table:table-cell office:value-type="float" office:value="0.1743258" calcext:value-type="float">
            <text:p>0.1743258</text:p>
          </table:table-cell>
          <table:table-cell office:value-type="float" office:value="0.04102651" calcext:value-type="float">
            <text:p>0.04102651</text:p>
          </table:table-cell>
          <table:table-cell office:value-type="float" office:value="0.02182108" calcext:value-type="float">
            <text:p>0.02182108</text:p>
          </table:table-cell>
          <table:table-cell office:value-type="float" office:value="0.01575944" calcext:value-type="float">
            <text:p>0.01575944</text:p>
          </table:table-cell>
          <table:table-cell office:value-type="float" office:value="0.0132377" calcext:value-type="float">
            <text:p>0.0132377</text:p>
          </table:table-cell>
          <table:table-cell office:value-type="float" office:value="0.009317544" calcext:value-type="float">
            <text:p>0.009317544</text:p>
          </table:table-cell>
          <table:table-cell office:value-type="float" office:value="0.009742397" calcext:value-type="float">
            <text:p>0.009742397</text:p>
          </table:table-cell>
          <table:table-cell office:value-type="float" office:value="1.232985" calcext:value-type="float">
            <text:p>1.232985</text:p>
          </table:table-cell>
          <table:table-cell office:value-type="float" office:value="3.638761" calcext:value-type="float">
            <text:p>3.638761</text:p>
          </table:table-cell>
          <table:table-cell office:value-type="float" office:value="4.883736" calcext:value-type="float">
            <text:p>4.883736</text:p>
          </table:table-cell>
          <table:table-cell office:value-type="float" office:value="0.6590386" calcext:value-type="float">
            <text:p>0.6590386</text:p>
          </table:table-cell>
          <table:table-cell office:value-type="float" office:value="0.04689967" calcext:value-type="float">
            <text:p>0.04689967</text:p>
          </table:table-cell>
          <table:table-cell office:value-type="float" office:value="0.4029821" calcext:value-type="float">
            <text:p>0.4029821</text:p>
          </table:table-cell>
          <table:table-cell office:value-type="float" office:value="0.3727762" calcext:value-type="float">
            <text:p>0.3727762</text:p>
          </table:table-cell>
          <table:table-cell office:value-type="float" office:value="0" calcext:value-type="float">
            <text:p>0</text:p>
          </table:table-cell>
          <table:table-cell office:value-type="float" office:value="-69.85239" calcext:value-type="float">
            <text:p>-69.85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830243" calcext:value-type="float">
            <text:p>-0.0068302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8.778374" calcext:value-type="float">
            <text:p>8.778374</text:p>
          </table:table-cell>
          <table:table-cell office:value-type="float" office:value="1074.763" calcext:value-type="float">
            <text:p>1074.763</text:p>
          </table:table-cell>
          <table:table-cell office:value-type="float" office:value="0" calcext:value-type="float">
            <text:p>0</text:p>
          </table:table-cell>
          <table:table-cell office:value-type="float" office:value="-42.425" calcext:value-type="float">
            <text:p>-42.425</text:p>
          </table:table-cell>
          <table:table-cell office:value-type="float" office:value="0.04372701" calcext:value-type="float">
            <text:p>0.04372701</text:p>
          </table:table-cell>
          <table:table-cell office:value-type="float" office:value="5.648376" calcext:value-type="float">
            <text:p>5.64837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358" calcext:value-type="float">
            <text:p>0.00315835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7006" calcext:value-type="float">
            <text:p>5.237006</text:p>
          </table:table-cell>
          <table:table-cell office:value-type="float" office:value="-0.002988219" calcext:value-type="float">
            <text:p>-0.002988219</text:p>
          </table:table-cell>
          <table:table-cell office:value-type="float" office:value="-0.02042545" calcext:value-type="float">
            <text:p>-0.02042545</text:p>
          </table:table-cell>
          <table:table-cell office:value-type="float" office:value="0.0004369568" calcext:value-type="float">
            <text:p>0.0004369568</text:p>
          </table:table-cell>
          <table:table-cell office:value-type="float" office:value="7.667867" calcext:value-type="float">
            <text:p>7.667867</text:p>
          </table:table-cell>
          <table:table-cell office:value-type="float" office:value="0.05925226" calcext:value-type="float">
            <text:p>0.05925226</text:p>
          </table:table-cell>
          <table:table-cell office:value-type="float" office:value="0.03253688" calcext:value-type="float">
            <text:p>0.03253688</text:p>
          </table:table-cell>
          <table:table-cell office:value-type="float" office:value="0.02931277" calcext:value-type="float">
            <text:p>0.02931277</text:p>
          </table:table-cell>
          <table:table-cell office:value-type="float" office:value="0.02121279" calcext:value-type="float">
            <text:p>0.02121279</text:p>
          </table:table-cell>
          <table:table-cell office:value-type="float" office:value="0.01993087" calcext:value-type="float">
            <text:p>0.01993087</text:p>
          </table:table-cell>
          <table:table-cell office:value-type="float" office:value="0.007273354" calcext:value-type="float">
            <text:p>0.007273354</text:p>
          </table:table-cell>
          <table:table-cell office:value-type="float" office:value="0.006395191" calcext:value-type="float">
            <text:p>0.006395191</text:p>
          </table:table-cell>
          <table:table-cell office:value-type="float" office:value="0.0148981" calcext:value-type="float">
            <text:p>0.0148981</text:p>
          </table:table-cell>
          <table:table-cell office:value-type="float" office:value="0.01503068" calcext:value-type="float">
            <text:p>0.01503068</text:p>
          </table:table-cell>
          <table:table-cell office:value-type="float" office:value="0.01568325" calcext:value-type="float">
            <text:p>0.01568325</text:p>
          </table:table-cell>
          <table:table-cell office:value-type="float" office:value="0.01537555" calcext:value-type="float">
            <text:p>0.01537555</text:p>
          </table:table-cell>
          <table:table-cell office:value-type="float" office:value="0.01899888" calcext:value-type="float">
            <text:p>0.01899888</text:p>
          </table:table-cell>
          <table:table-cell office:value-type="float" office:value="0.00482327" calcext:value-type="float">
            <text:p>0.00482327</text:p>
          </table:table-cell>
          <table:table-cell office:value-type="float" office:value="0.003780797" calcext:value-type="float">
            <text:p>0.003780797</text:p>
          </table:table-cell>
          <table:table-cell office:value-type="float" office:value="0" calcext:value-type="float">
            <text:p>0</text:p>
          </table:table-cell>
          <table:table-cell office:value-type="float" office:value="0.04468922" calcext:value-type="float">
            <text:p>0.04468922</text:p>
          </table:table-cell>
          <table:table-cell office:value-type="float" office:value="0.02229232" calcext:value-type="float">
            <text:p>0.02229232</text:p>
          </table:table-cell>
          <table:table-cell office:value-type="float" office:value="0.02421175" calcext:value-type="float">
            <text:p>0.02421175</text:p>
          </table:table-cell>
          <table:table-cell office:value-type="float" office:value="0.02926692" calcext:value-type="float">
            <text:p>0.02926692</text:p>
          </table:table-cell>
          <table:table-cell office:value-type="float" office:value="0.02989333" calcext:value-type="float">
            <text:p>0.02989333</text:p>
          </table:table-cell>
          <table:table-cell office:value-type="float" office:value="0.01104909" calcext:value-type="float">
            <text:p>0.01104909</text:p>
          </table:table-cell>
          <table:table-cell office:value-type="float" office:value="0.01147581" calcext:value-type="float">
            <text:p>0.01147581</text:p>
          </table:table-cell>
          <table:table-cell office:value-type="float" office:value="1.190027" calcext:value-type="float">
            <text:p>1.190027</text:p>
          </table:table-cell>
          <table:table-cell office:value-type="float" office:value="3.365799" calcext:value-type="float">
            <text:p>3.365799</text:p>
          </table:table-cell>
          <table:table-cell office:value-type="float" office:value="4.881752" calcext:value-type="float">
            <text:p>4.881752</text:p>
          </table:table-cell>
          <table:table-cell office:value-type="float" office:value="0.6587099" calcext:value-type="float">
            <text:p>0.6587099</text:p>
          </table:table-cell>
          <table:table-cell office:value-type="float" office:value="0.04694852" calcext:value-type="float">
            <text:p>0.04694852</text:p>
          </table:table-cell>
          <table:table-cell office:value-type="float" office:value="0.4014065" calcext:value-type="float">
            <text:p>0.4014065</text:p>
          </table:table-cell>
          <table:table-cell office:value-type="float" office:value="0.3741663" calcext:value-type="float">
            <text:p>0.3741663</text:p>
          </table:table-cell>
          <table:table-cell office:value-type="float" office:value="0" calcext:value-type="float">
            <text:p>0</text:p>
          </table:table-cell>
          <table:table-cell office:value-type="float" office:value="-67.5996" calcext:value-type="float">
            <text:p>-67.5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895031" calcext:value-type="float">
            <text:p>-0.0068950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8.789671" calcext:value-type="float">
            <text:p>8.789671</text:p>
          </table:table-cell>
          <table:table-cell office:value-type="float" office:value="1074.744" calcext:value-type="float">
            <text:p>1074.744</text:p>
          </table:table-cell>
          <table:table-cell office:value-type="float" office:value="0" calcext:value-type="float">
            <text:p>0</text:p>
          </table:table-cell>
          <table:table-cell office:value-type="float" office:value="-42.57755" calcext:value-type="float">
            <text:p>-42.57755</text:p>
          </table:table-cell>
          <table:table-cell office:value-type="float" office:value="0.04338697" calcext:value-type="float">
            <text:p>0.04338697</text:p>
          </table:table-cell>
          <table:table-cell office:value-type="float" office:value="5.50074" calcext:value-type="float">
            <text:p>5.5007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358" calcext:value-type="float">
            <text:p>0.00315835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7006" calcext:value-type="float">
            <text:p>5.237006</text:p>
          </table:table-cell>
          <table:table-cell office:value-type="float" office:value="-0.002968579" calcext:value-type="float">
            <text:p>-0.002968579</text:p>
          </table:table-cell>
          <table:table-cell office:value-type="float" office:value="-0.0204185" calcext:value-type="float">
            <text:p>-0.0204185</text:p>
          </table:table-cell>
          <table:table-cell office:value-type="float" office:value="0.000477564" calcext:value-type="float">
            <text:p>0.000477564</text:p>
          </table:table-cell>
          <table:table-cell office:value-type="float" office:value="7.695197" calcext:value-type="float">
            <text:p>7.695197</text:p>
          </table:table-cell>
          <table:table-cell office:value-type="float" office:value="0.04674879" calcext:value-type="float">
            <text:p>0.04674879</text:p>
          </table:table-cell>
          <table:table-cell office:value-type="float" office:value="0.0280017" calcext:value-type="float">
            <text:p>0.0280017</text:p>
          </table:table-cell>
          <table:table-cell office:value-type="float" office:value="0.02684403" calcext:value-type="float">
            <text:p>0.02684403</text:p>
          </table:table-cell>
          <table:table-cell office:value-type="float" office:value="0.02094769" calcext:value-type="float">
            <text:p>0.02094769</text:p>
          </table:table-cell>
          <table:table-cell office:value-type="float" office:value="0.01994227" calcext:value-type="float">
            <text:p>0.01994227</text:p>
          </table:table-cell>
          <table:table-cell office:value-type="float" office:value="0.007417908" calcext:value-type="float">
            <text:p>0.007417908</text:p>
          </table:table-cell>
          <table:table-cell office:value-type="float" office:value="0.006500166" calcext:value-type="float">
            <text:p>0.006500166</text:p>
          </table:table-cell>
          <table:table-cell office:value-type="float" office:value="0.01490079" calcext:value-type="float">
            <text:p>0.01490079</text:p>
          </table:table-cell>
          <table:table-cell office:value-type="float" office:value="0.01502601" calcext:value-type="float">
            <text:p>0.01502601</text:p>
          </table:table-cell>
          <table:table-cell office:value-type="float" office:value="0.015689" calcext:value-type="float">
            <text:p>0.015689</text:p>
          </table:table-cell>
          <table:table-cell office:value-type="float" office:value="0.01539401" calcext:value-type="float">
            <text:p>0.01539401</text:p>
          </table:table-cell>
          <table:table-cell office:value-type="float" office:value="0.01907188" calcext:value-type="float">
            <text:p>0.01907188</text:p>
          </table:table-cell>
          <table:table-cell office:value-type="float" office:value="0.004818939" calcext:value-type="float">
            <text:p>0.004818939</text:p>
          </table:table-cell>
          <table:table-cell office:value-type="float" office:value="0.003779518" calcext:value-type="float">
            <text:p>0.003779518</text:p>
          </table:table-cell>
          <table:table-cell office:value-type="float" office:value="0" calcext:value-type="float">
            <text:p>0</text:p>
          </table:table-cell>
          <table:table-cell office:value-type="float" office:value="0.04633954" calcext:value-type="float">
            <text:p>0.04633954</text:p>
          </table:table-cell>
          <table:table-cell office:value-type="float" office:value="0.02471243" calcext:value-type="float">
            <text:p>0.02471243</text:p>
          </table:table-cell>
          <table:table-cell office:value-type="float" office:value="0.02576754" calcext:value-type="float">
            <text:p>0.02576754</text:p>
          </table:table-cell>
          <table:table-cell office:value-type="float" office:value="0.02966387" calcext:value-type="float">
            <text:p>0.02966387</text:p>
          </table:table-cell>
          <table:table-cell office:value-type="float" office:value="0.02983933" calcext:value-type="float">
            <text:p>0.02983933</text:p>
          </table:table-cell>
          <table:table-cell office:value-type="float" office:value="0.01124691" calcext:value-type="float">
            <text:p>0.01124691</text:p>
          </table:table-cell>
          <table:table-cell office:value-type="float" office:value="0.01167441" calcext:value-type="float">
            <text:p>0.01167441</text:p>
          </table:table-cell>
          <table:table-cell office:value-type="float" office:value="1.147456" calcext:value-type="float">
            <text:p>1.147456</text:p>
          </table:table-cell>
          <table:table-cell office:value-type="float" office:value="3.096339" calcext:value-type="float">
            <text:p>3.096339</text:p>
          </table:table-cell>
          <table:table-cell office:value-type="float" office:value="4.879851" calcext:value-type="float">
            <text:p>4.879851</text:p>
          </table:table-cell>
          <table:table-cell office:value-type="float" office:value="0.6583927" calcext:value-type="float">
            <text:p>0.6583927</text:p>
          </table:table-cell>
          <table:table-cell office:value-type="float" office:value="0.04695853" calcext:value-type="float">
            <text:p>0.04695853</text:p>
          </table:table-cell>
          <table:table-cell office:value-type="float" office:value="0.400104" calcext:value-type="float">
            <text:p>0.400104</text:p>
          </table:table-cell>
          <table:table-cell office:value-type="float" office:value="0.3743628" calcext:value-type="float">
            <text:p>0.3743628</text:p>
          </table:table-cell>
          <table:table-cell office:value-type="float" office:value="0" calcext:value-type="float">
            <text:p>0</text:p>
          </table:table-cell>
          <table:table-cell office:value-type="float" office:value="-67.31563" calcext:value-type="float">
            <text:p>-67.31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496" calcext:value-type="float">
            <text:p>-0.00694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8.801147" calcext:value-type="float">
            <text:p>8.801147</text:p>
          </table:table-cell>
          <table:table-cell office:value-type="float" office:value="1074.728" calcext:value-type="float">
            <text:p>1074.728</text:p>
          </table:table-cell>
          <table:table-cell office:value-type="float" office:value="0" calcext:value-type="float">
            <text:p>0</text:p>
          </table:table-cell>
          <table:table-cell office:value-type="float" office:value="-42.72453" calcext:value-type="float">
            <text:p>-42.72453</text:p>
          </table:table-cell>
          <table:table-cell office:value-type="float" office:value="0.04313226" calcext:value-type="float">
            <text:p>0.04313226</text:p>
          </table:table-cell>
          <table:table-cell office:value-type="float" office:value="5.357164" calcext:value-type="float">
            <text:p>5.35716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358" calcext:value-type="float">
            <text:p>0.00315835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6382" calcext:value-type="float">
            <text:p>5.236382</text:p>
          </table:table-cell>
          <table:table-cell office:value-type="float" office:value="-0.002948657" calcext:value-type="float">
            <text:p>-0.002948657</text:p>
          </table:table-cell>
          <table:table-cell office:value-type="float" office:value="-0.02041148" calcext:value-type="float">
            <text:p>-0.02041148</text:p>
          </table:table-cell>
          <table:table-cell office:value-type="float" office:value="0.0005153666" calcext:value-type="float">
            <text:p>0.0005153666</text:p>
          </table:table-cell>
          <table:table-cell office:value-type="float" office:value="7.717709" calcext:value-type="float">
            <text:p>7.717709</text:p>
          </table:table-cell>
          <table:table-cell office:value-type="float" office:value="0.03992245" calcext:value-type="float">
            <text:p>0.03992245</text:p>
          </table:table-cell>
          <table:table-cell office:value-type="float" office:value="0.02495173" calcext:value-type="float">
            <text:p>0.02495173</text:p>
          </table:table-cell>
          <table:table-cell office:value-type="float" office:value="0.02481547" calcext:value-type="float">
            <text:p>0.02481547</text:p>
          </table:table-cell>
          <table:table-cell office:value-type="float" office:value="0.02036186" calcext:value-type="float">
            <text:p>0.02036186</text:p>
          </table:table-cell>
          <table:table-cell office:value-type="float" office:value="0.0194914" calcext:value-type="float">
            <text:p>0.0194914</text:p>
          </table:table-cell>
          <table:table-cell office:value-type="float" office:value="0.007502019" calcext:value-type="float">
            <text:p>0.007502019</text:p>
          </table:table-cell>
          <table:table-cell office:value-type="float" office:value="0.006490878" calcext:value-type="float">
            <text:p>0.006490878</text:p>
          </table:table-cell>
          <table:table-cell office:value-type="float" office:value="0.01490368" calcext:value-type="float">
            <text:p>0.01490368</text:p>
          </table:table-cell>
          <table:table-cell office:value-type="float" office:value="0.01502041" calcext:value-type="float">
            <text:p>0.01502041</text:p>
          </table:table-cell>
          <table:table-cell office:value-type="float" office:value="0.01569501" calcext:value-type="float">
            <text:p>0.01569501</text:p>
          </table:table-cell>
          <table:table-cell office:value-type="float" office:value="0.01541612" calcext:value-type="float">
            <text:p>0.01541612</text:p>
          </table:table-cell>
          <table:table-cell office:value-type="float" office:value="0.01914395" calcext:value-type="float">
            <text:p>0.01914395</text:p>
          </table:table-cell>
          <table:table-cell office:value-type="float" office:value="0.004825868" calcext:value-type="float">
            <text:p>0.004825868</text:p>
          </table:table-cell>
          <table:table-cell office:value-type="float" office:value="0.00376686" calcext:value-type="float">
            <text:p>0.00376686</text:p>
          </table:table-cell>
          <table:table-cell office:value-type="float" office:value="0" calcext:value-type="float">
            <text:p>0</text:p>
          </table:table-cell>
          <table:table-cell office:value-type="float" office:value="0.04656091" calcext:value-type="float">
            <text:p>0.04656091</text:p>
          </table:table-cell>
          <table:table-cell office:value-type="float" office:value="0.0263477" calcext:value-type="float">
            <text:p>0.0263477</text:p>
          </table:table-cell>
          <table:table-cell office:value-type="float" office:value="0.02723123" calcext:value-type="float">
            <text:p>0.02723123</text:p>
          </table:table-cell>
          <table:table-cell office:value-type="float" office:value="0.02917051" calcext:value-type="float">
            <text:p>0.02917051</text:p>
          </table:table-cell>
          <table:table-cell office:value-type="float" office:value="0.02917485" calcext:value-type="float">
            <text:p>0.02917485</text:p>
          </table:table-cell>
          <table:table-cell office:value-type="float" office:value="0.01141603" calcext:value-type="float">
            <text:p>0.01141603</text:p>
          </table:table-cell>
          <table:table-cell office:value-type="float" office:value="0.01164162" calcext:value-type="float">
            <text:p>0.01164162</text:p>
          </table:table-cell>
          <table:table-cell office:value-type="float" office:value="1.107149" calcext:value-type="float">
            <text:p>1.107149</text:p>
          </table:table-cell>
          <table:table-cell office:value-type="float" office:value="2.832549" calcext:value-type="float">
            <text:p>2.832549</text:p>
          </table:table-cell>
          <table:table-cell office:value-type="float" office:value="4.87799" calcext:value-type="float">
            <text:p>4.87799</text:p>
          </table:table-cell>
          <table:table-cell office:value-type="float" office:value="0.6580971" calcext:value-type="float">
            <text:p>0.6580971</text:p>
          </table:table-cell>
          <table:table-cell office:value-type="float" office:value="0.04717108" calcext:value-type="float">
            <text:p>0.04717108</text:p>
          </table:table-cell>
          <table:table-cell office:value-type="float" office:value="0.4044515" calcext:value-type="float">
            <text:p>0.4044515</text:p>
          </table:table-cell>
          <table:table-cell office:value-type="float" office:value="0.3697717" calcext:value-type="float">
            <text:p>0.3697717</text:p>
          </table:table-cell>
          <table:table-cell office:value-type="float" office:value="0" calcext:value-type="float">
            <text:p>0</text:p>
          </table:table-cell>
          <table:table-cell office:value-type="float" office:value="-67.07944" calcext:value-type="float">
            <text:p>-67.0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96484" calcext:value-type="float">
            <text:p>-0.0069964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8.81243" calcext:value-type="float">
            <text:p>8.81243</text:p>
          </table:table-cell>
          <table:table-cell office:value-type="float" office:value="1074.713" calcext:value-type="float">
            <text:p>1074.713</text:p>
          </table:table-cell>
          <table:table-cell office:value-type="float" office:value="0" calcext:value-type="float">
            <text:p>0</text:p>
          </table:table-cell>
          <table:table-cell office:value-type="float" office:value="-42.86482" calcext:value-type="float">
            <text:p>-42.86482</text:p>
          </table:table-cell>
          <table:table-cell office:value-type="float" office:value="0.04299675" calcext:value-type="float">
            <text:p>0.04299675</text:p>
          </table:table-cell>
          <table:table-cell office:value-type="float" office:value="5.219359" calcext:value-type="float">
            <text:p>5.21935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358" calcext:value-type="float">
            <text:p>0.00315835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5559" calcext:value-type="float">
            <text:p>5.235559</text:p>
          </table:table-cell>
          <table:table-cell office:value-type="float" office:value="-0.002928883" calcext:value-type="float">
            <text:p>-0.002928883</text:p>
          </table:table-cell>
          <table:table-cell office:value-type="float" office:value="-0.02040448" calcext:value-type="float">
            <text:p>-0.02040448</text:p>
          </table:table-cell>
          <table:table-cell office:value-type="float" office:value="0.0005522071" calcext:value-type="float">
            <text:p>0.0005522071</text:p>
          </table:table-cell>
          <table:table-cell office:value-type="float" office:value="7.738198" calcext:value-type="float">
            <text:p>7.738198</text:p>
          </table:table-cell>
          <table:table-cell office:value-type="float" office:value="0.03598899" calcext:value-type="float">
            <text:p>0.03598899</text:p>
          </table:table-cell>
          <table:table-cell office:value-type="float" office:value="0.02323441" calcext:value-type="float">
            <text:p>0.02323441</text:p>
          </table:table-cell>
          <table:table-cell office:value-type="float" office:value="0.02359563" calcext:value-type="float">
            <text:p>0.02359563</text:p>
          </table:table-cell>
          <table:table-cell office:value-type="float" office:value="0.01982739" calcext:value-type="float">
            <text:p>0.01982739</text:p>
          </table:table-cell>
          <table:table-cell office:value-type="float" office:value="0.01898524" calcext:value-type="float">
            <text:p>0.01898524</text:p>
          </table:table-cell>
          <table:table-cell office:value-type="float" office:value="0.007582928" calcext:value-type="float">
            <text:p>0.007582928</text:p>
          </table:table-cell>
          <table:table-cell office:value-type="float" office:value="0.006427214" calcext:value-type="float">
            <text:p>0.006427214</text:p>
          </table:table-cell>
          <table:table-cell office:value-type="float" office:value="0.01490646" calcext:value-type="float">
            <text:p>0.01490646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1570105" calcext:value-type="float">
            <text:p>0.01570105</text:p>
          </table:table-cell>
          <table:table-cell office:value-type="float" office:value="0.01543924" calcext:value-type="float">
            <text:p>0.01543924</text:p>
          </table:table-cell>
          <table:table-cell office:value-type="float" office:value="0.01921706" calcext:value-type="float">
            <text:p>0.01921706</text:p>
          </table:table-cell>
          <table:table-cell office:value-type="float" office:value="0.00481924" calcext:value-type="float">
            <text:p>0.00481924</text:p>
          </table:table-cell>
          <table:table-cell office:value-type="float" office:value="0.003767915" calcext:value-type="float">
            <text:p>0.003767915</text:p>
          </table:table-cell>
          <table:table-cell office:value-type="float" office:value="0" calcext:value-type="float">
            <text:p>0</text:p>
          </table:table-cell>
          <table:table-cell office:value-type="float" office:value="0.04648215" calcext:value-type="float">
            <text:p>0.04648215</text:p>
          </table:table-cell>
          <table:table-cell office:value-type="float" office:value="0.02671849" calcext:value-type="float">
            <text:p>0.02671849</text:p>
          </table:table-cell>
          <table:table-cell office:value-type="float" office:value="0.02737906" calcext:value-type="float">
            <text:p>0.02737906</text:p>
          </table:table-cell>
          <table:table-cell office:value-type="float" office:value="0.02848663" calcext:value-type="float">
            <text:p>0.02848663</text:p>
          </table:table-cell>
          <table:table-cell office:value-type="float" office:value="0.0283471" calcext:value-type="float">
            <text:p>0.0283471</text:p>
          </table:table-cell>
          <table:table-cell office:value-type="float" office:value="0.01166299" calcext:value-type="float">
            <text:p>0.01166299</text:p>
          </table:table-cell>
          <table:table-cell office:value-type="float" office:value="0.01150902" calcext:value-type="float">
            <text:p>0.01150902</text:p>
          </table:table-cell>
          <table:table-cell office:value-type="float" office:value="1.070094" calcext:value-type="float">
            <text:p>1.070094</text:p>
          </table:table-cell>
          <table:table-cell office:value-type="float" office:value="2.578107" calcext:value-type="float">
            <text:p>2.578107</text:p>
          </table:table-cell>
          <table:table-cell office:value-type="float" office:value="4.87616" calcext:value-type="float">
            <text:p>4.87616</text:p>
          </table:table-cell>
          <table:table-cell office:value-type="float" office:value="0.6577989" calcext:value-type="float">
            <text:p>0.6577989</text:p>
          </table:table-cell>
          <table:table-cell office:value-type="float" office:value="0.04730324" calcext:value-type="float">
            <text:p>0.04730324</text:p>
          </table:table-cell>
          <table:table-cell office:value-type="float" office:value="0.401967" calcext:value-type="float">
            <text:p>0.401967</text:p>
          </table:table-cell>
          <table:table-cell office:value-type="float" office:value="0.3724157" calcext:value-type="float">
            <text:p>0.3724157</text:p>
          </table:table-cell>
          <table:table-cell office:value-type="float" office:value="0" calcext:value-type="float">
            <text:p>0</text:p>
          </table:table-cell>
          <table:table-cell office:value-type="float" office:value="-66.84749" calcext:value-type="float">
            <text:p>-66.84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041001" calcext:value-type="float">
            <text:p>-0.007041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8.823448" calcext:value-type="float">
            <text:p>8.823448</text:p>
          </table:table-cell>
          <table:table-cell office:value-type="float" office:value="1074.699" calcext:value-type="float">
            <text:p>1074.699</text:p>
          </table:table-cell>
          <table:table-cell office:value-type="float" office:value="0" calcext:value-type="float">
            <text:p>0</text:p>
          </table:table-cell>
          <table:table-cell office:value-type="float" office:value="-42.99933" calcext:value-type="float">
            <text:p>-42.99933</text:p>
          </table:table-cell>
          <table:table-cell office:value-type="float" office:value="0.04504156" calcext:value-type="float">
            <text:p>0.04504156</text:p>
          </table:table-cell>
          <table:table-cell office:value-type="float" office:value="5.090337" calcext:value-type="float">
            <text:p>5.09033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374" calcext:value-type="float">
            <text:p>0.00315837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4906" calcext:value-type="float">
            <text:p>5.234906</text:p>
          </table:table-cell>
          <table:table-cell office:value-type="float" office:value="-0.002911434" calcext:value-type="float">
            <text:p>-0.002911434</text:p>
          </table:table-cell>
          <table:table-cell office:value-type="float" office:value="-0.02039778" calcext:value-type="float">
            <text:p>-0.02039778</text:p>
          </table:table-cell>
          <table:table-cell office:value-type="float" office:value="0.0005907145" calcext:value-type="float">
            <text:p>0.0005907145</text:p>
          </table:table-cell>
          <table:table-cell office:value-type="float" office:value="7.759287" calcext:value-type="float">
            <text:p>7.759287</text:p>
          </table:table-cell>
          <table:table-cell office:value-type="float" office:value="0.1255715" calcext:value-type="float">
            <text:p>0.1255715</text:p>
          </table:table-cell>
          <table:table-cell office:value-type="float" office:value="0.04308194" calcext:value-type="float">
            <text:p>0.04308194</text:p>
          </table:table-cell>
          <table:table-cell office:value-type="float" office:value="0.02609711" calcext:value-type="float">
            <text:p>0.02609711</text:p>
          </table:table-cell>
          <table:table-cell office:value-type="float" office:value="0.0197563" calcext:value-type="float">
            <text:p>0.0197563</text:p>
          </table:table-cell>
          <table:table-cell office:value-type="float" office:value="0.01864713" calcext:value-type="float">
            <text:p>0.01864713</text:p>
          </table:table-cell>
          <table:table-cell office:value-type="float" office:value="0.007698519" calcext:value-type="float">
            <text:p>0.007698519</text:p>
          </table:table-cell>
          <table:table-cell office:value-type="float" office:value="0.006357849" calcext:value-type="float">
            <text:p>0.006357849</text:p>
          </table:table-cell>
          <table:table-cell office:value-type="float" office:value="0.01491005" calcext:value-type="float">
            <text:p>0.01491005</text:p>
          </table:table-cell>
          <table:table-cell office:value-type="float" office:value="0.01500643" calcext:value-type="float">
            <text:p>0.01500643</text:p>
          </table:table-cell>
          <table:table-cell office:value-type="float" office:value="0.01570666" calcext:value-type="float">
            <text:p>0.01570666</text:p>
          </table:table-cell>
          <table:table-cell office:value-type="float" office:value="0.01546326" calcext:value-type="float">
            <text:p>0.01546326</text:p>
          </table:table-cell>
          <table:table-cell office:value-type="float" office:value="0.01929034" calcext:value-type="float">
            <text:p>0.01929034</text:p>
          </table:table-cell>
          <table:table-cell office:value-type="float" office:value="0.004813339" calcext:value-type="float">
            <text:p>0.004813339</text:p>
          </table:table-cell>
          <table:table-cell office:value-type="float" office:value="0.003768318" calcext:value-type="float">
            <text:p>0.003768318</text:p>
          </table:table-cell>
          <table:table-cell office:value-type="float" office:value="0" calcext:value-type="float">
            <text:p>0</text:p>
          </table:table-cell>
          <table:table-cell office:value-type="float" office:value="0.1316096" calcext:value-type="float">
            <text:p>0.1316096</text:p>
          </table:table-cell>
          <table:table-cell office:value-type="float" office:value="0.05520661" calcext:value-type="float">
            <text:p>0.05520661</text:p>
          </table:table-cell>
          <table:table-cell office:value-type="float" office:value="0.03350968" calcext:value-type="float">
            <text:p>0.03350968</text:p>
          </table:table-cell>
          <table:table-cell office:value-type="float" office:value="0.02872744" calcext:value-type="float">
            <text:p>0.02872744</text:p>
          </table:table-cell>
          <table:table-cell office:value-type="float" office:value="0.02780435" calcext:value-type="float">
            <text:p>0.02780435</text:p>
          </table:table-cell>
          <table:table-cell office:value-type="float" office:value="0.0119929" calcext:value-type="float">
            <text:p>0.0119929</text:p>
          </table:table-cell>
          <table:table-cell office:value-type="float" office:value="0.01137984" calcext:value-type="float">
            <text:p>0.01137984</text:p>
          </table:table-cell>
          <table:table-cell office:value-type="float" office:value="1.035719" calcext:value-type="float">
            <text:p>1.035719</text:p>
          </table:table-cell>
          <table:table-cell office:value-type="float" office:value="2.335023" calcext:value-type="float">
            <text:p>2.335023</text:p>
          </table:table-cell>
          <table:table-cell office:value-type="float" office:value="4.874338" calcext:value-type="float">
            <text:p>4.874338</text:p>
          </table:table-cell>
          <table:table-cell office:value-type="float" office:value="0.657492" calcext:value-type="float">
            <text:p>0.657492</text:p>
          </table:table-cell>
          <table:table-cell office:value-type="float" office:value="0.04732854" calcext:value-type="float">
            <text:p>0.04732854</text:p>
          </table:table-cell>
          <table:table-cell office:value-type="float" office:value="0.3998761" calcext:value-type="float">
            <text:p>0.3998761</text:p>
          </table:table-cell>
          <table:table-cell office:value-type="float" office:value="0.3745144" calcext:value-type="float">
            <text:p>0.3745144</text:p>
          </table:table-cell>
          <table:table-cell office:value-type="float" office:value="0" calcext:value-type="float">
            <text:p>0</text:p>
          </table:table-cell>
          <table:table-cell office:value-type="float" office:value="-65.26768" calcext:value-type="float">
            <text:p>-65.26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087111" calcext:value-type="float">
            <text:p>-0.0070871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8.834229" calcext:value-type="float">
            <text:p>8.834229</text:p>
          </table:table-cell>
          <table:table-cell office:value-type="float" office:value="1074.685" calcext:value-type="float">
            <text:p>1074.685</text:p>
          </table:table-cell>
          <table:table-cell office:value-type="float" office:value="0" calcext:value-type="float">
            <text:p>0</text:p>
          </table:table-cell>
          <table:table-cell office:value-type="float" office:value="-43.15283" calcext:value-type="float">
            <text:p>-43.15283</text:p>
          </table:table-cell>
          <table:table-cell office:value-type="float" office:value="0.04426499" calcext:value-type="float">
            <text:p>0.04426499</text:p>
          </table:table-cell>
          <table:table-cell office:value-type="float" office:value="4.955959" calcext:value-type="float">
            <text:p>4.95595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779" calcext:value-type="float">
            <text:p>0.0031587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4906" calcext:value-type="float">
            <text:p>5.234906</text:p>
          </table:table-cell>
          <table:table-cell office:value-type="float" office:value="-0.002927487" calcext:value-type="float">
            <text:p>-0.002927487</text:p>
          </table:table-cell>
          <table:table-cell office:value-type="float" office:value="-0.02039668" calcext:value-type="float">
            <text:p>-0.02039668</text:p>
          </table:table-cell>
          <table:table-cell office:value-type="float" office:value="0.0006373654" calcext:value-type="float">
            <text:p>0.0006373654</text:p>
          </table:table-cell>
          <table:table-cell office:value-type="float" office:value="7.782811" calcext:value-type="float">
            <text:p>7.782811</text:p>
          </table:table-cell>
          <table:table-cell office:value-type="float" office:value="0.05186232" calcext:value-type="float">
            <text:p>0.05186232</text:p>
          </table:table-cell>
          <table:table-cell office:value-type="float" office:value="0.0261973" calcext:value-type="float">
            <text:p>0.0261973</text:p>
          </table:table-cell>
          <table:table-cell office:value-type="float" office:value="0.02404283" calcext:value-type="float">
            <text:p>0.02404283</text:p>
          </table:table-cell>
          <table:table-cell office:value-type="float" office:value="0.02011575" calcext:value-type="float">
            <text:p>0.02011575</text:p>
          </table:table-cell>
          <table:table-cell office:value-type="float" office:value="0.01918737" calcext:value-type="float">
            <text:p>0.01918737</text:p>
          </table:table-cell>
          <table:table-cell office:value-type="float" office:value="0.009941235" calcext:value-type="float">
            <text:p>0.009941235</text:p>
          </table:table-cell>
          <table:table-cell office:value-type="float" office:value="0.007975735" calcext:value-type="float">
            <text:p>0.007975735</text:p>
          </table:table-cell>
          <table:table-cell office:value-type="float" office:value="0.01521385" calcext:value-type="float">
            <text:p>0.01521385</text:p>
          </table:table-cell>
          <table:table-cell office:value-type="float" office:value="0.01500016" calcext:value-type="float">
            <text:p>0.01500016</text:p>
          </table:table-cell>
          <table:table-cell office:value-type="float" office:value="0.01571201" calcext:value-type="float">
            <text:p>0.01571201</text:p>
          </table:table-cell>
          <table:table-cell office:value-type="float" office:value="0.01548796" calcext:value-type="float">
            <text:p>0.01548796</text:p>
          </table:table-cell>
          <table:table-cell office:value-type="float" office:value="0.01936326" calcext:value-type="float">
            <text:p>0.01936326</text:p>
          </table:table-cell>
          <table:table-cell office:value-type="float" office:value="0.004808878" calcext:value-type="float">
            <text:p>0.004808878</text:p>
          </table:table-cell>
          <table:table-cell office:value-type="float" office:value="0.00376743" calcext:value-type="float">
            <text:p>0.00376743</text:p>
          </table:table-cell>
          <table:table-cell office:value-type="float" office:value="0" calcext:value-type="float">
            <text:p>0</text:p>
          </table:table-cell>
          <table:table-cell office:value-type="float" office:value="0.03832514" calcext:value-type="float">
            <text:p>0.03832514</text:p>
          </table:table-cell>
          <table:table-cell office:value-type="float" office:value="0.0241682" calcext:value-type="float">
            <text:p>0.0241682</text:p>
          </table:table-cell>
          <table:table-cell office:value-type="float" office:value="0.02627982" calcext:value-type="float">
            <text:p>0.02627982</text:p>
          </table:table-cell>
          <table:table-cell office:value-type="float" office:value="0.02794145" calcext:value-type="float">
            <text:p>0.02794145</text:p>
          </table:table-cell>
          <table:table-cell office:value-type="float" office:value="0.02907569" calcext:value-type="float">
            <text:p>0.02907569</text:p>
          </table:table-cell>
          <table:table-cell office:value-type="float" office:value="0.01910915" calcext:value-type="float">
            <text:p>0.01910915</text:p>
          </table:table-cell>
          <table:table-cell office:value-type="float" office:value="0.01749651" calcext:value-type="float">
            <text:p>0.01749651</text:p>
          </table:table-cell>
          <table:table-cell office:value-type="float" office:value="0.982419" calcext:value-type="float">
            <text:p>0.982419</text:p>
          </table:table-cell>
          <table:table-cell office:value-type="float" office:value="2.103413" calcext:value-type="float">
            <text:p>2.103413</text:p>
          </table:table-cell>
          <table:table-cell office:value-type="float" office:value="4.872538" calcext:value-type="float">
            <text:p>4.872538</text:p>
          </table:table-cell>
          <table:table-cell office:value-type="float" office:value="0.6571826" calcext:value-type="float">
            <text:p>0.6571826</text:p>
          </table:table-cell>
          <table:table-cell office:value-type="float" office:value="0.04730663" calcext:value-type="float">
            <text:p>0.04730663</text:p>
          </table:table-cell>
          <table:table-cell office:value-type="float" office:value="0.3984972" calcext:value-type="float">
            <text:p>0.3984972</text:p>
          </table:table-cell>
          <table:table-cell office:value-type="float" office:value="0.3748635" calcext:value-type="float">
            <text:p>0.3748635</text:p>
          </table:table-cell>
          <table:table-cell office:value-type="float" office:value="0" calcext:value-type="float">
            <text:p>0</text:p>
          </table:table-cell>
          <table:table-cell office:value-type="float" office:value="-64.30742" calcext:value-type="float">
            <text:p>-64.30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131964" calcext:value-type="float">
            <text:p>-0.0071319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8.844123" calcext:value-type="float">
            <text:p>8.844123</text:p>
          </table:table-cell>
          <table:table-cell office:value-type="float" office:value="1074.671" calcext:value-type="float">
            <text:p>1074.671</text:p>
          </table:table-cell>
          <table:table-cell office:value-type="float" office:value="0" calcext:value-type="float">
            <text:p>0</text:p>
          </table:table-cell>
          <table:table-cell office:value-type="float" office:value="-43.27621" calcext:value-type="float">
            <text:p>-43.27621</text:p>
          </table:table-cell>
          <table:table-cell office:value-type="float" office:value="0.04432587" calcext:value-type="float">
            <text:p>0.04432587</text:p>
          </table:table-cell>
          <table:table-cell office:value-type="float" office:value="4.835149" calcext:value-type="float">
            <text:p>4.83514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779" calcext:value-type="float">
            <text:p>0.0031587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4906" calcext:value-type="float">
            <text:p>5.234906</text:p>
          </table:table-cell>
          <table:table-cell office:value-type="float" office:value="-0.00290802" calcext:value-type="float">
            <text:p>-0.00290802</text:p>
          </table:table-cell>
          <table:table-cell office:value-type="float" office:value="-0.02038989" calcext:value-type="float">
            <text:p>-0.02038989</text:p>
          </table:table-cell>
          <table:table-cell office:value-type="float" office:value="0.0006852802" calcext:value-type="float">
            <text:p>0.0006852802</text:p>
          </table:table-cell>
          <table:table-cell office:value-type="float" office:value="7.807657" calcext:value-type="float">
            <text:p>7.807657</text:p>
          </table:table-cell>
          <table:table-cell office:value-type="float" office:value="0.04373806" calcext:value-type="float">
            <text:p>0.04373806</text:p>
          </table:table-cell>
          <table:table-cell office:value-type="float" office:value="0.02489155" calcext:value-type="float">
            <text:p>0.02489155</text:p>
          </table:table-cell>
          <table:table-cell office:value-type="float" office:value="0.02392668" calcext:value-type="float">
            <text:p>0.02392668</text:p>
          </table:table-cell>
          <table:table-cell office:value-type="float" office:value="0.02001685" calcext:value-type="float">
            <text:p>0.02001685</text:p>
          </table:table-cell>
          <table:table-cell office:value-type="float" office:value="0.01909349" calcext:value-type="float">
            <text:p>0.01909349</text:p>
          </table:table-cell>
          <table:table-cell office:value-type="float" office:value="0.01031611" calcext:value-type="float">
            <text:p>0.01031611</text:p>
          </table:table-cell>
          <table:table-cell office:value-type="float" office:value="0.008284597" calcext:value-type="float">
            <text:p>0.008284597</text:p>
          </table:table-cell>
          <table:table-cell office:value-type="float" office:value="0.01536249" calcext:value-type="float">
            <text:p>0.01536249</text:p>
          </table:table-cell>
          <table:table-cell office:value-type="float" office:value="0.01499035" calcext:value-type="float">
            <text:p>0.01499035</text:p>
          </table:table-cell>
          <table:table-cell office:value-type="float" office:value="0.0157168" calcext:value-type="float">
            <text:p>0.0157168</text:p>
          </table:table-cell>
          <table:table-cell office:value-type="float" office:value="0.01551319" calcext:value-type="float">
            <text:p>0.01551319</text:p>
          </table:table-cell>
          <table:table-cell office:value-type="float" office:value="0.01943572" calcext:value-type="float">
            <text:p>0.01943572</text:p>
          </table:table-cell>
          <table:table-cell office:value-type="float" office:value="0.004805253" calcext:value-type="float">
            <text:p>0.004805253</text:p>
          </table:table-cell>
          <table:table-cell office:value-type="float" office:value="0.003765764" calcext:value-type="float">
            <text:p>0.003765764</text:p>
          </table:table-cell>
          <table:table-cell office:value-type="float" office:value="0" calcext:value-type="float">
            <text:p>0</text:p>
          </table:table-cell>
          <table:table-cell office:value-type="float" office:value="0.04397981" calcext:value-type="float">
            <text:p>0.04397981</text:p>
          </table:table-cell>
          <table:table-cell office:value-type="float" office:value="0.02537161" calcext:value-type="float">
            <text:p>0.02537161</text:p>
          </table:table-cell>
          <table:table-cell office:value-type="float" office:value="0.02694244" calcext:value-type="float">
            <text:p>0.02694244</text:p>
          </table:table-cell>
          <table:table-cell office:value-type="float" office:value="0.02817331" calcext:value-type="float">
            <text:p>0.02817331</text:p>
          </table:table-cell>
          <table:table-cell office:value-type="float" office:value="0.02857129" calcext:value-type="float">
            <text:p>0.02857129</text:p>
          </table:table-cell>
          <table:table-cell office:value-type="float" office:value="0.01877427" calcext:value-type="float">
            <text:p>0.01877427</text:p>
          </table:table-cell>
          <table:table-cell office:value-type="float" office:value="0.01732966" calcext:value-type="float">
            <text:p>0.01732966</text:p>
          </table:table-cell>
          <table:table-cell office:value-type="float" office:value="0.94797" calcext:value-type="float">
            <text:p>0.94797</text:p>
          </table:table-cell>
          <table:table-cell office:value-type="float" office:value="1.883449" calcext:value-type="float">
            <text:p>1.883449</text:p>
          </table:table-cell>
          <table:table-cell office:value-type="float" office:value="4.870646" calcext:value-type="float">
            <text:p>4.870646</text:p>
          </table:table-cell>
          <table:table-cell office:value-type="float" office:value="0.6568701" calcext:value-type="float">
            <text:p>0.6568701</text:p>
          </table:table-cell>
          <table:table-cell office:value-type="float" office:value="0.04730346" calcext:value-type="float">
            <text:p>0.04730346</text:p>
          </table:table-cell>
          <table:table-cell office:value-type="float" office:value="0.3975025" calcext:value-type="float">
            <text:p>0.3975025</text:p>
          </table:table-cell>
          <table:table-cell office:value-type="float" office:value="0.3748829" calcext:value-type="float">
            <text:p>0.3748829</text:p>
          </table:table-cell>
          <table:table-cell office:value-type="float" office:value="0" calcext:value-type="float">
            <text:p>0</text:p>
          </table:table-cell>
          <table:table-cell office:value-type="float" office:value="-64.05669" calcext:value-type="float">
            <text:p>-64.05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180565" calcext:value-type="float">
            <text:p>-0.0071805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8.854175" calcext:value-type="float">
            <text:p>8.854175</text:p>
          </table:table-cell>
          <table:table-cell office:value-type="float" office:value="1074.657" calcext:value-type="float">
            <text:p>1074.657</text:p>
          </table:table-cell>
          <table:table-cell office:value-type="float" office:value="0" calcext:value-type="float">
            <text:p>0</text:p>
          </table:table-cell>
          <table:table-cell office:value-type="float" office:value="-43.39187" calcext:value-type="float">
            <text:p>-43.39187</text:p>
          </table:table-cell>
          <table:table-cell office:value-type="float" office:value="0.04428646" calcext:value-type="float">
            <text:p>0.04428646</text:p>
          </table:table-cell>
          <table:table-cell office:value-type="float" office:value="4.721835" calcext:value-type="float">
            <text:p>4.72183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779" calcext:value-type="float">
            <text:p>0.0031587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485" calcext:value-type="float">
            <text:p>5.23485</text:p>
          </table:table-cell>
          <table:table-cell office:value-type="float" office:value="-0.002887721" calcext:value-type="float">
            <text:p>-0.002887721</text:p>
          </table:table-cell>
          <table:table-cell office:value-type="float" office:value="-0.02038302" calcext:value-type="float">
            <text:p>-0.02038302</text:p>
          </table:table-cell>
          <table:table-cell office:value-type="float" office:value="0.000735698" calcext:value-type="float">
            <text:p>0.000735698</text:p>
          </table:table-cell>
          <table:table-cell office:value-type="float" office:value="7.830777" calcext:value-type="float">
            <text:p>7.830777</text:p>
          </table:table-cell>
          <table:table-cell office:value-type="float" office:value="0.03850721" calcext:value-type="float">
            <text:p>0.03850721</text:p>
          </table:table-cell>
          <table:table-cell office:value-type="float" office:value="0.02319053" calcext:value-type="float">
            <text:p>0.02319053</text:p>
          </table:table-cell>
          <table:table-cell office:value-type="float" office:value="0.02313201" calcext:value-type="float">
            <text:p>0.02313201</text:p>
          </table:table-cell>
          <table:table-cell office:value-type="float" office:value="0.01968276" calcext:value-type="float">
            <text:p>0.01968276</text:p>
          </table:table-cell>
          <table:table-cell office:value-type="float" office:value="0.01884193" calcext:value-type="float">
            <text:p>0.01884193</text:p>
          </table:table-cell>
          <table:table-cell office:value-type="float" office:value="0.01044895" calcext:value-type="float">
            <text:p>0.01044895</text:p>
          </table:table-cell>
          <table:table-cell office:value-type="float" office:value="0.008423351" calcext:value-type="float">
            <text:p>0.008423351</text:p>
          </table:table-cell>
          <table:table-cell office:value-type="float" office:value="0.01549082" calcext:value-type="float">
            <text:p>0.01549082</text:p>
          </table:table-cell>
          <table:table-cell office:value-type="float" office:value="0.01497774" calcext:value-type="float">
            <text:p>0.01497774</text:p>
          </table:table-cell>
          <table:table-cell office:value-type="float" office:value="0.01572093" calcext:value-type="float">
            <text:p>0.01572093</text:p>
          </table:table-cell>
          <table:table-cell office:value-type="float" office:value="0.01554032" calcext:value-type="float">
            <text:p>0.01554032</text:p>
          </table:table-cell>
          <table:table-cell office:value-type="float" office:value="0.01950642" calcext:value-type="float">
            <text:p>0.01950642</text:p>
          </table:table-cell>
          <table:table-cell office:value-type="float" office:value="0.004811981" calcext:value-type="float">
            <text:p>0.004811981</text:p>
          </table:table-cell>
          <table:table-cell office:value-type="float" office:value="0.003753777" calcext:value-type="float">
            <text:p>0.003753777</text:p>
          </table:table-cell>
          <table:table-cell office:value-type="float" office:value="0" calcext:value-type="float">
            <text:p>0</text:p>
          </table:table-cell>
          <table:table-cell office:value-type="float" office:value="0.04558479" calcext:value-type="float">
            <text:p>0.04558479</text:p>
          </table:table-cell>
          <table:table-cell office:value-type="float" office:value="0.02645592" calcext:value-type="float">
            <text:p>0.02645592</text:p>
          </table:table-cell>
          <table:table-cell office:value-type="float" office:value="0.02740021" calcext:value-type="float">
            <text:p>0.02740021</text:p>
          </table:table-cell>
          <table:table-cell office:value-type="float" office:value="0.02813051" calcext:value-type="float">
            <text:p>0.02813051</text:p>
          </table:table-cell>
          <table:table-cell office:value-type="float" office:value="0.02820596" calcext:value-type="float">
            <text:p>0.02820596</text:p>
          </table:table-cell>
          <table:table-cell office:value-type="float" office:value="0.01850238" calcext:value-type="float">
            <text:p>0.01850238</text:p>
          </table:table-cell>
          <table:table-cell office:value-type="float" office:value="0.01732576" calcext:value-type="float">
            <text:p>0.01732576</text:p>
          </table:table-cell>
          <table:table-cell office:value-type="float" office:value="0.9148377" calcext:value-type="float">
            <text:p>0.9148377</text:p>
          </table:table-cell>
          <table:table-cell office:value-type="float" office:value="1.678032" calcext:value-type="float">
            <text:p>1.678032</text:p>
          </table:table-cell>
          <table:table-cell office:value-type="float" office:value="4.868631" calcext:value-type="float">
            <text:p>4.868631</text:p>
          </table:table-cell>
          <table:table-cell office:value-type="float" office:value="0.6565695" calcext:value-type="float">
            <text:p>0.6565695</text:p>
          </table:table-cell>
          <table:table-cell office:value-type="float" office:value="0.04732515" calcext:value-type="float">
            <text:p>0.04732515</text:p>
          </table:table-cell>
          <table:table-cell office:value-type="float" office:value="0.4018148" calcext:value-type="float">
            <text:p>0.4018148</text:p>
          </table:table-cell>
          <table:table-cell office:value-type="float" office:value="0.3697082" calcext:value-type="float">
            <text:p>0.3697082</text:p>
          </table:table-cell>
          <table:table-cell office:value-type="float" office:value="0" calcext:value-type="float">
            <text:p>0</text:p>
          </table:table-cell>
          <table:table-cell office:value-type="float" office:value="-63.8309" calcext:value-type="float">
            <text:p>-63.8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28143" calcext:value-type="float">
            <text:p>-0.00722814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8.863709" calcext:value-type="float">
            <text:p>8.863709</text:p>
          </table:table-cell>
          <table:table-cell office:value-type="float" office:value="1074.643" calcext:value-type="float">
            <text:p>1074.643</text:p>
          </table:table-cell>
          <table:table-cell office:value-type="float" office:value="0" calcext:value-type="float">
            <text:p>0</text:p>
          </table:table-cell>
          <table:table-cell office:value-type="float" office:value="-43.49337" calcext:value-type="float">
            <text:p>-43.49337</text:p>
          </table:table-cell>
          <table:table-cell office:value-type="float" office:value="0.04435268" calcext:value-type="float">
            <text:p>0.04435268</text:p>
          </table:table-cell>
          <table:table-cell office:value-type="float" office:value="4.623574" calcext:value-type="float">
            <text:p>4.62357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779" calcext:value-type="float">
            <text:p>0.0031587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4023" calcext:value-type="float">
            <text:p>5.234023</text:p>
          </table:table-cell>
          <table:table-cell office:value-type="float" office:value="-0.002869253" calcext:value-type="float">
            <text:p>-0.002869253</text:p>
          </table:table-cell>
          <table:table-cell office:value-type="float" office:value="-0.02037621" calcext:value-type="float">
            <text:p>-0.02037621</text:p>
          </table:table-cell>
          <table:table-cell office:value-type="float" office:value="0.0007873858" calcext:value-type="float">
            <text:p>0.0007873858</text:p>
          </table:table-cell>
          <table:table-cell office:value-type="float" office:value="7.854708" calcext:value-type="float">
            <text:p>7.854708</text:p>
          </table:table-cell>
          <table:table-cell office:value-type="float" office:value="0.035988" calcext:value-type="float">
            <text:p>0.035988</text:p>
          </table:table-cell>
          <table:table-cell office:value-type="float" office:value="0.02291995" calcext:value-type="float">
            <text:p>0.02291995</text:p>
          </table:table-cell>
          <table:table-cell office:value-type="float" office:value="0.02311756" calcext:value-type="float">
            <text:p>0.02311756</text:p>
          </table:table-cell>
          <table:table-cell office:value-type="float" office:value="0.01957403" calcext:value-type="float">
            <text:p>0.01957403</text:p>
          </table:table-cell>
          <table:table-cell office:value-type="float" office:value="0.01870592" calcext:value-type="float">
            <text:p>0.01870592</text:p>
          </table:table-cell>
          <table:table-cell office:value-type="float" office:value="0.01046804" calcext:value-type="float">
            <text:p>0.01046804</text:p>
          </table:table-cell>
          <table:table-cell office:value-type="float" office:value="0.008473163" calcext:value-type="float">
            <text:p>0.008473163</text:p>
          </table:table-cell>
          <table:table-cell office:value-type="float" office:value="0.01559647" calcext:value-type="float">
            <text:p>0.01559647</text:p>
          </table:table-cell>
          <table:table-cell office:value-type="float" office:value="0.01496048" calcext:value-type="float">
            <text:p>0.01496048</text:p>
          </table:table-cell>
          <table:table-cell office:value-type="float" office:value="0.01572475" calcext:value-type="float">
            <text:p>0.01572475</text:p>
          </table:table-cell>
          <table:table-cell office:value-type="float" office:value="0.01556818" calcext:value-type="float">
            <text:p>0.01556818</text:p>
          </table:table-cell>
          <table:table-cell office:value-type="float" office:value="0.01957665" calcext:value-type="float">
            <text:p>0.01957665</text:p>
          </table:table-cell>
          <table:table-cell office:value-type="float" office:value="0.004806416" calcext:value-type="float">
            <text:p>0.004806416</text:p>
          </table:table-cell>
          <table:table-cell office:value-type="float" office:value="0.003754007" calcext:value-type="float">
            <text:p>0.003754007</text:p>
          </table:table-cell>
          <table:table-cell office:value-type="float" office:value="0" calcext:value-type="float">
            <text:p>0</text:p>
          </table:table-cell>
          <table:table-cell office:value-type="float" office:value="0.04685694" calcext:value-type="float">
            <text:p>0.04685694</text:p>
          </table:table-cell>
          <table:table-cell office:value-type="float" office:value="0.02669022" calcext:value-type="float">
            <text:p>0.02669022</text:p>
          </table:table-cell>
          <table:table-cell office:value-type="float" office:value="0.02758825" calcext:value-type="float">
            <text:p>0.02758825</text:p>
          </table:table-cell>
          <table:table-cell office:value-type="float" office:value="0.02802849" calcext:value-type="float">
            <text:p>0.02802849</text:p>
          </table:table-cell>
          <table:table-cell office:value-type="float" office:value="0.02790256" calcext:value-type="float">
            <text:p>0.02790256</text:p>
          </table:table-cell>
          <table:table-cell office:value-type="float" office:value="0.01826295" calcext:value-type="float">
            <text:p>0.01826295</text:p>
          </table:table-cell>
          <table:table-cell office:value-type="float" office:value="0.01725637" calcext:value-type="float">
            <text:p>0.01725637</text:p>
          </table:table-cell>
          <table:table-cell office:value-type="float" office:value="0.8830591" calcext:value-type="float">
            <text:p>0.8830591</text:p>
          </table:table-cell>
          <table:table-cell office:value-type="float" office:value="1.501142" calcext:value-type="float">
            <text:p>1.501142</text:p>
          </table:table-cell>
          <table:table-cell office:value-type="float" office:value="4.866653" calcext:value-type="float">
            <text:p>4.866653</text:p>
          </table:table-cell>
          <table:table-cell office:value-type="float" office:value="0.6562756" calcext:value-type="float">
            <text:p>0.6562756</text:p>
          </table:table-cell>
          <table:table-cell office:value-type="float" office:value="0.04757139" calcext:value-type="float">
            <text:p>0.04757139</text:p>
          </table:table-cell>
          <table:table-cell office:value-type="float" office:value="0.3997881" calcext:value-type="float">
            <text:p>0.3997881</text:p>
          </table:table-cell>
          <table:table-cell office:value-type="float" office:value="0.3719784" calcext:value-type="float">
            <text:p>0.3719784</text:p>
          </table:table-cell>
          <table:table-cell office:value-type="float" office:value="0" calcext:value-type="float">
            <text:p>0</text:p>
          </table:table-cell>
          <table:table-cell office:value-type="float" office:value="-63.5945" calcext:value-type="float">
            <text:p>-63.5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78866" calcext:value-type="float">
            <text:p>-0.0072788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8.872622" calcext:value-type="float">
            <text:p>8.872622</text:p>
          </table:table-cell>
          <table:table-cell office:value-type="float" office:value="1074.629" calcext:value-type="float">
            <text:p>1074.629</text:p>
          </table:table-cell>
          <table:table-cell office:value-type="float" office:value="0" calcext:value-type="float">
            <text:p>0</text:p>
          </table:table-cell>
          <table:table-cell office:value-type="float" office:value="-43.56717" calcext:value-type="float">
            <text:p>-43.56717</text:p>
          </table:table-cell>
          <table:table-cell office:value-type="float" office:value="0.0444809" calcext:value-type="float">
            <text:p>0.0444809</text:p>
          </table:table-cell>
          <table:table-cell office:value-type="float" office:value="4.553961" calcext:value-type="float">
            <text:p>4.55396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779" calcext:value-type="float">
            <text:p>0.0031587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3221" calcext:value-type="float">
            <text:p>5.233221</text:p>
          </table:table-cell>
          <table:table-cell office:value-type="float" office:value="-0.002851458" calcext:value-type="float">
            <text:p>-0.002851458</text:p>
          </table:table-cell>
          <table:table-cell office:value-type="float" office:value="-0.02036941" calcext:value-type="float">
            <text:p>-0.02036941</text:p>
          </table:table-cell>
          <table:table-cell office:value-type="float" office:value="0.0008439359" calcext:value-type="float">
            <text:p>0.0008439359</text:p>
          </table:table-cell>
          <table:table-cell office:value-type="float" office:value="7.880974" calcext:value-type="float">
            <text:p>7.880974</text:p>
          </table:table-cell>
          <table:table-cell office:value-type="float" office:value="0.03518518" calcext:value-type="float">
            <text:p>0.03518518</text:p>
          </table:table-cell>
          <table:table-cell office:value-type="float" office:value="0.02339751" calcext:value-type="float">
            <text:p>0.02339751</text:p>
          </table:table-cell>
          <table:table-cell office:value-type="float" office:value="0.02357562" calcext:value-type="float">
            <text:p>0.02357562</text:p>
          </table:table-cell>
          <table:table-cell office:value-type="float" office:value="0.01962014" calcext:value-type="float">
            <text:p>0.01962014</text:p>
          </table:table-cell>
          <table:table-cell office:value-type="float" office:value="0.01870838" calcext:value-type="float">
            <text:p>0.01870838</text:p>
          </table:table-cell>
          <table:table-cell office:value-type="float" office:value="0.01046728" calcext:value-type="float">
            <text:p>0.01046728</text:p>
          </table:table-cell>
          <table:table-cell office:value-type="float" office:value="0.00843381" calcext:value-type="float">
            <text:p>0.00843381</text:p>
          </table:table-cell>
          <table:table-cell office:value-type="float" office:value="0.01568807" calcext:value-type="float">
            <text:p>0.01568807</text:p>
          </table:table-cell>
          <table:table-cell office:value-type="float" office:value="0.01493004" calcext:value-type="float">
            <text:p>0.01493004</text:p>
          </table:table-cell>
          <table:table-cell office:value-type="float" office:value="0.0157294" calcext:value-type="float">
            <text:p>0.0157294</text:p>
          </table:table-cell>
          <table:table-cell office:value-type="float" office:value="0.01559584" calcext:value-type="float">
            <text:p>0.01559584</text:p>
          </table:table-cell>
          <table:table-cell office:value-type="float" office:value="0.0196468" calcext:value-type="float">
            <text:p>0.0196468</text:p>
          </table:table-cell>
          <table:table-cell office:value-type="float" office:value="0.004800825" calcext:value-type="float">
            <text:p>0.004800825</text:p>
          </table:table-cell>
          <table:table-cell office:value-type="float" office:value="0.003754381" calcext:value-type="float">
            <text:p>0.003754381</text:p>
          </table:table-cell>
          <table:table-cell office:value-type="float" office:value="0" calcext:value-type="float">
            <text:p>0</text:p>
          </table:table-cell>
          <table:table-cell office:value-type="float" office:value="0.04824442" calcext:value-type="float">
            <text:p>0.04824442</text:p>
          </table:table-cell>
          <table:table-cell office:value-type="float" office:value="0.02608992" calcext:value-type="float">
            <text:p>0.02608992</text:p>
          </table:table-cell>
          <table:table-cell office:value-type="float" office:value="0.02712225" calcext:value-type="float">
            <text:p>0.02712225</text:p>
          </table:table-cell>
          <table:table-cell office:value-type="float" office:value="0.02799734" calcext:value-type="float">
            <text:p>0.02799734</text:p>
          </table:table-cell>
          <table:table-cell office:value-type="float" office:value="0.02774192" calcext:value-type="float">
            <text:p>0.02774192</text:p>
          </table:table-cell>
          <table:table-cell office:value-type="float" office:value="0.01809416" calcext:value-type="float">
            <text:p>0.01809416</text:p>
          </table:table-cell>
          <table:table-cell office:value-type="float" office:value="0.01695507" calcext:value-type="float">
            <text:p>0.01695507</text:p>
          </table:table-cell>
          <table:table-cell office:value-type="float" office:value="0.8520553" calcext:value-type="float">
            <text:p>0.8520553</text:p>
          </table:table-cell>
          <table:table-cell office:value-type="float" office:value="1.382943" calcext:value-type="float">
            <text:p>1.382943</text:p>
          </table:table-cell>
          <table:table-cell office:value-type="float" office:value="4.864695" calcext:value-type="float">
            <text:p>4.864695</text:p>
          </table:table-cell>
          <table:table-cell office:value-type="float" office:value="0.6559725" calcext:value-type="float">
            <text:p>0.6559725</text:p>
          </table:table-cell>
          <table:table-cell office:value-type="float" office:value="0.04769065" calcext:value-type="float">
            <text:p>0.04769065</text:p>
          </table:table-cell>
          <table:table-cell office:value-type="float" office:value="0.3977655" calcext:value-type="float">
            <text:p>0.3977655</text:p>
          </table:table-cell>
          <table:table-cell office:value-type="float" office:value="0.3743021" calcext:value-type="float">
            <text:p>0.3743021</text:p>
          </table:table-cell>
          <table:table-cell office:value-type="float" office:value="0" calcext:value-type="float">
            <text:p>0</text:p>
          </table:table-cell>
          <table:table-cell office:value-type="float" office:value="-63.34954" calcext:value-type="float">
            <text:p>-63.34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335101" calcext:value-type="float">
            <text:p>-0.0073351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8.880874" calcext:value-type="float">
            <text:p>8.880874</text:p>
          </table:table-cell>
          <table:table-cell office:value-type="float" office:value="1074.614" calcext:value-type="float">
            <text:p>1074.614</text:p>
          </table:table-cell>
          <table:table-cell office:value-type="float" office:value="0" calcext:value-type="float">
            <text:p>0</text:p>
          </table:table-cell>
          <table:table-cell office:value-type="float" office:value="-43.61006" calcext:value-type="float">
            <text:p>-43.61006</text:p>
          </table:table-cell>
          <table:table-cell office:value-type="float" office:value="0.04477791" calcext:value-type="float">
            <text:p>0.04477791</text:p>
          </table:table-cell>
          <table:table-cell office:value-type="float" office:value="4.516072" calcext:value-type="float">
            <text:p>4.51607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3119" calcext:value-type="float">
            <text:p>5.233119</text:p>
          </table:table-cell>
          <table:table-cell office:value-type="float" office:value="-0.002833412" calcext:value-type="float">
            <text:p>-0.002833412</text:p>
          </table:table-cell>
          <table:table-cell office:value-type="float" office:value="-0.02036266" calcext:value-type="float">
            <text:p>-0.02036266</text:p>
          </table:table-cell>
          <table:table-cell office:value-type="float" office:value="0.0009055408" calcext:value-type="float">
            <text:p>0.0009055408</text:p>
          </table:table-cell>
          <table:table-cell office:value-type="float" office:value="7.910187" calcext:value-type="float">
            <text:p>7.910187</text:p>
          </table:table-cell>
          <table:table-cell office:value-type="float" office:value="0.04651748" calcext:value-type="float">
            <text:p>0.04651748</text:p>
          </table:table-cell>
          <table:table-cell office:value-type="float" office:value="0.02450389" calcext:value-type="float">
            <text:p>0.02450389</text:p>
          </table:table-cell>
          <table:table-cell office:value-type="float" office:value="0.02445891" calcext:value-type="float">
            <text:p>0.02445891</text:p>
          </table:table-cell>
          <table:table-cell office:value-type="float" office:value="0.01979573" calcext:value-type="float">
            <text:p>0.01979573</text:p>
          </table:table-cell>
          <table:table-cell office:value-type="float" office:value="0.01880549" calcext:value-type="float">
            <text:p>0.01880549</text:p>
          </table:table-cell>
          <table:table-cell office:value-type="float" office:value="0.01045548" calcext:value-type="float">
            <text:p>0.01045548</text:p>
          </table:table-cell>
          <table:table-cell office:value-type="float" office:value="0.008363105" calcext:value-type="float">
            <text:p>0.008363105</text:p>
          </table:table-cell>
          <table:table-cell office:value-type="float" office:value="0.01577222" calcext:value-type="float">
            <text:p>0.01577222</text:p>
          </table:table-cell>
          <table:table-cell office:value-type="float" office:value="0.01487847" calcext:value-type="float">
            <text:p>0.01487847</text:p>
          </table:table-cell>
          <table:table-cell office:value-type="float" office:value="0.01573575" calcext:value-type="float">
            <text:p>0.01573575</text:p>
          </table:table-cell>
          <table:table-cell office:value-type="float" office:value="0.01562328" calcext:value-type="float">
            <text:p>0.01562328</text:p>
          </table:table-cell>
          <table:table-cell office:value-type="float" office:value="0.01971627" calcext:value-type="float">
            <text:p>0.01971627</text:p>
          </table:table-cell>
          <table:table-cell office:value-type="float" office:value="0.004796058" calcext:value-type="float">
            <text:p>0.004796058</text:p>
          </table:table-cell>
          <table:table-cell office:value-type="float" office:value="0.00375408" calcext:value-type="float">
            <text:p>0.00375408</text:p>
          </table:table-cell>
          <table:table-cell office:value-type="float" office:value="0" calcext:value-type="float">
            <text:p>0</text:p>
          </table:table-cell>
          <table:table-cell office:value-type="float" office:value="0.06167468" calcext:value-type="float">
            <text:p>0.06167468</text:p>
          </table:table-cell>
          <table:table-cell office:value-type="float" office:value="0.02515894" calcext:value-type="float">
            <text:p>0.02515894</text:p>
          </table:table-cell>
          <table:table-cell office:value-type="float" office:value="0.02621257" calcext:value-type="float">
            <text:p>0.02621257</text:p>
          </table:table-cell>
          <table:table-cell office:value-type="float" office:value="0.02798846" calcext:value-type="float">
            <text:p>0.02798846</text:p>
          </table:table-cell>
          <table:table-cell office:value-type="float" office:value="0.02759758" calcext:value-type="float">
            <text:p>0.02759758</text:p>
          </table:table-cell>
          <table:table-cell office:value-type="float" office:value="0.01790524" calcext:value-type="float">
            <text:p>0.01790524</text:p>
          </table:table-cell>
          <table:table-cell office:value-type="float" office:value="0.01664906" calcext:value-type="float">
            <text:p>0.01664906</text:p>
          </table:table-cell>
          <table:table-cell office:value-type="float" office:value="0.8210198" calcext:value-type="float">
            <text:p>0.8210198</text:p>
          </table:table-cell>
          <table:table-cell office:value-type="float" office:value="1.331374" calcext:value-type="float">
            <text:p>1.331374</text:p>
          </table:table-cell>
          <table:table-cell office:value-type="float" office:value="4.862754" calcext:value-type="float">
            <text:p>4.862754</text:p>
          </table:table-cell>
          <table:table-cell office:value-type="float" office:value="0.6556658" calcext:value-type="float">
            <text:p>0.6556658</text:p>
          </table:table-cell>
          <table:table-cell office:value-type="float" office:value="0.0477174" calcext:value-type="float">
            <text:p>0.0477174</text:p>
          </table:table-cell>
          <table:table-cell office:value-type="float" office:value="0.396195" calcext:value-type="float">
            <text:p>0.396195</text:p>
          </table:table-cell>
          <table:table-cell office:value-type="float" office:value="0.375076" calcext:value-type="float">
            <text:p>0.375076</text:p>
          </table:table-cell>
          <table:table-cell office:value-type="float" office:value="0" calcext:value-type="float">
            <text:p>0</text:p>
          </table:table-cell>
          <table:table-cell office:value-type="float" office:value="-63.01652" calcext:value-type="float">
            <text:p>-63.01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397847" calcext:value-type="float">
            <text:p>-0.0073978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8.890004" calcext:value-type="float">
            <text:p>8.890004</text:p>
          </table:table-cell>
          <table:table-cell office:value-type="float" office:value="1074.599" calcext:value-type="float">
            <text:p>1074.599</text:p>
          </table:table-cell>
          <table:table-cell office:value-type="float" office:value="0" calcext:value-type="float">
            <text:p>0</text:p>
          </table:table-cell>
          <table:table-cell office:value-type="float" office:value="-43.63897" calcext:value-type="float">
            <text:p>-43.63897</text:p>
          </table:table-cell>
          <table:table-cell office:value-type="float" office:value="0.04464913" calcext:value-type="float">
            <text:p>0.04464913</text:p>
          </table:table-cell>
          <table:table-cell office:value-type="float" office:value="4.49158" calcext:value-type="float">
            <text:p>4.4915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3119" calcext:value-type="float">
            <text:p>5.233119</text:p>
          </table:table-cell>
          <table:table-cell office:value-type="float" office:value="-0.002812108" calcext:value-type="float">
            <text:p>-0.002812108</text:p>
          </table:table-cell>
          <table:table-cell office:value-type="float" office:value="-0.02035594" calcext:value-type="float">
            <text:p>-0.02035594</text:p>
          </table:table-cell>
          <table:table-cell office:value-type="float" office:value="0.0009678968" calcext:value-type="float">
            <text:p>0.0009678968</text:p>
          </table:table-cell>
          <table:table-cell office:value-type="float" office:value="7.934917" calcext:value-type="float">
            <text:p>7.934917</text:p>
          </table:table-cell>
          <table:table-cell office:value-type="float" office:value="0.03738559" calcext:value-type="float">
            <text:p>0.03738559</text:p>
          </table:table-cell>
          <table:table-cell office:value-type="float" office:value="0.02278472" calcext:value-type="float">
            <text:p>0.02278472</text:p>
          </table:table-cell>
          <table:table-cell office:value-type="float" office:value="0.02325049" calcext:value-type="float">
            <text:p>0.02325049</text:p>
          </table:table-cell>
          <table:table-cell office:value-type="float" office:value="0.01948498" calcext:value-type="float">
            <text:p>0.01948498</text:p>
          </table:table-cell>
          <table:table-cell office:value-type="float" office:value="0.01861573" calcext:value-type="float">
            <text:p>0.01861573</text:p>
          </table:table-cell>
          <table:table-cell office:value-type="float" office:value="0.01043697" calcext:value-type="float">
            <text:p>0.01043697</text:p>
          </table:table-cell>
          <table:table-cell office:value-type="float" office:value="0.008334806" calcext:value-type="float">
            <text:p>0.008334806</text:p>
          </table:table-cell>
          <table:table-cell office:value-type="float" office:value="0.01585243" calcext:value-type="float">
            <text:p>0.01585243</text:p>
          </table:table-cell>
          <table:table-cell office:value-type="float" office:value="0.01482868" calcext:value-type="float">
            <text:p>0.01482868</text:p>
          </table:table-cell>
          <table:table-cell office:value-type="float" office:value="0.01574314" calcext:value-type="float">
            <text:p>0.01574314</text:p>
          </table:table-cell>
          <table:table-cell office:value-type="float" office:value="0.01564997" calcext:value-type="float">
            <text:p>0.01564997</text:p>
          </table:table-cell>
          <table:table-cell office:value-type="float" office:value="0.019785" calcext:value-type="float">
            <text:p>0.019785</text:p>
          </table:table-cell>
          <table:table-cell office:value-type="float" office:value="0.00479267" calcext:value-type="float">
            <text:p>0.00479267</text:p>
          </table:table-cell>
          <table:table-cell office:value-type="float" office:value="0.003752458" calcext:value-type="float">
            <text:p>0.003752458</text:p>
          </table:table-cell>
          <table:table-cell office:value-type="float" office:value="0" calcext:value-type="float">
            <text:p>0</text:p>
          </table:table-cell>
          <table:table-cell office:value-type="float" office:value="0.04691274" calcext:value-type="float">
            <text:p>0.04691274</text:p>
          </table:table-cell>
          <table:table-cell office:value-type="float" office:value="0.02655406" calcext:value-type="float">
            <text:p>0.02655406</text:p>
          </table:table-cell>
          <table:table-cell office:value-type="float" office:value="0.02708377" calcext:value-type="float">
            <text:p>0.02708377</text:p>
          </table:table-cell>
          <table:table-cell office:value-type="float" office:value="0.02785624" calcext:value-type="float">
            <text:p>0.02785624</text:p>
          </table:table-cell>
          <table:table-cell office:value-type="float" office:value="0.02756123" calcext:value-type="float">
            <text:p>0.02756123</text:p>
          </table:table-cell>
          <table:table-cell office:value-type="float" office:value="0.01791836" calcext:value-type="float">
            <text:p>0.01791836</text:p>
          </table:table-cell>
          <table:table-cell office:value-type="float" office:value="0.01660347" calcext:value-type="float">
            <text:p>0.01660347</text:p>
          </table:table-cell>
          <table:table-cell office:value-type="float" office:value="0.7895271" calcext:value-type="float">
            <text:p>0.7895271</text:p>
          </table:table-cell>
          <table:table-cell office:value-type="float" office:value="1.308047" calcext:value-type="float">
            <text:p>1.308047</text:p>
          </table:table-cell>
          <table:table-cell office:value-type="float" office:value="4.860886" calcext:value-type="float">
            <text:p>4.860886</text:p>
          </table:table-cell>
          <table:table-cell office:value-type="float" office:value="0.6552758" calcext:value-type="float">
            <text:p>0.6552758</text:p>
          </table:table-cell>
          <table:table-cell office:value-type="float" office:value="0.0477412" calcext:value-type="float">
            <text:p>0.0477412</text:p>
          </table:table-cell>
          <table:table-cell office:value-type="float" office:value="0.3952378" calcext:value-type="float">
            <text:p>0.3952378</text:p>
          </table:table-cell>
          <table:table-cell office:value-type="float" office:value="0.375093" calcext:value-type="float">
            <text:p>0.375093</text:p>
          </table:table-cell>
          <table:table-cell office:value-type="float" office:value="0" calcext:value-type="float">
            <text:p>0</text:p>
          </table:table-cell>
          <table:table-cell office:value-type="float" office:value="-62.37325" calcext:value-type="float">
            <text:p>-62.37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451902" calcext:value-type="float">
            <text:p>-0.0074519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8.898901" calcext:value-type="float">
            <text:p>8.898901</text:p>
          </table:table-cell>
          <table:table-cell office:value-type="float" office:value="1074.586" calcext:value-type="float">
            <text:p>1074.586</text:p>
          </table:table-cell>
          <table:table-cell office:value-type="float" office:value="0" calcext:value-type="float">
            <text:p>0</text:p>
          </table:table-cell>
          <table:table-cell office:value-type="float" office:value="-43.66369" calcext:value-type="float">
            <text:p>-43.66369</text:p>
          </table:table-cell>
          <table:table-cell office:value-type="float" office:value="0.04459389" calcext:value-type="float">
            <text:p>0.04459389</text:p>
          </table:table-cell>
          <table:table-cell office:value-type="float" office:value="4.469402" calcext:value-type="float">
            <text:p>4.46940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3119" calcext:value-type="float">
            <text:p>5.233119</text:p>
          </table:table-cell>
          <table:table-cell office:value-type="float" office:value="-0.002790863" calcext:value-type="float">
            <text:p>-0.002790863</text:p>
          </table:table-cell>
          <table:table-cell office:value-type="float" office:value="-0.02034895" calcext:value-type="float">
            <text:p>-0.02034895</text:p>
          </table:table-cell>
          <table:table-cell office:value-type="float" office:value="0.001028498" calcext:value-type="float">
            <text:p>0.001028498</text:p>
          </table:table-cell>
          <table:table-cell office:value-type="float" office:value="7.956976" calcext:value-type="float">
            <text:p>7.956976</text:p>
          </table:table-cell>
          <table:table-cell office:value-type="float" office:value="0.03530261" calcext:value-type="float">
            <text:p>0.03530261</text:p>
          </table:table-cell>
          <table:table-cell office:value-type="float" office:value="0.02187294" calcext:value-type="float">
            <text:p>0.02187294</text:p>
          </table:table-cell>
          <table:table-cell office:value-type="float" office:value="0.02251714" calcext:value-type="float">
            <text:p>0.02251714</text:p>
          </table:table-cell>
          <table:table-cell office:value-type="float" office:value="0.0191251" calcext:value-type="float">
            <text:p>0.0191251</text:p>
          </table:table-cell>
          <table:table-cell office:value-type="float" office:value="0.01830654" calcext:value-type="float">
            <text:p>0.01830654</text:p>
          </table:table-cell>
          <table:table-cell office:value-type="float" office:value="0.01034316" calcext:value-type="float">
            <text:p>0.01034316</text:p>
          </table:table-cell>
          <table:table-cell office:value-type="float" office:value="0.008252261" calcext:value-type="float">
            <text:p>0.008252261</text:p>
          </table:table-cell>
          <table:table-cell office:value-type="float" office:value="0.01592538" calcext:value-type="float">
            <text:p>0.01592538</text:p>
          </table:table-cell>
          <table:table-cell office:value-type="float" office:value="0.0147915" calcext:value-type="float">
            <text:p>0.0147915</text:p>
          </table:table-cell>
          <table:table-cell office:value-type="float" office:value="0.01575172" calcext:value-type="float">
            <text:p>0.01575172</text:p>
          </table:table-cell>
          <table:table-cell office:value-type="float" office:value="0.01567663" calcext:value-type="float">
            <text:p>0.01567663</text:p>
          </table:table-cell>
          <table:table-cell office:value-type="float" office:value="0.01985249" calcext:value-type="float">
            <text:p>0.01985249</text:p>
          </table:table-cell>
          <table:table-cell office:value-type="float" office:value="0.004789332" calcext:value-type="float">
            <text:p>0.004789332</text:p>
          </table:table-cell>
          <table:table-cell office:value-type="float" office:value="0.003750841" calcext:value-type="float">
            <text:p>0.003750841</text:p>
          </table:table-cell>
          <table:table-cell office:value-type="float" office:value="0" calcext:value-type="float">
            <text:p>0</text:p>
          </table:table-cell>
          <table:table-cell office:value-type="float" office:value="0.04732719" calcext:value-type="float">
            <text:p>0.04732719</text:p>
          </table:table-cell>
          <table:table-cell office:value-type="float" office:value="0.02650173" calcext:value-type="float">
            <text:p>0.02650173</text:p>
          </table:table-cell>
          <table:table-cell office:value-type="float" office:value="0.02699015" calcext:value-type="float">
            <text:p>0.02699015</text:p>
          </table:table-cell>
          <table:table-cell office:value-type="float" office:value="0.02740907" calcext:value-type="float">
            <text:p>0.02740907</text:p>
          </table:table-cell>
          <table:table-cell office:value-type="float" office:value="0.02712877" calcext:value-type="float">
            <text:p>0.02712877</text:p>
          </table:table-cell>
          <table:table-cell office:value-type="float" office:value="0.017714" calcext:value-type="float">
            <text:p>0.017714</text:p>
          </table:table-cell>
          <table:table-cell office:value-type="float" office:value="0.01635765" calcext:value-type="float">
            <text:p>0.01635765</text:p>
          </table:table-cell>
          <table:table-cell office:value-type="float" office:value="0.7589632" calcext:value-type="float">
            <text:p>0.7589632</text:p>
          </table:table-cell>
          <table:table-cell office:value-type="float" office:value="1.288781" calcext:value-type="float">
            <text:p>1.288781</text:p>
          </table:table-cell>
          <table:table-cell office:value-type="float" office:value="4.859082" calcext:value-type="float">
            <text:p>4.859082</text:p>
          </table:table-cell>
          <table:table-cell office:value-type="float" office:value="0.6548041" calcext:value-type="float">
            <text:p>0.6548041</text:p>
          </table:table-cell>
          <table:table-cell office:value-type="float" office:value="0.04776393" calcext:value-type="float">
            <text:p>0.04776393</text:p>
          </table:table-cell>
          <table:table-cell office:value-type="float" office:value="0.3943202" calcext:value-type="float">
            <text:p>0.3943202</text:p>
          </table:table-cell>
          <table:table-cell office:value-type="float" office:value="0.3751101" calcext:value-type="float">
            <text:p>0.3751101</text:p>
          </table:table-cell>
          <table:table-cell office:value-type="float" office:value="0" calcext:value-type="float">
            <text:p>0</text:p>
          </table:table-cell>
          <table:table-cell office:value-type="float" office:value="-62.10283" calcext:value-type="float">
            <text:p>-62.10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02479" calcext:value-type="float">
            <text:p>-0.0075024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8.906825" calcext:value-type="float">
            <text:p>8.906825</text:p>
          </table:table-cell>
          <table:table-cell office:value-type="float" office:value="1074.572" calcext:value-type="float">
            <text:p>1074.572</text:p>
          </table:table-cell>
          <table:table-cell office:value-type="float" office:value="0" calcext:value-type="float">
            <text:p>0</text:p>
          </table:table-cell>
          <table:table-cell office:value-type="float" office:value="-43.68864" calcext:value-type="float">
            <text:p>-43.68864</text:p>
          </table:table-cell>
          <table:table-cell office:value-type="float" office:value="0.04472821" calcext:value-type="float">
            <text:p>0.04472821</text:p>
          </table:table-cell>
          <table:table-cell office:value-type="float" office:value="4.448781" calcext:value-type="float">
            <text:p>4.44878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2443" calcext:value-type="float">
            <text:p>5.232443</text:p>
          </table:table-cell>
          <table:table-cell office:value-type="float" office:value="-0.002772244" calcext:value-type="float">
            <text:p>-0.002772244</text:p>
          </table:table-cell>
          <table:table-cell office:value-type="float" office:value="-0.02034202" calcext:value-type="float">
            <text:p>-0.02034202</text:p>
          </table:table-cell>
          <table:table-cell office:value-type="float" office:value="0.001093406" calcext:value-type="float">
            <text:p>0.001093406</text:p>
          </table:table-cell>
          <table:table-cell office:value-type="float" office:value="7.983105" calcext:value-type="float">
            <text:p>7.983105</text:p>
          </table:table-cell>
          <table:table-cell office:value-type="float" office:value="0.03502259" calcext:value-type="float">
            <text:p>0.03502259</text:p>
          </table:table-cell>
          <table:table-cell office:value-type="float" office:value="0.02271836" calcext:value-type="float">
            <text:p>0.02271836</text:p>
          </table:table-cell>
          <table:table-cell office:value-type="float" office:value="0.02304452" calcext:value-type="float">
            <text:p>0.0230445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0.01828564" calcext:value-type="float">
            <text:p>0.01828564</text:p>
          </table:table-cell>
          <table:table-cell office:value-type="float" office:value="0.01028042" calcext:value-type="float">
            <text:p>0.01028042</text:p>
          </table:table-cell>
          <table:table-cell office:value-type="float" office:value="0.008168919" calcext:value-type="float">
            <text:p>0.008168919</text:p>
          </table:table-cell>
          <table:table-cell office:value-type="float" office:value="0.01599272" calcext:value-type="float">
            <text:p>0.01599272</text:p>
          </table:table-cell>
          <table:table-cell office:value-type="float" office:value="0.01476332" calcext:value-type="float">
            <text:p>0.01476332</text:p>
          </table:table-cell>
          <table:table-cell office:value-type="float" office:value="0.01576118" calcext:value-type="float">
            <text:p>0.01576118</text:p>
          </table:table-cell>
          <table:table-cell office:value-type="float" office:value="0.0157044" calcext:value-type="float">
            <text:p>0.0157044</text:p>
          </table:table-cell>
          <table:table-cell office:value-type="float" office:value="0.01991884" calcext:value-type="float">
            <text:p>0.01991884</text:p>
          </table:table-cell>
          <table:table-cell office:value-type="float" office:value="0.004802886" calcext:value-type="float">
            <text:p>0.004802886</text:p>
          </table:table-cell>
          <table:table-cell office:value-type="float" office:value="0.003732086" calcext:value-type="float">
            <text:p>0.003732086</text:p>
          </table:table-cell>
          <table:table-cell office:value-type="float" office:value="0" calcext:value-type="float">
            <text:p>0</text:p>
          </table:table-cell>
          <table:table-cell office:value-type="float" office:value="0.04816177" calcext:value-type="float">
            <text:p>0.04816177</text:p>
          </table:table-cell>
          <table:table-cell office:value-type="float" office:value="0.0258863" calcext:value-type="float">
            <text:p>0.0258863</text:p>
          </table:table-cell>
          <table:table-cell office:value-type="float" office:value="0.02670592" calcext:value-type="float">
            <text:p>0.02670592</text:p>
          </table:table-cell>
          <table:table-cell office:value-type="float" office:value="0.02723318" calcext:value-type="float">
            <text:p>0.02723318</text:p>
          </table:table-cell>
          <table:table-cell office:value-type="float" office:value="0.02685689" calcext:value-type="float">
            <text:p>0.02685689</text:p>
          </table:table-cell>
          <table:table-cell office:value-type="float" office:value="0.01751148" calcext:value-type="float">
            <text:p>0.01751148</text:p>
          </table:table-cell>
          <table:table-cell office:value-type="float" office:value="0.01610452" calcext:value-type="float">
            <text:p>0.01610452</text:p>
          </table:table-cell>
          <table:table-cell office:value-type="float" office:value="0.7296476" calcext:value-type="float">
            <text:p>0.7296476</text:p>
          </table:table-cell>
          <table:table-cell office:value-type="float" office:value="1.270378" calcext:value-type="float">
            <text:p>1.270378</text:p>
          </table:table-cell>
          <table:table-cell office:value-type="float" office:value="4.857341" calcext:value-type="float">
            <text:p>4.857341</text:p>
          </table:table-cell>
          <table:table-cell office:value-type="float" office:value="0.6543424" calcext:value-type="float">
            <text:p>0.6543424</text:p>
          </table:table-cell>
          <table:table-cell office:value-type="float" office:value="0.04814863" calcext:value-type="float">
            <text:p>0.04814863</text:p>
          </table:table-cell>
          <table:table-cell office:value-type="float" office:value="0.4021211" calcext:value-type="float">
            <text:p>0.4021211</text:p>
          </table:table-cell>
          <table:table-cell office:value-type="float" office:value="0.3671955" calcext:value-type="float">
            <text:p>0.3671955</text:p>
          </table:table-cell>
          <table:table-cell office:value-type="float" office:value="0" calcext:value-type="float">
            <text:p>0</text:p>
          </table:table-cell>
          <table:table-cell office:value-type="float" office:value="-61.85413" calcext:value-type="float">
            <text:p>-61.85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60282" calcext:value-type="float">
            <text:p>-0.0075602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8.91375" calcext:value-type="float">
            <text:p>8.91375</text:p>
          </table:table-cell>
          <table:table-cell office:value-type="float" office:value="1074.557" calcext:value-type="float">
            <text:p>1074.557</text:p>
          </table:table-cell>
          <table:table-cell office:value-type="float" office:value="0" calcext:value-type="float">
            <text:p>0</text:p>
          </table:table-cell>
          <table:table-cell office:value-type="float" office:value="-43.71539" calcext:value-type="float">
            <text:p>-43.71539</text:p>
          </table:table-cell>
          <table:table-cell office:value-type="float" office:value="0.04498503" calcext:value-type="float">
            <text:p>0.04498503</text:p>
          </table:table-cell>
          <table:table-cell office:value-type="float" office:value="4.428519" calcext:value-type="float">
            <text:p>4.42851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1584" calcext:value-type="float">
            <text:p>5.231584</text:p>
          </table:table-cell>
          <table:table-cell office:value-type="float" office:value="-0.002754421" calcext:value-type="float">
            <text:p>-0.002754421</text:p>
          </table:table-cell>
          <table:table-cell office:value-type="float" office:value="-0.0203351" calcext:value-type="float">
            <text:p>-0.0203351</text:p>
          </table:table-cell>
          <table:table-cell office:value-type="float" office:value="0.001164897" calcext:value-type="float">
            <text:p>0.001164897</text:p>
          </table:table-cell>
          <table:table-cell office:value-type="float" office:value="8.014178" calcext:value-type="float">
            <text:p>8.014178</text:p>
          </table:table-cell>
          <table:table-cell office:value-type="float" office:value="0.03601033" calcext:value-type="float">
            <text:p>0.03601033</text:p>
          </table:table-cell>
          <table:table-cell office:value-type="float" office:value="0.02457934" calcext:value-type="float">
            <text:p>0.02457934</text:p>
          </table:table-cell>
          <table:table-cell office:value-type="float" office:value="0.02437881" calcext:value-type="float">
            <text:p>0.02437881</text:p>
          </table:table-cell>
          <table:table-cell office:value-type="float" office:value="0.01948244" calcext:value-type="float">
            <text:p>0.01948244</text:p>
          </table:table-cell>
          <table:table-cell office:value-type="float" office:value="0.01844552" calcext:value-type="float">
            <text:p>0.01844552</text:p>
          </table:table-cell>
          <table:table-cell office:value-type="float" office:value="0.01025414" calcext:value-type="float">
            <text:p>0.01025414</text:p>
          </table:table-cell>
          <table:table-cell office:value-type="float" office:value="0.008091789" calcext:value-type="float">
            <text:p>0.008091789</text:p>
          </table:table-cell>
          <table:table-cell office:value-type="float" office:value="0.01605645" calcext:value-type="float">
            <text:p>0.01605645</text:p>
          </table:table-cell>
          <table:table-cell office:value-type="float" office:value="0.01474177" calcext:value-type="float">
            <text:p>0.01474177</text:p>
          </table:table-cell>
          <table:table-cell office:value-type="float" office:value="0.0157717" calcext:value-type="float">
            <text:p>0.0157717</text:p>
          </table:table-cell>
          <table:table-cell office:value-type="float" office:value="0.01573169" calcext:value-type="float">
            <text:p>0.01573169</text:p>
          </table:table-cell>
          <table:table-cell office:value-type="float" office:value="0.01998599" calcext:value-type="float">
            <text:p>0.01998599</text:p>
          </table:table-cell>
          <table:table-cell office:value-type="float" office:value="0.004793052" calcext:value-type="float">
            <text:p>0.004793052</text:p>
          </table:table-cell>
          <table:table-cell office:value-type="float" office:value="0.003736999" calcext:value-type="float">
            <text:p>0.003736999</text:p>
          </table:table-cell>
          <table:table-cell office:value-type="float" office:value="0" calcext:value-type="float">
            <text:p>0</text:p>
          </table:table-cell>
          <table:table-cell office:value-type="float" office:value="0.04977132" calcext:value-type="float">
            <text:p>0.04977132</text:p>
          </table:table-cell>
          <table:table-cell office:value-type="float" office:value="0.02434571" calcext:value-type="float">
            <text:p>0.02434571</text:p>
          </table:table-cell>
          <table:table-cell office:value-type="float" office:value="0.02547861" calcext:value-type="float">
            <text:p>0.02547861</text:p>
          </table:table-cell>
          <table:table-cell office:value-type="float" office:value="0.02722374" calcext:value-type="float">
            <text:p>0.02722374</text:p>
          </table:table-cell>
          <table:table-cell office:value-type="float" office:value="0.02671024" calcext:value-type="float">
            <text:p>0.02671024</text:p>
          </table:table-cell>
          <table:table-cell office:value-type="float" office:value="0.0173194" calcext:value-type="float">
            <text:p>0.0173194</text:p>
          </table:table-cell>
          <table:table-cell office:value-type="float" office:value="0.01584808" calcext:value-type="float">
            <text:p>0.01584808</text:p>
          </table:table-cell>
          <table:table-cell office:value-type="float" office:value="0.7004186" calcext:value-type="float">
            <text:p>0.7004186</text:p>
          </table:table-cell>
          <table:table-cell office:value-type="float" office:value="1.252523" calcext:value-type="float">
            <text:p>1.252523</text:p>
          </table:table-cell>
          <table:table-cell office:value-type="float" office:value="4.855614" calcext:value-type="float">
            <text:p>4.855614</text:p>
          </table:table-cell>
          <table:table-cell office:value-type="float" office:value="0.6538729" calcext:value-type="float">
            <text:p>0.6538729</text:p>
          </table:table-cell>
          <table:table-cell office:value-type="float" office:value="0.04840005" calcext:value-type="float">
            <text:p>0.04840005</text:p>
          </table:table-cell>
          <table:table-cell office:value-type="float" office:value="0.3980788" calcext:value-type="float">
            <text:p>0.3980788</text:p>
          </table:table-cell>
          <table:table-cell office:value-type="float" office:value="0.3714709" calcext:value-type="float">
            <text:p>0.3714709</text:p>
          </table:table-cell>
          <table:table-cell office:value-type="float" office:value="0" calcext:value-type="float">
            <text:p>0</text:p>
          </table:table-cell>
          <table:table-cell office:value-type="float" office:value="-61.58685" calcext:value-type="float">
            <text:p>-61.58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627427" calcext:value-type="float">
            <text:p>-0.007627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8.919408" calcext:value-type="float">
            <text:p>8.919408</text:p>
          </table:table-cell>
          <table:table-cell office:value-type="float" office:value="1074.54" calcext:value-type="float">
            <text:p>1074.54</text:p>
          </table:table-cell>
          <table:table-cell office:value-type="float" office:value="0" calcext:value-type="float">
            <text:p>0</text:p>
          </table:table-cell>
          <table:table-cell office:value-type="float" office:value="-43.74513" calcext:value-type="float">
            <text:p>-43.74513</text:p>
          </table:table-cell>
          <table:table-cell office:value-type="float" office:value="0.04535428" calcext:value-type="float">
            <text:p>0.04535428</text:p>
          </table:table-cell>
          <table:table-cell office:value-type="float" office:value="4.407951" calcext:value-type="float">
            <text:p>4.40795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772" calcext:value-type="float">
            <text:p>5.230772</text:p>
          </table:table-cell>
          <table:table-cell office:value-type="float" office:value="-0.002737995" calcext:value-type="float">
            <text:p>-0.002737995</text:p>
          </table:table-cell>
          <table:table-cell office:value-type="float" office:value="-0.02032816" calcext:value-type="float">
            <text:p>-0.02032816</text:p>
          </table:table-cell>
          <table:table-cell office:value-type="float" office:value="0.001240991" calcext:value-type="float">
            <text:p>0.001240991</text:p>
          </table:table-cell>
          <table:table-cell office:value-type="float" office:value="8.051086" calcext:value-type="float">
            <text:p>8.051086</text:p>
          </table:table-cell>
          <table:table-cell office:value-type="float" office:value="0.03833928" calcext:value-type="float">
            <text:p>0.03833928</text:p>
          </table:table-cell>
          <table:table-cell office:value-type="float" office:value="0.02728835" calcext:value-type="float">
            <text:p>0.02728835</text:p>
          </table:table-cell>
          <table:table-cell office:value-type="float" office:value="0.02640681" calcext:value-type="float">
            <text:p>0.02640681</text:p>
          </table:table-cell>
          <table:table-cell office:value-type="float" office:value="0.01996409" calcext:value-type="float">
            <text:p>0.01996409</text:p>
          </table:table-cell>
          <table:table-cell office:value-type="float" office:value="0.01874908" calcext:value-type="float">
            <text:p>0.01874908</text:p>
          </table:table-cell>
          <table:table-cell office:value-type="float" office:value="0.01025445" calcext:value-type="float">
            <text:p>0.01025445</text:p>
          </table:table-cell>
          <table:table-cell office:value-type="float" office:value="0.008017606" calcext:value-type="float">
            <text:p>0.008017606</text:p>
          </table:table-cell>
          <table:table-cell office:value-type="float" office:value="0.01612098" calcext:value-type="float">
            <text:p>0.01612098</text:p>
          </table:table-cell>
          <table:table-cell office:value-type="float" office:value="0.01472556" calcext:value-type="float">
            <text:p>0.01472556</text:p>
          </table:table-cell>
          <table:table-cell office:value-type="float" office:value="0.01578302" calcext:value-type="float">
            <text:p>0.01578302</text:p>
          </table:table-cell>
          <table:table-cell office:value-type="float" office:value="0.01575863" calcext:value-type="float">
            <text:p>0.01575863</text:p>
          </table:table-cell>
          <table:table-cell office:value-type="float" office:value="0.02005273" calcext:value-type="float">
            <text:p>0.02005273</text:p>
          </table:table-cell>
          <table:table-cell office:value-type="float" office:value="0.004785002" calcext:value-type="float">
            <text:p>0.004785002</text:p>
          </table:table-cell>
          <table:table-cell office:value-type="float" office:value="0.003740271" calcext:value-type="float">
            <text:p>0.003740271</text:p>
          </table:table-cell>
          <table:table-cell office:value-type="float" office:value="0" calcext:value-type="float">
            <text:p>0</text:p>
          </table:table-cell>
          <table:table-cell office:value-type="float" office:value="0.05093741" calcext:value-type="float">
            <text:p>0.05093741</text:p>
          </table:table-cell>
          <table:table-cell office:value-type="float" office:value="0.02237667" calcext:value-type="float">
            <text:p>0.02237667</text:p>
          </table:table-cell>
          <table:table-cell office:value-type="float" office:value="0.02353668" calcext:value-type="float">
            <text:p>0.02353668</text:p>
          </table:table-cell>
          <table:table-cell office:value-type="float" office:value="0.02735165" calcext:value-type="float">
            <text:p>0.02735165</text:p>
          </table:table-cell>
          <table:table-cell office:value-type="float" office:value="0.02667239" calcext:value-type="float">
            <text:p>0.02667239</text:p>
          </table:table-cell>
          <table:table-cell office:value-type="float" office:value="0.01713495" calcext:value-type="float">
            <text:p>0.01713495</text:p>
          </table:table-cell>
          <table:table-cell office:value-type="float" office:value="0.01557976" calcext:value-type="float">
            <text:p>0.01557976</text:p>
          </table:table-cell>
          <table:table-cell office:value-type="float" office:value="0.6702019" calcext:value-type="float">
            <text:p>0.6702019</text:p>
          </table:table-cell>
          <table:table-cell office:value-type="float" office:value="1.234929" calcext:value-type="float">
            <text:p>1.234929</text:p>
          </table:table-cell>
          <table:table-cell office:value-type="float" office:value="4.853914" calcext:value-type="float">
            <text:p>4.853914</text:p>
          </table:table-cell>
          <table:table-cell office:value-type="float" office:value="0.6533971" calcext:value-type="float">
            <text:p>0.6533971</text:p>
          </table:table-cell>
          <table:table-cell office:value-type="float" office:value="0.04846245" calcext:value-type="float">
            <text:p>0.04846245</text:p>
          </table:table-cell>
          <table:table-cell office:value-type="float" office:value="0.3948857" calcext:value-type="float">
            <text:p>0.3948857</text:p>
          </table:table-cell>
          <table:table-cell office:value-type="float" office:value="0.3750132" calcext:value-type="float">
            <text:p>0.3750132</text:p>
          </table:table-cell>
          <table:table-cell office:value-type="float" office:value="0" calcext:value-type="float">
            <text:p>0</text:p>
          </table:table-cell>
          <table:table-cell office:value-type="float" office:value="-61.25073" calcext:value-type="float">
            <text:p>-61.25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706165" calcext:value-type="float">
            <text:p>-0.0077061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8.92434" calcext:value-type="float">
            <text:p>8.92434</text:p>
          </table:table-cell>
          <table:table-cell office:value-type="float" office:value="1074.521" calcext:value-type="float">
            <text:p>1074.521</text:p>
          </table:table-cell>
          <table:table-cell office:value-type="float" office:value="0" calcext:value-type="float">
            <text:p>0</text:p>
          </table:table-cell>
          <table:table-cell office:value-type="float" office:value="-43.77743" calcext:value-type="float">
            <text:p>-43.77743</text:p>
          </table:table-cell>
          <table:table-cell office:value-type="float" office:value="0.04565205" calcext:value-type="float">
            <text:p>0.04565205</text:p>
          </table:table-cell>
          <table:table-cell office:value-type="float" office:value="4.386298" calcext:value-type="float">
            <text:p>4.38629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593" calcext:value-type="float">
            <text:p>5.230593</text:p>
          </table:table-cell>
          <table:table-cell office:value-type="float" office:value="-0.00271965" calcext:value-type="float">
            <text:p>-0.00271965</text:p>
          </table:table-cell>
          <table:table-cell office:value-type="float" office:value="-0.02032109" calcext:value-type="float">
            <text:p>-0.02032109</text:p>
          </table:table-cell>
          <table:table-cell office:value-type="float" office:value="0.001318273" calcext:value-type="float">
            <text:p>0.001318273</text:p>
          </table:table-cell>
          <table:table-cell office:value-type="float" office:value="8.090615" calcext:value-type="float">
            <text:p>8.090615</text:p>
          </table:table-cell>
          <table:table-cell office:value-type="float" office:value="0.03991602" calcext:value-type="float">
            <text:p>0.03991602</text:p>
          </table:table-cell>
          <table:table-cell office:value-type="float" office:value="0.0289402" calcext:value-type="float">
            <text:p>0.0289402</text:p>
          </table:table-cell>
          <table:table-cell office:value-type="float" office:value="0.02784923" calcext:value-type="float">
            <text:p>0.02784923</text:p>
          </table:table-cell>
          <table:table-cell office:value-type="float" office:value="0.02035248" calcext:value-type="float">
            <text:p>0.02035248</text:p>
          </table:table-cell>
          <table:table-cell office:value-type="float" office:value="0.01899585" calcext:value-type="float">
            <text:p>0.01899585</text:p>
          </table:table-cell>
          <table:table-cell office:value-type="float" office:value="0.01025588" calcext:value-type="float">
            <text:p>0.01025588</text:p>
          </table:table-cell>
          <table:table-cell office:value-type="float" office:value="0.007945504" calcext:value-type="float">
            <text:p>0.007945504</text:p>
          </table:table-cell>
          <table:table-cell office:value-type="float" office:value="0.01619022" calcext:value-type="float">
            <text:p>0.01619022</text:p>
          </table:table-cell>
          <table:table-cell office:value-type="float" office:value="0.01471379" calcext:value-type="float">
            <text:p>0.01471379</text:p>
          </table:table-cell>
          <table:table-cell office:value-type="float" office:value="0.01579503" calcext:value-type="float">
            <text:p>0.01579503</text:p>
          </table:table-cell>
          <table:table-cell office:value-type="float" office:value="0.01578525" calcext:value-type="float">
            <text:p>0.01578525</text:p>
          </table:table-cell>
          <table:table-cell office:value-type="float" office:value="0.02011857" calcext:value-type="float">
            <text:p>0.02011857</text:p>
          </table:table-cell>
          <table:table-cell office:value-type="float" office:value="0.004780195" calcext:value-type="float">
            <text:p>0.004780195</text:p>
          </table:table-cell>
          <table:table-cell office:value-type="float" office:value="0.003740404" calcext:value-type="float">
            <text:p>0.003740404</text:p>
          </table:table-cell>
          <table:table-cell office:value-type="float" office:value="0" calcext:value-type="float">
            <text:p>0</text:p>
          </table:table-cell>
          <table:table-cell office:value-type="float" office:value="0.05100868" calcext:value-type="float">
            <text:p>0.05100868</text:p>
          </table:table-cell>
          <table:table-cell office:value-type="float" office:value="0.02111004" calcext:value-type="float">
            <text:p>0.02111004</text:p>
          </table:table-cell>
          <table:table-cell office:value-type="float" office:value="0.0220598" calcext:value-type="float">
            <text:p>0.0220598</text:p>
          </table:table-cell>
          <table:table-cell office:value-type="float" office:value="0.02738462" calcext:value-type="float">
            <text:p>0.02738462</text:p>
          </table:table-cell>
          <table:table-cell office:value-type="float" office:value="0.02658813" calcext:value-type="float">
            <text:p>0.02658813</text:p>
          </table:table-cell>
          <table:table-cell office:value-type="float" office:value="0.01695237" calcext:value-type="float">
            <text:p>0.01695237</text:p>
          </table:table-cell>
          <table:table-cell office:value-type="float" office:value="0.01531096" calcext:value-type="float">
            <text:p>0.01531096</text:p>
          </table:table-cell>
          <table:table-cell office:value-type="float" office:value="0.6385789" calcext:value-type="float">
            <text:p>0.6385789</text:p>
          </table:table-cell>
          <table:table-cell office:value-type="float" office:value="1.217311" calcext:value-type="float">
            <text:p>1.217311</text:p>
          </table:table-cell>
          <table:table-cell office:value-type="float" office:value="4.852225" calcext:value-type="float">
            <text:p>4.852225</text:p>
          </table:table-cell>
          <table:table-cell office:value-type="float" office:value="0.6529162" calcext:value-type="float">
            <text:p>0.6529162</text:p>
          </table:table-cell>
          <table:table-cell office:value-type="float" office:value="0.04844355" calcext:value-type="float">
            <text:p>0.04844355</text:p>
          </table:table-cell>
          <table:table-cell office:value-type="float" office:value="0.3931974" calcext:value-type="float">
            <text:p>0.3931974</text:p>
          </table:table-cell>
          <table:table-cell office:value-type="float" office:value="0.3760767" calcext:value-type="float">
            <text:p>0.3760767</text:p>
          </table:table-cell>
          <table:table-cell office:value-type="float" office:value="0" calcext:value-type="float">
            <text:p>0</text:p>
          </table:table-cell>
          <table:table-cell office:value-type="float" office:value="-60.80949" calcext:value-type="float">
            <text:p>-60.8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790003" calcext:value-type="float">
            <text:p>-0.0077900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8.928734" calcext:value-type="float">
            <text:p>8.928734</text:p>
          </table:table-cell>
          <table:table-cell office:value-type="float" office:value="1074.502" calcext:value-type="float">
            <text:p>1074.502</text:p>
          </table:table-cell>
          <table:table-cell office:value-type="float" office:value="0" calcext:value-type="float">
            <text:p>0</text:p>
          </table:table-cell>
          <table:table-cell office:value-type="float" office:value="-43.81143" calcext:value-type="float">
            <text:p>-43.81143</text:p>
          </table:table-cell>
          <table:table-cell office:value-type="float" office:value="0.04590351" calcext:value-type="float">
            <text:p>0.04590351</text:p>
          </table:table-cell>
          <table:table-cell office:value-type="float" office:value="4.364046" calcext:value-type="float">
            <text:p>4.36404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593" calcext:value-type="float">
            <text:p>5.230593</text:p>
          </table:table-cell>
          <table:table-cell office:value-type="float" office:value="-0.002700732" calcext:value-type="float">
            <text:p>-0.002700732</text:p>
          </table:table-cell>
          <table:table-cell office:value-type="float" office:value="-0.02031385" calcext:value-type="float">
            <text:p>-0.02031385</text:p>
          </table:table-cell>
          <table:table-cell office:value-type="float" office:value="0.001391581" calcext:value-type="float">
            <text:p>0.001391581</text:p>
          </table:table-cell>
          <table:table-cell office:value-type="float" office:value="8.131199" calcext:value-type="float">
            <text:p>8.131199</text:p>
          </table:table-cell>
          <table:table-cell office:value-type="float" office:value="0.04107147" calcext:value-type="float">
            <text:p>0.04107147</text:p>
          </table:table-cell>
          <table:table-cell office:value-type="float" office:value="0.02998882" calcext:value-type="float">
            <text:p>0.02998882</text:p>
          </table:table-cell>
          <table:table-cell office:value-type="float" office:value="0.02891517" calcext:value-type="float">
            <text:p>0.02891517</text:p>
          </table:table-cell>
          <table:table-cell office:value-type="float" office:value="0.02064468" calcext:value-type="float">
            <text:p>0.02064468</text:p>
          </table:table-cell>
          <table:table-cell office:value-type="float" office:value="0.01917342" calcext:value-type="float">
            <text:p>0.01917342</text:p>
          </table:table-cell>
          <table:table-cell office:value-type="float" office:value="0.01023695" calcext:value-type="float">
            <text:p>0.01023695</text:p>
          </table:table-cell>
          <table:table-cell office:value-type="float" office:value="0.007869" calcext:value-type="float">
            <text:p>0.007869</text:p>
          </table:table-cell>
          <table:table-cell office:value-type="float" office:value="0.01626574" calcext:value-type="float">
            <text:p>0.01626574</text:p>
          </table:table-cell>
          <table:table-cell office:value-type="float" office:value="0.01470615" calcext:value-type="float">
            <text:p>0.01470615</text:p>
          </table:table-cell>
          <table:table-cell office:value-type="float" office:value="0.01580764" calcext:value-type="float">
            <text:p>0.01580764</text:p>
          </table:table-cell>
          <table:table-cell office:value-type="float" office:value="0.01581164" calcext:value-type="float">
            <text:p>0.01581164</text:p>
          </table:table-cell>
          <table:table-cell office:value-type="float" office:value="0.02018345" calcext:value-type="float">
            <text:p>0.02018345</text:p>
          </table:table-cell>
          <table:table-cell office:value-type="float" office:value="0.004777143" calcext:value-type="float">
            <text:p>0.004777143</text:p>
          </table:table-cell>
          <table:table-cell office:value-type="float" office:value="0.003738847" calcext:value-type="float">
            <text:p>0.003738847</text:p>
          </table:table-cell>
          <table:table-cell office:value-type="float" office:value="0" calcext:value-type="float">
            <text:p>0</text:p>
          </table:table-cell>
          <table:table-cell office:value-type="float" office:value="0.05048416" calcext:value-type="float">
            <text:p>0.05048416</text:p>
          </table:table-cell>
          <table:table-cell office:value-type="float" office:value="0.02031215" calcext:value-type="float">
            <text:p>0.02031215</text:p>
          </table:table-cell>
          <table:table-cell office:value-type="float" office:value="0.02116004" calcext:value-type="float">
            <text:p>0.02116004</text:p>
          </table:table-cell>
          <table:table-cell office:value-type="float" office:value="0.02731439" calcext:value-type="float">
            <text:p>0.02731439</text:p>
          </table:table-cell>
          <table:table-cell office:value-type="float" office:value="0.02642908" calcext:value-type="float">
            <text:p>0.02642908</text:p>
          </table:table-cell>
          <table:table-cell office:value-type="float" office:value="0.01675928" calcext:value-type="float">
            <text:p>0.01675928</text:p>
          </table:table-cell>
          <table:table-cell office:value-type="float" office:value="0.01504686" calcext:value-type="float">
            <text:p>0.01504686</text:p>
          </table:table-cell>
          <table:table-cell office:value-type="float" office:value="0.6058073" calcext:value-type="float">
            <text:p>0.6058073</text:p>
          </table:table-cell>
          <table:table-cell office:value-type="float" office:value="1.199506" calcext:value-type="float">
            <text:p>1.199506</text:p>
          </table:table-cell>
          <table:table-cell office:value-type="float" office:value="4.850567" calcext:value-type="float">
            <text:p>4.850567</text:p>
          </table:table-cell>
          <table:table-cell office:value-type="float" office:value="0.6524328" calcext:value-type="float">
            <text:p>0.6524328</text:p>
          </table:table-cell>
          <table:table-cell office:value-type="float" office:value="0.04841704" calcext:value-type="float">
            <text:p>0.04841704</text:p>
          </table:table-cell>
          <table:table-cell office:value-type="float" office:value="0.3923058" calcext:value-type="float">
            <text:p>0.3923058</text:p>
          </table:table-cell>
          <table:table-cell office:value-type="float" office:value="0.3760937" calcext:value-type="float">
            <text:p>0.3760937</text:p>
          </table:table-cell>
          <table:table-cell office:value-type="float" office:value="0" calcext:value-type="float">
            <text:p>0</text:p>
          </table:table-cell>
          <table:table-cell office:value-type="float" office:value="-60.29787" calcext:value-type="float">
            <text:p>-60.29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76452" calcext:value-type="float">
            <text:p>-0.0078764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8.934825" calcext:value-type="float">
            <text:p>8.934825</text:p>
          </table:table-cell>
          <table:table-cell office:value-type="float" office:value="1074.484" calcext:value-type="float">
            <text:p>1074.484</text:p>
          </table:table-cell>
          <table:table-cell office:value-type="float" office:value="0" calcext:value-type="float">
            <text:p>0</text:p>
          </table:table-cell>
          <table:table-cell office:value-type="float" office:value="-43.84269" calcext:value-type="float">
            <text:p>-43.84269</text:p>
          </table:table-cell>
          <table:table-cell office:value-type="float" office:value="0.0456107" calcext:value-type="float">
            <text:p>0.0456107</text:p>
          </table:table-cell>
          <table:table-cell office:value-type="float" office:value="4.341667" calcext:value-type="float">
            <text:p>4.34166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593" calcext:value-type="float">
            <text:p>5.230593</text:p>
          </table:table-cell>
          <table:table-cell office:value-type="float" office:value="-0.00267194" calcext:value-type="float">
            <text:p>-0.00267194</text:p>
          </table:table-cell>
          <table:table-cell office:value-type="float" office:value="-0.02030617" calcext:value-type="float">
            <text:p>-0.02030617</text:p>
          </table:table-cell>
          <table:table-cell office:value-type="float" office:value="0.00145707" calcext:value-type="float">
            <text:p>0.00145707</text:p>
          </table:table-cell>
          <table:table-cell office:value-type="float" office:value="8.161604" calcext:value-type="float">
            <text:p>8.161604</text:p>
          </table:table-cell>
          <table:table-cell office:value-type="float" office:value="0.0385615" calcext:value-type="float">
            <text:p>0.0385615</text:p>
          </table:table-cell>
          <table:table-cell office:value-type="float" office:value="0.02574717" calcext:value-type="float">
            <text:p>0.02574717</text:p>
          </table:table-cell>
          <table:table-cell office:value-type="float" office:value="0.02596068" calcext:value-type="float">
            <text:p>0.02596068</text:p>
          </table:table-cell>
          <table:table-cell office:value-type="float" office:value="0.01983191" calcext:value-type="float">
            <text:p>0.01983191</text:p>
          </table:table-cell>
          <table:table-cell office:value-type="float" office:value="0.01866683" calcext:value-type="float">
            <text:p>0.01866683</text:p>
          </table:table-cell>
          <table:table-cell office:value-type="float" office:value="0.0101241" calcext:value-type="float">
            <text:p>0.0101241</text:p>
          </table:table-cell>
          <table:table-cell office:value-type="float" office:value="0.007775523" calcext:value-type="float">
            <text:p>0.007775523</text:p>
          </table:table-cell>
          <table:table-cell office:value-type="float" office:value="0.01634274" calcext:value-type="float">
            <text:p>0.01634274</text:p>
          </table:table-cell>
          <table:table-cell office:value-type="float" office:value="0.01470234" calcext:value-type="float">
            <text:p>0.01470234</text:p>
          </table:table-cell>
          <table:table-cell office:value-type="float" office:value="0.01582089" calcext:value-type="float">
            <text:p>0.01582089</text:p>
          </table:table-cell>
          <table:table-cell office:value-type="float" office:value="0.01583801" calcext:value-type="float">
            <text:p>0.01583801</text:p>
          </table:table-cell>
          <table:table-cell office:value-type="float" office:value="0.02024745" calcext:value-type="float">
            <text:p>0.02024745</text:p>
          </table:table-cell>
          <table:table-cell office:value-type="float" office:value="0.004774134" calcext:value-type="float">
            <text:p>0.004774134</text:p>
          </table:table-cell>
          <table:table-cell office:value-type="float" office:value="0.003737295" calcext:value-type="float">
            <text:p>0.003737295</text:p>
          </table:table-cell>
          <table:table-cell office:value-type="float" office:value="0" calcext:value-type="float">
            <text:p>0</text:p>
          </table:table-cell>
          <table:table-cell office:value-type="float" office:value="0.04895989" calcext:value-type="float">
            <text:p>0.04895989</text:p>
          </table:table-cell>
          <table:table-cell office:value-type="float" office:value="0.02233996" calcext:value-type="float">
            <text:p>0.02233996</text:p>
          </table:table-cell>
          <table:table-cell office:value-type="float" office:value="0.02248739" calcext:value-type="float">
            <text:p>0.02248739</text:p>
          </table:table-cell>
          <table:table-cell office:value-type="float" office:value="0.02637981" calcext:value-type="float">
            <text:p>0.02637981</text:p>
          </table:table-cell>
          <table:table-cell office:value-type="float" office:value="0.02576065" calcext:value-type="float">
            <text:p>0.02576065</text:p>
          </table:table-cell>
          <table:table-cell office:value-type="float" office:value="0.01653074" calcext:value-type="float">
            <text:p>0.01653074</text:p>
          </table:table-cell>
          <table:table-cell office:value-type="float" office:value="0.01479132" calcext:value-type="float">
            <text:p>0.01479132</text:p>
          </table:table-cell>
          <table:table-cell office:value-type="float" office:value="0.5724463" calcext:value-type="float">
            <text:p>0.5724463</text:p>
          </table:table-cell>
          <table:table-cell office:value-type="float" office:value="1.181505" calcext:value-type="float">
            <text:p>1.181505</text:p>
          </table:table-cell>
          <table:table-cell office:value-type="float" office:value="4.848913" calcext:value-type="float">
            <text:p>4.848913</text:p>
          </table:table-cell>
          <table:table-cell office:value-type="float" office:value="0.6519455" calcext:value-type="float">
            <text:p>0.6519455</text:p>
          </table:table-cell>
          <table:table-cell office:value-type="float" office:value="0.0484078" calcext:value-type="float">
            <text:p>0.0484078</text:p>
          </table:table-cell>
          <table:table-cell office:value-type="float" office:value="0.3914527" calcext:value-type="float">
            <text:p>0.3914527</text:p>
          </table:table-cell>
          <table:table-cell office:value-type="float" office:value="0.3761107" calcext:value-type="float">
            <text:p>0.3761107</text:p>
          </table:table-cell>
          <table:table-cell office:value-type="float" office:value="0" calcext:value-type="float">
            <text:p>0</text:p>
          </table:table-cell>
          <table:table-cell office:value-type="float" office:value="-59.76989" calcext:value-type="float">
            <text:p>-59.76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45525" calcext:value-type="float">
            <text:p>-0.0079455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8.940684" calcext:value-type="float">
            <text:p>8.940684</text:p>
          </table:table-cell>
          <table:table-cell office:value-type="float" office:value="1074.469" calcext:value-type="float">
            <text:p>1074.469</text:p>
          </table:table-cell>
          <table:table-cell office:value-type="float" office:value="0" calcext:value-type="float">
            <text:p>0</text:p>
          </table:table-cell>
          <table:table-cell office:value-type="float" office:value="-43.87193" calcext:value-type="float">
            <text:p>-43.87193</text:p>
          </table:table-cell>
          <table:table-cell office:value-type="float" office:value="0.04559607" calcext:value-type="float">
            <text:p>0.04559607</text:p>
          </table:table-cell>
          <table:table-cell office:value-type="float" office:value="4.319835" calcext:value-type="float">
            <text:p>4.31983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593" calcext:value-type="float">
            <text:p>5.230593</text:p>
          </table:table-cell>
          <table:table-cell office:value-type="float" office:value="-0.002649535" calcext:value-type="float">
            <text:p>-0.002649535</text:p>
          </table:table-cell>
          <table:table-cell office:value-type="float" office:value="-0.0202984" calcext:value-type="float">
            <text:p>-0.0202984</text:p>
          </table:table-cell>
          <table:table-cell office:value-type="float" office:value="0.001509605" calcext:value-type="float">
            <text:p>0.001509605</text:p>
          </table:table-cell>
          <table:table-cell office:value-type="float" office:value="8.19026" calcext:value-type="float">
            <text:p>8.19026</text:p>
          </table:table-cell>
          <table:table-cell office:value-type="float" office:value="0.03811572" calcext:value-type="float">
            <text:p>0.03811572</text:p>
          </table:table-cell>
          <table:table-cell office:value-type="float" office:value="0.02491627" calcext:value-type="float">
            <text:p>0.02491627</text:p>
          </table:table-cell>
          <table:table-cell office:value-type="float" office:value="0.02517376" calcext:value-type="float">
            <text:p>0.02517376</text:p>
          </table:table-cell>
          <table:table-cell office:value-type="float" office:value="0.01944076" calcext:value-type="float">
            <text:p>0.01944076</text:p>
          </table:table-cell>
          <table:table-cell office:value-type="float" office:value="0.01830112" calcext:value-type="float">
            <text:p>0.01830112</text:p>
          </table:table-cell>
          <table:table-cell office:value-type="float" office:value="0.009982366" calcext:value-type="float">
            <text:p>0.009982366</text:p>
          </table:table-cell>
          <table:table-cell office:value-type="float" office:value="0.007669674" calcext:value-type="float">
            <text:p>0.007669674</text:p>
          </table:table-cell>
          <table:table-cell office:value-type="float" office:value="0.01641367" calcext:value-type="float">
            <text:p>0.01641367</text:p>
          </table:table-cell>
          <table:table-cell office:value-type="float" office:value="0.01470276" calcext:value-type="float">
            <text:p>0.01470276</text:p>
          </table:table-cell>
          <table:table-cell office:value-type="float" office:value="0.01583484" calcext:value-type="float">
            <text:p>0.01583484</text:p>
          </table:table-cell>
          <table:table-cell office:value-type="float" office:value="0.01586587" calcext:value-type="float">
            <text:p>0.01586587</text:p>
          </table:table-cell>
          <table:table-cell office:value-type="float" office:value="0.02030966" calcext:value-type="float">
            <text:p>0.02030966</text:p>
          </table:table-cell>
          <table:table-cell office:value-type="float" office:value="0.004771166" calcext:value-type="float">
            <text:p>0.004771166</text:p>
          </table:table-cell>
          <table:table-cell office:value-type="float" office:value="0.003735755" calcext:value-type="float">
            <text:p>0.003735755</text:p>
          </table:table-cell>
          <table:table-cell office:value-type="float" office:value="0" calcext:value-type="float">
            <text:p>0</text:p>
          </table:table-cell>
          <table:table-cell office:value-type="float" office:value="0.04887427" calcext:value-type="float">
            <text:p>0.04887427</text:p>
          </table:table-cell>
          <table:table-cell office:value-type="float" office:value="0.02268673" calcext:value-type="float">
            <text:p>0.02268673</text:p>
          </table:table-cell>
          <table:table-cell office:value-type="float" office:value="0.02318864" calcext:value-type="float">
            <text:p>0.02318864</text:p>
          </table:table-cell>
          <table:table-cell office:value-type="float" office:value="0.02579274" calcext:value-type="float">
            <text:p>0.02579274</text:p>
          </table:table-cell>
          <table:table-cell office:value-type="float" office:value="0.02520063" calcext:value-type="float">
            <text:p>0.02520063</text:p>
          </table:table-cell>
          <table:table-cell office:value-type="float" office:value="0.01627431" calcext:value-type="float">
            <text:p>0.01627431</text:p>
          </table:table-cell>
          <table:table-cell office:value-type="float" office:value="0.0145499" calcext:value-type="float">
            <text:p>0.0145499</text:p>
          </table:table-cell>
          <table:table-cell office:value-type="float" office:value="0.5405773" calcext:value-type="float">
            <text:p>0.5405773</text:p>
          </table:table-cell>
          <table:table-cell office:value-type="float" office:value="1.163568" calcext:value-type="float">
            <text:p>1.163568</text:p>
          </table:table-cell>
          <table:table-cell office:value-type="float" office:value="4.847281" calcext:value-type="float">
            <text:p>4.847281</text:p>
          </table:table-cell>
          <table:table-cell office:value-type="float" office:value="0.6514722" calcext:value-type="float">
            <text:p>0.6514722</text:p>
          </table:table-cell>
          <table:table-cell office:value-type="float" office:value="0.04840071" calcext:value-type="float">
            <text:p>0.04840071</text:p>
          </table:table-cell>
          <table:table-cell office:value-type="float" office:value="0.3906347" calcext:value-type="float">
            <text:p>0.3906347</text:p>
          </table:table-cell>
          <table:table-cell office:value-type="float" office:value="0.3761277" calcext:value-type="float">
            <text:p>0.3761277</text:p>
          </table:table-cell>
          <table:table-cell office:value-type="float" office:value="0" calcext:value-type="float">
            <text:p>0</text:p>
          </table:table-cell>
          <table:table-cell office:value-type="float" office:value="-59.36098" calcext:value-type="float">
            <text:p>-59.36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012562" calcext:value-type="float">
            <text:p>-0.0080125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8.945992" calcext:value-type="float">
            <text:p>8.945992</text:p>
          </table:table-cell>
          <table:table-cell office:value-type="float" office:value="1074.453" calcext:value-type="float">
            <text:p>1074.453</text:p>
          </table:table-cell>
          <table:table-cell office:value-type="float" office:value="0" calcext:value-type="float">
            <text:p>0</text:p>
          </table:table-cell>
          <table:table-cell office:value-type="float" office:value="-43.90104" calcext:value-type="float">
            <text:p>-43.90104</text:p>
          </table:table-cell>
          <table:table-cell office:value-type="float" office:value="0.04567653" calcext:value-type="float">
            <text:p>0.04567653</text:p>
          </table:table-cell>
          <table:table-cell office:value-type="float" office:value="4.29869" calcext:value-type="float">
            <text:p>4.2986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30564" calcext:value-type="float">
            <text:p>5.230564</text:p>
          </table:table-cell>
          <table:table-cell office:value-type="float" office:value="-0.00262964" calcext:value-type="float">
            <text:p>-0.00262964</text:p>
          </table:table-cell>
          <table:table-cell office:value-type="float" office:value="-0.02029044" calcext:value-type="float">
            <text:p>-0.02029044</text:p>
          </table:table-cell>
          <table:table-cell office:value-type="float" office:value="0.00155979" calcext:value-type="float">
            <text:p>0.00155979</text:p>
          </table:table-cell>
          <table:table-cell office:value-type="float" office:value="8.220672" calcext:value-type="float">
            <text:p>8.220672</text:p>
          </table:table-cell>
          <table:table-cell office:value-type="float" office:value="0.03814683" calcext:value-type="float">
            <text:p>0.03814683</text:p>
          </table:table-cell>
          <table:table-cell office:value-type="float" office:value="0.02491143" calcext:value-type="float">
            <text:p>0.02491143</text:p>
          </table:table-cell>
          <table:table-cell office:value-type="float" office:value="0.02504987" calcext:value-type="float">
            <text:p>0.02504987</text:p>
          </table:table-cell>
          <table:table-cell office:value-type="float" office:value="0.01925789" calcext:value-type="float">
            <text:p>0.01925789</text:p>
          </table:table-cell>
          <table:table-cell office:value-type="float" office:value="0.01810767" calcext:value-type="float">
            <text:p>0.01810767</text:p>
          </table:table-cell>
          <table:table-cell office:value-type="float" office:value="0.009878781" calcext:value-type="float">
            <text:p>0.009878781</text:p>
          </table:table-cell>
          <table:table-cell office:value-type="float" office:value="0.007580828" calcext:value-type="float">
            <text:p>0.007580828</text:p>
          </table:table-cell>
          <table:table-cell office:value-type="float" office:value="0.01648592" calcext:value-type="float">
            <text:p>0.01648592</text:p>
          </table:table-cell>
          <table:table-cell office:value-type="float" office:value="0.01470651" calcext:value-type="float">
            <text:p>0.01470651</text:p>
          </table:table-cell>
          <table:table-cell office:value-type="float" office:value="0.01584935" calcext:value-type="float">
            <text:p>0.01584935</text:p>
          </table:table-cell>
          <table:table-cell office:value-type="float" office:value="0.01589455" calcext:value-type="float">
            <text:p>0.01589455</text:p>
          </table:table-cell>
          <table:table-cell office:value-type="float" office:value="0.02037055" calcext:value-type="float">
            <text:p>0.02037055</text:p>
          </table:table-cell>
          <table:table-cell office:value-type="float" office:value="0.0047785" calcext:value-type="float">
            <text:p>0.0047785</text:p>
          </table:table-cell>
          <table:table-cell office:value-type="float" office:value="0.003723949" calcext:value-type="float">
            <text:p>0.003723949</text:p>
          </table:table-cell>
          <table:table-cell office:value-type="float" office:value="0" calcext:value-type="float">
            <text:p>0</text:p>
          </table:table-cell>
          <table:table-cell office:value-type="float" office:value="0.04916056" calcext:value-type="float">
            <text:p>0.04916056</text:p>
          </table:table-cell>
          <table:table-cell office:value-type="float" office:value="0.02219684" calcext:value-type="float">
            <text:p>0.02219684</text:p>
          </table:table-cell>
          <table:table-cell office:value-type="float" office:value="0.02291612" calcext:value-type="float">
            <text:p>0.02291612</text:p>
          </table:table-cell>
          <table:table-cell office:value-type="float" office:value="0.02543642" calcext:value-type="float">
            <text:p>0.02543642</text:p>
          </table:table-cell>
          <table:table-cell office:value-type="float" office:value="0.02481932" calcext:value-type="float">
            <text:p>0.02481932</text:p>
          </table:table-cell>
          <table:table-cell office:value-type="float" office:value="0.01605134" calcext:value-type="float">
            <text:p>0.01605134</text:p>
          </table:table-cell>
          <table:table-cell office:value-type="float" office:value="0.01433864" calcext:value-type="float">
            <text:p>0.01433864</text:p>
          </table:table-cell>
          <table:table-cell office:value-type="float" office:value="0.5102792" calcext:value-type="float">
            <text:p>0.5102792</text:p>
          </table:table-cell>
          <table:table-cell office:value-type="float" office:value="1.146168" calcext:value-type="float">
            <text:p>1.146168</text:p>
          </table:table-cell>
          <table:table-cell office:value-type="float" office:value="4.845419" calcext:value-type="float">
            <text:p>4.845419</text:p>
          </table:table-cell>
          <table:table-cell office:value-type="float" office:value="0.6510013" calcext:value-type="float">
            <text:p>0.6510013</text:p>
          </table:table-cell>
          <table:table-cell office:value-type="float" office:value="0.0484186" calcext:value-type="float">
            <text:p>0.0484186</text:p>
          </table:table-cell>
          <table:table-cell office:value-type="float" office:value="0.3951673" calcext:value-type="float">
            <text:p>0.3951673</text:p>
          </table:table-cell>
          <table:table-cell office:value-type="float" office:value="0.3708522" calcext:value-type="float">
            <text:p>0.3708522</text:p>
          </table:table-cell>
          <table:table-cell office:value-type="float" office:value="0" calcext:value-type="float">
            <text:p>0</text:p>
          </table:table-cell>
          <table:table-cell office:value-type="float" office:value="-58.9804" calcext:value-type="float">
            <text:p>-58.9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082833" calcext:value-type="float">
            <text:p>-0.0080828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8.95002" calcext:value-type="float">
            <text:p>8.95002</text:p>
          </table:table-cell>
          <table:table-cell office:value-type="float" office:value="1074.435" calcext:value-type="float">
            <text:p>1074.435</text:p>
          </table:table-cell>
          <table:table-cell office:value-type="float" office:value="0" calcext:value-type="float">
            <text:p>0</text:p>
          </table:table-cell>
          <table:table-cell office:value-type="float" office:value="-43.93194" calcext:value-type="float">
            <text:p>-43.93194</text:p>
          </table:table-cell>
          <table:table-cell office:value-type="float" office:value="0.04596431" calcext:value-type="float">
            <text:p>0.04596431</text:p>
          </table:table-cell>
          <table:table-cell office:value-type="float" office:value="4.278658" calcext:value-type="float">
            <text:p>4.27865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9735" calcext:value-type="float">
            <text:p>5.229735</text:p>
          </table:table-cell>
          <table:table-cell office:value-type="float" office:value="-0.002615676" calcext:value-type="float">
            <text:p>-0.002615676</text:p>
          </table:table-cell>
          <table:table-cell office:value-type="float" office:value="-0.02028226" calcext:value-type="float">
            <text:p>-0.02028226</text:p>
          </table:table-cell>
          <table:table-cell office:value-type="float" office:value="0.001605255" calcext:value-type="float">
            <text:p>0.001605255</text:p>
          </table:table-cell>
          <table:table-cell office:value-type="float" office:value="8.256611" calcext:value-type="float">
            <text:p>8.256611</text:p>
          </table:table-cell>
          <table:table-cell office:value-type="float" office:value="0.03981069" calcext:value-type="float">
            <text:p>0.03981069</text:p>
          </table:table-cell>
          <table:table-cell office:value-type="float" office:value="0.02672337" calcext:value-type="float">
            <text:p>0.02672337</text:p>
          </table:table-cell>
          <table:table-cell office:value-type="float" office:value="0.02637485" calcext:value-type="float">
            <text:p>0.02637485</text:p>
          </table:table-cell>
          <table:table-cell office:value-type="float" office:value="0.01949713" calcext:value-type="float">
            <text:p>0.01949713</text:p>
          </table:table-cell>
          <table:table-cell office:value-type="float" office:value="0.01821383" calcext:value-type="float">
            <text:p>0.01821383</text:p>
          </table:table-cell>
          <table:table-cell office:value-type="float" office:value="0.009833634" calcext:value-type="float">
            <text:p>0.009833634</text:p>
          </table:table-cell>
          <table:table-cell office:value-type="float" office:value="0.007506867" calcext:value-type="float">
            <text:p>0.007506867</text:p>
          </table:table-cell>
          <table:table-cell office:value-type="float" office:value="0.01655859" calcext:value-type="float">
            <text:p>0.01655859</text:p>
          </table:table-cell>
          <table:table-cell office:value-type="float" office:value="0.01471205" calcext:value-type="float">
            <text:p>0.01471205</text:p>
          </table:table-cell>
          <table:table-cell office:value-type="float" office:value="0.01586428" calcext:value-type="float">
            <text:p>0.01586428</text:p>
          </table:table-cell>
          <table:table-cell office:value-type="float" office:value="0.01592318" calcext:value-type="float">
            <text:p>0.01592318</text:p>
          </table:table-cell>
          <table:table-cell office:value-type="float" office:value="0.02043147" calcext:value-type="float">
            <text:p>0.02043147</text:p>
          </table:table-cell>
          <table:table-cell office:value-type="float" office:value="0.0047736" calcext:value-type="float">
            <text:p>0.0047736</text:p>
          </table:table-cell>
          <table:table-cell office:value-type="float" office:value="0.003724292" calcext:value-type="float">
            <text:p>0.003724292</text:p>
          </table:table-cell>
          <table:table-cell office:value-type="float" office:value="0" calcext:value-type="float">
            <text:p>0</text:p>
          </table:table-cell>
          <table:table-cell office:value-type="float" office:value="0.04887594" calcext:value-type="float">
            <text:p>0.04887594</text:p>
          </table:table-cell>
          <table:table-cell office:value-type="float" office:value="0.02057037" calcext:value-type="float">
            <text:p>0.02057037</text:p>
          </table:table-cell>
          <table:table-cell office:value-type="float" office:value="0.02147926" calcext:value-type="float">
            <text:p>0.02147926</text:p>
          </table:table-cell>
          <table:table-cell office:value-type="float" office:value="0.02543263" calcext:value-type="float">
            <text:p>0.02543263</text:p>
          </table:table-cell>
          <table:table-cell office:value-type="float" office:value="0.02468916" calcext:value-type="float">
            <text:p>0.02468916</text:p>
          </table:table-cell>
          <table:table-cell office:value-type="float" office:value="0.01586602" calcext:value-type="float">
            <text:p>0.01586602</text:p>
          </table:table-cell>
          <table:table-cell office:value-type="float" office:value="0.01414634" calcext:value-type="float">
            <text:p>0.01414634</text:p>
          </table:table-cell>
          <table:table-cell office:value-type="float" office:value="0.4807007" calcext:value-type="float">
            <text:p>0.4807007</text:p>
          </table:table-cell>
          <table:table-cell office:value-type="float" office:value="1.129065" calcext:value-type="float">
            <text:p>1.129065</text:p>
          </table:table-cell>
          <table:table-cell office:value-type="float" office:value="4.843545" calcext:value-type="float">
            <text:p>4.843545</text:p>
          </table:table-cell>
          <table:table-cell office:value-type="float" office:value="0.6505272" calcext:value-type="float">
            <text:p>0.6505272</text:p>
          </table:table-cell>
          <table:table-cell office:value-type="float" office:value="0.04868317" calcext:value-type="float">
            <text:p>0.04868317</text:p>
          </table:table-cell>
          <table:table-cell office:value-type="float" office:value="0.3933228" calcext:value-type="float">
            <text:p>0.3933228</text:p>
          </table:table-cell>
          <table:table-cell office:value-type="float" office:value="0.3731038" calcext:value-type="float">
            <text:p>0.3731038</text:p>
          </table:table-cell>
          <table:table-cell office:value-type="float" office:value="0" calcext:value-type="float">
            <text:p>0</text:p>
          </table:table-cell>
          <table:table-cell office:value-type="float" office:value="-58.59979" calcext:value-type="float">
            <text:p>-58.59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162697" calcext:value-type="float">
            <text:p>-0.0081626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8.954767" calcext:value-type="float">
            <text:p>8.954767</text:p>
          </table:table-cell>
          <table:table-cell office:value-type="float" office:value="1074.419" calcext:value-type="float">
            <text:p>1074.419</text:p>
          </table:table-cell>
          <table:table-cell office:value-type="float" office:value="0" calcext:value-type="float">
            <text:p>0</text:p>
          </table:table-cell>
          <table:table-cell office:value-type="float" office:value="-43.96189" calcext:value-type="float">
            <text:p>-43.96189</text:p>
          </table:table-cell>
          <table:table-cell office:value-type="float" office:value="0.04590587" calcext:value-type="float">
            <text:p>0.04590587</text:p>
          </table:table-cell>
          <table:table-cell office:value-type="float" office:value="4.258791" calcext:value-type="float">
            <text:p>4.25879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932" calcext:value-type="float">
            <text:p>5.228932</text:p>
          </table:table-cell>
          <table:table-cell office:value-type="float" office:value="-0.002592399" calcext:value-type="float">
            <text:p>-0.002592399</text:p>
          </table:table-cell>
          <table:table-cell office:value-type="float" office:value="-0.02027359" calcext:value-type="float">
            <text:p>-0.02027359</text:p>
          </table:table-cell>
          <table:table-cell office:value-type="float" office:value="0.001648227" calcext:value-type="float">
            <text:p>0.001648227</text:p>
          </table:table-cell>
          <table:table-cell office:value-type="float" office:value="8.287072" calcext:value-type="float">
            <text:p>8.287072</text:p>
          </table:table-cell>
          <table:table-cell office:value-type="float" office:value="0.03885963" calcext:value-type="float">
            <text:p>0.03885963</text:p>
          </table:table-cell>
          <table:table-cell office:value-type="float" office:value="0.02478341" calcext:value-type="float">
            <text:p>0.02478341</text:p>
          </table:table-cell>
          <table:table-cell office:value-type="float" office:value="0.02507805" calcext:value-type="float">
            <text:p>0.02507805</text:p>
          </table:table-cell>
          <table:table-cell office:value-type="float" office:value="0.0191006" calcext:value-type="float">
            <text:p>0.0191006</text:p>
          </table:table-cell>
          <table:table-cell office:value-type="float" office:value="0.01796393" calcext:value-type="float">
            <text:p>0.01796393</text:p>
          </table:table-cell>
          <table:table-cell office:value-type="float" office:value="0.009751151" calcext:value-type="float">
            <text:p>0.009751151</text:p>
          </table:table-cell>
          <table:table-cell office:value-type="float" office:value="0.007430885" calcext:value-type="float">
            <text:p>0.007430885</text:p>
          </table:table-cell>
          <table:table-cell office:value-type="float" office:value="0.0166361" calcext:value-type="float">
            <text:p>0.0166361</text:p>
          </table:table-cell>
          <table:table-cell office:value-type="float" office:value="0.01471886" calcext:value-type="float">
            <text:p>0.01471886</text:p>
          </table:table-cell>
          <table:table-cell office:value-type="float" office:value="0.01587955" calcext:value-type="float">
            <text:p>0.01587955</text:p>
          </table:table-cell>
          <table:table-cell office:value-type="float" office:value="0.01595188" calcext:value-type="float">
            <text:p>0.01595188</text:p>
          </table:table-cell>
          <table:table-cell office:value-type="float" office:value="0.02049233" calcext:value-type="float">
            <text:p>0.02049233</text:p>
          </table:table-cell>
          <table:table-cell office:value-type="float" office:value="0.004768553" calcext:value-type="float">
            <text:p>0.004768553</text:p>
          </table:table-cell>
          <table:table-cell office:value-type="float" office:value="0.003724899" calcext:value-type="float">
            <text:p>0.003724899</text:p>
          </table:table-cell>
          <table:table-cell office:value-type="float" office:value="0" calcext:value-type="float">
            <text:p>0</text:p>
          </table:table-cell>
          <table:table-cell office:value-type="float" office:value="0.04836262" calcext:value-type="float">
            <text:p>0.04836262</text:p>
          </table:table-cell>
          <table:table-cell office:value-type="float" office:value="0.02104476" calcext:value-type="float">
            <text:p>0.02104476</text:p>
          </table:table-cell>
          <table:table-cell office:value-type="float" office:value="0.0215531" calcext:value-type="float">
            <text:p>0.0215531</text:p>
          </table:table-cell>
          <table:table-cell office:value-type="float" office:value="0.0248934" calcext:value-type="float">
            <text:p>0.0248934</text:p>
          </table:table-cell>
          <table:table-cell office:value-type="float" office:value="0.02427893" calcext:value-type="float">
            <text:p>0.02427893</text:p>
          </table:table-cell>
          <table:table-cell office:value-type="float" office:value="0.01566762" calcext:value-type="float">
            <text:p>0.01566762</text:p>
          </table:table-cell>
          <table:table-cell office:value-type="float" office:value="0.01392538" calcext:value-type="float">
            <text:p>0.01392538</text:p>
          </table:table-cell>
          <table:table-cell office:value-type="float" office:value="0.4510325" calcext:value-type="float">
            <text:p>0.4510325</text:p>
          </table:table-cell>
          <table:table-cell office:value-type="float" office:value="1.112181" calcext:value-type="float">
            <text:p>1.112181</text:p>
          </table:table-cell>
          <table:table-cell office:value-type="float" office:value="4.841691" calcext:value-type="float">
            <text:p>4.841691</text:p>
          </table:table-cell>
          <table:table-cell office:value-type="float" office:value="0.6500477" calcext:value-type="float">
            <text:p>0.6500477</text:p>
          </table:table-cell>
          <table:table-cell office:value-type="float" office:value="0.04882704" calcext:value-type="float">
            <text:p>0.04882704</text:p>
          </table:table-cell>
          <table:table-cell office:value-type="float" office:value="0.3914319" calcext:value-type="float">
            <text:p>0.3914319</text:p>
          </table:table-cell>
          <table:table-cell office:value-type="float" office:value="0.3754576" calcext:value-type="float">
            <text:p>0.3754576</text:p>
          </table:table-cell>
          <table:table-cell office:value-type="float" office:value="0" calcext:value-type="float">
            <text:p>0</text:p>
          </table:table-cell>
          <table:table-cell office:value-type="float" office:value="-58.08947" calcext:value-type="float">
            <text:p>-58.08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235019" calcext:value-type="float">
            <text:p>-0.0082350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37.88498" calcext:value-type="float">
            <text:p>37.88498</text:p>
          </table:table-cell>
          <table:table-cell office:value-type="float" office:value="1074.402" calcext:value-type="float">
            <text:p>1074.40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05599267" calcext:value-type="float">
            <text:p>0.05599267</text:p>
          </table:table-cell>
          <table:table-cell office:value-type="float" office:value="4.258989" calcext:value-type="float">
            <text:p>4.25898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819" calcext:value-type="float">
            <text:p>5.228819</text:p>
          </table:table-cell>
          <table:table-cell office:value-type="float" office:value="-0.002569748" calcext:value-type="float">
            <text:p>-0.002569748</text:p>
          </table:table-cell>
          <table:table-cell office:value-type="float" office:value="-0.02026086" calcext:value-type="float">
            <text:p>-0.02026086</text:p>
          </table:table-cell>
          <table:table-cell office:value-type="float" office:value="0.001667309" calcext:value-type="float">
            <text:p>0.001667309</text:p>
          </table:table-cell>
          <table:table-cell office:value-type="float" office:value="8.311119" calcext:value-type="float">
            <text:p>8.311119</text:p>
          </table:table-cell>
          <table:table-cell office:value-type="float" office:value="0.08217721" calcext:value-type="float">
            <text:p>0.08217721</text:p>
          </table:table-cell>
          <table:table-cell office:value-type="float" office:value="0.08435486" calcext:value-type="float">
            <text:p>0.08435486</text:p>
          </table:table-cell>
          <table:table-cell office:value-type="float" office:value="0.0698704" calcext:value-type="float">
            <text:p>0.0698704</text:p>
          </table:table-cell>
          <table:table-cell office:value-type="float" office:value="0.0454847" calcext:value-type="float">
            <text:p>0.0454847</text:p>
          </table:table-cell>
          <table:table-cell office:value-type="float" office:value="0.05321616" calcext:value-type="float">
            <text:p>0.05321616</text:p>
          </table:table-cell>
          <table:table-cell office:value-type="float" office:value="0.01393451" calcext:value-type="float">
            <text:p>0.01393451</text:p>
          </table:table-cell>
          <table:table-cell office:value-type="float" office:value="0.01117725" calcext:value-type="float">
            <text:p>0.01117725</text:p>
          </table:table-cell>
          <table:table-cell office:value-type="float" office:value="0.01756372" calcext:value-type="float">
            <text:p>0.01756372</text:p>
          </table:table-cell>
          <table:table-cell office:value-type="float" office:value="0.01512355" calcext:value-type="float">
            <text:p>0.01512355</text:p>
          </table:table-cell>
          <table:table-cell office:value-type="float" office:value="0.01614101" calcext:value-type="float">
            <text:p>0.01614101</text:p>
          </table:table-cell>
          <table:table-cell office:value-type="float" office:value="0.01608355" calcext:value-type="float">
            <text:p>0.01608355</text:p>
          </table:table-cell>
          <table:table-cell office:value-type="float" office:value="0.02090426" calcext:value-type="float">
            <text:p>0.02090426</text:p>
          </table:table-cell>
          <table:table-cell office:value-type="float" office:value="0.00476417" calcext:value-type="float">
            <text:p>0.00476417</text:p>
          </table:table-cell>
          <table:table-cell office:value-type="float" office:value="0.003723602" calcext:value-type="float">
            <text:p>0.003723602</text:p>
          </table:table-cell>
          <table:table-cell office:value-type="float" office:value="0" calcext:value-type="float">
            <text:p>0</text:p>
          </table:table-cell>
          <table:table-cell office:value-type="float" office:value="0.07263079" calcext:value-type="float">
            <text:p>0.07263079</text:p>
          </table:table-cell>
          <table:table-cell office:value-type="float" office:value="0.05104796" calcext:value-type="float">
            <text:p>0.05104796</text:p>
          </table:table-cell>
          <table:table-cell office:value-type="float" office:value="0.04714631" calcext:value-type="float">
            <text:p>0.04714631</text:p>
          </table:table-cell>
          <table:table-cell office:value-type="float" office:value="0.04326387" calcext:value-type="float">
            <text:p>0.04326387</text:p>
          </table:table-cell>
          <table:table-cell office:value-type="float" office:value="0.04480546" calcext:value-type="float">
            <text:p>0.04480546</text:p>
          </table:table-cell>
          <table:table-cell office:value-type="float" office:value="0.02074103" calcext:value-type="float">
            <text:p>0.02074103</text:p>
          </table:table-cell>
          <table:table-cell office:value-type="float" office:value="0.01730221" calcext:value-type="float">
            <text:p>0.01730221</text:p>
          </table:table-cell>
          <table:table-cell office:value-type="float" office:value="0.4400169" calcext:value-type="float">
            <text:p>0.4400169</text:p>
          </table:table-cell>
          <table:table-cell office:value-type="float" office:value="1.107985" calcext:value-type="float">
            <text:p>1.107985</text:p>
          </table:table-cell>
          <table:table-cell office:value-type="float" office:value="4.841667" calcext:value-type="float">
            <text:p>4.841667</text:p>
          </table:table-cell>
          <table:table-cell office:value-type="float" office:value="0.6503436" calcext:value-type="float">
            <text:p>0.6503436</text:p>
          </table:table-cell>
          <table:table-cell office:value-type="float" office:value="0.04993972" calcext:value-type="float">
            <text:p>0.04993972</text:p>
          </table:table-cell>
          <table:table-cell office:value-type="float" office:value="0.3899096" calcext:value-type="float">
            <text:p>0.3899096</text:p>
          </table:table-cell>
          <table:table-cell office:value-type="float" office:value="0.3762052" calcext:value-type="float">
            <text:p>0.3762052</text:p>
          </table:table-cell>
          <table:table-cell office:value-type="float" office:value="0" calcext:value-type="float">
            <text:p>0</text:p>
          </table:table-cell>
          <table:table-cell office:value-type="float" office:value="-6.638412" calcext:value-type="float">
            <text:p>-6.63841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295004" calcext:value-type="float">
            <text:p>-0.0082950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37.86055" calcext:value-type="float">
            <text:p>37.86055</text:p>
          </table:table-cell>
          <table:table-cell office:value-type="float" office:value="1074.385" calcext:value-type="float">
            <text:p>1074.38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07025483" calcext:value-type="float">
            <text:p>0.07025483</text:p>
          </table:table-cell>
          <table:table-cell office:value-type="float" office:value="4.285704" calcext:value-type="float">
            <text:p>4.28570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819" calcext:value-type="float">
            <text:p>5.228819</text:p>
          </table:table-cell>
          <table:table-cell office:value-type="float" office:value="-0.00259977" calcext:value-type="float">
            <text:p>-0.00259977</text:p>
          </table:table-cell>
          <table:table-cell office:value-type="float" office:value="-0.02024766" calcext:value-type="float">
            <text:p>-0.02024766</text:p>
          </table:table-cell>
          <table:table-cell office:value-type="float" office:value="0.001667315" calcext:value-type="float">
            <text:p>0.001667315</text:p>
          </table:table-cell>
          <table:table-cell office:value-type="float" office:value="8.340535" calcext:value-type="float">
            <text:p>8.340535</text:p>
          </table:table-cell>
          <table:table-cell office:value-type="float" office:value="0.1304184" calcext:value-type="float">
            <text:p>0.1304184</text:p>
          </table:table-cell>
          <table:table-cell office:value-type="float" office:value="0.1555708" calcext:value-type="float">
            <text:p>0.1555708</text:p>
          </table:table-cell>
          <table:table-cell office:value-type="float" office:value="0.1224108" calcext:value-type="float">
            <text:p>0.1224108</text:p>
          </table:table-cell>
          <table:table-cell office:value-type="float" office:value="0.07704688" calcext:value-type="float">
            <text:p>0.07704688</text:p>
          </table:table-cell>
          <table:table-cell office:value-type="float" office:value="0.09766972" calcext:value-type="float">
            <text:p>0.09766972</text:p>
          </table:table-cell>
          <table:table-cell office:value-type="float" office:value="0.01897928" calcext:value-type="float">
            <text:p>0.01897928</text:p>
          </table:table-cell>
          <table:table-cell office:value-type="float" office:value="0.01747533" calcext:value-type="float">
            <text:p>0.01747533</text:p>
          </table:table-cell>
          <table:table-cell office:value-type="float" office:value="0.01875738" calcext:value-type="float">
            <text:p>0.01875738</text:p>
          </table:table-cell>
          <table:table-cell office:value-type="float" office:value="0.01563366" calcext:value-type="float">
            <text:p>0.01563366</text:p>
          </table:table-cell>
          <table:table-cell office:value-type="float" office:value="0.01651641" calcext:value-type="float">
            <text:p>0.01651641</text:p>
          </table:table-cell>
          <table:table-cell office:value-type="float" office:value="0.01632497" calcext:value-type="float">
            <text:p>0.01632497</text:p>
          </table:table-cell>
          <table:table-cell office:value-type="float" office:value="0.02165746" calcext:value-type="float">
            <text:p>0.02165746</text:p>
          </table:table-cell>
          <table:table-cell office:value-type="float" office:value="0.00476145" calcext:value-type="float">
            <text:p>0.00476145</text:p>
          </table:table-cell>
          <table:table-cell office:value-type="float" office:value="0.003722277" calcext:value-type="float">
            <text:p>0.003722277</text:p>
          </table:table-cell>
          <table:table-cell office:value-type="float" office:value="0" calcext:value-type="float">
            <text:p>0</text:p>
          </table:table-cell>
          <table:table-cell office:value-type="float" office:value="0.1836803" calcext:value-type="float">
            <text:p>0.1836803</text:p>
          </table:table-cell>
          <table:table-cell office:value-type="float" office:value="0.1502809" calcext:value-type="float">
            <text:p>0.1502809</text:p>
          </table:table-cell>
          <table:table-cell office:value-type="float" office:value="0.127876" calcext:value-type="float">
            <text:p>0.127876</text:p>
          </table:table-cell>
          <table:table-cell office:value-type="float" office:value="0.108968" calcext:value-type="float">
            <text:p>0.108968</text:p>
          </table:table-cell>
          <table:table-cell office:value-type="float" office:value="0.1257698" calcext:value-type="float">
            <text:p>0.1257698</text:p>
          </table:table-cell>
          <table:table-cell office:value-type="float" office:value="0.0353923" calcext:value-type="float">
            <text:p>0.0353923</text:p>
          </table:table-cell>
          <table:table-cell office:value-type="float" office:value="0.02745661" calcext:value-type="float">
            <text:p>0.02745661</text:p>
          </table:table-cell>
          <table:table-cell office:value-type="float" office:value="0.4458208" calcext:value-type="float">
            <text:p>0.4458208</text:p>
          </table:table-cell>
          <table:table-cell office:value-type="float" office:value="1.115202" calcext:value-type="float">
            <text:p>1.115202</text:p>
          </table:table-cell>
          <table:table-cell office:value-type="float" office:value="4.843512" calcext:value-type="float">
            <text:p>4.843512</text:p>
          </table:table-cell>
          <table:table-cell office:value-type="float" office:value="0.6511653" calcext:value-type="float">
            <text:p>0.6511653</text:p>
          </table:table-cell>
          <table:table-cell office:value-type="float" office:value="0.05203098" calcext:value-type="float">
            <text:p>0.05203098</text:p>
          </table:table-cell>
          <table:table-cell office:value-type="float" office:value="0.3890582" calcext:value-type="float">
            <text:p>0.3890582</text:p>
          </table:table-cell>
          <table:table-cell office:value-type="float" office:value="0.3762834" calcext:value-type="float">
            <text:p>0.3762834</text:p>
          </table:table-cell>
          <table:table-cell office:value-type="float" office:value="0" calcext:value-type="float">
            <text:p>0</text:p>
          </table:table-cell>
          <table:table-cell office:value-type="float" office:value="-3.235055" calcext:value-type="float">
            <text:p>-3.23505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35896" calcext:value-type="float">
            <text:p>-0.008358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37.8386" calcext:value-type="float">
            <text:p>37.8386</text:p>
          </table:table-cell>
          <table:table-cell office:value-type="float" office:value="1074.37" calcext:value-type="float">
            <text:p>1074.3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07973446" calcext:value-type="float">
            <text:p>0.07973446</text:p>
          </table:table-cell>
          <table:table-cell office:value-type="float" office:value="4.311578" calcext:value-type="float">
            <text:p>4.31157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819" calcext:value-type="float">
            <text:p>5.228819</text:p>
          </table:table-cell>
          <table:table-cell office:value-type="float" office:value="-0.002679273" calcext:value-type="float">
            <text:p>-0.002679273</text:p>
          </table:table-cell>
          <table:table-cell office:value-type="float" office:value="-0.02023358" calcext:value-type="float">
            <text:p>-0.02023358</text:p>
          </table:table-cell>
          <table:table-cell office:value-type="float" office:value="0.00166732" calcext:value-type="float">
            <text:p>0.00166732</text:p>
          </table:table-cell>
          <table:table-cell office:value-type="float" office:value="8.367228" calcext:value-type="float">
            <text:p>8.367228</text:p>
          </table:table-cell>
          <table:table-cell office:value-type="float" office:value="0.1539723" calcext:value-type="float">
            <text:p>0.1539723</text:p>
          </table:table-cell>
          <table:table-cell office:value-type="float" office:value="0.2001633" calcext:value-type="float">
            <text:p>0.2001633</text:p>
          </table:table-cell>
          <table:table-cell office:value-type="float" office:value="0.1554481" calcext:value-type="float">
            <text:p>0.1554481</text:p>
          </table:table-cell>
          <table:table-cell office:value-type="float" office:value="0.09721611" calcext:value-type="float">
            <text:p>0.09721611</text:p>
          </table:table-cell>
          <table:table-cell office:value-type="float" office:value="0.1255443" calcext:value-type="float">
            <text:p>0.1255443</text:p>
          </table:table-cell>
          <table:table-cell office:value-type="float" office:value="0.02215754" calcext:value-type="float">
            <text:p>0.02215754</text:p>
          </table:table-cell>
          <table:table-cell office:value-type="float" office:value="0.02181089" calcext:value-type="float">
            <text:p>0.02181089</text:p>
          </table:table-cell>
          <table:table-cell office:value-type="float" office:value="0.01973553" calcext:value-type="float">
            <text:p>0.01973553</text:p>
          </table:table-cell>
          <table:table-cell office:value-type="float" office:value="0.01603804" calcext:value-type="float">
            <text:p>0.01603804</text:p>
          </table:table-cell>
          <table:table-cell office:value-type="float" office:value="0.01682148" calcext:value-type="float">
            <text:p>0.01682148</text:p>
          </table:table-cell>
          <table:table-cell office:value-type="float" office:value="0.01654323" calcext:value-type="float">
            <text:p>0.01654323</text:p>
          </table:table-cell>
          <table:table-cell office:value-type="float" office:value="0.02239777" calcext:value-type="float">
            <text:p>0.02239777</text:p>
          </table:table-cell>
          <table:table-cell office:value-type="float" office:value="0.004759001" calcext:value-type="float">
            <text:p>0.004759001</text:p>
          </table:table-cell>
          <table:table-cell office:value-type="float" office:value="0.003720803" calcext:value-type="float">
            <text:p>0.003720803</text:p>
          </table:table-cell>
          <table:table-cell office:value-type="float" office:value="0" calcext:value-type="float">
            <text:p>0</text:p>
          </table:table-cell>
          <table:table-cell office:value-type="float" office:value="0.2427014" calcext:value-type="float">
            <text:p>0.2427014</text:p>
          </table:table-cell>
          <table:table-cell office:value-type="float" office:value="0.2392191" calcext:value-type="float">
            <text:p>0.2392191</text:p>
          </table:table-cell>
          <table:table-cell office:value-type="float" office:value="0.2061766" calcext:value-type="float">
            <text:p>0.2061766</text:p>
          </table:table-cell>
          <table:table-cell office:value-type="float" office:value="0.1759169" calcext:value-type="float">
            <text:p>0.1759169</text:p>
          </table:table-cell>
          <table:table-cell office:value-type="float" office:value="0.2094851" calcext:value-type="float">
            <text:p>0.2094851</text:p>
          </table:table-cell>
          <table:table-cell office:value-type="float" office:value="0.05046497" calcext:value-type="float">
            <text:p>0.05046497</text:p>
          </table:table-cell>
          <table:table-cell office:value-type="float" office:value="0.03895753" calcext:value-type="float">
            <text:p>0.03895753</text:p>
          </table:table-cell>
          <table:table-cell office:value-type="float" office:value="0.4516297" calcext:value-type="float">
            <text:p>0.4516297</text:p>
          </table:table-cell>
          <table:table-cell office:value-type="float" office:value="1.122402" calcext:value-type="float">
            <text:p>1.122402</text:p>
          </table:table-cell>
          <table:table-cell office:value-type="float" office:value="4.845397" calcext:value-type="float">
            <text:p>4.845397</text:p>
          </table:table-cell>
          <table:table-cell office:value-type="float" office:value="0.6520059" calcext:value-type="float">
            <text:p>0.6520059</text:p>
          </table:table-cell>
          <table:table-cell office:value-type="float" office:value="0.05414313" calcext:value-type="float">
            <text:p>0.05414313</text:p>
          </table:table-cell>
          <table:table-cell office:value-type="float" office:value="0.3883083" calcext:value-type="float">
            <text:p>0.3883083</text:p>
          </table:table-cell>
          <table:table-cell office:value-type="float" office:value="0.376298" calcext:value-type="float">
            <text:p>0.376298</text:p>
          </table:table-cell>
          <table:table-cell office:value-type="float" office:value="0" calcext:value-type="float">
            <text:p>0</text:p>
          </table:table-cell>
          <table:table-cell office:value-type="float" office:value="-0.835722" calcext:value-type="float">
            <text:p>-0.83572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416541" calcext:value-type="float">
            <text:p>-0.0084165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37.81707" calcext:value-type="float">
            <text:p>37.81707</text:p>
          </table:table-cell>
          <table:table-cell office:value-type="float" office:value="1074.355" calcext:value-type="float">
            <text:p>1074.35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08762363" calcext:value-type="float">
            <text:p>0.08762363</text:p>
          </table:table-cell>
          <table:table-cell office:value-type="float" office:value="4.33743" calcext:value-type="float">
            <text:p>4.3374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819" calcext:value-type="float">
            <text:p>5.228819</text:p>
          </table:table-cell>
          <table:table-cell office:value-type="float" office:value="-0.002798945" calcext:value-type="float">
            <text:p>-0.002798945</text:p>
          </table:table-cell>
          <table:table-cell office:value-type="float" office:value="-0.02021903" calcext:value-type="float">
            <text:p>-0.02021903</text:p>
          </table:table-cell>
          <table:table-cell office:value-type="float" office:value="0.001667326" calcext:value-type="float">
            <text:p>0.001667326</text:p>
          </table:table-cell>
          <table:table-cell office:value-type="float" office:value="8.395359" calcext:value-type="float">
            <text:p>8.395359</text:p>
          </table:table-cell>
          <table:table-cell office:value-type="float" office:value="0.1723752" calcext:value-type="float">
            <text:p>0.1723752</text:p>
          </table:table-cell>
          <table:table-cell office:value-type="float" office:value="0.2340734" calcext:value-type="float">
            <text:p>0.2340734</text:p>
          </table:table-cell>
          <table:table-cell office:value-type="float" office:value="0.1796186" calcext:value-type="float">
            <text:p>0.1796186</text:p>
          </table:table-cell>
          <table:table-cell office:value-type="float" office:value="0.111925" calcext:value-type="float">
            <text:p>0.111925</text:p>
          </table:table-cell>
          <table:table-cell office:value-type="float" office:value="0.1450726" calcext:value-type="float">
            <text:p>0.1450726</text:p>
          </table:table-cell>
          <table:table-cell office:value-type="float" office:value="0.02437621" calcext:value-type="float">
            <text:p>0.02437621</text:p>
          </table:table-cell>
          <table:table-cell office:value-type="float" office:value="0.02498621" calcext:value-type="float">
            <text:p>0.02498621</text:p>
          </table:table-cell>
          <table:table-cell office:value-type="float" office:value="0.02060631" calcext:value-type="float">
            <text:p>0.02060631</text:p>
          </table:table-cell>
          <table:table-cell office:value-type="float" office:value="0.01639074" calcext:value-type="float">
            <text:p>0.01639074</text:p>
          </table:table-cell>
          <table:table-cell office:value-type="float" office:value="0.01708721" calcext:value-type="float">
            <text:p>0.01708721</text:p>
          </table:table-cell>
          <table:table-cell office:value-type="float" office:value="0.01674512" calcext:value-type="float">
            <text:p>0.01674512</text:p>
          </table:table-cell>
          <table:table-cell office:value-type="float" office:value="0.02314105" calcext:value-type="float">
            <text:p>0.02314105</text:p>
          </table:table-cell>
          <table:table-cell office:value-type="float" office:value="0.004756637" calcext:value-type="float">
            <text:p>0.004756637</text:p>
          </table:table-cell>
          <table:table-cell office:value-type="float" office:value="0.003719335" calcext:value-type="float">
            <text:p>0.003719335</text:p>
          </table:table-cell>
          <table:table-cell office:value-type="float" office:value="0" calcext:value-type="float">
            <text:p>0</text:p>
          </table:table-cell>
          <table:table-cell office:value-type="float" office:value="0.3080443" calcext:value-type="float">
            <text:p>0.3080443</text:p>
          </table:table-cell>
          <table:table-cell office:value-type="float" office:value="0.3297843" calcext:value-type="float">
            <text:p>0.3297843</text:p>
          </table:table-cell>
          <table:table-cell office:value-type="float" office:value="0.2844529" calcext:value-type="float">
            <text:p>0.2844529</text:p>
          </table:table-cell>
          <table:table-cell office:value-type="float" office:value="0.2429397" calcext:value-type="float">
            <text:p>0.2429397</text:p>
          </table:table-cell>
          <table:table-cell office:value-type="float" office:value="0.2905457" calcext:value-type="float">
            <text:p>0.2905457</text:p>
          </table:table-cell>
          <table:table-cell office:value-type="float" office:value="0.06503603" calcext:value-type="float">
            <text:p>0.06503603</text:p>
          </table:table-cell>
          <table:table-cell office:value-type="float" office:value="0.05054605" calcext:value-type="float">
            <text:p>0.05054605</text:p>
          </table:table-cell>
          <table:table-cell office:value-type="float" office:value="0.4572858" calcext:value-type="float">
            <text:p>0.4572858</text:p>
          </table:table-cell>
          <table:table-cell office:value-type="float" office:value="1.129502" calcext:value-type="float">
            <text:p>1.129502</text:p>
          </table:table-cell>
          <table:table-cell office:value-type="float" office:value="4.847284" calcext:value-type="float">
            <text:p>4.847284</text:p>
          </table:table-cell>
          <table:table-cell office:value-type="float" office:value="0.652854" calcext:value-type="float">
            <text:p>0.652854</text:p>
          </table:table-cell>
          <table:table-cell office:value-type="float" office:value="0.05626182" calcext:value-type="float">
            <text:p>0.05626182</text:p>
          </table:table-cell>
          <table:table-cell office:value-type="float" office:value="0.3875946" calcext:value-type="float">
            <text:p>0.3875946</text:p>
          </table:table-cell>
          <table:table-cell office:value-type="float" office:value="0.3763125" calcext:value-type="float">
            <text:p>0.3763125</text:p>
          </table:table-cell>
          <table:table-cell office:value-type="float" office:value="0" calcext:value-type="float">
            <text:p>0</text:p>
          </table:table-cell>
          <table:table-cell office:value-type="float" office:value="1.846204" calcext:value-type="float">
            <text:p>1.84620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470528" calcext:value-type="float">
            <text:p>-0.0084705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37.79459" calcext:value-type="float">
            <text:p>37.79459</text:p>
          </table:table-cell>
          <table:table-cell office:value-type="float" office:value="1074.341" calcext:value-type="float">
            <text:p>1074.34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09454411" calcext:value-type="float">
            <text:p>0.09454411</text:p>
          </table:table-cell>
          <table:table-cell office:value-type="float" office:value="4.365225" calcext:value-type="float">
            <text:p>4.36522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8079" calcext:value-type="float">
            <text:p>5.228079</text:p>
          </table:table-cell>
          <table:table-cell office:value-type="float" office:value="-0.002965993" calcext:value-type="float">
            <text:p>-0.002965993</text:p>
          </table:table-cell>
          <table:table-cell office:value-type="float" office:value="-0.02020397" calcext:value-type="float">
            <text:p>-0.02020397</text:p>
          </table:table-cell>
          <table:table-cell office:value-type="float" office:value="0.001667331" calcext:value-type="float">
            <text:p>0.001667331</text:p>
          </table:table-cell>
          <table:table-cell office:value-type="float" office:value="8.426672" calcext:value-type="float">
            <text:p>8.426672</text:p>
          </table:table-cell>
          <table:table-cell office:value-type="float" office:value="0.1871328" calcext:value-type="float">
            <text:p>0.1871328</text:p>
          </table:table-cell>
          <table:table-cell office:value-type="float" office:value="0.2602167" calcext:value-type="float">
            <text:p>0.2602167</text:p>
          </table:table-cell>
          <table:table-cell office:value-type="float" office:value="0.1976644" calcext:value-type="float">
            <text:p>0.1976644</text:p>
          </table:table-cell>
          <table:table-cell office:value-type="float" office:value="0.1230081" calcext:value-type="float">
            <text:p>0.1230081</text:p>
          </table:table-cell>
          <table:table-cell office:value-type="float" office:value="0.1591792" calcext:value-type="float">
            <text:p>0.1591792</text:p>
          </table:table-cell>
          <table:table-cell office:value-type="float" office:value="0.02599018" calcext:value-type="float">
            <text:p>0.02599018</text:p>
          </table:table-cell>
          <table:table-cell office:value-type="float" office:value="0.02736571" calcext:value-type="float">
            <text:p>0.02736571</text:p>
          </table:table-cell>
          <table:table-cell office:value-type="float" office:value="0.02140275" calcext:value-type="float">
            <text:p>0.02140275</text:p>
          </table:table-cell>
          <table:table-cell office:value-type="float" office:value="0.01670127" calcext:value-type="float">
            <text:p>0.01670127</text:p>
          </table:table-cell>
          <table:table-cell office:value-type="float" office:value="0.01732081" calcext:value-type="float">
            <text:p>0.01732081</text:p>
          </table:table-cell>
          <table:table-cell office:value-type="float" office:value="0.01693362" calcext:value-type="float">
            <text:p>0.01693362</text:p>
          </table:table-cell>
          <table:table-cell office:value-type="float" office:value="0.02389014" calcext:value-type="float">
            <text:p>0.02389014</text:p>
          </table:table-cell>
          <table:table-cell office:value-type="float" office:value="0.004761138" calcext:value-type="float">
            <text:p>0.004761138</text:p>
          </table:table-cell>
          <table:table-cell office:value-type="float" office:value="0.003711012" calcext:value-type="float">
            <text:p>0.003711012</text:p>
          </table:table-cell>
          <table:table-cell office:value-type="float" office:value="0" calcext:value-type="float">
            <text:p>0</text:p>
          </table:table-cell>
          <table:table-cell office:value-type="float" office:value="0.3811744" calcext:value-type="float">
            <text:p>0.3811744</text:p>
          </table:table-cell>
          <table:table-cell office:value-type="float" office:value="0.4299671" calcext:value-type="float">
            <text:p>0.4299671</text:p>
          </table:table-cell>
          <table:table-cell office:value-type="float" office:value="0.3694539" calcext:value-type="float">
            <text:p>0.3694539</text:p>
          </table:table-cell>
          <table:table-cell office:value-type="float" office:value="0.3143899" calcext:value-type="float">
            <text:p>0.3143899</text:p>
          </table:table-cell>
          <table:table-cell office:value-type="float" office:value="0.3740187" calcext:value-type="float">
            <text:p>0.3740187</text:p>
          </table:table-cell>
          <table:table-cell office:value-type="float" office:value="0.07963137" calcext:value-type="float">
            <text:p>0.07963137</text:p>
          </table:table-cell>
          <table:table-cell office:value-type="float" office:value="0.06240556" calcext:value-type="float">
            <text:p>0.06240556</text:p>
          </table:table-cell>
          <table:table-cell office:value-type="float" office:value="0.4627976" calcext:value-type="float">
            <text:p>0.4627976</text:p>
          </table:table-cell>
          <table:table-cell office:value-type="float" office:value="1.136471" calcext:value-type="float">
            <text:p>1.136471</text:p>
          </table:table-cell>
          <table:table-cell office:value-type="float" office:value="4.849179" calcext:value-type="float">
            <text:p>4.849179</text:p>
          </table:table-cell>
          <table:table-cell office:value-type="float" office:value="0.6537156" calcext:value-type="float">
            <text:p>0.6537156</text:p>
          </table:table-cell>
          <table:table-cell office:value-type="float" office:value="0.05882125" calcext:value-type="float">
            <text:p>0.05882125</text:p>
          </table:table-cell>
          <table:table-cell office:value-type="float" office:value="0.3901866" calcext:value-type="float">
            <text:p>0.3901866</text:p>
          </table:table-cell>
          <table:table-cell office:value-type="float" office:value="0.3739049" calcext:value-type="float">
            <text:p>0.3739049</text:p>
          </table:table-cell>
          <table:table-cell office:value-type="float" office:value="0" calcext:value-type="float">
            <text:p>0</text:p>
          </table:table-cell>
          <table:table-cell office:value-type="float" office:value="4.890729" calcext:value-type="float">
            <text:p>4.89072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523433" calcext:value-type="float">
            <text:p>-0.0085234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37.77055" calcext:value-type="float">
            <text:p>37.77055</text:p>
          </table:table-cell>
          <table:table-cell office:value-type="float" office:value="1074.328" calcext:value-type="float">
            <text:p>1074.32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008792" calcext:value-type="float">
            <text:p>0.1008792</text:p>
          </table:table-cell>
          <table:table-cell office:value-type="float" office:value="4.394812" calcext:value-type="float">
            <text:p>4.39481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733" calcext:value-type="float">
            <text:p>5.22733</text:p>
          </table:table-cell>
          <table:table-cell office:value-type="float" office:value="-0.003188712" calcext:value-type="float">
            <text:p>-0.003188712</text:p>
          </table:table-cell>
          <table:table-cell office:value-type="float" office:value="-0.02018821" calcext:value-type="float">
            <text:p>-0.02018821</text:p>
          </table:table-cell>
          <table:table-cell office:value-type="float" office:value="0.001667337" calcext:value-type="float">
            <text:p>0.001667337</text:p>
          </table:table-cell>
          <table:table-cell office:value-type="float" office:value="8.461858" calcext:value-type="float">
            <text:p>8.461858</text:p>
          </table:table-cell>
          <table:table-cell office:value-type="float" office:value="0.1997233" calcext:value-type="float">
            <text:p>0.1997233</text:p>
          </table:table-cell>
          <table:table-cell office:value-type="float" office:value="0.2789817" calcext:value-type="float">
            <text:p>0.2789817</text:p>
          </table:table-cell>
          <table:table-cell office:value-type="float" office:value="0.2103342" calcext:value-type="float">
            <text:p>0.2103342</text:p>
          </table:table-cell>
          <table:table-cell office:value-type="float" office:value="0.1311263" calcext:value-type="float">
            <text:p>0.1311263</text:p>
          </table:table-cell>
          <table:table-cell office:value-type="float" office:value="0.169029" calcext:value-type="float">
            <text:p>0.169029</text:p>
          </table:table-cell>
          <table:table-cell office:value-type="float" office:value="0.02718191" calcext:value-type="float">
            <text:p>0.02718191</text:p>
          </table:table-cell>
          <table:table-cell office:value-type="float" office:value="0.02921876" calcext:value-type="float">
            <text:p>0.02921876</text:p>
          </table:table-cell>
          <table:table-cell office:value-type="float" office:value="0.02212778" calcext:value-type="float">
            <text:p>0.02212778</text:p>
          </table:table-cell>
          <table:table-cell office:value-type="float" office:value="0.01697644" calcext:value-type="float">
            <text:p>0.01697644</text:p>
          </table:table-cell>
          <table:table-cell office:value-type="float" office:value="0.0175257" calcext:value-type="float">
            <text:p>0.0175257</text:p>
          </table:table-cell>
          <table:table-cell office:value-type="float" office:value="0.0171116" calcext:value-type="float">
            <text:p>0.0171116</text:p>
          </table:table-cell>
          <table:table-cell office:value-type="float" office:value="0.02464359" calcext:value-type="float">
            <text:p>0.02464359</text:p>
          </table:table-cell>
          <table:table-cell office:value-type="float" office:value="0.004757454" calcext:value-type="float">
            <text:p>0.00475745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" calcext:value-type="float">
            <text:p>0</text:p>
          </table:table-cell>
          <table:table-cell office:value-type="float" office:value="0.4639986" calcext:value-type="float">
            <text:p>0.4639986</text:p>
          </table:table-cell>
          <table:table-cell office:value-type="float" office:value="0.5430366" calcext:value-type="float">
            <text:p>0.5430366</text:p>
          </table:table-cell>
          <table:table-cell office:value-type="float" office:value="0.4631172" calcext:value-type="float">
            <text:p>0.4631172</text:p>
          </table:table-cell>
          <table:table-cell office:value-type="float" office:value="0.3914742" calcext:value-type="float">
            <text:p>0.3914742</text:p>
          </table:table-cell>
          <table:table-cell office:value-type="float" office:value="0.4622584" calcext:value-type="float">
            <text:p>0.4622584</text:p>
          </table:table-cell>
          <table:table-cell office:value-type="float" office:value="0.09455805" calcext:value-type="float">
            <text:p>0.09455805</text:p>
          </table:table-cell>
          <table:table-cell office:value-type="float" office:value="0.07459724" calcext:value-type="float">
            <text:p>0.07459724</text:p>
          </table:table-cell>
          <table:table-cell office:value-type="float" office:value="0.4682848" calcext:value-type="float">
            <text:p>0.4682848</text:p>
          </table:table-cell>
          <table:table-cell office:value-type="float" office:value="1.143312" calcext:value-type="float">
            <text:p>1.143312</text:p>
          </table:table-cell>
          <table:table-cell office:value-type="float" office:value="4.851036" calcext:value-type="float">
            <text:p>4.851036</text:p>
          </table:table-cell>
          <table:table-cell office:value-type="float" office:value="0.6546045" calcext:value-type="float">
            <text:p>0.6546045</text:p>
          </table:table-cell>
          <table:table-cell office:value-type="float" office:value="0.06132422" calcext:value-type="float">
            <text:p>0.06132422</text:p>
          </table:table-cell>
          <table:table-cell office:value-type="float" office:value="0.3885123" calcext:value-type="float">
            <text:p>0.3885123</text:p>
          </table:table-cell>
          <table:table-cell office:value-type="float" office:value="0.3758748" calcext:value-type="float">
            <text:p>0.3758748</text:p>
          </table:table-cell>
          <table:table-cell office:value-type="float" office:value="0" calcext:value-type="float">
            <text:p>0</text:p>
          </table:table-cell>
          <table:table-cell office:value-type="float" office:value="8.54788" calcext:value-type="float">
            <text:p>8.5478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575659" calcext:value-type="float">
            <text:p>-0.0085756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37.74168" calcext:value-type="float">
            <text:p>37.74168</text:p>
          </table:table-cell>
          <table:table-cell office:value-type="float" office:value="1074.314" calcext:value-type="float">
            <text:p>1074.31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073185" calcext:value-type="float">
            <text:p>0.1073185</text:p>
          </table:table-cell>
          <table:table-cell office:value-type="float" office:value="4.428478" calcext:value-type="float">
            <text:p>4.42847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733" calcext:value-type="float">
            <text:p>5.22733</text:p>
          </table:table-cell>
          <table:table-cell office:value-type="float" office:value="-0.003503559" calcext:value-type="float">
            <text:p>-0.003503559</text:p>
          </table:table-cell>
          <table:table-cell office:value-type="float" office:value="-0.02017286" calcext:value-type="float">
            <text:p>-0.02017286</text:p>
          </table:table-cell>
          <table:table-cell office:value-type="float" office:value="0.001667342" calcext:value-type="float">
            <text:p>0.001667342</text:p>
          </table:table-cell>
          <table:table-cell office:value-type="float" office:value="8.508747" calcext:value-type="float">
            <text:p>8.508747</text:p>
          </table:table-cell>
          <table:table-cell office:value-type="float" office:value="0.2040059" calcext:value-type="float">
            <text:p>0.2040059</text:p>
          </table:table-cell>
          <table:table-cell office:value-type="float" office:value="0.2915386" calcext:value-type="float">
            <text:p>0.2915386</text:p>
          </table:table-cell>
          <table:table-cell office:value-type="float" office:value="0.2184862" calcext:value-type="float">
            <text:p>0.2184862</text:p>
          </table:table-cell>
          <table:table-cell office:value-type="float" office:value="0.1366041" calcext:value-type="float">
            <text:p>0.1366041</text:p>
          </table:table-cell>
          <table:table-cell office:value-type="float" office:value="0.1753269" calcext:value-type="float">
            <text:p>0.1753269</text:p>
          </table:table-cell>
          <table:table-cell office:value-type="float" office:value="0.02806654" calcext:value-type="float">
            <text:p>0.02806654</text:p>
          </table:table-cell>
          <table:table-cell office:value-type="float" office:value="0.0306556" calcext:value-type="float">
            <text:p>0.0306556</text:p>
          </table:table-cell>
          <table:table-cell office:value-type="float" office:value="0.02279858" calcext:value-type="float">
            <text:p>0.02279858</text:p>
          </table:table-cell>
          <table:table-cell office:value-type="float" office:value="0.01722208" calcext:value-type="float">
            <text:p>0.01722208</text:p>
          </table:table-cell>
          <table:table-cell office:value-type="float" office:value="0.01770589" calcext:value-type="float">
            <text:p>0.01770589</text:p>
          </table:table-cell>
          <table:table-cell office:value-type="float" office:value="0.01727822" calcext:value-type="float">
            <text:p>0.01727822</text:p>
          </table:table-cell>
          <table:table-cell office:value-type="float" office:value="0.02540244" calcext:value-type="float">
            <text:p>0.02540244</text:p>
          </table:table-cell>
          <table:table-cell office:value-type="float" office:value="0.004754333" calcext:value-type="float">
            <text:p>0.004754333</text:p>
          </table:table-cell>
          <table:table-cell office:value-type="float" office:value="0.003710575" calcext:value-type="float">
            <text:p>0.003710575</text:p>
          </table:table-cell>
          <table:table-cell office:value-type="float" office:value="0" calcext:value-type="float">
            <text:p>0</text:p>
          </table:table-cell>
          <table:table-cell office:value-type="float" office:value="0.5474164" calcext:value-type="float">
            <text:p>0.5474164</text:p>
          </table:table-cell>
          <table:table-cell office:value-type="float" office:value="0.7105327" calcext:value-type="float">
            <text:p>0.7105327</text:p>
          </table:table-cell>
          <table:table-cell office:value-type="float" office:value="0.5888621" calcext:value-type="float">
            <text:p>0.5888621</text:p>
          </table:table-cell>
          <table:table-cell office:value-type="float" office:value="0.4857713" calcext:value-type="float">
            <text:p>0.4857713</text:p>
          </table:table-cell>
          <table:table-cell office:value-type="float" office:value="0.5677796" calcext:value-type="float">
            <text:p>0.5677796</text:p>
          </table:table-cell>
          <table:table-cell office:value-type="float" office:value="0.110922" calcext:value-type="float">
            <text:p>0.110922</text:p>
          </table:table-cell>
          <table:table-cell office:value-type="float" office:value="0.0874164" calcext:value-type="float">
            <text:p>0.0874164</text:p>
          </table:table-cell>
          <table:table-cell office:value-type="float" office:value="0.4738712" calcext:value-type="float">
            <text:p>0.4738712</text:p>
          </table:table-cell>
          <table:table-cell office:value-type="float" office:value="1.150051" calcext:value-type="float">
            <text:p>1.150051</text:p>
          </table:table-cell>
          <table:table-cell office:value-type="float" office:value="4.852863" calcext:value-type="float">
            <text:p>4.852863</text:p>
          </table:table-cell>
          <table:table-cell office:value-type="float" office:value="0.6554947" calcext:value-type="float">
            <text:p>0.6554947</text:p>
          </table:table-cell>
          <table:table-cell office:value-type="float" office:value="0.0637232" calcext:value-type="float">
            <text:p>0.0637232</text:p>
          </table:table-cell>
          <table:table-cell office:value-type="float" office:value="0.3871841" calcext:value-type="float">
            <text:p>0.3871841</text:p>
          </table:table-cell>
          <table:table-cell office:value-type="float" office:value="0.3763076" calcext:value-type="float">
            <text:p>0.3763076</text:p>
          </table:table-cell>
          <table:table-cell office:value-type="float" office:value="0" calcext:value-type="float">
            <text:p>0</text:p>
          </table:table-cell>
          <table:table-cell office:value-type="float" office:value="13.60213" calcext:value-type="float">
            <text:p>13.6021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636059" calcext:value-type="float">
            <text:p>-0.0086360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37.70858" calcext:value-type="float">
            <text:p>37.70858</text:p>
          </table:table-cell>
          <table:table-cell office:value-type="float" office:value="1074.3" calcext:value-type="float">
            <text:p>1074.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131828" calcext:value-type="float">
            <text:p>0.1131828</text:p>
          </table:table-cell>
          <table:table-cell office:value-type="float" office:value="4.467136" calcext:value-type="float">
            <text:p>4.46713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733" calcext:value-type="float">
            <text:p>5.22733</text:p>
          </table:table-cell>
          <table:table-cell office:value-type="float" office:value="-0.003888368" calcext:value-type="float">
            <text:p>-0.003888368</text:p>
          </table:table-cell>
          <table:table-cell office:value-type="float" office:value="-0.0201564" calcext:value-type="float">
            <text:p>-0.0201564</text:p>
          </table:table-cell>
          <table:table-cell office:value-type="float" office:value="0.001667348" calcext:value-type="float">
            <text:p>0.001667348</text:p>
          </table:table-cell>
          <table:table-cell office:value-type="float" office:value="8.560622" calcext:value-type="float">
            <text:p>8.560622</text:p>
          </table:table-cell>
          <table:table-cell office:value-type="float" office:value="0.2086051" calcext:value-type="float">
            <text:p>0.2086051</text:p>
          </table:table-cell>
          <table:table-cell office:value-type="float" office:value="0.2936583" calcext:value-type="float">
            <text:p>0.2936583</text:p>
          </table:table-cell>
          <table:table-cell office:value-type="float" office:value="0.2204496" calcext:value-type="float">
            <text:p>0.2204496</text:p>
          </table:table-cell>
          <table:table-cell office:value-type="float" office:value="0.13934" calcext:value-type="float">
            <text:p>0.13934</text:p>
          </table:table-cell>
          <table:table-cell office:value-type="float" office:value="0.1778685" calcext:value-type="float">
            <text:p>0.1778685</text:p>
          </table:table-cell>
          <table:table-cell office:value-type="float" office:value="0.0287149" calcext:value-type="float">
            <text:p>0.0287149</text:p>
          </table:table-cell>
          <table:table-cell office:value-type="float" office:value="0.03177217" calcext:value-type="float">
            <text:p>0.03177217</text:p>
          </table:table-cell>
          <table:table-cell office:value-type="float" office:value="0.0234193" calcext:value-type="float">
            <text:p>0.0234193</text:p>
          </table:table-cell>
          <table:table-cell office:value-type="float" office:value="0.01744026" calcext:value-type="float">
            <text:p>0.01744026</text:p>
          </table:table-cell>
          <table:table-cell office:value-type="float" office:value="0.01786982" calcext:value-type="float">
            <text:p>0.01786982</text:p>
          </table:table-cell>
          <table:table-cell office:value-type="float" office:value="0.01743362" calcext:value-type="float">
            <text:p>0.01743362</text:p>
          </table:table-cell>
          <table:table-cell office:value-type="float" office:value="0.02617021" calcext:value-type="float">
            <text:p>0.02617021</text:p>
          </table:table-cell>
          <table:table-cell office:value-type="float" office:value="0.004752315" calcext:value-type="float">
            <text:p>0.004752315</text:p>
          </table:table-cell>
          <table:table-cell office:value-type="float" office:value="0.003709147" calcext:value-type="float">
            <text:p>0.003709147</text:p>
          </table:table-cell>
          <table:table-cell office:value-type="float" office:value="0" calcext:value-type="float">
            <text:p>0</text:p>
          </table:table-cell>
          <table:table-cell office:value-type="float" office:value="0.6604654" calcext:value-type="float">
            <text:p>0.6604654</text:p>
          </table:table-cell>
          <table:table-cell office:value-type="float" office:value="0.9002524" calcext:value-type="float">
            <text:p>0.9002524</text:p>
          </table:table-cell>
          <table:table-cell office:value-type="float" office:value="0.7341442" calcext:value-type="float">
            <text:p>0.7341442</text:p>
          </table:table-cell>
          <table:table-cell office:value-type="float" office:value="0.5955188" calcext:value-type="float">
            <text:p>0.5955188</text:p>
          </table:table-cell>
          <table:table-cell office:value-type="float" office:value="0.6922047" calcext:value-type="float">
            <text:p>0.6922047</text:p>
          </table:table-cell>
          <table:table-cell office:value-type="float" office:value="0.1292472" calcext:value-type="float">
            <text:p>0.1292472</text:p>
          </table:table-cell>
          <table:table-cell office:value-type="float" office:value="0.1014903" calcext:value-type="float">
            <text:p>0.1014903</text:p>
          </table:table-cell>
          <table:table-cell office:value-type="float" office:value="0.4797581" calcext:value-type="float">
            <text:p>0.4797581</text:p>
          </table:table-cell>
          <table:table-cell office:value-type="float" office:value="1.156745" calcext:value-type="float">
            <text:p>1.156745</text:p>
          </table:table-cell>
          <table:table-cell office:value-type="float" office:value="4.854681" calcext:value-type="float">
            <text:p>4.854681</text:p>
          </table:table-cell>
          <table:table-cell office:value-type="float" office:value="0.6563775" calcext:value-type="float">
            <text:p>0.6563775</text:p>
          </table:table-cell>
          <table:table-cell office:value-type="float" office:value="0.06608485" calcext:value-type="float">
            <text:p>0.06608485</text:p>
          </table:table-cell>
          <table:table-cell office:value-type="float" office:value="0.3863503" calcext:value-type="float">
            <text:p>0.3863503</text:p>
          </table:table-cell>
          <table:table-cell office:value-type="float" office:value="0.3763224" calcext:value-type="float">
            <text:p>0.3763224</text:p>
          </table:table-cell>
          <table:table-cell office:value-type="float" office:value="0" calcext:value-type="float">
            <text:p>0</text:p>
          </table:table-cell>
          <table:table-cell office:value-type="float" office:value="19.34499" calcext:value-type="float">
            <text:p>19.3449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698394" calcext:value-type="float">
            <text:p>-0.0086983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37.67688" calcext:value-type="float">
            <text:p>37.67688</text:p>
          </table:table-cell>
          <table:table-cell office:value-type="float" office:value="1074.287" calcext:value-type="float">
            <text:p>1074.28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185943" calcext:value-type="float">
            <text:p>0.1185943</text:p>
          </table:table-cell>
          <table:table-cell office:value-type="float" office:value="4.5057" calcext:value-type="float">
            <text:p>4.505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7108" calcext:value-type="float">
            <text:p>5.227108</text:p>
          </table:table-cell>
          <table:table-cell office:value-type="float" office:value="-0.004228373" calcext:value-type="float">
            <text:p>-0.004228373</text:p>
          </table:table-cell>
          <table:table-cell office:value-type="float" office:value="-0.02014227" calcext:value-type="float">
            <text:p>-0.02014227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615529" calcext:value-type="float">
            <text:p>8.615529</text:p>
          </table:table-cell>
          <table:table-cell office:value-type="float" office:value="0.2204594" calcext:value-type="float">
            <text:p>0.2204594</text:p>
          </table:table-cell>
          <table:table-cell office:value-type="float" office:value="0.2926277" calcext:value-type="float">
            <text:p>0.2926277</text:p>
          </table:table-cell>
          <table:table-cell office:value-type="float" office:value="0.2211867" calcext:value-type="float">
            <text:p>0.2211867</text:p>
          </table:table-cell>
          <table:table-cell office:value-type="float" office:value="0.1405938" calcext:value-type="float">
            <text:p>0.1405938</text:p>
          </table:table-cell>
          <table:table-cell office:value-type="float" office:value="0.177869" calcext:value-type="float">
            <text:p>0.177869</text:p>
          </table:table-cell>
          <table:table-cell office:value-type="float" office:value="0.0291588" calcext:value-type="float">
            <text:p>0.0291588</text:p>
          </table:table-cell>
          <table:table-cell office:value-type="float" office:value="0.03260623" calcext:value-type="float">
            <text:p>0.03260623</text:p>
          </table:table-cell>
          <table:table-cell office:value-type="float" office:value="0.02399278" calcext:value-type="float">
            <text:p>0.02399278</text:p>
          </table:table-cell>
          <table:table-cell office:value-type="float" office:value="0.01763345" calcext:value-type="float">
            <text:p>0.01763345</text:p>
          </table:table-cell>
          <table:table-cell office:value-type="float" office:value="0.01801943" calcext:value-type="float">
            <text:p>0.01801943</text:p>
          </table:table-cell>
          <table:table-cell office:value-type="float" office:value="0.01757827" calcext:value-type="float">
            <text:p>0.01757827</text:p>
          </table:table-cell>
          <table:table-cell office:value-type="float" office:value="0.02694697" calcext:value-type="float">
            <text:p>0.02694697</text:p>
          </table:table-cell>
          <table:table-cell office:value-type="float" office:value="0.004767266" calcext:value-type="float">
            <text:p>0.004767266</text:p>
          </table:table-cell>
          <table:table-cell office:value-type="float" office:value="0.003690775" calcext:value-type="float">
            <text:p>0.003690775</text:p>
          </table:table-cell>
          <table:table-cell office:value-type="float" office:value="0" calcext:value-type="float">
            <text:p>0</text:p>
          </table:table-cell>
          <table:table-cell office:value-type="float" office:value="0.7577393" calcext:value-type="float">
            <text:p>0.7577393</text:p>
          </table:table-cell>
          <table:table-cell office:value-type="float" office:value="1.094708" calcext:value-type="float">
            <text:p>1.094708</text:p>
          </table:table-cell>
          <table:table-cell office:value-type="float" office:value="0.9098371" calcext:value-type="float">
            <text:p>0.9098371</text:p>
          </table:table-cell>
          <table:table-cell office:value-type="float" office:value="0.714221" calcext:value-type="float">
            <text:p>0.714221</text:p>
          </table:table-cell>
          <table:table-cell office:value-type="float" office:value="0.8260516" calcext:value-type="float">
            <text:p>0.8260516</text:p>
          </table:table-cell>
          <table:table-cell office:value-type="float" office:value="0.1482554" calcext:value-type="float">
            <text:p>0.1482554</text:p>
          </table:table-cell>
          <table:table-cell office:value-type="float" office:value="0.1162561" calcext:value-type="float">
            <text:p>0.1162561</text:p>
          </table:table-cell>
          <table:table-cell office:value-type="float" office:value="0.4859469" calcext:value-type="float">
            <text:p>0.4859469</text:p>
          </table:table-cell>
          <table:table-cell office:value-type="float" office:value="1.163436" calcext:value-type="float">
            <text:p>1.163436</text:p>
          </table:table-cell>
          <table:table-cell office:value-type="float" office:value="4.856472" calcext:value-type="float">
            <text:p>4.856472</text:p>
          </table:table-cell>
          <table:table-cell office:value-type="float" office:value="0.6572536" calcext:value-type="float">
            <text:p>0.6572536</text:p>
          </table:table-cell>
          <table:table-cell office:value-type="float" office:value="0.06860455" calcext:value-type="float">
            <text:p>0.06860455</text:p>
          </table:table-cell>
          <table:table-cell office:value-type="float" office:value="0.394351" calcext:value-type="float">
            <text:p>0.394351</text:p>
          </table:table-cell>
          <table:table-cell office:value-type="float" office:value="0.3677784" calcext:value-type="float">
            <text:p>0.3677784</text:p>
          </table:table-cell>
          <table:table-cell office:value-type="float" office:value="0" calcext:value-type="float">
            <text:p>0</text:p>
          </table:table-cell>
          <table:table-cell office:value-type="float" office:value="24.97207" calcext:value-type="float">
            <text:p>24.9720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761388" calcext:value-type="float">
            <text:p>-0.0087613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37.65158" calcext:value-type="float">
            <text:p>37.65158</text:p>
          </table:table-cell>
          <table:table-cell office:value-type="float" office:value="1074.275" calcext:value-type="float">
            <text:p>1074.27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214789" calcext:value-type="float">
            <text:p>0.1214789</text:p>
          </table:table-cell>
          <table:table-cell office:value-type="float" office:value="4.538986" calcext:value-type="float">
            <text:p>4.53898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8954" calcext:value-type="float">
            <text:p>0.00315895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6238" calcext:value-type="float">
            <text:p>5.226238</text:p>
          </table:table-cell>
          <table:table-cell office:value-type="float" office:value="-0.00442157" calcext:value-type="float">
            <text:p>-0.00442157</text:p>
          </table:table-cell>
          <table:table-cell office:value-type="float" office:value="-0.02012893" calcext:value-type="float">
            <text:p>-0.0201289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652736" calcext:value-type="float">
            <text:p>8.652736</text:p>
          </table:table-cell>
          <table:table-cell office:value-type="float" office:value="0.2200493" calcext:value-type="float">
            <text:p>0.2200493</text:p>
          </table:table-cell>
          <table:table-cell office:value-type="float" office:value="0.2946478" calcext:value-type="float">
            <text:p>0.2946478</text:p>
          </table:table-cell>
          <table:table-cell office:value-type="float" office:value="0.2247602" calcext:value-type="float">
            <text:p>0.2247602</text:p>
          </table:table-cell>
          <table:table-cell office:value-type="float" office:value="0.1428847" calcext:value-type="float">
            <text:p>0.1428847</text:p>
          </table:table-cell>
          <table:table-cell office:value-type="float" office:value="0.1777148" calcext:value-type="float">
            <text:p>0.1777148</text:p>
          </table:table-cell>
          <table:table-cell office:value-type="float" office:value="0.02961847" calcext:value-type="float">
            <text:p>0.02961847</text:p>
          </table:table-cell>
          <table:table-cell office:value-type="float" office:value="0.03320462" calcext:value-type="float">
            <text:p>0.03320462</text:p>
          </table:table-cell>
          <table:table-cell office:value-type="float" office:value="0.02453708" calcext:value-type="float">
            <text:p>0.02453708</text:p>
          </table:table-cell>
          <table:table-cell office:value-type="float" office:value="0.01780525" calcext:value-type="float">
            <text:p>0.01780525</text:p>
          </table:table-cell>
          <table:table-cell office:value-type="float" office:value="0.01815549" calcext:value-type="float">
            <text:p>0.01815549</text:p>
          </table:table-cell>
          <table:table-cell office:value-type="float" office:value="0.01771293" calcext:value-type="float">
            <text:p>0.01771293</text:p>
          </table:table-cell>
          <table:table-cell office:value-type="float" office:value="0.02773377" calcext:value-type="float">
            <text:p>0.02773377</text:p>
          </table:table-cell>
          <table:table-cell office:value-type="float" office:value="0.004760539" calcext:value-type="float">
            <text:p>0.004760539</text:p>
          </table:table-cell>
          <table:table-cell office:value-type="float" office:value="0.003694405" calcext:value-type="float">
            <text:p>0.003694405</text:p>
          </table:table-cell>
          <table:table-cell office:value-type="float" office:value="0" calcext:value-type="float">
            <text:p>0</text:p>
          </table:table-cell>
          <table:table-cell office:value-type="float" office:value="0.6489761" calcext:value-type="float">
            <text:p>0.6489761</text:p>
          </table:table-cell>
          <table:table-cell office:value-type="float" office:value="1.2282" calcext:value-type="float">
            <text:p>1.2282</text:p>
          </table:table-cell>
          <table:table-cell office:value-type="float" office:value="1.083025" calcext:value-type="float">
            <text:p>1.083025</text:p>
          </table:table-cell>
          <table:table-cell office:value-type="float" office:value="0.8327013" calcext:value-type="float">
            <text:p>0.8327013</text:p>
          </table:table-cell>
          <table:table-cell office:value-type="float" office:value="0.9533704" calcext:value-type="float">
            <text:p>0.9533704</text:p>
          </table:table-cell>
          <table:table-cell office:value-type="float" office:value="0.1681316" calcext:value-type="float">
            <text:p>0.1681316</text:p>
          </table:table-cell>
          <table:table-cell office:value-type="float" office:value="0.1307295" calcext:value-type="float">
            <text:p>0.1307295</text:p>
          </table:table-cell>
          <table:table-cell office:value-type="float" office:value="0.4923074" calcext:value-type="float">
            <text:p>0.4923074</text:p>
          </table:table-cell>
          <table:table-cell office:value-type="float" office:value="1.170125" calcext:value-type="float">
            <text:p>1.170125</text:p>
          </table:table-cell>
          <table:table-cell office:value-type="float" office:value="4.858249" calcext:value-type="float">
            <text:p>4.858249</text:p>
          </table:table-cell>
          <table:table-cell office:value-type="float" office:value="0.6581281" calcext:value-type="float">
            <text:p>0.6581281</text:p>
          </table:table-cell>
          <table:table-cell office:value-type="float" office:value="0.07150449" calcext:value-type="float">
            <text:p>0.07150449</text:p>
          </table:table-cell>
          <table:table-cell office:value-type="float" office:value="0.3909511" calcext:value-type="float">
            <text:p>0.3909511</text:p>
          </table:table-cell>
          <table:table-cell office:value-type="float" office:value="0.3714017" calcext:value-type="float">
            <text:p>0.3714017</text:p>
          </table:table-cell>
          <table:table-cell office:value-type="float" office:value="0" calcext:value-type="float">
            <text:p>0</text:p>
          </table:table-cell>
          <table:table-cell office:value-type="float" office:value="27.02785" calcext:value-type="float">
            <text:p>27.0278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809833" calcext:value-type="float">
            <text:p>-0.0088098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37.62703" calcext:value-type="float">
            <text:p>37.62703</text:p>
          </table:table-cell>
          <table:table-cell office:value-type="float" office:value="1074.264" calcext:value-type="float">
            <text:p>1074.26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253208" calcext:value-type="float">
            <text:p>0.1253208</text:p>
          </table:table-cell>
          <table:table-cell office:value-type="float" office:value="4.569058" calcext:value-type="float">
            <text:p>4.56905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1" calcext:value-type="float">
            <text:p>0.00315901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5414" calcext:value-type="float">
            <text:p>5.225414</text:p>
          </table:table-cell>
          <table:table-cell office:value-type="float" office:value="-0.004665003" calcext:value-type="float">
            <text:p>-0.004665003</text:p>
          </table:table-cell>
          <table:table-cell office:value-type="float" office:value="-0.0201149" calcext:value-type="float">
            <text:p>-0.0201149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698374" calcext:value-type="float">
            <text:p>8.698374</text:p>
          </table:table-cell>
          <table:table-cell office:value-type="float" office:value="0.2237666" calcext:value-type="float">
            <text:p>0.2237666</text:p>
          </table:table-cell>
          <table:table-cell office:value-type="float" office:value="0.2880405" calcext:value-type="float">
            <text:p>0.2880405</text:p>
          </table:table-cell>
          <table:table-cell office:value-type="float" office:value="0.2215873" calcext:value-type="float">
            <text:p>0.2215873</text:p>
          </table:table-cell>
          <table:table-cell office:value-type="float" office:value="0.1436751" calcext:value-type="float">
            <text:p>0.1436751</text:p>
          </table:table-cell>
          <table:table-cell office:value-type="float" office:value="0.1770323" calcext:value-type="float">
            <text:p>0.1770323</text:p>
          </table:table-cell>
          <table:table-cell office:value-type="float" office:value="0.03012943" calcext:value-type="float">
            <text:p>0.03012943</text:p>
          </table:table-cell>
          <table:table-cell office:value-type="float" office:value="0.03371966" calcext:value-type="float">
            <text:p>0.03371966</text:p>
          </table:table-cell>
          <table:table-cell office:value-type="float" office:value="0.02504756" calcext:value-type="float">
            <text:p>0.02504756</text:p>
          </table:table-cell>
          <table:table-cell office:value-type="float" office:value="0.0179613" calcext:value-type="float">
            <text:p>0.0179613</text:p>
          </table:table-cell>
          <table:table-cell office:value-type="float" office:value="0.01828043" calcext:value-type="float">
            <text:p>0.01828043</text:p>
          </table:table-cell>
          <table:table-cell office:value-type="float" office:value="0.0178405" calcext:value-type="float">
            <text:p>0.0178405</text:p>
          </table:table-cell>
          <table:table-cell office:value-type="float" office:value="0.02853027" calcext:value-type="float">
            <text:p>0.02853027</text:p>
          </table:table-cell>
          <table:table-cell office:value-type="float" office:value="0.004753941" calcext:value-type="float">
            <text:p>0.004753941</text:p>
          </table:table-cell>
          <table:table-cell office:value-type="float" office:value="0.003697938" calcext:value-type="float">
            <text:p>0.003697938</text:p>
          </table:table-cell>
          <table:table-cell office:value-type="float" office:value="0" calcext:value-type="float">
            <text:p>0</text:p>
          </table:table-cell>
          <table:table-cell office:value-type="float" office:value="0.7566707" calcext:value-type="float">
            <text:p>0.7566707</text:p>
          </table:table-cell>
          <table:table-cell office:value-type="float" office:value="1.281767" calcext:value-type="float">
            <text:p>1.281767</text:p>
          </table:table-cell>
          <table:table-cell office:value-type="float" office:value="1.163806" calcext:value-type="float">
            <text:p>1.163806</text:p>
          </table:table-cell>
          <table:table-cell office:value-type="float" office:value="0.926353" calcext:value-type="float">
            <text:p>0.926353</text:p>
          </table:table-cell>
          <table:table-cell office:value-type="float" office:value="1.059349" calcext:value-type="float">
            <text:p>1.059349</text:p>
          </table:table-cell>
          <table:table-cell office:value-type="float" office:value="0.1905199" calcext:value-type="float">
            <text:p>0.1905199</text:p>
          </table:table-cell>
          <table:table-cell office:value-type="float" office:value="0.1440554" calcext:value-type="float">
            <text:p>0.1440554</text:p>
          </table:table-cell>
          <table:table-cell office:value-type="float" office:value="0.498446" calcext:value-type="float">
            <text:p>0.498446</text:p>
          </table:table-cell>
          <table:table-cell office:value-type="float" office:value="1.176746" calcext:value-type="float">
            <text:p>1.176746</text:p>
          </table:table-cell>
          <table:table-cell office:value-type="float" office:value="4.86004" calcext:value-type="float">
            <text:p>4.86004</text:p>
          </table:table-cell>
          <table:table-cell office:value-type="float" office:value="0.6590039" calcext:value-type="float">
            <text:p>0.6590039</text:p>
          </table:table-cell>
          <table:table-cell office:value-type="float" office:value="0.07415082" calcext:value-type="float">
            <text:p>0.07415082</text:p>
          </table:table-cell>
          <table:table-cell office:value-type="float" office:value="0.3878515" calcext:value-type="float">
            <text:p>0.3878515</text:p>
          </table:table-cell>
          <table:table-cell office:value-type="float" office:value="0.3749433" calcext:value-type="float">
            <text:p>0.3749433</text:p>
          </table:table-cell>
          <table:table-cell office:value-type="float" office:value="0" calcext:value-type="float">
            <text:p>0</text:p>
          </table:table-cell>
          <table:table-cell office:value-type="float" office:value="31.3911" calcext:value-type="float">
            <text:p>31.391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855557" calcext:value-type="float">
            <text:p>-0.0088555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37.59839" calcext:value-type="float">
            <text:p>37.59839</text:p>
          </table:table-cell>
          <table:table-cell office:value-type="float" office:value="1074.253" calcext:value-type="float">
            <text:p>1074.25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299684" calcext:value-type="float">
            <text:p>0.1299684</text:p>
          </table:table-cell>
          <table:table-cell office:value-type="float" office:value="4.602093" calcext:value-type="float">
            <text:p>4.60209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1" calcext:value-type="float">
            <text:p>0.00315901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4974035" calcext:value-type="float">
            <text:p>-0.004974035</text:p>
          </table:table-cell>
          <table:table-cell office:value-type="float" office:value="-0.02010177" calcext:value-type="float">
            <text:p>-0.02010177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760221" calcext:value-type="float">
            <text:p>8.760221</text:p>
          </table:table-cell>
          <table:table-cell office:value-type="float" office:value="0.2205051" calcext:value-type="float">
            <text:p>0.2205051</text:p>
          </table:table-cell>
          <table:table-cell office:value-type="float" office:value="0.2815275" calcext:value-type="float">
            <text:p>0.2815275</text:p>
          </table:table-cell>
          <table:table-cell office:value-type="float" office:value="0.2191353" calcext:value-type="float">
            <text:p>0.2191353</text:p>
          </table:table-cell>
          <table:table-cell office:value-type="float" office:value="0.1442599" calcext:value-type="float">
            <text:p>0.1442599</text:p>
          </table:table-cell>
          <table:table-cell office:value-type="float" office:value="0.1754247" calcext:value-type="float">
            <text:p>0.1754247</text:p>
          </table:table-cell>
          <table:table-cell office:value-type="float" office:value="0.03052602" calcext:value-type="float">
            <text:p>0.03052602</text:p>
          </table:table-cell>
          <table:table-cell office:value-type="float" office:value="0.03408603" calcext:value-type="float">
            <text:p>0.03408603</text:p>
          </table:table-cell>
          <table:table-cell office:value-type="float" office:value="0.02553627" calcext:value-type="float">
            <text:p>0.02553627</text:p>
          </table:table-cell>
          <table:table-cell office:value-type="float" office:value="0.01810426" calcext:value-type="float">
            <text:p>0.01810426</text:p>
          </table:table-cell>
          <table:table-cell office:value-type="float" office:value="0.01839592" calcext:value-type="float">
            <text:p>0.01839592</text:p>
          </table:table-cell>
          <table:table-cell office:value-type="float" office:value="0.0179646" calcext:value-type="float">
            <text:p>0.0179646</text:p>
          </table:table-cell>
          <table:table-cell office:value-type="float" office:value="0.02933614" calcext:value-type="float">
            <text:p>0.02933614</text:p>
          </table:table-cell>
          <table:table-cell office:value-type="float" office:value="0.00474979" calcext:value-type="float">
            <text:p>0.00474979</text:p>
          </table:table-cell>
          <table:table-cell office:value-type="float" office:value="0.003699066" calcext:value-type="float">
            <text:p>0.003699066</text:p>
          </table:table-cell>
          <table:table-cell office:value-type="float" office:value="0" calcext:value-type="float">
            <text:p>0</text:p>
          </table:table-cell>
          <table:table-cell office:value-type="float" office:value="0.7255743" calcext:value-type="float">
            <text:p>0.7255743</text:p>
          </table:table-cell>
          <table:table-cell office:value-type="float" office:value="1.365255" calcext:value-type="float">
            <text:p>1.365255</text:p>
          </table:table-cell>
          <table:table-cell office:value-type="float" office:value="1.313749" calcext:value-type="float">
            <text:p>1.313749</text:p>
          </table:table-cell>
          <table:table-cell office:value-type="float" office:value="1.048595" calcext:value-type="float">
            <text:p>1.048595</text:p>
          </table:table-cell>
          <table:table-cell office:value-type="float" office:value="1.177603" calcext:value-type="float">
            <text:p>1.177603</text:p>
          </table:table-cell>
          <table:table-cell office:value-type="float" office:value="0.2148831" calcext:value-type="float">
            <text:p>0.2148831</text:p>
          </table:table-cell>
          <table:table-cell office:value-type="float" office:value="0.1579908" calcext:value-type="float">
            <text:p>0.1579908</text:p>
          </table:table-cell>
          <table:table-cell office:value-type="float" office:value="0.5045543" calcext:value-type="float">
            <text:p>0.5045543</text:p>
          </table:table-cell>
          <table:table-cell office:value-type="float" office:value="1.183244" calcext:value-type="float">
            <text:p>1.183244</text:p>
          </table:table-cell>
          <table:table-cell office:value-type="float" office:value="4.861812" calcext:value-type="float">
            <text:p>4.861812</text:p>
          </table:table-cell>
          <table:table-cell office:value-type="float" office:value="0.6598758" calcext:value-type="float">
            <text:p>0.6598758</text:p>
          </table:table-cell>
          <table:table-cell office:value-type="float" office:value="0.07665075" calcext:value-type="float">
            <text:p>0.07665075</text:p>
          </table:table-cell>
          <table:table-cell office:value-type="float" office:value="0.3859512" calcext:value-type="float">
            <text:p>0.3859512</text:p>
          </table:table-cell>
          <table:table-cell office:value-type="float" office:value="0.3767874" calcext:value-type="float">
            <text:p>0.3767874</text:p>
          </table:table-cell>
          <table:table-cell office:value-type="float" office:value="0" calcext:value-type="float">
            <text:p>0</text:p>
          </table:table-cell>
          <table:table-cell office:value-type="float" office:value="37.00009" calcext:value-type="float">
            <text:p>37.0000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911782" calcext:value-type="float">
            <text:p>-0.0089117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37.57224" calcext:value-type="float">
            <text:p>37.57224</text:p>
          </table:table-cell>
          <table:table-cell office:value-type="float" office:value="1074.242" calcext:value-type="float">
            <text:p>1074.24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329069" calcext:value-type="float">
            <text:p>0.1329069</text:p>
          </table:table-cell>
          <table:table-cell office:value-type="float" office:value="4.633301" calcext:value-type="float">
            <text:p>4.63330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1" calcext:value-type="float">
            <text:p>0.00315901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5196514" calcext:value-type="float">
            <text:p>-0.005196514</text:p>
          </table:table-cell>
          <table:table-cell office:value-type="float" office:value="-0.02008773" calcext:value-type="float">
            <text:p>-0.0200877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805193" calcext:value-type="float">
            <text:p>8.805193</text:p>
          </table:table-cell>
          <table:table-cell office:value-type="float" office:value="0.2177644" calcext:value-type="float">
            <text:p>0.2177644</text:p>
          </table:table-cell>
          <table:table-cell office:value-type="float" office:value="0.277539" calcext:value-type="float">
            <text:p>0.277539</text:p>
          </table:table-cell>
          <table:table-cell office:value-type="float" office:value="0.2163346" calcext:value-type="float">
            <text:p>0.2163346</text:p>
          </table:table-cell>
          <table:table-cell office:value-type="float" office:value="0.1439913" calcext:value-type="float">
            <text:p>0.1439913</text:p>
          </table:table-cell>
          <table:table-cell office:value-type="float" office:value="0.1735355" calcext:value-type="float">
            <text:p>0.1735355</text:p>
          </table:table-cell>
          <table:table-cell office:value-type="float" office:value="0.03091043" calcext:value-type="float">
            <text:p>0.03091043</text:p>
          </table:table-cell>
          <table:table-cell office:value-type="float" office:value="0.03444292" calcext:value-type="float">
            <text:p>0.03444292</text:p>
          </table:table-cell>
          <table:table-cell office:value-type="float" office:value="0.02599024" calcext:value-type="float">
            <text:p>0.02599024</text:p>
          </table:table-cell>
          <table:table-cell office:value-type="float" office:value="0.01823422" calcext:value-type="float">
            <text:p>0.01823422</text:p>
          </table:table-cell>
          <table:table-cell office:value-type="float" office:value="0.01850316" calcext:value-type="float">
            <text:p>0.01850316</text:p>
          </table:table-cell>
          <table:table-cell office:value-type="float" office:value="0.01808529" calcext:value-type="float">
            <text:p>0.01808529</text:p>
          </table:table-cell>
          <table:table-cell office:value-type="float" office:value="0.03015109" calcext:value-type="float">
            <text:p>0.03015109</text:p>
          </table:table-cell>
          <table:table-cell office:value-type="float" office:value="0.004748178" calcext:value-type="float">
            <text:p>0.004748178</text:p>
          </table:table-cell>
          <table:table-cell office:value-type="float" office:value="0.003697795" calcext:value-type="float">
            <text:p>0.003697795</text:p>
          </table:table-cell>
          <table:table-cell office:value-type="float" office:value="0" calcext:value-type="float">
            <text:p>0</text:p>
          </table:table-cell>
          <table:table-cell office:value-type="float" office:value="0.7623079" calcext:value-type="float">
            <text:p>0.7623079</text:p>
          </table:table-cell>
          <table:table-cell office:value-type="float" office:value="1.469159" calcext:value-type="float">
            <text:p>1.469159</text:p>
          </table:table-cell>
          <table:table-cell office:value-type="float" office:value="1.419683" calcext:value-type="float">
            <text:p>1.419683</text:p>
          </table:table-cell>
          <table:table-cell office:value-type="float" office:value="1.143428" calcext:value-type="float">
            <text:p>1.143428</text:p>
          </table:table-cell>
          <table:table-cell office:value-type="float" office:value="1.280313" calcext:value-type="float">
            <text:p>1.280313</text:p>
          </table:table-cell>
          <table:table-cell office:value-type="float" office:value="0.241019" calcext:value-type="float">
            <text:p>0.241019</text:p>
          </table:table-cell>
          <table:table-cell office:value-type="float" office:value="0.1731364" calcext:value-type="float">
            <text:p>0.1731364</text:p>
          </table:table-cell>
          <table:table-cell office:value-type="float" office:value="0.510707" calcext:value-type="float">
            <text:p>0.510707</text:p>
          </table:table-cell>
          <table:table-cell office:value-type="float" office:value="1.189645" calcext:value-type="float">
            <text:p>1.189645</text:p>
          </table:table-cell>
          <table:table-cell office:value-type="float" office:value="4.863549" calcext:value-type="float">
            <text:p>4.863549</text:p>
          </table:table-cell>
          <table:table-cell office:value-type="float" office:value="0.6607416" calcext:value-type="float">
            <text:p>0.6607416</text:p>
          </table:table-cell>
          <table:table-cell office:value-type="float" office:value="0.07906625" calcext:value-type="float">
            <text:p>0.07906625</text:p>
          </table:table-cell>
          <table:table-cell office:value-type="float" office:value="0.3851985" calcext:value-type="float">
            <text:p>0.3851985</text:p>
          </table:table-cell>
          <table:table-cell office:value-type="float" office:value="0.3768488" calcext:value-type="float">
            <text:p>0.3768488</text:p>
          </table:table-cell>
          <table:table-cell office:value-type="float" office:value="0" calcext:value-type="float">
            <text:p>0</text:p>
          </table:table-cell>
          <table:table-cell office:value-type="float" office:value="40.29304" calcext:value-type="float">
            <text:p>40.2930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95635" calcext:value-type="float">
            <text:p>-0.008956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37.5486" calcext:value-type="float">
            <text:p>37.5486</text:p>
          </table:table-cell>
          <table:table-cell office:value-type="float" office:value="1074.232" calcext:value-type="float">
            <text:p>1074.23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361354" calcext:value-type="float">
            <text:p>0.1361354</text:p>
          </table:table-cell>
          <table:table-cell office:value-type="float" office:value="4.660666" calcext:value-type="float">
            <text:p>4.66066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38" calcext:value-type="float">
            <text:p>0.00315903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5418935" calcext:value-type="float">
            <text:p>-0.005418935</text:p>
          </table:table-cell>
          <table:table-cell office:value-type="float" office:value="-0.02007284" calcext:value-type="float">
            <text:p>-0.02007284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849272" calcext:value-type="float">
            <text:p>8.849272</text:p>
          </table:table-cell>
          <table:table-cell office:value-type="float" office:value="0.2165964" calcext:value-type="float">
            <text:p>0.2165964</text:p>
          </table:table-cell>
          <table:table-cell office:value-type="float" office:value="0.2722366" calcext:value-type="float">
            <text:p>0.2722366</text:p>
          </table:table-cell>
          <table:table-cell office:value-type="float" office:value="0.2132514" calcext:value-type="float">
            <text:p>0.2132514</text:p>
          </table:table-cell>
          <table:table-cell office:value-type="float" office:value="0.1434474" calcext:value-type="float">
            <text:p>0.1434474</text:p>
          </table:table-cell>
          <table:table-cell office:value-type="float" office:value="0.1717187" calcext:value-type="float">
            <text:p>0.1717187</text:p>
          </table:table-cell>
          <table:table-cell office:value-type="float" office:value="0.03123582" calcext:value-type="float">
            <text:p>0.03123582</text:p>
          </table:table-cell>
          <table:table-cell office:value-type="float" office:value="0.03478072" calcext:value-type="float">
            <text:p>0.03478072</text:p>
          </table:table-cell>
          <table:table-cell office:value-type="float" office:value="0.02643576" calcext:value-type="float">
            <text:p>0.02643576</text:p>
          </table:table-cell>
          <table:table-cell office:value-type="float" office:value="0.01835379" calcext:value-type="float">
            <text:p>0.01835379</text:p>
          </table:table-cell>
          <table:table-cell office:value-type="float" office:value="0.01860269" calcext:value-type="float">
            <text:p>0.01860269</text:p>
          </table:table-cell>
          <table:table-cell office:value-type="float" office:value="0.01820267" calcext:value-type="float">
            <text:p>0.01820267</text:p>
          </table:table-cell>
          <table:table-cell office:value-type="float" office:value="0.03097467" calcext:value-type="float">
            <text:p>0.03097467</text:p>
          </table:table-cell>
          <table:table-cell office:value-type="float" office:value="0.004746742" calcext:value-type="float">
            <text:p>0.004746742</text:p>
          </table:table-cell>
          <table:table-cell office:value-type="float" office:value="0.003696419" calcext:value-type="float">
            <text:p>0.003696419</text:p>
          </table:table-cell>
          <table:table-cell office:value-type="float" office:value="0" calcext:value-type="float">
            <text:p>0</text:p>
          </table:table-cell>
          <table:table-cell office:value-type="float" office:value="0.8867526" calcext:value-type="float">
            <text:p>0.8867526</text:p>
          </table:table-cell>
          <table:table-cell office:value-type="float" office:value="1.533548" calcext:value-type="float">
            <text:p>1.533548</text:p>
          </table:table-cell>
          <table:table-cell office:value-type="float" office:value="1.486494" calcext:value-type="float">
            <text:p>1.486494</text:p>
          </table:table-cell>
          <table:table-cell office:value-type="float" office:value="1.211526" calcext:value-type="float">
            <text:p>1.211526</text:p>
          </table:table-cell>
          <table:table-cell office:value-type="float" office:value="1.361374" calcext:value-type="float">
            <text:p>1.361374</text:p>
          </table:table-cell>
          <table:table-cell office:value-type="float" office:value="0.2638343" calcext:value-type="float">
            <text:p>0.2638343</text:p>
          </table:table-cell>
          <table:table-cell office:value-type="float" office:value="0.1873789" calcext:value-type="float">
            <text:p>0.1873789</text:p>
          </table:table-cell>
          <table:table-cell office:value-type="float" office:value="0.5168571" calcext:value-type="float">
            <text:p>0.5168571</text:p>
          </table:table-cell>
          <table:table-cell office:value-type="float" office:value="1.195959" calcext:value-type="float">
            <text:p>1.195959</text:p>
          </table:table-cell>
          <table:table-cell office:value-type="float" office:value="4.865253" calcext:value-type="float">
            <text:p>4.865253</text:p>
          </table:table-cell>
          <table:table-cell office:value-type="float" office:value="0.6616012" calcext:value-type="float">
            <text:p>0.6616012</text:p>
          </table:table-cell>
          <table:table-cell office:value-type="float" office:value="0.08147388" calcext:value-type="float">
            <text:p>0.08147388</text:p>
          </table:table-cell>
          <table:table-cell office:value-type="float" office:value="0.3845384" calcext:value-type="float">
            <text:p>0.3845384</text:p>
          </table:table-cell>
          <table:table-cell office:value-type="float" office:value="0.3768634" calcext:value-type="float">
            <text:p>0.3768634</text:p>
          </table:table-cell>
          <table:table-cell office:value-type="float" office:value="0" calcext:value-type="float">
            <text:p>0</text:p>
          </table:table-cell>
          <table:table-cell office:value-type="float" office:value="44.08775" calcext:value-type="float">
            <text:p>44.0877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8994107" calcext:value-type="float">
            <text:p>-0.0089941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37.52515" calcext:value-type="float">
            <text:p>37.52515</text:p>
          </table:table-cell>
          <table:table-cell office:value-type="float" office:value="1074.222" calcext:value-type="float">
            <text:p>1074.22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39716" calcext:value-type="float">
            <text:p>0.139716</text:p>
          </table:table-cell>
          <table:table-cell office:value-type="float" office:value="4.686838" calcext:value-type="float">
            <text:p>4.68683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38" calcext:value-type="float">
            <text:p>0.00315903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5665969" calcext:value-type="float">
            <text:p>-0.005665969</text:p>
          </table:table-cell>
          <table:table-cell office:value-type="float" office:value="-0.02005723" calcext:value-type="float">
            <text:p>-0.0200572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897173" calcext:value-type="float">
            <text:p>8.897173</text:p>
          </table:table-cell>
          <table:table-cell office:value-type="float" office:value="0.2157195" calcext:value-type="float">
            <text:p>0.2157195</text:p>
          </table:table-cell>
          <table:table-cell office:value-type="float" office:value="0.2675423" calcext:value-type="float">
            <text:p>0.2675423</text:p>
          </table:table-cell>
          <table:table-cell office:value-type="float" office:value="0.2101954" calcext:value-type="float">
            <text:p>0.2101954</text:p>
          </table:table-cell>
          <table:table-cell office:value-type="float" office:value="0.1428648" calcext:value-type="float">
            <text:p>0.1428648</text:p>
          </table:table-cell>
          <table:table-cell office:value-type="float" office:value="0.1699001" calcext:value-type="float">
            <text:p>0.1699001</text:p>
          </table:table-cell>
          <table:table-cell office:value-type="float" office:value="0.03146263" calcext:value-type="float">
            <text:p>0.03146263</text:p>
          </table:table-cell>
          <table:table-cell office:value-type="float" office:value="0.03509469" calcext:value-type="float">
            <text:p>0.03509469</text:p>
          </table:table-cell>
          <table:table-cell office:value-type="float" office:value="0.02686523" calcext:value-type="float">
            <text:p>0.02686523</text:p>
          </table:table-cell>
          <table:table-cell office:value-type="float" office:value="0.0184657" calcext:value-type="float">
            <text:p>0.0184657</text:p>
          </table:table-cell>
          <table:table-cell office:value-type="float" office:value="0.01869548" calcext:value-type="float">
            <text:p>0.01869548</text:p>
          </table:table-cell>
          <table:table-cell office:value-type="float" office:value="0.01831695" calcext:value-type="float">
            <text:p>0.01831695</text:p>
          </table:table-cell>
          <table:table-cell office:value-type="float" office:value="0.03180498" calcext:value-type="float">
            <text:p>0.03180498</text:p>
          </table:table-cell>
          <table:table-cell office:value-type="float" office:value="0.004745366" calcext:value-type="float">
            <text:p>0.004745366</text:p>
          </table:table-cell>
          <table:table-cell office:value-type="float" office:value="0.003695048" calcext:value-type="float">
            <text:p>0.003695048</text:p>
          </table:table-cell>
          <table:table-cell office:value-type="float" office:value="0" calcext:value-type="float">
            <text:p>0</text:p>
          </table:table-cell>
          <table:table-cell office:value-type="float" office:value="0.9747241" calcext:value-type="float">
            <text:p>0.9747241</text:p>
          </table:table-cell>
          <table:table-cell office:value-type="float" office:value="1.612646" calcext:value-type="float">
            <text:p>1.612646</text:p>
          </table:table-cell>
          <table:table-cell office:value-type="float" office:value="1.552924" calcext:value-type="float">
            <text:p>1.552924</text:p>
          </table:table-cell>
          <table:table-cell office:value-type="float" office:value="1.276023" calcext:value-type="float">
            <text:p>1.276023</text:p>
          </table:table-cell>
          <table:table-cell office:value-type="float" office:value="1.438211" calcext:value-type="float">
            <text:p>1.438211</text:p>
          </table:table-cell>
          <table:table-cell office:value-type="float" office:value="0.2827303" calcext:value-type="float">
            <text:p>0.2827303</text:p>
          </table:table-cell>
          <table:table-cell office:value-type="float" office:value="0.2012803" calcext:value-type="float">
            <text:p>0.2012803</text:p>
          </table:table-cell>
          <table:table-cell office:value-type="float" office:value="0.5228885" calcext:value-type="float">
            <text:p>0.5228885</text:p>
          </table:table-cell>
          <table:table-cell office:value-type="float" office:value="1.202157" calcext:value-type="float">
            <text:p>1.202157</text:p>
          </table:table-cell>
          <table:table-cell office:value-type="float" office:value="4.866955" calcext:value-type="float">
            <text:p>4.866955</text:p>
          </table:table-cell>
          <table:table-cell office:value-type="float" office:value="0.662455" calcext:value-type="float">
            <text:p>0.662455</text:p>
          </table:table-cell>
          <table:table-cell office:value-type="float" office:value="0.08387782" calcext:value-type="float">
            <text:p>0.08387782</text:p>
          </table:table-cell>
          <table:table-cell office:value-type="float" office:value="0.3839206" calcext:value-type="float">
            <text:p>0.3839206</text:p>
          </table:table-cell>
          <table:table-cell office:value-type="float" office:value="0.3768779" calcext:value-type="float">
            <text:p>0.3768779</text:p>
          </table:table-cell>
          <table:table-cell office:value-type="float" office:value="0" calcext:value-type="float">
            <text:p>0</text:p>
          </table:table-cell>
          <table:table-cell office:value-type="float" office:value="48.36026" calcext:value-type="float">
            <text:p>48.3602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029712" calcext:value-type="float">
            <text:p>-0.0090297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37.5004" calcext:value-type="float">
            <text:p>37.5004</text:p>
          </table:table-cell>
          <table:table-cell office:value-type="float" office:value="1074.213" calcext:value-type="float">
            <text:p>1074.21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440018" calcext:value-type="float">
            <text:p>0.1440018</text:p>
          </table:table-cell>
          <table:table-cell office:value-type="float" office:value="4.713269" calcext:value-type="float">
            <text:p>4.71326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38" calcext:value-type="float">
            <text:p>0.00315903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597621" calcext:value-type="float">
            <text:p>-0.00597621</text:p>
          </table:table-cell>
          <table:table-cell office:value-type="float" office:value="-0.02004104" calcext:value-type="float">
            <text:p>-0.02004104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8.953506" calcext:value-type="float">
            <text:p>8.953506</text:p>
          </table:table-cell>
          <table:table-cell office:value-type="float" office:value="0.2182977" calcext:value-type="float">
            <text:p>0.2182977</text:p>
          </table:table-cell>
          <table:table-cell office:value-type="float" office:value="0.2616211" calcext:value-type="float">
            <text:p>0.2616211</text:p>
          </table:table-cell>
          <table:table-cell office:value-type="float" office:value="0.2064495" calcext:value-type="float">
            <text:p>0.2064495</text:p>
          </table:table-cell>
          <table:table-cell office:value-type="float" office:value="0.142014" calcext:value-type="float">
            <text:p>0.142014</text:p>
          </table:table-cell>
          <table:table-cell office:value-type="float" office:value="0.1678297" calcext:value-type="float">
            <text:p>0.1678297</text:p>
          </table:table-cell>
          <table:table-cell office:value-type="float" office:value="0.03162902" calcext:value-type="float">
            <text:p>0.03162902</text:p>
          </table:table-cell>
          <table:table-cell office:value-type="float" office:value="0.03538197" calcext:value-type="float">
            <text:p>0.03538197</text:p>
          </table:table-cell>
          <table:table-cell office:value-type="float" office:value="0.02727418" calcext:value-type="float">
            <text:p>0.02727418</text:p>
          </table:table-cell>
          <table:table-cell office:value-type="float" office:value="0.01857116" calcext:value-type="float">
            <text:p>0.01857116</text:p>
          </table:table-cell>
          <table:table-cell office:value-type="float" office:value="0.01878285" calcext:value-type="float">
            <text:p>0.01878285</text:p>
          </table:table-cell>
          <table:table-cell office:value-type="float" office:value="0.0184274" calcext:value-type="float">
            <text:p>0.0184274</text:p>
          </table:table-cell>
          <table:table-cell office:value-type="float" office:value="0.03264153" calcext:value-type="float">
            <text:p>0.03264153</text:p>
          </table:table-cell>
          <table:table-cell office:value-type="float" office:value="0.004744051" calcext:value-type="float">
            <text:p>0.004744051</text:p>
          </table:table-cell>
          <table:table-cell office:value-type="float" office:value="0.003693683" calcext:value-type="float">
            <text:p>0.003693683</text:p>
          </table:table-cell>
          <table:table-cell office:value-type="float" office:value="0" calcext:value-type="float">
            <text:p>0</text:p>
          </table:table-cell>
          <table:table-cell office:value-type="float" office:value="1.06359" calcext:value-type="float">
            <text:p>1.06359</text:p>
          </table:table-cell>
          <table:table-cell office:value-type="float" office:value="1.700457" calcext:value-type="float">
            <text:p>1.700457</text:p>
          </table:table-cell>
          <table:table-cell office:value-type="float" office:value="1.624276" calcext:value-type="float">
            <text:p>1.624276</text:p>
          </table:table-cell>
          <table:table-cell office:value-type="float" office:value="1.343955" calcext:value-type="float">
            <text:p>1.343955</text:p>
          </table:table-cell>
          <table:table-cell office:value-type="float" office:value="1.518316" calcext:value-type="float">
            <text:p>1.518316</text:p>
          </table:table-cell>
          <table:table-cell office:value-type="float" office:value="0.2995283" calcext:value-type="float">
            <text:p>0.2995283</text:p>
          </table:table-cell>
          <table:table-cell office:value-type="float" office:value="0.2145611" calcext:value-type="float">
            <text:p>0.2145611</text:p>
          </table:table-cell>
          <table:table-cell office:value-type="float" office:value="0.5287545" calcext:value-type="float">
            <text:p>0.5287545</text:p>
          </table:table-cell>
          <table:table-cell office:value-type="float" office:value="1.208255" calcext:value-type="float">
            <text:p>1.208255</text:p>
          </table:table-cell>
          <table:table-cell office:value-type="float" office:value="4.868727" calcext:value-type="float">
            <text:p>4.868727</text:p>
          </table:table-cell>
          <table:table-cell office:value-type="float" office:value="0.6631106" calcext:value-type="float">
            <text:p>0.6631106</text:p>
          </table:table-cell>
          <table:table-cell office:value-type="float" office:value="0.08628091" calcext:value-type="float">
            <text:p>0.08628091</text:p>
          </table:table-cell>
          <table:table-cell office:value-type="float" office:value="0.3833417" calcext:value-type="float">
            <text:p>0.3833417</text:p>
          </table:table-cell>
          <table:table-cell office:value-type="float" office:value="0.3768925" calcext:value-type="float">
            <text:p>0.3768925</text:p>
          </table:table-cell>
          <table:table-cell office:value-type="float" office:value="0" calcext:value-type="float">
            <text:p>0</text:p>
          </table:table-cell>
          <table:table-cell office:value-type="float" office:value="53.71302" calcext:value-type="float">
            <text:p>53.7130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065491" calcext:value-type="float">
            <text:p>-0.0090654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37.47406" calcext:value-type="float">
            <text:p>37.47406</text:p>
          </table:table-cell>
          <table:table-cell office:value-type="float" office:value="1074.205" calcext:value-type="float">
            <text:p>1074.20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48517" calcext:value-type="float">
            <text:p>0.148517</text:p>
          </table:table-cell>
          <table:table-cell office:value-type="float" office:value="4.741179" calcext:value-type="float">
            <text:p>4.74117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991" calcext:value-type="float">
            <text:p>5.224991</text:p>
          </table:table-cell>
          <table:table-cell office:value-type="float" office:value="-0.006297631" calcext:value-type="float">
            <text:p>-0.006297631</text:p>
          </table:table-cell>
          <table:table-cell office:value-type="float" office:value="-0.02002658" calcext:value-type="float">
            <text:p>-0.02002658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018231" calcext:value-type="float">
            <text:p>9.018231</text:p>
          </table:table-cell>
          <table:table-cell office:value-type="float" office:value="0.2231779" calcext:value-type="float">
            <text:p>0.2231779</text:p>
          </table:table-cell>
          <table:table-cell office:value-type="float" office:value="0.2589566" calcext:value-type="float">
            <text:p>0.2589566</text:p>
          </table:table-cell>
          <table:table-cell office:value-type="float" office:value="0.2042243" calcext:value-type="float">
            <text:p>0.2042243</text:p>
          </table:table-cell>
          <table:table-cell office:value-type="float" office:value="0.1411238" calcext:value-type="float">
            <text:p>0.1411238</text:p>
          </table:table-cell>
          <table:table-cell office:value-type="float" office:value="0.1653212" calcext:value-type="float">
            <text:p>0.1653212</text:p>
          </table:table-cell>
          <table:table-cell office:value-type="float" office:value="0.03175194" calcext:value-type="float">
            <text:p>0.03175194</text:p>
          </table:table-cell>
          <table:table-cell office:value-type="float" office:value="0.03560641" calcext:value-type="float">
            <text:p>0.03560641</text:p>
          </table:table-cell>
          <table:table-cell office:value-type="float" office:value="0.02767834" calcext:value-type="float">
            <text:p>0.02767834</text:p>
          </table:table-cell>
          <table:table-cell office:value-type="float" office:value="0.01867301" calcext:value-type="float">
            <text:p>0.01867301</text:p>
          </table:table-cell>
          <table:table-cell office:value-type="float" office:value="0.01886478" calcext:value-type="float">
            <text:p>0.01886478</text:p>
          </table:table-cell>
          <table:table-cell office:value-type="float" office:value="0.01853536" calcext:value-type="float">
            <text:p>0.01853536</text:p>
          </table:table-cell>
          <table:table-cell office:value-type="float" office:value="0.03348395" calcext:value-type="float">
            <text:p>0.03348395</text:p>
          </table:table-cell>
          <table:table-cell office:value-type="float" office:value="0.004742796" calcext:value-type="float">
            <text:p>0.004742796</text:p>
          </table:table-cell>
          <table:table-cell office:value-type="float" office:value="0.003692335" calcext:value-type="float">
            <text:p>0.003692335</text:p>
          </table:table-cell>
          <table:table-cell office:value-type="float" office:value="0" calcext:value-type="float">
            <text:p>0</text:p>
          </table:table-cell>
          <table:table-cell office:value-type="float" office:value="0.9575545" calcext:value-type="float">
            <text:p>0.9575545</text:p>
          </table:table-cell>
          <table:table-cell office:value-type="float" office:value="1.833445" calcext:value-type="float">
            <text:p>1.833445</text:p>
          </table:table-cell>
          <table:table-cell office:value-type="float" office:value="1.767784" calcext:value-type="float">
            <text:p>1.767784</text:p>
          </table:table-cell>
          <table:table-cell office:value-type="float" office:value="1.43701" calcext:value-type="float">
            <text:p>1.43701</text:p>
          </table:table-cell>
          <table:table-cell office:value-type="float" office:value="1.613381" calcext:value-type="float">
            <text:p>1.613381</text:p>
          </table:table-cell>
          <table:table-cell office:value-type="float" office:value="0.3168581" calcext:value-type="float">
            <text:p>0.3168581</text:p>
          </table:table-cell>
          <table:table-cell office:value-type="float" office:value="0.2261959" calcext:value-type="float">
            <text:p>0.2261959</text:p>
          </table:table-cell>
          <table:table-cell office:value-type="float" office:value="0.5347783" calcext:value-type="float">
            <text:p>0.5347783</text:p>
          </table:table-cell>
          <table:table-cell office:value-type="float" office:value="1.214247" calcext:value-type="float">
            <text:p>1.214247</text:p>
          </table:table-cell>
          <table:table-cell office:value-type="float" office:value="4.870458" calcext:value-type="float">
            <text:p>4.870458</text:p>
          </table:table-cell>
          <table:table-cell office:value-type="float" office:value="0.6637563" calcext:value-type="float">
            <text:p>0.6637563</text:p>
          </table:table-cell>
          <table:table-cell office:value-type="float" office:value="0.08868446" calcext:value-type="float">
            <text:p>0.08868446</text:p>
          </table:table-cell>
          <table:table-cell office:value-type="float" office:value="0.3827968" calcext:value-type="float">
            <text:p>0.3827968</text:p>
          </table:table-cell>
          <table:table-cell office:value-type="float" office:value="0.3769071" calcext:value-type="float">
            <text:p>0.3769071</text:p>
          </table:table-cell>
          <table:table-cell office:value-type="float" office:value="0" calcext:value-type="float">
            <text:p>0</text:p>
          </table:table-cell>
          <table:table-cell office:value-type="float" office:value="59.1194" calcext:value-type="float">
            <text:p>59.119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106287" calcext:value-type="float">
            <text:p>-0.0091062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37.44466" calcext:value-type="float">
            <text:p>37.44466</text:p>
          </table:table-cell>
          <table:table-cell office:value-type="float" office:value="1074.196" calcext:value-type="float">
            <text:p>1074.1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523933" calcext:value-type="float">
            <text:p>0.1523933</text:p>
          </table:table-cell>
          <table:table-cell office:value-type="float" office:value="4.771248" calcext:value-type="float">
            <text:p>4.77124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861" calcext:value-type="float">
            <text:p>5.224861</text:p>
          </table:table-cell>
          <table:table-cell office:value-type="float" office:value="-0.006681639" calcext:value-type="float">
            <text:p>-0.006681639</text:p>
          </table:table-cell>
          <table:table-cell office:value-type="float" office:value="-0.02001093" calcext:value-type="float">
            <text:p>-0.0200109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088655" calcext:value-type="float">
            <text:p>9.088655</text:p>
          </table:table-cell>
          <table:table-cell office:value-type="float" office:value="0.2123279" calcext:value-type="float">
            <text:p>0.2123279</text:p>
          </table:table-cell>
          <table:table-cell office:value-type="float" office:value="0.2500278" calcext:value-type="float">
            <text:p>0.2500278</text:p>
          </table:table-cell>
          <table:table-cell office:value-type="float" office:value="0.1995216" calcext:value-type="float">
            <text:p>0.1995216</text:p>
          </table:table-cell>
          <table:table-cell office:value-type="float" office:value="0.1398972" calcext:value-type="float">
            <text:p>0.1398972</text:p>
          </table:table-cell>
          <table:table-cell office:value-type="float" office:value="0.1625693" calcext:value-type="float">
            <text:p>0.1625693</text:p>
          </table:table-cell>
          <table:table-cell office:value-type="float" office:value="0.03186758" calcext:value-type="float">
            <text:p>0.03186758</text:p>
          </table:table-cell>
          <table:table-cell office:value-type="float" office:value="0.03581425" calcext:value-type="float">
            <text:p>0.03581425</text:p>
          </table:table-cell>
          <table:table-cell office:value-type="float" office:value="0.02804956" calcext:value-type="float">
            <text:p>0.02804956</text:p>
          </table:table-cell>
          <table:table-cell office:value-type="float" office:value="0.01877075" calcext:value-type="float">
            <text:p>0.01877075</text:p>
          </table:table-cell>
          <table:table-cell office:value-type="float" office:value="0.01894165" calcext:value-type="float">
            <text:p>0.01894165</text:p>
          </table:table-cell>
          <table:table-cell office:value-type="float" office:value="0.01864329" calcext:value-type="float">
            <text:p>0.01864329</text:p>
          </table:table-cell>
          <table:table-cell office:value-type="float" office:value="0.0343302" calcext:value-type="float">
            <text:p>0.0343302</text:p>
          </table:table-cell>
          <table:table-cell office:value-type="float" office:value="0.004755487" calcext:value-type="float">
            <text:p>0.004755487</text:p>
          </table:table-cell>
          <table:table-cell office:value-type="float" office:value="0.00367713" calcext:value-type="float">
            <text:p>0.00367713</text:p>
          </table:table-cell>
          <table:table-cell office:value-type="float" office:value="0" calcext:value-type="float">
            <text:p>0</text:p>
          </table:table-cell>
          <table:table-cell office:value-type="float" office:value="1.039051" calcext:value-type="float">
            <text:p>1.039051</text:p>
          </table:table-cell>
          <table:table-cell office:value-type="float" office:value="1.927306" calcext:value-type="float">
            <text:p>1.927306</text:p>
          </table:table-cell>
          <table:table-cell office:value-type="float" office:value="1.866213" calcext:value-type="float">
            <text:p>1.866213</text:p>
          </table:table-cell>
          <table:table-cell office:value-type="float" office:value="1.530147" calcext:value-type="float">
            <text:p>1.530147</text:p>
          </table:table-cell>
          <table:table-cell office:value-type="float" office:value="1.71818" calcext:value-type="float">
            <text:p>1.71818</text:p>
          </table:table-cell>
          <table:table-cell office:value-type="float" office:value="0.3362369" calcext:value-type="float">
            <text:p>0.3362369</text:p>
          </table:table-cell>
          <table:table-cell office:value-type="float" office:value="0.2391284" calcext:value-type="float">
            <text:p>0.2391284</text:p>
          </table:table-cell>
          <table:table-cell office:value-type="float" office:value="0.5406533" calcext:value-type="float">
            <text:p>0.5406533</text:p>
          </table:table-cell>
          <table:table-cell office:value-type="float" office:value="1.220164" calcext:value-type="float">
            <text:p>1.220164</text:p>
          </table:table-cell>
          <table:table-cell office:value-type="float" office:value="4.872141" calcext:value-type="float">
            <text:p>4.872141</text:p>
          </table:table-cell>
          <table:table-cell office:value-type="float" office:value="0.6644271" calcext:value-type="float">
            <text:p>0.6644271</text:p>
          </table:table-cell>
          <table:table-cell office:value-type="float" office:value="0.09116513" calcext:value-type="float">
            <text:p>0.09116513</text:p>
          </table:table-cell>
          <table:table-cell office:value-type="float" office:value="0.3895629" calcext:value-type="float">
            <text:p>0.3895629</text:p>
          </table:table-cell>
          <table:table-cell office:value-type="float" office:value="0.3697725" calcext:value-type="float">
            <text:p>0.3697725</text:p>
          </table:table-cell>
          <table:table-cell office:value-type="float" office:value="0" calcext:value-type="float">
            <text:p>0</text:p>
          </table:table-cell>
          <table:table-cell office:value-type="float" office:value="64.45425" calcext:value-type="float">
            <text:p>64.4542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147638" calcext:value-type="float">
            <text:p>-0.0091476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37.41122" calcext:value-type="float">
            <text:p>37.41122</text:p>
          </table:table-cell>
          <table:table-cell office:value-type="float" office:value="1074.189" calcext:value-type="float">
            <text:p>1074.189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574496" calcext:value-type="float">
            <text:p>0.1574496</text:p>
          </table:table-cell>
          <table:table-cell office:value-type="float" office:value="4.803701" calcext:value-type="float">
            <text:p>4.80370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4004" calcext:value-type="float">
            <text:p>5.224004</text:p>
          </table:table-cell>
          <table:table-cell office:value-type="float" office:value="-0.007226537" calcext:value-type="float">
            <text:p>-0.007226537</text:p>
          </table:table-cell>
          <table:table-cell office:value-type="float" office:value="-0.01999439" calcext:value-type="float">
            <text:p>-0.01999439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174022" calcext:value-type="float">
            <text:p>9.174022</text:p>
          </table:table-cell>
          <table:table-cell office:value-type="float" office:value="0.201055" calcext:value-type="float">
            <text:p>0.201055</text:p>
          </table:table-cell>
          <table:table-cell office:value-type="float" office:value="0.2398221" calcext:value-type="float">
            <text:p>0.2398221</text:p>
          </table:table-cell>
          <table:table-cell office:value-type="float" office:value="0.1939472" calcext:value-type="float">
            <text:p>0.1939472</text:p>
          </table:table-cell>
          <table:table-cell office:value-type="float" office:value="0.1383084" calcext:value-type="float">
            <text:p>0.1383084</text:p>
          </table:table-cell>
          <table:table-cell office:value-type="float" office:value="0.1598102" calcext:value-type="float">
            <text:p>0.1598102</text:p>
          </table:table-cell>
          <table:table-cell office:value-type="float" office:value="0.03195876" calcext:value-type="float">
            <text:p>0.03195876</text:p>
          </table:table-cell>
          <table:table-cell office:value-type="float" office:value="0.03597714" calcext:value-type="float">
            <text:p>0.03597714</text:p>
          </table:table-cell>
          <table:table-cell office:value-type="float" office:value="0.02840411" calcext:value-type="float">
            <text:p>0.02840411</text:p>
          </table:table-cell>
          <table:table-cell office:value-type="float" office:value="0.01886423" calcext:value-type="float">
            <text:p>0.01886423</text:p>
          </table:table-cell>
          <table:table-cell office:value-type="float" office:value="0.01901341" calcext:value-type="float">
            <text:p>0.01901341</text:p>
          </table:table-cell>
          <table:table-cell office:value-type="float" office:value="0.01874883" calcext:value-type="float">
            <text:p>0.01874883</text:p>
          </table:table-cell>
          <table:table-cell office:value-type="float" office:value="0.0351831" calcext:value-type="float">
            <text:p>0.0351831</text:p>
          </table:table-cell>
          <table:table-cell office:value-type="float" office:value="0.004751166" calcext:value-type="float">
            <text:p>0.004751166</text:p>
          </table:table-cell>
          <table:table-cell office:value-type="float" office:value="0.00367943" calcext:value-type="float">
            <text:p>0.00367943</text:p>
          </table:table-cell>
          <table:table-cell office:value-type="float" office:value="0" calcext:value-type="float">
            <text:p>0</text:p>
          </table:table-cell>
          <table:table-cell office:value-type="float" office:value="1.107933" calcext:value-type="float">
            <text:p>1.107933</text:p>
          </table:table-cell>
          <table:table-cell office:value-type="float" office:value="2.049692" calcext:value-type="float">
            <text:p>2.049692</text:p>
          </table:table-cell>
          <table:table-cell office:value-type="float" office:value="1.9669" calcext:value-type="float">
            <text:p>1.9669</text:p>
          </table:table-cell>
          <table:table-cell office:value-type="float" office:value="1.621335" calcext:value-type="float">
            <text:p>1.621335</text:p>
          </table:table-cell>
          <table:table-cell office:value-type="float" office:value="1.821499" calcext:value-type="float">
            <text:p>1.821499</text:p>
          </table:table-cell>
          <table:table-cell office:value-type="float" office:value="0.3558724" calcext:value-type="float">
            <text:p>0.3558724</text:p>
          </table:table-cell>
          <table:table-cell office:value-type="float" office:value="0.2527766" calcext:value-type="float">
            <text:p>0.2527766</text:p>
          </table:table-cell>
          <table:table-cell office:value-type="float" office:value="0.5465484" calcext:value-type="float">
            <text:p>0.5465484</text:p>
          </table:table-cell>
          <table:table-cell office:value-type="float" office:value="1.226395" calcext:value-type="float">
            <text:p>1.226395</text:p>
          </table:table-cell>
          <table:table-cell office:value-type="float" office:value="4.873525" calcext:value-type="float">
            <text:p>4.873525</text:p>
          </table:table-cell>
          <table:table-cell office:value-type="float" office:value="0.6650941" calcext:value-type="float">
            <text:p>0.6650941</text:p>
          </table:table-cell>
          <table:table-cell office:value-type="float" office:value="0.09405793" calcext:value-type="float">
            <text:p>0.09405793</text:p>
          </table:table-cell>
          <table:table-cell office:value-type="float" office:value="0.3870794" calcext:value-type="float">
            <text:p>0.3870794</text:p>
          </table:table-cell>
          <table:table-cell office:value-type="float" office:value="0.3727665" calcext:value-type="float">
            <text:p>0.3727665</text:p>
          </table:table-cell>
          <table:table-cell office:value-type="float" office:value="0" calcext:value-type="float">
            <text:p>0</text:p>
          </table:table-cell>
          <table:table-cell office:value-type="float" office:value="71.58067" calcext:value-type="float">
            <text:p>71.5806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191264" calcext:value-type="float">
            <text:p>-0.0091912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37.37361" calcext:value-type="float">
            <text:p>37.37361</text:p>
          </table:table-cell>
          <table:table-cell office:value-type="float" office:value="1074.182" calcext:value-type="float">
            <text:p>1074.18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638063" calcext:value-type="float">
            <text:p>0.1638063</text:p>
          </table:table-cell>
          <table:table-cell office:value-type="float" office:value="4.838855" calcext:value-type="float">
            <text:p>4.83885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3189" calcext:value-type="float">
            <text:p>5.223189</text:p>
          </table:table-cell>
          <table:table-cell office:value-type="float" office:value="-0.007784172" calcext:value-type="float">
            <text:p>-0.007784172</text:p>
          </table:table-cell>
          <table:table-cell office:value-type="float" office:value="-0.01997643" calcext:value-type="float">
            <text:p>-0.0199764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256251" calcext:value-type="float">
            <text:p>9.256251</text:p>
          </table:table-cell>
          <table:table-cell office:value-type="float" office:value="0.1915981" calcext:value-type="float">
            <text:p>0.1915981</text:p>
          </table:table-cell>
          <table:table-cell office:value-type="float" office:value="0.2293684" calcext:value-type="float">
            <text:p>0.2293684</text:p>
          </table:table-cell>
          <table:table-cell office:value-type="float" office:value="0.1881712" calcext:value-type="float">
            <text:p>0.1881712</text:p>
          </table:table-cell>
          <table:table-cell office:value-type="float" office:value="0.13639" calcext:value-type="float">
            <text:p>0.13639</text:p>
          </table:table-cell>
          <table:table-cell office:value-type="float" office:value="0.1568085" calcext:value-type="float">
            <text:p>0.1568085</text:p>
          </table:table-cell>
          <table:table-cell office:value-type="float" office:value="0.03201301" calcext:value-type="float">
            <text:p>0.03201301</text:p>
          </table:table-cell>
          <table:table-cell office:value-type="float" office:value="0.03608994" calcext:value-type="float">
            <text:p>0.03608994</text:p>
          </table:table-cell>
          <table:table-cell office:value-type="float" office:value="0.02873716" calcext:value-type="float">
            <text:p>0.02873716</text:p>
          </table:table-cell>
          <table:table-cell office:value-type="float" office:value="0.01895259" calcext:value-type="float">
            <text:p>0.01895259</text:p>
          </table:table-cell>
          <table:table-cell office:value-type="float" office:value="0.01908036" calcext:value-type="float">
            <text:p>0.01908036</text:p>
          </table:table-cell>
          <table:table-cell office:value-type="float" office:value="0.01885229" calcext:value-type="float">
            <text:p>0.01885229</text:p>
          </table:table-cell>
          <table:table-cell office:value-type="float" office:value="0.03604265" calcext:value-type="float">
            <text:p>0.03604265</text:p>
          </table:table-cell>
          <table:table-cell office:value-type="float" office:value="0.004746372" calcext:value-type="float">
            <text:p>0.004746372</text:p>
          </table:table-cell>
          <table:table-cell office:value-type="float" office:value="0.003682138" calcext:value-type="float">
            <text:p>0.003682138</text:p>
          </table:table-cell>
          <table:table-cell office:value-type="float" office:value="0" calcext:value-type="float">
            <text:p>0</text:p>
          </table:table-cell>
          <table:table-cell office:value-type="float" office:value="1.182884" calcext:value-type="float">
            <text:p>1.182884</text:p>
          </table:table-cell>
          <table:table-cell office:value-type="float" office:value="2.192482" calcext:value-type="float">
            <text:p>2.192482</text:p>
          </table:table-cell>
          <table:table-cell office:value-type="float" office:value="2.075953" calcext:value-type="float">
            <text:p>2.075953</text:p>
          </table:table-cell>
          <table:table-cell office:value-type="float" office:value="1.717336" calcext:value-type="float">
            <text:p>1.717336</text:p>
          </table:table-cell>
          <table:table-cell office:value-type="float" office:value="1.931557" calcext:value-type="float">
            <text:p>1.931557</text:p>
          </table:table-cell>
          <table:table-cell office:value-type="float" office:value="0.3757809" calcext:value-type="float">
            <text:p>0.3757809</text:p>
          </table:table-cell>
          <table:table-cell office:value-type="float" office:value="0.2672749" calcext:value-type="float">
            <text:p>0.2672749</text:p>
          </table:table-cell>
          <table:table-cell office:value-type="float" office:value="0.5525382" calcext:value-type="float">
            <text:p>0.5525382</text:p>
          </table:table-cell>
          <table:table-cell office:value-type="float" office:value="1.232619" calcext:value-type="float">
            <text:p>1.232619</text:p>
          </table:table-cell>
          <table:table-cell office:value-type="float" office:value="4.874867" calcext:value-type="float">
            <text:p>4.874867</text:p>
          </table:table-cell>
          <table:table-cell office:value-type="float" office:value="0.6657591" calcext:value-type="float">
            <text:p>0.6657591</text:p>
          </table:table-cell>
          <table:table-cell office:value-type="float" office:value="0.09678261" calcext:value-type="float">
            <text:p>0.09678261</text:p>
          </table:table-cell>
          <table:table-cell office:value-type="float" office:value="0.3845927" calcext:value-type="float">
            <text:p>0.3845927</text:p>
          </table:table-cell>
          <table:table-cell office:value-type="float" office:value="0.3759057" calcext:value-type="float">
            <text:p>0.3759057</text:p>
          </table:table-cell>
          <table:table-cell office:value-type="float" office:value="0" calcext:value-type="float">
            <text:p>0</text:p>
          </table:table-cell>
          <table:table-cell office:value-type="float" office:value="80.52951" calcext:value-type="float">
            <text:p>80.5295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232164" calcext:value-type="float">
            <text:p>-0.0092321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37.32901" calcext:value-type="float">
            <text:p>37.32901</text:p>
          </table:table-cell>
          <table:table-cell office:value-type="float" office:value="1074.174" calcext:value-type="float">
            <text:p>1074.17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27135" calcext:value-type="float">
            <text:p>0.1727135</text:p>
          </table:table-cell>
          <table:table-cell office:value-type="float" office:value="4.877877" calcext:value-type="float">
            <text:p>4.87787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8355388" calcext:value-type="float">
            <text:p>-0.008355388</text:p>
          </table:table-cell>
          <table:table-cell office:value-type="float" office:value="-0.01995643" calcext:value-type="float">
            <text:p>-0.0199564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332922" calcext:value-type="float">
            <text:p>9.332922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2189374" calcext:value-type="float">
            <text:p>0.2189374</text:p>
          </table:table-cell>
          <table:table-cell office:value-type="float" office:value="0.1815337" calcext:value-type="float">
            <text:p>0.1815337</text:p>
          </table:table-cell>
          <table:table-cell office:value-type="float" office:value="0.1338512" calcext:value-type="float">
            <text:p>0.1338512</text:p>
          </table:table-cell>
          <table:table-cell office:value-type="float" office:value="0.1532791" calcext:value-type="float">
            <text:p>0.1532791</text:p>
          </table:table-cell>
          <table:table-cell office:value-type="float" office:value="0.03201828" calcext:value-type="float">
            <text:p>0.03201828</text:p>
          </table:table-cell>
          <table:table-cell office:value-type="float" office:value="0.03616505" calcext:value-type="float">
            <text:p>0.03616505</text:p>
          </table:table-cell>
          <table:table-cell office:value-type="float" office:value="0.02905178" calcext:value-type="float">
            <text:p>0.02905178</text:p>
          </table:table-cell>
          <table:table-cell office:value-type="float" office:value="0.01903572" calcext:value-type="float">
            <text:p>0.01903572</text:p>
          </table:table-cell>
          <table:table-cell office:value-type="float" office:value="0.01914253" calcext:value-type="float">
            <text:p>0.01914253</text:p>
          </table:table-cell>
          <table:table-cell office:value-type="float" office:value="0.01895363" calcext:value-type="float">
            <text:p>0.01895363</text:p>
          </table:table-cell>
          <table:table-cell office:value-type="float" office:value="0.03690831" calcext:value-type="float">
            <text:p>0.03690831</text:p>
          </table:table-cell>
          <table:table-cell office:value-type="float" office:value="0.004743733" calcext:value-type="float">
            <text:p>0.004743733</text:p>
          </table:table-cell>
          <table:table-cell office:value-type="float" office:value="0.003682688" calcext:value-type="float">
            <text:p>0.003682688</text:p>
          </table:table-cell>
          <table:table-cell office:value-type="float" office:value="0" calcext:value-type="float">
            <text:p>0</text:p>
          </table:table-cell>
          <table:table-cell office:value-type="float" office:value="1.162917" calcext:value-type="float">
            <text:p>1.162917</text:p>
          </table:table-cell>
          <table:table-cell office:value-type="float" office:value="2.397435" calcext:value-type="float">
            <text:p>2.397435</text:p>
          </table:table-cell>
          <table:table-cell office:value-type="float" office:value="2.21009" calcext:value-type="float">
            <text:p>2.21009</text:p>
          </table:table-cell>
          <table:table-cell office:value-type="float" office:value="1.825398" calcext:value-type="float">
            <text:p>1.825398</text:p>
          </table:table-cell>
          <table:table-cell office:value-type="float" office:value="2.053553" calcext:value-type="float">
            <text:p>2.053553</text:p>
          </table:table-cell>
          <table:table-cell office:value-type="float" office:value="0.3954338" calcext:value-type="float">
            <text:p>0.3954338</text:p>
          </table:table-cell>
          <table:table-cell office:value-type="float" office:value="0.2824746" calcext:value-type="float">
            <text:p>0.2824746</text:p>
          </table:table-cell>
          <table:table-cell office:value-type="float" office:value="0.5585712" calcext:value-type="float">
            <text:p>0.5585712</text:p>
          </table:table-cell>
          <table:table-cell office:value-type="float" office:value="1.238835" calcext:value-type="float">
            <text:p>1.238835</text:p>
          </table:table-cell>
          <table:table-cell office:value-type="float" office:value="4.87618" calcext:value-type="float">
            <text:p>4.87618</text:p>
          </table:table-cell>
          <table:table-cell office:value-type="float" office:value="0.66642" calcext:value-type="float">
            <text:p>0.66642</text:p>
          </table:table-cell>
          <table:table-cell office:value-type="float" office:value="0.09940677" calcext:value-type="float">
            <text:p>0.09940677</text:p>
          </table:table-cell>
          <table:table-cell office:value-type="float" office:value="0.3831697" calcext:value-type="float">
            <text:p>0.3831697</text:p>
          </table:table-cell>
          <table:table-cell office:value-type="float" office:value="0.3771622" calcext:value-type="float">
            <text:p>0.3771622</text:p>
          </table:table-cell>
          <table:table-cell office:value-type="float" office:value="0" calcext:value-type="float">
            <text:p>0</text:p>
          </table:table-cell>
          <table:table-cell office:value-type="float" office:value="93.07397" calcext:value-type="float">
            <text:p>93.0739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271466" calcext:value-type="float">
            <text:p>-0.0092714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37.27649" calcext:value-type="float">
            <text:p>37.27649</text:p>
          </table:table-cell>
          <table:table-cell office:value-type="float" office:value="1074.166" calcext:value-type="float">
            <text:p>1074.16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57294" calcext:value-type="float">
            <text:p>0.1857294</text:p>
          </table:table-cell>
          <table:table-cell office:value-type="float" office:value="4.921026" calcext:value-type="float">
            <text:p>4.92102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8612778" calcext:value-type="float">
            <text:p>-0.008612778</text:p>
          </table:table-cell>
          <table:table-cell office:value-type="float" office:value="-0.01993333" calcext:value-type="float">
            <text:p>-0.01993333</text:p>
          </table:table-cell>
          <table:table-cell office:value-type="float" office:value="0.001667349" calcext:value-type="float">
            <text:p>0.001667349</text:p>
          </table:table-cell>
          <table:table-cell office:value-type="float" office:value="9.362721" calcext:value-type="float">
            <text:p>9.362721</text:p>
          </table:table-cell>
          <table:table-cell office:value-type="float" office:value="0.1994486" calcext:value-type="float">
            <text:p>0.1994486</text:p>
          </table:table-cell>
          <table:table-cell office:value-type="float" office:value="0.2117292" calcext:value-type="float">
            <text:p>0.2117292</text:p>
          </table:table-cell>
          <table:table-cell office:value-type="float" office:value="0.1759783" calcext:value-type="float">
            <text:p>0.1759783</text:p>
          </table:table-cell>
          <table:table-cell office:value-type="float" office:value="0.1313318" calcext:value-type="float">
            <text:p>0.1313318</text:p>
          </table:table-cell>
          <table:table-cell office:value-type="float" office:value="0.1497191" calcext:value-type="float">
            <text:p>0.1497191</text:p>
          </table:table-cell>
          <table:table-cell office:value-type="float" office:value="0.0320203" calcext:value-type="float">
            <text:p>0.0320203</text:p>
          </table:table-cell>
          <table:table-cell office:value-type="float" office:value="0.03620382" calcext:value-type="float">
            <text:p>0.03620382</text:p>
          </table:table-cell>
          <table:table-cell office:value-type="float" office:value="0.02935371" calcext:value-type="float">
            <text:p>0.02935371</text:p>
          </table:table-cell>
          <table:table-cell office:value-type="float" office:value="0.01911337" calcext:value-type="float">
            <text:p>0.01911337</text:p>
          </table:table-cell>
          <table:table-cell office:value-type="float" office:value="0.01919998" calcext:value-type="float">
            <text:p>0.01919998</text:p>
          </table:table-cell>
          <table:table-cell office:value-type="float" office:value="0.01905287" calcext:value-type="float">
            <text:p>0.01905287</text:p>
          </table:table-cell>
          <table:table-cell office:value-type="float" office:value="0.03777993" calcext:value-type="float">
            <text:p>0.03777993</text:p>
          </table:table-cell>
          <table:table-cell office:value-type="float" office:value="0.004742995" calcext:value-type="float">
            <text:p>0.004742995</text:p>
          </table:table-cell>
          <table:table-cell office:value-type="float" office:value="0.00368139" calcext:value-type="float">
            <text:p>0.00368139</text:p>
          </table:table-cell>
          <table:table-cell office:value-type="float" office:value="0" calcext:value-type="float">
            <text:p>0</text:p>
          </table:table-cell>
          <table:table-cell office:value-type="float" office:value="1.30804" calcext:value-type="float">
            <text:p>1.30804</text:p>
          </table:table-cell>
          <table:table-cell office:value-type="float" office:value="2.629929" calcext:value-type="float">
            <text:p>2.629929</text:p>
          </table:table-cell>
          <table:table-cell office:value-type="float" office:value="2.363371" calcext:value-type="float">
            <text:p>2.363371</text:p>
          </table:table-cell>
          <table:table-cell office:value-type="float" office:value="1.943931" calcext:value-type="float">
            <text:p>1.943931</text:p>
          </table:table-cell>
          <table:table-cell office:value-type="float" office:value="2.181827" calcext:value-type="float">
            <text:p>2.181827</text:p>
          </table:table-cell>
          <table:table-cell office:value-type="float" office:value="0.4149772" calcext:value-type="float">
            <text:p>0.4149772</text:p>
          </table:table-cell>
          <table:table-cell office:value-type="float" office:value="0.2983486" calcext:value-type="float">
            <text:p>0.2983486</text:p>
          </table:table-cell>
          <table:table-cell office:value-type="float" office:value="0.5647504" calcext:value-type="float">
            <text:p>0.5647504</text:p>
          </table:table-cell>
          <table:table-cell office:value-type="float" office:value="1.245068" calcext:value-type="float">
            <text:p>1.245068</text:p>
          </table:table-cell>
          <table:table-cell office:value-type="float" office:value="4.877504" calcext:value-type="float">
            <text:p>4.877504</text:p>
          </table:table-cell>
          <table:table-cell office:value-type="float" office:value="0.6670768" calcext:value-type="float">
            <text:p>0.6670768</text:p>
          </table:table-cell>
          <table:table-cell office:value-type="float" office:value="0.1019905" calcext:value-type="float">
            <text:p>0.1019905</text:p>
          </table:table-cell>
          <table:table-cell office:value-type="float" office:value="0.3825963" calcext:value-type="float">
            <text:p>0.3825963</text:p>
          </table:table-cell>
          <table:table-cell office:value-type="float" office:value="0.3771745" calcext:value-type="float">
            <text:p>0.3771745</text:p>
          </table:table-cell>
          <table:table-cell office:value-type="float" office:value="0" calcext:value-type="float">
            <text:p>0</text:p>
          </table:table-cell>
          <table:table-cell office:value-type="float" office:value="110.5228" calcext:value-type="float">
            <text:p>110.522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305046" calcext:value-type="float">
            <text:p>-0.00930504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37.24019" calcext:value-type="float">
            <text:p>37.24019</text:p>
          </table:table-cell>
          <table:table-cell office:value-type="float" office:value="1074.156" calcext:value-type="float">
            <text:p>1074.15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1302" calcext:value-type="float">
            <text:p>0.191302</text:p>
          </table:table-cell>
          <table:table-cell office:value-type="float" office:value="4.957683" calcext:value-type="float">
            <text:p>4.95768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8753307" calcext:value-type="float">
            <text:p>-0.008753307</text:p>
          </table:table-cell>
          <table:table-cell office:value-type="float" office:value="-0.01990587" calcext:value-type="float">
            <text:p>-0.01990587</text:p>
          </table:table-cell>
          <table:table-cell office:value-type="float" office:value="0.00166735" calcext:value-type="float">
            <text:p>0.00166735</text:p>
          </table:table-cell>
          <table:table-cell office:value-type="float" office:value="9.393382" calcext:value-type="float">
            <text:p>9.393382</text:p>
          </table:table-cell>
          <table:table-cell office:value-type="float" office:value="0.2620572" calcext:value-type="float">
            <text:p>0.2620572</text:p>
          </table:table-cell>
          <table:table-cell office:value-type="float" office:value="0.2097773" calcext:value-type="float">
            <text:p>0.2097773</text:p>
          </table:table-cell>
          <table:table-cell office:value-type="float" office:value="0.1738692" calcext:value-type="float">
            <text:p>0.1738692</text:p>
          </table:table-cell>
          <table:table-cell office:value-type="float" office:value="0.1303442" calcext:value-type="float">
            <text:p>0.1303442</text:p>
          </table:table-cell>
          <table:table-cell office:value-type="float" office:value="0.1475363" calcext:value-type="float">
            <text:p>0.1475363</text:p>
          </table:table-cell>
          <table:table-cell office:value-type="float" office:value="0.03211778" calcext:value-type="float">
            <text:p>0.03211778</text:p>
          </table:table-cell>
          <table:table-cell office:value-type="float" office:value="0.03628987" calcext:value-type="float">
            <text:p>0.03628987</text:p>
          </table:table-cell>
          <table:table-cell office:value-type="float" office:value="0.02965234" calcext:value-type="float">
            <text:p>0.02965234</text:p>
          </table:table-cell>
          <table:table-cell office:value-type="float" office:value="0.01918669" calcext:value-type="float">
            <text:p>0.01918669</text:p>
          </table:table-cell>
          <table:table-cell office:value-type="float" office:value="0.01925274" calcext:value-type="float">
            <text:p>0.01925274</text:p>
          </table:table-cell>
          <table:table-cell office:value-type="float" office:value="0.01915007" calcext:value-type="float">
            <text:p>0.01915007</text:p>
          </table:table-cell>
          <table:table-cell office:value-type="float" office:value="0.03865748" calcext:value-type="float">
            <text:p>0.03865748</text:p>
          </table:table-cell>
          <table:table-cell office:value-type="float" office:value="0.004742303" calcext:value-type="float">
            <text:p>0.004742303</text:p>
          </table:table-cell>
          <table:table-cell office:value-type="float" office:value="0.003680108" calcext:value-type="float">
            <text:p>0.003680108</text:p>
          </table:table-cell>
          <table:table-cell office:value-type="float" office:value="0" calcext:value-type="float">
            <text:p>0</text:p>
          </table:table-cell>
          <table:table-cell office:value-type="float" office:value="1.443008" calcext:value-type="float">
            <text:p>1.443008</text:p>
          </table:table-cell>
          <table:table-cell office:value-type="float" office:value="2.792732" calcext:value-type="float">
            <text:p>2.792732</text:p>
          </table:table-cell>
          <table:table-cell office:value-type="float" office:value="2.488621" calcext:value-type="float">
            <text:p>2.488621</text:p>
          </table:table-cell>
          <table:table-cell office:value-type="float" office:value="2.053135" calcext:value-type="float">
            <text:p>2.053135</text:p>
          </table:table-cell>
          <table:table-cell office:value-type="float" office:value="2.300506" calcext:value-type="float">
            <text:p>2.300506</text:p>
          </table:table-cell>
          <table:table-cell office:value-type="float" office:value="0.4336776" calcext:value-type="float">
            <text:p>0.4336776</text:p>
          </table:table-cell>
          <table:table-cell office:value-type="float" office:value="0.3140974" calcext:value-type="float">
            <text:p>0.3140974</text:p>
          </table:table-cell>
          <table:table-cell office:value-type="float" office:value="0.5709853" calcext:value-type="float">
            <text:p>0.5709853</text:p>
          </table:table-cell>
          <table:table-cell office:value-type="float" office:value="1.251327" calcext:value-type="float">
            <text:p>1.251327</text:p>
          </table:table-cell>
          <table:table-cell office:value-type="float" office:value="4.878828" calcext:value-type="float">
            <text:p>4.878828</text:p>
          </table:table-cell>
          <table:table-cell office:value-type="float" office:value="0.6677313" calcext:value-type="float">
            <text:p>0.6677313</text:p>
          </table:table-cell>
          <table:table-cell office:value-type="float" office:value="0.1045826" calcext:value-type="float">
            <text:p>0.1045826</text:p>
          </table:table-cell>
          <table:table-cell office:value-type="float" office:value="0.3820534" calcext:value-type="float">
            <text:p>0.3820534</text:p>
          </table:table-cell>
          <table:table-cell office:value-type="float" office:value="0.3771867" calcext:value-type="float">
            <text:p>0.3771867</text:p>
          </table:table-cell>
          <table:table-cell office:value-type="float" office:value="0" calcext:value-type="float">
            <text:p>0</text:p>
          </table:table-cell>
          <table:table-cell office:value-type="float" office:value="116.6039" calcext:value-type="float">
            <text:p>116.603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332805" calcext:value-type="float">
            <text:p>-0.0093328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37.20533" calcext:value-type="float">
            <text:p>37.20533</text:p>
          </table:table-cell>
          <table:table-cell office:value-type="float" office:value="1074.148" calcext:value-type="float">
            <text:p>1074.14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93976" calcext:value-type="float">
            <text:p>0.1993976</text:p>
          </table:table-cell>
          <table:table-cell office:value-type="float" office:value="4.989406" calcext:value-type="float">
            <text:p>4.98940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8862033" calcext:value-type="float">
            <text:p>-0.008862033</text:p>
          </table:table-cell>
          <table:table-cell office:value-type="float" office:value="-0.01987836" calcext:value-type="float">
            <text:p>-0.01987836</text:p>
          </table:table-cell>
          <table:table-cell office:value-type="float" office:value="0.00166735" calcext:value-type="float">
            <text:p>0.00166735</text:p>
          </table:table-cell>
          <table:table-cell office:value-type="float" office:value="9.411142" calcext:value-type="float">
            <text:p>9.411142</text:p>
          </table:table-cell>
          <table:table-cell office:value-type="float" office:value="0.3678343" calcext:value-type="float">
            <text:p>0.3678343</text:p>
          </table:table-cell>
          <table:table-cell office:value-type="float" office:value="0.2092316" calcext:value-type="float">
            <text:p>0.2092316</text:p>
          </table:table-cell>
          <table:table-cell office:value-type="float" office:value="0.1729403" calcext:value-type="float">
            <text:p>0.1729403</text:p>
          </table:table-cell>
          <table:table-cell office:value-type="float" office:value="0.1299848" calcext:value-type="float">
            <text:p>0.1299848</text:p>
          </table:table-cell>
          <table:table-cell office:value-type="float" office:value="0.1462545" calcext:value-type="float">
            <text:p>0.1462545</text:p>
          </table:table-cell>
          <table:table-cell office:value-type="float" office:value="0.03228535" calcext:value-type="float">
            <text:p>0.03228535</text:p>
          </table:table-cell>
          <table:table-cell office:value-type="float" office:value="0.03642868" calcext:value-type="float">
            <text:p>0.03642868</text:p>
          </table:table-cell>
          <table:table-cell office:value-type="float" office:value="0.02996332" calcext:value-type="float">
            <text:p>0.02996332</text:p>
          </table:table-cell>
          <table:table-cell office:value-type="float" office:value="0.01925953" calcext:value-type="float">
            <text:p>0.01925953</text:p>
          </table:table-cell>
          <table:table-cell office:value-type="float" office:value="0.01930129" calcext:value-type="float">
            <text:p>0.01930129</text:p>
          </table:table-cell>
          <table:table-cell office:value-type="float" office:value="0.01924517" calcext:value-type="float">
            <text:p>0.01924517</text:p>
          </table:table-cell>
          <table:table-cell office:value-type="float" office:value="0.03954008" calcext:value-type="float">
            <text:p>0.03954008</text:p>
          </table:table-cell>
          <table:table-cell office:value-type="float" office:value="0.00474166" calcext:value-type="float">
            <text:p>0.00474166</text:p>
          </table:table-cell>
          <table:table-cell office:value-type="float" office:value="0.003678835" calcext:value-type="float">
            <text:p>0.003678835</text:p>
          </table:table-cell>
          <table:table-cell office:value-type="float" office:value="0" calcext:value-type="float">
            <text:p>0</text:p>
          </table:table-cell>
          <table:table-cell office:value-type="float" office:value="1.567509" calcext:value-type="float">
            <text:p>1.567509</text:p>
          </table:table-cell>
          <table:table-cell office:value-type="float" office:value="2.931079" calcext:value-type="float">
            <text:p>2.931079</text:p>
          </table:table-cell>
          <table:table-cell office:value-type="float" office:value="2.593144" calcext:value-type="float">
            <text:p>2.593144</text:p>
          </table:table-cell>
          <table:table-cell office:value-type="float" office:value="2.144542" calcext:value-type="float">
            <text:p>2.144542</text:p>
          </table:table-cell>
          <table:table-cell office:value-type="float" office:value="2.396915" calcext:value-type="float">
            <text:p>2.396915</text:p>
          </table:table-cell>
          <table:table-cell office:value-type="float" office:value="0.4504191" calcext:value-type="float">
            <text:p>0.4504191</text:p>
          </table:table-cell>
          <table:table-cell office:value-type="float" office:value="0.3279991" calcext:value-type="float">
            <text:p>0.3279991</text:p>
          </table:table-cell>
          <table:table-cell office:value-type="float" office:value="0.577069" calcext:value-type="float">
            <text:p>0.577069</text:p>
          </table:table-cell>
          <table:table-cell office:value-type="float" office:value="1.257565" calcext:value-type="float">
            <text:p>1.257565</text:p>
          </table:table-cell>
          <table:table-cell office:value-type="float" office:value="4.880143" calcext:value-type="float">
            <text:p>4.880143</text:p>
          </table:table-cell>
          <table:table-cell office:value-type="float" office:value="0.6683851" calcext:value-type="float">
            <text:p>0.6683851</text:p>
          </table:table-cell>
          <table:table-cell office:value-type="float" office:value="0.107187" calcext:value-type="float">
            <text:p>0.107187</text:p>
          </table:table-cell>
          <table:table-cell office:value-type="float" office:value="0.381538" calcext:value-type="float">
            <text:p>0.381538</text:p>
          </table:table-cell>
          <table:table-cell office:value-type="float" office:value="0.3771988" calcext:value-type="float">
            <text:p>0.3771988</text:p>
          </table:table-cell>
          <table:table-cell office:value-type="float" office:value="0" calcext:value-type="float">
            <text:p>0</text:p>
          </table:table-cell>
          <table:table-cell office:value-type="float" office:value="125.2386" calcext:value-type="float">
            <text:p>125.238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356551" calcext:value-type="float">
            <text:p>-0.0093565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37.17763" calcext:value-type="float">
            <text:p>37.17763</text:p>
          </table:table-cell>
          <table:table-cell office:value-type="float" office:value="1074.138" calcext:value-type="float">
            <text:p>1074.13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77865" calcext:value-type="float">
            <text:p>0.1977865</text:p>
          </table:table-cell>
          <table:table-cell office:value-type="float" office:value="5.023812" calcext:value-type="float">
            <text:p>5.02381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8979356" calcext:value-type="float">
            <text:p>-0.008979356</text:p>
          </table:table-cell>
          <table:table-cell office:value-type="float" office:value="-0.01985264" calcext:value-type="float">
            <text:p>-0.01985264</text:p>
          </table:table-cell>
          <table:table-cell office:value-type="float" office:value="0.00166735" calcext:value-type="float">
            <text:p>0.00166735</text:p>
          </table:table-cell>
          <table:table-cell office:value-type="float" office:value="9.440604" calcext:value-type="float">
            <text:p>9.440604</text:p>
          </table:table-cell>
          <table:table-cell office:value-type="float" office:value="0.8710638" calcext:value-type="float">
            <text:p>0.8710638</text:p>
          </table:table-cell>
          <table:table-cell office:value-type="float" office:value="0.8163295" calcext:value-type="float">
            <text:p>0.8163295</text:p>
          </table:table-cell>
          <table:table-cell office:value-type="float" office:value="0.7998012" calcext:value-type="float">
            <text:p>0.7998012</text:p>
          </table:table-cell>
          <table:table-cell office:value-type="float" office:value="0.1293981" calcext:value-type="float">
            <text:p>0.1293981</text:p>
          </table:table-cell>
          <table:table-cell office:value-type="float" office:value="0.145432" calcext:value-type="float">
            <text:p>0.145432</text:p>
          </table:table-cell>
          <table:table-cell office:value-type="float" office:value="0.03250508" calcext:value-type="float">
            <text:p>0.03250508</text:p>
          </table:table-cell>
          <table:table-cell office:value-type="float" office:value="0.03658516" calcext:value-type="float">
            <text:p>0.03658516</text:p>
          </table:table-cell>
          <table:table-cell office:value-type="float" office:value="0.0302728" calcext:value-type="float">
            <text:p>0.0302728</text:p>
          </table:table-cell>
          <table:table-cell office:value-type="float" office:value="0.01933438" calcext:value-type="float">
            <text:p>0.01933438</text:p>
          </table:table-cell>
          <table:table-cell office:value-type="float" office:value="0.01934666" calcext:value-type="float">
            <text:p>0.01934666</text:p>
          </table:table-cell>
          <table:table-cell office:value-type="float" office:value="0.01933771" calcext:value-type="float">
            <text:p>0.01933771</text:p>
          </table:table-cell>
          <table:table-cell office:value-type="float" office:value="0.0404278" calcext:value-type="float">
            <text:p>0.0404278</text:p>
          </table:table-cell>
          <table:table-cell office:value-type="float" office:value="0.004741068" calcext:value-type="float">
            <text:p>0.004741068</text:p>
          </table:table-cell>
          <table:table-cell office:value-type="float" office:value="0.003677574" calcext:value-type="float">
            <text:p>0.003677574</text:p>
          </table:table-cell>
          <table:table-cell office:value-type="float" office:value="0" calcext:value-type="float">
            <text:p>0</text:p>
          </table:table-cell>
          <table:table-cell office:value-type="float" office:value="2.686444" calcext:value-type="float">
            <text:p>2.686444</text:p>
          </table:table-cell>
          <table:table-cell office:value-type="float" office:value="2.9737" calcext:value-type="float">
            <text:p>2.9737</text:p>
          </table:table-cell>
          <table:table-cell office:value-type="float" office:value="2.938493" calcext:value-type="float">
            <text:p>2.938493</text:p>
          </table:table-cell>
          <table:table-cell office:value-type="float" office:value="2.219982" calcext:value-type="float">
            <text:p>2.219982</text:p>
          </table:table-cell>
          <table:table-cell office:value-type="float" office:value="2.481715" calcext:value-type="float">
            <text:p>2.481715</text:p>
          </table:table-cell>
          <table:table-cell office:value-type="float" office:value="0.4665661" calcext:value-type="float">
            <text:p>0.4665661</text:p>
          </table:table-cell>
          <table:table-cell office:value-type="float" office:value="0.3412212" calcext:value-type="float">
            <text:p>0.3412212</text:p>
          </table:table-cell>
          <table:table-cell office:value-type="float" office:value="0.5827679" calcext:value-type="float">
            <text:p>0.5827679</text:p>
          </table:table-cell>
          <table:table-cell office:value-type="float" office:value="1.263728" calcext:value-type="float">
            <text:p>1.263728</text:p>
          </table:table-cell>
          <table:table-cell office:value-type="float" office:value="4.881447" calcext:value-type="float">
            <text:p>4.881447</text:p>
          </table:table-cell>
          <table:table-cell office:value-type="float" office:value="0.6690392" calcext:value-type="float">
            <text:p>0.6690392</text:p>
          </table:table-cell>
          <table:table-cell office:value-type="float" office:value="0.1098071" calcext:value-type="float">
            <text:p>0.1098071</text:p>
          </table:table-cell>
          <table:table-cell office:value-type="float" office:value="0.3810484" calcext:value-type="float">
            <text:p>0.3810484</text:p>
          </table:table-cell>
          <table:table-cell office:value-type="float" office:value="0.377211" calcext:value-type="float">
            <text:p>0.377211</text:p>
          </table:table-cell>
          <table:table-cell office:value-type="float" office:value="0" calcext:value-type="float">
            <text:p>0</text:p>
          </table:table-cell>
          <table:table-cell office:value-type="float" office:value="131.894" calcext:value-type="float">
            <text:p>131.89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379406" calcext:value-type="float">
            <text:p>-0.0093794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37.14884" calcext:value-type="float">
            <text:p>37.14884</text:p>
          </table:table-cell>
          <table:table-cell office:value-type="float" office:value="1074.129" calcext:value-type="float">
            <text:p>1074.129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49879" calcext:value-type="float">
            <text:p>0.1849879</text:p>
          </table:table-cell>
          <table:table-cell office:value-type="float" office:value="5.069958" calcext:value-type="float">
            <text:p>5.06995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9150667" calcext:value-type="float">
            <text:p>-0.009150667</text:p>
          </table:table-cell>
          <table:table-cell office:value-type="float" office:value="-0.01982988" calcext:value-type="float">
            <text:p>-0.01982988</text:p>
          </table:table-cell>
          <table:table-cell office:value-type="float" office:value="0.00166735" calcext:value-type="float">
            <text:p>0.00166735</text:p>
          </table:table-cell>
          <table:table-cell office:value-type="float" office:value="9.481109" calcext:value-type="float">
            <text:p>9.481109</text:p>
          </table:table-cell>
          <table:table-cell office:value-type="float" office:value="0.732476" calcext:value-type="float">
            <text:p>0.732476</text:p>
          </table:table-cell>
          <table:table-cell office:value-type="float" office:value="0.6642438" calcext:value-type="float">
            <text:p>0.6642438</text:p>
          </table:table-cell>
          <table:table-cell office:value-type="float" office:value="0.6493558" calcext:value-type="float">
            <text:p>0.6493558</text:p>
          </table:table-cell>
          <table:table-cell office:value-type="float" office:value="0.1263875" calcext:value-type="float">
            <text:p>0.1263875</text:p>
          </table:table-cell>
          <table:table-cell office:value-type="float" office:value="0.142482" calcext:value-type="float">
            <text:p>0.142482</text:p>
          </table:table-cell>
          <table:table-cell office:value-type="float" office:value="0.03268263" calcext:value-type="float">
            <text:p>0.03268263</text:p>
          </table:table-cell>
          <table:table-cell office:value-type="float" office:value="0.03672104" calcext:value-type="float">
            <text:p>0.03672104</text:p>
          </table:table-cell>
          <table:table-cell office:value-type="float" office:value="0.03058177" calcext:value-type="float">
            <text:p>0.03058177</text:p>
          </table:table-cell>
          <table:table-cell office:value-type="float" office:value="0.01941177" calcext:value-type="float">
            <text:p>0.01941177</text:p>
          </table:table-cell>
          <table:table-cell office:value-type="float" office:value="0.01938975" calcext:value-type="float">
            <text:p>0.01938975</text:p>
          </table:table-cell>
          <table:table-cell office:value-type="float" office:value="0.01942784" calcext:value-type="float">
            <text:p>0.01942784</text:p>
          </table:table-cell>
          <table:table-cell office:value-type="float" office:value="0.04132082" calcext:value-type="float">
            <text:p>0.04132082</text:p>
          </table:table-cell>
          <table:table-cell office:value-type="float" office:value="0.004740521" calcext:value-type="float">
            <text:p>0.004740521</text:p>
          </table:table-cell>
          <table:table-cell office:value-type="float" office:value="0.003676325" calcext:value-type="float">
            <text:p>0.003676325</text:p>
          </table:table-cell>
          <table:table-cell office:value-type="float" office:value="0" calcext:value-type="float">
            <text:p>0</text:p>
          </table:table-cell>
          <table:table-cell office:value-type="float" office:value="3.279319" calcext:value-type="float">
            <text:p>3.279319</text:p>
          </table:table-cell>
          <table:table-cell office:value-type="float" office:value="3.180503" calcext:value-type="float">
            <text:p>3.180503</text:p>
          </table:table-cell>
          <table:table-cell office:value-type="float" office:value="3.168992" calcext:value-type="float">
            <text:p>3.168992</text:p>
          </table:table-cell>
          <table:table-cell office:value-type="float" office:value="2.305841" calcext:value-type="float">
            <text:p>2.305841</text:p>
          </table:table-cell>
          <table:table-cell office:value-type="float" office:value="2.558368" calcext:value-type="float">
            <text:p>2.558368</text:p>
          </table:table-cell>
          <table:table-cell office:value-type="float" office:value="0.4823342" calcext:value-type="float">
            <text:p>0.4823342</text:p>
          </table:table-cell>
          <table:table-cell office:value-type="float" office:value="0.35406" calcext:value-type="float">
            <text:p>0.35406</text:p>
          </table:table-cell>
          <table:table-cell office:value-type="float" office:value="0.5881741" calcext:value-type="float">
            <text:p>0.5881741</text:p>
          </table:table-cell>
          <table:table-cell office:value-type="float" office:value="1.269786" calcext:value-type="float">
            <text:p>1.269786</text:p>
          </table:table-cell>
          <table:table-cell office:value-type="float" office:value="4.882757" calcext:value-type="float">
            <text:p>4.882757</text:p>
          </table:table-cell>
          <table:table-cell office:value-type="float" office:value="0.6696926" calcext:value-type="float">
            <text:p>0.6696926</text:p>
          </table:table-cell>
          <table:table-cell office:value-type="float" office:value="0.1124461" calcext:value-type="float">
            <text:p>0.1124461</text:p>
          </table:table-cell>
          <table:table-cell office:value-type="float" office:value="0.3805825" calcext:value-type="float">
            <text:p>0.3805825</text:p>
          </table:table-cell>
          <table:table-cell office:value-type="float" office:value="0.3772232" calcext:value-type="float">
            <text:p>0.3772232</text:p>
          </table:table-cell>
          <table:table-cell office:value-type="float" office:value="0" calcext:value-type="float">
            <text:p>0</text:p>
          </table:table-cell>
          <table:table-cell office:value-type="float" office:value="140.14" calcext:value-type="float">
            <text:p>140.1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403796" calcext:value-type="float">
            <text:p>-0.0094037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37.11914" calcext:value-type="float">
            <text:p>37.11914</text:p>
          </table:table-cell>
          <table:table-cell office:value-type="float" office:value="1074.12" calcext:value-type="float">
            <text:p>1074.1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63171" calcext:value-type="float">
            <text:p>0.1763171</text:p>
          </table:table-cell>
          <table:table-cell office:value-type="float" office:value="5.112981" calcext:value-type="float">
            <text:p>5.11298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930542" calcext:value-type="float">
            <text:p>-0.00930542</text:p>
          </table:table-cell>
          <table:table-cell office:value-type="float" office:value="-0.01980517" calcext:value-type="float">
            <text:p>-0.01980517</text:p>
          </table:table-cell>
          <table:table-cell office:value-type="float" office:value="0.00166735" calcext:value-type="float">
            <text:p>0.00166735</text:p>
          </table:table-cell>
          <table:table-cell office:value-type="float" office:value="9.515065" calcext:value-type="float">
            <text:p>9.515065</text:p>
          </table:table-cell>
          <table:table-cell office:value-type="float" office:value="0.7556161" calcext:value-type="float">
            <text:p>0.7556161</text:p>
          </table:table-cell>
          <table:table-cell office:value-type="float" office:value="0.5378551" calcext:value-type="float">
            <text:p>0.5378551</text:p>
          </table:table-cell>
          <table:table-cell office:value-type="float" office:value="0.5175496" calcext:value-type="float">
            <text:p>0.5175496</text:p>
          </table:table-cell>
          <table:table-cell office:value-type="float" office:value="0.1231361" calcext:value-type="float">
            <text:p>0.1231361</text:p>
          </table:table-cell>
          <table:table-cell office:value-type="float" office:value="0.1384839" calcext:value-type="float">
            <text:p>0.1384839</text:p>
          </table:table-cell>
          <table:table-cell office:value-type="float" office:value="0.03288935" calcext:value-type="float">
            <text:p>0.03288935</text:p>
          </table:table-cell>
          <table:table-cell office:value-type="float" office:value="0.03685775" calcext:value-type="float">
            <text:p>0.03685775</text:p>
          </table:table-cell>
          <table:table-cell office:value-type="float" office:value="0.03088406" calcext:value-type="float">
            <text:p>0.03088406</text:p>
          </table:table-cell>
          <table:table-cell office:value-type="float" office:value="0.01948997" calcext:value-type="float">
            <text:p>0.01948997</text:p>
          </table:table-cell>
          <table:table-cell office:value-type="float" office:value="0.01943108" calcext:value-type="float">
            <text:p>0.01943108</text:p>
          </table:table-cell>
          <table:table-cell office:value-type="float" office:value="0.01951566" calcext:value-type="float">
            <text:p>0.01951566</text:p>
          </table:table-cell>
          <table:table-cell office:value-type="float" office:value="0.04221903" calcext:value-type="float">
            <text:p>0.04221903</text:p>
          </table:table-cell>
          <table:table-cell office:value-type="float" office:value="0.00474001" calcext:value-type="float">
            <text:p>0.00474001</text:p>
          </table:table-cell>
          <table:table-cell office:value-type="float" office:value="0.003675088" calcext:value-type="float">
            <text:p>0.003675088</text:p>
          </table:table-cell>
          <table:table-cell office:value-type="float" office:value="0" calcext:value-type="float">
            <text:p>0</text:p>
          </table:table-cell>
          <table:table-cell office:value-type="float" office:value="3.66574" calcext:value-type="float">
            <text:p>3.66574</text:p>
          </table:table-cell>
          <table:table-cell office:value-type="float" office:value="3.422361" calcext:value-type="float">
            <text:p>3.422361</text:p>
          </table:table-cell>
          <table:table-cell office:value-type="float" office:value="3.364186" calcext:value-type="float">
            <text:p>3.364186</text:p>
          </table:table-cell>
          <table:table-cell office:value-type="float" office:value="2.39686" calcext:value-type="float">
            <text:p>2.39686</text:p>
          </table:table-cell>
          <table:table-cell office:value-type="float" office:value="2.633431" calcext:value-type="float">
            <text:p>2.633431</text:p>
          </table:table-cell>
          <table:table-cell office:value-type="float" office:value="0.4988206" calcext:value-type="float">
            <text:p>0.4988206</text:p>
          </table:table-cell>
          <table:table-cell office:value-type="float" office:value="0.3671048" calcext:value-type="float">
            <text:p>0.3671048</text:p>
          </table:table-cell>
          <table:table-cell office:value-type="float" office:value="0.5934916" calcext:value-type="float">
            <text:p>0.5934916</text:p>
          </table:table-cell>
          <table:table-cell office:value-type="float" office:value="1.27575" calcext:value-type="float">
            <text:p>1.27575</text:p>
          </table:table-cell>
          <table:table-cell office:value-type="float" office:value="4.884032" calcext:value-type="float">
            <text:p>4.884032</text:p>
          </table:table-cell>
          <table:table-cell office:value-type="float" office:value="0.6703433" calcext:value-type="float">
            <text:p>0.6703433</text:p>
          </table:table-cell>
          <table:table-cell office:value-type="float" office:value="0.115106" calcext:value-type="float">
            <text:p>0.115106</text:p>
          </table:table-cell>
          <table:table-cell office:value-type="float" office:value="0.3801377" calcext:value-type="float">
            <text:p>0.3801377</text:p>
          </table:table-cell>
          <table:table-cell office:value-type="float" office:value="0.3772361" calcext:value-type="float">
            <text:p>0.3772361</text:p>
          </table:table-cell>
          <table:table-cell office:value-type="float" office:value="0" calcext:value-type="float">
            <text:p>0</text:p>
          </table:table-cell>
          <table:table-cell office:value-type="float" office:value="150.8691" calcext:value-type="float">
            <text:p>150.869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427537" calcext:value-type="float">
            <text:p>-0.00942753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37.07883" calcext:value-type="float">
            <text:p>37.07883</text:p>
          </table:table-cell>
          <table:table-cell office:value-type="float" office:value="1074.111" calcext:value-type="float">
            <text:p>1074.11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05983" calcext:value-type="float">
            <text:p>0.1705983</text:p>
          </table:table-cell>
          <table:table-cell office:value-type="float" office:value="5.163383" calcext:value-type="float">
            <text:p>5.16338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927" calcext:value-type="float">
            <text:p>5.222927</text:p>
          </table:table-cell>
          <table:table-cell office:value-type="float" office:value="-0.009525231" calcext:value-type="float">
            <text:p>-0.009525231</text:p>
          </table:table-cell>
          <table:table-cell office:value-type="float" office:value="-0.01978157" calcext:value-type="float">
            <text:p>-0.01978157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554281" calcext:value-type="float">
            <text:p>9.554281</text:p>
          </table:table-cell>
          <table:table-cell office:value-type="float" office:value="0.8975498" calcext:value-type="float">
            <text:p>0.8975498</text:p>
          </table:table-cell>
          <table:table-cell office:value-type="float" office:value="0.4068935" calcext:value-type="float">
            <text:p>0.4068935</text:p>
          </table:table-cell>
          <table:table-cell office:value-type="float" office:value="0.387997" calcext:value-type="float">
            <text:p>0.387997</text:p>
          </table:table-cell>
          <table:table-cell office:value-type="float" office:value="0.1172696" calcext:value-type="float">
            <text:p>0.1172696</text:p>
          </table:table-cell>
          <table:table-cell office:value-type="float" office:value="0.1319329" calcext:value-type="float">
            <text:p>0.1319329</text:p>
          </table:table-cell>
          <table:table-cell office:value-type="float" office:value="0.03296944" calcext:value-type="float">
            <text:p>0.03296944</text:p>
          </table:table-cell>
          <table:table-cell office:value-type="float" office:value="0.03694128" calcext:value-type="float">
            <text:p>0.03694128</text:p>
          </table:table-cell>
          <table:table-cell office:value-type="float" office:value="0.03117719" calcext:value-type="float">
            <text:p>0.03117719</text:p>
          </table:table-cell>
          <table:table-cell office:value-type="float" office:value="0.01956777" calcext:value-type="float">
            <text:p>0.01956777</text:p>
          </table:table-cell>
          <table:table-cell office:value-type="float" office:value="0.01947069" calcext:value-type="float">
            <text:p>0.01947069</text:p>
          </table:table-cell>
          <table:table-cell office:value-type="float" office:value="0.01960126" calcext:value-type="float">
            <text:p>0.01960126</text:p>
          </table:table-cell>
          <table:table-cell office:value-type="float" office:value="0.04312206" calcext:value-type="float">
            <text:p>0.04312206</text:p>
          </table:table-cell>
          <table:table-cell office:value-type="float" office:value="0.004739556" calcext:value-type="float">
            <text:p>0.004739556</text:p>
          </table:table-cell>
          <table:table-cell office:value-type="float" office:value="0.003673862" calcext:value-type="float">
            <text:p>0.003673862</text:p>
          </table:table-cell>
          <table:table-cell office:value-type="float" office:value="0" calcext:value-type="float">
            <text:p>0</text:p>
          </table:table-cell>
          <table:table-cell office:value-type="float" office:value="4.230717" calcext:value-type="float">
            <text:p>4.230717</text:p>
          </table:table-cell>
          <table:table-cell office:value-type="float" office:value="3.737455" calcext:value-type="float">
            <text:p>3.737455</text:p>
          </table:table-cell>
          <table:table-cell office:value-type="float" office:value="3.60783" calcext:value-type="float">
            <text:p>3.60783</text:p>
          </table:table-cell>
          <table:table-cell office:value-type="float" office:value="2.509322" calcext:value-type="float">
            <text:p>2.509322</text:p>
          </table:table-cell>
          <table:table-cell office:value-type="float" office:value="2.731594" calcext:value-type="float">
            <text:p>2.731594</text:p>
          </table:table-cell>
          <table:table-cell office:value-type="float" office:value="0.5176353" calcext:value-type="float">
            <text:p>0.5176353</text:p>
          </table:table-cell>
          <table:table-cell office:value-type="float" office:value="0.3806715" calcext:value-type="float">
            <text:p>0.3806715</text:p>
          </table:table-cell>
          <table:table-cell office:value-type="float" office:value="0.5987909" calcext:value-type="float">
            <text:p>0.5987909</text:p>
          </table:table-cell>
          <table:table-cell office:value-type="float" office:value="1.28165" calcext:value-type="float">
            <text:p>1.28165</text:p>
          </table:table-cell>
          <table:table-cell office:value-type="float" office:value="4.885268" calcext:value-type="float">
            <text:p>4.885268</text:p>
          </table:table-cell>
          <table:table-cell office:value-type="float" office:value="0.6709905" calcext:value-type="float">
            <text:p>0.6709905</text:p>
          </table:table-cell>
          <table:table-cell office:value-type="float" office:value="0.1177881" calcext:value-type="float">
            <text:p>0.1177881</text:p>
          </table:table-cell>
          <table:table-cell office:value-type="float" office:value="0.379714" calcext:value-type="float">
            <text:p>0.379714</text:p>
          </table:table-cell>
          <table:table-cell office:value-type="float" office:value="0.3772483" calcext:value-type="float">
            <text:p>0.3772483</text:p>
          </table:table-cell>
          <table:table-cell office:value-type="float" office:value="0" calcext:value-type="float">
            <text:p>0</text:p>
          </table:table-cell>
          <table:table-cell office:value-type="float" office:value="170.882" calcext:value-type="float">
            <text:p>170.88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455698" calcext:value-type="float">
            <text:p>-0.0094556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37.03351" calcext:value-type="float">
            <text:p>37.03351</text:p>
          </table:table-cell>
          <table:table-cell office:value-type="float" office:value="1074.101" calcext:value-type="float">
            <text:p>1074.10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27591" calcext:value-type="float">
            <text:p>0.1727591</text:p>
          </table:table-cell>
          <table:table-cell office:value-type="float" office:value="5.211851" calcext:value-type="float">
            <text:p>5.21185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2252" calcext:value-type="float">
            <text:p>5.222252</text:p>
          </table:table-cell>
          <table:table-cell office:value-type="float" office:value="-0.009736728" calcext:value-type="float">
            <text:p>-0.009736728</text:p>
          </table:table-cell>
          <table:table-cell office:value-type="float" office:value="-0.01976002" calcext:value-type="float">
            <text:p>-0.01976002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589985" calcext:value-type="float">
            <text:p>9.589985</text:p>
          </table:table-cell>
          <table:table-cell office:value-type="float" office:value="1.384863" calcext:value-type="float">
            <text:p>1.384863</text:p>
          </table:table-cell>
          <table:table-cell office:value-type="float" office:value="0.3229804" calcext:value-type="float">
            <text:p>0.3229804</text:p>
          </table:table-cell>
          <table:table-cell office:value-type="float" office:value="0.3009522" calcext:value-type="float">
            <text:p>0.3009522</text:p>
          </table:table-cell>
          <table:table-cell office:value-type="float" office:value="0.1114009" calcext:value-type="float">
            <text:p>0.1114009</text:p>
          </table:table-cell>
          <table:table-cell office:value-type="float" office:value="0.1250267" calcext:value-type="float">
            <text:p>0.1250267</text:p>
          </table:table-cell>
          <table:table-cell office:value-type="float" office:value="0.03302219" calcext:value-type="float">
            <text:p>0.03302219</text:p>
          </table:table-cell>
          <table:table-cell office:value-type="float" office:value="0.03699182" calcext:value-type="float">
            <text:p>0.03699182</text:p>
          </table:table-cell>
          <table:table-cell office:value-type="float" office:value="0.03145415" calcext:value-type="float">
            <text:p>0.03145415</text:p>
          </table:table-cell>
          <table:table-cell office:value-type="float" office:value="0.01964048" calcext:value-type="float">
            <text:p>0.01964048</text:p>
          </table:table-cell>
          <table:table-cell office:value-type="float" office:value="0.01950823" calcext:value-type="float">
            <text:p>0.01950823</text:p>
          </table:table-cell>
          <table:table-cell office:value-type="float" office:value="0.01968494" calcext:value-type="float">
            <text:p>0.01968494</text:p>
          </table:table-cell>
          <table:table-cell office:value-type="float" office:value="0.04401675" calcext:value-type="float">
            <text:p>0.04401675</text:p>
          </table:table-cell>
          <table:table-cell office:value-type="float" office:value="0.004751653" calcext:value-type="float">
            <text:p>0.004751653</text:p>
          </table:table-cell>
          <table:table-cell office:value-type="float" office:value="0.00366074" calcext:value-type="float">
            <text:p>0.00366074</text:p>
          </table:table-cell>
          <table:table-cell office:value-type="float" office:value="0" calcext:value-type="float">
            <text:p>0</text:p>
          </table:table-cell>
          <table:table-cell office:value-type="float" office:value="4.653249" calcext:value-type="float">
            <text:p>4.653249</text:p>
          </table:table-cell>
          <table:table-cell office:value-type="float" office:value="4.093897" calcext:value-type="float">
            <text:p>4.093897</text:p>
          </table:table-cell>
          <table:table-cell office:value-type="float" office:value="3.833148" calcext:value-type="float">
            <text:p>3.833148</text:p>
          </table:table-cell>
          <table:table-cell office:value-type="float" office:value="2.633485" calcext:value-type="float">
            <text:p>2.633485</text:p>
          </table:table-cell>
          <table:table-cell office:value-type="float" office:value="2.838111" calcext:value-type="float">
            <text:p>2.838111</text:p>
          </table:table-cell>
          <table:table-cell office:value-type="float" office:value="0.5389709" calcext:value-type="float">
            <text:p>0.5389709</text:p>
          </table:table-cell>
          <table:table-cell office:value-type="float" office:value="0.395765" calcext:value-type="float">
            <text:p>0.395765</text:p>
          </table:table-cell>
          <table:table-cell office:value-type="float" office:value="0.6043136" calcext:value-type="float">
            <text:p>0.6043136</text:p>
          </table:table-cell>
          <table:table-cell office:value-type="float" office:value="1.287539" calcext:value-type="float">
            <text:p>1.287539</text:p>
          </table:table-cell>
          <table:table-cell office:value-type="float" office:value="4.886507" calcext:value-type="float">
            <text:p>4.886507</text:p>
          </table:table-cell>
          <table:table-cell office:value-type="float" office:value="0.6716383" calcext:value-type="float">
            <text:p>0.6716383</text:p>
          </table:table-cell>
          <table:table-cell office:value-type="float" office:value="0.1208899" calcext:value-type="float">
            <text:p>0.1208899</text:p>
          </table:table-cell>
          <table:table-cell office:value-type="float" office:value="0.3855358" calcext:value-type="float">
            <text:p>0.3855358</text:p>
          </table:table-cell>
          <table:table-cell office:value-type="float" office:value="0.3717945" calcext:value-type="float">
            <text:p>0.3717945</text:p>
          </table:table-cell>
          <table:table-cell office:value-type="float" office:value="0" calcext:value-type="float">
            <text:p>0</text:p>
          </table:table-cell>
          <table:table-cell office:value-type="float" office:value="192.5878" calcext:value-type="float">
            <text:p>192.587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485478" calcext:value-type="float">
            <text:p>-0.00948547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36.98208" calcext:value-type="float">
            <text:p>36.98208</text:p>
          </table:table-cell>
          <table:table-cell office:value-type="float" office:value="1074.091" calcext:value-type="float">
            <text:p>1074.09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89896" calcext:value-type="float">
            <text:p>0.1789896</text:p>
          </table:table-cell>
          <table:table-cell office:value-type="float" office:value="5.262441" calcext:value-type="float">
            <text:p>5.26244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1424" calcext:value-type="float">
            <text:p>5.221424</text:p>
          </table:table-cell>
          <table:table-cell office:value-type="float" office:value="-0.009968036" calcext:value-type="float">
            <text:p>-0.009968036</text:p>
          </table:table-cell>
          <table:table-cell office:value-type="float" office:value="-0.01974138" calcext:value-type="float">
            <text:p>-0.01974138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629725" calcext:value-type="float">
            <text:p>9.629725</text:p>
          </table:table-cell>
          <table:table-cell office:value-type="float" office:value="2.014496" calcext:value-type="float">
            <text:p>2.014496</text:p>
          </table:table-cell>
          <table:table-cell office:value-type="float" office:value="0.2607239" calcext:value-type="float">
            <text:p>0.2607239</text:p>
          </table:table-cell>
          <table:table-cell office:value-type="float" office:value="0.2394648" calcext:value-type="float">
            <text:p>0.2394648</text:p>
          </table:table-cell>
          <table:table-cell office:value-type="float" office:value="0.1050799" calcext:value-type="float">
            <text:p>0.1050799</text:p>
          </table:table-cell>
          <table:table-cell office:value-type="float" office:value="0.1176922" calcext:value-type="float">
            <text:p>0.1176922</text:p>
          </table:table-cell>
          <table:table-cell office:value-type="float" office:value="0.03301512" calcext:value-type="float">
            <text:p>0.03301512</text:p>
          </table:table-cell>
          <table:table-cell office:value-type="float" office:value="0.0370049" calcext:value-type="float">
            <text:p>0.0370049</text:p>
          </table:table-cell>
          <table:table-cell office:value-type="float" office:value="0.03172" calcext:value-type="float">
            <text:p>0.03172</text:p>
          </table:table-cell>
          <table:table-cell office:value-type="float" office:value="0.01970031" calcext:value-type="float">
            <text:p>0.01970031</text:p>
          </table:table-cell>
          <table:table-cell office:value-type="float" office:value="0.01954312" calcext:value-type="float">
            <text:p>0.01954312</text:p>
          </table:table-cell>
          <table:table-cell office:value-type="float" office:value="0.01976709" calcext:value-type="float">
            <text:p>0.01976709</text:p>
          </table:table-cell>
          <table:table-cell office:value-type="float" office:value="0.04486978" calcext:value-type="float">
            <text:p>0.04486978</text:p>
          </table:table-cell>
          <table:table-cell office:value-type="float" office:value="0.004747176" calcext:value-type="float">
            <text:p>0.004747176</text:p>
          </table:table-cell>
          <table:table-cell office:value-type="float" office:value="0.003664211" calcext:value-type="float">
            <text:p>0.003664211</text:p>
          </table:table-cell>
          <table:table-cell office:value-type="float" office:value="0" calcext:value-type="float">
            <text:p>0</text:p>
          </table:table-cell>
          <table:table-cell office:value-type="float" office:value="4.885214" calcext:value-type="float">
            <text:p>4.885214</text:p>
          </table:table-cell>
          <table:table-cell office:value-type="float" office:value="4.484915" calcext:value-type="float">
            <text:p>4.484915</text:p>
          </table:table-cell>
          <table:table-cell office:value-type="float" office:value="4.066407" calcext:value-type="float">
            <text:p>4.066407</text:p>
          </table:table-cell>
          <table:table-cell office:value-type="float" office:value="2.767451" calcext:value-type="float">
            <text:p>2.767451</text:p>
          </table:table-cell>
          <table:table-cell office:value-type="float" office:value="2.953471" calcext:value-type="float">
            <text:p>2.953471</text:p>
          </table:table-cell>
          <table:table-cell office:value-type="float" office:value="0.5623717" calcext:value-type="float">
            <text:p>0.5623717</text:p>
          </table:table-cell>
          <table:table-cell office:value-type="float" office:value="0.4119975" calcext:value-type="float">
            <text:p>0.4119975</text:p>
          </table:table-cell>
          <table:table-cell office:value-type="float" office:value="0.6100754" calcext:value-type="float">
            <text:p>0.6100754</text:p>
          </table:table-cell>
          <table:table-cell office:value-type="float" office:value="1.293462" calcext:value-type="float">
            <text:p>1.293462</text:p>
          </table:table-cell>
          <table:table-cell office:value-type="float" office:value="4.887733" calcext:value-type="float">
            <text:p>4.887733</text:p>
          </table:table-cell>
          <table:table-cell office:value-type="float" office:value="0.6722924" calcext:value-type="float">
            <text:p>0.6722924</text:p>
          </table:table-cell>
          <table:table-cell office:value-type="float" office:value="0.1239463" calcext:value-type="float">
            <text:p>0.1239463</text:p>
          </table:table-cell>
          <table:table-cell office:value-type="float" office:value="0.3828712" calcext:value-type="float">
            <text:p>0.3828712</text:p>
          </table:table-cell>
          <table:table-cell office:value-type="float" office:value="0.3751861" calcext:value-type="float">
            <text:p>0.3751861</text:p>
          </table:table-cell>
          <table:table-cell office:value-type="float" office:value="0" calcext:value-type="float">
            <text:p>0</text:p>
          </table:table-cell>
          <table:table-cell office:value-type="float" office:value="216.7911" calcext:value-type="float">
            <text:p>216.791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518028" calcext:value-type="float">
            <text:p>-0.0095180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36.91607" calcext:value-type="float">
            <text:p>36.91607</text:p>
          </table:table-cell>
          <table:table-cell office:value-type="float" office:value="1074.081" calcext:value-type="float">
            <text:p>1074.08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05425" calcext:value-type="float">
            <text:p>0.1905425</text:p>
          </table:table-cell>
          <table:table-cell office:value-type="float" office:value="5.322073" calcext:value-type="float">
            <text:p>5.32207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8" calcext:value-type="float">
            <text:p>0.003159078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026626" calcext:value-type="float">
            <text:p>-0.01026626</text:p>
          </table:table-cell>
          <table:table-cell office:value-type="float" office:value="-0.0197267" calcext:value-type="float">
            <text:p>-0.0197267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683686" calcext:value-type="float">
            <text:p>9.683686</text:p>
          </table:table-cell>
          <table:table-cell office:value-type="float" office:value="2.850918" calcext:value-type="float">
            <text:p>2.850918</text:p>
          </table:table-cell>
          <table:table-cell office:value-type="float" office:value="0.2134036" calcext:value-type="float">
            <text:p>0.2134036</text:p>
          </table:table-cell>
          <table:table-cell office:value-type="float" office:value="0.194518" calcext:value-type="float">
            <text:p>0.194518</text:p>
          </table:table-cell>
          <table:table-cell office:value-type="float" office:value="0.09819619" calcext:value-type="float">
            <text:p>0.09819619</text:p>
          </table:table-cell>
          <table:table-cell office:value-type="float" office:value="0.1095553" calcext:value-type="float">
            <text:p>0.1095553</text:p>
          </table:table-cell>
          <table:table-cell office:value-type="float" office:value="0.03284599" calcext:value-type="float">
            <text:p>0.03284599</text:p>
          </table:table-cell>
          <table:table-cell office:value-type="float" office:value="0.03687525" calcext:value-type="float">
            <text:p>0.03687525</text:p>
          </table:table-cell>
          <table:table-cell office:value-type="float" office:value="0.03196677" calcext:value-type="float">
            <text:p>0.03196677</text:p>
          </table:table-cell>
          <table:table-cell office:value-type="float" office:value="0.01974747" calcext:value-type="float">
            <text:p>0.01974747</text:p>
          </table:table-cell>
          <table:table-cell office:value-type="float" office:value="0.01957493" calcext:value-type="float">
            <text:p>0.01957493</text:p>
          </table:table-cell>
          <table:table-cell office:value-type="float" office:value="0.01984741" calcext:value-type="float">
            <text:p>0.01984741</text:p>
          </table:table-cell>
          <table:table-cell office:value-type="float" office:value="0.04568111" calcext:value-type="float">
            <text:p>0.04568111</text:p>
          </table:table-cell>
          <table:table-cell office:value-type="float" office:value="0.004744319" calcext:value-type="float">
            <text:p>0.004744319</text:p>
          </table:table-cell>
          <table:table-cell office:value-type="float" office:value="0.00366588" calcext:value-type="float">
            <text:p>0.00366588</text:p>
          </table:table-cell>
          <table:table-cell office:value-type="float" office:value="0" calcext:value-type="float">
            <text:p>0</text:p>
          </table:table-cell>
          <table:table-cell office:value-type="float" office:value="5.048534" calcext:value-type="float">
            <text:p>5.048534</text:p>
          </table:table-cell>
          <table:table-cell office:value-type="float" office:value="4.933666" calcext:value-type="float">
            <text:p>4.933666</text:p>
          </table:table-cell>
          <table:table-cell office:value-type="float" office:value="4.361922" calcext:value-type="float">
            <text:p>4.361922</text:p>
          </table:table-cell>
          <table:table-cell office:value-type="float" office:value="2.934094" calcext:value-type="float">
            <text:p>2.934094</text:p>
          </table:table-cell>
          <table:table-cell office:value-type="float" office:value="3.093376" calcext:value-type="float">
            <text:p>3.093376</text:p>
          </table:table-cell>
          <table:table-cell office:value-type="float" office:value="0.5897299" calcext:value-type="float">
            <text:p>0.5897299</text:p>
          </table:table-cell>
          <table:table-cell office:value-type="float" office:value="0.4302593" calcext:value-type="float">
            <text:p>0.4302593</text:p>
          </table:table-cell>
          <table:table-cell office:value-type="float" office:value="0.6161819" calcext:value-type="float">
            <text:p>0.6161819</text:p>
          </table:table-cell>
          <table:table-cell office:value-type="float" office:value="1.299446" calcext:value-type="float">
            <text:p>1.299446</text:p>
          </table:table-cell>
          <table:table-cell office:value-type="float" office:value="4.888953" calcext:value-type="float">
            <text:p>4.888953</text:p>
          </table:table-cell>
          <table:table-cell office:value-type="float" office:value="0.6729508" calcext:value-type="float">
            <text:p>0.6729508</text:p>
          </table:table-cell>
          <table:table-cell office:value-type="float" office:value="0.1268804" calcext:value-type="float">
            <text:p>0.1268804</text:p>
          </table:table-cell>
          <table:table-cell office:value-type="float" office:value="0.3810928" calcext:value-type="float">
            <text:p>0.3810928</text:p>
          </table:table-cell>
          <table:table-cell office:value-type="float" office:value="0.3773288" calcext:value-type="float">
            <text:p>0.3773288</text:p>
          </table:table-cell>
          <table:table-cell office:value-type="float" office:value="0" calcext:value-type="float">
            <text:p>0</text:p>
          </table:table-cell>
          <table:table-cell office:value-type="float" office:value="249.6915" calcext:value-type="float">
            <text:p>249.691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559808" calcext:value-type="float">
            <text:p>-0.0095598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36.86923" calcext:value-type="float">
            <text:p>36.86923</text:p>
          </table:table-cell>
          <table:table-cell office:value-type="float" office:value="1074.073" calcext:value-type="float">
            <text:p>1074.07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05275" calcext:value-type="float">
            <text:p>0.1805275</text:p>
          </table:table-cell>
          <table:table-cell office:value-type="float" office:value="5.383125" calcext:value-type="float">
            <text:p>5.38312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056173" calcext:value-type="float">
            <text:p>-0.01056173</text:p>
          </table:table-cell>
          <table:table-cell office:value-type="float" office:value="-0.01971312" calcext:value-type="float">
            <text:p>-0.01971312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787046" calcext:value-type="float">
            <text:p>9.787046</text:p>
          </table:table-cell>
          <table:table-cell office:value-type="float" office:value="1.79244" calcext:value-type="float">
            <text:p>1.79244</text:p>
          </table:table-cell>
          <table:table-cell office:value-type="float" office:value="0.1897782" calcext:value-type="float">
            <text:p>0.1897782</text:p>
          </table:table-cell>
          <table:table-cell office:value-type="float" office:value="0.1672548" calcext:value-type="float">
            <text:p>0.1672548</text:p>
          </table:table-cell>
          <table:table-cell office:value-type="float" office:value="0.09310899" calcext:value-type="float">
            <text:p>0.09310899</text:p>
          </table:table-cell>
          <table:table-cell office:value-type="float" office:value="0.1033431" calcext:value-type="float">
            <text:p>0.1033431</text:p>
          </table:table-cell>
          <table:table-cell office:value-type="float" office:value="0.0327889" calcext:value-type="float">
            <text:p>0.0327889</text:p>
          </table:table-cell>
          <table:table-cell office:value-type="float" office:value="0.03673854" calcext:value-type="float">
            <text:p>0.03673854</text:p>
          </table:table-cell>
          <table:table-cell office:value-type="float" office:value="0.03216762" calcext:value-type="float">
            <text:p>0.03216762</text:p>
          </table:table-cell>
          <table:table-cell office:value-type="float" office:value="0.0197802" calcext:value-type="float">
            <text:p>0.0197802</text:p>
          </table:table-cell>
          <table:table-cell office:value-type="float" office:value="0.01960292" calcext:value-type="float">
            <text:p>0.01960292</text:p>
          </table:table-cell>
          <table:table-cell office:value-type="float" office:value="0.01992566" calcext:value-type="float">
            <text:p>0.01992566</text:p>
          </table:table-cell>
          <table:table-cell office:value-type="float" office:value="0.04645197" calcext:value-type="float">
            <text:p>0.04645197</text:p>
          </table:table-cell>
          <table:table-cell office:value-type="float" office:value="0.004743997" calcext:value-type="float">
            <text:p>0.004743997</text:p>
          </table:table-cell>
          <table:table-cell office:value-type="float" office:value="0.00366502" calcext:value-type="float">
            <text:p>0.00366502</text:p>
          </table:table-cell>
          <table:table-cell office:value-type="float" office:value="0" calcext:value-type="float">
            <text:p>0</text:p>
          </table:table-cell>
          <table:table-cell office:value-type="float" office:value="5.417607" calcext:value-type="float">
            <text:p>5.417607</text:p>
          </table:table-cell>
          <table:table-cell office:value-type="float" office:value="5.268642" calcext:value-type="float">
            <text:p>5.268642</text:p>
          </table:table-cell>
          <table:table-cell office:value-type="float" office:value="4.638238" calcext:value-type="float">
            <text:p>4.638238</text:p>
          </table:table-cell>
          <table:table-cell office:value-type="float" office:value="3.090928" calcext:value-type="float">
            <text:p>3.090928</text:p>
          </table:table-cell>
          <table:table-cell office:value-type="float" office:value="3.232004" calcext:value-type="float">
            <text:p>3.232004</text:p>
          </table:table-cell>
          <table:table-cell office:value-type="float" office:value="0.6193056" calcext:value-type="float">
            <text:p>0.6193056</text:p>
          </table:table-cell>
          <table:table-cell office:value-type="float" office:value="0.4502231" calcext:value-type="float">
            <text:p>0.4502231</text:p>
          </table:table-cell>
          <table:table-cell office:value-type="float" office:value="0.6227806" calcext:value-type="float">
            <text:p>0.6227806</text:p>
          </table:table-cell>
          <table:table-cell office:value-type="float" office:value="1.305543" calcext:value-type="float">
            <text:p>1.305543</text:p>
          </table:table-cell>
          <table:table-cell office:value-type="float" office:value="4.89018" calcext:value-type="float">
            <text:p>4.89018</text:p>
          </table:table-cell>
          <table:table-cell office:value-type="float" office:value="0.6736127" calcext:value-type="float">
            <text:p>0.6736127</text:p>
          </table:table-cell>
          <table:table-cell office:value-type="float" office:value="0.1297478" calcext:value-type="float">
            <text:p>0.1297478</text:p>
          </table:table-cell>
          <table:table-cell office:value-type="float" office:value="0.3804787" calcext:value-type="float">
            <text:p>0.3804787</text:p>
          </table:table-cell>
          <table:table-cell office:value-type="float" office:value="0.3774697" calcext:value-type="float">
            <text:p>0.3774697</text:p>
          </table:table-cell>
          <table:table-cell office:value-type="float" office:value="0" calcext:value-type="float">
            <text:p>0</text:p>
          </table:table-cell>
          <table:table-cell office:value-type="float" office:value="263.0708" calcext:value-type="float">
            <text:p>263.070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597317" calcext:value-type="float">
            <text:p>-0.0095973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36.83998" calcext:value-type="float">
            <text:p>36.83998</text:p>
          </table:table-cell>
          <table:table-cell office:value-type="float" office:value="1074.065" calcext:value-type="float">
            <text:p>1074.06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80233" calcext:value-type="float">
            <text:p>0.1780233</text:p>
          </table:table-cell>
          <table:table-cell office:value-type="float" office:value="5.418945" calcext:value-type="float">
            <text:p>5.41894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067283" calcext:value-type="float">
            <text:p>-0.01067283</text:p>
          </table:table-cell>
          <table:table-cell office:value-type="float" office:value="-0.01969617" calcext:value-type="float">
            <text:p>-0.01969617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836626" calcext:value-type="float">
            <text:p>9.836626</text:p>
          </table:table-cell>
          <table:table-cell office:value-type="float" office:value="1.489311" calcext:value-type="float">
            <text:p>1.489311</text:p>
          </table:table-cell>
          <table:table-cell office:value-type="float" office:value="0.1769869" calcext:value-type="float">
            <text:p>0.1769869</text:p>
          </table:table-cell>
          <table:table-cell office:value-type="float" office:value="0.1556231" calcext:value-type="float">
            <text:p>0.1556231</text:p>
          </table:table-cell>
          <table:table-cell office:value-type="float" office:value="0.09187336" calcext:value-type="float">
            <text:p>0.09187336</text:p>
          </table:table-cell>
          <table:table-cell office:value-type="float" office:value="0.1009204" calcext:value-type="float">
            <text:p>0.1009204</text:p>
          </table:table-cell>
          <table:table-cell office:value-type="float" office:value="0.03311234" calcext:value-type="float">
            <text:p>0.03311234</text:p>
          </table:table-cell>
          <table:table-cell office:value-type="float" office:value="0.03694615" calcext:value-type="float">
            <text:p>0.03694615</text:p>
          </table:table-cell>
          <table:table-cell office:value-type="float" office:value="0.03235854" calcext:value-type="float">
            <text:p>0.03235854</text:p>
          </table:table-cell>
          <table:table-cell office:value-type="float" office:value="0.01980451" calcext:value-type="float">
            <text:p>0.01980451</text:p>
          </table:table-cell>
          <table:table-cell office:value-type="float" office:value="0.01962685" calcext:value-type="float">
            <text:p>0.01962685</text:p>
          </table:table-cell>
          <table:table-cell office:value-type="float" office:value="0.02000175" calcext:value-type="float">
            <text:p>0.02000175</text:p>
          </table:table-cell>
          <table:table-cell office:value-type="float" office:value="0.0471837" calcext:value-type="float">
            <text:p>0.0471837</text:p>
          </table:table-cell>
          <table:table-cell office:value-type="float" office:value="0.004743964" calcext:value-type="float">
            <text:p>0.004743964</text:p>
          </table:table-cell>
          <table:table-cell office:value-type="float" office:value="0.003663839" calcext:value-type="float">
            <text:p>0.003663839</text:p>
          </table:table-cell>
          <table:table-cell office:value-type="float" office:value="0" calcext:value-type="float">
            <text:p>0</text:p>
          </table:table-cell>
          <table:table-cell office:value-type="float" office:value="6.351058" calcext:value-type="float">
            <text:p>6.351058</text:p>
          </table:table-cell>
          <table:table-cell office:value-type="float" office:value="5.162517" calcext:value-type="float">
            <text:p>5.162517</text:p>
          </table:table-cell>
          <table:table-cell office:value-type="float" office:value="4.73447" calcext:value-type="float">
            <text:p>4.73447</text:p>
          </table:table-cell>
          <table:table-cell office:value-type="float" office:value="3.193137" calcext:value-type="float">
            <text:p>3.193137</text:p>
          </table:table-cell>
          <table:table-cell office:value-type="float" office:value="3.318536" calcext:value-type="float">
            <text:p>3.318536</text:p>
          </table:table-cell>
          <table:table-cell office:value-type="float" office:value="0.6435568" calcext:value-type="float">
            <text:p>0.6435568</text:p>
          </table:table-cell>
          <table:table-cell office:value-type="float" office:value="0.4679371" calcext:value-type="float">
            <text:p>0.4679371</text:p>
          </table:table-cell>
          <table:table-cell office:value-type="float" office:value="0.6292561" calcext:value-type="float">
            <text:p>0.6292561</text:p>
          </table:table-cell>
          <table:table-cell office:value-type="float" office:value="1.311727" calcext:value-type="float">
            <text:p>1.311727</text:p>
          </table:table-cell>
          <table:table-cell office:value-type="float" office:value="4.891443" calcext:value-type="float">
            <text:p>4.891443</text:p>
          </table:table-cell>
          <table:table-cell office:value-type="float" office:value="0.6742795" calcext:value-type="float">
            <text:p>0.6742795</text:p>
          </table:table-cell>
          <table:table-cell office:value-type="float" office:value="0.1326129" calcext:value-type="float">
            <text:p>0.1326129</text:p>
          </table:table-cell>
          <table:table-cell office:value-type="float" office:value="0.380021" calcext:value-type="float">
            <text:p>0.380021</text:p>
          </table:table-cell>
          <table:table-cell office:value-type="float" office:value="0.3774841" calcext:value-type="float">
            <text:p>0.3774841</text:p>
          </table:table-cell>
          <table:table-cell office:value-type="float" office:value="0" calcext:value-type="float">
            <text:p>0</text:p>
          </table:table-cell>
          <table:table-cell office:value-type="float" office:value="268.5209" calcext:value-type="float">
            <text:p>268.520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620816" calcext:value-type="float">
            <text:p>-0.009620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36.81528" calcext:value-type="float">
            <text:p>36.81528</text:p>
          </table:table-cell>
          <table:table-cell office:value-type="float" office:value="1074.057" calcext:value-type="float">
            <text:p>1074.05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6211" calcext:value-type="float">
            <text:p>0.176211</text:p>
          </table:table-cell>
          <table:table-cell office:value-type="float" office:value="5.449152" calcext:value-type="float">
            <text:p>5.44915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077059" calcext:value-type="float">
            <text:p>-0.01077059</text:p>
          </table:table-cell>
          <table:table-cell office:value-type="float" office:value="-0.01967728" calcext:value-type="float">
            <text:p>-0.01967728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877139" calcext:value-type="float">
            <text:p>9.877139</text:p>
          </table:table-cell>
          <table:table-cell office:value-type="float" office:value="1.19426" calcext:value-type="float">
            <text:p>1.19426</text:p>
          </table:table-cell>
          <table:table-cell office:value-type="float" office:value="0.1657195" calcext:value-type="float">
            <text:p>0.1657195</text:p>
          </table:table-cell>
          <table:table-cell office:value-type="float" office:value="0.1473607" calcext:value-type="float">
            <text:p>0.1473607</text:p>
          </table:table-cell>
          <table:table-cell office:value-type="float" office:value="0.09093144" calcext:value-type="float">
            <text:p>0.09093144</text:p>
          </table:table-cell>
          <table:table-cell office:value-type="float" office:value="0.09926667" calcext:value-type="float">
            <text:p>0.09926667</text:p>
          </table:table-cell>
          <table:table-cell office:value-type="float" office:value="0.03351364" calcext:value-type="float">
            <text:p>0.03351364</text:p>
          </table:table-cell>
          <table:table-cell office:value-type="float" office:value="0.03732646" calcext:value-type="float">
            <text:p>0.03732646</text:p>
          </table:table-cell>
          <table:table-cell office:value-type="float" office:value="0.03255987" calcext:value-type="float">
            <text:p>0.03255987</text:p>
          </table:table-cell>
          <table:table-cell office:value-type="float" office:value="0.01983074" calcext:value-type="float">
            <text:p>0.01983074</text:p>
          </table:table-cell>
          <table:table-cell office:value-type="float" office:value="0.01964803" calcext:value-type="float">
            <text:p>0.01964803</text:p>
          </table:table-cell>
          <table:table-cell office:value-type="float" office:value="0.02007566" calcext:value-type="float">
            <text:p>0.02007566</text:p>
          </table:table-cell>
          <table:table-cell office:value-type="float" office:value="0.04787774" calcext:value-type="float">
            <text:p>0.04787774</text:p>
          </table:table-cell>
          <table:table-cell office:value-type="float" office:value="0.004743909" calcext:value-type="float">
            <text:p>0.004743909</text:p>
          </table:table-cell>
          <table:table-cell office:value-type="float" office:value="0.003662739" calcext:value-type="float">
            <text:p>0.003662739</text:p>
          </table:table-cell>
          <table:table-cell office:value-type="float" office:value="0" calcext:value-type="float">
            <text:p>0</text:p>
          </table:table-cell>
          <table:table-cell office:value-type="float" office:value="7.33856" calcext:value-type="float">
            <text:p>7.33856</text:p>
          </table:table-cell>
          <table:table-cell office:value-type="float" office:value="5.137479" calcext:value-type="float">
            <text:p>5.137479</text:p>
          </table:table-cell>
          <table:table-cell office:value-type="float" office:value="4.78028" calcext:value-type="float">
            <text:p>4.78028</text:p>
          </table:table-cell>
          <table:table-cell office:value-type="float" office:value="3.264878" calcext:value-type="float">
            <text:p>3.264878</text:p>
          </table:table-cell>
          <table:table-cell office:value-type="float" office:value="3.370852" calcext:value-type="float">
            <text:p>3.370852</text:p>
          </table:table-cell>
          <table:table-cell office:value-type="float" office:value="0.6629374" calcext:value-type="float">
            <text:p>0.6629374</text:p>
          </table:table-cell>
          <table:table-cell office:value-type="float" office:value="0.4826066" calcext:value-type="float">
            <text:p>0.4826066</text:p>
          </table:table-cell>
          <table:table-cell office:value-type="float" office:value="0.635062" calcext:value-type="float">
            <text:p>0.635062</text:p>
          </table:table-cell>
          <table:table-cell office:value-type="float" office:value="1.317847" calcext:value-type="float">
            <text:p>1.317847</text:p>
          </table:table-cell>
          <table:table-cell office:value-type="float" office:value="4.892739" calcext:value-type="float">
            <text:p>4.892739</text:p>
          </table:table-cell>
          <table:table-cell office:value-type="float" office:value="0.674953" calcext:value-type="float">
            <text:p>0.674953</text:p>
          </table:table-cell>
          <table:table-cell office:value-type="float" office:value="0.1354859" calcext:value-type="float">
            <text:p>0.1354859</text:p>
          </table:table-cell>
          <table:table-cell office:value-type="float" office:value="0.3795837" calcext:value-type="float">
            <text:p>0.3795837</text:p>
          </table:table-cell>
          <table:table-cell office:value-type="float" office:value="0.3775053" calcext:value-type="float">
            <text:p>0.3775053</text:p>
          </table:table-cell>
          <table:table-cell office:value-type="float" office:value="0" calcext:value-type="float">
            <text:p>0</text:p>
          </table:table-cell>
          <table:table-cell office:value-type="float" office:value="275.497" calcext:value-type="float">
            <text:p>275.49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640343" calcext:value-type="float">
            <text:p>-0.0096403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36.78764" calcext:value-type="float">
            <text:p>36.78764</text:p>
          </table:table-cell>
          <table:table-cell office:value-type="float" office:value="1074.049" calcext:value-type="float">
            <text:p>1074.049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49631" calcext:value-type="float">
            <text:p>0.1749631</text:p>
          </table:table-cell>
          <table:table-cell office:value-type="float" office:value="5.481109" calcext:value-type="float">
            <text:p>5.48110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08993" calcext:value-type="float">
            <text:p>-0.0108993</text:p>
          </table:table-cell>
          <table:table-cell office:value-type="float" office:value="-0.01965691" calcext:value-type="float">
            <text:p>-0.01965691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924941" calcext:value-type="float">
            <text:p>9.924941</text:p>
          </table:table-cell>
          <table:table-cell office:value-type="float" office:value="0.8986447" calcext:value-type="float">
            <text:p>0.8986447</text:p>
          </table:table-cell>
          <table:table-cell office:value-type="float" office:value="0.1538656" calcext:value-type="float">
            <text:p>0.1538656</text:p>
          </table:table-cell>
          <table:table-cell office:value-type="float" office:value="0.1393507" calcext:value-type="float">
            <text:p>0.1393507</text:p>
          </table:table-cell>
          <table:table-cell office:value-type="float" office:value="0.08904356" calcext:value-type="float">
            <text:p>0.08904356</text:p>
          </table:table-cell>
          <table:table-cell office:value-type="float" office:value="0.09684987" calcext:value-type="float">
            <text:p>0.09684987</text:p>
          </table:table-cell>
          <table:table-cell office:value-type="float" office:value="0.03381084" calcext:value-type="float">
            <text:p>0.03381084</text:p>
          </table:table-cell>
          <table:table-cell office:value-type="float" office:value="0.03768185" calcext:value-type="float">
            <text:p>0.03768185</text:p>
          </table:table-cell>
          <table:table-cell office:value-type="float" office:value="0.03275034" calcext:value-type="float">
            <text:p>0.03275034</text:p>
          </table:table-cell>
          <table:table-cell office:value-type="float" office:value="0.01986156" calcext:value-type="float">
            <text:p>0.01986156</text:p>
          </table:table-cell>
          <table:table-cell office:value-type="float" office:value="0.01966856" calcext:value-type="float">
            <text:p>0.01966856</text:p>
          </table:table-cell>
          <table:table-cell office:value-type="float" office:value="0.02014753" calcext:value-type="float">
            <text:p>0.02014753</text:p>
          </table:table-cell>
          <table:table-cell office:value-type="float" office:value="0.04853464" calcext:value-type="float">
            <text:p>0.04853464</text:p>
          </table:table-cell>
          <table:table-cell office:value-type="float" office:value="0.004743908" calcext:value-type="float">
            <text:p>0.004743908</text:p>
          </table:table-cell>
          <table:table-cell office:value-type="float" office:value="0.003661591" calcext:value-type="float">
            <text:p>0.003661591</text:p>
          </table:table-cell>
          <table:table-cell office:value-type="float" office:value="0" calcext:value-type="float">
            <text:p>0</text:p>
          </table:table-cell>
          <table:table-cell office:value-type="float" office:value="7.966582" calcext:value-type="float">
            <text:p>7.966582</text:p>
          </table:table-cell>
          <table:table-cell office:value-type="float" office:value="5.175899" calcext:value-type="float">
            <text:p>5.175899</text:p>
          </table:table-cell>
          <table:table-cell office:value-type="float" office:value="4.849241" calcext:value-type="float">
            <text:p>4.849241</text:p>
          </table:table-cell>
          <table:table-cell office:value-type="float" office:value="3.338483" calcext:value-type="float">
            <text:p>3.338483</text:p>
          </table:table-cell>
          <table:table-cell office:value-type="float" office:value="3.420675" calcext:value-type="float">
            <text:p>3.420675</text:p>
          </table:table-cell>
          <table:table-cell office:value-type="float" office:value="0.6818068" calcext:value-type="float">
            <text:p>0.6818068</text:p>
          </table:table-cell>
          <table:table-cell office:value-type="float" office:value="0.4964912" calcext:value-type="float">
            <text:p>0.4964912</text:p>
          </table:table-cell>
          <table:table-cell office:value-type="float" office:value="0.6403435" calcext:value-type="float">
            <text:p>0.6403435</text:p>
          </table:table-cell>
          <table:table-cell office:value-type="float" office:value="1.323799" calcext:value-type="float">
            <text:p>1.323799</text:p>
          </table:table-cell>
          <table:table-cell office:value-type="float" office:value="4.89402" calcext:value-type="float">
            <text:p>4.89402</text:p>
          </table:table-cell>
          <table:table-cell office:value-type="float" office:value="0.6756323" calcext:value-type="float">
            <text:p>0.6756323</text:p>
          </table:table-cell>
          <table:table-cell office:value-type="float" office:value="0.138371" calcext:value-type="float">
            <text:p>0.138371</text:p>
          </table:table-cell>
          <table:table-cell office:value-type="float" office:value="0.3791728" calcext:value-type="float">
            <text:p>0.3791728</text:p>
          </table:table-cell>
          <table:table-cell office:value-type="float" office:value="0.377519" calcext:value-type="float">
            <text:p>0.377519</text:p>
          </table:table-cell>
          <table:table-cell office:value-type="float" office:value="0" calcext:value-type="float">
            <text:p>0</text:p>
          </table:table-cell>
          <table:table-cell office:value-type="float" office:value="285.6533" calcext:value-type="float">
            <text:p>285.653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660346" calcext:value-type="float">
            <text:p>-0.00966034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36.75795" calcext:value-type="float">
            <text:p>36.75795</text:p>
          </table:table-cell>
          <table:table-cell office:value-type="float" office:value="1074.041" calcext:value-type="float">
            <text:p>1074.04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48071" calcext:value-type="float">
            <text:p>0.1748071</text:p>
          </table:table-cell>
          <table:table-cell office:value-type="float" office:value="5.513978" calcext:value-type="float">
            <text:p>5.51397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02391" calcext:value-type="float">
            <text:p>-0.01102391</text:p>
          </table:table-cell>
          <table:table-cell office:value-type="float" office:value="-0.01963407" calcext:value-type="float">
            <text:p>-0.01963407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9.973403" calcext:value-type="float">
            <text:p>9.973403</text:p>
          </table:table-cell>
          <table:table-cell office:value-type="float" office:value="0.6981785" calcext:value-type="float">
            <text:p>0.6981785</text:p>
          </table:table-cell>
          <table:table-cell office:value-type="float" office:value="0.1448304" calcext:value-type="float">
            <text:p>0.1448304</text:p>
          </table:table-cell>
          <table:table-cell office:value-type="float" office:value="0.1334409" calcext:value-type="float">
            <text:p>0.1334409</text:p>
          </table:table-cell>
          <table:table-cell office:value-type="float" office:value="0.08688536" calcext:value-type="float">
            <text:p>0.08688536</text:p>
          </table:table-cell>
          <table:table-cell office:value-type="float" office:value="0.09418333" calcext:value-type="float">
            <text:p>0.09418333</text:p>
          </table:table-cell>
          <table:table-cell office:value-type="float" office:value="0.03390238" calcext:value-type="float">
            <text:p>0.03390238</text:p>
          </table:table-cell>
          <table:table-cell office:value-type="float" office:value="0.03799729" calcext:value-type="float">
            <text:p>0.03799729</text:p>
          </table:table-cell>
          <table:table-cell office:value-type="float" office:value="0.03291886" calcext:value-type="float">
            <text:p>0.03291886</text:p>
          </table:table-cell>
          <table:table-cell office:value-type="float" office:value="0.0198938" calcext:value-type="float">
            <text:p>0.0198938</text:p>
          </table:table-cell>
          <table:table-cell office:value-type="float" office:value="0.01968954" calcext:value-type="float">
            <text:p>0.01968954</text:p>
          </table:table-cell>
          <table:table-cell office:value-type="float" office:value="0.02021755" calcext:value-type="float">
            <text:p>0.02021755</text:p>
          </table:table-cell>
          <table:table-cell office:value-type="float" office:value="0.04915407" calcext:value-type="float">
            <text:p>0.04915407</text:p>
          </table:table-cell>
          <table:table-cell office:value-type="float" office:value="0.00474392" calcext:value-type="float">
            <text:p>0.00474392</text:p>
          </table:table-cell>
          <table:table-cell office:value-type="float" office:value="0.003660442" calcext:value-type="float">
            <text:p>0.003660442</text:p>
          </table:table-cell>
          <table:table-cell office:value-type="float" office:value="0" calcext:value-type="float">
            <text:p>0</text:p>
          </table:table-cell>
          <table:table-cell office:value-type="float" office:value="8.458949" calcext:value-type="float">
            <text:p>8.458949</text:p>
          </table:table-cell>
          <table:table-cell office:value-type="float" office:value="5.231563" calcext:value-type="float">
            <text:p>5.231563</text:p>
          </table:table-cell>
          <table:table-cell office:value-type="float" office:value="4.928066" calcext:value-type="float">
            <text:p>4.928066</text:p>
          </table:table-cell>
          <table:table-cell office:value-type="float" office:value="3.413784" calcext:value-type="float">
            <text:p>3.413784</text:p>
          </table:table-cell>
          <table:table-cell office:value-type="float" office:value="3.470469" calcext:value-type="float">
            <text:p>3.470469</text:p>
          </table:table-cell>
          <table:table-cell office:value-type="float" office:value="0.7013736" calcext:value-type="float">
            <text:p>0.7013736</text:p>
          </table:table-cell>
          <table:table-cell office:value-type="float" office:value="0.5106822" calcext:value-type="float">
            <text:p>0.5106822</text:p>
          </table:table-cell>
          <table:table-cell office:value-type="float" office:value="0.6454241" calcext:value-type="float">
            <text:p>0.6454241</text:p>
          </table:table-cell>
          <table:table-cell office:value-type="float" office:value="1.3296" calcext:value-type="float">
            <text:p>1.3296</text:p>
          </table:table-cell>
          <table:table-cell office:value-type="float" office:value="4.895271" calcext:value-type="float">
            <text:p>4.895271</text:p>
          </table:table-cell>
          <table:table-cell office:value-type="float" office:value="0.6763137" calcext:value-type="float">
            <text:p>0.6763137</text:p>
          </table:table-cell>
          <table:table-cell office:value-type="float" office:value="0.1412685" calcext:value-type="float">
            <text:p>0.1412685</text:p>
          </table:table-cell>
          <table:table-cell office:value-type="float" office:value="0.3787822" calcext:value-type="float">
            <text:p>0.3787822</text:p>
          </table:table-cell>
          <table:table-cell office:value-type="float" office:value="0.3775312" calcext:value-type="float">
            <text:p>0.3775312</text:p>
          </table:table-cell>
          <table:table-cell office:value-type="float" office:value="0" calcext:value-type="float">
            <text:p>0</text:p>
          </table:table-cell>
          <table:table-cell office:value-type="float" office:value="295.7604" calcext:value-type="float">
            <text:p>295.760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680713" calcext:value-type="float">
            <text:p>-0.0096807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36.72611" calcext:value-type="float">
            <text:p>36.72611</text:p>
          </table:table-cell>
          <table:table-cell office:value-type="float" office:value="1074.034" calcext:value-type="float">
            <text:p>1074.03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54658" calcext:value-type="float">
            <text:p>0.1754658</text:p>
          </table:table-cell>
          <table:table-cell office:value-type="float" office:value="5.54792" calcext:value-type="float">
            <text:p>5.5479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16318" calcext:value-type="float">
            <text:p>-0.01116318</text:p>
          </table:table-cell>
          <table:table-cell office:value-type="float" office:value="-0.01961159" calcext:value-type="float">
            <text:p>-0.01961159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02793" calcext:value-type="float">
            <text:p>10.02793</text:p>
          </table:table-cell>
          <table:table-cell office:value-type="float" office:value="0.5507004" calcext:value-type="float">
            <text:p>0.5507004</text:p>
          </table:table-cell>
          <table:table-cell office:value-type="float" office:value="0.1377476" calcext:value-type="float">
            <text:p>0.1377476</text:p>
          </table:table-cell>
          <table:table-cell office:value-type="float" office:value="0.1287063" calcext:value-type="float">
            <text:p>0.1287063</text:p>
          </table:table-cell>
          <table:table-cell office:value-type="float" office:value="0.0844383" calcext:value-type="float">
            <text:p>0.0844383</text:p>
          </table:table-cell>
          <table:table-cell office:value-type="float" office:value="0.0912957" calcext:value-type="float">
            <text:p>0.0912957</text:p>
          </table:table-cell>
          <table:table-cell office:value-type="float" office:value="0.03382699" calcext:value-type="float">
            <text:p>0.03382699</text:p>
          </table:table-cell>
          <table:table-cell office:value-type="float" office:value="0.03827292" calcext:value-type="float">
            <text:p>0.03827292</text:p>
          </table:table-cell>
          <table:table-cell office:value-type="float" office:value="0.03306592" calcext:value-type="float">
            <text:p>0.03306592</text:p>
          </table:table-cell>
          <table:table-cell office:value-type="float" office:value="0.01992483" calcext:value-type="float">
            <text:p>0.01992483</text:p>
          </table:table-cell>
          <table:table-cell office:value-type="float" office:value="0.01971177" calcext:value-type="float">
            <text:p>0.01971177</text:p>
          </table:table-cell>
          <table:table-cell office:value-type="float" office:value="0.02028488" calcext:value-type="float">
            <text:p>0.02028488</text:p>
          </table:table-cell>
          <table:table-cell office:value-type="float" office:value="0.04973657" calcext:value-type="float">
            <text:p>0.04973657</text:p>
          </table:table-cell>
          <table:table-cell office:value-type="float" office:value="0.004743943" calcext:value-type="float">
            <text:p>0.004743943</text:p>
          </table:table-cell>
          <table:table-cell office:value-type="float" office:value="0.003659303" calcext:value-type="float">
            <text:p>0.003659303</text:p>
          </table:table-cell>
          <table:table-cell office:value-type="float" office:value="0" calcext:value-type="float">
            <text:p>0</text:p>
          </table:table-cell>
          <table:table-cell office:value-type="float" office:value="9.113631" calcext:value-type="float">
            <text:p>9.113631</text:p>
          </table:table-cell>
          <table:table-cell office:value-type="float" office:value="5.348465" calcext:value-type="float">
            <text:p>5.348465</text:p>
          </table:table-cell>
          <table:table-cell office:value-type="float" office:value="5.018396" calcext:value-type="float">
            <text:p>5.018396</text:p>
          </table:table-cell>
          <table:table-cell office:value-type="float" office:value="3.493247" calcext:value-type="float">
            <text:p>3.493247</text:p>
          </table:table-cell>
          <table:table-cell office:value-type="float" office:value="3.523065" calcext:value-type="float">
            <text:p>3.523065</text:p>
          </table:table-cell>
          <table:table-cell office:value-type="float" office:value="0.7216605" calcext:value-type="float">
            <text:p>0.7216605</text:p>
          </table:table-cell>
          <table:table-cell office:value-type="float" office:value="0.5253487" calcext:value-type="float">
            <text:p>0.5253487</text:p>
          </table:table-cell>
          <table:table-cell office:value-type="float" office:value="0.65044" calcext:value-type="float">
            <text:p>0.65044</text:p>
          </table:table-cell>
          <table:table-cell office:value-type="float" office:value="1.335317" calcext:value-type="float">
            <text:p>1.335317</text:p>
          </table:table-cell>
          <table:table-cell office:value-type="float" office:value="4.896612" calcext:value-type="float">
            <text:p>4.896612</text:p>
          </table:table-cell>
          <table:table-cell office:value-type="float" office:value="0.6768109" calcext:value-type="float">
            <text:p>0.6768109</text:p>
          </table:table-cell>
          <table:table-cell office:value-type="float" office:value="0.1441761" calcext:value-type="float">
            <text:p>0.1441761</text:p>
          </table:table-cell>
          <table:table-cell office:value-type="float" office:value="0.3784092" calcext:value-type="float">
            <text:p>0.3784092</text:p>
          </table:table-cell>
          <table:table-cell office:value-type="float" office:value="0.3775434" calcext:value-type="float">
            <text:p>0.3775434</text:p>
          </table:table-cell>
          <table:table-cell office:value-type="float" office:value="0" calcext:value-type="float">
            <text:p>0</text:p>
          </table:table-cell>
          <table:table-cell office:value-type="float" office:value="306.9098" calcext:value-type="float">
            <text:p>306.909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01806" calcext:value-type="float">
            <text:p>-0.0097018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36.69991" calcext:value-type="float">
            <text:p>36.69991</text:p>
          </table:table-cell>
          <table:table-cell office:value-type="float" office:value="1074.026" calcext:value-type="float">
            <text:p>1074.02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59812" calcext:value-type="float">
            <text:p>0.1759812</text:p>
          </table:table-cell>
          <table:table-cell office:value-type="float" office:value="5.576749" calcext:value-type="float">
            <text:p>5.57674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24133" calcext:value-type="float">
            <text:p>-0.01124133</text:p>
          </table:table-cell>
          <table:table-cell office:value-type="float" office:value="-0.01958579" calcext:value-type="float">
            <text:p>-0.01958579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06634" calcext:value-type="float">
            <text:p>10.06634</text:p>
          </table:table-cell>
          <table:table-cell office:value-type="float" office:value="0.4687831" calcext:value-type="float">
            <text:p>0.4687831</text:p>
          </table:table-cell>
          <table:table-cell office:value-type="float" office:value="0.1363698" calcext:value-type="float">
            <text:p>0.1363698</text:p>
          </table:table-cell>
          <table:table-cell office:value-type="float" office:value="0.1285638" calcext:value-type="float">
            <text:p>0.1285638</text:p>
          </table:table-cell>
          <table:table-cell office:value-type="float" office:value="0.08357579" calcext:value-type="float">
            <text:p>0.08357579</text:p>
          </table:table-cell>
          <table:table-cell office:value-type="float" office:value="0.08983772" calcext:value-type="float">
            <text:p>0.08983772</text:p>
          </table:table-cell>
          <table:table-cell office:value-type="float" office:value="0.03380139" calcext:value-type="float">
            <text:p>0.03380139</text:p>
          </table:table-cell>
          <table:table-cell office:value-type="float" office:value="0.03860889" calcext:value-type="float">
            <text:p>0.03860889</text:p>
          </table:table-cell>
          <table:table-cell office:value-type="float" office:value="0.03319702" calcext:value-type="float">
            <text:p>0.03319702</text:p>
          </table:table-cell>
          <table:table-cell office:value-type="float" office:value="0.01995344" calcext:value-type="float">
            <text:p>0.01995344</text:p>
          </table:table-cell>
          <table:table-cell office:value-type="float" office:value="0.01973448" calcext:value-type="float">
            <text:p>0.01973448</text:p>
          </table:table-cell>
          <table:table-cell office:value-type="float" office:value="0.02035056" calcext:value-type="float">
            <text:p>0.02035056</text:p>
          </table:table-cell>
          <table:table-cell office:value-type="float" office:value="0.05028273" calcext:value-type="float">
            <text:p>0.05028273</text:p>
          </table:table-cell>
          <table:table-cell office:value-type="float" office:value="0.004743974" calcext:value-type="float">
            <text:p>0.004743974</text:p>
          </table:table-cell>
          <table:table-cell office:value-type="float" office:value="0.00365817" calcext:value-type="float">
            <text:p>0.00365817</text:p>
          </table:table-cell>
          <table:table-cell office:value-type="float" office:value="0" calcext:value-type="float">
            <text:p>0</text:p>
          </table:table-cell>
          <table:table-cell office:value-type="float" office:value="9.778167" calcext:value-type="float">
            <text:p>9.778167</text:p>
          </table:table-cell>
          <table:table-cell office:value-type="float" office:value="5.377835" calcext:value-type="float">
            <text:p>5.377835</text:p>
          </table:table-cell>
          <table:table-cell office:value-type="float" office:value="5.084028" calcext:value-type="float">
            <text:p>5.084028</text:p>
          </table:table-cell>
          <table:table-cell office:value-type="float" office:value="3.562968" calcext:value-type="float">
            <text:p>3.562968</text:p>
          </table:table-cell>
          <table:table-cell office:value-type="float" office:value="3.563207" calcext:value-type="float">
            <text:p>3.563207</text:p>
          </table:table-cell>
          <table:table-cell office:value-type="float" office:value="0.7411123" calcext:value-type="float">
            <text:p>0.7411123</text:p>
          </table:table-cell>
          <table:table-cell office:value-type="float" office:value="0.5399577" calcext:value-type="float">
            <text:p>0.5399577</text:p>
          </table:table-cell>
          <table:table-cell office:value-type="float" office:value="0.6554167" calcext:value-type="float">
            <text:p>0.6554167</text:p>
          </table:table-cell>
          <table:table-cell office:value-type="float" office:value="1.340969" calcext:value-type="float">
            <text:p>1.340969</text:p>
          </table:table-cell>
          <table:table-cell office:value-type="float" office:value="4.897954" calcext:value-type="float">
            <text:p>4.897954</text:p>
          </table:table-cell>
          <table:table-cell office:value-type="float" office:value="0.6772667" calcext:value-type="float">
            <text:p>0.6772667</text:p>
          </table:table-cell>
          <table:table-cell office:value-type="float" office:value="0.1470904" calcext:value-type="float">
            <text:p>0.1470904</text:p>
          </table:table-cell>
          <table:table-cell office:value-type="float" office:value="0.3780506" calcext:value-type="float">
            <text:p>0.3780506</text:p>
          </table:table-cell>
          <table:table-cell office:value-type="float" office:value="0.3775556" calcext:value-type="float">
            <text:p>0.3775556</text:p>
          </table:table-cell>
          <table:table-cell office:value-type="float" office:value="0" calcext:value-type="float">
            <text:p>0</text:p>
          </table:table-cell>
          <table:table-cell office:value-type="float" office:value="311.7313" calcext:value-type="float">
            <text:p>311.731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2011" calcext:value-type="float">
            <text:p>-0.009720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36.67619" calcext:value-type="float">
            <text:p>36.67619</text:p>
          </table:table-cell>
          <table:table-cell office:value-type="float" office:value="1074.018" calcext:value-type="float">
            <text:p>1074.01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67212" calcext:value-type="float">
            <text:p>0.1767212</text:p>
          </table:table-cell>
          <table:table-cell office:value-type="float" office:value="5.602761" calcext:value-type="float">
            <text:p>5.60276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30895" calcext:value-type="float">
            <text:p>-0.01130895</text:p>
          </table:table-cell>
          <table:table-cell office:value-type="float" office:value="-0.01955884" calcext:value-type="float">
            <text:p>-0.01955884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09902" calcext:value-type="float">
            <text:p>10.09902</text:p>
          </table:table-cell>
          <table:table-cell office:value-type="float" office:value="0.4010459" calcext:value-type="float">
            <text:p>0.4010459</text:p>
          </table:table-cell>
          <table:table-cell office:value-type="float" office:value="0.1347795" calcext:value-type="float">
            <text:p>0.1347795</text:p>
          </table:table-cell>
          <table:table-cell office:value-type="float" office:value="0.1286786" calcext:value-type="float">
            <text:p>0.1286786</text:p>
          </table:table-cell>
          <table:table-cell office:value-type="float" office:value="0.08297072" calcext:value-type="float">
            <text:p>0.08297072</text:p>
          </table:table-cell>
          <table:table-cell office:value-type="float" office:value="0.08892435" calcext:value-type="float">
            <text:p>0.08892435</text:p>
          </table:table-cell>
          <table:table-cell office:value-type="float" office:value="0.03383498" calcext:value-type="float">
            <text:p>0.03383498</text:p>
          </table:table-cell>
          <table:table-cell office:value-type="float" office:value="0.03902699" calcext:value-type="float">
            <text:p>0.03902699</text:p>
          </table:table-cell>
          <table:table-cell office:value-type="float" office:value="0.03332979" calcext:value-type="float">
            <text:p>0.03332979</text:p>
          </table:table-cell>
          <table:table-cell office:value-type="float" office:value="0.01998205" calcext:value-type="float">
            <text:p>0.01998205</text:p>
          </table:table-cell>
          <table:table-cell office:value-type="float" office:value="0.01975741" calcext:value-type="float">
            <text:p>0.01975741</text:p>
          </table:table-cell>
          <table:table-cell office:value-type="float" office:value="0.02041483" calcext:value-type="float">
            <text:p>0.02041483</text:p>
          </table:table-cell>
          <table:table-cell office:value-type="float" office:value="0.0507933" calcext:value-type="float">
            <text:p>0.0507933</text:p>
          </table:table-cell>
          <table:table-cell office:value-type="float" office:value="0.004744015" calcext:value-type="float">
            <text:p>0.004744015</text:p>
          </table:table-cell>
          <table:table-cell office:value-type="float" office:value="0.00365705" calcext:value-type="float">
            <text:p>0.00365705</text:p>
          </table:table-cell>
          <table:table-cell office:value-type="float" office:value="0" calcext:value-type="float">
            <text:p>0</text:p>
          </table:table-cell>
          <table:table-cell office:value-type="float" office:value="10.34031" calcext:value-type="float">
            <text:p>10.34031</text:p>
          </table:table-cell>
          <table:table-cell office:value-type="float" office:value="5.390601" calcext:value-type="float">
            <text:p>5.390601</text:p>
          </table:table-cell>
          <table:table-cell office:value-type="float" office:value="5.133601" calcext:value-type="float">
            <text:p>5.133601</text:p>
          </table:table-cell>
          <table:table-cell office:value-type="float" office:value="3.618816" calcext:value-type="float">
            <text:p>3.618816</text:p>
          </table:table-cell>
          <table:table-cell office:value-type="float" office:value="3.593072" calcext:value-type="float">
            <text:p>3.593072</text:p>
          </table:table-cell>
          <table:table-cell office:value-type="float" office:value="0.758229" calcext:value-type="float">
            <text:p>0.758229</text:p>
          </table:table-cell>
          <table:table-cell office:value-type="float" office:value="0.5532583" calcext:value-type="float">
            <text:p>0.5532583</text:p>
          </table:table-cell>
          <table:table-cell office:value-type="float" office:value="0.6601225" calcext:value-type="float">
            <text:p>0.6601225</text:p>
          </table:table-cell>
          <table:table-cell office:value-type="float" office:value="1.346547" calcext:value-type="float">
            <text:p>1.346547</text:p>
          </table:table-cell>
          <table:table-cell office:value-type="float" office:value="4.899258" calcext:value-type="float">
            <text:p>4.899258</text:p>
          </table:table-cell>
          <table:table-cell office:value-type="float" office:value="0.6777286" calcext:value-type="float">
            <text:p>0.6777286</text:p>
          </table:table-cell>
          <table:table-cell office:value-type="float" office:value="0.1500101" calcext:value-type="float">
            <text:p>0.1500101</text:p>
          </table:table-cell>
          <table:table-cell office:value-type="float" office:value="0.3777046" calcext:value-type="float">
            <text:p>0.3777046</text:p>
          </table:table-cell>
          <table:table-cell office:value-type="float" office:value="0.3775685" calcext:value-type="float">
            <text:p>0.3775685</text:p>
          </table:table-cell>
          <table:table-cell office:value-type="float" office:value="0" calcext:value-type="float">
            <text:p>0</text:p>
          </table:table-cell>
          <table:table-cell office:value-type="float" office:value="316.7867" calcext:value-type="float">
            <text:p>316.786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36677" calcext:value-type="float">
            <text:p>-0.00973667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36.65349" calcext:value-type="float">
            <text:p>36.65349</text:p>
          </table:table-cell>
          <table:table-cell office:value-type="float" office:value="1074.01" calcext:value-type="float">
            <text:p>1074.0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76993" calcext:value-type="float">
            <text:p>0.1776993</text:p>
          </table:table-cell>
          <table:table-cell office:value-type="float" office:value="5.627422" calcext:value-type="float">
            <text:p>5.62742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37176" calcext:value-type="float">
            <text:p>-0.01137176</text:p>
          </table:table-cell>
          <table:table-cell office:value-type="float" office:value="-0.0195308" calcext:value-type="float">
            <text:p>-0.0195308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12926" calcext:value-type="float">
            <text:p>10.12926</text:p>
          </table:table-cell>
          <table:table-cell office:value-type="float" office:value="0.3581732" calcext:value-type="float">
            <text:p>0.3581732</text:p>
          </table:table-cell>
          <table:table-cell office:value-type="float" office:value="0.1336288" calcext:value-type="float">
            <text:p>0.1336288</text:p>
          </table:table-cell>
          <table:table-cell office:value-type="float" office:value="0.1292125" calcext:value-type="float">
            <text:p>0.1292125</text:p>
          </table:table-cell>
          <table:table-cell office:value-type="float" office:value="0.08247796" calcext:value-type="float">
            <text:p>0.08247796</text:p>
          </table:table-cell>
          <table:table-cell office:value-type="float" office:value="0.08816653" calcext:value-type="float">
            <text:p>0.08816653</text:p>
          </table:table-cell>
          <table:table-cell office:value-type="float" office:value="0.03387437" calcext:value-type="float">
            <text:p>0.03387437</text:p>
          </table:table-cell>
          <table:table-cell office:value-type="float" office:value="0.0394617" calcext:value-type="float">
            <text:p>0.0394617</text:p>
          </table:table-cell>
          <table:table-cell office:value-type="float" office:value="0.0334602" calcext:value-type="float">
            <text:p>0.0334602</text:p>
          </table:table-cell>
          <table:table-cell office:value-type="float" office:value="0.0200132" calcext:value-type="float">
            <text:p>0.0200132</text:p>
          </table:table-cell>
          <table:table-cell office:value-type="float" office:value="0.01978071" calcext:value-type="float">
            <text:p>0.01978071</text:p>
          </table:table-cell>
          <table:table-cell office:value-type="float" office:value="0.02047773" calcext:value-type="float">
            <text:p>0.02047773</text:p>
          </table:table-cell>
          <table:table-cell office:value-type="float" office:value="0.05126931" calcext:value-type="float">
            <text:p>0.05126931</text:p>
          </table:table-cell>
          <table:table-cell office:value-type="float" office:value="0.004744042" calcext:value-type="float">
            <text:p>0.004744042</text:p>
          </table:table-cell>
          <table:table-cell office:value-type="float" office:value="0.00365595" calcext:value-type="float">
            <text:p>0.00365595</text:p>
          </table:table-cell>
          <table:table-cell office:value-type="float" office:value="0" calcext:value-type="float">
            <text:p>0</text:p>
          </table:table-cell>
          <table:table-cell office:value-type="float" office:value="10.73452" calcext:value-type="float">
            <text:p>10.73452</text:p>
          </table:table-cell>
          <table:table-cell office:value-type="float" office:value="5.41565" calcext:value-type="float">
            <text:p>5.41565</text:p>
          </table:table-cell>
          <table:table-cell office:value-type="float" office:value="5.184333" calcext:value-type="float">
            <text:p>5.184333</text:p>
          </table:table-cell>
          <table:table-cell office:value-type="float" office:value="3.669741" calcext:value-type="float">
            <text:p>3.669741</text:p>
          </table:table-cell>
          <table:table-cell office:value-type="float" office:value="3.612972" calcext:value-type="float">
            <text:p>3.612972</text:p>
          </table:table-cell>
          <table:table-cell office:value-type="float" office:value="0.7742852" calcext:value-type="float">
            <text:p>0.7742852</text:p>
          </table:table-cell>
          <table:table-cell office:value-type="float" office:value="0.5658512" calcext:value-type="float">
            <text:p>0.5658512</text:p>
          </table:table-cell>
          <table:table-cell office:value-type="float" office:value="0.6644756" calcext:value-type="float">
            <text:p>0.6644756</text:p>
          </table:table-cell>
          <table:table-cell office:value-type="float" office:value="1.352436" calcext:value-type="float">
            <text:p>1.352436</text:p>
          </table:table-cell>
          <table:table-cell office:value-type="float" office:value="4.900198" calcext:value-type="float">
            <text:p>4.900198</text:p>
          </table:table-cell>
          <table:table-cell office:value-type="float" office:value="0.6781948" calcext:value-type="float">
            <text:p>0.6781948</text:p>
          </table:table-cell>
          <table:table-cell office:value-type="float" office:value="0.1529347" calcext:value-type="float">
            <text:p>0.1529347</text:p>
          </table:table-cell>
          <table:table-cell office:value-type="float" office:value="0.3773671" calcext:value-type="float">
            <text:p>0.3773671</text:p>
          </table:table-cell>
          <table:table-cell office:value-type="float" office:value="0.3775834" calcext:value-type="float">
            <text:p>0.3775834</text:p>
          </table:table-cell>
          <table:table-cell office:value-type="float" office:value="0" calcext:value-type="float">
            <text:p>0</text:p>
          </table:table-cell>
          <table:table-cell office:value-type="float" office:value="321.6317" calcext:value-type="float">
            <text:p>321.631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52335" calcext:value-type="float">
            <text:p>-0.0097523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36.63322" calcext:value-type="float">
            <text:p>36.63322</text:p>
          </table:table-cell>
          <table:table-cell office:value-type="float" office:value="1074.003" calcext:value-type="float">
            <text:p>1074.00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787787" calcext:value-type="float">
            <text:p>0.1787787</text:p>
          </table:table-cell>
          <table:table-cell office:value-type="float" office:value="5.649571" calcext:value-type="float">
            <text:p>5.64957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9" calcext:value-type="float">
            <text:p>5.2209</text:p>
          </table:table-cell>
          <table:table-cell office:value-type="float" office:value="-0.0114211" calcext:value-type="float">
            <text:p>-0.0114211</text:p>
          </table:table-cell>
          <table:table-cell office:value-type="float" office:value="-0.01950207" calcext:value-type="float">
            <text:p>-0.01950207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15458" calcext:value-type="float">
            <text:p>10.15458</text:p>
          </table:table-cell>
          <table:table-cell office:value-type="float" office:value="0.3378803" calcext:value-type="float">
            <text:p>0.3378803</text:p>
          </table:table-cell>
          <table:table-cell office:value-type="float" office:value="0.1340885" calcext:value-type="float">
            <text:p>0.1340885</text:p>
          </table:table-cell>
          <table:table-cell office:value-type="float" office:value="0.1311916" calcext:value-type="float">
            <text:p>0.1311916</text:p>
          </table:table-cell>
          <table:table-cell office:value-type="float" office:value="0.08248287" calcext:value-type="float">
            <text:p>0.08248287</text:p>
          </table:table-cell>
          <table:table-cell office:value-type="float" office:value="0.08784535" calcext:value-type="float">
            <text:p>0.08784535</text:p>
          </table:table-cell>
          <table:table-cell office:value-type="float" office:value="0.03394679" calcext:value-type="float">
            <text:p>0.03394679</text:p>
          </table:table-cell>
          <table:table-cell office:value-type="float" office:value="0.03978033" calcext:value-type="float">
            <text:p>0.03978033</text:p>
          </table:table-cell>
          <table:table-cell office:value-type="float" office:value="0.0335873" calcext:value-type="float">
            <text:p>0.0335873</text:p>
          </table:table-cell>
          <table:table-cell office:value-type="float" office:value="0.02004619" calcext:value-type="float">
            <text:p>0.02004619</text:p>
          </table:table-cell>
          <table:table-cell office:value-type="float" office:value="0.01980489" calcext:value-type="float">
            <text:p>0.01980489</text:p>
          </table:table-cell>
          <table:table-cell office:value-type="float" office:value="0.02053929" calcext:value-type="float">
            <text:p>0.02053929</text:p>
          </table:table-cell>
          <table:table-cell office:value-type="float" office:value="0.05171175" calcext:value-type="float">
            <text:p>0.05171175</text:p>
          </table:table-cell>
          <table:table-cell office:value-type="float" office:value="0.00474408" calcext:value-type="float">
            <text:p>0.00474408</text:p>
          </table:table-cell>
          <table:table-cell office:value-type="float" office:value="0.003654865" calcext:value-type="float">
            <text:p>0.003654865</text:p>
          </table:table-cell>
          <table:table-cell office:value-type="float" office:value="0" calcext:value-type="float">
            <text:p>0</text:p>
          </table:table-cell>
          <table:table-cell office:value-type="float" office:value="11.27652" calcext:value-type="float">
            <text:p>11.27652</text:p>
          </table:table-cell>
          <table:table-cell office:value-type="float" office:value="5.416217" calcext:value-type="float">
            <text:p>5.416217</text:p>
          </table:table-cell>
          <table:table-cell office:value-type="float" office:value="5.227839" calcext:value-type="float">
            <text:p>5.227839</text:p>
          </table:table-cell>
          <table:table-cell office:value-type="float" office:value="3.713701" calcext:value-type="float">
            <text:p>3.713701</text:p>
          </table:table-cell>
          <table:table-cell office:value-type="float" office:value="3.624845" calcext:value-type="float">
            <text:p>3.624845</text:p>
          </table:table-cell>
          <table:table-cell office:value-type="float" office:value="0.7893488" calcext:value-type="float">
            <text:p>0.7893488</text:p>
          </table:table-cell>
          <table:table-cell office:value-type="float" office:value="0.5779175" calcext:value-type="float">
            <text:p>0.5779175</text:p>
          </table:table-cell>
          <table:table-cell office:value-type="float" office:value="0.6685912" calcext:value-type="float">
            <text:p>0.6685912</text:p>
          </table:table-cell>
          <table:table-cell office:value-type="float" office:value="1.358216" calcext:value-type="float">
            <text:p>1.358216</text:p>
          </table:table-cell>
          <table:table-cell office:value-type="float" office:value="4.901113" calcext:value-type="float">
            <text:p>4.901113</text:p>
          </table:table-cell>
          <table:table-cell office:value-type="float" office:value="0.6786637" calcext:value-type="float">
            <text:p>0.6786637</text:p>
          </table:table-cell>
          <table:table-cell office:value-type="float" office:value="0.1558626" calcext:value-type="float">
            <text:p>0.1558626</text:p>
          </table:table-cell>
          <table:table-cell office:value-type="float" office:value="0.377039" calcext:value-type="float">
            <text:p>0.377039</text:p>
          </table:table-cell>
          <table:table-cell office:value-type="float" office:value="0.3775989" calcext:value-type="float">
            <text:p>0.3775989</text:p>
          </table:table-cell>
          <table:table-cell office:value-type="float" office:value="0" calcext:value-type="float">
            <text:p>0</text:p>
          </table:table-cell>
          <table:table-cell office:value-type="float" office:value="325.2078" calcext:value-type="float">
            <text:p>325.207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66746" calcext:value-type="float">
            <text:p>-0.00976674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36.61213" calcext:value-type="float">
            <text:p>36.61213</text:p>
          </table:table-cell>
          <table:table-cell office:value-type="float" office:value="1073.996" calcext:value-type="float">
            <text:p>1073.9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03414" calcext:value-type="float">
            <text:p>0.1803414</text:p>
          </table:table-cell>
          <table:table-cell office:value-type="float" office:value="5.672441" calcext:value-type="float">
            <text:p>5.67244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20181" calcext:value-type="float">
            <text:p>5.220181</text:p>
          </table:table-cell>
          <table:table-cell office:value-type="float" office:value="-0.01147665" calcext:value-type="float">
            <text:p>-0.01147665</text:p>
          </table:table-cell>
          <table:table-cell office:value-type="float" office:value="-0.01947334" calcext:value-type="float">
            <text:p>-0.01947334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17917" calcext:value-type="float">
            <text:p>10.17917</text:p>
          </table:table-cell>
          <table:table-cell office:value-type="float" office:value="0.3323124" calcext:value-type="float">
            <text:p>0.3323124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1318635" calcext:value-type="float">
            <text:p>0.1318635</text:p>
          </table:table-cell>
          <table:table-cell office:value-type="float" office:value="0.08207925" calcext:value-type="float">
            <text:p>0.08207925</text:p>
          </table:table-cell>
          <table:table-cell office:value-type="float" office:value="0.08726387" calcext:value-type="float">
            <text:p>0.08726387</text:p>
          </table:table-cell>
          <table:table-cell office:value-type="float" office:value="0.03400056" calcext:value-type="float">
            <text:p>0.03400056</text:p>
          </table:table-cell>
          <table:table-cell office:value-type="float" office:value="0.03997747" calcext:value-type="float">
            <text:p>0.03997747</text:p>
          </table:table-cell>
          <table:table-cell office:value-type="float" office:value="0.03371399" calcext:value-type="float">
            <text:p>0.03371399</text:p>
          </table:table-cell>
          <table:table-cell office:value-type="float" office:value="0.02008131" calcext:value-type="float">
            <text:p>0.02008131</text:p>
          </table:table-cell>
          <table:table-cell office:value-type="float" office:value="0.01983009" calcext:value-type="float">
            <text:p>0.01983009</text:p>
          </table:table-cell>
          <table:table-cell office:value-type="float" office:value="0.02059975" calcext:value-type="float">
            <text:p>0.02059975</text:p>
          </table:table-cell>
          <table:table-cell office:value-type="float" office:value="0.05212158" calcext:value-type="float">
            <text:p>0.05212158</text:p>
          </table:table-cell>
          <table:table-cell office:value-type="float" office:value="0.004749183" calcext:value-type="float">
            <text:p>0.004749183</text:p>
          </table:table-cell>
          <table:table-cell office:value-type="float" office:value="0.003649149" calcext:value-type="float">
            <text:p>0.003649149</text:p>
          </table:table-cell>
          <table:table-cell office:value-type="float" office:value="0" calcext:value-type="float">
            <text:p>0</text:p>
          </table:table-cell>
          <table:table-cell office:value-type="float" office:value="11.63686" calcext:value-type="float">
            <text:p>11.63686</text:p>
          </table:table-cell>
          <table:table-cell office:value-type="float" office:value="5.442699" calcext:value-type="float">
            <text:p>5.442699</text:p>
          </table:table-cell>
          <table:table-cell office:value-type="float" office:value="5.27989" calcext:value-type="float">
            <text:p>5.27989</text:p>
          </table:table-cell>
          <table:table-cell office:value-type="float" office:value="3.756498" calcext:value-type="float">
            <text:p>3.756498</text:p>
          </table:table-cell>
          <table:table-cell office:value-type="float" office:value="3.632408" calcext:value-type="float">
            <text:p>3.632408</text:p>
          </table:table-cell>
          <table:table-cell office:value-type="float" office:value="0.8032526" calcext:value-type="float">
            <text:p>0.8032526</text:p>
          </table:table-cell>
          <table:table-cell office:value-type="float" office:value="0.5890931" calcext:value-type="float">
            <text:p>0.5890931</text:p>
          </table:table-cell>
          <table:table-cell office:value-type="float" office:value="0.6724508" calcext:value-type="float">
            <text:p>0.6724508</text:p>
          </table:table-cell>
          <table:table-cell office:value-type="float" office:value="1.363866" calcext:value-type="float">
            <text:p>1.363866</text:p>
          </table:table-cell>
          <table:table-cell office:value-type="float" office:value="4.901979" calcext:value-type="float">
            <text:p>4.901979</text:p>
          </table:table-cell>
          <table:table-cell office:value-type="float" office:value="0.6791356" calcext:value-type="float">
            <text:p>0.6791356</text:p>
          </table:table-cell>
          <table:table-cell office:value-type="float" office:value="0.1589714" calcext:value-type="float">
            <text:p>0.1589714</text:p>
          </table:table-cell>
          <table:table-cell office:value-type="float" office:value="0.3791498" calcext:value-type="float">
            <text:p>0.3791498</text:p>
          </table:table-cell>
          <table:table-cell office:value-type="float" office:value="0.3762571" calcext:value-type="float">
            <text:p>0.3762571</text:p>
          </table:table-cell>
          <table:table-cell office:value-type="float" office:value="0" calcext:value-type="float">
            <text:p>0</text:p>
          </table:table-cell>
          <table:table-cell office:value-type="float" office:value="331.1671" calcext:value-type="float">
            <text:p>331.167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80737" calcext:value-type="float">
            <text:p>-0.0097807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36.58958" calcext:value-type="float">
            <text:p>36.58958</text:p>
          </table:table-cell>
          <table:table-cell office:value-type="float" office:value="1073.989" calcext:value-type="float">
            <text:p>1073.989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20455" calcext:value-type="float">
            <text:p>0.1820455</text:p>
          </table:table-cell>
          <table:table-cell office:value-type="float" office:value="5.696039" calcext:value-type="float">
            <text:p>5.69603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15375" calcext:value-type="float">
            <text:p>-0.0115375</text:p>
          </table:table-cell>
          <table:table-cell office:value-type="float" office:value="-0.01944436" calcext:value-type="float">
            <text:p>-0.01944436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20555" calcext:value-type="float">
            <text:p>10.20555</text:p>
          </table:table-cell>
          <table:table-cell office:value-type="float" office:value="0.3468996" calcext:value-type="float">
            <text:p>0.3468996</text:p>
          </table:table-cell>
          <table:table-cell office:value-type="float" office:value="0.1314569" calcext:value-type="float">
            <text:p>0.1314569</text:p>
          </table:table-cell>
          <table:table-cell office:value-type="float" office:value="0.1317215" calcext:value-type="float">
            <text:p>0.1317215</text:p>
          </table:table-cell>
          <table:table-cell office:value-type="float" office:value="0.08120931" calcext:value-type="float">
            <text:p>0.08120931</text:p>
          </table:table-cell>
          <table:table-cell office:value-type="float" office:value="0.08613252" calcext:value-type="float">
            <text:p>0.08613252</text:p>
          </table:table-cell>
          <table:table-cell office:value-type="float" office:value="0.03393965" calcext:value-type="float">
            <text:p>0.03393965</text:p>
          </table:table-cell>
          <table:table-cell office:value-type="float" office:value="0.04001753" calcext:value-type="float">
            <text:p>0.04001753</text:p>
          </table:table-cell>
          <table:table-cell office:value-type="float" office:value="0.03383157" calcext:value-type="float">
            <text:p>0.03383157</text:p>
          </table:table-cell>
          <table:table-cell office:value-type="float" office:value="0.02011781" calcext:value-type="float">
            <text:p>0.02011781</text:p>
          </table:table-cell>
          <table:table-cell office:value-type="float" office:value="0.01985644" calcext:value-type="float">
            <text:p>0.01985644</text:p>
          </table:table-cell>
          <table:table-cell office:value-type="float" office:value="0.0206593" calcext:value-type="float">
            <text:p>0.0206593</text:p>
          </table:table-cell>
          <table:table-cell office:value-type="float" office:value="0.05250083" calcext:value-type="float">
            <text:p>0.05250083</text:p>
          </table:table-cell>
          <table:table-cell office:value-type="float" office:value="0.004748373" calcext:value-type="float">
            <text:p>0.004748373</text:p>
          </table:table-cell>
          <table:table-cell office:value-type="float" office:value="0.003649264" calcext:value-type="float">
            <text:p>0.003649264</text:p>
          </table:table-cell>
          <table:table-cell office:value-type="float" office:value="0" calcext:value-type="float">
            <text:p>0</text:p>
          </table:table-cell>
          <table:table-cell office:value-type="float" office:value="12.14511" calcext:value-type="float">
            <text:p>12.14511</text:p>
          </table:table-cell>
          <table:table-cell office:value-type="float" office:value="5.495356" calcext:value-type="float">
            <text:p>5.495356</text:p>
          </table:table-cell>
          <table:table-cell office:value-type="float" office:value="5.335951" calcext:value-type="float">
            <text:p>5.335951</text:p>
          </table:table-cell>
          <table:table-cell office:value-type="float" office:value="3.809076" calcext:value-type="float">
            <text:p>3.809076</text:p>
          </table:table-cell>
          <table:table-cell office:value-type="float" office:value="3.645067" calcext:value-type="float">
            <text:p>3.645067</text:p>
          </table:table-cell>
          <table:table-cell office:value-type="float" office:value="0.8174145" calcext:value-type="float">
            <text:p>0.8174145</text:p>
          </table:table-cell>
          <table:table-cell office:value-type="float" office:value="0.6002243" calcext:value-type="float">
            <text:p>0.6002243</text:p>
          </table:table-cell>
          <table:table-cell office:value-type="float" office:value="0.6761526" calcext:value-type="float">
            <text:p>0.6761526</text:p>
          </table:table-cell>
          <table:table-cell office:value-type="float" office:value="1.369388" calcext:value-type="float">
            <text:p>1.369388</text:p>
          </table:table-cell>
          <table:table-cell office:value-type="float" office:value="4.902802" calcext:value-type="float">
            <text:p>4.902802</text:p>
          </table:table-cell>
          <table:table-cell office:value-type="float" office:value="0.6796111" calcext:value-type="float">
            <text:p>0.6796111</text:p>
          </table:table-cell>
          <table:table-cell office:value-type="float" office:value="0.162029" calcext:value-type="float">
            <text:p>0.162029</text:p>
          </table:table-cell>
          <table:table-cell office:value-type="float" office:value="0.3782133" calcext:value-type="float">
            <text:p>0.3782133</text:p>
          </table:table-cell>
          <table:table-cell office:value-type="float" office:value="0.3773593" calcext:value-type="float">
            <text:p>0.3773593</text:p>
          </table:table-cell>
          <table:table-cell office:value-type="float" office:value="0" calcext:value-type="float">
            <text:p>0</text:p>
          </table:table-cell>
          <table:table-cell office:value-type="float" office:value="337.5212" calcext:value-type="float">
            <text:p>337.521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794888" calcext:value-type="float">
            <text:p>-0.0097948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36.56041" calcext:value-type="float">
            <text:p>36.56041</text:p>
          </table:table-cell>
          <table:table-cell office:value-type="float" office:value="1073.982" calcext:value-type="float">
            <text:p>1073.98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48994" calcext:value-type="float">
            <text:p>0.1848994</text:p>
          </table:table-cell>
          <table:table-cell office:value-type="float" office:value="5.724142" calcext:value-type="float">
            <text:p>5.72414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162335" calcext:value-type="float">
            <text:p>-0.01162335</text:p>
          </table:table-cell>
          <table:table-cell office:value-type="float" office:value="-0.01941572" calcext:value-type="float">
            <text:p>-0.01941572</text:p>
          </table:table-cell>
          <table:table-cell office:value-type="float" office:value="0.001667351" calcext:value-type="float">
            <text:p>0.001667351</text:p>
          </table:table-cell>
          <table:table-cell office:value-type="float" office:value="10.23875" calcext:value-type="float">
            <text:p>10.23875</text:p>
          </table:table-cell>
          <table:table-cell office:value-type="float" office:value="0.4133894" calcext:value-type="float">
            <text:p>0.4133894</text:p>
          </table:table-cell>
          <table:table-cell office:value-type="float" office:value="0.1277392" calcext:value-type="float">
            <text:p>0.1277392</text:p>
          </table:table-cell>
          <table:table-cell office:value-type="float" office:value="0.1288733" calcext:value-type="float">
            <text:p>0.1288733</text:p>
          </table:table-cell>
          <table:table-cell office:value-type="float" office:value="0.07894458" calcext:value-type="float">
            <text:p>0.07894458</text:p>
          </table:table-cell>
          <table:table-cell office:value-type="float" office:value="0.08370114" calcext:value-type="float">
            <text:p>0.08370114</text:p>
          </table:table-cell>
          <table:table-cell office:value-type="float" office:value="0.03364967" calcext:value-type="float">
            <text:p>0.03364967</text:p>
          </table:table-cell>
          <table:table-cell office:value-type="float" office:value="0.03984254" calcext:value-type="float">
            <text:p>0.03984254</text:p>
          </table:table-cell>
          <table:table-cell office:value-type="float" office:value="0.03393214" calcext:value-type="float">
            <text:p>0.03393214</text:p>
          </table:table-cell>
          <table:table-cell office:value-type="float" office:value="0.02015355" calcext:value-type="float">
            <text:p>0.02015355</text:p>
          </table:table-cell>
          <table:table-cell office:value-type="float" office:value="0.01988375" calcext:value-type="float">
            <text:p>0.01988375</text:p>
          </table:table-cell>
          <table:table-cell office:value-type="float" office:value="0.0207179" calcext:value-type="float">
            <text:p>0.0207179</text:p>
          </table:table-cell>
          <table:table-cell office:value-type="float" office:value="0.05285017" calcext:value-type="float">
            <text:p>0.05285017</text:p>
          </table:table-cell>
          <table:table-cell office:value-type="float" office:value="0.00474833" calcext:value-type="float">
            <text:p>0.00474833</text:p>
          </table:table-cell>
          <table:table-cell office:value-type="float" office:value="0.003648579" calcext:value-type="float">
            <text:p>0.003648579</text:p>
          </table:table-cell>
          <table:table-cell office:value-type="float" office:value="0" calcext:value-type="float">
            <text:p>0</text:p>
          </table:table-cell>
          <table:table-cell office:value-type="float" office:value="12.65308" calcext:value-type="float">
            <text:p>12.65308</text:p>
          </table:table-cell>
          <table:table-cell office:value-type="float" office:value="5.61274" calcext:value-type="float">
            <text:p>5.61274</text:p>
          </table:table-cell>
          <table:table-cell office:value-type="float" office:value="5.437243" calcext:value-type="float">
            <text:p>5.437243</text:p>
          </table:table-cell>
          <table:table-cell office:value-type="float" office:value="3.870614" calcext:value-type="float">
            <text:p>3.870614</text:p>
          </table:table-cell>
          <table:table-cell office:value-type="float" office:value="3.674599" calcext:value-type="float">
            <text:p>3.674599</text:p>
          </table:table-cell>
          <table:table-cell office:value-type="float" office:value="0.8331186" calcext:value-type="float">
            <text:p>0.8331186</text:p>
          </table:table-cell>
          <table:table-cell office:value-type="float" office:value="0.6119348" calcext:value-type="float">
            <text:p>0.6119348</text:p>
          </table:table-cell>
          <table:table-cell office:value-type="float" office:value="0.6798436" calcext:value-type="float">
            <text:p>0.6798436</text:p>
          </table:table-cell>
          <table:table-cell office:value-type="float" office:value="1.37481" calcext:value-type="float">
            <text:p>1.37481</text:p>
          </table:table-cell>
          <table:table-cell office:value-type="float" office:value="4.903605" calcext:value-type="float">
            <text:p>4.903605</text:p>
          </table:table-cell>
          <table:table-cell office:value-type="float" office:value="0.6800869" calcext:value-type="float">
            <text:p>0.6800869</text:p>
          </table:table-cell>
          <table:table-cell office:value-type="float" office:value="0.1650411" calcext:value-type="float">
            <text:p>0.1650411</text:p>
          </table:table-cell>
          <table:table-cell office:value-type="float" office:value="0.3776607" calcext:value-type="float">
            <text:p>0.3776607</text:p>
          </table:table-cell>
          <table:table-cell office:value-type="float" office:value="0.3775276" calcext:value-type="float">
            <text:p>0.3775276</text:p>
          </table:table-cell>
          <table:table-cell office:value-type="float" office:value="0" calcext:value-type="float">
            <text:p>0</text:p>
          </table:table-cell>
          <table:table-cell office:value-type="float" office:value="348.5883" calcext:value-type="float">
            <text:p>348.588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811082" calcext:value-type="float">
            <text:p>-0.0098110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36.52577" calcext:value-type="float">
            <text:p>36.52577</text:p>
          </table:table-cell>
          <table:table-cell office:value-type="float" office:value="1073.975" calcext:value-type="float">
            <text:p>1073.97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897505" calcext:value-type="float">
            <text:p>0.1897505</text:p>
          </table:table-cell>
          <table:table-cell office:value-type="float" office:value="5.755322" calcext:value-type="float">
            <text:p>5.75532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176533" calcext:value-type="float">
            <text:p>-0.01176533</text:p>
          </table:table-cell>
          <table:table-cell office:value-type="float" office:value="-0.01938749" calcext:value-type="float">
            <text:p>-0.01938749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27526" calcext:value-type="float">
            <text:p>10.27526</text:p>
          </table:table-cell>
          <table:table-cell office:value-type="float" office:value="0.6008785" calcext:value-type="float">
            <text:p>0.6008785</text:p>
          </table:table-cell>
          <table:table-cell office:value-type="float" office:value="0.1247619" calcext:value-type="float">
            <text:p>0.1247619</text:p>
          </table:table-cell>
          <table:table-cell office:value-type="float" office:value="0.1260613" calcext:value-type="float">
            <text:p>0.1260613</text:p>
          </table:table-cell>
          <table:table-cell office:value-type="float" office:value="0.0763604" calcext:value-type="float">
            <text:p>0.0763604</text:p>
          </table:table-cell>
          <table:table-cell office:value-type="float" office:value="0.08088712" calcext:value-type="float">
            <text:p>0.08088712</text:p>
          </table:table-cell>
          <table:table-cell office:value-type="float" office:value="0.03320021" calcext:value-type="float">
            <text:p>0.03320021</text:p>
          </table:table-cell>
          <table:table-cell office:value-type="float" office:value="0.03945391" calcext:value-type="float">
            <text:p>0.03945391</text:p>
          </table:table-cell>
          <table:table-cell office:value-type="float" office:value="0.03400468" calcext:value-type="float">
            <text:p>0.03400468</text:p>
          </table:table-cell>
          <table:table-cell office:value-type="float" office:value="0.0201853" calcext:value-type="float">
            <text:p>0.0201853</text:p>
          </table:table-cell>
          <table:table-cell office:value-type="float" office:value="0.01991136" calcext:value-type="float">
            <text:p>0.01991136</text:p>
          </table:table-cell>
          <table:table-cell office:value-type="float" office:value="0.0207755" calcext:value-type="float">
            <text:p>0.0207755</text:p>
          </table:table-cell>
          <table:table-cell office:value-type="float" office:value="0.05317073" calcext:value-type="float">
            <text:p>0.05317073</text:p>
          </table:table-cell>
          <table:table-cell office:value-type="float" office:value="0.004748658" calcext:value-type="float">
            <text:p>0.004748658</text:p>
          </table:table-cell>
          <table:table-cell office:value-type="float" office:value="0.003647509" calcext:value-type="float">
            <text:p>0.003647509</text:p>
          </table:table-cell>
          <table:table-cell office:value-type="float" office:value="0" calcext:value-type="float">
            <text:p>0</text:p>
          </table:table-cell>
          <table:table-cell office:value-type="float" office:value="13.44013" calcext:value-type="float">
            <text:p>13.44013</text:p>
          </table:table-cell>
          <table:table-cell office:value-type="float" office:value="5.787178" calcext:value-type="float">
            <text:p>5.787178</text:p>
          </table:table-cell>
          <table:table-cell office:value-type="float" office:value="5.556573" calcext:value-type="float">
            <text:p>5.556573</text:p>
          </table:table-cell>
          <table:table-cell office:value-type="float" office:value="3.941735" calcext:value-type="float">
            <text:p>3.941735</text:p>
          </table:table-cell>
          <table:table-cell office:value-type="float" office:value="3.714363" calcext:value-type="float">
            <text:p>3.714363</text:p>
          </table:table-cell>
          <table:table-cell office:value-type="float" office:value="0.8506766" calcext:value-type="float">
            <text:p>0.8506766</text:p>
          </table:table-cell>
          <table:table-cell office:value-type="float" office:value="0.6248608" calcext:value-type="float">
            <text:p>0.6248608</text:p>
          </table:table-cell>
          <table:table-cell office:value-type="float" office:value="0.6836913" calcext:value-type="float">
            <text:p>0.6836913</text:p>
          </table:table-cell>
          <table:table-cell office:value-type="float" office:value="1.380179" calcext:value-type="float">
            <text:p>1.380179</text:p>
          </table:table-cell>
          <table:table-cell office:value-type="float" office:value="4.904364" calcext:value-type="float">
            <text:p>4.904364</text:p>
          </table:table-cell>
          <table:table-cell office:value-type="float" office:value="0.6805611" calcext:value-type="float">
            <text:p>0.6805611</text:p>
          </table:table-cell>
          <table:table-cell office:value-type="float" office:value="0.1680317" calcext:value-type="float">
            <text:p>0.1680317</text:p>
          </table:table-cell>
          <table:table-cell office:value-type="float" office:value="0.377285" calcext:value-type="float">
            <text:p>0.377285</text:p>
          </table:table-cell>
          <table:table-cell office:value-type="float" office:value="0.3775398" calcext:value-type="float">
            <text:p>0.3775398</text:p>
          </table:table-cell>
          <table:table-cell office:value-type="float" office:value="0" calcext:value-type="float">
            <text:p>0</text:p>
          </table:table-cell>
          <table:table-cell office:value-type="float" office:value="363.4797" calcext:value-type="float">
            <text:p>363.479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832231" calcext:value-type="float">
            <text:p>-0.0098322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36.48721" calcext:value-type="float">
            <text:p>36.48721</text:p>
          </table:table-cell>
          <table:table-cell office:value-type="float" office:value="1073.967" calcext:value-type="float">
            <text:p>1073.96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53937" calcext:value-type="float">
            <text:p>0.1953937</text:p>
          </table:table-cell>
          <table:table-cell office:value-type="float" office:value="5.789383" calcext:value-type="float">
            <text:p>5.78938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194419" calcext:value-type="float">
            <text:p>-0.01194419</text:p>
          </table:table-cell>
          <table:table-cell office:value-type="float" office:value="-0.01935959" calcext:value-type="float">
            <text:p>-0.01935959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31698" calcext:value-type="float">
            <text:p>10.31698</text:p>
          </table:table-cell>
          <table:table-cell office:value-type="float" office:value="0.8675166" calcext:value-type="float">
            <text:p>0.8675166</text:p>
          </table:table-cell>
          <table:table-cell office:value-type="float" office:value="0.1221794" calcext:value-type="float">
            <text:p>0.1221794</text:p>
          </table:table-cell>
          <table:table-cell office:value-type="float" office:value="0.1234837" calcext:value-type="float">
            <text:p>0.1234837</text:p>
          </table:table-cell>
          <table:table-cell office:value-type="float" office:value="0.07367561" calcext:value-type="float">
            <text:p>0.07367561</text:p>
          </table:table-cell>
          <table:table-cell office:value-type="float" office:value="0.07797032" calcext:value-type="float">
            <text:p>0.07797032</text:p>
          </table:table-cell>
          <table:table-cell office:value-type="float" office:value="0.03264828" calcext:value-type="float">
            <text:p>0.03264828</text:p>
          </table:table-cell>
          <table:table-cell office:value-type="float" office:value="0.03888286" calcext:value-type="float">
            <text:p>0.03888286</text:p>
          </table:table-cell>
          <table:table-cell office:value-type="float" office:value="0.0340475" calcext:value-type="float">
            <text:p>0.0340475</text:p>
          </table:table-cell>
          <table:table-cell office:value-type="float" office:value="0.02021075" calcext:value-type="float">
            <text:p>0.02021075</text:p>
          </table:table-cell>
          <table:table-cell office:value-type="float" office:value="0.01993847" calcext:value-type="float">
            <text:p>0.01993847</text:p>
          </table:table-cell>
          <table:table-cell office:value-type="float" office:value="0.02083201" calcext:value-type="float">
            <text:p>0.02083201</text:p>
          </table:table-cell>
          <table:table-cell office:value-type="float" office:value="0.05346356" calcext:value-type="float">
            <text:p>0.05346356</text:p>
          </table:table-cell>
          <table:table-cell office:value-type="float" office:value="0.004748987" calcext:value-type="float">
            <text:p>0.004748987</text:p>
          </table:table-cell>
          <table:table-cell office:value-type="float" office:value="0.00364645" calcext:value-type="float">
            <text:p>0.00364645</text:p>
          </table:table-cell>
          <table:table-cell office:value-type="float" office:value="0" calcext:value-type="float">
            <text:p>0</text:p>
          </table:table-cell>
          <table:table-cell office:value-type="float" office:value="14.16792" calcext:value-type="float">
            <text:p>14.16792</text:p>
          </table:table-cell>
          <table:table-cell office:value-type="float" office:value="6.010706" calcext:value-type="float">
            <text:p>6.010706</text:p>
          </table:table-cell>
          <table:table-cell office:value-type="float" office:value="5.705689" calcext:value-type="float">
            <text:p>5.705689</text:p>
          </table:table-cell>
          <table:table-cell office:value-type="float" office:value="4.020812" calcext:value-type="float">
            <text:p>4.020812</text:p>
          </table:table-cell>
          <table:table-cell office:value-type="float" office:value="3.764821" calcext:value-type="float">
            <text:p>3.764821</text:p>
          </table:table-cell>
          <table:table-cell office:value-type="float" office:value="0.8698326" calcext:value-type="float">
            <text:p>0.8698326</text:p>
          </table:table-cell>
          <table:table-cell office:value-type="float" office:value="0.6390358" calcext:value-type="float">
            <text:p>0.6390358</text:p>
          </table:table-cell>
          <table:table-cell office:value-type="float" office:value="0.6877884" calcext:value-type="float">
            <text:p>0.6877884</text:p>
          </table:table-cell>
          <table:table-cell office:value-type="float" office:value="1.38555" calcext:value-type="float">
            <text:p>1.38555</text:p>
          </table:table-cell>
          <table:table-cell office:value-type="float" office:value="4.905092" calcext:value-type="float">
            <text:p>4.905092</text:p>
          </table:table-cell>
          <table:table-cell office:value-type="float" office:value="0.6810338" calcext:value-type="float">
            <text:p>0.6810338</text:p>
          </table:table-cell>
          <table:table-cell office:value-type="float" office:value="0.1710031" calcext:value-type="float">
            <text:p>0.1710031</text:p>
          </table:table-cell>
          <table:table-cell office:value-type="float" office:value="0.3769261" calcext:value-type="float">
            <text:p>0.3769261</text:p>
          </table:table-cell>
          <table:table-cell office:value-type="float" office:value="0.3775521" calcext:value-type="float">
            <text:p>0.3775521</text:p>
          </table:table-cell>
          <table:table-cell office:value-type="float" office:value="0" calcext:value-type="float">
            <text:p>0</text:p>
          </table:table-cell>
          <table:table-cell office:value-type="float" office:value="378.5406" calcext:value-type="float">
            <text:p>378.540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855201" calcext:value-type="float">
            <text:p>-0.0098552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36.45189" calcext:value-type="float">
            <text:p>36.45189</text:p>
          </table:table-cell>
          <table:table-cell office:value-type="float" office:value="1073.96" calcext:value-type="float">
            <text:p>1073.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1998202" calcext:value-type="float">
            <text:p>0.1998202</text:p>
          </table:table-cell>
          <table:table-cell office:value-type="float" office:value="5.821708" calcext:value-type="float">
            <text:p>5.82170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21463" calcext:value-type="float">
            <text:p>-0.0121463</text:p>
          </table:table-cell>
          <table:table-cell office:value-type="float" office:value="-0.01933147" calcext:value-type="float">
            <text:p>-0.01933147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35826" calcext:value-type="float">
            <text:p>10.35826</text:p>
          </table:table-cell>
          <table:table-cell office:value-type="float" office:value="1.112452" calcext:value-type="float">
            <text:p>1.112452</text:p>
          </table:table-cell>
          <table:table-cell office:value-type="float" office:value="0.1214975" calcext:value-type="float">
            <text:p>0.1214975</text:p>
          </table:table-cell>
          <table:table-cell office:value-type="float" office:value="0.122671" calcext:value-type="float">
            <text:p>0.122671</text:p>
          </table:table-cell>
          <table:table-cell office:value-type="float" office:value="0.0718757" calcext:value-type="float">
            <text:p>0.0718757</text:p>
          </table:table-cell>
          <table:table-cell office:value-type="float" office:value="0.07590925" calcext:value-type="float">
            <text:p>0.07590925</text:p>
          </table:table-cell>
          <table:table-cell office:value-type="float" office:value="0.03217619" calcext:value-type="float">
            <text:p>0.03217619</text:p>
          </table:table-cell>
          <table:table-cell office:value-type="float" office:value="0.03826359" calcext:value-type="float">
            <text:p>0.03826359</text:p>
          </table:table-cell>
          <table:table-cell office:value-type="float" office:value="0.03406586" calcext:value-type="float">
            <text:p>0.03406586</text:p>
          </table:table-cell>
          <table:table-cell office:value-type="float" office:value="0.02022899" calcext:value-type="float">
            <text:p>0.02022899</text:p>
          </table:table-cell>
          <table:table-cell office:value-type="float" office:value="0.01996428" calcext:value-type="float">
            <text:p>0.01996428</text:p>
          </table:table-cell>
          <table:table-cell office:value-type="float" office:value="0.02088738" calcext:value-type="float">
            <text:p>0.02088738</text:p>
          </table:table-cell>
          <table:table-cell office:value-type="float" office:value="0.0537299" calcext:value-type="float">
            <text:p>0.0537299</text:p>
          </table:table-cell>
          <table:table-cell office:value-type="float" office:value="0.004749313" calcext:value-type="float">
            <text:p>0.004749313</text:p>
          </table:table-cell>
          <table:table-cell office:value-type="float" office:value="0.003645399" calcext:value-type="float">
            <text:p>0.003645399</text:p>
          </table:table-cell>
          <table:table-cell office:value-type="float" office:value="0" calcext:value-type="float">
            <text:p>0</text:p>
          </table:table-cell>
          <table:table-cell office:value-type="float" office:value="14.84546" calcext:value-type="float">
            <text:p>14.84546</text:p>
          </table:table-cell>
          <table:table-cell office:value-type="float" office:value="6.223761" calcext:value-type="float">
            <text:p>6.223761</text:p>
          </table:table-cell>
          <table:table-cell office:value-type="float" office:value="5.843615" calcext:value-type="float">
            <text:p>5.843615</text:p>
          </table:table-cell>
          <table:table-cell office:value-type="float" office:value="4.098326" calcext:value-type="float">
            <text:p>4.098326</text:p>
          </table:table-cell>
          <table:table-cell office:value-type="float" office:value="3.818933" calcext:value-type="float">
            <text:p>3.818933</text:p>
          </table:table-cell>
          <table:table-cell office:value-type="float" office:value="0.8896694" calcext:value-type="float">
            <text:p>0.8896694</text:p>
          </table:table-cell>
          <table:table-cell office:value-type="float" office:value="0.653814" calcext:value-type="float">
            <text:p>0.653814</text:p>
          </table:table-cell>
          <table:table-cell office:value-type="float" office:value="0.6921054" calcext:value-type="float">
            <text:p>0.6921054</text:p>
          </table:table-cell>
          <table:table-cell office:value-type="float" office:value="1.390947" calcext:value-type="float">
            <text:p>1.390947</text:p>
          </table:table-cell>
          <table:table-cell office:value-type="float" office:value="4.905838" calcext:value-type="float">
            <text:p>4.905838</text:p>
          </table:table-cell>
          <table:table-cell office:value-type="float" office:value="0.6815066" calcext:value-type="float">
            <text:p>0.6815066</text:p>
          </table:table-cell>
          <table:table-cell office:value-type="float" office:value="0.1739567" calcext:value-type="float">
            <text:p>0.1739567</text:p>
          </table:table-cell>
          <table:table-cell office:value-type="float" office:value="0.3765815" calcext:value-type="float">
            <text:p>0.3765815</text:p>
          </table:table-cell>
          <table:table-cell office:value-type="float" office:value="0.3775643" calcext:value-type="float">
            <text:p>0.3775643</text:p>
          </table:table-cell>
          <table:table-cell office:value-type="float" office:value="0" calcext:value-type="float">
            <text:p>0</text:p>
          </table:table-cell>
          <table:table-cell office:value-type="float" office:value="388.0935" calcext:value-type="float">
            <text:p>388.093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878254" calcext:value-type="float">
            <text:p>-0.00987825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36.41937" calcext:value-type="float">
            <text:p>36.41937</text:p>
          </table:table-cell>
          <table:table-cell office:value-type="float" office:value="1073.952" calcext:value-type="float">
            <text:p>1073.95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34542" calcext:value-type="float">
            <text:p>0.2034542</text:p>
          </table:table-cell>
          <table:table-cell office:value-type="float" office:value="5.852133" calcext:value-type="float">
            <text:p>5.85213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231294" calcext:value-type="float">
            <text:p>-0.01231294</text:p>
          </table:table-cell>
          <table:table-cell office:value-type="float" office:value="-0.01930373" calcext:value-type="float">
            <text:p>-0.01930373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39695" calcext:value-type="float">
            <text:p>10.39695</text:p>
          </table:table-cell>
          <table:table-cell office:value-type="float" office:value="1.302584" calcext:value-type="float">
            <text:p>1.302584</text:p>
          </table:table-cell>
          <table:table-cell office:value-type="float" office:value="0.1215005" calcext:value-type="float">
            <text:p>0.1215005</text:p>
          </table:table-cell>
          <table:table-cell office:value-type="float" office:value="0.1226007" calcext:value-type="float">
            <text:p>0.1226007</text:p>
          </table:table-cell>
          <table:table-cell office:value-type="float" office:value="0.07060239" calcext:value-type="float">
            <text:p>0.07060239</text:p>
          </table:table-cell>
          <table:table-cell office:value-type="float" office:value="0.07442028" calcext:value-type="float">
            <text:p>0.07442028</text:p>
          </table:table-cell>
          <table:table-cell office:value-type="float" office:value="0.03181371" calcext:value-type="float">
            <text:p>0.03181371</text:p>
          </table:table-cell>
          <table:table-cell office:value-type="float" office:value="0.03770738" calcext:value-type="float">
            <text:p>0.03770738</text:p>
          </table:table-cell>
          <table:table-cell office:value-type="float" office:value="0.03407703" calcext:value-type="float">
            <text:p>0.03407703</text:p>
          </table:table-cell>
          <table:table-cell office:value-type="float" office:value="0.02024204" calcext:value-type="float">
            <text:p>0.02024204</text:p>
          </table:table-cell>
          <table:table-cell office:value-type="float" office:value="0.01998829" calcext:value-type="float">
            <text:p>0.01998829</text:p>
          </table:table-cell>
          <table:table-cell office:value-type="float" office:value="0.02094149" calcext:value-type="float">
            <text:p>0.02094149</text:p>
          </table:table-cell>
          <table:table-cell office:value-type="float" office:value="0.05397081" calcext:value-type="float">
            <text:p>0.05397081</text:p>
          </table:table-cell>
          <table:table-cell office:value-type="float" office:value="0.00474961" calcext:value-type="float">
            <text:p>0.00474961</text:p>
          </table:table-cell>
          <table:table-cell office:value-type="float" office:value="0.003644363" calcext:value-type="float">
            <text:p>0.003644363</text:p>
          </table:table-cell>
          <table:table-cell office:value-type="float" office:value="0" calcext:value-type="float">
            <text:p>0</text:p>
          </table:table-cell>
          <table:table-cell office:value-type="float" office:value="15.27167" calcext:value-type="float">
            <text:p>15.27167</text:p>
          </table:table-cell>
          <table:table-cell office:value-type="float" office:value="6.421462" calcext:value-type="float">
            <text:p>6.421462</text:p>
          </table:table-cell>
          <table:table-cell office:value-type="float" office:value="5.966734" calcext:value-type="float">
            <text:p>5.966734</text:p>
          </table:table-cell>
          <table:table-cell office:value-type="float" office:value="4.169955" calcext:value-type="float">
            <text:p>4.169955</text:p>
          </table:table-cell>
          <table:table-cell office:value-type="float" office:value="3.863718" calcext:value-type="float">
            <text:p>3.863718</text:p>
          </table:table-cell>
          <table:table-cell office:value-type="float" office:value="0.9087275" calcext:value-type="float">
            <text:p>0.9087275</text:p>
          </table:table-cell>
          <table:table-cell office:value-type="float" office:value="0.6681905" calcext:value-type="float">
            <text:p>0.6681905</text:p>
          </table:table-cell>
          <table:table-cell office:value-type="float" office:value="0.6964709" calcext:value-type="float">
            <text:p>0.6964709</text:p>
          </table:table-cell>
          <table:table-cell office:value-type="float" office:value="1.396369" calcext:value-type="float">
            <text:p>1.396369</text:p>
          </table:table-cell>
          <table:table-cell office:value-type="float" office:value="4.906574" calcext:value-type="float">
            <text:p>4.906574</text:p>
          </table:table-cell>
          <table:table-cell office:value-type="float" office:value="0.681981" calcext:value-type="float">
            <text:p>0.681981</text:p>
          </table:table-cell>
          <table:table-cell office:value-type="float" office:value="0.1768946" calcext:value-type="float">
            <text:p>0.1768946</text:p>
          </table:table-cell>
          <table:table-cell office:value-type="float" office:value="0.3762494" calcext:value-type="float">
            <text:p>0.3762494</text:p>
          </table:table-cell>
          <table:table-cell office:value-type="float" office:value="0.3775766" calcext:value-type="float">
            <text:p>0.3775766</text:p>
          </table:table-cell>
          <table:table-cell office:value-type="float" office:value="0" calcext:value-type="float">
            <text:p>0</text:p>
          </table:table-cell>
          <table:table-cell office:value-type="float" office:value="396.0647" calcext:value-type="float">
            <text:p>396.064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89989" calcext:value-type="float">
            <text:p>-0.009899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36.39267" calcext:value-type="float">
            <text:p>36.39267</text:p>
          </table:table-cell>
          <table:table-cell office:value-type="float" office:value="1073.944" calcext:value-type="float">
            <text:p>1073.94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55431" calcext:value-type="float">
            <text:p>0.2055431</text:p>
          </table:table-cell>
          <table:table-cell office:value-type="float" office:value="5.878659" calcext:value-type="float">
            <text:p>5.87865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847" calcext:value-type="float">
            <text:p>5.219847</text:p>
          </table:table-cell>
          <table:table-cell office:value-type="float" office:value="-0.01237743" calcext:value-type="float">
            <text:p>-0.01237743</text:p>
          </table:table-cell>
          <table:table-cell office:value-type="float" office:value="-0.01927597" calcext:value-type="float">
            <text:p>-0.01927597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43013" calcext:value-type="float">
            <text:p>10.43013</text:p>
          </table:table-cell>
          <table:table-cell office:value-type="float" office:value="1.391885" calcext:value-type="float">
            <text:p>1.391885</text:p>
          </table:table-cell>
          <table:table-cell office:value-type="float" office:value="0.1237289" calcext:value-type="float">
            <text:p>0.1237289</text:p>
          </table:table-cell>
          <table:table-cell office:value-type="float" office:value="0.124747" calcext:value-type="float">
            <text:p>0.124747</text:p>
          </table:table-cell>
          <table:table-cell office:value-type="float" office:value="0.07028402" calcext:value-type="float">
            <text:p>0.07028402</text:p>
          </table:table-cell>
          <table:table-cell office:value-type="float" office:value="0.07384405" calcext:value-type="float">
            <text:p>0.07384405</text:p>
          </table:table-cell>
          <table:table-cell office:value-type="float" office:value="0.03159726" calcext:value-type="float">
            <text:p>0.03159726</text:p>
          </table:table-cell>
          <table:table-cell office:value-type="float" office:value="0.03725133" calcext:value-type="float">
            <text:p>0.03725133</text:p>
          </table:table-cell>
          <table:table-cell office:value-type="float" office:value="0.03408867" calcext:value-type="float">
            <text:p>0.03408867</text:p>
          </table:table-cell>
          <table:table-cell office:value-type="float" office:value="0.02025265" calcext:value-type="float">
            <text:p>0.02025265</text:p>
          </table:table-cell>
          <table:table-cell office:value-type="float" office:value="0.02001063" calcext:value-type="float">
            <text:p>0.02001063</text:p>
          </table:table-cell>
          <table:table-cell office:value-type="float" office:value="0.02099429" calcext:value-type="float">
            <text:p>0.02099429</text:p>
          </table:table-cell>
          <table:table-cell office:value-type="float" office:value="0.05418729" calcext:value-type="float">
            <text:p>0.05418729</text:p>
          </table:table-cell>
          <table:table-cell office:value-type="float" office:value="0.004749912" calcext:value-type="float">
            <text:p>0.004749912</text:p>
          </table:table-cell>
          <table:table-cell office:value-type="float" office:value="0.003643327" calcext:value-type="float">
            <text:p>0.003643327</text:p>
          </table:table-cell>
          <table:table-cell office:value-type="float" office:value="0" calcext:value-type="float">
            <text:p>0</text:p>
          </table:table-cell>
          <table:table-cell office:value-type="float" office:value="15.67125" calcext:value-type="float">
            <text:p>15.67125</text:p>
          </table:table-cell>
          <table:table-cell office:value-type="float" office:value="6.554474" calcext:value-type="float">
            <text:p>6.554474</text:p>
          </table:table-cell>
          <table:table-cell office:value-type="float" office:value="6.059483" calcext:value-type="float">
            <text:p>6.059483</text:p>
          </table:table-cell>
          <table:table-cell office:value-type="float" office:value="4.230616" calcext:value-type="float">
            <text:p>4.230616</text:p>
          </table:table-cell>
          <table:table-cell office:value-type="float" office:value="3.897166" calcext:value-type="float">
            <text:p>3.897166</text:p>
          </table:table-cell>
          <table:table-cell office:value-type="float" office:value="0.926522" calcext:value-type="float">
            <text:p>0.926522</text:p>
          </table:table-cell>
          <table:table-cell office:value-type="float" office:value="0.6818341" calcext:value-type="float">
            <text:p>0.6818341</text:p>
          </table:table-cell>
          <table:table-cell office:value-type="float" office:value="0.70077" calcext:value-type="float">
            <text:p>0.70077</text:p>
          </table:table-cell>
          <table:table-cell office:value-type="float" office:value="1.401783" calcext:value-type="float">
            <text:p>1.401783</text:p>
          </table:table-cell>
          <table:table-cell office:value-type="float" office:value="4.907303" calcext:value-type="float">
            <text:p>4.907303</text:p>
          </table:table-cell>
          <table:table-cell office:value-type="float" office:value="0.6824586" calcext:value-type="float">
            <text:p>0.6824586</text:p>
          </table:table-cell>
          <table:table-cell office:value-type="float" office:value="0.1798191" calcext:value-type="float">
            <text:p>0.1798191</text:p>
          </table:table-cell>
          <table:table-cell office:value-type="float" office:value="0.3759285" calcext:value-type="float">
            <text:p>0.3759285</text:p>
          </table:table-cell>
          <table:table-cell office:value-type="float" office:value="0.3775889" calcext:value-type="float">
            <text:p>0.3775889</text:p>
          </table:table-cell>
          <table:table-cell office:value-type="float" office:value="0" calcext:value-type="float">
            <text:p>0</text:p>
          </table:table-cell>
          <table:table-cell office:value-type="float" office:value="400.3114" calcext:value-type="float">
            <text:p>400.311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15583" calcext:value-type="float">
            <text:p>-0.0099155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36.36663" calcext:value-type="float">
            <text:p>36.36663</text:p>
          </table:table-cell>
          <table:table-cell office:value-type="float" office:value="1073.938" calcext:value-type="float">
            <text:p>1073.93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44417" calcext:value-type="float">
            <text:p>0.2044417</text:p>
          </table:table-cell>
          <table:table-cell office:value-type="float" office:value="5.90767" calcext:value-type="float">
            <text:p>5.9076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9083" calcext:value-type="float">
            <text:p>5.219083</text:p>
          </table:table-cell>
          <table:table-cell office:value-type="float" office:value="-0.01246087" calcext:value-type="float">
            <text:p>-0.01246087</text:p>
          </table:table-cell>
          <table:table-cell office:value-type="float" office:value="-0.01924855" calcext:value-type="float">
            <text:p>-0.01924855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47276" calcext:value-type="float">
            <text:p>10.47276</text:p>
          </table:table-cell>
          <table:table-cell office:value-type="float" office:value="1.11525" calcext:value-type="float">
            <text:p>1.11525</text:p>
          </table:table-cell>
          <table:table-cell office:value-type="float" office:value="0.1232267" calcext:value-type="float">
            <text:p>0.1232267</text:p>
          </table:table-cell>
          <table:table-cell office:value-type="float" office:value="0.1253061" calcext:value-type="float">
            <text:p>0.1253061</text:p>
          </table:table-cell>
          <table:table-cell office:value-type="float" office:value="0.06974256" calcext:value-type="float">
            <text:p>0.06974256</text:p>
          </table:table-cell>
          <table:table-cell office:value-type="float" office:value="0.07322395" calcext:value-type="float">
            <text:p>0.07322395</text:p>
          </table:table-cell>
          <table:table-cell office:value-type="float" office:value="0.03146093" calcext:value-type="float">
            <text:p>0.03146093</text:p>
          </table:table-cell>
          <table:table-cell office:value-type="float" office:value="0.0369002" calcext:value-type="float">
            <text:p>0.0369002</text:p>
          </table:table-cell>
          <table:table-cell office:value-type="float" office:value="0.0341122" calcext:value-type="float">
            <text:p>0.0341122</text:p>
          </table:table-cell>
          <table:table-cell office:value-type="float" office:value="0.02026391" calcext:value-type="float">
            <text:p>0.02026391</text:p>
          </table:table-cell>
          <table:table-cell office:value-type="float" office:value="0.02003168" calcext:value-type="float">
            <text:p>0.02003168</text:p>
          </table:table-cell>
          <table:table-cell office:value-type="float" office:value="0.02104613" calcext:value-type="float">
            <text:p>0.02104613</text:p>
          </table:table-cell>
          <table:table-cell office:value-type="float" office:value="0.05438023" calcext:value-type="float">
            <text:p>0.05438023</text:p>
          </table:table-cell>
          <table:table-cell office:value-type="float" office:value="0.004762401" calcext:value-type="float">
            <text:p>0.004762401</text:p>
          </table:table-cell>
          <table:table-cell office:value-type="float" office:value="0.003631118" calcext:value-type="float">
            <text:p>0.003631118</text:p>
          </table:table-cell>
          <table:table-cell office:value-type="float" office:value="0" calcext:value-type="float">
            <text:p>0</text:p>
          </table:table-cell>
          <table:table-cell office:value-type="float" office:value="16.49446" calcext:value-type="float">
            <text:p>16.49446</text:p>
          </table:table-cell>
          <table:table-cell office:value-type="float" office:value="6.679627" calcext:value-type="float">
            <text:p>6.679627</text:p>
          </table:table-cell>
          <table:table-cell office:value-type="float" office:value="6.146795" calcext:value-type="float">
            <text:p>6.146795</text:p>
          </table:table-cell>
          <table:table-cell office:value-type="float" office:value="4.285" calcext:value-type="float">
            <text:p>4.285</text:p>
          </table:table-cell>
          <table:table-cell office:value-type="float" office:value="3.921923" calcext:value-type="float">
            <text:p>3.921923</text:p>
          </table:table-cell>
          <table:table-cell office:value-type="float" office:value="0.9426638" calcext:value-type="float">
            <text:p>0.9426638</text:p>
          </table:table-cell>
          <table:table-cell office:value-type="float" office:value="0.6942454" calcext:value-type="float">
            <text:p>0.6942454</text:p>
          </table:table-cell>
          <table:table-cell office:value-type="float" office:value="0.7048544" calcext:value-type="float">
            <text:p>0.7048544</text:p>
          </table:table-cell>
          <table:table-cell office:value-type="float" office:value="1.40715" calcext:value-type="float">
            <text:p>1.40715</text:p>
          </table:table-cell>
          <table:table-cell office:value-type="float" office:value="4.908022" calcext:value-type="float">
            <text:p>4.908022</text:p>
          </table:table-cell>
          <table:table-cell office:value-type="float" office:value="0.6829466" calcext:value-type="float">
            <text:p>0.6829466</text:p>
          </table:table-cell>
          <table:table-cell office:value-type="float" office:value="0.1831492" calcext:value-type="float">
            <text:p>0.1831492</text:p>
          </table:table-cell>
          <table:table-cell office:value-type="float" office:value="0.3816357" calcext:value-type="float">
            <text:p>0.3816357</text:p>
          </table:table-cell>
          <table:table-cell office:value-type="float" office:value="0.372474" calcext:value-type="float">
            <text:p>0.372474</text:p>
          </table:table-cell>
          <table:table-cell office:value-type="float" office:value="0" calcext:value-type="float">
            <text:p>0</text:p>
          </table:table-cell>
          <table:table-cell office:value-type="float" office:value="407.889" calcext:value-type="float">
            <text:p>407.88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30589" calcext:value-type="float">
            <text:p>-0.0099305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36.33949" calcext:value-type="float">
            <text:p>36.33949</text:p>
          </table:table-cell>
          <table:table-cell office:value-type="float" office:value="1073.931" calcext:value-type="float">
            <text:p>1073.93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4137" calcext:value-type="float">
            <text:p>0.204137</text:p>
          </table:table-cell>
          <table:table-cell office:value-type="float" office:value="5.936979" calcext:value-type="float">
            <text:p>5.93697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8259" calcext:value-type="float">
            <text:p>5.218259</text:p>
          </table:table-cell>
          <table:table-cell office:value-type="float" office:value="-0.01254462" calcext:value-type="float">
            <text:p>-0.01254462</text:p>
          </table:table-cell>
          <table:table-cell office:value-type="float" office:value="-0.01922058" calcext:value-type="float">
            <text:p>-0.01922058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51469" calcext:value-type="float">
            <text:p>10.51469</text:p>
          </table:table-cell>
          <table:table-cell office:value-type="float" office:value="0.9165826" calcext:value-type="float">
            <text:p>0.9165826</text:p>
          </table:table-cell>
          <table:table-cell office:value-type="float" office:value="0.1226981" calcext:value-type="float">
            <text:p>0.1226981</text:p>
          </table:table-cell>
          <table:table-cell office:value-type="float" office:value="0.1255269" calcext:value-type="float">
            <text:p>0.1255269</text:p>
          </table:table-cell>
          <table:table-cell office:value-type="float" office:value="0.06897464" calcext:value-type="float">
            <text:p>0.06897464</text:p>
          </table:table-cell>
          <table:table-cell office:value-type="float" office:value="0.07235792" calcext:value-type="float">
            <text:p>0.07235792</text:p>
          </table:table-cell>
          <table:table-cell office:value-type="float" office:value="0.0312966" calcext:value-type="float">
            <text:p>0.0312966</text:p>
          </table:table-cell>
          <table:table-cell office:value-type="float" office:value="0.03654857" calcext:value-type="float">
            <text:p>0.03654857</text:p>
          </table:table-cell>
          <table:table-cell office:value-type="float" office:value="0.03413788" calcext:value-type="float">
            <text:p>0.03413788</text:p>
          </table:table-cell>
          <table:table-cell office:value-type="float" office:value="0.02027701" calcext:value-type="float">
            <text:p>0.02027701</text:p>
          </table:table-cell>
          <table:table-cell office:value-type="float" office:value="0.02005213" calcext:value-type="float">
            <text:p>0.02005213</text:p>
          </table:table-cell>
          <table:table-cell office:value-type="float" office:value="0.0210974" calcext:value-type="float">
            <text:p>0.0210974</text:p>
          </table:table-cell>
          <table:table-cell office:value-type="float" office:value="0.05455263" calcext:value-type="float">
            <text:p>0.05455263</text:p>
          </table:table-cell>
          <table:table-cell office:value-type="float" office:value="0.004758761" calcext:value-type="float">
            <text:p>0.004758761</text:p>
          </table:table-cell>
          <table:table-cell office:value-type="float" office:value="0.003634781" calcext:value-type="float">
            <text:p>0.003634781</text:p>
          </table:table-cell>
          <table:table-cell office:value-type="float" office:value="0" calcext:value-type="float">
            <text:p>0</text:p>
          </table:table-cell>
          <table:table-cell office:value-type="float" office:value="15.49915" calcext:value-type="float">
            <text:p>15.49915</text:p>
          </table:table-cell>
          <table:table-cell office:value-type="float" office:value="6.769751" calcext:value-type="float">
            <text:p>6.769751</text:p>
          </table:table-cell>
          <table:table-cell office:value-type="float" office:value="6.242299" calcext:value-type="float">
            <text:p>6.242299</text:p>
          </table:table-cell>
          <table:table-cell office:value-type="float" office:value="4.338068" calcext:value-type="float">
            <text:p>4.338068</text:p>
          </table:table-cell>
          <table:table-cell office:value-type="float" office:value="3.945331" calcext:value-type="float">
            <text:p>3.945331</text:p>
          </table:table-cell>
          <table:table-cell office:value-type="float" office:value="0.9586616" calcext:value-type="float">
            <text:p>0.9586616</text:p>
          </table:table-cell>
          <table:table-cell office:value-type="float" office:value="0.7065926" calcext:value-type="float">
            <text:p>0.7065926</text:p>
          </table:table-cell>
          <table:table-cell office:value-type="float" office:value="0.7087817" calcext:value-type="float">
            <text:p>0.7087817</text:p>
          </table:table-cell>
          <table:table-cell office:value-type="float" office:value="1.412442" calcext:value-type="float">
            <text:p>1.412442</text:p>
          </table:table-cell>
          <table:table-cell office:value-type="float" office:value="4.908762" calcext:value-type="float">
            <text:p>4.908762</text:p>
          </table:table-cell>
          <table:table-cell office:value-type="float" office:value="0.6834507" calcext:value-type="float">
            <text:p>0.6834507</text:p>
          </table:table-cell>
          <table:table-cell office:value-type="float" office:value="0.1863482" calcext:value-type="float">
            <text:p>0.1863482</text:p>
          </table:table-cell>
          <table:table-cell office:value-type="float" office:value="0.3791129" calcext:value-type="float">
            <text:p>0.3791129</text:p>
          </table:table-cell>
          <table:table-cell office:value-type="float" office:value="0.3758353" calcext:value-type="float">
            <text:p>0.3758353</text:p>
          </table:table-cell>
          <table:table-cell office:value-type="float" office:value="0" calcext:value-type="float">
            <text:p>0</text:p>
          </table:table-cell>
          <table:table-cell office:value-type="float" office:value="415.6827" calcext:value-type="float">
            <text:p>415.6827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45678" calcext:value-type="float">
            <text:p>-0.0099456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36.3247" calcext:value-type="float">
            <text:p>36.3247</text:p>
          </table:table-cell>
          <table:table-cell office:value-type="float" office:value="1073.925" calcext:value-type="float">
            <text:p>1073.92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52356" calcext:value-type="float">
            <text:p>0.2052356</text:p>
          </table:table-cell>
          <table:table-cell office:value-type="float" office:value="5.953547" calcext:value-type="float">
            <text:p>5.953547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56756" calcext:value-type="float">
            <text:p>-0.01256756</text:p>
          </table:table-cell>
          <table:table-cell office:value-type="float" office:value="-0.01919075" calcext:value-type="float">
            <text:p>-0.01919075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53094" calcext:value-type="float">
            <text:p>10.53094</text:p>
          </table:table-cell>
          <table:table-cell office:value-type="float" office:value="0.9043394" calcext:value-type="float">
            <text:p>0.9043394</text:p>
          </table:table-cell>
          <table:table-cell office:value-type="float" office:value="0.1305383" calcext:value-type="float">
            <text:p>0.1305383</text:p>
          </table:table-cell>
          <table:table-cell office:value-type="float" office:value="0.1341986" calcext:value-type="float">
            <text:p>0.1341986</text:p>
          </table:table-cell>
          <table:table-cell office:value-type="float" office:value="0.07104167" calcext:value-type="float">
            <text:p>0.07104167</text:p>
          </table:table-cell>
          <table:table-cell office:value-type="float" office:value="0.07421271" calcext:value-type="float">
            <text:p>0.07421271</text:p>
          </table:table-cell>
          <table:table-cell office:value-type="float" office:value="0.03150694" calcext:value-type="float">
            <text:p>0.03150694</text:p>
          </table:table-cell>
          <table:table-cell office:value-type="float" office:value="0.03640992" calcext:value-type="float">
            <text:p>0.03640992</text:p>
          </table:table-cell>
          <table:table-cell office:value-type="float" office:value="0.03416934" calcext:value-type="float">
            <text:p>0.03416934</text:p>
          </table:table-cell>
          <table:table-cell office:value-type="float" office:value="0.02029152" calcext:value-type="float">
            <text:p>0.02029152</text:p>
          </table:table-cell>
          <table:table-cell office:value-type="float" office:value="0.0200724" calcext:value-type="float">
            <text:p>0.0200724</text:p>
          </table:table-cell>
          <table:table-cell office:value-type="float" office:value="0.02114778" calcext:value-type="float">
            <text:p>0.02114778</text:p>
          </table:table-cell>
          <table:table-cell office:value-type="float" office:value="0.05470432" calcext:value-type="float">
            <text:p>0.05470432</text:p>
          </table:table-cell>
          <table:table-cell office:value-type="float" office:value="0.004756689" calcext:value-type="float">
            <text:p>0.004756689</text:p>
          </table:table-cell>
          <table:table-cell office:value-type="float" office:value="0.003636109" calcext:value-type="float">
            <text:p>0.003636109</text:p>
          </table:table-cell>
          <table:table-cell office:value-type="float" office:value="0" calcext:value-type="float">
            <text:p>0</text:p>
          </table:table-cell>
          <table:table-cell office:value-type="float" office:value="15.98529" calcext:value-type="float">
            <text:p>15.98529</text:p>
          </table:table-cell>
          <table:table-cell office:value-type="float" office:value="6.726089" calcext:value-type="float">
            <text:p>6.726089</text:p>
          </table:table-cell>
          <table:table-cell office:value-type="float" office:value="6.269836" calcext:value-type="float">
            <text:p>6.269836</text:p>
          </table:table-cell>
          <table:table-cell office:value-type="float" office:value="4.368139" calcext:value-type="float">
            <text:p>4.368139</text:p>
          </table:table-cell>
          <table:table-cell office:value-type="float" office:value="3.949116" calcext:value-type="float">
            <text:p>3.949116</text:p>
          </table:table-cell>
          <table:table-cell office:value-type="float" office:value="0.9723758" calcext:value-type="float">
            <text:p>0.9723758</text:p>
          </table:table-cell>
          <table:table-cell office:value-type="float" office:value="0.7177404" calcext:value-type="float">
            <text:p>0.7177404</text:p>
          </table:table-cell>
          <table:table-cell office:value-type="float" office:value="0.7125878" calcext:value-type="float">
            <text:p>0.7125878</text:p>
          </table:table-cell>
          <table:table-cell office:value-type="float" office:value="1.417661" calcext:value-type="float">
            <text:p>1.417661</text:p>
          </table:table-cell>
          <table:table-cell office:value-type="float" office:value="4.909483" calcext:value-type="float">
            <text:p>4.909483</text:p>
          </table:table-cell>
          <table:table-cell office:value-type="float" office:value="0.6839631" calcext:value-type="float">
            <text:p>0.6839631</text:p>
          </table:table-cell>
          <table:table-cell office:value-type="float" office:value="0.1894079" calcext:value-type="float">
            <text:p>0.1894079</text:p>
          </table:table-cell>
          <table:table-cell office:value-type="float" office:value="0.3774766" calcext:value-type="float">
            <text:p>0.3774766</text:p>
          </table:table-cell>
          <table:table-cell office:value-type="float" office:value="0.3776909" calcext:value-type="float">
            <text:p>0.3776909</text:p>
          </table:table-cell>
          <table:table-cell office:value-type="float" office:value="0" calcext:value-type="float">
            <text:p>0</text:p>
          </table:table-cell>
          <table:table-cell office:value-type="float" office:value="416.3983" calcext:value-type="float">
            <text:p>416.398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56702" calcext:value-type="float">
            <text:p>-0.0099567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36.31445" calcext:value-type="float">
            <text:p>36.31445</text:p>
          </table:table-cell>
          <table:table-cell office:value-type="float" office:value="1073.92" calcext:value-type="float">
            <text:p>1073.9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64981" calcext:value-type="float">
            <text:p>0.2064981</text:p>
          </table:table-cell>
          <table:table-cell office:value-type="float" office:value="5.965105" calcext:value-type="float">
            <text:p>5.96510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57865" calcext:value-type="float">
            <text:p>-0.01257865</text:p>
          </table:table-cell>
          <table:table-cell office:value-type="float" office:value="-0.0191607" calcext:value-type="float">
            <text:p>-0.0191607</text:p>
          </table:table-cell>
          <table:table-cell office:value-type="float" office:value="0.001667352" calcext:value-type="float">
            <text:p>0.001667352</text:p>
          </table:table-cell>
          <table:table-cell office:value-type="float" office:value="10.53831" calcext:value-type="float">
            <text:p>10.53831</text:p>
          </table:table-cell>
          <table:table-cell office:value-type="float" office:value="0.903805" calcext:value-type="float">
            <text:p>0.903805</text:p>
          </table:table-cell>
          <table:table-cell office:value-type="float" office:value="0.1388341" calcext:value-type="float">
            <text:p>0.1388341</text:p>
          </table:table-cell>
          <table:table-cell office:value-type="float" office:value="0.1414085" calcext:value-type="float">
            <text:p>0.1414085</text:p>
          </table:table-cell>
          <table:table-cell office:value-type="float" office:value="0.07361846" calcext:value-type="float">
            <text:p>0.07361846</text:p>
          </table:table-cell>
          <table:table-cell office:value-type="float" office:value="0.07692227" calcext:value-type="float">
            <text:p>0.07692227</text:p>
          </table:table-cell>
          <table:table-cell office:value-type="float" office:value="0.03199442" calcext:value-type="float">
            <text:p>0.03199442</text:p>
          </table:table-cell>
          <table:table-cell office:value-type="float" office:value="0.03659663" calcext:value-type="float">
            <text:p>0.03659663</text:p>
          </table:table-cell>
          <table:table-cell office:value-type="float" office:value="0.03424747" calcext:value-type="float">
            <text:p>0.03424747</text:p>
          </table:table-cell>
          <table:table-cell office:value-type="float" office:value="0.02031294" calcext:value-type="float">
            <text:p>0.02031294</text:p>
          </table:table-cell>
          <table:table-cell office:value-type="float" office:value="0.02009307" calcext:value-type="float">
            <text:p>0.02009307</text:p>
          </table:table-cell>
          <table:table-cell office:value-type="float" office:value="0.02119716" calcext:value-type="float">
            <text:p>0.02119716</text:p>
          </table:table-cell>
          <table:table-cell office:value-type="float" office:value="0.05483546" calcext:value-type="float">
            <text:p>0.05483546</text:p>
          </table:table-cell>
          <table:table-cell office:value-type="float" office:value="0.004756782" calcext:value-type="float">
            <text:p>0.004756782</text:p>
          </table:table-cell>
          <table:table-cell office:value-type="float" office:value="0.003634675" calcext:value-type="float">
            <text:p>0.003634675</text:p>
          </table:table-cell>
          <table:table-cell office:value-type="float" office:value="0" calcext:value-type="float">
            <text:p>0</text:p>
          </table:table-cell>
          <table:table-cell office:value-type="float" office:value="16.49862" calcext:value-type="float">
            <text:p>16.49862</text:p>
          </table:table-cell>
          <table:table-cell office:value-type="float" office:value="6.705583" calcext:value-type="float">
            <text:p>6.705583</text:p>
          </table:table-cell>
          <table:table-cell office:value-type="float" office:value="6.290322" calcext:value-type="float">
            <text:p>6.290322</text:p>
          </table:table-cell>
          <table:table-cell office:value-type="float" office:value="4.373707" calcext:value-type="float">
            <text:p>4.373707</text:p>
          </table:table-cell>
          <table:table-cell office:value-type="float" office:value="3.929694" calcext:value-type="float">
            <text:p>3.929694</text:p>
          </table:table-cell>
          <table:table-cell office:value-type="float" office:value="0.9817722" calcext:value-type="float">
            <text:p>0.9817722</text:p>
          </table:table-cell>
          <table:table-cell office:value-type="float" office:value="0.7257076" calcext:value-type="float">
            <text:p>0.7257076</text:p>
          </table:table-cell>
          <table:table-cell office:value-type="float" office:value="0.7158448" calcext:value-type="float">
            <text:p>0.7158448</text:p>
          </table:table-cell>
          <table:table-cell office:value-type="float" office:value="1.422758" calcext:value-type="float">
            <text:p>1.422758</text:p>
          </table:table-cell>
          <table:table-cell office:value-type="float" office:value="4.910171" calcext:value-type="float">
            <text:p>4.910171</text:p>
          </table:table-cell>
          <table:table-cell office:value-type="float" office:value="0.6844785" calcext:value-type="float">
            <text:p>0.6844785</text:p>
          </table:table-cell>
          <table:table-cell office:value-type="float" office:value="0.1923808" calcext:value-type="float">
            <text:p>0.1923808</text:p>
          </table:table-cell>
          <table:table-cell office:value-type="float" office:value="0.3768865" calcext:value-type="float">
            <text:p>0.3768865</text:p>
          </table:table-cell>
          <table:table-cell office:value-type="float" office:value="0.3777909" calcext:value-type="float">
            <text:p>0.3777909</text:p>
          </table:table-cell>
          <table:table-cell office:value-type="float" office:value="0" calcext:value-type="float">
            <text:p>0</text:p>
          </table:table-cell>
          <table:table-cell office:value-type="float" office:value="416.9735" calcext:value-type="float">
            <text:p>416.973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6557" calcext:value-type="float">
            <text:p>-0.009965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36.30419" calcext:value-type="float">
            <text:p>36.30419</text:p>
          </table:table-cell>
          <table:table-cell office:value-type="float" office:value="1073.915" calcext:value-type="float">
            <text:p>1073.91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79292" calcext:value-type="float">
            <text:p>0.2079292</text:p>
          </table:table-cell>
          <table:table-cell office:value-type="float" office:value="5.976224" calcext:value-type="float">
            <text:p>5.97622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59014" calcext:value-type="float">
            <text:p>-0.01259014</text:p>
          </table:table-cell>
          <table:table-cell office:value-type="float" office:value="-0.01913074" calcext:value-type="float">
            <text:p>-0.01913074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4421" calcext:value-type="float">
            <text:p>10.54421</text:p>
          </table:table-cell>
          <table:table-cell office:value-type="float" office:value="0.9046018" calcext:value-type="float">
            <text:p>0.9046018</text:p>
          </table:table-cell>
          <table:table-cell office:value-type="float" office:value="0.1456298" calcext:value-type="float">
            <text:p>0.1456298</text:p>
          </table:table-cell>
          <table:table-cell office:value-type="float" office:value="0.1462684" calcext:value-type="float">
            <text:p>0.1462684</text:p>
          </table:table-cell>
          <table:table-cell office:value-type="float" office:value="0.0758458" calcext:value-type="float">
            <text:p>0.0758458</text:p>
          </table:table-cell>
          <table:table-cell office:value-type="float" office:value="0.07922212" calcext:value-type="float">
            <text:p>0.07922212</text:p>
          </table:table-cell>
          <table:table-cell office:value-type="float" office:value="0.03246923" calcext:value-type="float">
            <text:p>0.03246923</text:p>
          </table:table-cell>
          <table:table-cell office:value-type="float" office:value="0.03684752" calcext:value-type="float">
            <text:p>0.03684752</text:p>
          </table:table-cell>
          <table:table-cell office:value-type="float" office:value="0.03435614" calcext:value-type="float">
            <text:p>0.03435614</text:p>
          </table:table-cell>
          <table:table-cell office:value-type="float" office:value="0.02034507" calcext:value-type="float">
            <text:p>0.02034507</text:p>
          </table:table-cell>
          <table:table-cell office:value-type="float" office:value="0.02011546" calcext:value-type="float">
            <text:p>0.02011546</text:p>
          </table:table-cell>
          <table:table-cell office:value-type="float" office:value="0.02124558" calcext:value-type="float">
            <text:p>0.02124558</text:p>
          </table:table-cell>
          <table:table-cell office:value-type="float" office:value="0.05494658" calcext:value-type="float">
            <text:p>0.05494658</text:p>
          </table:table-cell>
          <table:table-cell office:value-type="float" office:value="0.004757217" calcext:value-type="float">
            <text:p>0.004757217</text:p>
          </table:table-cell>
          <table:table-cell office:value-type="float" office:value="0.00363401" calcext:value-type="float">
            <text:p>0.00363401</text:p>
          </table:table-cell>
          <table:table-cell office:value-type="float" office:value="0" calcext:value-type="float">
            <text:p>0</text:p>
          </table:table-cell>
          <table:table-cell office:value-type="float" office:value="16.79935" calcext:value-type="float">
            <text:p>16.79935</text:p>
          </table:table-cell>
          <table:table-cell office:value-type="float" office:value="6.691271" calcext:value-type="float">
            <text:p>6.691271</text:p>
          </table:table-cell>
          <table:table-cell office:value-type="float" office:value="6.311613" calcext:value-type="float">
            <text:p>6.311613</text:p>
          </table:table-cell>
          <table:table-cell office:value-type="float" office:value="4.381373" calcext:value-type="float">
            <text:p>4.381373</text:p>
          </table:table-cell>
          <table:table-cell office:value-type="float" office:value="3.902747" calcext:value-type="float">
            <text:p>3.902747</text:p>
          </table:table-cell>
          <table:table-cell office:value-type="float" office:value="0.9895664" calcext:value-type="float">
            <text:p>0.9895664</text:p>
          </table:table-cell>
          <table:table-cell office:value-type="float" office:value="0.7320744" calcext:value-type="float">
            <text:p>0.7320744</text:p>
          </table:table-cell>
          <table:table-cell office:value-type="float" office:value="0.718556" calcext:value-type="float">
            <text:p>0.718556</text:p>
          </table:table-cell>
          <table:table-cell office:value-type="float" office:value="1.427667" calcext:value-type="float">
            <text:p>1.427667</text:p>
          </table:table-cell>
          <table:table-cell office:value-type="float" office:value="4.910829" calcext:value-type="float">
            <text:p>4.910829</text:p>
          </table:table-cell>
          <table:table-cell office:value-type="float" office:value="0.6849924" calcext:value-type="float">
            <text:p>0.6849924</text:p>
          </table:table-cell>
          <table:table-cell office:value-type="float" office:value="0.195323" calcext:value-type="float">
            <text:p>0.195323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0.3778306" calcext:value-type="float">
            <text:p>0.3778306</text:p>
          </table:table-cell>
          <table:table-cell office:value-type="float" office:value="0" calcext:value-type="float">
            <text:p>0</text:p>
          </table:table-cell>
          <table:table-cell office:value-type="float" office:value="419.1708" calcext:value-type="float">
            <text:p>419.170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73664" calcext:value-type="float">
            <text:p>-0.00997366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36.29497" calcext:value-type="float">
            <text:p>36.29497</text:p>
          </table:table-cell>
          <table:table-cell office:value-type="float" office:value="1073.911" calcext:value-type="float">
            <text:p>1073.91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08992" calcext:value-type="float">
            <text:p>0.208992</text:p>
          </table:table-cell>
          <table:table-cell office:value-type="float" office:value="5.986586" calcext:value-type="float">
            <text:p>5.986586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0043" calcext:value-type="float">
            <text:p>-0.01260043</text:p>
          </table:table-cell>
          <table:table-cell office:value-type="float" office:value="-0.0191005" calcext:value-type="float">
            <text:p>-0.0191005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4935" calcext:value-type="float">
            <text:p>10.54935</text:p>
          </table:table-cell>
          <table:table-cell office:value-type="float" office:value="0.9029459" calcext:value-type="float">
            <text:p>0.9029459</text:p>
          </table:table-cell>
          <table:table-cell office:value-type="float" office:value="0.1526041" calcext:value-type="float">
            <text:p>0.1526041</text:p>
          </table:table-cell>
          <table:table-cell office:value-type="float" office:value="0.1503304" calcext:value-type="float">
            <text:p>0.1503304</text:p>
          </table:table-cell>
          <table:table-cell office:value-type="float" office:value="0.07780931" calcext:value-type="float">
            <text:p>0.07780931</text:p>
          </table:table-cell>
          <table:table-cell office:value-type="float" office:value="0.08125377" calcext:value-type="float">
            <text:p>0.08125377</text:p>
          </table:table-cell>
          <table:table-cell office:value-type="float" office:value="0.03292004" calcext:value-type="float">
            <text:p>0.03292004</text:p>
          </table:table-cell>
          <table:table-cell office:value-type="float" office:value="0.03710512" calcext:value-type="float">
            <text:p>0.03710512</text:p>
          </table:table-cell>
          <table:table-cell office:value-type="float" office:value="0.03447798" calcext:value-type="float">
            <text:p>0.03447798</text:p>
          </table:table-cell>
          <table:table-cell office:value-type="float" office:value="0.02038616" calcext:value-type="float">
            <text:p>0.02038616</text:p>
          </table:table-cell>
          <table:table-cell office:value-type="float" office:value="0.02014128" calcext:value-type="float">
            <text:p>0.02014128</text:p>
          </table:table-cell>
          <table:table-cell office:value-type="float" office:value="0.0212921" calcext:value-type="float">
            <text:p>0.0212921</text:p>
          </table:table-cell>
          <table:table-cell office:value-type="float" office:value="0.05503851" calcext:value-type="float">
            <text:p>0.05503851</text:p>
          </table:table-cell>
          <table:table-cell office:value-type="float" office:value="0.004757327" calcext:value-type="float">
            <text:p>0.004757327</text:p>
          </table:table-cell>
          <table:table-cell office:value-type="float" office:value="0.003632372" calcext:value-type="float">
            <text:p>0.003632372</text:p>
          </table:table-cell>
          <table:table-cell office:value-type="float" office:value="0" calcext:value-type="float">
            <text:p>0</text:p>
          </table:table-cell>
          <table:table-cell office:value-type="float" office:value="17.14519" calcext:value-type="float">
            <text:p>17.14519</text:p>
          </table:table-cell>
          <table:table-cell office:value-type="float" office:value="6.677772" calcext:value-type="float">
            <text:p>6.677772</text:p>
          </table:table-cell>
          <table:table-cell office:value-type="float" office:value="6.324232" calcext:value-type="float">
            <text:p>6.324232</text:p>
          </table:table-cell>
          <table:table-cell office:value-type="float" office:value="4.38848" calcext:value-type="float">
            <text:p>4.38848</text:p>
          </table:table-cell>
          <table:table-cell office:value-type="float" office:value="3.884855" calcext:value-type="float">
            <text:p>3.884855</text:p>
          </table:table-cell>
          <table:table-cell office:value-type="float" office:value="0.9969497" calcext:value-type="float">
            <text:p>0.9969497</text:p>
          </table:table-cell>
          <table:table-cell office:value-type="float" office:value="0.7376637" calcext:value-type="float">
            <text:p>0.7376637</text:p>
          </table:table-cell>
          <table:table-cell office:value-type="float" office:value="0.7209092" calcext:value-type="float">
            <text:p>0.7209092</text:p>
          </table:table-cell>
          <table:table-cell office:value-type="float" office:value="1.432397" calcext:value-type="float">
            <text:p>1.432397</text:p>
          </table:table-cell>
          <table:table-cell office:value-type="float" office:value="4.911562" calcext:value-type="float">
            <text:p>4.911562</text:p>
          </table:table-cell>
          <table:table-cell office:value-type="float" office:value="0.6852947" calcext:value-type="float">
            <text:p>0.6852947</text:p>
          </table:table-cell>
          <table:table-cell office:value-type="float" office:value="0.1982377" calcext:value-type="float">
            <text:p>0.1982377</text:p>
          </table:table-cell>
          <table:table-cell office:value-type="float" office:value="0.3759992" calcext:value-type="float">
            <text:p>0.3759992</text:p>
          </table:table-cell>
          <table:table-cell office:value-type="float" office:value="0.3778762" calcext:value-type="float">
            <text:p>0.3778762</text:p>
          </table:table-cell>
          <table:table-cell office:value-type="float" office:value="0" calcext:value-type="float">
            <text:p>0</text:p>
          </table:table-cell>
          <table:table-cell office:value-type="float" office:value="420.0611" calcext:value-type="float">
            <text:p>420.061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81308" calcext:value-type="float">
            <text:p>-0.0099813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36.28638" calcext:value-type="float">
            <text:p>36.28638</text:p>
          </table:table-cell>
          <table:table-cell office:value-type="float" office:value="1073.907" calcext:value-type="float">
            <text:p>1073.90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00753" calcext:value-type="float">
            <text:p>0.2100753</text:p>
          </table:table-cell>
          <table:table-cell office:value-type="float" office:value="5.996223" calcext:value-type="float">
            <text:p>5.99622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0944" calcext:value-type="float">
            <text:p>-0.01260944</text:p>
          </table:table-cell>
          <table:table-cell office:value-type="float" office:value="-0.01907012" calcext:value-type="float">
            <text:p>-0.01907012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53" calcext:value-type="float">
            <text:p>10.553</text:p>
          </table:table-cell>
          <table:table-cell office:value-type="float" office:value="0.9072574" calcext:value-type="float">
            <text:p>0.9072574</text:p>
          </table:table-cell>
          <table:table-cell office:value-type="float" office:value="0.1592449" calcext:value-type="float">
            <text:p>0.1592449</text:p>
          </table:table-cell>
          <table:table-cell office:value-type="float" office:value="0.1540295" calcext:value-type="float">
            <text:p>0.1540295</text:p>
          </table:table-cell>
          <table:table-cell office:value-type="float" office:value="0.07977233" calcext:value-type="float">
            <text:p>0.07977233</text:p>
          </table:table-cell>
          <table:table-cell office:value-type="float" office:value="0.08319779" calcext:value-type="float">
            <text:p>0.08319779</text:p>
          </table:table-cell>
          <table:table-cell office:value-type="float" office:value="0.03336807" calcext:value-type="float">
            <text:p>0.03336807</text:p>
          </table:table-cell>
          <table:table-cell office:value-type="float" office:value="0.03737759" calcext:value-type="float">
            <text:p>0.03737759</text:p>
          </table:table-cell>
          <table:table-cell office:value-type="float" office:value="0.03460874" calcext:value-type="float">
            <text:p>0.03460874</text:p>
          </table:table-cell>
          <table:table-cell office:value-type="float" office:value="0.02043398" calcext:value-type="float">
            <text:p>0.02043398</text:p>
          </table:table-cell>
          <table:table-cell office:value-type="float" office:value="0.02017021" calcext:value-type="float">
            <text:p>0.02017021</text:p>
          </table:table-cell>
          <table:table-cell office:value-type="float" office:value="0.02133803" calcext:value-type="float">
            <text:p>0.02133803</text:p>
          </table:table-cell>
          <table:table-cell office:value-type="float" office:value="0.055112" calcext:value-type="float">
            <text:p>0.055112</text:p>
          </table:table-cell>
          <table:table-cell office:value-type="float" office:value="0.004757496" calcext:value-type="float">
            <text:p>0.004757496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" calcext:value-type="float">
            <text:p>0</text:p>
          </table:table-cell>
          <table:table-cell office:value-type="float" office:value="17.556" calcext:value-type="float">
            <text:p>17.556</text:p>
          </table:table-cell>
          <table:table-cell office:value-type="float" office:value="6.665529" calcext:value-type="float">
            <text:p>6.665529</text:p>
          </table:table-cell>
          <table:table-cell office:value-type="float" office:value="6.335986" calcext:value-type="float">
            <text:p>6.335986</text:p>
          </table:table-cell>
          <table:table-cell office:value-type="float" office:value="4.406202" calcext:value-type="float">
            <text:p>4.406202</text:p>
          </table:table-cell>
          <table:table-cell office:value-type="float" office:value="3.864738" calcext:value-type="float">
            <text:p>3.864738</text:p>
          </table:table-cell>
          <table:table-cell office:value-type="float" office:value="1.003738" calcext:value-type="float">
            <text:p>1.003738</text:p>
          </table:table-cell>
          <table:table-cell office:value-type="float" office:value="0.7426136" calcext:value-type="float">
            <text:p>0.7426136</text:p>
          </table:table-cell>
          <table:table-cell office:value-type="float" office:value="0.7229961" calcext:value-type="float">
            <text:p>0.7229961</text:p>
          </table:table-cell>
          <table:table-cell office:value-type="float" office:value="1.436953" calcext:value-type="float">
            <text:p>1.436953</text:p>
          </table:table-cell>
          <table:table-cell office:value-type="float" office:value="4.912257" calcext:value-type="float">
            <text:p>4.912257</text:p>
          </table:table-cell>
          <table:table-cell office:value-type="float" office:value="0.6855495" calcext:value-type="float">
            <text:p>0.6855495</text:p>
          </table:table-cell>
          <table:table-cell office:value-type="float" office:value="0.2011156" calcext:value-type="float">
            <text:p>0.2011156</text:p>
          </table:table-cell>
          <table:table-cell office:value-type="float" office:value="0.3755544" calcext:value-type="float">
            <text:p>0.3755544</text:p>
          </table:table-cell>
          <table:table-cell office:value-type="float" office:value="0.3779185" calcext:value-type="float">
            <text:p>0.3779185</text:p>
          </table:table-cell>
          <table:table-cell office:value-type="float" office:value="0" calcext:value-type="float">
            <text:p>0</text:p>
          </table:table-cell>
          <table:table-cell office:value-type="float" office:value="420.933" calcext:value-type="float">
            <text:p>420.93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88446" calcext:value-type="float">
            <text:p>-0.0099884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36.27661" calcext:value-type="float">
            <text:p>36.27661</text:p>
          </table:table-cell>
          <table:table-cell office:value-type="float" office:value="1073.904" calcext:value-type="float">
            <text:p>1073.90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13765" calcext:value-type="float">
            <text:p>0.2113765</text:p>
          </table:table-cell>
          <table:table-cell office:value-type="float" office:value="6.00651" calcext:value-type="float">
            <text:p>6.0065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2118" calcext:value-type="float">
            <text:p>-0.01262118</text:p>
          </table:table-cell>
          <table:table-cell office:value-type="float" office:value="-0.01903998" calcext:value-type="float">
            <text:p>-0.01903998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5684" calcext:value-type="float">
            <text:p>10.55684</text:p>
          </table:table-cell>
          <table:table-cell office:value-type="float" office:value="0.8992977" calcext:value-type="float">
            <text:p>0.8992977</text:p>
          </table:table-cell>
          <table:table-cell office:value-type="float" office:value="0.1629514" calcext:value-type="float">
            <text:p>0.1629514</text:p>
          </table:table-cell>
          <table:table-cell office:value-type="float" office:value="0.1575178" calcext:value-type="float">
            <text:p>0.1575178</text:p>
          </table:table-cell>
          <table:table-cell office:value-type="float" office:value="0.08138844" calcext:value-type="float">
            <text:p>0.08138844</text:p>
          </table:table-cell>
          <table:table-cell office:value-type="float" office:value="0.08476569" calcext:value-type="float">
            <text:p>0.08476569</text:p>
          </table:table-cell>
          <table:table-cell office:value-type="float" office:value="0.03377512" calcext:value-type="float">
            <text:p>0.03377512</text:p>
          </table:table-cell>
          <table:table-cell office:value-type="float" office:value="0.03763522" calcext:value-type="float">
            <text:p>0.03763522</text:p>
          </table:table-cell>
          <table:table-cell office:value-type="float" office:value="0.03474544" calcext:value-type="float">
            <text:p>0.03474544</text:p>
          </table:table-cell>
          <table:table-cell office:value-type="float" office:value="0.02048716" calcext:value-type="float">
            <text:p>0.02048716</text:p>
          </table:table-cell>
          <table:table-cell office:value-type="float" office:value="0.02020196" calcext:value-type="float">
            <text:p>0.02020196</text:p>
          </table:table-cell>
          <table:table-cell office:value-type="float" office:value="0.0213837" calcext:value-type="float">
            <text:p>0.0213837</text:p>
          </table:table-cell>
          <table:table-cell office:value-type="float" office:value="0.05516807" calcext:value-type="float">
            <text:p>0.05516807</text:p>
          </table:table-cell>
          <table:table-cell office:value-type="float" office:value="0.004758178" calcext:value-type="float">
            <text:p>0.004758178</text:p>
          </table:table-cell>
          <table:table-cell office:value-type="float" office:value="0.003631176" calcext:value-type="float">
            <text:p>0.003631176</text:p>
          </table:table-cell>
          <table:table-cell office:value-type="float" office:value="0" calcext:value-type="float">
            <text:p>0</text:p>
          </table:table-cell>
          <table:table-cell office:value-type="float" office:value="17.64152" calcext:value-type="float">
            <text:p>17.64152</text:p>
          </table:table-cell>
          <table:table-cell office:value-type="float" office:value="6.650453" calcext:value-type="float">
            <text:p>6.650453</text:p>
          </table:table-cell>
          <table:table-cell office:value-type="float" office:value="6.354228" calcext:value-type="float">
            <text:p>6.354228</text:p>
          </table:table-cell>
          <table:table-cell office:value-type="float" office:value="4.423162" calcext:value-type="float">
            <text:p>4.423162</text:p>
          </table:table-cell>
          <table:table-cell office:value-type="float" office:value="3.844646" calcext:value-type="float">
            <text:p>3.844646</text:p>
          </table:table-cell>
          <table:table-cell office:value-type="float" office:value="1.010139" calcext:value-type="float">
            <text:p>1.010139</text:p>
          </table:table-cell>
          <table:table-cell office:value-type="float" office:value="0.7471066" calcext:value-type="float">
            <text:p>0.7471066</text:p>
          </table:table-cell>
          <table:table-cell office:value-type="float" office:value="0.7248605" calcext:value-type="float">
            <text:p>0.7248605</text:p>
          </table:table-cell>
          <table:table-cell office:value-type="float" office:value="1.441351" calcext:value-type="float">
            <text:p>1.441351</text:p>
          </table:table-cell>
          <table:table-cell office:value-type="float" office:value="4.912923" calcext:value-type="float">
            <text:p>4.912923</text:p>
          </table:table-cell>
          <table:table-cell office:value-type="float" office:value="0.6858066" calcext:value-type="float">
            <text:p>0.6858066</text:p>
          </table:table-cell>
          <table:table-cell office:value-type="float" office:value="0.203965" calcext:value-type="float">
            <text:p>0.203965</text:p>
          </table:table-cell>
          <table:table-cell office:value-type="float" office:value="0.3753476" calcext:value-type="float">
            <text:p>0.3753476</text:p>
          </table:table-cell>
          <table:table-cell office:value-type="float" office:value="0.3779455" calcext:value-type="float">
            <text:p>0.3779455</text:p>
          </table:table-cell>
          <table:table-cell office:value-type="float" office:value="0" calcext:value-type="float">
            <text:p>0</text:p>
          </table:table-cell>
          <table:table-cell office:value-type="float" office:value="424.1416" calcext:value-type="float">
            <text:p>424.141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09995406" calcext:value-type="float">
            <text:p>-0.0099954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36.26324" calcext:value-type="float">
            <text:p>36.26324</text:p>
          </table:table-cell>
          <table:table-cell office:value-type="float" office:value="1073.902" calcext:value-type="float">
            <text:p>1073.90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26939" calcext:value-type="float">
            <text:p>0.2126939</text:p>
          </table:table-cell>
          <table:table-cell office:value-type="float" office:value="6.019628" calcext:value-type="float">
            <text:p>6.01962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483" calcext:value-type="float">
            <text:p>-0.0126483</text:p>
          </table:table-cell>
          <table:table-cell office:value-type="float" office:value="-0.01901041" calcext:value-type="float">
            <text:p>-0.01901041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6594" calcext:value-type="float">
            <text:p>10.56594</text:p>
          </table:table-cell>
          <table:table-cell office:value-type="float" office:value="0.8364419" calcext:value-type="float">
            <text:p>0.8364419</text:p>
          </table:table-cell>
          <table:table-cell office:value-type="float" office:value="0.1609462" calcext:value-type="float">
            <text:p>0.1609462</text:p>
          </table:table-cell>
          <table:table-cell office:value-type="float" office:value="0.1604266" calcext:value-type="float">
            <text:p>0.1604266</text:p>
          </table:table-cell>
          <table:table-cell office:value-type="float" office:value="0.08198544" calcext:value-type="float">
            <text:p>0.08198544</text:p>
          </table:table-cell>
          <table:table-cell office:value-type="float" office:value="0.08521969" calcext:value-type="float">
            <text:p>0.08521969</text:p>
          </table:table-cell>
          <table:table-cell office:value-type="float" office:value="0.03406307" calcext:value-type="float">
            <text:p>0.03406307</text:p>
          </table:table-cell>
          <table:table-cell office:value-type="float" office:value="0.0378184" calcext:value-type="float">
            <text:p>0.0378184</text:p>
          </table:table-cell>
          <table:table-cell office:value-type="float" office:value="0.03488026" calcext:value-type="float">
            <text:p>0.03488026</text:p>
          </table:table-cell>
          <table:table-cell office:value-type="float" office:value="0.02054405" calcext:value-type="float">
            <text:p>0.02054405</text:p>
          </table:table-cell>
          <table:table-cell office:value-type="float" office:value="0.02023621" calcext:value-type="float">
            <text:p>0.02023621</text:p>
          </table:table-cell>
          <table:table-cell office:value-type="float" office:value="0.02142917" calcext:value-type="float">
            <text:p>0.02142917</text:p>
          </table:table-cell>
          <table:table-cell office:value-type="float" office:value="0.05520775" calcext:value-type="float">
            <text:p>0.05520775</text:p>
          </table:table-cell>
          <table:table-cell office:value-type="float" office:value="0.004759027" calcext:value-type="float">
            <text:p>0.004759027</text:p>
          </table:table-cell>
          <table:table-cell office:value-type="float" office:value="0.003631847" calcext:value-type="float">
            <text:p>0.003631847</text:p>
          </table:table-cell>
          <table:table-cell office:value-type="float" office:value="0" calcext:value-type="float">
            <text:p>0</text:p>
          </table:table-cell>
          <table:table-cell office:value-type="float" office:value="17.08684" calcext:value-type="float">
            <text:p>17.08684</text:p>
          </table:table-cell>
          <table:table-cell office:value-type="float" office:value="6.688848" calcext:value-type="float">
            <text:p>6.688848</text:p>
          </table:table-cell>
          <table:table-cell office:value-type="float" office:value="6.361249" calcext:value-type="float">
            <text:p>6.361249</text:p>
          </table:table-cell>
          <table:table-cell office:value-type="float" office:value="4.451215" calcext:value-type="float">
            <text:p>4.451215</text:p>
          </table:table-cell>
          <table:table-cell office:value-type="float" office:value="3.828713" calcext:value-type="float">
            <text:p>3.828713</text:p>
          </table:table-cell>
          <table:table-cell office:value-type="float" office:value="1.01679" calcext:value-type="float">
            <text:p>1.01679</text:p>
          </table:table-cell>
          <table:table-cell office:value-type="float" office:value="0.751601" calcext:value-type="float">
            <text:p>0.751601</text:p>
          </table:table-cell>
          <table:table-cell office:value-type="float" office:value="0.7265925" calcext:value-type="float">
            <text:p>0.7265925</text:p>
          </table:table-cell>
          <table:table-cell office:value-type="float" office:value="1.445613" calcext:value-type="float">
            <text:p>1.445613</text:p>
          </table:table-cell>
          <table:table-cell office:value-type="float" office:value="4.913518" calcext:value-type="float">
            <text:p>4.913518</text:p>
          </table:table-cell>
          <table:table-cell office:value-type="float" office:value="0.6860636" calcext:value-type="float">
            <text:p>0.6860636</text:p>
          </table:table-cell>
          <table:table-cell office:value-type="float" office:value="0.206791" calcext:value-type="float">
            <text:p>0.206791</text:p>
          </table:table-cell>
          <table:table-cell office:value-type="float" office:value="0.3752082" calcext:value-type="float">
            <text:p>0.3752082</text:p>
          </table:table-cell>
          <table:table-cell office:value-type="float" office:value="0.3779697" calcext:value-type="float">
            <text:p>0.3779697</text:p>
          </table:table-cell>
          <table:table-cell office:value-type="float" office:value="0" calcext:value-type="float">
            <text:p>0</text:p>
          </table:table-cell>
          <table:table-cell office:value-type="float" office:value="431.6878" calcext:value-type="float">
            <text:p>431.687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0283" calcext:value-type="float">
            <text:p>-0.010002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36.25153" calcext:value-type="float">
            <text:p>36.25153</text:p>
          </table:table-cell>
          <table:table-cell office:value-type="float" office:value="1073.9" calcext:value-type="float">
            <text:p>1073.9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36735" calcext:value-type="float">
            <text:p>0.2136735</text:p>
          </table:table-cell>
          <table:table-cell office:value-type="float" office:value="6.031591" calcext:value-type="float">
            <text:p>6.03159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7027" calcext:value-type="float">
            <text:p>-0.01267027</text:p>
          </table:table-cell>
          <table:table-cell office:value-type="float" office:value="-0.01898017" calcext:value-type="float">
            <text:p>-0.01898017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7619" calcext:value-type="float">
            <text:p>10.57619</text:p>
          </table:table-cell>
          <table:table-cell office:value-type="float" office:value="0.8151011" calcext:value-type="float">
            <text:p>0.8151011</text:p>
          </table:table-cell>
          <table:table-cell office:value-type="float" office:value="0.1626728" calcext:value-type="float">
            <text:p>0.1626728</text:p>
          </table:table-cell>
          <table:table-cell office:value-type="float" office:value="0.1635952" calcext:value-type="float">
            <text:p>0.1635952</text:p>
          </table:table-cell>
          <table:table-cell office:value-type="float" office:value="0.08229543" calcext:value-type="float">
            <text:p>0.08229543</text:p>
          </table:table-cell>
          <table:table-cell office:value-type="float" office:value="0.08523376" calcext:value-type="float">
            <text:p>0.08523376</text:p>
          </table:table-cell>
          <table:table-cell office:value-type="float" office:value="0.03426136" calcext:value-type="float">
            <text:p>0.03426136</text:p>
          </table:table-cell>
          <table:table-cell office:value-type="float" office:value="0.03791915" calcext:value-type="float">
            <text:p>0.03791915</text:p>
          </table:table-cell>
          <table:table-cell office:value-type="float" office:value="0.03500514" calcext:value-type="float">
            <text:p>0.03500514</text:p>
          </table:table-cell>
          <table:table-cell office:value-type="float" office:value="0.02060212" calcext:value-type="float">
            <text:p>0.02060212</text:p>
          </table:table-cell>
          <table:table-cell office:value-type="float" office:value="0.02027236" calcext:value-type="float">
            <text:p>0.02027236</text:p>
          </table:table-cell>
          <table:table-cell office:value-type="float" office:value="0.02147444" calcext:value-type="float">
            <text:p>0.02147444</text:p>
          </table:table-cell>
          <table:table-cell office:value-type="float" office:value="0.05523222" calcext:value-type="float">
            <text:p>0.05523222</text:p>
          </table:table-cell>
          <table:table-cell office:value-type="float" office:value="0.004759409" calcext:value-type="float">
            <text:p>0.004759409</text:p>
          </table:table-cell>
          <table:table-cell office:value-type="float" office:value="0.003630966" calcext:value-type="float">
            <text:p>0.003630966</text:p>
          </table:table-cell>
          <table:table-cell office:value-type="float" office:value="0" calcext:value-type="float">
            <text:p>0</text:p>
          </table:table-cell>
          <table:table-cell office:value-type="float" office:value="17.25632" calcext:value-type="float">
            <text:p>17.25632</text:p>
          </table:table-cell>
          <table:table-cell office:value-type="float" office:value="6.703291" calcext:value-type="float">
            <text:p>6.703291</text:p>
          </table:table-cell>
          <table:table-cell office:value-type="float" office:value="6.360072" calcext:value-type="float">
            <text:p>6.360072</text:p>
          </table:table-cell>
          <table:table-cell office:value-type="float" office:value="4.483242" calcext:value-type="float">
            <text:p>4.483242</text:p>
          </table:table-cell>
          <table:table-cell office:value-type="float" office:value="3.823494" calcext:value-type="float">
            <text:p>3.823494</text:p>
          </table:table-cell>
          <table:table-cell office:value-type="float" office:value="1.024002" calcext:value-type="float">
            <text:p>1.024002</text:p>
          </table:table-cell>
          <table:table-cell office:value-type="float" office:value="0.7563066" calcext:value-type="float">
            <text:p>0.7563066</text:p>
          </table:table-cell>
          <table:table-cell office:value-type="float" office:value="0.7282998" calcext:value-type="float">
            <text:p>0.7282998</text:p>
          </table:table-cell>
          <table:table-cell office:value-type="float" office:value="1.449978" calcext:value-type="float">
            <text:p>1.449978</text:p>
          </table:table-cell>
          <table:table-cell office:value-type="float" office:value="4.913908" calcext:value-type="float">
            <text:p>4.913908</text:p>
          </table:table-cell>
          <table:table-cell office:value-type="float" office:value="0.6863192" calcext:value-type="float">
            <text:p>0.6863192</text:p>
          </table:table-cell>
          <table:table-cell office:value-type="float" office:value="0.209585" calcext:value-type="float">
            <text:p>0.209585</text:p>
          </table:table-cell>
          <table:table-cell office:value-type="float" office:value="0.3748525" calcext:value-type="float">
            <text:p>0.3748525</text:p>
          </table:table-cell>
          <table:table-cell office:value-type="float" office:value="0.3780017" calcext:value-type="float">
            <text:p>0.3780017</text:p>
          </table:table-cell>
          <table:table-cell office:value-type="float" office:value="0" calcext:value-type="float">
            <text:p>0</text:p>
          </table:table-cell>
          <table:table-cell office:value-type="float" office:value="435.2881" calcext:value-type="float">
            <text:p>435.288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1023" calcext:value-type="float">
            <text:p>-0.010010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36.24308" calcext:value-type="float">
            <text:p>36.24308</text:p>
          </table:table-cell>
          <table:table-cell office:value-type="float" office:value="1073.898" calcext:value-type="float">
            <text:p>1073.89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44309" calcext:value-type="float">
            <text:p>0.2144309</text:p>
          </table:table-cell>
          <table:table-cell office:value-type="float" office:value="6.040912" calcext:value-type="float">
            <text:p>6.04091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8227" calcext:value-type="float">
            <text:p>-0.01268227</text:p>
          </table:table-cell>
          <table:table-cell office:value-type="float" office:value="-0.0189494" calcext:value-type="float">
            <text:p>-0.0189494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8188" calcext:value-type="float">
            <text:p>10.58188</text:p>
          </table:table-cell>
          <table:table-cell office:value-type="float" office:value="0.8189452" calcext:value-type="float">
            <text:p>0.8189452</text:p>
          </table:table-cell>
          <table:table-cell office:value-type="float" office:value="0.1691462" calcext:value-type="float">
            <text:p>0.1691462</text:p>
          </table:table-cell>
          <table:table-cell office:value-type="float" office:value="0.1665147" calcext:value-type="float">
            <text:p>0.1665147</text:p>
          </table:table-cell>
          <table:table-cell office:value-type="float" office:value="0.08333366" calcext:value-type="float">
            <text:p>0.08333366</text:p>
          </table:table-cell>
          <table:table-cell office:value-type="float" office:value="0.08610607" calcext:value-type="float">
            <text:p>0.08610607</text:p>
          </table:table-cell>
          <table:table-cell office:value-type="float" office:value="0.03452152" calcext:value-type="float">
            <text:p>0.03452152</text:p>
          </table:table-cell>
          <table:table-cell office:value-type="float" office:value="0.03804125" calcext:value-type="float">
            <text:p>0.03804125</text:p>
          </table:table-cell>
          <table:table-cell office:value-type="float" office:value="0.03512489" calcext:value-type="float">
            <text:p>0.03512489</text:p>
          </table:table-cell>
          <table:table-cell office:value-type="float" office:value="0.02066012" calcext:value-type="float">
            <text:p>0.02066012</text:p>
          </table:table-cell>
          <table:table-cell office:value-type="float" office:value="0.02030965" calcext:value-type="float">
            <text:p>0.02030965</text:p>
          </table:table-cell>
          <table:table-cell office:value-type="float" office:value="0.02151947" calcext:value-type="float">
            <text:p>0.02151947</text:p>
          </table:table-cell>
          <table:table-cell office:value-type="float" office:value="0.0552425" calcext:value-type="float">
            <text:p>0.0552425</text:p>
          </table:table-cell>
          <table:table-cell office:value-type="float" office:value="0.004759384" calcext:value-type="float">
            <text:p>0.004759384</text:p>
          </table:table-cell>
          <table:table-cell office:value-type="float" office:value="0.003628455" calcext:value-type="float">
            <text:p>0.003628455</text:p>
          </table:table-cell>
          <table:table-cell office:value-type="float" office:value="0" calcext:value-type="float">
            <text:p>0</text:p>
          </table:table-cell>
          <table:table-cell office:value-type="float" office:value="17.93235" calcext:value-type="float">
            <text:p>17.93235</text:p>
          </table:table-cell>
          <table:table-cell office:value-type="float" office:value="6.712396" calcext:value-type="float">
            <text:p>6.712396</text:p>
          </table:table-cell>
          <table:table-cell office:value-type="float" office:value="6.375858" calcext:value-type="float">
            <text:p>6.375858</text:p>
          </table:table-cell>
          <table:table-cell office:value-type="float" office:value="4.48469" calcext:value-type="float">
            <text:p>4.48469</text:p>
          </table:table-cell>
          <table:table-cell office:value-type="float" office:value="3.813814" calcext:value-type="float">
            <text:p>3.813814</text:p>
          </table:table-cell>
          <table:table-cell office:value-type="float" office:value="1.030818" calcext:value-type="float">
            <text:p>1.030818</text:p>
          </table:table-cell>
          <table:table-cell office:value-type="float" office:value="0.760873" calcext:value-type="float">
            <text:p>0.760873</text:p>
          </table:table-cell>
          <table:table-cell office:value-type="float" office:value="0.7299808" calcext:value-type="float">
            <text:p>0.7299808</text:p>
          </table:table-cell>
          <table:table-cell office:value-type="float" office:value="1.454581" calcext:value-type="float">
            <text:p>1.454581</text:p>
          </table:table-cell>
          <table:table-cell office:value-type="float" office:value="4.914017" calcext:value-type="float">
            <text:p>4.914017</text:p>
          </table:table-cell>
          <table:table-cell office:value-type="float" office:value="0.6865715" calcext:value-type="float">
            <text:p>0.6865715</text:p>
          </table:table-cell>
          <table:table-cell office:value-type="float" office:value="0.2123339" calcext:value-type="float">
            <text:p>0.2123339</text:p>
          </table:table-cell>
          <table:table-cell office:value-type="float" office:value="0.3743318" calcext:value-type="float">
            <text:p>0.3743318</text:p>
          </table:table-cell>
          <table:table-cell office:value-type="float" office:value="0.3780001" calcext:value-type="float">
            <text:p>0.3780001</text:p>
          </table:table-cell>
          <table:table-cell office:value-type="float" office:value="0" calcext:value-type="float">
            <text:p>0</text:p>
          </table:table-cell>
          <table:table-cell office:value-type="float" office:value="435.5922" calcext:value-type="float">
            <text:p>435.592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1684" calcext:value-type="float">
            <text:p>-0.010016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36.23349" calcext:value-type="float">
            <text:p>36.23349</text:p>
          </table:table-cell>
          <table:table-cell office:value-type="float" office:value="1073.897" calcext:value-type="float">
            <text:p>1073.89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54912" calcext:value-type="float">
            <text:p>0.2154912</text:p>
          </table:table-cell>
          <table:table-cell office:value-type="float" office:value="6.05088" calcext:value-type="float">
            <text:p>6.0508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69557" calcext:value-type="float">
            <text:p>-0.01269557</text:p>
          </table:table-cell>
          <table:table-cell office:value-type="float" office:value="-0.01891889" calcext:value-type="float">
            <text:p>-0.01891889</text:p>
          </table:table-cell>
          <table:table-cell office:value-type="float" office:value="0.001667353" calcext:value-type="float">
            <text:p>0.001667353</text:p>
          </table:table-cell>
          <table:table-cell office:value-type="float" office:value="10.58659" calcext:value-type="float">
            <text:p>10.58659</text:p>
          </table:table-cell>
          <table:table-cell office:value-type="float" office:value="0.8259495" calcext:value-type="float">
            <text:p>0.8259495</text:p>
          </table:table-cell>
          <table:table-cell office:value-type="float" office:value="0.1720203" calcext:value-type="float">
            <text:p>0.1720203</text:p>
          </table:table-cell>
          <table:table-cell office:value-type="float" office:value="0.1678243" calcext:value-type="float">
            <text:p>0.1678243</text:p>
          </table:table-cell>
          <table:table-cell office:value-type="float" office:value="0.08429457" calcext:value-type="float">
            <text:p>0.08429457</text:p>
          </table:table-cell>
          <table:table-cell office:value-type="float" office:value="0.0869469" calcext:value-type="float">
            <text:p>0.0869469</text:p>
          </table:table-cell>
          <table:table-cell office:value-type="float" office:value="0.03479698" calcext:value-type="float">
            <text:p>0.03479698</text:p>
          </table:table-cell>
          <table:table-cell office:value-type="float" office:value="0.03819435" calcext:value-type="float">
            <text:p>0.03819435</text:p>
          </table:table-cell>
          <table:table-cell office:value-type="float" office:value="0.03524953" calcext:value-type="float">
            <text:p>0.03524953</text:p>
          </table:table-cell>
          <table:table-cell office:value-type="float" office:value="0.0207188" calcext:value-type="float">
            <text:p>0.0207188</text:p>
          </table:table-cell>
          <table:table-cell office:value-type="float" office:value="0.02034786" calcext:value-type="float">
            <text:p>0.02034786</text:p>
          </table:table-cell>
          <table:table-cell office:value-type="float" office:value="0.02156415" calcext:value-type="float">
            <text:p>0.02156415</text:p>
          </table:table-cell>
          <table:table-cell office:value-type="float" office:value="0.05523971" calcext:value-type="float">
            <text:p>0.05523971</text:p>
          </table:table-cell>
          <table:table-cell office:value-type="float" office:value="0.004759862" calcext:value-type="float">
            <text:p>0.004759862</text:p>
          </table:table-cell>
          <table:table-cell office:value-type="float" office:value="0.003628333" calcext:value-type="float">
            <text:p>0.003628333</text:p>
          </table:table-cell>
          <table:table-cell office:value-type="float" office:value="0" calcext:value-type="float">
            <text:p>0</text:p>
          </table:table-cell>
          <table:table-cell office:value-type="float" office:value="18.55433" calcext:value-type="float">
            <text:p>18.55433</text:p>
          </table:table-cell>
          <table:table-cell office:value-type="float" office:value="6.726978" calcext:value-type="float">
            <text:p>6.726978</text:p>
          </table:table-cell>
          <table:table-cell office:value-type="float" office:value="6.386128" calcext:value-type="float">
            <text:p>6.386128</text:p>
          </table:table-cell>
          <table:table-cell office:value-type="float" office:value="4.495636" calcext:value-type="float">
            <text:p>4.495636</text:p>
          </table:table-cell>
          <table:table-cell office:value-type="float" office:value="3.797506" calcext:value-type="float">
            <text:p>3.797506</text:p>
          </table:table-cell>
          <table:table-cell office:value-type="float" office:value="1.036953" calcext:value-type="float">
            <text:p>1.036953</text:p>
          </table:table-cell>
          <table:table-cell office:value-type="float" office:value="0.7649612" calcext:value-type="float">
            <text:p>0.7649612</text:p>
          </table:table-cell>
          <table:table-cell office:value-type="float" office:value="0.7315423" calcext:value-type="float">
            <text:p>0.7315423</text:p>
          </table:table-cell>
          <table:table-cell office:value-type="float" office:value="1.459098" calcext:value-type="float">
            <text:p>1.459098</text:p>
          </table:table-cell>
          <table:table-cell office:value-type="float" office:value="4.914099" calcext:value-type="float">
            <text:p>4.914099</text:p>
          </table:table-cell>
          <table:table-cell office:value-type="float" office:value="0.6868203" calcext:value-type="float">
            <text:p>0.6868203</text:p>
          </table:table-cell>
          <table:table-cell office:value-type="float" office:value="0.2150382" calcext:value-type="float">
            <text:p>0.2150382</text:p>
          </table:table-cell>
          <table:table-cell office:value-type="float" office:value="0.3740516" calcext:value-type="float">
            <text:p>0.3740516</text:p>
          </table:table-cell>
          <table:table-cell office:value-type="float" office:value="0.3780704" calcext:value-type="float">
            <text:p>0.3780704</text:p>
          </table:table-cell>
          <table:table-cell office:value-type="float" office:value="0" calcext:value-type="float">
            <text:p>0</text:p>
          </table:table-cell>
          <table:table-cell office:value-type="float" office:value="438.1999" calcext:value-type="float">
            <text:p>438.199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232" calcext:value-type="float">
            <text:p>-0.01002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36.21961" calcext:value-type="float">
            <text:p>36.21961</text:p>
          </table:table-cell>
          <table:table-cell office:value-type="float" office:value="1073.895" calcext:value-type="float">
            <text:p>1073.89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64316" calcext:value-type="float">
            <text:p>0.2164316</text:p>
          </table:table-cell>
          <table:table-cell office:value-type="float" office:value="6.064401" calcext:value-type="float">
            <text:p>6.06440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73142" calcext:value-type="float">
            <text:p>-0.01273142</text:p>
          </table:table-cell>
          <table:table-cell office:value-type="float" office:value="-0.01888906" calcext:value-type="float">
            <text:p>-0.01888906</text:p>
          </table:table-cell>
          <table:table-cell office:value-type="float" office:value="0.001667354" calcext:value-type="float">
            <text:p>0.001667354</text:p>
          </table:table-cell>
          <table:table-cell office:value-type="float" office:value="10.59819" calcext:value-type="float">
            <text:p>10.59819</text:p>
          </table:table-cell>
          <table:table-cell office:value-type="float" office:value="0.7751349" calcext:value-type="float">
            <text:p>0.7751349</text:p>
          </table:table-cell>
          <table:table-cell office:value-type="float" office:value="0.1674175" calcext:value-type="float">
            <text:p>0.1674175</text:p>
          </table:table-cell>
          <table:table-cell office:value-type="float" office:value="0.1678912" calcext:value-type="float">
            <text:p>0.1678912</text:p>
          </table:table-cell>
          <table:table-cell office:value-type="float" office:value="0.08389058" calcext:value-type="float">
            <text:p>0.08389058</text:p>
          </table:table-cell>
          <table:table-cell office:value-type="float" office:value="0.08646628" calcext:value-type="float">
            <text:p>0.08646628</text:p>
          </table:table-cell>
          <table:table-cell office:value-type="float" office:value="0.03494037" calcext:value-type="float">
            <text:p>0.03494037</text:p>
          </table:table-cell>
          <table:table-cell office:value-type="float" office:value="0.03827565" calcext:value-type="float">
            <text:p>0.03827565</text:p>
          </table:table-cell>
          <table:table-cell office:value-type="float" office:value="0.03537174" calcext:value-type="float">
            <text:p>0.03537174</text:p>
          </table:table-cell>
          <table:table-cell office:value-type="float" office:value="0.02077848" calcext:value-type="float">
            <text:p>0.02077848</text:p>
          </table:table-cell>
          <table:table-cell office:value-type="float" office:value="0.02038691" calcext:value-type="float">
            <text:p>0.02038691</text:p>
          </table:table-cell>
          <table:table-cell office:value-type="float" office:value="0.02160848" calcext:value-type="float">
            <text:p>0.02160848</text:p>
          </table:table-cell>
          <table:table-cell office:value-type="float" office:value="0.05522476" calcext:value-type="float">
            <text:p>0.05522476</text:p>
          </table:table-cell>
          <table:table-cell office:value-type="float" office:value="0.004760638" calcext:value-type="float">
            <text:p>0.004760638</text:p>
          </table:table-cell>
          <table:table-cell office:value-type="float" office:value="0.00362868" calcext:value-type="float">
            <text:p>0.00362868</text:p>
          </table:table-cell>
          <table:table-cell office:value-type="float" office:value="0" calcext:value-type="float">
            <text:p>0</text:p>
          </table:table-cell>
          <table:table-cell office:value-type="float" office:value="18.20506" calcext:value-type="float">
            <text:p>18.20506</text:p>
          </table:table-cell>
          <table:table-cell office:value-type="float" office:value="6.785989" calcext:value-type="float">
            <text:p>6.785989</text:p>
          </table:table-cell>
          <table:table-cell office:value-type="float" office:value="6.402806" calcext:value-type="float">
            <text:p>6.402806</text:p>
          </table:table-cell>
          <table:table-cell office:value-type="float" office:value="4.522761" calcext:value-type="float">
            <text:p>4.522761</text:p>
          </table:table-cell>
          <table:table-cell office:value-type="float" office:value="3.786269" calcext:value-type="float">
            <text:p>3.786269</text:p>
          </table:table-cell>
          <table:table-cell office:value-type="float" office:value="1.043311" calcext:value-type="float">
            <text:p>1.043311</text:p>
          </table:table-cell>
          <table:table-cell office:value-type="float" office:value="0.7690894" calcext:value-type="float">
            <text:p>0.7690894</text:p>
          </table:table-cell>
          <table:table-cell office:value-type="float" office:value="0.7330179" calcext:value-type="float">
            <text:p>0.7330179</text:p>
          </table:table-cell>
          <table:table-cell office:value-type="float" office:value="1.463523" calcext:value-type="float">
            <text:p>1.463523</text:p>
          </table:table-cell>
          <table:table-cell office:value-type="float" office:value="4.914138" calcext:value-type="float">
            <text:p>4.914138</text:p>
          </table:table-cell>
          <table:table-cell office:value-type="float" office:value="0.6870653" calcext:value-type="float">
            <text:p>0.6870653</text:p>
          </table:table-cell>
          <table:table-cell office:value-type="float" office:value="0.2177112" calcext:value-type="float">
            <text:p>0.2177112</text:p>
          </table:table-cell>
          <table:table-cell office:value-type="float" office:value="0.3738954" calcext:value-type="float">
            <text:p>0.3738954</text:p>
          </table:table-cell>
          <table:table-cell office:value-type="float" office:value="0.378091" calcext:value-type="float">
            <text:p>0.378091</text:p>
          </table:table-cell>
          <table:table-cell office:value-type="float" office:value="0" calcext:value-type="float">
            <text:p>0</text:p>
          </table:table-cell>
          <table:table-cell office:value-type="float" office:value="445.2566" calcext:value-type="float">
            <text:p>445.256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3034" calcext:value-type="float">
            <text:p>-0.010030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36.20135" calcext:value-type="float">
            <text:p>36.20135</text:p>
          </table:table-cell>
          <table:table-cell office:value-type="float" office:value="1073.895" calcext:value-type="float">
            <text:p>1073.89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66768" calcext:value-type="float">
            <text:p>0.2166768</text:p>
          </table:table-cell>
          <table:table-cell office:value-type="float" office:value="6.082568" calcext:value-type="float">
            <text:p>6.08256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79" calcext:value-type="float">
            <text:p>0.003159079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846" calcext:value-type="float">
            <text:p>5.217846</text:p>
          </table:table-cell>
          <table:table-cell office:value-type="float" office:value="-0.01279223" calcext:value-type="float">
            <text:p>-0.01279223</text:p>
          </table:table-cell>
          <table:table-cell office:value-type="float" office:value="-0.01885905" calcext:value-type="float">
            <text:p>-0.01885905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6238" calcext:value-type="float">
            <text:p>10.6238</text:p>
          </table:table-cell>
          <table:table-cell office:value-type="float" office:value="0.7508604" calcext:value-type="float">
            <text:p>0.7508604</text:p>
          </table:table-cell>
          <table:table-cell office:value-type="float" office:value="0.1600475" calcext:value-type="float">
            <text:p>0.1600475</text:p>
          </table:table-cell>
          <table:table-cell office:value-type="float" office:value="0.1615199" calcext:value-type="float">
            <text:p>0.1615199</text:p>
          </table:table-cell>
          <table:table-cell office:value-type="float" office:value="0.08080472" calcext:value-type="float">
            <text:p>0.08080472</text:p>
          </table:table-cell>
          <table:table-cell office:value-type="float" office:value="0.08330473" calcext:value-type="float">
            <text:p>0.08330473</text:p>
          </table:table-cell>
          <table:table-cell office:value-type="float" office:value="0.03471223" calcext:value-type="float">
            <text:p>0.03471223</text:p>
          </table:table-cell>
          <table:table-cell office:value-type="float" office:value="0.03811351" calcext:value-type="float">
            <text:p>0.03811351</text:p>
          </table:table-cell>
          <table:table-cell office:value-type="float" office:value="0.0354747" calcext:value-type="float">
            <text:p>0.0354747</text:p>
          </table:table-cell>
          <table:table-cell office:value-type="float" office:value="0.02083661" calcext:value-type="float">
            <text:p>0.02083661</text:p>
          </table:table-cell>
          <table:table-cell office:value-type="float" office:value="0.02042651" calcext:value-type="float">
            <text:p>0.02042651</text:p>
          </table:table-cell>
          <table:table-cell office:value-type="float" office:value="0.02165242" calcext:value-type="float">
            <text:p>0.02165242</text:p>
          </table:table-cell>
          <table:table-cell office:value-type="float" office:value="0.05519865" calcext:value-type="float">
            <text:p>0.05519865</text:p>
          </table:table-cell>
          <table:table-cell office:value-type="float" office:value="0.004761193" calcext:value-type="float">
            <text:p>0.004761193</text:p>
          </table:table-cell>
          <table:table-cell office:value-type="float" office:value="0.003627787" calcext:value-type="float">
            <text:p>0.003627787</text:p>
          </table:table-cell>
          <table:table-cell office:value-type="float" office:value="0" calcext:value-type="float">
            <text:p>0</text:p>
          </table:table-cell>
          <table:table-cell office:value-type="float" office:value="18.47816" calcext:value-type="float">
            <text:p>18.47816</text:p>
          </table:table-cell>
          <table:table-cell office:value-type="float" office:value="6.874566" calcext:value-type="float">
            <text:p>6.874566</text:p>
          </table:table-cell>
          <table:table-cell office:value-type="float" office:value="6.442805" calcext:value-type="float">
            <text:p>6.442805</text:p>
          </table:table-cell>
          <table:table-cell office:value-type="float" office:value="4.57328" calcext:value-type="float">
            <text:p>4.57328</text:p>
          </table:table-cell>
          <table:table-cell office:value-type="float" office:value="3.799441" calcext:value-type="float">
            <text:p>3.799441</text:p>
          </table:table-cell>
          <table:table-cell office:value-type="float" office:value="1.051574" calcext:value-type="float">
            <text:p>1.051574</text:p>
          </table:table-cell>
          <table:table-cell office:value-type="float" office:value="0.7742122" calcext:value-type="float">
            <text:p>0.7742122</text:p>
          </table:table-cell>
          <table:table-cell office:value-type="float" office:value="0.7345674" calcext:value-type="float">
            <text:p>0.7345674</text:p>
          </table:table-cell>
          <table:table-cell office:value-type="float" office:value="1.467881" calcext:value-type="float">
            <text:p>1.467881</text:p>
          </table:table-cell>
          <table:table-cell office:value-type="float" office:value="4.914156" calcext:value-type="float">
            <text:p>4.914156</text:p>
          </table:table-cell>
          <table:table-cell office:value-type="float" office:value="0.6873071" calcext:value-type="float">
            <text:p>0.6873071</text:p>
          </table:table-cell>
          <table:table-cell office:value-type="float" office:value="0.2203496" calcext:value-type="float">
            <text:p>0.2203496</text:p>
          </table:table-cell>
          <table:table-cell office:value-type="float" office:value="0.3735935" calcext:value-type="float">
            <text:p>0.3735935</text:p>
          </table:table-cell>
          <table:table-cell office:value-type="float" office:value="0.3781015" calcext:value-type="float">
            <text:p>0.3781015</text:p>
          </table:table-cell>
          <table:table-cell office:value-type="float" office:value="0" calcext:value-type="float">
            <text:p>0</text:p>
          </table:table-cell>
          <table:table-cell office:value-type="float" office:value="451.3053" calcext:value-type="float">
            <text:p>451.305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3936" calcext:value-type="float">
            <text:p>-0.010039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36.17979" calcext:value-type="float">
            <text:p>36.17979</text:p>
          </table:table-cell>
          <table:table-cell office:value-type="float" office:value="1073.895" calcext:value-type="float">
            <text:p>1073.89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55786" calcext:value-type="float">
            <text:p>0.2155786</text:p>
          </table:table-cell>
          <table:table-cell office:value-type="float" office:value="6.105113" calcext:value-type="float">
            <text:p>6.10511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728" calcext:value-type="float">
            <text:p>5.21728</text:p>
          </table:table-cell>
          <table:table-cell office:value-type="float" office:value="-0.01289654" calcext:value-type="float">
            <text:p>-0.01289654</text:p>
          </table:table-cell>
          <table:table-cell office:value-type="float" office:value="-0.01883827" calcext:value-type="float">
            <text:p>-0.01883827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67713" calcext:value-type="float">
            <text:p>10.67713</text:p>
          </table:table-cell>
          <table:table-cell office:value-type="float" office:value="0.6254417" calcext:value-type="float">
            <text:p>0.6254417</text:p>
          </table:table-cell>
          <table:table-cell office:value-type="float" office:value="0.1528563" calcext:value-type="float">
            <text:p>0.1528563</text:p>
          </table:table-cell>
          <table:table-cell office:value-type="float" office:value="0.1550885" calcext:value-type="float">
            <text:p>0.1550885</text:p>
          </table:table-cell>
          <table:table-cell office:value-type="float" office:value="0.07712547" calcext:value-type="float">
            <text:p>0.07712547</text:p>
          </table:table-cell>
          <table:table-cell office:value-type="float" office:value="0.07940591" calcext:value-type="float">
            <text:p>0.07940591</text:p>
          </table:table-cell>
          <table:table-cell office:value-type="float" office:value="0.0341558" calcext:value-type="float">
            <text:p>0.0341558</text:p>
          </table:table-cell>
          <table:table-cell office:value-type="float" office:value="0.03766635" calcext:value-type="float">
            <text:p>0.03766635</text:p>
          </table:table-cell>
          <table:table-cell office:value-type="float" office:value="0.03554161" calcext:value-type="float">
            <text:p>0.03554161</text:p>
          </table:table-cell>
          <table:table-cell office:value-type="float" office:value="0.02088853" calcext:value-type="float">
            <text:p>0.02088853</text:p>
          </table:table-cell>
          <table:table-cell office:value-type="float" office:value="0.02046597" calcext:value-type="float">
            <text:p>0.02046597</text:p>
          </table:table-cell>
          <table:table-cell office:value-type="float" office:value="0.02169618" calcext:value-type="float">
            <text:p>0.02169618</text:p>
          </table:table-cell>
          <table:table-cell office:value-type="float" office:value="0.05516193" calcext:value-type="float">
            <text:p>0.05516193</text:p>
          </table:table-cell>
          <table:table-cell office:value-type="float" office:value="0.004776039" calcext:value-type="float">
            <text:p>0.004776039</text:p>
          </table:table-cell>
          <table:table-cell office:value-type="float" office:value="0.003613408" calcext:value-type="float">
            <text:p>0.003613408</text:p>
          </table:table-cell>
          <table:table-cell office:value-type="float" office:value="0" calcext:value-type="float">
            <text:p>0</text:p>
          </table:table-cell>
          <table:table-cell office:value-type="float" office:value="18.69568" calcext:value-type="float">
            <text:p>18.69568</text:p>
          </table:table-cell>
          <table:table-cell office:value-type="float" office:value="7.339364" calcext:value-type="float">
            <text:p>7.339364</text:p>
          </table:table-cell>
          <table:table-cell office:value-type="float" office:value="6.505563" calcext:value-type="float">
            <text:p>6.505563</text:p>
          </table:table-cell>
          <table:table-cell office:value-type="float" office:value="4.618647" calcext:value-type="float">
            <text:p>4.618647</text:p>
          </table:table-cell>
          <table:table-cell office:value-type="float" office:value="3.824472" calcext:value-type="float">
            <text:p>3.824472</text:p>
          </table:table-cell>
          <table:table-cell office:value-type="float" office:value="1.062229" calcext:value-type="float">
            <text:p>1.062229</text:p>
          </table:table-cell>
          <table:table-cell office:value-type="float" office:value="0.7809309" calcext:value-type="float">
            <text:p>0.7809309</text:p>
          </table:table-cell>
          <table:table-cell office:value-type="float" office:value="0.736405" calcext:value-type="float">
            <text:p>0.736405</text:p>
          </table:table-cell>
          <table:table-cell office:value-type="float" office:value="1.472225" calcext:value-type="float">
            <text:p>1.472225</text:p>
          </table:table-cell>
          <table:table-cell office:value-type="float" office:value="4.914154" calcext:value-type="float">
            <text:p>4.914154</text:p>
          </table:table-cell>
          <table:table-cell office:value-type="float" office:value="0.6875508" calcext:value-type="float">
            <text:p>0.6875508</text:p>
          </table:table-cell>
          <table:table-cell office:value-type="float" office:value="0.2232879" calcext:value-type="float">
            <text:p>0.2232879</text:p>
          </table:table-cell>
          <table:table-cell office:value-type="float" office:value="0.3806236" calcext:value-type="float">
            <text:p>0.3806236</text:p>
          </table:table-cell>
          <table:table-cell office:value-type="float" office:value="0.3714307" calcext:value-type="float">
            <text:p>0.3714307</text:p>
          </table:table-cell>
          <table:table-cell office:value-type="float" office:value="0" calcext:value-type="float">
            <text:p>0</text:p>
          </table:table-cell>
          <table:table-cell office:value-type="float" office:value="456.9719" calcext:value-type="float">
            <text:p>456.971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4984" calcext:value-type="float">
            <text:p>-0.010049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36.16365" calcext:value-type="float">
            <text:p>36.16365</text:p>
          </table:table-cell>
          <table:table-cell office:value-type="float" office:value="1073.895" calcext:value-type="float">
            <text:p>1073.89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53814" calcext:value-type="float">
            <text:p>0.2153814</text:p>
          </table:table-cell>
          <table:table-cell office:value-type="float" office:value="6.12219" calcext:value-type="float">
            <text:p>6.1221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6437" calcext:value-type="float">
            <text:p>5.216437</text:p>
          </table:table-cell>
          <table:table-cell office:value-type="float" office:value="-0.01294575" calcext:value-type="float">
            <text:p>-0.01294575</text:p>
          </table:table-cell>
          <table:table-cell office:value-type="float" office:value="-0.01881413" calcext:value-type="float">
            <text:p>-0.01881413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70488" calcext:value-type="float">
            <text:p>10.70488</text:p>
          </table:table-cell>
          <table:table-cell office:value-type="float" office:value="0.5513543" calcext:value-type="float">
            <text:p>0.5513543</text:p>
          </table:table-cell>
          <table:table-cell office:value-type="float" office:value="0.1526671" calcext:value-type="float">
            <text:p>0.1526671</text:p>
          </table:table-cell>
          <table:table-cell office:value-type="float" office:value="0.1559247" calcext:value-type="float">
            <text:p>0.1559247</text:p>
          </table:table-cell>
          <table:table-cell office:value-type="float" office:value="0.07603111" calcext:value-type="float">
            <text:p>0.07603111</text:p>
          </table:table-cell>
          <table:table-cell office:value-type="float" office:value="0.07793824" calcext:value-type="float">
            <text:p>0.07793824</text:p>
          </table:table-cell>
          <table:table-cell office:value-type="float" office:value="0.03379022" calcext:value-type="float">
            <text:p>0.03379022</text:p>
          </table:table-cell>
          <table:table-cell office:value-type="float" office:value="0.03723438" calcext:value-type="float">
            <text:p>0.03723438</text:p>
          </table:table-cell>
          <table:table-cell office:value-type="float" office:value="0.03558217" calcext:value-type="float">
            <text:p>0.03558217</text:p>
          </table:table-cell>
          <table:table-cell office:value-type="float" office:value="0.02093196" calcext:value-type="float">
            <text:p>0.02093196</text:p>
          </table:table-cell>
          <table:table-cell office:value-type="float" office:value="0.02050431" calcext:value-type="float">
            <text:p>0.02050431</text:p>
          </table:table-cell>
          <table:table-cell office:value-type="float" office:value="0.02174024" calcext:value-type="float">
            <text:p>0.02174024</text:p>
          </table:table-cell>
          <table:table-cell office:value-type="float" office:value="0.05511757" calcext:value-type="float">
            <text:p>0.05511757</text:p>
          </table:table-cell>
          <table:table-cell office:value-type="float" office:value="0.00477218" calcext:value-type="float">
            <text:p>0.00477218</text:p>
          </table:table-cell>
          <table:table-cell office:value-type="float" office:value="0.003617744" calcext:value-type="float">
            <text:p>0.003617744</text:p>
          </table:table-cell>
          <table:table-cell office:value-type="float" office:value="0" calcext:value-type="float">
            <text:p>0</text:p>
          </table:table-cell>
          <table:table-cell office:value-type="float" office:value="18.06427" calcext:value-type="float">
            <text:p>18.06427</text:p>
          </table:table-cell>
          <table:table-cell office:value-type="float" office:value="7.67496" calcext:value-type="float">
            <text:p>7.67496</text:p>
          </table:table-cell>
          <table:table-cell office:value-type="float" office:value="6.53746" calcext:value-type="float">
            <text:p>6.53746</text:p>
          </table:table-cell>
          <table:table-cell office:value-type="float" office:value="4.650549" calcext:value-type="float">
            <text:p>4.650549</text:p>
          </table:table-cell>
          <table:table-cell office:value-type="float" office:value="3.843573" calcext:value-type="float">
            <text:p>3.843573</text:p>
          </table:table-cell>
          <table:table-cell office:value-type="float" office:value="1.072774" calcext:value-type="float">
            <text:p>1.072774</text:p>
          </table:table-cell>
          <table:table-cell office:value-type="float" office:value="0.7880886" calcext:value-type="float">
            <text:p>0.7880886</text:p>
          </table:table-cell>
          <table:table-cell office:value-type="float" office:value="0.7384722" calcext:value-type="float">
            <text:p>0.7384722</text:p>
          </table:table-cell>
          <table:table-cell office:value-type="float" office:value="1.476596" calcext:value-type="float">
            <text:p>1.476596</text:p>
          </table:table-cell>
          <table:table-cell office:value-type="float" office:value="4.91413" calcext:value-type="float">
            <text:p>4.91413</text:p>
          </table:table-cell>
          <table:table-cell office:value-type="float" office:value="0.6878109" calcext:value-type="float">
            <text:p>0.6878109</text:p>
          </table:table-cell>
          <table:table-cell office:value-type="float" office:value="0.2262075" calcext:value-type="float">
            <text:p>0.2262075</text:p>
          </table:table-cell>
          <table:table-cell office:value-type="float" office:value="0.3778026" calcext:value-type="float">
            <text:p>0.3778026</text:p>
          </table:table-cell>
          <table:table-cell office:value-type="float" office:value="0.3750447" calcext:value-type="float">
            <text:p>0.3750447</text:p>
          </table:table-cell>
          <table:table-cell office:value-type="float" office:value="0" calcext:value-type="float">
            <text:p>0</text:p>
          </table:table-cell>
          <table:table-cell office:value-type="float" office:value="460.1259" calcext:value-type="float">
            <text:p>460.125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5862" calcext:value-type="float">
            <text:p>-0.010058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36.1421" calcext:value-type="float">
            <text:p>36.1421</text:p>
          </table:table-cell>
          <table:table-cell office:value-type="float" office:value="1073.895" calcext:value-type="float">
            <text:p>1073.89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58939" calcext:value-type="float">
            <text:p>0.2158939</text:p>
          </table:table-cell>
          <table:table-cell office:value-type="float" office:value="6.142499" calcext:value-type="float">
            <text:p>6.14249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04846" calcext:value-type="float">
            <text:p>-0.01304846</text:p>
          </table:table-cell>
          <table:table-cell office:value-type="float" office:value="-0.01878791" calcext:value-type="float">
            <text:p>-0.01878791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75193" calcext:value-type="float">
            <text:p>10.75193</text:p>
          </table:table-cell>
          <table:table-cell office:value-type="float" office:value="0.4280538" calcext:value-type="float">
            <text:p>0.4280538</text:p>
          </table:table-cell>
          <table:table-cell office:value-type="float" office:value="0.1439729" calcext:value-type="float">
            <text:p>0.1439729</text:p>
          </table:table-cell>
          <table:table-cell office:value-type="float" office:value="0.1501304" calcext:value-type="float">
            <text:p>0.1501304</text:p>
          </table:table-cell>
          <table:table-cell office:value-type="float" office:value="0.07357487" calcext:value-type="float">
            <text:p>0.07357487</text:p>
          </table:table-cell>
          <table:table-cell office:value-type="float" office:value="0.07566929" calcext:value-type="float">
            <text:p>0.07566929</text:p>
          </table:table-cell>
          <table:table-cell office:value-type="float" office:value="0.03344765" calcext:value-type="float">
            <text:p>0.03344765</text:p>
          </table:table-cell>
          <table:table-cell office:value-type="float" office:value="0.03688128" calcext:value-type="float">
            <text:p>0.03688128</text:p>
          </table:table-cell>
          <table:table-cell office:value-type="float" office:value="0.0356236" calcext:value-type="float">
            <text:p>0.0356236</text:p>
          </table:table-cell>
          <table:table-cell office:value-type="float" office:value="0.02097022" calcext:value-type="float">
            <text:p>0.02097022</text:p>
          </table:table-cell>
          <table:table-cell office:value-type="float" office:value="0.02054104" calcext:value-type="float">
            <text:p>0.02054104</text:p>
          </table:table-cell>
          <table:table-cell office:value-type="float" office:value="0.02178407" calcext:value-type="float">
            <text:p>0.02178407</text:p>
          </table:table-cell>
          <table:table-cell office:value-type="float" office:value="0.05506536" calcext:value-type="float">
            <text:p>0.05506536</text:p>
          </table:table-cell>
          <table:table-cell office:value-type="float" office:value="0.004769077" calcext:value-type="float">
            <text:p>0.004769077</text:p>
          </table:table-cell>
          <table:table-cell office:value-type="float" office:value="0.003621176" calcext:value-type="float">
            <text:p>0.003621176</text:p>
          </table:table-cell>
          <table:table-cell office:value-type="float" office:value="0" calcext:value-type="float">
            <text:p>0</text:p>
          </table:table-cell>
          <table:table-cell office:value-type="float" office:value="17.49888" calcext:value-type="float">
            <text:p>17.49888</text:p>
          </table:table-cell>
          <table:table-cell office:value-type="float" office:value="7.883759" calcext:value-type="float">
            <text:p>7.883759</text:p>
          </table:table-cell>
          <table:table-cell office:value-type="float" office:value="6.603184" calcext:value-type="float">
            <text:p>6.603184</text:p>
          </table:table-cell>
          <table:table-cell office:value-type="float" office:value="4.684009" calcext:value-type="float">
            <text:p>4.684009</text:p>
          </table:table-cell>
          <table:table-cell office:value-type="float" office:value="3.864224" calcext:value-type="float">
            <text:p>3.864224</text:p>
          </table:table-cell>
          <table:table-cell office:value-type="float" office:value="1.082829" calcext:value-type="float">
            <text:p>1.082829</text:p>
          </table:table-cell>
          <table:table-cell office:value-type="float" office:value="0.7947901" calcext:value-type="float">
            <text:p>0.7947901</text:p>
          </table:table-cell>
          <table:table-cell office:value-type="float" office:value="0.7405298" calcext:value-type="float">
            <text:p>0.7405298</text:p>
          </table:table-cell>
          <table:table-cell office:value-type="float" office:value="1.480977" calcext:value-type="float">
            <text:p>1.480977</text:p>
          </table:table-cell>
          <table:table-cell office:value-type="float" office:value="4.914113" calcext:value-type="float">
            <text:p>4.914113</text:p>
          </table:table-cell>
          <table:table-cell office:value-type="float" office:value="0.6880807" calcext:value-type="float">
            <text:p>0.6880807</text:p>
          </table:table-cell>
          <table:table-cell office:value-type="float" office:value="0.2289224" calcext:value-type="float">
            <text:p>0.2289224</text:p>
          </table:table-cell>
          <table:table-cell office:value-type="float" office:value="0.375611" calcext:value-type="float">
            <text:p>0.375611</text:p>
          </table:table-cell>
          <table:table-cell office:value-type="float" office:value="0.3779901" calcext:value-type="float">
            <text:p>0.3779901</text:p>
          </table:table-cell>
          <table:table-cell office:value-type="float" office:value="0" calcext:value-type="float">
            <text:p>0</text:p>
          </table:table-cell>
          <table:table-cell office:value-type="float" office:value="472.4751" calcext:value-type="float">
            <text:p>472.4751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689" calcext:value-type="float">
            <text:p>-0.01006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36.11716" calcext:value-type="float">
            <text:p>36.11716</text:p>
          </table:table-cell>
          <table:table-cell office:value-type="float" office:value="1073.896" calcext:value-type="float">
            <text:p>1073.8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66131" calcext:value-type="float">
            <text:p>0.2166131</text:p>
          </table:table-cell>
          <table:table-cell office:value-type="float" office:value="6.165025" calcext:value-type="float">
            <text:p>6.16502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15169" calcext:value-type="float">
            <text:p>-0.01315169</text:p>
          </table:table-cell>
          <table:table-cell office:value-type="float" office:value="-0.01875961" calcext:value-type="float">
            <text:p>-0.01875961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80298" calcext:value-type="float">
            <text:p>10.80298</text:p>
          </table:table-cell>
          <table:table-cell office:value-type="float" office:value="0.3671933" calcext:value-type="float">
            <text:p>0.3671933</text:p>
          </table:table-cell>
          <table:table-cell office:value-type="float" office:value="0.1375631" calcext:value-type="float">
            <text:p>0.1375631</text:p>
          </table:table-cell>
          <table:table-cell office:value-type="float" office:value="0.1452225" calcext:value-type="float">
            <text:p>0.1452225</text:p>
          </table:table-cell>
          <table:table-cell office:value-type="float" office:value="0.07071219" calcext:value-type="float">
            <text:p>0.07071219</text:p>
          </table:table-cell>
          <table:table-cell office:value-type="float" office:value="0.07276367" calcext:value-type="float">
            <text:p>0.07276367</text:p>
          </table:table-cell>
          <table:table-cell office:value-type="float" office:value="0.03284273" calcext:value-type="float">
            <text:p>0.03284273</text:p>
          </table:table-cell>
          <table:table-cell office:value-type="float" office:value="0.03630644" calcext:value-type="float">
            <text:p>0.03630644</text:p>
          </table:table-cell>
          <table:table-cell office:value-type="float" office:value="0.03564043" calcext:value-type="float">
            <text:p>0.03564043</text:p>
          </table:table-cell>
          <table:table-cell office:value-type="float" office:value="0.02100376" calcext:value-type="float">
            <text:p>0.02100376</text:p>
          </table:table-cell>
          <table:table-cell office:value-type="float" office:value="0.02057623" calcext:value-type="float">
            <text:p>0.02057623</text:p>
          </table:table-cell>
          <table:table-cell office:value-type="float" office:value="0.02182735" calcext:value-type="float">
            <text:p>0.02182735</text:p>
          </table:table-cell>
          <table:table-cell office:value-type="float" office:value="0.05500542" calcext:value-type="float">
            <text:p>0.05500542</text:p>
          </table:table-cell>
          <table:table-cell office:value-type="float" office:value="0.004769295" calcext:value-type="float">
            <text:p>0.004769295</text:p>
          </table:table-cell>
          <table:table-cell office:value-type="float" office:value="0.003621086" calcext:value-type="float">
            <text:p>0.003621086</text:p>
          </table:table-cell>
          <table:table-cell office:value-type="float" office:value="0" calcext:value-type="float">
            <text:p>0</text:p>
          </table:table-cell>
          <table:table-cell office:value-type="float" office:value="17.11025" calcext:value-type="float">
            <text:p>17.11025</text:p>
          </table:table-cell>
          <table:table-cell office:value-type="float" office:value="7.990394" calcext:value-type="float">
            <text:p>7.990394</text:p>
          </table:table-cell>
          <table:table-cell office:value-type="float" office:value="6.68259" calcext:value-type="float">
            <text:p>6.68259</text:p>
          </table:table-cell>
          <table:table-cell office:value-type="float" office:value="4.722612" calcext:value-type="float">
            <text:p>4.722612</text:p>
          </table:table-cell>
          <table:table-cell office:value-type="float" office:value="3.893635" calcext:value-type="float">
            <text:p>3.893635</text:p>
          </table:table-cell>
          <table:table-cell office:value-type="float" office:value="1.09462" calcext:value-type="float">
            <text:p>1.09462</text:p>
          </table:table-cell>
          <table:table-cell office:value-type="float" office:value="0.8025745" calcext:value-type="float">
            <text:p>0.8025745</text:p>
          </table:table-cell>
          <table:table-cell office:value-type="float" office:value="0.7427281" calcext:value-type="float">
            <text:p>0.7427281</text:p>
          </table:table-cell>
          <table:table-cell office:value-type="float" office:value="1.485353" calcext:value-type="float">
            <text:p>1.485353</text:p>
          </table:table-cell>
          <table:table-cell office:value-type="float" office:value="4.914105" calcext:value-type="float">
            <text:p>4.914105</text:p>
          </table:table-cell>
          <table:table-cell office:value-type="float" office:value="0.6883554" calcext:value-type="float">
            <text:p>0.6883554</text:p>
          </table:table-cell>
          <table:table-cell office:value-type="float" office:value="0.2315189" calcext:value-type="float">
            <text:p>0.2315189</text:p>
          </table:table-cell>
          <table:table-cell office:value-type="float" office:value="0.3749014" calcext:value-type="float">
            <text:p>0.3749014</text:p>
          </table:table-cell>
          <table:table-cell office:value-type="float" office:value="0.3782925" calcext:value-type="float">
            <text:p>0.3782925</text:p>
          </table:table-cell>
          <table:table-cell office:value-type="float" office:value="0" calcext:value-type="float">
            <text:p>0</text:p>
          </table:table-cell>
          <table:table-cell office:value-type="float" office:value="482.6856" calcext:value-type="float">
            <text:p>482.685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8066" calcext:value-type="float">
            <text:p>-0.010080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36.09441" calcext:value-type="float">
            <text:p>36.09441</text:p>
          </table:table-cell>
          <table:table-cell office:value-type="float" office:value="1073.896" calcext:value-type="float">
            <text:p>1073.8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73862" calcext:value-type="float">
            <text:p>0.2173862</text:p>
          </table:table-cell>
          <table:table-cell office:value-type="float" office:value="6.18594" calcext:value-type="float">
            <text:p>6.1859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22525" calcext:value-type="float">
            <text:p>-0.01322525</text:p>
          </table:table-cell>
          <table:table-cell office:value-type="float" office:value="-0.01872962" calcext:value-type="float">
            <text:p>-0.01872962</text:p>
          </table:table-cell>
          <table:table-cell office:value-type="float" office:value="0.001667355" calcext:value-type="float">
            <text:p>0.001667355</text:p>
          </table:table-cell>
          <table:table-cell office:value-type="float" office:value="10.84408" calcext:value-type="float">
            <text:p>10.84408</text:p>
          </table:table-cell>
          <table:table-cell office:value-type="float" office:value="0.3556559" calcext:value-type="float">
            <text:p>0.3556559</text:p>
          </table:table-cell>
          <table:table-cell office:value-type="float" office:value="0.1350508" calcext:value-type="float">
            <text:p>0.1350508</text:p>
          </table:table-cell>
          <table:table-cell office:value-type="float" office:value="0.1438193" calcext:value-type="float">
            <text:p>0.1438193</text:p>
          </table:table-cell>
          <table:table-cell office:value-type="float" office:value="0.0690568" calcext:value-type="float">
            <text:p>0.0690568</text:p>
          </table:table-cell>
          <table:table-cell office:value-type="float" office:value="0.07093452" calcext:value-type="float">
            <text:p>0.07093452</text:p>
          </table:table-cell>
          <table:table-cell office:value-type="float" office:value="0.03229771" calcext:value-type="float">
            <text:p>0.03229771</text:p>
          </table:table-cell>
          <table:table-cell office:value-type="float" office:value="0.03569426" calcext:value-type="float">
            <text:p>0.03569426</text:p>
          </table:table-cell>
          <table:table-cell office:value-type="float" office:value="0.03563091" calcext:value-type="float">
            <text:p>0.03563091</text:p>
          </table:table-cell>
          <table:table-cell office:value-type="float" office:value="0.02103021" calcext:value-type="float">
            <text:p>0.02103021</text:p>
          </table:table-cell>
          <table:table-cell office:value-type="float" office:value="0.02060957" calcext:value-type="float">
            <text:p>0.02060957</text:p>
          </table:table-cell>
          <table:table-cell office:value-type="float" office:value="0.02186987" calcext:value-type="float">
            <text:p>0.02186987</text:p>
          </table:table-cell>
          <table:table-cell office:value-type="float" office:value="0.05493804" calcext:value-type="float">
            <text:p>0.05493804</text:p>
          </table:table-cell>
          <table:table-cell office:value-type="float" office:value="0.004770175" calcext:value-type="float">
            <text:p>0.004770175</text:p>
          </table:table-cell>
          <table:table-cell office:value-type="float" office:value="0.003620249" calcext:value-type="float">
            <text:p>0.003620249</text:p>
          </table:table-cell>
          <table:table-cell office:value-type="float" office:value="0" calcext:value-type="float">
            <text:p>0</text:p>
          </table:table-cell>
          <table:table-cell office:value-type="float" office:value="17.69503" calcext:value-type="float">
            <text:p>17.69503</text:p>
          </table:table-cell>
          <table:table-cell office:value-type="float" office:value="8.00615" calcext:value-type="float">
            <text:p>8.00615</text:p>
          </table:table-cell>
          <table:table-cell office:value-type="float" office:value="6.754548" calcext:value-type="float">
            <text:p>6.754548</text:p>
          </table:table-cell>
          <table:table-cell office:value-type="float" office:value="4.757327" calcext:value-type="float">
            <text:p>4.757327</text:p>
          </table:table-cell>
          <table:table-cell office:value-type="float" office:value="3.921138" calcext:value-type="float">
            <text:p>3.921138</text:p>
          </table:table-cell>
          <table:table-cell office:value-type="float" office:value="1.106876" calcext:value-type="float">
            <text:p>1.106876</text:p>
          </table:table-cell>
          <table:table-cell office:value-type="float" office:value="0.8109125" calcext:value-type="float">
            <text:p>0.8109125</text:p>
          </table:table-cell>
          <table:table-cell office:value-type="float" office:value="0.7451274" calcext:value-type="float">
            <text:p>0.7451274</text:p>
          </table:table-cell>
          <table:table-cell office:value-type="float" office:value="1.489752" calcext:value-type="float">
            <text:p>1.489752</text:p>
          </table:table-cell>
          <table:table-cell office:value-type="float" office:value="4.914092" calcext:value-type="float">
            <text:p>4.914092</text:p>
          </table:table-cell>
          <table:table-cell office:value-type="float" office:value="0.6886331" calcext:value-type="float">
            <text:p>0.6886331</text:p>
          </table:table-cell>
          <table:table-cell office:value-type="float" office:value="0.2340459" calcext:value-type="float">
            <text:p>0.2340459</text:p>
          </table:table-cell>
          <table:table-cell office:value-type="float" office:value="0.3745246" calcext:value-type="float">
            <text:p>0.3745246</text:p>
          </table:table-cell>
          <table:table-cell office:value-type="float" office:value="0.3783026" calcext:value-type="float">
            <text:p>0.3783026</text:p>
          </table:table-cell>
          <table:table-cell office:value-type="float" office:value="0" calcext:value-type="float">
            <text:p>0</text:p>
          </table:table-cell>
          <table:table-cell office:value-type="float" office:value="488.8658" calcext:value-type="float">
            <text:p>488.8658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09175" calcext:value-type="float">
            <text:p>-0.010091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36.07138" calcext:value-type="float">
            <text:p>36.07138</text:p>
          </table:table-cell>
          <table:table-cell office:value-type="float" office:value="1073.897" calcext:value-type="float">
            <text:p>1073.89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85536" calcext:value-type="float">
            <text:p>0.2185536</text:p>
          </table:table-cell>
          <table:table-cell office:value-type="float" office:value="6.206725" calcext:value-type="float">
            <text:p>6.20672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29785" calcext:value-type="float">
            <text:p>-0.01329785</text:p>
          </table:table-cell>
          <table:table-cell office:value-type="float" office:value="-0.0186993" calcext:value-type="float">
            <text:p>-0.0186993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0.88284" calcext:value-type="float">
            <text:p>10.88284</text:p>
          </table:table-cell>
          <table:table-cell office:value-type="float" office:value="0.3694089" calcext:value-type="float">
            <text:p>0.3694089</text:p>
          </table:table-cell>
          <table:table-cell office:value-type="float" office:value="0.1329689" calcext:value-type="float">
            <text:p>0.1329689</text:p>
          </table:table-cell>
          <table:table-cell office:value-type="float" office:value="0.1421989" calcext:value-type="float">
            <text:p>0.1421989</text:p>
          </table:table-cell>
          <table:table-cell office:value-type="float" office:value="0.06762564" calcext:value-type="float">
            <text:p>0.06762564</text:p>
          </table:table-cell>
          <table:table-cell office:value-type="float" office:value="0.06947062" calcext:value-type="float">
            <text:p>0.06947062</text:p>
          </table:table-cell>
          <table:table-cell office:value-type="float" office:value="0.03186828" calcext:value-type="float">
            <text:p>0.03186828</text:p>
          </table:table-cell>
          <table:table-cell office:value-type="float" office:value="0.03516752" calcext:value-type="float">
            <text:p>0.03516752</text:p>
          </table:table-cell>
          <table:table-cell office:value-type="float" office:value="0.03561372" calcext:value-type="float">
            <text:p>0.03561372</text:p>
          </table:table-cell>
          <table:table-cell office:value-type="float" office:value="0.02105078" calcext:value-type="float">
            <text:p>0.02105078</text:p>
          </table:table-cell>
          <table:table-cell office:value-type="float" office:value="0.02064081" calcext:value-type="float">
            <text:p>0.02064081</text:p>
          </table:table-cell>
          <table:table-cell office:value-type="float" office:value="0.02191144" calcext:value-type="float">
            <text:p>0.02191144</text:p>
          </table:table-cell>
          <table:table-cell office:value-type="float" office:value="0.05486356" calcext:value-type="float">
            <text:p>0.05486356</text:p>
          </table:table-cell>
          <table:table-cell office:value-type="float" office:value="0.004771016" calcext:value-type="float">
            <text:p>0.004771016</text:p>
          </table:table-cell>
          <table:table-cell office:value-type="float" office:value="0.003619422" calcext:value-type="float">
            <text:p>0.003619422</text:p>
          </table:table-cell>
          <table:table-cell office:value-type="float" office:value="0" calcext:value-type="float">
            <text:p>0</text:p>
          </table:table-cell>
          <table:table-cell office:value-type="float" office:value="18.33334" calcext:value-type="float">
            <text:p>18.33334</text:p>
          </table:table-cell>
          <table:table-cell office:value-type="float" office:value="8.027777" calcext:value-type="float">
            <text:p>8.027777</text:p>
          </table:table-cell>
          <table:table-cell office:value-type="float" office:value="6.834571" calcext:value-type="float">
            <text:p>6.834571</text:p>
          </table:table-cell>
          <table:table-cell office:value-type="float" office:value="4.790622" calcext:value-type="float">
            <text:p>4.790622</text:p>
          </table:table-cell>
          <table:table-cell office:value-type="float" office:value="3.945008" calcext:value-type="float">
            <text:p>3.945008</text:p>
          </table:table-cell>
          <table:table-cell office:value-type="float" office:value="1.118686" calcext:value-type="float">
            <text:p>1.118686</text:p>
          </table:table-cell>
          <table:table-cell office:value-type="float" office:value="0.819067" calcext:value-type="float">
            <text:p>0.819067</text:p>
          </table:table-cell>
          <table:table-cell office:value-type="float" office:value="0.7476019" calcext:value-type="float">
            <text:p>0.7476019</text:p>
          </table:table-cell>
          <table:table-cell office:value-type="float" office:value="1.494173" calcext:value-type="float">
            <text:p>1.494173</text:p>
          </table:table-cell>
          <table:table-cell office:value-type="float" office:value="4.914078" calcext:value-type="float">
            <text:p>4.914078</text:p>
          </table:table-cell>
          <table:table-cell office:value-type="float" office:value="0.6889138" calcext:value-type="float">
            <text:p>0.6889138</text:p>
          </table:table-cell>
          <table:table-cell office:value-type="float" office:value="0.2365304" calcext:value-type="float">
            <text:p>0.2365304</text:p>
          </table:table-cell>
          <table:table-cell office:value-type="float" office:value="0.3741654" calcext:value-type="float">
            <text:p>0.3741654</text:p>
          </table:table-cell>
          <table:table-cell office:value-type="float" office:value="0.3783125" calcext:value-type="float">
            <text:p>0.3783125</text:p>
          </table:table-cell>
          <table:table-cell office:value-type="float" office:value="0" calcext:value-type="float">
            <text:p>0</text:p>
          </table:table-cell>
          <table:table-cell office:value-type="float" office:value="495.464" calcext:value-type="float">
            <text:p>495.46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0277" calcext:value-type="float">
            <text:p>-0.010102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36.05466" calcext:value-type="float">
            <text:p>36.05466</text:p>
          </table:table-cell>
          <table:table-cell office:value-type="float" office:value="1073.896" calcext:value-type="float">
            <text:p>1073.8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197546" calcext:value-type="float">
            <text:p>0.2197546</text:p>
          </table:table-cell>
          <table:table-cell office:value-type="float" office:value="6.222374" calcext:value-type="float">
            <text:p>6.22237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33731" calcext:value-type="float">
            <text:p>-0.01333731</text:p>
          </table:table-cell>
          <table:table-cell office:value-type="float" office:value="-0.0186683" calcext:value-type="float">
            <text:p>-0.0186683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0.90639" calcext:value-type="float">
            <text:p>10.90639</text:p>
          </table:table-cell>
          <table:table-cell office:value-type="float" office:value="0.3906896" calcext:value-type="float">
            <text:p>0.3906896</text:p>
          </table:table-cell>
          <table:table-cell office:value-type="float" office:value="0.1362408" calcext:value-type="float">
            <text:p>0.1362408</text:p>
          </table:table-cell>
          <table:table-cell office:value-type="float" office:value="0.1461482" calcext:value-type="float">
            <text:p>0.1461482</text:p>
          </table:table-cell>
          <table:table-cell office:value-type="float" office:value="0.06798773" calcext:value-type="float">
            <text:p>0.06798773</text:p>
          </table:table-cell>
          <table:table-cell office:value-type="float" office:value="0.06969904" calcext:value-type="float">
            <text:p>0.06969904</text:p>
          </table:table-cell>
          <table:table-cell office:value-type="float" office:value="0.03171112" calcext:value-type="float">
            <text:p>0.03171112</text:p>
          </table:table-cell>
          <table:table-cell office:value-type="float" office:value="0.03480709" calcext:value-type="float">
            <text:p>0.03480709</text:p>
          </table:table-cell>
          <table:table-cell office:value-type="float" office:value="0.03559679" calcext:value-type="float">
            <text:p>0.03559679</text:p>
          </table:table-cell>
          <table:table-cell office:value-type="float" office:value="0.02106764" calcext:value-type="float">
            <text:p>0.02106764</text:p>
          </table:table-cell>
          <table:table-cell office:value-type="float" office:value="0.02067013" calcext:value-type="float">
            <text:p>0.02067013</text:p>
          </table:table-cell>
          <table:table-cell office:value-type="float" office:value="0.02195169" calcext:value-type="float">
            <text:p>0.02195169</text:p>
          </table:table-cell>
          <table:table-cell office:value-type="float" office:value="0.05478235" calcext:value-type="float">
            <text:p>0.05478235</text:p>
          </table:table-cell>
          <table:table-cell office:value-type="float" office:value="0.004771811" calcext:value-type="float">
            <text:p>0.004771811</text:p>
          </table:table-cell>
          <table:table-cell office:value-type="float" office:value="0.003618636" calcext:value-type="float">
            <text:p>0.003618636</text:p>
          </table:table-cell>
          <table:table-cell office:value-type="float" office:value="0" calcext:value-type="float">
            <text:p>0</text:p>
          </table:table-cell>
          <table:table-cell office:value-type="float" office:value="19.20361" calcext:value-type="float">
            <text:p>19.20361</text:p>
          </table:table-cell>
          <table:table-cell office:value-type="float" office:value="8.007004" calcext:value-type="float">
            <text:p>8.007004</text:p>
          </table:table-cell>
          <table:table-cell office:value-type="float" office:value="6.873058" calcext:value-type="float">
            <text:p>6.873058</text:p>
          </table:table-cell>
          <table:table-cell office:value-type="float" office:value="4.812852" calcext:value-type="float">
            <text:p>4.812852</text:p>
          </table:table-cell>
          <table:table-cell office:value-type="float" office:value="3.957966" calcext:value-type="float">
            <text:p>3.957966</text:p>
          </table:table-cell>
          <table:table-cell office:value-type="float" office:value="1.129353" calcext:value-type="float">
            <text:p>1.129353</text:p>
          </table:table-cell>
          <table:table-cell office:value-type="float" office:value="0.8267018" calcext:value-type="float">
            <text:p>0.8267018</text:p>
          </table:table-cell>
          <table:table-cell office:value-type="float" office:value="0.7500837" calcext:value-type="float">
            <text:p>0.7500837</text:p>
          </table:table-cell>
          <table:table-cell office:value-type="float" office:value="1.498602" calcext:value-type="float">
            <text:p>1.498602</text:p>
          </table:table-cell>
          <table:table-cell office:value-type="float" office:value="4.91411" calcext:value-type="float">
            <text:p>4.91411</text:p>
          </table:table-cell>
          <table:table-cell office:value-type="float" office:value="0.6891705" calcext:value-type="float">
            <text:p>0.6891705</text:p>
          </table:table-cell>
          <table:table-cell office:value-type="float" office:value="0.2389787" calcext:value-type="float">
            <text:p>0.2389787</text:p>
          </table:table-cell>
          <table:table-cell office:value-type="float" office:value="0.3738149" calcext:value-type="float">
            <text:p>0.3738149</text:p>
          </table:table-cell>
          <table:table-cell office:value-type="float" office:value="0.3783271" calcext:value-type="float">
            <text:p>0.3783271</text:p>
          </table:table-cell>
          <table:table-cell office:value-type="float" office:value="0" calcext:value-type="float">
            <text:p>0</text:p>
          </table:table-cell>
          <table:table-cell office:value-type="float" office:value="498.69" calcext:value-type="float">
            <text:p>498.6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1167" calcext:value-type="float">
            <text:p>-0.010111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36.04057" calcext:value-type="float">
            <text:p>36.04057</text:p>
          </table:table-cell>
          <table:table-cell office:value-type="float" office:value="1073.896" calcext:value-type="float">
            <text:p>1073.89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11599" calcext:value-type="float">
            <text:p>0.2211599</text:p>
          </table:table-cell>
          <table:table-cell office:value-type="float" office:value="6.235554" calcext:value-type="float">
            <text:p>6.23555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3" calcext:value-type="float">
            <text:p>0.00315908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36595" calcext:value-type="float">
            <text:p>-0.01336595</text:p>
          </table:table-cell>
          <table:table-cell office:value-type="float" office:value="-0.01863724" calcext:value-type="float">
            <text:p>-0.01863724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0.92231" calcext:value-type="float">
            <text:p>10.92231</text:p>
          </table:table-cell>
          <table:table-cell office:value-type="float" office:value="0.4147252" calcext:value-type="float">
            <text:p>0.4147252</text:p>
          </table:table-cell>
          <table:table-cell office:value-type="float" office:value="0.1399865" calcext:value-type="float">
            <text:p>0.1399865</text:p>
          </table:table-cell>
          <table:table-cell office:value-type="float" office:value="0.1506207" calcext:value-type="float">
            <text:p>0.1506207</text:p>
          </table:table-cell>
          <table:table-cell office:value-type="float" office:value="0.06893928" calcext:value-type="float">
            <text:p>0.06893928</text:p>
          </table:table-cell>
          <table:table-cell office:value-type="float" office:value="0.07066443" calcext:value-type="float">
            <text:p>0.07066443</text:p>
          </table:table-cell>
          <table:table-cell office:value-type="float" office:value="0.0318001" calcext:value-type="float">
            <text:p>0.0318001</text:p>
          </table:table-cell>
          <table:table-cell office:value-type="float" office:value="0.03468664" calcext:value-type="float">
            <text:p>0.03468664</text:p>
          </table:table-cell>
          <table:table-cell office:value-type="float" office:value="0.03560454" calcext:value-type="float">
            <text:p>0.03560454</text:p>
          </table:table-cell>
          <table:table-cell office:value-type="float" office:value="0.0210851" calcext:value-type="float">
            <text:p>0.0210851</text:p>
          </table:table-cell>
          <table:table-cell office:value-type="float" office:value="0.02069894" calcext:value-type="float">
            <text:p>0.02069894</text:p>
          </table:table-cell>
          <table:table-cell office:value-type="float" office:value="0.02198946" calcext:value-type="float">
            <text:p>0.02198946</text:p>
          </table:table-cell>
          <table:table-cell office:value-type="float" office:value="0.05469452" calcext:value-type="float">
            <text:p>0.05469452</text:p>
          </table:table-cell>
          <table:table-cell office:value-type="float" office:value="0.004772535" calcext:value-type="float">
            <text:p>0.004772535</text:p>
          </table:table-cell>
          <table:table-cell office:value-type="float" office:value="0.003617909" calcext:value-type="float">
            <text:p>0.003617909</text:p>
          </table:table-cell>
          <table:table-cell office:value-type="float" office:value="0" calcext:value-type="float">
            <text:p>0</text:p>
          </table:table-cell>
          <table:table-cell office:value-type="float" office:value="19.87397" calcext:value-type="float">
            <text:p>19.87397</text:p>
          </table:table-cell>
          <table:table-cell office:value-type="float" office:value="7.991506" calcext:value-type="float">
            <text:p>7.991506</text:p>
          </table:table-cell>
          <table:table-cell office:value-type="float" office:value="6.904933" calcext:value-type="float">
            <text:p>6.904933</text:p>
          </table:table-cell>
          <table:table-cell office:value-type="float" office:value="4.829131" calcext:value-type="float">
            <text:p>4.829131</text:p>
          </table:table-cell>
          <table:table-cell office:value-type="float" office:value="3.960458" calcext:value-type="float">
            <text:p>3.960458</text:p>
          </table:table-cell>
          <table:table-cell office:value-type="float" office:value="1.138134" calcext:value-type="float">
            <text:p>1.138134</text:p>
          </table:table-cell>
          <table:table-cell office:value-type="float" office:value="0.8330665" calcext:value-type="float">
            <text:p>0.8330665</text:p>
          </table:table-cell>
          <table:table-cell office:value-type="float" office:value="0.7523782" calcext:value-type="float">
            <text:p>0.7523782</text:p>
          </table:table-cell>
          <table:table-cell office:value-type="float" office:value="1.503026" calcext:value-type="float">
            <text:p>1.503026</text:p>
          </table:table-cell>
          <table:table-cell office:value-type="float" office:value="4.914315" calcext:value-type="float">
            <text:p>4.914315</text:p>
          </table:table-cell>
          <table:table-cell office:value-type="float" office:value="0.689176" calcext:value-type="float">
            <text:p>0.689176</text:p>
          </table:table-cell>
          <table:table-cell office:value-type="float" office:value="0.2413898" calcext:value-type="float">
            <text:p>0.2413898</text:p>
          </table:table-cell>
          <table:table-cell office:value-type="float" office:value="0.3734706" calcext:value-type="float">
            <text:p>0.3734706</text:p>
          </table:table-cell>
          <table:table-cell office:value-type="float" office:value="0.3783483" calcext:value-type="float">
            <text:p>0.3783483</text:p>
          </table:table-cell>
          <table:table-cell office:value-type="float" office:value="0" calcext:value-type="float">
            <text:p>0</text:p>
          </table:table-cell>
          <table:table-cell office:value-type="float" office:value="501.9904" calcext:value-type="float">
            <text:p>501.990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1937" calcext:value-type="float">
            <text:p>-0.010119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36.02403" calcext:value-type="float">
            <text:p>36.02403</text:p>
          </table:table-cell>
          <table:table-cell office:value-type="float" office:value="1073.897" calcext:value-type="float">
            <text:p>1073.89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27442" calcext:value-type="float">
            <text:p>0.2227442</text:p>
          </table:table-cell>
          <table:table-cell office:value-type="float" office:value="6.251534" calcext:value-type="float">
            <text:p>6.25153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084" calcext:value-type="float">
            <text:p>0.003159084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39" calcext:value-type="float">
            <text:p>5.215739</text:p>
          </table:table-cell>
          <table:table-cell office:value-type="float" office:value="-0.0134161" calcext:value-type="float">
            <text:p>-0.0134161</text:p>
          </table:table-cell>
          <table:table-cell office:value-type="float" office:value="-0.01860763" calcext:value-type="float">
            <text:p>-0.01860763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0.9488" calcext:value-type="float">
            <text:p>10.9488</text:p>
          </table:table-cell>
          <table:table-cell office:value-type="float" office:value="0.4836698" calcext:value-type="float">
            <text:p>0.4836698</text:p>
          </table:table-cell>
          <table:table-cell office:value-type="float" office:value="0.1402244" calcext:value-type="float">
            <text:p>0.1402244</text:p>
          </table:table-cell>
          <table:table-cell office:value-type="float" office:value="0.151224" calcext:value-type="float">
            <text:p>0.151224</text:p>
          </table:table-cell>
          <table:table-cell office:value-type="float" office:value="0.06898683" calcext:value-type="float">
            <text:p>0.06898683</text:p>
          </table:table-cell>
          <table:table-cell office:value-type="float" office:value="0.07076041" calcext:value-type="float">
            <text:p>0.07076041</text:p>
          </table:table-cell>
          <table:table-cell office:value-type="float" office:value="0.03183327" calcext:value-type="float">
            <text:p>0.03183327</text:p>
          </table:table-cell>
          <table:table-cell office:value-type="float" office:value="0.03459321" calcext:value-type="float">
            <text:p>0.03459321</text:p>
          </table:table-cell>
          <table:table-cell office:value-type="float" office:value="0.03563012" calcext:value-type="float">
            <text:p>0.03563012</text:p>
          </table:table-cell>
          <table:table-cell office:value-type="float" office:value="0.02110635" calcext:value-type="float">
            <text:p>0.02110635</text:p>
          </table:table-cell>
          <table:table-cell office:value-type="float" office:value="0.02072699" calcext:value-type="float">
            <text:p>0.02072699</text:p>
          </table:table-cell>
          <table:table-cell office:value-type="float" office:value="0.02202652" calcext:value-type="float">
            <text:p>0.02202652</text:p>
          </table:table-cell>
          <table:table-cell office:value-type="float" office:value="0.0546003" calcext:value-type="float">
            <text:p>0.0546003</text:p>
          </table:table-cell>
          <table:table-cell office:value-type="float" office:value="0.004773301" calcext:value-type="float">
            <text:p>0.004773301</text:p>
          </table:table-cell>
          <table:table-cell office:value-type="float" office:value="0.003617135" calcext:value-type="float">
            <text:p>0.003617135</text:p>
          </table:table-cell>
          <table:table-cell office:value-type="float" office:value="0" calcext:value-type="float">
            <text:p>0</text:p>
          </table:table-cell>
          <table:table-cell office:value-type="float" office:value="22.81617" calcext:value-type="float">
            <text:p>22.81617</text:p>
          </table:table-cell>
          <table:table-cell office:value-type="float" office:value="8.081754" calcext:value-type="float">
            <text:p>8.081754</text:p>
          </table:table-cell>
          <table:table-cell office:value-type="float" office:value="6.945828" calcext:value-type="float">
            <text:p>6.945828</text:p>
          </table:table-cell>
          <table:table-cell office:value-type="float" office:value="4.852579" calcext:value-type="float">
            <text:p>4.852579</text:p>
          </table:table-cell>
          <table:table-cell office:value-type="float" office:value="3.965721" calcext:value-type="float">
            <text:p>3.965721</text:p>
          </table:table-cell>
          <table:table-cell office:value-type="float" office:value="1.14657" calcext:value-type="float">
            <text:p>1.14657</text:p>
          </table:table-cell>
          <table:table-cell office:value-type="float" office:value="0.8389285" calcext:value-type="float">
            <text:p>0.8389285</text:p>
          </table:table-cell>
          <table:table-cell office:value-type="float" office:value="0.7544783" calcext:value-type="float">
            <text:p>0.7544783</text:p>
          </table:table-cell>
          <table:table-cell office:value-type="float" office:value="1.50738" calcext:value-type="float">
            <text:p>1.50738</text:p>
          </table:table-cell>
          <table:table-cell office:value-type="float" office:value="4.91451" calcext:value-type="float">
            <text:p>4.91451</text:p>
          </table:table-cell>
          <table:table-cell office:value-type="float" office:value="0.6892041" calcext:value-type="float">
            <text:p>0.6892041</text:p>
          </table:table-cell>
          <table:table-cell office:value-type="float" office:value="0.2437666" calcext:value-type="float">
            <text:p>0.2437666</text:p>
          </table:table-cell>
          <table:table-cell office:value-type="float" office:value="0.3731419" calcext:value-type="float">
            <text:p>0.3731419</text:p>
          </table:table-cell>
          <table:table-cell office:value-type="float" office:value="0.378362" calcext:value-type="float">
            <text:p>0.378362</text:p>
          </table:table-cell>
          <table:table-cell office:value-type="float" office:value="0" calcext:value-type="float">
            <text:p>0</text:p>
          </table:table-cell>
          <table:table-cell office:value-type="float" office:value="506.055" calcext:value-type="float">
            <text:p>506.05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275" calcext:value-type="float">
            <text:p>-0.01012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36.00588" calcext:value-type="float">
            <text:p>36.00588</text:p>
          </table:table-cell>
          <table:table-cell office:value-type="float" office:value="1073.898" calcext:value-type="float">
            <text:p>1073.89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35613" calcext:value-type="float">
            <text:p>0.2235613</text:p>
          </table:table-cell>
          <table:table-cell office:value-type="float" office:value="6.271251" calcext:value-type="float">
            <text:p>6.27125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25" calcext:value-type="float">
            <text:p>0.00315925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61" calcext:value-type="float">
            <text:p>5.215761</text:p>
          </table:table-cell>
          <table:table-cell office:value-type="float" office:value="-0.01348637" calcext:value-type="float">
            <text:p>-0.01348637</text:p>
          </table:table-cell>
          <table:table-cell office:value-type="float" office:value="-0.01859841" calcext:value-type="float">
            <text:p>-0.01859841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0.99931" calcext:value-type="float">
            <text:p>10.99931</text:p>
          </table:table-cell>
          <table:table-cell office:value-type="float" office:value="0.4879257" calcext:value-type="float">
            <text:p>0.4879257</text:p>
          </table:table-cell>
          <table:table-cell office:value-type="float" office:value="0.1948621" calcext:value-type="float">
            <text:p>0.1948621</text:p>
          </table:table-cell>
          <table:table-cell office:value-type="float" office:value="0.1523542" calcext:value-type="float">
            <text:p>0.1523542</text:p>
          </table:table-cell>
          <table:table-cell office:value-type="float" office:value="0.0677387" calcext:value-type="float">
            <text:p>0.0677387</text:p>
          </table:table-cell>
          <table:table-cell office:value-type="float" office:value="0.06936776" calcext:value-type="float">
            <text:p>0.06936776</text:p>
          </table:table-cell>
          <table:table-cell office:value-type="float" office:value="0.03165693" calcext:value-type="float">
            <text:p>0.03165693</text:p>
          </table:table-cell>
          <table:table-cell office:value-type="float" office:value="0.03442508" calcext:value-type="float">
            <text:p>0.03442508</text:p>
          </table:table-cell>
          <table:table-cell office:value-type="float" office:value="0.03571432" calcext:value-type="float">
            <text:p>0.03571432</text:p>
          </table:table-cell>
          <table:table-cell office:value-type="float" office:value="0.02112971" calcext:value-type="float">
            <text:p>0.02112971</text:p>
          </table:table-cell>
          <table:table-cell office:value-type="float" office:value="0.02075488" calcext:value-type="float">
            <text:p>0.02075488</text:p>
          </table:table-cell>
          <table:table-cell office:value-type="float" office:value="0.02206285" calcext:value-type="float">
            <text:p>0.02206285</text:p>
          </table:table-cell>
          <table:table-cell office:value-type="float" office:value="0.05450013" calcext:value-type="float">
            <text:p>0.05450013</text:p>
          </table:table-cell>
          <table:table-cell office:value-type="float" office:value="0.004774021" calcext:value-type="float">
            <text:p>0.004774021</text:p>
          </table:table-cell>
          <table:table-cell office:value-type="float" office:value="0.003616387" calcext:value-type="float">
            <text:p>0.003616387</text:p>
          </table:table-cell>
          <table:table-cell office:value-type="float" office:value="0" calcext:value-type="float">
            <text:p>0</text:p>
          </table:table-cell>
          <table:table-cell office:value-type="float" office:value="7.979813" calcext:value-type="float">
            <text:p>7.979813</text:p>
          </table:table-cell>
          <table:table-cell office:value-type="float" office:value="11.36599" calcext:value-type="float">
            <text:p>11.36599</text:p>
          </table:table-cell>
          <table:table-cell office:value-type="float" office:value="7.440109" calcext:value-type="float">
            <text:p>7.440109</text:p>
          </table:table-cell>
          <table:table-cell office:value-type="float" office:value="4.893317" calcext:value-type="float">
            <text:p>4.893317</text:p>
          </table:table-cell>
          <table:table-cell office:value-type="float" office:value="3.978659" calcext:value-type="float">
            <text:p>3.978659</text:p>
          </table:table-cell>
          <table:table-cell office:value-type="float" office:value="1.160038" calcext:value-type="float">
            <text:p>1.160038</text:p>
          </table:table-cell>
          <table:table-cell office:value-type="float" office:value="0.8230957" calcext:value-type="float">
            <text:p>0.8230957</text:p>
          </table:table-cell>
          <table:table-cell office:value-type="float" office:value="0.7609031" calcext:value-type="float">
            <text:p>0.7609031</text:p>
          </table:table-cell>
          <table:table-cell office:value-type="float" office:value="1.511668" calcext:value-type="float">
            <text:p>1.511668</text:p>
          </table:table-cell>
          <table:table-cell office:value-type="float" office:value="4.914686" calcext:value-type="float">
            <text:p>4.914686</text:p>
          </table:table-cell>
          <table:table-cell office:value-type="float" office:value="0.6892514" calcext:value-type="float">
            <text:p>0.6892514</text:p>
          </table:table-cell>
          <table:table-cell office:value-type="float" office:value="0.2461115" calcext:value-type="float">
            <text:p>0.2461115</text:p>
          </table:table-cell>
          <table:table-cell office:value-type="float" office:value="0.3728161" calcext:value-type="float">
            <text:p>0.3728161</text:p>
          </table:table-cell>
          <table:table-cell office:value-type="float" office:value="0.3783791" calcext:value-type="float">
            <text:p>0.3783791</text:p>
          </table:table-cell>
          <table:table-cell office:value-type="float" office:value="0" calcext:value-type="float">
            <text:p>0</text:p>
          </table:table-cell>
          <table:table-cell office:value-type="float" office:value="500.3125" calcext:value-type="float">
            <text:p>500.3125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3776" calcext:value-type="float">
            <text:p>-0.0101377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35.98447" calcext:value-type="float">
            <text:p>35.98447</text:p>
          </table:table-cell>
          <table:table-cell office:value-type="float" office:value="1073.901" calcext:value-type="float">
            <text:p>1073.90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38957" calcext:value-type="float">
            <text:p>0.2238957</text:p>
          </table:table-cell>
          <table:table-cell office:value-type="float" office:value="6.289212" calcext:value-type="float">
            <text:p>6.28921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5" calcext:value-type="float">
            <text:p>0.003159365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63" calcext:value-type="float">
            <text:p>5.215763</text:p>
          </table:table-cell>
          <table:table-cell office:value-type="float" office:value="-0.01359164" calcext:value-type="float">
            <text:p>-0.01359164</text:p>
          </table:table-cell>
          <table:table-cell office:value-type="float" office:value="-0.01858702" calcext:value-type="float">
            <text:p>-0.01858702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07376" calcext:value-type="float">
            <text:p>11.07376</text:p>
          </table:table-cell>
          <table:table-cell office:value-type="float" office:value="0.4279819" calcext:value-type="float">
            <text:p>0.4279819</text:p>
          </table:table-cell>
          <table:table-cell office:value-type="float" office:value="0.1832972" calcext:value-type="float">
            <text:p>0.1832972</text:p>
          </table:table-cell>
          <table:table-cell office:value-type="float" office:value="0.1530777" calcext:value-type="float">
            <text:p>0.1530777</text:p>
          </table:table-cell>
          <table:table-cell office:value-type="float" office:value="0.06642048" calcext:value-type="float">
            <text:p>0.06642048</text:p>
          </table:table-cell>
          <table:table-cell office:value-type="float" office:value="0.06785961" calcext:value-type="float">
            <text:p>0.06785961</text:p>
          </table:table-cell>
          <table:table-cell office:value-type="float" office:value="0.03143105" calcext:value-type="float">
            <text:p>0.03143105</text:p>
          </table:table-cell>
          <table:table-cell office:value-type="float" office:value="0.03417691" calcext:value-type="float">
            <text:p>0.03417691</text:p>
          </table:table-cell>
          <table:table-cell office:value-type="float" office:value="0.03579054" calcext:value-type="float">
            <text:p>0.03579054</text:p>
          </table:table-cell>
          <table:table-cell office:value-type="float" office:value="0.02115236" calcext:value-type="float">
            <text:p>0.02115236</text:p>
          </table:table-cell>
          <table:table-cell office:value-type="float" office:value="0.02078265" calcext:value-type="float">
            <text:p>0.02078265</text:p>
          </table:table-cell>
          <table:table-cell office:value-type="float" office:value="0.02209844" calcext:value-type="float">
            <text:p>0.02209844</text:p>
          </table:table-cell>
          <table:table-cell office:value-type="float" office:value="0.05439448" calcext:value-type="float">
            <text:p>0.05439448</text:p>
          </table:table-cell>
          <table:table-cell office:value-type="float" office:value="0.004774773" calcext:value-type="float">
            <text:p>0.004774773</text:p>
          </table:table-cell>
          <table:table-cell office:value-type="float" office:value="0.003615653" calcext:value-type="float">
            <text:p>0.003615653</text:p>
          </table:table-cell>
          <table:table-cell office:value-type="float" office:value="0" calcext:value-type="float">
            <text:p>0</text:p>
          </table:table-cell>
          <table:table-cell office:value-type="float" office:value="8.538794" calcext:value-type="float">
            <text:p>8.538794</text:p>
          </table:table-cell>
          <table:table-cell office:value-type="float" office:value="10.54691" calcext:value-type="float">
            <text:p>10.54691</text:p>
          </table:table-cell>
          <table:table-cell office:value-type="float" office:value="8.002091" calcext:value-type="float">
            <text:p>8.002091</text:p>
          </table:table-cell>
          <table:table-cell office:value-type="float" office:value="5.009477" calcext:value-type="float">
            <text:p>5.009477</text:p>
          </table:table-cell>
          <table:table-cell office:value-type="float" office:value="4.009744" calcext:value-type="float">
            <text:p>4.009744</text:p>
          </table:table-cell>
          <table:table-cell office:value-type="float" office:value="1.17405" calcext:value-type="float">
            <text:p>1.17405</text:p>
          </table:table-cell>
          <table:table-cell office:value-type="float" office:value="0.8052861" calcext:value-type="float">
            <text:p>0.8052861</text:p>
          </table:table-cell>
          <table:table-cell office:value-type="float" office:value="0.7675866" calcext:value-type="float">
            <text:p>0.7675866</text:p>
          </table:table-cell>
          <table:table-cell office:value-type="float" office:value="1.515914" calcext:value-type="float">
            <text:p>1.515914</text:p>
          </table:table-cell>
          <table:table-cell office:value-type="float" office:value="4.914848" calcext:value-type="float">
            <text:p>4.914848</text:p>
          </table:table-cell>
          <table:table-cell office:value-type="float" office:value="0.6893151" calcext:value-type="float">
            <text:p>0.6893151</text:p>
          </table:table-cell>
          <table:table-cell office:value-type="float" office:value="0.2484269" calcext:value-type="float">
            <text:p>0.2484269</text:p>
          </table:table-cell>
          <table:table-cell office:value-type="float" office:value="0.3725047" calcext:value-type="float">
            <text:p>0.3725047</text:p>
          </table:table-cell>
          <table:table-cell office:value-type="float" office:value="0.3783925" calcext:value-type="float">
            <text:p>0.3783925</text:p>
          </table:table-cell>
          <table:table-cell office:value-type="float" office:value="0" calcext:value-type="float">
            <text:p>0</text:p>
          </table:table-cell>
          <table:table-cell office:value-type="float" office:value="507.9393" calcext:value-type="float">
            <text:p>507.939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5002" calcext:value-type="float">
            <text:p>-0.0101500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35.96743" calcext:value-type="float">
            <text:p>35.96743</text:p>
          </table:table-cell>
          <table:table-cell office:value-type="float" office:value="1073.903" calcext:value-type="float">
            <text:p>1073.903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44553" calcext:value-type="float">
            <text:p>0.2244553</text:p>
          </table:table-cell>
          <table:table-cell office:value-type="float" office:value="6.303885" calcext:value-type="float">
            <text:p>6.30388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63" calcext:value-type="float">
            <text:p>5.215763</text:p>
          </table:table-cell>
          <table:table-cell office:value-type="float" office:value="-0.01365372" calcext:value-type="float">
            <text:p>-0.01365372</text:p>
          </table:table-cell>
          <table:table-cell office:value-type="float" office:value="-0.01857406" calcext:value-type="float">
            <text:p>-0.01857406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11972" calcext:value-type="float">
            <text:p>11.11972</text:p>
          </table:table-cell>
          <table:table-cell office:value-type="float" office:value="0.4438569" calcext:value-type="float">
            <text:p>0.4438569</text:p>
          </table:table-cell>
          <table:table-cell office:value-type="float" office:value="0.1812095" calcext:value-type="float">
            <text:p>0.1812095</text:p>
          </table:table-cell>
          <table:table-cell office:value-type="float" office:value="0.1583446" calcext:value-type="float">
            <text:p>0.1583446</text:p>
          </table:table-cell>
          <table:table-cell office:value-type="float" office:value="0.06683688" calcext:value-type="float">
            <text:p>0.06683688</text:p>
          </table:table-cell>
          <table:table-cell office:value-type="float" office:value="0.06769887" calcext:value-type="float">
            <text:p>0.06769887</text:p>
          </table:table-cell>
          <table:table-cell office:value-type="float" office:value="0.03130733" calcext:value-type="float">
            <text:p>0.03130733</text:p>
          </table:table-cell>
          <table:table-cell office:value-type="float" office:value="0.03392233" calcext:value-type="float">
            <text:p>0.03392233</text:p>
          </table:table-cell>
          <table:table-cell office:value-type="float" office:value="0.035828" calcext:value-type="float">
            <text:p>0.035828</text:p>
          </table:table-cell>
          <table:table-cell office:value-type="float" office:value="0.02117263" calcext:value-type="float">
            <text:p>0.02117263</text:p>
          </table:table-cell>
          <table:table-cell office:value-type="float" office:value="0.02081001" calcext:value-type="float">
            <text:p>0.02081001</text:p>
          </table:table-cell>
          <table:table-cell office:value-type="float" office:value="0.02213326" calcext:value-type="float">
            <text:p>0.02213326</text:p>
          </table:table-cell>
          <table:table-cell office:value-type="float" office:value="0.0542838" calcext:value-type="float">
            <text:p>0.0542838</text:p>
          </table:table-cell>
          <table:table-cell office:value-type="float" office:value="0.004775379" calcext:value-type="float">
            <text:p>0.004775379</text:p>
          </table:table-cell>
          <table:table-cell office:value-type="float" office:value="0.003614795" calcext:value-type="float">
            <text:p>0.003614795</text:p>
          </table:table-cell>
          <table:table-cell office:value-type="float" office:value="0" calcext:value-type="float">
            <text:p>0</text:p>
          </table:table-cell>
          <table:table-cell office:value-type="float" office:value="10.15142" calcext:value-type="float">
            <text:p>10.15142</text:p>
          </table:table-cell>
          <table:table-cell office:value-type="float" office:value="9.902192" calcext:value-type="float">
            <text:p>9.902192</text:p>
          </table:table-cell>
          <table:table-cell office:value-type="float" office:value="8.202325" calcext:value-type="float">
            <text:p>8.202325</text:p>
          </table:table-cell>
          <table:table-cell office:value-type="float" office:value="5.179511" calcext:value-type="float">
            <text:p>5.179511</text:p>
          </table:table-cell>
          <table:table-cell office:value-type="float" office:value="4.053218" calcext:value-type="float">
            <text:p>4.053218</text:p>
          </table:table-cell>
          <table:table-cell office:value-type="float" office:value="1.186702" calcext:value-type="float">
            <text:p>1.186702</text:p>
          </table:table-cell>
          <table:table-cell office:value-type="float" office:value="0.7960331" calcext:value-type="float">
            <text:p>0.7960331</text:p>
          </table:table-cell>
          <table:table-cell office:value-type="float" office:value="0.7725747" calcext:value-type="float">
            <text:p>0.7725747</text:p>
          </table:table-cell>
          <table:table-cell office:value-type="float" office:value="1.520135" calcext:value-type="float">
            <text:p>1.520135</text:p>
          </table:table-cell>
          <table:table-cell office:value-type="float" office:value="4.914989" calcext:value-type="float">
            <text:p>4.914989</text:p>
          </table:table-cell>
          <table:table-cell office:value-type="float" office:value="0.6893929" calcext:value-type="float">
            <text:p>0.6893929</text:p>
          </table:table-cell>
          <table:table-cell office:value-type="float" office:value="0.2507128" calcext:value-type="float">
            <text:p>0.2507128</text:p>
          </table:table-cell>
          <table:table-cell office:value-type="float" office:value="0.3721623" calcext:value-type="float">
            <text:p>0.3721623</text:p>
          </table:table-cell>
          <table:table-cell office:value-type="float" office:value="0.3784132" calcext:value-type="float">
            <text:p>0.3784132</text:p>
          </table:table-cell>
          <table:table-cell office:value-type="float" office:value="0" calcext:value-type="float">
            <text:p>0</text:p>
          </table:table-cell>
          <table:table-cell office:value-type="float" office:value="509.4152" calcext:value-type="float">
            <text:p>509.415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5969" calcext:value-type="float">
            <text:p>-0.0101596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35.95057" calcext:value-type="float">
            <text:p>35.95057</text:p>
          </table:table-cell>
          <table:table-cell office:value-type="float" office:value="1073.905" calcext:value-type="float">
            <text:p>1073.905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52708" calcext:value-type="float">
            <text:p>0.2252708</text:p>
          </table:table-cell>
          <table:table-cell office:value-type="float" office:value="6.318013" calcext:value-type="float">
            <text:p>6.31801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63" calcext:value-type="float">
            <text:p>5.215763</text:p>
          </table:table-cell>
          <table:table-cell office:value-type="float" office:value="-0.01371633" calcext:value-type="float">
            <text:p>-0.01371633</text:p>
          </table:table-cell>
          <table:table-cell office:value-type="float" office:value="-0.01856018" calcext:value-type="float">
            <text:p>-0.01856018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1652" calcext:value-type="float">
            <text:p>11.1652</text:p>
          </table:table-cell>
          <table:table-cell office:value-type="float" office:value="0.4348481" calcext:value-type="float">
            <text:p>0.4348481</text:p>
          </table:table-cell>
          <table:table-cell office:value-type="float" office:value="0.178841" calcext:value-type="float">
            <text:p>0.178841</text:p>
          </table:table-cell>
          <table:table-cell office:value-type="float" office:value="0.1610306" calcext:value-type="float">
            <text:p>0.1610306</text:p>
          </table:table-cell>
          <table:table-cell office:value-type="float" office:value="0.06724507" calcext:value-type="float">
            <text:p>0.06724507</text:p>
          </table:table-cell>
          <table:table-cell office:value-type="float" office:value="0.06794374" calcext:value-type="float">
            <text:p>0.06794374</text:p>
          </table:table-cell>
          <table:table-cell office:value-type="float" office:value="0.0313248" calcext:value-type="float">
            <text:p>0.0313248</text:p>
          </table:table-cell>
          <table:table-cell office:value-type="float" office:value="0.03380518" calcext:value-type="float">
            <text:p>0.03380518</text:p>
          </table:table-cell>
          <table:table-cell office:value-type="float" office:value="0.03585952" calcext:value-type="float">
            <text:p>0.03585952</text:p>
          </table:table-cell>
          <table:table-cell office:value-type="float" office:value="0.02119208" calcext:value-type="float">
            <text:p>0.02119208</text:p>
          </table:table-cell>
          <table:table-cell office:value-type="float" office:value="0.02083677" calcext:value-type="float">
            <text:p>0.02083677</text:p>
          </table:table-cell>
          <table:table-cell office:value-type="float" office:value="0.0221673" calcext:value-type="float">
            <text:p>0.0221673</text:p>
          </table:table-cell>
          <table:table-cell office:value-type="float" office:value="0.0541685" calcext:value-type="float">
            <text:p>0.0541685</text:p>
          </table:table-cell>
          <table:table-cell office:value-type="float" office:value="0.004776063" calcext:value-type="float">
            <text:p>0.004776063</text:p>
          </table:table-cell>
          <table:table-cell office:value-type="float" office:value="0.003614255" calcext:value-type="float">
            <text:p>0.003614255</text:p>
          </table:table-cell>
          <table:table-cell office:value-type="float" office:value="0" calcext:value-type="float">
            <text:p>0</text:p>
          </table:table-cell>
          <table:table-cell office:value-type="float" office:value="10.74798" calcext:value-type="float">
            <text:p>10.74798</text:p>
          </table:table-cell>
          <table:table-cell office:value-type="float" office:value="9.801246" calcext:value-type="float">
            <text:p>9.801246</text:p>
          </table:table-cell>
          <table:table-cell office:value-type="float" office:value="8.208876" calcext:value-type="float">
            <text:p>8.208876</text:p>
          </table:table-cell>
          <table:table-cell office:value-type="float" office:value="5.300718" calcext:value-type="float">
            <text:p>5.300718</text:p>
          </table:table-cell>
          <table:table-cell office:value-type="float" office:value="4.100892" calcext:value-type="float">
            <text:p>4.100892</text:p>
          </table:table-cell>
          <table:table-cell office:value-type="float" office:value="1.197427" calcext:value-type="float">
            <text:p>1.197427</text:p>
          </table:table-cell>
          <table:table-cell office:value-type="float" office:value="0.7932099" calcext:value-type="float">
            <text:p>0.7932099</text:p>
          </table:table-cell>
          <table:table-cell office:value-type="float" office:value="0.7762428" calcext:value-type="float">
            <text:p>0.7762428</text:p>
          </table:table-cell>
          <table:table-cell office:value-type="float" office:value="1.524328" calcext:value-type="float">
            <text:p>1.524328</text:p>
          </table:table-cell>
          <table:table-cell office:value-type="float" office:value="4.915116" calcext:value-type="float">
            <text:p>4.915116</text:p>
          </table:table-cell>
          <table:table-cell office:value-type="float" office:value="0.6894833" calcext:value-type="float">
            <text:p>0.6894833</text:p>
          </table:table-cell>
          <table:table-cell office:value-type="float" office:value="0.2529702" calcext:value-type="float">
            <text:p>0.2529702</text:p>
          </table:table-cell>
          <table:table-cell office:value-type="float" office:value="0.3718656" calcext:value-type="float">
            <text:p>0.3718656</text:p>
          </table:table-cell>
          <table:table-cell office:value-type="float" office:value="0.3784342" calcext:value-type="float">
            <text:p>0.3784342</text:p>
          </table:table-cell>
          <table:table-cell office:value-type="float" office:value="0" calcext:value-type="float">
            <text:p>0</text:p>
          </table:table-cell>
          <table:table-cell office:value-type="float" office:value="513.7642" calcext:value-type="float">
            <text:p>513.764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6883" calcext:value-type="float">
            <text:p>-0.010168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35.93015" calcext:value-type="float">
            <text:p>35.93015</text:p>
          </table:table-cell>
          <table:table-cell office:value-type="float" office:value="1073.908" calcext:value-type="float">
            <text:p>1073.90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65728" calcext:value-type="float">
            <text:p>0.2265728</text:p>
          </table:table-cell>
          <table:table-cell office:value-type="float" office:value="6.33373" calcext:value-type="float">
            <text:p>6.33373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763" calcext:value-type="float">
            <text:p>5.215763</text:p>
          </table:table-cell>
          <table:table-cell office:value-type="float" office:value="-0.01381755" calcext:value-type="float">
            <text:p>-0.01381755</text:p>
          </table:table-cell>
          <table:table-cell office:value-type="float" office:value="-0.01854559" calcext:value-type="float">
            <text:p>-0.01854559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23314" calcext:value-type="float">
            <text:p>11.23314</text:p>
          </table:table-cell>
          <table:table-cell office:value-type="float" office:value="0.382909" calcext:value-type="float">
            <text:p>0.382909</text:p>
          </table:table-cell>
          <table:table-cell office:value-type="float" office:value="0.1715992" calcext:value-type="float">
            <text:p>0.1715992</text:p>
          </table:table-cell>
          <table:table-cell office:value-type="float" office:value="0.1596481" calcext:value-type="float">
            <text:p>0.1596481</text:p>
          </table:table-cell>
          <table:table-cell office:value-type="float" office:value="0.06653092" calcext:value-type="float">
            <text:p>0.06653092</text:p>
          </table:table-cell>
          <table:table-cell office:value-type="float" office:value="0.06730359" calcext:value-type="float">
            <text:p>0.06730359</text:p>
          </table:table-cell>
          <table:table-cell office:value-type="float" office:value="0.03123501" calcext:value-type="float">
            <text:p>0.03123501</text:p>
          </table:table-cell>
          <table:table-cell office:value-type="float" office:value="0.03365642" calcext:value-type="float">
            <text:p>0.03365642</text:p>
          </table:table-cell>
          <table:table-cell office:value-type="float" office:value="0.03588588" calcext:value-type="float">
            <text:p>0.03588588</text:p>
          </table:table-cell>
          <table:table-cell office:value-type="float" office:value="0.0212127" calcext:value-type="float">
            <text:p>0.0212127</text:p>
          </table:table-cell>
          <table:table-cell office:value-type="float" office:value="0.02086305" calcext:value-type="float">
            <text:p>0.02086305</text:p>
          </table:table-cell>
          <table:table-cell office:value-type="float" office:value="0.02220053" calcext:value-type="float">
            <text:p>0.02220053</text:p>
          </table:table-cell>
          <table:table-cell office:value-type="float" office:value="0.05404891" calcext:value-type="float">
            <text:p>0.05404891</text:p>
          </table:table-cell>
          <table:table-cell office:value-type="float" office:value="0.004776772" calcext:value-type="float">
            <text:p>0.004776772</text:p>
          </table:table-cell>
          <table:table-cell office:value-type="float" office:value="0.003613606" calcext:value-type="float">
            <text:p>0.003613606</text:p>
          </table:table-cell>
          <table:table-cell office:value-type="float" office:value="0" calcext:value-type="float">
            <text:p>0</text:p>
          </table:table-cell>
          <table:table-cell office:value-type="float" office:value="11.18252" calcext:value-type="float">
            <text:p>11.18252</text:p>
          </table:table-cell>
          <table:table-cell office:value-type="float" office:value="9.696037" calcext:value-type="float">
            <text:p>9.696037</text:p>
          </table:table-cell>
          <table:table-cell office:value-type="float" office:value="8.241482" calcext:value-type="float">
            <text:p>8.241482</text:p>
          </table:table-cell>
          <table:table-cell office:value-type="float" office:value="5.385684" calcext:value-type="float">
            <text:p>5.385684</text:p>
          </table:table-cell>
          <table:table-cell office:value-type="float" office:value="4.150128" calcext:value-type="float">
            <text:p>4.150128</text:p>
          </table:table-cell>
          <table:table-cell office:value-type="float" office:value="1.208215" calcext:value-type="float">
            <text:p>1.208215</text:p>
          </table:table-cell>
          <table:table-cell office:value-type="float" office:value="0.7943278" calcext:value-type="float">
            <text:p>0.7943278</text:p>
          </table:table-cell>
          <table:table-cell office:value-type="float" office:value="0.7791618" calcext:value-type="float">
            <text:p>0.7791618</text:p>
          </table:table-cell>
          <table:table-cell office:value-type="float" office:value="1.528615" calcext:value-type="float">
            <text:p>1.528615</text:p>
          </table:table-cell>
          <table:table-cell office:value-type="float" office:value="4.915128" calcext:value-type="float">
            <text:p>4.915128</text:p>
          </table:table-cell>
          <table:table-cell office:value-type="float" office:value="0.6895852" calcext:value-type="float">
            <text:p>0.6895852</text:p>
          </table:table-cell>
          <table:table-cell office:value-type="float" office:value="0.2552022" calcext:value-type="float">
            <text:p>0.2552022</text:p>
          </table:table-cell>
          <table:table-cell office:value-type="float" office:value="0.3715687" calcext:value-type="float">
            <text:p>0.3715687</text:p>
          </table:table-cell>
          <table:table-cell office:value-type="float" office:value="0.3784484" calcext:value-type="float">
            <text:p>0.3784484</text:p>
          </table:table-cell>
          <table:table-cell office:value-type="float" office:value="0" calcext:value-type="float">
            <text:p>0</text:p>
          </table:table-cell>
          <table:table-cell office:value-type="float" office:value="524.9484" calcext:value-type="float">
            <text:p>524.948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797" calcext:value-type="float">
            <text:p>-0.01017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35.91538" calcext:value-type="float">
            <text:p>35.91538</text:p>
          </table:table-cell>
          <table:table-cell office:value-type="float" office:value="1073.908" calcext:value-type="float">
            <text:p>1073.90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76718" calcext:value-type="float">
            <text:p>0.2276718</text:p>
          </table:table-cell>
          <table:table-cell office:value-type="float" office:value="6.346705" calcext:value-type="float">
            <text:p>6.346705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5353" calcext:value-type="float">
            <text:p>5.215353</text:p>
          </table:table-cell>
          <table:table-cell office:value-type="float" office:value="-0.01386226" calcext:value-type="float">
            <text:p>-0.01386226</text:p>
          </table:table-cell>
          <table:table-cell office:value-type="float" office:value="-0.01852944" calcext:value-type="float">
            <text:p>-0.01852944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26349" calcext:value-type="float">
            <text:p>11.26349</text:p>
          </table:table-cell>
          <table:table-cell office:value-type="float" office:value="0.3971333" calcext:value-type="float">
            <text:p>0.3971333</text:p>
          </table:table-cell>
          <table:table-cell office:value-type="float" office:value="0.1741193" calcext:value-type="float">
            <text:p>0.1741193</text:p>
          </table:table-cell>
          <table:table-cell office:value-type="float" office:value="0.1647321" calcext:value-type="float">
            <text:p>0.1647321</text:p>
          </table:table-cell>
          <table:table-cell office:value-type="float" office:value="0.06722021" calcext:value-type="float">
            <text:p>0.06722021</text:p>
          </table:table-cell>
          <table:table-cell office:value-type="float" office:value="0.06790153" calcext:value-type="float">
            <text:p>0.06790153</text:p>
          </table:table-cell>
          <table:table-cell office:value-type="float" office:value="0.03125116" calcext:value-type="float">
            <text:p>0.03125116</text:p>
          </table:table-cell>
          <table:table-cell office:value-type="float" office:value="0.0335336" calcext:value-type="float">
            <text:p>0.0335336</text:p>
          </table:table-cell>
          <table:table-cell office:value-type="float" office:value="0.0358989" calcext:value-type="float">
            <text:p>0.0358989</text:p>
          </table:table-cell>
          <table:table-cell office:value-type="float" office:value="0.02123342" calcext:value-type="float">
            <text:p>0.02123342</text:p>
          </table:table-cell>
          <table:table-cell office:value-type="float" office:value="0.02088862" calcext:value-type="float">
            <text:p>0.02088862</text:p>
          </table:table-cell>
          <table:table-cell office:value-type="float" office:value="0.02223295" calcext:value-type="float">
            <text:p>0.02223295</text:p>
          </table:table-cell>
          <table:table-cell office:value-type="float" office:value="0.05392504" calcext:value-type="float">
            <text:p>0.05392504</text:p>
          </table:table-cell>
          <table:table-cell office:value-type="float" office:value="0.004788919" calcext:value-type="float">
            <text:p>0.004788919</text:p>
          </table:table-cell>
          <table:table-cell office:value-type="float" office:value="0.003601451" calcext:value-type="float">
            <text:p>0.003601451</text:p>
          </table:table-cell>
          <table:table-cell office:value-type="float" office:value="0" calcext:value-type="float">
            <text:p>0</text:p>
          </table:table-cell>
          <table:table-cell office:value-type="float" office:value="12.40162" calcext:value-type="float">
            <text:p>12.40162</text:p>
          </table:table-cell>
          <table:table-cell office:value-type="float" office:value="9.450755" calcext:value-type="float">
            <text:p>9.450755</text:p>
          </table:table-cell>
          <table:table-cell office:value-type="float" office:value="8.220741" calcext:value-type="float">
            <text:p>8.220741</text:p>
          </table:table-cell>
          <table:table-cell office:value-type="float" office:value="5.426968" calcext:value-type="float">
            <text:p>5.426968</text:p>
          </table:table-cell>
          <table:table-cell office:value-type="float" office:value="4.187787" calcext:value-type="float">
            <text:p>4.187787</text:p>
          </table:table-cell>
          <table:table-cell office:value-type="float" office:value="1.218651" calcext:value-type="float">
            <text:p>1.218651</text:p>
          </table:table-cell>
          <table:table-cell office:value-type="float" office:value="0.7979391" calcext:value-type="float">
            <text:p>0.7979391</text:p>
          </table:table-cell>
          <table:table-cell office:value-type="float" office:value="0.7816481" calcext:value-type="float">
            <text:p>0.7816481</text:p>
          </table:table-cell>
          <table:table-cell office:value-type="float" office:value="1.533308" calcext:value-type="float">
            <text:p>1.533308</text:p>
          </table:table-cell>
          <table:table-cell office:value-type="float" office:value="4.914799" calcext:value-type="float">
            <text:p>4.914799</text:p>
          </table:table-cell>
          <table:table-cell office:value-type="float" office:value="0.6896994" calcext:value-type="float">
            <text:p>0.6896994</text:p>
          </table:table-cell>
          <table:table-cell office:value-type="float" office:value="0.257607" calcext:value-type="float">
            <text:p>0.257607</text:p>
          </table:table-cell>
          <table:table-cell office:value-type="float" office:value="0.3772735" calcext:value-type="float">
            <text:p>0.3772735</text:p>
          </table:table-cell>
          <table:table-cell office:value-type="float" office:value="0.372914" calcext:value-type="float">
            <text:p>0.372914</text:p>
          </table:table-cell>
          <table:table-cell office:value-type="float" office:value="0" calcext:value-type="float">
            <text:p>0</text:p>
          </table:table-cell>
          <table:table-cell office:value-type="float" office:value="527.8233" calcext:value-type="float">
            <text:p>527.823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878" calcext:value-type="float">
            <text:p>-0.01018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35.89888" calcext:value-type="float">
            <text:p>35.89888</text:p>
          </table:table-cell>
          <table:table-cell office:value-type="float" office:value="1073.91" calcext:value-type="float">
            <text:p>1073.91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293405" calcext:value-type="float">
            <text:p>0.2293405</text:p>
          </table:table-cell>
          <table:table-cell office:value-type="float" office:value="6.360311" calcext:value-type="float">
            <text:p>6.360311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4522" calcext:value-type="float">
            <text:p>5.214522</text:p>
          </table:table-cell>
          <table:table-cell office:value-type="float" office:value="-0.01392673" calcext:value-type="float">
            <text:p>-0.01392673</text:p>
          </table:table-cell>
          <table:table-cell office:value-type="float" office:value="-0.01851291" calcext:value-type="float">
            <text:p>-0.01851291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3068" calcext:value-type="float">
            <text:p>11.3068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1729487" calcext:value-type="float">
            <text:p>0.1729487</text:p>
          </table:table-cell>
          <table:table-cell office:value-type="float" office:value="0.1653477" calcext:value-type="float">
            <text:p>0.1653477</text:p>
          </table:table-cell>
          <table:table-cell office:value-type="float" office:value="0.06751868" calcext:value-type="float">
            <text:p>0.06751868</text:p>
          </table:table-cell>
          <table:table-cell office:value-type="float" office:value="0.06835772" calcext:value-type="float">
            <text:p>0.06835772</text:p>
          </table:table-cell>
          <table:table-cell office:value-type="float" office:value="0.03136653" calcext:value-type="float">
            <text:p>0.03136653</text:p>
          </table:table-cell>
          <table:table-cell office:value-type="float" office:value="0.03353367" calcext:value-type="float">
            <text:p>0.03353367</text:p>
          </table:table-cell>
          <table:table-cell office:value-type="float" office:value="0.03592533" calcext:value-type="float">
            <text:p>0.03592533</text:p>
          </table:table-cell>
          <table:table-cell office:value-type="float" office:value="0.02125495" calcext:value-type="float">
            <text:p>0.02125495</text:p>
          </table:table-cell>
          <table:table-cell office:value-type="float" office:value="0.02091359" calcext:value-type="float">
            <text:p>0.02091359</text:p>
          </table:table-cell>
          <table:table-cell office:value-type="float" office:value="0.02226499" calcext:value-type="float">
            <text:p>0.02226499</text:p>
          </table:table-cell>
          <table:table-cell office:value-type="float" office:value="0.05379853" calcext:value-type="float">
            <text:p>0.05379853</text:p>
          </table:table-cell>
          <table:table-cell office:value-type="float" office:value="0.004786723" calcext:value-type="float">
            <text:p>0.004786723</text:p>
          </table:table-cell>
          <table:table-cell office:value-type="float" office:value="0.00360486" calcext:value-type="float">
            <text:p>0.00360486</text:p>
          </table:table-cell>
          <table:table-cell office:value-type="float" office:value="0" calcext:value-type="float">
            <text:p>0</text:p>
          </table:table-cell>
          <table:table-cell office:value-type="float" office:value="12.71086" calcext:value-type="float">
            <text:p>12.71086</text:p>
          </table:table-cell>
          <table:table-cell office:value-type="float" office:value="9.526556" calcext:value-type="float">
            <text:p>9.526556</text:p>
          </table:table-cell>
          <table:table-cell office:value-type="float" office:value="8.205009" calcext:value-type="float">
            <text:p>8.205009</text:p>
          </table:table-cell>
          <table:table-cell office:value-type="float" office:value="5.447927" calcext:value-type="float">
            <text:p>5.447927</text:p>
          </table:table-cell>
          <table:table-cell office:value-type="float" office:value="4.214777" calcext:value-type="float">
            <text:p>4.214777</text:p>
          </table:table-cell>
          <table:table-cell office:value-type="float" office:value="1.227949" calcext:value-type="float">
            <text:p>1.227949</text:p>
          </table:table-cell>
          <table:table-cell office:value-type="float" office:value="0.8021539" calcext:value-type="float">
            <text:p>0.8021539</text:p>
          </table:table-cell>
          <table:table-cell office:value-type="float" office:value="0.7838113" calcext:value-type="float">
            <text:p>0.7838113</text:p>
          </table:table-cell>
          <table:table-cell office:value-type="float" office:value="1.537949" calcext:value-type="float">
            <text:p>1.537949</text:p>
          </table:table-cell>
          <table:table-cell office:value-type="float" office:value="4.914491" calcext:value-type="float">
            <text:p>4.914491</text:p>
          </table:table-cell>
          <table:table-cell office:value-type="float" office:value="0.6898382" calcext:value-type="float">
            <text:p>0.6898382</text:p>
          </table:table-cell>
          <table:table-cell office:value-type="float" office:value="0.2600968" calcext:value-type="float">
            <text:p>0.2600968</text:p>
          </table:table-cell>
          <table:table-cell office:value-type="float" office:value="0.3751813" calcext:value-type="float">
            <text:p>0.3751813</text:p>
          </table:table-cell>
          <table:table-cell office:value-type="float" office:value="0.3758964" calcext:value-type="float">
            <text:p>0.3758964</text:p>
          </table:table-cell>
          <table:table-cell office:value-type="float" office:value="0" calcext:value-type="float">
            <text:p>0</text:p>
          </table:table-cell>
          <table:table-cell office:value-type="float" office:value="536.9933" calcext:value-type="float">
            <text:p>536.9933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1962" calcext:value-type="float">
            <text:p>-0.01019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35.87675" calcext:value-type="float">
            <text:p>35.87675</text:p>
          </table:table-cell>
          <table:table-cell office:value-type="float" office:value="1073.914" calcext:value-type="float">
            <text:p>1073.914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315343" calcext:value-type="float">
            <text:p>0.2315343</text:p>
          </table:table-cell>
          <table:table-cell office:value-type="float" office:value="6.376718" calcext:value-type="float">
            <text:p>6.37671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66" calcext:value-type="float">
            <text:p>0.003159366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3874" calcext:value-type="float">
            <text:p>5.213874</text:p>
          </table:table-cell>
          <table:table-cell office:value-type="float" office:value="-0.0140482" calcext:value-type="float">
            <text:p>-0.0140482</text:p>
          </table:table-cell>
          <table:table-cell office:value-type="float" office:value="-0.01849658" calcext:value-type="float">
            <text:p>-0.01849658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38035" calcext:value-type="float">
            <text:p>11.38035</text:p>
          </table:table-cell>
          <table:table-cell office:value-type="float" office:value="0.3299149" calcext:value-type="float">
            <text:p>0.3299149</text:p>
          </table:table-cell>
          <table:table-cell office:value-type="float" office:value="0.165481" calcext:value-type="float">
            <text:p>0.165481</text:p>
          </table:table-cell>
          <table:table-cell office:value-type="float" office:value="0.1599843" calcext:value-type="float">
            <text:p>0.1599843</text:p>
          </table:table-cell>
          <table:table-cell office:value-type="float" office:value="0.06617235" calcext:value-type="float">
            <text:p>0.06617235</text:p>
          </table:table-cell>
          <table:table-cell office:value-type="float" office:value="0.06715898" calcext:value-type="float">
            <text:p>0.06715898</text:p>
          </table:table-cell>
          <table:table-cell office:value-type="float" office:value="0.03124527" calcext:value-type="float">
            <text:p>0.03124527</text:p>
          </table:table-cell>
          <table:table-cell office:value-type="float" office:value="0.03340312" calcext:value-type="float">
            <text:p>0.03340312</text:p>
          </table:table-cell>
          <table:table-cell office:value-type="float" office:value="0.0359485" calcext:value-type="float">
            <text:p>0.0359485</text:p>
          </table:table-cell>
          <table:table-cell office:value-type="float" office:value="0.02127816" calcext:value-type="float">
            <text:p>0.02127816</text:p>
          </table:table-cell>
          <table:table-cell office:value-type="float" office:value="0.02093862" calcext:value-type="float">
            <text:p>0.02093862</text:p>
          </table:table-cell>
          <table:table-cell office:value-type="float" office:value="0.02229673" calcext:value-type="float">
            <text:p>0.02229673</text:p>
          </table:table-cell>
          <table:table-cell office:value-type="float" office:value="0.05366961" calcext:value-type="float">
            <text:p>0.05366961</text:p>
          </table:table-cell>
          <table:table-cell office:value-type="float" office:value="0.004785231" calcext:value-type="float">
            <text:p>0.004785231</text:p>
          </table:table-cell>
          <table:table-cell office:value-type="float" office:value="0.003606892" calcext:value-type="float">
            <text:p>0.003606892</text:p>
          </table:table-cell>
          <table:table-cell office:value-type="float" office:value="0" calcext:value-type="float">
            <text:p>0</text:p>
          </table:table-cell>
          <table:table-cell office:value-type="float" office:value="13.01791" calcext:value-type="float">
            <text:p>13.01791</text:p>
          </table:table-cell>
          <table:table-cell office:value-type="float" office:value="9.505982" calcext:value-type="float">
            <text:p>9.505982</text:p>
          </table:table-cell>
          <table:table-cell office:value-type="float" office:value="8.252489" calcext:value-type="float">
            <text:p>8.252489</text:p>
          </table:table-cell>
          <table:table-cell office:value-type="float" office:value="5.47546" calcext:value-type="float">
            <text:p>5.47546</text:p>
          </table:table-cell>
          <table:table-cell office:value-type="float" office:value="4.24387" calcext:value-type="float">
            <text:p>4.24387</text:p>
          </table:table-cell>
          <table:table-cell office:value-type="float" office:value="1.237804" calcext:value-type="float">
            <text:p>1.237804</text:p>
          </table:table-cell>
          <table:table-cell office:value-type="float" office:value="0.8075528" calcext:value-type="float">
            <text:p>0.8075528</text:p>
          </table:table-cell>
          <table:table-cell office:value-type="float" office:value="0.7858155" calcext:value-type="float">
            <text:p>0.7858155</text:p>
          </table:table-cell>
          <table:table-cell office:value-type="float" office:value="1.542525" calcext:value-type="float">
            <text:p>1.542525</text:p>
          </table:table-cell>
          <table:table-cell office:value-type="float" office:value="4.914166" calcext:value-type="float">
            <text:p>4.914166</text:p>
          </table:table-cell>
          <table:table-cell office:value-type="float" office:value="0.6899948" calcext:value-type="float">
            <text:p>0.6899948</text:p>
          </table:table-cell>
          <table:table-cell office:value-type="float" office:value="0.262437" calcext:value-type="float">
            <text:p>0.262437</text:p>
          </table:table-cell>
          <table:table-cell office:value-type="float" office:value="0.3736003" calcext:value-type="float">
            <text:p>0.3736003</text:p>
          </table:table-cell>
          <table:table-cell office:value-type="float" office:value="0.378147" calcext:value-type="float">
            <text:p>0.378147</text:p>
          </table:table-cell>
          <table:table-cell office:value-type="float" office:value="0" calcext:value-type="float">
            <text:p>0</text:p>
          </table:table-cell>
          <table:table-cell office:value-type="float" office:value="553.4184" calcext:value-type="float">
            <text:p>553.418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20728" calcext:value-type="float">
            <text:p>-0.010207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35.85584" calcext:value-type="float">
            <text:p>35.85584</text:p>
          </table:table-cell>
          <table:table-cell office:value-type="float" office:value="1073.917" calcext:value-type="float">
            <text:p>1073.917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339141" calcext:value-type="float">
            <text:p>0.2339141</text:p>
          </table:table-cell>
          <table:table-cell office:value-type="float" office:value="6.393372" calcext:value-type="float">
            <text:p>6.393372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377" calcext:value-type="float">
            <text:p>0.003159377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3875" calcext:value-type="float">
            <text:p>5.213875</text:p>
          </table:table-cell>
          <table:table-cell office:value-type="float" office:value="-0.01414199" calcext:value-type="float">
            <text:p>-0.01414199</text:p>
          </table:table-cell>
          <table:table-cell office:value-type="float" office:value="-0.01848071" calcext:value-type="float">
            <text:p>-0.01848071</text:p>
          </table:table-cell>
          <table:table-cell office:value-type="float" office:value="0.001667356" calcext:value-type="float">
            <text:p>0.001667356</text:p>
          </table:table-cell>
          <table:table-cell office:value-type="float" office:value="11.44294" calcext:value-type="float">
            <text:p>11.44294</text:p>
          </table:table-cell>
          <table:table-cell office:value-type="float" office:value="0.6063557" calcext:value-type="float">
            <text:p>0.6063557</text:p>
          </table:table-cell>
          <table:table-cell office:value-type="float" office:value="0.1658428" calcext:value-type="float">
            <text:p>0.1658428</text:p>
          </table:table-cell>
          <table:table-cell office:value-type="float" office:value="0.1585135" calcext:value-type="float">
            <text:p>0.1585135</text:p>
          </table:table-cell>
          <table:table-cell office:value-type="float" office:value="0.06532513" calcext:value-type="float">
            <text:p>0.06532513</text:p>
          </table:table-cell>
          <table:table-cell office:value-type="float" office:value="0.06621859" calcext:value-type="float">
            <text:p>0.06621859</text:p>
          </table:table-cell>
          <table:table-cell office:value-type="float" office:value="0.03103249" calcext:value-type="float">
            <text:p>0.03103249</text:p>
          </table:table-cell>
          <table:table-cell office:value-type="float" office:value="0.0331483" calcext:value-type="float">
            <text:p>0.0331483</text:p>
          </table:table-cell>
          <table:table-cell office:value-type="float" office:value="0.03595049" calcext:value-type="float">
            <text:p>0.03595049</text:p>
          </table:table-cell>
          <table:table-cell office:value-type="float" office:value="0.0212997" calcext:value-type="float">
            <text:p>0.0212997</text:p>
          </table:table-cell>
          <table:table-cell office:value-type="float" office:value="0.02096363" calcext:value-type="float">
            <text:p>0.02096363</text:p>
          </table:table-cell>
          <table:table-cell office:value-type="float" office:value="0.02232799" calcext:value-type="float">
            <text:p>0.02232799</text:p>
          </table:table-cell>
          <table:table-cell office:value-type="float" office:value="0.05353823" calcext:value-type="float">
            <text:p>0.05353823</text:p>
          </table:table-cell>
          <table:table-cell office:value-type="float" office:value="0.004785577" calcext:value-type="float">
            <text:p>0.004785577</text:p>
          </table:table-cell>
          <table:table-cell office:value-type="float" office:value="0.003606906" calcext:value-type="float">
            <text:p>0.003606906</text:p>
          </table:table-cell>
          <table:table-cell office:value-type="float" office:value="0" calcext:value-type="float">
            <text:p>0</text:p>
          </table:table-cell>
          <table:table-cell office:value-type="float" office:value="14.82716" calcext:value-type="float">
            <text:p>14.82716</text:p>
          </table:table-cell>
          <table:table-cell office:value-type="float" office:value="9.78094" calcext:value-type="float">
            <text:p>9.78094</text:p>
          </table:table-cell>
          <table:table-cell office:value-type="float" office:value="8.302764" calcext:value-type="float">
            <text:p>8.302764</text:p>
          </table:table-cell>
          <table:table-cell office:value-type="float" office:value="5.502048" calcext:value-type="float">
            <text:p>5.502048</text:p>
          </table:table-cell>
          <table:table-cell office:value-type="float" office:value="4.272181" calcext:value-type="float">
            <text:p>4.272181</text:p>
          </table:table-cell>
          <table:table-cell office:value-type="float" office:value="1.248215" calcext:value-type="float">
            <text:p>1.248215</text:p>
          </table:table-cell>
          <table:table-cell office:value-type="float" office:value="0.8140184" calcext:value-type="float">
            <text:p>0.8140184</text:p>
          </table:table-cell>
          <table:table-cell office:value-type="float" office:value="0.7878803" calcext:value-type="float">
            <text:p>0.7878803</text:p>
          </table:table-cell>
          <table:table-cell office:value-type="float" office:value="1.547062" calcext:value-type="float">
            <text:p>1.547062</text:p>
          </table:table-cell>
          <table:table-cell office:value-type="float" office:value="4.913836" calcext:value-type="float">
            <text:p>4.913836</text:p>
          </table:table-cell>
          <table:table-cell office:value-type="float" office:value="0.6901615" calcext:value-type="float">
            <text:p>0.6901615</text:p>
          </table:table-cell>
          <table:table-cell office:value-type="float" office:value="0.2646681" calcext:value-type="float">
            <text:p>0.2646681</text:p>
          </table:table-cell>
          <table:table-cell office:value-type="float" office:value="0.372925" calcext:value-type="float">
            <text:p>0.372925</text:p>
          </table:table-cell>
          <table:table-cell office:value-type="float" office:value="0.3784221" calcext:value-type="float">
            <text:p>0.3784221</text:p>
          </table:table-cell>
          <table:table-cell office:value-type="float" office:value="0" calcext:value-type="float">
            <text:p>0</text:p>
          </table:table-cell>
          <table:table-cell office:value-type="float" office:value="553.2702" calcext:value-type="float">
            <text:p>553.2702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21756" calcext:value-type="float">
            <text:p>-0.010217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35.83251" calcext:value-type="float">
            <text:p>35.83251</text:p>
          </table:table-cell>
          <table:table-cell office:value-type="float" office:value="1073.922" calcext:value-type="float">
            <text:p>1073.922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354776" calcext:value-type="float">
            <text:p>0.2354776</text:p>
          </table:table-cell>
          <table:table-cell office:value-type="float" office:value="6.418639" calcext:value-type="float">
            <text:p>6.418639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562" calcext:value-type="float">
            <text:p>0.003159562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3899" calcext:value-type="float">
            <text:p>5.213899</text:p>
          </table:table-cell>
          <table:table-cell office:value-type="float" office:value="-0.01423769" calcext:value-type="float">
            <text:p>-0.01423769</text:p>
          </table:table-cell>
          <table:table-cell office:value-type="float" office:value="-0.01847387" calcext:value-type="float">
            <text:p>-0.01847387</text:p>
          </table:table-cell>
          <table:table-cell office:value-type="float" office:value="0.001667358" calcext:value-type="float">
            <text:p>0.001667358</text:p>
          </table:table-cell>
          <table:table-cell office:value-type="float" office:value="11.53077" calcext:value-type="float">
            <text:p>11.53077</text:p>
          </table:table-cell>
          <table:table-cell office:value-type="float" office:value="0.6797831" calcext:value-type="float">
            <text:p>0.6797831</text:p>
          </table:table-cell>
          <table:table-cell office:value-type="float" office:value="0.3387098" calcext:value-type="float">
            <text:p>0.3387098</text:p>
          </table:table-cell>
          <table:table-cell office:value-type="float" office:value="0.168148" calcext:value-type="float">
            <text:p>0.168148</text:p>
          </table:table-cell>
          <table:table-cell office:value-type="float" office:value="0.06368779" calcext:value-type="float">
            <text:p>0.06368779</text:p>
          </table:table-cell>
          <table:table-cell office:value-type="float" office:value="0.06394106" calcext:value-type="float">
            <text:p>0.06394106</text:p>
          </table:table-cell>
          <table:table-cell office:value-type="float" office:value="0.03066492" calcext:value-type="float">
            <text:p>0.03066492</text:p>
          </table:table-cell>
          <table:table-cell office:value-type="float" office:value="0.03282831" calcext:value-type="float">
            <text:p>0.03282831</text:p>
          </table:table-cell>
          <table:table-cell office:value-type="float" office:value="0.03599772" calcext:value-type="float">
            <text:p>0.03599772</text:p>
          </table:table-cell>
          <table:table-cell office:value-type="float" office:value="0.02131838" calcext:value-type="float">
            <text:p>0.02131838</text:p>
          </table:table-cell>
          <table:table-cell office:value-type="float" office:value="0.02098822" calcext:value-type="float">
            <text:p>0.02098822</text:p>
          </table:table-cell>
          <table:table-cell office:value-type="float" office:value="0.02235861" calcext:value-type="float">
            <text:p>0.02235861</text:p>
          </table:table-cell>
          <table:table-cell office:value-type="float" office:value="0.05340451" calcext:value-type="float">
            <text:p>0.05340451</text:p>
          </table:table-cell>
          <table:table-cell office:value-type="float" office:value="0.004786583" calcext:value-type="float">
            <text:p>0.004786583</text:p>
          </table:table-cell>
          <table:table-cell office:value-type="float" office:value="0.003606211" calcext:value-type="float">
            <text:p>0.003606211</text:p>
          </table:table-cell>
          <table:table-cell office:value-type="float" office:value="0" calcext:value-type="float">
            <text:p>0</text:p>
          </table:table-cell>
          <table:table-cell office:value-type="float" office:value="3.264831" calcext:value-type="float">
            <text:p>3.264831</text:p>
          </table:table-cell>
          <table:table-cell office:value-type="float" office:value="11.43087" calcext:value-type="float">
            <text:p>11.43087</text:p>
          </table:table-cell>
          <table:table-cell office:value-type="float" office:value="9.656923" calcext:value-type="float">
            <text:p>9.656923</text:p>
          </table:table-cell>
          <table:table-cell office:value-type="float" office:value="5.712306" calcext:value-type="float">
            <text:p>5.712306</text:p>
          </table:table-cell>
          <table:table-cell office:value-type="float" office:value="4.32167" calcext:value-type="float">
            <text:p>4.32167</text:p>
          </table:table-cell>
          <table:table-cell office:value-type="float" office:value="1.263567" calcext:value-type="float">
            <text:p>1.263567</text:p>
          </table:table-cell>
          <table:table-cell office:value-type="float" office:value="0.8001198" calcext:value-type="float">
            <text:p>0.8001198</text:p>
          </table:table-cell>
          <table:table-cell office:value-type="float" office:value="0.7937362" calcext:value-type="float">
            <text:p>0.7937362</text:p>
          </table:table-cell>
          <table:table-cell office:value-type="float" office:value="1.551576" calcext:value-type="float">
            <text:p>1.551576</text:p>
          </table:table-cell>
          <table:table-cell office:value-type="float" office:value="4.913519" calcext:value-type="float">
            <text:p>4.913519</text:p>
          </table:table-cell>
          <table:table-cell office:value-type="float" office:value="0.6903349" calcext:value-type="float">
            <text:p>0.6903349</text:p>
          </table:table-cell>
          <table:table-cell office:value-type="float" office:value="0.2668501" calcext:value-type="float">
            <text:p>0.2668501</text:p>
          </table:table-cell>
          <table:table-cell office:value-type="float" office:value="0.3725432" calcext:value-type="float">
            <text:p>0.3725432</text:p>
          </table:table-cell>
          <table:table-cell office:value-type="float" office:value="0.3784302" calcext:value-type="float">
            <text:p>0.3784302</text:p>
          </table:table-cell>
          <table:table-cell office:value-type="float" office:value="0" calcext:value-type="float">
            <text:p>0</text:p>
          </table:table-cell>
          <table:table-cell office:value-type="float" office:value="524.8939" calcext:value-type="float">
            <text:p>524.8939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27591" calcext:value-type="float">
            <text:p>-0.010275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35.81257" calcext:value-type="float">
            <text:p>35.81257</text:p>
          </table:table-cell>
          <table:table-cell office:value-type="float" office:value="1073.926" calcext:value-type="float">
            <text:p>1073.926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339702" calcext:value-type="float">
            <text:p>0.2339702</text:p>
          </table:table-cell>
          <table:table-cell office:value-type="float" office:value="6.443164" calcext:value-type="float">
            <text:p>6.443164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59765" calcext:value-type="float">
            <text:p>0.003159765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3928" calcext:value-type="float">
            <text:p>5.213928</text:p>
          </table:table-cell>
          <table:table-cell office:value-type="float" office:value="-0.01433411" calcext:value-type="float">
            <text:p>-0.01433411</text:p>
          </table:table-cell>
          <table:table-cell office:value-type="float" office:value="-0.0184687" calcext:value-type="float">
            <text:p>-0.0184687</text:p>
          </table:table-cell>
          <table:table-cell office:value-type="float" office:value="0.001667358" calcext:value-type="float">
            <text:p>0.001667358</text:p>
          </table:table-cell>
          <table:table-cell office:value-type="float" office:value="11.597" calcext:value-type="float">
            <text:p>11.597</text:p>
          </table:table-cell>
          <table:table-cell office:value-type="float" office:value="0.6694037" calcext:value-type="float">
            <text:p>0.6694037</text:p>
          </table:table-cell>
          <table:table-cell office:value-type="float" office:value="0.3058384" calcext:value-type="float">
            <text:p>0.3058384</text:p>
          </table:table-cell>
          <table:table-cell office:value-type="float" office:value="0.2173487" calcext:value-type="float">
            <text:p>0.2173487</text:p>
          </table:table-cell>
          <table:table-cell office:value-type="float" office:value="0.1066769" calcext:value-type="float">
            <text:p>0.1066769</text:p>
          </table:table-cell>
          <table:table-cell office:value-type="float" office:value="0.08307341" calcext:value-type="float">
            <text:p>0.08307341</text:p>
          </table:table-cell>
          <table:table-cell office:value-type="float" office:value="0.03087113" calcext:value-type="float">
            <text:p>0.03087113</text:p>
          </table:table-cell>
          <table:table-cell office:value-type="float" office:value="0.03243112" calcext:value-type="float">
            <text:p>0.03243112</text:p>
          </table:table-cell>
          <table:table-cell office:value-type="float" office:value="0.0361016" calcext:value-type="float">
            <text:p>0.0361016</text:p>
          </table:table-cell>
          <table:table-cell office:value-type="float" office:value="0.02133365" calcext:value-type="float">
            <text:p>0.02133365</text:p>
          </table:table-cell>
          <table:table-cell office:value-type="float" office:value="0.0210121" calcext:value-type="float">
            <text:p>0.0210121</text:p>
          </table:table-cell>
          <table:table-cell office:value-type="float" office:value="0.02238857" calcext:value-type="float">
            <text:p>0.02238857</text:p>
          </table:table-cell>
          <table:table-cell office:value-type="float" office:value="0.05326868" calcext:value-type="float">
            <text:p>0.05326868</text:p>
          </table:table-cell>
          <table:table-cell office:value-type="float" office:value="0.004787548" calcext:value-type="float">
            <text:p>0.004787548</text:p>
          </table:table-cell>
          <table:table-cell office:value-type="float" office:value="0.003605526" calcext:value-type="float">
            <text:p>0.003605526</text:p>
          </table:table-cell>
          <table:table-cell office:value-type="float" office:value="0" calcext:value-type="float">
            <text:p>0</text:p>
          </table:table-cell>
          <table:table-cell office:value-type="float" office:value="1.856074" calcext:value-type="float">
            <text:p>1.856074</text:p>
          </table:table-cell>
          <table:table-cell office:value-type="float" office:value="5.176743" calcext:value-type="float">
            <text:p>5.176743</text:p>
          </table:table-cell>
          <table:table-cell office:value-type="float" office:value="8.779291" calcext:value-type="float">
            <text:p>8.779291</text:p>
          </table:table-cell>
          <table:table-cell office:value-type="float" office:value="9.509284" calcext:value-type="float">
            <text:p>9.509284</text:p>
          </table:table-cell>
          <table:table-cell office:value-type="float" office:value="8.451237" calcext:value-type="float">
            <text:p>8.451237</text:p>
          </table:table-cell>
          <table:table-cell office:value-type="float" office:value="1.369489" calcext:value-type="float">
            <text:p>1.369489</text:p>
          </table:table-cell>
          <table:table-cell office:value-type="float" office:value="0.7637501" calcext:value-type="float">
            <text:p>0.7637501</text:p>
          </table:table-cell>
          <table:table-cell office:value-type="float" office:value="0.8039253" calcext:value-type="float">
            <text:p>0.8039253</text:p>
          </table:table-cell>
          <table:table-cell office:value-type="float" office:value="1.556078" calcext:value-type="float">
            <text:p>1.556078</text:p>
          </table:table-cell>
          <table:table-cell office:value-type="float" office:value="4.913188" calcext:value-type="float">
            <text:p>4.913188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2689948" calcext:value-type="float">
            <text:p>0.2689948</text:p>
          </table:table-cell>
          <table:table-cell office:value-type="float" office:value="0.3721761" calcext:value-type="float">
            <text:p>0.3721761</text:p>
          </table:table-cell>
          <table:table-cell office:value-type="float" office:value="0.3784389" calcext:value-type="float">
            <text:p>0.3784389</text:p>
          </table:table-cell>
          <table:table-cell office:value-type="float" office:value="0" calcext:value-type="float">
            <text:p>0</text:p>
          </table:table-cell>
          <table:table-cell office:value-type="float" office:value="501.326" calcext:value-type="float">
            <text:p>501.326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31303" calcext:value-type="float">
            <text:p>-0.010313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35.79716" calcext:value-type="float">
            <text:p>35.79716</text:p>
          </table:table-cell>
          <table:table-cell office:value-type="float" office:value="1073.928" calcext:value-type="float">
            <text:p>1073.928</text:p>
          </table:table-cell>
          <table:table-cell office:value-type="float" office:value="0" calcext:value-type="float">
            <text:p>0</text:p>
          </table:table-cell>
          <table:table-cell office:value-type="float" office:value="-15.0363" calcext:value-type="float">
            <text:p>-15.0363</text:p>
          </table:table-cell>
          <table:table-cell office:value-type="float" office:value="0.2337567" calcext:value-type="float">
            <text:p>0.2337567</text:p>
          </table:table-cell>
          <table:table-cell office:value-type="float" office:value="6.456418" calcext:value-type="float">
            <text:p>6.456418</text:p>
          </table:table-cell>
          <table:table-cell office:value-type="float" office:value="1.156895" calcext:value-type="float">
            <text:p>1.156895</text:p>
          </table:table-cell>
          <table:table-cell office:value-type="float" office:value="0.00316023" calcext:value-type="float">
            <text:p>0.00316023</text:p>
          </table:table-cell>
          <table:table-cell office:value-type="float" office:value="0.008046294" calcext:value-type="float">
            <text:p>0.008046294</text:p>
          </table:table-cell>
          <table:table-cell office:value-type="float" office:value="5.213971" calcext:value-type="float">
            <text:p>5.213971</text:p>
          </table:table-cell>
          <table:table-cell office:value-type="float" office:value="-0.0144155" calcext:value-type="float">
            <text:p>-0.0144155</text:p>
          </table:table-cell>
          <table:table-cell office:value-type="float" office:value="-0.01846184" calcext:value-type="float">
            <text:p>-0.01846184</text:p>
          </table:table-cell>
          <table:table-cell office:value-type="float" office:value="0.001667358" calcext:value-type="float">
            <text:p>0.001667358</text:p>
          </table:table-cell>
          <table:table-cell office:value-type="float" office:value="11.63618" calcext:value-type="float">
            <text:p>11.63618</text:p>
          </table:table-cell>
          <table:table-cell office:value-type="float" office:value="0.51161" calcext:value-type="float">
            <text:p>0.51161</text:p>
          </table:table-cell>
          <table:table-cell office:value-type="float" office:value="0.2680384" calcext:value-type="float">
            <text:p>0.2680384</text:p>
          </table:table-cell>
          <table:table-cell office:value-type="float" office:value="0.2026873" calcext:value-type="float">
            <text:p>0.2026873</text:p>
          </table:table-cell>
          <table:table-cell office:value-type="float" office:value="0.09667505" calcext:value-type="float">
            <text:p>0.09667505</text:p>
          </table:table-cell>
          <table:table-cell office:value-type="float" office:value="0.07826242" calcext:value-type="float">
            <text:p>0.07826242</text:p>
          </table:table-cell>
          <table:table-cell office:value-type="float" office:value="0.03201165" calcext:value-type="float">
            <text:p>0.03201165</text:p>
          </table:table-cell>
          <table:table-cell office:value-type="float" office:value="0.03215901" calcext:value-type="float">
            <text:p>0.03215901</text:p>
          </table:table-cell>
          <table:table-cell office:value-type="float" office:value="0.0362642" calcext:value-type="float">
            <text:p>0.0362642</text:p>
          </table:table-cell>
          <table:table-cell office:value-type="float" office:value="0.02134717" calcext:value-type="float">
            <text:p>0.02134717</text:p>
          </table:table-cell>
          <table:table-cell office:value-type="float" office:value="0.02103531" calcext:value-type="float">
            <text:p>0.02103531</text:p>
          </table:table-cell>
          <table:table-cell office:value-type="float" office:value="0.02241748" calcext:value-type="float">
            <text:p>0.02241748</text:p>
          </table:table-cell>
          <table:table-cell office:value-type="float" office:value="0.05313091" calcext:value-type="float">
            <text:p>0.05313091</text:p>
          </table:table-cell>
          <table:table-cell office:value-type="float" office:value="0.004788287" calcext:value-type="float">
            <text:p>0.004788287</text:p>
          </table:table-cell>
          <table:table-cell office:value-type="float" office:value="0.003604616" calcext:value-type="float">
            <text:p>0.003604616</text:p>
          </table:table-cell>
          <table:table-cell office:value-type="float" office:value="0" calcext:value-type="float">
            <text:p>0</text:p>
          </table:table-cell>
          <table:table-cell office:value-type="float" office:value="6.089174" calcext:value-type="float">
            <text:p>6.089174</text:p>
          </table:table-cell>
          <table:table-cell office:value-type="float" office:value="5.473581" calcext:value-type="float">
            <text:p>5.473581</text:p>
          </table:table-cell>
          <table:table-cell office:value-type="float" office:value="7.598737" calcext:value-type="float">
            <text:p>7.598737</text:p>
          </table:table-cell>
          <table:table-cell office:value-type="float" office:value="8.183376" calcext:value-type="float">
            <text:p>8.183376</text:p>
          </table:table-cell>
          <table:table-cell office:value-type="float" office:value="7.181602" calcext:value-type="float">
            <text:p>7.181602</text:p>
          </table:table-cell>
          <table:table-cell office:value-type="float" office:value="1.619445" calcext:value-type="float">
            <text:p>1.619445</text:p>
          </table:table-cell>
          <table:table-cell office:value-type="float" office:value="0.7046228" calcext:value-type="float">
            <text:p>0.7046228</text:p>
          </table:table-cell>
          <table:table-cell office:value-type="float" office:value="0.8161652" calcext:value-type="float">
            <text:p>0.8161652</text:p>
          </table:table-cell>
          <table:table-cell office:value-type="float" office:value="1.560548" calcext:value-type="float">
            <text:p>1.560548</text:p>
          </table:table-cell>
          <table:table-cell office:value-type="float" office:value="4.912904" calcext:value-type="float">
            <text:p>4.912904</text:p>
          </table:table-cell>
          <table:table-cell office:value-type="float" office:value="0.6906465" calcext:value-type="float">
            <text:p>0.6906465</text:p>
          </table:table-cell>
          <table:table-cell office:value-type="float" office:value="0.2711042" calcext:value-type="float">
            <text:p>0.2711042</text:p>
          </table:table-cell>
          <table:table-cell office:value-type="float" office:value="0.371764" calcext:value-type="float">
            <text:p>0.371764</text:p>
          </table:table-cell>
          <table:table-cell office:value-type="float" office:value="0.3784602" calcext:value-type="float">
            <text:p>0.3784602</text:p>
          </table:table-cell>
          <table:table-cell office:value-type="float" office:value="0" calcext:value-type="float">
            <text:p>0</text:p>
          </table:table-cell>
          <table:table-cell office:value-type="float" office:value="520.7794" calcext:value-type="float">
            <text:p>520.7794</text:p>
          </table:table-cell>
          <table:table-cell office:value-type="float" office:value="0" calcext:value-type="float">
            <text:p>0</text:p>
          </table:table-cell>
          <table:table-cell office:value-type="float" office:value="15.7036" calcext:value-type="float">
            <text:p>15.7036</text:p>
          </table:table-cell>
          <table:table-cell office:value-type="float" office:value="0" calcext:value-type="float">
            <text:p>0</text:p>
          </table:table-cell>
          <table:table-cell office:value-type="float" office:value="-0.01032904" calcext:value-type="float">
            <text:p>-0.01032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8:19.699703462</dc:date>
    <meta:editing-duration>PT7S</meta:editing-duration>
    <meta:editing-cycles>1</meta:editing-cycles>
    <meta:document-statistic meta:table-count="1" meta:cell-count="18666" meta:object-count="0"/>
    <meta:generator>LibreOffice/6.4.7.2$Linux_X86_64 LibreOffice_project/40$Build-2</meta:generator>
  </office:meta>
</office:document-meta>
</file>